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EDED"/>
      <style:text-properties fo:color="#00B050" fo:font-size="18pt" style:font-size-asian="18pt" style:font-size-complex="18pt" fo:font-weight="bold" style:font-weight-asian="bold" style:font-weight-complex="bold"/>
    </style:style>
    <style:style style:name="ce3" style:family="table-cell" style:parent-style-name="Buena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7E6E6"/>
      <style:text-properties fo:color="#FF0000"/>
    </style:style>
    <style:style style:name="ce8" style:family="table-cell" style:parent-style-name="Default" style:data-style-name="N15"/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4.28625cm" style:use-optimal-column-width="true"/>
    </style:style>
    <style:style style:name="co3" style:family="table-column">
      <style:table-column-properties fo:break-before="auto" style:column-width="4.28625cm"/>
    </style:style>
    <style:style style:name="co4" style:family="table-column">
      <style:table-column-properties fo:break-before="auto" style:column-width="5.84729166666667cm" style:use-optimal-column-width="true"/>
    </style:style>
    <style:style style:name="co5" style:family="table-column">
      <style:table-column-properties fo:break-before="auto" style:column-width="5.82083333333333cm" style:use-optimal-column-width="true"/>
    </style:style>
    <style:style style:name="co6" style:family="table-column">
      <style:table-column-properties fo:break-before="auto" style:column-width="1.25677083333333cm"/>
    </style:style>
    <style:style style:name="co7" style:family="table-column">
      <style:table-column-properties fo:break-before="auto" style:column-width="2.54cm" style:use-optimal-column-width="true"/>
    </style:style>
    <style:style style:name="co8" style:family="table-column">
      <style:table-column-properties fo:break-before="auto" style:column-width="3.571875cm" style:use-optimal-column-width="true"/>
    </style:style>
    <style:style style:name="co9" style:family="table-column">
      <style:table-column-properties fo:break-before="auto" style:column-width="3.175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4.70958333333333cm" style:use-optimal-column-width="true"/>
    </style:style>
    <style:style style:name="co12" style:family="table-column">
      <style:table-column-properties fo:break-before="auto" style:column-width="4.683125cm" style:use-optimal-column-width="true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CUS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number-columns-repeated="3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number-columns-repeated="16368" table:default-cell-style-name="ce1"/>
        <table:table-row table:style-name="ro1">
          <table:table-cell office:value-type="string" table:style-name="ce2">
            <text:p>S</text:p>
          </table:table-cell>
          <table:table-cell table:number-columns-repeated="2" table:style-name="ce2"/>
          <table:table-cell table:number-columns-repeated="2" table:style-name="ce1"/>
          <table:table-cell table:style-name="ce3"/>
          <table:table-cell table:number-columns-repeated="10" table:style-name="ce1"/>
          <table:table-cell table:style-name="ce1">
            <draw:frame draw:z-index="1" draw:id="id0" draw:style-name="a0" draw:name="Gráfico 1" svg:x="0.81399in" svg:y="0in" svg:width="9.34226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2">
          <table:table-cell office:value-type="string" table:style-name="ce4">
            <text:p>THEORY 2nd Order Stokes</text:p>
          </table:table-cell>
          <table:table-cell table:number-columns-repeated="3" table:style-name="ce4"/>
          <table:table-cell table:style-name="ce1"/>
          <table:table-cell table:style-name="ce3"/>
          <table:table-cell office:value-type="string" table:style-name="ce4">
            <text:p>SPH results</text:p>
          </table:table-cell>
          <table:table-cell table:style-name="ce5"/>
          <table:table-cell table:number-columns-repeated="5" table:style-name="ce1"/>
          <table:table-cell office:value-type="string" table:style-name="ce4">
            <text:p>SPH result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time:30 <text:s/>dt:0.02 <text:s/>xpos:7.5 <text:s/>zpos:-0.16</text:p>
          </table:table-cell>
          <table:table-cell table:number-columns-repeated="3" table:style-name="ce4"/>
          <table:table-cell table:style-name="ce1"/>
          <table:table-cell table:style-name="ce3"/>
          <table:table-cell office:value-type="string" table:style-name="ce6">
            <text:p>xpos:5,6,7.5 m<text:s/></text:p>
          </table:table-cell>
          <table:table-cell table:style-name="ce5"/>
          <table:table-cell table:number-columns-repeated="5" table:style-name="ce1"/>
          <table:table-cell office:value-type="string" table:style-name="ce6">
            <text:p>xpos:7.5 <text:s/>zpos:-0.16</text:p>
          </table:table-cell>
          <table:table-cell table:style-name="ce5"/>
          <table:table-cell table:number-columns-repeated="16369" table:style-name="ce1"/>
        </table:table-row>
        <table:table-row table:style-name="ro2">
          <table:table-cell office:value-type="string" table:style-name="ce1">
            <text:p>Time [s]</text:p>
          </table:table-cell>
          <table:table-cell office:value-type="string" table:style-name="ce1">
            <text:p>ETA_2ndStokes(x=7.5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2ndStokes(x=7.5m;z=0.5m)</text:p>
          </table:table-cell>
          <table:table-cell office:value-type="string" table:style-name="ce1">
            <text:p>VelZ_2ndStokes(x=7.5m;z=0.5m)</text:p>
          </table:table-cell>
          <table:table-cell table:style-name="ce3"/>
          <table:table-cell office:value-type="string" table:style-name="ce1">
            <text:p>Time [s]</text:p>
          </table:table-cell>
          <table:table-cell office:value-type="string" table:style-name="ce1">
            <text:p>Height_SPH(x=5m)</text:p>
          </table:table-cell>
          <table:table-cell office:value-type="string" table:style-name="ce1">
            <text:p>Height_SPH(x=6m)</text:p>
          </table:table-cell>
          <table:table-cell office:value-type="string" table:style-name="ce1">
            <text:p>Hegiht_SPH(x=7.5m)</text:p>
          </table:table-cell>
          <table:table-cell office:value-type="string" table:style-name="ce1">
            <text:p>ETA_SPH(x=5m)</text:p>
          </table:table-cell>
          <table:table-cell office:value-type="string" table:style-name="ce1">
            <text:p>ETA_SPH(x=6m)</text:p>
          </table:table-cell>
          <table:table-cell office:value-type="string" table:style-name="ce1">
            <text:p>ETA_SPH(x=7.5m)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X_SPH(x=7.5m;z=0.5m)</text:p>
          </table:table-cell>
          <table:table-cell office:value-type="string" table:style-name="ce1">
            <text:p>VelZ_SPH(x=7.5m;z=0.5m)</text:p>
          </table:table-cell>
          <table:table-cell table:number-columns-repeated="16368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3"/>
          <table:table-cell office:value-type="float" office:value="0" table:style-name="ce7">
            <text:p>0</text:p>
          </table:table-cell>
          <table:table-cell office:value-type="float" office:value="0.65667600000000004" table:style-name="ce7">
            <text:p>0.656676</text:p>
          </table:table-cell>
          <table:table-cell office:value-type="float" office:value="0.65667900000000001" table:style-name="ce7">
            <text:p>0.656679</text:p>
          </table:table-cell>
          <table:table-cell office:value-type="float" office:value="0.65667900000000001" table:style-name="ce7">
            <text:p>0.656679</text:p>
          </table:table-cell>
          <table:table-cell office:value-type="float" office:value="0" table:formula="of:=[.H5]-[.$H$5]" table:style-name="ce1">
            <text:p>0</text:p>
          </table:table-cell>
          <table:table-cell office:value-type="float" office:value="0" table:formula="of:=[.I5]-[.$I$5]" table:style-name="ce1">
            <text:p>0</text:p>
          </table:table-cell>
          <table:table-cell office:value-type="float" office:value="0" table:formula="of:=[.J5]-[.$J$5]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8"/>
        </table:table-row>
        <table:table-row table:style-name="ro2">
          <table:table-cell office:value-type="float" office:value="0.02" table:style-name="ce1">
            <text:p>0.02</text:p>
          </table:table-cell>
          <table:table-cell office:value-type="float" office:value="-9.9999999999999995E-7" table:style-name="ce1">
            <text:p>-0.000001</text:p>
          </table:table-cell>
          <table:table-cell office:value-type="float" office:value="0.02" table:style-name="ce1">
            <text:p>0.02</text:p>
          </table:table-cell>
          <table:table-cell office:value-type="float" office:value="-1.9999999999999999E-6" table:style-name="ce1">
            <text:p>-0.000002</text:p>
          </table:table-cell>
          <table:table-cell office:value-type="float" office:value="9.9999999999999995E-7" table:style-name="ce1">
            <text:p>0.000001</text:p>
          </table:table-cell>
          <table:table-cell table:style-name="ce3"/>
          <table:table-cell office:value-type="float" office:value="5.00641E-2" table:style-name="ce7">
            <text:p>0.0500641</text:p>
          </table:table-cell>
          <table:table-cell office:value-type="float" office:value="0.65600999999999998" table:style-name="ce7">
            <text:p>0.65601</text:p>
          </table:table-cell>
          <table:table-cell office:value-type="float" office:value="0.65601299999999996" table:style-name="ce7">
            <text:p>0.656013</text:p>
          </table:table-cell>
          <table:table-cell office:value-type="float" office:value="0.65601299999999996" table:style-name="ce7">
            <text:p>0.656013</text:p>
          </table:table-cell>
          <table:table-cell office:value-type="float" office:value="-6.6600000000005544E-4" table:formula="of:=[.H6]-[.$H$5]" table:style-name="ce1">
            <text:p>-0.000666</text:p>
          </table:table-cell>
          <table:table-cell office:value-type="float" office:value="-6.6600000000005544E-4" table:formula="of:=[.I6]-[.$I$5]" table:style-name="ce1">
            <text:p>-0.000666</text:p>
          </table:table-cell>
          <table:table-cell office:value-type="float" office:value="-6.6600000000005544E-4" table:formula="of:=[.J6]-[.$J$5]" table:style-name="ce1">
            <text:p>-0.000666</text:p>
          </table:table-cell>
          <table:table-cell office:value-type="float" office:value="5.01015E-2" table:style-name="ce7">
            <text:p>0.0501015</text:p>
          </table:table-cell>
          <table:table-cell office:value-type="float" office:value="-1.76119E-4" table:style-name="ce7">
            <text:p>-0.000176119</text:p>
          </table:table-cell>
          <table:table-cell office:value-type="float" office:value="4.7825300000000001E-2" table:style-name="ce7">
            <text:p>0.0478253</text:p>
          </table:table-cell>
          <table:table-cell table:number-columns-repeated="16368"/>
        </table:table-row>
        <table:table-row table:style-name="ro2">
          <table:table-cell office:value-type="float" office:value="0.04" table:style-name="ce1">
            <text:p>0.04</text:p>
          </table:table-cell>
          <table:table-cell office:value-type="float" office:value="-1.9999999999999999E-6" table:style-name="ce1">
            <text:p>-0.000002</text:p>
          </table:table-cell>
          <table:table-cell office:value-type="float" office:value="0.04" table:style-name="ce1">
            <text:p>0.04</text:p>
          </table:table-cell>
          <table:table-cell office:value-type="float" office:value="-9.0000000000000002E-6" table:style-name="ce1">
            <text:p>-0.000009</text:p>
          </table:table-cell>
          <table:table-cell office:value-type="float" office:value="3.9999999999999998E-6" table:style-name="ce1">
            <text:p>0.000004</text:p>
          </table:table-cell>
          <table:table-cell table:style-name="ce3"/>
          <table:table-cell office:value-type="float" office:value="0.100009" table:style-name="ce7">
            <text:p>0.100009</text:p>
          </table:table-cell>
          <table:table-cell office:value-type="float" office:value="0.65592300000000003" table:style-name="ce7">
            <text:p>0.655923</text:p>
          </table:table-cell>
          <table:table-cell office:value-type="float" office:value="0.65592799999999996" table:style-name="ce7">
            <text:p>0.655928</text:p>
          </table:table-cell>
          <table:table-cell office:value-type="float" office:value="0.65591600000000005" table:style-name="ce7">
            <text:p>0.655916</text:p>
          </table:table-cell>
          <table:table-cell office:value-type="float" office:value="-7.5300000000000367E-4" table:formula="of:=[.H7]-[.$H$5]" table:style-name="ce1">
            <text:p>-0.000753</text:p>
          </table:table-cell>
          <table:table-cell office:value-type="float" office:value="-7.5100000000005718E-4" table:formula="of:=[.I7]-[.$I$5]" table:style-name="ce1">
            <text:p>-0.000751</text:p>
          </table:table-cell>
          <table:table-cell office:value-type="float" office:value="-7.6299999999995816E-4" table:formula="of:=[.J7]-[.$J$5]" table:style-name="ce1">
            <text:p>-0.000763</text:p>
          </table:table-cell>
          <table:table-cell office:value-type="float" office:value="0.10008499999999999" table:style-name="ce7">
            <text:p>0.100085</text:p>
          </table:table-cell>
          <table:table-cell office:value-type="float" office:value="1.1325199999999999E-3" table:style-name="ce7">
            <text:p>0.00113252</text:p>
          </table:table-cell>
          <table:table-cell office:value-type="float" office:value="-1.5376600000000001E-2" table:style-name="ce7">
            <text:p>-0.0153766</text:p>
          </table:table-cell>
          <table:table-cell table:number-columns-repeated="16368"/>
        </table:table-row>
        <table:table-row table:style-name="ro2">
          <table:table-cell office:value-type="float" office:value="0.06" table:style-name="ce1">
            <text:p>0.06</text:p>
          </table:table-cell>
          <table:table-cell office:value-type="float" office:value="-5.0000000000000004E-6" table:style-name="ce1">
            <text:p>-0.000005</text:p>
          </table:table-cell>
          <table:table-cell office:value-type="float" office:value="0.06" table:style-name="ce1">
            <text:p>0.06</text:p>
          </table:table-cell>
          <table:table-cell office:value-type="float" office:value="-1.8E-5" table:style-name="ce1">
            <text:p>-0.000018</text:p>
          </table:table-cell>
          <table:table-cell office:value-type="float" office:value="1.1E-5" table:style-name="ce1">
            <text:p>0.000011</text:p>
          </table:table-cell>
          <table:table-cell table:style-name="ce3"/>
          <table:table-cell office:value-type="float" office:value="0.15001200000000001" table:style-name="ce7">
            <text:p>0.150012</text:p>
          </table:table-cell>
          <table:table-cell office:value-type="float" office:value="0.65666500000000005" table:style-name="ce7">
            <text:p>0.656665</text:p>
          </table:table-cell>
          <table:table-cell office:value-type="float" office:value="0.65666400000000003" table:style-name="ce7">
            <text:p>0.656664</text:p>
          </table:table-cell>
          <table:table-cell office:value-type="float" office:value="0.65672299999999995" table:style-name="ce7">
            <text:p>0.656723</text:p>
          </table:table-cell>
          <table:table-cell office:value-type="float" office:value="-1.0999999999983245E-5" table:formula="of:=[.H8]-[.$H$5]" table:style-name="ce1">
            <text:p>-1.1E-05</text:p>
          </table:table-cell>
          <table:table-cell office:value-type="float" office:value="-1.4999999999987246E-5" table:formula="of:=[.I8]-[.$I$5]" table:style-name="ce1">
            <text:p>-1.5E-05</text:p>
          </table:table-cell>
          <table:table-cell office:value-type="float" office:value="4.3999999999932982E-5" table:formula="of:=[.J8]-[.$J$5]" table:style-name="ce1">
            <text:p>4.4E-05</text:p>
          </table:table-cell>
          <table:table-cell office:value-type="float" office:value="0.15009" table:style-name="ce7">
            <text:p>0.15009</text:p>
          </table:table-cell>
          <table:table-cell office:value-type="float" office:value="7.8286199999999995E-4" table:style-name="ce7">
            <text:p>0.000782862</text:p>
          </table:table-cell>
          <table:table-cell office:value-type="float" office:value="-1.2367400000000001E-2" table:style-name="ce7">
            <text:p>-0.0123674</text:p>
          </table:table-cell>
          <table:table-cell table:number-columns-repeated="16368"/>
        </table:table-row>
        <table:table-row table:style-name="ro2">
          <table:table-cell office:value-type="float" office:value="0.08" table:style-name="ce1">
            <text:p>0.08</text:p>
          </table:table-cell>
          <table:table-cell office:value-type="float" office:value="-7.9999999999999996E-6" table:style-name="ce1">
            <text:p>-0.000008</text:p>
          </table:table-cell>
          <table:table-cell office:value-type="float" office:value="0.08" table:style-name="ce1">
            <text:p>0.08</text:p>
          </table:table-cell>
          <table:table-cell office:value-type="float" office:value="-2.9E-5" table:style-name="ce1">
            <text:p>-0.000029</text:p>
          </table:table-cell>
          <table:table-cell office:value-type="float" office:value="2.0999999999999999E-5" table:style-name="ce1">
            <text:p>0.000021</text:p>
          </table:table-cell>
          <table:table-cell table:style-name="ce3"/>
          <table:table-cell office:value-type="float" office:value="0.200042" table:style-name="ce7">
            <text:p>0.200042</text:p>
          </table:table-cell>
          <table:table-cell office:value-type="float" office:value="0.65641300000000002" table:style-name="ce7">
            <text:p>0.656413</text:p>
          </table:table-cell>
          <table:table-cell office:value-type="float" office:value="0.656358" table:style-name="ce7">
            <text:p>0.656358</text:p>
          </table:table-cell>
          <table:table-cell office:value-type="float" office:value="0.65659299999999998" table:style-name="ce7">
            <text:p>0.656593</text:p>
          </table:table-cell>
          <table:table-cell office:value-type="float" office:value="-2.6300000000001322E-4" table:formula="of:=[.H9]-[.$H$5]" table:style-name="ce1">
            <text:p>-0.000263</text:p>
          </table:table-cell>
          <table:table-cell office:value-type="float" office:value="-3.2100000000001572E-4" table:formula="of:=[.I9]-[.$I$5]" table:style-name="ce1">
            <text:p>-0.000321</text:p>
          </table:table-cell>
          <table:table-cell office:value-type="float" office:value="-8.6000000000030496E-5" table:formula="of:=[.J9]-[.$J$5]" table:style-name="ce1">
            <text:p>-8.6E-05</text:p>
          </table:table-cell>
          <table:table-cell office:value-type="float" office:value="0.200101" table:style-name="ce7">
            <text:p>0.200101</text:p>
          </table:table-cell>
          <table:table-cell office:value-type="float" office:value="3.6411E-3" table:style-name="ce7">
            <text:p>0.0036411</text:p>
          </table:table-cell>
          <table:table-cell office:value-type="float" office:value="6.2883499999999995E-2" table:style-name="ce7">
            <text:p>0.0628835</text:p>
          </table:table-cell>
          <table:table-cell table:number-columns-repeated="16368"/>
        </table:table-row>
        <table:table-row table:style-name="ro2">
          <table:table-cell office:value-type="float" office:value="0.1" table:style-name="ce1">
            <text:p>0.1</text:p>
          </table:table-cell>
          <table:table-cell office:value-type="float" office:value="-1.1E-5" table:style-name="ce1">
            <text:p>-0.000011</text:p>
          </table:table-cell>
          <table:table-cell office:value-type="float" office:value="0.1" table:style-name="ce1">
            <text:p>0.1</text:p>
          </table:table-cell>
          <table:table-cell office:value-type="float" office:value="-4.0000000000000003E-5" table:style-name="ce1">
            <text:p>-0.00004</text:p>
          </table:table-cell>
          <table:table-cell office:value-type="float" office:value="3.6000000000000001E-5" table:style-name="ce1">
            <text:p>0.000036</text:p>
          </table:table-cell>
          <table:table-cell table:style-name="ce3"/>
          <table:table-cell office:value-type="float" office:value="0.25007600000000002" table:style-name="ce7">
            <text:p>0.250076</text:p>
          </table:table-cell>
          <table:table-cell office:value-type="float" office:value="0.65597099999999997" table:style-name="ce7">
            <text:p>0.655971</text:p>
          </table:table-cell>
          <table:table-cell office:value-type="float" office:value="0.65586" table:style-name="ce7">
            <text:p>0.65586</text:p>
          </table:table-cell>
          <table:table-cell office:value-type="float" office:value="0.65595000000000003" table:style-name="ce7">
            <text:p>0.65595</text:p>
          </table:table-cell>
          <table:table-cell office:value-type="float" office:value="-7.0500000000006668E-4" table:formula="of:=[.H10]-[.$H$5]" table:style-name="ce1">
            <text:p>-0.000705</text:p>
          </table:table-cell>
          <table:table-cell office:value-type="float" office:value="-8.1900000000001416E-4" table:formula="of:=[.I10]-[.$I$5]" table:style-name="ce1">
            <text:p>-0.000819</text:p>
          </table:table-cell>
          <table:table-cell office:value-type="float" office:value="-7.2899999999997966E-4" table:formula="of:=[.J10]-[.$J$5]" table:style-name="ce1">
            <text:p>-0.000729</text:p>
          </table:table-cell>
          <table:table-cell office:value-type="float" office:value="0.25011800000000001" table:style-name="ce7">
            <text:p>0.250118</text:p>
          </table:table-cell>
          <table:table-cell office:value-type="float" office:value="3.4623599999999998E-3" table:style-name="ce7">
            <text:p>0.00346236</text:p>
          </table:table-cell>
          <table:table-cell office:value-type="float" office:value="1.9045599999999999E-2" table:style-name="ce7">
            <text:p>0.0190456</text:p>
          </table:table-cell>
          <table:table-cell table:number-columns-repeated="16368"/>
        </table:table-row>
        <table:table-row table:style-name="ro2">
          <table:table-cell office:value-type="float" office:value="0.12" table:style-name="ce1">
            <text:p>0.12</text:p>
          </table:table-cell>
          <table:table-cell office:value-type="float" office:value="-1.4E-5" table:style-name="ce1">
            <text:p>-0.000014</text:p>
          </table:table-cell>
          <table:table-cell office:value-type="float" office:value="0.12" table:style-name="ce1">
            <text:p>0.12</text:p>
          </table:table-cell>
          <table:table-cell office:value-type="float" office:value="-5.1E-5" table:style-name="ce1">
            <text:p>-0.000051</text:p>
          </table:table-cell>
          <table:table-cell office:value-type="float" office:value="5.5000000000000002E-5" table:style-name="ce1">
            <text:p>0.000055</text:p>
          </table:table-cell>
          <table:table-cell table:style-name="ce3"/>
          <table:table-cell office:value-type="float" office:value="0.30010199999999998" table:style-name="ce7">
            <text:p>0.300102</text:p>
          </table:table-cell>
          <table:table-cell office:value-type="float" office:value="0.65666999999999998" table:style-name="ce7">
            <text:p>0.65667</text:p>
          </table:table-cell>
          <table:table-cell office:value-type="float" office:value="0.65657100000000002" table:style-name="ce7">
            <text:p>0.656571</text:p>
          </table:table-cell>
          <table:table-cell office:value-type="float" office:value="0.65637599999999996" table:style-name="ce7">
            <text:p>0.656376</text:p>
          </table:table-cell>
          <table:table-cell office:value-type="float" office:value="-6.0000000000615117E-6" table:formula="of:=[.H11]-[.$H$5]" table:style-name="ce1">
            <text:p>-6E-06</text:p>
          </table:table-cell>
          <table:table-cell office:value-type="float" office:value="-1.0799999999999699E-4" table:formula="of:=[.I11]-[.$I$5]" table:style-name="ce1">
            <text:p>-0.000108</text:p>
          </table:table-cell>
          <table:table-cell office:value-type="float" office:value="-3.0300000000005323E-4" table:formula="of:=[.J11]-[.$J$5]" table:style-name="ce1">
            <text:p>-0.000303</text:p>
          </table:table-cell>
          <table:table-cell office:value-type="float" office:value="0.30013400000000001" table:style-name="ce7">
            <text:p>0.300134</text:p>
          </table:table-cell>
          <table:table-cell office:value-type="float" office:value="-1.6471299999999999E-3" table:style-name="ce7">
            <text:p>-0.00164713</text:p>
          </table:table-cell>
          <table:table-cell office:value-type="float" office:value="-3.4859300000000003E-2" table:style-name="ce7">
            <text:p>-0.0348593</text:p>
          </table:table-cell>
          <table:table-cell table:number-columns-repeated="16368"/>
        </table:table-row>
        <table:table-row table:style-name="ro2">
          <table:table-cell office:value-type="float" office:value="0.14000000000000001" table:style-name="ce1">
            <text:p>0.14</text:p>
          </table:table-cell>
          <table:table-cell office:value-type="float" office:value="-1.7E-5" table:style-name="ce1">
            <text:p>-0.000017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7.8999999999999996E-5" table:style-name="ce1">
            <text:p>0.000079</text:p>
          </table:table-cell>
          <table:table-cell table:style-name="ce3"/>
          <table:table-cell office:value-type="float" office:value="0.35006599999999999" table:style-name="ce7">
            <text:p>0.350066</text:p>
          </table:table-cell>
          <table:table-cell office:value-type="float" office:value="0.65665600000000002" table:style-name="ce7">
            <text:p>0.656656</text:p>
          </table:table-cell>
          <table:table-cell office:value-type="float" office:value="0.65679600000000005" table:style-name="ce7">
            <text:p>0.656796</text:p>
          </table:table-cell>
          <table:table-cell office:value-type="float" office:value="0.656717" table:style-name="ce7">
            <text:p>0.656717</text:p>
          </table:table-cell>
          <table:table-cell office:value-type="float" office:value="-2.0000000000020002E-5" table:formula="of:=[.H12]-[.$H$5]" table:style-name="ce1">
            <text:p>-2E-05</text:p>
          </table:table-cell>
          <table:table-cell office:value-type="float" office:value="1.1700000000003374E-4" table:formula="of:=[.I12]-[.$I$5]" table:style-name="ce1">
            <text:p>0.000117</text:p>
          </table:table-cell>
          <table:table-cell office:value-type="float" office:value="3.7999999999982492E-5" table:formula="of:=[.J12]-[.$J$5]" table:style-name="ce1">
            <text:p>3.8E-05</text:p>
          </table:table-cell>
          <table:table-cell office:value-type="float" office:value="0.35000700000000001" table:style-name="ce7">
            <text:p>0.350007</text:p>
          </table:table-cell>
          <table:table-cell office:value-type="float" office:value="1.4055300000000001E-3" table:style-name="ce7">
            <text:p>0.00140553</text:p>
          </table:table-cell>
          <table:table-cell office:value-type="float" office:value="7.24407E-3" table:style-name="ce7">
            <text:p>0.00724407</text:p>
          </table:table-cell>
          <table:table-cell table:number-columns-repeated="16368"/>
        </table:table-row>
        <table:table-row table:style-name="ro2">
          <table:table-cell office:value-type="float" office:value="0.16" table:style-name="ce1">
            <text:p>0.16</text:p>
          </table:table-cell>
          <table:table-cell office:value-type="float" office:value="-1.8E-5" table:style-name="ce1">
            <text:p>-0.000018</text:p>
          </table:table-cell>
          <table:table-cell office:value-type="float" office:value="0.16" table:style-name="ce1">
            <text:p>0.16</text:p>
          </table:table-cell>
          <table:table-cell office:value-type="float" office:value="-6.6000000000000005E-5" table:style-name="ce1">
            <text:p>-0.000066</text:p>
          </table:table-cell>
          <table:table-cell office:value-type="float" office:value="1.08E-4" table:style-name="ce1">
            <text:p>0.000108</text:p>
          </table:table-cell>
          <table:table-cell table:style-name="ce3"/>
          <table:table-cell office:value-type="float" office:value="0.40010400000000002" table:style-name="ce7">
            <text:p>0.400104</text:p>
          </table:table-cell>
          <table:table-cell office:value-type="float" office:value="0.65582700000000005" table:style-name="ce7">
            <text:p>0.655827</text:p>
          </table:table-cell>
          <table:table-cell office:value-type="float" office:value="0.65594200000000003" table:style-name="ce7">
            <text:p>0.655942</text:p>
          </table:table-cell>
          <table:table-cell office:value-type="float" office:value="0.65610199999999996" table:style-name="ce7">
            <text:p>0.656102</text:p>
          </table:table-cell>
          <table:table-cell office:value-type="float" office:value="-8.4899999999998865E-4" table:formula="of:=[.H13]-[.$H$5]" table:style-name="ce1">
            <text:p>-0.000849</text:p>
          </table:table-cell>
          <table:table-cell office:value-type="float" office:value="-7.3699999999998766E-4" table:formula="of:=[.I13]-[.$I$5]" table:style-name="ce1">
            <text:p>-0.000737</text:p>
          </table:table-cell>
          <table:table-cell office:value-type="float" office:value="-5.770000000000497E-4" table:formula="of:=[.J13]-[.$J$5]" table:style-name="ce1">
            <text:p>-0.000577</text:p>
          </table:table-cell>
          <table:table-cell office:value-type="float" office:value="0.40001100000000001" table:style-name="ce7">
            <text:p>0.400011</text:p>
          </table:table-cell>
          <table:table-cell office:value-type="float" office:value="2.83121E-4" table:style-name="ce7">
            <text:p>0.000283121</text:p>
          </table:table-cell>
          <table:table-cell office:value-type="float" office:value="1.9344799999999999E-2" table:style-name="ce7">
            <text:p>0.0193448</text:p>
          </table:table-cell>
          <table:table-cell table:number-columns-repeated="16368"/>
        </table:table-row>
        <table:table-row table:style-name="ro2">
          <table:table-cell office:value-type="float" office:value="0.18" table:style-name="ce1">
            <text:p>0.18</text:p>
          </table:table-cell>
          <table:table-cell office:value-type="float" office:value="-1.8E-5" table:style-name="ce1">
            <text:p>-0.000018</text:p>
          </table:table-cell>
          <table:table-cell office:value-type="float" office:value="0.18" table:style-name="ce1">
            <text:p>0.18</text:p>
          </table:table-cell>
          <table:table-cell office:value-type="float" office:value="-6.6000000000000005E-5" table:style-name="ce1">
            <text:p>-0.000066</text:p>
          </table:table-cell>
          <table:table-cell office:value-type="float" office:value="1.4100000000000001E-4" table:style-name="ce1">
            <text:p>0.000141</text:p>
          </table:table-cell>
          <table:table-cell table:style-name="ce3"/>
          <table:table-cell office:value-type="float" office:value="0.45010499999999998" table:style-name="ce7">
            <text:p>0.450105</text:p>
          </table:table-cell>
          <table:table-cell office:value-type="float" office:value="0.65624300000000002" table:style-name="ce7">
            <text:p>0.656243</text:p>
          </table:table-cell>
          <table:table-cell office:value-type="float" office:value="0.65615999999999997" table:style-name="ce7">
            <text:p>0.65616</text:p>
          </table:table-cell>
          <table:table-cell office:value-type="float" office:value="0.65612300000000001" table:style-name="ce7">
            <text:p>0.656123</text:p>
          </table:table-cell>
          <table:table-cell office:value-type="float" office:value="-4.330000000000167E-4" table:formula="of:=[.H14]-[.$H$5]" table:style-name="ce1">
            <text:p>-0.000433</text:p>
          </table:table-cell>
          <table:table-cell office:value-type="float" office:value="-5.190000000000472E-4" table:formula="of:=[.I14]-[.$I$5]" table:style-name="ce1">
            <text:p>-0.000519</text:p>
          </table:table-cell>
          <table:table-cell office:value-type="float" office:value="-5.5600000000000094E-4" table:formula="of:=[.J14]-[.$J$5]" table:style-name="ce1">
            <text:p>-0.000556</text:p>
          </table:table-cell>
          <table:table-cell office:value-type="float" office:value="0.45001799999999997" table:style-name="ce7">
            <text:p>0.450018</text:p>
          </table:table-cell>
          <table:table-cell office:value-type="float" office:value="-2.07858E-3" table:style-name="ce7">
            <text:p>-0.00207858</text:p>
          </table:table-cell>
          <table:table-cell office:value-type="float" office:value="-2.7782299999999999E-2" table:style-name="ce7">
            <text:p>-0.0277823</text:p>
          </table:table-cell>
          <table:table-cell table:number-columns-repeated="16368"/>
        </table:table-row>
        <table:table-row table:style-name="ro2">
          <table:table-cell office:value-type="float" office:value="0.2" table:style-name="ce1">
            <text:p>0.2</text:p>
          </table:table-cell>
          <table:table-cell office:value-type="float" office:value="-1.5999999999999999E-5" table:style-name="ce1">
            <text:p>-0.000016</text:p>
          </table:table-cell>
          <table:table-cell office:value-type="float" office:value="0.2" table:style-name="ce1">
            <text:p>0.2</text:p>
          </table:table-cell>
          <table:table-cell office:value-type="float" office:value="-6.0999999999999999E-5" table:style-name="ce1">
            <text:p>-0.000061</text:p>
          </table:table-cell>
          <table:table-cell office:value-type="float" office:value="1.7799999999999999E-4" table:style-name="ce1">
            <text:p>0.000178</text:p>
          </table:table-cell>
          <table:table-cell table:style-name="ce3"/>
          <table:table-cell office:value-type="float" office:value="0.50004800000000005" table:style-name="ce7">
            <text:p>0.500048</text:p>
          </table:table-cell>
          <table:table-cell office:value-type="float" office:value="0.65681100000000003" table:style-name="ce7">
            <text:p>0.656811</text:p>
          </table:table-cell>
          <table:table-cell office:value-type="float" office:value="0.65678199999999998" table:style-name="ce7">
            <text:p>0.656782</text:p>
          </table:table-cell>
          <table:table-cell office:value-type="float" office:value="0.65663400000000005" table:style-name="ce7">
            <text:p>0.656634</text:p>
          </table:table-cell>
          <table:table-cell office:value-type="float" office:value="1.3499999999999623E-4" table:formula="of:=[.H15]-[.$H$5]" table:style-name="ce1">
            <text:p>0.000135</text:p>
          </table:table-cell>
          <table:table-cell office:value-type="float" office:value="1.0299999999996423E-4" table:formula="of:=[.I15]-[.$I$5]" table:style-name="ce1">
            <text:p>0.000103</text:p>
          </table:table-cell>
          <table:table-cell office:value-type="float" office:value="-4.4999999999961737E-5" table:formula="of:=[.J15]-[.$J$5]" table:style-name="ce1">
            <text:p>-4.5E-05</text:p>
          </table:table-cell>
          <table:table-cell office:value-type="float" office:value="0.50002800000000003" table:style-name="ce7">
            <text:p>0.500028</text:p>
          </table:table-cell>
          <table:table-cell office:value-type="float" office:value="-4.5107399999999998E-4" table:style-name="ce7">
            <text:p>-0.000451074</text:p>
          </table:table-cell>
          <table:table-cell office:value-type="float" office:value="-9.8325300000000008E-3" table:style-name="ce7">
            <text:p>-0.00983253</text:p>
          </table:table-cell>
          <table:table-cell table:style-name="ce1">
            <draw:frame draw:z-index="2" draw:id="id1" draw:style-name="a1" draw:name="Gráfico 2" svg:x="0.7872in" svg:y="0.00968in" svg:width="9.7753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2">
          <table:table-cell office:value-type="float" office:value="0.22" table:style-name="ce1">
            <text:p>0.22</text:p>
          </table:table-cell>
          <table:table-cell office:value-type="float" office:value="-1.2E-5" table:style-name="ce1">
            <text:p>-0.000012</text:p>
          </table:table-cell>
          <table:table-cell office:value-type="float" office:value="0.22" table:style-name="ce1">
            <text:p>0.22</text:p>
          </table:table-cell>
          <table:table-cell office:value-type="float" office:value="-4.8999999999999998E-5" table:style-name="ce1">
            <text:p>-0.000049</text:p>
          </table:table-cell>
          <table:table-cell office:value-type="float" office:value="2.1900000000000001E-4" table:style-name="ce1">
            <text:p>0.000219</text:p>
          </table:table-cell>
          <table:table-cell table:style-name="ce3"/>
          <table:table-cell office:value-type="float" office:value="0.55003899999999994" table:style-name="ce7">
            <text:p>0.550039</text:p>
          </table:table-cell>
          <table:table-cell office:value-type="float" office:value="0.656111" table:style-name="ce7">
            <text:p>0.656111</text:p>
          </table:table-cell>
          <table:table-cell office:value-type="float" office:value="0.65620500000000004" table:style-name="ce7">
            <text:p>0.656205</text:p>
          </table:table-cell>
          <table:table-cell office:value-type="float" office:value="0.65630299999999997" table:style-name="ce7">
            <text:p>0.656303</text:p>
          </table:table-cell>
          <table:table-cell office:value-type="float" office:value="-5.6500000000003769E-4" table:formula="of:=[.H16]-[.$H$5]" table:style-name="ce1">
            <text:p>-0.000565</text:p>
          </table:table-cell>
          <table:table-cell office:value-type="float" office:value="-4.7399999999997444E-4" table:formula="of:=[.I16]-[.$I$5]" table:style-name="ce1">
            <text:p>-0.000474</text:p>
          </table:table-cell>
          <table:table-cell office:value-type="float" office:value="-3.7600000000004297E-4" table:formula="of:=[.J16]-[.$J$5]" table:style-name="ce1">
            <text:p>-0.000376</text:p>
          </table:table-cell>
          <table:table-cell office:value-type="float" office:value="0.55003999999999997" table:style-name="ce7">
            <text:p>0.55004</text:p>
          </table:table-cell>
          <table:table-cell office:value-type="float" office:value="1.03571E-3" table:style-name="ce7">
            <text:p>0.00103571</text:p>
          </table:table-cell>
          <table:table-cell office:value-type="float" office:value="2.4905E-2" table:style-name="ce7">
            <text:p>0.024905</text:p>
          </table:table-cell>
          <table:table-cell table:number-columns-repeated="16368"/>
        </table:table-row>
        <table:table-row table:style-name="ro2">
          <table:table-cell office:value-type="float" office:value="0.24" table:style-name="ce1">
            <text:p>0.24</text:p>
          </table:table-cell>
          <table:table-cell office:value-type="float" office:value="-6.0000000000000002E-6" table:style-name="ce1">
            <text:p>-0.000006</text:p>
          </table:table-cell>
          <table:table-cell office:value-type="float" office:value="0.24" table:style-name="ce1">
            <text:p>0.24</text:p>
          </table:table-cell>
          <table:table-cell office:value-type="float" office:value="-2.9E-5" table:style-name="ce1">
            <text:p>-0.000029</text:p>
          </table:table-cell>
          <table:table-cell office:value-type="float" office:value="2.6200000000000003E-4" table:style-name="ce1">
            <text:p>0.000262</text:p>
          </table:table-cell>
          <table:table-cell table:style-name="ce3"/>
          <table:table-cell office:value-type="float" office:value="0.60015200000000002" table:style-name="ce7">
            <text:p>0.600152</text:p>
          </table:table-cell>
          <table:table-cell office:value-type="float" office:value="0.65595999999999999" table:style-name="ce7">
            <text:p>0.65596</text:p>
          </table:table-cell>
          <table:table-cell office:value-type="float" office:value="0.65594600000000003" table:style-name="ce7">
            <text:p>0.655946</text:p>
          </table:table-cell>
          <table:table-cell office:value-type="float" office:value="0.65605199999999997" table:style-name="ce7">
            <text:p>0.656052</text:p>
          </table:table-cell>
          <table:table-cell office:value-type="float" office:value="-7.1600000000004993E-4" table:formula="of:=[.H17]-[.$H$5]" table:style-name="ce1">
            <text:p>-0.000716</text:p>
          </table:table-cell>
          <table:table-cell office:value-type="float" office:value="-7.3299999999998366E-4" table:formula="of:=[.I17]-[.$I$5]" table:style-name="ce1">
            <text:p>-0.000733</text:p>
          </table:table-cell>
          <table:table-cell office:value-type="float" office:value="-6.2700000000004419E-4" table:formula="of:=[.J17]-[.$J$5]" table:style-name="ce1">
            <text:p>-0.000627</text:p>
          </table:table-cell>
          <table:table-cell office:value-type="float" office:value="0.60005299999999995" table:style-name="ce7">
            <text:p>0.600053</text:p>
          </table:table-cell>
          <table:table-cell office:value-type="float" office:value="-7.5701100000000003E-4" table:style-name="ce7">
            <text:p>-0.000757011</text:p>
          </table:table-cell>
          <table:table-cell office:value-type="float" office:value="-8.2608899999999999E-3" table:style-name="ce7">
            <text:p>-0.00826089</text:p>
          </table:table-cell>
          <table:table-cell table:number-columns-repeated="16368"/>
        </table:table-row>
        <table:table-row table:style-name="ro2">
          <table:table-cell office:value-type="float" office:value="0.26" table:style-name="ce1">
            <text:p>0.26</text:p>
          </table:table-cell>
          <table:table-cell office:value-type="float" office:value="1.9999999999999999E-6" table:style-name="ce1">
            <text:p>0.000002</text:p>
          </table:table-cell>
          <table:table-cell office:value-type="float" office:value="0.26" table:style-name="ce1">
            <text:p>0.26</text:p>
          </table:table-cell>
          <table:table-cell office:value-type="float" office:value="0" table:style-name="ce1">
            <text:p>0</text:p>
          </table:table-cell>
          <table:table-cell office:value-type="float" office:value="3.0800000000000001E-4" table:style-name="ce1">
            <text:p>0.000308</text:p>
          </table:table-cell>
          <table:table-cell table:style-name="ce3"/>
          <table:table-cell office:value-type="float" office:value="0.65003599999999995" table:style-name="ce7">
            <text:p>0.650036</text:p>
          </table:table-cell>
          <table:table-cell office:value-type="float" office:value="0.65670099999999998" table:style-name="ce7">
            <text:p>0.656701</text:p>
          </table:table-cell>
          <table:table-cell office:value-type="float" office:value="0.65661999999999998" table:style-name="ce7">
            <text:p>0.65662</text:p>
          </table:table-cell>
          <table:table-cell office:value-type="float" office:value="0.65653300000000003" table:style-name="ce7">
            <text:p>0.656533</text:p>
          </table:table-cell>
          <table:table-cell office:value-type="float" office:value="2.4999999999941735E-5" table:formula="of:=[.H18]-[.$H$5]" table:style-name="ce1">
            <text:p>2.5E-05</text:p>
          </table:table-cell>
          <table:table-cell office:value-type="float" office:value="-5.900000000003125E-5" table:formula="of:=[.I18]-[.$I$5]" table:style-name="ce1">
            <text:p>-5.9E-05</text:p>
          </table:table-cell>
          <table:table-cell office:value-type="float" office:value="-1.4599999999997948E-4" table:formula="of:=[.J18]-[.$J$5]" table:style-name="ce1">
            <text:p>-0.000146</text:p>
          </table:table-cell>
          <table:table-cell office:value-type="float" office:value="0.65006900000000001" table:style-name="ce7">
            <text:p>0.650069</text:p>
          </table:table-cell>
          <table:table-cell office:value-type="float" office:value="-7.8964599999999997E-4" table:style-name="ce7">
            <text:p>-0.000789646</text:p>
          </table:table-cell>
          <table:table-cell office:value-type="float" office:value="-1.6431999999999999E-2" table:style-name="ce7">
            <text:p>-0.016432</text:p>
          </table:table-cell>
          <table:table-cell table:number-columns-repeated="16368"/>
        </table:table-row>
        <table:table-row table:style-name="ro2">
          <table:table-cell office:value-type="float" office:value="0.28000000000000003" table:style-name="ce1">
            <text:p>0.28</text:p>
          </table:table-cell>
          <table:table-cell office:value-type="float" office:value="1.2999999999999999E-5" table:style-name="ce1">
            <text:p>0.000013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3.8000000000000002E-5" table:style-name="ce1">
            <text:p>0.000038</text:p>
          </table:table-cell>
          <table:table-cell office:value-type="float" office:value="3.5500000000000001E-4" table:style-name="ce1">
            <text:p>0.000355</text:p>
          </table:table-cell>
          <table:table-cell table:style-name="ce3"/>
          <table:table-cell office:value-type="float" office:value="0.70011299999999999" table:style-name="ce7">
            <text:p>0.700113</text:p>
          </table:table-cell>
          <table:table-cell office:value-type="float" office:value="0.65645500000000001" table:style-name="ce7">
            <text:p>0.656455</text:p>
          </table:table-cell>
          <table:table-cell office:value-type="float" office:value="0.65646800000000005" table:style-name="ce7">
            <text:p>0.656468</text:p>
          </table:table-cell>
          <table:table-cell office:value-type="float" office:value="0.65650799999999998" table:style-name="ce7">
            <text:p>0.656508</text:p>
          </table:table-cell>
          <table:table-cell office:value-type="float" office:value="-2.2100000000002673E-4" table:formula="of:=[.H19]-[.$H$5]" table:style-name="ce1">
            <text:p>-0.000221</text:p>
          </table:table-cell>
          <table:table-cell office:value-type="float" office:value="-2.1099999999996122E-4" table:formula="of:=[.I19]-[.$I$5]" table:style-name="ce1">
            <text:p>-0.000211</text:p>
          </table:table-cell>
          <table:table-cell office:value-type="float" office:value="-1.7100000000003224E-4" table:formula="of:=[.J19]-[.$J$5]" table:style-name="ce1">
            <text:p>-0.000171</text:p>
          </table:table-cell>
          <table:table-cell office:value-type="float" office:value="0.70008300000000001" table:style-name="ce7">
            <text:p>0.700083</text:p>
          </table:table-cell>
          <table:table-cell office:value-type="float" office:value="1.2131100000000001E-3" table:style-name="ce7">
            <text:p>0.00121311</text:p>
          </table:table-cell>
          <table:table-cell office:value-type="float" office:value="2.19683E-2" table:style-name="ce7">
            <text:p>0.0219683</text:p>
          </table:table-cell>
          <table:table-cell table:number-columns-repeated="16368"/>
        </table:table-row>
        <table:table-row table:style-name="ro2">
          <table:table-cell office:value-type="float" office:value="0.3" table:style-name="ce1">
            <text:p>0.3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0.3" table:style-name="ce1">
            <text:p>0.3</text:p>
          </table:table-cell>
          <table:table-cell office:value-type="float" office:value="8.6000000000000003E-5" table:style-name="ce1">
            <text:p>0.000086</text:p>
          </table:table-cell>
          <table:table-cell office:value-type="float" office:value="4.0400000000000001E-4" table:style-name="ce1">
            <text:p>0.000404</text:p>
          </table:table-cell>
          <table:table-cell table:style-name="ce3"/>
          <table:table-cell office:value-type="float" office:value="0.75007800000000002" table:style-name="ce7">
            <text:p>0.750078</text:p>
          </table:table-cell>
          <table:table-cell office:value-type="float" office:value="0.65594300000000005" table:style-name="ce7">
            <text:p>0.655943</text:p>
          </table:table-cell>
          <table:table-cell office:value-type="float" office:value="0.65595599999999998" table:style-name="ce7">
            <text:p>0.655956</text:p>
          </table:table-cell>
          <table:table-cell office:value-type="float" office:value="0.65613600000000005" table:style-name="ce7">
            <text:p>0.656136</text:p>
          </table:table-cell>
          <table:table-cell office:value-type="float" office:value="-7.3299999999998366E-4" table:formula="of:=[.H20]-[.$H$5]" table:style-name="ce1">
            <text:p>-0.000733</text:p>
          </table:table-cell>
          <table:table-cell office:value-type="float" office:value="-7.2300000000002917E-4" table:formula="of:=[.I20]-[.$I$5]" table:style-name="ce1">
            <text:p>-0.000723</text:p>
          </table:table-cell>
          <table:table-cell office:value-type="float" office:value="-5.4299999999996018E-4" table:formula="of:=[.J20]-[.$J$5]" table:style-name="ce1">
            <text:p>-0.000543</text:p>
          </table:table-cell>
          <table:table-cell office:value-type="float" office:value="0.75009300000000001" table:style-name="ce7">
            <text:p>0.750093</text:p>
          </table:table-cell>
          <table:table-cell office:value-type="float" office:value="4.0515500000000002E-5" table:style-name="ce7">
            <text:p>4.05155E-05</text:p>
          </table:table-cell>
          <table:table-cell office:value-type="float" office:value="9.3633999999999992E-3" table:style-name="ce7">
            <text:p>0.0093634</text:p>
          </table:table-cell>
          <table:table-cell table:number-columns-repeated="16368"/>
        </table:table-row>
        <table:table-row table:style-name="ro2">
          <table:table-cell office:value-type="float" office:value="0.32" table:style-name="ce1">
            <text:p>0.32</text:p>
          </table:table-cell>
          <table:table-cell office:value-type="float" office:value="4.1999999999999998E-5" table:style-name="ce1">
            <text:p>0.000042</text:p>
          </table:table-cell>
          <table:table-cell office:value-type="float" office:value="0.32" table:style-name="ce1">
            <text:p>0.32</text:p>
          </table:table-cell>
          <table:table-cell office:value-type="float" office:value="1.44E-4" table:style-name="ce1">
            <text:p>0.000144</text:p>
          </table:table-cell>
          <table:table-cell office:value-type="float" office:value="4.5199999999999998E-4" table:style-name="ce1">
            <text:p>0.000452</text:p>
          </table:table-cell>
          <table:table-cell table:style-name="ce3"/>
          <table:table-cell office:value-type="float" office:value="0.80010199999999998" table:style-name="ce7">
            <text:p>0.800102</text:p>
          </table:table-cell>
          <table:table-cell office:value-type="float" office:value="0.65645699999999996" table:style-name="ce7">
            <text:p>0.656457</text:p>
          </table:table-cell>
          <table:table-cell office:value-type="float" office:value="0.656416" table:style-name="ce7">
            <text:p>0.656416</text:p>
          </table:table-cell>
          <table:table-cell office:value-type="float" office:value="0.65644800000000003" table:style-name="ce7">
            <text:p>0.656448</text:p>
          </table:table-cell>
          <table:table-cell office:value-type="float" office:value="-2.1900000000008024E-4" table:formula="of:=[.H21]-[.$H$5]" table:style-name="ce1">
            <text:p>-0.000219</text:p>
          </table:table-cell>
          <table:table-cell office:value-type="float" office:value="-2.6300000000001322E-4" table:formula="of:=[.I21]-[.$I$5]" table:style-name="ce1">
            <text:p>-0.000263</text:p>
          </table:table-cell>
          <table:table-cell office:value-type="float" office:value="-2.3099999999998122E-4" table:formula="of:=[.J21]-[.$J$5]" table:style-name="ce1">
            <text:p>-0.000231</text:p>
          </table:table-cell>
          <table:table-cell office:value-type="float" office:value="0.80010700000000001" table:style-name="ce7">
            <text:p>0.800107</text:p>
          </table:table-cell>
          <table:table-cell office:value-type="float" office:value="-1.6291700000000001E-3" table:style-name="ce7">
            <text:p>-0.00162917</text:p>
          </table:table-cell>
          <table:table-cell office:value-type="float" office:value="-1.7129200000000001E-2" table:style-name="ce7">
            <text:p>-0.0171292</text:p>
          </table:table-cell>
          <table:table-cell table:number-columns-repeated="16368"/>
        </table:table-row>
        <table:table-row table:style-name="ro2">
          <table:table-cell office:value-type="float" office:value="0.34" table:style-name="ce1">
            <text:p>0.34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0.34" table:style-name="ce1">
            <text:p>0.34</text:p>
          </table:table-cell>
          <table:table-cell office:value-type="float" office:value="2.13E-4" table:style-name="ce1">
            <text:p>0.000213</text:p>
          </table:table-cell>
          <table:table-cell office:value-type="float" office:value="5.0100000000000003E-4" table:style-name="ce1">
            <text:p>0.000501</text:p>
          </table:table-cell>
          <table:table-cell table:style-name="ce3"/>
          <table:table-cell office:value-type="float" office:value="0.85003799999999996" table:style-name="ce7">
            <text:p>0.850038</text:p>
          </table:table-cell>
          <table:table-cell office:value-type="float" office:value="0.65656999999999999" table:style-name="ce7">
            <text:p>0.65657</text:p>
          </table:table-cell>
          <table:table-cell office:value-type="float" office:value="0.65667500000000001" table:style-name="ce7">
            <text:p>0.656675</text:p>
          </table:table-cell>
          <table:table-cell office:value-type="float" office:value="0.65664800000000001" table:style-name="ce7">
            <text:p>0.656648</text:p>
          </table:table-cell>
          <table:table-cell office:value-type="float" office:value="-1.060000000000505E-4" table:formula="of:=[.H22]-[.$H$5]" table:style-name="ce1">
            <text:p>-0.000106</text:p>
          </table:table-cell>
          <table:table-cell office:value-type="float" office:value="-4.0000000000040004E-6" table:formula="of:=[.I22]-[.$I$5]" table:style-name="ce1">
            <text:p>-4E-06</text:p>
          </table:table-cell>
          <table:table-cell office:value-type="float" office:value="-3.1000000000003247E-5" table:formula="of:=[.J22]-[.$J$5]" table:style-name="ce1">
            <text:p>-3.1E-05</text:p>
          </table:table-cell>
          <table:table-cell office:value-type="float" office:value="0.85011800000000004" table:style-name="ce7">
            <text:p>0.850118</text:p>
          </table:table-cell>
          <table:table-cell office:value-type="float" office:value="5.3536899999999995E-4" table:style-name="ce7">
            <text:p>0.000535369</text:p>
          </table:table-cell>
          <table:table-cell office:value-type="float" office:value="1.2742099999999999E-2" table:style-name="ce7">
            <text:p>0.0127421</text:p>
          </table:table-cell>
          <table:table-cell table:number-columns-repeated="16368"/>
        </table:table-row>
        <table:table-row table:style-name="ro2">
          <table:table-cell office:value-type="float" office:value="0.36" table:style-name="ce1">
            <text:p>0.36</text:p>
          </table:table-cell>
          <table:table-cell office:value-type="float" office:value="8.2000000000000001E-5" table:style-name="ce1">
            <text:p>0.000082</text:p>
          </table:table-cell>
          <table:table-cell office:value-type="float" office:value="0.36" table:style-name="ce1">
            <text:p>0.36</text:p>
          </table:table-cell>
          <table:table-cell office:value-type="float" office:value="2.92E-4" table:style-name="ce1">
            <text:p>0.000292</text:p>
          </table:table-cell>
          <table:table-cell office:value-type="float" office:value="5.4799999999999998E-4" table:style-name="ce1">
            <text:p>0.000548</text:p>
          </table:table-cell>
          <table:table-cell table:style-name="ce3"/>
          <table:table-cell office:value-type="float" office:value="0.90013699999999996" table:style-name="ce7">
            <text:p>0.900137</text:p>
          </table:table-cell>
          <table:table-cell office:value-type="float" office:value="0.65604200000000001" table:style-name="ce7">
            <text:p>0.656042</text:p>
          </table:table-cell>
          <table:table-cell office:value-type="float" office:value="0.656219" table:style-name="ce7">
            <text:p>0.656219</text:p>
          </table:table-cell>
          <table:table-cell office:value-type="float" office:value="0.65624199999999999" table:style-name="ce7">
            <text:p>0.656242</text:p>
          </table:table-cell>
          <table:table-cell office:value-type="float" office:value="-6.3400000000002343E-4" table:formula="of:=[.H23]-[.$H$5]" table:style-name="ce1">
            <text:p>-0.000634</text:p>
          </table:table-cell>
          <table:table-cell office:value-type="float" office:value="-4.6000000000001595E-4" table:formula="of:=[.I23]-[.$I$5]" table:style-name="ce1">
            <text:p>-0.00046</text:p>
          </table:table-cell>
          <table:table-cell office:value-type="float" office:value="-4.3700000000002071E-4" table:formula="of:=[.J23]-[.$J$5]" table:style-name="ce1">
            <text:p>-0.000437</text:p>
          </table:table-cell>
          <table:table-cell office:value-type="float" office:value="0.90012000000000003" table:style-name="ce7">
            <text:p>0.90012</text:p>
          </table:table-cell>
          <table:table-cell office:value-type="float" office:value="1.4728499999999999E-3" table:style-name="ce7">
            <text:p>0.00147285</text:p>
          </table:table-cell>
          <table:table-cell office:value-type="float" office:value="1.8197000000000001E-2" table:style-name="ce7">
            <text:p>0.018197</text:p>
          </table:table-cell>
          <table:table-cell table:number-columns-repeated="16368"/>
        </table:table-row>
        <table:table-row table:style-name="ro2">
          <table:table-cell office:value-type="float" office:value="0.38" table:style-name="ce1">
            <text:p>0.38</text:p>
          </table:table-cell>
          <table:table-cell office:value-type="float" office:value="1.06E-4" table:style-name="ce1">
            <text:p>0.000106</text:p>
          </table:table-cell>
          <table:table-cell office:value-type="float" office:value="0.38" table:style-name="ce1">
            <text:p>0.38</text:p>
          </table:table-cell>
          <table:table-cell office:value-type="float" office:value="3.8099999999999999E-4" table:style-name="ce1">
            <text:p>0.000381</text:p>
          </table:table-cell>
          <table:table-cell office:value-type="float" office:value="5.9400000000000002E-4" table:style-name="ce1">
            <text:p>0.000594</text:p>
          </table:table-cell>
          <table:table-cell table:style-name="ce3"/>
          <table:table-cell office:value-type="float" office:value="0.95006800000000002" table:style-name="ce7">
            <text:p>0.950068</text:p>
          </table:table-cell>
          <table:table-cell office:value-type="float" office:value="0.65632800000000002" table:style-name="ce7">
            <text:p>0.656328</text:p>
          </table:table-cell>
          <table:table-cell office:value-type="float" office:value="0.65635399999999999" table:style-name="ce7">
            <text:p>0.656354</text:p>
          </table:table-cell>
          <table:table-cell office:value-type="float" office:value="0.65626499999999999" table:style-name="ce7">
            <text:p>0.656265</text:p>
          </table:table-cell>
          <table:table-cell office:value-type="float" office:value="-3.4800000000001496E-4" table:formula="of:=[.H24]-[.$H$5]" table:style-name="ce1">
            <text:p>-0.000348</text:p>
          </table:table-cell>
          <table:table-cell office:value-type="float" office:value="-3.2500000000001972E-4" table:formula="of:=[.I24]-[.$I$5]" table:style-name="ce1">
            <text:p>-0.000325</text:p>
          </table:table-cell>
          <table:table-cell office:value-type="float" office:value="-4.1400000000002546E-4" table:formula="of:=[.J24]-[.$J$5]" table:style-name="ce1">
            <text:p>-0.000414</text:p>
          </table:table-cell>
          <table:table-cell office:value-type="float" office:value="0.95011500000000004" table:style-name="ce7">
            <text:p>0.950115</text:p>
          </table:table-cell>
          <table:table-cell office:value-type="float" office:value="8.1187499999999999E-4" table:style-name="ce7">
            <text:p>0.000811875</text:p>
          </table:table-cell>
          <table:table-cell office:value-type="float" office:value="-1.6896100000000001E-2" table:style-name="ce7">
            <text:p>-0.0168961</text:p>
          </table:table-cell>
          <table:table-cell table:number-columns-repeated="16368"/>
        </table:table-row>
        <table:table-row table:style-name="ro2">
          <table:table-cell office:value-type="float" office:value="0.4" table:style-name="ce1">
            <text:p>0.4</text:p>
          </table:table-cell>
          <table:table-cell office:value-type="float" office:value="1.3200000000000001E-4" table:style-name="ce1">
            <text:p>0.000132</text:p>
          </table:table-cell>
          <table:table-cell office:value-type="float" office:value="0.4" table:style-name="ce1">
            <text:p>0.4</text:p>
          </table:table-cell>
          <table:table-cell office:value-type="float" office:value="4.8099999999999998E-4" table:style-name="ce1">
            <text:p>0.000481</text:p>
          </table:table-cell>
          <table:table-cell office:value-type="float" office:value="6.38E-4" table:style-name="ce1">
            <text:p>0.000638</text:p>
          </table:table-cell>
          <table:table-cell table:style-name="ce3"/>
          <table:table-cell office:value-type="float" office:value="1.00014" table:style-name="ce7">
            <text:p>1.00014</text:p>
          </table:table-cell>
          <table:table-cell office:value-type="float" office:value="0.65668400000000005" table:style-name="ce7">
            <text:p>0.656684</text:p>
          </table:table-cell>
          <table:table-cell office:value-type="float" office:value="0.65670899999999999" table:style-name="ce7">
            <text:p>0.656709</text:p>
          </table:table-cell>
          <table:table-cell office:value-type="float" office:value="0.65661199999999997" table:style-name="ce7">
            <text:p>0.656612</text:p>
          </table:table-cell>
          <table:table-cell office:value-type="float" office:value="8.0000000000080007E-6" table:formula="of:=[.H25]-[.$H$5]" table:style-name="ce1">
            <text:p>8E-06</text:p>
          </table:table-cell>
          <table:table-cell office:value-type="float" office:value="2.9999999999974492E-5" table:formula="of:=[.I25]-[.$I$5]" table:style-name="ce1">
            <text:p>3E-05</text:p>
          </table:table-cell>
          <table:table-cell office:value-type="float" office:value="-6.700000000003925E-5" table:formula="of:=[.J25]-[.$J$5]" table:style-name="ce1">
            <text:p>-6.7E-05</text:p>
          </table:table-cell>
          <table:table-cell office:value-type="float" office:value="1.0001199999999999" table:style-name="ce7">
            <text:p>1.00012</text:p>
          </table:table-cell>
          <table:table-cell office:value-type="float" office:value="9.5189600000000004E-4" table:style-name="ce7">
            <text:p>0.000951896</text:p>
          </table:table-cell>
          <table:table-cell office:value-type="float" office:value="-8.7472399999999999E-3" table:style-name="ce7">
            <text:p>-0.00874724</text:p>
          </table:table-cell>
          <table:table-cell table:number-columns-repeated="16368"/>
        </table:table-row>
        <table:table-row table:style-name="ro2">
          <table:table-cell office:value-type="float" office:value="0.42" table:style-name="ce1">
            <text:p>0.42</text:p>
          </table:table-cell>
          <table:table-cell office:value-type="float" office:value="1.6100000000000001E-4" table:style-name="ce1">
            <text:p>0.000161</text:p>
          </table:table-cell>
          <table:table-cell office:value-type="float" office:value="0.42" table:style-name="ce1">
            <text:p>0.42</text:p>
          </table:table-cell>
          <table:table-cell office:value-type="float" office:value="5.9199999999999997E-4" table:style-name="ce1">
            <text:p>0.000592</text:p>
          </table:table-cell>
          <table:table-cell office:value-type="float" office:value="6.7900000000000002E-4" table:style-name="ce1">
            <text:p>0.000679</text:p>
          </table:table-cell>
          <table:table-cell table:style-name="ce3"/>
          <table:table-cell office:value-type="float" office:value="1.0501499999999999" table:style-name="ce7">
            <text:p>1.05015</text:p>
          </table:table-cell>
          <table:table-cell office:value-type="float" office:value="0.65616799999999997" table:style-name="ce7">
            <text:p>0.656168</text:p>
          </table:table-cell>
          <table:table-cell office:value-type="float" office:value="0.65636300000000003" table:style-name="ce7">
            <text:p>0.656363</text:p>
          </table:table-cell>
          <table:table-cell office:value-type="float" office:value="0.65642100000000003" table:style-name="ce7">
            <text:p>0.656421</text:p>
          </table:table-cell>
          <table:table-cell office:value-type="float" office:value="-5.0800000000006396E-4" table:formula="of:=[.H26]-[.$H$5]" table:style-name="ce1">
            <text:p>-0.000508</text:p>
          </table:table-cell>
          <table:table-cell office:value-type="float" office:value="-3.1599999999998296E-4" table:formula="of:=[.I26]-[.$I$5]" table:style-name="ce1">
            <text:p>-0.000316</text:p>
          </table:table-cell>
          <table:table-cell office:value-type="float" office:value="-2.5799999999998047E-4" table:formula="of:=[.J26]-[.$J$5]" table:style-name="ce1">
            <text:p>-0.000258</text:p>
          </table:table-cell>
          <table:table-cell office:value-type="float" office:value="1.05006" table:style-name="ce7">
            <text:p>1.05006</text:p>
          </table:table-cell>
          <table:table-cell office:value-type="float" office:value="6.3608999999999996E-4" table:style-name="ce7">
            <text:p>0.00063609</text:p>
          </table:table-cell>
          <table:table-cell office:value-type="float" office:value="1.3286600000000001E-2" table:style-name="ce7">
            <text:p>0.0132866</text:p>
          </table:table-cell>
          <table:table-cell table:number-columns-repeated="16368"/>
        </table:table-row>
        <table:table-row table:style-name="ro2">
          <table:table-cell office:value-type="float" office:value="0.44" table:style-name="ce1">
            <text:p>0.44</text:p>
          </table:table-cell>
          <table:table-cell office:value-type="float" office:value="1.92E-4" table:style-name="ce1">
            <text:p>0.000192</text:p>
          </table:table-cell>
          <table:table-cell office:value-type="float" office:value="0.44" table:style-name="ce1">
            <text:p>0.44</text:p>
          </table:table-cell>
          <table:table-cell office:value-type="float" office:value="7.1199999999999996E-4" table:style-name="ce1">
            <text:p>0.000712</text:p>
          </table:table-cell>
          <table:table-cell office:value-type="float" office:value="7.18E-4" table:style-name="ce1">
            <text:p>0.000718</text:p>
          </table:table-cell>
          <table:table-cell table:style-name="ce3"/>
          <table:table-cell office:value-type="float" office:value="1.1000399999999999" table:style-name="ce7">
            <text:p>1.10004</text:p>
          </table:table-cell>
          <table:table-cell office:value-type="float" office:value="0.65609399999999996" table:style-name="ce7">
            <text:p>0.656094</text:p>
          </table:table-cell>
          <table:table-cell office:value-type="float" office:value="0.65631399999999995" table:style-name="ce7">
            <text:p>0.656314</text:p>
          </table:table-cell>
          <table:table-cell office:value-type="float" office:value="0.65625599999999995" table:style-name="ce7">
            <text:p>0.656256</text:p>
          </table:table-cell>
          <table:table-cell office:value-type="float" office:value="-5.8200000000008245E-4" table:formula="of:=[.H27]-[.$H$5]" table:style-name="ce1">
            <text:p>-0.000582</text:p>
          </table:table-cell>
          <table:table-cell office:value-type="float" office:value="-3.6500000000005972E-4" table:formula="of:=[.I27]-[.$I$5]" table:style-name="ce1">
            <text:p>-0.000365</text:p>
          </table:table-cell>
          <table:table-cell office:value-type="float" office:value="-4.2300000000006222E-4" table:formula="of:=[.J27]-[.$J$5]" table:style-name="ce1">
            <text:p>-0.000423</text:p>
          </table:table-cell>
          <table:table-cell office:value-type="float" office:value="1.1000399999999999" table:style-name="ce7">
            <text:p>1.10004</text:p>
          </table:table-cell>
          <table:table-cell office:value-type="float" office:value="-5.8517200000000001E-4" table:style-name="ce7">
            <text:p>-0.000585172</text:p>
          </table:table-cell>
          <table:table-cell office:value-type="float" office:value="-5.02148E-3" table:style-name="ce7">
            <text:p>-0.00502148</text:p>
          </table:table-cell>
          <table:table-cell table:number-columns-repeated="16368"/>
        </table:table-row>
        <table:table-row table:style-name="ro2">
          <table:table-cell office:value-type="float" office:value="0.46" table:style-name="ce1">
            <text:p>0.46</text:p>
          </table:table-cell>
          <table:table-cell office:value-type="float" office:value="2.2499999999999999E-4" table:style-name="ce1">
            <text:p>0.000225</text:p>
          </table:table-cell>
          <table:table-cell office:value-type="float" office:value="0.46" table:style-name="ce1">
            <text:p>0.46</text:p>
          </table:table-cell>
          <table:table-cell office:value-type="float" office:value="8.4099999999999995E-4" table:style-name="ce1">
            <text:p>0.000841</text:p>
          </table:table-cell>
          <table:table-cell office:value-type="float" office:value="7.5299999999999998E-4" table:style-name="ce1">
            <text:p>0.000753</text:p>
          </table:table-cell>
          <table:table-cell table:style-name="ce3"/>
          <table:table-cell office:value-type="float" office:value="1.1501399999999999" table:style-name="ce7">
            <text:p>1.15014</text:p>
          </table:table-cell>
          <table:table-cell office:value-type="float" office:value="0.65662600000000004" table:style-name="ce7">
            <text:p>0.656626</text:p>
          </table:table-cell>
          <table:table-cell office:value-type="float" office:value="0.65680000000000005" table:style-name="ce7">
            <text:p>0.6568</text:p>
          </table:table-cell>
          <table:table-cell office:value-type="float" office:value="0.65649999999999997" table:style-name="ce7">
            <text:p>0.6565</text:p>
          </table:table-cell>
          <table:table-cell office:value-type="float" office:value="-4.9999999999994493E-5" table:formula="of:=[.H28]-[.$H$5]" table:style-name="ce1">
            <text:p>-5E-05</text:p>
          </table:table-cell>
          <table:table-cell office:value-type="float" office:value="1.2100000000003774E-4" table:formula="of:=[.I28]-[.$I$5]" table:style-name="ce1">
            <text:p>0.000121</text:p>
          </table:table-cell>
          <table:table-cell office:value-type="float" office:value="-1.7900000000004024E-4" table:formula="of:=[.J28]-[.$J$5]" table:style-name="ce1">
            <text:p>-0.000179</text:p>
          </table:table-cell>
          <table:table-cell office:value-type="float" office:value="1.1500300000000001" table:style-name="ce7">
            <text:p>1.15003</text:p>
          </table:table-cell>
          <table:table-cell office:value-type="float" office:value="2.9137599999999998E-4" table:style-name="ce7">
            <text:p>0.000291376</text:p>
          </table:table-cell>
          <table:table-cell office:value-type="float" office:value="-7.3588999999999998E-3" table:style-name="ce7">
            <text:p>-0.0073589</text:p>
          </table:table-cell>
          <table:table-cell table:number-columns-repeated="16368"/>
        </table:table-row>
        <table:table-row table:style-name="ro2">
          <table:table-cell office:value-type="float" office:value="0.48" table:style-name="ce1">
            <text:p>0.48</text:p>
          </table:table-cell>
          <table:table-cell office:value-type="float" office:value="2.5999999999999998E-4" table:style-name="ce1">
            <text:p>0.00026</text:p>
          </table:table-cell>
          <table:table-cell office:value-type="float" office:value="0.48" table:style-name="ce1">
            <text:p>0.48</text:p>
          </table:table-cell>
          <table:table-cell office:value-type="float" office:value="9.7999999999999997E-4" table:style-name="ce1">
            <text:p>0.00098</text:p>
          </table:table-cell>
          <table:table-cell office:value-type="float" office:value="7.85E-4" table:style-name="ce1">
            <text:p>0.000785</text:p>
          </table:table-cell>
          <table:table-cell table:style-name="ce3"/>
          <table:table-cell office:value-type="float" office:value="1.2001500000000001" table:style-name="ce7">
            <text:p>1.20015</text:p>
          </table:table-cell>
          <table:table-cell office:value-type="float" office:value="0.65643600000000002" table:style-name="ce7">
            <text:p>0.656436</text:p>
          </table:table-cell>
          <table:table-cell office:value-type="float" office:value="0.656663" table:style-name="ce7">
            <text:p>0.656663</text:p>
          </table:table-cell>
          <table:table-cell office:value-type="float" office:value="0.65641499999999997" table:style-name="ce7">
            <text:p>0.656415</text:p>
          </table:table-cell>
          <table:table-cell office:value-type="float" office:value="-2.4000000000001798E-4" table:formula="of:=[.H29]-[.$H$5]" table:style-name="ce1">
            <text:p>-0.00024</text:p>
          </table:table-cell>
          <table:table-cell office:value-type="float" office:value="-1.6000000000016001E-5" table:formula="of:=[.I29]-[.$I$5]" table:style-name="ce1">
            <text:p>-1.6E-05</text:p>
          </table:table-cell>
          <table:table-cell office:value-type="float" office:value="-2.6400000000004198E-4" table:formula="of:=[.J29]-[.$J$5]" table:style-name="ce1">
            <text:p>-0.000264</text:p>
          </table:table-cell>
          <table:table-cell office:value-type="float" office:value="1.20001" table:style-name="ce7">
            <text:p>1.20001</text:p>
          </table:table-cell>
          <table:table-cell office:value-type="float" office:value="1.2290999999999999E-3" table:style-name="ce7">
            <text:p>0.0012291</text:p>
          </table:table-cell>
          <table:table-cell office:value-type="float" office:value="1.4088399999999999E-2" table:style-name="ce7">
            <text:p>0.0140884</text:p>
          </table:table-cell>
          <table:table-cell table:style-name="ce1">
            <draw:frame draw:z-index="3" draw:id="id2" draw:style-name="a2" draw:name="Gráfico 3" svg:x="0.80357in" svg:y="0.08928in" svg:width="9.12351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2">
          <table:table-cell office:value-type="float" office:value="0.5" table:style-name="ce1">
            <text:p>0.5</text:p>
          </table:table-cell>
          <table:table-cell office:value-type="float" office:value="2.9799999999999998E-4" table:style-name="ce1">
            <text:p>0.000298</text:p>
          </table:table-cell>
          <table:table-cell office:value-type="float" office:value="0.5" table:style-name="ce1">
            <text:p>0.5</text:p>
          </table:table-cell>
          <table:table-cell office:value-type="float" office:value="1.1280000000000001E-3" table:style-name="ce1">
            <text:p>0.001128</text:p>
          </table:table-cell>
          <table:table-cell office:value-type="float" office:value="8.1300000000000003E-4" table:style-name="ce1">
            <text:p>0.000813</text:p>
          </table:table-cell>
          <table:table-cell table:style-name="ce3"/>
          <table:table-cell office:value-type="float" office:value="1.2500100000000001" table:style-name="ce7">
            <text:p>1.25001</text:p>
          </table:table-cell>
          <table:table-cell office:value-type="float" office:value="0.65608299999999997" table:style-name="ce7">
            <text:p>0.656083</text:p>
          </table:table-cell>
          <table:table-cell office:value-type="float" office:value="0.65636000000000005" table:style-name="ce7">
            <text:p>0.65636</text:p>
          </table:table-cell>
          <table:table-cell office:value-type="float" office:value="0.656192" table:style-name="ce7">
            <text:p>0.656192</text:p>
          </table:table-cell>
          <table:table-cell office:value-type="float" office:value="-5.930000000000657E-4" table:formula="of:=[.H30]-[.$H$5]" table:style-name="ce1">
            <text:p>-0.000593</text:p>
          </table:table-cell>
          <table:table-cell office:value-type="float" office:value="-3.1899999999995821E-4" table:formula="of:=[.I30]-[.$I$5]" table:style-name="ce1">
            <text:p>-0.000319</text:p>
          </table:table-cell>
          <table:table-cell office:value-type="float" office:value="-4.870000000000152E-4" table:formula="of:=[.J30]-[.$J$5]" table:style-name="ce1">
            <text:p>-0.000487</text:p>
          </table:table-cell>
          <table:table-cell office:value-type="float" office:value="1.25" table:style-name="ce7">
            <text:p>1.25</text:p>
          </table:table-cell>
          <table:table-cell office:value-type="float" office:value="-2.3961800000000001E-4" table:style-name="ce7">
            <text:p>-0.000239618</text:p>
          </table:table-cell>
          <table:table-cell office:value-type="float" office:value="-1.1888E-4" table:style-name="ce7">
            <text:p>-0.00011888</text:p>
          </table:table-cell>
          <table:table-cell table:number-columns-repeated="16368"/>
        </table:table-row>
        <table:table-row table:style-name="ro2">
          <table:table-cell office:value-type="float" office:value="0.52" table:style-name="ce1">
            <text:p>0.52</text:p>
          </table:table-cell>
          <table:table-cell office:value-type="float" office:value="3.3700000000000001E-4" table:style-name="ce1">
            <text:p>0.000337</text:p>
          </table:table-cell>
          <table:table-cell office:value-type="float" office:value="0.52" table:style-name="ce1">
            <text:p>0.52</text:p>
          </table:table-cell>
          <table:table-cell office:value-type="float" office:value="1.284E-3" table:style-name="ce1">
            <text:p>0.001284</text:p>
          </table:table-cell>
          <table:table-cell office:value-type="float" office:value="8.3699999999999996E-4" table:style-name="ce1">
            <text:p>0.000837</text:p>
          </table:table-cell>
          <table:table-cell table:style-name="ce3"/>
          <table:table-cell office:value-type="float" office:value="1.3000499999999999" table:style-name="ce7">
            <text:p>1.30005</text:p>
          </table:table-cell>
          <table:table-cell office:value-type="float" office:value="0.65646499999999997" table:style-name="ce7">
            <text:p>0.656465</text:p>
          </table:table-cell>
          <table:table-cell office:value-type="float" office:value="0.65674900000000003" table:style-name="ce7">
            <text:p>0.656749</text:p>
          </table:table-cell>
          <table:table-cell office:value-type="float" office:value="0.65644800000000003" table:style-name="ce7">
            <text:p>0.656448</text:p>
          </table:table-cell>
          <table:table-cell office:value-type="float" office:value="-2.1100000000007224E-4" table:formula="of:=[.H31]-[.$H$5]" table:style-name="ce1">
            <text:p>-0.000211</text:p>
          </table:table-cell>
          <table:table-cell office:value-type="float" office:value="7.0000000000014495E-5" table:formula="of:=[.I31]-[.$I$5]" table:style-name="ce1">
            <text:p>7E-05</text:p>
          </table:table-cell>
          <table:table-cell office:value-type="float" office:value="-2.3099999999998122E-4" table:formula="of:=[.J31]-[.$J$5]" table:style-name="ce1">
            <text:p>-0.000231</text:p>
          </table:table-cell>
          <table:table-cell office:value-type="float" office:value="1.3" table:style-name="ce7">
            <text:p>1.3</text:p>
          </table:table-cell>
          <table:table-cell office:value-type="float" office:value="-5.8263399999999995E-4" table:style-name="ce7">
            <text:p>-0.000582634</text:p>
          </table:table-cell>
          <table:table-cell office:value-type="float" office:value="-1.59667E-2" table:style-name="ce7">
            <text:p>-0.0159667</text:p>
          </table:table-cell>
          <table:table-cell table:number-columns-repeated="16368"/>
        </table:table-row>
        <table:table-row table:style-name="ro2">
          <table:table-cell office:value-type="float" office:value="0.54" table:style-name="ce1">
            <text:p>0.54</text:p>
          </table:table-cell>
          <table:table-cell office:value-type="float" office:value="3.79E-4" table:style-name="ce1">
            <text:p>0.000379</text:p>
          </table:table-cell>
          <table:table-cell office:value-type="float" office:value="0.54" table:style-name="ce1">
            <text:p>0.54</text:p>
          </table:table-cell>
          <table:table-cell office:value-type="float" office:value="1.4480000000000001E-3" table:style-name="ce1">
            <text:p>0.001448</text:p>
          </table:table-cell>
          <table:table-cell office:value-type="float" office:value="8.5499999999999997E-4" table:style-name="ce1">
            <text:p>0.000855</text:p>
          </table:table-cell>
          <table:table-cell table:style-name="ce3"/>
          <table:table-cell office:value-type="float" office:value="1.3500799999999999" table:style-name="ce7">
            <text:p>1.35008</text:p>
          </table:table-cell>
          <table:table-cell office:value-type="float" office:value="0.65659199999999995" table:style-name="ce7">
            <text:p>0.656592</text:p>
          </table:table-cell>
          <table:table-cell office:value-type="float" office:value="0.65688800000000003" table:style-name="ce7">
            <text:p>0.656888</text:p>
          </table:table-cell>
          <table:table-cell office:value-type="float" office:value="0.65659000000000001" table:style-name="ce7">
            <text:p>0.65659</text:p>
          </table:table-cell>
          <table:table-cell office:value-type="float" office:value="-8.4000000000084007E-5" table:formula="of:=[.H32]-[.$H$5]" table:style-name="ce1">
            <text:p>-8.4E-05</text:p>
          </table:table-cell>
          <table:table-cell office:value-type="float" office:value="2.0900000000001473E-4" table:formula="of:=[.I32]-[.$I$5]" table:style-name="ce1">
            <text:p>0.000209</text:p>
          </table:table-cell>
          <table:table-cell office:value-type="float" office:value="-8.9000000000005741E-5" table:formula="of:=[.J32]-[.$J$5]" table:style-name="ce1">
            <text:p>-8.9E-05</text:p>
          </table:table-cell>
          <table:table-cell office:value-type="float" office:value="1.3500099999999999" table:style-name="ce7">
            <text:p>1.35001</text:p>
          </table:table-cell>
          <table:table-cell office:value-type="float" office:value="2.25807E-3" table:style-name="ce7">
            <text:p>0.00225807</text:p>
          </table:table-cell>
          <table:table-cell office:value-type="float" office:value="6.4966900000000003E-3" table:style-name="ce7">
            <text:p>0.00649669</text:p>
          </table:table-cell>
          <table:table-cell table:number-columns-repeated="16368"/>
        </table:table-row>
        <table:table-row table:style-name="ro2">
          <table:table-cell office:value-type="float" office:value="0.56000000000000005" table:style-name="ce1">
            <text:p>0.56</text:p>
          </table:table-cell>
          <table:table-cell office:value-type="float" office:value="4.2200000000000001E-4" table:style-name="ce1">
            <text:p>0.00042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1.619E-3" table:style-name="ce1">
            <text:p>0.001619</text:p>
          </table:table-cell>
          <table:table-cell office:value-type="float" office:value="8.6899999999999998E-4" table:style-name="ce1">
            <text:p>0.000869</text:p>
          </table:table-cell>
          <table:table-cell table:style-name="ce3"/>
          <table:table-cell office:value-type="float" office:value="1.40015" table:style-name="ce7">
            <text:p>1.40015</text:p>
          </table:table-cell>
          <table:table-cell office:value-type="float" office:value="0.65623399999999998" table:style-name="ce7">
            <text:p>0.656234</text:p>
          </table:table-cell>
          <table:table-cell office:value-type="float" office:value="0.65646199999999999" table:style-name="ce7">
            <text:p>0.656462</text:p>
          </table:table-cell>
          <table:table-cell office:value-type="float" office:value="0.65634999999999999" table:style-name="ce7">
            <text:p>0.65635</text:p>
          </table:table-cell>
          <table:table-cell office:value-type="float" office:value="-4.4200000000005346E-4" table:formula="of:=[.H33]-[.$H$5]" table:style-name="ce1">
            <text:p>-0.000442</text:p>
          </table:table-cell>
          <table:table-cell office:value-type="float" office:value="-2.1700000000002273E-4" table:formula="of:=[.I33]-[.$I$5]" table:style-name="ce1">
            <text:p>-0.000217</text:p>
          </table:table-cell>
          <table:table-cell office:value-type="float" office:value="-3.2900000000002372E-4" table:formula="of:=[.J33]-[.$J$5]" table:style-name="ce1">
            <text:p>-0.000329</text:p>
          </table:table-cell>
          <table:table-cell office:value-type="float" office:value="1.40001" table:style-name="ce7">
            <text:p>1.40001</text:p>
          </table:table-cell>
          <table:table-cell office:value-type="float" office:value="2.9876500000000001E-3" table:style-name="ce7">
            <text:p>0.00298765</text:p>
          </table:table-cell>
          <table:table-cell office:value-type="float" office:value="9.4931000000000008E-3" table:style-name="ce7">
            <text:p>0.0094931</text:p>
          </table:table-cell>
          <table:table-cell table:number-columns-repeated="16368"/>
        </table:table-row>
        <table:table-row table:style-name="ro2">
          <table:table-cell office:value-type="float" office:value="0.57999999999999996" table:style-name="ce1">
            <text:p>0.58</text:p>
          </table:table-cell>
          <table:table-cell office:value-type="float" office:value="4.6700000000000002E-4" table:style-name="ce1">
            <text:p>0.00046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.7979999999999999E-3" table:style-name="ce1">
            <text:p>0.001798</text:p>
          </table:table-cell>
          <table:table-cell office:value-type="float" office:value="8.7699999999999996E-4" table:style-name="ce1">
            <text:p>0.000877</text:p>
          </table:table-cell>
          <table:table-cell table:style-name="ce3"/>
          <table:table-cell office:value-type="float" office:value="1.4500500000000001" table:style-name="ce7">
            <text:p>1.45005</text:p>
          </table:table-cell>
          <table:table-cell office:value-type="float" office:value="0.65637800000000002" table:style-name="ce7">
            <text:p>0.656378</text:p>
          </table:table-cell>
          <table:table-cell office:value-type="float" office:value="0.65653799999999995" table:style-name="ce7">
            <text:p>0.656538</text:p>
          </table:table-cell>
          <table:table-cell office:value-type="float" office:value="0.65642999999999996" table:style-name="ce7">
            <text:p>0.65643</text:p>
          </table:table-cell>
          <table:table-cell office:value-type="float" office:value="-2.9800000000002047E-4" table:formula="of:=[.H34]-[.$H$5]" table:style-name="ce1">
            <text:p>-0.000298</text:p>
          </table:table-cell>
          <table:table-cell office:value-type="float" office:value="-1.4100000000005775E-4" table:formula="of:=[.I34]-[.$I$5]" table:style-name="ce1">
            <text:p>-0.000141</text:p>
          </table:table-cell>
          <table:table-cell office:value-type="float" office:value="-2.4900000000005473E-4" table:formula="of:=[.J34]-[.$J$5]" table:style-name="ce1">
            <text:p>-0.000249</text:p>
          </table:table-cell>
          <table:table-cell office:value-type="float" office:value="1.4501299999999999" table:style-name="ce7">
            <text:p>1.45013</text:p>
          </table:table-cell>
          <table:table-cell office:value-type="float" office:value="8.9862999999999998E-4" table:style-name="ce7">
            <text:p>0.00089863</text:p>
          </table:table-cell>
          <table:table-cell office:value-type="float" office:value="-1.0624700000000001E-2" table:style-name="ce7">
            <text:p>-0.0106247</text:p>
          </table:table-cell>
          <table:table-cell table:number-columns-repeated="16368"/>
        </table:table-row>
        <table:table-row table:style-name="ro2">
          <table:table-cell office:value-type="float" office:value="0.6" table:style-name="ce1">
            <text:p>0.6</text:p>
          </table:table-cell>
          <table:table-cell office:value-type="float" office:value="5.1400000000000003E-4" table:style-name="ce1">
            <text:p>0.000514</text:p>
          </table:table-cell>
          <table:table-cell office:value-type="float" office:value="0.6" table:style-name="ce1">
            <text:p>0.6</text:p>
          </table:table-cell>
          <table:table-cell office:value-type="float" office:value="1.983E-3" table:style-name="ce1">
            <text:p>0.001983</text:p>
          </table:table-cell>
          <table:table-cell office:value-type="float" office:value="8.7799999999999998E-4" table:style-name="ce1">
            <text:p>0.000878</text:p>
          </table:table-cell>
          <table:table-cell table:style-name="ce3"/>
          <table:table-cell office:value-type="float" office:value="1.5001199999999999" table:style-name="ce7">
            <text:p>1.50012</text:p>
          </table:table-cell>
          <table:table-cell office:value-type="float" office:value="0.65669100000000002" table:style-name="ce7">
            <text:p>0.656691</text:p>
          </table:table-cell>
          <table:table-cell office:value-type="float" office:value="0.65690099999999996" table:style-name="ce7">
            <text:p>0.656901</text:p>
          </table:table-cell>
          <table:table-cell office:value-type="float" office:value="0.656663" table:style-name="ce7">
            <text:p>0.656663</text:p>
          </table:table-cell>
          <table:table-cell office:value-type="float" office:value="1.4999999999987246E-5" table:formula="of:=[.H35]-[.$H$5]" table:style-name="ce1">
            <text:p>1.5E-05</text:p>
          </table:table-cell>
          <table:table-cell office:value-type="float" office:value="2.2199999999994446E-4" table:formula="of:=[.I35]-[.$I$5]" table:style-name="ce1">
            <text:p>0.000222</text:p>
          </table:table-cell>
          <table:table-cell office:value-type="float" office:value="-1.6000000000016001E-5" table:formula="of:=[.J35]-[.$J$5]" table:style-name="ce1">
            <text:p>-1.6E-05</text:p>
          </table:table-cell>
          <table:table-cell office:value-type="float" office:value="1.50007" table:style-name="ce7">
            <text:p>1.50007</text:p>
          </table:table-cell>
          <table:table-cell office:value-type="float" office:value="4.5836999999999999E-4" table:style-name="ce7">
            <text:p>0.00045837</text:p>
          </table:table-cell>
          <table:table-cell office:value-type="float" office:value="-9.83786E-5" table:style-name="ce7">
            <text:p>-9.83786E-05</text:p>
          </table:table-cell>
          <table:table-cell table:number-columns-repeated="16368"/>
        </table:table-row>
        <table:table-row table:style-name="ro2">
          <table:table-cell office:value-type="float" office:value="0.62" table:style-name="ce1">
            <text:p>0.62</text:p>
          </table:table-cell>
          <table:table-cell office:value-type="float" office:value="5.6300000000000002E-4" table:style-name="ce1">
            <text:p>0.000563</text:p>
          </table:table-cell>
          <table:table-cell office:value-type="float" office:value="0.62" table:style-name="ce1">
            <text:p>0.62</text:p>
          </table:table-cell>
          <table:table-cell office:value-type="float" office:value="2.1740000000000002E-3" table:style-name="ce1">
            <text:p>0.002174</text:p>
          </table:table-cell>
          <table:table-cell office:value-type="float" office:value="8.7200000000000005E-4" table:style-name="ce1">
            <text:p>0.000872</text:p>
          </table:table-cell>
          <table:table-cell table:style-name="ce3"/>
          <table:table-cell office:value-type="float" office:value="1.55006" table:style-name="ce7">
            <text:p>1.55006</text:p>
          </table:table-cell>
          <table:table-cell office:value-type="float" office:value="0.65646300000000002" table:style-name="ce7">
            <text:p>0.656463</text:p>
          </table:table-cell>
          <table:table-cell office:value-type="float" office:value="0.656694" table:style-name="ce7">
            <text:p>0.656694</text:p>
          </table:table-cell>
          <table:table-cell office:value-type="float" office:value="0.65649400000000002" table:style-name="ce7">
            <text:p>0.656494</text:p>
          </table:table-cell>
          <table:table-cell office:value-type="float" office:value="-2.1300000000001873E-4" table:formula="of:=[.H36]-[.$H$5]" table:style-name="ce1">
            <text:p>-0.000213</text:p>
          </table:table-cell>
          <table:table-cell office:value-type="float" office:value="1.4999999999987246E-5" table:formula="of:=[.I36]-[.$I$5]" table:style-name="ce1">
            <text:p>1.5E-05</text:p>
          </table:table-cell>
          <table:table-cell office:value-type="float" office:value="-1.8499999999999073E-4" table:formula="of:=[.J36]-[.$J$5]" table:style-name="ce1">
            <text:p>-0.000185</text:p>
          </table:table-cell>
          <table:table-cell office:value-type="float" office:value="1.55003" table:style-name="ce7">
            <text:p>1.55003</text:p>
          </table:table-cell>
          <table:table-cell office:value-type="float" office:value="2.1605600000000002E-3" table:style-name="ce7">
            <text:p>0.00216056</text:p>
          </table:table-cell>
          <table:table-cell office:value-type="float" office:value="1.1665999999999999E-2" table:style-name="ce7">
            <text:p>0.011666</text:p>
          </table:table-cell>
          <table:table-cell table:number-columns-repeated="16368"/>
        </table:table-row>
        <table:table-row table:style-name="ro2">
          <table:table-cell office:value-type="float" office:value="0.64" table:style-name="ce1">
            <text:p>0.64</text:p>
          </table:table-cell>
          <table:table-cell office:value-type="float" office:value="6.1300000000000005E-4" table:style-name="ce1">
            <text:p>0.000613</text:p>
          </table:table-cell>
          <table:table-cell office:value-type="float" office:value="0.64" table:style-name="ce1">
            <text:p>0.64</text:p>
          </table:table-cell>
          <table:table-cell office:value-type="float" office:value="2.369E-3" table:style-name="ce1">
            <text:p>0.002369</text:p>
          </table:table-cell>
          <table:table-cell office:value-type="float" office:value="8.5800000000000004E-4" table:style-name="ce1">
            <text:p>0.000858</text:p>
          </table:table-cell>
          <table:table-cell table:style-name="ce3"/>
          <table:table-cell office:value-type="float" office:value="1.6001300000000001" table:style-name="ce7">
            <text:p>1.60013</text:p>
          </table:table-cell>
          <table:table-cell office:value-type="float" office:value="0.65631499999999998" table:style-name="ce7">
            <text:p>0.656315</text:p>
          </table:table-cell>
          <table:table-cell office:value-type="float" office:value="0.65649599999999997" table:style-name="ce7">
            <text:p>0.656496</text:p>
          </table:table-cell>
          <table:table-cell office:value-type="float" office:value="0.65643700000000005" table:style-name="ce7">
            <text:p>0.656437</text:p>
          </table:table-cell>
          <table:table-cell office:value-type="float" office:value="-3.6100000000005572E-4" table:formula="of:=[.H37]-[.$H$5]" table:style-name="ce1">
            <text:p>-0.000361</text:p>
          </table:table-cell>
          <table:table-cell office:value-type="float" office:value="-1.8300000000004424E-4" table:formula="of:=[.I37]-[.$I$5]" table:style-name="ce1">
            <text:p>-0.000183</text:p>
          </table:table-cell>
          <table:table-cell office:value-type="float" office:value="-2.4199999999996447E-4" table:formula="of:=[.J37]-[.$J$5]" table:style-name="ce1">
            <text:p>-0.000242</text:p>
          </table:table-cell>
          <table:table-cell office:value-type="float" office:value="1.6" table:style-name="ce7">
            <text:p>1.6</text:p>
          </table:table-cell>
          <table:table-cell office:value-type="float" office:value="2.1481600000000001E-3" table:style-name="ce7">
            <text:p>0.00214816</text:p>
          </table:table-cell>
          <table:table-cell office:value-type="float" office:value="-8.0347500000000002E-3" table:style-name="ce7">
            <text:p>-0.00803475</text:p>
          </table:table-cell>
          <table:table-cell table:number-columns-repeated="16368"/>
        </table:table-row>
        <table:table-row table:style-name="ro2">
          <table:table-cell office:value-type="float" office:value="0.66" table:style-name="ce1">
            <text:p>0.66</text:p>
          </table:table-cell>
          <table:table-cell office:value-type="float" office:value="6.6500000000000001E-4" table:style-name="ce1">
            <text:p>0.000665</text:p>
          </table:table-cell>
          <table:table-cell office:value-type="float" office:value="0.66" table:style-name="ce1">
            <text:p>0.66</text:p>
          </table:table-cell>
          <table:table-cell office:value-type="float" office:value="2.5690000000000001E-3" table:style-name="ce1">
            <text:p>0.002569</text:p>
          </table:table-cell>
          <table:table-cell office:value-type="float" office:value="8.3600000000000005E-4" table:style-name="ce1">
            <text:p>0.000836</text:p>
          </table:table-cell>
          <table:table-cell table:style-name="ce3"/>
          <table:table-cell office:value-type="float" office:value="1.65004" table:style-name="ce7">
            <text:p>1.65004</text:p>
          </table:table-cell>
          <table:table-cell office:value-type="float" office:value="0.65656899999999996" table:style-name="ce7">
            <text:p>0.656569</text:p>
          </table:table-cell>
          <table:table-cell office:value-type="float" office:value="0.65674999999999994" table:style-name="ce7">
            <text:p>0.65675</text:p>
          </table:table-cell>
          <table:table-cell office:value-type="float" office:value="0.65671400000000002" table:style-name="ce7">
            <text:p>0.656714</text:p>
          </table:table-cell>
          <table:table-cell office:value-type="float" office:value="-1.0700000000007925E-4" table:formula="of:=[.H38]-[.$H$5]" table:style-name="ce1">
            <text:p>-0.000107</text:p>
          </table:table-cell>
          <table:table-cell office:value-type="float" office:value="7.0999999999932228E-5" table:formula="of:=[.I38]-[.$I$5]" table:style-name="ce1">
            <text:p>7.1E-05</text:p>
          </table:table-cell>
          <table:table-cell office:value-type="float" office:value="3.5000000000007248E-5" table:formula="of:=[.J38]-[.$J$5]" table:style-name="ce1">
            <text:p>3.5E-05</text:p>
          </table:table-cell>
          <table:table-cell office:value-type="float" office:value="1.65012" table:style-name="ce7">
            <text:p>1.65012</text:p>
          </table:table-cell>
          <table:table-cell office:value-type="float" office:value="1.24244E-3" table:style-name="ce7">
            <text:p>0.00124244</text:p>
          </table:table-cell>
          <table:table-cell office:value-type="float" office:value="-8.11366E-3" table:style-name="ce7">
            <text:p>-0.00811366</text:p>
          </table:table-cell>
          <table:table-cell table:number-columns-repeated="16368"/>
        </table:table-row>
        <table:table-row table:style-name="ro2">
          <table:table-cell office:value-type="float" office:value="0.68" table:style-name="ce1">
            <text:p>0.68</text:p>
          </table:table-cell>
          <table:table-cell office:value-type="float" office:value="7.18E-4" table:style-name="ce1">
            <text:p>0.000718</text:p>
          </table:table-cell>
          <table:table-cell office:value-type="float" office:value="0.68" table:style-name="ce1">
            <text:p>0.68</text:p>
          </table:table-cell>
          <table:table-cell office:value-type="float" office:value="2.771E-3" table:style-name="ce1">
            <text:p>0.002771</text:p>
          </table:table-cell>
          <table:table-cell office:value-type="float" office:value="8.03E-4" table:style-name="ce1">
            <text:p>0.000803</text:p>
          </table:table-cell>
          <table:table-cell table:style-name="ce3"/>
          <table:table-cell office:value-type="float" office:value="1.70014" table:style-name="ce7">
            <text:p>1.70014</text:p>
          </table:table-cell>
          <table:table-cell office:value-type="float" office:value="0.65661400000000003" table:style-name="ce7">
            <text:p>0.656614</text:p>
          </table:table-cell>
          <table:table-cell office:value-type="float" office:value="0.65676599999999996" table:style-name="ce7">
            <text:p>0.656766</text:p>
          </table:table-cell>
          <table:table-cell office:value-type="float" office:value="0.65665300000000004" table:style-name="ce7">
            <text:p>0.656653</text:p>
          </table:table-cell>
          <table:table-cell office:value-type="float" office:value="-6.2000000000006494E-5" table:formula="of:=[.H39]-[.$H$5]" table:style-name="ce1">
            <text:p>-6.2E-05</text:p>
          </table:table-cell>
          <table:table-cell office:value-type="float" office:value="8.699999999994823E-5" table:formula="of:=[.I39]-[.$I$5]" table:style-name="ce1">
            <text:p>8.7E-05</text:p>
          </table:table-cell>
          <table:table-cell office:value-type="float" office:value="-2.5999999999970491E-5" table:formula="of:=[.J39]-[.$J$5]" table:style-name="ce1">
            <text:p>-2.6E-05</text:p>
          </table:table-cell>
          <table:table-cell office:value-type="float" office:value="1.70008" table:style-name="ce7">
            <text:p>1.70008</text:p>
          </table:table-cell>
          <table:table-cell office:value-type="float" office:value="1.6355199999999999E-3" table:style-name="ce7">
            <text:p>0.00163552</text:p>
          </table:table-cell>
          <table:table-cell office:value-type="float" office:value="1.3329799999999999E-2" table:style-name="ce7">
            <text:p>0.0133298</text:p>
          </table:table-cell>
          <table:table-cell table:number-columns-repeated="16368"/>
        </table:table-row>
        <table:table-row table:style-name="ro2">
          <table:table-cell office:value-type="float" office:value="0.7" table:style-name="ce1">
            <text:p>0.7</text:p>
          </table:table-cell>
          <table:table-cell office:value-type="float" office:value="7.7300000000000003E-4" table:style-name="ce1">
            <text:p>0.000773</text:p>
          </table:table-cell>
          <table:table-cell office:value-type="float" office:value="0.7" table:style-name="ce1">
            <text:p>0.7</text:p>
          </table:table-cell>
          <table:table-cell office:value-type="float" office:value="2.9750000000000002E-3" table:style-name="ce1">
            <text:p>0.002975</text:p>
          </table:table-cell>
          <table:table-cell office:value-type="float" office:value="7.5900000000000002E-4" table:style-name="ce1">
            <text:p>0.000759</text:p>
          </table:table-cell>
          <table:table-cell table:style-name="ce3"/>
          <table:table-cell office:value-type="float" office:value="1.7500800000000001" table:style-name="ce7">
            <text:p>1.75008</text:p>
          </table:table-cell>
          <table:table-cell office:value-type="float" office:value="0.65646899999999997" table:style-name="ce7">
            <text:p>0.656469</text:p>
          </table:table-cell>
          <table:table-cell office:value-type="float" office:value="0.65653499999999998" table:style-name="ce7">
            <text:p>0.656535</text:p>
          </table:table-cell>
          <table:table-cell office:value-type="float" office:value="0.65641899999999997" table:style-name="ce7">
            <text:p>0.656419</text:p>
          </table:table-cell>
          <table:table-cell office:value-type="float" office:value="-2.0700000000006824E-4" table:formula="of:=[.H40]-[.$H$5]" table:style-name="ce1">
            <text:p>-0.000207</text:p>
          </table:table-cell>
          <table:table-cell office:value-type="float" office:value="-1.4400000000003299E-4" table:formula="of:=[.I40]-[.$I$5]" table:style-name="ce1">
            <text:p>-0.000144</text:p>
          </table:table-cell>
          <table:table-cell office:value-type="float" office:value="-2.6000000000003798E-4" table:formula="of:=[.J40]-[.$J$5]" table:style-name="ce1">
            <text:p>-0.00026</text:p>
          </table:table-cell>
          <table:table-cell office:value-type="float" office:value="1.75003" table:style-name="ce7">
            <text:p>1.75003</text:p>
          </table:table-cell>
          <table:table-cell office:value-type="float" office:value="2.35177E-3" table:style-name="ce7">
            <text:p>0.00235177</text:p>
          </table:table-cell>
          <table:table-cell office:value-type="float" office:value="1.5097299999999999E-3" table:style-name="ce7">
            <text:p>0.00150973</text:p>
          </table:table-cell>
          <table:table-cell table:number-columns-repeated="16368"/>
        </table:table-row>
        <table:table-row table:style-name="ro2">
          <table:table-cell office:value-type="float" office:value="0.72" table:style-name="ce1">
            <text:p>0.72</text:p>
          </table:table-cell>
          <table:table-cell office:value-type="float" office:value="8.2799999999999996E-4" table:style-name="ce1">
            <text:p>0.000828</text:p>
          </table:table-cell>
          <table:table-cell office:value-type="float" office:value="0.72" table:style-name="ce1">
            <text:p>0.72</text:p>
          </table:table-cell>
          <table:table-cell office:value-type="float" office:value="3.179E-3" table:style-name="ce1">
            <text:p>0.003179</text:p>
          </table:table-cell>
          <table:table-cell office:value-type="float" office:value="7.0399999999999998E-4" table:style-name="ce1">
            <text:p>0.000704</text:p>
          </table:table-cell>
          <table:table-cell table:style-name="ce3"/>
          <table:table-cell office:value-type="float" office:value="1.80016" table:style-name="ce7">
            <text:p>1.80016</text:p>
          </table:table-cell>
          <table:table-cell office:value-type="float" office:value="0.65656499999999995" table:style-name="ce7">
            <text:p>0.656565</text:p>
          </table:table-cell>
          <table:table-cell office:value-type="float" office:value="0.65663400000000005" table:style-name="ce7">
            <text:p>0.656634</text:p>
          </table:table-cell>
          <table:table-cell office:value-type="float" office:value="0.65661599999999998" table:style-name="ce7">
            <text:p>0.656616</text:p>
          </table:table-cell>
          <table:table-cell office:value-type="float" office:value="-1.1100000000008325E-4" table:formula="of:=[.H41]-[.$H$5]" table:style-name="ce1">
            <text:p>-0.000111</text:p>
          </table:table-cell>
          <table:table-cell office:value-type="float" office:value="-4.4999999999961737E-5" table:formula="of:=[.I41]-[.$I$5]" table:style-name="ce1">
            <text:p>-4.5E-05</text:p>
          </table:table-cell>
          <table:table-cell office:value-type="float" office:value="-6.300000000003525E-5" table:formula="of:=[.J41]-[.$J$5]" table:style-name="ce1">
            <text:p>-6.3E-05</text:p>
          </table:table-cell>
          <table:table-cell office:value-type="float" office:value="1.8000499999999999" table:style-name="ce7">
            <text:p>1.80005</text:p>
          </table:table-cell>
          <table:table-cell office:value-type="float" office:value="2.2921899999999999E-3" table:style-name="ce7">
            <text:p>0.00229219</text:p>
          </table:table-cell>
          <table:table-cell office:value-type="float" office:value="-1.51842E-2" table:style-name="ce7">
            <text:p>-0.0151842</text:p>
          </table:table-cell>
          <table:table-cell table:number-columns-repeated="16368"/>
        </table:table-row>
        <table:table-row table:style-name="ro2">
          <table:table-cell office:value-type="float" office:value="0.74" table:style-name="ce1">
            <text:p>0.74</text:p>
          </table:table-cell>
          <table:table-cell office:value-type="float" office:value="8.83E-4" table:style-name="ce1">
            <text:p>0.000883</text:p>
          </table:table-cell>
          <table:table-cell office:value-type="float" office:value="0.74" table:style-name="ce1">
            <text:p>0.74</text:p>
          </table:table-cell>
          <table:table-cell office:value-type="float" office:value="3.3809999999999999E-3" table:style-name="ce1">
            <text:p>0.003381</text:p>
          </table:table-cell>
          <table:table-cell office:value-type="float" office:value="6.3500000000000004E-4" table:style-name="ce1">
            <text:p>0.000635</text:p>
          </table:table-cell>
          <table:table-cell table:style-name="ce3"/>
          <table:table-cell office:value-type="float" office:value="1.85009" table:style-name="ce7">
            <text:p>1.85009</text:p>
          </table:table-cell>
          <table:table-cell office:value-type="float" office:value="0.65670899999999999" table:style-name="ce7">
            <text:p>0.656709</text:p>
          </table:table-cell>
          <table:table-cell office:value-type="float" office:value="0.65675499999999998" table:style-name="ce7">
            <text:p>0.656755</text:p>
          </table:table-cell>
          <table:table-cell office:value-type="float" office:value="0.65676299999999999" table:style-name="ce7">
            <text:p>0.656763</text:p>
          </table:table-cell>
          <table:table-cell office:value-type="float" office:value="3.2999999999949736E-5" table:formula="of:=[.H42]-[.$H$5]" table:style-name="ce1">
            <text:p>3.3E-05</text:p>
          </table:table-cell>
          <table:table-cell office:value-type="float" office:value="7.5999999999964984E-5" table:formula="of:=[.I42]-[.$I$5]" table:style-name="ce1">
            <text:p>7.6E-05</text:p>
          </table:table-cell>
          <table:table-cell office:value-type="float" office:value="8.3999999999972985E-5" table:formula="of:=[.J42]-[.$J$5]" table:style-name="ce1">
            <text:p>8.4E-05</text:p>
          </table:table-cell>
          <table:table-cell office:value-type="float" office:value="1.85" table:style-name="ce7">
            <text:p>1.85</text:p>
          </table:table-cell>
          <table:table-cell office:value-type="float" office:value="2.2473200000000001E-3" table:style-name="ce7">
            <text:p>0.00224732</text:p>
          </table:table-cell>
          <table:table-cell office:value-type="float" office:value="4.7433900000000001E-3" table:style-name="ce7">
            <text:p>0.00474339</text:p>
          </table:table-cell>
          <table:table-cell table:number-columns-repeated="16368"/>
        </table:table-row>
        <table:table-row table:style-name="ro2">
          <table:table-cell office:value-type="float" office:value="0.76" table:style-name="ce1">
            <text:p>0.76</text:p>
          </table:table-cell>
          <table:table-cell office:value-type="float" office:value="9.3800000000000003E-4" table:style-name="ce1">
            <text:p>0.000938</text:p>
          </table:table-cell>
          <table:table-cell office:value-type="float" office:value="0.76" table:style-name="ce1">
            <text:p>0.76</text:p>
          </table:table-cell>
          <table:table-cell office:value-type="float" office:value="3.5790000000000001E-3" table:style-name="ce1">
            <text:p>0.003579</text:p>
          </table:table-cell>
          <table:table-cell office:value-type="float" office:value="5.5199999999999997E-4" table:style-name="ce1">
            <text:p>0.000552</text:p>
          </table:table-cell>
          <table:table-cell table:style-name="ce3"/>
          <table:table-cell office:value-type="float" office:value="1.90001" table:style-name="ce7">
            <text:p>1.90001</text:p>
          </table:table-cell>
          <table:table-cell office:value-type="float" office:value="0.656694" table:style-name="ce7">
            <text:p>0.656694</text:p>
          </table:table-cell>
          <table:table-cell office:value-type="float" office:value="0.65655600000000003" table:style-name="ce7">
            <text:p>0.656556</text:p>
          </table:table-cell>
          <table:table-cell office:value-type="float" office:value="0.65649500000000005" table:style-name="ce7">
            <text:p>0.656495</text:p>
          </table:table-cell>
          <table:table-cell office:value-type="float" office:value="1.799999999996249E-5" table:formula="of:=[.H43]-[.$H$5]" table:style-name="ce1">
            <text:p>1.8E-05</text:p>
          </table:table-cell>
          <table:table-cell office:value-type="float" office:value="-1.2299999999998423E-4" table:formula="of:=[.I43]-[.$I$5]" table:style-name="ce1">
            <text:p>-0.000123</text:p>
          </table:table-cell>
          <table:table-cell office:value-type="float" office:value="-1.8399999999996197E-4" table:formula="of:=[.J43]-[.$J$5]" table:style-name="ce1">
            <text:p>-0.000184</text:p>
          </table:table-cell>
          <table:table-cell office:value-type="float" office:value="1.9000699999999999" table:style-name="ce7">
            <text:p>1.90007</text:p>
          </table:table-cell>
          <table:table-cell office:value-type="float" office:value="2.3132000000000001E-3" table:style-name="ce7">
            <text:p>0.0023132</text:p>
          </table:table-cell>
          <table:table-cell office:value-type="float" office:value="1.13306E-2" table:style-name="ce7">
            <text:p>0.0113306</text:p>
          </table:table-cell>
          <table:table-cell table:number-columns-repeated="16368"/>
        </table:table-row>
        <table:table-row table:style-name="ro2">
          <table:table-cell office:value-type="float" office:value="0.78" table:style-name="ce1">
            <text:p>0.78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0.78" table:style-name="ce1">
            <text:p>0.78</text:p>
          </table:table-cell>
          <table:table-cell office:value-type="float" office:value="3.771E-3" table:style-name="ce1">
            <text:p>0.003771</text:p>
          </table:table-cell>
          <table:table-cell office:value-type="float" office:value="4.5399999999999998E-4" table:style-name="ce1">
            <text:p>0.000454</text:p>
          </table:table-cell>
          <table:table-cell table:style-name="ce3"/>
          <table:table-cell office:value-type="float" office:value="1.95008" table:style-name="ce7">
            <text:p>1.95008</text:p>
          </table:table-cell>
          <table:table-cell office:value-type="float" office:value="0.65671999999999997" table:style-name="ce7">
            <text:p>0.65672</text:p>
          </table:table-cell>
          <table:table-cell office:value-type="float" office:value="0.65650200000000003" table:style-name="ce7">
            <text:p>0.656502</text:p>
          </table:table-cell>
          <table:table-cell office:value-type="float" office:value="0.65647800000000001" table:style-name="ce7">
            <text:p>0.656478</text:p>
          </table:table-cell>
          <table:table-cell office:value-type="float" office:value="4.3999999999932982E-5" table:formula="of:=[.H44]-[.$H$5]" table:style-name="ce1">
            <text:p>4.4E-05</text:p>
          </table:table-cell>
          <table:table-cell office:value-type="float" office:value="-1.7699999999998273E-4" table:formula="of:=[.I44]-[.$I$5]" table:style-name="ce1">
            <text:p>-0.000177</text:p>
          </table:table-cell>
          <table:table-cell office:value-type="float" office:value="-2.0100000000000673E-4" table:formula="of:=[.J44]-[.$J$5]" table:style-name="ce1">
            <text:p>-0.000201</text:p>
          </table:table-cell>
          <table:table-cell office:value-type="float" office:value="1.9500200000000001" table:style-name="ce7">
            <text:p>1.95002</text:p>
          </table:table-cell>
          <table:table-cell office:value-type="float" office:value="2.20513E-3" table:style-name="ce7">
            <text:p>0.00220513</text:p>
          </table:table-cell>
          <table:table-cell office:value-type="float" office:value="-1.2593999999999999E-2" table:style-name="ce7">
            <text:p>-0.012594</text:p>
          </table:table-cell>
          <table:table-cell table:number-columns-repeated="16368"/>
        </table:table-row>
        <table:table-row table:style-name="ro2">
          <table:table-cell office:value-type="float" office:value="0.8" table:style-name="ce1">
            <text:p>0.8</text:p>
          </table:table-cell>
          <table:table-cell office:value-type="float" office:value="1.044E-3" table:style-name="ce1">
            <text:p>0.001044</text:p>
          </table:table-cell>
          <table:table-cell office:value-type="float" office:value="0.8" table:style-name="ce1">
            <text:p>0.8</text:p>
          </table:table-cell>
          <table:table-cell office:value-type="float" office:value="3.9560000000000003E-3" table:style-name="ce1">
            <text:p>0.003956</text:p>
          </table:table-cell>
          <table:table-cell office:value-type="float" office:value="3.4000000000000002E-4" table:style-name="ce1">
            <text:p>0.00034</text:p>
          </table:table-cell>
          <table:table-cell table:style-name="ce3"/>
          <table:table-cell office:value-type="float" office:value="2.0001500000000001" table:style-name="ce7">
            <text:p>2.00015</text:p>
          </table:table-cell>
          <table:table-cell office:value-type="float" office:value="0.65681299999999998" table:style-name="ce7">
            <text:p>0.656813</text:p>
          </table:table-cell>
          <table:table-cell office:value-type="float" office:value="0.65667200000000003" table:style-name="ce7">
            <text:p>0.656672</text:p>
          </table:table-cell>
          <table:table-cell office:value-type="float" office:value="0.65675499999999998" table:style-name="ce7">
            <text:p>0.656755</text:p>
          </table:table-cell>
          <table:table-cell office:value-type="float" office:value="1.3699999999994272E-4" table:formula="of:=[.H45]-[.$H$5]" table:style-name="ce1">
            <text:p>0.000137</text:p>
          </table:table-cell>
          <table:table-cell office:value-type="float" office:value="-6.999999999979245E-6" table:formula="of:=[.I45]-[.$I$5]" table:style-name="ce1">
            <text:p>-7E-06</text:p>
          </table:table-cell>
          <table:table-cell office:value-type="float" office:value="7.5999999999964984E-5" table:formula="of:=[.J45]-[.$J$5]" table:style-name="ce1">
            <text:p>7.6E-05</text:p>
          </table:table-cell>
          <table:table-cell office:value-type="float" office:value="2.0001199999999999" table:style-name="ce7">
            <text:p>2.00012</text:p>
          </table:table-cell>
          <table:table-cell office:value-type="float" office:value="1.9933500000000001E-3" table:style-name="ce7">
            <text:p>0.00199335</text:p>
          </table:table-cell>
          <table:table-cell office:value-type="float" office:value="-8.0031000000000008E-3" table:style-name="ce7">
            <text:p>-0.0080031</text:p>
          </table:table-cell>
          <table:table-cell table:number-columns-repeated="16368"/>
        </table:table-row>
        <table:table-row table:style-name="ro2">
          <table:table-cell office:value-type="float" office:value="0.82" table:style-name="ce1">
            <text:p>0.82</text:p>
          </table:table-cell>
          <table:table-cell office:value-type="float" office:value="1.0950000000000001E-3" table:style-name="ce1">
            <text:p>0.001095</text:p>
          </table:table-cell>
          <table:table-cell office:value-type="float" office:value="0.82" table:style-name="ce1">
            <text:p>0.82</text:p>
          </table:table-cell>
          <table:table-cell office:value-type="float" office:value="4.1289999999999999E-3" table:style-name="ce1">
            <text:p>0.004129</text:p>
          </table:table-cell>
          <table:table-cell office:value-type="float" office:value="2.1000000000000001E-4" table:style-name="ce1">
            <text:p>0.00021</text:p>
          </table:table-cell>
          <table:table-cell table:style-name="ce3"/>
          <table:table-cell office:value-type="float" office:value="2.0501100000000001" table:style-name="ce7">
            <text:p>2.05011</text:p>
          </table:table-cell>
          <table:table-cell office:value-type="float" office:value="0.65683000000000002" table:style-name="ce7">
            <text:p>0.65683</text:p>
          </table:table-cell>
          <table:table-cell office:value-type="float" office:value="0.656613" table:style-name="ce7">
            <text:p>0.656613</text:p>
          </table:table-cell>
          <table:table-cell office:value-type="float" office:value="0.65664" table:style-name="ce7">
            <text:p>0.65664</text:p>
          </table:table-cell>
          <table:table-cell office:value-type="float" office:value="1.5399999999998748E-4" table:formula="of:=[.H46]-[.$H$5]" table:style-name="ce1">
            <text:p>0.000154</text:p>
          </table:table-cell>
          <table:table-cell office:value-type="float" office:value="-6.6000000000010495E-5" table:formula="of:=[.I46]-[.$I$5]" table:style-name="ce1">
            <text:p>-6.6E-05</text:p>
          </table:table-cell>
          <table:table-cell office:value-type="float" office:value="-3.9000000000011248E-5" table:formula="of:=[.J46]-[.$J$5]" table:style-name="ce1">
            <text:p>-3.9E-05</text:p>
          </table:table-cell>
          <table:table-cell office:value-type="float" office:value="2.0500699999999998" table:style-name="ce7">
            <text:p>2.05007</text:p>
          </table:table-cell>
          <table:table-cell office:value-type="float" office:value="2.0214299999999998E-3" table:style-name="ce7">
            <text:p>0.00202143</text:p>
          </table:table-cell>
          <table:table-cell office:value-type="float" office:value="1.5001199999999999E-2" table:style-name="ce7">
            <text:p>0.0150012</text:p>
          </table:table-cell>
          <table:table-cell table:number-columns-repeated="16368"/>
        </table:table-row>
        <table:table-row table:style-name="ro2">
          <table:table-cell office:value-type="float" office:value="0.84" table:style-name="ce1">
            <text:p>0.84</text:p>
          </table:table-cell>
          <table:table-cell office:value-type="float" office:value="1.142E-3" table:style-name="ce1">
            <text:p>0.001142</text:p>
          </table:table-cell>
          <table:table-cell office:value-type="float" office:value="0.84" table:style-name="ce1">
            <text:p>0.84</text:p>
          </table:table-cell>
          <table:table-cell office:value-type="float" office:value="4.2890000000000003E-3" table:style-name="ce1">
            <text:p>0.004289</text:p>
          </table:table-cell>
          <table:table-cell office:value-type="float" office:value="6.3E-5" table:style-name="ce1">
            <text:p>0.000063</text:p>
          </table:table-cell>
          <table:table-cell table:style-name="ce3"/>
          <table:table-cell office:value-type="float" office:value="2.1001300000000001" table:style-name="ce7">
            <text:p>2.10013</text:p>
          </table:table-cell>
          <table:table-cell office:value-type="float" office:value="0.65683599999999998" table:style-name="ce7">
            <text:p>0.656836</text:p>
          </table:table-cell>
          <table:table-cell office:value-type="float" office:value="0.65648600000000001" table:style-name="ce7">
            <text:p>0.656486</text:p>
          </table:table-cell>
          <table:table-cell office:value-type="float" office:value="0.65639800000000004" table:style-name="ce7">
            <text:p>0.656398</text:p>
          </table:table-cell>
          <table:table-cell office:value-type="float" office:value="1.5999999999993797E-4" table:formula="of:=[.H47]-[.$H$5]" table:style-name="ce1">
            <text:p>0.00016</text:p>
          </table:table-cell>
          <table:table-cell office:value-type="float" office:value="-1.9299999999999873E-4" table:formula="of:=[.I47]-[.$I$5]" table:style-name="ce1">
            <text:p>-0.000193</text:p>
          </table:table-cell>
          <table:table-cell office:value-type="float" office:value="-2.8099999999997571E-4" table:formula="of:=[.J47]-[.$J$5]" table:style-name="ce1">
            <text:p>-0.000281</text:p>
          </table:table-cell>
          <table:table-cell office:value-type="float" office:value="2.10006" table:style-name="ce7">
            <text:p>2.10006</text:p>
          </table:table-cell>
          <table:table-cell office:value-type="float" office:value="2.3971499999999998E-3" table:style-name="ce7">
            <text:p>0.00239715</text:p>
          </table:table-cell>
          <table:table-cell office:value-type="float" office:value="1.8770200000000001E-3" table:style-name="ce7">
            <text:p>0.00187702</text:p>
          </table:table-cell>
          <table:table-cell table:number-columns-repeated="16368"/>
        </table:table-row>
        <table:table-row table:style-name="ro2">
          <table:table-cell office:value-type="float" office:value="0.86" table:style-name="ce1">
            <text:p>0.86</text:p>
          </table:table-cell>
          <table:table-cell office:value-type="float" office:value="1.186E-3" table:style-name="ce1">
            <text:p>0.001186</text:p>
          </table:table-cell>
          <table:table-cell office:value-type="float" office:value="0.86" table:style-name="ce1">
            <text:p>0.86</text:p>
          </table:table-cell>
          <table:table-cell office:value-type="float" office:value="4.4330000000000003E-3" table:style-name="ce1">
            <text:p>0.004433</text:p>
          </table:table-cell>
          <table:table-cell office:value-type="float" office:value="-1.01E-4" table:style-name="ce1">
            <text:p>-0.000101</text:p>
          </table:table-cell>
          <table:table-cell table:style-name="ce3"/>
          <table:table-cell office:value-type="float" office:value="2.1500400000000002" table:style-name="ce7">
            <text:p>2.15004</text:p>
          </table:table-cell>
          <table:table-cell office:value-type="float" office:value="0.65692300000000003" table:style-name="ce7">
            <text:p>0.656923</text:p>
          </table:table-cell>
          <table:table-cell office:value-type="float" office:value="0.65663300000000002" table:style-name="ce7">
            <text:p>0.656633</text:p>
          </table:table-cell>
          <table:table-cell office:value-type="float" office:value="0.65658399999999995" table:style-name="ce7">
            <text:p>0.656584</text:p>
          </table:table-cell>
          <table:table-cell office:value-type="float" office:value="2.4699999999999722E-4" table:formula="of:=[.H48]-[.$H$5]" table:style-name="ce1">
            <text:p>0.000247</text:p>
          </table:table-cell>
          <table:table-cell office:value-type="float" office:value="-4.5999999999990493E-5" table:formula="of:=[.I48]-[.$I$5]" table:style-name="ce1">
            <text:p>-4.6E-05</text:p>
          </table:table-cell>
          <table:table-cell office:value-type="float" office:value="-9.5000000000067253E-5" table:formula="of:=[.J48]-[.$J$5]" table:style-name="ce1">
            <text:p>-9.5E-05</text:p>
          </table:table-cell>
          <table:table-cell office:value-type="float" office:value="2.1500499999999998" table:style-name="ce7">
            <text:p>2.15005</text:p>
          </table:table-cell>
          <table:table-cell office:value-type="float" office:value="2.7619300000000001E-3" table:style-name="ce7">
            <text:p>0.00276193</text:p>
          </table:table-cell>
          <table:table-cell office:value-type="float" office:value="-1.41043E-2" table:style-name="ce7">
            <text:p>-0.0141043</text:p>
          </table:table-cell>
          <table:table-cell table:number-columns-repeated="16368"/>
        </table:table-row>
        <table:table-row table:style-name="ro2">
          <table:table-cell office:value-type="float" office:value="0.88" table:style-name="ce1">
            <text:p>0.88</text:p>
          </table:table-cell>
          <table:table-cell office:value-type="float" office:value="1.224E-3" table:style-name="ce1">
            <text:p>0.001224</text:p>
          </table:table-cell>
          <table:table-cell office:value-type="float" office:value="0.88" table:style-name="ce1">
            <text:p>0.88</text:p>
          </table:table-cell>
          <table:table-cell office:value-type="float" office:value="4.5580000000000004E-3" table:style-name="ce1">
            <text:p>0.004558</text:p>
          </table:table-cell>
          <table:table-cell office:value-type="float" office:value="-2.8200000000000002E-4" table:style-name="ce1">
            <text:p>-0.000282</text:p>
          </table:table-cell>
          <table:table-cell table:style-name="ce3"/>
          <table:table-cell office:value-type="float" office:value="2.20004" table:style-name="ce7">
            <text:p>2.20004</text:p>
          </table:table-cell>
          <table:table-cell office:value-type="float" office:value="0.65699600000000002" table:style-name="ce7">
            <text:p>0.656996</text:p>
          </table:table-cell>
          <table:table-cell office:value-type="float" office:value="0.65671199999999996" table:style-name="ce7">
            <text:p>0.656712</text:p>
          </table:table-cell>
          <table:table-cell office:value-type="float" office:value="0.65670300000000004" table:style-name="ce7">
            <text:p>0.656703</text:p>
          </table:table-cell>
          <table:table-cell office:value-type="float" office:value="3.1999999999998696E-4" table:formula="of:=[.H49]-[.$H$5]" table:style-name="ce1">
            <text:p>0.00032</text:p>
          </table:table-cell>
          <table:table-cell office:value-type="float" office:value="3.2999999999949736E-5" table:formula="of:=[.I49]-[.$I$5]" table:style-name="ce1">
            <text:p>3.3E-05</text:p>
          </table:table-cell>
          <table:table-cell office:value-type="float" office:value="2.4000000000024002E-5" table:formula="of:=[.J49]-[.$J$5]" table:style-name="ce1">
            <text:p>2.4E-05</text:p>
          </table:table-cell>
          <table:table-cell office:value-type="float" office:value="2.2000299999999999" table:style-name="ce7">
            <text:p>2.20003</text:p>
          </table:table-cell>
          <table:table-cell office:value-type="float" office:value="2.72449E-3" table:style-name="ce7">
            <text:p>0.00272449</text:p>
          </table:table-cell>
          <table:table-cell office:value-type="float" office:value="4.1873700000000002E-3" table:style-name="ce7">
            <text:p>0.00418737</text:p>
          </table:table-cell>
          <table:table-cell table:number-columns-repeated="16368"/>
        </table:table-row>
        <table:table-row table:style-name="ro2">
          <table:table-cell office:value-type="float" office:value="0.9" table:style-name="ce1">
            <text:p>0.9</text:p>
          </table:table-cell>
          <table:table-cell office:value-type="float" office:value="1.2570000000000001E-3" table:style-name="ce1">
            <text:p>0.001257</text:p>
          </table:table-cell>
          <table:table-cell office:value-type="float" office:value="0.9" table:style-name="ce1">
            <text:p>0.9</text:p>
          </table:table-cell>
          <table:table-cell office:value-type="float" office:value="4.6610000000000002E-3" table:style-name="ce1">
            <text:p>0.004661</text:p>
          </table:table-cell>
          <table:table-cell office:value-type="float" office:value="-4.7899999999999999E-4" table:style-name="ce1">
            <text:p>-0.000479</text:p>
          </table:table-cell>
          <table:table-cell table:style-name="ce3"/>
          <table:table-cell office:value-type="float" office:value="2.2501199999999999" table:style-name="ce7">
            <text:p>2.25012</text:p>
          </table:table-cell>
          <table:table-cell office:value-type="float" office:value="0.656972" table:style-name="ce7">
            <text:p>0.656972</text:p>
          </table:table-cell>
          <table:table-cell office:value-type="float" office:value="0.65654199999999996" table:style-name="ce7">
            <text:p>0.656542</text:p>
          </table:table-cell>
          <table:table-cell office:value-type="float" office:value="0.65646499999999997" table:style-name="ce7">
            <text:p>0.656465</text:p>
          </table:table-cell>
          <table:table-cell office:value-type="float" office:value="2.9599999999996296E-4" table:formula="of:=[.H50]-[.$H$5]" table:style-name="ce1">
            <text:p>0.000296</text:p>
          </table:table-cell>
          <table:table-cell office:value-type="float" office:value="-1.3700000000005375E-4" table:formula="of:=[.I50]-[.$I$5]" table:style-name="ce1">
            <text:p>-0.000137</text:p>
          </table:table-cell>
          <table:table-cell office:value-type="float" office:value="-2.1400000000004749E-4" table:formula="of:=[.J50]-[.$J$5]" table:style-name="ce1">
            <text:p>-0.000214</text:p>
          </table:table-cell>
          <table:table-cell office:value-type="float" office:value="2.2500399999999998" table:style-name="ce7">
            <text:p>2.25004</text:p>
          </table:table-cell>
          <table:table-cell office:value-type="float" office:value="2.4502899999999999E-3" table:style-name="ce7">
            <text:p>0.00245029</text:p>
          </table:table-cell>
          <table:table-cell office:value-type="float" office:value="8.6866500000000006E-3" table:style-name="ce7">
            <text:p>0.00868665</text:p>
          </table:table-cell>
          <table:table-cell table:number-columns-repeated="16368"/>
        </table:table-row>
        <table:table-row table:style-name="ro2">
          <table:table-cell office:value-type="float" office:value="0.92" table:style-name="ce1">
            <text:p>0.92</text:p>
          </table:table-cell>
          <table:table-cell office:value-type="float" office:value="1.284E-3" table:style-name="ce1">
            <text:p>0.001284</text:p>
          </table:table-cell>
          <table:table-cell office:value-type="float" office:value="0.92" table:style-name="ce1">
            <text:p>0.92</text:p>
          </table:table-cell>
          <table:table-cell office:value-type="float" office:value="4.7400000000000003E-3" table:style-name="ce1">
            <text:p>0.00474</text:p>
          </table:table-cell>
          <table:table-cell office:value-type="float" office:value="-6.8999999999999997E-4" table:style-name="ce1">
            <text:p>-0.00069</text:p>
          </table:table-cell>
          <table:table-cell table:style-name="ce3"/>
          <table:table-cell office:value-type="float" office:value="2.2999999999999998" table:style-name="ce7">
            <text:p>2.3</text:p>
          </table:table-cell>
          <table:table-cell office:value-type="float" office:value="0.65697499999999998" table:style-name="ce7">
            <text:p>0.656975</text:p>
          </table:table-cell>
          <table:table-cell office:value-type="float" office:value="0.65657200000000004" table:style-name="ce7">
            <text:p>0.656572</text:p>
          </table:table-cell>
          <table:table-cell office:value-type="float" office:value="0.65648200000000001" table:style-name="ce7">
            <text:p>0.656482</text:p>
          </table:table-cell>
          <table:table-cell office:value-type="float" office:value="2.989999999999382E-4" table:formula="of:=[.H51]-[.$H$5]" table:style-name="ce1">
            <text:p>0.000299</text:p>
          </table:table-cell>
          <table:table-cell office:value-type="float" office:value="-1.0699999999996823E-4" table:formula="of:=[.I51]-[.$I$5]" table:style-name="ce1">
            <text:p>-0.000107</text:p>
          </table:table-cell>
          <table:table-cell office:value-type="float" office:value="-1.9700000000000273E-4" table:formula="of:=[.J51]-[.$J$5]" table:style-name="ce1">
            <text:p>-0.000197</text:p>
          </table:table-cell>
          <table:table-cell office:value-type="float" office:value="2.3000400000000001" table:style-name="ce7">
            <text:p>2.30004</text:p>
          </table:table-cell>
          <table:table-cell office:value-type="float" office:value="2.3593899999999998E-3" table:style-name="ce7">
            <text:p>0.00235939</text:p>
          </table:table-cell>
          <table:table-cell office:value-type="float" office:value="-1.1609100000000001E-2" table:style-name="ce7">
            <text:p>-0.0116091</text:p>
          </table:table-cell>
          <table:table-cell table:number-columns-repeated="16368"/>
        </table:table-row>
        <table:table-row table:style-name="ro2">
          <table:table-cell office:value-type="float" office:value="0.94" table:style-name="ce1">
            <text:p>0.94</text:p>
          </table:table-cell>
          <table:table-cell office:value-type="float" office:value="1.302E-3" table:style-name="ce1">
            <text:p>0.001302</text:p>
          </table:table-cell>
          <table:table-cell office:value-type="float" office:value="0.94" table:style-name="ce1">
            <text:p>0.94</text:p>
          </table:table-cell>
          <table:table-cell office:value-type="float" office:value="4.7910000000000001E-3" table:style-name="ce1">
            <text:p>0.004791</text:p>
          </table:table-cell>
          <table:table-cell office:value-type="float" office:value="-9.1600000000000004E-4" table:style-name="ce1">
            <text:p>-0.000916</text:p>
          </table:table-cell>
          <table:table-cell table:style-name="ce3"/>
          <table:table-cell office:value-type="float" office:value="2.3500999999999999" table:style-name="ce7">
            <text:p>2.3501</text:p>
          </table:table-cell>
          <table:table-cell office:value-type="float" office:value="0.65710199999999996" table:style-name="ce7">
            <text:p>0.657102</text:p>
          </table:table-cell>
          <table:table-cell office:value-type="float" office:value="0.65680799999999995" table:style-name="ce7">
            <text:p>0.656808</text:p>
          </table:table-cell>
          <table:table-cell office:value-type="float" office:value="0.656725" table:style-name="ce7">
            <text:p>0.656725</text:p>
          </table:table-cell>
          <table:table-cell office:value-type="float" office:value="4.2599999999992644E-4" table:formula="of:=[.H52]-[.$H$5]" table:style-name="ce1">
            <text:p>0.000426</text:p>
          </table:table-cell>
          <table:table-cell office:value-type="float" office:value="1.2899999999993472E-4" table:formula="of:=[.I52]-[.$I$5]" table:style-name="ce1">
            <text:p>0.000129</text:p>
          </table:table-cell>
          <table:table-cell office:value-type="float" office:value="4.5999999999990493E-5" table:formula="of:=[.J52]-[.$J$5]" table:style-name="ce1">
            <text:p>4.6E-05</text:p>
          </table:table-cell>
          <table:table-cell office:value-type="float" office:value="2.35005" table:style-name="ce7">
            <text:p>2.35005</text:p>
          </table:table-cell>
          <table:table-cell office:value-type="float" office:value="2.6744999999999998E-3" table:style-name="ce7">
            <text:p>0.0026745</text:p>
          </table:table-cell>
          <table:table-cell office:value-type="float" office:value="-3.9774700000000003E-3" table:style-name="ce7">
            <text:p>-0.00397747</text:p>
          </table:table-cell>
          <table:table-cell table:number-columns-repeated="16368"/>
        </table:table-row>
        <table:table-row table:style-name="ro2">
          <table:table-cell office:value-type="float" office:value="0.96" table:style-name="ce1">
            <text:p>0.96</text:p>
          </table:table-cell>
          <table:table-cell office:value-type="float" office:value="1.3129999999999999E-3" table:style-name="ce1">
            <text:p>0.001313</text:p>
          </table:table-cell>
          <table:table-cell office:value-type="float" office:value="0.96" table:style-name="ce1">
            <text:p>0.96</text:p>
          </table:table-cell>
          <table:table-cell office:value-type="float" office:value="4.8120000000000003E-3" table:style-name="ce1">
            <text:p>0.004812</text:p>
          </table:table-cell>
          <table:table-cell office:value-type="float" office:value="-1.1540000000000001E-3" table:style-name="ce1">
            <text:p>-0.001154</text:p>
          </table:table-cell>
          <table:table-cell table:style-name="ce3"/>
          <table:table-cell office:value-type="float" office:value="2.4000699999999999" table:style-name="ce7">
            <text:p>2.40007</text:p>
          </table:table-cell>
          <table:table-cell office:value-type="float" office:value="0.65719099999999997" table:style-name="ce7">
            <text:p>0.657191</text:p>
          </table:table-cell>
          <table:table-cell office:value-type="float" office:value="0.65676400000000001" table:style-name="ce7">
            <text:p>0.656764</text:p>
          </table:table-cell>
          <table:table-cell office:value-type="float" office:value="0.65658099999999997" table:style-name="ce7">
            <text:p>0.656581</text:p>
          </table:table-cell>
          <table:table-cell office:value-type="float" office:value="5.1499999999993218E-4" table:formula="of:=[.H53]-[.$H$5]" table:style-name="ce1">
            <text:p>0.000515</text:p>
          </table:table-cell>
          <table:table-cell office:value-type="float" office:value="8.5000000000001741E-5" table:formula="of:=[.I53]-[.$I$5]" table:style-name="ce1">
            <text:p>8.5E-05</text:p>
          </table:table-cell>
          <table:table-cell office:value-type="float" office:value="-9.8000000000042498E-5" table:formula="of:=[.J53]-[.$J$5]" table:style-name="ce1">
            <text:p>-9.8E-05</text:p>
          </table:table-cell>
          <table:table-cell office:value-type="float" office:value="2.4000699999999999" table:style-name="ce7">
            <text:p>2.40007</text:p>
          </table:table-cell>
          <table:table-cell office:value-type="float" office:value="2.8494100000000001E-3" table:style-name="ce7">
            <text:p>0.00284941</text:p>
          </table:table-cell>
          <table:table-cell office:value-type="float" office:value="1.49266E-2" table:style-name="ce7">
            <text:p>0.0149266</text:p>
          </table:table-cell>
          <table:table-cell table:number-columns-repeated="16368"/>
        </table:table-row>
        <table:table-row table:style-name="ro2">
          <table:table-cell office:value-type="float" office:value="0.98" table:style-name="ce1">
            <text:p>0.98</text:p>
          </table:table-cell>
          <table:table-cell office:value-type="float" office:value="1.3140000000000001E-3" table:style-name="ce1">
            <text:p>0.001314</text:p>
          </table:table-cell>
          <table:table-cell office:value-type="float" office:value="0.98" table:style-name="ce1">
            <text:p>0.98</text:p>
          </table:table-cell>
          <table:table-cell office:value-type="float" office:value="4.8009999999999997E-3" table:style-name="ce1">
            <text:p>0.004801</text:p>
          </table:table-cell>
          <table:table-cell office:value-type="float" office:value="-1.403E-3" table:style-name="ce1">
            <text:p>-0.001403</text:p>
          </table:table-cell>
          <table:table-cell table:style-name="ce3"/>
          <table:table-cell office:value-type="float" office:value="2.4500700000000002" table:style-name="ce7">
            <text:p>2.45007</text:p>
          </table:table-cell>
          <table:table-cell office:value-type="float" office:value="0.65716300000000005" table:style-name="ce7">
            <text:p>0.657163</text:p>
          </table:table-cell>
          <table:table-cell office:value-type="float" office:value="0.65663199999999999" table:style-name="ce7">
            <text:p>0.656632</text:p>
          </table:table-cell>
          <table:table-cell office:value-type="float" office:value="0.65638600000000002" table:style-name="ce7">
            <text:p>0.656386</text:p>
          </table:table-cell>
          <table:table-cell office:value-type="float" office:value="4.870000000000152E-4" table:formula="of:=[.H54]-[.$H$5]" table:style-name="ce1">
            <text:p>0.000487</text:p>
          </table:table-cell>
          <table:table-cell office:value-type="float" office:value="-4.7000000000019249E-5" table:formula="of:=[.I54]-[.$I$5]" table:style-name="ce1">
            <text:p>-4.7E-05</text:p>
          </table:table-cell>
          <table:table-cell office:value-type="float" office:value="-2.9299999999998771E-4" table:formula="of:=[.J54]-[.$J$5]" table:style-name="ce1">
            <text:p>-0.000293</text:p>
          </table:table-cell>
          <table:table-cell office:value-type="float" office:value="2.4500899999999999" table:style-name="ce7">
            <text:p>2.45009</text:p>
          </table:table-cell>
          <table:table-cell office:value-type="float" office:value="2.2867E-3" table:style-name="ce7">
            <text:p>0.0022867</text:p>
          </table:table-cell>
          <table:table-cell office:value-type="float" office:value="-2.1205999999999998E-3" table:style-name="ce7">
            <text:p>-0.0021206</text:p>
          </table:table-cell>
          <table:table-cell table:number-columns-repeated="1636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.305E-3" table:style-name="ce1">
            <text:p>0.001305</text:p>
          </table:table-cell>
          <table:table-cell office:value-type="float" office:value="1" table:style-name="ce1">
            <text:p>1</text:p>
          </table:table-cell>
          <table:table-cell office:value-type="float" office:value="4.7549999999999997E-3" table:style-name="ce1">
            <text:p>0.004755</text:p>
          </table:table-cell>
          <table:table-cell office:value-type="float" office:value="-1.6590000000000001E-3" table:style-name="ce1">
            <text:p>-0.001659</text:p>
          </table:table-cell>
          <table:table-cell table:style-name="ce3"/>
          <table:table-cell office:value-type="float" office:value="2.5000300000000002" table:style-name="ce7">
            <text:p>2.50003</text:p>
          </table:table-cell>
          <table:table-cell office:value-type="float" office:value="0.65723299999999996" table:style-name="ce7">
            <text:p>0.657233</text:p>
          </table:table-cell>
          <table:table-cell office:value-type="float" office:value="0.656837" table:style-name="ce7">
            <text:p>0.656837</text:p>
          </table:table-cell>
          <table:table-cell office:value-type="float" office:value="0.65662299999999996" table:style-name="ce7">
            <text:p>0.656623</text:p>
          </table:table-cell>
          <table:table-cell office:value-type="float" office:value="5.5699999999991867E-4" table:formula="of:=[.H55]-[.$H$5]" table:style-name="ce1">
            <text:p>0.000557</text:p>
          </table:table-cell>
          <table:table-cell office:value-type="float" office:value="1.5799999999999148E-4" table:formula="of:=[.I55]-[.$I$5]" table:style-name="ce1">
            <text:p>0.000158</text:p>
          </table:table-cell>
          <table:table-cell office:value-type="float" office:value="-5.6000000000056005E-5" table:formula="of:=[.J55]-[.$J$5]" table:style-name="ce1">
            <text:p>-5.6E-05</text:p>
          </table:table-cell>
          <table:table-cell office:value-type="float" office:value="2.5001000000000002" table:style-name="ce7">
            <text:p>2.5001</text:p>
          </table:table-cell>
          <table:table-cell office:value-type="float" office:value="1.5650200000000001E-3" table:style-name="ce7">
            <text:p>0.00156502</text:p>
          </table:table-cell>
          <table:table-cell office:value-type="float" office:value="-1.52426E-2" table:style-name="ce7">
            <text:p>-0.0152426</text:p>
          </table:table-cell>
          <table:table-cell table:number-columns-repeated="16368"/>
        </table:table-row>
        <table:table-row table:style-name="ro2">
          <table:table-cell office:value-type="float" office:value="1.02" table:style-name="ce1">
            <text:p>1.02</text:p>
          </table:table-cell>
          <table:table-cell office:value-type="float" office:value="1.2849999999999999E-3" table:style-name="ce1">
            <text:p>0.001285</text:p>
          </table:table-cell>
          <table:table-cell office:value-type="float" office:value="1.02" table:style-name="ce1">
            <text:p>1.02</text:p>
          </table:table-cell>
          <table:table-cell office:value-type="float" office:value="4.6740000000000002E-3" table:style-name="ce1">
            <text:p>0.004674</text:p>
          </table:table-cell>
          <table:table-cell office:value-type="float" office:value="-1.921E-3" table:style-name="ce1">
            <text:p>-0.001921</text:p>
          </table:table-cell>
          <table:table-cell table:style-name="ce3"/>
          <table:table-cell office:value-type="float" office:value="2.5500400000000001" table:style-name="ce7">
            <text:p>2.55004</text:p>
          </table:table-cell>
          <table:table-cell office:value-type="float" office:value="0.65740399999999999" table:style-name="ce7">
            <text:p>0.657404</text:p>
          </table:table-cell>
          <table:table-cell office:value-type="float" office:value="0.65700599999999998" table:style-name="ce7">
            <text:p>0.657006</text:p>
          </table:table-cell>
          <table:table-cell office:value-type="float" office:value="0.65672699999999995" table:style-name="ce7">
            <text:p>0.656727</text:p>
          </table:table-cell>
          <table:table-cell office:value-type="float" office:value="7.2799999999995091E-4" table:formula="of:=[.H56]-[.$H$5]" table:style-name="ce1">
            <text:p>0.000728</text:p>
          </table:table-cell>
          <table:table-cell office:value-type="float" office:value="3.2699999999996621E-4" table:formula="of:=[.I56]-[.$I$5]" table:style-name="ce1">
            <text:p>0.000327</text:p>
          </table:table-cell>
          <table:table-cell office:value-type="float" office:value="4.7999999999936982E-5" table:formula="of:=[.J56]-[.$J$5]" table:style-name="ce1">
            <text:p>4.8E-05</text:p>
          </table:table-cell>
          <table:table-cell office:value-type="float" office:value="2.55009" table:style-name="ce7">
            <text:p>2.55009</text:p>
          </table:table-cell>
          <table:table-cell office:value-type="float" office:value="2.12619E-3" table:style-name="ce7">
            <text:p>0.00212619</text:p>
          </table:table-cell>
          <table:table-cell office:value-type="float" office:value="6.8349999999999999E-3" table:style-name="ce7">
            <text:p>0.006835</text:p>
          </table:table-cell>
          <table:table-cell table:number-columns-repeated="16368"/>
        </table:table-row>
        <table:table-row table:style-name="ro2">
          <table:table-cell office:value-type="float" office:value="1.04" table:style-name="ce1">
            <text:p>1.04</text:p>
          </table:table-cell>
          <table:table-cell office:value-type="float" office:value="1.255E-3" table:style-name="ce1">
            <text:p>0.001255</text:p>
          </table:table-cell>
          <table:table-cell office:value-type="float" office:value="1.04" table:style-name="ce1">
            <text:p>1.04</text:p>
          </table:table-cell>
          <table:table-cell office:value-type="float" office:value="4.555E-3" table:style-name="ce1">
            <text:p>0.004555</text:p>
          </table:table-cell>
          <table:table-cell office:value-type="float" office:value="-2.186E-3" table:style-name="ce1">
            <text:p>-0.002186</text:p>
          </table:table-cell>
          <table:table-cell table:style-name="ce3"/>
          <table:table-cell office:value-type="float" office:value="2.6001300000000001" table:style-name="ce7">
            <text:p>2.60013</text:p>
          </table:table-cell>
          <table:table-cell office:value-type="float" office:value="0.65745299999999995" table:style-name="ce7">
            <text:p>0.657453</text:p>
          </table:table-cell>
          <table:table-cell office:value-type="float" office:value="0.65684799999999999" table:style-name="ce7">
            <text:p>0.656848</text:p>
          </table:table-cell>
          <table:table-cell office:value-type="float" office:value="0.65645699999999996" table:style-name="ce7">
            <text:p>0.656457</text:p>
          </table:table-cell>
          <table:table-cell office:value-type="float" office:value="7.7699999999991665E-4" table:formula="of:=[.H57]-[.$H$5]" table:style-name="ce1">
            <text:p>0.000777</text:p>
          </table:table-cell>
          <table:table-cell office:value-type="float" office:value="1.6899999999997473E-4" table:formula="of:=[.I57]-[.$I$5]" table:style-name="ce1">
            <text:p>0.000169</text:p>
          </table:table-cell>
          <table:table-cell office:value-type="float" office:value="-2.2200000000005549E-4" table:formula="of:=[.J57]-[.$J$5]" table:style-name="ce1">
            <text:p>-0.000222</text:p>
          </table:table-cell>
          <table:table-cell office:value-type="float" office:value="2.6000899999999998" table:style-name="ce7">
            <text:p>2.60009</text:p>
          </table:table-cell>
          <table:table-cell office:value-type="float" office:value="2.9536699999999998E-3" table:style-name="ce7">
            <text:p>0.00295367</text:p>
          </table:table-cell>
          <table:table-cell office:value-type="float" office:value="1.02804E-2" table:style-name="ce7">
            <text:p>0.0102804</text:p>
          </table:table-cell>
          <table:table-cell table:number-columns-repeated="16368"/>
        </table:table-row>
        <table:table-row table:style-name="ro2">
          <table:table-cell office:value-type="float" office:value="1.06" table:style-name="ce1">
            <text:p>1.06</text:p>
          </table:table-cell>
          <table:table-cell office:value-type="float" office:value="1.214E-3" table:style-name="ce1">
            <text:p>0.001214</text:p>
          </table:table-cell>
          <table:table-cell office:value-type="float" office:value="1.06" table:style-name="ce1">
            <text:p>1.06</text:p>
          </table:table-cell>
          <table:table-cell office:value-type="float" office:value="4.3990000000000001E-3" table:style-name="ce1">
            <text:p>0.004399</text:p>
          </table:table-cell>
          <table:table-cell office:value-type="float" office:value="-2.4499999999999999E-3" table:style-name="ce1">
            <text:p>-0.00245</text:p>
          </table:table-cell>
          <table:table-cell table:style-name="ce3"/>
          <table:table-cell office:value-type="float" office:value="2.6500699999999999" table:style-name="ce7">
            <text:p>2.65007</text:p>
          </table:table-cell>
          <table:table-cell office:value-type="float" office:value="0.65750900000000001" table:style-name="ce7">
            <text:p>0.657509</text:p>
          </table:table-cell>
          <table:table-cell office:value-type="float" office:value="0.65686100000000003" table:style-name="ce7">
            <text:p>0.656861</text:p>
          </table:table-cell>
          <table:table-cell office:value-type="float" office:value="0.65648300000000004" table:style-name="ce7">
            <text:p>0.656483</text:p>
          </table:table-cell>
          <table:table-cell office:value-type="float" office:value="8.3299999999997265E-4" table:formula="of:=[.H58]-[.$H$5]" table:style-name="ce1">
            <text:p>0.000833</text:p>
          </table:table-cell>
          <table:table-cell office:value-type="float" office:value="1.8200000000001548E-4" table:formula="of:=[.I58]-[.$I$5]" table:style-name="ce1">
            <text:p>0.000182</text:p>
          </table:table-cell>
          <table:table-cell office:value-type="float" office:value="-1.9599999999997397E-4" table:formula="of:=[.J58]-[.$J$5]" table:style-name="ce1">
            <text:p>-0.000196</text:p>
          </table:table-cell>
          <table:table-cell office:value-type="float" office:value="2.6500900000000001" table:style-name="ce7">
            <text:p>2.65009</text:p>
          </table:table-cell>
          <table:table-cell office:value-type="float" office:value="2.3755899999999999E-3" table:style-name="ce7">
            <text:p>0.00237559</text:p>
          </table:table-cell>
          <table:table-cell office:value-type="float" office:value="-1.2484200000000001E-2" table:style-name="ce7">
            <text:p>-0.0124842</text:p>
          </table:table-cell>
          <table:table-cell table:number-columns-repeated="16368"/>
        </table:table-row>
        <table:table-row table:style-name="ro2">
          <table:table-cell office:value-type="float" office:value="1.08" table:style-name="ce1">
            <text:p>1.08</text:p>
          </table:table-cell>
          <table:table-cell office:value-type="float" office:value="1.1609999999999999E-3" table:style-name="ce1">
            <text:p>0.001161</text:p>
          </table:table-cell>
          <table:table-cell office:value-type="float" office:value="1.08" table:style-name="ce1">
            <text:p>1.08</text:p>
          </table:table-cell>
          <table:table-cell office:value-type="float" office:value="4.2050000000000004E-3" table:style-name="ce1">
            <text:p>0.004205</text:p>
          </table:table-cell>
          <table:table-cell office:value-type="float" office:value="-2.7109999999999999E-3" table:style-name="ce1">
            <text:p>-0.002711</text:p>
          </table:table-cell>
          <table:table-cell table:style-name="ce3"/>
          <table:table-cell office:value-type="float" office:value="2.7000600000000001" table:style-name="ce7">
            <text:p>2.70006</text:p>
          </table:table-cell>
          <table:table-cell office:value-type="float" office:value="0.65773700000000002" table:style-name="ce7">
            <text:p>0.657737</text:p>
          </table:table-cell>
          <table:table-cell office:value-type="float" office:value="0.65713600000000005" table:style-name="ce7">
            <text:p>0.657136</text:p>
          </table:table-cell>
          <table:table-cell office:value-type="float" office:value="0.65673400000000004" table:style-name="ce7">
            <text:p>0.656734</text:p>
          </table:table-cell>
          <table:table-cell office:value-type="float" office:value="1.0609999999999786E-3" table:formula="of:=[.H59]-[.$H$5]" table:style-name="ce1">
            <text:p>0.001061</text:p>
          </table:table-cell>
          <table:table-cell office:value-type="float" office:value="4.5700000000004071E-4" table:formula="of:=[.I59]-[.$I$5]" table:style-name="ce1">
            <text:p>0.000457</text:p>
          </table:table-cell>
          <table:table-cell office:value-type="float" office:value="5.5000000000027249E-5" table:formula="of:=[.J59]-[.$J$5]" table:style-name="ce1">
            <text:p>5.5E-05</text:p>
          </table:table-cell>
          <table:table-cell office:value-type="float" office:value="2.70004" table:style-name="ce7">
            <text:p>2.70004</text:p>
          </table:table-cell>
          <table:table-cell office:value-type="float" office:value="1.5226E-3" table:style-name="ce7">
            <text:p>0.0015226</text:p>
          </table:table-cell>
          <table:table-cell office:value-type="float" office:value="-4.8357399999999998E-3" table:style-name="ce7">
            <text:p>-0.00483574</text:p>
          </table:table-cell>
          <table:table-cell table:number-columns-repeated="16368"/>
        </table:table-row>
        <table:table-row table:style-name="ro2">
          <table:table-cell office:value-type="float" office:value="1.1000000000000001" table:style-name="ce1">
            <text:p>1.1</text:p>
          </table:table-cell>
          <table:table-cell office:value-type="float" office:value="1.0970000000000001E-3" table:style-name="ce1">
            <text:p>0.00109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.9740000000000001E-3" table:style-name="ce1">
            <text:p>0.003974</text:p>
          </table:table-cell>
          <table:table-cell office:value-type="float" office:value="-2.9640000000000001E-3" table:style-name="ce1">
            <text:p>-0.002964</text:p>
          </table:table-cell>
          <table:table-cell table:style-name="ce3"/>
          <table:table-cell office:value-type="float" office:value="2.7500599999999999" table:style-name="ce7">
            <text:p>2.75006</text:p>
          </table:table-cell>
          <table:table-cell office:value-type="float" office:value="0.657891" table:style-name="ce7">
            <text:p>0.657891</text:p>
          </table:table-cell>
          <table:table-cell office:value-type="float" office:value="0.65714399999999995" table:style-name="ce7">
            <text:p>0.657144</text:p>
          </table:table-cell>
          <table:table-cell office:value-type="float" office:value="0.65658399999999995" table:style-name="ce7">
            <text:p>0.656584</text:p>
          </table:table-cell>
          <table:table-cell office:value-type="float" office:value="1.2149999999999661E-3" table:formula="of:=[.H60]-[.$H$5]" table:style-name="ce1">
            <text:p>0.001215</text:p>
          </table:table-cell>
          <table:table-cell office:value-type="float" office:value="4.6499999999993769E-4" table:formula="of:=[.I60]-[.$I$5]" table:style-name="ce1">
            <text:p>0.000465</text:p>
          </table:table-cell>
          <table:table-cell office:value-type="float" office:value="-9.5000000000067253E-5" table:formula="of:=[.J60]-[.$J$5]" table:style-name="ce1">
            <text:p>-9.5E-05</text:p>
          </table:table-cell>
          <table:table-cell office:value-type="float" office:value="2.7501199999999999" table:style-name="ce7">
            <text:p>2.75012</text:p>
          </table:table-cell>
          <table:table-cell office:value-type="float" office:value="1.8267100000000001E-3" table:style-name="ce7">
            <text:p>0.00182671</text:p>
          </table:table-cell>
          <table:table-cell office:value-type="float" office:value="1.35342E-2" table:style-name="ce7">
            <text:p>0.0135342</text:p>
          </table:table-cell>
          <table:table-cell table:number-columns-repeated="16368"/>
        </table:table-row>
        <table:table-row table:style-name="ro2">
          <table:table-cell office:value-type="float" office:value="1.1200000000000001" table:style-name="ce1">
            <text:p>1.12</text:p>
          </table:table-cell>
          <table:table-cell office:value-type="float" office:value="1.0219999999999999E-3" table:style-name="ce1">
            <text:p>0.00102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3.705E-3" table:style-name="ce1">
            <text:p>0.003705</text:p>
          </table:table-cell>
          <table:table-cell office:value-type="float" office:value="-3.2070000000000002E-3" table:style-name="ce1">
            <text:p>-0.003207</text:p>
          </table:table-cell>
          <table:table-cell table:style-name="ce3"/>
          <table:table-cell office:value-type="float" office:value="2.8001399999999999" table:style-name="ce7">
            <text:p>2.80014</text:p>
          </table:table-cell>
          <table:table-cell office:value-type="float" office:value="0.65793800000000002" table:style-name="ce7">
            <text:p>0.657938</text:p>
          </table:table-cell>
          <table:table-cell office:value-type="float" office:value="0.65703800000000001" table:style-name="ce7">
            <text:p>0.657038</text:p>
          </table:table-cell>
          <table:table-cell office:value-type="float" office:value="0.656412" table:style-name="ce7">
            <text:p>0.656412</text:p>
          </table:table-cell>
          <table:table-cell office:value-type="float" office:value="1.2619999999999854E-3" table:formula="of:=[.H61]-[.$H$5]" table:style-name="ce1">
            <text:p>0.001262</text:p>
          </table:table-cell>
          <table:table-cell office:value-type="float" office:value="3.5899999999999821E-4" table:formula="of:=[.I61]-[.$I$5]" table:style-name="ce1">
            <text:p>0.000359</text:p>
          </table:table-cell>
          <table:table-cell office:value-type="float" office:value="-2.6700000000001722E-4" table:formula="of:=[.J61]-[.$J$5]" table:style-name="ce1">
            <text:p>-0.000267</text:p>
          </table:table-cell>
          <table:table-cell office:value-type="float" office:value="2.8000500000000001" table:style-name="ce7">
            <text:p>2.80005</text:p>
          </table:table-cell>
          <table:table-cell office:value-type="float" office:value="2.3403E-3" table:style-name="ce7">
            <text:p>0.0023403</text:p>
          </table:table-cell>
          <table:table-cell office:value-type="float" office:value="-3.6492400000000002E-3" table:style-name="ce7">
            <text:p>-0.00364924</text:p>
          </table:table-cell>
          <table:table-cell table:number-columns-repeated="16368"/>
        </table:table-row>
        <table:table-row table:style-name="ro2">
          <table:table-cell office:value-type="float" office:value="1.1399999999999999" table:style-name="ce1">
            <text:p>1.14</text:p>
          </table:table-cell>
          <table:table-cell office:value-type="float" office:value="9.3700000000000001E-4" table:style-name="ce1">
            <text:p>0.000937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3.4009999999999999E-3" table:style-name="ce1">
            <text:p>0.003401</text:p>
          </table:table-cell>
          <table:table-cell office:value-type="float" office:value="-3.437E-3" table:style-name="ce1">
            <text:p>-0.003437</text:p>
          </table:table-cell>
          <table:table-cell table:style-name="ce3"/>
          <table:table-cell office:value-type="float" office:value="2.8500800000000002" table:style-name="ce7">
            <text:p>2.85008</text:p>
          </table:table-cell>
          <table:table-cell office:value-type="float" office:value="0.65814899999999998" table:style-name="ce7">
            <text:p>0.658149</text:p>
          </table:table-cell>
          <table:table-cell office:value-type="float" office:value="0.65724099999999996" table:style-name="ce7">
            <text:p>0.657241</text:p>
          </table:table-cell>
          <table:table-cell office:value-type="float" office:value="0.65666500000000005" table:style-name="ce7">
            <text:p>0.656665</text:p>
          </table:table-cell>
          <table:table-cell office:value-type="float" office:value="1.4729999999999466E-3" table:formula="of:=[.H62]-[.$H$5]" table:style-name="ce1">
            <text:p>0.001473</text:p>
          </table:table-cell>
          <table:table-cell office:value-type="float" office:value="5.6199999999995143E-4" table:formula="of:=[.I62]-[.$I$5]" table:style-name="ce1">
            <text:p>0.000562</text:p>
          </table:table-cell>
          <table:table-cell office:value-type="float" office:value="-1.399999999995849E-5" table:formula="of:=[.J62]-[.$J$5]" table:style-name="ce1">
            <text:p>-1.4E-05</text:p>
          </table:table-cell>
          <table:table-cell office:value-type="float" office:value="2.8500899999999998" table:style-name="ce7">
            <text:p>2.85009</text:p>
          </table:table-cell>
          <table:table-cell office:value-type="float" office:value="1.9526700000000001E-3" table:style-name="ce7">
            <text:p>0.00195267</text:p>
          </table:table-cell>
          <table:table-cell office:value-type="float" office:value="-1.3788E-2" table:style-name="ce7">
            <text:p>-0.013788</text:p>
          </table:table-cell>
          <table:table-cell table:number-columns-repeated="16368"/>
        </table:table-row>
        <table:table-row table:style-name="ro2">
          <table:table-cell office:value-type="float" office:value="1.1599999999999999" table:style-name="ce1">
            <text:p>1.16</text:p>
          </table:table-cell>
          <table:table-cell office:value-type="float" office:value="8.4099999999999995E-4" table:style-name="ce1">
            <text:p>0.000841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3.0630000000000002E-3" table:style-name="ce1">
            <text:p>0.003063</text:p>
          </table:table-cell>
          <table:table-cell office:value-type="float" office:value="-3.6489999999999999E-3" table:style-name="ce1">
            <text:p>-0.003649</text:p>
          </table:table-cell>
          <table:table-cell table:style-name="ce3"/>
          <table:table-cell office:value-type="float" office:value="2.9001399999999999" table:style-name="ce7">
            <text:p>2.90014</text:p>
          </table:table-cell>
          <table:table-cell office:value-type="float" office:value="0.65839000000000003" table:style-name="ce7">
            <text:p>0.65839</text:p>
          </table:table-cell>
          <table:table-cell office:value-type="float" office:value="0.65739300000000001" table:style-name="ce7">
            <text:p>0.657393</text:p>
          </table:table-cell>
          <table:table-cell office:value-type="float" office:value="0.65673899999999996" table:style-name="ce7">
            <text:p>0.656739</text:p>
          </table:table-cell>
          <table:table-cell office:value-type="float" office:value="1.7139999999999933E-3" table:formula="of:=[.H63]-[.$H$5]" table:style-name="ce1">
            <text:p>0.001714</text:p>
          </table:table-cell>
          <table:table-cell office:value-type="float" office:value="7.1399999999999242E-4" table:formula="of:=[.I63]-[.$I$5]" table:style-name="ce1">
            <text:p>0.000714</text:p>
          </table:table-cell>
          <table:table-cell office:value-type="float" office:value="5.9999999999948983E-5" table:formula="of:=[.J63]-[.$J$5]" table:style-name="ce1">
            <text:p>6E-05</text:p>
          </table:table-cell>
          <table:table-cell office:value-type="float" office:value="2.9" table:style-name="ce7">
            <text:p>2.9</text:p>
          </table:table-cell>
          <table:table-cell office:value-type="float" office:value="1.3222399999999999E-3" table:style-name="ce7">
            <text:p>0.00132224</text:p>
          </table:table-cell>
          <table:table-cell office:value-type="float" office:value="9.0650599999999998E-3" table:style-name="ce7">
            <text:p>0.00906506</text:p>
          </table:table-cell>
          <table:table-cell table:number-columns-repeated="16368"/>
        </table:table-row>
        <table:table-row table:style-name="ro2">
          <table:table-cell office:value-type="float" office:value="1.18" table:style-name="ce1">
            <text:p>1.18</text:p>
          </table:table-cell>
          <table:table-cell office:value-type="float" office:value="7.36E-4" table:style-name="ce1">
            <text:p>0.000736</text:p>
          </table:table-cell>
          <table:table-cell office:value-type="float" office:value="1.18" table:style-name="ce1">
            <text:p>1.18</text:p>
          </table:table-cell>
          <table:table-cell office:value-type="float" office:value="2.6940000000000002E-3" table:style-name="ce1">
            <text:p>0.002694</text:p>
          </table:table-cell>
          <table:table-cell office:value-type="float" office:value="-3.8430000000000001E-3" table:style-name="ce1">
            <text:p>-0.003843</text:p>
          </table:table-cell>
          <table:table-cell table:style-name="ce3"/>
          <table:table-cell office:value-type="float" office:value="2.9500500000000001" table:style-name="ce7">
            <text:p>2.95005</text:p>
          </table:table-cell>
          <table:table-cell office:value-type="float" office:value="0.65847199999999995" table:style-name="ce7">
            <text:p>0.658472</text:p>
          </table:table-cell>
          <table:table-cell office:value-type="float" office:value="0.65730299999999997" table:style-name="ce7">
            <text:p>0.657303</text:p>
          </table:table-cell>
          <table:table-cell office:value-type="float" office:value="0.65647999999999995" table:style-name="ce7">
            <text:p>0.65648</text:p>
          </table:table-cell>
          <table:table-cell office:value-type="float" office:value="1.7959999999999088E-3" table:formula="of:=[.H64]-[.$H$5]" table:style-name="ce1">
            <text:p>0.001796</text:p>
          </table:table-cell>
          <table:table-cell office:value-type="float" office:value="6.2399999999995792E-4" table:formula="of:=[.I64]-[.$I$5]" table:style-name="ce1">
            <text:p>0.000624</text:p>
          </table:table-cell>
          <table:table-cell office:value-type="float" office:value="-1.9900000000006024E-4" table:formula="of:=[.J64]-[.$J$5]" table:style-name="ce1">
            <text:p>-0.000199</text:p>
          </table:table-cell>
          <table:table-cell office:value-type="float" office:value="2.9500299999999999" table:style-name="ce7">
            <text:p>2.95003</text:p>
          </table:table-cell>
          <table:table-cell office:value-type="float" office:value="1.2720299999999999E-3" table:style-name="ce7">
            <text:p>0.00127203</text:p>
          </table:table-cell>
          <table:table-cell office:value-type="float" office:value="8.9470799999999996E-3" table:style-name="ce7">
            <text:p>0.00894708</text:p>
          </table:table-cell>
          <table:table-cell table:number-columns-repeated="16368"/>
        </table:table-row>
        <table:table-row table:style-name="ro2">
          <table:table-cell office:value-type="float" office:value="1.2" table:style-name="ce1">
            <text:p>1.2</text:p>
          </table:table-cell>
          <table:table-cell office:value-type="float" office:value="6.2399999999999999E-4" table:style-name="ce1">
            <text:p>0.000624</text:p>
          </table:table-cell>
          <table:table-cell office:value-type="float" office:value="1.2" table:style-name="ce1">
            <text:p>1.2</text:p>
          </table:table-cell>
          <table:table-cell office:value-type="float" office:value="2.297E-3" table:style-name="ce1">
            <text:p>0.002297</text:p>
          </table:table-cell>
          <table:table-cell office:value-type="float" office:value="-4.0140000000000002E-3" table:style-name="ce1">
            <text:p>-0.004014</text:p>
          </table:table-cell>
          <table:table-cell table:style-name="ce3"/>
          <table:table-cell office:value-type="float" office:value="3.0001000000000002" table:style-name="ce7">
            <text:p>3.0001</text:p>
          </table:table-cell>
          <table:table-cell office:value-type="float" office:value="0.65863899999999997" table:style-name="ce7">
            <text:p>0.658639</text:p>
          </table:table-cell>
          <table:table-cell office:value-type="float" office:value="0.657439" table:style-name="ce7">
            <text:p>0.657439</text:p>
          </table:table-cell>
          <table:table-cell office:value-type="float" office:value="0.65657200000000004" table:style-name="ce7">
            <text:p>0.656572</text:p>
          </table:table-cell>
          <table:table-cell office:value-type="float" office:value="1.962999999999937E-3" table:formula="of:=[.H65]-[.$H$5]" table:style-name="ce1">
            <text:p>0.001963</text:p>
          </table:table-cell>
          <table:table-cell office:value-type="float" office:value="7.5999999999998291E-4" table:formula="of:=[.I65]-[.$I$5]" table:style-name="ce1">
            <text:p>0.00076</text:p>
          </table:table-cell>
          <table:table-cell office:value-type="float" office:value="-1.0699999999996823E-4" table:formula="of:=[.J65]-[.$J$5]" table:style-name="ce1">
            <text:p>-0.000107</text:p>
          </table:table-cell>
          <table:table-cell office:value-type="float" office:value="3.0000399999999998" table:style-name="ce7">
            <text:p>3.00004</text:p>
          </table:table-cell>
          <table:table-cell office:value-type="float" office:value="1.50778E-3" table:style-name="ce7">
            <text:p>0.00150778</text:p>
          </table:table-cell>
          <table:table-cell office:value-type="float" office:value="-1.32592E-2" table:style-name="ce7">
            <text:p>-0.0132592</text:p>
          </table:table-cell>
          <table:table-cell table:number-columns-repeated="16368"/>
        </table:table-row>
        <table:table-row table:style-name="ro2">
          <table:table-cell office:value-type="float" office:value="1.22" table:style-name="ce1">
            <text:p>1.22</text:p>
          </table:table-cell>
          <table:table-cell office:value-type="float" office:value="5.0299999999999997E-4" table:style-name="ce1">
            <text:p>0.000503</text:p>
          </table:table-cell>
          <table:table-cell office:value-type="float" office:value="1.22" table:style-name="ce1">
            <text:p>1.22</text:p>
          </table:table-cell>
          <table:table-cell office:value-type="float" office:value="1.874E-3" table:style-name="ce1">
            <text:p>0.001874</text:p>
          </table:table-cell>
          <table:table-cell office:value-type="float" office:value="-4.1599999999999996E-3" table:style-name="ce1">
            <text:p>-0.00416</text:p>
          </table:table-cell>
          <table:table-cell table:style-name="ce3"/>
          <table:table-cell office:value-type="float" office:value="3.05002" table:style-name="ce7">
            <text:p>3.05002</text:p>
          </table:table-cell>
          <table:table-cell office:value-type="float" office:value="0.65888500000000005" table:style-name="ce7">
            <text:p>0.658885</text:p>
          </table:table-cell>
          <table:table-cell office:value-type="float" office:value="0.65769200000000005" table:style-name="ce7">
            <text:p>0.657692</text:p>
          </table:table-cell>
          <table:table-cell office:value-type="float" office:value="0.65683899999999995" table:style-name="ce7">
            <text:p>0.656839</text:p>
          </table:table-cell>
          <table:table-cell office:value-type="float" office:value="2.2090000000000165E-3" table:formula="of:=[.H66]-[.$H$5]" table:style-name="ce1">
            <text:p>0.002209</text:p>
          </table:table-cell>
          <table:table-cell office:value-type="float" office:value="1.0130000000000416E-3" table:formula="of:=[.I66]-[.$I$5]" table:style-name="ce1">
            <text:p>0.001013</text:p>
          </table:table-cell>
          <table:table-cell office:value-type="float" office:value="1.5999999999993797E-4" table:formula="of:=[.J66]-[.$J$5]" table:style-name="ce1">
            <text:p>0.00016</text:p>
          </table:table-cell>
          <table:table-cell office:value-type="float" office:value="3.0500699999999998" table:style-name="ce7">
            <text:p>3.05007</text:p>
          </table:table-cell>
          <table:table-cell office:value-type="float" office:value="1.5912599999999999E-3" table:style-name="ce7">
            <text:p>0.00159126</text:p>
          </table:table-cell>
          <table:table-cell office:value-type="float" office:value="-2.5456300000000001E-3" table:style-name="ce7">
            <text:p>-0.00254563</text:p>
          </table:table-cell>
          <table:table-cell table:number-columns-repeated="16368"/>
        </table:table-row>
        <table:table-row table:style-name="ro2">
          <table:table-cell office:value-type="float" office:value="1.24" table:style-name="ce1">
            <text:p>1.24</text:p>
          </table:table-cell>
          <table:table-cell office:value-type="float" office:value="3.77E-4" table:style-name="ce1">
            <text:p>0.000377</text:p>
          </table:table-cell>
          <table:table-cell office:value-type="float" office:value="1.24" table:style-name="ce1">
            <text:p>1.24</text:p>
          </table:table-cell>
          <table:table-cell office:value-type="float" office:value="1.4300000000000001E-3" table:style-name="ce1">
            <text:p>0.00143</text:p>
          </table:table-cell>
          <table:table-cell office:value-type="float" office:value="-4.28E-3" table:style-name="ce1">
            <text:p>-0.00428</text:p>
          </table:table-cell>
          <table:table-cell table:style-name="ce3"/>
          <table:table-cell office:value-type="float" office:value="3.10012" table:style-name="ce7">
            <text:p>3.10012</text:p>
          </table:table-cell>
          <table:table-cell office:value-type="float" office:value="0.65895999999999999" table:style-name="ce7">
            <text:p>0.65896</text:p>
          </table:table-cell>
          <table:table-cell office:value-type="float" office:value="0.65765099999999999" table:style-name="ce7">
            <text:p>0.657651</text:p>
          </table:table-cell>
          <table:table-cell office:value-type="float" office:value="0.65669999999999995" table:style-name="ce7">
            <text:p>0.6567</text:p>
          </table:table-cell>
          <table:table-cell office:value-type="float" office:value="2.2839999999999527E-3" table:formula="of:=[.H67]-[.$H$5]" table:style-name="ce1">
            <text:p>0.002284</text:p>
          </table:table-cell>
          <table:table-cell office:value-type="float" office:value="9.7199999999997289E-4" table:formula="of:=[.I67]-[.$I$5]" table:style-name="ce1">
            <text:p>0.000972</text:p>
          </table:table-cell>
          <table:table-cell office:value-type="float" office:value="2.0999999999937735E-5" table:formula="of:=[.J67]-[.$J$5]" table:style-name="ce1">
            <text:p>2.1E-05</text:p>
          </table:table-cell>
          <table:table-cell office:value-type="float" office:value="3.1001400000000001" table:style-name="ce7">
            <text:p>3.10014</text:p>
          </table:table-cell>
          <table:table-cell office:value-type="float" office:value="1.23171E-3" table:style-name="ce7">
            <text:p>0.00123171</text:p>
          </table:table-cell>
          <table:table-cell office:value-type="float" office:value="1.4262499999999999E-2" table:style-name="ce7">
            <text:p>0.0142625</text:p>
          </table:table-cell>
          <table:table-cell table:number-columns-repeated="16368"/>
        </table:table-row>
        <table:table-row table:style-name="ro2">
          <table:table-cell office:value-type="float" office:value="1.26" table:style-name="ce1">
            <text:p>1.26</text:p>
          </table:table-cell>
          <table:table-cell office:value-type="float" office:value="2.4600000000000002E-4" table:style-name="ce1">
            <text:p>0.000246</text:p>
          </table:table-cell>
          <table:table-cell office:value-type="float" office:value="1.26" table:style-name="ce1">
            <text:p>1.26</text:p>
          </table:table-cell>
          <table:table-cell office:value-type="float" office:value="9.6900000000000003E-4" table:style-name="ce1">
            <text:p>0.000969</text:p>
          </table:table-cell>
          <table:table-cell office:value-type="float" office:value="-4.372E-3" table:style-name="ce1">
            <text:p>-0.004372</text:p>
          </table:table-cell>
          <table:table-cell table:style-name="ce3"/>
          <table:table-cell office:value-type="float" office:value="3.1500400000000002" table:style-name="ce7">
            <text:p>3.15004</text:p>
          </table:table-cell>
          <table:table-cell office:value-type="float" office:value="0.65906900000000002" table:style-name="ce7">
            <text:p>0.659069</text:p>
          </table:table-cell>
          <table:table-cell office:value-type="float" office:value="0.65768899999999997" table:style-name="ce7">
            <text:p>0.657689</text:p>
          </table:table-cell>
          <table:table-cell office:value-type="float" office:value="0.65660399999999997" table:style-name="ce7">
            <text:p>0.656604</text:p>
          </table:table-cell>
          <table:table-cell office:value-type="float" office:value="2.3929999999999785E-3" table:formula="of:=[.H68]-[.$H$5]" table:style-name="ce1">
            <text:p>0.002393</text:p>
          </table:table-cell>
          <table:table-cell office:value-type="float" office:value="1.0099999999999554E-3" table:formula="of:=[.I68]-[.$I$5]" table:style-name="ce1">
            <text:p>0.00101</text:p>
          </table:table-cell>
          <table:table-cell office:value-type="float" office:value="-7.5000000000047251E-5" table:formula="of:=[.J68]-[.$J$5]" table:style-name="ce1">
            <text:p>-7.5E-05</text:p>
          </table:table-cell>
          <table:table-cell office:value-type="float" office:value="3.1500400000000002" table:style-name="ce7">
            <text:p>3.15004</text:p>
          </table:table-cell>
          <table:table-cell office:value-type="float" office:value="6.2739899999999995E-4" table:style-name="ce7">
            <text:p>0.000627399</text:p>
          </table:table-cell>
          <table:table-cell office:value-type="float" office:value="-4.16388E-3" table:style-name="ce7">
            <text:p>-0.00416388</text:p>
          </table:table-cell>
          <table:table-cell table:number-columns-repeated="16368"/>
        </table:table-row>
        <table:table-row table:style-name="ro2">
          <table:table-cell office:value-type="float" office:value="1.28" table:style-name="ce1">
            <text:p>1.28</text:p>
          </table:table-cell>
          <table:table-cell office:value-type="float" office:value="1.12E-4" table:style-name="ce1">
            <text:p>0.000112</text:p>
          </table:table-cell>
          <table:table-cell office:value-type="float" office:value="1.28" table:style-name="ce1">
            <text:p>1.28</text:p>
          </table:table-cell>
          <table:table-cell office:value-type="float" office:value="4.9299999999999995E-4" table:style-name="ce1">
            <text:p>0.000493</text:p>
          </table:table-cell>
          <table:table-cell office:value-type="float" office:value="-4.4339999999999996E-3" table:style-name="ce1">
            <text:p>-0.004434</text:p>
          </table:table-cell>
          <table:table-cell table:style-name="ce3"/>
          <table:table-cell office:value-type="float" office:value="3.2001499999999998" table:style-name="ce7">
            <text:p>3.20015</text:p>
          </table:table-cell>
          <table:table-cell office:value-type="float" office:value="0.65929800000000005" table:style-name="ce7">
            <text:p>0.659298</text:p>
          </table:table-cell>
          <table:table-cell office:value-type="float" office:value="0.657995" table:style-name="ce7">
            <text:p>0.657995</text:p>
          </table:table-cell>
          <table:table-cell office:value-type="float" office:value="0.65689900000000001" table:style-name="ce7">
            <text:p>0.656899</text:p>
          </table:table-cell>
          <table:table-cell office:value-type="float" office:value="2.6220000000000132E-3" table:formula="of:=[.H69]-[.$H$5]" table:style-name="ce1">
            <text:p>0.002622</text:p>
          </table:table-cell>
          <table:table-cell office:value-type="float" office:value="1.3159999999999838E-3" table:formula="of:=[.I69]-[.$I$5]" table:style-name="ce1">
            <text:p>0.001316</text:p>
          </table:table-cell>
          <table:table-cell office:value-type="float" office:value="2.1999999999999797E-4" table:formula="of:=[.J69]-[.$J$5]" table:style-name="ce1">
            <text:p>0.00022</text:p>
          </table:table-cell>
          <table:table-cell office:value-type="float" office:value="3.20004" table:style-name="ce7">
            <text:p>3.20004</text:p>
          </table:table-cell>
          <table:table-cell office:value-type="float" office:value="9.7043499999999996E-4" table:style-name="ce7">
            <text:p>0.000970435</text:p>
          </table:table-cell>
          <table:table-cell office:value-type="float" office:value="-1.1962499999999999E-2" table:style-name="ce7">
            <text:p>-0.0119625</text:p>
          </table:table-cell>
          <table:table-cell table:number-columns-repeated="16368"/>
        </table:table-row>
        <table:table-row table:style-name="ro2">
          <table:table-cell office:value-type="float" office:value="1.3" table:style-name="ce1">
            <text:p>1.3</text:p>
          </table:table-cell>
          <table:table-cell office:value-type="float" office:value="-2.4000000000000001E-5" table:style-name="ce1">
            <text:p>-0.000024</text:p>
          </table:table-cell>
          <table:table-cell office:value-type="float" office:value="1.3" table:style-name="ce1">
            <text:p>1.3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-4.4669999999999996E-3" table:style-name="ce1">
            <text:p>-0.004467</text:p>
          </table:table-cell>
          <table:table-cell table:style-name="ce3"/>
          <table:table-cell office:value-type="float" office:value="3.2500900000000001" table:style-name="ce7">
            <text:p>3.25009</text:p>
          </table:table-cell>
          <table:table-cell office:value-type="float" office:value="0.65930299999999997" table:style-name="ce7">
            <text:p>0.659303</text:p>
          </table:table-cell>
          <table:table-cell office:value-type="float" office:value="0.65808" table:style-name="ce7">
            <text:p>0.65808</text:p>
          </table:table-cell>
          <table:table-cell office:value-type="float" office:value="0.65698999999999996" table:style-name="ce7">
            <text:p>0.65699</text:p>
          </table:table-cell>
          <table:table-cell office:value-type="float" office:value="2.6269999999999349E-3" table:formula="of:=[.H70]-[.$H$5]" table:style-name="ce1">
            <text:p>0.002627</text:p>
          </table:table-cell>
          <table:table-cell office:value-type="float" office:value="1.4009999999999856E-3" table:formula="of:=[.I70]-[.$I$5]" table:style-name="ce1">
            <text:p>0.001401</text:p>
          </table:table-cell>
          <table:table-cell office:value-type="float" office:value="3.1099999999995021E-4" table:formula="of:=[.J70]-[.$J$5]" table:style-name="ce1">
            <text:p>0.000311</text:p>
          </table:table-cell>
          <table:table-cell office:value-type="float" office:value="3.2501199999999999" table:style-name="ce7">
            <text:p>3.25012</text:p>
          </table:table-cell>
          <table:table-cell office:value-type="float" office:value="1.0457999999999999E-3" table:style-name="ce7">
            <text:p>0.0010458</text:p>
          </table:table-cell>
          <table:table-cell office:value-type="float" office:value="9.4944899999999995E-3" table:style-name="ce7">
            <text:p>0.00949449</text:p>
          </table:table-cell>
          <table:table-cell table:number-columns-repeated="16368"/>
        </table:table-row>
        <table:table-row table:style-name="ro2">
          <table:table-cell office:value-type="float" office:value="1.32" table:style-name="ce1">
            <text:p>1.32</text:p>
          </table:table-cell>
          <table:table-cell office:value-type="float" office:value="-1.6100000000000001E-4" table:style-name="ce1">
            <text:p>-0.000161</text:p>
          </table:table-cell>
          <table:table-cell office:value-type="float" office:value="1.32" table:style-name="ce1">
            <text:p>1.32</text:p>
          </table:table-cell>
          <table:table-cell office:value-type="float" office:value="-4.8099999999999998E-4" table:style-name="ce1">
            <text:p>-0.000481</text:p>
          </table:table-cell>
          <table:table-cell office:value-type="float" office:value="-4.47E-3" table:style-name="ce1">
            <text:p>-0.00447</text:p>
          </table:table-cell>
          <table:table-cell table:style-name="ce3"/>
          <table:table-cell office:value-type="float" office:value="3.30002" table:style-name="ce7">
            <text:p>3.30002</text:p>
          </table:table-cell>
          <table:table-cell office:value-type="float" office:value="0.65924799999999995" table:style-name="ce7">
            <text:p>0.659248</text:p>
          </table:table-cell>
          <table:table-cell office:value-type="float" office:value="0.65803999999999996" table:style-name="ce7">
            <text:p>0.65804</text:p>
          </table:table-cell>
          <table:table-cell office:value-type="float" office:value="0.65682600000000002" table:style-name="ce7">
            <text:p>0.656826</text:p>
          </table:table-cell>
          <table:table-cell office:value-type="float" office:value="2.5719999999999077E-3" table:formula="of:=[.H71]-[.$H$5]" table:style-name="ce1">
            <text:p>0.002572</text:p>
          </table:table-cell>
          <table:table-cell office:value-type="float" office:value="1.3609999999999456E-3" table:formula="of:=[.I71]-[.$I$5]" table:style-name="ce1">
            <text:p>0.001361</text:p>
          </table:table-cell>
          <table:table-cell office:value-type="float" office:value="1.4700000000000824E-4" table:formula="of:=[.J71]-[.$J$5]" table:style-name="ce1">
            <text:p>0.000147</text:p>
          </table:table-cell>
          <table:table-cell office:value-type="float" office:value="3.30009" table:style-name="ce7">
            <text:p>3.30009</text:p>
          </table:table-cell>
          <table:table-cell office:value-type="float" office:value="4.0358000000000001E-4" table:style-name="ce7">
            <text:p>0.00040358</text:p>
          </table:table-cell>
          <table:table-cell office:value-type="float" office:value="7.4823199999999998E-3" table:style-name="ce7">
            <text:p>0.00748232</text:p>
          </table:table-cell>
          <table:table-cell table:number-columns-repeated="16368"/>
        </table:table-row>
        <table:table-row table:style-name="ro2">
          <table:table-cell office:value-type="float" office:value="1.34" table:style-name="ce1">
            <text:p>1.34</text:p>
          </table:table-cell>
          <table:table-cell office:value-type="float" office:value="-2.9799999999999998E-4" table:style-name="ce1">
            <text:p>-0.000298</text:p>
          </table:table-cell>
          <table:table-cell office:value-type="float" office:value="1.34" table:style-name="ce1">
            <text:p>1.34</text:p>
          </table:table-cell>
          <table:table-cell office:value-type="float" office:value="-9.7099999999999997E-4" table:style-name="ce1">
            <text:p>-0.000971</text:p>
          </table:table-cell>
          <table:table-cell office:value-type="float" office:value="-4.4429999999999999E-3" table:style-name="ce1">
            <text:p>-0.004443</text:p>
          </table:table-cell>
          <table:table-cell table:style-name="ce3"/>
          <table:table-cell office:value-type="float" office:value="3.3500700000000001" table:style-name="ce7">
            <text:p>3.35007</text:p>
          </table:table-cell>
          <table:table-cell office:value-type="float" office:value="0.65942500000000004" table:style-name="ce7">
            <text:p>0.659425</text:p>
          </table:table-cell>
          <table:table-cell office:value-type="float" office:value="0.65832000000000002" table:style-name="ce7">
            <text:p>0.65832</text:p>
          </table:table-cell>
          <table:table-cell office:value-type="float" office:value="0.65697499999999998" table:style-name="ce7">
            <text:p>0.656975</text:p>
          </table:table-cell>
          <table:table-cell office:value-type="float" office:value="2.7490000000000014E-3" table:formula="of:=[.H72]-[.$H$5]" table:style-name="ce1">
            <text:p>0.002749</text:p>
          </table:table-cell>
          <table:table-cell office:value-type="float" office:value="1.6410000000000036E-3" table:formula="of:=[.I72]-[.$I$5]" table:style-name="ce1">
            <text:p>0.001641</text:p>
          </table:table-cell>
          <table:table-cell office:value-type="float" office:value="2.9599999999996296E-4" table:formula="of:=[.J72]-[.$J$5]" table:style-name="ce1">
            <text:p>0.000296</text:p>
          </table:table-cell>
          <table:table-cell office:value-type="float" office:value="3.35005" table:style-name="ce7">
            <text:p>3.35005</text:p>
          </table:table-cell>
          <table:table-cell office:value-type="float" office:value="6.83915E-4" table:style-name="ce7">
            <text:p>0.000683915</text:p>
          </table:table-cell>
          <table:table-cell office:value-type="float" office:value="-9.8551100000000003E-3" table:style-name="ce7">
            <text:p>-0.00985511</text:p>
          </table:table-cell>
          <table:table-cell table:number-columns-repeated="16368"/>
        </table:table-row>
        <table:table-row table:style-name="ro2">
          <table:table-cell office:value-type="float" office:value="1.36" table:style-name="ce1">
            <text:p>1.36</text:p>
          </table:table-cell>
          <table:table-cell office:value-type="float" office:value="-4.3300000000000001E-4" table:style-name="ce1">
            <text:p>-0.000433</text:p>
          </table:table-cell>
          <table:table-cell office:value-type="float" office:value="1.36" table:style-name="ce1">
            <text:p>1.36</text:p>
          </table:table-cell>
          <table:table-cell office:value-type="float" office:value="-1.459E-3" table:style-name="ce1">
            <text:p>-0.001459</text:p>
          </table:table-cell>
          <table:table-cell office:value-type="float" office:value="-4.3860000000000001E-3" table:style-name="ce1">
            <text:p>-0.004386</text:p>
          </table:table-cell>
          <table:table-cell table:style-name="ce3"/>
          <table:table-cell office:value-type="float" office:value="3.4000900000000001" table:style-name="ce7">
            <text:p>3.40009</text:p>
          </table:table-cell>
          <table:table-cell office:value-type="float" office:value="0.65942400000000001" table:style-name="ce7">
            <text:p>0.659424</text:p>
          </table:table-cell>
          <table:table-cell office:value-type="float" office:value="0.65853200000000001" table:style-name="ce7">
            <text:p>0.658532</text:p>
          </table:table-cell>
          <table:table-cell office:value-type="float" office:value="0.65721799999999997" table:style-name="ce7">
            <text:p>0.657218</text:p>
          </table:table-cell>
          <table:table-cell office:value-type="float" office:value="2.7479999999999727E-3" table:formula="of:=[.H73]-[.$H$5]" table:style-name="ce1">
            <text:p>0.002748</text:p>
          </table:table-cell>
          <table:table-cell office:value-type="float" office:value="1.8529999999999935E-3" table:formula="of:=[.I73]-[.$I$5]" table:style-name="ce1">
            <text:p>0.001853</text:p>
          </table:table-cell>
          <table:table-cell office:value-type="float" office:value="5.3899999999995618E-4" table:formula="of:=[.J73]-[.$J$5]" table:style-name="ce1">
            <text:p>0.000539</text:p>
          </table:table-cell>
          <table:table-cell office:value-type="float" office:value="3.4000300000000001" table:style-name="ce7">
            <text:p>3.40003</text:p>
          </table:table-cell>
          <table:table-cell office:value-type="float" office:value="1.15449E-3" table:style-name="ce7">
            <text:p>0.00115449</text:p>
          </table:table-cell>
          <table:table-cell office:value-type="float" office:value="-2.4928599999999998E-4" table:style-name="ce7">
            <text:p>-0.000249286</text:p>
          </table:table-cell>
          <table:table-cell table:number-columns-repeated="16368"/>
        </table:table-row>
        <table:table-row table:style-name="ro2">
          <table:table-cell office:value-type="float" office:value="1.38" table:style-name="ce1">
            <text:p>1.38</text:p>
          </table:table-cell>
          <table:table-cell office:value-type="float" office:value="-5.6400000000000005E-4" table:style-name="ce1">
            <text:p>-0.000564</text:p>
          </table:table-cell>
          <table:table-cell office:value-type="float" office:value="1.38" table:style-name="ce1">
            <text:p>1.38</text:p>
          </table:table-cell>
          <table:table-cell office:value-type="float" office:value="-1.939E-3" table:style-name="ce1">
            <text:p>-0.001939</text:p>
          </table:table-cell>
          <table:table-cell office:value-type="float" office:value="-4.3010000000000001E-3" table:style-name="ce1">
            <text:p>-0.004301</text:p>
          </table:table-cell>
          <table:table-cell table:style-name="ce3"/>
          <table:table-cell office:value-type="float" office:value="3.45011" table:style-name="ce7">
            <text:p>3.45011</text:p>
          </table:table-cell>
          <table:table-cell office:value-type="float" office:value="0.65913699999999997" table:style-name="ce7">
            <text:p>0.659137</text:p>
          </table:table-cell>
          <table:table-cell office:value-type="float" office:value="0.65844100000000005" table:style-name="ce7">
            <text:p>0.658441</text:p>
          </table:table-cell>
          <table:table-cell office:value-type="float" office:value="0.65715599999999996" table:style-name="ce7">
            <text:p>0.657156</text:p>
          </table:table-cell>
          <table:table-cell office:value-type="float" office:value="2.4609999999999355E-3" table:formula="of:=[.H74]-[.$H$5]" table:style-name="ce1">
            <text:p>0.002461</text:p>
          </table:table-cell>
          <table:table-cell office:value-type="float" office:value="1.7620000000000413E-3" table:formula="of:=[.I74]-[.$I$5]" table:style-name="ce1">
            <text:p>0.001762</text:p>
          </table:table-cell>
          <table:table-cell office:value-type="float" office:value="4.7699999999994969E-4" table:formula="of:=[.J74]-[.$J$5]" table:style-name="ce1">
            <text:p>0.000477</text:p>
          </table:table-cell>
          <table:table-cell office:value-type="float" office:value="3.45011" table:style-name="ce7">
            <text:p>3.45011</text:p>
          </table:table-cell>
          <table:table-cell office:value-type="float" office:value="8.2031300000000003E-4" table:style-name="ce7">
            <text:p>0.000820313</text:p>
          </table:table-cell>
          <table:table-cell office:value-type="float" office:value="8.7981399999999994E-3" table:style-name="ce7">
            <text:p>0.00879814</text:p>
          </table:table-cell>
          <table:table-cell table:number-columns-repeated="16368"/>
        </table:table-row>
        <table:table-row table:style-name="ro2">
          <table:table-cell office:value-type="float" office:value="1.4" table:style-name="ce1">
            <text:p>1.4</text:p>
          </table:table-cell>
          <table:table-cell office:value-type="float" office:value="-6.9200000000000002E-4" table:style-name="ce1">
            <text:p>-0.000692</text:p>
          </table:table-cell>
          <table:table-cell office:value-type="float" office:value="1.4" table:style-name="ce1">
            <text:p>1.4</text:p>
          </table:table-cell>
          <table:table-cell office:value-type="float" office:value="-2.408E-3" table:style-name="ce1">
            <text:p>-0.002408</text:p>
          </table:table-cell>
          <table:table-cell office:value-type="float" office:value="-4.189E-3" table:style-name="ce1">
            <text:p>-0.004189</text:p>
          </table:table-cell>
          <table:table-cell table:style-name="ce3"/>
          <table:table-cell office:value-type="float" office:value="3.5001500000000001" table:style-name="ce7">
            <text:p>3.50015</text:p>
          </table:table-cell>
          <table:table-cell office:value-type="float" office:value="0.65907800000000005" table:style-name="ce7">
            <text:p>0.659078</text:p>
          </table:table-cell>
          <table:table-cell office:value-type="float" office:value="0.65858000000000005" table:style-name="ce7">
            <text:p>0.65858</text:p>
          </table:table-cell>
          <table:table-cell office:value-type="float" office:value="0.65719000000000005" table:style-name="ce7">
            <text:p>0.65719</text:p>
          </table:table-cell>
          <table:table-cell office:value-type="float" office:value="2.4020000000000152E-3" table:formula="of:=[.H75]-[.$H$5]" table:style-name="ce1">
            <text:p>0.002402</text:p>
          </table:table-cell>
          <table:table-cell office:value-type="float" office:value="1.9010000000000415E-3" table:formula="of:=[.I75]-[.$I$5]" table:style-name="ce1">
            <text:p>0.001901</text:p>
          </table:table-cell>
          <table:table-cell office:value-type="float" office:value="5.110000000000392E-4" table:formula="of:=[.J75]-[.$J$5]" table:style-name="ce1">
            <text:p>0.000511</text:p>
          </table:table-cell>
          <table:table-cell office:value-type="float" office:value="3.50013" table:style-name="ce7">
            <text:p>3.50013</text:p>
          </table:table-cell>
          <table:table-cell office:value-type="float" office:value="3.9854300000000001E-4" table:style-name="ce7">
            <text:p>0.000398543</text:p>
          </table:table-cell>
          <table:table-cell office:value-type="float" office:value="-4.2678500000000001E-3" table:style-name="ce7">
            <text:p>-0.00426785</text:p>
          </table:table-cell>
          <table:table-cell table:number-columns-repeated="16368"/>
        </table:table-row>
        <table:table-row table:style-name="ro2">
          <table:table-cell office:value-type="float" office:value="1.42" table:style-name="ce1">
            <text:p>1.42</text:p>
          </table:table-cell>
          <table:table-cell office:value-type="float" office:value="-8.1400000000000005E-4" table:style-name="ce1">
            <text:p>-0.000814</text:p>
          </table:table-cell>
          <table:table-cell office:value-type="float" office:value="1.42" table:style-name="ce1">
            <text:p>1.42</text:p>
          </table:table-cell>
          <table:table-cell office:value-type="float" office:value="-2.8630000000000001E-3" table:style-name="ce1">
            <text:p>-0.002863</text:p>
          </table:table-cell>
          <table:table-cell office:value-type="float" office:value="-4.052E-3" table:style-name="ce1">
            <text:p>-0.004052</text:p>
          </table:table-cell>
          <table:table-cell table:style-name="ce3"/>
          <table:table-cell office:value-type="float" office:value="3.5500600000000002" table:style-name="ce7">
            <text:p>3.55006</text:p>
          </table:table-cell>
          <table:table-cell office:value-type="float" office:value="0.65907099999999996" table:style-name="ce7">
            <text:p>0.659071</text:p>
          </table:table-cell>
          <table:table-cell office:value-type="float" office:value="0.65887099999999998" table:style-name="ce7">
            <text:p>0.658871</text:p>
          </table:table-cell>
          <table:table-cell office:value-type="float" office:value="0.65744100000000005" table:style-name="ce7">
            <text:p>0.657441</text:p>
          </table:table-cell>
          <table:table-cell office:value-type="float" office:value="2.394999999999925E-3" table:formula="of:=[.H76]-[.$H$5]" table:style-name="ce1">
            <text:p>0.002395</text:p>
          </table:table-cell>
          <table:table-cell office:value-type="float" office:value="2.1919999999999717E-3" table:formula="of:=[.I76]-[.$I$5]" table:style-name="ce1">
            <text:p>0.002192</text:p>
          </table:table-cell>
          <table:table-cell office:value-type="float" office:value="7.6200000000004042E-4" table:formula="of:=[.J76]-[.$J$5]" table:style-name="ce1">
            <text:p>0.000762</text:p>
          </table:table-cell>
          <table:table-cell office:value-type="float" office:value="3.55002" table:style-name="ce7">
            <text:p>3.55002</text:p>
          </table:table-cell>
          <table:table-cell office:value-type="float" office:value="1.3501299999999999E-3" table:style-name="ce7">
            <text:p>0.00135013</text:p>
          </table:table-cell>
          <table:table-cell office:value-type="float" office:value="-4.4548900000000004E-3" table:style-name="ce7">
            <text:p>-0.00445489</text:p>
          </table:table-cell>
          <table:table-cell table:number-columns-repeated="16368"/>
        </table:table-row>
        <table:table-row table:style-name="ro2">
          <table:table-cell office:value-type="float" office:value="1.44" table:style-name="ce1">
            <text:p>1.44</text:p>
          </table:table-cell>
          <table:table-cell office:value-type="float" office:value="-9.3099999999999997E-4" table:style-name="ce1">
            <text:p>-0.000931</text:p>
          </table:table-cell>
          <table:table-cell office:value-type="float" office:value="1.44" table:style-name="ce1">
            <text:p>1.44</text:p>
          </table:table-cell>
          <table:table-cell office:value-type="float" office:value="-3.3E-3" table:style-name="ce1">
            <text:p>-0.0033</text:p>
          </table:table-cell>
          <table:table-cell office:value-type="float" office:value="-3.8920000000000001E-3" table:style-name="ce1">
            <text:p>-0.003892</text:p>
          </table:table-cell>
          <table:table-cell table:style-name="ce3"/>
          <table:table-cell office:value-type="float" office:value="3.6001500000000002" table:style-name="ce7">
            <text:p>3.60015</text:p>
          </table:table-cell>
          <table:table-cell office:value-type="float" office:value="0.658663" table:style-name="ce7">
            <text:p>0.658663</text:p>
          </table:table-cell>
          <table:table-cell office:value-type="float" office:value="0.65881100000000004" table:style-name="ce7">
            <text:p>0.658811</text:p>
          </table:table-cell>
          <table:table-cell office:value-type="float" office:value="0.65748600000000001" table:style-name="ce7">
            <text:p>0.657486</text:p>
          </table:table-cell>
          <table:table-cell office:value-type="float" office:value="1.986999999999961E-3" table:formula="of:=[.H77]-[.$H$5]" table:style-name="ce1">
            <text:p>0.001987</text:p>
          </table:table-cell>
          <table:table-cell office:value-type="float" office:value="2.1320000000000228E-3" table:formula="of:=[.I77]-[.$I$5]" table:style-name="ce1">
            <text:p>0.002132</text:p>
          </table:table-cell>
          <table:table-cell office:value-type="float" office:value="8.0700000000000216E-4" table:formula="of:=[.J77]-[.$J$5]" table:style-name="ce1">
            <text:p>0.000807</text:p>
          </table:table-cell>
          <table:table-cell office:value-type="float" office:value="3.60006" table:style-name="ce7">
            <text:p>3.60006</text:p>
          </table:table-cell>
          <table:table-cell office:value-type="float" office:value="2.07522E-3" table:style-name="ce7">
            <text:p>0.00207522</text:p>
          </table:table-cell>
          <table:table-cell office:value-type="float" office:value="7.6360899999999999E-3" table:style-name="ce7">
            <text:p>0.00763609</text:p>
          </table:table-cell>
          <table:table-cell table:number-columns-repeated="16368"/>
        </table:table-row>
        <table:table-row table:style-name="ro2">
          <table:table-cell office:value-type="float" office:value="1.46" table:style-name="ce1">
            <text:p>1.46</text:p>
          </table:table-cell>
          <table:table-cell office:value-type="float" office:value="-1.0399999999999999E-3" table:style-name="ce1">
            <text:p>-0.00104</text:p>
          </table:table-cell>
          <table:table-cell office:value-type="float" office:value="1.46" table:style-name="ce1">
            <text:p>1.46</text:p>
          </table:table-cell>
          <table:table-cell office:value-type="float" office:value="-3.7169999999999998E-3" table:style-name="ce1">
            <text:p>-0.003717</text:p>
          </table:table-cell>
          <table:table-cell office:value-type="float" office:value="-3.7100000000000002E-3" table:style-name="ce1">
            <text:p>-0.00371</text:p>
          </table:table-cell>
          <table:table-cell table:style-name="ce3"/>
          <table:table-cell office:value-type="float" office:value="3.6500499999999998" table:style-name="ce7">
            <text:p>3.65005</text:p>
          </table:table-cell>
          <table:table-cell office:value-type="float" office:value="0.65828600000000004" table:style-name="ce7">
            <text:p>0.658286</text:p>
          </table:table-cell>
          <table:table-cell office:value-type="float" office:value="0.65875600000000001" table:style-name="ce7">
            <text:p>0.658756</text:p>
          </table:table-cell>
          <table:table-cell office:value-type="float" office:value="0.65746099999999996" table:style-name="ce7">
            <text:p>0.657461</text:p>
          </table:table-cell>
          <table:table-cell office:value-type="float" office:value="1.6100000000000003E-3" table:formula="of:=[.H78]-[.$H$5]" table:style-name="ce1">
            <text:p>0.00161</text:p>
          </table:table-cell>
          <table:table-cell office:value-type="float" office:value="2.0769999999999955E-3" table:formula="of:=[.I78]-[.$I$5]" table:style-name="ce1">
            <text:p>0.002077</text:p>
          </table:table-cell>
          <table:table-cell office:value-type="float" office:value="7.819999999999494E-4" table:formula="of:=[.J78]-[.$J$5]" table:style-name="ce1">
            <text:p>0.000782</text:p>
          </table:table-cell>
          <table:table-cell office:value-type="float" office:value="3.6500499999999998" table:style-name="ce7">
            <text:p>3.65005</text:p>
          </table:table-cell>
          <table:table-cell office:value-type="float" office:value="1.3721300000000001E-3" table:style-name="ce7">
            <text:p>0.00137213</text:p>
          </table:table-cell>
          <table:table-cell office:value-type="float" office:value="9.0754400000000004E-4" table:style-name="ce7">
            <text:p>0.000907544</text:p>
          </table:table-cell>
          <table:table-cell table:number-columns-repeated="16368"/>
        </table:table-row>
        <table:table-row table:style-name="ro2">
          <table:table-cell office:value-type="float" office:value="1.48" table:style-name="ce1">
            <text:p>1.48</text:p>
          </table:table-cell>
          <table:table-cell office:value-type="float" office:value="-1.142E-3" table:style-name="ce1">
            <text:p>-0.001142</text:p>
          </table:table-cell>
          <table:table-cell office:value-type="float" office:value="1.48" table:style-name="ce1">
            <text:p>1.48</text:p>
          </table:table-cell>
          <table:table-cell office:value-type="float" office:value="-4.1110000000000001E-3" table:style-name="ce1">
            <text:p>-0.004111</text:p>
          </table:table-cell>
          <table:table-cell office:value-type="float" office:value="-3.509E-3" table:style-name="ce1">
            <text:p>-0.003509</text:p>
          </table:table-cell>
          <table:table-cell table:style-name="ce3"/>
          <table:table-cell office:value-type="float" office:value="3.7001499999999998" table:style-name="ce7">
            <text:p>3.70015</text:p>
          </table:table-cell>
          <table:table-cell office:value-type="float" office:value="0.65814600000000001" table:style-name="ce7">
            <text:p>0.658146</text:p>
          </table:table-cell>
          <table:table-cell office:value-type="float" office:value="0.65898400000000001" table:style-name="ce7">
            <text:p>0.658984</text:p>
          </table:table-cell>
          <table:table-cell office:value-type="float" office:value="0.65765899999999999" table:style-name="ce7">
            <text:p>0.657659</text:p>
          </table:table-cell>
          <table:table-cell office:value-type="float" office:value="1.4699999999999713E-3" table:formula="of:=[.H79]-[.$H$5]" table:style-name="ce1">
            <text:p>0.00147</text:p>
          </table:table-cell>
          <table:table-cell office:value-type="float" office:value="2.3050000000000015E-3" table:formula="of:=[.I79]-[.$I$5]" table:style-name="ce1">
            <text:p>0.002305</text:p>
          </table:table-cell>
          <table:table-cell office:value-type="float" office:value="9.7999999999998089E-4" table:formula="of:=[.J79]-[.$J$5]" table:style-name="ce1">
            <text:p>0.00098</text:p>
          </table:table-cell>
          <table:table-cell office:value-type="float" office:value="3.70011" table:style-name="ce7">
            <text:p>3.70011</text:p>
          </table:table-cell>
          <table:table-cell office:value-type="float" office:value="1.5331100000000001E-3" table:style-name="ce7">
            <text:p>0.00153311</text:p>
          </table:table-cell>
          <table:table-cell office:value-type="float" office:value="-6.2057299999999996E-3" table:style-name="ce7">
            <text:p>-0.00620573</text:p>
          </table:table-cell>
          <table:table-cell table:number-columns-repeated="16368"/>
        </table:table-row>
        <table:table-row table:style-name="ro2">
          <table:table-cell office:value-type="float" office:value="1.5" table:style-name="ce1">
            <text:p>1.5</text:p>
          </table:table-cell>
          <table:table-cell office:value-type="float" office:value="-1.237E-3" table:style-name="ce1">
            <text:p>-0.001237</text:p>
          </table:table-cell>
          <table:table-cell office:value-type="float" office:value="1.5" table:style-name="ce1">
            <text:p>1.5</text:p>
          </table:table-cell>
          <table:table-cell office:value-type="float" office:value="-4.4809999999999997E-3" table:style-name="ce1">
            <text:p>-0.004481</text:p>
          </table:table-cell>
          <table:table-cell office:value-type="float" office:value="-3.2910000000000001E-3" table:style-name="ce1">
            <text:p>-0.003291</text:p>
          </table:table-cell>
          <table:table-cell table:style-name="ce3"/>
          <table:table-cell office:value-type="float" office:value="3.7500499999999999" table:style-name="ce7">
            <text:p>3.75005</text:p>
          </table:table-cell>
          <table:table-cell office:value-type="float" office:value="0.65768700000000002" table:style-name="ce7">
            <text:p>0.657687</text:p>
          </table:table-cell>
          <table:table-cell office:value-type="float" office:value="0.65898599999999996" table:style-name="ce7">
            <text:p>0.658986</text:p>
          </table:table-cell>
          <table:table-cell office:value-type="float" office:value="0.65779600000000005" table:style-name="ce7">
            <text:p>0.657796</text:p>
          </table:table-cell>
          <table:table-cell office:value-type="float" office:value="1.0109999999999841E-3" table:formula="of:=[.H80]-[.$H$5]" table:style-name="ce1">
            <text:p>0.001011</text:p>
          </table:table-cell>
          <table:table-cell office:value-type="float" office:value="2.306999999999948E-3" table:formula="of:=[.I80]-[.$I$5]" table:style-name="ce1">
            <text:p>0.002307</text:p>
          </table:table-cell>
          <table:table-cell office:value-type="float" office:value="1.1170000000000346E-3" table:formula="of:=[.J80]-[.$J$5]" table:style-name="ce1">
            <text:p>0.001117</text:p>
          </table:table-cell>
          <table:table-cell office:value-type="float" office:value="3.75" table:style-name="ce7">
            <text:p>3.75</text:p>
          </table:table-cell>
          <table:table-cell office:value-type="float" office:value="2.9608799999999999E-3" table:style-name="ce7">
            <text:p>0.00296088</text:p>
          </table:table-cell>
          <table:table-cell office:value-type="float" office:value="2.9568099999999998E-3" table:style-name="ce7">
            <text:p>0.00295681</text:p>
          </table:table-cell>
          <table:table-cell table:number-columns-repeated="16368"/>
        </table:table-row>
        <table:table-row table:style-name="ro2">
          <table:table-cell office:value-type="float" office:value="1.52" table:style-name="ce1">
            <text:p>1.52</text:p>
          </table:table-cell>
          <table:table-cell office:value-type="float" office:value="-1.3240000000000001E-3" table:style-name="ce1">
            <text:p>-0.001324</text:p>
          </table:table-cell>
          <table:table-cell office:value-type="float" office:value="1.52" table:style-name="ce1">
            <text:p>1.52</text:p>
          </table:table-cell>
          <table:table-cell office:value-type="float" office:value="-4.8240000000000002E-3" table:style-name="ce1">
            <text:p>-0.004824</text:p>
          </table:table-cell>
          <table:table-cell office:value-type="float" office:value="-3.0569999999999998E-3" table:style-name="ce1">
            <text:p>-0.003057</text:p>
          </table:table-cell>
          <table:table-cell table:style-name="ce3"/>
          <table:table-cell office:value-type="float" office:value="3.8001299999999998" table:style-name="ce7">
            <text:p>3.80013</text:p>
          </table:table-cell>
          <table:table-cell office:value-type="float" office:value="0.65702400000000005" table:style-name="ce7">
            <text:p>0.657024</text:p>
          </table:table-cell>
          <table:table-cell office:value-type="float" office:value="0.658771" table:style-name="ce7">
            <text:p>0.658771</text:p>
          </table:table-cell>
          <table:table-cell office:value-type="float" office:value="0.65778400000000004" table:style-name="ce7">
            <text:p>0.657784</text:p>
          </table:table-cell>
          <table:table-cell office:value-type="float" office:value="3.4800000000001496E-4" table:formula="of:=[.H81]-[.$H$5]" table:style-name="ce1">
            <text:p>0.000348</text:p>
          </table:table-cell>
          <table:table-cell office:value-type="float" office:value="2.0919999999999828E-3" table:formula="of:=[.I81]-[.$I$5]" table:style-name="ce1">
            <text:p>0.002092</text:p>
          </table:table-cell>
          <table:table-cell office:value-type="float" office:value="1.1050000000000226E-3" table:formula="of:=[.J81]-[.$J$5]" table:style-name="ce1">
            <text:p>0.001105</text:p>
          </table:table-cell>
          <table:table-cell office:value-type="float" office:value="3.8001100000000001" table:style-name="ce7">
            <text:p>3.80011</text:p>
          </table:table-cell>
          <table:table-cell office:value-type="float" office:value="3.25633E-3" table:style-name="ce7">
            <text:p>0.00325633</text:p>
          </table:table-cell>
          <table:table-cell office:value-type="float" office:value="3.27817E-3" table:style-name="ce7">
            <text:p>0.00327817</text:p>
          </table:table-cell>
          <table:table-cell table:number-columns-repeated="16368"/>
        </table:table-row>
        <table:table-row table:style-name="ro2">
          <table:table-cell office:value-type="float" office:value="1.54" table:style-name="ce1">
            <text:p>1.54</text:p>
          </table:table-cell>
          <table:table-cell office:value-type="float" office:value="-1.402E-3" table:style-name="ce1">
            <text:p>-0.001402</text:p>
          </table:table-cell>
          <table:table-cell office:value-type="float" office:value="1.54" table:style-name="ce1">
            <text:p>1.54</text:p>
          </table:table-cell>
          <table:table-cell office:value-type="float" office:value="-5.1399999999999996E-3" table:style-name="ce1">
            <text:p>-0.00514</text:p>
          </table:table-cell>
          <table:table-cell office:value-type="float" office:value="-2.8110000000000001E-3" table:style-name="ce1">
            <text:p>-0.002811</text:p>
          </table:table-cell>
          <table:table-cell table:style-name="ce3"/>
          <table:table-cell office:value-type="float" office:value="3.8501400000000001" table:style-name="ce7">
            <text:p>3.85014</text:p>
          </table:table-cell>
          <table:table-cell office:value-type="float" office:value="0.65667699999999996" table:style-name="ce7">
            <text:p>0.656677</text:p>
          </table:table-cell>
          <table:table-cell office:value-type="float" office:value="0.65881000000000001" table:style-name="ce7">
            <text:p>0.65881</text:p>
          </table:table-cell>
          <table:table-cell office:value-type="float" office:value="0.65791200000000005" table:style-name="ce7">
            <text:p>0.657912</text:p>
          </table:table-cell>
          <table:table-cell office:value-type="float" office:value="9.9999999991773336E-7" table:formula="of:=[.H82]-[.$H$5]" table:style-name="ce1">
            <text:p>1E-06</text:p>
          </table:table-cell>
          <table:table-cell office:value-type="float" office:value="2.130999999999994E-3" table:formula="of:=[.I82]-[.$I$5]" table:style-name="ce1">
            <text:p>0.002131</text:p>
          </table:table-cell>
          <table:table-cell office:value-type="float" office:value="1.2330000000000396E-3" table:formula="of:=[.J82]-[.$J$5]" table:style-name="ce1">
            <text:p>0.001233</text:p>
          </table:table-cell>
          <table:table-cell office:value-type="float" office:value="3.8500999999999999" table:style-name="ce7">
            <text:p>3.8501</text:p>
          </table:table-cell>
          <table:table-cell office:value-type="float" office:value="3.1172000000000001E-3" table:style-name="ce7">
            <text:p>0.0031172</text:p>
          </table:table-cell>
          <table:table-cell office:value-type="float" office:value="-3.9329100000000004E-3" table:style-name="ce7">
            <text:p>-0.00393291</text:p>
          </table:table-cell>
          <table:table-cell table:number-columns-repeated="16368"/>
        </table:table-row>
        <table:table-row table:style-name="ro2">
          <table:table-cell office:value-type="float" office:value="1.56" table:style-name="ce1">
            <text:p>1.56</text:p>
          </table:table-cell>
          <table:table-cell office:value-type="float" office:value="-1.472E-3" table:style-name="ce1">
            <text:p>-0.001472</text:p>
          </table:table-cell>
          <table:table-cell office:value-type="float" office:value="1.56" table:style-name="ce1">
            <text:p>1.56</text:p>
          </table:table-cell>
          <table:table-cell office:value-type="float" office:value="-5.4270000000000004E-3" table:style-name="ce1">
            <text:p>-0.005427</text:p>
          </table:table-cell>
          <table:table-cell office:value-type="float" office:value="-2.5539999999999998E-3" table:style-name="ce1">
            <text:p>-0.002554</text:p>
          </table:table-cell>
          <table:table-cell table:style-name="ce3"/>
          <table:table-cell office:value-type="float" office:value="3.9001299999999999" table:style-name="ce7">
            <text:p>3.90013</text:p>
          </table:table-cell>
          <table:table-cell office:value-type="float" office:value="0.656254" table:style-name="ce7">
            <text:p>0.656254</text:p>
          </table:table-cell>
          <table:table-cell office:value-type="float" office:value="0.65881299999999998" table:style-name="ce7">
            <text:p>0.658813</text:p>
          </table:table-cell>
          <table:table-cell office:value-type="float" office:value="0.65806500000000001" table:style-name="ce7">
            <text:p>0.658065</text:p>
          </table:table-cell>
          <table:table-cell office:value-type="float" office:value="-4.2200000000003346E-4" table:formula="of:=[.H83]-[.$H$5]" table:style-name="ce1">
            <text:p>-0.000422</text:p>
          </table:table-cell>
          <table:table-cell office:value-type="float" office:value="2.1339999999999693E-3" table:formula="of:=[.I83]-[.$I$5]" table:style-name="ce1">
            <text:p>0.002134</text:p>
          </table:table-cell>
          <table:table-cell office:value-type="float" office:value="1.3859999999999983E-3" table:formula="of:=[.J83]-[.$J$5]" table:style-name="ce1">
            <text:p>0.001386</text:p>
          </table:table-cell>
          <table:table-cell office:value-type="float" office:value="3.9001299999999999" table:style-name="ce7">
            <text:p>3.90013</text:p>
          </table:table-cell>
          <table:table-cell office:value-type="float" office:value="4.1413200000000004E-3" table:style-name="ce7">
            <text:p>0.00414132</text:p>
          </table:table-cell>
          <table:table-cell office:value-type="float" office:value="8.7819199999999997E-4" table:style-name="ce7">
            <text:p>0.000878192</text:p>
          </table:table-cell>
          <table:table-cell table:number-columns-repeated="16368"/>
        </table:table-row>
        <table:table-row table:style-name="ro2">
          <table:table-cell office:value-type="float" office:value="1.58" table:style-name="ce1">
            <text:p>1.58</text:p>
          </table:table-cell>
          <table:table-cell office:value-type="float" office:value="-1.534E-3" table:style-name="ce1">
            <text:p>-0.001534</text:p>
          </table:table-cell>
          <table:table-cell office:value-type="float" office:value="1.58" table:style-name="ce1">
            <text:p>1.58</text:p>
          </table:table-cell>
          <table:table-cell office:value-type="float" office:value="-5.6849999999999999E-3" table:style-name="ce1">
            <text:p>-0.005685</text:p>
          </table:table-cell>
          <table:table-cell office:value-type="float" office:value="-2.2880000000000001E-3" table:style-name="ce1">
            <text:p>-0.002288</text:p>
          </table:table-cell>
          <table:table-cell table:style-name="ce3"/>
          <table:table-cell office:value-type="float" office:value="3.9500500000000001" table:style-name="ce7">
            <text:p>3.95005</text:p>
          </table:table-cell>
          <table:table-cell office:value-type="float" office:value="0.655474" table:style-name="ce7">
            <text:p>0.655474</text:p>
          </table:table-cell>
          <table:table-cell office:value-type="float" office:value="0.65850500000000001" table:style-name="ce7">
            <text:p>0.658505</text:p>
          </table:table-cell>
          <table:table-cell office:value-type="float" office:value="0.65807899999999997" table:style-name="ce7">
            <text:p>0.658079</text:p>
          </table:table-cell>
          <table:table-cell office:value-type="float" office:value="-1.2020000000000364E-3" table:formula="of:=[.H84]-[.$H$5]" table:style-name="ce1">
            <text:p>-0.001202</text:p>
          </table:table-cell>
          <table:table-cell office:value-type="float" office:value="1.8259999999999943E-3" table:formula="of:=[.I84]-[.$I$5]" table:style-name="ce1">
            <text:p>0.001826</text:p>
          </table:table-cell>
          <table:table-cell office:value-type="float" office:value="1.3999999999999568E-3" table:formula="of:=[.J84]-[.$J$5]" table:style-name="ce1">
            <text:p>0.0014</text:p>
          </table:table-cell>
          <table:table-cell office:value-type="float" office:value="3.9500700000000002" table:style-name="ce7">
            <text:p>3.95007</text:p>
          </table:table-cell>
          <table:table-cell office:value-type="float" office:value="4.92962E-3" table:style-name="ce7">
            <text:p>0.00492962</text:p>
          </table:table-cell>
          <table:table-cell office:value-type="float" office:value="2.8941800000000001E-3" table:style-name="ce7">
            <text:p>0.00289418</text:p>
          </table:table-cell>
          <table:table-cell table:number-columns-repeated="16368"/>
        </table:table-row>
        <table:table-row table:style-name="ro2">
          <table:table-cell office:value-type="float" office:value="1.6" table:style-name="ce1">
            <text:p>1.6</text:p>
          </table:table-cell>
          <table:table-cell office:value-type="float" office:value="-1.5889999999999999E-3" table:style-name="ce1">
            <text:p>-0.001589</text:p>
          </table:table-cell>
          <table:table-cell office:value-type="float" office:value="1.6" table:style-name="ce1">
            <text:p>1.6</text:p>
          </table:table-cell>
          <table:table-cell office:value-type="float" office:value="-5.914E-3" table:style-name="ce1">
            <text:p>-0.005914</text:p>
          </table:table-cell>
          <table:table-cell office:value-type="float" office:value="-2.013E-3" table:style-name="ce1">
            <text:p>-0.002013</text:p>
          </table:table-cell>
          <table:table-cell table:style-name="ce3"/>
          <table:table-cell office:value-type="float" office:value="4.0000200000000001" table:style-name="ce7">
            <text:p>4.00002</text:p>
          </table:table-cell>
          <table:table-cell office:value-type="float" office:value="0.65489600000000003" table:style-name="ce7">
            <text:p>0.654896</text:p>
          </table:table-cell>
          <table:table-cell office:value-type="float" office:value="0.65831700000000004" table:style-name="ce7">
            <text:p>0.658317</text:p>
          </table:table-cell>
          <table:table-cell office:value-type="float" office:value="0.65817800000000004" table:style-name="ce7">
            <text:p>0.658178</text:p>
          </table:table-cell>
          <table:table-cell office:value-type="float" office:value="-1.7800000000000038E-3" table:formula="of:=[.H85]-[.$H$5]" table:style-name="ce1">
            <text:p>-0.00178</text:p>
          </table:table-cell>
          <table:table-cell office:value-type="float" office:value="1.6380000000000283E-3" table:formula="of:=[.I85]-[.$I$5]" table:style-name="ce1">
            <text:p>0.001638</text:p>
          </table:table-cell>
          <table:table-cell office:value-type="float" office:value="1.4990000000000281E-3" table:formula="of:=[.J85]-[.$J$5]" table:style-name="ce1">
            <text:p>0.001499</text:p>
          </table:table-cell>
          <table:table-cell office:value-type="float" office:value="4.0000299999999998" table:style-name="ce7">
            <text:p>4.00003</text:p>
          </table:table-cell>
          <table:table-cell office:value-type="float" office:value="4.9571199999999998E-3" table:style-name="ce7">
            <text:p>0.00495712</text:p>
          </table:table-cell>
          <table:table-cell office:value-type="float" office:value="-3.9791599999999998E-3" table:style-name="ce7">
            <text:p>-0.00397916</text:p>
          </table:table-cell>
          <table:table-cell table:number-columns-repeated="16368"/>
        </table:table-row>
        <table:table-row table:style-name="ro2">
          <table:table-cell office:value-type="float" office:value="1.62" table:style-name="ce1">
            <text:p>1.62</text:p>
          </table:table-cell>
          <table:table-cell office:value-type="float" office:value="-1.635E-3" table:style-name="ce1">
            <text:p>-0.001635</text:p>
          </table:table-cell>
          <table:table-cell office:value-type="float" office:value="1.62" table:style-name="ce1">
            <text:p>1.62</text:p>
          </table:table-cell>
          <table:table-cell office:value-type="float" office:value="-6.1130000000000004E-3" table:style-name="ce1">
            <text:p>-0.006113</text:p>
          </table:table-cell>
          <table:table-cell office:value-type="float" office:value="-1.7329999999999999E-3" table:style-name="ce1">
            <text:p>-0.001733</text:p>
          </table:table-cell>
          <table:table-cell table:style-name="ce3"/>
          <table:table-cell office:value-type="float" office:value="4.0500499999999997" table:style-name="ce7">
            <text:p>4.05005</text:p>
          </table:table-cell>
          <table:table-cell office:value-type="float" office:value="0.65452600000000005" table:style-name="ce7">
            <text:p>0.654526</text:p>
          </table:table-cell>
          <table:table-cell office:value-type="float" office:value="0.65823600000000004" table:style-name="ce7">
            <text:p>0.658236</text:p>
          </table:table-cell>
          <table:table-cell office:value-type="float" office:value="0.65833900000000001" table:style-name="ce7">
            <text:p>0.658339</text:p>
          </table:table-cell>
          <table:table-cell office:value-type="float" office:value="-2.1499999999999853E-3" table:formula="of:=[.H86]-[.$H$5]" table:style-name="ce1">
            <text:p>-0.00215</text:p>
          </table:table-cell>
          <table:table-cell office:value-type="float" office:value="1.5570000000000306E-3" table:formula="of:=[.I86]-[.$I$5]" table:style-name="ce1">
            <text:p>0.001557</text:p>
          </table:table-cell>
          <table:table-cell office:value-type="float" office:value="1.6599999999999948E-3" table:formula="of:=[.J86]-[.$J$5]" table:style-name="ce1">
            <text:p>0.00166</text:p>
          </table:table-cell>
          <table:table-cell office:value-type="float" office:value="4.0500299999999996" table:style-name="ce7">
            <text:p>4.05003</text:p>
          </table:table-cell>
          <table:table-cell office:value-type="float" office:value="5.7986299999999999E-3" table:style-name="ce7">
            <text:p>0.00579863</text:p>
          </table:table-cell>
          <table:table-cell office:value-type="float" office:value="-4.9567199999999995E-4" table:style-name="ce7">
            <text:p>-0.000495672</text:p>
          </table:table-cell>
          <table:table-cell table:number-columns-repeated="16368"/>
        </table:table-row>
        <table:table-row table:style-name="ro2">
          <table:table-cell office:value-type="float" office:value="1.64" table:style-name="ce1">
            <text:p>1.64</text:p>
          </table:table-cell>
          <table:table-cell office:value-type="float" office:value="-1.6739999999999999E-3" table:style-name="ce1">
            <text:p>-0.001674</text:p>
          </table:table-cell>
          <table:table-cell office:value-type="float" office:value="1.64" table:style-name="ce1">
            <text:p>1.64</text:p>
          </table:table-cell>
          <table:table-cell office:value-type="float" office:value="-6.2820000000000003E-3" table:style-name="ce1">
            <text:p>-0.006282</text:p>
          </table:table-cell>
          <table:table-cell office:value-type="float" office:value="-1.4469999999999999E-3" table:style-name="ce1">
            <text:p>-0.001447</text:p>
          </table:table-cell>
          <table:table-cell table:style-name="ce3"/>
          <table:table-cell office:value-type="float" office:value="4.1000500000000004" table:style-name="ce7">
            <text:p>4.10005</text:p>
          </table:table-cell>
          <table:table-cell office:value-type="float" office:value="0.65387099999999998" table:style-name="ce7">
            <text:p>0.653871</text:p>
          </table:table-cell>
          <table:table-cell office:value-type="float" office:value="0.65785499999999997" table:style-name="ce7">
            <text:p>0.657855</text:p>
          </table:table-cell>
          <table:table-cell office:value-type="float" office:value="0.65834499999999996" table:style-name="ce7">
            <text:p>0.658345</text:p>
          </table:table-cell>
          <table:table-cell office:value-type="float" office:value="-2.8050000000000574E-3" table:formula="of:=[.H87]-[.$H$5]" table:style-name="ce1">
            <text:p>-0.002805</text:p>
          </table:table-cell>
          <table:table-cell office:value-type="float" office:value="1.1759999999999549E-3" table:formula="of:=[.I87]-[.$I$5]" table:style-name="ce1">
            <text:p>0.001176</text:p>
          </table:table-cell>
          <table:table-cell office:value-type="float" office:value="1.6659999999999453E-3" table:formula="of:=[.J87]-[.$J$5]" table:style-name="ce1">
            <text:p>0.001666</text:p>
          </table:table-cell>
          <table:table-cell office:value-type="float" office:value="4.1001099999999999" table:style-name="ce7">
            <text:p>4.10011</text:p>
          </table:table-cell>
          <table:table-cell office:value-type="float" office:value="6.8930099999999998E-3" table:style-name="ce7">
            <text:p>0.00689301</text:p>
          </table:table-cell>
          <table:table-cell office:value-type="float" office:value="3.9059300000000002E-3" table:style-name="ce7">
            <text:p>0.00390593</text:p>
          </table:table-cell>
          <table:table-cell table:number-columns-repeated="16368"/>
        </table:table-row>
        <table:table-row table:style-name="ro2">
          <table:table-cell office:value-type="float" office:value="1.66" table:style-name="ce1">
            <text:p>1.66</text:p>
          </table:table-cell>
          <table:table-cell office:value-type="float" office:value="-1.7049999999999999E-3" table:style-name="ce1">
            <text:p>-0.001705</text:p>
          </table:table-cell>
          <table:table-cell office:value-type="float" office:value="1.66" table:style-name="ce1">
            <text:p>1.66</text:p>
          </table:table-cell>
          <table:table-cell office:value-type="float" office:value="-6.4209999999999996E-3" table:style-name="ce1">
            <text:p>-0.006421</text:p>
          </table:table-cell>
          <table:table-cell office:value-type="float" office:value="-1.157E-3" table:style-name="ce1">
            <text:p>-0.001157</text:p>
          </table:table-cell>
          <table:table-cell table:style-name="ce3"/>
          <table:table-cell office:value-type="float" office:value="4.1500300000000001" table:style-name="ce7">
            <text:p>4.15003</text:p>
          </table:table-cell>
          <table:table-cell office:value-type="float" office:value="0.65322899999999995" table:style-name="ce7">
            <text:p>0.653229</text:p>
          </table:table-cell>
          <table:table-cell office:value-type="float" office:value="0.65744599999999997" table:style-name="ce7">
            <text:p>0.657446</text:p>
          </table:table-cell>
          <table:table-cell office:value-type="float" office:value="0.65838600000000003" table:style-name="ce7">
            <text:p>0.658386</text:p>
          </table:table-cell>
          <table:table-cell office:value-type="float" office:value="-3.4470000000000889E-3" table:formula="of:=[.H88]-[.$H$5]" table:style-name="ce1">
            <text:p>-0.003447</text:p>
          </table:table-cell>
          <table:table-cell office:value-type="float" office:value="7.6699999999996216E-4" table:formula="of:=[.I88]-[.$I$5]" table:style-name="ce1">
            <text:p>0.000767</text:p>
          </table:table-cell>
          <table:table-cell office:value-type="float" office:value="1.7070000000000141E-3" table:formula="of:=[.J88]-[.$J$5]" table:style-name="ce1">
            <text:p>0.001707</text:p>
          </table:table-cell>
          <table:table-cell office:value-type="float" office:value="4.1500399999999997" table:style-name="ce7">
            <text:p>4.15004</text:p>
          </table:table-cell>
          <table:table-cell office:value-type="float" office:value="6.8364999999999997E-3" table:style-name="ce7">
            <text:p>0.0068365</text:p>
          </table:table-cell>
          <table:table-cell office:value-type="float" office:value="-3.7785000000000002E-3" table:style-name="ce7">
            <text:p>-0.0037785</text:p>
          </table:table-cell>
          <table:table-cell table:number-columns-repeated="16368"/>
        </table:table-row>
        <table:table-row table:style-name="ro2">
          <table:table-cell office:value-type="float" office:value="1.68" table:style-name="ce1">
            <text:p>1.68</text:p>
          </table:table-cell>
          <table:table-cell office:value-type="float" office:value="-1.7290000000000001E-3" table:style-name="ce1">
            <text:p>-0.001729</text:p>
          </table:table-cell>
          <table:table-cell office:value-type="float" office:value="1.68" table:style-name="ce1">
            <text:p>1.68</text:p>
          </table:table-cell>
          <table:table-cell office:value-type="float" office:value="-6.5319999999999996E-3" table:style-name="ce1">
            <text:p>-0.006532</text:p>
          </table:table-cell>
          <table:table-cell office:value-type="float" office:value="-8.6200000000000003E-4" table:style-name="ce1">
            <text:p>-0.000862</text:p>
          </table:table-cell>
          <table:table-cell table:style-name="ce3"/>
          <table:table-cell office:value-type="float" office:value="4.2000299999999999" table:style-name="ce7">
            <text:p>4.20003</text:p>
          </table:table-cell>
          <table:table-cell office:value-type="float" office:value="0.65293800000000002" table:style-name="ce7">
            <text:p>0.652938</text:p>
          </table:table-cell>
          <table:table-cell office:value-type="float" office:value="0.65724700000000003" table:style-name="ce7">
            <text:p>0.657247</text:p>
          </table:table-cell>
          <table:table-cell office:value-type="float" office:value="0.65854800000000002" table:style-name="ce7">
            <text:p>0.658548</text:p>
          </table:table-cell>
          <table:table-cell office:value-type="float" office:value="-3.7380000000000191E-3" table:formula="of:=[.H89]-[.$H$5]" table:style-name="ce1">
            <text:p>-0.003738</text:p>
          </table:table-cell>
          <table:table-cell office:value-type="float" office:value="5.6800000000001294E-4" table:formula="of:=[.I89]-[.$I$5]" table:style-name="ce1">
            <text:p>0.000568</text:p>
          </table:table-cell>
          <table:table-cell office:value-type="float" office:value="1.8690000000000095E-3" table:formula="of:=[.J89]-[.$J$5]" table:style-name="ce1">
            <text:p>0.001869</text:p>
          </table:table-cell>
          <table:table-cell office:value-type="float" office:value="4.2000999999999999" table:style-name="ce7">
            <text:p>4.2001</text:p>
          </table:table-cell>
          <table:table-cell office:value-type="float" office:value="7.0187699999999997E-3" table:style-name="ce7">
            <text:p>0.00701877</text:p>
          </table:table-cell>
          <table:table-cell office:value-type="float" office:value="-3.5041899999999999E-3" table:style-name="ce7">
            <text:p>-0.00350419</text:p>
          </table:table-cell>
          <table:table-cell table:number-columns-repeated="16368"/>
        </table:table-row>
        <table:table-row table:style-name="ro2">
          <table:table-cell office:value-type="float" office:value="1.7" table:style-name="ce1">
            <text:p>1.7</text:p>
          </table:table-cell>
          <table:table-cell office:value-type="float" office:value="-1.7470000000000001E-3" table:style-name="ce1">
            <text:p>-0.001747</text:p>
          </table:table-cell>
          <table:table-cell office:value-type="float" office:value="1.7" table:style-name="ce1">
            <text:p>1.7</text:p>
          </table:table-cell>
          <table:table-cell office:value-type="float" office:value="-6.6119999999999998E-3" table:style-name="ce1">
            <text:p>-0.006612</text:p>
          </table:table-cell>
          <table:table-cell office:value-type="float" office:value="-5.6499999999999996E-4" table:style-name="ce1">
            <text:p>-0.000565</text:p>
          </table:table-cell>
          <table:table-cell table:style-name="ce3"/>
          <table:table-cell office:value-type="float" office:value="4.2501600000000002" table:style-name="ce7">
            <text:p>4.25016</text:p>
          </table:table-cell>
          <table:table-cell office:value-type="float" office:value="0.65259" table:style-name="ce7">
            <text:p>0.65259</text:p>
          </table:table-cell>
          <table:table-cell office:value-type="float" office:value="0.65685700000000002" table:style-name="ce7">
            <text:p>0.656857</text:p>
          </table:table-cell>
          <table:table-cell office:value-type="float" office:value="0.65855399999999997" table:style-name="ce7">
            <text:p>0.658554</text:p>
          </table:table-cell>
          <table:table-cell office:value-type="float" office:value="-4.086000000000034E-3" table:formula="of:=[.H90]-[.$H$5]" table:style-name="ce1">
            <text:p>-0.004086</text:p>
          </table:table-cell>
          <table:table-cell office:value-type="float" office:value="1.7800000000001148E-4" table:formula="of:=[.I90]-[.$I$5]" table:style-name="ce1">
            <text:p>0.000178</text:p>
          </table:table-cell>
          <table:table-cell office:value-type="float" office:value="1.87499999999996E-3" table:formula="of:=[.J90]-[.$J$5]" table:style-name="ce1">
            <text:p>0.001875</text:p>
          </table:table-cell>
          <table:table-cell office:value-type="float" office:value="4.2501300000000004" table:style-name="ce7">
            <text:p>4.25013</text:p>
          </table:table-cell>
          <table:table-cell office:value-type="float" office:value="8.2758199999999997E-3" table:style-name="ce7">
            <text:p>0.00827582</text:p>
          </table:table-cell>
          <table:table-cell office:value-type="float" office:value="4.7238100000000002E-3" table:style-name="ce7">
            <text:p>0.00472381</text:p>
          </table:table-cell>
          <table:table-cell table:number-columns-repeated="16368"/>
        </table:table-row>
        <table:table-row table:style-name="ro2">
          <table:table-cell office:value-type="float" office:value="1.72" table:style-name="ce1">
            <text:p>1.72</text:p>
          </table:table-cell>
          <table:table-cell office:value-type="float" office:value="-1.758E-3" table:style-name="ce1">
            <text:p>-0.001758</text:p>
          </table:table-cell>
          <table:table-cell office:value-type="float" office:value="1.72" table:style-name="ce1">
            <text:p>1.72</text:p>
          </table:table-cell>
          <table:table-cell office:value-type="float" office:value="-6.6639999999999998E-3" table:style-name="ce1">
            <text:p>-0.006664</text:p>
          </table:table-cell>
          <table:table-cell office:value-type="float" office:value="-2.6400000000000002E-4" table:style-name="ce1">
            <text:p>-0.000264</text:p>
          </table:table-cell>
          <table:table-cell table:style-name="ce3"/>
          <table:table-cell office:value-type="float" office:value="4.3000699999999998" table:style-name="ce7">
            <text:p>4.30007</text:p>
          </table:table-cell>
          <table:table-cell office:value-type="float" office:value="0.65215199999999995" table:style-name="ce7">
            <text:p>0.652152</text:p>
          </table:table-cell>
          <table:table-cell office:value-type="float" office:value="0.65629000000000004" table:style-name="ce7">
            <text:p>0.65629</text:p>
          </table:table-cell>
          <table:table-cell office:value-type="float" office:value="0.65849100000000005" table:style-name="ce7">
            <text:p>0.658491</text:p>
          </table:table-cell>
          <table:table-cell office:value-type="float" office:value="-4.5240000000000835E-3" table:formula="of:=[.H91]-[.$H$5]" table:style-name="ce1">
            <text:p>-0.004524</text:p>
          </table:table-cell>
          <table:table-cell office:value-type="float" office:value="-3.889999999999727E-4" table:formula="of:=[.I91]-[.$I$5]" table:style-name="ce1">
            <text:p>-0.000389</text:p>
          </table:table-cell>
          <table:table-cell office:value-type="float" office:value="1.8120000000000358E-3" table:formula="of:=[.J91]-[.$J$5]" table:style-name="ce1">
            <text:p>0.001812</text:p>
          </table:table-cell>
          <table:table-cell office:value-type="float" office:value="4.3000699999999998" table:style-name="ce7">
            <text:p>4.30007</text:p>
          </table:table-cell>
          <table:table-cell office:value-type="float" office:value="8.7522399999999997E-3" table:style-name="ce7">
            <text:p>0.00875224</text:p>
          </table:table-cell>
          <table:table-cell office:value-type="float" office:value="-1.1843699999999999E-3" table:style-name="ce7">
            <text:p>-0.00118437</text:p>
          </table:table-cell>
          <table:table-cell table:number-columns-repeated="16368"/>
        </table:table-row>
        <table:table-row table:style-name="ro2">
          <table:table-cell office:value-type="float" office:value="1.74" table:style-name="ce1">
            <text:p>1.74</text:p>
          </table:table-cell>
          <table:table-cell office:value-type="float" office:value="-1.7619999999999999E-3" table:style-name="ce1">
            <text:p>-0.001762</text:p>
          </table:table-cell>
          <table:table-cell office:value-type="float" office:value="1.74" table:style-name="ce1">
            <text:p>1.74</text:p>
          </table:table-cell>
          <table:table-cell office:value-type="float" office:value="-6.6860000000000001E-3" table:style-name="ce1">
            <text:p>-0.006686</text:p>
          </table:table-cell>
          <table:table-cell office:value-type="float" office:value="4.0000000000000003E-5" table:style-name="ce1">
            <text:p>0.00004</text:p>
          </table:table-cell>
          <table:table-cell table:style-name="ce3"/>
          <table:table-cell office:value-type="float" office:value="4.3500800000000002" table:style-name="ce7">
            <text:p>4.35008</text:p>
          </table:table-cell>
          <table:table-cell office:value-type="float" office:value="0.65206500000000001" table:style-name="ce7">
            <text:p>0.652065</text:p>
          </table:table-cell>
          <table:table-cell office:value-type="float" office:value="0.65592700000000004" table:style-name="ce7">
            <text:p>0.655927</text:p>
          </table:table-cell>
          <table:table-cell office:value-type="float" office:value="0.65859299999999998" table:style-name="ce7">
            <text:p>0.658593</text:p>
          </table:table-cell>
          <table:table-cell office:value-type="float" office:value="-4.6110000000000317E-3" table:formula="of:=[.H92]-[.$H$5]" table:style-name="ce1">
            <text:p>-0.004611</text:p>
          </table:table-cell>
          <table:table-cell office:value-type="float" office:value="-7.5199999999997491E-4" table:formula="of:=[.I92]-[.$I$5]" table:style-name="ce1">
            <text:p>-0.000752</text:p>
          </table:table-cell>
          <table:table-cell office:value-type="float" office:value="1.9139999999999713E-3" table:formula="of:=[.J92]-[.$J$5]" table:style-name="ce1">
            <text:p>0.001914</text:p>
          </table:table-cell>
          <table:table-cell office:value-type="float" office:value="4.3500199999999998" table:style-name="ce7">
            <text:p>4.35002</text:p>
          </table:table-cell>
          <table:table-cell office:value-type="float" office:value="8.4143599999999992E-3" table:style-name="ce7">
            <text:p>0.00841436</text:p>
          </table:table-cell>
          <table:table-cell office:value-type="float" office:value="-7.1151299999999999E-3" table:style-name="ce7">
            <text:p>-0.00711513</text:p>
          </table:table-cell>
          <table:table-cell table:number-columns-repeated="16368"/>
        </table:table-row>
        <table:table-row table:style-name="ro2">
          <table:table-cell office:value-type="float" office:value="1.76" table:style-name="ce1">
            <text:p>1.76</text:p>
          </table:table-cell>
          <table:table-cell office:value-type="float" office:value="-1.7600000000000001E-3" table:style-name="ce1">
            <text:p>-0.00176</text:p>
          </table:table-cell>
          <table:table-cell office:value-type="float" office:value="1.76" table:style-name="ce1">
            <text:p>1.76</text:p>
          </table:table-cell>
          <table:table-cell office:value-type="float" office:value="-6.6779999999999999E-3" table:style-name="ce1">
            <text:p>-0.006678</text:p>
          </table:table-cell>
          <table:table-cell office:value-type="float" office:value="3.4699999999999998E-4" table:style-name="ce1">
            <text:p>0.000347</text:p>
          </table:table-cell>
          <table:table-cell table:style-name="ce3"/>
          <table:table-cell office:value-type="float" office:value="4.4000599999999999" table:style-name="ce7">
            <text:p>4.40006</text:p>
          </table:table-cell>
          <table:table-cell office:value-type="float" office:value="0.65214799999999995" table:style-name="ce7">
            <text:p>0.652148</text:p>
          </table:table-cell>
          <table:table-cell office:value-type="float" office:value="0.65556300000000001" table:style-name="ce7">
            <text:p>0.655563</text:p>
          </table:table-cell>
          <table:table-cell office:value-type="float" office:value="0.65861599999999998" table:style-name="ce7">
            <text:p>0.658616</text:p>
          </table:table-cell>
          <table:table-cell office:value-type="float" office:value="-4.5280000000000875E-3" table:formula="of:=[.H93]-[.$H$5]" table:style-name="ce1">
            <text:p>-0.004528</text:p>
          </table:table-cell>
          <table:table-cell office:value-type="float" office:value="-1.1160000000000059E-3" table:formula="of:=[.I93]-[.$I$5]" table:style-name="ce1">
            <text:p>-0.001116</text:p>
          </table:table-cell>
          <table:table-cell office:value-type="float" office:value="1.9369999999999665E-3" table:formula="of:=[.J93]-[.$J$5]" table:style-name="ce1">
            <text:p>0.001937</text:p>
          </table:table-cell>
          <table:table-cell office:value-type="float" office:value="4.4000899999999996" table:style-name="ce7">
            <text:p>4.40009</text:p>
          </table:table-cell>
          <table:table-cell office:value-type="float" office:value="8.7384699999999999E-3" table:style-name="ce7">
            <text:p>0.00873847</text:p>
          </table:table-cell>
          <table:table-cell office:value-type="float" office:value="1.9138600000000001E-3" table:style-name="ce7">
            <text:p>0.00191386</text:p>
          </table:table-cell>
          <table:table-cell table:number-columns-repeated="16368"/>
        </table:table-row>
        <table:table-row table:style-name="ro2">
          <table:table-cell office:value-type="float" office:value="1.78" table:style-name="ce1">
            <text:p>1.78</text:p>
          </table:table-cell>
          <table:table-cell office:value-type="float" office:value="-1.7520000000000001E-3" table:style-name="ce1">
            <text:p>-0.001752</text:p>
          </table:table-cell>
          <table:table-cell office:value-type="float" office:value="1.78" table:style-name="ce1">
            <text:p>1.78</text:p>
          </table:table-cell>
          <table:table-cell office:value-type="float" office:value="-6.6420000000000003E-3" table:style-name="ce1">
            <text:p>-0.006642</text:p>
          </table:table-cell>
          <table:table-cell office:value-type="float" office:value="6.5700000000000003E-4" table:style-name="ce1">
            <text:p>0.000657</text:p>
          </table:table-cell>
          <table:table-cell table:style-name="ce3"/>
          <table:table-cell office:value-type="float" office:value="4.4501099999999996" table:style-name="ce7">
            <text:p>4.45011</text:p>
          </table:table-cell>
          <table:table-cell office:value-type="float" office:value="0.65214499999999997" table:style-name="ce7">
            <text:p>0.652145</text:p>
          </table:table-cell>
          <table:table-cell office:value-type="float" office:value="0.65497499999999997" table:style-name="ce7">
            <text:p>0.654975</text:p>
          </table:table-cell>
          <table:table-cell office:value-type="float" office:value="0.65845699999999996" table:style-name="ce7">
            <text:p>0.658457</text:p>
          </table:table-cell>
          <table:table-cell office:value-type="float" office:value="-4.5310000000000628E-3" table:formula="of:=[.H94]-[.$H$5]" table:style-name="ce1">
            <text:p>-0.004531</text:p>
          </table:table-cell>
          <table:table-cell office:value-type="float" office:value="-1.7040000000000388E-3" table:formula="of:=[.I94]-[.$I$5]" table:style-name="ce1">
            <text:p>-0.001704</text:p>
          </table:table-cell>
          <table:table-cell office:value-type="float" office:value="1.7779999999999463E-3" table:formula="of:=[.J94]-[.$J$5]" table:style-name="ce1">
            <text:p>0.001778</text:p>
          </table:table-cell>
          <table:table-cell office:value-type="float" office:value="4.4500200000000003" table:style-name="ce7">
            <text:p>4.45002</text:p>
          </table:table-cell>
          <table:table-cell office:value-type="float" office:value="9.2396100000000005E-3" table:style-name="ce7">
            <text:p>0.00923961</text:p>
          </table:table-cell>
          <table:table-cell office:value-type="float" office:value="1.75453E-3" table:style-name="ce7">
            <text:p>0.00175453</text:p>
          </table:table-cell>
          <table:table-cell table:number-columns-repeated="16368"/>
        </table:table-row>
        <table:table-row table:style-name="ro2">
          <table:table-cell office:value-type="float" office:value="1.8" table:style-name="ce1">
            <text:p>1.8</text:p>
          </table:table-cell>
          <table:table-cell office:value-type="float" office:value="-1.7359999999999999E-3" table:style-name="ce1">
            <text:p>-0.001736</text:p>
          </table:table-cell>
          <table:table-cell office:value-type="float" office:value="1.8" table:style-name="ce1">
            <text:p>1.8</text:p>
          </table:table-cell>
          <table:table-cell office:value-type="float" office:value="-6.5750000000000001E-3" table:style-name="ce1">
            <text:p>-0.006575</text:p>
          </table:table-cell>
          <table:table-cell office:value-type="float" office:value="9.7099999999999997E-4" table:style-name="ce1">
            <text:p>0.000971</text:p>
          </table:table-cell>
          <table:table-cell table:style-name="ce3"/>
          <table:table-cell office:value-type="float" office:value="4.5000200000000001" table:style-name="ce7">
            <text:p>4.50002</text:p>
          </table:table-cell>
          <table:table-cell office:value-type="float" office:value="0.65240600000000004" table:style-name="ce7">
            <text:p>0.652406</text:p>
          </table:table-cell>
          <table:table-cell office:value-type="float" office:value="0.65452100000000002" table:style-name="ce7">
            <text:p>0.654521</text:p>
          </table:table-cell>
          <table:table-cell office:value-type="float" office:value="0.65842400000000001" table:style-name="ce7">
            <text:p>0.658424</text:p>
          </table:table-cell>
          <table:table-cell office:value-type="float" office:value="-4.269999999999996E-3" table:formula="of:=[.H95]-[.$H$5]" table:style-name="ce1">
            <text:p>-0.00427</text:p>
          </table:table-cell>
          <table:table-cell office:value-type="float" office:value="-2.1579999999999933E-3" table:formula="of:=[.I95]-[.$I$5]" table:style-name="ce1">
            <text:p>-0.002158</text:p>
          </table:table-cell>
          <table:table-cell office:value-type="float" office:value="1.7449999999999966E-3" table:formula="of:=[.J95]-[.$J$5]" table:style-name="ce1">
            <text:p>0.001745</text:p>
          </table:table-cell>
          <table:table-cell office:value-type="float" office:value="4.5001100000000003" table:style-name="ce7">
            <text:p>4.50011</text:p>
          </table:table-cell>
          <table:table-cell office:value-type="float" office:value="9.0172499999999992E-3" table:style-name="ce7">
            <text:p>0.00901725</text:p>
          </table:table-cell>
          <table:table-cell office:value-type="float" office:value="-8.0990799999999998E-3" table:style-name="ce7">
            <text:p>-0.00809908</text:p>
          </table:table-cell>
          <table:table-cell table:number-columns-repeated="16368"/>
        </table:table-row>
        <table:table-row table:style-name="ro2">
          <table:table-cell office:value-type="float" office:value="1.82" table:style-name="ce1">
            <text:p>1.82</text:p>
          </table:table-cell>
          <table:table-cell office:value-type="float" office:value="-1.714E-3" table:style-name="ce1">
            <text:p>-0.001714</text:p>
          </table:table-cell>
          <table:table-cell office:value-type="float" office:value="1.82" table:style-name="ce1">
            <text:p>1.82</text:p>
          </table:table-cell>
          <table:table-cell office:value-type="float" office:value="-6.4780000000000003E-3" table:style-name="ce1">
            <text:p>-0.006478</text:p>
          </table:table-cell>
          <table:table-cell office:value-type="float" office:value="1.2880000000000001E-3" table:style-name="ce1">
            <text:p>0.001288</text:p>
          </table:table-cell>
          <table:table-cell table:style-name="ce3"/>
          <table:table-cell office:value-type="float" office:value="4.5501399999999999" table:style-name="ce7">
            <text:p>4.55014</text:p>
          </table:table-cell>
          <table:table-cell office:value-type="float" office:value="0.65298299999999998" table:style-name="ce7">
            <text:p>0.652983</text:p>
          </table:table-cell>
          <table:table-cell office:value-type="float" office:value="0.65421300000000004" table:style-name="ce7">
            <text:p>0.654213</text:p>
          </table:table-cell>
          <table:table-cell office:value-type="float" office:value="0.65842800000000001" table:style-name="ce7">
            <text:p>0.658428</text:p>
          </table:table-cell>
          <table:table-cell office:value-type="float" office:value="-3.6930000000000573E-3" table:formula="of:=[.H96]-[.$H$5]" table:style-name="ce1">
            <text:p>-0.003693</text:p>
          </table:table-cell>
          <table:table-cell office:value-type="float" office:value="-2.4659999999999682E-3" table:formula="of:=[.I96]-[.$I$5]" table:style-name="ce1">
            <text:p>-0.002466</text:p>
          </table:table-cell>
          <table:table-cell office:value-type="float" office:value="1.7490000000000006E-3" table:formula="of:=[.J96]-[.$J$5]" table:style-name="ce1">
            <text:p>0.001749</text:p>
          </table:table-cell>
          <table:table-cell office:value-type="float" office:value="4.55" table:style-name="ce7">
            <text:p>4.55</text:p>
          </table:table-cell>
          <table:table-cell office:value-type="float" office:value="8.6470399999999999E-3" table:style-name="ce7">
            <text:p>0.00864704</text:p>
          </table:table-cell>
          <table:table-cell office:value-type="float" office:value="-2.4301100000000001E-3" table:style-name="ce7">
            <text:p>-0.00243011</text:p>
          </table:table-cell>
          <table:table-cell table:number-columns-repeated="16368"/>
        </table:table-row>
        <table:table-row table:style-name="ro2">
          <table:table-cell office:value-type="float" office:value="1.84" table:style-name="ce1">
            <text:p>1.84</text:p>
          </table:table-cell>
          <table:table-cell office:value-type="float" office:value="-1.686E-3" table:style-name="ce1">
            <text:p>-0.001686</text:p>
          </table:table-cell>
          <table:table-cell office:value-type="float" office:value="1.84" table:style-name="ce1">
            <text:p>1.84</text:p>
          </table:table-cell>
          <table:table-cell office:value-type="float" office:value="-6.3499999999999997E-3" table:style-name="ce1">
            <text:p>-0.00635</text:p>
          </table:table-cell>
          <table:table-cell office:value-type="float" office:value="1.6080000000000001E-3" table:style-name="ce1">
            <text:p>0.001608</text:p>
          </table:table-cell>
          <table:table-cell table:style-name="ce3"/>
          <table:table-cell office:value-type="float" office:value="4.6001200000000004" table:style-name="ce7">
            <text:p>4.60012</text:p>
          </table:table-cell>
          <table:table-cell office:value-type="float" office:value="0.65355700000000005" table:style-name="ce7">
            <text:p>0.653557</text:p>
          </table:table-cell>
          <table:table-cell office:value-type="float" office:value="0.65375000000000005" table:style-name="ce7">
            <text:p>0.65375</text:p>
          </table:table-cell>
          <table:table-cell office:value-type="float" office:value="0.658196" table:style-name="ce7">
            <text:p>0.658196</text:p>
          </table:table-cell>
          <table:table-cell office:value-type="float" office:value="-3.1189999999999829E-3" table:formula="of:=[.H97]-[.$H$5]" table:style-name="ce1">
            <text:p>-0.003119</text:p>
          </table:table-cell>
          <table:table-cell office:value-type="float" office:value="-2.9289999999999594E-3" table:formula="of:=[.I97]-[.$I$5]" table:style-name="ce1">
            <text:p>-0.002929</text:p>
          </table:table-cell>
          <table:table-cell office:value-type="float" office:value="1.5169999999999906E-3" table:formula="of:=[.J97]-[.$J$5]" table:style-name="ce1">
            <text:p>0.001517</text:p>
          </table:table-cell>
          <table:table-cell office:value-type="float" office:value="4.6000300000000003" table:style-name="ce7">
            <text:p>4.60003</text:p>
          </table:table-cell>
          <table:table-cell office:value-type="float" office:value="8.4451600000000002E-3" table:style-name="ce7">
            <text:p>0.00844516</text:p>
          </table:table-cell>
          <table:table-cell office:value-type="float" office:value="3.9455100000000002E-3" table:style-name="ce7">
            <text:p>0.00394551</text:p>
          </table:table-cell>
          <table:table-cell table:number-columns-repeated="16368"/>
        </table:table-row>
        <table:table-row table:style-name="ro2">
          <table:table-cell office:value-type="float" office:value="1.86" table:style-name="ce1">
            <text:p>1.86</text:p>
          </table:table-cell>
          <table:table-cell office:value-type="float" office:value="-1.6490000000000001E-3" table:style-name="ce1">
            <text:p>-0.001649</text:p>
          </table:table-cell>
          <table:table-cell office:value-type="float" office:value="1.86" table:style-name="ce1">
            <text:p>1.86</text:p>
          </table:table-cell>
          <table:table-cell office:value-type="float" office:value="-6.1910000000000003E-3" table:style-name="ce1">
            <text:p>-0.006191</text:p>
          </table:table-cell>
          <table:table-cell office:value-type="float" office:value="1.9300000000000001E-3" table:style-name="ce1">
            <text:p>0.00193</text:p>
          </table:table-cell>
          <table:table-cell table:style-name="ce3"/>
          <table:table-cell office:value-type="float" office:value="4.6500899999999996" table:style-name="ce7">
            <text:p>4.65009</text:p>
          </table:table-cell>
          <table:table-cell office:value-type="float" office:value="0.65426099999999998" table:style-name="ce7">
            <text:p>0.654261</text:p>
          </table:table-cell>
          <table:table-cell office:value-type="float" office:value="0.65333799999999997" table:style-name="ce7">
            <text:p>0.653338</text:p>
          </table:table-cell>
          <table:table-cell office:value-type="float" office:value="0.65797700000000003" table:style-name="ce7">
            <text:p>0.657977</text:p>
          </table:table-cell>
          <table:table-cell office:value-type="float" office:value="-2.415000000000056E-3" table:formula="of:=[.H98]-[.$H$5]" table:style-name="ce1">
            <text:p>-0.002415</text:p>
          </table:table-cell>
          <table:table-cell office:value-type="float" office:value="-3.3410000000000384E-3" table:formula="of:=[.I98]-[.$I$5]" table:style-name="ce1">
            <text:p>-0.003341</text:p>
          </table:table-cell>
          <table:table-cell office:value-type="float" office:value="1.2980000000000214E-3" table:formula="of:=[.J98]-[.$J$5]" table:style-name="ce1">
            <text:p>0.001298</text:p>
          </table:table-cell>
          <table:table-cell office:value-type="float" office:value="4.6500599999999999" table:style-name="ce7">
            <text:p>4.65006</text:p>
          </table:table-cell>
          <table:table-cell office:value-type="float" office:value="7.9491600000000003E-3" table:style-name="ce7">
            <text:p>0.00794916</text:p>
          </table:table-cell>
          <table:table-cell office:value-type="float" office:value="-6.5918599999999997E-3" table:style-name="ce7">
            <text:p>-0.00659186</text:p>
          </table:table-cell>
          <table:table-cell table:number-columns-repeated="16368"/>
        </table:table-row>
        <table:table-row table:style-name="ro2">
          <table:table-cell office:value-type="float" office:value="1.88" table:style-name="ce1">
            <text:p>1.88</text:p>
          </table:table-cell>
          <table:table-cell office:value-type="float" office:value="-1.6050000000000001E-3" table:style-name="ce1">
            <text:p>-0.001605</text:p>
          </table:table-cell>
          <table:table-cell office:value-type="float" office:value="1.88" table:style-name="ce1">
            <text:p>1.8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2.2550000000000001E-3" table:style-name="ce1">
            <text:p>0.002255</text:p>
          </table:table-cell>
          <table:table-cell table:style-name="ce3"/>
          <table:table-cell office:value-type="float" office:value="4.7001299999999997" table:style-name="ce7">
            <text:p>4.70013</text:p>
          </table:table-cell>
          <table:table-cell office:value-type="float" office:value="0.65528900000000001" table:style-name="ce7">
            <text:p>0.655289</text:p>
          </table:table-cell>
          <table:table-cell office:value-type="float" office:value="0.65317400000000003" table:style-name="ce7">
            <text:p>0.653174</text:p>
          </table:table-cell>
          <table:table-cell office:value-type="float" office:value="0.65791299999999997" table:style-name="ce7">
            <text:p>0.657913</text:p>
          </table:table-cell>
          <table:table-cell office:value-type="float" office:value="-1.3870000000000271E-3" table:formula="of:=[.H99]-[.$H$5]" table:style-name="ce1">
            <text:p>-0.001387</text:p>
          </table:table-cell>
          <table:table-cell office:value-type="float" office:value="-3.5049999999999804E-3" table:formula="of:=[.I99]-[.$I$5]" table:style-name="ce1">
            <text:p>-0.003505</text:p>
          </table:table-cell>
          <table:table-cell office:value-type="float" office:value="1.2339999999999574E-3" table:formula="of:=[.J99]-[.$J$5]" table:style-name="ce1">
            <text:p>0.001234</text:p>
          </table:table-cell>
          <table:table-cell office:value-type="float" office:value="4.7000299999999999" table:style-name="ce7">
            <text:p>4.70003</text:p>
          </table:table-cell>
          <table:table-cell office:value-type="float" office:value="7.2859999999999999E-3" table:style-name="ce7">
            <text:p>0.007286</text:p>
          </table:table-cell>
          <table:table-cell office:value-type="float" office:value="-8.6215900000000002E-3" table:style-name="ce7">
            <text:p>-0.00862159</text:p>
          </table:table-cell>
          <table:table-cell table:number-columns-repeated="16368"/>
        </table:table-row>
        <table:table-row table:style-name="ro2">
          <table:table-cell office:value-type="float" office:value="1.9" table:style-name="ce1">
            <text:p>1.9</text:p>
          </table:table-cell>
          <table:table-cell office:value-type="float" office:value="-1.554E-3" table:style-name="ce1">
            <text:p>-0.001554</text:p>
          </table:table-cell>
          <table:table-cell office:value-type="float" office:value="1.9" table:style-name="ce1">
            <text:p>1.9</text:p>
          </table:table-cell>
          <table:table-cell office:value-type="float" office:value="-5.7759999999999999E-3" table:style-name="ce1">
            <text:p>-0.005776</text:p>
          </table:table-cell>
          <table:table-cell office:value-type="float" office:value="2.5820000000000001E-3" table:style-name="ce1">
            <text:p>0.002582</text:p>
          </table:table-cell>
          <table:table-cell table:style-name="ce3"/>
          <table:table-cell office:value-type="float" office:value="4.7500900000000001" table:style-name="ce7">
            <text:p>4.75009</text:p>
          </table:table-cell>
          <table:table-cell office:value-type="float" office:value="0.65637299999999998" table:style-name="ce7">
            <text:p>0.656373</text:p>
          </table:table-cell>
          <table:table-cell office:value-type="float" office:value="0.65297899999999998" table:style-name="ce7">
            <text:p>0.652979</text:p>
          </table:table-cell>
          <table:table-cell office:value-type="float" office:value="0.65767200000000003" table:style-name="ce7">
            <text:p>0.657672</text:p>
          </table:table-cell>
          <table:table-cell office:value-type="float" office:value="-3.0300000000005323E-4" table:formula="of:=[.H100]-[.$H$5]" table:style-name="ce1">
            <text:p>-0.000303</text:p>
          </table:table-cell>
          <table:table-cell office:value-type="float" office:value="-3.7000000000000366E-3" table:formula="of:=[.I100]-[.$I$5]" table:style-name="ce1">
            <text:p>-0.0037</text:p>
          </table:table-cell>
          <table:table-cell office:value-type="float" office:value="9.9300000000002164E-4" table:formula="of:=[.J100]-[.$J$5]" table:style-name="ce1">
            <text:p>0.000993</text:p>
          </table:table-cell>
          <table:table-cell office:value-type="float" office:value="4.7501199999999999" table:style-name="ce7">
            <text:p>4.75012</text:p>
          </table:table-cell>
          <table:table-cell office:value-type="float" office:value="6.6503400000000002E-3" table:style-name="ce7">
            <text:p>0.00665034</text:p>
          </table:table-cell>
          <table:table-cell office:value-type="float" office:value="2.47423E-3" table:style-name="ce7">
            <text:p>0.00247423</text:p>
          </table:table-cell>
          <table:table-cell table:number-columns-repeated="16368"/>
        </table:table-row>
        <table:table-row table:style-name="ro2">
          <table:table-cell office:value-type="float" office:value="1.92" table:style-name="ce1">
            <text:p>1.92</text:p>
          </table:table-cell>
          <table:table-cell office:value-type="float" office:value="-1.493E-3" table:style-name="ce1">
            <text:p>-0.001493</text:p>
          </table:table-cell>
          <table:table-cell office:value-type="float" office:value="1.92" table:style-name="ce1">
            <text:p>1.92</text:p>
          </table:table-cell>
          <table:table-cell office:value-type="float" office:value="-5.5189999999999996E-3" table:style-name="ce1">
            <text:p>-0.005519</text:p>
          </table:table-cell>
          <table:table-cell office:value-type="float" office:value="2.9090000000000001E-3" table:style-name="ce1">
            <text:p>0.002909</text:p>
          </table:table-cell>
          <table:table-cell table:style-name="ce3"/>
          <table:table-cell office:value-type="float" office:value="4.8000800000000003" table:style-name="ce7">
            <text:p>4.80008</text:p>
          </table:table-cell>
          <table:table-cell office:value-type="float" office:value="0.65748200000000001" table:style-name="ce7">
            <text:p>0.657482</text:p>
          </table:table-cell>
          <table:table-cell office:value-type="float" office:value="0.65277300000000005" table:style-name="ce7">
            <text:p>0.652773</text:p>
          </table:table-cell>
          <table:table-cell office:value-type="float" office:value="0.65728500000000001" table:style-name="ce7">
            <text:p>0.657285</text:p>
          </table:table-cell>
          <table:table-cell office:value-type="float" office:value="8.059999999999734E-4" table:formula="of:=[.H101]-[.$H$5]" table:style-name="ce1">
            <text:p>0.000806</text:p>
          </table:table-cell>
          <table:table-cell office:value-type="float" office:value="-3.9059999999999651E-3" table:formula="of:=[.I101]-[.$I$5]" table:style-name="ce1">
            <text:p>-0.003906</text:p>
          </table:table-cell>
          <table:table-cell office:value-type="float" office:value="6.0599999999999543E-4" table:formula="of:=[.J101]-[.$J$5]" table:style-name="ce1">
            <text:p>0.000606</text:p>
          </table:table-cell>
          <table:table-cell office:value-type="float" office:value="4.8000800000000003" table:style-name="ce7">
            <text:p>4.80008</text:p>
          </table:table-cell>
          <table:table-cell office:value-type="float" office:value="5.7142499999999997E-3" table:style-name="ce7">
            <text:p>0.00571425</text:p>
          </table:table-cell>
          <table:table-cell office:value-type="float" office:value="-1.7041999999999999E-3" table:style-name="ce7">
            <text:p>-0.0017042</text:p>
          </table:table-cell>
          <table:table-cell table:number-columns-repeated="16368"/>
        </table:table-row>
        <table:table-row table:style-name="ro2">
          <table:table-cell office:value-type="float" office:value="1.94" table:style-name="ce1">
            <text:p>1.94</text:p>
          </table:table-cell>
          <table:table-cell office:value-type="float" office:value="-1.4239999999999999E-3" table:style-name="ce1">
            <text:p>-0.001424</text:p>
          </table:table-cell>
          <table:table-cell office:value-type="float" office:value="1.94" table:style-name="ce1">
            <text:p>1.94</text:p>
          </table:table-cell>
          <table:table-cell office:value-type="float" office:value="-5.2269999999999999E-3" table:style-name="ce1">
            <text:p>-0.005227</text:p>
          </table:table-cell>
          <table:table-cell office:value-type="float" office:value="3.2360000000000002E-3" table:style-name="ce1">
            <text:p>0.003236</text:p>
          </table:table-cell>
          <table:table-cell table:style-name="ce3"/>
          <table:table-cell office:value-type="float" office:value="4.8501200000000004" table:style-name="ce7">
            <text:p>4.85012</text:p>
          </table:table-cell>
          <table:table-cell office:value-type="float" office:value="0.65880300000000003" table:style-name="ce7">
            <text:p>0.658803</text:p>
          </table:table-cell>
          <table:table-cell office:value-type="float" office:value="0.65285000000000004" table:style-name="ce7">
            <text:p>0.65285</text:p>
          </table:table-cell>
          <table:table-cell office:value-type="float" office:value="0.65707000000000004" table:style-name="ce7">
            <text:p>0.65707</text:p>
          </table:table-cell>
          <table:table-cell office:value-type="float" office:value="2.12699999999999E-3" table:formula="of:=[.H102]-[.$H$5]" table:style-name="ce1">
            <text:p>0.002127</text:p>
          </table:table-cell>
          <table:table-cell office:value-type="float" office:value="-3.8289999999999713E-3" table:formula="of:=[.I102]-[.$I$5]" table:style-name="ce1">
            <text:p>-0.003829</text:p>
          </table:table-cell>
          <table:table-cell office:value-type="float" office:value="3.9100000000003021E-4" table:formula="of:=[.J102]-[.$J$5]" table:style-name="ce1">
            <text:p>0.000391</text:p>
          </table:table-cell>
          <table:table-cell office:value-type="float" office:value="4.8500699999999997" table:style-name="ce7">
            <text:p>4.85007</text:p>
          </table:table-cell>
          <table:table-cell office:value-type="float" office:value="4.5567100000000003E-3" table:style-name="ce7">
            <text:p>0.00455671</text:p>
          </table:table-cell>
          <table:table-cell office:value-type="float" office:value="-1.0954E-2" table:style-name="ce7">
            <text:p>-0.010954</text:p>
          </table:table-cell>
          <table:table-cell table:number-columns-repeated="16368"/>
        </table:table-row>
        <table:table-row table:style-name="ro2">
          <table:table-cell office:value-type="float" office:value="1.96" table:style-name="ce1">
            <text:p>1.96</text:p>
          </table:table-cell>
          <table:table-cell office:value-type="float" office:value="-1.3450000000000001E-3" table:style-name="ce1">
            <text:p>-0.001345</text:p>
          </table:table-cell>
          <table:table-cell office:value-type="float" office:value="1.96" table:style-name="ce1">
            <text:p>1.96</text:p>
          </table:table-cell>
          <table:table-cell office:value-type="float" office:value="-4.8999999999999998E-3" table:style-name="ce1">
            <text:p>-0.0049</text:p>
          </table:table-cell>
          <table:table-cell office:value-type="float" office:value="3.5609999999999999E-3" table:style-name="ce1">
            <text:p>0.003561</text:p>
          </table:table-cell>
          <table:table-cell table:style-name="ce3"/>
          <table:table-cell office:value-type="float" office:value="4.90015" table:style-name="ce7">
            <text:p>4.90015</text:p>
          </table:table-cell>
          <table:table-cell office:value-type="float" office:value="0.66015500000000005" table:style-name="ce7">
            <text:p>0.660155</text:p>
          </table:table-cell>
          <table:table-cell office:value-type="float" office:value="0.65304899999999999" table:style-name="ce7">
            <text:p>0.653049</text:p>
          </table:table-cell>
          <table:table-cell office:value-type="float" office:value="0.65684200000000004" table:style-name="ce7">
            <text:p>0.656842</text:p>
          </table:table-cell>
          <table:table-cell office:value-type="float" office:value="3.4790000000000099E-3" table:formula="of:=[.H103]-[.$H$5]" table:style-name="ce1">
            <text:p>0.003479</text:p>
          </table:table-cell>
          <table:table-cell office:value-type="float" office:value="-3.6300000000000221E-3" table:formula="of:=[.I103]-[.$I$5]" table:style-name="ce1">
            <text:p>-0.00363</text:p>
          </table:table-cell>
          <table:table-cell office:value-type="float" office:value="1.6300000000002424E-4" table:formula="of:=[.J103]-[.$J$5]" table:style-name="ce1">
            <text:p>0.000163</text:p>
          </table:table-cell>
          <table:table-cell office:value-type="float" office:value="4.9000700000000004" table:style-name="ce7">
            <text:p>4.90007</text:p>
          </table:table-cell>
          <table:table-cell office:value-type="float" office:value="3.3529100000000002E-3" table:style-name="ce7">
            <text:p>0.00335291</text:p>
          </table:table-cell>
          <table:table-cell office:value-type="float" office:value="-3.1206599999999999E-3" table:style-name="ce7">
            <text:p>-0.00312066</text:p>
          </table:table-cell>
          <table:table-cell table:number-columns-repeated="16368"/>
        </table:table-row>
        <table:table-row table:style-name="ro2">
          <table:table-cell office:value-type="float" office:value="1.98" table:style-name="ce1">
            <text:p>1.98</text:p>
          </table:table-cell>
          <table:table-cell office:value-type="float" office:value="-1.2570000000000001E-3" table:style-name="ce1">
            <text:p>-0.001257</text:p>
          </table:table-cell>
          <table:table-cell office:value-type="float" office:value="1.98" table:style-name="ce1">
            <text:p>1.98</text:p>
          </table:table-cell>
          <table:table-cell office:value-type="float" office:value="-4.5389999999999996E-3" table:style-name="ce1">
            <text:p>-0.004539</text:p>
          </table:table-cell>
          <table:table-cell office:value-type="float" office:value="3.882E-3" table:style-name="ce1">
            <text:p>0.003882</text:p>
          </table:table-cell>
          <table:table-cell table:style-name="ce3"/>
          <table:table-cell office:value-type="float" office:value="4.9500299999999999" table:style-name="ce7">
            <text:p>4.95003</text:p>
          </table:table-cell>
          <table:table-cell office:value-type="float" office:value="0.66137100000000004" table:style-name="ce7">
            <text:p>0.661371</text:p>
          </table:table-cell>
          <table:table-cell office:value-type="float" office:value="0.65320900000000004" table:style-name="ce7">
            <text:p>0.653209</text:p>
          </table:table-cell>
          <table:table-cell office:value-type="float" office:value="0.65640100000000001" table:style-name="ce7">
            <text:p>0.656401</text:p>
          </table:table-cell>
          <table:table-cell office:value-type="float" office:value="4.6950000000000047E-3" table:formula="of:=[.H104]-[.$H$5]" table:style-name="ce1">
            <text:p>0.004695</text:p>
          </table:table-cell>
          <table:table-cell office:value-type="float" office:value="-3.4699999999999731E-3" table:formula="of:=[.I104]-[.$I$5]" table:style-name="ce1">
            <text:p>-0.00347</text:p>
          </table:table-cell>
          <table:table-cell office:value-type="float" office:value="-2.7800000000000047E-4" table:formula="of:=[.J104]-[.$J$5]" table:style-name="ce1">
            <text:p>-0.000278</text:p>
          </table:table-cell>
          <table:table-cell office:value-type="float" office:value="4.9500400000000004" table:style-name="ce7">
            <text:p>4.95004</text:p>
          </table:table-cell>
          <table:table-cell office:value-type="float" office:value="2.1415599999999998E-3" table:style-name="ce7">
            <text:p>0.00214156</text:p>
          </table:table-cell>
          <table:table-cell office:value-type="float" office:value="1.4250700000000001E-3" table:style-name="ce7">
            <text:p>0.00142507</text:p>
          </table:table-cell>
          <table:table-cell table:number-columns-repeated="1636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-1.1590000000000001E-3" table:style-name="ce1">
            <text:p>-0.001159</text:p>
          </table:table-cell>
          <table:table-cell office:value-type="float" office:value="2" table:style-name="ce1">
            <text:p>2</text:p>
          </table:table-cell>
          <table:table-cell office:value-type="float" office:value="-4.1419999999999998E-3" table:style-name="ce1">
            <text:p>-0.004142</text:p>
          </table:table-cell>
          <table:table-cell office:value-type="float" office:value="4.1980000000000003E-3" table:style-name="ce1">
            <text:p>0.004198</text:p>
          </table:table-cell>
          <table:table-cell table:style-name="ce3"/>
          <table:table-cell office:value-type="float" office:value="5.0001300000000004" table:style-name="ce7">
            <text:p>5.00013</text:p>
          </table:table-cell>
          <table:table-cell office:value-type="float" office:value="0.66262699999999997" table:style-name="ce7">
            <text:p>0.662627</text:p>
          </table:table-cell>
          <table:table-cell office:value-type="float" office:value="0.65360300000000005" table:style-name="ce7">
            <text:p>0.653603</text:p>
          </table:table-cell>
          <table:table-cell office:value-type="float" office:value="0.65603299999999998" table:style-name="ce7">
            <text:p>0.656033</text:p>
          </table:table-cell>
          <table:table-cell office:value-type="float" office:value="5.9509999999999286E-3" table:formula="of:=[.H105]-[.$H$5]" table:style-name="ce1">
            <text:p>0.005951</text:p>
          </table:table-cell>
          <table:table-cell office:value-type="float" office:value="-3.0759999999999676E-3" table:formula="of:=[.I105]-[.$I$5]" table:style-name="ce1">
            <text:p>-0.003076</text:p>
          </table:table-cell>
          <table:table-cell office:value-type="float" office:value="-6.4600000000003543E-4" table:formula="of:=[.J105]-[.$J$5]" table:style-name="ce1">
            <text:p>-0.000646</text:p>
          </table:table-cell>
          <table:table-cell office:value-type="float" office:value="5.00007" table:style-name="ce7">
            <text:p>5.00007</text:p>
          </table:table-cell>
          <table:table-cell office:value-type="float" office:value="7.4054800000000005E-4" table:style-name="ce7">
            <text:p>0.000740548</text:p>
          </table:table-cell>
          <table:table-cell office:value-type="float" office:value="-8.2408900000000007E-3" table:style-name="ce7">
            <text:p>-0.00824089</text:p>
          </table:table-cell>
          <table:table-cell table:number-columns-repeated="16368"/>
        </table:table-row>
        <table:table-row table:style-name="ro2">
          <table:table-cell office:value-type="float" office:value="2.02" table:style-name="ce1">
            <text:p>2.02</text:p>
          </table:table-cell>
          <table:table-cell office:value-type="float" office:value="-1.0499999999999999E-3" table:style-name="ce1">
            <text:p>-0.00105</text:p>
          </table:table-cell>
          <table:table-cell office:value-type="float" office:value="2.02" table:style-name="ce1">
            <text:p>2.02</text:p>
          </table:table-cell>
          <table:table-cell office:value-type="float" office:value="-3.7100000000000002E-3" table:style-name="ce1">
            <text:p>-0.00371</text:p>
          </table:table-cell>
          <table:table-cell office:value-type="float" office:value="4.5050000000000003E-3" table:style-name="ce1">
            <text:p>0.004505</text:p>
          </table:table-cell>
          <table:table-cell table:style-name="ce3"/>
          <table:table-cell office:value-type="float" office:value="5.0500499999999997" table:style-name="ce7">
            <text:p>5.05005</text:p>
          </table:table-cell>
          <table:table-cell office:value-type="float" office:value="0.66384200000000004" table:style-name="ce7">
            <text:p>0.663842</text:p>
          </table:table-cell>
          <table:table-cell office:value-type="float" office:value="0.65423299999999995" table:style-name="ce7">
            <text:p>0.654233</text:p>
          </table:table-cell>
          <table:table-cell office:value-type="float" office:value="0.65579600000000005" table:style-name="ce7">
            <text:p>0.655796</text:p>
          </table:table-cell>
          <table:table-cell office:value-type="float" office:value="7.1660000000000057E-3" table:formula="of:=[.H106]-[.$H$5]" table:style-name="ce1">
            <text:p>0.007166</text:p>
          </table:table-cell>
          <table:table-cell office:value-type="float" office:value="-2.4460000000000592E-3" table:formula="of:=[.I106]-[.$I$5]" table:style-name="ce1">
            <text:p>-0.002446</text:p>
          </table:table-cell>
          <table:table-cell office:value-type="float" office:value="-8.8299999999996714E-4" table:formula="of:=[.J106]-[.$J$5]" table:style-name="ce1">
            <text:p>-0.000883</text:p>
          </table:table-cell>
          <table:table-cell office:value-type="float" office:value="5.0500999999999996" table:style-name="ce7">
            <text:p>5.0501</text:p>
          </table:table-cell>
          <table:table-cell office:value-type="float" office:value="-4.3103800000000002E-4" table:style-name="ce7">
            <text:p>-0.000431038</text:p>
          </table:table-cell>
          <table:table-cell office:value-type="float" office:value="-7.2906500000000001E-3" table:style-name="ce7">
            <text:p>-0.00729065</text:p>
          </table:table-cell>
          <table:table-cell table:number-columns-repeated="16368"/>
        </table:table-row>
        <table:table-row table:style-name="ro2">
          <table:table-cell office:value-type="float" office:value="2.04" table:style-name="ce1">
            <text:p>2.04</text:p>
          </table:table-cell>
          <table:table-cell office:value-type="float" office:value="-9.3099999999999997E-4" table:style-name="ce1">
            <text:p>-0.000931</text:p>
          </table:table-cell>
          <table:table-cell office:value-type="float" office:value="2.04" table:style-name="ce1">
            <text:p>2.04</text:p>
          </table:table-cell>
          <table:table-cell office:value-type="float" office:value="-3.2429999999999998E-3" table:style-name="ce1">
            <text:p>-0.003243</text:p>
          </table:table-cell>
          <table:table-cell office:value-type="float" office:value="4.8019999999999998E-3" table:style-name="ce1">
            <text:p>0.004802</text:p>
          </table:table-cell>
          <table:table-cell table:style-name="ce3"/>
          <table:table-cell office:value-type="float" office:value="5.1000500000000004" table:style-name="ce7">
            <text:p>5.10005</text:p>
          </table:table-cell>
          <table:table-cell office:value-type="float" office:value="0.66474699999999998" table:style-name="ce7">
            <text:p>0.664747</text:p>
          </table:table-cell>
          <table:table-cell office:value-type="float" office:value="0.65483400000000003" table:style-name="ce7">
            <text:p>0.654834</text:p>
          </table:table-cell>
          <table:table-cell office:value-type="float" office:value="0.65540699999999996" table:style-name="ce7">
            <text:p>0.655407</text:p>
          </table:table-cell>
          <table:table-cell office:value-type="float" office:value="8.0709999999999393E-3" table:formula="of:=[.H107]-[.$H$5]" table:style-name="ce1">
            <text:p>0.008071</text:p>
          </table:table-cell>
          <table:table-cell office:value-type="float" office:value="-1.8449999999999855E-3" table:formula="of:=[.I107]-[.$I$5]" table:style-name="ce1">
            <text:p>-0.001845</text:p>
          </table:table-cell>
          <table:table-cell office:value-type="float" office:value="-1.2720000000000509E-3" table:formula="of:=[.J107]-[.$J$5]" table:style-name="ce1">
            <text:p>-0.001272</text:p>
          </table:table-cell>
          <table:table-cell office:value-type="float" office:value="5.1001300000000001" table:style-name="ce7">
            <text:p>5.10013</text:p>
          </table:table-cell>
          <table:table-cell office:value-type="float" office:value="-1.87447E-3" table:style-name="ce7">
            <text:p>-0.00187447</text:p>
          </table:table-cell>
          <table:table-cell office:value-type="float" office:value="1.3371500000000001E-3" table:style-name="ce7">
            <text:p>0.00133715</text:p>
          </table:table-cell>
          <table:table-cell table:number-columns-repeated="16368"/>
        </table:table-row>
        <table:table-row table:style-name="ro2">
          <table:table-cell office:value-type="float" office:value="2.06" table:style-name="ce1">
            <text:p>2.06</text:p>
          </table:table-cell>
          <table:table-cell office:value-type="float" office:value="-8.0199999999999998E-4" table:style-name="ce1">
            <text:p>-0.000802</text:p>
          </table:table-cell>
          <table:table-cell office:value-type="float" office:value="2.06" table:style-name="ce1">
            <text:p>2.06</text:p>
          </table:table-cell>
          <table:table-cell office:value-type="float" office:value="-2.7420000000000001E-3" table:style-name="ce1">
            <text:p>-0.002742</text:p>
          </table:table-cell>
          <table:table-cell office:value-type="float" office:value="5.0850000000000001E-3" table:style-name="ce1">
            <text:p>0.005085</text:p>
          </table:table-cell>
          <table:table-cell table:style-name="ce3"/>
          <table:table-cell office:value-type="float" office:value="5.15001" table:style-name="ce7">
            <text:p>5.15001</text:p>
          </table:table-cell>
          <table:table-cell office:value-type="float" office:value="0.66544300000000001" table:style-name="ce7">
            <text:p>0.665443</text:p>
          </table:table-cell>
          <table:table-cell office:value-type="float" office:value="0.65555399999999997" table:style-name="ce7">
            <text:p>0.655554</text:p>
          </table:table-cell>
          <table:table-cell office:value-type="float" office:value="0.65498500000000004" table:style-name="ce7">
            <text:p>0.654985</text:p>
          </table:table-cell>
          <table:table-cell office:value-type="float" office:value="8.7669999999999693E-3" table:formula="of:=[.H108]-[.$H$5]" table:style-name="ce1">
            <text:p>0.008767</text:p>
          </table:table-cell>
          <table:table-cell office:value-type="float" office:value="-1.1250000000000426E-3" table:formula="of:=[.I108]-[.$I$5]" table:style-name="ce1">
            <text:p>-0.001125</text:p>
          </table:table-cell>
          <table:table-cell office:value-type="float" office:value="-1.6939999999999733E-3" table:formula="of:=[.J108]-[.$J$5]" table:style-name="ce1">
            <text:p>-0.001694</text:p>
          </table:table-cell>
          <table:table-cell office:value-type="float" office:value="5.1500599999999999" table:style-name="ce7">
            <text:p>5.15006</text:p>
          </table:table-cell>
          <table:table-cell office:value-type="float" office:value="-3.4946299999999999E-3" table:style-name="ce7">
            <text:p>-0.00349463</text:p>
          </table:table-cell>
          <table:table-cell office:value-type="float" office:value="-3.82862E-3" table:style-name="ce7">
            <text:p>-0.00382862</text:p>
          </table:table-cell>
          <table:table-cell table:number-columns-repeated="16368"/>
        </table:table-row>
        <table:table-row table:style-name="ro2">
          <table:table-cell office:value-type="float" office:value="2.08" table:style-name="ce1">
            <text:p>2.08</text:p>
          </table:table-cell>
          <table:table-cell office:value-type="float" office:value="-6.6299999999999996E-4" table:style-name="ce1">
            <text:p>-0.000663</text:p>
          </table:table-cell>
          <table:table-cell office:value-type="float" office:value="2.08" table:style-name="ce1">
            <text:p>2.08</text:p>
          </table:table-cell>
          <table:table-cell office:value-type="float" office:value="-2.2079999999999999E-3" table:style-name="ce1">
            <text:p>-0.002208</text:p>
          </table:table-cell>
          <table:table-cell office:value-type="float" office:value="5.352E-3" table:style-name="ce1">
            <text:p>0.005352</text:p>
          </table:table-cell>
          <table:table-cell table:style-name="ce3"/>
          <table:table-cell office:value-type="float" office:value="5.2000599999999997" table:style-name="ce7">
            <text:p>5.20006</text:p>
          </table:table-cell>
          <table:table-cell office:value-type="float" office:value="0.665995" table:style-name="ce7">
            <text:p>0.665995</text:p>
          </table:table-cell>
          <table:table-cell office:value-type="float" office:value="0.65654699999999999" table:style-name="ce7">
            <text:p>0.656547</text:p>
          </table:table-cell>
          <table:table-cell office:value-type="float" office:value="0.65475399999999995" table:style-name="ce7">
            <text:p>0.654754</text:p>
          </table:table-cell>
          <table:table-cell office:value-type="float" office:value="9.3189999999999662E-3" table:formula="of:=[.H109]-[.$H$5]" table:style-name="ce1">
            <text:p>0.009319</text:p>
          </table:table-cell>
          <table:table-cell office:value-type="float" office:value="-1.3200000000002099E-4" table:formula="of:=[.I109]-[.$I$5]" table:style-name="ce1">
            <text:p>-0.000132</text:p>
          </table:table-cell>
          <table:table-cell office:value-type="float" office:value="-1.9250000000000655E-3" table:formula="of:=[.J109]-[.$J$5]" table:style-name="ce1">
            <text:p>-0.001925</text:p>
          </table:table-cell>
          <table:table-cell office:value-type="float" office:value="5.2000700000000002" table:style-name="ce7">
            <text:p>5.20007</text:p>
          </table:table-cell>
          <table:table-cell office:value-type="float" office:value="-4.5907600000000002E-3" table:style-name="ce7">
            <text:p>-0.00459076</text:p>
          </table:table-cell>
          <table:table-cell office:value-type="float" office:value="-8.4608400000000007E-3" table:style-name="ce7">
            <text:p>-0.00846084</text:p>
          </table:table-cell>
          <table:table-cell table:number-columns-repeated="16368"/>
        </table:table-row>
        <table:table-row table:style-name="ro2">
          <table:table-cell office:value-type="float" office:value="2.1" table:style-name="ce1">
            <text:p>2.1</text:p>
          </table:table-cell>
          <table:table-cell office:value-type="float" office:value="-5.1400000000000003E-4" table:style-name="ce1">
            <text:p>-0.000514</text:p>
          </table:table-cell>
          <table:table-cell office:value-type="float" office:value="2.1" table:style-name="ce1">
            <text:p>2.1</text:p>
          </table:table-cell>
          <table:table-cell office:value-type="float" office:value="-1.642E-3" table:style-name="ce1">
            <text:p>-0.001642</text:p>
          </table:table-cell>
          <table:table-cell office:value-type="float" office:value="5.5989999999999998E-3" table:style-name="ce1">
            <text:p>0.005599</text:p>
          </table:table-cell>
          <table:table-cell table:style-name="ce3"/>
          <table:table-cell office:value-type="float" office:value="5.2501100000000003" table:style-name="ce7">
            <text:p>5.25011</text:p>
          </table:table-cell>
          <table:table-cell office:value-type="float" office:value="0.66615800000000003" table:style-name="ce7">
            <text:p>0.666158</text:p>
          </table:table-cell>
          <table:table-cell office:value-type="float" office:value="0.65754000000000001" table:style-name="ce7">
            <text:p>0.65754</text:p>
          </table:table-cell>
          <table:table-cell office:value-type="float" office:value="0.65450600000000003" table:style-name="ce7">
            <text:p>0.654506</text:p>
          </table:table-cell>
          <table:table-cell office:value-type="float" office:value="9.4819999999999904E-3" table:formula="of:=[.H110]-[.$H$5]" table:style-name="ce1">
            <text:p>0.009482</text:p>
          </table:table-cell>
          <table:table-cell office:value-type="float" office:value="8.6100000000000065E-4" table:formula="of:=[.I110]-[.$I$5]" table:style-name="ce1">
            <text:p>0.000861</text:p>
          </table:table-cell>
          <table:table-cell office:value-type="float" office:value="-2.1729999999999805E-3" table:formula="of:=[.J110]-[.$J$5]" table:style-name="ce1">
            <text:p>-0.002173</text:p>
          </table:table-cell>
          <table:table-cell office:value-type="float" office:value="5.2500499999999999" table:style-name="ce7">
            <text:p>5.25005</text:p>
          </table:table-cell>
          <table:table-cell office:value-type="float" office:value="-5.4436600000000003E-3" table:style-name="ce7">
            <text:p>-0.00544366</text:p>
          </table:table-cell>
          <table:table-cell office:value-type="float" office:value="1.14163E-4" table:style-name="ce7">
            <text:p>0.000114163</text:p>
          </table:table-cell>
          <table:table-cell table:number-columns-repeated="16368"/>
        </table:table-row>
        <table:table-row table:style-name="ro2">
          <table:table-cell office:value-type="float" office:value="2.12" table:style-name="ce1">
            <text:p>2.12</text:p>
          </table:table-cell>
          <table:table-cell office:value-type="float" office:value="-3.5500000000000001E-4" table:style-name="ce1">
            <text:p>-0.000355</text:p>
          </table:table-cell>
          <table:table-cell office:value-type="float" office:value="2.12" table:style-name="ce1">
            <text:p>2.12</text:p>
          </table:table-cell>
          <table:table-cell office:value-type="float" office:value="-1.047E-3" table:style-name="ce1">
            <text:p>-0.001047</text:p>
          </table:table-cell>
          <table:table-cell office:value-type="float" office:value="5.8240000000000002E-3" table:style-name="ce1">
            <text:p>0.005824</text:p>
          </table:table-cell>
          <table:table-cell table:style-name="ce3"/>
          <table:table-cell office:value-type="float" office:value="5.3001399999999999" table:style-name="ce7">
            <text:p>5.30014</text:p>
          </table:table-cell>
          <table:table-cell office:value-type="float" office:value="0.66590300000000002" table:style-name="ce7">
            <text:p>0.665903</text:p>
          </table:table-cell>
          <table:table-cell office:value-type="float" office:value="0.65847699999999998" table:style-name="ce7">
            <text:p>0.658477</text:p>
          </table:table-cell>
          <table:table-cell office:value-type="float" office:value="0.65416700000000005" table:style-name="ce7">
            <text:p>0.654167</text:p>
          </table:table-cell>
          <table:table-cell office:value-type="float" office:value="9.2269999999999852E-3" table:formula="of:=[.H111]-[.$H$5]" table:style-name="ce1">
            <text:p>0.009227</text:p>
          </table:table-cell>
          <table:table-cell office:value-type="float" office:value="1.7979999999999663E-3" table:formula="of:=[.I111]-[.$I$5]" table:style-name="ce1">
            <text:p>0.001798</text:p>
          </table:table-cell>
          <table:table-cell office:value-type="float" office:value="-2.5119999999999587E-3" table:formula="of:=[.J111]-[.$J$5]" table:style-name="ce1">
            <text:p>-0.002512</text:p>
          </table:table-cell>
          <table:table-cell office:value-type="float" office:value="5.3000600000000002" table:style-name="ce7">
            <text:p>5.30006</text:p>
          </table:table-cell>
          <table:table-cell office:value-type="float" office:value="-6.6728400000000002E-3" table:style-name="ce7">
            <text:p>-0.00667284</text:p>
          </table:table-cell>
          <table:table-cell office:value-type="float" office:value="1.4298500000000001E-3" table:style-name="ce7">
            <text:p>0.00142985</text:p>
          </table:table-cell>
          <table:table-cell table:number-columns-repeated="16368"/>
        </table:table-row>
        <table:table-row table:style-name="ro2">
          <table:table-cell office:value-type="float" office:value="2.14" table:style-name="ce1">
            <text:p>2.14</text:p>
          </table:table-cell>
          <table:table-cell office:value-type="float" office:value="-1.8799999999999999E-4" table:style-name="ce1">
            <text:p>-0.000188</text:p>
          </table:table-cell>
          <table:table-cell office:value-type="float" office:value="2.14" table:style-name="ce1">
            <text:p>2.14</text:p>
          </table:table-cell>
          <table:table-cell office:value-type="float" office:value="-4.2400000000000001E-4" table:style-name="ce1">
            <text:p>-0.000424</text:p>
          </table:table-cell>
          <table:table-cell office:value-type="float" office:value="6.0229999999999997E-3" table:style-name="ce1">
            <text:p>0.006023</text:p>
          </table:table-cell>
          <table:table-cell table:style-name="ce3"/>
          <table:table-cell office:value-type="float" office:value="5.3500800000000002" table:style-name="ce7">
            <text:p>5.35008</text:p>
          </table:table-cell>
          <table:table-cell office:value-type="float" office:value="0.66542199999999996" table:style-name="ce7">
            <text:p>0.665422</text:p>
          </table:table-cell>
          <table:table-cell office:value-type="float" office:value="0.65959500000000004" table:style-name="ce7">
            <text:p>0.659595</text:p>
          </table:table-cell>
          <table:table-cell office:value-type="float" office:value="0.65399499999999999" table:style-name="ce7">
            <text:p>0.653995</text:p>
          </table:table-cell>
          <table:table-cell office:value-type="float" office:value="8.7459999999999205E-3" table:formula="of:=[.H112]-[.$H$5]" table:style-name="ce1">
            <text:p>0.008746</text:p>
          </table:table-cell>
          <table:table-cell office:value-type="float" office:value="2.9160000000000297E-3" table:formula="of:=[.I112]-[.$I$5]" table:style-name="ce1">
            <text:p>0.002916</text:p>
          </table:table-cell>
          <table:table-cell office:value-type="float" office:value="-2.6840000000000197E-3" table:formula="of:=[.J112]-[.$J$5]" table:style-name="ce1">
            <text:p>-0.002684</text:p>
          </table:table-cell>
          <table:table-cell office:value-type="float" office:value="5.3501099999999999" table:style-name="ce7">
            <text:p>5.35011</text:p>
          </table:table-cell>
          <table:table-cell office:value-type="float" office:value="-7.8165800000000001E-3" table:style-name="ce7">
            <text:p>-0.00781658</text:p>
          </table:table-cell>
          <table:table-cell office:value-type="float" office:value="-5.5393300000000003E-3" table:style-name="ce7">
            <text:p>-0.00553933</text:p>
          </table:table-cell>
          <table:table-cell table:number-columns-repeated="16368"/>
        </table:table-row>
        <table:table-row table:style-name="ro2">
          <table:table-cell office:value-type="float" office:value="2.16" table:style-name="ce1">
            <text:p>2.16</text:p>
          </table:table-cell>
          <table:table-cell office:value-type="float" office:value="-1.2E-5" table:style-name="ce1">
            <text:p>-0.000012</text:p>
          </table:table-cell>
          <table:table-cell office:value-type="float" office:value="2.16" table:style-name="ce1">
            <text:p>2.16</text:p>
          </table:table-cell>
          <table:table-cell office:value-type="float" office:value="2.24E-4" table:style-name="ce1">
            <text:p>0.000224</text:p>
          </table:table-cell>
          <table:table-cell office:value-type="float" office:value="6.1929999999999997E-3" table:style-name="ce1">
            <text:p>0.006193</text:p>
          </table:table-cell>
          <table:table-cell table:style-name="ce3"/>
          <table:table-cell office:value-type="float" office:value="5.40015" table:style-name="ce7">
            <text:p>5.40015</text:p>
          </table:table-cell>
          <table:table-cell office:value-type="float" office:value="0.66460600000000003" table:style-name="ce7">
            <text:p>0.664606</text:p>
          </table:table-cell>
          <table:table-cell office:value-type="float" office:value="0.66075200000000001" table:style-name="ce7">
            <text:p>0.660752</text:p>
          </table:table-cell>
          <table:table-cell office:value-type="float" office:value="0.65395199999999998" table:style-name="ce7">
            <text:p>0.653952</text:p>
          </table:table-cell>
          <table:table-cell office:value-type="float" office:value="7.9299999999999926E-3" table:formula="of:=[.H113]-[.$H$5]" table:style-name="ce1">
            <text:p>0.00793</text:p>
          </table:table-cell>
          <table:table-cell office:value-type="float" office:value="4.0729999999999933E-3" table:formula="of:=[.I113]-[.$I$5]" table:style-name="ce1">
            <text:p>0.004073</text:p>
          </table:table-cell>
          <table:table-cell office:value-type="float" office:value="-2.727000000000035E-3" table:formula="of:=[.J113]-[.$J$5]" table:style-name="ce1">
            <text:p>-0.002727</text:p>
          </table:table-cell>
          <table:table-cell office:value-type="float" office:value="5.4001099999999997" table:style-name="ce7">
            <text:p>5.40011</text:p>
          </table:table-cell>
          <table:table-cell office:value-type="float" office:value="-8.1866899999999999E-3" table:style-name="ce7">
            <text:p>-0.00818669</text:p>
          </table:table-cell>
          <table:table-cell office:value-type="float" office:value="-1.2757000000000001E-3" table:style-name="ce7">
            <text:p>-0.0012757</text:p>
          </table:table-cell>
          <table:table-cell table:number-columns-repeated="16368"/>
        </table:table-row>
        <table:table-row table:style-name="ro2">
          <table:table-cell office:value-type="float" office:value="2.1800000000000002" table:style-name="ce1">
            <text:p>2.18</text:p>
          </table:table-cell>
          <table:table-cell office:value-type="float" office:value="1.7100000000000001E-4" table:style-name="ce1">
            <text:p>0.000171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8.92E-4" table:style-name="ce1">
            <text:p>0.000892</text:p>
          </table:table-cell>
          <table:table-cell office:value-type="float" office:value="6.3330000000000001E-3" table:style-name="ce1">
            <text:p>0.006333</text:p>
          </table:table-cell>
          <table:table-cell table:style-name="ce3"/>
          <table:table-cell office:value-type="float" office:value="5.4501099999999996" table:style-name="ce7">
            <text:p>5.45011</text:p>
          </table:table-cell>
          <table:table-cell office:value-type="float" office:value="0.66334599999999999" table:style-name="ce7">
            <text:p>0.663346</text:p>
          </table:table-cell>
          <table:table-cell office:value-type="float" office:value="0.66170799999999996" table:style-name="ce7">
            <text:p>0.661708</text:p>
          </table:table-cell>
          <table:table-cell office:value-type="float" office:value="0.65384100000000001" table:style-name="ce7">
            <text:p>0.653841</text:p>
          </table:table-cell>
          <table:table-cell office:value-type="float" office:value="6.6699999999999537E-3" table:formula="of:=[.H114]-[.$H$5]" table:style-name="ce1">
            <text:p>0.00667</text:p>
          </table:table-cell>
          <table:table-cell office:value-type="float" office:value="5.0289999999999502E-3" table:formula="of:=[.I114]-[.$I$5]" table:style-name="ce1">
            <text:p>0.005029</text:p>
          </table:table-cell>
          <table:table-cell office:value-type="float" office:value="-2.8380000000000072E-3" table:formula="of:=[.J114]-[.$J$5]" table:style-name="ce1">
            <text:p>-0.002838</text:p>
          </table:table-cell>
          <table:table-cell office:value-type="float" office:value="5.4500400000000004" table:style-name="ce7">
            <text:p>5.45004</text:p>
          </table:table-cell>
          <table:table-cell office:value-type="float" office:value="-8.2939899999999993E-3" table:style-name="ce7">
            <text:p>-0.00829399</text:p>
          </table:table-cell>
          <table:table-cell office:value-type="float" office:value="5.2968199999999998E-3" table:style-name="ce7">
            <text:p>0.00529682</text:p>
          </table:table-cell>
          <table:table-cell table:number-columns-repeated="16368"/>
        </table:table-row>
        <table:table-row table:style-name="ro2">
          <table:table-cell office:value-type="float" office:value="2.2000000000000002" table:style-name="ce1">
            <text:p>2.2</text:p>
          </table:table-cell>
          <table:table-cell office:value-type="float" office:value="3.6000000000000002E-4" table:style-name="ce1">
            <text:p>0.0003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78E-3" table:style-name="ce1">
            <text:p>0.001578</text:p>
          </table:table-cell>
          <table:table-cell office:value-type="float" office:value="6.4380000000000001E-3" table:style-name="ce1">
            <text:p>0.006438</text:p>
          </table:table-cell>
          <table:table-cell table:style-name="ce3"/>
          <table:table-cell office:value-type="float" office:value="5.5001100000000003" table:style-name="ce7">
            <text:p>5.50011</text:p>
          </table:table-cell>
          <table:table-cell office:value-type="float" office:value="0.66186299999999998" table:style-name="ce7">
            <text:p>0.661863</text:p>
          </table:table-cell>
          <table:table-cell office:value-type="float" office:value="0.66262100000000002" table:style-name="ce7">
            <text:p>0.662621</text:p>
          </table:table-cell>
          <table:table-cell office:value-type="float" office:value="0.65382200000000001" table:style-name="ce7">
            <text:p>0.653822</text:p>
          </table:table-cell>
          <table:table-cell office:value-type="float" office:value="5.1869999999999417E-3" table:formula="of:=[.H115]-[.$H$5]" table:style-name="ce1">
            <text:p>0.005187</text:p>
          </table:table-cell>
          <table:table-cell office:value-type="float" office:value="5.9420000000000028E-3" table:formula="of:=[.I115]-[.$I$5]" table:style-name="ce1">
            <text:p>0.005942</text:p>
          </table:table-cell>
          <table:table-cell office:value-type="float" office:value="-2.8569999999999984E-3" table:formula="of:=[.J115]-[.$J$5]" table:style-name="ce1">
            <text:p>-0.002857</text:p>
          </table:table-cell>
          <table:table-cell office:value-type="float" office:value="5.5000299999999998" table:style-name="ce7">
            <text:p>5.50003</text:p>
          </table:table-cell>
          <table:table-cell office:value-type="float" office:value="-8.5342899999999999E-3" table:style-name="ce7">
            <text:p>-0.00853429</text:p>
          </table:table-cell>
          <table:table-cell office:value-type="float" office:value="7.6033800000000005E-4" table:style-name="ce7">
            <text:p>0.000760338</text:p>
          </table:table-cell>
          <table:table-cell table:number-columns-repeated="16368"/>
        </table:table-row>
        <table:table-row table:style-name="ro2">
          <table:table-cell office:value-type="float" office:value="2.2200000000000002" table:style-name="ce1">
            <text:p>2.22</text:p>
          </table:table-cell>
          <table:table-cell office:value-type="float" office:value="5.53E-4" table:style-name="ce1">
            <text:p>0.000553</text:p>
          </table:table-cell>
          <table:table-cell office:value-type="float" office:value="2.2200000000000002" table:style-name="ce1">
            <text:p>2.22</text:p>
          </table:table-cell>
          <table:table-cell office:value-type="float" office:value="2.2769999999999999E-3" table:style-name="ce1">
            <text:p>0.002277</text:p>
          </table:table-cell>
          <table:table-cell office:value-type="float" office:value="6.5069999999999998E-3" table:style-name="ce1">
            <text:p>0.006507</text:p>
          </table:table-cell>
          <table:table-cell table:style-name="ce3"/>
          <table:table-cell office:value-type="float" office:value="5.55002" table:style-name="ce7">
            <text:p>5.55002</text:p>
          </table:table-cell>
          <table:table-cell office:value-type="float" office:value="0.66023900000000002" table:style-name="ce7">
            <text:p>0.660239</text:p>
          </table:table-cell>
          <table:table-cell office:value-type="float" office:value="0.66353399999999996" table:style-name="ce7">
            <text:p>0.663534</text:p>
          </table:table-cell>
          <table:table-cell office:value-type="float" office:value="0.65400800000000003" table:style-name="ce7">
            <text:p>0.654008</text:p>
          </table:table-cell>
          <table:table-cell office:value-type="float" office:value="3.5629999999999828E-3" table:formula="of:=[.H116]-[.$H$5]" table:style-name="ce1">
            <text:p>0.003563</text:p>
          </table:table-cell>
          <table:table-cell office:value-type="float" office:value="6.8549999999999445E-3" table:formula="of:=[.I116]-[.$I$5]" table:style-name="ce1">
            <text:p>0.006855</text:p>
          </table:table-cell>
          <table:table-cell office:value-type="float" office:value="-2.6709999999999789E-3" table:formula="of:=[.J116]-[.$J$5]" table:style-name="ce1">
            <text:p>-0.002671</text:p>
          </table:table-cell>
          <table:table-cell office:value-type="float" office:value="5.5500499999999997" table:style-name="ce7">
            <text:p>5.55005</text:p>
          </table:table-cell>
          <table:table-cell office:value-type="float" office:value="-8.2928499999999992E-3" table:style-name="ce7">
            <text:p>-0.00829285</text:p>
          </table:table-cell>
          <table:table-cell office:value-type="float" office:value="9.2413599999999999E-5" table:style-name="ce7">
            <text:p>9.24136E-05</text:p>
          </table:table-cell>
          <table:table-cell table:number-columns-repeated="16368"/>
        </table:table-row>
        <table:table-row table:style-name="ro2">
          <table:table-cell office:value-type="float" office:value="2.2400000000000002" table:style-name="ce1">
            <text:p>2.24</text:p>
          </table:table-cell>
          <table:table-cell office:value-type="float" office:value="7.5000000000000002E-4" table:style-name="ce1">
            <text:p>0.00075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2.9849999999999998E-3" table:style-name="ce1">
            <text:p>0.002985</text:p>
          </table:table-cell>
          <table:table-cell office:value-type="float" office:value="6.5380000000000004E-3" table:style-name="ce1">
            <text:p>0.006538</text:p>
          </table:table-cell>
          <table:table-cell table:style-name="ce3"/>
          <table:table-cell office:value-type="float" office:value="5.60006" table:style-name="ce7">
            <text:p>5.60006</text:p>
          </table:table-cell>
          <table:table-cell office:value-type="float" office:value="0.65833799999999998" table:style-name="ce7">
            <text:p>0.658338</text:p>
          </table:table-cell>
          <table:table-cell office:value-type="float" office:value="0.66417899999999996" table:style-name="ce7">
            <text:p>0.664179</text:p>
          </table:table-cell>
          <table:table-cell office:value-type="float" office:value="0.65421499999999999" table:style-name="ce7">
            <text:p>0.654215</text:p>
          </table:table-cell>
          <table:table-cell office:value-type="float" office:value="1.6619999999999413E-3" table:formula="of:=[.H117]-[.$H$5]" table:style-name="ce1">
            <text:p>0.001662</text:p>
          </table:table-cell>
          <table:table-cell office:value-type="float" office:value="7.4999999999999512E-3" table:formula="of:=[.I117]-[.$I$5]" table:style-name="ce1">
            <text:p>0.0075</text:p>
          </table:table-cell>
          <table:table-cell office:value-type="float" office:value="-2.4640000000000217E-3" table:formula="of:=[.J117]-[.$J$5]" table:style-name="ce1">
            <text:p>-0.002464</text:p>
          </table:table-cell>
          <table:table-cell office:value-type="float" office:value="5.6000199999999998" table:style-name="ce7">
            <text:p>5.60002</text:p>
          </table:table-cell>
          <table:table-cell office:value-type="float" office:value="-7.4193699999999998E-3" table:style-name="ce7">
            <text:p>-0.00741937</text:p>
          </table:table-cell>
          <table:table-cell office:value-type="float" office:value="7.2806299999999997E-3" table:style-name="ce7">
            <text:p>0.00728063</text:p>
          </table:table-cell>
          <table:table-cell table:number-columns-repeated="16368"/>
        </table:table-row>
        <table:table-row table:style-name="ro2">
          <table:table-cell office:value-type="float" office:value="2.2599999999999998" table:style-name="ce1">
            <text:p>2.26</text:p>
          </table:table-cell>
          <table:table-cell office:value-type="float" office:value="9.4899999999999997E-4" table:style-name="ce1">
            <text:p>0.000949</text:p>
          </table:table-cell>
          <table:table-cell office:value-type="float" office:value="2.2599999999999998" table:style-name="ce1">
            <text:p>2.26</text:p>
          </table:table-cell>
          <table:table-cell office:value-type="float" office:value="3.6970000000000002E-3" table:style-name="ce1">
            <text:p>0.003697</text:p>
          </table:table-cell>
          <table:table-cell office:value-type="float" office:value="6.5300000000000002E-3" table:style-name="ce1">
            <text:p>0.00653</text:p>
          </table:table-cell>
          <table:table-cell table:style-name="ce3"/>
          <table:table-cell office:value-type="float" office:value="5.6501299999999999" table:style-name="ce7">
            <text:p>5.65013</text:p>
          </table:table-cell>
          <table:table-cell office:value-type="float" office:value="0.65630900000000003" table:style-name="ce7">
            <text:p>0.656309</text:p>
          </table:table-cell>
          <table:table-cell office:value-type="float" office:value="0.66455600000000004" table:style-name="ce7">
            <text:p>0.664556</text:p>
          </table:table-cell>
          <table:table-cell office:value-type="float" office:value="0.65445299999999995" table:style-name="ce7">
            <text:p>0.654453</text:p>
          </table:table-cell>
          <table:table-cell office:value-type="float" office:value="-3.6700000000000621E-4" table:formula="of:=[.H118]-[.$H$5]" table:style-name="ce1">
            <text:p>-0.000367</text:p>
          </table:table-cell>
          <table:table-cell office:value-type="float" office:value="7.8770000000000229E-3" table:formula="of:=[.I118]-[.$I$5]" table:style-name="ce1">
            <text:p>0.007877</text:p>
          </table:table-cell>
          <table:table-cell office:value-type="float" office:value="-2.2260000000000613E-3" table:formula="of:=[.J118]-[.$J$5]" table:style-name="ce1">
            <text:p>-0.002226</text:p>
          </table:table-cell>
          <table:table-cell office:value-type="float" office:value="5.6500399999999997" table:style-name="ce7">
            <text:p>5.65004</text:p>
          </table:table-cell>
          <table:table-cell office:value-type="float" office:value="-6.4636900000000002E-3" table:style-name="ce7">
            <text:p>-0.00646369</text:p>
          </table:table-cell>
          <table:table-cell office:value-type="float" office:value="6.6462200000000004E-3" table:style-name="ce7">
            <text:p>0.00664622</text:p>
          </table:table-cell>
          <table:table-cell table:number-columns-repeated="16368"/>
        </table:table-row>
        <table:table-row table:style-name="ro2">
          <table:table-cell office:value-type="float" office:value="2.2799999999999998" table:style-name="ce1">
            <text:p>2.28</text:p>
          </table:table-cell>
          <table:table-cell office:value-type="float" office:value="1.1490000000000001E-3" table:style-name="ce1">
            <text:p>0.001149</text:p>
          </table:table-cell>
          <table:table-cell office:value-type="float" office:value="2.2799999999999998" table:style-name="ce1">
            <text:p>2.28</text:p>
          </table:table-cell>
          <table:table-cell office:value-type="float" office:value="4.4079999999999996E-3" table:style-name="ce1">
            <text:p>0.004408</text:p>
          </table:table-cell>
          <table:table-cell office:value-type="float" office:value="6.4809999999999998E-3" table:style-name="ce1">
            <text:p>0.006481</text:p>
          </table:table-cell>
          <table:table-cell table:style-name="ce3"/>
          <table:table-cell office:value-type="float" office:value="5.7000400000000004" table:style-name="ce7">
            <text:p>5.70004</text:p>
          </table:table-cell>
          <table:table-cell office:value-type="float" office:value="0.65436700000000003" table:style-name="ce7">
            <text:p>0.654367</text:p>
          </table:table-cell>
          <table:table-cell office:value-type="float" office:value="0.664821" table:style-name="ce7">
            <text:p>0.664821</text:p>
          </table:table-cell>
          <table:table-cell office:value-type="float" office:value="0.65489200000000003" table:style-name="ce7">
            <text:p>0.654892</text:p>
          </table:table-cell>
          <table:table-cell office:value-type="float" office:value="-2.3090000000000055E-3" table:formula="of:=[.H119]-[.$H$5]" table:style-name="ce1">
            <text:p>-0.002309</text:p>
          </table:table-cell>
          <table:table-cell office:value-type="float" office:value="8.1419999999999826E-3" table:formula="of:=[.I119]-[.$I$5]" table:style-name="ce1">
            <text:p>0.008142</text:p>
          </table:table-cell>
          <table:table-cell office:value-type="float" office:value="-1.786999999999983E-3" table:formula="of:=[.J119]-[.$J$5]" table:style-name="ce1">
            <text:p>-0.001787</text:p>
          </table:table-cell>
          <table:table-cell office:value-type="float" office:value="5.7000299999999999" table:style-name="ce7">
            <text:p>5.70003</text:p>
          </table:table-cell>
          <table:table-cell office:value-type="float" office:value="-5.1543600000000002E-3" table:style-name="ce7">
            <text:p>-0.00515436</text:p>
          </table:table-cell>
          <table:table-cell office:value-type="float" office:value="3.5574500000000002E-3" table:style-name="ce7">
            <text:p>0.00355745</text:p>
          </table:table-cell>
          <table:table-cell table:number-columns-repeated="16368"/>
        </table:table-row>
        <table:table-row table:style-name="ro2">
          <table:table-cell office:value-type="float" office:value="2.2999999999999998" table:style-name="ce1">
            <text:p>2.3</text:p>
          </table:table-cell>
          <table:table-cell office:value-type="float" office:value="1.3470000000000001E-3" table:style-name="ce1">
            <text:p>0.00134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.1130000000000004E-3" table:style-name="ce1">
            <text:p>0.005113</text:p>
          </table:table-cell>
          <table:table-cell office:value-type="float" office:value="6.3899999999999998E-3" table:style-name="ce1">
            <text:p>0.00639</text:p>
          </table:table-cell>
          <table:table-cell table:style-name="ce3"/>
          <table:table-cell office:value-type="float" office:value="5.7500200000000001" table:style-name="ce7">
            <text:p>5.75002</text:p>
          </table:table-cell>
          <table:table-cell office:value-type="float" office:value="0.65245500000000001" table:style-name="ce7">
            <text:p>0.652455</text:p>
          </table:table-cell>
          <table:table-cell office:value-type="float" office:value="0.66481100000000004" table:style-name="ce7">
            <text:p>0.664811</text:p>
          </table:table-cell>
          <table:table-cell office:value-type="float" office:value="0.65542100000000003" table:style-name="ce7">
            <text:p>0.655421</text:p>
          </table:table-cell>
          <table:table-cell office:value-type="float" office:value="-4.2210000000000303E-3" table:formula="of:=[.H120]-[.$H$5]" table:style-name="ce1">
            <text:p>-0.004221</text:p>
          </table:table-cell>
          <table:table-cell office:value-type="float" office:value="8.1320000000000281E-3" table:formula="of:=[.I120]-[.$I$5]" table:style-name="ce1">
            <text:p>0.008132</text:p>
          </table:table-cell>
          <table:table-cell office:value-type="float" office:value="-1.2579999999999814E-3" table:formula="of:=[.J120]-[.$J$5]" table:style-name="ce1">
            <text:p>-0.001258</text:p>
          </table:table-cell>
          <table:table-cell office:value-type="float" office:value="5.7500900000000001" table:style-name="ce7">
            <text:p>5.75009</text:p>
          </table:table-cell>
          <table:table-cell office:value-type="float" office:value="-3.1591900000000001E-3" table:style-name="ce7">
            <text:p>-0.00315919</text:p>
          </table:table-cell>
          <table:table-cell office:value-type="float" office:value="9.4101199999999992E-3" table:style-name="ce7">
            <text:p>0.00941012</text:p>
          </table:table-cell>
          <table:table-cell table:number-columns-repeated="16368"/>
        </table:table-row>
        <table:table-row table:style-name="ro2">
          <table:table-cell office:value-type="float" office:value="2.3199999999999998" table:style-name="ce1">
            <text:p>2.32</text:p>
          </table:table-cell>
          <table:table-cell office:value-type="float" office:value="1.5430000000000001E-3" table:style-name="ce1">
            <text:p>0.001543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5.8069999999999997E-3" table:style-name="ce1">
            <text:p>0.005807</text:p>
          </table:table-cell>
          <table:table-cell office:value-type="float" office:value="6.2579999999999997E-3" table:style-name="ce1">
            <text:p>0.006258</text:p>
          </table:table-cell>
          <table:table-cell table:style-name="ce3"/>
          <table:table-cell office:value-type="float" office:value="5.8001300000000002" table:style-name="ce7">
            <text:p>5.80013</text:p>
          </table:table-cell>
          <table:table-cell office:value-type="float" office:value="0.65057699999999996" table:style-name="ce7">
            <text:p>0.650577</text:p>
          </table:table-cell>
          <table:table-cell office:value-type="float" office:value="0.66440699999999997" table:style-name="ce7">
            <text:p>0.664407</text:p>
          </table:table-cell>
          <table:table-cell office:value-type="float" office:value="0.65593400000000002" table:style-name="ce7">
            <text:p>0.655934</text:p>
          </table:table-cell>
          <table:table-cell office:value-type="float" office:value="-6.0990000000000766E-3" table:formula="of:=[.H121]-[.$H$5]" table:style-name="ce1">
            <text:p>-0.006099</text:p>
          </table:table-cell>
          <table:table-cell office:value-type="float" office:value="7.7279999999999571E-3" table:formula="of:=[.I121]-[.$I$5]" table:style-name="ce1">
            <text:p>0.007728</text:p>
          </table:table-cell>
          <table:table-cell office:value-type="float" office:value="-7.4499999999999567E-4" table:formula="of:=[.J121]-[.$J$5]" table:style-name="ce1">
            <text:p>-0.000745</text:p>
          </table:table-cell>
          <table:table-cell office:value-type="float" office:value="5.8000499999999997" table:style-name="ce7">
            <text:p>5.80005</text:p>
          </table:table-cell>
          <table:table-cell office:value-type="float" office:value="-1.05086E-3" table:style-name="ce7">
            <text:p>-0.00105086</text:p>
          </table:table-cell>
          <table:table-cell office:value-type="float" office:value="1.18289E-2" table:style-name="ce7">
            <text:p>0.0118289</text:p>
          </table:table-cell>
          <table:table-cell table:number-columns-repeated="16368"/>
        </table:table-row>
        <table:table-row table:style-name="ro2">
          <table:table-cell office:value-type="float" office:value="2.34" table:style-name="ce1">
            <text:p>2.34</text:p>
          </table:table-cell>
          <table:table-cell office:value-type="float" office:value="1.7340000000000001E-3" table:style-name="ce1">
            <text:p>0.001734</text:p>
          </table:table-cell>
          <table:table-cell office:value-type="float" office:value="2.34" table:style-name="ce1">
            <text:p>2.34</text:p>
          </table:table-cell>
          <table:table-cell office:value-type="float" office:value="6.4850000000000003E-3" table:style-name="ce1">
            <text:p>0.006485</text:p>
          </table:table-cell>
          <table:table-cell office:value-type="float" office:value="6.0850000000000001E-3" table:style-name="ce1">
            <text:p>0.006085</text:p>
          </table:table-cell>
          <table:table-cell table:style-name="ce3"/>
          <table:table-cell office:value-type="float" office:value="5.8501300000000001" table:style-name="ce7">
            <text:p>5.85013</text:p>
          </table:table-cell>
          <table:table-cell office:value-type="float" office:value="0.64893199999999995" table:style-name="ce7">
            <text:p>0.648932</text:p>
          </table:table-cell>
          <table:table-cell office:value-type="float" office:value="0.66378800000000004" table:style-name="ce7">
            <text:p>0.663788</text:p>
          </table:table-cell>
          <table:table-cell office:value-type="float" office:value="0.65659599999999996" table:style-name="ce7">
            <text:p>0.656596</text:p>
          </table:table-cell>
          <table:table-cell office:value-type="float" office:value="-7.7440000000000841E-3" table:formula="of:=[.H122]-[.$H$5]" table:style-name="ce1">
            <text:p>-0.007744</text:p>
          </table:table-cell>
          <table:table-cell office:value-type="float" office:value="7.109000000000032E-3" table:formula="of:=[.I122]-[.$I$5]" table:style-name="ce1">
            <text:p>0.007109</text:p>
          </table:table-cell>
          <table:table-cell office:value-type="float" office:value="-8.3000000000055252E-5" table:formula="of:=[.J122]-[.$J$5]" table:style-name="ce1">
            <text:p>-8.3E-05</text:p>
          </table:table-cell>
          <table:table-cell office:value-type="float" office:value="5.85006" table:style-name="ce7">
            <text:p>5.85006</text:p>
          </table:table-cell>
          <table:table-cell office:value-type="float" office:value="1.0702400000000001E-3" table:style-name="ce7">
            <text:p>0.00107024</text:p>
          </table:table-cell>
          <table:table-cell office:value-type="float" office:value="6.8759299999999997E-3" table:style-name="ce7">
            <text:p>0.00687593</text:p>
          </table:table-cell>
          <table:table-cell table:number-columns-repeated="16368"/>
        </table:table-row>
        <table:table-row table:style-name="ro2">
          <table:table-cell office:value-type="float" office:value="2.36" table:style-name="ce1">
            <text:p>2.36</text:p>
          </table:table-cell>
          <table:table-cell office:value-type="float" office:value="1.918E-3" table:style-name="ce1">
            <text:p>0.001918</text:p>
          </table:table-cell>
          <table:table-cell office:value-type="float" office:value="2.36" table:style-name="ce1">
            <text:p>2.36</text:p>
          </table:table-cell>
          <table:table-cell office:value-type="float" office:value="7.1419999999999999E-3" table:style-name="ce1">
            <text:p>0.007142</text:p>
          </table:table-cell>
          <table:table-cell office:value-type="float" office:value="5.8710000000000004E-3" table:style-name="ce1">
            <text:p>0.005871</text:p>
          </table:table-cell>
          <table:table-cell table:style-name="ce3"/>
          <table:table-cell office:value-type="float" office:value="5.9001599999999996" table:style-name="ce7">
            <text:p>5.90016</text:p>
          </table:table-cell>
          <table:table-cell office:value-type="float" office:value="0.64757799999999999" table:style-name="ce7">
            <text:p>0.647578</text:p>
          </table:table-cell>
          <table:table-cell office:value-type="float" office:value="0.662964" table:style-name="ce7">
            <text:p>0.662964</text:p>
          </table:table-cell>
          <table:table-cell office:value-type="float" office:value="0.657389" table:style-name="ce7">
            <text:p>0.657389</text:p>
          </table:table-cell>
          <table:table-cell office:value-type="float" office:value="-9.0980000000000505E-3" table:formula="of:=[.H123]-[.$H$5]" table:style-name="ce1">
            <text:p>-0.009098</text:p>
          </table:table-cell>
          <table:table-cell office:value-type="float" office:value="6.284999999999985E-3" table:formula="of:=[.I123]-[.$I$5]" table:style-name="ce1">
            <text:p>0.006285</text:p>
          </table:table-cell>
          <table:table-cell office:value-type="float" office:value="7.0999999999998842E-4" table:formula="of:=[.J123]-[.$J$5]" table:style-name="ce1">
            <text:p>0.00071</text:p>
          </table:table-cell>
          <table:table-cell office:value-type="float" office:value="5.9000199999999996" table:style-name="ce7">
            <text:p>5.90002</text:p>
          </table:table-cell>
          <table:table-cell office:value-type="float" office:value="3.82329E-3" table:style-name="ce7">
            <text:p>0.00382329</text:p>
          </table:table-cell>
          <table:table-cell office:value-type="float" office:value="9.1166900000000002E-3" table:style-name="ce7">
            <text:p>0.00911669</text:p>
          </table:table-cell>
          <table:table-cell table:number-columns-repeated="16368"/>
        </table:table-row>
        <table:table-row table:style-name="ro2">
          <table:table-cell office:value-type="float" office:value="2.38" table:style-name="ce1">
            <text:p>2.38</text:p>
          </table:table-cell>
          <table:table-cell office:value-type="float" office:value="2.0960000000000002E-3" table:style-name="ce1">
            <text:p>0.002096</text:p>
          </table:table-cell>
          <table:table-cell office:value-type="float" office:value="2.38" table:style-name="ce1">
            <text:p>2.38</text:p>
          </table:table-cell>
          <table:table-cell office:value-type="float" office:value="7.7720000000000003E-3" table:style-name="ce1">
            <text:p>0.007772</text:p>
          </table:table-cell>
          <table:table-cell office:value-type="float" office:value="5.6179999999999997E-3" table:style-name="ce1">
            <text:p>0.005618</text:p>
          </table:table-cell>
          <table:table-cell table:style-name="ce3"/>
          <table:table-cell office:value-type="float" office:value="5.9500200000000003" table:style-name="ce7">
            <text:p>5.95002</text:p>
          </table:table-cell>
          <table:table-cell office:value-type="float" office:value="0.64645300000000006" table:style-name="ce7">
            <text:p>0.646453</text:p>
          </table:table-cell>
          <table:table-cell office:value-type="float" office:value="0.66178800000000004" table:style-name="ce7">
            <text:p>0.661788</text:p>
          </table:table-cell>
          <table:table-cell office:value-type="float" office:value="0.65813100000000002" table:style-name="ce7">
            <text:p>0.658131</text:p>
          </table:table-cell>
          <table:table-cell office:value-type="float" office:value="-1.0222999999999982E-2" table:formula="of:=[.H124]-[.$H$5]" table:style-name="ce1">
            <text:p>-0.010223</text:p>
          </table:table-cell>
          <table:table-cell office:value-type="float" office:value="5.1090000000000302E-3" table:formula="of:=[.I124]-[.$I$5]" table:style-name="ce1">
            <text:p>0.005109</text:p>
          </table:table-cell>
          <table:table-cell office:value-type="float" office:value="1.4520000000000088E-3" table:formula="of:=[.J124]-[.$J$5]" table:style-name="ce1">
            <text:p>0.001452</text:p>
          </table:table-cell>
          <table:table-cell office:value-type="float" office:value="5.9500999999999999" table:style-name="ce7">
            <text:p>5.9501</text:p>
          </table:table-cell>
          <table:table-cell office:value-type="float" office:value="7.0369500000000001E-3" table:style-name="ce7">
            <text:p>0.00703695</text:p>
          </table:table-cell>
          <table:table-cell office:value-type="float" office:value="1.43292E-2" table:style-name="ce7">
            <text:p>0.0143292</text:p>
          </table:table-cell>
          <table:table-cell table:number-columns-repeated="16368"/>
        </table:table-row>
        <table:table-row table:style-name="ro2">
          <table:table-cell office:value-type="float" office:value="2.4" table:style-name="ce1">
            <text:p>2.4</text:p>
          </table:table-cell>
          <table:table-cell office:value-type="float" office:value="2.264E-3" table:style-name="ce1">
            <text:p>0.002264</text:p>
          </table:table-cell>
          <table:table-cell office:value-type="float" office:value="2.4" table:style-name="ce1">
            <text:p>2.4</text:p>
          </table:table-cell>
          <table:table-cell office:value-type="float" office:value="8.3719999999999992E-3" table:style-name="ce1">
            <text:p>0.008372</text:p>
          </table:table-cell>
          <table:table-cell office:value-type="float" office:value="5.3290000000000004E-3" table:style-name="ce1">
            <text:p>0.005329</text:p>
          </table:table-cell>
          <table:table-cell table:style-name="ce3"/>
          <table:table-cell office:value-type="float" office:value="6.0000400000000003" table:style-name="ce7">
            <text:p>6.00004</text:p>
          </table:table-cell>
          <table:table-cell office:value-type="float" office:value="0.64566500000000004" table:style-name="ce7">
            <text:p>0.645665</text:p>
          </table:table-cell>
          <table:table-cell office:value-type="float" office:value="0.66037599999999996" table:style-name="ce7">
            <text:p>0.660376</text:p>
          </table:table-cell>
          <table:table-cell office:value-type="float" office:value="0.65889299999999995" table:style-name="ce7">
            <text:p>0.658893</text:p>
          </table:table-cell>
          <table:table-cell office:value-type="float" office:value="-1.1010999999999993E-2" table:formula="of:=[.H125]-[.$H$5]" table:style-name="ce1">
            <text:p>-0.011011</text:p>
          </table:table-cell>
          <table:table-cell office:value-type="float" office:value="3.6969999999999503E-3" table:formula="of:=[.I125]-[.$I$5]" table:style-name="ce1">
            <text:p>0.003697</text:p>
          </table:table-cell>
          <table:table-cell office:value-type="float" office:value="2.2139999999999382E-3" table:formula="of:=[.J125]-[.$J$5]" table:style-name="ce1">
            <text:p>0.002214</text:p>
          </table:table-cell>
          <table:table-cell office:value-type="float" office:value="6.0001300000000004" table:style-name="ce7">
            <text:p>6.00013</text:p>
          </table:table-cell>
          <table:table-cell office:value-type="float" office:value="1.00138E-2" table:style-name="ce7">
            <text:p>0.0100138</text:p>
          </table:table-cell>
          <table:table-cell office:value-type="float" office:value="1.0371699999999999E-2" table:style-name="ce7">
            <text:p>0.0103717</text:p>
          </table:table-cell>
          <table:table-cell table:number-columns-repeated="16368"/>
        </table:table-row>
        <table:table-row table:style-name="ro2">
          <table:table-cell office:value-type="float" office:value="2.42" table:style-name="ce1">
            <text:p>2.42</text:p>
          </table:table-cell>
          <table:table-cell office:value-type="float" office:value="2.421E-3" table:style-name="ce1">
            <text:p>0.002421</text:p>
          </table:table-cell>
          <table:table-cell office:value-type="float" office:value="2.42" table:style-name="ce1">
            <text:p>2.42</text:p>
          </table:table-cell>
          <table:table-cell office:value-type="float" office:value="8.9359999999999995E-3" table:style-name="ce1">
            <text:p>0.008936</text:p>
          </table:table-cell>
          <table:table-cell office:value-type="float" office:value="5.0029999999999996E-3" table:style-name="ce1">
            <text:p>0.005003</text:p>
          </table:table-cell>
          <table:table-cell table:style-name="ce3"/>
          <table:table-cell office:value-type="float" office:value="6.0500699999999998" table:style-name="ce7">
            <text:p>6.05007</text:p>
          </table:table-cell>
          <table:table-cell office:value-type="float" office:value="0.64529899999999996" table:style-name="ce7">
            <text:p>0.645299</text:p>
          </table:table-cell>
          <table:table-cell office:value-type="float" office:value="0.65888100000000005" table:style-name="ce7">
            <text:p>0.658881</text:p>
          </table:table-cell>
          <table:table-cell office:value-type="float" office:value="0.65976900000000005" table:style-name="ce7">
            <text:p>0.659769</text:p>
          </table:table-cell>
          <table:table-cell office:value-type="float" office:value="-1.1377000000000081E-2" table:formula="of:=[.H126]-[.$H$5]" table:style-name="ce1">
            <text:p>-0.011377</text:p>
          </table:table-cell>
          <table:table-cell office:value-type="float" office:value="2.2020000000000373E-3" table:formula="of:=[.I126]-[.$I$5]" table:style-name="ce1">
            <text:p>0.002202</text:p>
          </table:table-cell>
          <table:table-cell office:value-type="float" office:value="3.0900000000000372E-3" table:formula="of:=[.J126]-[.$J$5]" table:style-name="ce1">
            <text:p>0.00309</text:p>
          </table:table-cell>
          <table:table-cell office:value-type="float" office:value="6.05002" table:style-name="ce7">
            <text:p>6.05002</text:p>
          </table:table-cell>
          <table:table-cell office:value-type="float" office:value="1.28135E-2" table:style-name="ce7">
            <text:p>0.0128135</text:p>
          </table:table-cell>
          <table:table-cell office:value-type="float" office:value="7.4418899999999996E-3" table:style-name="ce7">
            <text:p>0.00744189</text:p>
          </table:table-cell>
          <table:table-cell table:number-columns-repeated="16368"/>
        </table:table-row>
        <table:table-row table:style-name="ro2">
          <table:table-cell office:value-type="float" office:value="2.44" table:style-name="ce1">
            <text:p>2.44</text:p>
          </table:table-cell>
          <table:table-cell office:value-type="float" office:value="2.5669999999999998E-3" table:style-name="ce1">
            <text:p>0.002567</text:p>
          </table:table-cell>
          <table:table-cell office:value-type="float" office:value="2.44" table:style-name="ce1">
            <text:p>2.44</text:p>
          </table:table-cell>
          <table:table-cell office:value-type="float" office:value="9.4610000000000007E-3" table:style-name="ce1">
            <text:p>0.009461</text:p>
          </table:table-cell>
          <table:table-cell office:value-type="float" office:value="4.646E-3" table:style-name="ce1">
            <text:p>0.004646</text:p>
          </table:table-cell>
          <table:table-cell table:style-name="ce3"/>
          <table:table-cell office:value-type="float" office:value="6.1001399999999997" table:style-name="ce7">
            <text:p>6.10014</text:p>
          </table:table-cell>
          <table:table-cell office:value-type="float" office:value="0.64527800000000002" table:style-name="ce7">
            <text:p>0.645278</text:p>
          </table:table-cell>
          <table:table-cell office:value-type="float" office:value="0.65722599999999998" table:style-name="ce7">
            <text:p>0.657226</text:p>
          </table:table-cell>
          <table:table-cell office:value-type="float" office:value="0.66058899999999998" table:style-name="ce7">
            <text:p>0.660589</text:p>
          </table:table-cell>
          <table:table-cell office:value-type="float" office:value="-1.1398000000000019E-2" table:formula="of:=[.H127]-[.$H$5]" table:style-name="ce1">
            <text:p>-0.011398</text:p>
          </table:table-cell>
          <table:table-cell office:value-type="float" office:value="5.4699999999996418E-4" table:formula="of:=[.I127]-[.$I$5]" table:style-name="ce1">
            <text:p>0.000547</text:p>
          </table:table-cell>
          <table:table-cell office:value-type="float" office:value="3.9099999999999691E-3" table:formula="of:=[.J127]-[.$J$5]" table:style-name="ce1">
            <text:p>0.00391</text:p>
          </table:table-cell>
          <table:table-cell office:value-type="float" office:value="6.1001300000000001" table:style-name="ce7">
            <text:p>6.10013</text:p>
          </table:table-cell>
          <table:table-cell office:value-type="float" office:value="1.5909599999999999E-2" table:style-name="ce7">
            <text:p>0.0159096</text:p>
          </table:table-cell>
          <table:table-cell office:value-type="float" office:value="1.17752E-2" table:style-name="ce7">
            <text:p>0.0117752</text:p>
          </table:table-cell>
          <table:table-cell table:number-columns-repeated="16368"/>
        </table:table-row>
        <table:table-row table:style-name="ro2">
          <table:table-cell office:value-type="float" office:value="2.46" table:style-name="ce1">
            <text:p>2.46</text:p>
          </table:table-cell>
          <table:table-cell office:value-type="float" office:value="2.7000000000000001E-3" table:style-name="ce1">
            <text:p>0.0027</text:p>
          </table:table-cell>
          <table:table-cell office:value-type="float" office:value="2.46" table:style-name="ce1">
            <text:p>2.46</text:p>
          </table:table-cell>
          <table:table-cell office:value-type="float" office:value="9.9430000000000004E-3" table:style-name="ce1">
            <text:p>0.009943</text:p>
          </table:table-cell>
          <table:table-cell office:value-type="float" office:value="4.2589999999999998E-3" table:style-name="ce1">
            <text:p>0.004259</text:p>
          </table:table-cell>
          <table:table-cell table:style-name="ce3"/>
          <table:table-cell office:value-type="float" office:value="6.1501400000000004" table:style-name="ce7">
            <text:p>6.15014</text:p>
          </table:table-cell>
          <table:table-cell office:value-type="float" office:value="0.64560700000000004" table:style-name="ce7">
            <text:p>0.645607</text:p>
          </table:table-cell>
          <table:table-cell office:value-type="float" office:value="0.65544100000000005" table:style-name="ce7">
            <text:p>0.655441</text:p>
          </table:table-cell>
          <table:table-cell office:value-type="float" office:value="0.66129099999999996" table:style-name="ce7">
            <text:p>0.661291</text:p>
          </table:table-cell>
          <table:table-cell office:value-type="float" office:value="-1.1068999999999996E-2" table:formula="of:=[.H128]-[.$H$5]" table:style-name="ce1">
            <text:p>-0.011069</text:p>
          </table:table-cell>
          <table:table-cell office:value-type="float" office:value="-1.2379999999999614E-3" table:formula="of:=[.I128]-[.$I$5]" table:style-name="ce1">
            <text:p>-0.001238</text:p>
          </table:table-cell>
          <table:table-cell office:value-type="float" office:value="4.6119999999999495E-3" table:formula="of:=[.J128]-[.$J$5]" table:style-name="ce1">
            <text:p>0.004612</text:p>
          </table:table-cell>
          <table:table-cell office:value-type="float" office:value="6.15001" table:style-name="ce7">
            <text:p>6.15001</text:p>
          </table:table-cell>
          <table:table-cell office:value-type="float" office:value="1.88843E-2" table:style-name="ce7">
            <text:p>0.0188843</text:p>
          </table:table-cell>
          <table:table-cell office:value-type="float" office:value="1.0668E-2" table:style-name="ce7">
            <text:p>0.010668</text:p>
          </table:table-cell>
          <table:table-cell table:number-columns-repeated="16368"/>
        </table:table-row>
        <table:table-row table:style-name="ro2">
          <table:table-cell office:value-type="float" office:value="2.48" table:style-name="ce1">
            <text:p>2.48</text:p>
          </table:table-cell>
          <table:table-cell office:value-type="float" office:value="2.82E-3" table:style-name="ce1">
            <text:p>0.00282</text:p>
          </table:table-cell>
          <table:table-cell office:value-type="float" office:value="2.48" table:style-name="ce1">
            <text:p>2.48</text:p>
          </table:table-cell>
          <table:table-cell office:value-type="float" office:value="1.0378E-2" table:style-name="ce1">
            <text:p>0.010378</text:p>
          </table:table-cell>
          <table:table-cell office:value-type="float" office:value="3.8449999999999999E-3" table:style-name="ce1">
            <text:p>0.003845</text:p>
          </table:table-cell>
          <table:table-cell table:style-name="ce3"/>
          <table:table-cell office:value-type="float" office:value="6.2000099999999998" table:style-name="ce7">
            <text:p>6.20001</text:p>
          </table:table-cell>
          <table:table-cell office:value-type="float" office:value="0.64636700000000002" table:style-name="ce7">
            <text:p>0.646367</text:p>
          </table:table-cell>
          <table:table-cell office:value-type="float" office:value="0.65371400000000002" table:style-name="ce7">
            <text:p>0.653714</text:p>
          </table:table-cell>
          <table:table-cell office:value-type="float" office:value="0.66199300000000005" table:style-name="ce7">
            <text:p>0.661993</text:p>
          </table:table-cell>
          <table:table-cell office:value-type="float" office:value="-1.0309000000000013E-2" table:formula="of:=[.H129]-[.$H$5]" table:style-name="ce1">
            <text:p>-0.010309</text:p>
          </table:table-cell>
          <table:table-cell office:value-type="float" office:value="-2.9649999999999954E-3" table:formula="of:=[.I129]-[.$I$5]" table:style-name="ce1">
            <text:p>-0.002965</text:p>
          </table:table-cell>
          <table:table-cell office:value-type="float" office:value="5.3140000000000409E-3" table:formula="of:=[.J129]-[.$J$5]" table:style-name="ce1">
            <text:p>0.005314</text:p>
          </table:table-cell>
          <table:table-cell office:value-type="float" office:value="6.2000500000000001" table:style-name="ce7">
            <text:p>6.20005</text:p>
          </table:table-cell>
          <table:table-cell office:value-type="float" office:value="2.14354E-2" table:style-name="ce7">
            <text:p>0.0214354</text:p>
          </table:table-cell>
          <table:table-cell office:value-type="float" office:value="4.7663899999999997E-3" table:style-name="ce7">
            <text:p>0.00476639</text:p>
          </table:table-cell>
          <table:table-cell table:number-columns-repeated="16368"/>
        </table:table-row>
        <table:table-row table:style-name="ro2">
          <table:table-cell office:value-type="float" office:value="2.5" table:style-name="ce1">
            <text:p>2.5</text:p>
          </table:table-cell>
          <table:table-cell office:value-type="float" office:value="2.9239999999999999E-3" table:style-name="ce1">
            <text:p>0.002924</text:p>
          </table:table-cell>
          <table:table-cell office:value-type="float" office:value="2.5" table:style-name="ce1">
            <text:p>2.5</text:p>
          </table:table-cell>
          <table:table-cell office:value-type="float" office:value="1.0763999999999999E-2" table:style-name="ce1">
            <text:p>0.010764</text:p>
          </table:table-cell>
          <table:table-cell office:value-type="float" office:value="3.4090000000000001E-3" table:style-name="ce1">
            <text:p>0.003409</text:p>
          </table:table-cell>
          <table:table-cell table:style-name="ce3"/>
          <table:table-cell office:value-type="float" office:value="6.2500099999999996" table:style-name="ce7">
            <text:p>6.25001</text:p>
          </table:table-cell>
          <table:table-cell office:value-type="float" office:value="0.64749400000000001" table:style-name="ce7">
            <text:p>0.647494</text:p>
          </table:table-cell>
          <table:table-cell office:value-type="float" office:value="0.65205999999999997" table:style-name="ce7">
            <text:p>0.65206</text:p>
          </table:table-cell>
          <table:table-cell office:value-type="float" office:value="0.66262100000000002" table:style-name="ce7">
            <text:p>0.662621</text:p>
          </table:table-cell>
          <table:table-cell office:value-type="float" office:value="-9.1820000000000235E-3" table:formula="of:=[.H130]-[.$H$5]" table:style-name="ce1">
            <text:p>-0.009182</text:p>
          </table:table-cell>
          <table:table-cell office:value-type="float" office:value="-4.6190000000000397E-3" table:formula="of:=[.I130]-[.$I$5]" table:style-name="ce1">
            <text:p>-0.004619</text:p>
          </table:table-cell>
          <table:table-cell office:value-type="float" office:value="5.9420000000000028E-3" table:formula="of:=[.J130]-[.$J$5]" table:style-name="ce1">
            <text:p>0.005942</text:p>
          </table:table-cell>
          <table:table-cell office:value-type="float" office:value="6.2500299999999998" table:style-name="ce7">
            <text:p>6.25003</text:p>
          </table:table-cell>
          <table:table-cell office:value-type="float" office:value="2.3673300000000001E-2" table:style-name="ce7">
            <text:p>0.0236733</text:p>
          </table:table-cell>
          <table:table-cell office:value-type="float" office:value="5.6319300000000003E-3" table:style-name="ce7">
            <text:p>0.00563193</text:p>
          </table:table-cell>
          <table:table-cell table:number-columns-repeated="16368"/>
        </table:table-row>
        <table:table-row table:style-name="ro2">
          <table:table-cell office:value-type="float" office:value="2.52" table:style-name="ce1">
            <text:p>2.52</text:p>
          </table:table-cell>
          <table:table-cell office:value-type="float" office:value="3.0130000000000001E-3" table:style-name="ce1">
            <text:p>0.003013</text:p>
          </table:table-cell>
          <table:table-cell office:value-type="float" office:value="2.52" table:style-name="ce1">
            <text:p>2.52</text:p>
          </table:table-cell>
          <table:table-cell office:value-type="float" office:value="1.11E-2" table:style-name="ce1">
            <text:p>0.0111</text:p>
          </table:table-cell>
          <table:table-cell office:value-type="float" office:value="2.9520000000000002E-3" table:style-name="ce1">
            <text:p>0.002952</text:p>
          </table:table-cell>
          <table:table-cell table:style-name="ce3"/>
          <table:table-cell office:value-type="float" office:value="6.30016" table:style-name="ce7">
            <text:p>6.30016</text:p>
          </table:table-cell>
          <table:table-cell office:value-type="float" office:value="0.64891600000000005" table:style-name="ce7">
            <text:p>0.648916</text:p>
          </table:table-cell>
          <table:table-cell office:value-type="float" office:value="0.65045799999999998" table:style-name="ce7">
            <text:p>0.650458</text:p>
          </table:table-cell>
          <table:table-cell office:value-type="float" office:value="0.66302399999999995" table:style-name="ce7">
            <text:p>0.663024</text:p>
          </table:table-cell>
          <table:table-cell office:value-type="float" office:value="-7.7599999999999891E-3" table:formula="of:=[.H131]-[.$H$5]" table:style-name="ce1">
            <text:p>-0.00776</text:p>
          </table:table-cell>
          <table:table-cell office:value-type="float" office:value="-6.2210000000000321E-3" table:formula="of:=[.I131]-[.$I$5]" table:style-name="ce1">
            <text:p>-0.006221</text:p>
          </table:table-cell>
          <table:table-cell office:value-type="float" office:value="6.344999999999934E-3" table:formula="of:=[.J131]-[.$J$5]" table:style-name="ce1">
            <text:p>0.006345</text:p>
          </table:table-cell>
          <table:table-cell office:value-type="float" office:value="6.3001100000000001" table:style-name="ce7">
            <text:p>6.30011</text:p>
          </table:table-cell>
          <table:table-cell office:value-type="float" office:value="2.53449E-2" table:style-name="ce7">
            <text:p>0.0253449</text:p>
          </table:table-cell>
          <table:table-cell office:value-type="float" office:value="6.2321E-3" table:style-name="ce7">
            <text:p>0.0062321</text:p>
          </table:table-cell>
          <table:table-cell table:number-columns-repeated="16368"/>
        </table:table-row>
        <table:table-row table:style-name="ro2">
          <table:table-cell office:value-type="float" office:value="2.54" table:style-name="ce1">
            <text:p>2.54</text:p>
          </table:table-cell>
          <table:table-cell office:value-type="float" office:value="3.0869999999999999E-3" table:style-name="ce1">
            <text:p>0.003087</text:p>
          </table:table-cell>
          <table:table-cell office:value-type="float" office:value="2.54" table:style-name="ce1">
            <text:p>2.54</text:p>
          </table:table-cell>
          <table:table-cell office:value-type="float" office:value="1.1382E-2" table:style-name="ce1">
            <text:p>0.011382</text:p>
          </table:table-cell>
          <table:table-cell office:value-type="float" office:value="2.48E-3" table:style-name="ce1">
            <text:p>0.00248</text:p>
          </table:table-cell>
          <table:table-cell table:style-name="ce3"/>
          <table:table-cell office:value-type="float" office:value="6.3500399999999999" table:style-name="ce7">
            <text:p>6.35004</text:p>
          </table:table-cell>
          <table:table-cell office:value-type="float" office:value="0.650671" table:style-name="ce7">
            <text:p>0.650671</text:p>
          </table:table-cell>
          <table:table-cell office:value-type="float" office:value="0.64905299999999999" table:style-name="ce7">
            <text:p>0.649053</text:p>
          </table:table-cell>
          <table:table-cell office:value-type="float" office:value="0.66329099999999996" table:style-name="ce7">
            <text:p>0.663291</text:p>
          </table:table-cell>
          <table:table-cell office:value-type="float" office:value="-6.0050000000000381E-3" table:formula="of:=[.H132]-[.$H$5]" table:style-name="ce1">
            <text:p>-0.006005</text:p>
          </table:table-cell>
          <table:table-cell office:value-type="float" office:value="-7.6260000000000217E-3" table:formula="of:=[.I132]-[.$I$5]" table:style-name="ce1">
            <text:p>-0.007626</text:p>
          </table:table-cell>
          <table:table-cell office:value-type="float" office:value="6.6119999999999512E-3" table:formula="of:=[.J132]-[.$J$5]" table:style-name="ce1">
            <text:p>0.006612</text:p>
          </table:table-cell>
          <table:table-cell office:value-type="float" office:value="6.3501300000000001" table:style-name="ce7">
            <text:p>6.35013</text:p>
          </table:table-cell>
          <table:table-cell office:value-type="float" office:value="2.6468800000000001E-2" table:style-name="ce7">
            <text:p>0.0264688</text:p>
          </table:table-cell>
          <table:table-cell office:value-type="float" office:value="-5.4825999999999996E-4" table:style-name="ce7">
            <text:p>-0.00054826</text:p>
          </table:table-cell>
          <table:table-cell table:number-columns-repeated="16368"/>
        </table:table-row>
        <table:table-row table:style-name="ro2">
          <table:table-cell office:value-type="float" office:value="2.56" table:style-name="ce1">
            <text:p>2.56</text:p>
          </table:table-cell>
          <table:table-cell office:value-type="float" office:value="3.1449999999999998E-3" table:style-name="ce1">
            <text:p>0.003145</text:p>
          </table:table-cell>
          <table:table-cell office:value-type="float" office:value="2.56" table:style-name="ce1">
            <text:p>2.56</text:p>
          </table:table-cell>
          <table:table-cell office:value-type="float" office:value="1.1609E-2" table:style-name="ce1">
            <text:p>0.011609</text:p>
          </table:table-cell>
          <table:table-cell office:value-type="float" office:value="1.9949999999999998E-3" table:style-name="ce1">
            <text:p>0.001995</text:p>
          </table:table-cell>
          <table:table-cell table:style-name="ce3"/>
          <table:table-cell office:value-type="float" office:value="6.4001200000000003" table:style-name="ce7">
            <text:p>6.40012</text:p>
          </table:table-cell>
          <table:table-cell office:value-type="float" office:value="0.65271100000000004" table:style-name="ce7">
            <text:p>0.652711</text:p>
          </table:table-cell>
          <table:table-cell office:value-type="float" office:value="0.64791500000000002" table:style-name="ce7">
            <text:p>0.647915</text:p>
          </table:table-cell>
          <table:table-cell office:value-type="float" office:value="0.66344499999999995" table:style-name="ce7">
            <text:p>0.663445</text:p>
          </table:table-cell>
          <table:table-cell office:value-type="float" office:value="-3.9649999999999963E-3" table:formula="of:=[.H133]-[.$H$5]" table:style-name="ce1">
            <text:p>-0.003965</text:p>
          </table:table-cell>
          <table:table-cell office:value-type="float" office:value="-8.763999999999994E-3" table:formula="of:=[.I133]-[.$I$5]" table:style-name="ce1">
            <text:p>-0.008764</text:p>
          </table:table-cell>
          <table:table-cell office:value-type="float" office:value="6.7659999999999387E-3" table:formula="of:=[.J133]-[.$J$5]" table:style-name="ce1">
            <text:p>0.006766</text:p>
          </table:table-cell>
          <table:table-cell office:value-type="float" office:value="6.4000599999999999" table:style-name="ce7">
            <text:p>6.40006</text:p>
          </table:table-cell>
          <table:table-cell office:value-type="float" office:value="2.7006800000000001E-2" table:style-name="ce7">
            <text:p>0.0270068</text:p>
          </table:table-cell>
          <table:table-cell office:value-type="float" office:value="-3.9839799999999998E-3" table:style-name="ce7">
            <text:p>-0.00398398</text:p>
          </table:table-cell>
          <table:table-cell table:number-columns-repeated="16368"/>
        </table:table-row>
        <table:table-row table:style-name="ro2">
          <table:table-cell office:value-type="float" office:value="2.58" table:style-name="ce1">
            <text:p>2.58</text:p>
          </table:table-cell>
          <table:table-cell office:value-type="float" office:value="3.1870000000000002E-3" table:style-name="ce1">
            <text:p>0.003187</text:p>
          </table:table-cell>
          <table:table-cell office:value-type="float" office:value="2.58" table:style-name="ce1">
            <text:p>2.58</text:p>
          </table:table-cell>
          <table:table-cell office:value-type="float" office:value="1.1782000000000001E-2" table:style-name="ce1">
            <text:p>0.011782</text:p>
          </table:table-cell>
          <table:table-cell office:value-type="float" office:value="1.5020000000000001E-3" table:style-name="ce1">
            <text:p>0.001502</text:p>
          </table:table-cell>
          <table:table-cell table:style-name="ce3"/>
          <table:table-cell office:value-type="float" office:value="6.4500099999999998" table:style-name="ce7">
            <text:p>6.45001</text:p>
          </table:table-cell>
          <table:table-cell office:value-type="float" office:value="0.654918" table:style-name="ce7">
            <text:p>0.654918</text:p>
          </table:table-cell>
          <table:table-cell office:value-type="float" office:value="0.64699799999999996" table:style-name="ce7">
            <text:p>0.646998</text:p>
          </table:table-cell>
          <table:table-cell office:value-type="float" office:value="0.66333900000000001" table:style-name="ce7">
            <text:p>0.663339</text:p>
          </table:table-cell>
          <table:table-cell office:value-type="float" office:value="-1.7580000000000373E-3" table:formula="of:=[.H134]-[.$H$5]" table:style-name="ce1">
            <text:p>-0.001758</text:p>
          </table:table-cell>
          <table:table-cell office:value-type="float" office:value="-9.6810000000000507E-3" table:formula="of:=[.I134]-[.$I$5]" table:style-name="ce1">
            <text:p>-0.009681</text:p>
          </table:table-cell>
          <table:table-cell office:value-type="float" office:value="6.6599999999999993E-3" table:formula="of:=[.J134]-[.$J$5]" table:style-name="ce1">
            <text:p>0.00666</text:p>
          </table:table-cell>
          <table:table-cell office:value-type="float" office:value="6.4500099999999998" table:style-name="ce7">
            <text:p>6.45001</text:p>
          </table:table-cell>
          <table:table-cell office:value-type="float" office:value="2.6680200000000001E-2" table:style-name="ce7">
            <text:p>0.0266802</text:p>
          </table:table-cell>
          <table:table-cell office:value-type="float" office:value="-2.4829399999999999E-3" table:style-name="ce7">
            <text:p>-0.00248294</text:p>
          </table:table-cell>
          <table:table-cell table:number-columns-repeated="16368"/>
        </table:table-row>
        <table:table-row table:style-name="ro2">
          <table:table-cell office:value-type="float" office:value="2.6" table:style-name="ce1">
            <text:p>2.6</text:p>
          </table:table-cell>
          <table:table-cell office:value-type="float" office:value="3.2130000000000001E-3" table:style-name="ce1">
            <text:p>0.003213</text:p>
          </table:table-cell>
          <table:table-cell office:value-type="float" office:value="2.6" table:style-name="ce1">
            <text:p>2.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003E-3" table:style-name="ce1">
            <text:p>0.001003</text:p>
          </table:table-cell>
          <table:table-cell table:style-name="ce3"/>
          <table:table-cell office:value-type="float" office:value="6.5000900000000001" table:style-name="ce7">
            <text:p>6.50009</text:p>
          </table:table-cell>
          <table:table-cell office:value-type="float" office:value="0.65728900000000001" table:style-name="ce7">
            <text:p>0.657289</text:p>
          </table:table-cell>
          <table:table-cell office:value-type="float" office:value="0.64638099999999998" table:style-name="ce7">
            <text:p>0.646381</text:p>
          </table:table-cell>
          <table:table-cell office:value-type="float" office:value="0.66297499999999998" table:style-name="ce7">
            <text:p>0.662975</text:p>
          </table:table-cell>
          <table:table-cell office:value-type="float" office:value="6.1299999999997468E-4" table:formula="of:=[.H135]-[.$H$5]" table:style-name="ce1">
            <text:p>0.000613</text:p>
          </table:table-cell>
          <table:table-cell office:value-type="float" office:value="-1.0298000000000029E-2" table:formula="of:=[.I135]-[.$I$5]" table:style-name="ce1">
            <text:p>-0.010298</text:p>
          </table:table-cell>
          <table:table-cell office:value-type="float" office:value="6.2959999999999683E-3" table:formula="of:=[.J135]-[.$J$5]" table:style-name="ce1">
            <text:p>0.006296</text:p>
          </table:table-cell>
          <table:table-cell office:value-type="float" office:value="6.5000600000000004" table:style-name="ce7">
            <text:p>6.50006</text:p>
          </table:table-cell>
          <table:table-cell office:value-type="float" office:value="2.5495500000000001E-2" table:style-name="ce7">
            <text:p>0.0254955</text:p>
          </table:table-cell>
          <table:table-cell office:value-type="float" office:value="-6.5722100000000002E-3" table:style-name="ce7">
            <text:p>-0.00657221</text:p>
          </table:table-cell>
          <table:table-cell table:number-columns-repeated="16368"/>
        </table:table-row>
        <table:table-row table:style-name="ro2">
          <table:table-cell office:value-type="float" office:value="2.62" table:style-name="ce1">
            <text:p>2.62</text:p>
          </table:table-cell>
          <table:table-cell office:value-type="float" office:value="3.2239999999999999E-3" table:style-name="ce1">
            <text:p>0.003224</text:p>
          </table:table-cell>
          <table:table-cell office:value-type="float" office:value="2.62" table:style-name="ce1">
            <text:p>2.62</text:p>
          </table:table-cell>
          <table:table-cell office:value-type="float" office:value="1.1963E-2" table:style-name="ce1">
            <text:p>0.011963</text:p>
          </table:table-cell>
          <table:table-cell office:value-type="float" office:value="5.0199999999999995E-4" table:style-name="ce1">
            <text:p>0.000502</text:p>
          </table:table-cell>
          <table:table-cell table:style-name="ce3"/>
          <table:table-cell office:value-type="float" office:value="6.5500800000000003" table:style-name="ce7">
            <text:p>6.55008</text:p>
          </table:table-cell>
          <table:table-cell office:value-type="float" office:value="0.65978300000000001" table:style-name="ce7">
            <text:p>0.659783</text:p>
          </table:table-cell>
          <table:table-cell office:value-type="float" office:value="0.64615400000000001" table:style-name="ce7">
            <text:p>0.646154</text:p>
          </table:table-cell>
          <table:table-cell office:value-type="float" office:value="0.66246799999999995" table:style-name="ce7">
            <text:p>0.662468</text:p>
          </table:table-cell>
          <table:table-cell office:value-type="float" office:value="3.1069999999999709E-3" table:formula="of:=[.H136]-[.$H$5]" table:style-name="ce1">
            <text:p>0.003107</text:p>
          </table:table-cell>
          <table:table-cell office:value-type="float" office:value="-1.0525000000000007E-2" table:formula="of:=[.I136]-[.$I$5]" table:style-name="ce1">
            <text:p>-0.010525</text:p>
          </table:table-cell>
          <table:table-cell office:value-type="float" office:value="5.7889999999999331E-3" table:formula="of:=[.J136]-[.$J$5]" table:style-name="ce1">
            <text:p>0.005789</text:p>
          </table:table-cell>
          <table:table-cell office:value-type="float" office:value="6.55002" table:style-name="ce7">
            <text:p>6.55002</text:p>
          </table:table-cell>
          <table:table-cell office:value-type="float" office:value="2.3654499999999998E-2" table:style-name="ce7">
            <text:p>0.0236545</text:p>
          </table:table-cell>
          <table:table-cell office:value-type="float" office:value="-1.2606600000000001E-2" table:style-name="ce7">
            <text:p>-0.0126066</text:p>
          </table:table-cell>
          <table:table-cell table:number-columns-repeated="16368"/>
        </table:table-row>
        <table:table-row table:style-name="ro2">
          <table:table-cell office:value-type="float" office:value="2.64" table:style-name="ce1">
            <text:p>2.64</text:p>
          </table:table-cell>
          <table:table-cell office:value-type="float" office:value="3.2190000000000001E-3" table:style-name="ce1">
            <text:p>0.003219</text:p>
          </table:table-cell>
          <table:table-cell office:value-type="float" office:value="2.64" table:style-name="ce1">
            <text:p>2.64</text:p>
          </table:table-cell>
          <table:table-cell office:value-type="float" office:value="1.1971000000000001E-2" table:style-name="ce1">
            <text:p>0.011971</text:p>
          </table:table-cell>
          <table:table-cell office:value-type="float" office:value="9.9999999999999995E-7" table:style-name="ce1">
            <text:p>0.000001</text:p>
          </table:table-cell>
          <table:table-cell table:style-name="ce3"/>
          <table:table-cell office:value-type="float" office:value="6.6001300000000001" table:style-name="ce7">
            <text:p>6.60013</text:p>
          </table:table-cell>
          <table:table-cell office:value-type="float" office:value="0.66223500000000002" table:style-name="ce7">
            <text:p>0.662235</text:p>
          </table:table-cell>
          <table:table-cell office:value-type="float" office:value="0.64626499999999998" table:style-name="ce7">
            <text:p>0.646265</text:p>
          </table:table-cell>
          <table:table-cell office:value-type="float" office:value="0.66175099999999998" table:style-name="ce7">
            <text:p>0.661751</text:p>
          </table:table-cell>
          <table:table-cell office:value-type="float" office:value="5.5589999999999806E-3" table:formula="of:=[.H137]-[.$H$5]" table:style-name="ce1">
            <text:p>0.005559</text:p>
          </table:table-cell>
          <table:table-cell office:value-type="float" office:value="-1.0414000000000034E-2" table:formula="of:=[.I137]-[.$I$5]" table:style-name="ce1">
            <text:p>-0.010414</text:p>
          </table:table-cell>
          <table:table-cell office:value-type="float" office:value="5.0719999999999654E-3" table:formula="of:=[.J137]-[.$J$5]" table:style-name="ce1">
            <text:p>0.005072</text:p>
          </table:table-cell>
          <table:table-cell office:value-type="float" office:value="6.6000699999999997" table:style-name="ce7">
            <text:p>6.60007</text:p>
          </table:table-cell>
          <table:table-cell office:value-type="float" office:value="2.10043E-2" table:style-name="ce7">
            <text:p>0.0210043</text:p>
          </table:table-cell>
          <table:table-cell office:value-type="float" office:value="-1.2904199999999999E-2" table:style-name="ce7">
            <text:p>-0.0129042</text:p>
          </table:table-cell>
          <table:table-cell table:number-columns-repeated="16368"/>
        </table:table-row>
        <table:table-row table:style-name="ro2">
          <table:table-cell office:value-type="float" office:value="2.66" table:style-name="ce1">
            <text:p>2.66</text:p>
          </table:table-cell>
          <table:table-cell office:value-type="float" office:value="3.2000000000000002E-3" table:style-name="ce1">
            <text:p>0.0032</text:p>
          </table:table-cell>
          <table:table-cell office:value-type="float" office:value="2.66" table:style-name="ce1">
            <text:p>2.66</text:p>
          </table:table-cell>
          <table:table-cell office:value-type="float" office:value="1.1926000000000001E-2" table:style-name="ce1">
            <text:p>0.011926</text:p>
          </table:table-cell>
          <table:table-cell office:value-type="float" office:value="-4.95E-4" table:style-name="ce1">
            <text:p>-0.000495</text:p>
          </table:table-cell>
          <table:table-cell table:style-name="ce3"/>
          <table:table-cell office:value-type="float" office:value="6.6500300000000001" table:style-name="ce7">
            <text:p>6.65003</text:p>
          </table:table-cell>
          <table:table-cell office:value-type="float" office:value="0.66457200000000005" table:style-name="ce7">
            <text:p>0.664572</text:p>
          </table:table-cell>
          <table:table-cell office:value-type="float" office:value="0.64670499999999997" table:style-name="ce7">
            <text:p>0.646705</text:p>
          </table:table-cell>
          <table:table-cell office:value-type="float" office:value="0.66078000000000003" table:style-name="ce7">
            <text:p>0.66078</text:p>
          </table:table-cell>
          <table:table-cell office:value-type="float" office:value="7.8960000000000141E-3" table:formula="of:=[.H138]-[.$H$5]" table:style-name="ce1">
            <text:p>0.007896</text:p>
          </table:table-cell>
          <table:table-cell office:value-type="float" office:value="-9.9740000000000384E-3" table:formula="of:=[.I138]-[.$I$5]" table:style-name="ce1">
            <text:p>-0.009974</text:p>
          </table:table-cell>
          <table:table-cell office:value-type="float" office:value="4.1010000000000213E-3" table:formula="of:=[.J138]-[.$J$5]" table:style-name="ce1">
            <text:p>0.004101</text:p>
          </table:table-cell>
          <table:table-cell office:value-type="float" office:value="6.65008" table:style-name="ce7">
            <text:p>6.65008</text:p>
          </table:table-cell>
          <table:table-cell office:value-type="float" office:value="1.74488E-2" table:style-name="ce7">
            <text:p>0.0174488</text:p>
          </table:table-cell>
          <table:table-cell office:value-type="float" office:value="-1.3956700000000001E-2" table:style-name="ce7">
            <text:p>-0.0139567</text:p>
          </table:table-cell>
          <table:table-cell table:number-columns-repeated="16368"/>
        </table:table-row>
        <table:table-row table:style-name="ro2">
          <table:table-cell office:value-type="float" office:value="2.68" table:style-name="ce1">
            <text:p>2.68</text:p>
          </table:table-cell>
          <table:table-cell office:value-type="float" office:value="3.1670000000000001E-3" table:style-name="ce1">
            <text:p>0.003167</text:p>
          </table:table-cell>
          <table:table-cell office:value-type="float" office:value="2.68" table:style-name="ce1">
            <text:p>2.68</text:p>
          </table:table-cell>
          <table:table-cell office:value-type="float" office:value="1.1828E-2" table:style-name="ce1">
            <text:p>0.011828</text:p>
          </table:table-cell>
          <table:table-cell office:value-type="float" office:value="-9.859999999999999E-4" table:style-name="ce1">
            <text:p>-0.000986</text:p>
          </table:table-cell>
          <table:table-cell table:style-name="ce3"/>
          <table:table-cell office:value-type="float" office:value="6.7000400000000004" table:style-name="ce7">
            <text:p>6.70004</text:p>
          </table:table-cell>
          <table:table-cell office:value-type="float" office:value="0.66679600000000006" table:style-name="ce7">
            <text:p>0.666796</text:p>
          </table:table-cell>
          <table:table-cell office:value-type="float" office:value="0.64756400000000003" table:style-name="ce7">
            <text:p>0.647564</text:p>
          </table:table-cell>
          <table:table-cell office:value-type="float" office:value="0.65966199999999997" table:style-name="ce7">
            <text:p>0.659662</text:p>
          </table:table-cell>
          <table:table-cell office:value-type="float" office:value="1.0120000000000018E-2" table:formula="of:=[.H139]-[.$H$5]" table:style-name="ce1">
            <text:p>0.01012</text:p>
          </table:table-cell>
          <table:table-cell office:value-type="float" office:value="-9.1149999999999842E-3" table:formula="of:=[.I139]-[.$I$5]" table:style-name="ce1">
            <text:p>-0.009115</text:p>
          </table:table-cell>
          <table:table-cell office:value-type="float" office:value="2.9829999999999579E-3" table:formula="of:=[.J139]-[.$J$5]" table:style-name="ce1">
            <text:p>0.002983</text:p>
          </table:table-cell>
          <table:table-cell office:value-type="float" office:value="6.7000200000000003" table:style-name="ce7">
            <text:p>6.70002</text:p>
          </table:table-cell>
          <table:table-cell office:value-type="float" office:value="1.3332399999999999E-2" table:style-name="ce7">
            <text:p>0.0133324</text:p>
          </table:table-cell>
          <table:table-cell office:value-type="float" office:value="-1.8823599999999999E-2" table:style-name="ce7">
            <text:p>-0.0188236</text:p>
          </table:table-cell>
          <table:table-cell table:number-columns-repeated="16368"/>
        </table:table-row>
        <table:table-row table:style-name="ro2">
          <table:table-cell office:value-type="float" office:value="2.7" table:style-name="ce1">
            <text:p>2.7</text:p>
          </table:table-cell>
          <table:table-cell office:value-type="float" office:value="3.1199999999999999E-3" table:style-name="ce1">
            <text:p>0.00312</text:p>
          </table:table-cell>
          <table:table-cell office:value-type="float" office:value="2.7" table:style-name="ce1">
            <text:p>2.7</text:p>
          </table:table-cell>
          <table:table-cell office:value-type="float" office:value="1.1679999999999999E-2" table:style-name="ce1">
            <text:p>0.01168</text:p>
          </table:table-cell>
          <table:table-cell office:value-type="float" office:value="-1.4679999999999999E-3" table:style-name="ce1">
            <text:p>-0.001468</text:p>
          </table:table-cell>
          <table:table-cell table:style-name="ce3"/>
          <table:table-cell office:value-type="float" office:value="6.7500600000000004" table:style-name="ce7">
            <text:p>6.75006</text:p>
          </table:table-cell>
          <table:table-cell office:value-type="float" office:value="0.66875499999999999" table:style-name="ce7">
            <text:p>0.668755</text:p>
          </table:table-cell>
          <table:table-cell office:value-type="float" office:value="0.64879200000000004" table:style-name="ce7">
            <text:p>0.648792</text:p>
          </table:table-cell>
          <table:table-cell office:value-type="float" office:value="0.65843799999999997" table:style-name="ce7">
            <text:p>0.658438</text:p>
          </table:table-cell>
          <table:table-cell office:value-type="float" office:value="1.2078999999999951E-2" table:formula="of:=[.H140]-[.$H$5]" table:style-name="ce1">
            <text:p>0.012079</text:p>
          </table:table-cell>
          <table:table-cell office:value-type="float" office:value="-7.8869999999999774E-3" table:formula="of:=[.I140]-[.$I$5]" table:style-name="ce1">
            <text:p>-0.007887</text:p>
          </table:table-cell>
          <table:table-cell office:value-type="float" office:value="1.758999999999955E-3" table:formula="of:=[.J140]-[.$J$5]" table:style-name="ce1">
            <text:p>0.001759</text:p>
          </table:table-cell>
          <table:table-cell office:value-type="float" office:value="6.7500799999999996" table:style-name="ce7">
            <text:p>6.75008</text:p>
          </table:table-cell>
          <table:table-cell office:value-type="float" office:value="8.7929099999999993E-3" table:style-name="ce7">
            <text:p>0.00879291</text:p>
          </table:table-cell>
          <table:table-cell office:value-type="float" office:value="-2.0187400000000001E-2" table:style-name="ce7">
            <text:p>-0.0201874</text:p>
          </table:table-cell>
          <table:table-cell table:number-columns-repeated="16368"/>
        </table:table-row>
        <table:table-row table:style-name="ro2">
          <table:table-cell office:value-type="float" office:value="2.72" table:style-name="ce1">
            <text:p>2.72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2.72" table:style-name="ce1">
            <text:p>2.72</text:p>
          </table:table-cell>
          <table:table-cell office:value-type="float" office:value="1.1483E-2" table:style-name="ce1">
            <text:p>0.011483</text:p>
          </table:table-cell>
          <table:table-cell office:value-type="float" office:value="-1.9400000000000001E-3" table:style-name="ce1">
            <text:p>-0.00194</text:p>
          </table:table-cell>
          <table:table-cell table:style-name="ce3"/>
          <table:table-cell office:value-type="float" office:value="6.8000100000000003" table:style-name="ce7">
            <text:p>6.80001</text:p>
          </table:table-cell>
          <table:table-cell office:value-type="float" office:value="0.670323" table:style-name="ce7">
            <text:p>0.670323</text:p>
          </table:table-cell>
          <table:table-cell office:value-type="float" office:value="0.65029999999999999" table:style-name="ce7">
            <text:p>0.6503</text:p>
          </table:table-cell>
          <table:table-cell office:value-type="float" office:value="0.65706799999999999" table:style-name="ce7">
            <text:p>0.657068</text:p>
          </table:table-cell>
          <table:table-cell office:value-type="float" office:value="1.3646999999999965E-2" table:formula="of:=[.H141]-[.$H$5]" table:style-name="ce1">
            <text:p>0.013647</text:p>
          </table:table-cell>
          <table:table-cell office:value-type="float" office:value="-6.3790000000000235E-3" table:formula="of:=[.I141]-[.$I$5]" table:style-name="ce1">
            <text:p>-0.006379</text:p>
          </table:table-cell>
          <table:table-cell office:value-type="float" office:value="3.889999999999727E-4" table:formula="of:=[.J141]-[.$J$5]" table:style-name="ce1">
            <text:p>0.000389</text:p>
          </table:table-cell>
          <table:table-cell office:value-type="float" office:value="6.80009" table:style-name="ce7">
            <text:p>6.80009</text:p>
          </table:table-cell>
          <table:table-cell office:value-type="float" office:value="3.5709100000000001E-3" table:style-name="ce7">
            <text:p>0.00357091</text:p>
          </table:table-cell>
          <table:table-cell office:value-type="float" office:value="-1.9116299999999999E-2" table:style-name="ce7">
            <text:p>-0.0191163</text:p>
          </table:table-cell>
          <table:table-cell table:number-columns-repeated="16368"/>
        </table:table-row>
        <table:table-row table:style-name="ro2">
          <table:table-cell office:value-type="float" office:value="2.74" table:style-name="ce1">
            <text:p>2.74</text:p>
          </table:table-cell>
          <table:table-cell office:value-type="float" office:value="2.9889999999999999E-3" table:style-name="ce1">
            <text:p>0.002989</text:p>
          </table:table-cell>
          <table:table-cell office:value-type="float" office:value="2.74" table:style-name="ce1">
            <text:p>2.74</text:p>
          </table:table-cell>
          <table:table-cell office:value-type="float" office:value="1.124E-2" table:style-name="ce1">
            <text:p>0.01124</text:p>
          </table:table-cell>
          <table:table-cell office:value-type="float" office:value="-2.3990000000000001E-3" table:style-name="ce1">
            <text:p>-0.002399</text:p>
          </table:table-cell>
          <table:table-cell table:style-name="ce3"/>
          <table:table-cell office:value-type="float" office:value="6.8500399999999999" table:style-name="ce7">
            <text:p>6.85004</text:p>
          </table:table-cell>
          <table:table-cell office:value-type="float" office:value="0.67150799999999999" table:style-name="ce7">
            <text:p>0.671508</text:p>
          </table:table-cell>
          <table:table-cell office:value-type="float" office:value="0.65212700000000001" table:style-name="ce7">
            <text:p>0.652127</text:p>
          </table:table-cell>
          <table:table-cell office:value-type="float" office:value="0.65563099999999996" table:style-name="ce7">
            <text:p>0.655631</text:p>
          </table:table-cell>
          <table:table-cell office:value-type="float" office:value="1.4831999999999956E-2" table:formula="of:=[.H142]-[.$H$5]" table:style-name="ce1">
            <text:p>0.014832</text:p>
          </table:table-cell>
          <table:table-cell office:value-type="float" office:value="-4.5520000000000005E-3" table:formula="of:=[.I142]-[.$I$5]" table:style-name="ce1">
            <text:p>-0.004552</text:p>
          </table:table-cell>
          <table:table-cell office:value-type="float" office:value="-1.0480000000000489E-3" table:formula="of:=[.J142]-[.$J$5]" table:style-name="ce1">
            <text:p>-0.001048</text:p>
          </table:table-cell>
          <table:table-cell office:value-type="float" office:value="6.85" table:style-name="ce7">
            <text:p>6.85</text:p>
          </table:table-cell>
          <table:table-cell office:value-type="float" office:value="-1.9809300000000001E-3" table:style-name="ce7">
            <text:p>-0.00198093</text:p>
          </table:table-cell>
          <table:table-cell office:value-type="float" office:value="-2.0833299999999999E-2" table:style-name="ce7">
            <text:p>-0.0208333</text:p>
          </table:table-cell>
          <table:table-cell table:number-columns-repeated="16368"/>
        </table:table-row>
        <table:table-row table:style-name="ro2">
          <table:table-cell office:value-type="float" office:value="2.76" table:style-name="ce1">
            <text:p>2.76</text:p>
          </table:table-cell>
          <table:table-cell office:value-type="float" office:value="2.9060000000000002E-3" table:style-name="ce1">
            <text:p>0.002906</text:p>
          </table:table-cell>
          <table:table-cell office:value-type="float" office:value="2.76" table:style-name="ce1">
            <text:p>2.76</text:p>
          </table:table-cell>
          <table:table-cell office:value-type="float" office:value="1.0951000000000001E-2" table:style-name="ce1">
            <text:p>0.010951</text:p>
          </table:table-cell>
          <table:table-cell office:value-type="float" office:value="-2.846E-3" table:style-name="ce1">
            <text:p>-0.002846</text:p>
          </table:table-cell>
          <table:table-cell table:style-name="ce3"/>
          <table:table-cell office:value-type="float" office:value="6.9000700000000004" table:style-name="ce7">
            <text:p>6.90007</text:p>
          </table:table-cell>
          <table:table-cell office:value-type="float" office:value="0.67226699999999995" table:style-name="ce7">
            <text:p>0.672267</text:p>
          </table:table-cell>
          <table:table-cell office:value-type="float" office:value="0.65424199999999999" table:style-name="ce7">
            <text:p>0.654242</text:p>
          </table:table-cell>
          <table:table-cell office:value-type="float" office:value="0.65422400000000003" table:style-name="ce7">
            <text:p>0.654224</text:p>
          </table:table-cell>
          <table:table-cell office:value-type="float" office:value="1.559099999999991E-2" table:formula="of:=[.H143]-[.$H$5]" table:style-name="ce1">
            <text:p>0.015591</text:p>
          </table:table-cell>
          <table:table-cell office:value-type="float" office:value="-2.4370000000000225E-3" table:formula="of:=[.I143]-[.$I$5]" table:style-name="ce1">
            <text:p>-0.002437</text:p>
          </table:table-cell>
          <table:table-cell office:value-type="float" office:value="-2.454999999999985E-3" table:formula="of:=[.J143]-[.$J$5]" table:style-name="ce1">
            <text:p>-0.002455</text:p>
          </table:table-cell>
          <table:table-cell office:value-type="float" office:value="6.9000399999999997" table:style-name="ce7">
            <text:p>6.90004</text:p>
          </table:table-cell>
          <table:table-cell office:value-type="float" office:value="-7.6462500000000003E-3" table:style-name="ce7">
            <text:p>-0.00764625</text:p>
          </table:table-cell>
          <table:table-cell office:value-type="float" office:value="-2.2110999999999999E-2" table:style-name="ce7">
            <text:p>-0.022111</text:p>
          </table:table-cell>
          <table:table-cell table:number-columns-repeated="16368"/>
        </table:table-row>
        <table:table-row table:style-name="ro2">
          <table:table-cell office:value-type="float" office:value="2.78" table:style-name="ce1">
            <text:p>2.78</text:p>
          </table:table-cell>
          <table:table-cell office:value-type="float" office:value="2.813E-3" table:style-name="ce1">
            <text:p>0.002813</text:p>
          </table:table-cell>
          <table:table-cell office:value-type="float" office:value="2.78" table:style-name="ce1">
            <text:p>2.78</text:p>
          </table:table-cell>
          <table:table-cell office:value-type="float" office:value="1.0619E-2" table:style-name="ce1">
            <text:p>0.010619</text:p>
          </table:table-cell>
          <table:table-cell office:value-type="float" office:value="-3.2789999999999998E-3" table:style-name="ce1">
            <text:p>-0.003279</text:p>
          </table:table-cell>
          <table:table-cell table:style-name="ce3"/>
          <table:table-cell office:value-type="float" office:value="6.9500900000000003" table:style-name="ce7">
            <text:p>6.95009</text:p>
          </table:table-cell>
          <table:table-cell office:value-type="float" office:value="0.67247800000000002" table:style-name="ce7">
            <text:p>0.672478</text:p>
          </table:table-cell>
          <table:table-cell office:value-type="float" office:value="0.65650900000000001" table:style-name="ce7">
            <text:p>0.656509</text:p>
          </table:table-cell>
          <table:table-cell office:value-type="float" office:value="0.652833" table:style-name="ce7">
            <text:p>0.652833</text:p>
          </table:table-cell>
          <table:table-cell office:value-type="float" office:value="1.5801999999999983E-2" table:formula="of:=[.H144]-[.$H$5]" table:style-name="ce1">
            <text:p>0.015802</text:p>
          </table:table-cell>
          <table:table-cell office:value-type="float" office:value="-1.7000000000000348E-4" table:formula="of:=[.I144]-[.$I$5]" table:style-name="ce1">
            <text:p>-0.00017</text:p>
          </table:table-cell>
          <table:table-cell office:value-type="float" office:value="-3.8460000000000161E-3" table:formula="of:=[.J144]-[.$J$5]" table:style-name="ce1">
            <text:p>-0.003846</text:p>
          </table:table-cell>
          <table:table-cell office:value-type="float" office:value="6.9500200000000003" table:style-name="ce7">
            <text:p>6.95002</text:p>
          </table:table-cell>
          <table:table-cell office:value-type="float" office:value="-1.28863E-2" table:style-name="ce7">
            <text:p>-0.0128863</text:p>
          </table:table-cell>
          <table:table-cell office:value-type="float" office:value="-1.9721599999999999E-2" table:style-name="ce7">
            <text:p>-0.0197216</text:p>
          </table:table-cell>
          <table:table-cell table:number-columns-repeated="16368"/>
        </table:table-row>
        <table:table-row table:style-name="ro2">
          <table:table-cell office:value-type="float" office:value="2.8" table:style-name="ce1">
            <text:p>2.8</text:p>
          </table:table-cell>
          <table:table-cell office:value-type="float" office:value="2.709E-3" table:style-name="ce1">
            <text:p>0.002709</text:p>
          </table:table-cell>
          <table:table-cell office:value-type="float" office:value="2.8" table:style-name="ce1">
            <text:p>2.8</text:p>
          </table:table-cell>
          <table:table-cell office:value-type="float" office:value="1.0246E-2" table:style-name="ce1">
            <text:p>0.010246</text:p>
          </table:table-cell>
          <table:table-cell office:value-type="float" office:value="-3.6960000000000001E-3" table:style-name="ce1">
            <text:p>-0.003696</text:p>
          </table:table-cell>
          <table:table-cell table:style-name="ce3"/>
          <table:table-cell office:value-type="float" office:value="7.0001199999999999" table:style-name="ce7">
            <text:p>7.00012</text:p>
          </table:table-cell>
          <table:table-cell office:value-type="float" office:value="0.67215599999999998" table:style-name="ce7">
            <text:p>0.672156</text:p>
          </table:table-cell>
          <table:table-cell office:value-type="float" office:value="0.65887899999999999" table:style-name="ce7">
            <text:p>0.658879</text:p>
          </table:table-cell>
          <table:table-cell office:value-type="float" office:value="0.65150699999999995" table:style-name="ce7">
            <text:p>0.651507</text:p>
          </table:table-cell>
          <table:table-cell office:value-type="float" office:value="1.5479999999999938E-2" table:formula="of:=[.H145]-[.$H$5]" table:style-name="ce1">
            <text:p>0.01548</text:p>
          </table:table-cell>
          <table:table-cell office:value-type="float" office:value="2.1999999999999797E-3" table:formula="of:=[.I145]-[.$I$5]" table:style-name="ce1">
            <text:p>0.0022</text:p>
          </table:table-cell>
          <table:table-cell office:value-type="float" office:value="-5.1720000000000654E-3" table:formula="of:=[.J145]-[.$J$5]" table:style-name="ce1">
            <text:p>-0.005172</text:p>
          </table:table-cell>
          <table:table-cell office:value-type="float" office:value="7.0000299999999998" table:style-name="ce7">
            <text:p>7.00003</text:p>
          </table:table-cell>
          <table:table-cell office:value-type="float" office:value="-1.83292E-2" table:style-name="ce7">
            <text:p>-0.0183292</text:p>
          </table:table-cell>
          <table:table-cell office:value-type="float" office:value="-1.8419399999999999E-2" table:style-name="ce7">
            <text:p>-0.0184194</text:p>
          </table:table-cell>
          <table:table-cell table:number-columns-repeated="16368"/>
        </table:table-row>
        <table:table-row table:style-name="ro2">
          <table:table-cell office:value-type="float" office:value="2.82" table:style-name="ce1">
            <text:p>2.82</text:p>
          </table:table-cell>
          <table:table-cell office:value-type="float" office:value="2.5969999999999999E-3" table:style-name="ce1">
            <text:p>0.002597</text:p>
          </table:table-cell>
          <table:table-cell office:value-type="float" office:value="2.82" table:style-name="ce1">
            <text:p>2.82</text:p>
          </table:table-cell>
          <table:table-cell office:value-type="float" office:value="9.8329999999999997E-3" table:style-name="ce1">
            <text:p>0.009833</text:p>
          </table:table-cell>
          <table:table-cell office:value-type="float" office:value="-4.0980000000000001E-3" table:style-name="ce1">
            <text:p>-0.004098</text:p>
          </table:table-cell>
          <table:table-cell table:style-name="ce3"/>
          <table:table-cell office:value-type="float" office:value="7.0500999999999996" table:style-name="ce7">
            <text:p>7.0501</text:p>
          </table:table-cell>
          <table:table-cell office:value-type="float" office:value="0.67136300000000004" table:style-name="ce7">
            <text:p>0.671363</text:p>
          </table:table-cell>
          <table:table-cell office:value-type="float" office:value="0.66133500000000001" table:style-name="ce7">
            <text:p>0.661335</text:p>
          </table:table-cell>
          <table:table-cell office:value-type="float" office:value="0.65033600000000003" table:style-name="ce7">
            <text:p>0.650336</text:p>
          </table:table-cell>
          <table:table-cell office:value-type="float" office:value="1.4687000000000006E-2" table:formula="of:=[.H146]-[.$H$5]" table:style-name="ce1">
            <text:p>0.014687</text:p>
          </table:table-cell>
          <table:table-cell office:value-type="float" office:value="4.6559999999999935E-3" table:formula="of:=[.I146]-[.$I$5]" table:style-name="ce1">
            <text:p>0.004656</text:p>
          </table:table-cell>
          <table:table-cell office:value-type="float" office:value="-6.3429999999999875E-3" table:formula="of:=[.J146]-[.$J$5]" table:style-name="ce1">
            <text:p>-0.006343</text:p>
          </table:table-cell>
          <table:table-cell office:value-type="float" office:value="7.0501300000000002" table:style-name="ce7">
            <text:p>7.05013</text:p>
          </table:table-cell>
          <table:table-cell office:value-type="float" office:value="-2.3160300000000002E-2" table:style-name="ce7">
            <text:p>-0.0231603</text:p>
          </table:table-cell>
          <table:table-cell office:value-type="float" office:value="-1.77111E-2" table:style-name="ce7">
            <text:p>-0.0177111</text:p>
          </table:table-cell>
          <table:table-cell table:number-columns-repeated="16368"/>
        </table:table-row>
        <table:table-row table:style-name="ro2">
          <table:table-cell office:value-type="float" office:value="2.84" table:style-name="ce1">
            <text:p>2.84</text:p>
          </table:table-cell>
          <table:table-cell office:value-type="float" office:value="2.4759999999999999E-3" table:style-name="ce1">
            <text:p>0.002476</text:p>
          </table:table-cell>
          <table:table-cell office:value-type="float" office:value="2.84" table:style-name="ce1">
            <text:p>2.84</text:p>
          </table:table-cell>
          <table:table-cell office:value-type="float" office:value="9.384E-3" table:style-name="ce1">
            <text:p>0.009384</text:p>
          </table:table-cell>
          <table:table-cell office:value-type="float" office:value="-4.4840000000000001E-3" table:style-name="ce1">
            <text:p>-0.004484</text:p>
          </table:table-cell>
          <table:table-cell table:style-name="ce3"/>
          <table:table-cell office:value-type="float" office:value="7.1000899999999998" table:style-name="ce7">
            <text:p>7.10009</text:p>
          </table:table-cell>
          <table:table-cell office:value-type="float" office:value="0.67003299999999999" table:style-name="ce7">
            <text:p>0.670033</text:p>
          </table:table-cell>
          <table:table-cell office:value-type="float" office:value="0.66372399999999998" table:style-name="ce7">
            <text:p>0.663724</text:p>
          </table:table-cell>
          <table:table-cell office:value-type="float" office:value="0.64934700000000001" table:style-name="ce7">
            <text:p>0.649347</text:p>
          </table:table-cell>
          <table:table-cell office:value-type="float" office:value="1.3356999999999952E-2" table:formula="of:=[.H147]-[.$H$5]" table:style-name="ce1">
            <text:p>0.013357</text:p>
          </table:table-cell>
          <table:table-cell office:value-type="float" office:value="7.044999999999968E-3" table:formula="of:=[.I147]-[.$I$5]" table:style-name="ce1">
            <text:p>0.007045</text:p>
          </table:table-cell>
          <table:table-cell office:value-type="float" office:value="-7.3320000000000052E-3" table:formula="of:=[.J147]-[.$J$5]" table:style-name="ce1">
            <text:p>-0.007332</text:p>
          </table:table-cell>
          <table:table-cell office:value-type="float" office:value="7.1001099999999999" table:style-name="ce7">
            <text:p>7.10011</text:p>
          </table:table-cell>
          <table:table-cell office:value-type="float" office:value="-2.7329599999999999E-2" table:style-name="ce7">
            <text:p>-0.0273296</text:p>
          </table:table-cell>
          <table:table-cell office:value-type="float" office:value="-1.4060599999999999E-2" table:style-name="ce7">
            <text:p>-0.0140606</text:p>
          </table:table-cell>
          <table:table-cell table:number-columns-repeated="16368"/>
        </table:table-row>
        <table:table-row table:style-name="ro2">
          <table:table-cell office:value-type="float" office:value="2.86" table:style-name="ce1">
            <text:p>2.86</text:p>
          </table:table-cell>
          <table:table-cell office:value-type="float" office:value="2.3470000000000001E-3" table:style-name="ce1">
            <text:p>0.002347</text:p>
          </table:table-cell>
          <table:table-cell office:value-type="float" office:value="2.86" table:style-name="ce1">
            <text:p>2.86</text:p>
          </table:table-cell>
          <table:table-cell office:value-type="float" office:value="8.8990000000000007E-3" table:style-name="ce1">
            <text:p>0.008899</text:p>
          </table:table-cell>
          <table:table-cell office:value-type="float" office:value="-4.8529999999999997E-3" table:style-name="ce1">
            <text:p>-0.004853</text:p>
          </table:table-cell>
          <table:table-cell table:style-name="ce3"/>
          <table:table-cell office:value-type="float" office:value="7.1500599999999999" table:style-name="ce7">
            <text:p>7.15006</text:p>
          </table:table-cell>
          <table:table-cell office:value-type="float" office:value="0.66819700000000004" table:style-name="ce7">
            <text:p>0.668197</text:p>
          </table:table-cell>
          <table:table-cell office:value-type="float" office:value="0.66594200000000003" table:style-name="ce7">
            <text:p>0.665942</text:p>
          </table:table-cell>
          <table:table-cell office:value-type="float" office:value="0.64854999999999996" table:style-name="ce7">
            <text:p>0.64855</text:p>
          </table:table-cell>
          <table:table-cell office:value-type="float" office:value="1.1521000000000003E-2" table:formula="of:=[.H148]-[.$H$5]" table:style-name="ce1">
            <text:p>0.011521</text:p>
          </table:table-cell>
          <table:table-cell office:value-type="float" office:value="9.2630000000000212E-3" table:formula="of:=[.I148]-[.$I$5]" table:style-name="ce1">
            <text:p>0.009263</text:p>
          </table:table-cell>
          <table:table-cell office:value-type="float" office:value="-8.1290000000000529E-3" table:formula="of:=[.J148]-[.$J$5]" table:style-name="ce1">
            <text:p>-0.008129</text:p>
          </table:table-cell>
          <table:table-cell office:value-type="float" office:value="7.1500199999999996" table:style-name="ce7">
            <text:p>7.15002</text:p>
          </table:table-cell>
          <table:table-cell office:value-type="float" office:value="-3.08452E-2" table:style-name="ce7">
            <text:p>-0.0308452</text:p>
          </table:table-cell>
          <table:table-cell office:value-type="float" office:value="-9.8788599999999997E-3" table:style-name="ce7">
            <text:p>-0.00987886</text:p>
          </table:table-cell>
          <table:table-cell table:number-columns-repeated="16368"/>
        </table:table-row>
        <table:table-row table:style-name="ro2">
          <table:table-cell office:value-type="float" office:value="2.88" table:style-name="ce1">
            <text:p>2.88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2.88" table:style-name="ce1">
            <text:p>2.88</text:p>
          </table:table-cell>
          <table:table-cell office:value-type="float" office:value="8.3809999999999996E-3" table:style-name="ce1">
            <text:p>0.008381</text:p>
          </table:table-cell>
          <table:table-cell office:value-type="float" office:value="-5.2059999999999997E-3" table:style-name="ce1">
            <text:p>-0.005206</text:p>
          </table:table-cell>
          <table:table-cell table:style-name="ce3"/>
          <table:table-cell office:value-type="float" office:value="7.2000400000000004" table:style-name="ce7">
            <text:p>7.20004</text:p>
          </table:table-cell>
          <table:table-cell office:value-type="float" office:value="0.66600400000000004" table:style-name="ce7">
            <text:p>0.666004</text:p>
          </table:table-cell>
          <table:table-cell office:value-type="float" office:value="0.66795199999999999" table:style-name="ce7">
            <text:p>0.667952</text:p>
          </table:table-cell>
          <table:table-cell office:value-type="float" office:value="0.64800899999999995" table:style-name="ce7">
            <text:p>0.648009</text:p>
          </table:table-cell>
          <table:table-cell office:value-type="float" office:value="9.328000000000003E-3" table:formula="of:=[.H149]-[.$H$5]" table:style-name="ce1">
            <text:p>0.009328</text:p>
          </table:table-cell>
          <table:table-cell office:value-type="float" office:value="1.1272999999999977E-2" table:formula="of:=[.I149]-[.$I$5]" table:style-name="ce1">
            <text:p>0.011273</text:p>
          </table:table-cell>
          <table:table-cell office:value-type="float" office:value="-8.6700000000000665E-3" table:formula="of:=[.J149]-[.$J$5]" table:style-name="ce1">
            <text:p>-0.00867</text:p>
          </table:table-cell>
          <table:table-cell office:value-type="float" office:value="7.2" table:style-name="ce7">
            <text:p>7.2</text:p>
          </table:table-cell>
          <table:table-cell office:value-type="float" office:value="-3.3393800000000001E-2" table:style-name="ce7">
            <text:p>-0.0333938</text:p>
          </table:table-cell>
          <table:table-cell office:value-type="float" office:value="-6.5040200000000001E-3" table:style-name="ce7">
            <text:p>-0.00650402</text:p>
          </table:table-cell>
          <table:table-cell table:number-columns-repeated="16368"/>
        </table:table-row>
        <table:table-row table:style-name="ro2">
          <table:table-cell office:value-type="float" office:value="2.9" table:style-name="ce1">
            <text:p>2.9</text:p>
          </table:table-cell>
          <table:table-cell office:value-type="float" office:value="2.0660000000000001E-3" table:style-name="ce1">
            <text:p>0.002066</text:p>
          </table:table-cell>
          <table:table-cell office:value-type="float" office:value="2.9" table:style-name="ce1">
            <text:p>2.9</text:p>
          </table:table-cell>
          <table:table-cell office:value-type="float" office:value="7.8300000000000002E-3" table:style-name="ce1">
            <text:p>0.00783</text:p>
          </table:table-cell>
          <table:table-cell office:value-type="float" office:value="-5.5430000000000002E-3" table:style-name="ce1">
            <text:p>-0.005543</text:p>
          </table:table-cell>
          <table:table-cell table:style-name="ce3"/>
          <table:table-cell office:value-type="float" office:value="7.2500499999999999" table:style-name="ce7">
            <text:p>7.25005</text:p>
          </table:table-cell>
          <table:table-cell office:value-type="float" office:value="0.66349499999999995" table:style-name="ce7">
            <text:p>0.663495</text:p>
          </table:table-cell>
          <table:table-cell office:value-type="float" office:value="0.66963399999999995" table:style-name="ce7">
            <text:p>0.669634</text:p>
          </table:table-cell>
          <table:table-cell office:value-type="float" office:value="0.64775400000000005" table:style-name="ce7">
            <text:p>0.647754</text:p>
          </table:table-cell>
          <table:table-cell office:value-type="float" office:value="6.8189999999999085E-3" table:formula="of:=[.H150]-[.$H$5]" table:style-name="ce1">
            <text:p>0.006819</text:p>
          </table:table-cell>
          <table:table-cell office:value-type="float" office:value="1.2954999999999939E-2" table:formula="of:=[.I150]-[.$I$5]" table:style-name="ce1">
            <text:p>0.012955</text:p>
          </table:table-cell>
          <table:table-cell office:value-type="float" office:value="-8.9249999999999607E-3" table:formula="of:=[.J150]-[.$J$5]" table:style-name="ce1">
            <text:p>-0.008925</text:p>
          </table:table-cell>
          <table:table-cell office:value-type="float" office:value="7.2501199999999999" table:style-name="ce7">
            <text:p>7.25012</text:p>
          </table:table-cell>
          <table:table-cell office:value-type="float" office:value="-3.4732699999999998E-2" table:style-name="ce7">
            <text:p>-0.0347327</text:p>
          </table:table-cell>
          <table:table-cell office:value-type="float" office:value="-2.1122900000000002E-3" table:style-name="ce7">
            <text:p>-0.00211229</text:p>
          </table:table-cell>
          <table:table-cell table:number-columns-repeated="16368"/>
        </table:table-row>
        <table:table-row table:style-name="ro2">
          <table:table-cell office:value-type="float" office:value="2.92" table:style-name="ce1">
            <text:p>2.92</text:p>
          </table:table-cell>
          <table:table-cell office:value-type="float" office:value="1.915E-3" table:style-name="ce1">
            <text:p>0.001915</text:p>
          </table:table-cell>
          <table:table-cell office:value-type="float" office:value="2.92" table:style-name="ce1">
            <text:p>2.92</text:p>
          </table:table-cell>
          <table:table-cell office:value-type="float" office:value="7.2480000000000001E-3" table:style-name="ce1">
            <text:p>0.007248</text:p>
          </table:table-cell>
          <table:table-cell office:value-type="float" office:value="-5.862E-3" table:style-name="ce1">
            <text:p>-0.005862</text:p>
          </table:table-cell>
          <table:table-cell table:style-name="ce3"/>
          <table:table-cell office:value-type="float" office:value="7.3000999999999996" table:style-name="ce7">
            <text:p>7.3001</text:p>
          </table:table-cell>
          <table:table-cell office:value-type="float" office:value="0.66066000000000003" table:style-name="ce7">
            <text:p>0.66066</text:p>
          </table:table-cell>
          <table:table-cell office:value-type="float" office:value="0.67086199999999996" table:style-name="ce7">
            <text:p>0.670862</text:p>
          </table:table-cell>
          <table:table-cell office:value-type="float" office:value="0.64778800000000003" table:style-name="ce7">
            <text:p>0.647788</text:p>
          </table:table-cell>
          <table:table-cell office:value-type="float" office:value="3.9839999999999876E-3" table:formula="of:=[.H151]-[.$H$5]" table:style-name="ce1">
            <text:p>0.003984</text:p>
          </table:table-cell>
          <table:table-cell office:value-type="float" office:value="1.4182999999999946E-2" table:formula="of:=[.I151]-[.$I$5]" table:style-name="ce1">
            <text:p>0.014183</text:p>
          </table:table-cell>
          <table:table-cell office:value-type="float" office:value="-8.8909999999999823E-3" table:formula="of:=[.J151]-[.$J$5]" table:style-name="ce1">
            <text:p>-0.008891</text:p>
          </table:table-cell>
          <table:table-cell office:value-type="float" office:value="7.3000600000000002" table:style-name="ce7">
            <text:p>7.30006</text:p>
          </table:table-cell>
          <table:table-cell office:value-type="float" office:value="-3.5031800000000002E-2" table:style-name="ce7">
            <text:p>-0.0350318</text:p>
          </table:table-cell>
          <table:table-cell office:value-type="float" office:value="2.1715300000000001E-3" table:style-name="ce7">
            <text:p>0.00217153</text:p>
          </table:table-cell>
          <table:table-cell table:number-columns-repeated="16368"/>
        </table:table-row>
        <table:table-row table:style-name="ro2">
          <table:table-cell office:value-type="float" office:value="2.94" table:style-name="ce1">
            <text:p>2.94</text:p>
          </table:table-cell>
          <table:table-cell office:value-type="float" office:value="1.758E-3" table:style-name="ce1">
            <text:p>0.001758</text:p>
          </table:table-cell>
          <table:table-cell office:value-type="float" office:value="2.94" table:style-name="ce1">
            <text:p>2.94</text:p>
          </table:table-cell>
          <table:table-cell office:value-type="float" office:value="6.6369999999999997E-3" table:style-name="ce1">
            <text:p>0.006637</text:p>
          </table:table-cell>
          <table:table-cell office:value-type="float" office:value="-6.1630000000000001E-3" table:style-name="ce1">
            <text:p>-0.006163</text:p>
          </table:table-cell>
          <table:table-cell table:style-name="ce3"/>
          <table:table-cell office:value-type="float" office:value="7.3500699999999997" table:style-name="ce7">
            <text:p>7.35007</text:p>
          </table:table-cell>
          <table:table-cell office:value-type="float" office:value="0.65767500000000001" table:style-name="ce7">
            <text:p>0.657675</text:p>
          </table:table-cell>
          <table:table-cell office:value-type="float" office:value="0.67163700000000004" table:style-name="ce7">
            <text:p>0.671637</text:p>
          </table:table-cell>
          <table:table-cell office:value-type="float" office:value="0.64814499999999997" table:style-name="ce7">
            <text:p>0.648145</text:p>
          </table:table-cell>
          <table:table-cell office:value-type="float" office:value="9.9899999999997213E-4" table:formula="of:=[.H152]-[.$H$5]" table:style-name="ce1">
            <text:p>0.000999</text:p>
          </table:table-cell>
          <table:table-cell office:value-type="float" office:value="1.4958000000000027E-2" table:formula="of:=[.I152]-[.$I$5]" table:style-name="ce1">
            <text:p>0.014958</text:p>
          </table:table-cell>
          <table:table-cell office:value-type="float" office:value="-8.5340000000000416E-3" table:formula="of:=[.J152]-[.$J$5]" table:style-name="ce1">
            <text:p>-0.008534</text:p>
          </table:table-cell>
          <table:table-cell office:value-type="float" office:value="7.3500399999999999" table:style-name="ce7">
            <text:p>7.35004</text:p>
          </table:table-cell>
          <table:table-cell office:value-type="float" office:value="-3.4238699999999997E-2" table:style-name="ce7">
            <text:p>-0.0342387</text:p>
          </table:table-cell>
          <table:table-cell office:value-type="float" office:value="6.0433199999999996E-3" table:style-name="ce7">
            <text:p>0.00604332</text:p>
          </table:table-cell>
          <table:table-cell table:number-columns-repeated="16368"/>
        </table:table-row>
        <table:table-row table:style-name="ro2">
          <table:table-cell office:value-type="float" office:value="2.96" table:style-name="ce1">
            <text:p>2.96</text:p>
          </table:table-cell>
          <table:table-cell office:value-type="float" office:value="1.593E-3" table:style-name="ce1">
            <text:p>0.001593</text:p>
          </table:table-cell>
          <table:table-cell office:value-type="float" office:value="2.96" table:style-name="ce1">
            <text:p>2.96</text:p>
          </table:table-cell>
          <table:table-cell office:value-type="float" office:value="5.9979999999999999E-3" table:style-name="ce1">
            <text:p>0.005998</text:p>
          </table:table-cell>
          <table:table-cell office:value-type="float" office:value="-6.4469999999999996E-3" table:style-name="ce1">
            <text:p>-0.006447</text:p>
          </table:table-cell>
          <table:table-cell table:style-name="ce3"/>
          <table:table-cell office:value-type="float" office:value="7.4000300000000001" table:style-name="ce7">
            <text:p>7.40003</text:p>
          </table:table-cell>
          <table:table-cell office:value-type="float" office:value="0.65464999999999995" table:style-name="ce7">
            <text:p>0.65465</text:p>
          </table:table-cell>
          <table:table-cell office:value-type="float" office:value="0.67192300000000005" table:style-name="ce7">
            <text:p>0.671923</text:p>
          </table:table-cell>
          <table:table-cell office:value-type="float" office:value="0.64882399999999996" table:style-name="ce7">
            <text:p>0.648824</text:p>
          </table:table-cell>
          <table:table-cell office:value-type="float" office:value="-2.0260000000000833E-3" table:formula="of:=[.H153]-[.$H$5]" table:style-name="ce1">
            <text:p>-0.002026</text:p>
          </table:table-cell>
          <table:table-cell office:value-type="float" office:value="1.5244000000000035E-2" table:formula="of:=[.I153]-[.$I$5]" table:style-name="ce1">
            <text:p>0.015244</text:p>
          </table:table-cell>
          <table:table-cell office:value-type="float" office:value="-7.8550000000000564E-3" table:formula="of:=[.J153]-[.$J$5]" table:style-name="ce1">
            <text:p>-0.007855</text:p>
          </table:table-cell>
          <table:table-cell office:value-type="float" office:value="7.4000599999999999" table:style-name="ce7">
            <text:p>7.40006</text:p>
          </table:table-cell>
          <table:table-cell office:value-type="float" office:value="-3.19961E-2" table:style-name="ce7">
            <text:p>-0.0319961</text:p>
          </table:table-cell>
          <table:table-cell office:value-type="float" office:value="1.14275E-2" table:style-name="ce7">
            <text:p>0.0114275</text:p>
          </table:table-cell>
          <table:table-cell table:number-columns-repeated="16368"/>
        </table:table-row>
        <table:table-row table:style-name="ro2">
          <table:table-cell office:value-type="float" office:value="2.98" table:style-name="ce1">
            <text:p>2.98</text:p>
          </table:table-cell>
          <table:table-cell office:value-type="float" office:value="1.423E-3" table:style-name="ce1">
            <text:p>0.001423</text:p>
          </table:table-cell>
          <table:table-cell office:value-type="float" office:value="2.98" table:style-name="ce1">
            <text:p>2.98</text:p>
          </table:table-cell>
          <table:table-cell office:value-type="float" office:value="5.3319999999999999E-3" table:style-name="ce1">
            <text:p>0.005332</text:p>
          </table:table-cell>
          <table:table-cell office:value-type="float" office:value="-6.7130000000000002E-3" table:style-name="ce1">
            <text:p>-0.006713</text:p>
          </table:table-cell>
          <table:table-cell table:style-name="ce3"/>
          <table:table-cell office:value-type="float" office:value="7.4500999999999999" table:style-name="ce7">
            <text:p>7.4501</text:p>
          </table:table-cell>
          <table:table-cell office:value-type="float" office:value="0.65159299999999998" table:style-name="ce7">
            <text:p>0.651593</text:p>
          </table:table-cell>
          <table:table-cell office:value-type="float" office:value="0.67163200000000001" table:style-name="ce7">
            <text:p>0.671632</text:p>
          </table:table-cell>
          <table:table-cell office:value-type="float" office:value="0.64979699999999996" table:style-name="ce7">
            <text:p>0.649797</text:p>
          </table:table-cell>
          <table:table-cell office:value-type="float" office:value="-5.0830000000000597E-3" table:formula="of:=[.H154]-[.$H$5]" table:style-name="ce1">
            <text:p>-0.005083</text:p>
          </table:table-cell>
          <table:table-cell office:value-type="float" office:value="1.4952999999999994E-2" table:formula="of:=[.I154]-[.$I$5]" table:style-name="ce1">
            <text:p>0.014953</text:p>
          </table:table-cell>
          <table:table-cell office:value-type="float" office:value="-6.8820000000000547E-3" table:formula="of:=[.J154]-[.$J$5]" table:style-name="ce1">
            <text:p>-0.006882</text:p>
          </table:table-cell>
          <table:table-cell office:value-type="float" office:value="7.4500900000000003" table:style-name="ce7">
            <text:p>7.45009</text:p>
          </table:table-cell>
          <table:table-cell office:value-type="float" office:value="-2.8369800000000001E-2" table:style-name="ce7">
            <text:p>-0.0283698</text:p>
          </table:table-cell>
          <table:table-cell office:value-type="float" office:value="1.6611000000000001E-2" table:style-name="ce7">
            <text:p>0.016611</text:p>
          </table:table-cell>
          <table:table-cell table:number-columns-repeated="1636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1.245E-3" table:style-name="ce1">
            <text:p>0.001245</text:p>
          </table:table-cell>
          <table:table-cell office:value-type="float" office:value="3" table:style-name="ce1">
            <text:p>3</text:p>
          </table:table-cell>
          <table:table-cell office:value-type="float" office:value="4.6410000000000002E-3" table:style-name="ce1">
            <text:p>0.004641</text:p>
          </table:table-cell>
          <table:table-cell office:value-type="float" office:value="-6.9589999999999999E-3" table:style-name="ce1">
            <text:p>-0.006959</text:p>
          </table:table-cell>
          <table:table-cell table:style-name="ce3"/>
          <table:table-cell office:value-type="float" office:value="7.5001100000000003" table:style-name="ce7">
            <text:p>7.50011</text:p>
          </table:table-cell>
          <table:table-cell office:value-type="float" office:value="0.64862500000000001" table:style-name="ce7">
            <text:p>0.648625</text:p>
          </table:table-cell>
          <table:table-cell office:value-type="float" office:value="0.67079900000000003" table:style-name="ce7">
            <text:p>0.670799</text:p>
          </table:table-cell>
          <table:table-cell office:value-type="float" office:value="0.65107099999999996" table:style-name="ce7">
            <text:p>0.651071</text:p>
          </table:table-cell>
          <table:table-cell office:value-type="float" office:value="-8.0510000000000304E-3" table:formula="of:=[.H155]-[.$H$5]" table:style-name="ce1">
            <text:p>-0.008051</text:p>
          </table:table-cell>
          <table:table-cell office:value-type="float" office:value="1.4120000000000021E-2" table:formula="of:=[.I155]-[.$I$5]" table:style-name="ce1">
            <text:p>0.01412</text:p>
          </table:table-cell>
          <table:table-cell office:value-type="float" office:value="-5.6080000000000574E-3" table:formula="of:=[.J155]-[.$J$5]" table:style-name="ce1">
            <text:p>-0.005608</text:p>
          </table:table-cell>
          <table:table-cell office:value-type="float" office:value="7.50007" table:style-name="ce7">
            <text:p>7.50007</text:p>
          </table:table-cell>
          <table:table-cell office:value-type="float" office:value="-2.3876100000000001E-2" table:style-name="ce7">
            <text:p>-0.0238761</text:p>
          </table:table-cell>
          <table:table-cell office:value-type="float" office:value="1.90829E-2" table:style-name="ce7">
            <text:p>0.0190829</text:p>
          </table:table-cell>
          <table:table-cell table:number-columns-repeated="16368"/>
        </table:table-row>
        <table:table-row table:style-name="ro2">
          <table:table-cell office:value-type="float" office:value="3.02" table:style-name="ce1">
            <text:p>3.02</text:p>
          </table:table-cell>
          <table:table-cell office:value-type="float" office:value="1.062E-3" table:style-name="ce1">
            <text:p>0.001062</text:p>
          </table:table-cell>
          <table:table-cell office:value-type="float" office:value="3.02" table:style-name="ce1">
            <text:p>3.02</text:p>
          </table:table-cell>
          <table:table-cell office:value-type="float" office:value="3.9249999999999997E-3" table:style-name="ce1">
            <text:p>0.003925</text:p>
          </table:table-cell>
          <table:table-cell office:value-type="float" office:value="-7.1840000000000003E-3" table:style-name="ce1">
            <text:p>-0.007184</text:p>
          </table:table-cell>
          <table:table-cell table:style-name="ce3"/>
          <table:table-cell office:value-type="float" office:value="7.5501500000000004" table:style-name="ce7">
            <text:p>7.55015</text:p>
          </table:table-cell>
          <table:table-cell office:value-type="float" office:value="0.64589799999999997" table:style-name="ce7">
            <text:p>0.645898</text:p>
          </table:table-cell>
          <table:table-cell office:value-type="float" office:value="0.669512" table:style-name="ce7">
            <text:p>0.669512</text:p>
          </table:table-cell>
          <table:table-cell office:value-type="float" office:value="0.65264" table:style-name="ce7">
            <text:p>0.65264</text:p>
          </table:table-cell>
          <table:table-cell office:value-type="float" office:value="-1.0778000000000065E-2" table:formula="of:=[.H156]-[.$H$5]" table:style-name="ce1">
            <text:p>-0.010778</text:p>
          </table:table-cell>
          <table:table-cell office:value-type="float" office:value="1.2832999999999983E-2" table:formula="of:=[.I156]-[.$I$5]" table:style-name="ce1">
            <text:p>0.012833</text:p>
          </table:table-cell>
          <table:table-cell office:value-type="float" office:value="-4.0390000000000148E-3" table:formula="of:=[.J156]-[.$J$5]" table:style-name="ce1">
            <text:p>-0.004039</text:p>
          </table:table-cell>
          <table:table-cell office:value-type="float" office:value="7.5501100000000001" table:style-name="ce7">
            <text:p>7.55011</text:p>
          </table:table-cell>
          <table:table-cell office:value-type="float" office:value="-1.8267100000000001E-2" table:style-name="ce7">
            <text:p>-0.0182671</text:p>
          </table:table-cell>
          <table:table-cell office:value-type="float" office:value="2.21861E-2" table:style-name="ce7">
            <text:p>0.0221861</text:p>
          </table:table-cell>
          <table:table-cell table:number-columns-repeated="16368"/>
        </table:table-row>
        <table:table-row table:style-name="ro2">
          <table:table-cell office:value-type="float" office:value="3.04" table:style-name="ce1">
            <text:p>3.04</text:p>
          </table:table-cell>
          <table:table-cell office:value-type="float" office:value="8.7200000000000005E-4" table:style-name="ce1">
            <text:p>0.000872</text:p>
          </table:table-cell>
          <table:table-cell office:value-type="float" office:value="3.04" table:style-name="ce1">
            <text:p>3.04</text:p>
          </table:table-cell>
          <table:table-cell office:value-type="float" office:value="3.186E-3" table:style-name="ce1">
            <text:p>0.003186</text:p>
          </table:table-cell>
          <table:table-cell office:value-type="float" office:value="-7.3889999999999997E-3" table:style-name="ce1">
            <text:p>-0.007389</text:p>
          </table:table-cell>
          <table:table-cell table:style-name="ce3"/>
          <table:table-cell office:value-type="float" office:value="7.6000199999999998" table:style-name="ce7">
            <text:p>7.60002</text:p>
          </table:table-cell>
          <table:table-cell office:value-type="float" office:value="0.64344699999999999" table:style-name="ce7">
            <text:p>0.643447</text:p>
          </table:table-cell>
          <table:table-cell office:value-type="float" office:value="0.66774900000000004" table:style-name="ce7">
            <text:p>0.667749</text:p>
          </table:table-cell>
          <table:table-cell office:value-type="float" office:value="0.65442900000000004" table:style-name="ce7">
            <text:p>0.654429</text:p>
          </table:table-cell>
          <table:table-cell office:value-type="float" office:value="-1.3229000000000046E-2" table:formula="of:=[.H157]-[.$H$5]" table:style-name="ce1">
            <text:p>-0.013229</text:p>
          </table:table-cell>
          <table:table-cell office:value-type="float" office:value="1.1070000000000024E-2" table:formula="of:=[.I157]-[.$I$5]" table:style-name="ce1">
            <text:p>0.01107</text:p>
          </table:table-cell>
          <table:table-cell office:value-type="float" office:value="-2.2499999999999742E-3" table:formula="of:=[.J157]-[.$J$5]" table:style-name="ce1">
            <text:p>-0.00225</text:p>
          </table:table-cell>
          <table:table-cell office:value-type="float" office:value="7.6001099999999999" table:style-name="ce7">
            <text:p>7.60011</text:p>
          </table:table-cell>
          <table:table-cell office:value-type="float" office:value="-1.13823E-2" table:style-name="ce7">
            <text:p>-0.0113823</text:p>
          </table:table-cell>
          <table:table-cell office:value-type="float" office:value="2.59157E-2" table:style-name="ce7">
            <text:p>0.0259157</text:p>
          </table:table-cell>
          <table:table-cell table:number-columns-repeated="16368"/>
        </table:table-row>
        <table:table-row table:style-name="ro2">
          <table:table-cell office:value-type="float" office:value="3.06" table:style-name="ce1">
            <text:p>3.06</text:p>
          </table:table-cell>
          <table:table-cell office:value-type="float" office:value="6.7699999999999998E-4" table:style-name="ce1">
            <text:p>0.000677</text:p>
          </table:table-cell>
          <table:table-cell office:value-type="float" office:value="3.06" table:style-name="ce1">
            <text:p>3.06</text:p>
          </table:table-cell>
          <table:table-cell office:value-type="float" office:value="2.4250000000000001E-3" table:style-name="ce1">
            <text:p>0.002425</text:p>
          </table:table-cell>
          <table:table-cell office:value-type="float" office:value="-7.5700000000000003E-3" table:style-name="ce1">
            <text:p>-0.00757</text:p>
          </table:table-cell>
          <table:table-cell table:style-name="ce3"/>
          <table:table-cell office:value-type="float" office:value="7.6500500000000002" table:style-name="ce7">
            <text:p>7.65005</text:p>
          </table:table-cell>
          <table:table-cell office:value-type="float" office:value="0.64129700000000001" table:style-name="ce7">
            <text:p>0.641297</text:p>
          </table:table-cell>
          <table:table-cell office:value-type="float" office:value="0.66555699999999995" table:style-name="ce7">
            <text:p>0.665557</text:p>
          </table:table-cell>
          <table:table-cell office:value-type="float" office:value="0.65640399999999999" table:style-name="ce7">
            <text:p>0.656404</text:p>
          </table:table-cell>
          <table:table-cell office:value-type="float" office:value="-1.5379000000000032E-2" table:formula="of:=[.H158]-[.$H$5]" table:style-name="ce1">
            <text:p>-0.015379</text:p>
          </table:table-cell>
          <table:table-cell office:value-type="float" office:value="8.8779999999999415E-3" table:formula="of:=[.I158]-[.$I$5]" table:style-name="ce1">
            <text:p>0.008878</text:p>
          </table:table-cell>
          <table:table-cell office:value-type="float" office:value="-2.7500000000002522E-4" table:formula="of:=[.J158]-[.$J$5]" table:style-name="ce1">
            <text:p>-0.000275</text:p>
          </table:table-cell>
          <table:table-cell office:value-type="float" office:value="7.65008" table:style-name="ce7">
            <text:p>7.65008</text:p>
          </table:table-cell>
          <table:table-cell office:value-type="float" office:value="-3.9873900000000004E-3" table:style-name="ce7">
            <text:p>-0.00398739</text:p>
          </table:table-cell>
          <table:table-cell office:value-type="float" office:value="2.71232E-2" table:style-name="ce7">
            <text:p>0.0271232</text:p>
          </table:table-cell>
          <table:table-cell table:number-columns-repeated="16368"/>
        </table:table-row>
        <table:table-row table:style-name="ro2">
          <table:table-cell office:value-type="float" office:value="3.08" table:style-name="ce1">
            <text:p>3.08</text:p>
          </table:table-cell>
          <table:table-cell office:value-type="float" office:value="4.75E-4" table:style-name="ce1">
            <text:p>0.000475</text:p>
          </table:table-cell>
          <table:table-cell office:value-type="float" office:value="3.08" table:style-name="ce1">
            <text:p>3.08</text:p>
          </table:table-cell>
          <table:table-cell office:value-type="float" office:value="1.645E-3" table:style-name="ce1">
            <text:p>0.001645</text:p>
          </table:table-cell>
          <table:table-cell office:value-type="float" office:value="-7.7260000000000002E-3" table:style-name="ce1">
            <text:p>-0.007726</text:p>
          </table:table-cell>
          <table:table-cell table:style-name="ce3"/>
          <table:table-cell office:value-type="float" office:value="7.7000799999999998" table:style-name="ce7">
            <text:p>7.70008</text:p>
          </table:table-cell>
          <table:table-cell office:value-type="float" office:value="0.63956900000000005" table:style-name="ce7">
            <text:p>0.639569</text:p>
          </table:table-cell>
          <table:table-cell office:value-type="float" office:value="0.66308100000000003" table:style-name="ce7">
            <text:p>0.663081</text:p>
          </table:table-cell>
          <table:table-cell office:value-type="float" office:value="0.65854500000000005" table:style-name="ce7">
            <text:p>0.658545</text:p>
          </table:table-cell>
          <table:table-cell office:value-type="float" office:value="-1.7106999999999983E-2" table:formula="of:=[.H159]-[.$H$5]" table:style-name="ce1">
            <text:p>-0.017107</text:p>
          </table:table-cell>
          <table:table-cell office:value-type="float" office:value="6.4020000000000188E-3" table:formula="of:=[.I159]-[.$I$5]" table:style-name="ce1">
            <text:p>0.006402</text:p>
          </table:table-cell>
          <table:table-cell office:value-type="float" office:value="1.8660000000000343E-3" table:formula="of:=[.J159]-[.$J$5]" table:style-name="ce1">
            <text:p>0.001866</text:p>
          </table:table-cell>
          <table:table-cell office:value-type="float" office:value="7.7000599999999997" table:style-name="ce7">
            <text:p>7.70006</text:p>
          </table:table-cell>
          <table:table-cell office:value-type="float" office:value="3.5152299999999998E-3" table:style-name="ce7">
            <text:p>0.00351523</text:p>
          </table:table-cell>
          <table:table-cell office:value-type="float" office:value="2.7002000000000002E-2" table:style-name="ce7">
            <text:p>0.027002</text:p>
          </table:table-cell>
          <table:table-cell table:number-columns-repeated="16368"/>
        </table:table-row>
        <table:table-row table:style-name="ro2">
          <table:table-cell office:value-type="float" office:value="3.1" table:style-name="ce1">
            <text:p>3.1</text:p>
          </table:table-cell>
          <table:table-cell office:value-type="float" office:value="2.6800000000000001E-4" table:style-name="ce1">
            <text:p>0.000268</text:p>
          </table:table-cell>
          <table:table-cell office:value-type="float" office:value="3.1" table:style-name="ce1">
            <text:p>3.1</text:p>
          </table:table-cell>
          <table:table-cell office:value-type="float" office:value="8.4699999999999999E-4" table:style-name="ce1">
            <text:p>0.000847</text:p>
          </table:table-cell>
          <table:table-cell office:value-type="float" office:value="-7.8560000000000001E-3" table:style-name="ce1">
            <text:p>-0.007856</text:p>
          </table:table-cell>
          <table:table-cell table:style-name="ce3"/>
          <table:table-cell office:value-type="float" office:value="7.7500600000000004" table:style-name="ce7">
            <text:p>7.75006</text:p>
          </table:table-cell>
          <table:table-cell office:value-type="float" office:value="0.63831499999999997" table:style-name="ce7">
            <text:p>0.638315</text:p>
          </table:table-cell>
          <table:table-cell office:value-type="float" office:value="0.66040600000000005" table:style-name="ce7">
            <text:p>0.660406</text:p>
          </table:table-cell>
          <table:table-cell office:value-type="float" office:value="0.66073999999999999" table:style-name="ce7">
            <text:p>0.66074</text:p>
          </table:table-cell>
          <table:table-cell office:value-type="float" office:value="-1.8361000000000072E-2" table:formula="of:=[.H160]-[.$H$5]" table:style-name="ce1">
            <text:p>-0.018361</text:p>
          </table:table-cell>
          <table:table-cell office:value-type="float" office:value="3.7270000000000358E-3" table:formula="of:=[.I160]-[.$I$5]" table:style-name="ce1">
            <text:p>0.003727</text:p>
          </table:table-cell>
          <table:table-cell office:value-type="float" office:value="4.0609999999999813E-3" table:formula="of:=[.J160]-[.$J$5]" table:style-name="ce1">
            <text:p>0.004061</text:p>
          </table:table-cell>
          <table:table-cell office:value-type="float" office:value="7.7500499999999999" table:style-name="ce7">
            <text:p>7.75005</text:p>
          </table:table-cell>
          <table:table-cell office:value-type="float" office:value="1.1482900000000001E-2" table:style-name="ce7">
            <text:p>0.0114829</text:p>
          </table:table-cell>
          <table:table-cell office:value-type="float" office:value="2.9181599999999999E-2" table:style-name="ce7">
            <text:p>0.0291816</text:p>
          </table:table-cell>
          <table:table-cell table:number-columns-repeated="16368"/>
        </table:table-row>
        <table:table-row table:style-name="ro2">
          <table:table-cell office:value-type="float" office:value="3.12" table:style-name="ce1">
            <text:p>3.12</text:p>
          </table:table-cell>
          <table:table-cell office:value-type="float" office:value="5.5999999999999999E-5" table:style-name="ce1">
            <text:p>0.000056</text:p>
          </table:table-cell>
          <table:table-cell office:value-type="float" office:value="3.12" table:style-name="ce1">
            <text:p>3.12</text:p>
          </table:table-cell>
          <table:table-cell office:value-type="float" office:value="3.3000000000000003E-5" table:style-name="ce1">
            <text:p>0.000033</text:p>
          </table:table-cell>
          <table:table-cell office:value-type="float" office:value="-7.9579999999999998E-3" table:style-name="ce1">
            <text:p>-0.007958</text:p>
          </table:table-cell>
          <table:table-cell table:style-name="ce3"/>
          <table:table-cell office:value-type="float" office:value="7.8000699999999998" table:style-name="ce7">
            <text:p>7.80007</text:p>
          </table:table-cell>
          <table:table-cell office:value-type="float" office:value="0.63754100000000002" table:style-name="ce7">
            <text:p>0.637541</text:p>
          </table:table-cell>
          <table:table-cell office:value-type="float" office:value="0.65757100000000002" table:style-name="ce7">
            <text:p>0.657571</text:p>
          </table:table-cell>
          <table:table-cell office:value-type="float" office:value="0.662883" table:style-name="ce7">
            <text:p>0.662883</text:p>
          </table:table-cell>
          <table:table-cell office:value-type="float" office:value="-1.9135000000000013E-2" table:formula="of:=[.H161]-[.$H$5]" table:style-name="ce1">
            <text:p>-0.019135</text:p>
          </table:table-cell>
          <table:table-cell office:value-type="float" office:value="8.920000000000039E-4" table:formula="of:=[.I161]-[.$I$5]" table:style-name="ce1">
            <text:p>0.000892</text:p>
          </table:table-cell>
          <table:table-cell office:value-type="float" office:value="6.2039999999999873E-3" table:formula="of:=[.J161]-[.$J$5]" table:style-name="ce1">
            <text:p>0.006204</text:p>
          </table:table-cell>
          <table:table-cell office:value-type="float" office:value="7.8000499999999997" table:style-name="ce7">
            <text:p>7.80005</text:p>
          </table:table-cell>
          <table:table-cell office:value-type="float" office:value="1.9465699999999999E-2" table:style-name="ce7">
            <text:p>0.0194657</text:p>
          </table:table-cell>
          <table:table-cell office:value-type="float" office:value="2.87964E-2" table:style-name="ce7">
            <text:p>0.0287964</text:p>
          </table:table-cell>
          <table:table-cell table:number-columns-repeated="16368"/>
        </table:table-row>
        <table:table-row table:style-name="ro2">
          <table:table-cell office:value-type="float" office:value="3.14" table:style-name="ce1">
            <text:p>3.14</text:p>
          </table:table-cell>
          <table:table-cell office:value-type="float" office:value="-1.6100000000000001E-4" table:style-name="ce1">
            <text:p>-0.000161</text:p>
          </table:table-cell>
          <table:table-cell office:value-type="float" office:value="3.14" table:style-name="ce1">
            <text:p>3.14</text:p>
          </table:table-cell>
          <table:table-cell office:value-type="float" office:value="-7.94E-4" table:style-name="ce1">
            <text:p>-0.000794</text:p>
          </table:table-cell>
          <table:table-cell office:value-type="float" office:value="-8.0280000000000004E-3" table:style-name="ce1">
            <text:p>-0.008028</text:p>
          </table:table-cell>
          <table:table-cell table:style-name="ce3"/>
          <table:table-cell office:value-type="float" office:value="7.8500300000000003" table:style-name="ce7">
            <text:p>7.85003</text:p>
          </table:table-cell>
          <table:table-cell office:value-type="float" office:value="0.63730100000000001" table:style-name="ce7">
            <text:p>0.637301</text:p>
          </table:table-cell>
          <table:table-cell office:value-type="float" office:value="0.65469200000000005" table:style-name="ce7">
            <text:p>0.654692</text:p>
          </table:table-cell>
          <table:table-cell office:value-type="float" office:value="0.66495300000000002" table:style-name="ce7">
            <text:p>0.664953</text:p>
          </table:table-cell>
          <table:table-cell office:value-type="float" office:value="-1.9375000000000031E-2" table:formula="of:=[.H162]-[.$H$5]" table:style-name="ce1">
            <text:p>-0.019375</text:p>
          </table:table-cell>
          <table:table-cell office:value-type="float" office:value="-1.986999999999961E-3" table:formula="of:=[.I162]-[.$I$5]" table:style-name="ce1">
            <text:p>-0.001987</text:p>
          </table:table-cell>
          <table:table-cell office:value-type="float" office:value="8.2740000000000036E-3" table:formula="of:=[.J162]-[.$J$5]" table:style-name="ce1">
            <text:p>0.008274</text:p>
          </table:table-cell>
          <table:table-cell office:value-type="float" office:value="7.8500500000000004" table:style-name="ce7">
            <text:p>7.85005</text:p>
          </table:table-cell>
          <table:table-cell office:value-type="float" office:value="2.7120100000000001E-2" table:style-name="ce7">
            <text:p>0.0271201</text:p>
          </table:table-cell>
          <table:table-cell office:value-type="float" office:value="2.45556E-2" table:style-name="ce7">
            <text:p>0.0245556</text:p>
          </table:table-cell>
          <table:table-cell table:number-columns-repeated="16368" table:style-name="ce3"/>
        </table:table-row>
        <table:table-row table:style-name="ro2">
          <table:table-cell office:value-type="float" office:value="3.16" table:style-name="ce1">
            <text:p>3.16</text:p>
          </table:table-cell>
          <table:table-cell office:value-type="float" office:value="-3.8200000000000002E-4" table:style-name="ce1">
            <text:p>-0.000382</text:p>
          </table:table-cell>
          <table:table-cell office:value-type="float" office:value="3.16" table:style-name="ce1">
            <text:p>3.16</text:p>
          </table:table-cell>
          <table:table-cell office:value-type="float" office:value="-1.6310000000000001E-3" table:style-name="ce1">
            <text:p>-0.001631</text:p>
          </table:table-cell>
          <table:table-cell office:value-type="float" office:value="-8.0660000000000003E-3" table:style-name="ce1">
            <text:p>-0.008066</text:p>
          </table:table-cell>
          <table:table-cell table:style-name="ce3"/>
          <table:table-cell office:value-type="float" office:value="7.9000899999999996" table:style-name="ce7">
            <text:p>7.90009</text:p>
          </table:table-cell>
          <table:table-cell office:value-type="float" office:value="0.63763400000000003" table:style-name="ce7">
            <text:p>0.637634</text:p>
          </table:table-cell>
          <table:table-cell office:value-type="float" office:value="0.65187600000000001" table:style-name="ce7">
            <text:p>0.651876</text:p>
          </table:table-cell>
          <table:table-cell office:value-type="float" office:value="0.66685899999999998" table:style-name="ce7">
            <text:p>0.666859</text:p>
          </table:table-cell>
          <table:table-cell office:value-type="float" office:value="-1.9042000000000003E-2" table:formula="of:=[.H163]-[.$H$5]" table:style-name="ce1">
            <text:p>-0.019042</text:p>
          </table:table-cell>
          <table:table-cell office:value-type="float" office:value="-4.8030000000000017E-3" table:formula="of:=[.I163]-[.$I$5]" table:style-name="ce1">
            <text:p>-0.004803</text:p>
          </table:table-cell>
          <table:table-cell office:value-type="float" office:value="1.0179999999999967E-2" table:formula="of:=[.J163]-[.$J$5]" table:style-name="ce1">
            <text:p>0.01018</text:p>
          </table:table-cell>
          <table:table-cell office:value-type="float" office:value="7.9000700000000004" table:style-name="ce7">
            <text:p>7.90007</text:p>
          </table:table-cell>
          <table:table-cell office:value-type="float" office:value="3.3911299999999998E-2" table:style-name="ce7">
            <text:p>0.0339113</text:p>
          </table:table-cell>
          <table:table-cell office:value-type="float" office:value="2.1693899999999999E-2" table:style-name="ce7">
            <text:p>0.0216939</text:p>
          </table:table-cell>
          <table:table-cell table:number-columns-repeated="16368" table:style-name="ce3"/>
        </table:table-row>
        <table:table-row table:style-name="ro2">
          <table:table-cell office:value-type="float" office:value="3.18" table:style-name="ce1">
            <text:p>3.18</text:p>
          </table:table-cell>
          <table:table-cell office:value-type="float" office:value="-6.0599999999999998E-4" table:style-name="ce1">
            <text:p>-0.000606</text:p>
          </table:table-cell>
          <table:table-cell office:value-type="float" office:value="3.18" table:style-name="ce1">
            <text:p>3.18</text:p>
          </table:table-cell>
          <table:table-cell office:value-type="float" office:value="-2.4750000000000002E-3" table:style-name="ce1">
            <text:p>-0.002475</text:p>
          </table:table-cell>
          <table:table-cell office:value-type="float" office:value="-8.0689999999999998E-3" table:style-name="ce1">
            <text:p>-0.008069</text:p>
          </table:table-cell>
          <table:table-cell table:style-name="ce3"/>
          <table:table-cell office:value-type="float" office:value="7.9501200000000001" table:style-name="ce7">
            <text:p>7.95012</text:p>
          </table:table-cell>
          <table:table-cell office:value-type="float" office:value="0.63851500000000005" table:style-name="ce7">
            <text:p>0.638515</text:p>
          </table:table-cell>
          <table:table-cell office:value-type="float" office:value="0.64917599999999998" table:style-name="ce7">
            <text:p>0.649176</text:p>
          </table:table-cell>
          <table:table-cell office:value-type="float" office:value="0.66844999999999999" table:style-name="ce7">
            <text:p>0.66845</text:p>
          </table:table-cell>
          <table:table-cell office:value-type="float" office:value="-1.8160999999999983E-2" table:formula="of:=[.H164]-[.$H$5]" table:style-name="ce1">
            <text:p>-0.018161</text:p>
          </table:table-cell>
          <table:table-cell office:value-type="float" office:value="-7.5030000000000374E-3" table:formula="of:=[.I164]-[.$I$5]" table:style-name="ce1">
            <text:p>-0.007503</text:p>
          </table:table-cell>
          <table:table-cell office:value-type="float" office:value="1.1770999999999976E-2" table:formula="of:=[.J164]-[.$J$5]" table:style-name="ce1">
            <text:p>0.011771</text:p>
          </table:table-cell>
          <table:table-cell office:value-type="float" office:value="7.9501299999999997" table:style-name="ce7">
            <text:p>7.95013</text:p>
          </table:table-cell>
          <table:table-cell office:value-type="float" office:value="3.9707600000000003E-2" table:style-name="ce7">
            <text:p>0.0397076</text:p>
          </table:table-cell>
          <table:table-cell office:value-type="float" office:value="1.8930900000000001E-2" table:style-name="ce7">
            <text:p>0.0189309</text:p>
          </table:table-cell>
          <table:table-cell table:number-columns-repeated="16368" table:style-name="ce3"/>
        </table:table-row>
        <table:table-row table:style-name="ro2">
          <table:table-cell office:value-type="float" office:value="3.2" table:style-name="ce1">
            <text:p>3.2</text:p>
          </table:table-cell>
          <table:table-cell office:value-type="float" office:value="-8.3299999999999997E-4" table:style-name="ce1">
            <text:p>-0.000833</text:p>
          </table:table-cell>
          <table:table-cell office:value-type="float" office:value="3.2" table:style-name="ce1">
            <text:p>3.2</text:p>
          </table:table-cell>
          <table:table-cell office:value-type="float" office:value="-3.3240000000000001E-3" table:style-name="ce1">
            <text:p>-0.003324</text:p>
          </table:table-cell>
          <table:table-cell office:value-type="float" office:value="-8.0350000000000005E-3" table:style-name="ce1">
            <text:p>-0.008035</text:p>
          </table:table-cell>
          <table:table-cell table:style-name="ce3"/>
          <table:table-cell office:value-type="float" office:value="8.0000699999999991" table:style-name="ce7">
            <text:p>8.00007</text:p>
          </table:table-cell>
          <table:table-cell office:value-type="float" office:value="0.63996200000000003" table:style-name="ce7">
            <text:p>0.639962</text:p>
          </table:table-cell>
          <table:table-cell office:value-type="float" office:value="0.64665700000000004" table:style-name="ce7">
            <text:p>0.646657</text:p>
          </table:table-cell>
          <table:table-cell office:value-type="float" office:value="0.66968000000000005" table:style-name="ce7">
            <text:p>0.66968</text:p>
          </table:table-cell>
          <table:table-cell office:value-type="float" office:value="-1.6714000000000007E-2" table:formula="of:=[.H165]-[.$H$5]" table:style-name="ce1">
            <text:p>-0.016714</text:p>
          </table:table-cell>
          <table:table-cell office:value-type="float" office:value="-1.0021999999999975E-2" table:formula="of:=[.I165]-[.$I$5]" table:style-name="ce1">
            <text:p>-0.010022</text:p>
          </table:table-cell>
          <table:table-cell office:value-type="float" office:value="1.300100000000004E-2" table:formula="of:=[.J165]-[.$J$5]" table:style-name="ce1">
            <text:p>0.013001</text:p>
          </table:table-cell>
          <table:table-cell office:value-type="float" office:value="8.0000300000000006" table:style-name="ce7">
            <text:p>8.00003</text:p>
          </table:table-cell>
          <table:table-cell office:value-type="float" office:value="4.4291299999999999E-2" table:style-name="ce7">
            <text:p>0.0442913</text:p>
          </table:table-cell>
          <table:table-cell office:value-type="float" office:value="1.27203E-2" table:style-name="ce7">
            <text:p>0.0127203</text:p>
          </table:table-cell>
          <table:table-cell table:number-columns-repeated="16368" table:style-name="ce3"/>
        </table:table-row>
        <table:table-row table:style-name="ro2">
          <table:table-cell office:value-type="float" office:value="3.22" table:style-name="ce1">
            <text:p>3.22</text:p>
          </table:table-cell>
          <table:table-cell office:value-type="float" office:value="-1.062E-3" table:style-name="ce1">
            <text:p>-0.001062</text:p>
          </table:table-cell>
          <table:table-cell office:value-type="float" office:value="3.22" table:style-name="ce1">
            <text:p>3.22</text:p>
          </table:table-cell>
          <table:table-cell office:value-type="float" office:value="-4.1710000000000002E-3" table:style-name="ce1">
            <text:p>-0.004171</text:p>
          </table:table-cell>
          <table:table-cell office:value-type="float" office:value="-7.9609999999999993E-3" table:style-name="ce1">
            <text:p>-0.007961</text:p>
          </table:table-cell>
          <table:table-cell table:style-name="ce3"/>
          <table:table-cell office:value-type="float" office:value="8.0501500000000004" table:style-name="ce7">
            <text:p>8.05015</text:p>
          </table:table-cell>
          <table:table-cell office:value-type="float" office:value="0.64199200000000001" table:style-name="ce7">
            <text:p>0.641992</text:p>
          </table:table-cell>
          <table:table-cell office:value-type="float" office:value="0.64440699999999995" table:style-name="ce7">
            <text:p>0.644407</text:p>
          </table:table-cell>
          <table:table-cell office:value-type="float" office:value="0.67050799999999999" table:style-name="ce7">
            <text:p>0.670508</text:p>
          </table:table-cell>
          <table:table-cell office:value-type="float" office:value="-1.468400000000003E-2" table:formula="of:=[.H166]-[.$H$5]" table:style-name="ce1">
            <text:p>-0.014684</text:p>
          </table:table-cell>
          <table:table-cell office:value-type="float" office:value="-1.2272000000000061E-2" table:formula="of:=[.I166]-[.$I$5]" table:style-name="ce1">
            <text:p>-0.012272</text:p>
          </table:table-cell>
          <table:table-cell office:value-type="float" office:value="1.382899999999998E-2" table:formula="of:=[.J166]-[.$J$5]" table:style-name="ce1">
            <text:p>0.013829</text:p>
          </table:table-cell>
          <table:table-cell office:value-type="float" office:value="8.0501199999999997" table:style-name="ce7">
            <text:p>8.05012</text:p>
          </table:table-cell>
          <table:table-cell office:value-type="float" office:value="4.73149E-2" table:style-name="ce7">
            <text:p>0.0473149</text:p>
          </table:table-cell>
          <table:table-cell office:value-type="float" office:value="6.2519000000000003E-3" table:style-name="ce7">
            <text:p>0.0062519</text:p>
          </table:table-cell>
          <table:table-cell table:number-columns-repeated="16368" table:style-name="ce3"/>
        </table:table-row>
        <table:table-row table:style-name="ro2">
          <table:table-cell office:value-type="float" office:value="3.24" table:style-name="ce1">
            <text:p>3.24</text:p>
          </table:table-cell>
          <table:table-cell office:value-type="float" office:value="-1.291E-3" table:style-name="ce1">
            <text:p>-0.001291</text:p>
          </table:table-cell>
          <table:table-cell office:value-type="float" office:value="3.24" table:style-name="ce1">
            <text:p>3.24</text:p>
          </table:table-cell>
          <table:table-cell office:value-type="float" office:value="-5.0150000000000004E-3" table:style-name="ce1">
            <text:p>-0.005015</text:p>
          </table:table-cell>
          <table:table-cell office:value-type="float" office:value="-7.8469999999999998E-3" table:style-name="ce1">
            <text:p>-0.007847</text:p>
          </table:table-cell>
          <table:table-cell table:style-name="ce3"/>
          <table:table-cell office:value-type="float" office:value="8.1001499999999993" table:style-name="ce7">
            <text:p>8.10015</text:p>
          </table:table-cell>
          <table:table-cell office:value-type="float" office:value="0.64456800000000003" table:style-name="ce7">
            <text:p>0.644568</text:p>
          </table:table-cell>
          <table:table-cell office:value-type="float" office:value="0.64245200000000002" table:style-name="ce7">
            <text:p>0.642452</text:p>
          </table:table-cell>
          <table:table-cell office:value-type="float" office:value="0.67083700000000002" table:style-name="ce7">
            <text:p>0.670837</text:p>
          </table:table-cell>
          <table:table-cell office:value-type="float" office:value="-1.2108000000000008E-2" table:formula="of:=[.H167]-[.$H$5]" table:style-name="ce1">
            <text:p>-0.012108</text:p>
          </table:table-cell>
          <table:table-cell office:value-type="float" office:value="-1.422699999999999E-2" table:formula="of:=[.I167]-[.$I$5]" table:style-name="ce1">
            <text:p>-0.014227</text:p>
          </table:table-cell>
          <table:table-cell office:value-type="float" office:value="1.4158000000000004E-2" table:formula="of:=[.J167]-[.$J$5]" table:style-name="ce1">
            <text:p>0.014158</text:p>
          </table:table-cell>
          <table:table-cell office:value-type="float" office:value="8.1000399999999999" table:style-name="ce7">
            <text:p>8.10004</text:p>
          </table:table-cell>
          <table:table-cell office:value-type="float" office:value="4.84307E-2" table:style-name="ce7">
            <text:p>0.0484307</text:p>
          </table:table-cell>
          <table:table-cell office:value-type="float" office:value="1.87054E-3" table:style-name="ce7">
            <text:p>0.00187054</text:p>
          </table:table-cell>
          <table:table-cell table:number-columns-repeated="16368" table:style-name="ce3"/>
        </table:table-row>
        <table:table-row table:style-name="ro2">
          <table:table-cell office:value-type="float" office:value="3.26" table:style-name="ce1">
            <text:p>3.26</text:p>
          </table:table-cell>
          <table:table-cell office:value-type="float" office:value="-1.519E-3" table:style-name="ce1">
            <text:p>-0.001519</text:p>
          </table:table-cell>
          <table:table-cell office:value-type="float" office:value="3.26" table:style-name="ce1">
            <text:p>3.26</text:p>
          </table:table-cell>
          <table:table-cell office:value-type="float" office:value="-5.849E-3" table:style-name="ce1">
            <text:p>-0.005849</text:p>
          </table:table-cell>
          <table:table-cell office:value-type="float" office:value="-7.6889999999999997E-3" table:style-name="ce1">
            <text:p>-0.007689</text:p>
          </table:table-cell>
          <table:table-cell table:style-name="ce3"/>
          <table:table-cell office:value-type="float" office:value="8.1501300000000008" table:style-name="ce7">
            <text:p>8.15013</text:p>
          </table:table-cell>
          <table:table-cell office:value-type="float" office:value="0.64766000000000001" table:style-name="ce7">
            <text:p>0.64766</text:p>
          </table:table-cell>
          <table:table-cell office:value-type="float" office:value="0.64083699999999999" table:style-name="ce7">
            <text:p>0.640837</text:p>
          </table:table-cell>
          <table:table-cell office:value-type="float" office:value="0.67063300000000003" table:style-name="ce7">
            <text:p>0.670633</text:p>
          </table:table-cell>
          <table:table-cell office:value-type="float" office:value="-9.016000000000024E-3" table:formula="of:=[.H168]-[.$H$5]" table:style-name="ce1">
            <text:p>-0.009016</text:p>
          </table:table-cell>
          <table:table-cell office:value-type="float" office:value="-1.5842000000000023E-2" table:formula="of:=[.I168]-[.$I$5]" table:style-name="ce1">
            <text:p>-0.015842</text:p>
          </table:table-cell>
          <table:table-cell office:value-type="float" office:value="1.3954000000000022E-2" table:formula="of:=[.J168]-[.$J$5]" table:style-name="ce1">
            <text:p>0.013954</text:p>
          </table:table-cell>
          <table:table-cell office:value-type="float" office:value="8.1501300000000008" table:style-name="ce7">
            <text:p>8.15013</text:p>
          </table:table-cell>
          <table:table-cell office:value-type="float" office:value="4.7737000000000002E-2" table:style-name="ce7">
            <text:p>0.047737</text:p>
          </table:table-cell>
          <table:table-cell office:value-type="float" office:value="-4.4453399999999999E-3" table:style-name="ce7">
            <text:p>-0.00444534</text:p>
          </table:table-cell>
          <table:table-cell table:number-columns-repeated="16368" table:style-name="ce3"/>
        </table:table-row>
        <table:table-row table:style-name="ro2">
          <table:table-cell office:value-type="float" office:value="3.28" table:style-name="ce1">
            <text:p>3.28</text:p>
          </table:table-cell>
          <table:table-cell office:value-type="float" office:value="-1.7440000000000001E-3" table:style-name="ce1">
            <text:p>-0.001744</text:p>
          </table:table-cell>
          <table:table-cell office:value-type="float" office:value="3.28" table:style-name="ce1">
            <text:p>3.28</text:p>
          </table:table-cell>
          <table:table-cell office:value-type="float" office:value="-6.6689999999999996E-3" table:style-name="ce1">
            <text:p>-0.006669</text:p>
          </table:table-cell>
          <table:table-cell office:value-type="float" office:value="-7.4869999999999997E-3" table:style-name="ce1">
            <text:p>-0.007487</text:p>
          </table:table-cell>
          <table:table-cell table:style-name="ce3"/>
          <table:table-cell office:value-type="float" office:value="8.2000499999999992" table:style-name="ce7">
            <text:p>8.20005</text:p>
          </table:table-cell>
          <table:table-cell office:value-type="float" office:value="0.65123600000000004" table:style-name="ce7">
            <text:p>0.651236</text:p>
          </table:table-cell>
          <table:table-cell office:value-type="float" office:value="0.63964900000000002" table:style-name="ce7">
            <text:p>0.639649</text:p>
          </table:table-cell>
          <table:table-cell office:value-type="float" office:value="0.66993800000000003" table:style-name="ce7">
            <text:p>0.669938</text:p>
          </table:table-cell>
          <table:table-cell office:value-type="float" office:value="-5.4400000000000004E-3" table:formula="of:=[.H169]-[.$H$5]" table:style-name="ce1">
            <text:p>-0.00544</text:p>
          </table:table-cell>
          <table:table-cell office:value-type="float" office:value="-1.702999999999999E-2" table:formula="of:=[.I169]-[.$I$5]" table:style-name="ce1">
            <text:p>-0.01703</text:p>
          </table:table-cell>
          <table:table-cell office:value-type="float" office:value="1.3259000000000021E-2" table:formula="of:=[.J169]-[.$J$5]" table:style-name="ce1">
            <text:p>0.013259</text:p>
          </table:table-cell>
          <table:table-cell office:value-type="float" office:value="8.2000600000000006" table:style-name="ce7">
            <text:p>8.20006</text:p>
          </table:table-cell>
          <table:table-cell office:value-type="float" office:value="4.5271600000000002E-2" table:style-name="ce7">
            <text:p>0.0452716</text:p>
          </table:table-cell>
          <table:table-cell office:value-type="float" office:value="-1.23094E-2" table:style-name="ce7">
            <text:p>-0.0123094</text:p>
          </table:table-cell>
          <table:table-cell table:number-columns-repeated="16368" table:style-name="ce3"/>
        </table:table-row>
        <table:table-row table:style-name="ro2">
          <table:table-cell office:value-type="float" office:value="3.3" table:style-name="ce1">
            <text:p>3.3</text:p>
          </table:table-cell>
          <table:table-cell office:value-type="float" office:value="-1.9659999999999999E-3" table:style-name="ce1">
            <text:p>-0.001966</text:p>
          </table:table-cell>
          <table:table-cell office:value-type="float" office:value="3.3" table:style-name="ce1">
            <text:p>3.3</text:p>
          </table:table-cell>
          <table:table-cell office:value-type="float" office:value="-7.4689999999999999E-3" table:style-name="ce1">
            <text:p>-0.007469</text:p>
          </table:table-cell>
          <table:table-cell office:value-type="float" office:value="-7.2389999999999998E-3" table:style-name="ce1">
            <text:p>-0.007239</text:p>
          </table:table-cell>
          <table:table-cell table:style-name="ce3"/>
          <table:table-cell office:value-type="float" office:value="8.25" table:style-name="ce7">
            <text:p>8.25</text:p>
          </table:table-cell>
          <table:table-cell office:value-type="float" office:value="0.655223" table:style-name="ce7">
            <text:p>0.655223</text:p>
          </table:table-cell>
          <table:table-cell office:value-type="float" office:value="0.63889600000000002" table:style-name="ce7">
            <text:p>0.638896</text:p>
          </table:table-cell>
          <table:table-cell office:value-type="float" office:value="0.66875899999999999" table:style-name="ce7">
            <text:p>0.668759</text:p>
          </table:table-cell>
          <table:table-cell office:value-type="float" office:value="-1.4530000000000376E-3" table:formula="of:=[.H170]-[.$H$5]" table:style-name="ce1">
            <text:p>-0.001453</text:p>
          </table:table-cell>
          <table:table-cell office:value-type="float" office:value="-1.7782999999999993E-2" table:formula="of:=[.I170]-[.$I$5]" table:style-name="ce1">
            <text:p>-0.017783</text:p>
          </table:table-cell>
          <table:table-cell office:value-type="float" office:value="1.207999999999998E-2" table:formula="of:=[.J170]-[.$J$5]" table:style-name="ce1">
            <text:p>0.01208</text:p>
          </table:table-cell>
          <table:table-cell office:value-type="float" office:value="8.2500900000000001" table:style-name="ce7">
            <text:p>8.25009</text:p>
          </table:table-cell>
          <table:table-cell office:value-type="float" office:value="4.11394E-2" table:style-name="ce7">
            <text:p>0.0411394</text:p>
          </table:table-cell>
          <table:table-cell office:value-type="float" office:value="-1.77907E-2" table:style-name="ce7">
            <text:p>-0.0177907</text:p>
          </table:table-cell>
          <table:table-cell table:number-columns-repeated="16368" table:style-name="ce3"/>
        </table:table-row>
        <table:table-row table:style-name="ro2">
          <table:table-cell office:value-type="float" office:value="3.32" table:style-name="ce1">
            <text:p>3.32</text:p>
          </table:table-cell>
          <table:table-cell office:value-type="float" office:value="-2.183E-3" table:style-name="ce1">
            <text:p>-0.002183</text:p>
          </table:table-cell>
          <table:table-cell office:value-type="float" office:value="3.32" table:style-name="ce1">
            <text:p>3.32</text:p>
          </table:table-cell>
          <table:table-cell office:value-type="float" office:value="-8.2459999999999999E-3" table:style-name="ce1">
            <text:p>-0.008246</text:p>
          </table:table-cell>
          <table:table-cell office:value-type="float" office:value="-6.9459999999999999E-3" table:style-name="ce1">
            <text:p>-0.006946</text:p>
          </table:table-cell>
          <table:table-cell table:style-name="ce3"/>
          <table:table-cell office:value-type="float" office:value="8.30016" table:style-name="ce7">
            <text:p>8.30016</text:p>
          </table:table-cell>
          <table:table-cell office:value-type="float" office:value="0.65952100000000002" table:style-name="ce7">
            <text:p>0.659521</text:p>
          </table:table-cell>
          <table:table-cell office:value-type="float" office:value="0.63859600000000005" table:style-name="ce7">
            <text:p>0.638596</text:p>
          </table:table-cell>
          <table:table-cell office:value-type="float" office:value="0.66710400000000003" table:style-name="ce7">
            <text:p>0.667104</text:p>
          </table:table-cell>
          <table:table-cell office:value-type="float" office:value="2.8449999999999864E-3" table:formula="of:=[.H171]-[.$H$5]" table:style-name="ce1">
            <text:p>0.002845</text:p>
          </table:table-cell>
          <table:table-cell office:value-type="float" office:value="-1.808299999999996E-2" table:formula="of:=[.I171]-[.$I$5]" table:style-name="ce1">
            <text:p>-0.018083</text:p>
          </table:table-cell>
          <table:table-cell office:value-type="float" office:value="1.0425000000000018E-2" table:formula="of:=[.J171]-[.$J$5]" table:style-name="ce1">
            <text:p>0.010425</text:p>
          </table:table-cell>
          <table:table-cell office:value-type="float" office:value="8.3001199999999997" table:style-name="ce7">
            <text:p>8.30012</text:p>
          </table:table-cell>
          <table:table-cell office:value-type="float" office:value="3.5222700000000003E-2" table:style-name="ce7">
            <text:p>0.0352227</text:p>
          </table:table-cell>
          <table:table-cell office:value-type="float" office:value="-2.2625099999999999E-2" table:style-name="ce7">
            <text:p>-0.0226251</text:p>
          </table:table-cell>
          <table:table-cell table:number-columns-repeated="16368" table:style-name="ce3"/>
        </table:table-row>
        <table:table-row table:style-name="ro2">
          <table:table-cell office:value-type="float" office:value="3.34" table:style-name="ce1">
            <text:p>3.34</text:p>
          </table:table-cell>
          <table:table-cell office:value-type="float" office:value="-2.392E-3" table:style-name="ce1">
            <text:p>-0.002392</text:p>
          </table:table-cell>
          <table:table-cell office:value-type="float" office:value="3.34" table:style-name="ce1">
            <text:p>3.34</text:p>
          </table:table-cell>
          <table:table-cell office:value-type="float" office:value="-8.992E-3" table:style-name="ce1">
            <text:p>-0.008992</text:p>
          </table:table-cell>
          <table:table-cell office:value-type="float" office:value="-6.6059999999999999E-3" table:style-name="ce1">
            <text:p>-0.006606</text:p>
          </table:table-cell>
          <table:table-cell table:style-name="ce3"/>
          <table:table-cell office:value-type="float" office:value="8.3500800000000002" table:style-name="ce7">
            <text:p>8.35008</text:p>
          </table:table-cell>
          <table:table-cell office:value-type="float" office:value="0.66403599999999996" table:style-name="ce7">
            <text:p>0.664036</text:p>
          </table:table-cell>
          <table:table-cell office:value-type="float" office:value="0.63881500000000002" table:style-name="ce7">
            <text:p>0.638815</text:p>
          </table:table-cell>
          <table:table-cell office:value-type="float" office:value="0.66506799999999999" table:style-name="ce7">
            <text:p>0.665068</text:p>
          </table:table-cell>
          <table:table-cell office:value-type="float" office:value="7.3599999999999222E-3" table:formula="of:=[.H172]-[.$H$5]" table:style-name="ce1">
            <text:p>0.00736</text:p>
          </table:table-cell>
          <table:table-cell office:value-type="float" office:value="-1.7863999999999991E-2" table:formula="of:=[.I172]-[.$I$5]" table:style-name="ce1">
            <text:p>-0.017864</text:p>
          </table:table-cell>
          <table:table-cell office:value-type="float" office:value="8.3889999999999798E-3" table:formula="of:=[.J172]-[.$J$5]" table:style-name="ce1">
            <text:p>0.008389</text:p>
          </table:table-cell>
          <table:table-cell office:value-type="float" office:value="8.3500499999999995" table:style-name="ce7">
            <text:p>8.35005</text:p>
          </table:table-cell>
          <table:table-cell office:value-type="float" office:value="2.7815099999999999E-2" table:style-name="ce7">
            <text:p>0.0278151</text:p>
          </table:table-cell>
          <table:table-cell office:value-type="float" office:value="-2.84319E-2" table:style-name="ce7">
            <text:p>-0.0284319</text:p>
          </table:table-cell>
          <table:table-cell table:number-columns-repeated="16368" table:style-name="ce3"/>
        </table:table-row>
        <table:table-row table:style-name="ro2">
          <table:table-cell office:value-type="float" office:value="3.36" table:style-name="ce1">
            <text:p>3.36</text:p>
          </table:table-cell>
          <table:table-cell office:value-type="float" office:value="-2.5920000000000001E-3" table:style-name="ce1">
            <text:p>-0.002592</text:p>
          </table:table-cell>
          <table:table-cell office:value-type="float" office:value="3.36" table:style-name="ce1">
            <text:p>3.36</text:p>
          </table:table-cell>
          <table:table-cell office:value-type="float" office:value="-9.7020000000000006E-3" table:style-name="ce1">
            <text:p>-0.009702</text:p>
          </table:table-cell>
          <table:table-cell office:value-type="float" office:value="-6.221E-3" table:style-name="ce1">
            <text:p>-0.006221</text:p>
          </table:table-cell>
          <table:table-cell table:style-name="ce3"/>
          <table:table-cell office:value-type="float" office:value="8.4001099999999997" table:style-name="ce7">
            <text:p>8.40011</text:p>
          </table:table-cell>
          <table:table-cell office:value-type="float" office:value="0.66865799999999997" table:style-name="ce7">
            <text:p>0.668658</text:p>
          </table:table-cell>
          <table:table-cell office:value-type="float" office:value="0.63960099999999998" table:style-name="ce7">
            <text:p>0.639601</text:p>
          </table:table-cell>
          <table:table-cell office:value-type="float" office:value="0.66273199999999999" table:style-name="ce7">
            <text:p>0.662732</text:p>
          </table:table-cell>
          <table:table-cell office:value-type="float" office:value="1.1981999999999937E-2" table:formula="of:=[.H173]-[.$H$5]" table:style-name="ce1">
            <text:p>0.011982</text:p>
          </table:table-cell>
          <table:table-cell office:value-type="float" office:value="-1.7078000000000038E-2" table:formula="of:=[.I173]-[.$I$5]" table:style-name="ce1">
            <text:p>-0.017078</text:p>
          </table:table-cell>
          <table:table-cell office:value-type="float" office:value="6.0529999999999751E-3" table:formula="of:=[.J173]-[.$J$5]" table:style-name="ce1">
            <text:p>0.006053</text:p>
          </table:table-cell>
          <table:table-cell office:value-type="float" office:value="8.4001000000000001" table:style-name="ce7">
            <text:p>8.4001</text:p>
          </table:table-cell>
          <table:table-cell office:value-type="float" office:value="1.9185000000000001E-2" table:style-name="ce7">
            <text:p>0.019185</text:p>
          </table:table-cell>
          <table:table-cell office:value-type="float" office:value="-3.26112E-2" table:style-name="ce7">
            <text:p>-0.0326112</text:p>
          </table:table-cell>
          <table:table-cell table:number-columns-repeated="16368" table:style-name="ce3"/>
        </table:table-row>
        <table:table-row table:style-name="ro2">
          <table:table-cell office:value-type="float" office:value="3.38" table:style-name="ce1">
            <text:p>3.38</text:p>
          </table:table-cell>
          <table:table-cell office:value-type="float" office:value="-2.7820000000000002E-3" table:style-name="ce1">
            <text:p>-0.002782</text:p>
          </table:table-cell>
          <table:table-cell office:value-type="float" office:value="3.38" table:style-name="ce1">
            <text:p>3.38</text:p>
          </table:table-cell>
          <table:table-cell office:value-type="float" office:value="-1.0371E-2" table:style-name="ce1">
            <text:p>-0.010371</text:p>
          </table:table-cell>
          <table:table-cell office:value-type="float" office:value="-5.79E-3" table:style-name="ce1">
            <text:p>-0.00579</text:p>
          </table:table-cell>
          <table:table-cell table:style-name="ce3"/>
          <table:table-cell office:value-type="float" office:value="8.4500100000000007" table:style-name="ce7">
            <text:p>8.45001</text:p>
          </table:table-cell>
          <table:table-cell office:value-type="float" office:value="0.67318699999999998" table:style-name="ce7">
            <text:p>0.673187</text:p>
          </table:table-cell>
          <table:table-cell office:value-type="float" office:value="0.64093199999999995" table:style-name="ce7">
            <text:p>0.640932</text:p>
          </table:table-cell>
          <table:table-cell office:value-type="float" office:value="0.66015699999999999" table:style-name="ce7">
            <text:p>0.660157</text:p>
          </table:table-cell>
          <table:table-cell office:value-type="float" office:value="1.6510999999999942E-2" table:formula="of:=[.H174]-[.$H$5]" table:style-name="ce1">
            <text:p>0.016511</text:p>
          </table:table-cell>
          <table:table-cell office:value-type="float" office:value="-1.5747000000000066E-2" table:formula="of:=[.I174]-[.$I$5]" table:style-name="ce1">
            <text:p>-0.015747</text:p>
          </table:table-cell>
          <table:table-cell office:value-type="float" office:value="3.4779999999999811E-3" table:formula="of:=[.J174]-[.$J$5]" table:style-name="ce1">
            <text:p>0.003478</text:p>
          </table:table-cell>
          <table:table-cell office:value-type="float" office:value="8.4501200000000001" table:style-name="ce7">
            <text:p>8.45012</text:p>
          </table:table-cell>
          <table:table-cell office:value-type="float" office:value="9.7304100000000001E-3" table:style-name="ce7">
            <text:p>0.00973041</text:p>
          </table:table-cell>
          <table:table-cell office:value-type="float" office:value="-3.4960100000000001E-2" table:style-name="ce7">
            <text:p>-0.0349601</text:p>
          </table:table-cell>
          <table:table-cell table:number-columns-repeated="16368" table:style-name="ce3"/>
        </table:table-row>
        <table:table-row table:style-name="ro2">
          <table:table-cell office:value-type="float" office:value="3.4" table:style-name="ce1">
            <text:p>3.4</text:p>
          </table:table-cell>
          <table:table-cell office:value-type="float" office:value="-2.9589999999999998E-3" table:style-name="ce1">
            <text:p>-0.002959</text:p>
          </table:table-cell>
          <table:table-cell office:value-type="float" office:value="3.4" table:style-name="ce1">
            <text:p>3.4</text:p>
          </table:table-cell>
          <table:table-cell office:value-type="float" office:value="-1.0992999999999999E-2" table:style-name="ce1">
            <text:p>-0.010993</text:p>
          </table:table-cell>
          <table:table-cell office:value-type="float" office:value="-5.3160000000000004E-3" table:style-name="ce1">
            <text:p>-0.005316</text:p>
          </table:table-cell>
          <table:table-cell table:style-name="ce3"/>
          <table:table-cell office:value-type="float" office:value="8.5000999999999998" table:style-name="ce7">
            <text:p>8.5001</text:p>
          </table:table-cell>
          <table:table-cell office:value-type="float" office:value="0.67747199999999996" table:style-name="ce7">
            <text:p>0.677472</text:p>
          </table:table-cell>
          <table:table-cell office:value-type="float" office:value="0.64281600000000005" table:style-name="ce7">
            <text:p>0.642816</text:p>
          </table:table-cell>
          <table:table-cell office:value-type="float" office:value="0.65743799999999997" table:style-name="ce7">
            <text:p>0.657438</text:p>
          </table:table-cell>
          <table:table-cell office:value-type="float" office:value="2.0795999999999926E-2" table:formula="of:=[.H175]-[.$H$5]" table:style-name="ce1">
            <text:p>0.020796</text:p>
          </table:table-cell>
          <table:table-cell office:value-type="float" office:value="-1.3862999999999959E-2" table:formula="of:=[.I175]-[.$I$5]" table:style-name="ce1">
            <text:p>-0.013863</text:p>
          </table:table-cell>
          <table:table-cell office:value-type="float" office:value="7.5899999999995416E-4" table:formula="of:=[.J175]-[.$J$5]" table:style-name="ce1">
            <text:p>0.000759</text:p>
          </table:table-cell>
          <table:table-cell office:value-type="float" office:value="8.5000800000000005" table:style-name="ce7">
            <text:p>8.50008</text:p>
          </table:table-cell>
          <table:table-cell office:value-type="float" office:value="-3.3567299999999998E-4" table:style-name="ce7">
            <text:p>-0.000335673</text:p>
          </table:table-cell>
          <table:table-cell office:value-type="float" office:value="-3.71434E-2" table:style-name="ce7">
            <text:p>-0.0371434</text:p>
          </table:table-cell>
          <table:table-cell table:number-columns-repeated="16368" table:style-name="ce3"/>
        </table:table-row>
        <table:table-row table:style-name="ro2">
          <table:table-cell office:value-type="float" office:value="3.42" table:style-name="ce1">
            <text:p>3.42</text:p>
          </table:table-cell>
          <table:table-cell office:value-type="float" office:value="-3.1220000000000002E-3" table:style-name="ce1">
            <text:p>-0.003122</text:p>
          </table:table-cell>
          <table:table-cell office:value-type="float" office:value="3.42" table:style-name="ce1">
            <text:p>3.42</text:p>
          </table:table-cell>
          <table:table-cell office:value-type="float" office:value="-1.1563E-2" table:style-name="ce1">
            <text:p>-0.011563</text:p>
          </table:table-cell>
          <table:table-cell office:value-type="float" office:value="-4.7999999999999996E-3" table:style-name="ce1">
            <text:p>-0.0048</text:p>
          </table:table-cell>
          <table:table-cell table:style-name="ce3"/>
          <table:table-cell office:value-type="float" office:value="8.5501400000000007" table:style-name="ce7">
            <text:p>8.55014</text:p>
          </table:table-cell>
          <table:table-cell office:value-type="float" office:value="0.68132000000000004" table:style-name="ce7">
            <text:p>0.68132</text:p>
          </table:table-cell>
          <table:table-cell office:value-type="float" office:value="0.64525200000000005" table:style-name="ce7">
            <text:p>0.645252</text:p>
          </table:table-cell>
          <table:table-cell office:value-type="float" office:value="0.65469100000000002" table:style-name="ce7">
            <text:p>0.654691</text:p>
          </table:table-cell>
          <table:table-cell office:value-type="float" office:value="2.4643999999999999E-2" table:formula="of:=[.H176]-[.$H$5]" table:style-name="ce1">
            <text:p>0.024644</text:p>
          </table:table-cell>
          <table:table-cell office:value-type="float" office:value="-1.1426999999999965E-2" table:formula="of:=[.I176]-[.$I$5]" table:style-name="ce1">
            <text:p>-0.011427</text:p>
          </table:table-cell>
          <table:table-cell office:value-type="float" office:value="-1.9879999999999898E-3" table:formula="of:=[.J176]-[.$J$5]" table:style-name="ce1">
            <text:p>-0.001988</text:p>
          </table:table-cell>
          <table:table-cell office:value-type="float" office:value="8.5501199999999997" table:style-name="ce7">
            <text:p>8.55012</text:p>
          </table:table-cell>
          <table:table-cell office:value-type="float" office:value="-1.0736900000000001E-2" table:style-name="ce7">
            <text:p>-0.0107369</text:p>
          </table:table-cell>
          <table:table-cell office:value-type="float" office:value="-3.8324200000000003E-2" table:style-name="ce7">
            <text:p>-0.0383242</text:p>
          </table:table-cell>
          <table:table-cell table:number-columns-repeated="16368" table:style-name="ce3"/>
        </table:table-row>
        <table:table-row table:style-name="ro2">
          <table:table-cell office:value-type="float" office:value="3.44" table:style-name="ce1">
            <text:p>3.44</text:p>
          </table:table-cell>
          <table:table-cell office:value-type="float" office:value="-3.2699999999999999E-3" table:style-name="ce1">
            <text:p>-0.00327</text:p>
          </table:table-cell>
          <table:table-cell office:value-type="float" office:value="3.44" table:style-name="ce1">
            <text:p>3.44</text:p>
          </table:table-cell>
          <table:table-cell office:value-type="float" office:value="-1.2075000000000001E-2" table:style-name="ce1">
            <text:p>-0.012075</text:p>
          </table:table-cell>
          <table:table-cell office:value-type="float" office:value="-4.2449999999999996E-3" table:style-name="ce1">
            <text:p>-0.004245</text:p>
          </table:table-cell>
          <table:table-cell table:style-name="ce3"/>
          <table:table-cell office:value-type="float" office:value="8.6000300000000003" table:style-name="ce7">
            <text:p>8.60003</text:p>
          </table:table-cell>
          <table:table-cell office:value-type="float" office:value="0.68451799999999996" table:style-name="ce7">
            <text:p>0.684518</text:p>
          </table:table-cell>
          <table:table-cell office:value-type="float" office:value="0.64820699999999998" table:style-name="ce7">
            <text:p>0.648207</text:p>
          </table:table-cell>
          <table:table-cell office:value-type="float" office:value="0.65198199999999995" table:style-name="ce7">
            <text:p>0.651982</text:p>
          </table:table-cell>
          <table:table-cell office:value-type="float" office:value="2.7841999999999922E-2" table:formula="of:=[.H177]-[.$H$5]" table:style-name="ce1">
            <text:p>0.027842</text:p>
          </table:table-cell>
          <table:table-cell office:value-type="float" office:value="-8.4720000000000351E-3" table:formula="of:=[.I177]-[.$I$5]" table:style-name="ce1">
            <text:p>-0.008472</text:p>
          </table:table-cell>
          <table:table-cell office:value-type="float" office:value="-4.6970000000000622E-3" table:formula="of:=[.J177]-[.$J$5]" table:style-name="ce1">
            <text:p>-0.004697</text:p>
          </table:table-cell>
          <table:table-cell office:value-type="float" office:value="8.6000300000000003" table:style-name="ce7">
            <text:p>8.60003</text:p>
          </table:table-cell>
          <table:table-cell office:value-type="float" office:value="-2.11393E-2" table:style-name="ce7">
            <text:p>-0.0211393</text:p>
          </table:table-cell>
          <table:table-cell office:value-type="float" office:value="-3.7218300000000003E-2" table:style-name="ce7">
            <text:p>-0.0372183</text:p>
          </table:table-cell>
          <table:table-cell table:number-columns-repeated="16368" table:style-name="ce3"/>
        </table:table-row>
        <table:table-row table:style-name="ro2">
          <table:table-cell office:value-type="float" office:value="3.46" table:style-name="ce1">
            <text:p>3.46</text:p>
          </table:table-cell>
          <table:table-cell office:value-type="float" office:value="-3.3999999999999998E-3" table:style-name="ce1">
            <text:p>-0.0034</text:p>
          </table:table-cell>
          <table:table-cell office:value-type="float" office:value="3.46" table:style-name="ce1">
            <text:p>3.46</text:p>
          </table:table-cell>
          <table:table-cell office:value-type="float" office:value="-1.2525E-2" table:style-name="ce1">
            <text:p>-0.012525</text:p>
          </table:table-cell>
          <table:table-cell office:value-type="float" office:value="-3.653E-3" table:style-name="ce1">
            <text:p>-0.003653</text:p>
          </table:table-cell>
          <table:table-cell table:style-name="ce3"/>
          <table:table-cell office:value-type="float" office:value="8.65015" table:style-name="ce7">
            <text:p>8.65015</text:p>
          </table:table-cell>
          <table:table-cell office:value-type="float" office:value="0.68683499999999997" table:style-name="ce7">
            <text:p>0.686835</text:p>
          </table:table-cell>
          <table:table-cell office:value-type="float" office:value="0.65160300000000004" table:style-name="ce7">
            <text:p>0.651603</text:p>
          </table:table-cell>
          <table:table-cell office:value-type="float" office:value="0.64940699999999996" table:style-name="ce7">
            <text:p>0.649407</text:p>
          </table:table-cell>
          <table:table-cell office:value-type="float" office:value="3.0158999999999936E-2" table:formula="of:=[.H178]-[.$H$5]" table:style-name="ce1">
            <text:p>0.030159</text:p>
          </table:table-cell>
          <table:table-cell office:value-type="float" office:value="-5.0759999999999694E-3" table:formula="of:=[.I178]-[.$I$5]" table:style-name="ce1">
            <text:p>-0.005076</text:p>
          </table:table-cell>
          <table:table-cell office:value-type="float" office:value="-7.2720000000000562E-3" table:formula="of:=[.J178]-[.$J$5]" table:style-name="ce1">
            <text:p>-0.007272</text:p>
          </table:table-cell>
          <table:table-cell office:value-type="float" office:value="8.65001" table:style-name="ce7">
            <text:p>8.65001</text:p>
          </table:table-cell>
          <table:table-cell office:value-type="float" office:value="-3.1171500000000001E-2" table:style-name="ce7">
            <text:p>-0.0311715</text:p>
          </table:table-cell>
          <table:table-cell office:value-type="float" office:value="-3.5680000000000003E-2" table:style-name="ce7">
            <text:p>-0.03568</text:p>
          </table:table-cell>
          <table:table-cell table:number-columns-repeated="16368" table:style-name="ce3"/>
        </table:table-row>
        <table:table-row table:style-name="ro2">
          <table:table-cell office:value-type="float" office:value="3.48" table:style-name="ce1">
            <text:p>3.48</text:p>
          </table:table-cell>
          <table:table-cell office:value-type="float" office:value="-3.5109999999999998E-3" table:style-name="ce1">
            <text:p>-0.003511</text:p>
          </table:table-cell>
          <table:table-cell office:value-type="float" office:value="3.48" table:style-name="ce1">
            <text:p>3.48</text:p>
          </table:table-cell>
          <table:table-cell office:value-type="float" office:value="-1.2909E-2" table:style-name="ce1">
            <text:p>-0.012909</text:p>
          </table:table-cell>
          <table:table-cell office:value-type="float" office:value="-3.0279999999999999E-3" table:style-name="ce1">
            <text:p>-0.003028</text:p>
          </table:table-cell>
          <table:table-cell table:style-name="ce3"/>
          <table:table-cell office:value-type="float" office:value="8.7001000000000008" table:style-name="ce7">
            <text:p>8.7001</text:p>
          </table:table-cell>
          <table:table-cell office:value-type="float" office:value="0.68811100000000003" table:style-name="ce7">
            <text:p>0.688111</text:p>
          </table:table-cell>
          <table:table-cell office:value-type="float" office:value="0.65539999999999998" table:style-name="ce7">
            <text:p>0.6554</text:p>
          </table:table-cell>
          <table:table-cell office:value-type="float" office:value="0.64703299999999997" table:style-name="ce7">
            <text:p>0.647033</text:p>
          </table:table-cell>
          <table:table-cell office:value-type="float" office:value="3.1434999999999991E-2" table:formula="of:=[.H179]-[.$H$5]" table:style-name="ce1">
            <text:p>0.031435</text:p>
          </table:table-cell>
          <table:table-cell office:value-type="float" office:value="-1.2790000000000301E-3" table:formula="of:=[.I179]-[.$I$5]" table:style-name="ce1">
            <text:p>-0.001279</text:p>
          </table:table-cell>
          <table:table-cell office:value-type="float" office:value="-9.6460000000000434E-3" table:formula="of:=[.J179]-[.$J$5]" table:style-name="ce1">
            <text:p>-0.009646</text:p>
          </table:table-cell>
          <table:table-cell office:value-type="float" office:value="8.7001100000000005" table:style-name="ce7">
            <text:p>8.70011</text:p>
          </table:table-cell>
          <table:table-cell office:value-type="float" office:value="-4.0138E-2" table:style-name="ce7">
            <text:p>-0.040138</text:p>
          </table:table-cell>
          <table:table-cell office:value-type="float" office:value="-3.3253999999999999E-2" table:style-name="ce7">
            <text:p>-0.033254</text:p>
          </table:table-cell>
          <table:table-cell table:number-columns-repeated="16368" table:style-name="ce3"/>
        </table:table-row>
        <table:table-row table:style-name="ro2">
          <table:table-cell office:value-type="float" office:value="3.5" table:style-name="ce1">
            <text:p>3.5</text:p>
          </table:table-cell>
          <table:table-cell office:value-type="float" office:value="-3.6029999999999999E-3" table:style-name="ce1">
            <text:p>-0.003603</text:p>
          </table:table-cell>
          <table:table-cell office:value-type="float" office:value="3.5" table:style-name="ce1">
            <text:p>3.5</text:p>
          </table:table-cell>
          <table:table-cell office:value-type="float" office:value="-1.3221999999999999E-2" table:style-name="ce1">
            <text:p>-0.013222</text:p>
          </table:table-cell>
          <table:table-cell office:value-type="float" office:value="-2.3739999999999998E-3" table:style-name="ce1">
            <text:p>-0.002374</text:p>
          </table:table-cell>
          <table:table-cell table:style-name="ce3"/>
          <table:table-cell office:value-type="float" office:value="8.7500800000000005" table:style-name="ce7">
            <text:p>8.75008</text:p>
          </table:table-cell>
          <table:table-cell office:value-type="float" office:value="0.68820999999999999" table:style-name="ce7">
            <text:p>0.68821</text:p>
          </table:table-cell>
          <table:table-cell office:value-type="float" office:value="0.65953099999999998" table:style-name="ce7">
            <text:p>0.659531</text:p>
          </table:table-cell>
          <table:table-cell office:value-type="float" office:value="0.64492700000000003" table:style-name="ce7">
            <text:p>0.644927</text:p>
          </table:table-cell>
          <table:table-cell office:value-type="float" office:value="3.1533999999999951E-2" table:formula="of:=[.H180]-[.$H$5]" table:style-name="ce1">
            <text:p>0.031534</text:p>
          </table:table-cell>
          <table:table-cell office:value-type="float" office:value="2.8519999999999657E-3" table:formula="of:=[.I180]-[.$I$5]" table:style-name="ce1">
            <text:p>0.002852</text:p>
          </table:table-cell>
          <table:table-cell office:value-type="float" office:value="-1.1751999999999985E-2" table:formula="of:=[.J180]-[.$J$5]" table:style-name="ce1">
            <text:p>-0.011752</text:p>
          </table:table-cell>
          <table:table-cell office:value-type="float" office:value="8.7500599999999995" table:style-name="ce7">
            <text:p>8.75006</text:p>
          </table:table-cell>
          <table:table-cell office:value-type="float" office:value="-4.8050799999999998E-2" table:style-name="ce7">
            <text:p>-0.0480508</text:p>
          </table:table-cell>
          <table:table-cell office:value-type="float" office:value="-2.9337200000000001E-2" table:style-name="ce7">
            <text:p>-0.0293372</text:p>
          </table:table-cell>
          <table:table-cell table:number-columns-repeated="16368" table:style-name="ce3"/>
        </table:table-row>
        <table:table-row table:style-name="ro2">
          <table:table-cell office:value-type="float" office:value="3.52" table:style-name="ce1">
            <text:p>3.52</text:p>
          </table:table-cell>
          <table:table-cell office:value-type="float" office:value="-3.673E-3" table:style-name="ce1">
            <text:p>-0.003673</text:p>
          </table:table-cell>
          <table:table-cell office:value-type="float" office:value="3.52" table:style-name="ce1">
            <text:p>3.52</text:p>
          </table:table-cell>
          <table:table-cell office:value-type="float" office:value="-1.3461000000000001E-2" table:style-name="ce1">
            <text:p>-0.013461</text:p>
          </table:table-cell>
          <table:table-cell office:value-type="float" office:value="-1.694E-3" table:style-name="ce1">
            <text:p>-0.001694</text:p>
          </table:table-cell>
          <table:table-cell table:style-name="ce3"/>
          <table:table-cell office:value-type="float" office:value="8.8000900000000009" table:style-name="ce7">
            <text:p>8.80009</text:p>
          </table:table-cell>
          <table:table-cell office:value-type="float" office:value="0.68704200000000004" table:style-name="ce7">
            <text:p>0.687042</text:p>
          </table:table-cell>
          <table:table-cell office:value-type="float" office:value="0.66383099999999995" table:style-name="ce7">
            <text:p>0.663831</text:p>
          </table:table-cell>
          <table:table-cell office:value-type="float" office:value="0.64314400000000005" table:style-name="ce7">
            <text:p>0.643144</text:p>
          </table:table-cell>
          <table:table-cell office:value-type="float" office:value="3.0366000000000004E-2" table:formula="of:=[.H181]-[.$H$5]" table:style-name="ce1">
            <text:p>0.030366</text:p>
          </table:table-cell>
          <table:table-cell office:value-type="float" office:value="7.1519999999999362E-3" table:formula="of:=[.I181]-[.$I$5]" table:style-name="ce1">
            <text:p>0.007152</text:p>
          </table:table-cell>
          <table:table-cell office:value-type="float" office:value="-1.3534999999999964E-2" table:formula="of:=[.J181]-[.$J$5]" table:style-name="ce1">
            <text:p>-0.013535</text:p>
          </table:table-cell>
          <table:table-cell office:value-type="float" office:value="8.8000799999999995" table:style-name="ce7">
            <text:p>8.80008</text:p>
          </table:table-cell>
          <table:table-cell office:value-type="float" office:value="-5.4656400000000001E-2" table:style-name="ce7">
            <text:p>-0.0546564</text:p>
          </table:table-cell>
          <table:table-cell office:value-type="float" office:value="-2.3625E-2" table:style-name="ce7">
            <text:p>-0.023625</text:p>
          </table:table-cell>
          <table:table-cell table:number-columns-repeated="16368" table:style-name="ce3"/>
        </table:table-row>
        <table:table-row table:style-name="ro2">
          <table:table-cell office:value-type="float" office:value="3.54" table:style-name="ce1">
            <text:p>3.54</text:p>
          </table:table-cell>
          <table:table-cell office:value-type="float" office:value="-3.7209999999999999E-3" table:style-name="ce1">
            <text:p>-0.003721</text:p>
          </table:table-cell>
          <table:table-cell office:value-type="float" office:value="3.54" table:style-name="ce1">
            <text:p>3.54</text:p>
          </table:table-cell>
          <table:table-cell office:value-type="float" office:value="-1.3623E-2" table:style-name="ce1">
            <text:p>-0.013623</text:p>
          </table:table-cell>
          <table:table-cell office:value-type="float" office:value="-9.9500000000000001E-4" table:style-name="ce1">
            <text:p>-0.000995</text:p>
          </table:table-cell>
          <table:table-cell table:style-name="ce3"/>
          <table:table-cell office:value-type="float" office:value="8.8500099999999993" table:style-name="ce7">
            <text:p>8.85001</text:p>
          </table:table-cell>
          <table:table-cell office:value-type="float" office:value="0.68463200000000002" table:style-name="ce7">
            <text:p>0.684632</text:p>
          </table:table-cell>
          <table:table-cell office:value-type="float" office:value="0.66821600000000003" table:style-name="ce7">
            <text:p>0.668216</text:p>
          </table:table-cell>
          <table:table-cell office:value-type="float" office:value="0.64172799999999997" table:style-name="ce7">
            <text:p>0.641728</text:p>
          </table:table-cell>
          <table:table-cell office:value-type="float" office:value="2.7955999999999981E-2" table:formula="of:=[.H182]-[.$H$5]" table:style-name="ce1">
            <text:p>0.027956</text:p>
          </table:table-cell>
          <table:table-cell office:value-type="float" office:value="1.1537000000000019E-2" table:formula="of:=[.I182]-[.$I$5]" table:style-name="ce1">
            <text:p>0.011537</text:p>
          </table:table-cell>
          <table:table-cell office:value-type="float" office:value="-1.4951000000000048E-2" table:formula="of:=[.J182]-[.$J$5]" table:style-name="ce1">
            <text:p>-0.014951</text:p>
          </table:table-cell>
          <table:table-cell office:value-type="float" office:value="8.8500300000000003" table:style-name="ce7">
            <text:p>8.85003</text:p>
          </table:table-cell>
          <table:table-cell office:value-type="float" office:value="-5.9903499999999998E-2" table:style-name="ce7">
            <text:p>-0.0599035</text:p>
          </table:table-cell>
          <table:table-cell office:value-type="float" office:value="-1.8353999999999999E-2" table:style-name="ce7">
            <text:p>-0.018354</text:p>
          </table:table-cell>
          <table:table-cell table:number-columns-repeated="16368" table:style-name="ce3"/>
        </table:table-row>
        <table:table-row table:style-name="ro2">
          <table:table-cell office:value-type="float" office:value="3.56" table:style-name="ce1">
            <text:p>3.56</text:p>
          </table:table-cell>
          <table:table-cell office:value-type="float" office:value="-3.7469999999999999E-3" table:style-name="ce1">
            <text:p>-0.003747</text:p>
          </table:table-cell>
          <table:table-cell office:value-type="float" office:value="3.56" table:style-name="ce1">
            <text:p>3.56</text:p>
          </table:table-cell>
          <table:table-cell office:value-type="float" office:value="-1.3705999999999999E-2" table:style-name="ce1">
            <text:p>-0.013706</text:p>
          </table:table-cell>
          <table:table-cell office:value-type="float" office:value="-2.7900000000000001E-4" table:style-name="ce1">
            <text:p>-0.000279</text:p>
          </table:table-cell>
          <table:table-cell table:style-name="ce3"/>
          <table:table-cell office:value-type="float" office:value="8.90001" table:style-name="ce7">
            <text:p>8.90001</text:p>
          </table:table-cell>
          <table:table-cell office:value-type="float" office:value="0.68111699999999997" table:style-name="ce7">
            <text:p>0.681117</text:p>
          </table:table-cell>
          <table:table-cell office:value-type="float" office:value="0.67248200000000002" table:style-name="ce7">
            <text:p>0.672482</text:p>
          </table:table-cell>
          <table:table-cell office:value-type="float" office:value="0.64074399999999998" table:style-name="ce7">
            <text:p>0.640744</text:p>
          </table:table-cell>
          <table:table-cell office:value-type="float" office:value="2.4440999999999935E-2" table:formula="of:=[.H183]-[.$H$5]" table:style-name="ce1">
            <text:p>0.024441</text:p>
          </table:table-cell>
          <table:table-cell office:value-type="float" office:value="1.5803000000000011E-2" table:formula="of:=[.I183]-[.$I$5]" table:style-name="ce1">
            <text:p>0.015803</text:p>
          </table:table-cell>
          <table:table-cell office:value-type="float" office:value="-1.5935000000000032E-2" table:formula="of:=[.J183]-[.$J$5]" table:style-name="ce1">
            <text:p>-0.015935</text:p>
          </table:table-cell>
          <table:table-cell office:value-type="float" office:value="8.9000900000000005" table:style-name="ce7">
            <text:p>8.90009</text:p>
          </table:table-cell>
          <table:table-cell office:value-type="float" office:value="-6.3472600000000004E-2" table:style-name="ce7">
            <text:p>-0.0634726</text:p>
          </table:table-cell>
          <table:table-cell office:value-type="float" office:value="-1.22884E-2" table:style-name="ce7">
            <text:p>-0.0122884</text:p>
          </table:table-cell>
          <table:table-cell table:number-columns-repeated="16368" table:style-name="ce3"/>
        </table:table-row>
        <table:table-row table:style-name="ro2">
          <table:table-cell office:value-type="float" office:value="3.58" table:style-name="ce1">
            <text:p>3.58</text:p>
          </table:table-cell>
          <table:table-cell office:value-type="float" office:value="-3.7490000000000002E-3" table:style-name="ce1">
            <text:p>-0.003749</text:p>
          </table:table-cell>
          <table:table-cell office:value-type="float" office:value="3.58" table:style-name="ce1">
            <text:p>3.58</text:p>
          </table:table-cell>
          <table:table-cell office:value-type="float" office:value="-1.3709000000000001E-2" table:style-name="ce1">
            <text:p>-0.013709</text:p>
          </table:table-cell>
          <table:table-cell office:value-type="float" office:value="4.4700000000000002E-4" table:style-name="ce1">
            <text:p>0.000447</text:p>
          </table:table-cell>
          <table:table-cell table:style-name="ce3"/>
          <table:table-cell office:value-type="float" office:value="8.9501000000000008" table:style-name="ce7">
            <text:p>8.9501</text:p>
          </table:table-cell>
          <table:table-cell office:value-type="float" office:value="0.67664800000000003" table:style-name="ce7">
            <text:p>0.676648</text:p>
          </table:table-cell>
          <table:table-cell office:value-type="float" office:value="0.67649099999999995" table:style-name="ce7">
            <text:p>0.676491</text:p>
          </table:table-cell>
          <table:table-cell office:value-type="float" office:value="0.64020600000000005" table:style-name="ce7">
            <text:p>0.640206</text:p>
          </table:table-cell>
          <table:table-cell office:value-type="float" office:value="1.997199999999999E-2" table:formula="of:=[.H184]-[.$H$5]" table:style-name="ce1">
            <text:p>0.019972</text:p>
          </table:table-cell>
          <table:table-cell office:value-type="float" office:value="1.9811999999999941E-2" table:formula="of:=[.I184]-[.$I$5]" table:style-name="ce1">
            <text:p>0.019812</text:p>
          </table:table-cell>
          <table:table-cell office:value-type="float" office:value="-1.647299999999996E-2" table:formula="of:=[.J184]-[.$J$5]" table:style-name="ce1">
            <text:p>-0.016473</text:p>
          </table:table-cell>
          <table:table-cell office:value-type="float" office:value="8.9500899999999994" table:style-name="ce7">
            <text:p>8.95009</text:p>
          </table:table-cell>
          <table:table-cell office:value-type="float" office:value="-6.5232499999999999E-2" table:style-name="ce7">
            <text:p>-0.0652325</text:p>
          </table:table-cell>
          <table:table-cell office:value-type="float" office:value="-4.7934099999999997E-3" table:style-name="ce7">
            <text:p>-0.00479341</text:p>
          </table:table-cell>
          <table:table-cell table:number-columns-repeated="16368" table:style-name="ce3"/>
        </table:table-row>
        <table:table-row table:style-name="ro2">
          <table:table-cell office:value-type="float" office:value="3.6" table:style-name="ce1">
            <text:p>3.6</text:p>
          </table:table-cell>
          <table:table-cell office:value-type="float" office:value="-3.728E-3" table:style-name="ce1">
            <text:p>-0.003728</text:p>
          </table:table-cell>
          <table:table-cell office:value-type="float" office:value="3.6" table:style-name="ce1">
            <text:p>3.6</text:p>
          </table:table-cell>
          <table:table-cell office:value-type="float" office:value="-1.363E-2" table:style-name="ce1">
            <text:p>-0.01363</text:p>
          </table:table-cell>
          <table:table-cell office:value-type="float" office:value="1.1789999999999999E-3" table:style-name="ce1">
            <text:p>0.001179</text:p>
          </table:table-cell>
          <table:table-cell table:style-name="ce3"/>
          <table:table-cell office:value-type="float" office:value="9.0000900000000001" table:style-name="ce7">
            <text:p>9.00009</text:p>
          </table:table-cell>
          <table:table-cell office:value-type="float" office:value="0.67153200000000002" table:style-name="ce7">
            <text:p>0.671532</text:p>
          </table:table-cell>
          <table:table-cell office:value-type="float" office:value="0.68002799999999997" table:style-name="ce7">
            <text:p>0.680028</text:p>
          </table:table-cell>
          <table:table-cell office:value-type="float" office:value="0.64015200000000005" table:style-name="ce7">
            <text:p>0.640152</text:p>
          </table:table-cell>
          <table:table-cell office:value-type="float" office:value="1.485599999999998E-2" table:formula="of:=[.H185]-[.$H$5]" table:style-name="ce1">
            <text:p>0.014856</text:p>
          </table:table-cell>
          <table:table-cell office:value-type="float" office:value="2.3348999999999953E-2" table:formula="of:=[.I185]-[.$I$5]" table:style-name="ce1">
            <text:p>0.023349</text:p>
          </table:table-cell>
          <table:table-cell office:value-type="float" office:value="-1.6526999999999958E-2" table:formula="of:=[.J185]-[.$J$5]" table:style-name="ce1">
            <text:p>-0.016527</text:p>
          </table:table-cell>
          <table:table-cell office:value-type="float" office:value="9.0001099999999994" table:style-name="ce7">
            <text:p>9.00011</text:p>
          </table:table-cell>
          <table:table-cell office:value-type="float" office:value="-6.5004099999999995E-2" table:style-name="ce7">
            <text:p>-0.0650041</text:p>
          </table:table-cell>
          <table:table-cell office:value-type="float" office:value="3.0817900000000001E-3" table:style-name="ce7">
            <text:p>0.00308179</text:p>
          </table:table-cell>
          <table:table-cell table:number-columns-repeated="16368" table:style-name="ce3"/>
        </table:table-row>
        <table:table-row table:style-name="ro2">
          <table:table-cell office:value-type="float" office:value="3.62" table:style-name="ce1">
            <text:p>3.62</text:p>
          </table:table-cell>
          <table:table-cell office:value-type="float" office:value="-3.6840000000000002E-3" table:style-name="ce1">
            <text:p>-0.003684</text:p>
          </table:table-cell>
          <table:table-cell office:value-type="float" office:value="3.62" table:style-name="ce1">
            <text:p>3.62</text:p>
          </table:table-cell>
          <table:table-cell office:value-type="float" office:value="-1.3469E-2" table:style-name="ce1">
            <text:p>-0.013469</text:p>
          </table:table-cell>
          <table:table-cell office:value-type="float" office:value="1.9109999999999999E-3" table:style-name="ce1">
            <text:p>0.001911</text:p>
          </table:table-cell>
          <table:table-cell table:style-name="ce3"/>
          <table:table-cell office:value-type="float" office:value="9.0501299999999993" table:style-name="ce7">
            <text:p>9.05013</text:p>
          </table:table-cell>
          <table:table-cell office:value-type="float" office:value="0.66603000000000001" table:style-name="ce7">
            <text:p>0.66603</text:p>
          </table:table-cell>
          <table:table-cell office:value-type="float" office:value="0.68294200000000005" table:style-name="ce7">
            <text:p>0.682942</text:p>
          </table:table-cell>
          <table:table-cell office:value-type="float" office:value="0.64061400000000002" table:style-name="ce7">
            <text:p>0.640614</text:p>
          </table:table-cell>
          <table:table-cell office:value-type="float" office:value="9.3539999999999734E-3" table:formula="of:=[.H186]-[.$H$5]" table:style-name="ce1">
            <text:p>0.009354</text:p>
          </table:table-cell>
          <table:table-cell office:value-type="float" office:value="2.6263000000000036E-2" table:formula="of:=[.I186]-[.$I$5]" table:style-name="ce1">
            <text:p>0.026263</text:p>
          </table:table-cell>
          <table:table-cell office:value-type="float" office:value="-1.6064999999999996E-2" table:formula="of:=[.J186]-[.$J$5]" table:style-name="ce1">
            <text:p>-0.016065</text:p>
          </table:table-cell>
          <table:table-cell office:value-type="float" office:value="9.0500799999999995" table:style-name="ce7">
            <text:p>9.05008</text:p>
          </table:table-cell>
          <table:table-cell office:value-type="float" office:value="-6.2748499999999999E-2" table:style-name="ce7">
            <text:p>-0.0627485</text:p>
          </table:table-cell>
          <table:table-cell office:value-type="float" office:value="1.1166199999999999E-2" table:style-name="ce7">
            <text:p>0.0111662</text:p>
          </table:table-cell>
          <table:table-cell table:number-columns-repeated="16368" table:style-name="ce3"/>
        </table:table-row>
        <table:table-row table:style-name="ro2">
          <table:table-cell office:value-type="float" office:value="3.64" table:style-name="ce1">
            <text:p>3.64</text:p>
          </table:table-cell>
          <table:table-cell office:value-type="float" office:value="-3.6159999999999999E-3" table:style-name="ce1">
            <text:p>-0.003616</text:p>
          </table:table-cell>
          <table:table-cell office:value-type="float" office:value="3.64" table:style-name="ce1">
            <text:p>3.64</text:p>
          </table:table-cell>
          <table:table-cell office:value-type="float" office:value="-1.3226E-2" table:style-name="ce1">
            <text:p>-0.013226</text:p>
          </table:table-cell>
          <table:table-cell office:value-type="float" office:value="2.6389999999999999E-3" table:style-name="ce1">
            <text:p>0.002639</text:p>
          </table:table-cell>
          <table:table-cell table:style-name="ce3"/>
          <table:table-cell office:value-type="float" office:value="9.1001600000000007" table:style-name="ce7">
            <text:p>9.10016</text:p>
          </table:table-cell>
          <table:table-cell office:value-type="float" office:value="0.66042699999999999" table:style-name="ce7">
            <text:p>0.660427</text:p>
          </table:table-cell>
          <table:table-cell office:value-type="float" office:value="0.68505000000000005" table:style-name="ce7">
            <text:p>0.68505</text:p>
          </table:table-cell>
          <table:table-cell office:value-type="float" office:value="0.64160399999999995" table:style-name="ce7">
            <text:p>0.641604</text:p>
          </table:table-cell>
          <table:table-cell office:value-type="float" office:value="3.7509999999999488E-3" table:formula="of:=[.H187]-[.$H$5]" table:style-name="ce1">
            <text:p>0.003751</text:p>
          </table:table-cell>
          <table:table-cell office:value-type="float" office:value="2.8371000000000035E-2" table:formula="of:=[.I187]-[.$I$5]" table:style-name="ce1">
            <text:p>0.028371</text:p>
          </table:table-cell>
          <table:table-cell office:value-type="float" office:value="-1.5075000000000061E-2" table:formula="of:=[.J187]-[.$J$5]" table:style-name="ce1">
            <text:p>-0.015075</text:p>
          </table:table-cell>
          <table:table-cell office:value-type="float" office:value="9.1000599999999991" table:style-name="ce7">
            <text:p>9.10006</text:p>
          </table:table-cell>
          <table:table-cell office:value-type="float" office:value="-5.8453499999999999E-2" table:style-name="ce7">
            <text:p>-0.0584535</text:p>
          </table:table-cell>
          <table:table-cell office:value-type="float" office:value="1.9377200000000001E-2" table:style-name="ce7">
            <text:p>0.0193772</text:p>
          </table:table-cell>
          <table:table-cell table:number-columns-repeated="16368" table:style-name="ce3"/>
        </table:table-row>
        <table:table-row table:style-name="ro2">
          <table:table-cell office:value-type="float" office:value="3.66" table:style-name="ce1">
            <text:p>3.66</text:p>
          </table:table-cell>
          <table:table-cell office:value-type="float" office:value="-3.5260000000000001E-3" table:style-name="ce1">
            <text:p>-0.003526</text:p>
          </table:table-cell>
          <table:table-cell office:value-type="float" office:value="3.66" table:style-name="ce1">
            <text:p>3.66</text:p>
          </table:table-cell>
          <table:table-cell office:value-type="float" office:value="-1.2904000000000001E-2" table:style-name="ce1">
            <text:p>-0.012904</text:p>
          </table:table-cell>
          <table:table-cell office:value-type="float" office:value="3.3570000000000002E-3" table:style-name="ce1">
            <text:p>0.003357</text:p>
          </table:table-cell>
          <table:table-cell table:style-name="ce3"/>
          <table:table-cell office:value-type="float" office:value="9.1500500000000002" table:style-name="ce7">
            <text:p>9.15005</text:p>
          </table:table-cell>
          <table:table-cell office:value-type="float" office:value="0.65496699999999997" table:style-name="ce7">
            <text:p>0.654967</text:p>
          </table:table-cell>
          <table:table-cell office:value-type="float" office:value="0.686222" table:style-name="ce7">
            <text:p>0.686222</text:p>
          </table:table-cell>
          <table:table-cell office:value-type="float" office:value="0.64311499999999999" table:style-name="ce7">
            <text:p>0.643115</text:p>
          </table:table-cell>
          <table:table-cell office:value-type="float" office:value="-1.7090000000000716E-3" table:formula="of:=[.H188]-[.$H$5]" table:style-name="ce1">
            <text:p>-0.001709</text:p>
          </table:table-cell>
          <table:table-cell office:value-type="float" office:value="2.9542999999999986E-2" table:formula="of:=[.I188]-[.$I$5]" table:style-name="ce1">
            <text:p>0.029543</text:p>
          </table:table-cell>
          <table:table-cell office:value-type="float" office:value="-1.356400000000002E-2" table:formula="of:=[.J188]-[.$J$5]" table:style-name="ce1">
            <text:p>-0.013564</text:p>
          </table:table-cell>
          <table:table-cell office:value-type="float" office:value="9.1500500000000002" table:style-name="ce7">
            <text:p>9.15005</text:p>
          </table:table-cell>
          <table:table-cell office:value-type="float" office:value="-5.2252100000000003E-2" table:style-name="ce7">
            <text:p>-0.0522521</text:p>
          </table:table-cell>
          <table:table-cell office:value-type="float" office:value="2.6743400000000001E-2" table:style-name="ce7">
            <text:p>0.0267434</text:p>
          </table:table-cell>
          <table:table-cell table:number-columns-repeated="16368" table:style-name="ce3"/>
        </table:table-row>
        <table:table-row table:style-name="ro2">
          <table:table-cell office:value-type="float" office:value="3.68" table:style-name="ce1">
            <text:p>3.68</text:p>
          </table:table-cell>
          <table:table-cell office:value-type="float" office:value="-3.4129999999999998E-3" table:style-name="ce1">
            <text:p>-0.003413</text:p>
          </table:table-cell>
          <table:table-cell office:value-type="float" office:value="3.68" table:style-name="ce1">
            <text:p>3.68</text:p>
          </table:table-cell>
          <table:table-cell office:value-type="float" office:value="-1.2501999999999999E-2" table:style-name="ce1">
            <text:p>-0.012502</text:p>
          </table:table-cell>
          <table:table-cell office:value-type="float" office:value="4.0610000000000004E-3" table:style-name="ce1">
            <text:p>0.004061</text:p>
          </table:table-cell>
          <table:table-cell table:style-name="ce3"/>
          <table:table-cell office:value-type="float" office:value="9.2001500000000007" table:style-name="ce7">
            <text:p>9.20015</text:p>
          </table:table-cell>
          <table:table-cell office:value-type="float" office:value="0.64983199999999997" table:style-name="ce7">
            <text:p>0.649832</text:p>
          </table:table-cell>
          <table:table-cell office:value-type="float" office:value="0.68638100000000002" table:style-name="ce7">
            <text:p>0.686381</text:p>
          </table:table-cell>
          <table:table-cell office:value-type="float" office:value="0.64514700000000003" table:style-name="ce7">
            <text:p>0.645147</text:p>
          </table:table-cell>
          <table:table-cell office:value-type="float" office:value="-6.8440000000000722E-3" table:formula="of:=[.H189]-[.$H$5]" table:style-name="ce1">
            <text:p>-0.006844</text:p>
          </table:table-cell>
          <table:table-cell office:value-type="float" office:value="2.9702000000000006E-2" table:formula="of:=[.I189]-[.$I$5]" table:style-name="ce1">
            <text:p>0.029702</text:p>
          </table:table-cell>
          <table:table-cell office:value-type="float" office:value="-1.1531999999999987E-2" table:formula="of:=[.J189]-[.$J$5]" table:style-name="ce1">
            <text:p>-0.011532</text:p>
          </table:table-cell>
          <table:table-cell office:value-type="float" office:value="9.2000499999999992" table:style-name="ce7">
            <text:p>9.20005</text:p>
          </table:table-cell>
          <table:table-cell office:value-type="float" office:value="-4.4069200000000003E-2" table:style-name="ce7">
            <text:p>-0.0440692</text:p>
          </table:table-cell>
          <table:table-cell office:value-type="float" office:value="3.3557400000000001E-2" table:style-name="ce7">
            <text:p>0.0335574</text:p>
          </table:table-cell>
          <table:table-cell table:number-columns-repeated="16368" table:style-name="ce3"/>
        </table:table-row>
        <table:table-row table:style-name="ro2">
          <table:table-cell office:value-type="float" office:value="3.7" table:style-name="ce1">
            <text:p>3.7</text:p>
          </table:table-cell>
          <table:table-cell office:value-type="float" office:value="-3.2789999999999998E-3" table:style-name="ce1">
            <text:p>-0.003279</text:p>
          </table:table-cell>
          <table:table-cell office:value-type="float" office:value="3.7" table:style-name="ce1">
            <text:p>3.7</text:p>
          </table:table-cell>
          <table:table-cell office:value-type="float" office:value="-1.2024999999999999E-2" table:style-name="ce1">
            <text:p>-0.012025</text:p>
          </table:table-cell>
          <table:table-cell office:value-type="float" office:value="4.7450000000000001E-3" table:style-name="ce1">
            <text:p>0.004745</text:p>
          </table:table-cell>
          <table:table-cell table:style-name="ce3"/>
          <table:table-cell office:value-type="float" office:value="9.25014" table:style-name="ce7">
            <text:p>9.25014</text:p>
          </table:table-cell>
          <table:table-cell office:value-type="float" office:value="0.64516899999999999" table:style-name="ce7">
            <text:p>0.645169</text:p>
          </table:table-cell>
          <table:table-cell office:value-type="float" office:value="0.68549099999999996" table:style-name="ce7">
            <text:p>0.685491</text:p>
          </table:table-cell>
          <table:table-cell office:value-type="float" office:value="0.64766400000000002" table:style-name="ce7">
            <text:p>0.647664</text:p>
          </table:table-cell>
          <table:table-cell office:value-type="float" office:value="-1.1507000000000045E-2" table:formula="of:=[.H190]-[.$H$5]" table:style-name="ce1">
            <text:p>-0.011507</text:p>
          </table:table-cell>
          <table:table-cell office:value-type="float" office:value="2.8811999999999949E-2" table:formula="of:=[.I190]-[.$I$5]" table:style-name="ce1">
            <text:p>0.028812</text:p>
          </table:table-cell>
          <table:table-cell office:value-type="float" office:value="-9.0149999999999952E-3" table:formula="of:=[.J190]-[.$J$5]" table:style-name="ce1">
            <text:p>-0.009015</text:p>
          </table:table-cell>
          <table:table-cell office:value-type="float" office:value="9.2500400000000003" table:style-name="ce7">
            <text:p>9.25004</text:p>
          </table:table-cell>
          <table:table-cell office:value-type="float" office:value="-3.4231400000000002E-2" table:style-name="ce7">
            <text:p>-0.0342314</text:p>
          </table:table-cell>
          <table:table-cell office:value-type="float" office:value="4.0061800000000002E-2" table:style-name="ce7">
            <text:p>0.0400618</text:p>
          </table:table-cell>
          <table:table-cell table:number-columns-repeated="16368" table:style-name="ce3"/>
        </table:table-row>
        <table:table-row table:style-name="ro2">
          <table:table-cell office:value-type="float" office:value="3.72" table:style-name="ce1">
            <text:p>3.72</text:p>
          </table:table-cell>
          <table:table-cell office:value-type="float" office:value="-3.124E-3" table:style-name="ce1">
            <text:p>-0.003124</text:p>
          </table:table-cell>
          <table:table-cell office:value-type="float" office:value="3.72" table:style-name="ce1">
            <text:p>3.72</text:p>
          </table:table-cell>
          <table:table-cell office:value-type="float" office:value="-1.1475000000000001E-2" table:style-name="ce1">
            <text:p>-0.011475</text:p>
          </table:table-cell>
          <table:table-cell office:value-type="float" office:value="5.4070000000000003E-3" table:style-name="ce1">
            <text:p>0.005407</text:p>
          </table:table-cell>
          <table:table-cell table:style-name="ce3"/>
          <table:table-cell office:value-type="float" office:value="9.3000299999999996" table:style-name="ce7">
            <text:p>9.30003</text:p>
          </table:table-cell>
          <table:table-cell office:value-type="float" office:value="0.64104899999999998" table:style-name="ce7">
            <text:p>0.641049</text:p>
          </table:table-cell>
          <table:table-cell office:value-type="float" office:value="0.68356499999999998" table:style-name="ce7">
            <text:p>0.683565</text:p>
          </table:table-cell>
          <table:table-cell office:value-type="float" office:value="0.65061599999999997" table:style-name="ce7">
            <text:p>0.650616</text:p>
          </table:table-cell>
          <table:table-cell office:value-type="float" office:value="-1.5627000000000058E-2" table:formula="of:=[.H191]-[.$H$5]" table:style-name="ce1">
            <text:p>-0.015627</text:p>
          </table:table-cell>
          <table:table-cell office:value-type="float" office:value="2.6885999999999965E-2" table:formula="of:=[.I191]-[.$I$5]" table:style-name="ce1">
            <text:p>0.026886</text:p>
          </table:table-cell>
          <table:table-cell office:value-type="float" office:value="-6.0630000000000406E-3" table:formula="of:=[.J191]-[.$J$5]" table:style-name="ce1">
            <text:p>-0.006063</text:p>
          </table:table-cell>
          <table:table-cell office:value-type="float" office:value="9.3000699999999998" table:style-name="ce7">
            <text:p>9.30007</text:p>
          </table:table-cell>
          <table:table-cell office:value-type="float" office:value="-2.2932600000000001E-2" table:style-name="ce7">
            <text:p>-0.0229326</text:p>
          </table:table-cell>
          <table:table-cell office:value-type="float" office:value="4.5920099999999998E-2" table:style-name="ce7">
            <text:p>0.0459201</text:p>
          </table:table-cell>
          <table:table-cell table:number-columns-repeated="16368" table:style-name="ce3"/>
        </table:table-row>
        <table:table-row table:style-name="ro2">
          <table:table-cell office:value-type="float" office:value="3.74" table:style-name="ce1">
            <text:p>3.74</text:p>
          </table:table-cell>
          <table:table-cell office:value-type="float" office:value="-2.9510000000000001E-3" table:style-name="ce1">
            <text:p>-0.002951</text:p>
          </table:table-cell>
          <table:table-cell office:value-type="float" office:value="3.74" table:style-name="ce1">
            <text:p>3.74</text:p>
          </table:table-cell>
          <table:table-cell office:value-type="float" office:value="-1.0854000000000001E-2" table:style-name="ce1">
            <text:p>-0.010854</text:p>
          </table:table-cell>
          <table:table-cell office:value-type="float" office:value="6.0410000000000004E-3" table:style-name="ce1">
            <text:p>0.006041</text:p>
          </table:table-cell>
          <table:table-cell table:style-name="ce3"/>
          <table:table-cell office:value-type="float" office:value="9.3501100000000008" table:style-name="ce7">
            <text:p>9.35011</text:p>
          </table:table-cell>
          <table:table-cell office:value-type="float" office:value="0.63755499999999998" table:style-name="ce7">
            <text:p>0.637555</text:p>
          </table:table-cell>
          <table:table-cell office:value-type="float" office:value="0.68069999999999997" table:style-name="ce7">
            <text:p>0.6807</text:p>
          </table:table-cell>
          <table:table-cell office:value-type="float" office:value="0.65393800000000002" table:style-name="ce7">
            <text:p>0.653938</text:p>
          </table:table-cell>
          <table:table-cell office:value-type="float" office:value="-1.9121000000000055E-2" table:formula="of:=[.H192]-[.$H$5]" table:style-name="ce1">
            <text:p>-0.019121</text:p>
          </table:table-cell>
          <table:table-cell office:value-type="float" office:value="2.4020999999999959E-2" table:formula="of:=[.I192]-[.$I$5]" table:style-name="ce1">
            <text:p>0.024021</text:p>
          </table:table-cell>
          <table:table-cell office:value-type="float" office:value="-2.7409999999999934E-3" table:formula="of:=[.J192]-[.$J$5]" table:style-name="ce1">
            <text:p>-0.002741</text:p>
          </table:table-cell>
          <table:table-cell office:value-type="float" office:value="9.3500899999999998" table:style-name="ce7">
            <text:p>9.35009</text:p>
          </table:table-cell>
          <table:table-cell office:value-type="float" office:value="-1.0370900000000001E-2" table:style-name="ce7">
            <text:p>-0.0103709</text:p>
          </table:table-cell>
          <table:table-cell office:value-type="float" office:value="5.0563999999999998E-2" table:style-name="ce7">
            <text:p>0.050564</text:p>
          </table:table-cell>
          <table:table-cell table:number-columns-repeated="16368" table:style-name="ce3"/>
        </table:table-row>
        <table:table-row table:style-name="ro2">
          <table:table-cell office:value-type="float" office:value="3.76" table:style-name="ce1">
            <text:p>3.76</text:p>
          </table:table-cell>
          <table:table-cell office:value-type="float" office:value="-2.7590000000000002E-3" table:style-name="ce1">
            <text:p>-0.002759</text:p>
          </table:table-cell>
          <table:table-cell office:value-type="float" office:value="3.76" table:style-name="ce1">
            <text:p>3.76</text:p>
          </table:table-cell>
          <table:table-cell office:value-type="float" office:value="-1.0168E-2" table:style-name="ce1">
            <text:p>-0.010168</text:p>
          </table:table-cell>
          <table:table-cell office:value-type="float" office:value="6.6439999999999997E-3" table:style-name="ce1">
            <text:p>0.006644</text:p>
          </table:table-cell>
          <table:table-cell table:style-name="ce3"/>
          <table:table-cell office:value-type="float" office:value="9.4000400000000006" table:style-name="ce7">
            <text:p>9.40004</text:p>
          </table:table-cell>
          <table:table-cell office:value-type="float" office:value="0.63467700000000005" table:style-name="ce7">
            <text:p>0.634677</text:p>
          </table:table-cell>
          <table:table-cell office:value-type="float" office:value="0.67699600000000004" table:style-name="ce7">
            <text:p>0.676996</text:p>
          </table:table-cell>
          <table:table-cell office:value-type="float" office:value="0.65758099999999997" table:style-name="ce7">
            <text:p>0.657581</text:p>
          </table:table-cell>
          <table:table-cell office:value-type="float" office:value="-2.1998999999999991E-2" table:formula="of:=[.H193]-[.$H$5]" table:style-name="ce1">
            <text:p>-0.021999</text:p>
          </table:table-cell>
          <table:table-cell office:value-type="float" office:value="2.0317000000000029E-2" table:formula="of:=[.I193]-[.$I$5]" table:style-name="ce1">
            <text:p>0.020317</text:p>
          </table:table-cell>
          <table:table-cell office:value-type="float" office:value="9.0199999999995839E-4" table:formula="of:=[.J193]-[.$J$5]" table:style-name="ce1">
            <text:p>0.000902</text:p>
          </table:table-cell>
          <table:table-cell office:value-type="float" office:value="9.4000900000000005" table:style-name="ce7">
            <text:p>9.40009</text:p>
          </table:table-cell>
          <table:table-cell office:value-type="float" office:value="3.40186E-3" table:style-name="ce7">
            <text:p>0.00340186</text:p>
          </table:table-cell>
          <table:table-cell office:value-type="float" office:value="5.3787599999999998E-2" table:style-name="ce7">
            <text:p>0.0537876</text:p>
          </table:table-cell>
          <table:table-cell table:number-columns-repeated="16368" table:style-name="ce3"/>
        </table:table-row>
        <table:table-row table:style-name="ro2">
          <table:table-cell office:value-type="float" office:value="3.78" table:style-name="ce1">
            <text:p>3.78</text:p>
          </table:table-cell>
          <table:table-cell office:value-type="float" office:value="-2.5509999999999999E-3" table:style-name="ce1">
            <text:p>-0.002551</text:p>
          </table:table-cell>
          <table:table-cell office:value-type="float" office:value="3.78" table:style-name="ce1">
            <text:p>3.78</text:p>
          </table:table-cell>
          <table:table-cell office:value-type="float" office:value="-9.4199999999999996E-3" table:style-name="ce1">
            <text:p>-0.00942</text:p>
          </table:table-cell>
          <table:table-cell office:value-type="float" office:value="7.2139999999999999E-3" table:style-name="ce1">
            <text:p>0.007214</text:p>
          </table:table-cell>
          <table:table-cell table:style-name="ce3"/>
          <table:table-cell office:value-type="float" office:value="9.4500600000000006" table:style-name="ce7">
            <text:p>9.45006</text:p>
          </table:table-cell>
          <table:table-cell office:value-type="float" office:value="0.63240099999999999" table:style-name="ce7">
            <text:p>0.632401</text:p>
          </table:table-cell>
          <table:table-cell office:value-type="float" office:value="0.67262100000000002" table:style-name="ce7">
            <text:p>0.672621</text:p>
          </table:table-cell>
          <table:table-cell office:value-type="float" office:value="0.66142400000000001" table:style-name="ce7">
            <text:p>0.661424</text:p>
          </table:table-cell>
          <table:table-cell office:value-type="float" office:value="-2.4275000000000047E-2" table:formula="of:=[.H194]-[.$H$5]" table:style-name="ce1">
            <text:p>-0.024275</text:p>
          </table:table-cell>
          <table:table-cell office:value-type="float" office:value="1.5942000000000012E-2" table:formula="of:=[.I194]-[.$I$5]" table:style-name="ce1">
            <text:p>0.015942</text:p>
          </table:table-cell>
          <table:table-cell office:value-type="float" office:value="4.7449999999999992E-3" table:formula="of:=[.J194]-[.$J$5]" table:style-name="ce1">
            <text:p>0.004745</text:p>
          </table:table-cell>
          <table:table-cell office:value-type="float" office:value="9.4501200000000001" table:style-name="ce7">
            <text:p>9.45012</text:p>
          </table:table-cell>
          <table:table-cell office:value-type="float" office:value="1.75599E-2" table:style-name="ce7">
            <text:p>0.0175599</text:p>
          </table:table-cell>
          <table:table-cell office:value-type="float" office:value="5.4656400000000001E-2" table:style-name="ce7">
            <text:p>0.0546564</text:p>
          </table:table-cell>
          <table:table-cell table:number-columns-repeated="16368" table:style-name="ce3"/>
        </table:table-row>
        <table:table-row table:style-name="ro2">
          <table:table-cell office:value-type="float" office:value="3.8" table:style-name="ce1">
            <text:p>3.8</text:p>
          </table:table-cell>
          <table:table-cell office:value-type="float" office:value="-2.3270000000000001E-3" table:style-name="ce1">
            <text:p>-0.002327</text:p>
          </table:table-cell>
          <table:table-cell office:value-type="float" office:value="3.8" table:style-name="ce1">
            <text:p>3.8</text:p>
          </table:table-cell>
          <table:table-cell office:value-type="float" office:value="-8.6149999999999994E-3" table:style-name="ce1">
            <text:p>-0.008615</text:p>
          </table:table-cell>
          <table:table-cell office:value-type="float" office:value="7.7470000000000004E-3" table:style-name="ce1">
            <text:p>0.007747</text:p>
          </table:table-cell>
          <table:table-cell table:style-name="ce3"/>
          <table:table-cell office:value-type="float" office:value="9.50014" table:style-name="ce7">
            <text:p>9.50014</text:p>
          </table:table-cell>
          <table:table-cell office:value-type="float" office:value="0.63068500000000005" table:style-name="ce7">
            <text:p>0.630685</text:p>
          </table:table-cell>
          <table:table-cell office:value-type="float" office:value="0.66773499999999997" table:style-name="ce7">
            <text:p>0.667735</text:p>
          </table:table-cell>
          <table:table-cell office:value-type="float" office:value="0.66539599999999999" table:style-name="ce7">
            <text:p>0.665396</text:p>
          </table:table-cell>
          <table:table-cell office:value-type="float" office:value="-2.5990999999999986E-2" table:formula="of:=[.H195]-[.$H$5]" table:style-name="ce1">
            <text:p>-0.025991</text:p>
          </table:table-cell>
          <table:table-cell office:value-type="float" office:value="1.1055999999999955E-2" table:formula="of:=[.I195]-[.$I$5]" table:style-name="ce1">
            <text:p>0.011056</text:p>
          </table:table-cell>
          <table:table-cell office:value-type="float" office:value="8.7169999999999748E-3" table:formula="of:=[.J195]-[.$J$5]" table:style-name="ce1">
            <text:p>0.008717</text:p>
          </table:table-cell>
          <table:table-cell office:value-type="float" office:value="9.5001099999999994" table:style-name="ce7">
            <text:p>9.50011</text:p>
          </table:table-cell>
          <table:table-cell office:value-type="float" office:value="3.1829099999999999E-2" table:style-name="ce7">
            <text:p>0.0318291</text:p>
          </table:table-cell>
          <table:table-cell office:value-type="float" office:value="5.3496299999999997E-2" table:style-name="ce7">
            <text:p>0.0534963</text:p>
          </table:table-cell>
          <table:table-cell table:number-columns-repeated="16368" table:style-name="ce3"/>
        </table:table-row>
        <table:table-row table:style-name="ro2">
          <table:table-cell office:value-type="float" office:value="3.82" table:style-name="ce1">
            <text:p>3.82</text:p>
          </table:table-cell>
          <table:table-cell office:value-type="float" office:value="-2.091E-3" table:style-name="ce1">
            <text:p>-0.002091</text:p>
          </table:table-cell>
          <table:table-cell office:value-type="float" office:value="3.82" table:style-name="ce1">
            <text:p>3.82</text:p>
          </table:table-cell>
          <table:table-cell office:value-type="float" office:value="-7.757E-3" table:style-name="ce1">
            <text:p>-0.007757</text:p>
          </table:table-cell>
          <table:table-cell office:value-type="float" office:value="8.2410000000000001E-3" table:style-name="ce1">
            <text:p>0.008241</text:p>
          </table:table-cell>
          <table:table-cell table:style-name="ce3"/>
          <table:table-cell office:value-type="float" office:value="9.5500900000000009" table:style-name="ce7">
            <text:p>9.55009</text:p>
          </table:table-cell>
          <table:table-cell office:value-type="float" office:value="0.62950200000000001" table:style-name="ce7">
            <text:p>0.629502</text:p>
          </table:table-cell>
          <table:table-cell office:value-type="float" office:value="0.66254999999999997" table:style-name="ce7">
            <text:p>0.66255</text:p>
          </table:table-cell>
          <table:table-cell office:value-type="float" office:value="0.66935699999999998" table:style-name="ce7">
            <text:p>0.669357</text:p>
          </table:table-cell>
          <table:table-cell office:value-type="float" office:value="-2.7174000000000031E-2" table:formula="of:=[.H196]-[.$H$5]" table:style-name="ce1">
            <text:p>-0.027174</text:p>
          </table:table-cell>
          <table:table-cell office:value-type="float" office:value="5.8709999999999596E-3" table:formula="of:=[.I196]-[.$I$5]" table:style-name="ce1">
            <text:p>0.005871</text:p>
          </table:table-cell>
          <table:table-cell office:value-type="float" office:value="1.2677999999999967E-2" table:formula="of:=[.J196]-[.$J$5]" table:style-name="ce1">
            <text:p>0.012678</text:p>
          </table:table-cell>
          <table:table-cell office:value-type="float" office:value="9.5500900000000009" table:style-name="ce7">
            <text:p>9.55009</text:p>
          </table:table-cell>
          <table:table-cell office:value-type="float" office:value="4.5712599999999999E-2" table:style-name="ce7">
            <text:p>0.0457126</text:p>
          </table:table-cell>
          <table:table-cell office:value-type="float" office:value="5.1575999999999997E-2" table:style-name="ce7">
            <text:p>0.051576</text:p>
          </table:table-cell>
          <table:table-cell table:number-columns-repeated="16368" table:style-name="ce3"/>
        </table:table-row>
        <table:table-row table:style-name="ro2">
          <table:table-cell office:value-type="float" office:value="3.84" table:style-name="ce1">
            <text:p>3.84</text:p>
          </table:table-cell>
          <table:table-cell office:value-type="float" office:value="-1.8420000000000001E-3" table:style-name="ce1">
            <text:p>-0.001842</text:p>
          </table:table-cell>
          <table:table-cell office:value-type="float" office:value="3.84" table:style-name="ce1">
            <text:p>3.84</text:p>
          </table:table-cell>
          <table:table-cell office:value-type="float" office:value="-6.8510000000000003E-3" table:style-name="ce1">
            <text:p>-0.006851</text:p>
          </table:table-cell>
          <table:table-cell office:value-type="float" office:value="8.6949999999999996E-3" table:style-name="ce1">
            <text:p>0.008695</text:p>
          </table:table-cell>
          <table:table-cell table:style-name="ce3"/>
          <table:table-cell office:value-type="float" office:value="9.6001399999999997" table:style-name="ce7">
            <text:p>9.60014</text:p>
          </table:table-cell>
          <table:table-cell office:value-type="float" office:value="0.62877499999999997" table:style-name="ce7">
            <text:p>0.628775</text:p>
          </table:table-cell>
          <table:table-cell office:value-type="float" office:value="0.65723200000000004" table:style-name="ce7">
            <text:p>0.657232</text:p>
          </table:table-cell>
          <table:table-cell office:value-type="float" office:value="0.67314600000000002" table:style-name="ce7">
            <text:p>0.673146</text:p>
          </table:table-cell>
          <table:table-cell office:value-type="float" office:value="-2.7901000000000065E-2" table:formula="of:=[.H197]-[.$H$5]" table:style-name="ce1">
            <text:p>-0.027901</text:p>
          </table:table-cell>
          <table:table-cell office:value-type="float" office:value="5.5300000000002569E-4" table:formula="of:=[.I197]-[.$I$5]" table:style-name="ce1">
            <text:p>0.000553</text:p>
          </table:table-cell>
          <table:table-cell office:value-type="float" office:value="1.6467000000000009E-2" table:formula="of:=[.J197]-[.$J$5]" table:style-name="ce1">
            <text:p>0.016467</text:p>
          </table:table-cell>
          <table:table-cell office:value-type="float" office:value="9.6000899999999998" table:style-name="ce7">
            <text:p>9.60009</text:p>
          </table:table-cell>
          <table:table-cell office:value-type="float" office:value="5.8803899999999999E-2" table:style-name="ce7">
            <text:p>0.0588039</text:p>
          </table:table-cell>
          <table:table-cell office:value-type="float" office:value="4.7966799999999997E-2" table:style-name="ce7">
            <text:p>0.0479668</text:p>
          </table:table-cell>
          <table:table-cell table:number-columns-repeated="16368" table:style-name="ce3"/>
        </table:table-row>
        <table:table-row table:style-name="ro2">
          <table:table-cell office:value-type="float" office:value="3.86" table:style-name="ce1">
            <text:p>3.86</text:p>
          </table:table-cell>
          <table:table-cell office:value-type="float" office:value="-1.5820000000000001E-3" table:style-name="ce1">
            <text:p>-0.001582</text:p>
          </table:table-cell>
          <table:table-cell office:value-type="float" office:value="3.86" table:style-name="ce1">
            <text:p>3.86</text:p>
          </table:table-cell>
          <table:table-cell office:value-type="float" office:value="-5.9020000000000001E-3" table:style-name="ce1">
            <text:p>-0.005902</text:p>
          </table:table-cell>
          <table:table-cell office:value-type="float" office:value="9.1059999999999995E-3" table:style-name="ce1">
            <text:p>0.009106</text:p>
          </table:table-cell>
          <table:table-cell table:style-name="ce3"/>
          <table:table-cell office:value-type="float" office:value="9.6500599999999999" table:style-name="ce7">
            <text:p>9.65006</text:p>
          </table:table-cell>
          <table:table-cell office:value-type="float" office:value="0.62844199999999995" table:style-name="ce7">
            <text:p>0.628442</text:p>
          </table:table-cell>
          <table:table-cell office:value-type="float" office:value="0.65194799999999997" table:style-name="ce7">
            <text:p>0.651948</text:p>
          </table:table-cell>
          <table:table-cell office:value-type="float" office:value="0.67663300000000004" table:style-name="ce7">
            <text:p>0.676633</text:p>
          </table:table-cell>
          <table:table-cell office:value-type="float" office:value="-2.8234000000000092E-2" table:formula="of:=[.H198]-[.$H$5]" table:style-name="ce1">
            <text:p>-0.028234</text:p>
          </table:table-cell>
          <table:table-cell office:value-type="float" office:value="-4.7310000000000407E-3" table:formula="of:=[.I198]-[.$I$5]" table:style-name="ce1">
            <text:p>-0.004731</text:p>
          </table:table-cell>
          <table:table-cell office:value-type="float" office:value="1.9954000000000027E-2" table:formula="of:=[.J198]-[.$J$5]" table:style-name="ce1">
            <text:p>0.019954</text:p>
          </table:table-cell>
          <table:table-cell office:value-type="float" office:value="9.6500599999999999" table:style-name="ce7">
            <text:p>9.65006</text:p>
          </table:table-cell>
          <table:table-cell office:value-type="float" office:value="7.0621600000000007E-2" table:style-name="ce7">
            <text:p>0.0706216</text:p>
          </table:table-cell>
          <table:table-cell office:value-type="float" office:value="4.1801900000000003E-2" table:style-name="ce7">
            <text:p>0.0418019</text:p>
          </table:table-cell>
          <table:table-cell table:number-columns-repeated="16368" table:style-name="ce3"/>
        </table:table-row>
        <table:table-row table:style-name="ro2">
          <table:table-cell office:value-type="float" office:value="3.88" table:style-name="ce1">
            <text:p>3.88</text:p>
          </table:table-cell>
          <table:table-cell office:value-type="float" office:value="-1.3140000000000001E-3" table:style-name="ce1">
            <text:p>-0.001314</text:p>
          </table:table-cell>
          <table:table-cell office:value-type="float" office:value="3.88" table:style-name="ce1">
            <text:p>3.88</text:p>
          </table:table-cell>
          <table:table-cell office:value-type="float" office:value="-4.9160000000000002E-3" table:style-name="ce1">
            <text:p>-0.004916</text:p>
          </table:table-cell>
          <table:table-cell office:value-type="float" office:value="9.4750000000000008E-3" table:style-name="ce1">
            <text:p>0.009475</text:p>
          </table:table-cell>
          <table:table-cell table:style-name="ce3"/>
          <table:table-cell office:value-type="float" office:value="9.7001299999999997" table:style-name="ce7">
            <text:p>9.70013</text:p>
          </table:table-cell>
          <table:table-cell office:value-type="float" office:value="0.62849200000000005" table:style-name="ce7">
            <text:p>0.628492</text:p>
          </table:table-cell>
          <table:table-cell office:value-type="float" office:value="0.64688199999999996" table:style-name="ce7">
            <text:p>0.646882</text:p>
          </table:table-cell>
          <table:table-cell office:value-type="float" office:value="0.67966099999999996" table:style-name="ce7">
            <text:p>0.679661</text:p>
          </table:table-cell>
          <table:table-cell office:value-type="float" office:value="-2.8183999999999987E-2" table:formula="of:=[.H199]-[.$H$5]" table:style-name="ce1">
            <text:p>-0.028184</text:p>
          </table:table-cell>
          <table:table-cell office:value-type="float" office:value="-9.7970000000000557E-3" table:formula="of:=[.I199]-[.$I$5]" table:style-name="ce1">
            <text:p>-0.009797</text:p>
          </table:table-cell>
          <table:table-cell office:value-type="float" office:value="2.2981999999999947E-2" table:formula="of:=[.J199]-[.$J$5]" table:style-name="ce1">
            <text:p>0.022982</text:p>
          </table:table-cell>
          <table:table-cell office:value-type="float" office:value="9.7001100000000005" table:style-name="ce7">
            <text:p>9.70011</text:p>
          </table:table-cell>
          <table:table-cell office:value-type="float" office:value="8.0565700000000004E-2" table:style-name="ce7">
            <text:p>0.0805657</text:p>
          </table:table-cell>
          <table:table-cell office:value-type="float" office:value="3.4474699999999997E-2" table:style-name="ce7">
            <text:p>0.0344747</text:p>
          </table:table-cell>
          <table:table-cell table:number-columns-repeated="16368" table:style-name="ce3"/>
        </table:table-row>
        <table:table-row table:style-name="ro2">
          <table:table-cell office:value-type="float" office:value="3.9" table:style-name="ce1">
            <text:p>3.9</text:p>
          </table:table-cell>
          <table:table-cell office:value-type="float" office:value="-1.0380000000000001E-3" table:style-name="ce1">
            <text:p>-0.001038</text:p>
          </table:table-cell>
          <table:table-cell office:value-type="float" office:value="3.9" table:style-name="ce1">
            <text:p>3.9</text:p>
          </table:table-cell>
          <table:table-cell office:value-type="float" office:value="-3.8969999999999999E-3" table:style-name="ce1">
            <text:p>-0.003897</text:p>
          </table:table-cell>
          <table:table-cell office:value-type="float" office:value="9.7990000000000004E-3" table:style-name="ce1">
            <text:p>0.009799</text:p>
          </table:table-cell>
          <table:table-cell table:style-name="ce3"/>
          <table:table-cell office:value-type="float" office:value="9.7500199999999992" table:style-name="ce7">
            <text:p>9.75002</text:p>
          </table:table-cell>
          <table:table-cell office:value-type="float" office:value="0.62893699999999997" table:style-name="ce7">
            <text:p>0.628937</text:p>
          </table:table-cell>
          <table:table-cell office:value-type="float" office:value="0.64219199999999999" table:style-name="ce7">
            <text:p>0.642192</text:p>
          </table:table-cell>
          <table:table-cell office:value-type="float" office:value="0.68204299999999995" table:style-name="ce7">
            <text:p>0.682043</text:p>
          </table:table-cell>
          <table:table-cell office:value-type="float" office:value="-2.7739000000000069E-2" table:formula="of:=[.H200]-[.$H$5]" table:style-name="ce1">
            <text:p>-0.027739</text:p>
          </table:table-cell>
          <table:table-cell office:value-type="float" office:value="-1.4487000000000028E-2" table:formula="of:=[.I200]-[.$I$5]" table:style-name="ce1">
            <text:p>-0.014487</text:p>
          </table:table-cell>
          <table:table-cell office:value-type="float" office:value="2.5363999999999942E-2" table:formula="of:=[.J200]-[.$J$5]" table:style-name="ce1">
            <text:p>0.025364</text:p>
          </table:table-cell>
          <table:table-cell office:value-type="float" office:value="9.75" table:style-name="ce7">
            <text:p>9.75</text:p>
          </table:table-cell>
          <table:table-cell office:value-type="float" office:value="8.8294800000000007E-2" table:style-name="ce7">
            <text:p>0.0882948</text:p>
          </table:table-cell>
          <table:table-cell office:value-type="float" office:value="2.59793E-2" table:style-name="ce7">
            <text:p>0.0259793</text:p>
          </table:table-cell>
          <table:table-cell table:number-columns-repeated="16368" table:style-name="ce3"/>
        </table:table-row>
        <table:table-row table:style-name="ro2">
          <table:table-cell office:value-type="float" office:value="3.92" table:style-name="ce1">
            <text:p>3.92</text:p>
          </table:table-cell>
          <table:table-cell office:value-type="float" office:value="-7.5600000000000005E-4" table:style-name="ce1">
            <text:p>-0.000756</text:p>
          </table:table-cell>
          <table:table-cell office:value-type="float" office:value="3.92" table:style-name="ce1">
            <text:p>3.92</text:p>
          </table:table-cell>
          <table:table-cell office:value-type="float" office:value="-2.8500000000000001E-3" table:style-name="ce1">
            <text:p>-0.00285</text:p>
          </table:table-cell>
          <table:table-cell office:value-type="float" office:value="1.0078999999999999E-2" table:style-name="ce1">
            <text:p>0.010079</text:p>
          </table:table-cell>
          <table:table-cell table:style-name="ce3"/>
          <table:table-cell office:value-type="float" office:value="9.8001500000000004" table:style-name="ce7">
            <text:p>9.80015</text:p>
          </table:table-cell>
          <table:table-cell office:value-type="float" office:value="0.62979300000000005" table:style-name="ce7">
            <text:p>0.629793</text:p>
          </table:table-cell>
          <table:table-cell office:value-type="float" office:value="0.63794600000000001" table:style-name="ce7">
            <text:p>0.637946</text:p>
          </table:table-cell>
          <table:table-cell office:value-type="float" office:value="0.68367599999999995" table:style-name="ce7">
            <text:p>0.683676</text:p>
          </table:table-cell>
          <table:table-cell office:value-type="float" office:value="-2.688299999999999E-2" table:formula="of:=[.H201]-[.$H$5]" table:style-name="ce1">
            <text:p>-0.026883</text:p>
          </table:table-cell>
          <table:table-cell office:value-type="float" office:value="-1.8733E-2" table:formula="of:=[.I201]-[.$I$5]" table:style-name="ce1">
            <text:p>-0.018733</text:p>
          </table:table-cell>
          <table:table-cell office:value-type="float" office:value="2.6996999999999938E-2" table:formula="of:=[.J201]-[.$J$5]" table:style-name="ce1">
            <text:p>0.026997</text:p>
          </table:table-cell>
          <table:table-cell office:value-type="float" office:value="9.8000299999999996" table:style-name="ce7">
            <text:p>9.80003</text:p>
          </table:table-cell>
          <table:table-cell office:value-type="float" office:value="9.3440300000000004E-2" table:style-name="ce7">
            <text:p>0.0934403</text:p>
          </table:table-cell>
          <table:table-cell office:value-type="float" office:value="1.53461E-2" table:style-name="ce7">
            <text:p>0.0153461</text:p>
          </table:table-cell>
          <table:table-cell table:number-columns-repeated="16368" table:style-name="ce3"/>
        </table:table-row>
        <table:table-row table:style-name="ro2">
          <table:table-cell office:value-type="float" office:value="3.94" table:style-name="ce1">
            <text:p>3.94</text:p>
          </table:table-cell>
          <table:table-cell office:value-type="float" office:value="-4.6900000000000002E-4" table:style-name="ce1">
            <text:p>-0.000469</text:p>
          </table:table-cell>
          <table:table-cell office:value-type="float" office:value="3.94" table:style-name="ce1">
            <text:p>3.94</text:p>
          </table:table-cell>
          <table:table-cell office:value-type="float" office:value="-1.7799999999999999E-3" table:style-name="ce1">
            <text:p>-0.00178</text:p>
          </table:table-cell>
          <table:table-cell office:value-type="float" office:value="1.0315E-2" table:style-name="ce1">
            <text:p>0.010315</text:p>
          </table:table-cell>
          <table:table-cell table:style-name="ce3"/>
          <table:table-cell office:value-type="float" office:value="9.8501300000000001" table:style-name="ce7">
            <text:p>9.85013</text:p>
          </table:table-cell>
          <table:table-cell office:value-type="float" office:value="0.63111499999999998" table:style-name="ce7">
            <text:p>0.631115</text:p>
          </table:table-cell>
          <table:table-cell office:value-type="float" office:value="0.63425399999999998" table:style-name="ce7">
            <text:p>0.634254</text:p>
          </table:table-cell>
          <table:table-cell office:value-type="float" office:value="0.68445699999999998" table:style-name="ce7">
            <text:p>0.684457</text:p>
          </table:table-cell>
          <table:table-cell office:value-type="float" office:value="-2.5561000000000056E-2" table:formula="of:=[.H202]-[.$H$5]" table:style-name="ce1">
            <text:p>-0.025561</text:p>
          </table:table-cell>
          <table:table-cell office:value-type="float" office:value="-2.2425000000000028E-2" table:formula="of:=[.I202]-[.$I$5]" table:style-name="ce1">
            <text:p>-0.022425</text:p>
          </table:table-cell>
          <table:table-cell office:value-type="float" office:value="2.7777999999999969E-2" table:formula="of:=[.J202]-[.$J$5]" table:style-name="ce1">
            <text:p>0.027778</text:p>
          </table:table-cell>
          <table:table-cell office:value-type="float" office:value="9.8501300000000001" table:style-name="ce7">
            <text:p>9.85013</text:p>
          </table:table-cell>
          <table:table-cell office:value-type="float" office:value="9.5663100000000001E-2" table:style-name="ce7">
            <text:p>0.0956631</text:p>
          </table:table-cell>
          <table:table-cell office:value-type="float" office:value="3.8533399999999998E-3" table:style-name="ce7">
            <text:p>0.00385334</text:p>
          </table:table-cell>
          <table:table-cell table:number-columns-repeated="16368" table:style-name="ce3"/>
        </table:table-row>
        <table:table-row table:style-name="ro2">
          <table:table-cell office:value-type="float" office:value="3.96" table:style-name="ce1">
            <text:p>3.96</text:p>
          </table:table-cell>
          <table:table-cell office:value-type="float" office:value="-1.7799999999999999E-4" table:style-name="ce1">
            <text:p>-0.000178</text:p>
          </table:table-cell>
          <table:table-cell office:value-type="float" office:value="3.96" table:style-name="ce1">
            <text:p>3.96</text:p>
          </table:table-cell>
          <table:table-cell office:value-type="float" office:value="-6.9200000000000002E-4" table:style-name="ce1">
            <text:p>-0.000692</text:p>
          </table:table-cell>
          <table:table-cell office:value-type="float" office:value="1.0506E-2" table:style-name="ce1">
            <text:p>0.010506</text:p>
          </table:table-cell>
          <table:table-cell table:style-name="ce3"/>
          <table:table-cell office:value-type="float" office:value="9.9000299999999992" table:style-name="ce7">
            <text:p>9.90003</text:p>
          </table:table-cell>
          <table:table-cell office:value-type="float" office:value="0.63300999999999996" table:style-name="ce7">
            <text:p>0.63301</text:p>
          </table:table-cell>
          <table:table-cell office:value-type="float" office:value="0.63120600000000004" table:style-name="ce7">
            <text:p>0.631206</text:p>
          </table:table-cell>
          <table:table-cell office:value-type="float" office:value="0.68430400000000002" table:style-name="ce7">
            <text:p>0.684304</text:p>
          </table:table-cell>
          <table:table-cell office:value-type="float" office:value="-2.3666000000000076E-2" table:formula="of:=[.H203]-[.$H$5]" table:style-name="ce1">
            <text:p>-0.023666</text:p>
          </table:table-cell>
          <table:table-cell office:value-type="float" office:value="-2.5472999999999968E-2" table:formula="of:=[.I203]-[.$I$5]" table:style-name="ce1">
            <text:p>-0.025473</text:p>
          </table:table-cell>
          <table:table-cell office:value-type="float" office:value="2.7625000000000011E-2" table:formula="of:=[.J203]-[.$J$5]" table:style-name="ce1">
            <text:p>0.027625</text:p>
          </table:table-cell>
          <table:table-cell office:value-type="float" office:value="9.9000699999999995" table:style-name="ce7">
            <text:p>9.90007</text:p>
          </table:table-cell>
          <table:table-cell office:value-type="float" office:value="9.4730499999999995E-2" table:style-name="ce7">
            <text:p>0.0947305</text:p>
          </table:table-cell>
          <table:table-cell office:value-type="float" office:value="-7.0137400000000001E-3" table:style-name="ce7">
            <text:p>-0.00701374</text:p>
          </table:table-cell>
          <table:table-cell table:number-columns-repeated="16368" table:style-name="ce3"/>
        </table:table-row>
        <table:table-row table:style-name="ro2">
          <table:table-cell office:value-type="float" office:value="3.98" table:style-name="ce1">
            <text:p>3.98</text:p>
          </table:table-cell>
          <table:table-cell office:value-type="float" office:value="1.1400000000000001E-4" table:style-name="ce1">
            <text:p>0.000114</text:p>
          </table:table-cell>
          <table:table-cell office:value-type="float" office:value="3.98" table:style-name="ce1">
            <text:p>3.98</text:p>
          </table:table-cell>
          <table:table-cell office:value-type="float" office:value="4.0999999999999999E-4" table:style-name="ce1">
            <text:p>0.00041</text:p>
          </table:table-cell>
          <table:table-cell office:value-type="float" office:value="1.0654E-2" table:style-name="ce1">
            <text:p>0.010654</text:p>
          </table:table-cell>
          <table:table-cell table:style-name="ce3"/>
          <table:table-cell office:value-type="float" office:value="9.9500899999999994" table:style-name="ce7">
            <text:p>9.95009</text:p>
          </table:table-cell>
          <table:table-cell office:value-type="float" office:value="0.635598" table:style-name="ce7">
            <text:p>0.635598</text:p>
          </table:table-cell>
          <table:table-cell office:value-type="float" office:value="0.628826" table:style-name="ce7">
            <text:p>0.628826</text:p>
          </table:table-cell>
          <table:table-cell office:value-type="float" office:value="0.68319200000000002" table:style-name="ce7">
            <text:p>0.683192</text:p>
          </table:table-cell>
          <table:table-cell office:value-type="float" office:value="-2.1078000000000041E-2" table:formula="of:=[.H204]-[.$H$5]" table:style-name="ce1">
            <text:p>-0.021078</text:p>
          </table:table-cell>
          <table:table-cell office:value-type="float" office:value="-2.7853000000000017E-2" table:formula="of:=[.I204]-[.$I$5]" table:style-name="ce1">
            <text:p>-0.027853</text:p>
          </table:table-cell>
          <table:table-cell office:value-type="float" office:value="2.6513000000000009E-2" table:formula="of:=[.J204]-[.$J$5]" table:style-name="ce1">
            <text:p>0.026513</text:p>
          </table:table-cell>
          <table:table-cell office:value-type="float" office:value="9.9500399999999996" table:style-name="ce7">
            <text:p>9.95004</text:p>
          </table:table-cell>
          <table:table-cell office:value-type="float" office:value="9.0590699999999996E-2" table:style-name="ce7">
            <text:p>0.0905907</text:p>
          </table:table-cell>
          <table:table-cell office:value-type="float" office:value="-1.8337599999999999E-2" table:style-name="ce7">
            <text:p>-0.0183376</text:p>
          </table:table-cell>
          <table:table-cell table:number-columns-repeated="16368" table:style-name="ce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.0900000000000002E-4" table:style-name="ce1">
            <text:p>0.000409</text:p>
          </table:table-cell>
          <table:table-cell office:value-type="float" office:value="4" table:style-name="ce1">
            <text:p>4</text:p>
          </table:table-cell>
          <table:table-cell office:value-type="float" office:value="1.5219999999999999E-3" table:style-name="ce1">
            <text:p>0.001522</text:p>
          </table:table-cell>
          <table:table-cell office:value-type="float" office:value="1.0756999999999999E-2" table:style-name="ce1">
            <text:p>0.010757</text:p>
          </table:table-cell>
          <table:table-cell table:style-name="ce3"/>
          <table:table-cell office:value-type="float" office:value="10.0001" table:style-name="ce7">
            <text:p>10.0001</text:p>
          </table:table-cell>
          <table:table-cell office:value-type="float" office:value="0.63902000000000003" table:style-name="ce7">
            <text:p>0.63902</text:p>
          </table:table-cell>
          <table:table-cell office:value-type="float" office:value="0.62716700000000003" table:style-name="ce7">
            <text:p>0.627167</text:p>
          </table:table-cell>
          <table:table-cell office:value-type="float" office:value="0.68115700000000001" table:style-name="ce7">
            <text:p>0.681157</text:p>
          </table:table-cell>
          <table:table-cell office:value-type="float" office:value="-1.7656000000000005E-2" table:formula="of:=[.H205]-[.$H$5]" table:style-name="ce1">
            <text:p>-0.017656</text:p>
          </table:table-cell>
          <table:table-cell office:value-type="float" office:value="-2.9511999999999983E-2" table:formula="of:=[.I205]-[.$I$5]" table:style-name="ce1">
            <text:p>-0.029512</text:p>
          </table:table-cell>
          <table:table-cell office:value-type="float" office:value="2.4478E-2" table:formula="of:=[.J205]-[.$J$5]" table:style-name="ce1">
            <text:p>0.024478</text:p>
          </table:table-cell>
          <table:table-cell office:value-type="float" office:value="10.0001" table:style-name="ce7">
            <text:p>10.0001</text:p>
          </table:table-cell>
          <table:table-cell office:value-type="float" office:value="8.3328200000000005E-2" table:style-name="ce7">
            <text:p>0.0833282</text:p>
          </table:table-cell>
          <table:table-cell office:value-type="float" office:value="-2.99771E-2" table:style-name="ce7">
            <text:p>-0.0299771</text:p>
          </table:table-cell>
          <table:table-cell table:number-columns-repeated="16368" table:style-name="ce3"/>
        </table:table-row>
        <table:table-row table:style-name="ro2">
          <table:table-cell office:value-type="float" office:value="4.0199999999999996" table:style-name="ce1">
            <text:p>4.02</text:p>
          </table:table-cell>
          <table:table-cell office:value-type="float" office:value="7.0299999999999996E-4" table:style-name="ce1">
            <text:p>0.000703</text:p>
          </table:table-cell>
          <table:table-cell office:value-type="float" office:value="4.0199999999999996" table:style-name="ce1">
            <text:p>4.02</text:p>
          </table:table-cell>
          <table:table-cell office:value-type="float" office:value="2.6389999999999999E-3" table:style-name="ce1">
            <text:p>0.002639</text:p>
          </table:table-cell>
          <table:table-cell office:value-type="float" office:value="1.0817E-2" table:style-name="ce1">
            <text:p>0.010817</text:p>
          </table:table-cell>
          <table:table-cell table:style-name="ce3"/>
          <table:table-cell office:value-type="float" office:value="10.0501" table:style-name="ce7">
            <text:p>10.0501</text:p>
          </table:table-cell>
          <table:table-cell office:value-type="float" office:value="0.64341499999999996" table:style-name="ce7">
            <text:p>0.643415</text:p>
          </table:table-cell>
          <table:table-cell office:value-type="float" office:value="0.626278" table:style-name="ce7">
            <text:p>0.626278</text:p>
          </table:table-cell>
          <table:table-cell office:value-type="float" office:value="0.67829200000000001" table:style-name="ce7">
            <text:p>0.678292</text:p>
          </table:table-cell>
          <table:table-cell office:value-type="float" office:value="-1.3261000000000078E-2" table:formula="of:=[.H206]-[.$H$5]" table:style-name="ce1">
            <text:p>-0.013261</text:p>
          </table:table-cell>
          <table:table-cell office:value-type="float" office:value="-3.0401000000000011E-2" table:formula="of:=[.I206]-[.$I$5]" table:style-name="ce1">
            <text:p>-0.030401</text:p>
          </table:table-cell>
          <table:table-cell office:value-type="float" office:value="2.1612999999999993E-2" table:formula="of:=[.J206]-[.$J$5]" table:style-name="ce1">
            <text:p>0.021613</text:p>
          </table:table-cell>
          <table:table-cell office:value-type="float" office:value="10.0501" table:style-name="ce7">
            <text:p>10.0501</text:p>
          </table:table-cell>
          <table:table-cell office:value-type="float" office:value="7.3208499999999996E-2" table:style-name="ce7">
            <text:p>0.0732085</text:p>
          </table:table-cell>
          <table:table-cell office:value-type="float" office:value="-4.0159300000000002E-2" table:style-name="ce7">
            <text:p>-0.0401593</text:p>
          </table:table-cell>
          <table:table-cell table:number-columns-repeated="16368" table:style-name="ce3"/>
        </table:table-row>
        <table:table-row table:style-name="ro2">
          <table:table-cell office:value-type="float" office:value="4.04" table:style-name="ce1">
            <text:p>4.04</text:p>
          </table:table-cell>
          <table:table-cell office:value-type="float" office:value="9.9700000000000006E-4" table:style-name="ce1">
            <text:p>0.000997</text:p>
          </table:table-cell>
          <table:table-cell office:value-type="float" office:value="4.04" table:style-name="ce1">
            <text:p>4.04</text:p>
          </table:table-cell>
          <table:table-cell office:value-type="float" office:value="3.7580000000000001E-3" table:style-name="ce1">
            <text:p>0.003758</text:p>
          </table:table-cell>
          <table:table-cell office:value-type="float" office:value="1.0834E-2" table:style-name="ce1">
            <text:p>0.010834</text:p>
          </table:table-cell>
          <table:table-cell table:style-name="ce3"/>
          <table:table-cell office:value-type="float" office:value="10.1" table:style-name="ce7">
            <text:p>10.1</text:p>
          </table:table-cell>
          <table:table-cell office:value-type="float" office:value="0.64894200000000002" table:style-name="ce7">
            <text:p>0.648942</text:p>
          </table:table-cell>
          <table:table-cell office:value-type="float" office:value="0.62612100000000004" table:style-name="ce7">
            <text:p>0.626121</text:p>
          </table:table-cell>
          <table:table-cell office:value-type="float" office:value="0.67467699999999997" table:style-name="ce7">
            <text:p>0.674677</text:p>
          </table:table-cell>
          <table:table-cell office:value-type="float" office:value="-7.7340000000000186E-3" table:formula="of:=[.H207]-[.$H$5]" table:style-name="ce1">
            <text:p>-0.007734</text:p>
          </table:table-cell>
          <table:table-cell office:value-type="float" office:value="-3.0557999999999974E-2" table:formula="of:=[.I207]-[.$I$5]" table:style-name="ce1">
            <text:p>-0.030558</text:p>
          </table:table-cell>
          <table:table-cell office:value-type="float" office:value="1.7997999999999958E-2" table:formula="of:=[.J207]-[.$J$5]" table:style-name="ce1">
            <text:p>0.017998</text:p>
          </table:table-cell>
          <table:table-cell office:value-type="float" office:value="10.100099999999999" table:style-name="ce7">
            <text:p>10.1001</text:p>
          </table:table-cell>
          <table:table-cell office:value-type="float" office:value="6.0417199999999997E-2" table:style-name="ce7">
            <text:p>0.0604172</text:p>
          </table:table-cell>
          <table:table-cell office:value-type="float" office:value="-4.9146799999999997E-2" table:style-name="ce7">
            <text:p>-0.0491468</text:p>
          </table:table-cell>
          <table:table-cell table:number-columns-repeated="16368" table:style-name="ce3"/>
        </table:table-row>
        <table:table-row table:style-name="ro2">
          <table:table-cell office:value-type="float" office:value="4.0599999999999996" table:style-name="ce1">
            <text:p>4.06</text:p>
          </table:table-cell>
          <table:table-cell office:value-type="float" office:value="1.289E-3" table:style-name="ce1">
            <text:p>0.001289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8739999999999999E-3" table:style-name="ce1">
            <text:p>0.004874</text:p>
          </table:table-cell>
          <table:table-cell office:value-type="float" office:value="1.0808E-2" table:style-name="ce1">
            <text:p>0.010808</text:p>
          </table:table-cell>
          <table:table-cell table:style-name="ce3"/>
          <table:table-cell office:value-type="float" office:value="10.1502" table:style-name="ce7">
            <text:p>10.1502</text:p>
          </table:table-cell>
          <table:table-cell office:value-type="float" office:value="0.65565499999999999" table:style-name="ce7">
            <text:p>0.655655</text:p>
          </table:table-cell>
          <table:table-cell office:value-type="float" office:value="0.62670899999999996" table:style-name="ce7">
            <text:p>0.626709</text:p>
          </table:table-cell>
          <table:table-cell office:value-type="float" office:value="0.67048799999999997" table:style-name="ce7">
            <text:p>0.670488</text:p>
          </table:table-cell>
          <table:table-cell office:value-type="float" office:value="-1.0210000000000496E-3" table:formula="of:=[.H208]-[.$H$5]" table:style-name="ce1">
            <text:p>-0.001021</text:p>
          </table:table-cell>
          <table:table-cell office:value-type="float" office:value="-2.9970000000000052E-2" table:formula="of:=[.I208]-[.$I$5]" table:style-name="ce1">
            <text:p>-0.02997</text:p>
          </table:table-cell>
          <table:table-cell office:value-type="float" office:value="1.380899999999996E-2" table:formula="of:=[.J208]-[.$J$5]" table:style-name="ce1">
            <text:p>0.013809</text:p>
          </table:table-cell>
          <table:table-cell office:value-type="float" office:value="10.1501" table:style-name="ce7">
            <text:p>10.1501</text:p>
          </table:table-cell>
          <table:table-cell office:value-type="float" office:value="4.5405599999999997E-2" table:style-name="ce7">
            <text:p>0.0454056</text:p>
          </table:table-cell>
          <table:table-cell office:value-type="float" office:value="-5.6959500000000003E-2" table:style-name="ce7">
            <text:p>-0.0569595</text:p>
          </table:table-cell>
          <table:table-cell table:number-columns-repeated="16368" table:style-name="ce3"/>
        </table:table-row>
        <table:table-row table:style-name="ro2">
          <table:table-cell office:value-type="float" office:value="4.08" table:style-name="ce1">
            <text:p>4.08</text:p>
          </table:table-cell>
          <table:table-cell office:value-type="float" office:value="1.58E-3" table:style-name="ce1">
            <text:p>0.00158</text:p>
          </table:table-cell>
          <table:table-cell office:value-type="float" office:value="4.08" table:style-name="ce1">
            <text:p>4.08</text:p>
          </table:table-cell>
          <table:table-cell office:value-type="float" office:value="5.9839999999999997E-3" table:style-name="ce1">
            <text:p>0.005984</text:p>
          </table:table-cell>
          <table:table-cell office:value-type="float" office:value="1.074E-2" table:style-name="ce1">
            <text:p>0.01074</text:p>
          </table:table-cell>
          <table:table-cell table:style-name="ce3"/>
          <table:table-cell office:value-type="float" office:value="10.200100000000001" table:style-name="ce7">
            <text:p>10.2001</text:p>
          </table:table-cell>
          <table:table-cell office:value-type="float" office:value="0.66361400000000004" table:style-name="ce7">
            <text:p>0.663614</text:p>
          </table:table-cell>
          <table:table-cell office:value-type="float" office:value="0.628054" table:style-name="ce7">
            <text:p>0.628054</text:p>
          </table:table-cell>
          <table:table-cell office:value-type="float" office:value="0.665879" table:style-name="ce7">
            <text:p>0.665879</text:p>
          </table:table-cell>
          <table:table-cell office:value-type="float" office:value="6.9379999999999997E-3" table:formula="of:=[.H209]-[.$H$5]" table:style-name="ce1">
            <text:p>0.006938</text:p>
          </table:table-cell>
          <table:table-cell office:value-type="float" office:value="-2.8625000000000012E-2" table:formula="of:=[.I209]-[.$I$5]" table:style-name="ce1">
            <text:p>-0.028625</text:p>
          </table:table-cell>
          <table:table-cell office:value-type="float" office:value="9.199999999999986E-3" table:formula="of:=[.J209]-[.$J$5]" table:style-name="ce1">
            <text:p>0.0092</text:p>
          </table:table-cell>
          <table:table-cell office:value-type="float" office:value="10.199999999999999" table:style-name="ce7">
            <text:p>10.2</text:p>
          </table:table-cell>
          <table:table-cell office:value-type="float" office:value="2.87303E-2" table:style-name="ce7">
            <text:p>0.0287303</text:p>
          </table:table-cell>
          <table:table-cell office:value-type="float" office:value="-6.2856300000000004E-2" table:style-name="ce7">
            <text:p>-0.0628563</text:p>
          </table:table-cell>
          <table:table-cell table:number-columns-repeated="16368" table:style-name="ce3"/>
        </table:table-row>
        <table:table-row table:style-name="ro2">
          <table:table-cell office:value-type="float" office:value="4.0999999999999996" table:style-name="ce1">
            <text:p>4.1</text:p>
          </table:table-cell>
          <table:table-cell office:value-type="float" office:value="1.867E-3" table:style-name="ce1">
            <text:p>0.001867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7.084E-3" table:style-name="ce1">
            <text:p>0.007084</text:p>
          </table:table-cell>
          <table:table-cell office:value-type="float" office:value="1.0630000000000001E-2" table:style-name="ce1">
            <text:p>0.01063</text:p>
          </table:table-cell>
          <table:table-cell table:style-name="ce3"/>
          <table:table-cell office:value-type="float" office:value="10.25" table:style-name="ce7">
            <text:p>10.25</text:p>
          </table:table-cell>
          <table:table-cell office:value-type="float" office:value="0.67281100000000005" table:style-name="ce7">
            <text:p>0.672811</text:p>
          </table:table-cell>
          <table:table-cell office:value-type="float" office:value="0.63016700000000003" table:style-name="ce7">
            <text:p>0.630167</text:p>
          </table:table-cell>
          <table:table-cell office:value-type="float" office:value="0.66100000000000003" table:style-name="ce7">
            <text:p>0.661</text:p>
          </table:table-cell>
          <table:table-cell office:value-type="float" office:value="1.613500000000001E-2" table:formula="of:=[.H210]-[.$H$5]" table:style-name="ce1">
            <text:p>0.016135</text:p>
          </table:table-cell>
          <table:table-cell office:value-type="float" office:value="-2.651199999999998E-2" table:formula="of:=[.I210]-[.$I$5]" table:style-name="ce1">
            <text:p>-0.026512</text:p>
          </table:table-cell>
          <table:table-cell office:value-type="float" office:value="4.3210000000000193E-3" table:formula="of:=[.J210]-[.$J$5]" table:style-name="ce1">
            <text:p>0.004321</text:p>
          </table:table-cell>
          <table:table-cell office:value-type="float" office:value="10.25" table:style-name="ce7">
            <text:p>10.25</text:p>
          </table:table-cell>
          <table:table-cell office:value-type="float" office:value="1.0880799999999999E-2" table:style-name="ce7">
            <text:p>0.0108808</text:p>
          </table:table-cell>
          <table:table-cell office:value-type="float" office:value="-6.6487500000000005E-2" table:style-name="ce7">
            <text:p>-0.0664875</text:p>
          </table:table-cell>
          <table:table-cell table:number-columns-repeated="16368" table:style-name="ce3"/>
        </table:table-row>
        <table:table-row table:style-name="ro2">
          <table:table-cell office:value-type="float" office:value="4.12" table:style-name="ce1">
            <text:p>4.12</text:p>
          </table:table-cell>
          <table:table-cell office:value-type="float" office:value="2.1510000000000001E-3" table:style-name="ce1">
            <text:p>0.002151</text:p>
          </table:table-cell>
          <table:table-cell office:value-type="float" office:value="4.12" table:style-name="ce1">
            <text:p>4.12</text:p>
          </table:table-cell>
          <table:table-cell office:value-type="float" office:value="8.1700000000000002E-3" table:style-name="ce1">
            <text:p>0.00817</text:p>
          </table:table-cell>
          <table:table-cell office:value-type="float" office:value="1.0477999999999999E-2" table:style-name="ce1">
            <text:p>0.010478</text:p>
          </table:table-cell>
          <table:table-cell table:style-name="ce3"/>
          <table:table-cell office:value-type="float" office:value="10.3" table:style-name="ce7">
            <text:p>10.3</text:p>
          </table:table-cell>
          <table:table-cell office:value-type="float" office:value="0.68298899999999996" table:style-name="ce7">
            <text:p>0.682989</text:p>
          </table:table-cell>
          <table:table-cell office:value-type="float" office:value="0.63301499999999999" table:style-name="ce7">
            <text:p>0.633015</text:p>
          </table:table-cell>
          <table:table-cell office:value-type="float" office:value="0.65605100000000005" table:style-name="ce7">
            <text:p>0.656051</text:p>
          </table:table-cell>
          <table:table-cell office:value-type="float" office:value="2.631299999999992E-2" table:formula="of:=[.H211]-[.$H$5]" table:style-name="ce1">
            <text:p>0.026313</text:p>
          </table:table-cell>
          <table:table-cell office:value-type="float" office:value="-2.3664000000000018E-2" table:formula="of:=[.I211]-[.$I$5]" table:style-name="ce1">
            <text:p>-0.023664</text:p>
          </table:table-cell>
          <table:table-cell office:value-type="float" office:value="-6.2799999999996192E-4" table:formula="of:=[.J211]-[.$J$5]" table:style-name="ce1">
            <text:p>-0.000628</text:p>
          </table:table-cell>
          <table:table-cell office:value-type="float" office:value="10.3001" table:style-name="ce7">
            <text:p>10.3001</text:p>
          </table:table-cell>
          <table:table-cell office:value-type="float" office:value="-7.4387899999999998E-3" table:style-name="ce7">
            <text:p>-0.00743879</text:p>
          </table:table-cell>
          <table:table-cell office:value-type="float" office:value="-6.7914699999999995E-2" table:style-name="ce7">
            <text:p>-0.0679147</text:p>
          </table:table-cell>
          <table:table-cell table:number-columns-repeated="16368" table:style-name="ce3"/>
        </table:table-row>
        <table:table-row table:style-name="ro2">
          <table:table-cell office:value-type="float" office:value="4.1399999999999997" table:style-name="ce1">
            <text:p>4.14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4.1399999999999997" table:style-name="ce1">
            <text:p>4.14</text:p>
          </table:table-cell>
          <table:table-cell office:value-type="float" office:value="9.2390000000000007E-3" table:style-name="ce1">
            <text:p>0.009239</text:p>
          </table:table-cell>
          <table:table-cell office:value-type="float" office:value="1.0283E-2" table:style-name="ce1">
            <text:p>0.010283</text:p>
          </table:table-cell>
          <table:table-cell table:style-name="ce3"/>
          <table:table-cell office:value-type="float" office:value="10.350099999999999" table:style-name="ce7">
            <text:p>10.3501</text:p>
          </table:table-cell>
          <table:table-cell office:value-type="float" office:value="0.69385399999999997" table:style-name="ce7">
            <text:p>0.693854</text:p>
          </table:table-cell>
          <table:table-cell office:value-type="float" office:value="0.63659200000000005" table:style-name="ce7">
            <text:p>0.636592</text:p>
          </table:table-cell>
          <table:table-cell office:value-type="float" office:value="0.65116799999999997" table:style-name="ce7">
            <text:p>0.651168</text:p>
          </table:table-cell>
          <table:table-cell office:value-type="float" office:value="3.7177999999999933E-2" table:formula="of:=[.H212]-[.$H$5]" table:style-name="ce1">
            <text:p>0.037178</text:p>
          </table:table-cell>
          <table:table-cell office:value-type="float" office:value="-2.0086999999999966E-2" table:formula="of:=[.I212]-[.$I$5]" table:style-name="ce1">
            <text:p>-0.020087</text:p>
          </table:table-cell>
          <table:table-cell office:value-type="float" office:value="-5.5110000000000436E-3" table:formula="of:=[.J212]-[.$J$5]" table:style-name="ce1">
            <text:p>-0.005511</text:p>
          </table:table-cell>
          <table:table-cell office:value-type="float" office:value="10.350099999999999" table:style-name="ce7">
            <text:p>10.3501</text:p>
          </table:table-cell>
          <table:table-cell office:value-type="float" office:value="-2.5935799999999998E-2" table:style-name="ce7">
            <text:p>-0.0259358</text:p>
          </table:table-cell>
          <table:table-cell office:value-type="float" office:value="-6.7586499999999994E-2" table:style-name="ce7">
            <text:p>-0.0675865</text:p>
          </table:table-cell>
          <table:table-cell table:number-columns-repeated="16368" table:style-name="ce3"/>
        </table:table-row>
        <table:table-row table:style-name="ro2">
          <table:table-cell office:value-type="float" office:value="4.16" table:style-name="ce1">
            <text:p>4.16</text:p>
          </table:table-cell>
          <table:table-cell office:value-type="float" office:value="2.7049999999999999E-3" table:style-name="ce1">
            <text:p>0.002705</text:p>
          </table:table-cell>
          <table:table-cell office:value-type="float" office:value="4.16" table:style-name="ce1">
            <text:p>4.16</text:p>
          </table:table-cell>
          <table:table-cell office:value-type="float" office:value="1.0288E-2" table:style-name="ce1">
            <text:p>0.010288</text:p>
          </table:table-cell>
          <table:table-cell office:value-type="float" office:value="1.0047E-2" table:style-name="ce1">
            <text:p>0.010047</text:p>
          </table:table-cell>
          <table:table-cell table:style-name="ce3"/>
          <table:table-cell office:value-type="float" office:value="10.4001" table:style-name="ce7">
            <text:p>10.4001</text:p>
          </table:table-cell>
          <table:table-cell office:value-type="float" office:value="0.70481499999999997" table:style-name="ce7">
            <text:p>0.704815</text:p>
          </table:table-cell>
          <table:table-cell office:value-type="float" office:value="0.64085099999999995" table:style-name="ce7">
            <text:p>0.640851</text:p>
          </table:table-cell>
          <table:table-cell office:value-type="float" office:value="0.64648499999999998" table:style-name="ce7">
            <text:p>0.646485</text:p>
          </table:table-cell>
          <table:table-cell office:value-type="float" office:value="4.8138999999999932E-2" table:formula="of:=[.H213]-[.$H$5]" table:style-name="ce1">
            <text:p>0.048139</text:p>
          </table:table-cell>
          <table:table-cell office:value-type="float" office:value="-1.5828000000000064E-2" table:formula="of:=[.I213]-[.$I$5]" table:style-name="ce1">
            <text:p>-0.015828</text:p>
          </table:table-cell>
          <table:table-cell office:value-type="float" office:value="-1.0194000000000036E-2" table:formula="of:=[.J213]-[.$J$5]" table:style-name="ce1">
            <text:p>-0.010194</text:p>
          </table:table-cell>
          <table:table-cell office:value-type="float" office:value="10.4001" table:style-name="ce7">
            <text:p>10.4001</text:p>
          </table:table-cell>
          <table:table-cell office:value-type="float" office:value="-4.3831700000000001E-2" table:style-name="ce7">
            <text:p>-0.0438317</text:p>
          </table:table-cell>
          <table:table-cell office:value-type="float" office:value="-6.5050200000000002E-2" table:style-name="ce7">
            <text:p>-0.0650502</text:p>
          </table:table-cell>
          <table:table-cell table:number-columns-repeated="16368" table:style-name="ce3"/>
        </table:table-row>
        <table:table-row table:style-name="ro2">
          <table:table-cell office:value-type="float" office:value="4.18" table:style-name="ce1">
            <text:p>4.18</text:p>
          </table:table-cell>
          <table:table-cell office:value-type="float" office:value="2.9729999999999999E-3" table:style-name="ce1">
            <text:p>0.002973</text:p>
          </table:table-cell>
          <table:table-cell office:value-type="float" office:value="4.18" table:style-name="ce1">
            <text:p>4.18</text:p>
          </table:table-cell>
          <table:table-cell office:value-type="float" office:value="1.1311999999999999E-2" table:style-name="ce1">
            <text:p>0.011312</text:p>
          </table:table-cell>
          <table:table-cell office:value-type="float" office:value="9.7680000000000006E-3" table:style-name="ce1">
            <text:p>0.009768</text:p>
          </table:table-cell>
          <table:table-cell table:style-name="ce3"/>
          <table:table-cell office:value-type="float" office:value="10.450100000000001" table:style-name="ce7">
            <text:p>10.4501</text:p>
          </table:table-cell>
          <table:table-cell office:value-type="float" office:value="0.71499100000000004" table:style-name="ce7">
            <text:p>0.714991</text:p>
          </table:table-cell>
          <table:table-cell office:value-type="float" office:value="0.64573100000000005" table:style-name="ce7">
            <text:p>0.645731</text:p>
          </table:table-cell>
          <table:table-cell office:value-type="float" office:value="0.64212499999999995" table:style-name="ce7">
            <text:p>0.642125</text:p>
          </table:table-cell>
          <table:table-cell office:value-type="float" office:value="5.8315000000000006E-2" table:formula="of:=[.H214]-[.$H$5]" table:style-name="ce1">
            <text:p>0.058315</text:p>
          </table:table-cell>
          <table:table-cell office:value-type="float" office:value="-1.0947999999999958E-2" table:formula="of:=[.I214]-[.$I$5]" table:style-name="ce1">
            <text:p>-0.010948</text:p>
          </table:table-cell>
          <table:table-cell office:value-type="float" office:value="-1.4554000000000067E-2" table:formula="of:=[.J214]-[.$J$5]" table:style-name="ce1">
            <text:p>-0.014554</text:p>
          </table:table-cell>
          <table:table-cell office:value-type="float" office:value="10.45" table:style-name="ce7">
            <text:p>10.45</text:p>
          </table:table-cell>
          <table:table-cell office:value-type="float" office:value="-6.0692099999999999E-2" table:style-name="ce7">
            <text:p>-0.0606921</text:p>
          </table:table-cell>
          <table:table-cell office:value-type="float" office:value="-6.0421200000000001E-2" table:style-name="ce7">
            <text:p>-0.0604212</text:p>
          </table:table-cell>
          <table:table-cell table:number-columns-repeated="16368" table:style-name="ce3"/>
        </table:table-row>
        <table:table-row table:style-name="ro2">
          <table:table-cell office:value-type="float" office:value="4.2" table:style-name="ce1">
            <text:p>4.2</text:p>
          </table:table-cell>
          <table:table-cell office:value-type="float" office:value="3.235E-3" table:style-name="ce1">
            <text:p>0.003235</text:p>
          </table:table-cell>
          <table:table-cell office:value-type="float" office:value="4.2" table:style-name="ce1">
            <text:p>4.2</text:p>
          </table:table-cell>
          <table:table-cell office:value-type="float" office:value="1.2307E-2" table:style-name="ce1">
            <text:p>0.012307</text:p>
          </table:table-cell>
          <table:table-cell office:value-type="float" office:value="9.4459999999999995E-3" table:style-name="ce1">
            <text:p>0.009446</text:p>
          </table:table-cell>
          <table:table-cell table:style-name="ce3"/>
          <table:table-cell office:value-type="float" office:value="10.5001" table:style-name="ce7">
            <text:p>10.5001</text:p>
          </table:table-cell>
          <table:table-cell office:value-type="float" office:value="0.723306" table:style-name="ce7">
            <text:p>0.723306</text:p>
          </table:table-cell>
          <table:table-cell office:value-type="float" office:value="0.65118900000000002" table:style-name="ce7">
            <text:p>0.651189</text:p>
          </table:table-cell>
          <table:table-cell office:value-type="float" office:value="0.63819700000000001" table:style-name="ce7">
            <text:p>0.638197</text:p>
          </table:table-cell>
          <table:table-cell office:value-type="float" office:value="6.6629999999999967E-2" table:formula="of:=[.H215]-[.$H$5]" table:style-name="ce1">
            <text:p>0.06663</text:p>
          </table:table-cell>
          <table:table-cell office:value-type="float" office:value="-5.4899999999999949E-3" table:formula="of:=[.I215]-[.$I$5]" table:style-name="ce1">
            <text:p>-0.00549</text:p>
          </table:table-cell>
          <table:table-cell office:value-type="float" office:value="-1.8481999999999998E-2" table:formula="of:=[.J215]-[.$J$5]" table:style-name="ce1">
            <text:p>-0.018482</text:p>
          </table:table-cell>
          <table:table-cell office:value-type="float" office:value="10.5" table:style-name="ce7">
            <text:p>10.5</text:p>
          </table:table-cell>
          <table:table-cell office:value-type="float" office:value="-7.6191800000000004E-2" table:style-name="ce7">
            <text:p>-0.0761918</text:p>
          </table:table-cell>
          <table:table-cell office:value-type="float" office:value="-5.4628799999999998E-2" table:style-name="ce7">
            <text:p>-0.0546288</text:p>
          </table:table-cell>
          <table:table-cell table:number-columns-repeated="16368" table:style-name="ce3"/>
        </table:table-row>
        <table:table-row table:style-name="ro2">
          <table:table-cell office:value-type="float" office:value="4.22" table:style-name="ce1">
            <text:p>4.22</text:p>
          </table:table-cell>
          <table:table-cell office:value-type="float" office:value="3.49E-3" table:style-name="ce1">
            <text:p>0.00349</text:p>
          </table:table-cell>
          <table:table-cell office:value-type="float" office:value="4.22" table:style-name="ce1">
            <text:p>4.22</text:p>
          </table:table-cell>
          <table:table-cell office:value-type="float" office:value="1.3271E-2" table:style-name="ce1">
            <text:p>0.013271</text:p>
          </table:table-cell>
          <table:table-cell office:value-type="float" office:value="9.0819999999999998E-3" table:style-name="ce1">
            <text:p>0.009082</text:p>
          </table:table-cell>
          <table:table-cell table:style-name="ce3"/>
          <table:table-cell office:value-type="float" office:value="10.55" table:style-name="ce7">
            <text:p>10.55</text:p>
          </table:table-cell>
          <table:table-cell office:value-type="float" office:value="0.72846699999999998" table:style-name="ce7">
            <text:p>0.728467</text:p>
          </table:table-cell>
          <table:table-cell office:value-type="float" office:value="0.657165" table:style-name="ce7">
            <text:p>0.657165</text:p>
          </table:table-cell>
          <table:table-cell office:value-type="float" office:value="0.63477899999999998" table:style-name="ce7">
            <text:p>0.634779</text:p>
          </table:table-cell>
          <table:table-cell office:value-type="float" office:value="7.1790999999999938E-2" table:formula="of:=[.H216]-[.$H$5]" table:style-name="ce1">
            <text:p>0.071791</text:p>
          </table:table-cell>
          <table:table-cell office:value-type="float" office:value="4.8599999999998644E-4" table:formula="of:=[.I216]-[.$I$5]" table:style-name="ce1">
            <text:p>0.000486</text:p>
          </table:table-cell>
          <table:table-cell office:value-type="float" office:value="-2.1900000000000031E-2" table:formula="of:=[.J216]-[.$J$5]" table:style-name="ce1">
            <text:p>-0.0219</text:p>
          </table:table-cell>
          <table:table-cell office:value-type="float" office:value="10.55" table:style-name="ce7">
            <text:p>10.55</text:p>
          </table:table-cell>
          <table:table-cell office:value-type="float" office:value="-8.9775499999999994E-2" table:style-name="ce7">
            <text:p>-0.0897755</text:p>
          </table:table-cell>
          <table:table-cell office:value-type="float" office:value="-4.7406799999999999E-2" table:style-name="ce7">
            <text:p>-0.0474068</text:p>
          </table:table-cell>
          <table:table-cell table:number-columns-repeated="16368" table:style-name="ce3"/>
        </table:table-row>
        <table:table-row table:style-name="ro2">
          <table:table-cell office:value-type="float" office:value="4.24" table:style-name="ce1">
            <text:p>4.24</text:p>
          </table:table-cell>
          <table:table-cell office:value-type="float" office:value="3.7360000000000002E-3" table:style-name="ce1">
            <text:p>0.003736</text:p>
          </table:table-cell>
          <table:table-cell office:value-type="float" office:value="4.24" table:style-name="ce1">
            <text:p>4.24</text:p>
          </table:table-cell>
          <table:table-cell office:value-type="float" office:value="1.4199E-2" table:style-name="ce1">
            <text:p>0.014199</text:p>
          </table:table-cell>
          <table:table-cell office:value-type="float" office:value="8.6739999999999994E-3" table:style-name="ce1">
            <text:p>0.008674</text:p>
          </table:table-cell>
          <table:table-cell table:style-name="ce3"/>
          <table:table-cell office:value-type="float" office:value="10.6" table:style-name="ce7">
            <text:p>10.6</text:p>
          </table:table-cell>
          <table:table-cell office:value-type="float" office:value="0.72936800000000002" table:style-name="ce7">
            <text:p>0.729368</text:p>
          </table:table-cell>
          <table:table-cell office:value-type="float" office:value="0.66356499999999996" table:style-name="ce7">
            <text:p>0.663565</text:p>
          </table:table-cell>
          <table:table-cell office:value-type="float" office:value="0.63195000000000001" table:style-name="ce7">
            <text:p>0.63195</text:p>
          </table:table-cell>
          <table:table-cell office:value-type="float" office:value="7.2691999999999979E-2" table:formula="of:=[.H217]-[.$H$5]" table:style-name="ce1">
            <text:p>0.072692</text:p>
          </table:table-cell>
          <table:table-cell office:value-type="float" office:value="6.8859999999999477E-3" table:formula="of:=[.I217]-[.$I$5]" table:style-name="ce1">
            <text:p>0.006886</text:p>
          </table:table-cell>
          <table:table-cell office:value-type="float" office:value="-2.4729000000000001E-2" table:formula="of:=[.J217]-[.$J$5]" table:style-name="ce1">
            <text:p>-0.024729</text:p>
          </table:table-cell>
          <table:table-cell office:value-type="float" office:value="10.6" table:style-name="ce7">
            <text:p>10.6</text:p>
          </table:table-cell>
          <table:table-cell office:value-type="float" office:value="-0.10109899999999999" table:style-name="ce7">
            <text:p>-0.101099</text:p>
          </table:table-cell>
          <table:table-cell office:value-type="float" office:value="-3.8222699999999998E-2" table:style-name="ce7">
            <text:p>-0.0382227</text:p>
          </table:table-cell>
          <table:table-cell table:number-columns-repeated="16368" table:style-name="ce3"/>
        </table:table-row>
        <table:table-row table:style-name="ro2">
          <table:table-cell office:value-type="float" office:value="4.26" table:style-name="ce1">
            <text:p>4.26</text:p>
          </table:table-cell>
          <table:table-cell office:value-type="float" office:value="3.973E-3" table:style-name="ce1">
            <text:p>0.003973</text:p>
          </table:table-cell>
          <table:table-cell office:value-type="float" office:value="4.26" table:style-name="ce1">
            <text:p>4.26</text:p>
          </table:table-cell>
          <table:table-cell office:value-type="float" office:value="1.5086E-2" table:style-name="ce1">
            <text:p>0.015086</text:p>
          </table:table-cell>
          <table:table-cell office:value-type="float" office:value="8.2220000000000001E-3" table:style-name="ce1">
            <text:p>0.008222</text:p>
          </table:table-cell>
          <table:table-cell table:style-name="ce3"/>
          <table:table-cell office:value-type="float" office:value="10.65" table:style-name="ce7">
            <text:p>10.65</text:p>
          </table:table-cell>
          <table:table-cell office:value-type="float" office:value="0.72562899999999997" table:style-name="ce7">
            <text:p>0.725629</text:p>
          </table:table-cell>
          <table:table-cell office:value-type="float" office:value="0.67030199999999995" table:style-name="ce7">
            <text:p>0.670302</text:p>
          </table:table-cell>
          <table:table-cell office:value-type="float" office:value="0.62975899999999996" table:style-name="ce7">
            <text:p>0.629759</text:p>
          </table:table-cell>
          <table:table-cell office:value-type="float" office:value="6.8952999999999931E-2" table:formula="of:=[.H218]-[.$H$5]" table:style-name="ce1">
            <text:p>0.068953</text:p>
          </table:table-cell>
          <table:table-cell office:value-type="float" office:value="1.3622999999999941E-2" table:formula="of:=[.I218]-[.$I$5]" table:style-name="ce1">
            <text:p>0.013623</text:p>
          </table:table-cell>
          <table:table-cell office:value-type="float" office:value="-2.6920000000000055E-2" table:formula="of:=[.J218]-[.$J$5]" table:style-name="ce1">
            <text:p>-0.02692</text:p>
          </table:table-cell>
          <table:table-cell office:value-type="float" office:value="10.6501" table:style-name="ce7">
            <text:p>10.6501</text:p>
          </table:table-cell>
          <table:table-cell office:value-type="float" office:value="-0.109835" table:style-name="ce7">
            <text:p>-0.109835</text:p>
          </table:table-cell>
          <table:table-cell office:value-type="float" office:value="-2.7848999999999999E-2" table:style-name="ce7">
            <text:p>-0.027849</text:p>
          </table:table-cell>
          <table:table-cell table:number-columns-repeated="16368" table:style-name="ce3"/>
        </table:table-row>
        <table:table-row table:style-name="ro2">
          <table:table-cell office:value-type="float" office:value="4.28" table:style-name="ce1">
            <text:p>4.28</text:p>
          </table:table-cell>
          <table:table-cell office:value-type="float" office:value="4.1999999999999997E-3" table:style-name="ce1">
            <text:p>0.0042</text:p>
          </table:table-cell>
          <table:table-cell office:value-type="float" office:value="4.28" table:style-name="ce1">
            <text:p>4.28</text:p>
          </table:table-cell>
          <table:table-cell office:value-type="float" office:value="1.5928999999999999E-2" table:style-name="ce1">
            <text:p>0.015929</text:p>
          </table:table-cell>
          <table:table-cell office:value-type="float" office:value="7.7270000000000004E-3" table:style-name="ce1">
            <text:p>0.007727</text:p>
          </table:table-cell>
          <table:table-cell table:style-name="ce3"/>
          <table:table-cell office:value-type="float" office:value="10.700100000000001" table:style-name="ce7">
            <text:p>10.7001</text:p>
          </table:table-cell>
          <table:table-cell office:value-type="float" office:value="0.71766799999999997" table:style-name="ce7">
            <text:p>0.717668</text:p>
          </table:table-cell>
          <table:table-cell office:value-type="float" office:value="0.67723800000000001" table:style-name="ce7">
            <text:p>0.677238</text:p>
          </table:table-cell>
          <table:table-cell office:value-type="float" office:value="0.62827599999999995" table:style-name="ce7">
            <text:p>0.628276</text:p>
          </table:table-cell>
          <table:table-cell office:value-type="float" office:value="6.0991999999999935E-2" table:formula="of:=[.H219]-[.$H$5]" table:style-name="ce1">
            <text:p>0.060992</text:p>
          </table:table-cell>
          <table:table-cell office:value-type="float" office:value="2.0558999999999994E-2" table:formula="of:=[.I219]-[.$I$5]" table:style-name="ce1">
            <text:p>0.020559</text:p>
          </table:table-cell>
          <table:table-cell office:value-type="float" office:value="-2.8403000000000067E-2" table:formula="of:=[.J219]-[.$J$5]" table:style-name="ce1">
            <text:p>-0.028403</text:p>
          </table:table-cell>
          <table:table-cell office:value-type="float" office:value="10.7" table:style-name="ce7">
            <text:p>10.7</text:p>
          </table:table-cell>
          <table:table-cell office:value-type="float" office:value="-0.115827" table:style-name="ce7">
            <text:p>-0.115827</text:p>
          </table:table-cell>
          <table:table-cell office:value-type="float" office:value="-1.6562400000000001E-2" table:style-name="ce7">
            <text:p>-0.0165624</text:p>
          </table:table-cell>
          <table:table-cell table:number-columns-repeated="16368" table:style-name="ce3"/>
        </table:table-row>
        <table:table-row table:style-name="ro2">
          <table:table-cell office:value-type="float" office:value="4.3" table:style-name="ce1">
            <text:p>4.3</text:p>
          </table:table-cell>
          <table:table-cell office:value-type="float" office:value="4.4149999999999997E-3" table:style-name="ce1">
            <text:p>0.004415</text:p>
          </table:table-cell>
          <table:table-cell office:value-type="float" office:value="4.3" table:style-name="ce1">
            <text:p>4.3</text:p>
          </table:table-cell>
          <table:table-cell office:value-type="float" office:value="1.6722000000000001E-2" table:style-name="ce1">
            <text:p>0.016722</text:p>
          </table:table-cell>
          <table:table-cell office:value-type="float" office:value="7.1879999999999999E-3" table:style-name="ce1">
            <text:p>0.007188</text:p>
          </table:table-cell>
          <table:table-cell table:style-name="ce3"/>
          <table:table-cell office:value-type="float" office:value="10.7501" table:style-name="ce7">
            <text:p>10.7501</text:p>
          </table:table-cell>
          <table:table-cell office:value-type="float" office:value="0.70621999999999996" table:style-name="ce7">
            <text:p>0.70622</text:p>
          </table:table-cell>
          <table:table-cell office:value-type="float" office:value="0.68429300000000004" table:style-name="ce7">
            <text:p>0.684293</text:p>
          </table:table-cell>
          <table:table-cell office:value-type="float" office:value="0.62754799999999999" table:style-name="ce7">
            <text:p>0.627548</text:p>
          </table:table-cell>
          <table:table-cell office:value-type="float" office:value="4.9543999999999921E-2" table:formula="of:=[.H220]-[.$H$5]" table:style-name="ce1">
            <text:p>0.049544</text:p>
          </table:table-cell>
          <table:table-cell office:value-type="float" office:value="2.7614000000000027E-2" table:formula="of:=[.I220]-[.$I$5]" table:style-name="ce1">
            <text:p>0.027614</text:p>
          </table:table-cell>
          <table:table-cell office:value-type="float" office:value="-2.9131000000000018E-2" table:formula="of:=[.J220]-[.$J$5]" table:style-name="ce1">
            <text:p>-0.029131</text:p>
          </table:table-cell>
          <table:table-cell office:value-type="float" office:value="10.7501" table:style-name="ce7">
            <text:p>10.7501</text:p>
          </table:table-cell>
          <table:table-cell office:value-type="float" office:value="-0.118951" table:style-name="ce7">
            <text:p>-0.118951</text:p>
          </table:table-cell>
          <table:table-cell office:value-type="float" office:value="-4.4488699999999997E-3" table:style-name="ce7">
            <text:p>-0.00444887</text:p>
          </table:table-cell>
          <table:table-cell table:number-columns-repeated="16368" table:style-name="ce3"/>
        </table:table-row>
        <table:table-row table:style-name="ro2">
          <table:table-cell office:value-type="float" office:value="4.32" table:style-name="ce1">
            <text:p>4.32</text:p>
          </table:table-cell>
          <table:table-cell office:value-type="float" office:value="4.6169999999999996E-3" table:style-name="ce1">
            <text:p>0.004617</text:p>
          </table:table-cell>
          <table:table-cell office:value-type="float" office:value="4.32" table:style-name="ce1">
            <text:p>4.32</text:p>
          </table:table-cell>
          <table:table-cell office:value-type="float" office:value="1.7461999999999998E-2" table:style-name="ce1">
            <text:p>0.017462</text:p>
          </table:table-cell>
          <table:table-cell office:value-type="float" office:value="6.6049999999999998E-3" table:style-name="ce1">
            <text:p>0.006605</text:p>
          </table:table-cell>
          <table:table-cell table:style-name="ce3"/>
          <table:table-cell office:value-type="float" office:value="10.8001" table:style-name="ce7">
            <text:p>10.8001</text:p>
          </table:table-cell>
          <table:table-cell office:value-type="float" office:value="0.69240900000000005" table:style-name="ce7">
            <text:p>0.692409</text:p>
          </table:table-cell>
          <table:table-cell office:value-type="float" office:value="0.69125899999999996" table:style-name="ce7">
            <text:p>0.691259</text:p>
          </table:table-cell>
          <table:table-cell office:value-type="float" office:value="0.62759100000000001" table:style-name="ce7">
            <text:p>0.627591</text:p>
          </table:table-cell>
          <table:table-cell office:value-type="float" office:value="3.5733000000000015E-2" table:formula="of:=[.H221]-[.$H$5]" table:style-name="ce1">
            <text:p>0.035733</text:p>
          </table:table-cell>
          <table:table-cell office:value-type="float" office:value="3.4579999999999944E-2" table:formula="of:=[.I221]-[.$I$5]" table:style-name="ce1">
            <text:p>0.03458</text:p>
          </table:table-cell>
          <table:table-cell office:value-type="float" office:value="-2.9088000000000003E-2" table:formula="of:=[.J221]-[.$J$5]" table:style-name="ce1">
            <text:p>-0.029088</text:p>
          </table:table-cell>
          <table:table-cell office:value-type="float" office:value="10.8001" table:style-name="ce7">
            <text:p>10.8001</text:p>
          </table:table-cell>
          <table:table-cell office:value-type="float" office:value="-0.118932" table:style-name="ce7">
            <text:p>-0.118932</text:p>
          </table:table-cell>
          <table:table-cell office:value-type="float" office:value="8.1635000000000006E-3" table:style-name="ce7">
            <text:p>0.0081635</text:p>
          </table:table-cell>
          <table:table-cell table:number-columns-repeated="16368" table:style-name="ce3"/>
        </table:table-row>
        <table:table-row table:style-name="ro2">
          <table:table-cell office:value-type="float" office:value="4.34" table:style-name="ce1">
            <text:p>4.34</text:p>
          </table:table-cell>
          <table:table-cell office:value-type="float" office:value="4.8050000000000002E-3" table:style-name="ce1">
            <text:p>0.004805</text:p>
          </table:table-cell>
          <table:table-cell office:value-type="float" office:value="4.34" table:style-name="ce1">
            <text:p>4.34</text:p>
          </table:table-cell>
          <table:table-cell office:value-type="float" office:value="1.8142999999999999E-2" table:style-name="ce1">
            <text:p>0.018143</text:p>
          </table:table-cell>
          <table:table-cell office:value-type="float" office:value="5.9789999999999999E-3" table:style-name="ce1">
            <text:p>0.005979</text:p>
          </table:table-cell>
          <table:table-cell table:style-name="ce3"/>
          <table:table-cell office:value-type="float" office:value="10.850099999999999" table:style-name="ce7">
            <text:p>10.8501</text:p>
          </table:table-cell>
          <table:table-cell office:value-type="float" office:value="0.677504" table:style-name="ce7">
            <text:p>0.677504</text:p>
          </table:table-cell>
          <table:table-cell office:value-type="float" office:value="0.69792799999999999" table:style-name="ce7">
            <text:p>0.697928</text:p>
          </table:table-cell>
          <table:table-cell office:value-type="float" office:value="0.62841400000000003" table:style-name="ce7">
            <text:p>0.628414</text:p>
          </table:table-cell>
          <table:table-cell office:value-type="float" office:value="2.0827999999999958E-2" table:formula="of:=[.H222]-[.$H$5]" table:style-name="ce1">
            <text:p>0.020828</text:p>
          </table:table-cell>
          <table:table-cell office:value-type="float" office:value="4.124899999999998E-2" table:formula="of:=[.I222]-[.$I$5]" table:style-name="ce1">
            <text:p>0.041249</text:p>
          </table:table-cell>
          <table:table-cell office:value-type="float" office:value="-2.8264999999999985E-2" table:formula="of:=[.J222]-[.$J$5]" table:style-name="ce1">
            <text:p>-0.028265</text:p>
          </table:table-cell>
          <table:table-cell office:value-type="float" office:value="10.850099999999999" table:style-name="ce7">
            <text:p>10.8501</text:p>
          </table:table-cell>
          <table:table-cell office:value-type="float" office:value="-0.115748" table:style-name="ce7">
            <text:p>-0.115748</text:p>
          </table:table-cell>
          <table:table-cell office:value-type="float" office:value="2.11644E-2" table:style-name="ce7">
            <text:p>0.0211644</text:p>
          </table:table-cell>
          <table:table-cell table:number-columns-repeated="16368" table:style-name="ce3"/>
        </table:table-row>
        <table:table-row table:style-name="ro2">
          <table:table-cell office:value-type="float" office:value="4.3600000000000003" table:style-name="ce1">
            <text:p>4.36</text:p>
          </table:table-cell>
          <table:table-cell office:value-type="float" office:value="4.9779999999999998E-3" table:style-name="ce1">
            <text:p>0.004978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1.8761E-2" table:style-name="ce1">
            <text:p>0.018761</text:p>
          </table:table-cell>
          <table:table-cell office:value-type="float" office:value="5.3109999999999997E-3" table:style-name="ce1">
            <text:p>0.005311</text:p>
          </table:table-cell>
          <table:table-cell table:style-name="ce3"/>
          <table:table-cell office:value-type="float" office:value="10.9" table:style-name="ce7">
            <text:p>10.9</text:p>
          </table:table-cell>
          <table:table-cell office:value-type="float" office:value="0.66254599999999997" table:style-name="ce7">
            <text:p>0.662546</text:p>
          </table:table-cell>
          <table:table-cell office:value-type="float" office:value="0.70399599999999996" table:style-name="ce7">
            <text:p>0.703996</text:p>
          </table:table-cell>
          <table:table-cell office:value-type="float" office:value="0.63004300000000002" table:style-name="ce7">
            <text:p>0.630043</text:p>
          </table:table-cell>
          <table:table-cell office:value-type="float" office:value="5.8699999999999308E-3" table:formula="of:=[.H223]-[.$H$5]" table:style-name="ce1">
            <text:p>0.00587</text:p>
          </table:table-cell>
          <table:table-cell office:value-type="float" office:value="4.7316999999999942E-2" table:formula="of:=[.I223]-[.$I$5]" table:style-name="ce1">
            <text:p>0.047317</text:p>
          </table:table-cell>
          <table:table-cell office:value-type="float" office:value="-2.6635999999999993E-2" table:formula="of:=[.J223]-[.$J$5]" table:style-name="ce1">
            <text:p>-0.026636</text:p>
          </table:table-cell>
          <table:table-cell office:value-type="float" office:value="10.9001" table:style-name="ce7">
            <text:p>10.9001</text:p>
          </table:table-cell>
          <table:table-cell office:value-type="float" office:value="-0.109392" table:style-name="ce7">
            <text:p>-0.109392</text:p>
          </table:table-cell>
          <table:table-cell office:value-type="float" office:value="3.4187700000000001E-2" table:style-name="ce7">
            <text:p>0.0341877</text:p>
          </table:table-cell>
          <table:table-cell table:number-columns-repeated="16368" table:style-name="ce3"/>
        </table:table-row>
        <table:table-row table:style-name="ro2">
          <table:table-cell office:value-type="float" office:value="4.38" table:style-name="ce1">
            <text:p>4.38</text:p>
          </table:table-cell>
          <table:table-cell office:value-type="float" office:value="5.1330000000000004E-3" table:style-name="ce1">
            <text:p>0.005133</text:p>
          </table:table-cell>
          <table:table-cell office:value-type="float" office:value="4.38" table:style-name="ce1">
            <text:p>4.38</text:p>
          </table:table-cell>
          <table:table-cell office:value-type="float" office:value="1.9310000000000001E-2" table:style-name="ce1">
            <text:p>0.01931</text:p>
          </table:table-cell>
          <table:table-cell office:value-type="float" office:value="4.6010000000000001E-3" table:style-name="ce1">
            <text:p>0.004601</text:p>
          </table:table-cell>
          <table:table-cell table:style-name="ce3"/>
          <table:table-cell office:value-type="float" office:value="10.950100000000001" table:style-name="ce7">
            <text:p>10.9501</text:p>
          </table:table-cell>
          <table:table-cell office:value-type="float" office:value="0.64819599999999999" table:style-name="ce7">
            <text:p>0.648196</text:p>
          </table:table-cell>
          <table:table-cell office:value-type="float" office:value="0.709121" table:style-name="ce7">
            <text:p>0.709121</text:p>
          </table:table-cell>
          <table:table-cell office:value-type="float" office:value="0.63251599999999997" table:style-name="ce7">
            <text:p>0.632516</text:p>
          </table:table-cell>
          <table:table-cell office:value-type="float" office:value="-8.4800000000000431E-3" table:formula="of:=[.H224]-[.$H$5]" table:style-name="ce1">
            <text:p>-0.00848</text:p>
          </table:table-cell>
          <table:table-cell office:value-type="float" office:value="5.2441999999999989E-2" table:formula="of:=[.I224]-[.$I$5]" table:style-name="ce1">
            <text:p>0.052442</text:p>
          </table:table-cell>
          <table:table-cell office:value-type="float" office:value="-2.4163000000000046E-2" table:formula="of:=[.J224]-[.$J$5]" table:style-name="ce1">
            <text:p>-0.024163</text:p>
          </table:table-cell>
          <table:table-cell office:value-type="float" office:value="10.950100000000001" table:style-name="ce7">
            <text:p>10.9501</text:p>
          </table:table-cell>
          <table:table-cell office:value-type="float" office:value="-9.9723000000000006E-2" table:style-name="ce7">
            <text:p>-0.099723</text:p>
          </table:table-cell>
          <table:table-cell office:value-type="float" office:value="4.6849700000000001E-2" table:style-name="ce7">
            <text:p>0.0468497</text:p>
          </table:table-cell>
          <table:table-cell table:number-columns-repeated="16368" table:style-name="ce3"/>
        </table:table-row>
        <table:table-row table:style-name="ro2">
          <table:table-cell office:value-type="float" office:value="4.4000000000000004" table:style-name="ce1">
            <text:p>4.4</text:p>
          </table:table-cell>
          <table:table-cell office:value-type="float" office:value="5.2709999999999996E-3" table:style-name="ce1">
            <text:p>0.00527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9786999999999999E-2" table:style-name="ce1">
            <text:p>0.019787</text:p>
          </table:table-cell>
          <table:table-cell office:value-type="float" office:value="3.852E-3" table:style-name="ce1">
            <text:p>0.003852</text:p>
          </table:table-cell>
          <table:table-cell table:style-name="ce3"/>
          <table:table-cell office:value-type="float" office:value="11.0001" table:style-name="ce7">
            <text:p>11.0001</text:p>
          </table:table-cell>
          <table:table-cell office:value-type="float" office:value="0.63499399999999995" table:style-name="ce7">
            <text:p>0.634994</text:p>
          </table:table-cell>
          <table:table-cell office:value-type="float" office:value="0.71284700000000001" table:style-name="ce7">
            <text:p>0.712847</text:p>
          </table:table-cell>
          <table:table-cell office:value-type="float" office:value="0.63580999999999999" table:style-name="ce7">
            <text:p>0.63581</text:p>
          </table:table-cell>
          <table:table-cell office:value-type="float" office:value="-2.168200000000009E-2" table:formula="of:=[.H225]-[.$H$5]" table:style-name="ce1">
            <text:p>-0.021682</text:p>
          </table:table-cell>
          <table:table-cell office:value-type="float" office:value="5.6167999999999996E-2" table:formula="of:=[.I225]-[.$I$5]" table:style-name="ce1">
            <text:p>0.056168</text:p>
          </table:table-cell>
          <table:table-cell office:value-type="float" office:value="-2.0869000000000026E-2" table:formula="of:=[.J225]-[.$J$5]" table:style-name="ce1">
            <text:p>-0.020869</text:p>
          </table:table-cell>
          <table:table-cell office:value-type="float" office:value="11.0001" table:style-name="ce7">
            <text:p>11.0001</text:p>
          </table:table-cell>
          <table:table-cell office:value-type="float" office:value="-8.6826700000000007E-2" table:style-name="ce7">
            <text:p>-0.0868267</text:p>
          </table:table-cell>
          <table:table-cell office:value-type="float" office:value="5.8740100000000003E-2" table:style-name="ce7">
            <text:p>0.0587401</text:p>
          </table:table-cell>
          <table:table-cell table:number-columns-repeated="16368" table:style-name="ce3"/>
        </table:table-row>
        <table:table-row table:style-name="ro2">
          <table:table-cell office:value-type="float" office:value="4.42" table:style-name="ce1">
            <text:p>4.42</text:p>
          </table:table-cell>
          <table:table-cell office:value-type="float" office:value="5.3880000000000004E-3" table:style-name="ce1">
            <text:p>0.005388</text:p>
          </table:table-cell>
          <table:table-cell office:value-type="float" office:value="4.42" table:style-name="ce1">
            <text:p>4.42</text:p>
          </table:table-cell>
          <table:table-cell office:value-type="float" office:value="2.0185000000000002E-2" table:style-name="ce1">
            <text:p>0.020185</text:p>
          </table:table-cell>
          <table:table-cell office:value-type="float" office:value="3.065E-3" table:style-name="ce1">
            <text:p>0.003065</text:p>
          </table:table-cell>
          <table:table-cell table:style-name="ce3"/>
          <table:table-cell office:value-type="float" office:value="11.05" table:style-name="ce7">
            <text:p>11.05</text:p>
          </table:table-cell>
          <table:table-cell office:value-type="float" office:value="0.62312400000000001" table:style-name="ce7">
            <text:p>0.623124</text:p>
          </table:table-cell>
          <table:table-cell office:value-type="float" office:value="0.71470699999999998" table:style-name="ce7">
            <text:p>0.714707</text:p>
          </table:table-cell>
          <table:table-cell office:value-type="float" office:value="0.63991100000000001" table:style-name="ce7">
            <text:p>0.639911</text:p>
          </table:table-cell>
          <table:table-cell office:value-type="float" office:value="-3.3552000000000026E-2" table:formula="of:=[.H226]-[.$H$5]" table:style-name="ce1">
            <text:p>-0.033552</text:p>
          </table:table-cell>
          <table:table-cell office:value-type="float" office:value="5.8027999999999968E-2" table:formula="of:=[.I226]-[.$I$5]" table:style-name="ce1">
            <text:p>0.058028</text:p>
          </table:table-cell>
          <table:table-cell office:value-type="float" office:value="-1.6768000000000005E-2" table:formula="of:=[.J226]-[.$J$5]" table:style-name="ce1">
            <text:p>-0.016768</text:p>
          </table:table-cell>
          <table:table-cell office:value-type="float" office:value="11.0501" table:style-name="ce7">
            <text:p>11.0501</text:p>
          </table:table-cell>
          <table:table-cell office:value-type="float" office:value="-7.0787199999999995E-2" table:style-name="ce7">
            <text:p>-0.0707872</text:p>
          </table:table-cell>
          <table:table-cell office:value-type="float" office:value="6.9525799999999999E-2" table:style-name="ce7">
            <text:p>0.0695258</text:p>
          </table:table-cell>
          <table:table-cell table:number-columns-repeated="16368" table:style-name="ce3"/>
        </table:table-row>
        <table:table-row table:style-name="ro2">
          <table:table-cell office:value-type="float" office:value="4.4400000000000004" table:style-name="ce1">
            <text:p>4.44</text:p>
          </table:table-cell>
          <table:table-cell office:value-type="float" office:value="5.4840000000000002E-3" table:style-name="ce1">
            <text:p>0.00548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2.0500999999999998E-2" table:style-name="ce1">
            <text:p>0.020501</text:p>
          </table:table-cell>
          <table:table-cell office:value-type="float" office:value="2.2430000000000002E-3" table:style-name="ce1">
            <text:p>0.002243</text:p>
          </table:table-cell>
          <table:table-cell table:style-name="ce3"/>
          <table:table-cell office:value-type="float" office:value="11.100099999999999" table:style-name="ce7">
            <text:p>11.1001</text:p>
          </table:table-cell>
          <table:table-cell office:value-type="float" office:value="0.61281300000000005" table:style-name="ce7">
            <text:p>0.612813</text:p>
          </table:table-cell>
          <table:table-cell office:value-type="float" office:value="0.71429399999999998" table:style-name="ce7">
            <text:p>0.714294</text:p>
          </table:table-cell>
          <table:table-cell office:value-type="float" office:value="0.64476800000000001" table:style-name="ce7">
            <text:p>0.644768</text:p>
          </table:table-cell>
          <table:table-cell office:value-type="float" office:value="-4.3862999999999985E-2" table:formula="of:=[.H227]-[.$H$5]" table:style-name="ce1">
            <text:p>-0.043863</text:p>
          </table:table-cell>
          <table:table-cell office:value-type="float" office:value="5.7614999999999972E-2" table:formula="of:=[.I227]-[.$I$5]" table:style-name="ce1">
            <text:p>0.057615</text:p>
          </table:table-cell>
          <table:table-cell office:value-type="float" office:value="-1.1911000000000005E-2" table:formula="of:=[.J227]-[.$J$5]" table:style-name="ce1">
            <text:p>-0.011911</text:p>
          </table:table-cell>
          <table:table-cell office:value-type="float" office:value="11.1" table:style-name="ce7">
            <text:p>11.1</text:p>
          </table:table-cell>
          <table:table-cell office:value-type="float" office:value="-5.1797200000000002E-2" table:style-name="ce7">
            <text:p>-0.0517972</text:p>
          </table:table-cell>
          <table:table-cell office:value-type="float" office:value="7.8939400000000007E-2" table:style-name="ce7">
            <text:p>0.0789394</text:p>
          </table:table-cell>
          <table:table-cell table:number-columns-repeated="16368" table:style-name="ce3"/>
        </table:table-row>
        <table:table-row table:style-name="ro2">
          <table:table-cell office:value-type="float" office:value="4.46" table:style-name="ce1">
            <text:p>4.46</text:p>
          </table:table-cell>
          <table:table-cell office:value-type="float" office:value="5.5570000000000003E-3" table:style-name="ce1">
            <text:p>0.005557</text:p>
          </table:table-cell>
          <table:table-cell office:value-type="float" office:value="4.46" table:style-name="ce1">
            <text:p>4.46</text:p>
          </table:table-cell>
          <table:table-cell office:value-type="float" office:value="2.0730999999999999E-2" table:style-name="ce1">
            <text:p>0.020731</text:p>
          </table:table-cell>
          <table:table-cell office:value-type="float" office:value="1.389E-3" table:style-name="ce1">
            <text:p>0.001389</text:p>
          </table:table-cell>
          <table:table-cell table:style-name="ce3"/>
          <table:table-cell office:value-type="float" office:value="11.1501" table:style-name="ce7">
            <text:p>11.1501</text:p>
          </table:table-cell>
          <table:table-cell office:value-type="float" office:value="0.60412999999999994" table:style-name="ce7">
            <text:p>0.60413</text:p>
          </table:table-cell>
          <table:table-cell office:value-type="float" office:value="0.71125099999999997" table:style-name="ce7">
            <text:p>0.711251</text:p>
          </table:table-cell>
          <table:table-cell office:value-type="float" office:value="0.65034099999999995" table:style-name="ce7">
            <text:p>0.650341</text:p>
          </table:table-cell>
          <table:table-cell office:value-type="float" office:value="-5.2546000000000093E-2" table:formula="of:=[.H228]-[.$H$5]" table:style-name="ce1">
            <text:p>-0.052546</text:p>
          </table:table-cell>
          <table:table-cell office:value-type="float" office:value="5.4571999999999954E-2" table:formula="of:=[.I228]-[.$I$5]" table:style-name="ce1">
            <text:p>0.054572</text:p>
          </table:table-cell>
          <table:table-cell office:value-type="float" office:value="-6.3380000000000658E-3" table:formula="of:=[.J228]-[.$J$5]" table:style-name="ce1">
            <text:p>-0.006338</text:p>
          </table:table-cell>
          <table:table-cell office:value-type="float" office:value="11.1501" table:style-name="ce7">
            <text:p>11.1501</text:p>
          </table:table-cell>
          <table:table-cell office:value-type="float" office:value="-3.0164400000000001E-2" table:style-name="ce7">
            <text:p>-0.0301644</text:p>
          </table:table-cell>
          <table:table-cell office:value-type="float" office:value="8.6764300000000003E-2" table:style-name="ce7">
            <text:p>0.0867643</text:p>
          </table:table-cell>
          <table:table-cell table:number-columns-repeated="16368" table:style-name="ce3"/>
        </table:table-row>
        <table:table-row table:style-name="ro2">
          <table:table-cell office:value-type="float" office:value="4.4800000000000004" table:style-name="ce1">
            <text:p>4.48</text:p>
          </table:table-cell>
          <table:table-cell office:value-type="float" office:value="5.6049999999999997E-3" table:style-name="ce1">
            <text:p>0.005605</text:p>
          </table:table-cell>
          <table:table-cell office:value-type="float" office:value="4.4800000000000004" table:style-name="ce1">
            <text:p>4.48</text:p>
          </table:table-cell>
          <table:table-cell office:value-type="float" office:value="2.0868999999999999E-2" table:style-name="ce1">
            <text:p>0.020869</text:p>
          </table:table-cell>
          <table:table-cell office:value-type="float" office:value="5.0600000000000005E-4" table:style-name="ce1">
            <text:p>0.000506</text:p>
          </table:table-cell>
          <table:table-cell table:style-name="ce3"/>
          <table:table-cell office:value-type="float" office:value="11.2" table:style-name="ce7">
            <text:p>11.2</text:p>
          </table:table-cell>
          <table:table-cell office:value-type="float" office:value="0.59711499999999995" table:style-name="ce7">
            <text:p>0.597115</text:p>
          </table:table-cell>
          <table:table-cell office:value-type="float" office:value="0.70544099999999998" table:style-name="ce7">
            <text:p>0.705441</text:p>
          </table:table-cell>
          <table:table-cell office:value-type="float" office:value="0.65653499999999998" table:style-name="ce7">
            <text:p>0.656535</text:p>
          </table:table-cell>
          <table:table-cell office:value-type="float" office:value="-5.9561000000000086E-2" table:formula="of:=[.H229]-[.$H$5]" table:style-name="ce1">
            <text:p>-0.059561</text:p>
          </table:table-cell>
          <table:table-cell office:value-type="float" office:value="4.8761999999999972E-2" table:formula="of:=[.I229]-[.$I$5]" table:style-name="ce1">
            <text:p>0.048762</text:p>
          </table:table-cell>
          <table:table-cell office:value-type="float" office:value="-1.4400000000003299E-4" table:formula="of:=[.J229]-[.$J$5]" table:style-name="ce1">
            <text:p>-0.000144</text:p>
          </table:table-cell>
          <table:table-cell office:value-type="float" office:value="11.200100000000001" table:style-name="ce7">
            <text:p>11.2001</text:p>
          </table:table-cell>
          <table:table-cell office:value-type="float" office:value="-6.3515300000000002E-3" table:style-name="ce7">
            <text:p>-0.00635153</text:p>
          </table:table-cell>
          <table:table-cell office:value-type="float" office:value="9.2475699999999994E-2" table:style-name="ce7">
            <text:p>0.0924757</text:p>
          </table:table-cell>
          <table:table-cell table:number-columns-repeated="16368" table:style-name="ce3"/>
        </table:table-row>
        <table:table-row table:style-name="ro2">
          <table:table-cell office:value-type="float" office:value="4.5" table:style-name="ce1">
            <text:p>4.5</text:p>
          </table:table-cell>
          <table:table-cell office:value-type="float" office:value="5.6290000000000003E-3" table:style-name="ce1">
            <text:p>0.005629</text:p>
          </table:table-cell>
          <table:table-cell office:value-type="float" office:value="4.5" table:style-name="ce1">
            <text:p>4.5</text:p>
          </table:table-cell>
          <table:table-cell office:value-type="float" office:value="2.0912E-2" table:style-name="ce1">
            <text:p>0.020912</text:p>
          </table:table-cell>
          <table:table-cell office:value-type="float" office:value="-4.0200000000000001E-4" table:style-name="ce1">
            <text:p>-0.000402</text:p>
          </table:table-cell>
          <table:table-cell table:style-name="ce3"/>
          <table:table-cell office:value-type="float" office:value="11.25" table:style-name="ce7">
            <text:p>11.25</text:p>
          </table:table-cell>
          <table:table-cell office:value-type="float" office:value="0.59182800000000002" table:style-name="ce7">
            <text:p>0.591828</text:p>
          </table:table-cell>
          <table:table-cell office:value-type="float" office:value="0.69698899999999997" table:style-name="ce7">
            <text:p>0.696989</text:p>
          </table:table-cell>
          <table:table-cell office:value-type="float" office:value="0.66322199999999998" table:style-name="ce7">
            <text:p>0.663222</text:p>
          </table:table-cell>
          <table:table-cell office:value-type="float" office:value="-6.4848000000000017E-2" table:formula="of:=[.H230]-[.$H$5]" table:style-name="ce1">
            <text:p>-0.064848</text:p>
          </table:table-cell>
          <table:table-cell office:value-type="float" office:value="4.0309999999999957E-2" table:formula="of:=[.I230]-[.$I$5]" table:style-name="ce1">
            <text:p>0.04031</text:p>
          </table:table-cell>
          <table:table-cell office:value-type="float" office:value="6.5429999999999655E-3" table:formula="of:=[.J230]-[.$J$5]" table:style-name="ce1">
            <text:p>0.006543</text:p>
          </table:table-cell>
          <table:table-cell office:value-type="float" office:value="11.2501" table:style-name="ce7">
            <text:p>11.2501</text:p>
          </table:table-cell>
          <table:table-cell office:value-type="float" office:value="1.8921299999999999E-2" table:style-name="ce7">
            <text:p>0.0189213</text:p>
          </table:table-cell>
          <table:table-cell office:value-type="float" office:value="9.5830499999999999E-2" table:style-name="ce7">
            <text:p>0.0958305</text:p>
          </table:table-cell>
          <table:table-cell table:number-columns-repeated="16368" table:style-name="ce3"/>
        </table:table-row>
        <table:table-row table:style-name="ro2">
          <table:table-cell office:value-type="float" office:value="4.5199999999999996" table:style-name="ce1">
            <text:p>4.52</text:p>
          </table:table-cell>
          <table:table-cell office:value-type="float" office:value="5.6249999999999998E-3" table:style-name="ce1">
            <text:p>0.005625</text:p>
          </table:table-cell>
          <table:table-cell office:value-type="float" office:value="4.5199999999999996" table:style-name="ce1">
            <text:p>4.52</text:p>
          </table:table-cell>
          <table:table-cell office:value-type="float" office:value="2.0858000000000002E-2" table:style-name="ce1">
            <text:p>0.020858</text:p>
          </table:table-cell>
          <table:table-cell office:value-type="float" office:value="-1.3290000000000001E-3" table:style-name="ce1">
            <text:p>-0.001329</text:p>
          </table:table-cell>
          <table:table-cell table:style-name="ce3"/>
          <table:table-cell office:value-type="float" office:value="11.3001" table:style-name="ce7">
            <text:p>11.3001</text:p>
          </table:table-cell>
          <table:table-cell office:value-type="float" office:value="0.58811899999999995" table:style-name="ce7">
            <text:p>0.588119</text:p>
          </table:table-cell>
          <table:table-cell office:value-type="float" office:value="0.68631500000000001" table:style-name="ce7">
            <text:p>0.686315</text:p>
          </table:table-cell>
          <table:table-cell office:value-type="float" office:value="0.67025900000000005" table:style-name="ce7">
            <text:p>0.670259</text:p>
          </table:table-cell>
          <table:table-cell office:value-type="float" office:value="-6.855700000000009E-2" table:formula="of:=[.H231]-[.$H$5]" table:style-name="ce1">
            <text:p>-0.068557</text:p>
          </table:table-cell>
          <table:table-cell office:value-type="float" office:value="2.9635999999999996E-2" table:formula="of:=[.I231]-[.$I$5]" table:style-name="ce1">
            <text:p>0.029636</text:p>
          </table:table-cell>
          <table:table-cell office:value-type="float" office:value="1.3580000000000036E-2" table:formula="of:=[.J231]-[.$J$5]" table:style-name="ce1">
            <text:p>0.01358</text:p>
          </table:table-cell>
          <table:table-cell office:value-type="float" office:value="11.3001" table:style-name="ce7">
            <text:p>11.3001</text:p>
          </table:table-cell>
          <table:table-cell office:value-type="float" office:value="4.4902699999999997E-2" table:style-name="ce7">
            <text:p>0.0449027</text:p>
          </table:table-cell>
          <table:table-cell office:value-type="float" office:value="9.6085699999999996E-2" table:style-name="ce7">
            <text:p>0.0960857</text:p>
          </table:table-cell>
          <table:table-cell table:number-columns-repeated="16368" table:style-name="ce3"/>
        </table:table-row>
        <table:table-row table:style-name="ro2">
          <table:table-cell office:value-type="float" office:value="4.54" table:style-name="ce1">
            <text:p>4.54</text:p>
          </table:table-cell>
          <table:table-cell office:value-type="float" office:value="5.594E-3" table:style-name="ce1">
            <text:p>0.005594</text:p>
          </table:table-cell>
          <table:table-cell office:value-type="float" office:value="4.54" table:style-name="ce1">
            <text:p>4.54</text:p>
          </table:table-cell>
          <table:table-cell office:value-type="float" office:value="2.0702999999999999E-2" table:style-name="ce1">
            <text:p>0.020703</text:p>
          </table:table-cell>
          <table:table-cell office:value-type="float" office:value="-2.2720000000000001E-3" table:style-name="ce1">
            <text:p>-0.002272</text:p>
          </table:table-cell>
          <table:table-cell table:style-name="ce3"/>
          <table:table-cell office:value-type="float" office:value="11.350099999999999" table:style-name="ce7">
            <text:p>11.3501</text:p>
          </table:table-cell>
          <table:table-cell office:value-type="float" office:value="0.58600699999999994" table:style-name="ce7">
            <text:p>0.586007</text:p>
          </table:table-cell>
          <table:table-cell office:value-type="float" office:value="0.67407700000000004" table:style-name="ce7">
            <text:p>0.674077</text:p>
          </table:table-cell>
          <table:table-cell office:value-type="float" office:value="0.67744000000000004" table:style-name="ce7">
            <text:p>0.67744</text:p>
          </table:table-cell>
          <table:table-cell office:value-type="float" office:value="-7.0669000000000093E-2" table:formula="of:=[.H232]-[.$H$5]" table:style-name="ce1">
            <text:p>-0.070669</text:p>
          </table:table-cell>
          <table:table-cell office:value-type="float" office:value="1.7398000000000025E-2" table:formula="of:=[.I232]-[.$I$5]" table:style-name="ce1">
            <text:p>0.017398</text:p>
          </table:table-cell>
          <table:table-cell office:value-type="float" office:value="2.0761000000000029E-2" table:formula="of:=[.J232]-[.$J$5]" table:style-name="ce1">
            <text:p>0.020761</text:p>
          </table:table-cell>
          <table:table-cell office:value-type="float" office:value="11.35" table:style-name="ce7">
            <text:p>11.35</text:p>
          </table:table-cell>
          <table:table-cell office:value-type="float" office:value="7.0754700000000004E-2" table:style-name="ce7">
            <text:p>0.0707547</text:p>
          </table:table-cell>
          <table:table-cell office:value-type="float" office:value="9.3267299999999997E-2" table:style-name="ce7">
            <text:p>0.0932673</text:p>
          </table:table-cell>
          <table:table-cell table:number-columns-repeated="16368" table:style-name="ce3"/>
        </table:table-row>
        <table:table-row table:style-name="ro2">
          <table:table-cell office:value-type="float" office:value="4.5599999999999996" table:style-name="ce1">
            <text:p>4.56</text:p>
          </table:table-cell>
          <table:table-cell office:value-type="float" office:value="5.5339999999999999E-3" table:style-name="ce1">
            <text:p>0.005534</text:p>
          </table:table-cell>
          <table:table-cell office:value-type="float" office:value="4.5599999999999996" table:style-name="ce1">
            <text:p>4.56</text:p>
          </table:table-cell>
          <table:table-cell office:value-type="float" office:value="2.0445000000000001E-2" table:style-name="ce1">
            <text:p>0.020445</text:p>
          </table:table-cell>
          <table:table-cell office:value-type="float" office:value="-3.225E-3" table:style-name="ce1">
            <text:p>-0.003225</text:p>
          </table:table-cell>
          <table:table-cell table:style-name="ce3"/>
          <table:table-cell office:value-type="float" office:value="11.4001" table:style-name="ce7">
            <text:p>11.4001</text:p>
          </table:table-cell>
          <table:table-cell office:value-type="float" office:value="0.58552499999999996" table:style-name="ce7">
            <text:p>0.585525</text:p>
          </table:table-cell>
          <table:table-cell office:value-type="float" office:value="0.66113299999999997" table:style-name="ce7">
            <text:p>0.661133</text:p>
          </table:table-cell>
          <table:table-cell office:value-type="float" office:value="0.68446200000000001" table:style-name="ce7">
            <text:p>0.684462</text:p>
          </table:table-cell>
          <table:table-cell office:value-type="float" office:value="-7.1151000000000075E-2" table:formula="of:=[.H233]-[.$H$5]" table:style-name="ce1">
            <text:p>-0.071151</text:p>
          </table:table-cell>
          <table:table-cell office:value-type="float" office:value="4.453999999999958E-3" table:formula="of:=[.I233]-[.$I$5]" table:style-name="ce1">
            <text:p>0.004454</text:p>
          </table:table-cell>
          <table:table-cell office:value-type="float" office:value="2.7783000000000002E-2" table:formula="of:=[.J233]-[.$J$5]" table:style-name="ce1">
            <text:p>0.027783</text:p>
          </table:table-cell>
          <table:table-cell office:value-type="float" office:value="11.4001" table:style-name="ce7">
            <text:p>11.4001</text:p>
          </table:table-cell>
          <table:table-cell office:value-type="float" office:value="9.5370200000000002E-2" table:style-name="ce7">
            <text:p>0.0953702</text:p>
          </table:table-cell>
          <table:table-cell office:value-type="float" office:value="8.7193599999999996E-2" table:style-name="ce7">
            <text:p>0.0871936</text:p>
          </table:table-cell>
          <table:table-cell table:number-columns-repeated="16368" table:style-name="ce3"/>
        </table:table-row>
        <table:table-row table:style-name="ro2">
          <table:table-cell office:value-type="float" office:value="4.58" table:style-name="ce1">
            <text:p>4.58</text:p>
          </table:table-cell>
          <table:table-cell office:value-type="float" office:value="5.4450000000000002E-3" table:style-name="ce1">
            <text:p>0.005445</text:p>
          </table:table-cell>
          <table:table-cell office:value-type="float" office:value="4.58" table:style-name="ce1">
            <text:p>4.58</text:p>
          </table:table-cell>
          <table:table-cell office:value-type="float" office:value="2.0083E-2" table:style-name="ce1">
            <text:p>0.020083</text:p>
          </table:table-cell>
          <table:table-cell office:value-type="float" office:value="-4.182E-3" table:style-name="ce1">
            <text:p>-0.004182</text:p>
          </table:table-cell>
          <table:table-cell table:style-name="ce3"/>
          <table:table-cell office:value-type="float" office:value="11.450100000000001" table:style-name="ce7">
            <text:p>11.4501</text:p>
          </table:table-cell>
          <table:table-cell office:value-type="float" office:value="0.58657899999999996" table:style-name="ce7">
            <text:p>0.586579</text:p>
          </table:table-cell>
          <table:table-cell office:value-type="float" office:value="0.64813299999999996" table:style-name="ce7">
            <text:p>0.648133</text:p>
          </table:table-cell>
          <table:table-cell office:value-type="float" office:value="0.69105700000000003" table:style-name="ce7">
            <text:p>0.691057</text:p>
          </table:table-cell>
          <table:table-cell office:value-type="float" office:value="-7.0097000000000076E-2" table:formula="of:=[.H234]-[.$H$5]" table:style-name="ce1">
            <text:p>-0.070097</text:p>
          </table:table-cell>
          <table:table-cell office:value-type="float" office:value="-8.5460000000000536E-3" table:formula="of:=[.I234]-[.$I$5]" table:style-name="ce1">
            <text:p>-0.008546</text:p>
          </table:table-cell>
          <table:table-cell office:value-type="float" office:value="3.437800000000002E-2" table:formula="of:=[.J234]-[.$J$5]" table:style-name="ce1">
            <text:p>0.034378</text:p>
          </table:table-cell>
          <table:table-cell office:value-type="float" office:value="11.45" table:style-name="ce7">
            <text:p>11.45</text:p>
          </table:table-cell>
          <table:table-cell office:value-type="float" office:value="0.117881" table:style-name="ce7">
            <text:p>0.117881</text:p>
          </table:table-cell>
          <table:table-cell office:value-type="float" office:value="7.7707200000000004E-2" table:style-name="ce7">
            <text:p>0.0777072</text:p>
          </table:table-cell>
          <table:table-cell table:number-columns-repeated="16368" table:style-name="ce3"/>
        </table:table-row>
        <table:table-row table:style-name="ro2">
          <table:table-cell office:value-type="float" office:value="4.5999999999999996" table:style-name="ce1">
            <text:p>4.6</text:p>
          </table:table-cell>
          <table:table-cell office:value-type="float" office:value="5.3270000000000001E-3" table:style-name="ce1">
            <text:p>0.00532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9616000000000001E-2" table:style-name="ce1">
            <text:p>0.019616</text:p>
          </table:table-cell>
          <table:table-cell office:value-type="float" office:value="-5.1370000000000001E-3" table:style-name="ce1">
            <text:p>-0.005137</text:p>
          </table:table-cell>
          <table:table-cell table:style-name="ce3"/>
          <table:table-cell office:value-type="float" office:value="11.5" table:style-name="ce7">
            <text:p>11.5</text:p>
          </table:table-cell>
          <table:table-cell office:value-type="float" office:value="0.58930199999999999" table:style-name="ce7">
            <text:p>0.589302</text:p>
          </table:table-cell>
          <table:table-cell office:value-type="float" office:value="0.63560499999999998" table:style-name="ce7">
            <text:p>0.635605</text:p>
          </table:table-cell>
          <table:table-cell office:value-type="float" office:value="0.69692200000000004" table:style-name="ce7">
            <text:p>0.696922</text:p>
          </table:table-cell>
          <table:table-cell office:value-type="float" office:value="-6.7374000000000045E-2" table:formula="of:=[.H235]-[.$H$5]" table:style-name="ce1">
            <text:p>-0.067374</text:p>
          </table:table-cell>
          <table:table-cell office:value-type="float" office:value="-2.1074000000000037E-2" table:formula="of:=[.I235]-[.$I$5]" table:style-name="ce1">
            <text:p>-0.021074</text:p>
          </table:table-cell>
          <table:table-cell office:value-type="float" office:value="4.0243000000000029E-2" table:formula="of:=[.J235]-[.$J$5]" table:style-name="ce1">
            <text:p>0.040243</text:p>
          </table:table-cell>
          <table:table-cell office:value-type="float" office:value="11.5001" table:style-name="ce7">
            <text:p>11.5001</text:p>
          </table:table-cell>
          <table:table-cell office:value-type="float" office:value="0.137429" table:style-name="ce7">
            <text:p>0.137429</text:p>
          </table:table-cell>
          <table:table-cell office:value-type="float" office:value="6.4798700000000001E-2" table:style-name="ce7">
            <text:p>0.0647987</text:p>
          </table:table-cell>
          <table:table-cell table:number-columns-repeated="16368" table:style-name="ce3"/>
        </table:table-row>
        <table:table-row table:style-name="ro2">
          <table:table-cell office:value-type="float" office:value="4.62" table:style-name="ce1">
            <text:p>4.62</text:p>
          </table:table-cell>
          <table:table-cell office:value-type="float" office:value="5.1789999999999996E-3" table:style-name="ce1">
            <text:p>0.005179</text:p>
          </table:table-cell>
          <table:table-cell office:value-type="float" office:value="4.62" table:style-name="ce1">
            <text:p>4.62</text:p>
          </table:table-cell>
          <table:table-cell office:value-type="float" office:value="1.9043999999999998E-2" table:style-name="ce1">
            <text:p>0.019044</text:p>
          </table:table-cell>
          <table:table-cell office:value-type="float" office:value="-6.084E-3" table:style-name="ce1">
            <text:p>-0.006084</text:p>
          </table:table-cell>
          <table:table-cell table:style-name="ce3"/>
          <table:table-cell office:value-type="float" office:value="11.55" table:style-name="ce7">
            <text:p>11.55</text:p>
          </table:table-cell>
          <table:table-cell office:value-type="float" office:value="0.59353999999999996" table:style-name="ce7">
            <text:p>0.59354</text:p>
          </table:table-cell>
          <table:table-cell office:value-type="float" office:value="0.62394799999999995" table:style-name="ce7">
            <text:p>0.623948</text:p>
          </table:table-cell>
          <table:table-cell office:value-type="float" office:value="0.70172699999999999" table:style-name="ce7">
            <text:p>0.701727</text:p>
          </table:table-cell>
          <table:table-cell office:value-type="float" office:value="-6.3136000000000081E-2" table:formula="of:=[.H236]-[.$H$5]" table:style-name="ce1">
            <text:p>-0.063136</text:p>
          </table:table-cell>
          <table:table-cell office:value-type="float" office:value="-3.2731000000000066E-2" table:formula="of:=[.I236]-[.$I$5]" table:style-name="ce1">
            <text:p>-0.032731</text:p>
          </table:table-cell>
          <table:table-cell office:value-type="float" office:value="4.5047999999999977E-2" table:formula="of:=[.J236]-[.$J$5]" table:style-name="ce1">
            <text:p>0.045048</text:p>
          </table:table-cell>
          <table:table-cell office:value-type="float" office:value="11.55" table:style-name="ce7">
            <text:p>11.55</text:p>
          </table:table-cell>
          <table:table-cell office:value-type="float" office:value="0.153169" table:style-name="ce7">
            <text:p>0.153169</text:p>
          </table:table-cell>
          <table:table-cell office:value-type="float" office:value="4.8865899999999997E-2" table:style-name="ce7">
            <text:p>0.0488659</text:p>
          </table:table-cell>
          <table:table-cell table:number-columns-repeated="16368" table:style-name="ce3"/>
        </table:table-row>
        <table:table-row table:style-name="ro2">
          <table:table-cell office:value-type="float" office:value="4.6399999999999997" table:style-name="ce1">
            <text:p>4.64</text:p>
          </table:table-cell>
          <table:table-cell office:value-type="float" office:value="5.0010000000000002E-3" table:style-name="ce1">
            <text:p>0.005001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1.8367999999999999E-2" table:style-name="ce1">
            <text:p>0.018368</text:p>
          </table:table-cell>
          <table:table-cell office:value-type="float" office:value="-7.0159999999999997E-3" table:style-name="ce1">
            <text:p>-0.007016</text:p>
          </table:table-cell>
          <table:table-cell table:style-name="ce3"/>
          <table:table-cell office:value-type="float" office:value="11.600099999999999" table:style-name="ce7">
            <text:p>11.6001</text:p>
          </table:table-cell>
          <table:table-cell office:value-type="float" office:value="0.59940700000000002" table:style-name="ce7">
            <text:p>0.599407</text:p>
          </table:table-cell>
          <table:table-cell office:value-type="float" office:value="0.61353500000000005" table:style-name="ce7">
            <text:p>0.613535</text:p>
          </table:table-cell>
          <table:table-cell office:value-type="float" office:value="0.705175" table:style-name="ce7">
            <text:p>0.705175</text:p>
          </table:table-cell>
          <table:table-cell office:value-type="float" office:value="-5.7269000000000014E-2" table:formula="of:=[.H237]-[.$H$5]" table:style-name="ce1">
            <text:p>-0.057269</text:p>
          </table:table-cell>
          <table:table-cell office:value-type="float" office:value="-4.314399999999996E-2" table:formula="of:=[.I237]-[.$I$5]" table:style-name="ce1">
            <text:p>-0.043144</text:p>
          </table:table-cell>
          <table:table-cell office:value-type="float" office:value="4.8495999999999984E-2" table:formula="of:=[.J237]-[.$J$5]" table:style-name="ce1">
            <text:p>0.048496</text:p>
          </table:table-cell>
          <table:table-cell office:value-type="float" office:value="11.600099999999999" table:style-name="ce7">
            <text:p>11.6001</text:p>
          </table:table-cell>
          <table:table-cell office:value-type="float" office:value="0.164331" table:style-name="ce7">
            <text:p>0.164331</text:p>
          </table:table-cell>
          <table:table-cell office:value-type="float" office:value="3.05834E-2" table:style-name="ce7">
            <text:p>0.0305834</text:p>
          </table:table-cell>
          <table:table-cell table:number-columns-repeated="16368" table:style-name="ce3"/>
        </table:table-row>
        <table:table-row table:style-name="ro2">
          <table:table-cell office:value-type="float" office:value="4.66" table:style-name="ce1">
            <text:p>4.66</text:p>
          </table:table-cell>
          <table:table-cell office:value-type="float" office:value="4.7949999999999998E-3" table:style-name="ce1">
            <text:p>0.004795</text:p>
          </table:table-cell>
          <table:table-cell office:value-type="float" office:value="4.66" table:style-name="ce1">
            <text:p>4.66</text:p>
          </table:table-cell>
          <table:table-cell office:value-type="float" office:value="1.7590000000000001E-2" table:style-name="ce1">
            <text:p>0.01759</text:p>
          </table:table-cell>
          <table:table-cell office:value-type="float" office:value="-7.9260000000000008E-3" table:style-name="ce1">
            <text:p>-0.007926</text:p>
          </table:table-cell>
          <table:table-cell table:style-name="ce3"/>
          <table:table-cell office:value-type="float" office:value="11.6501" table:style-name="ce7">
            <text:p>11.6501</text:p>
          </table:table-cell>
          <table:table-cell office:value-type="float" office:value="0.60686300000000004" table:style-name="ce7">
            <text:p>0.606863</text:p>
          </table:table-cell>
          <table:table-cell office:value-type="float" office:value="0.60453400000000002" table:style-name="ce7">
            <text:p>0.604534</text:p>
          </table:table-cell>
          <table:table-cell office:value-type="float" office:value="0.70709100000000003" table:style-name="ce7">
            <text:p>0.707091</text:p>
          </table:table-cell>
          <table:table-cell office:value-type="float" office:value="-4.9812999999999996E-2" table:formula="of:=[.H238]-[.$H$5]" table:style-name="ce1">
            <text:p>-0.049813</text:p>
          </table:table-cell>
          <table:table-cell office:value-type="float" office:value="-5.2144999999999997E-2" table:formula="of:=[.I238]-[.$I$5]" table:style-name="ce1">
            <text:p>-0.052145</text:p>
          </table:table-cell>
          <table:table-cell office:value-type="float" office:value="5.0412000000000012E-2" table:formula="of:=[.J238]-[.$J$5]" table:style-name="ce1">
            <text:p>0.050412</text:p>
          </table:table-cell>
          <table:table-cell office:value-type="float" office:value="11.65" table:style-name="ce7">
            <text:p>11.65</text:p>
          </table:table-cell>
          <table:table-cell office:value-type="float" office:value="0.170401" table:style-name="ce7">
            <text:p>0.170401</text:p>
          </table:table-cell>
          <table:table-cell office:value-type="float" office:value="1.0612999999999999E-2" table:style-name="ce7">
            <text:p>0.010613</text:p>
          </table:table-cell>
          <table:table-cell table:number-columns-repeated="16368" table:style-name="ce3"/>
        </table:table-row>
        <table:table-row table:style-name="ro2">
          <table:table-cell office:value-type="float" office:value="4.68" table:style-name="ce1">
            <text:p>4.68</text:p>
          </table:table-cell>
          <table:table-cell office:value-type="float" office:value="4.5589999999999997E-3" table:style-name="ce1">
            <text:p>0.004559</text:p>
          </table:table-cell>
          <table:table-cell office:value-type="float" office:value="4.68" table:style-name="ce1">
            <text:p>4.68</text:p>
          </table:table-cell>
          <table:table-cell office:value-type="float" office:value="1.6712000000000001E-2" table:style-name="ce1">
            <text:p>0.016712</text:p>
          </table:table-cell>
          <table:table-cell office:value-type="float" office:value="-8.8100000000000001E-3" table:style-name="ce1">
            <text:p>-0.00881</text:p>
          </table:table-cell>
          <table:table-cell table:style-name="ce3"/>
          <table:table-cell office:value-type="float" office:value="11.7" table:style-name="ce7">
            <text:p>11.7</text:p>
          </table:table-cell>
          <table:table-cell office:value-type="float" office:value="0.61589700000000003" table:style-name="ce7">
            <text:p>0.615897</text:p>
          </table:table-cell>
          <table:table-cell office:value-type="float" office:value="0.59719999999999995" table:style-name="ce7">
            <text:p>0.5972</text:p>
          </table:table-cell>
          <table:table-cell office:value-type="float" office:value="0.70729699999999995" table:style-name="ce7">
            <text:p>0.707297</text:p>
          </table:table-cell>
          <table:table-cell office:value-type="float" office:value="-4.077900000000001E-2" table:formula="of:=[.H239]-[.$H$5]" table:style-name="ce1">
            <text:p>-0.040779</text:p>
          </table:table-cell>
          <table:table-cell office:value-type="float" office:value="-5.947900000000006E-2" table:formula="of:=[.I239]-[.$I$5]" table:style-name="ce1">
            <text:p>-0.059479</text:p>
          </table:table-cell>
          <table:table-cell office:value-type="float" office:value="5.0617999999999941E-2" table:formula="of:=[.J239]-[.$J$5]" table:style-name="ce1">
            <text:p>0.050618</text:p>
          </table:table-cell>
          <table:table-cell office:value-type="float" office:value="11.7" table:style-name="ce7">
            <text:p>11.7</text:p>
          </table:table-cell>
          <table:table-cell office:value-type="float" office:value="0.17094699999999999" table:style-name="ce7">
            <text:p>0.170947</text:p>
          </table:table-cell>
          <table:table-cell office:value-type="float" office:value="-1.01806E-2" table:style-name="ce7">
            <text:p>-0.0101806</text:p>
          </table:table-cell>
          <table:table-cell table:number-columns-repeated="16368" table:style-name="ce3"/>
        </table:table-row>
        <table:table-row table:style-name="ro2">
          <table:table-cell office:value-type="float" office:value="4.7" table:style-name="ce1">
            <text:p>4.7</text:p>
          </table:table-cell>
          <table:table-cell office:value-type="float" office:value="4.2960000000000003E-3" table:style-name="ce1">
            <text:p>0.004296</text:p>
          </table:table-cell>
          <table:table-cell office:value-type="float" office:value="4.7" table:style-name="ce1">
            <text:p>4.7</text:p>
          </table:table-cell>
          <table:table-cell office:value-type="float" office:value="1.5737000000000001E-2" table:style-name="ce1">
            <text:p>0.015737</text:p>
          </table:table-cell>
          <table:table-cell office:value-type="float" office:value="-9.6589999999999992E-3" table:style-name="ce1">
            <text:p>-0.009659</text:p>
          </table:table-cell>
          <table:table-cell table:style-name="ce3"/>
          <table:table-cell office:value-type="float" office:value="11.7501" table:style-name="ce7">
            <text:p>11.7501</text:p>
          </table:table-cell>
          <table:table-cell office:value-type="float" office:value="0.62662399999999996" table:style-name="ce7">
            <text:p>0.626624</text:p>
          </table:table-cell>
          <table:table-cell office:value-type="float" office:value="0.59153599999999995" table:style-name="ce7">
            <text:p>0.591536</text:p>
          </table:table-cell>
          <table:table-cell office:value-type="float" office:value="0.70570200000000005" table:style-name="ce7">
            <text:p>0.705702</text:p>
          </table:table-cell>
          <table:table-cell office:value-type="float" office:value="-3.0052000000000079E-2" table:formula="of:=[.H240]-[.$H$5]" table:style-name="ce1">
            <text:p>-0.030052</text:p>
          </table:table-cell>
          <table:table-cell office:value-type="float" office:value="-6.5143000000000062E-2" table:formula="of:=[.I240]-[.$I$5]" table:style-name="ce1">
            <text:p>-0.065143</text:p>
          </table:table-cell>
          <table:table-cell office:value-type="float" office:value="4.9023000000000039E-2" table:formula="of:=[.J240]-[.$J$5]" table:style-name="ce1">
            <text:p>0.049023</text:p>
          </table:table-cell>
          <table:table-cell office:value-type="float" office:value="11.75" table:style-name="ce7">
            <text:p>11.75</text:p>
          </table:table-cell>
          <table:table-cell office:value-type="float" office:value="0.16575500000000001" table:style-name="ce7">
            <text:p>0.165755</text:p>
          </table:table-cell>
          <table:table-cell office:value-type="float" office:value="-3.1281499999999997E-2" table:style-name="ce7">
            <text:p>-0.0312815</text:p>
          </table:table-cell>
          <table:table-cell table:number-columns-repeated="16368" table:style-name="ce3"/>
        </table:table-row>
        <table:table-row table:style-name="ro2">
          <table:table-cell office:value-type="float" office:value="4.72" table:style-name="ce1">
            <text:p>4.72</text:p>
          </table:table-cell>
          <table:table-cell office:value-type="float" office:value="4.0070000000000001E-3" table:style-name="ce1">
            <text:p>0.004007</text:p>
          </table:table-cell>
          <table:table-cell office:value-type="float" office:value="4.72" table:style-name="ce1">
            <text:p>4.72</text:p>
          </table:table-cell>
          <table:table-cell office:value-type="float" office:value="1.4670000000000001E-2" table:style-name="ce1">
            <text:p>0.01467</text:p>
          </table:table-cell>
          <table:table-cell office:value-type="float" office:value="-1.0467000000000001E-2" table:style-name="ce1">
            <text:p>-0.010467</text:p>
          </table:table-cell>
          <table:table-cell table:style-name="ce3"/>
          <table:table-cell office:value-type="float" office:value="11.8001" table:style-name="ce7">
            <text:p>11.8001</text:p>
          </table:table-cell>
          <table:table-cell office:value-type="float" office:value="0.63877200000000001" table:style-name="ce7">
            <text:p>0.638772</text:p>
          </table:table-cell>
          <table:table-cell office:value-type="float" office:value="0.58757599999999999" table:style-name="ce7">
            <text:p>0.587576</text:p>
          </table:table-cell>
          <table:table-cell office:value-type="float" office:value="0.70235899999999996" table:style-name="ce7">
            <text:p>0.702359</text:p>
          </table:table-cell>
          <table:table-cell office:value-type="float" office:value="-1.7904000000000031E-2" table:formula="of:=[.H241]-[.$H$5]" table:style-name="ce1">
            <text:p>-0.017904</text:p>
          </table:table-cell>
          <table:table-cell office:value-type="float" office:value="-6.9103000000000026E-2" table:formula="of:=[.I241]-[.$I$5]" table:style-name="ce1">
            <text:p>-0.069103</text:p>
          </table:table-cell>
          <table:table-cell office:value-type="float" office:value="4.5679999999999943E-2" table:formula="of:=[.J241]-[.$J$5]" table:style-name="ce1">
            <text:p>0.04568</text:p>
          </table:table-cell>
          <table:table-cell office:value-type="float" office:value="11.8" table:style-name="ce7">
            <text:p>11.8</text:p>
          </table:table-cell>
          <table:table-cell office:value-type="float" office:value="0.154945" table:style-name="ce7">
            <text:p>0.154945</text:p>
          </table:table-cell>
          <table:table-cell office:value-type="float" office:value="-5.1725E-2" table:style-name="ce7">
            <text:p>-0.051725</text:p>
          </table:table-cell>
          <table:table-cell table:number-columns-repeated="16368" table:style-name="ce3"/>
        </table:table-row>
        <table:table-row table:style-name="ro2">
          <table:table-cell office:value-type="float" office:value="4.74" table:style-name="ce1">
            <text:p>4.74</text:p>
          </table:table-cell>
          <table:table-cell office:value-type="float" office:value="3.6930000000000001E-3" table:style-name="ce1">
            <text:p>0.003693</text:p>
          </table:table-cell>
          <table:table-cell office:value-type="float" office:value="4.74" table:style-name="ce1">
            <text:p>4.74</text:p>
          </table:table-cell>
          <table:table-cell office:value-type="float" office:value="1.3516E-2" table:style-name="ce1">
            <text:p>0.013516</text:p>
          </table:table-cell>
          <table:table-cell office:value-type="float" office:value="-1.123E-2" table:style-name="ce1">
            <text:p>-0.01123</text:p>
          </table:table-cell>
          <table:table-cell table:style-name="ce3"/>
          <table:table-cell office:value-type="float" office:value="11.85" table:style-name="ce7">
            <text:p>11.85</text:p>
          </table:table-cell>
          <table:table-cell office:value-type="float" office:value="0.65212199999999998" table:style-name="ce7">
            <text:p>0.652122</text:p>
          </table:table-cell>
          <table:table-cell office:value-type="float" office:value="0.58537399999999995" table:style-name="ce7">
            <text:p>0.585374</text:p>
          </table:table-cell>
          <table:table-cell office:value-type="float" office:value="0.69739799999999996" table:style-name="ce7">
            <text:p>0.697398</text:p>
          </table:table-cell>
          <table:table-cell office:value-type="float" office:value="-4.554000000000058E-3" table:formula="of:=[.H242]-[.$H$5]" table:style-name="ce1">
            <text:p>-0.004554</text:p>
          </table:table-cell>
          <table:table-cell office:value-type="float" office:value="-7.1305000000000063E-2" table:formula="of:=[.I242]-[.$I$5]" table:style-name="ce1">
            <text:p>-0.071305</text:p>
          </table:table-cell>
          <table:table-cell office:value-type="float" office:value="4.071899999999995E-2" table:formula="of:=[.J242]-[.$J$5]" table:style-name="ce1">
            <text:p>0.040719</text:p>
          </table:table-cell>
          <table:table-cell office:value-type="float" office:value="11.850099999999999" table:style-name="ce7">
            <text:p>11.8501</text:p>
          </table:table-cell>
          <table:table-cell office:value-type="float" office:value="0.13878099999999999" table:style-name="ce7">
            <text:p>0.138781</text:p>
          </table:table-cell>
          <table:table-cell office:value-type="float" office:value="-7.0861800000000003E-2" table:style-name="ce7">
            <text:p>-0.0708618</text:p>
          </table:table-cell>
          <table:table-cell table:number-columns-repeated="16368" table:style-name="ce3"/>
        </table:table-row>
        <table:table-row table:style-name="ro2">
          <table:table-cell office:value-type="float" office:value="4.76" table:style-name="ce1">
            <text:p>4.76</text:p>
          </table:table-cell>
          <table:table-cell office:value-type="float" office:value="3.356E-3" table:style-name="ce1">
            <text:p>0.003356</text:p>
          </table:table-cell>
          <table:table-cell office:value-type="float" office:value="4.76" table:style-name="ce1">
            <text:p>4.76</text:p>
          </table:table-cell>
          <table:table-cell office:value-type="float" office:value="1.2279E-2" table:style-name="ce1">
            <text:p>0.012279</text:p>
          </table:table-cell>
          <table:table-cell office:value-type="float" office:value="-1.1941E-2" table:style-name="ce1">
            <text:p>-0.011941</text:p>
          </table:table-cell>
          <table:table-cell table:style-name="ce3"/>
          <table:table-cell office:value-type="float" office:value="11.9" table:style-name="ce7">
            <text:p>11.9</text:p>
          </table:table-cell>
          <table:table-cell office:value-type="float" office:value="0.666273" table:style-name="ce7">
            <text:p>0.666273</text:p>
          </table:table-cell>
          <table:table-cell office:value-type="float" office:value="0.58484100000000006" table:style-name="ce7">
            <text:p>0.584841</text:p>
          </table:table-cell>
          <table:table-cell office:value-type="float" office:value="0.69108899999999995" table:style-name="ce7">
            <text:p>0.691089</text:p>
          </table:table-cell>
          <table:table-cell office:value-type="float" office:value="9.5969999999999667E-3" table:formula="of:=[.H243]-[.$H$5]" table:style-name="ce1">
            <text:p>0.009597</text:p>
          </table:table-cell>
          <table:table-cell office:value-type="float" office:value="-7.1837999999999957E-2" table:formula="of:=[.I243]-[.$I$5]" table:style-name="ce1">
            <text:p>-0.071838</text:p>
          </table:table-cell>
          <table:table-cell office:value-type="float" office:value="3.4409999999999941E-2" table:formula="of:=[.J243]-[.$J$5]" table:style-name="ce1">
            <text:p>0.03441</text:p>
          </table:table-cell>
          <table:table-cell office:value-type="float" office:value="11.9001" table:style-name="ce7">
            <text:p>11.9001</text:p>
          </table:table-cell>
          <table:table-cell office:value-type="float" office:value="0.11777700000000001" table:style-name="ce7">
            <text:p>0.117777</text:p>
          </table:table-cell>
          <table:table-cell office:value-type="float" office:value="-8.8198600000000002E-2" table:style-name="ce7">
            <text:p>-0.0881986</text:p>
          </table:table-cell>
          <table:table-cell table:number-columns-repeated="16368" table:style-name="ce3"/>
        </table:table-row>
        <table:table-row table:style-name="ro2">
          <table:table-cell office:value-type="float" office:value="4.78" table:style-name="ce1">
            <text:p>4.78</text:p>
          </table:table-cell>
          <table:table-cell office:value-type="float" office:value="2.9970000000000001E-3" table:style-name="ce1">
            <text:p>0.002997</text:p>
          </table:table-cell>
          <table:table-cell office:value-type="float" office:value="4.78" table:style-name="ce1">
            <text:p>4.78</text:p>
          </table:table-cell>
          <table:table-cell office:value-type="float" office:value="1.0968E-2" table:style-name="ce1">
            <text:p>0.010968</text:p>
          </table:table-cell>
          <table:table-cell office:value-type="float" office:value="-1.2593999999999999E-2" table:style-name="ce1">
            <text:p>-0.012594</text:p>
          </table:table-cell>
          <table:table-cell table:style-name="ce3"/>
          <table:table-cell office:value-type="float" office:value="11.950100000000001" table:style-name="ce7">
            <text:p>11.9501</text:p>
          </table:table-cell>
          <table:table-cell office:value-type="float" office:value="0.680697" table:style-name="ce7">
            <text:p>0.680697</text:p>
          </table:table-cell>
          <table:table-cell office:value-type="float" office:value="0.58605300000000005" table:style-name="ce7">
            <text:p>0.586053</text:p>
          </table:table-cell>
          <table:table-cell office:value-type="float" office:value="0.68371700000000002" table:style-name="ce7">
            <text:p>0.683717</text:p>
          </table:table-cell>
          <table:table-cell office:value-type="float" office:value="2.4020999999999959E-2" table:formula="of:=[.H244]-[.$H$5]" table:style-name="ce1">
            <text:p>0.024021</text:p>
          </table:table-cell>
          <table:table-cell office:value-type="float" office:value="-7.0625999999999967E-2" table:formula="of:=[.I244]-[.$I$5]" table:style-name="ce1">
            <text:p>-0.070626</text:p>
          </table:table-cell>
          <table:table-cell office:value-type="float" office:value="2.7038000000000006E-2" table:formula="of:=[.J244]-[.$J$5]" table:style-name="ce1">
            <text:p>0.027038</text:p>
          </table:table-cell>
          <table:table-cell office:value-type="float" office:value="11.950100000000001" table:style-name="ce7">
            <text:p>11.9501</text:p>
          </table:table-cell>
          <table:table-cell office:value-type="float" office:value="9.2604900000000004E-2" table:style-name="ce7">
            <text:p>0.0926049</text:p>
          </table:table-cell>
          <table:table-cell office:value-type="float" office:value="-0.103284" table:style-name="ce7">
            <text:p>-0.103284</text:p>
          </table:table-cell>
          <table:table-cell table:number-columns-repeated="16368" table:style-name="ce3"/>
        </table:table-row>
        <table:table-row table:style-name="ro2">
          <table:table-cell office:value-type="float" office:value="4.8" table:style-name="ce1">
            <text:p>4.8</text:p>
          </table:table-cell>
          <table:table-cell office:value-type="float" office:value="2.6189999999999998E-3" table:style-name="ce1">
            <text:p>0.002619</text:p>
          </table:table-cell>
          <table:table-cell office:value-type="float" office:value="4.8" table:style-name="ce1">
            <text:p>4.8</text:p>
          </table:table-cell>
          <table:table-cell office:value-type="float" office:value="9.5879999999999993E-3" table:style-name="ce1">
            <text:p>0.009588</text:p>
          </table:table-cell>
          <table:table-cell office:value-type="float" office:value="-1.3187000000000001E-2" table:style-name="ce1">
            <text:p>-0.013187</text:p>
          </table:table-cell>
          <table:table-cell table:style-name="ce3"/>
          <table:table-cell office:value-type="float" office:value="12.0001" table:style-name="ce7">
            <text:p>12.0001</text:p>
          </table:table-cell>
          <table:table-cell office:value-type="float" office:value="0.69476599999999999" table:style-name="ce7">
            <text:p>0.694766</text:p>
          </table:table-cell>
          <table:table-cell office:value-type="float" office:value="0.58914900000000003" table:style-name="ce7">
            <text:p>0.589149</text:p>
          </table:table-cell>
          <table:table-cell office:value-type="float" office:value="0.67555399999999999" table:style-name="ce7">
            <text:p>0.675554</text:p>
          </table:table-cell>
          <table:table-cell office:value-type="float" office:value="3.8089999999999957E-2" table:formula="of:=[.H245]-[.$H$5]" table:style-name="ce1">
            <text:p>0.03809</text:p>
          </table:table-cell>
          <table:table-cell office:value-type="float" office:value="-6.7529999999999979E-2" table:formula="of:=[.I245]-[.$I$5]" table:style-name="ce1">
            <text:p>-0.06753</text:p>
          </table:table-cell>
          <table:table-cell office:value-type="float" office:value="1.8874999999999975E-2" table:formula="of:=[.J245]-[.$J$5]" table:style-name="ce1">
            <text:p>0.018875</text:p>
          </table:table-cell>
          <table:table-cell office:value-type="float" office:value="12.0001" table:style-name="ce7">
            <text:p>12.0001</text:p>
          </table:table-cell>
          <table:table-cell office:value-type="float" office:value="6.4030100000000006E-2" table:style-name="ce7">
            <text:p>0.0640301</text:p>
          </table:table-cell>
          <table:table-cell office:value-type="float" office:value="-0.11561299999999999" table:style-name="ce7">
            <text:p>-0.115613</text:p>
          </table:table-cell>
          <table:table-cell table:number-columns-repeated="16368" table:style-name="ce3"/>
        </table:table-row>
        <table:table-row table:style-name="ro2">
          <table:table-cell office:value-type="float" office:value="4.82" table:style-name="ce1">
            <text:p>4.82</text:p>
          </table:table-cell>
          <table:table-cell office:value-type="float" office:value="2.2239999999999998E-3" table:style-name="ce1">
            <text:p>0.002224</text:p>
          </table:table-cell>
          <table:table-cell office:value-type="float" office:value="4.82" table:style-name="ce1">
            <text:p>4.82</text:p>
          </table:table-cell>
          <table:table-cell office:value-type="float" office:value="8.1469999999999997E-3" table:style-name="ce1">
            <text:p>0.008147</text:p>
          </table:table-cell>
          <table:table-cell office:value-type="float" office:value="-1.3712999999999999E-2" table:style-name="ce1">
            <text:p>-0.013713</text:p>
          </table:table-cell>
          <table:table-cell table:style-name="ce3"/>
          <table:table-cell office:value-type="float" office:value="12.0501" table:style-name="ce7">
            <text:p>12.0501</text:p>
          </table:table-cell>
          <table:table-cell office:value-type="float" office:value="0.70783099999999999" table:style-name="ce7">
            <text:p>0.707831</text:p>
          </table:table-cell>
          <table:table-cell office:value-type="float" office:value="0.594055" table:style-name="ce7">
            <text:p>0.594055</text:p>
          </table:table-cell>
          <table:table-cell office:value-type="float" office:value="0.66681299999999999" table:style-name="ce7">
            <text:p>0.666813</text:p>
          </table:table-cell>
          <table:table-cell office:value-type="float" office:value="5.1154999999999951E-2" table:formula="of:=[.H246]-[.$H$5]" table:style-name="ce1">
            <text:p>0.051155</text:p>
          </table:table-cell>
          <table:table-cell office:value-type="float" office:value="-6.2624000000000013E-2" table:formula="of:=[.I246]-[.$I$5]" table:style-name="ce1">
            <text:p>-0.062624</text:p>
          </table:table-cell>
          <table:table-cell office:value-type="float" office:value="1.0133999999999976E-2" table:formula="of:=[.J246]-[.$J$5]" table:style-name="ce1">
            <text:p>0.010134</text:p>
          </table:table-cell>
          <table:table-cell office:value-type="float" office:value="12.0501" table:style-name="ce7">
            <text:p>12.0501</text:p>
          </table:table-cell>
          <table:table-cell office:value-type="float" office:value="3.2590899999999999E-2" table:style-name="ce7">
            <text:p>0.0325909</text:p>
          </table:table-cell>
          <table:table-cell office:value-type="float" office:value="-0.12509600000000001" table:style-name="ce7">
            <text:p>-0.125096</text:p>
          </table:table-cell>
          <table:table-cell table:number-columns-repeated="16368" table:style-name="ce3"/>
        </table:table-row>
        <table:table-row table:style-name="ro2">
          <table:table-cell office:value-type="float" office:value="4.84" table:style-name="ce1">
            <text:p>4.84</text:p>
          </table:table-cell>
          <table:table-cell office:value-type="float" office:value="1.8140000000000001E-3" table:style-name="ce1">
            <text:p>0.001814</text:p>
          </table:table-cell>
          <table:table-cell office:value-type="float" office:value="4.84" table:style-name="ce1">
            <text:p>4.84</text:p>
          </table:table-cell>
          <table:table-cell office:value-type="float" office:value="6.6530000000000001E-3" table:style-name="ce1">
            <text:p>0.006653</text:p>
          </table:table-cell>
          <table:table-cell office:value-type="float" office:value="-1.417E-2" table:style-name="ce1">
            <text:p>-0.01417</text:p>
          </table:table-cell>
          <table:table-cell table:style-name="ce3"/>
          <table:table-cell office:value-type="float" office:value="12.100199999999999" table:style-name="ce7">
            <text:p>12.1002</text:p>
          </table:table-cell>
          <table:table-cell office:value-type="float" office:value="0.71884599999999998" table:style-name="ce7">
            <text:p>0.718846</text:p>
          </table:table-cell>
          <table:table-cell office:value-type="float" office:value="0.60070699999999999" table:style-name="ce7">
            <text:p>0.600707</text:p>
          </table:table-cell>
          <table:table-cell office:value-type="float" office:value="0.65785899999999997" table:style-name="ce7">
            <text:p>0.657859</text:p>
          </table:table-cell>
          <table:table-cell office:value-type="float" office:value="6.2169999999999948E-2" table:formula="of:=[.H247]-[.$H$5]" table:style-name="ce1">
            <text:p>0.06217</text:p>
          </table:table-cell>
          <table:table-cell office:value-type="float" office:value="-5.5972000000000022E-2" table:formula="of:=[.I247]-[.$I$5]" table:style-name="ce1">
            <text:p>-0.055972</text:p>
          </table:table-cell>
          <table:table-cell office:value-type="float" office:value="1.1799999999999589E-3" table:formula="of:=[.J247]-[.$J$5]" table:style-name="ce1">
            <text:p>0.00118</text:p>
          </table:table-cell>
          <table:table-cell office:value-type="float" office:value="12.100099999999999" table:style-name="ce7">
            <text:p>12.1001</text:p>
          </table:table-cell>
          <table:table-cell office:value-type="float" office:value="-5.82892E-4" table:style-name="ce7">
            <text:p>-0.000582892</text:p>
          </table:table-cell>
          <table:table-cell office:value-type="float" office:value="-0.131299" table:style-name="ce7">
            <text:p>-0.131299</text:p>
          </table:table-cell>
          <table:table-cell table:number-columns-repeated="16368" table:style-name="ce3"/>
        </table:table-row>
        <table:table-row table:style-name="ro2">
          <table:table-cell office:value-type="float" office:value="4.8600000000000003" table:style-name="ce1">
            <text:p>4.86</text:p>
          </table:table-cell>
          <table:table-cell office:value-type="float" office:value="1.392E-3" table:style-name="ce1">
            <text:p>0.001392</text:p>
          </table:table-cell>
          <table:table-cell office:value-type="float" office:value="4.8600000000000003" table:style-name="ce1">
            <text:p>4.86</text:p>
          </table:table-cell>
          <table:table-cell office:value-type="float" office:value="5.1139999999999996E-3" table:style-name="ce1">
            <text:p>0.005114</text:p>
          </table:table-cell>
          <table:table-cell office:value-type="float" office:value="-1.4553999999999999E-2" table:style-name="ce1">
            <text:p>-0.014554</text:p>
          </table:table-cell>
          <table:table-cell table:style-name="ce3"/>
          <table:table-cell office:value-type="float" office:value="12.1501" table:style-name="ce7">
            <text:p>12.1501</text:p>
          </table:table-cell>
          <table:table-cell office:value-type="float" office:value="0.726997" table:style-name="ce7">
            <text:p>0.726997</text:p>
          </table:table-cell>
          <table:table-cell office:value-type="float" office:value="0.60918600000000001" table:style-name="ce7">
            <text:p>0.609186</text:p>
          </table:table-cell>
          <table:table-cell office:value-type="float" office:value="0.64885300000000001" table:style-name="ce7">
            <text:p>0.648853</text:p>
          </table:table-cell>
          <table:table-cell office:value-type="float" office:value="7.0320999999999967E-2" table:formula="of:=[.H248]-[.$H$5]" table:style-name="ce1">
            <text:p>0.070321</text:p>
          </table:table-cell>
          <table:table-cell office:value-type="float" office:value="-4.7493000000000007E-2" table:formula="of:=[.I248]-[.$I$5]" table:style-name="ce1">
            <text:p>-0.047493</text:p>
          </table:table-cell>
          <table:table-cell office:value-type="float" office:value="-7.8259999999999996E-3" table:formula="of:=[.J248]-[.$J$5]" table:style-name="ce1">
            <text:p>-0.007826</text:p>
          </table:table-cell>
          <table:table-cell office:value-type="float" office:value="12.1501" table:style-name="ce7">
            <text:p>12.1501</text:p>
          </table:table-cell>
          <table:table-cell office:value-type="float" office:value="-3.4777200000000001E-2" table:style-name="ce7">
            <text:p>-0.0347772</text:p>
          </table:table-cell>
          <table:table-cell office:value-type="float" office:value="-0.13419300000000001" table:style-name="ce7">
            <text:p>-0.134193</text:p>
          </table:table-cell>
          <table:table-cell table:number-columns-repeated="16368" table:style-name="ce3"/>
        </table:table-row>
        <table:table-row table:style-name="ro2">
          <table:table-cell office:value-type="float" office:value="4.88" table:style-name="ce1">
            <text:p>4.88</text:p>
          </table:table-cell>
          <table:table-cell office:value-type="float" office:value="9.6100000000000005E-4" table:style-name="ce1">
            <text:p>0.000961</text:p>
          </table:table-cell>
          <table:table-cell office:value-type="float" office:value="4.88" table:style-name="ce1">
            <text:p>4.88</text:p>
          </table:table-cell>
          <table:table-cell office:value-type="float" office:value="3.539E-3" table:style-name="ce1">
            <text:p>0.003539</text:p>
          </table:table-cell>
          <table:table-cell office:value-type="float" office:value="-1.4864E-2" table:style-name="ce1">
            <text:p>-0.014864</text:p>
          </table:table-cell>
          <table:table-cell table:style-name="ce3"/>
          <table:table-cell office:value-type="float" office:value="12.2" table:style-name="ce7">
            <text:p>12.2</text:p>
          </table:table-cell>
          <table:table-cell office:value-type="float" office:value="0.73144600000000004" table:style-name="ce7">
            <text:p>0.731446</text:p>
          </table:table-cell>
          <table:table-cell office:value-type="float" office:value="0.61953499999999995" table:style-name="ce7">
            <text:p>0.619535</text:p>
          </table:table-cell>
          <table:table-cell office:value-type="float" office:value="0.640046" table:style-name="ce7">
            <text:p>0.640046</text:p>
          </table:table-cell>
          <table:table-cell office:value-type="float" office:value="7.4770000000000003E-2" table:formula="of:=[.H249]-[.$H$5]" table:style-name="ce1">
            <text:p>0.07477</text:p>
          </table:table-cell>
          <table:table-cell office:value-type="float" office:value="-3.7144000000000066E-2" table:formula="of:=[.I249]-[.$I$5]" table:style-name="ce1">
            <text:p>-0.037144</text:p>
          </table:table-cell>
          <table:table-cell office:value-type="float" office:value="-1.6633000000000009E-2" table:formula="of:=[.J249]-[.$J$5]" table:style-name="ce1">
            <text:p>-0.016633</text:p>
          </table:table-cell>
          <table:table-cell office:value-type="float" office:value="12.200100000000001" table:style-name="ce7">
            <text:p>12.2001</text:p>
          </table:table-cell>
          <table:table-cell office:value-type="float" office:value="-6.8830000000000002E-2" table:style-name="ce7">
            <text:p>-0.06883</text:p>
          </table:table-cell>
          <table:table-cell office:value-type="float" office:value="-0.13386999999999999" table:style-name="ce7">
            <text:p>-0.13387</text:p>
          </table:table-cell>
          <table:table-cell table:number-columns-repeated="16368" table:style-name="ce3"/>
        </table:table-row>
        <table:table-row table:style-name="ro2">
          <table:table-cell office:value-type="float" office:value="4.9000000000000004" table:style-name="ce1">
            <text:p>4.9</text:p>
          </table:table-cell>
          <table:table-cell office:value-type="float" office:value="5.2300000000000003E-4" table:style-name="ce1">
            <text:p>0.00052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.9369999999999999E-3" table:style-name="ce1">
            <text:p>0.001937</text:p>
          </table:table-cell>
          <table:table-cell office:value-type="float" office:value="-1.5096999999999999E-2" table:style-name="ce1">
            <text:p>-0.015097</text:p>
          </table:table-cell>
          <table:table-cell table:style-name="ce3"/>
          <table:table-cell office:value-type="float" office:value="12.2501" table:style-name="ce7">
            <text:p>12.2501</text:p>
          </table:table-cell>
          <table:table-cell office:value-type="float" office:value="0.73186399999999996" table:style-name="ce7">
            <text:p>0.731864</text:p>
          </table:table-cell>
          <table:table-cell office:value-type="float" office:value="0.631691" table:style-name="ce7">
            <text:p>0.631691</text:p>
          </table:table-cell>
          <table:table-cell office:value-type="float" office:value="0.63159100000000001" table:style-name="ce7">
            <text:p>0.631591</text:p>
          </table:table-cell>
          <table:table-cell office:value-type="float" office:value="7.5187999999999922E-2" table:formula="of:=[.H250]-[.$H$5]" table:style-name="ce1">
            <text:p>0.075188</text:p>
          </table:table-cell>
          <table:table-cell office:value-type="float" office:value="-2.498800000000001E-2" table:formula="of:=[.I250]-[.$I$5]" table:style-name="ce1">
            <text:p>-0.024988</text:p>
          </table:table-cell>
          <table:table-cell office:value-type="float" office:value="-2.5087999999999999E-2" table:formula="of:=[.J250]-[.$J$5]" table:style-name="ce1">
            <text:p>-0.025088</text:p>
          </table:table-cell>
          <table:table-cell office:value-type="float" office:value="12.2501" table:style-name="ce7">
            <text:p>12.2501</text:p>
          </table:table-cell>
          <table:table-cell office:value-type="float" office:value="-0.101993" table:style-name="ce7">
            <text:p>-0.101993</text:p>
          </table:table-cell>
          <table:table-cell office:value-type="float" office:value="-0.130327" table:style-name="ce7">
            <text:p>-0.130327</text:p>
          </table:table-cell>
          <table:table-cell table:number-columns-repeated="16368" table:style-name="ce3"/>
        </table:table-row>
        <table:table-row table:style-name="ro2">
          <table:table-cell office:value-type="float" office:value="4.92" table:style-name="ce1">
            <text:p>4.92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4.92" table:style-name="ce1">
            <text:p>4.92</text:p>
          </table:table-cell>
          <table:table-cell office:value-type="float" office:value="3.1599999999999998E-4" table:style-name="ce1">
            <text:p>0.000316</text:p>
          </table:table-cell>
          <table:table-cell office:value-type="float" office:value="-1.5252999999999999E-2" table:style-name="ce1">
            <text:p>-0.015253</text:p>
          </table:table-cell>
          <table:table-cell table:style-name="ce3"/>
          <table:table-cell office:value-type="float" office:value="12.3" table:style-name="ce7">
            <text:p>12.3</text:p>
          </table:table-cell>
          <table:table-cell office:value-type="float" office:value="0.72856100000000001" table:style-name="ce7">
            <text:p>0.728561</text:p>
          </table:table-cell>
          <table:table-cell office:value-type="float" office:value="0.64534599999999998" table:style-name="ce7">
            <text:p>0.645346</text:p>
          </table:table-cell>
          <table:table-cell office:value-type="float" office:value="0.62370599999999998" table:style-name="ce7">
            <text:p>0.623706</text:p>
          </table:table-cell>
          <table:table-cell office:value-type="float" office:value="7.1884999999999977E-2" table:formula="of:=[.H251]-[.$H$5]" table:style-name="ce1">
            <text:p>0.071885</text:p>
          </table:table-cell>
          <table:table-cell office:value-type="float" office:value="-1.1333000000000037E-2" table:formula="of:=[.I251]-[.$I$5]" table:style-name="ce1">
            <text:p>-0.011333</text:p>
          </table:table-cell>
          <table:table-cell office:value-type="float" office:value="-3.297300000000003E-2" table:formula="of:=[.J251]-[.$J$5]" table:style-name="ce1">
            <text:p>-0.032973</text:p>
          </table:table-cell>
          <table:table-cell office:value-type="float" office:value="12.3001" table:style-name="ce7">
            <text:p>12.3001</text:p>
          </table:table-cell>
          <table:table-cell office:value-type="float" office:value="-0.13344200000000001" table:style-name="ce7">
            <text:p>-0.133442</text:p>
          </table:table-cell>
          <table:table-cell office:value-type="float" office:value="-0.12354800000000001" table:style-name="ce7">
            <text:p>-0.123548</text:p>
          </table:table-cell>
          <table:table-cell table:number-columns-repeated="16368" table:style-name="ce3"/>
        </table:table-row>
        <table:table-row table:style-name="ro2">
          <table:table-cell office:value-type="float" office:value="4.9400000000000004" table:style-name="ce1">
            <text:p>4.94</text:p>
          </table:table-cell>
          <table:table-cell office:value-type="float" office:value="-3.6400000000000001E-4" table:style-name="ce1">
            <text:p>-0.000364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-1.315E-3" table:style-name="ce1">
            <text:p>-0.001315</text:p>
          </table:table-cell>
          <table:table-cell office:value-type="float" office:value="-1.533E-2" table:style-name="ce1">
            <text:p>-0.01533</text:p>
          </table:table-cell>
          <table:table-cell table:style-name="ce3"/>
          <table:table-cell office:value-type="float" office:value="12.350099999999999" table:style-name="ce7">
            <text:p>12.3501</text:p>
          </table:table-cell>
          <table:table-cell office:value-type="float" office:value="0.72209400000000001" table:style-name="ce7">
            <text:p>0.722094</text:p>
          </table:table-cell>
          <table:table-cell office:value-type="float" office:value="0.66033399999999998" table:style-name="ce7">
            <text:p>0.660334</text:p>
          </table:table-cell>
          <table:table-cell office:value-type="float" office:value="0.61646000000000001" table:style-name="ce7">
            <text:p>0.61646</text:p>
          </table:table-cell>
          <table:table-cell office:value-type="float" office:value="6.5417999999999976E-2" table:formula="of:=[.H252]-[.$H$5]" table:style-name="ce1">
            <text:p>0.065418</text:p>
          </table:table-cell>
          <table:table-cell office:value-type="float" office:value="3.6549999999999638E-3" table:formula="of:=[.I252]-[.$I$5]" table:style-name="ce1">
            <text:p>0.003655</text:p>
          </table:table-cell>
          <table:table-cell office:value-type="float" office:value="-4.0219000000000005E-2" table:formula="of:=[.J252]-[.$J$5]" table:style-name="ce1">
            <text:p>-0.040219</text:p>
          </table:table-cell>
          <table:table-cell office:value-type="float" office:value="12.350099999999999" table:style-name="ce7">
            <text:p>12.3501</text:p>
          </table:table-cell>
          <table:table-cell office:value-type="float" office:value="-0.16291" table:style-name="ce7">
            <text:p>-0.16291</text:p>
          </table:table-cell>
          <table:table-cell office:value-type="float" office:value="-0.113817" table:style-name="ce7">
            <text:p>-0.113817</text:p>
          </table:table-cell>
          <table:table-cell table:number-columns-repeated="16368" table:style-name="ce3"/>
        </table:table-row>
        <table:table-row table:style-name="ro2">
          <table:table-cell office:value-type="float" office:value="4.96" table:style-name="ce1">
            <text:p>4.96</text:p>
          </table:table-cell>
          <table:table-cell office:value-type="float" office:value="-8.0699999999999999E-4" table:style-name="ce1">
            <text:p>-0.000807</text:p>
          </table:table-cell>
          <table:table-cell office:value-type="float" office:value="4.96" table:style-name="ce1">
            <text:p>4.96</text:p>
          </table:table-cell>
          <table:table-cell office:value-type="float" office:value="-2.9459999999999998E-3" table:style-name="ce1">
            <text:p>-0.002946</text:p>
          </table:table-cell>
          <table:table-cell office:value-type="float" office:value="-1.533E-2" table:style-name="ce1">
            <text:p>-0.01533</text:p>
          </table:table-cell>
          <table:table-cell table:style-name="ce3"/>
          <table:table-cell office:value-type="float" office:value="12.4001" table:style-name="ce7">
            <text:p>12.4001</text:p>
          </table:table-cell>
          <table:table-cell office:value-type="float" office:value="0.71307900000000002" table:style-name="ce7">
            <text:p>0.713079</text:p>
          </table:table-cell>
          <table:table-cell office:value-type="float" office:value="0.67594299999999996" table:style-name="ce7">
            <text:p>0.675943</text:p>
          </table:table-cell>
          <table:table-cell office:value-type="float" office:value="0.61010600000000004" table:style-name="ce7">
            <text:p>0.610106</text:p>
          </table:table-cell>
          <table:table-cell office:value-type="float" office:value="5.6402999999999981E-2" table:formula="of:=[.H253]-[.$H$5]" table:style-name="ce1">
            <text:p>0.056403</text:p>
          </table:table-cell>
          <table:table-cell office:value-type="float" office:value="1.9263999999999948E-2" table:formula="of:=[.I253]-[.$I$5]" table:style-name="ce1">
            <text:p>0.019264</text:p>
          </table:table-cell>
          <table:table-cell office:value-type="float" office:value="-4.6572999999999976E-2" table:formula="of:=[.J253]-[.$J$5]" table:style-name="ce1">
            <text:p>-0.046573</text:p>
          </table:table-cell>
          <table:table-cell office:value-type="float" office:value="12.4" table:style-name="ce7">
            <text:p>12.4</text:p>
          </table:table-cell>
          <table:table-cell office:value-type="float" office:value="-0.189555" table:style-name="ce7">
            <text:p>-0.189555</text:p>
          </table:table-cell>
          <table:table-cell office:value-type="float" office:value="-0.101511" table:style-name="ce7">
            <text:p>-0.101511</text:p>
          </table:table-cell>
          <table:table-cell table:number-columns-repeated="16368" table:style-name="ce3"/>
        </table:table-row>
        <table:table-row table:style-name="ro2">
          <table:table-cell office:value-type="float" office:value="4.9800000000000004" table:style-name="ce1">
            <text:p>4.98</text:p>
          </table:table-cell>
          <table:table-cell office:value-type="float" office:value="-1.2470000000000001E-3" table:style-name="ce1">
            <text:p>-0.001247</text:p>
          </table:table-cell>
          <table:table-cell office:value-type="float" office:value="4.9800000000000004" table:style-name="ce1">
            <text:p>4.98</text:p>
          </table:table-cell>
          <table:table-cell office:value-type="float" office:value="-4.5700000000000003E-3" table:style-name="ce1">
            <text:p>-0.00457</text:p>
          </table:table-cell>
          <table:table-cell office:value-type="float" office:value="-1.5252999999999999E-2" table:style-name="ce1">
            <text:p>-0.015253</text:p>
          </table:table-cell>
          <table:table-cell table:style-name="ce3"/>
          <table:table-cell office:value-type="float" office:value="12.450100000000001" table:style-name="ce7">
            <text:p>12.4501</text:p>
          </table:table-cell>
          <table:table-cell office:value-type="float" office:value="0.70225000000000004" table:style-name="ce7">
            <text:p>0.70225</text:p>
          </table:table-cell>
          <table:table-cell office:value-type="float" office:value="0.69152999999999998" table:style-name="ce7">
            <text:p>0.69153</text:p>
          </table:table-cell>
          <table:table-cell office:value-type="float" office:value="0.604688" table:style-name="ce7">
            <text:p>0.604688</text:p>
          </table:table-cell>
          <table:table-cell office:value-type="float" office:value="4.5574000000000003E-2" table:formula="of:=[.H254]-[.$H$5]" table:style-name="ce1">
            <text:p>0.045574</text:p>
          </table:table-cell>
          <table:table-cell office:value-type="float" office:value="3.4850999999999965E-2" table:formula="of:=[.I254]-[.$I$5]" table:style-name="ce1">
            <text:p>0.034851</text:p>
          </table:table-cell>
          <table:table-cell office:value-type="float" office:value="-5.1991000000000009E-2" table:formula="of:=[.J254]-[.$J$5]" table:style-name="ce1">
            <text:p>-0.051991</text:p>
          </table:table-cell>
          <table:table-cell office:value-type="float" office:value="12.45" table:style-name="ce7">
            <text:p>12.45</text:p>
          </table:table-cell>
          <table:table-cell office:value-type="float" office:value="-0.21306800000000001" table:style-name="ce7">
            <text:p>-0.213068</text:p>
          </table:table-cell>
          <table:table-cell office:value-type="float" office:value="-8.6654499999999995E-2" table:style-name="ce7">
            <text:p>-0.0866545</text:p>
          </table:table-cell>
          <table:table-cell table:number-columns-repeated="16368" table:style-name="ce3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-1.6819999999999999E-3" table:style-name="ce1">
            <text:p>-0.001682</text:p>
          </table:table-cell>
          <table:table-cell office:value-type="float" office:value="5" table:style-name="ce1">
            <text:p>5</text:p>
          </table:table-cell>
          <table:table-cell office:value-type="float" office:value="-6.1780000000000003E-3" table:style-name="ce1">
            <text:p>-0.006178</text:p>
          </table:table-cell>
          <table:table-cell office:value-type="float" office:value="-1.5100000000000001E-2" table:style-name="ce1">
            <text:p>-0.0151</text:p>
          </table:table-cell>
          <table:table-cell table:style-name="ce3"/>
          <table:table-cell office:value-type="float" office:value="12.5001" table:style-name="ce7">
            <text:p>12.5001</text:p>
          </table:table-cell>
          <table:table-cell office:value-type="float" office:value="0.69049099999999997" table:style-name="ce7">
            <text:p>0.690491</text:p>
          </table:table-cell>
          <table:table-cell office:value-type="float" office:value="0.70616000000000001" table:style-name="ce7">
            <text:p>0.70616</text:p>
          </table:table-cell>
          <table:table-cell office:value-type="float" office:value="0.60028800000000004" table:style-name="ce7">
            <text:p>0.600288</text:p>
          </table:table-cell>
          <table:table-cell office:value-type="float" office:value="3.3814999999999928E-2" table:formula="of:=[.H255]-[.$H$5]" table:style-name="ce1">
            <text:p>0.033815</text:p>
          </table:table-cell>
          <table:table-cell office:value-type="float" office:value="4.9480999999999997E-2" table:formula="of:=[.I255]-[.$I$5]" table:style-name="ce1">
            <text:p>0.049481</text:p>
          </table:table-cell>
          <table:table-cell office:value-type="float" office:value="-5.6390999999999969E-2" table:formula="of:=[.J255]-[.$J$5]" table:style-name="ce1">
            <text:p>-0.056391</text:p>
          </table:table-cell>
          <table:table-cell office:value-type="float" office:value="12.5" table:style-name="ce7">
            <text:p>12.5</text:p>
          </table:table-cell>
          <table:table-cell office:value-type="float" office:value="-0.23289099999999999" table:style-name="ce7">
            <text:p>-0.232891</text:p>
          </table:table-cell>
          <table:table-cell office:value-type="float" office:value="-6.8646600000000002E-2" table:style-name="ce7">
            <text:p>-0.0686466</text:p>
          </table:table-cell>
          <table:table-cell table:number-columns-repeated="16368" table:style-name="ce3"/>
        </table:table-row>
        <table:table-row table:style-name="ro2">
          <table:table-cell office:value-type="float" office:value="5.0199999999999996" table:style-name="ce1">
            <text:p>5.02</text:p>
          </table:table-cell>
          <table:table-cell office:value-type="float" office:value="-2.1080000000000001E-3" table:style-name="ce1">
            <text:p>-0.002108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-7.7619999999999998E-3" table:style-name="ce1">
            <text:p>-0.007762</text:p>
          </table:table-cell>
          <table:table-cell office:value-type="float" office:value="-1.4872E-2" table:style-name="ce1">
            <text:p>-0.014872</text:p>
          </table:table-cell>
          <table:table-cell table:style-name="ce3"/>
          <table:table-cell office:value-type="float" office:value="12.55" table:style-name="ce7">
            <text:p>12.55</text:p>
          </table:table-cell>
          <table:table-cell office:value-type="float" office:value="0.67854300000000001" table:style-name="ce7">
            <text:p>0.678543</text:p>
          </table:table-cell>
          <table:table-cell office:value-type="float" office:value="0.71868299999999996" table:style-name="ce7">
            <text:p>0.718683</text:p>
          </table:table-cell>
          <table:table-cell office:value-type="float" office:value="0.59708799999999995" table:style-name="ce7">
            <text:p>0.597088</text:p>
          </table:table-cell>
          <table:table-cell office:value-type="float" office:value="2.186699999999997E-2" table:formula="of:=[.H256]-[.$H$5]" table:style-name="ce1">
            <text:p>0.021867</text:p>
          </table:table-cell>
          <table:table-cell office:value-type="float" office:value="6.2003999999999948E-2" table:formula="of:=[.I256]-[.$I$5]" table:style-name="ce1">
            <text:p>0.062004</text:p>
          </table:table-cell>
          <table:table-cell office:value-type="float" office:value="-5.9591000000000061E-2" table:formula="of:=[.J256]-[.$J$5]" table:style-name="ce1">
            <text:p>-0.059591</text:p>
          </table:table-cell>
          <table:table-cell office:value-type="float" office:value="12.55" table:style-name="ce7">
            <text:p>12.55</text:p>
          </table:table-cell>
          <table:table-cell office:value-type="float" office:value="-0.24826500000000001" table:style-name="ce7">
            <text:p>-0.248265</text:p>
          </table:table-cell>
          <table:table-cell office:value-type="float" office:value="-4.7564500000000003E-2" table:style-name="ce7">
            <text:p>-0.0475645</text:p>
          </table:table-cell>
          <table:table-cell table:number-columns-repeated="16368" table:style-name="ce3"/>
        </table:table-row>
        <table:table-row table:style-name="ro2">
          <table:table-cell office:value-type="float" office:value="5.04" table:style-name="ce1">
            <text:p>5.04</text:p>
          </table:table-cell>
          <table:table-cell office:value-type="float" office:value="-2.5249999999999999E-3" table:style-name="ce1">
            <text:p>-0.002525</text:p>
          </table:table-cell>
          <table:table-cell office:value-type="float" office:value="5.04" table:style-name="ce1">
            <text:p>5.04</text:p>
          </table:table-cell>
          <table:table-cell office:value-type="float" office:value="-9.3139999999999994E-3" table:style-name="ce1">
            <text:p>-0.009314</text:p>
          </table:table-cell>
          <table:table-cell office:value-type="float" office:value="-1.4572E-2" table:style-name="ce1">
            <text:p>-0.014572</text:p>
          </table:table-cell>
          <table:table-cell table:style-name="ce3"/>
          <table:table-cell office:value-type="float" office:value="12.600099999999999" table:style-name="ce7">
            <text:p>12.6001</text:p>
          </table:table-cell>
          <table:table-cell office:value-type="float" office:value="0.66686900000000005" table:style-name="ce7">
            <text:p>0.666869</text:p>
          </table:table-cell>
          <table:table-cell office:value-type="float" office:value="0.72832799999999998" table:style-name="ce7">
            <text:p>0.728328</text:p>
          </table:table-cell>
          <table:table-cell office:value-type="float" office:value="0.59511599999999998" table:style-name="ce7">
            <text:p>0.595116</text:p>
          </table:table-cell>
          <table:table-cell office:value-type="float" office:value="1.0193000000000008E-2" table:formula="of:=[.H257]-[.$H$5]" table:style-name="ce1">
            <text:p>0.010193</text:p>
          </table:table-cell>
          <table:table-cell office:value-type="float" office:value="7.1648999999999963E-2" table:formula="of:=[.I257]-[.$I$5]" table:style-name="ce1">
            <text:p>0.071649</text:p>
          </table:table-cell>
          <table:table-cell office:value-type="float" office:value="-6.1563000000000034E-2" table:formula="of:=[.J257]-[.$J$5]" table:style-name="ce1">
            <text:p>-0.061563</text:p>
          </table:table-cell>
          <table:table-cell office:value-type="float" office:value="12.6" table:style-name="ce7">
            <text:p>12.6</text:p>
          </table:table-cell>
          <table:table-cell office:value-type="float" office:value="-0.25847399999999998" table:style-name="ce7">
            <text:p>-0.258474</text:p>
          </table:table-cell>
          <table:table-cell office:value-type="float" office:value="-2.3269399999999999E-2" table:style-name="ce7">
            <text:p>-0.0232694</text:p>
          </table:table-cell>
          <table:table-cell table:number-columns-repeated="16368" table:style-name="ce3"/>
        </table:table-row>
        <table:table-row table:style-name="ro2">
          <table:table-cell office:value-type="float" office:value="5.0599999999999996" table:style-name="ce1">
            <text:p>5.06</text:p>
          </table:table-cell>
          <table:table-cell office:value-type="float" office:value="-2.9299999999999999E-3" table:style-name="ce1">
            <text:p>-0.00293</text:p>
          </table:table-cell>
          <table:table-cell office:value-type="float" office:value="5.0599999999999996" table:style-name="ce1">
            <text:p>5.06</text:p>
          </table:table-cell>
          <table:table-cell office:value-type="float" office:value="-1.0827E-2" table:style-name="ce1">
            <text:p>-0.010827</text:p>
          </table:table-cell>
          <table:table-cell office:value-type="float" office:value="-1.4201999999999999E-2" table:style-name="ce1">
            <text:p>-0.014202</text:p>
          </table:table-cell>
          <table:table-cell table:style-name="ce3"/>
          <table:table-cell office:value-type="float" office:value="12.6501" table:style-name="ce7">
            <text:p>12.6501</text:p>
          </table:table-cell>
          <table:table-cell office:value-type="float" office:value="0.65585800000000005" table:style-name="ce7">
            <text:p>0.655858</text:p>
          </table:table-cell>
          <table:table-cell office:value-type="float" office:value="0.73446100000000003" table:style-name="ce7">
            <text:p>0.734461</text:p>
          </table:table-cell>
          <table:table-cell office:value-type="float" office:value="0.59448699999999999" table:style-name="ce7">
            <text:p>0.594487</text:p>
          </table:table-cell>
          <table:table-cell office:value-type="float" office:value="-8.1799999999998541E-4" table:formula="of:=[.H258]-[.$H$5]" table:style-name="ce1">
            <text:p>-0.000818</text:p>
          </table:table-cell>
          <table:table-cell office:value-type="float" office:value="7.7782000000000018E-2" table:formula="of:=[.I258]-[.$I$5]" table:style-name="ce1">
            <text:p>0.077782</text:p>
          </table:table-cell>
          <table:table-cell office:value-type="float" office:value="-6.2192000000000025E-2" table:formula="of:=[.J258]-[.$J$5]" table:style-name="ce1">
            <text:p>-0.062192</text:p>
          </table:table-cell>
          <table:table-cell office:value-type="float" office:value="12.6501" table:style-name="ce7">
            <text:p>12.6501</text:p>
          </table:table-cell>
          <table:table-cell office:value-type="float" office:value="-0.26268799999999998" table:style-name="ce7">
            <text:p>-0.262688</text:p>
          </table:table-cell>
          <table:table-cell office:value-type="float" office:value="3.6713499999999999E-3" table:style-name="ce7">
            <text:p>0.00367135</text:p>
          </table:table-cell>
          <table:table-cell table:number-columns-repeated="16368" table:style-name="ce3"/>
        </table:table-row>
        <table:table-row table:style-name="ro2">
          <table:table-cell office:value-type="float" office:value="5.08" table:style-name="ce1">
            <text:p>5.08</text:p>
          </table:table-cell>
          <table:table-cell office:value-type="float" office:value="-3.3210000000000002E-3" table:style-name="ce1">
            <text:p>-0.003321</text:p>
          </table:table-cell>
          <table:table-cell office:value-type="float" office:value="5.08" table:style-name="ce1">
            <text:p>5.08</text:p>
          </table:table-cell>
          <table:table-cell office:value-type="float" office:value="-1.2293999999999999E-2" table:style-name="ce1">
            <text:p>-0.012294</text:p>
          </table:table-cell>
          <table:table-cell office:value-type="float" office:value="-1.3764E-2" table:style-name="ce1">
            <text:p>-0.013764</text:p>
          </table:table-cell>
          <table:table-cell table:style-name="ce3"/>
          <table:table-cell office:value-type="float" office:value="12.700100000000001" table:style-name="ce7">
            <text:p>12.7001</text:p>
          </table:table-cell>
          <table:table-cell office:value-type="float" office:value="0.64573800000000003" table:style-name="ce7">
            <text:p>0.645738</text:p>
          </table:table-cell>
          <table:table-cell office:value-type="float" office:value="0.73634200000000005" table:style-name="ce7">
            <text:p>0.736342</text:p>
          </table:table-cell>
          <table:table-cell office:value-type="float" office:value="0.59532499999999999" table:style-name="ce7">
            <text:p>0.595325</text:p>
          </table:table-cell>
          <table:table-cell office:value-type="float" office:value="-1.0938000000000003E-2" table:formula="of:=[.H259]-[.$H$5]" table:style-name="ce1">
            <text:p>-0.010938</text:p>
          </table:table-cell>
          <table:table-cell office:value-type="float" office:value="7.9663000000000039E-2" table:formula="of:=[.I259]-[.$I$5]" table:style-name="ce1">
            <text:p>0.079663</text:p>
          </table:table-cell>
          <table:table-cell office:value-type="float" office:value="-6.135400000000002E-2" table:formula="of:=[.J259]-[.$J$5]" table:style-name="ce1">
            <text:p>-0.061354</text:p>
          </table:table-cell>
          <table:table-cell office:value-type="float" office:value="12.700100000000001" table:style-name="ce7">
            <text:p>12.7001</text:p>
          </table:table-cell>
          <table:table-cell office:value-type="float" office:value="-0.26040999999999997" table:style-name="ce7">
            <text:p>-0.26041</text:p>
          </table:table-cell>
          <table:table-cell office:value-type="float" office:value="3.2528099999999997E-2" table:style-name="ce7">
            <text:p>0.0325281</text:p>
          </table:table-cell>
          <table:table-cell table:number-columns-repeated="16368" table:style-name="ce3"/>
        </table:table-row>
        <table:table-row table:style-name="ro2">
          <table:table-cell office:value-type="float" office:value="5.0999999999999996" table:style-name="ce1">
            <text:p>5.1</text:p>
          </table:table-cell>
          <table:table-cell office:value-type="float" office:value="-3.6970000000000002E-3" table:style-name="ce1">
            <text:p>-0.003697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-1.3708E-2" table:style-name="ce1">
            <text:p>-0.013708</text:p>
          </table:table-cell>
          <table:table-cell office:value-type="float" office:value="-1.3261999999999999E-2" table:style-name="ce1">
            <text:p>-0.013262</text:p>
          </table:table-cell>
          <table:table-cell table:style-name="ce3"/>
          <table:table-cell office:value-type="float" office:value="12.7501" table:style-name="ce7">
            <text:p>12.7501</text:p>
          </table:table-cell>
          <table:table-cell office:value-type="float" office:value="0.63672799999999996" table:style-name="ce7">
            <text:p>0.636728</text:p>
          </table:table-cell>
          <table:table-cell office:value-type="float" office:value="0.73395100000000002" table:style-name="ce7">
            <text:p>0.733951</text:p>
          </table:table-cell>
          <table:table-cell office:value-type="float" office:value="0.597665" table:style-name="ce7">
            <text:p>0.597665</text:p>
          </table:table-cell>
          <table:table-cell office:value-type="float" office:value="-1.9948000000000077E-2" table:formula="of:=[.H260]-[.$H$5]" table:style-name="ce1">
            <text:p>-0.019948</text:p>
          </table:table-cell>
          <table:table-cell office:value-type="float" office:value="7.7272000000000007E-2" table:formula="of:=[.I260]-[.$I$5]" table:style-name="ce1">
            <text:p>0.077272</text:p>
          </table:table-cell>
          <table:table-cell office:value-type="float" office:value="-5.9014000000000011E-2" table:formula="of:=[.J260]-[.$J$5]" table:style-name="ce1">
            <text:p>-0.059014</text:p>
          </table:table-cell>
          <table:table-cell office:value-type="float" office:value="12.7501" table:style-name="ce7">
            <text:p>12.7501</text:p>
          </table:table-cell>
          <table:table-cell office:value-type="float" office:value="-0.25140000000000001" table:style-name="ce7">
            <text:p>-0.2514</text:p>
          </table:table-cell>
          <table:table-cell office:value-type="float" office:value="6.2018499999999997E-2" table:style-name="ce7">
            <text:p>0.0620185</text:p>
          </table:table-cell>
          <table:table-cell table:number-columns-repeated="16368" table:style-name="ce3"/>
        </table:table-row>
        <table:table-row table:style-name="ro2">
          <table:table-cell office:value-type="float" office:value="5.12" table:style-name="ce1">
            <text:p>5.12</text:p>
          </table:table-cell>
          <table:table-cell office:value-type="float" office:value="-4.0559999999999997E-3" table:style-name="ce1">
            <text:p>-0.004056</text:p>
          </table:table-cell>
          <table:table-cell office:value-type="float" office:value="5.12" table:style-name="ce1">
            <text:p>5.12</text:p>
          </table:table-cell>
          <table:table-cell office:value-type="float" office:value="-1.5063999999999999E-2" table:style-name="ce1">
            <text:p>-0.015064</text:p>
          </table:table-cell>
          <table:table-cell office:value-type="float" office:value="-1.2697E-2" table:style-name="ce1">
            <text:p>-0.012697</text:p>
          </table:table-cell>
          <table:table-cell table:style-name="ce3"/>
          <table:table-cell office:value-type="float" office:value="12.8" table:style-name="ce7">
            <text:p>12.8</text:p>
          </table:table-cell>
          <table:table-cell office:value-type="float" office:value="0.62882700000000002" table:style-name="ce7">
            <text:p>0.628827</text:p>
          </table:table-cell>
          <table:table-cell office:value-type="float" office:value="0.72762199999999999" table:style-name="ce7">
            <text:p>0.727622</text:p>
          </table:table-cell>
          <table:table-cell office:value-type="float" office:value="0.60173900000000002" table:style-name="ce7">
            <text:p>0.601739</text:p>
          </table:table-cell>
          <table:table-cell office:value-type="float" office:value="-2.7849000000000013E-2" table:formula="of:=[.H261]-[.$H$5]" table:style-name="ce1">
            <text:p>-0.027849</text:p>
          </table:table-cell>
          <table:table-cell office:value-type="float" office:value="7.0942999999999978E-2" table:formula="of:=[.I261]-[.$I$5]" table:style-name="ce1">
            <text:p>0.070943</text:p>
          </table:table-cell>
          <table:table-cell office:value-type="float" office:value="-5.4939999999999989E-2" table:formula="of:=[.J261]-[.$J$5]" table:style-name="ce1">
            <text:p>-0.05494</text:p>
          </table:table-cell>
          <table:table-cell office:value-type="float" office:value="12.8" table:style-name="ce7">
            <text:p>12.8</text:p>
          </table:table-cell>
          <table:table-cell office:value-type="float" office:value="-0.23519899999999999" table:style-name="ce7">
            <text:p>-0.235199</text:p>
          </table:table-cell>
          <table:table-cell office:value-type="float" office:value="9.1588900000000001E-2" table:style-name="ce7">
            <text:p>0.0915889</text:p>
          </table:table-cell>
          <table:table-cell table:number-columns-repeated="16368" table:style-name="ce3"/>
        </table:table-row>
        <table:table-row table:style-name="ro2">
          <table:table-cell office:value-type="float" office:value="5.14" table:style-name="ce1">
            <text:p>5.14</text:p>
          </table:table-cell>
          <table:table-cell office:value-type="float" office:value="-4.3969999999999999E-3" table:style-name="ce1">
            <text:p>-0.004397</text:p>
          </table:table-cell>
          <table:table-cell office:value-type="float" office:value="5.14" table:style-name="ce1">
            <text:p>5.14</text:p>
          </table:table-cell>
          <table:table-cell office:value-type="float" office:value="-1.6355000000000001E-2" table:style-name="ce1">
            <text:p>-0.016355</text:p>
          </table:table-cell>
          <table:table-cell office:value-type="float" office:value="-1.2074E-2" table:style-name="ce1">
            <text:p>-0.012074</text:p>
          </table:table-cell>
          <table:table-cell table:style-name="ce3"/>
          <table:table-cell office:value-type="float" office:value="12.85" table:style-name="ce7">
            <text:p>12.85</text:p>
          </table:table-cell>
          <table:table-cell office:value-type="float" office:value="0.62217199999999995" table:style-name="ce7">
            <text:p>0.622172</text:p>
          </table:table-cell>
          <table:table-cell office:value-type="float" office:value="0.71809699999999999" table:style-name="ce7">
            <text:p>0.718097</text:p>
          </table:table-cell>
          <table:table-cell office:value-type="float" office:value="0.607541" table:style-name="ce7">
            <text:p>0.607541</text:p>
          </table:table-cell>
          <table:table-cell office:value-type="float" office:value="-3.450400000000009E-2" table:formula="of:=[.H262]-[.$H$5]" table:style-name="ce1">
            <text:p>-0.034504</text:p>
          </table:table-cell>
          <table:table-cell office:value-type="float" office:value="6.1417999999999973E-2" table:formula="of:=[.I262]-[.$I$5]" table:style-name="ce1">
            <text:p>0.061418</text:p>
          </table:table-cell>
          <table:table-cell office:value-type="float" office:value="-4.9138000000000015E-2" table:formula="of:=[.J262]-[.$J$5]" table:style-name="ce1">
            <text:p>-0.049138</text:p>
          </table:table-cell>
          <table:table-cell office:value-type="float" office:value="12.850099999999999" table:style-name="ce7">
            <text:p>12.8501</text:p>
          </table:table-cell>
          <table:table-cell office:value-type="float" office:value="-0.21129500000000001" table:style-name="ce7">
            <text:p>-0.211295</text:p>
          </table:table-cell>
          <table:table-cell office:value-type="float" office:value="0.120475" table:style-name="ce7">
            <text:p>0.120475</text:p>
          </table:table-cell>
          <table:table-cell table:number-columns-repeated="16368" table:style-name="ce3"/>
        </table:table-row>
        <table:table-row table:style-name="ro2">
          <table:table-cell office:value-type="float" office:value="5.16" table:style-name="ce1">
            <text:p>5.16</text:p>
          </table:table-cell>
          <table:table-cell office:value-type="float" office:value="-4.718E-3" table:style-name="ce1">
            <text:p>-0.004718</text:p>
          </table:table-cell>
          <table:table-cell office:value-type="float" office:value="5.16" table:style-name="ce1">
            <text:p>5.16</text:p>
          </table:table-cell>
          <table:table-cell office:value-type="float" office:value="-1.7576000000000001E-2" table:style-name="ce1">
            <text:p>-0.017576</text:p>
          </table:table-cell>
          <table:table-cell office:value-type="float" office:value="-1.1395000000000001E-2" table:style-name="ce1">
            <text:p>-0.011395</text:p>
          </table:table-cell>
          <table:table-cell table:style-name="ce3"/>
          <table:table-cell office:value-type="float" office:value="12.9001" table:style-name="ce7">
            <text:p>12.9001</text:p>
          </table:table-cell>
          <table:table-cell office:value-type="float" office:value="0.61678299999999997" table:style-name="ce7">
            <text:p>0.616783</text:p>
          </table:table-cell>
          <table:table-cell office:value-type="float" office:value="0.70631200000000005" table:style-name="ce7">
            <text:p>0.706312</text:p>
          </table:table-cell>
          <table:table-cell office:value-type="float" office:value="0.61520600000000003" table:style-name="ce7">
            <text:p>0.615206</text:p>
          </table:table-cell>
          <table:table-cell office:value-type="float" office:value="-3.9893000000000067E-2" table:formula="of:=[.H263]-[.$H$5]" table:style-name="ce1">
            <text:p>-0.039893</text:p>
          </table:table-cell>
          <table:table-cell office:value-type="float" office:value="4.9633000000000038E-2" table:formula="of:=[.I263]-[.$I$5]" table:style-name="ce1">
            <text:p>0.049633</text:p>
          </table:table-cell>
          <table:table-cell office:value-type="float" office:value="-4.1472999999999982E-2" table:formula="of:=[.J263]-[.$J$5]" table:style-name="ce1">
            <text:p>-0.041473</text:p>
          </table:table-cell>
          <table:table-cell office:value-type="float" office:value="12.9" table:style-name="ce7">
            <text:p>12.9</text:p>
          </table:table-cell>
          <table:table-cell office:value-type="float" office:value="-0.17883399999999999" table:style-name="ce7">
            <text:p>-0.178834</text:p>
          </table:table-cell>
          <table:table-cell office:value-type="float" office:value="0.14788999999999999" table:style-name="ce7">
            <text:p>0.14789</text:p>
          </table:table-cell>
          <table:table-cell table:number-columns-repeated="16368" table:style-name="ce3"/>
        </table:table-row>
        <table:table-row table:style-name="ro2">
          <table:table-cell office:value-type="float" office:value="5.18" table:style-name="ce1">
            <text:p>5.18</text:p>
          </table:table-cell>
          <table:table-cell office:value-type="float" office:value="-5.019E-3" table:style-name="ce1">
            <text:p>-0.005019</text:p>
          </table:table-cell>
          <table:table-cell office:value-type="float" office:value="5.18" table:style-name="ce1">
            <text:p>5.18</text:p>
          </table:table-cell>
          <table:table-cell office:value-type="float" office:value="-1.8723E-2" table:style-name="ce1">
            <text:p>-0.018723</text:p>
          </table:table-cell>
          <table:table-cell office:value-type="float" office:value="-1.0663000000000001E-2" table:style-name="ce1">
            <text:p>-0.010663</text:p>
          </table:table-cell>
          <table:table-cell table:style-name="ce3"/>
          <table:table-cell office:value-type="float" office:value="12.950100000000001" table:style-name="ce7">
            <text:p>12.9501</text:p>
          </table:table-cell>
          <table:table-cell office:value-type="float" office:value="0.61258500000000005" table:style-name="ce7">
            <text:p>0.612585</text:p>
          </table:table-cell>
          <table:table-cell office:value-type="float" office:value="0.69344099999999997" table:style-name="ce7">
            <text:p>0.693441</text:p>
          </table:table-cell>
          <table:table-cell office:value-type="float" office:value="0.62487300000000001" table:style-name="ce7">
            <text:p>0.624873</text:p>
          </table:table-cell>
          <table:table-cell office:value-type="float" office:value="-4.4090999999999991E-2" table:formula="of:=[.H264]-[.$H$5]" table:style-name="ce1">
            <text:p>-0.044091</text:p>
          </table:table-cell>
          <table:table-cell office:value-type="float" office:value="3.6761999999999961E-2" table:formula="of:=[.I264]-[.$I$5]" table:style-name="ce1">
            <text:p>0.036762</text:p>
          </table:table-cell>
          <table:table-cell office:value-type="float" office:value="-3.1806000000000001E-2" table:formula="of:=[.J264]-[.$J$5]" table:style-name="ce1">
            <text:p>-0.031806</text:p>
          </table:table-cell>
          <table:table-cell office:value-type="float" office:value="12.950100000000001" table:style-name="ce7">
            <text:p>12.9501</text:p>
          </table:table-cell>
          <table:table-cell office:value-type="float" office:value="-0.13764000000000001" table:style-name="ce7">
            <text:p>-0.13764</text:p>
          </table:table-cell>
          <table:table-cell office:value-type="float" office:value="0.172233" table:style-name="ce7">
            <text:p>0.172233</text:p>
          </table:table-cell>
          <table:table-cell table:number-columns-repeated="16368" table:style-name="ce3"/>
        </table:table-row>
        <table:table-row table:style-name="ro2">
          <table:table-cell office:value-type="float" office:value="5.2" table:style-name="ce1">
            <text:p>5.2</text:p>
          </table:table-cell>
          <table:table-cell office:value-type="float" office:value="-5.2989999999999999E-3" table:style-name="ce1">
            <text:p>-0.005299</text:p>
          </table:table-cell>
          <table:table-cell office:value-type="float" office:value="5.2" table:style-name="ce1">
            <text:p>5.2</text:p>
          </table:table-cell>
          <table:table-cell office:value-type="float" office:value="-1.9789999999999999E-2" table:style-name="ce1">
            <text:p>-0.01979</text:p>
          </table:table-cell>
          <table:table-cell office:value-type="float" office:value="-9.8809999999999992E-3" table:style-name="ce1">
            <text:p>-0.009881</text:p>
          </table:table-cell>
          <table:table-cell table:style-name="ce3"/>
          <table:table-cell office:value-type="float" office:value="13.0001" table:style-name="ce7">
            <text:p>13.0001</text:p>
          </table:table-cell>
          <table:table-cell office:value-type="float" office:value="0.60943400000000003" table:style-name="ce7">
            <text:p>0.609434</text:p>
          </table:table-cell>
          <table:table-cell office:value-type="float" office:value="0.68034700000000004" table:style-name="ce7">
            <text:p>0.680347</text:p>
          </table:table-cell>
          <table:table-cell office:value-type="float" office:value="0.63648700000000002" table:style-name="ce7">
            <text:p>0.636487</text:p>
          </table:table-cell>
          <table:table-cell office:value-type="float" office:value="-4.7242000000000006E-2" table:formula="of:=[.H265]-[.$H$5]" table:style-name="ce1">
            <text:p>-0.047242</text:p>
          </table:table-cell>
          <table:table-cell office:value-type="float" office:value="2.3668000000000022E-2" table:formula="of:=[.I265]-[.$I$5]" table:style-name="ce1">
            <text:p>0.023668</text:p>
          </table:table-cell>
          <table:table-cell office:value-type="float" office:value="-2.0191999999999988E-2" table:formula="of:=[.J265]-[.$J$5]" table:style-name="ce1">
            <text:p>-0.020192</text:p>
          </table:table-cell>
          <table:table-cell office:value-type="float" office:value="13.0001" table:style-name="ce7">
            <text:p>13.0001</text:p>
          </table:table-cell>
          <table:table-cell office:value-type="float" office:value="-8.8641800000000007E-2" table:style-name="ce7">
            <text:p>-0.0886418</text:p>
          </table:table-cell>
          <table:table-cell office:value-type="float" office:value="0.19120699999999999" table:style-name="ce7">
            <text:p>0.191207</text:p>
          </table:table-cell>
          <table:table-cell table:number-columns-repeated="16368" table:style-name="ce3"/>
        </table:table-row>
        <table:table-row table:style-name="ro2">
          <table:table-cell office:value-type="float" office:value="5.22" table:style-name="ce1">
            <text:p>5.22</text:p>
          </table:table-cell>
          <table:table-cell office:value-type="float" office:value="-5.5570000000000003E-3" table:style-name="ce1">
            <text:p>-0.005557</text:p>
          </table:table-cell>
          <table:table-cell office:value-type="float" office:value="5.22" table:style-name="ce1">
            <text:p>5.22</text:p>
          </table:table-cell>
          <table:table-cell office:value-type="float" office:value="-2.0774000000000001E-2" table:style-name="ce1">
            <text:p>-0.020774</text:p>
          </table:table-cell>
          <table:table-cell office:value-type="float" office:value="-9.0519999999999993E-3" table:style-name="ce1">
            <text:p>-0.009052</text:p>
          </table:table-cell>
          <table:table-cell table:style-name="ce3"/>
          <table:table-cell office:value-type="float" office:value="13.0501" table:style-name="ce7">
            <text:p>13.0501</text:p>
          </table:table-cell>
          <table:table-cell office:value-type="float" office:value="0.60740499999999997" table:style-name="ce7">
            <text:p>0.607405</text:p>
          </table:table-cell>
          <table:table-cell office:value-type="float" office:value="0.66761099999999995" table:style-name="ce7">
            <text:p>0.667611</text:p>
          </table:table-cell>
          <table:table-cell office:value-type="float" office:value="0.65005400000000002" table:style-name="ce7">
            <text:p>0.650054</text:p>
          </table:table-cell>
          <table:table-cell office:value-type="float" office:value="-4.9271000000000065E-2" table:formula="of:=[.H266]-[.$H$5]" table:style-name="ce1">
            <text:p>-0.049271</text:p>
          </table:table-cell>
          <table:table-cell office:value-type="float" office:value="1.0931999999999942E-2" table:formula="of:=[.I266]-[.$I$5]" table:style-name="ce1">
            <text:p>0.010932</text:p>
          </table:table-cell>
          <table:table-cell office:value-type="float" office:value="-6.624999999999992E-3" table:formula="of:=[.J266]-[.$J$5]" table:style-name="ce1">
            <text:p>-0.006625</text:p>
          </table:table-cell>
          <table:table-cell office:value-type="float" office:value="13.0501" table:style-name="ce7">
            <text:p>13.0501</text:p>
          </table:table-cell>
          <table:table-cell office:value-type="float" office:value="-3.33788E-2" table:style-name="ce7">
            <text:p>-0.0333788</text:p>
          </table:table-cell>
          <table:table-cell office:value-type="float" office:value="0.20344300000000001" table:style-name="ce7">
            <text:p>0.203443</text:p>
          </table:table-cell>
          <table:table-cell table:number-columns-repeated="16368" table:style-name="ce3"/>
        </table:table-row>
        <table:table-row table:style-name="ro2">
          <table:table-cell office:value-type="float" office:value="5.24" table:style-name="ce1">
            <text:p>5.24</text:p>
          </table:table-cell>
          <table:table-cell office:value-type="float" office:value="-5.7920000000000003E-3" table:style-name="ce1">
            <text:p>-0.005792</text:p>
          </table:table-cell>
          <table:table-cell office:value-type="float" office:value="5.24" table:style-name="ce1">
            <text:p>5.24</text:p>
          </table:table-cell>
          <table:table-cell office:value-type="float" office:value="-2.1669999999999998E-2" table:style-name="ce1">
            <text:p>-0.02167</text:p>
          </table:table-cell>
          <table:table-cell office:value-type="float" office:value="-8.1799999999999998E-3" table:style-name="ce1">
            <text:p>-0.00818</text:p>
          </table:table-cell>
          <table:table-cell table:style-name="ce3"/>
          <table:table-cell office:value-type="float" office:value="13.100099999999999" table:style-name="ce7">
            <text:p>13.1001</text:p>
          </table:table-cell>
          <table:table-cell office:value-type="float" office:value="0.60643800000000003" table:style-name="ce7">
            <text:p>0.606438</text:p>
          </table:table-cell>
          <table:table-cell office:value-type="float" office:value="0.65572900000000001" table:style-name="ce7">
            <text:p>0.655729</text:p>
          </table:table-cell>
          <table:table-cell office:value-type="float" office:value="0.66538600000000003" table:style-name="ce7">
            <text:p>0.665386</text:p>
          </table:table-cell>
          <table:table-cell office:value-type="float" office:value="-5.0238000000000005E-2" table:formula="of:=[.H267]-[.$H$5]" table:style-name="ce1">
            <text:p>-0.050238</text:p>
          </table:table-cell>
          <table:table-cell office:value-type="float" office:value="-9.5000000000000639E-4" table:formula="of:=[.I267]-[.$I$5]" table:style-name="ce1">
            <text:p>-0.00095</text:p>
          </table:table-cell>
          <table:table-cell office:value-type="float" office:value="8.7070000000000203E-3" table:formula="of:=[.J267]-[.$J$5]" table:style-name="ce1">
            <text:p>0.008707</text:p>
          </table:table-cell>
          <table:table-cell office:value-type="float" office:value="13.1" table:style-name="ce7">
            <text:p>13.1</text:p>
          </table:table-cell>
          <table:table-cell office:value-type="float" office:value="2.5584900000000001E-2" table:style-name="ce7">
            <text:p>0.0255849</text:p>
          </table:table-cell>
          <table:table-cell office:value-type="float" office:value="0.206841" table:style-name="ce7">
            <text:p>0.206841</text:p>
          </table:table-cell>
          <table:table-cell table:number-columns-repeated="16368" table:style-name="ce3"/>
        </table:table-row>
        <table:table-row table:style-name="ro2">
          <table:table-cell office:value-type="float" office:value="5.26" table:style-name="ce1">
            <text:p>5.26</text:p>
          </table:table-cell>
          <table:table-cell office:value-type="float" office:value="-6.0020000000000004E-3" table:style-name="ce1">
            <text:p>-0.006002</text:p>
          </table:table-cell>
          <table:table-cell office:value-type="float" office:value="5.26" table:style-name="ce1">
            <text:p>5.26</text:p>
          </table:table-cell>
          <table:table-cell office:value-type="float" office:value="-2.2474999999999998E-2" table:style-name="ce1">
            <text:p>-0.022475</text:p>
          </table:table-cell>
          <table:table-cell office:value-type="float" office:value="-7.267E-3" table:style-name="ce1">
            <text:p>-0.007267</text:p>
          </table:table-cell>
          <table:table-cell table:style-name="ce3"/>
          <table:table-cell office:value-type="float" office:value="13.15" table:style-name="ce7">
            <text:p>13.15</text:p>
          </table:table-cell>
          <table:table-cell office:value-type="float" office:value="0.60634200000000005" table:style-name="ce7">
            <text:p>0.606342</text:p>
          </table:table-cell>
          <table:table-cell office:value-type="float" office:value="0.64492099999999997" table:style-name="ce7">
            <text:p>0.644921</text:p>
          </table:table-cell>
          <table:table-cell office:value-type="float" office:value="0.68216699999999997" table:style-name="ce7">
            <text:p>0.682167</text:p>
          </table:table-cell>
          <table:table-cell office:value-type="float" office:value="-5.033399999999999E-2" table:formula="of:=[.H268]-[.$H$5]" table:style-name="ce1">
            <text:p>-0.050334</text:p>
          </table:table-cell>
          <table:table-cell office:value-type="float" office:value="-1.1758000000000046E-2" table:formula="of:=[.I268]-[.$I$5]" table:style-name="ce1">
            <text:p>-0.011758</text:p>
          </table:table-cell>
          <table:table-cell office:value-type="float" office:value="2.5487999999999955E-2" table:formula="of:=[.J268]-[.$J$5]" table:style-name="ce1">
            <text:p>0.025488</text:p>
          </table:table-cell>
          <table:table-cell office:value-type="float" office:value="13.1501" table:style-name="ce7">
            <text:p>13.1501</text:p>
          </table:table-cell>
          <table:table-cell office:value-type="float" office:value="8.5456699999999997E-2" table:style-name="ce7">
            <text:p>0.0854567</text:p>
          </table:table-cell>
          <table:table-cell office:value-type="float" office:value="0.19985" table:style-name="ce7">
            <text:p>0.19985</text:p>
          </table:table-cell>
          <table:table-cell table:number-columns-repeated="16368" table:style-name="ce3"/>
        </table:table-row>
        <table:table-row table:style-name="ro2">
          <table:table-cell office:value-type="float" office:value="5.28" table:style-name="ce1">
            <text:p>5.28</text:p>
          </table:table-cell>
          <table:table-cell office:value-type="float" office:value="-6.1890000000000001E-3" table:style-name="ce1">
            <text:p>-0.006189</text:p>
          </table:table-cell>
          <table:table-cell office:value-type="float" office:value="5.28" table:style-name="ce1">
            <text:p>5.28</text:p>
          </table:table-cell>
          <table:table-cell office:value-type="float" office:value="-2.3185999999999998E-2" table:style-name="ce1">
            <text:p>-0.023186</text:p>
          </table:table-cell>
          <table:table-cell office:value-type="float" office:value="-6.3150000000000003E-3" table:style-name="ce1">
            <text:p>-0.006315</text:p>
          </table:table-cell>
          <table:table-cell table:style-name="ce3"/>
          <table:table-cell office:value-type="float" office:value="13.200100000000001" table:style-name="ce7">
            <text:p>13.2001</text:p>
          </table:table-cell>
          <table:table-cell office:value-type="float" office:value="0.60726899999999995" table:style-name="ce7">
            <text:p>0.607269</text:p>
          </table:table-cell>
          <table:table-cell office:value-type="float" office:value="0.63539000000000001" table:style-name="ce7">
            <text:p>0.63539</text:p>
          </table:table-cell>
          <table:table-cell office:value-type="float" office:value="0.69964499999999996" table:style-name="ce7">
            <text:p>0.699645</text:p>
          </table:table-cell>
          <table:table-cell office:value-type="float" office:value="-4.940700000000009E-2" table:formula="of:=[.H269]-[.$H$5]" table:style-name="ce1">
            <text:p>-0.049407</text:p>
          </table:table-cell>
          <table:table-cell office:value-type="float" office:value="-2.1289000000000002E-2" table:formula="of:=[.I269]-[.$I$5]" table:style-name="ce1">
            <text:p>-0.021289</text:p>
          </table:table-cell>
          <table:table-cell office:value-type="float" office:value="4.2965999999999949E-2" table:formula="of:=[.J269]-[.$J$5]" table:style-name="ce1">
            <text:p>0.042966</text:p>
          </table:table-cell>
          <table:table-cell office:value-type="float" office:value="13.200100000000001" table:style-name="ce7">
            <text:p>13.2001</text:p>
          </table:table-cell>
          <table:table-cell office:value-type="float" office:value="0.142238" table:style-name="ce7">
            <text:p>0.142238</text:p>
          </table:table-cell>
          <table:table-cell office:value-type="float" office:value="0.18194399999999999" table:style-name="ce7">
            <text:p>0.181944</text:p>
          </table:table-cell>
          <table:table-cell table:number-columns-repeated="16368" table:style-name="ce3"/>
        </table:table-row>
        <table:table-row table:style-name="ro2">
          <table:table-cell office:value-type="float" office:value="5.3" table:style-name="ce1">
            <text:p>5.3</text:p>
          </table:table-cell>
          <table:table-cell office:value-type="float" office:value="-6.3499999999999997E-3" table:style-name="ce1">
            <text:p>-0.00635</text:p>
          </table:table-cell>
          <table:table-cell office:value-type="float" office:value="5.3" table:style-name="ce1">
            <text:p>5.3</text:p>
          </table:table-cell>
          <table:table-cell office:value-type="float" office:value="-2.3799000000000001E-2" table:style-name="ce1">
            <text:p>-0.023799</text:p>
          </table:table-cell>
          <table:table-cell office:value-type="float" office:value="-5.3290000000000004E-3" table:style-name="ce1">
            <text:p>-0.005329</text:p>
          </table:table-cell>
          <table:table-cell table:style-name="ce3"/>
          <table:table-cell office:value-type="float" office:value="13.25" table:style-name="ce7">
            <text:p>13.25</text:p>
          </table:table-cell>
          <table:table-cell office:value-type="float" office:value="0.60914800000000002" table:style-name="ce7">
            <text:p>0.609148</text:p>
          </table:table-cell>
          <table:table-cell office:value-type="float" office:value="0.62716700000000003" table:style-name="ce7">
            <text:p>0.627167</text:p>
          </table:table-cell>
          <table:table-cell office:value-type="float" office:value="0.71677999999999997" table:style-name="ce7">
            <text:p>0.71678</text:p>
          </table:table-cell>
          <table:table-cell office:value-type="float" office:value="-4.7528000000000015E-2" table:formula="of:=[.H270]-[.$H$5]" table:style-name="ce1">
            <text:p>-0.047528</text:p>
          </table:table-cell>
          <table:table-cell office:value-type="float" office:value="-2.9511999999999983E-2" table:formula="of:=[.I270]-[.$I$5]" table:style-name="ce1">
            <text:p>-0.029512</text:p>
          </table:table-cell>
          <table:table-cell office:value-type="float" office:value="6.010099999999996E-2" table:formula="of:=[.J270]-[.$J$5]" table:style-name="ce1">
            <text:p>0.060101</text:p>
          </table:table-cell>
          <table:table-cell office:value-type="float" office:value="13.25" table:style-name="ce7">
            <text:p>13.25</text:p>
          </table:table-cell>
          <table:table-cell office:value-type="float" office:value="0.19187399999999999" table:style-name="ce7">
            <text:p>0.191874</text:p>
          </table:table-cell>
          <table:table-cell office:value-type="float" office:value="0.153115" table:style-name="ce7">
            <text:p>0.153115</text:p>
          </table:table-cell>
          <table:table-cell table:number-columns-repeated="16368" table:style-name="ce3"/>
        </table:table-row>
        <table:table-row table:style-name="ro2">
          <table:table-cell office:value-type="float" office:value="5.32" table:style-name="ce1">
            <text:p>5.32</text:p>
          </table:table-cell>
          <table:table-cell office:value-type="float" office:value="-6.4859999999999996E-3" table:style-name="ce1">
            <text:p>-0.006486</text:p>
          </table:table-cell>
          <table:table-cell office:value-type="float" office:value="5.32" table:style-name="ce1">
            <text:p>5.32</text:p>
          </table:table-cell>
          <table:table-cell office:value-type="float" office:value="-2.4310999999999999E-2" table:style-name="ce1">
            <text:p>-0.024311</text:p>
          </table:table-cell>
          <table:table-cell office:value-type="float" office:value="-4.3090000000000003E-3" table:style-name="ce1">
            <text:p>-0.004309</text:p>
          </table:table-cell>
          <table:table-cell table:style-name="ce3"/>
          <table:table-cell office:value-type="float" office:value="13.3002" table:style-name="ce7">
            <text:p>13.3002</text:p>
          </table:table-cell>
          <table:table-cell office:value-type="float" office:value="0.61184300000000003" table:style-name="ce7">
            <text:p>0.611843</text:p>
          </table:table-cell>
          <table:table-cell office:value-type="float" office:value="0.62031800000000004" table:style-name="ce7">
            <text:p>0.620318</text:p>
          </table:table-cell>
          <table:table-cell office:value-type="float" office:value="0.73186799999999996" table:style-name="ce7">
            <text:p>0.731868</text:p>
          </table:table-cell>
          <table:table-cell office:value-type="float" office:value="-4.4833000000000012E-2" table:formula="of:=[.H271]-[.$H$5]" table:style-name="ce1">
            <text:p>-0.044833</text:p>
          </table:table-cell>
          <table:table-cell office:value-type="float" office:value="-3.6360999999999977E-2" table:formula="of:=[.I271]-[.$I$5]" table:style-name="ce1">
            <text:p>-0.036361</text:p>
          </table:table-cell>
          <table:table-cell office:value-type="float" office:value="7.518899999999995E-2" table:formula="of:=[.J271]-[.$J$5]" table:style-name="ce1">
            <text:p>0.075189</text:p>
          </table:table-cell>
          <table:table-cell office:value-type="float" office:value="13.3001" table:style-name="ce7">
            <text:p>13.3001</text:p>
          </table:table-cell>
          <table:table-cell office:value-type="float" office:value="0.23070099999999999" table:style-name="ce7">
            <text:p>0.230701</text:p>
          </table:table-cell>
          <table:table-cell office:value-type="float" office:value="0.115187" table:style-name="ce7">
            <text:p>0.115187</text:p>
          </table:table-cell>
          <table:table-cell table:number-columns-repeated="16368" table:style-name="ce3"/>
        </table:table-row>
        <table:table-row table:style-name="ro2">
          <table:table-cell office:value-type="float" office:value="5.34" table:style-name="ce1">
            <text:p>5.34</text:p>
          </table:table-cell>
          <table:table-cell office:value-type="float" office:value="-6.5960000000000003E-3" table:style-name="ce1">
            <text:p>-0.006596</text:p>
          </table:table-cell>
          <table:table-cell office:value-type="float" office:value="5.34" table:style-name="ce1">
            <text:p>5.34</text:p>
          </table:table-cell>
          <table:table-cell office:value-type="float" office:value="-2.4719000000000001E-2" table:style-name="ce1">
            <text:p>-0.024719</text:p>
          </table:table-cell>
          <table:table-cell office:value-type="float" office:value="-3.2599999999999999E-3" table:style-name="ce1">
            <text:p>-0.00326</text:p>
          </table:table-cell>
          <table:table-cell table:style-name="ce3"/>
          <table:table-cell office:value-type="float" office:value="13.350099999999999" table:style-name="ce7">
            <text:p>13.3501</text:p>
          </table:table-cell>
          <table:table-cell office:value-type="float" office:value="0.61548599999999998" table:style-name="ce7">
            <text:p>0.615486</text:p>
          </table:table-cell>
          <table:table-cell office:value-type="float" office:value="0.614819" table:style-name="ce7">
            <text:p>0.614819</text:p>
          </table:table-cell>
          <table:table-cell office:value-type="float" office:value="0.74285100000000004" table:style-name="ce7">
            <text:p>0.742851</text:p>
          </table:table-cell>
          <table:table-cell office:value-type="float" office:value="-4.119000000000006E-2" table:formula="of:=[.H272]-[.$H$5]" table:style-name="ce1">
            <text:p>-0.04119</text:p>
          </table:table-cell>
          <table:table-cell office:value-type="float" office:value="-4.1860000000000008E-2" table:formula="of:=[.I272]-[.$I$5]" table:style-name="ce1">
            <text:p>-0.04186</text:p>
          </table:table-cell>
          <table:table-cell office:value-type="float" office:value="8.6172000000000026E-2" table:formula="of:=[.J272]-[.$J$5]" table:style-name="ce1">
            <text:p>0.086172</text:p>
          </table:table-cell>
          <table:table-cell office:value-type="float" office:value="13.35" table:style-name="ce7">
            <text:p>13.35</text:p>
          </table:table-cell>
          <table:table-cell office:value-type="float" office:value="0.25714999999999999" table:style-name="ce7">
            <text:p>0.25715</text:p>
          </table:table-cell>
          <table:table-cell office:value-type="float" office:value="7.034E-2" table:style-name="ce7">
            <text:p>0.07034</text:p>
          </table:table-cell>
          <table:table-cell table:number-columns-repeated="16368" table:style-name="ce3"/>
        </table:table-row>
        <table:table-row table:style-name="ro2">
          <table:table-cell office:value-type="float" office:value="5.36" table:style-name="ce1">
            <text:p>5.36</text:p>
          </table:table-cell>
          <table:table-cell office:value-type="float" office:value="-6.6779999999999999E-3" table:style-name="ce1">
            <text:p>-0.006678</text:p>
          </table:table-cell>
          <table:table-cell office:value-type="float" office:value="5.36" table:style-name="ce1">
            <text:p>5.36</text:p>
          </table:table-cell>
          <table:table-cell office:value-type="float" office:value="-2.5021000000000002E-2" table:style-name="ce1">
            <text:p>-0.025021</text:p>
          </table:table-cell>
          <table:table-cell office:value-type="float" office:value="-2.183E-3" table:style-name="ce1">
            <text:p>-0.002183</text:p>
          </table:table-cell>
          <table:table-cell table:style-name="ce3"/>
          <table:table-cell office:value-type="float" office:value="13.4001" table:style-name="ce7">
            <text:p>13.4001</text:p>
          </table:table-cell>
          <table:table-cell office:value-type="float" office:value="0.62004099999999995" table:style-name="ce7">
            <text:p>0.620041</text:p>
          </table:table-cell>
          <table:table-cell office:value-type="float" office:value="0.61065700000000001" table:style-name="ce7">
            <text:p>0.610657</text:p>
          </table:table-cell>
          <table:table-cell office:value-type="float" office:value="0.74775700000000001" table:style-name="ce7">
            <text:p>0.747757</text:p>
          </table:table-cell>
          <table:table-cell office:value-type="float" office:value="-3.6635000000000084E-2" table:formula="of:=[.H273]-[.$H$5]" table:style-name="ce1">
            <text:p>-0.036635</text:p>
          </table:table-cell>
          <table:table-cell office:value-type="float" office:value="-4.6022000000000007E-2" table:formula="of:=[.I273]-[.$I$5]" table:style-name="ce1">
            <text:p>-0.046022</text:p>
          </table:table-cell>
          <table:table-cell office:value-type="float" office:value="9.1077999999999992E-2" table:formula="of:=[.J273]-[.$J$5]" table:style-name="ce1">
            <text:p>0.091078</text:p>
          </table:table-cell>
          <table:table-cell office:value-type="float" office:value="13.4" table:style-name="ce7">
            <text:p>13.4</text:p>
          </table:table-cell>
          <table:table-cell office:value-type="float" office:value="0.27049600000000001" table:style-name="ce7">
            <text:p>0.270496</text:p>
          </table:table-cell>
          <table:table-cell office:value-type="float" office:value="2.1786699999999999E-2" table:style-name="ce7">
            <text:p>0.0217867</text:p>
          </table:table-cell>
          <table:table-cell table:number-columns-repeated="16368" table:style-name="ce3"/>
        </table:table-row>
        <table:table-row table:style-name="ro2">
          <table:table-cell office:value-type="float" office:value="5.38" table:style-name="ce1">
            <text:p>5.38</text:p>
          </table:table-cell>
          <table:table-cell office:value-type="float" office:value="-6.7330000000000003E-3" table:style-name="ce1">
            <text:p>-0.006733</text:p>
          </table:table-cell>
          <table:table-cell office:value-type="float" office:value="5.38" table:style-name="ce1">
            <text:p>5.38</text:p>
          </table:table-cell>
          <table:table-cell office:value-type="float" office:value="-2.5214E-2" table:style-name="ce1">
            <text:p>-0.025214</text:p>
          </table:table-cell>
          <table:table-cell office:value-type="float" office:value="-1.083E-3" table:style-name="ce1">
            <text:p>-0.001083</text:p>
          </table:table-cell>
          <table:table-cell table:style-name="ce3"/>
          <table:table-cell office:value-type="float" office:value="13.45" table:style-name="ce7">
            <text:p>13.45</text:p>
          </table:table-cell>
          <table:table-cell office:value-type="float" office:value="0.62547399999999997" table:style-name="ce7">
            <text:p>0.625474</text:p>
          </table:table-cell>
          <table:table-cell office:value-type="float" office:value="0.60774700000000004" table:style-name="ce7">
            <text:p>0.607747</text:p>
          </table:table-cell>
          <table:table-cell office:value-type="float" office:value="0.74600900000000003" table:style-name="ce7">
            <text:p>0.746009</text:p>
          </table:table-cell>
          <table:table-cell office:value-type="float" office:value="-3.1202000000000063E-2" table:formula="of:=[.H274]-[.$H$5]" table:style-name="ce1">
            <text:p>-0.031202</text:p>
          </table:table-cell>
          <table:table-cell office:value-type="float" office:value="-4.8931999999999976E-2" table:formula="of:=[.I274]-[.$I$5]" table:style-name="ce1">
            <text:p>-0.048932</text:p>
          </table:table-cell>
          <table:table-cell office:value-type="float" office:value="8.933000000000002E-2" table:formula="of:=[.J274]-[.$J$5]" table:style-name="ce1">
            <text:p>0.08933</text:p>
          </table:table-cell>
          <table:table-cell office:value-type="float" office:value="13.450100000000001" table:style-name="ce7">
            <text:p>13.4501</text:p>
          </table:table-cell>
          <table:table-cell office:value-type="float" office:value="0.27005499999999999" table:style-name="ce7">
            <text:p>0.270055</text:p>
          </table:table-cell>
          <table:table-cell office:value-type="float" office:value="-2.7907899999999999E-2" table:style-name="ce7">
            <text:p>-0.0279079</text:p>
          </table:table-cell>
          <table:table-cell table:number-columns-repeated="16368" table:style-name="ce3"/>
        </table:table-row>
        <table:table-row table:style-name="ro2">
          <table:table-cell office:value-type="float" office:value="5.4" table:style-name="ce1">
            <text:p>5.4</text:p>
          </table:table-cell>
          <table:table-cell office:value-type="float" office:value="-6.7590000000000003E-3" table:style-name="ce1">
            <text:p>-0.006759</text:p>
          </table:table-cell>
          <table:table-cell office:value-type="float" office:value="5.4" table:style-name="ce1">
            <text:p>5.4</text:p>
          </table:table-cell>
          <table:table-cell office:value-type="float" office:value="-2.5295000000000002E-2" table:style-name="ce1">
            <text:p>-0.025295</text:p>
          </table:table-cell>
          <table:table-cell office:value-type="float" office:value="3.8000000000000002E-5" table:style-name="ce1">
            <text:p>0.000038</text:p>
          </table:table-cell>
          <table:table-cell table:style-name="ce3"/>
          <table:table-cell office:value-type="float" office:value="13.5" table:style-name="ce7">
            <text:p>13.5</text:p>
          </table:table-cell>
          <table:table-cell office:value-type="float" office:value="0.63170999999999999" table:style-name="ce7">
            <text:p>0.63171</text:p>
          </table:table-cell>
          <table:table-cell office:value-type="float" office:value="0.60592900000000005" table:style-name="ce7">
            <text:p>0.605929</text:p>
          </table:table-cell>
          <table:table-cell office:value-type="float" office:value="0.73895999999999995" table:style-name="ce7">
            <text:p>0.73896</text:p>
          </table:table-cell>
          <table:table-cell office:value-type="float" office:value="-2.4966000000000044E-2" table:formula="of:=[.H275]-[.$H$5]" table:style-name="ce1">
            <text:p>-0.024966</text:p>
          </table:table-cell>
          <table:table-cell office:value-type="float" office:value="-5.0749999999999962E-2" table:formula="of:=[.I275]-[.$I$5]" table:style-name="ce1">
            <text:p>-0.05075</text:p>
          </table:table-cell>
          <table:table-cell office:value-type="float" office:value="8.2280999999999938E-2" table:formula="of:=[.J275]-[.$J$5]" table:style-name="ce1">
            <text:p>0.082281</text:p>
          </table:table-cell>
          <table:table-cell office:value-type="float" office:value="13.5" table:style-name="ce7">
            <text:p>13.5</text:p>
          </table:table-cell>
          <table:table-cell office:value-type="float" office:value="0.25516" table:style-name="ce7">
            <text:p>0.25516</text:p>
          </table:table-cell>
          <table:table-cell office:value-type="float" office:value="-7.4429099999999998E-2" table:style-name="ce7">
            <text:p>-0.0744291</text:p>
          </table:table-cell>
          <table:table-cell table:number-columns-repeated="16368" table:style-name="ce3"/>
        </table:table-row>
        <table:table-row table:style-name="ro2">
          <table:table-cell office:value-type="float" office:value="5.42" table:style-name="ce1">
            <text:p>5.42</text:p>
          </table:table-cell>
          <table:table-cell office:value-type="float" office:value="-6.757E-3" table:style-name="ce1">
            <text:p>-0.006757</text:p>
          </table:table-cell>
          <table:table-cell office:value-type="float" office:value="5.42" table:style-name="ce1">
            <text:p>5.42</text:p>
          </table:table-cell>
          <table:table-cell office:value-type="float" office:value="-2.5263000000000001E-2" table:style-name="ce1">
            <text:p>-0.025263</text:p>
          </table:table-cell>
          <table:table-cell office:value-type="float" office:value="1.1770000000000001E-3" table:style-name="ce1">
            <text:p>0.001177</text:p>
          </table:table-cell>
          <table:table-cell table:style-name="ce3"/>
          <table:table-cell office:value-type="float" office:value="13.55" table:style-name="ce7">
            <text:p>13.55</text:p>
          </table:table-cell>
          <table:table-cell office:value-type="float" office:value="0.638714" table:style-name="ce7">
            <text:p>0.638714</text:p>
          </table:table-cell>
          <table:table-cell office:value-type="float" office:value="0.60507" table:style-name="ce7">
            <text:p>0.60507</text:p>
          </table:table-cell>
          <table:table-cell office:value-type="float" office:value="0.72769899999999998" table:style-name="ce7">
            <text:p>0.727699</text:p>
          </table:table-cell>
          <table:table-cell office:value-type="float" office:value="-1.7962000000000033E-2" table:formula="of:=[.H276]-[.$H$5]" table:style-name="ce1">
            <text:p>-0.017962</text:p>
          </table:table-cell>
          <table:table-cell office:value-type="float" office:value="-5.1609000000000016E-2" table:formula="of:=[.I276]-[.$I$5]" table:style-name="ce1">
            <text:p>-0.051609</text:p>
          </table:table-cell>
          <table:table-cell office:value-type="float" office:value="7.1019999999999972E-2" table:formula="of:=[.J276]-[.$J$5]" table:style-name="ce1">
            <text:p>0.07102</text:p>
          </table:table-cell>
          <table:table-cell office:value-type="float" office:value="13.5501" table:style-name="ce7">
            <text:p>13.5501</text:p>
          </table:table-cell>
          <table:table-cell office:value-type="float" office:value="0.226466" table:style-name="ce7">
            <text:p>0.226466</text:p>
          </table:table-cell>
          <table:table-cell office:value-type="float" office:value="-0.11505" table:style-name="ce7">
            <text:p>-0.11505</text:p>
          </table:table-cell>
          <table:table-cell table:number-columns-repeated="16368" table:style-name="ce3"/>
        </table:table-row>
        <table:table-row table:style-name="ro2">
          <table:table-cell office:value-type="float" office:value="5.44" table:style-name="ce1">
            <text:p>5.44</text:p>
          </table:table-cell>
          <table:table-cell office:value-type="float" office:value="-6.7239999999999999E-3" table:style-name="ce1">
            <text:p>-0.006724</text:p>
          </table:table-cell>
          <table:table-cell office:value-type="float" office:value="5.44" table:style-name="ce1">
            <text:p>5.44</text:p>
          </table:table-cell>
          <table:table-cell office:value-type="float" office:value="-2.5114999999999998E-2" table:style-name="ce1">
            <text:p>-0.025115</text:p>
          </table:table-cell>
          <table:table-cell office:value-type="float" office:value="2.33E-3" table:style-name="ce1">
            <text:p>0.00233</text:p>
          </table:table-cell>
          <table:table-cell table:style-name="ce3"/>
          <table:table-cell office:value-type="float" office:value="13.600099999999999" table:style-name="ce7">
            <text:p>13.6001</text:p>
          </table:table-cell>
          <table:table-cell office:value-type="float" office:value="0.64637599999999995" table:style-name="ce7">
            <text:p>0.646376</text:p>
          </table:table-cell>
          <table:table-cell office:value-type="float" office:value="0.60516700000000001" table:style-name="ce7">
            <text:p>0.605167</text:p>
          </table:table-cell>
          <table:table-cell office:value-type="float" office:value="0.71305399999999997" table:style-name="ce7">
            <text:p>0.713054</text:p>
          </table:table-cell>
          <table:table-cell office:value-type="float" office:value="-1.0300000000000087E-2" table:formula="of:=[.H277]-[.$H$5]" table:style-name="ce1">
            <text:p>-0.0103</text:p>
          </table:table-cell>
          <table:table-cell office:value-type="float" office:value="-5.1512000000000002E-2" table:formula="of:=[.I277]-[.$I$5]" table:style-name="ce1">
            <text:p>-0.051512</text:p>
          </table:table-cell>
          <table:table-cell office:value-type="float" office:value="5.6374999999999953E-2" table:formula="of:=[.J277]-[.$J$5]" table:style-name="ce1">
            <text:p>0.056375</text:p>
          </table:table-cell>
          <table:table-cell office:value-type="float" office:value="13.6" table:style-name="ce7">
            <text:p>13.6</text:p>
          </table:table-cell>
          <table:table-cell office:value-type="float" office:value="0.18657399999999999" table:style-name="ce7">
            <text:p>0.186574</text:p>
          </table:table-cell>
          <table:table-cell office:value-type="float" office:value="-0.14888999999999999" table:style-name="ce7">
            <text:p>-0.14889</text:p>
          </table:table-cell>
          <table:table-cell table:number-columns-repeated="16368" table:style-name="ce3"/>
        </table:table-row>
        <table:table-row table:style-name="ro2">
          <table:table-cell office:value-type="float" office:value="5.46" table:style-name="ce1">
            <text:p>5.46</text:p>
          </table:table-cell>
          <table:table-cell office:value-type="float" office:value="-6.6620000000000004E-3" table:style-name="ce1">
            <text:p>-0.006662</text:p>
          </table:table-cell>
          <table:table-cell office:value-type="float" office:value="5.46" table:style-name="ce1">
            <text:p>5.46</text:p>
          </table:table-cell>
          <table:table-cell office:value-type="float" office:value="-2.4849E-2" table:style-name="ce1">
            <text:p>-0.024849</text:p>
          </table:table-cell>
          <table:table-cell office:value-type="float" office:value="3.493E-3" table:style-name="ce1">
            <text:p>0.003493</text:p>
          </table:table-cell>
          <table:table-cell table:style-name="ce3"/>
          <table:table-cell office:value-type="float" office:value="13.65" table:style-name="ce7">
            <text:p>13.65</text:p>
          </table:table-cell>
          <table:table-cell office:value-type="float" office:value="0.65454699999999999" table:style-name="ce7">
            <text:p>0.654547</text:p>
          </table:table-cell>
          <table:table-cell office:value-type="float" office:value="0.60627399999999998" table:style-name="ce7">
            <text:p>0.606274</text:p>
          </table:table-cell>
          <table:table-cell office:value-type="float" office:value="0.69664599999999999" table:style-name="ce7">
            <text:p>0.696646</text:p>
          </table:table-cell>
          <table:table-cell office:value-type="float" office:value="-2.1290000000000475E-3" table:formula="of:=[.H278]-[.$H$5]" table:style-name="ce1">
            <text:p>-0.002129</text:p>
          </table:table-cell>
          <table:table-cell office:value-type="float" office:value="-5.0405000000000033E-2" table:formula="of:=[.I278]-[.$I$5]" table:style-name="ce1">
            <text:p>-0.050405</text:p>
          </table:table-cell>
          <table:table-cell office:value-type="float" office:value="3.9966999999999975E-2" table:formula="of:=[.J278]-[.$J$5]" table:style-name="ce1">
            <text:p>0.039967</text:p>
          </table:table-cell>
          <table:table-cell office:value-type="float" office:value="13.65" table:style-name="ce7">
            <text:p>13.65</text:p>
          </table:table-cell>
          <table:table-cell office:value-type="float" office:value="0.13961200000000001" table:style-name="ce7">
            <text:p>0.139612</text:p>
          </table:table-cell>
          <table:table-cell office:value-type="float" office:value="-0.17369499999999999" table:style-name="ce7">
            <text:p>-0.173695</text:p>
          </table:table-cell>
          <table:table-cell table:number-columns-repeated="16368" table:style-name="ce3"/>
        </table:table-row>
        <table:table-row table:style-name="ro2">
          <table:table-cell office:value-type="float" office:value="5.48" table:style-name="ce1">
            <text:p>5.48</text:p>
          </table:table-cell>
          <table:table-cell office:value-type="float" office:value="-6.5690000000000002E-3" table:style-name="ce1">
            <text:p>-0.006569</text:p>
          </table:table-cell>
          <table:table-cell office:value-type="float" office:value="5.48" table:style-name="ce1">
            <text:p>5.48</text:p>
          </table:table-cell>
          <table:table-cell office:value-type="float" office:value="-2.4464E-2" table:style-name="ce1">
            <text:p>-0.024464</text:p>
          </table:table-cell>
          <table:table-cell office:value-type="float" office:value="4.6629999999999996E-3" table:style-name="ce1">
            <text:p>0.004663</text:p>
          </table:table-cell>
          <table:table-cell table:style-name="ce3"/>
          <table:table-cell office:value-type="float" office:value="13.700100000000001" table:style-name="ce7">
            <text:p>13.7001</text:p>
          </table:table-cell>
          <table:table-cell office:value-type="float" office:value="0.66301100000000002" table:style-name="ce7">
            <text:p>0.663011</text:p>
          </table:table-cell>
          <table:table-cell office:value-type="float" office:value="0.60838899999999996" table:style-name="ce7">
            <text:p>0.608389</text:p>
          </table:table-cell>
          <table:table-cell office:value-type="float" office:value="0.68027599999999999" table:style-name="ce7">
            <text:p>0.680276</text:p>
          </table:table-cell>
          <table:table-cell office:value-type="float" office:value="6.3349999999999795E-3" table:formula="of:=[.H279]-[.$H$5]" table:style-name="ce1">
            <text:p>0.006335</text:p>
          </table:table-cell>
          <table:table-cell office:value-type="float" office:value="-4.8290000000000055E-2" table:formula="of:=[.I279]-[.$I$5]" table:style-name="ce1">
            <text:p>-0.04829</text:p>
          </table:table-cell>
          <table:table-cell office:value-type="float" office:value="2.3596999999999979E-2" table:formula="of:=[.J279]-[.$J$5]" table:style-name="ce1">
            <text:p>0.023597</text:p>
          </table:table-cell>
          <table:table-cell office:value-type="float" office:value="13.7" table:style-name="ce7">
            <text:p>13.7</text:p>
          </table:table-cell>
          <table:table-cell office:value-type="float" office:value="8.9371400000000004E-2" table:style-name="ce7">
            <text:p>0.0893714</text:p>
          </table:table-cell>
          <table:table-cell office:value-type="float" office:value="-0.187668" table:style-name="ce7">
            <text:p>-0.187668</text:p>
          </table:table-cell>
          <table:table-cell table:number-columns-repeated="16368" table:style-name="ce3"/>
        </table:table-row>
        <table:table-row table:style-name="ro2">
          <table:table-cell office:value-type="float" office:value="5.5" table:style-name="ce1">
            <text:p>5.5</text:p>
          </table:table-cell>
          <table:table-cell office:value-type="float" office:value="-6.4440000000000001E-3" table:style-name="ce1">
            <text:p>-0.006444</text:p>
          </table:table-cell>
          <table:table-cell office:value-type="float" office:value="5.5" table:style-name="ce1">
            <text:p>5.5</text:p>
          </table:table-cell>
          <table:table-cell office:value-type="float" office:value="-2.3958E-2" table:style-name="ce1">
            <text:p>-0.023958</text:p>
          </table:table-cell>
          <table:table-cell office:value-type="float" office:value="5.8339999999999998E-3" table:style-name="ce1">
            <text:p>0.005834</text:p>
          </table:table-cell>
          <table:table-cell table:style-name="ce3"/>
          <table:table-cell office:value-type="float" office:value="13.7502" table:style-name="ce7">
            <text:p>13.7502</text:p>
          </table:table-cell>
          <table:table-cell office:value-type="float" office:value="0.67156499999999997" table:style-name="ce7">
            <text:p>0.671565</text:p>
          </table:table-cell>
          <table:table-cell office:value-type="float" office:value="0.61151800000000001" table:style-name="ce7">
            <text:p>0.611518</text:p>
          </table:table-cell>
          <table:table-cell office:value-type="float" office:value="0.66496100000000002" table:style-name="ce7">
            <text:p>0.664961</text:p>
          </table:table-cell>
          <table:table-cell office:value-type="float" office:value="1.488899999999993E-2" table:formula="of:=[.H280]-[.$H$5]" table:style-name="ce1">
            <text:p>0.014889</text:p>
          </table:table-cell>
          <table:table-cell office:value-type="float" office:value="-4.5161000000000007E-2" table:formula="of:=[.I280]-[.$I$5]" table:style-name="ce1">
            <text:p>-0.045161</text:p>
          </table:table-cell>
          <table:table-cell office:value-type="float" office:value="8.2820000000000116E-3" table:formula="of:=[.J280]-[.$J$5]" table:style-name="ce1">
            <text:p>0.008282</text:p>
          </table:table-cell>
          <table:table-cell office:value-type="float" office:value="13.75" table:style-name="ce7">
            <text:p>13.75</text:p>
          </table:table-cell>
          <table:table-cell office:value-type="float" office:value="3.74945E-2" table:style-name="ce7">
            <text:p>0.0374945</text:p>
          </table:table-cell>
          <table:table-cell office:value-type="float" office:value="-0.19151199999999999" table:style-name="ce7">
            <text:p>-0.191512</text:p>
          </table:table-cell>
          <table:table-cell table:number-columns-repeated="16368" table:style-name="ce3"/>
        </table:table-row>
        <table:table-row table:style-name="ro2">
          <table:table-cell office:value-type="float" office:value="5.52" table:style-name="ce1">
            <text:p>5.52</text:p>
          </table:table-cell>
          <table:table-cell office:value-type="float" office:value="-6.2870000000000001E-3" table:style-name="ce1">
            <text:p>-0.006287</text:p>
          </table:table-cell>
          <table:table-cell office:value-type="float" office:value="5.52" table:style-name="ce1">
            <text:p>5.52</text:p>
          </table:table-cell>
          <table:table-cell office:value-type="float" office:value="-2.3331999999999999E-2" table:style-name="ce1">
            <text:p>-0.023332</text:p>
          </table:table-cell>
          <table:table-cell office:value-type="float" office:value="7.0010000000000003E-3" table:style-name="ce1">
            <text:p>0.007001</text:p>
          </table:table-cell>
          <table:table-cell table:style-name="ce3"/>
          <table:table-cell office:value-type="float" office:value="13.8001" table:style-name="ce7">
            <text:p>13.8001</text:p>
          </table:table-cell>
          <table:table-cell office:value-type="float" office:value="0.67988999999999999" table:style-name="ce7">
            <text:p>0.67989</text:p>
          </table:table-cell>
          <table:table-cell office:value-type="float" office:value="0.61557300000000004" table:style-name="ce7">
            <text:p>0.615573</text:p>
          </table:table-cell>
          <table:table-cell office:value-type="float" office:value="0.65114000000000005" table:style-name="ce7">
            <text:p>0.65114</text:p>
          </table:table-cell>
          <table:table-cell office:value-type="float" office:value="2.3213999999999957E-2" table:formula="of:=[.H281]-[.$H$5]" table:style-name="ce1">
            <text:p>0.023214</text:p>
          </table:table-cell>
          <table:table-cell office:value-type="float" office:value="-4.1105999999999976E-2" table:formula="of:=[.I281]-[.$I$5]" table:style-name="ce1">
            <text:p>-0.041106</text:p>
          </table:table-cell>
          <table:table-cell office:value-type="float" office:value="-5.5389999999999606E-3" table:formula="of:=[.J281]-[.$J$5]" table:style-name="ce1">
            <text:p>-0.005539</text:p>
          </table:table-cell>
          <table:table-cell office:value-type="float" office:value="13.8" table:style-name="ce7">
            <text:p>13.8</text:p>
          </table:table-cell>
          <table:table-cell office:value-type="float" office:value="-1.37007E-2" table:style-name="ce7">
            <text:p>-0.0137007</text:p>
          </table:table-cell>
          <table:table-cell office:value-type="float" office:value="-0.18655099999999999" table:style-name="ce7">
            <text:p>-0.186551</text:p>
          </table:table-cell>
          <table:table-cell table:number-columns-repeated="16368" table:style-name="ce3"/>
        </table:table-row>
        <table:table-row table:style-name="ro2">
          <table:table-cell office:value-type="float" office:value="5.54" table:style-name="ce1">
            <text:p>5.54</text:p>
          </table:table-cell>
          <table:table-cell office:value-type="float" office:value="-6.0990000000000003E-3" table:style-name="ce1">
            <text:p>-0.006099</text:p>
          </table:table-cell>
          <table:table-cell office:value-type="float" office:value="5.54" table:style-name="ce1">
            <text:p>5.54</text:p>
          </table:table-cell>
          <table:table-cell office:value-type="float" office:value="-2.2584E-2" table:style-name="ce1">
            <text:p>-0.022584</text:p>
          </table:table-cell>
          <table:table-cell office:value-type="float" office:value="8.1609999999999999E-3" table:style-name="ce1">
            <text:p>0.008161</text:p>
          </table:table-cell>
          <table:table-cell table:style-name="ce3"/>
          <table:table-cell office:value-type="float" office:value="13.850099999999999" table:style-name="ce7">
            <text:p>13.8501</text:p>
          </table:table-cell>
          <table:table-cell office:value-type="float" office:value="0.68757800000000002" table:style-name="ce7">
            <text:p>0.687578</text:p>
          </table:table-cell>
          <table:table-cell office:value-type="float" office:value="0.62052099999999999" table:style-name="ce7">
            <text:p>0.620521</text:p>
          </table:table-cell>
          <table:table-cell office:value-type="float" office:value="0.63894300000000004" table:style-name="ce7">
            <text:p>0.638943</text:p>
          </table:table-cell>
          <table:table-cell office:value-type="float" office:value="3.0901999999999985E-2" table:formula="of:=[.H282]-[.$H$5]" table:style-name="ce1">
            <text:p>0.030902</text:p>
          </table:table-cell>
          <table:table-cell office:value-type="float" office:value="-3.6158000000000023E-2" table:formula="of:=[.I282]-[.$I$5]" table:style-name="ce1">
            <text:p>-0.036158</text:p>
          </table:table-cell>
          <table:table-cell office:value-type="float" office:value="-1.7735999999999974E-2" table:formula="of:=[.J282]-[.$J$5]" table:style-name="ce1">
            <text:p>-0.017736</text:p>
          </table:table-cell>
          <table:table-cell office:value-type="float" office:value="13.850099999999999" table:style-name="ce7">
            <text:p>13.8501</text:p>
          </table:table-cell>
          <table:table-cell office:value-type="float" office:value="-6.1156599999999998E-2" table:style-name="ce7">
            <text:p>-0.0611566</text:p>
          </table:table-cell>
          <table:table-cell office:value-type="float" office:value="-0.17418700000000001" table:style-name="ce7">
            <text:p>-0.174187</text:p>
          </table:table-cell>
          <table:table-cell table:number-columns-repeated="16368" table:style-name="ce3"/>
        </table:table-row>
        <table:table-row table:style-name="ro2">
          <table:table-cell office:value-type="float" office:value="5.56" table:style-name="ce1">
            <text:p>5.56</text:p>
          </table:table-cell>
          <table:table-cell office:value-type="float" office:value="-5.8770000000000003E-3" table:style-name="ce1">
            <text:p>-0.005877</text:p>
          </table:table-cell>
          <table:table-cell office:value-type="float" office:value="5.56" table:style-name="ce1">
            <text:p>5.56</text:p>
          </table:table-cell>
          <table:table-cell office:value-type="float" office:value="-2.1715000000000002E-2" table:style-name="ce1">
            <text:p>-0.021715</text:p>
          </table:table-cell>
          <table:table-cell office:value-type="float" office:value="9.306E-3" table:style-name="ce1">
            <text:p>0.009306</text:p>
          </table:table-cell>
          <table:table-cell table:style-name="ce3"/>
          <table:table-cell office:value-type="float" office:value="13.9001" table:style-name="ce7">
            <text:p>13.9001</text:p>
          </table:table-cell>
          <table:table-cell office:value-type="float" office:value="0.69414900000000002" table:style-name="ce7">
            <text:p>0.694149</text:p>
          </table:table-cell>
          <table:table-cell office:value-type="float" office:value="0.62628300000000003" table:style-name="ce7">
            <text:p>0.626283</text:p>
          </table:table-cell>
          <table:table-cell office:value-type="float" office:value="0.62842399999999998" table:style-name="ce7">
            <text:p>0.628424</text:p>
          </table:table-cell>
          <table:table-cell office:value-type="float" office:value="3.7472999999999979E-2" table:formula="of:=[.H283]-[.$H$5]" table:style-name="ce1">
            <text:p>0.037473</text:p>
          </table:table-cell>
          <table:table-cell office:value-type="float" office:value="-3.0395999999999979E-2" table:formula="of:=[.I283]-[.$I$5]" table:style-name="ce1">
            <text:p>-0.030396</text:p>
          </table:table-cell>
          <table:table-cell office:value-type="float" office:value="-2.825500000000003E-2" table:formula="of:=[.J283]-[.$J$5]" table:style-name="ce1">
            <text:p>-0.028255</text:p>
          </table:table-cell>
          <table:table-cell office:value-type="float" office:value="13.9001" table:style-name="ce7">
            <text:p>13.9001</text:p>
          </table:table-cell>
          <table:table-cell office:value-type="float" office:value="-0.102896" table:style-name="ce7">
            <text:p>-0.102896</text:p>
          </table:table-cell>
          <table:table-cell office:value-type="float" office:value="-0.15643299999999999" table:style-name="ce7">
            <text:p>-0.156433</text:p>
          </table:table-cell>
          <table:table-cell table:number-columns-repeated="16368" table:style-name="ce3"/>
        </table:table-row>
        <table:table-row table:style-name="ro2">
          <table:table-cell office:value-type="float" office:value="5.58" table:style-name="ce1">
            <text:p>5.58</text:p>
          </table:table-cell>
          <table:table-cell office:value-type="float" office:value="-5.6230000000000004E-3" table:style-name="ce1">
            <text:p>-0.005623</text:p>
          </table:table-cell>
          <table:table-cell office:value-type="float" office:value="5.58" table:style-name="ce1">
            <text:p>5.58</text:p>
          </table:table-cell>
          <table:table-cell office:value-type="float" office:value="-2.0725E-2" table:style-name="ce1">
            <text:p>-0.020725</text:p>
          </table:table-cell>
          <table:table-cell office:value-type="float" office:value="1.0432E-2" table:style-name="ce1">
            <text:p>0.010432</text:p>
          </table:table-cell>
          <table:table-cell table:style-name="ce3"/>
          <table:table-cell office:value-type="float" office:value="13.950100000000001" table:style-name="ce7">
            <text:p>13.9501</text:p>
          </table:table-cell>
          <table:table-cell office:value-type="float" office:value="0.69914799999999999" table:style-name="ce7">
            <text:p>0.699148</text:p>
          </table:table-cell>
          <table:table-cell office:value-type="float" office:value="0.63269900000000001" table:style-name="ce7">
            <text:p>0.632699</text:p>
          </table:table-cell>
          <table:table-cell office:value-type="float" office:value="0.61970099999999995" table:style-name="ce7">
            <text:p>0.619701</text:p>
          </table:table-cell>
          <table:table-cell office:value-type="float" office:value="4.2471999999999954E-2" table:formula="of:=[.H284]-[.$H$5]" table:style-name="ce1">
            <text:p>0.042472</text:p>
          </table:table-cell>
          <table:table-cell office:value-type="float" office:value="-2.3980000000000001E-2" table:formula="of:=[.I284]-[.$I$5]" table:style-name="ce1">
            <text:p>-0.02398</text:p>
          </table:table-cell>
          <table:table-cell office:value-type="float" office:value="-3.6978000000000066E-2" table:formula="of:=[.J284]-[.$J$5]" table:style-name="ce1">
            <text:p>-0.036978</text:p>
          </table:table-cell>
          <table:table-cell office:value-type="float" office:value="13.950100000000001" table:style-name="ce7">
            <text:p>13.9501</text:p>
          </table:table-cell>
          <table:table-cell office:value-type="float" office:value="-0.13822699999999999" table:style-name="ce7">
            <text:p>-0.138227</text:p>
          </table:table-cell>
          <table:table-cell office:value-type="float" office:value="-0.13457" table:style-name="ce7">
            <text:p>-0.13457</text:p>
          </table:table-cell>
          <table:table-cell table:number-columns-repeated="16368" table:style-name="ce3"/>
        </table:table-row>
        <table:table-row table:style-name="ro2">
          <table:table-cell office:value-type="float" office:value="5.6" table:style-name="ce1">
            <text:p>5.6</text:p>
          </table:table-cell>
          <table:table-cell office:value-type="float" office:value="-5.3369999999999997E-3" table:style-name="ce1">
            <text:p>-0.005337</text:p>
          </table:table-cell>
          <table:table-cell office:value-type="float" office:value="5.6" table:style-name="ce1">
            <text:p>5.6</text:p>
          </table:table-cell>
          <table:table-cell office:value-type="float" office:value="-1.9616000000000001E-2" table:style-name="ce1">
            <text:p>-0.019616</text:p>
          </table:table-cell>
          <table:table-cell office:value-type="float" office:value="1.1532000000000001E-2" table:style-name="ce1">
            <text:p>0.011532</text:p>
          </table:table-cell>
          <table:table-cell table:style-name="ce3"/>
          <table:table-cell office:value-type="float" office:value="14.0001" table:style-name="ce7">
            <text:p>14.0001</text:p>
          </table:table-cell>
          <table:table-cell office:value-type="float" office:value="0.70228999999999997" table:style-name="ce7">
            <text:p>0.70229</text:p>
          </table:table-cell>
          <table:table-cell office:value-type="float" office:value="0.63971" table:style-name="ce7">
            <text:p>0.63971</text:p>
          </table:table-cell>
          <table:table-cell office:value-type="float" office:value="0.61270500000000006" table:style-name="ce7">
            <text:p>0.612705</text:p>
          </table:table-cell>
          <table:table-cell office:value-type="float" office:value="4.5613999999999932E-2" table:formula="of:=[.H285]-[.$H$5]" table:style-name="ce1">
            <text:p>0.045614</text:p>
          </table:table-cell>
          <table:table-cell office:value-type="float" office:value="-1.6969000000000012E-2" table:formula="of:=[.I285]-[.$I$5]" table:style-name="ce1">
            <text:p>-0.016969</text:p>
          </table:table-cell>
          <table:table-cell office:value-type="float" office:value="-4.3973999999999958E-2" table:formula="of:=[.J285]-[.$J$5]" table:style-name="ce1">
            <text:p>-0.043974</text:p>
          </table:table-cell>
          <table:table-cell office:value-type="float" office:value="14.0001" table:style-name="ce7">
            <text:p>14.0001</text:p>
          </table:table-cell>
          <table:table-cell office:value-type="float" office:value="-0.16748399999999999" table:style-name="ce7">
            <text:p>-0.167484</text:p>
          </table:table-cell>
          <table:table-cell office:value-type="float" office:value="-0.110524" table:style-name="ce7">
            <text:p>-0.110524</text:p>
          </table:table-cell>
          <table:table-cell table:number-columns-repeated="16368" table:style-name="ce3"/>
        </table:table-row>
        <table:table-row table:style-name="ro2">
          <table:table-cell office:value-type="float" office:value="5.62" table:style-name="ce1">
            <text:p>5.62</text:p>
          </table:table-cell>
          <table:table-cell office:value-type="float" office:value="-5.0179999999999999E-3" table:style-name="ce1">
            <text:p>-0.005018</text:p>
          </table:table-cell>
          <table:table-cell office:value-type="float" office:value="5.62" table:style-name="ce1">
            <text:p>5.62</text:p>
          </table:table-cell>
          <table:table-cell office:value-type="float" office:value="-1.8391000000000001E-2" table:style-name="ce1">
            <text:p>-0.018391</text:p>
          </table:table-cell>
          <table:table-cell office:value-type="float" office:value="1.26E-2" table:style-name="ce1">
            <text:p>0.0126</text:p>
          </table:table-cell>
          <table:table-cell table:style-name="ce3"/>
          <table:table-cell office:value-type="float" office:value="14.05" table:style-name="ce7">
            <text:p>14.05</text:p>
          </table:table-cell>
          <table:table-cell office:value-type="float" office:value="0.70329699999999995" table:style-name="ce7">
            <text:p>0.703297</text:p>
          </table:table-cell>
          <table:table-cell office:value-type="float" office:value="0.64722999999999997" table:style-name="ce7">
            <text:p>0.64723</text:p>
          </table:table-cell>
          <table:table-cell office:value-type="float" office:value="0.60722299999999996" table:style-name="ce7">
            <text:p>0.607223</text:p>
          </table:table-cell>
          <table:table-cell office:value-type="float" office:value="4.6620999999999913E-2" table:formula="of:=[.H286]-[.$H$5]" table:style-name="ce1">
            <text:p>0.046621</text:p>
          </table:table-cell>
          <table:table-cell office:value-type="float" office:value="-9.4490000000000407E-3" table:formula="of:=[.I286]-[.$I$5]" table:style-name="ce1">
            <text:p>-0.009449</text:p>
          </table:table-cell>
          <table:table-cell office:value-type="float" office:value="-4.9456000000000055E-2" table:formula="of:=[.J286]-[.$J$5]" table:style-name="ce1">
            <text:p>-0.049456</text:p>
          </table:table-cell>
          <table:table-cell office:value-type="float" office:value="14.0501" table:style-name="ce7">
            <text:p>14.0501</text:p>
          </table:table-cell>
          <table:table-cell office:value-type="float" office:value="-0.19062000000000001" table:style-name="ce7">
            <text:p>-0.19062</text:p>
          </table:table-cell>
          <table:table-cell office:value-type="float" office:value="-8.5928699999999997E-2" table:style-name="ce7">
            <text:p>-0.0859287</text:p>
          </table:table-cell>
          <table:table-cell table:number-columns-repeated="16368" table:style-name="ce3"/>
        </table:table-row>
        <table:table-row table:style-name="ro2">
          <table:table-cell office:value-type="float" office:value="5.64" table:style-name="ce1">
            <text:p>5.64</text:p>
          </table:table-cell>
          <table:table-cell office:value-type="float" office:value="-4.6680000000000003E-3" table:style-name="ce1">
            <text:p>-0.004668</text:p>
          </table:table-cell>
          <table:table-cell office:value-type="float" office:value="5.64" table:style-name="ce1">
            <text:p>5.64</text:p>
          </table:table-cell>
          <table:table-cell office:value-type="float" office:value="-1.7051E-2" table:style-name="ce1">
            <text:p>-0.017051</text:p>
          </table:table-cell>
          <table:table-cell office:value-type="float" office:value="1.3627999999999999E-2" table:style-name="ce1">
            <text:p>0.013628</text:p>
          </table:table-cell>
          <table:table-cell table:style-name="ce3"/>
          <table:table-cell office:value-type="float" office:value="14.100099999999999" table:style-name="ce7">
            <text:p>14.1001</text:p>
          </table:table-cell>
          <table:table-cell office:value-type="float" office:value="0.70217600000000002" table:style-name="ce7">
            <text:p>0.702176</text:p>
          </table:table-cell>
          <table:table-cell office:value-type="float" office:value="0.65512000000000004" table:style-name="ce7">
            <text:p>0.65512</text:p>
          </table:table-cell>
          <table:table-cell office:value-type="float" office:value="0.60319" table:style-name="ce7">
            <text:p>0.60319</text:p>
          </table:table-cell>
          <table:table-cell office:value-type="float" office:value="4.5499999999999985E-2" table:formula="of:=[.H287]-[.$H$5]" table:style-name="ce1">
            <text:p>0.0455</text:p>
          </table:table-cell>
          <table:table-cell office:value-type="float" office:value="-1.5589999999999771E-3" table:formula="of:=[.I287]-[.$I$5]" table:style-name="ce1">
            <text:p>-0.001559</text:p>
          </table:table-cell>
          <table:table-cell office:value-type="float" office:value="-5.3489000000000009E-2" table:formula="of:=[.J287]-[.$J$5]" table:style-name="ce1">
            <text:p>-0.053489</text:p>
          </table:table-cell>
          <table:table-cell office:value-type="float" office:value="14.100099999999999" table:style-name="ce7">
            <text:p>14.1001</text:p>
          </table:table-cell>
          <table:table-cell office:value-type="float" office:value="-0.207673" table:style-name="ce7">
            <text:p>-0.207673</text:p>
          </table:table-cell>
          <table:table-cell office:value-type="float" office:value="-6.1525299999999998E-2" table:style-name="ce7">
            <text:p>-0.0615253</text:p>
          </table:table-cell>
          <table:table-cell table:number-columns-repeated="16368" table:style-name="ce3"/>
        </table:table-row>
        <table:table-row table:style-name="ro2">
          <table:table-cell office:value-type="float" office:value="5.66" table:style-name="ce1">
            <text:p>5.66</text:p>
          </table:table-cell>
          <table:table-cell office:value-type="float" office:value="-4.2859999999999999E-3" table:style-name="ce1">
            <text:p>-0.004286</text:p>
          </table:table-cell>
          <table:table-cell office:value-type="float" office:value="5.66" table:style-name="ce1">
            <text:p>5.66</text:p>
          </table:table-cell>
          <table:table-cell office:value-type="float" office:value="-1.5599999999999999E-2" table:style-name="ce1">
            <text:p>-0.0156</text:p>
          </table:table-cell>
          <table:table-cell office:value-type="float" office:value="1.4611000000000001E-2" table:style-name="ce1">
            <text:p>0.014611</text:p>
          </table:table-cell>
          <table:table-cell table:style-name="ce3"/>
          <table:table-cell office:value-type="float" office:value="14.1501" table:style-name="ce7">
            <text:p>14.1501</text:p>
          </table:table-cell>
          <table:table-cell office:value-type="float" office:value="0.69923999999999997" table:style-name="ce7">
            <text:p>0.69924</text:p>
          </table:table-cell>
          <table:table-cell office:value-type="float" office:value="0.66319399999999995" table:style-name="ce7">
            <text:p>0.663194</text:p>
          </table:table-cell>
          <table:table-cell office:value-type="float" office:value="0.60055800000000004" table:style-name="ce7">
            <text:p>0.600558</text:p>
          </table:table-cell>
          <table:table-cell office:value-type="float" office:value="4.2563999999999935E-2" table:formula="of:=[.H288]-[.$H$5]" table:style-name="ce1">
            <text:p>0.042564</text:p>
          </table:table-cell>
          <table:table-cell office:value-type="float" office:value="6.5149999999999375E-3" table:formula="of:=[.I288]-[.$I$5]" table:style-name="ce1">
            <text:p>0.006515</text:p>
          </table:table-cell>
          <table:table-cell office:value-type="float" office:value="-5.6120999999999976E-2" table:formula="of:=[.J288]-[.$J$5]" table:style-name="ce1">
            <text:p>-0.056121</text:p>
          </table:table-cell>
          <table:table-cell office:value-type="float" office:value="14.15" table:style-name="ce7">
            <text:p>14.15</text:p>
          </table:table-cell>
          <table:table-cell office:value-type="float" office:value="-0.219056" table:style-name="ce7">
            <text:p>-0.219056</text:p>
          </table:table-cell>
          <table:table-cell office:value-type="float" office:value="-3.8455299999999998E-2" table:style-name="ce7">
            <text:p>-0.0384553</text:p>
          </table:table-cell>
          <table:table-cell table:number-columns-repeated="16368" table:style-name="ce3"/>
        </table:table-row>
        <table:table-row table:style-name="ro2">
          <table:table-cell office:value-type="float" office:value="5.68" table:style-name="ce1">
            <text:p>5.68</text:p>
          </table:table-cell>
          <table:table-cell office:value-type="float" office:value="-3.875E-3" table:style-name="ce1">
            <text:p>-0.003875</text:p>
          </table:table-cell>
          <table:table-cell office:value-type="float" office:value="5.68" table:style-name="ce1">
            <text:p>5.68</text:p>
          </table:table-cell>
          <table:table-cell office:value-type="float" office:value="-1.4043999999999999E-2" table:style-name="ce1">
            <text:p>-0.014044</text:p>
          </table:table-cell>
          <table:table-cell office:value-type="float" office:value="1.5540999999999999E-2" table:style-name="ce1">
            <text:p>0.015541</text:p>
          </table:table-cell>
          <table:table-cell table:style-name="ce3"/>
          <table:table-cell office:value-type="float" office:value="14.200100000000001" table:style-name="ce7">
            <text:p>14.2001</text:p>
          </table:table-cell>
          <table:table-cell office:value-type="float" office:value="0.69478499999999999" table:style-name="ce7">
            <text:p>0.694785</text:p>
          </table:table-cell>
          <table:table-cell office:value-type="float" office:value="0.67127000000000003" table:style-name="ce7">
            <text:p>0.67127</text:p>
          </table:table-cell>
          <table:table-cell office:value-type="float" office:value="0.59912100000000001" table:style-name="ce7">
            <text:p>0.599121</text:p>
          </table:table-cell>
          <table:table-cell office:value-type="float" office:value="3.8108999999999948E-2" table:formula="of:=[.H289]-[.$H$5]" table:style-name="ce1">
            <text:p>0.038109</text:p>
          </table:table-cell>
          <table:table-cell office:value-type="float" office:value="1.4591000000000021E-2" table:formula="of:=[.I289]-[.$I$5]" table:style-name="ce1">
            <text:p>0.014591</text:p>
          </table:table-cell>
          <table:table-cell office:value-type="float" office:value="-5.7557999999999998E-2" table:formula="of:=[.J289]-[.$J$5]" table:style-name="ce1">
            <text:p>-0.057558</text:p>
          </table:table-cell>
          <table:table-cell office:value-type="float" office:value="14.2" table:style-name="ce7">
            <text:p>14.2</text:p>
          </table:table-cell>
          <table:table-cell office:value-type="float" office:value="-0.22539999999999999" table:style-name="ce7">
            <text:p>-0.2254</text:p>
          </table:table-cell>
          <table:table-cell office:value-type="float" office:value="-1.68775E-2" table:style-name="ce7">
            <text:p>-0.0168775</text:p>
          </table:table-cell>
          <table:table-cell table:number-columns-repeated="16368" table:style-name="ce3"/>
        </table:table-row>
        <table:table-row table:style-name="ro2">
          <table:table-cell office:value-type="float" office:value="5.7" table:style-name="ce1">
            <text:p>5.7</text:p>
          </table:table-cell>
          <table:table-cell office:value-type="float" office:value="-3.434E-3" table:style-name="ce1">
            <text:p>-0.003434</text:p>
          </table:table-cell>
          <table:table-cell office:value-type="float" office:value="5.7" table:style-name="ce1">
            <text:p>5.7</text:p>
          </table:table-cell>
          <table:table-cell office:value-type="float" office:value="-1.2387E-2" table:style-name="ce1">
            <text:p>-0.012387</text:p>
          </table:table-cell>
          <table:table-cell office:value-type="float" office:value="1.6410999999999999E-2" table:style-name="ce1">
            <text:p>0.016411</text:p>
          </table:table-cell>
          <table:table-cell table:style-name="ce3"/>
          <table:table-cell office:value-type="float" office:value="14.25" table:style-name="ce7">
            <text:p>14.25</text:p>
          </table:table-cell>
          <table:table-cell office:value-type="float" office:value="0.68922499999999998" table:style-name="ce7">
            <text:p>0.689225</text:p>
          </table:table-cell>
          <table:table-cell office:value-type="float" office:value="0.67903800000000003" table:style-name="ce7">
            <text:p>0.679038</text:p>
          </table:table-cell>
          <table:table-cell office:value-type="float" office:value="0.59894800000000004" table:style-name="ce7">
            <text:p>0.598948</text:p>
          </table:table-cell>
          <table:table-cell office:value-type="float" office:value="3.2548999999999939E-2" table:formula="of:=[.H290]-[.$H$5]" table:style-name="ce1">
            <text:p>0.032549</text:p>
          </table:table-cell>
          <table:table-cell office:value-type="float" office:value="2.2359000000000018E-2" table:formula="of:=[.I290]-[.$I$5]" table:style-name="ce1">
            <text:p>0.022359</text:p>
          </table:table-cell>
          <table:table-cell office:value-type="float" office:value="-5.7730999999999977E-2" table:formula="of:=[.J290]-[.$J$5]" table:style-name="ce1">
            <text:p>-0.057731</text:p>
          </table:table-cell>
          <table:table-cell office:value-type="float" office:value="14.2501" table:style-name="ce7">
            <text:p>14.2501</text:p>
          </table:table-cell>
          <table:table-cell office:value-type="float" office:value="-0.2271" table:style-name="ce7">
            <text:p>-0.2271</text:p>
          </table:table-cell>
          <table:table-cell office:value-type="float" office:value="3.8316000000000001E-3" table:style-name="ce7">
            <text:p>0.0038316</text:p>
          </table:table-cell>
          <table:table-cell table:number-columns-repeated="16368" table:style-name="ce3"/>
        </table:table-row>
        <table:table-row table:style-name="ro2">
          <table:table-cell office:value-type="float" office:value="5.72" table:style-name="ce1">
            <text:p>5.72</text:p>
          </table:table-cell>
          <table:table-cell office:value-type="float" office:value="-2.967E-3" table:style-name="ce1">
            <text:p>-0.002967</text:p>
          </table:table-cell>
          <table:table-cell office:value-type="float" office:value="5.72" table:style-name="ce1">
            <text:p>5.72</text:p>
          </table:table-cell>
          <table:table-cell office:value-type="float" office:value="-1.0636E-2" table:style-name="ce1">
            <text:p>-0.010636</text:p>
          </table:table-cell>
          <table:table-cell office:value-type="float" office:value="1.7215000000000001E-2" table:style-name="ce1">
            <text:p>0.017215</text:p>
          </table:table-cell>
          <table:table-cell table:style-name="ce3"/>
          <table:table-cell office:value-type="float" office:value="14.3" table:style-name="ce7">
            <text:p>14.3</text:p>
          </table:table-cell>
          <table:table-cell office:value-type="float" office:value="0.68296699999999999" table:style-name="ce7">
            <text:p>0.682967</text:p>
          </table:table-cell>
          <table:table-cell office:value-type="float" office:value="0.68620800000000004" table:style-name="ce7">
            <text:p>0.686208</text:p>
          </table:table-cell>
          <table:table-cell office:value-type="float" office:value="0.59990100000000002" table:style-name="ce7">
            <text:p>0.599901</text:p>
          </table:table-cell>
          <table:table-cell office:value-type="float" office:value="2.6290999999999953E-2" table:formula="of:=[.H291]-[.$H$5]" table:style-name="ce1">
            <text:p>0.026291</text:p>
          </table:table-cell>
          <table:table-cell office:value-type="float" office:value="2.9529000000000027E-2" table:formula="of:=[.I291]-[.$I$5]" table:style-name="ce1">
            <text:p>0.029529</text:p>
          </table:table-cell>
          <table:table-cell office:value-type="float" office:value="-5.6777999999999995E-2" table:formula="of:=[.J291]-[.$J$5]" table:style-name="ce1">
            <text:p>-0.056778</text:p>
          </table:table-cell>
          <table:table-cell office:value-type="float" office:value="14.3" table:style-name="ce7">
            <text:p>14.3</text:p>
          </table:table-cell>
          <table:table-cell office:value-type="float" office:value="-0.22423999999999999" table:style-name="ce7">
            <text:p>-0.22424</text:p>
          </table:table-cell>
          <table:table-cell office:value-type="float" office:value="2.40386E-2" table:style-name="ce7">
            <text:p>0.0240386</text:p>
          </table:table-cell>
          <table:table-cell table:number-columns-repeated="16368" table:style-name="ce3"/>
        </table:table-row>
        <table:table-row table:style-name="ro2">
          <table:table-cell office:value-type="float" office:value="5.74" table:style-name="ce1">
            <text:p>5.74</text:p>
          </table:table-cell>
          <table:table-cell office:value-type="float" office:value="-2.4740000000000001E-3" table:style-name="ce1">
            <text:p>-0.002474</text:p>
          </table:table-cell>
          <table:table-cell office:value-type="float" office:value="5.74" table:style-name="ce1">
            <text:p>5.74</text:p>
          </table:table-cell>
          <table:table-cell office:value-type="float" office:value="-8.7980000000000003E-3" table:style-name="ce1">
            <text:p>-0.008798</text:p>
          </table:table-cell>
          <table:table-cell office:value-type="float" office:value="1.7946E-2" table:style-name="ce1">
            <text:p>0.017946</text:p>
          </table:table-cell>
          <table:table-cell table:style-name="ce3"/>
          <table:table-cell office:value-type="float" office:value="14.350099999999999" table:style-name="ce7">
            <text:p>14.3501</text:p>
          </table:table-cell>
          <table:table-cell office:value-type="float" office:value="0.67640999999999996" table:style-name="ce7">
            <text:p>0.67641</text:p>
          </table:table-cell>
          <table:table-cell office:value-type="float" office:value="0.69244799999999995" table:style-name="ce7">
            <text:p>0.692448</text:p>
          </table:table-cell>
          <table:table-cell office:value-type="float" office:value="0.60185500000000003" table:style-name="ce7">
            <text:p>0.601855</text:p>
          </table:table-cell>
          <table:table-cell office:value-type="float" office:value="1.9733999999999918E-2" table:formula="of:=[.H292]-[.$H$5]" table:style-name="ce1">
            <text:p>0.019734</text:p>
          </table:table-cell>
          <table:table-cell office:value-type="float" office:value="3.576899999999994E-2" table:formula="of:=[.I292]-[.$I$5]" table:style-name="ce1">
            <text:p>0.035769</text:p>
          </table:table-cell>
          <table:table-cell office:value-type="float" office:value="-5.4823999999999984E-2" table:formula="of:=[.J292]-[.$J$5]" table:style-name="ce1">
            <text:p>-0.054824</text:p>
          </table:table-cell>
          <table:table-cell office:value-type="float" office:value="14.350099999999999" table:style-name="ce7">
            <text:p>14.3501</text:p>
          </table:table-cell>
          <table:table-cell office:value-type="float" office:value="-0.21687400000000001" table:style-name="ce7">
            <text:p>-0.216874</text:p>
          </table:table-cell>
          <table:table-cell office:value-type="float" office:value="4.3332599999999999E-2" table:style-name="ce7">
            <text:p>0.0433326</text:p>
          </table:table-cell>
          <table:table-cell table:number-columns-repeated="16368" table:style-name="ce3"/>
        </table:table-row>
        <table:table-row table:style-name="ro2">
          <table:table-cell office:value-type="float" office:value="5.76" table:style-name="ce1">
            <text:p>5.76</text:p>
          </table:table-cell>
          <table:table-cell office:value-type="float" office:value="-1.9589999999999998E-3" table:style-name="ce1">
            <text:p>-0.001959</text:p>
          </table:table-cell>
          <table:table-cell office:value-type="float" office:value="5.76" table:style-name="ce1">
            <text:p>5.76</text:p>
          </table:table-cell>
          <table:table-cell office:value-type="float" office:value="-6.8799999999999998E-3" table:style-name="ce1">
            <text:p>-0.00688</text:p>
          </table:table-cell>
          <table:table-cell office:value-type="float" office:value="1.8596999999999999E-2" table:style-name="ce1">
            <text:p>0.018597</text:p>
          </table:table-cell>
          <table:table-cell table:style-name="ce3"/>
          <table:table-cell office:value-type="float" office:value="14.4001" table:style-name="ce7">
            <text:p>14.4001</text:p>
          </table:table-cell>
          <table:table-cell office:value-type="float" office:value="0.66987300000000005" table:style-name="ce7">
            <text:p>0.669873</text:p>
          </table:table-cell>
          <table:table-cell office:value-type="float" office:value="0.69747800000000004" table:style-name="ce7">
            <text:p>0.697478</text:p>
          </table:table-cell>
          <table:table-cell office:value-type="float" office:value="0.60476799999999997" table:style-name="ce7">
            <text:p>0.604768</text:p>
          </table:table-cell>
          <table:table-cell office:value-type="float" office:value="1.3197000000000014E-2" table:formula="of:=[.H293]-[.$H$5]" table:style-name="ce1">
            <text:p>0.013197</text:p>
          </table:table-cell>
          <table:table-cell office:value-type="float" office:value="4.079900000000003E-2" table:formula="of:=[.I293]-[.$I$5]" table:style-name="ce1">
            <text:p>0.040799</text:p>
          </table:table-cell>
          <table:table-cell office:value-type="float" office:value="-5.191100000000004E-2" table:formula="of:=[.J293]-[.$J$5]" table:style-name="ce1">
            <text:p>-0.051911</text:p>
          </table:table-cell>
          <table:table-cell office:value-type="float" office:value="14.4001" table:style-name="ce7">
            <text:p>14.4001</text:p>
          </table:table-cell>
          <table:table-cell office:value-type="float" office:value="-0.205266" table:style-name="ce7">
            <text:p>-0.205266</text:p>
          </table:table-cell>
          <table:table-cell office:value-type="float" office:value="6.11668E-2" table:style-name="ce7">
            <text:p>0.0611668</text:p>
          </table:table-cell>
          <table:table-cell table:number-columns-repeated="16368" table:style-name="ce3"/>
        </table:table-row>
        <table:table-row table:style-name="ro2">
          <table:table-cell office:value-type="float" office:value="5.78" table:style-name="ce1">
            <text:p>5.78</text:p>
          </table:table-cell>
          <table:table-cell office:value-type="float" office:value="-1.4220000000000001E-3" table:style-name="ce1">
            <text:p>-0.001422</text:p>
          </table:table-cell>
          <table:table-cell office:value-type="float" office:value="5.78" table:style-name="ce1">
            <text:p>5.78</text:p>
          </table:table-cell>
          <table:table-cell office:value-type="float" office:value="-4.8919999999999996E-3" table:style-name="ce1">
            <text:p>-0.004892</text:p>
          </table:table-cell>
          <table:table-cell office:value-type="float" office:value="1.9161999999999998E-2" table:style-name="ce1">
            <text:p>0.019162</text:p>
          </table:table-cell>
          <table:table-cell table:style-name="ce3"/>
          <table:table-cell office:value-type="float" office:value="14.45" table:style-name="ce7">
            <text:p>14.45</text:p>
          </table:table-cell>
          <table:table-cell office:value-type="float" office:value="0.66365499999999999" table:style-name="ce7">
            <text:p>0.663655</text:p>
          </table:table-cell>
          <table:table-cell office:value-type="float" office:value="0.70094199999999995" table:style-name="ce7">
            <text:p>0.700942</text:p>
          </table:table-cell>
          <table:table-cell office:value-type="float" office:value="0.60863500000000004" table:style-name="ce7">
            <text:p>0.608635</text:p>
          </table:table-cell>
          <table:table-cell office:value-type="float" office:value="6.9789999999999575E-3" table:formula="of:=[.H294]-[.$H$5]" table:style-name="ce1">
            <text:p>0.006979</text:p>
          </table:table-cell>
          <table:table-cell office:value-type="float" office:value="4.4262999999999941E-2" table:formula="of:=[.I294]-[.$I$5]" table:style-name="ce1">
            <text:p>0.044263</text:p>
          </table:table-cell>
          <table:table-cell office:value-type="float" office:value="-4.8043999999999976E-2" table:formula="of:=[.J294]-[.$J$5]" table:style-name="ce1">
            <text:p>-0.048044</text:p>
          </table:table-cell>
          <table:table-cell office:value-type="float" office:value="14.450100000000001" table:style-name="ce7">
            <text:p>14.4501</text:p>
          </table:table-cell>
          <table:table-cell office:value-type="float" office:value="-0.189694" table:style-name="ce7">
            <text:p>-0.189694</text:p>
          </table:table-cell>
          <table:table-cell office:value-type="float" office:value="7.6768799999999998E-2" table:style-name="ce7">
            <text:p>0.0767688</text:p>
          </table:table-cell>
          <table:table-cell table:number-columns-repeated="16368" table:style-name="ce3"/>
        </table:table-row>
        <table:table-row table:style-name="ro2">
          <table:table-cell office:value-type="float" office:value="5.8" table:style-name="ce1">
            <text:p>5.8</text:p>
          </table:table-cell>
          <table:table-cell office:value-type="float" office:value="-8.6700000000000004E-4" table:style-name="ce1">
            <text:p>-0.000867</text:p>
          </table:table-cell>
          <table:table-cell office:value-type="float" office:value="5.8" table:style-name="ce1">
            <text:p>5.8</text:p>
          </table:table-cell>
          <table:table-cell office:value-type="float" office:value="-2.8419999999999999E-3" table:style-name="ce1">
            <text:p>-0.002842</text:p>
          </table:table-cell>
          <table:table-cell office:value-type="float" office:value="1.9636000000000001E-2" table:style-name="ce1">
            <text:p>0.019636</text:p>
          </table:table-cell>
          <table:table-cell table:style-name="ce3"/>
          <table:table-cell office:value-type="float" office:value="14.5" table:style-name="ce7">
            <text:p>14.5</text:p>
          </table:table-cell>
          <table:table-cell office:value-type="float" office:value="0.65789900000000001" table:style-name="ce7">
            <text:p>0.657899</text:p>
          </table:table-cell>
          <table:table-cell office:value-type="float" office:value="0.70256399999999997" table:style-name="ce7">
            <text:p>0.702564</text:p>
          </table:table-cell>
          <table:table-cell office:value-type="float" office:value="0.61344500000000002" table:style-name="ce7">
            <text:p>0.613445</text:p>
          </table:table-cell>
          <table:table-cell office:value-type="float" office:value="1.2229999999999741E-3" table:formula="of:=[.H295]-[.$H$5]" table:style-name="ce1">
            <text:p>0.001223</text:p>
          </table:table-cell>
          <table:table-cell office:value-type="float" office:value="4.5884999999999954E-2" table:formula="of:=[.I295]-[.$I$5]" table:style-name="ce1">
            <text:p>0.045885</text:p>
          </table:table-cell>
          <table:table-cell office:value-type="float" office:value="-4.3233999999999995E-2" table:formula="of:=[.J295]-[.$J$5]" table:style-name="ce1">
            <text:p>-0.043234</text:p>
          </table:table-cell>
          <table:table-cell office:value-type="float" office:value="14.5" table:style-name="ce7">
            <text:p>14.5</text:p>
          </table:table-cell>
          <table:table-cell office:value-type="float" office:value="-0.170514" table:style-name="ce7">
            <text:p>-0.170514</text:p>
          </table:table-cell>
          <table:table-cell office:value-type="float" office:value="9.0353199999999995E-2" table:style-name="ce7">
            <text:p>0.0903532</text:p>
          </table:table-cell>
          <table:table-cell table:number-columns-repeated="16368" table:style-name="ce3"/>
        </table:table-row>
        <table:table-row table:style-name="ro2">
          <table:table-cell office:value-type="float" office:value="5.82" table:style-name="ce1">
            <text:p>5.82</text:p>
          </table:table-cell>
          <table:table-cell office:value-type="float" office:value="-2.9700000000000001E-4" table:style-name="ce1">
            <text:p>-0.000297</text:p>
          </table:table-cell>
          <table:table-cell office:value-type="float" office:value="5.82" table:style-name="ce1">
            <text:p>5.82</text:p>
          </table:table-cell>
          <table:table-cell office:value-type="float" office:value="-7.4200000000000004E-4" table:style-name="ce1">
            <text:p>-0.000742</text:p>
          </table:table-cell>
          <table:table-cell office:value-type="float" office:value="2.0014000000000001E-2" table:style-name="ce1">
            <text:p>0.020014</text:p>
          </table:table-cell>
          <table:table-cell table:style-name="ce3"/>
          <table:table-cell office:value-type="float" office:value="14.5501" table:style-name="ce7">
            <text:p>14.5501</text:p>
          </table:table-cell>
          <table:table-cell office:value-type="float" office:value="0.65274100000000002" table:style-name="ce7">
            <text:p>0.652741</text:p>
          </table:table-cell>
          <table:table-cell office:value-type="float" office:value="0.70229699999999995" table:style-name="ce7">
            <text:p>0.702297</text:p>
          </table:table-cell>
          <table:table-cell office:value-type="float" office:value="0.61915500000000001" table:style-name="ce7">
            <text:p>0.619155</text:p>
          </table:table-cell>
          <table:table-cell office:value-type="float" office:value="-3.9350000000000218E-3" table:formula="of:=[.H296]-[.$H$5]" table:style-name="ce1">
            <text:p>-0.003935</text:p>
          </table:table-cell>
          <table:table-cell office:value-type="float" office:value="4.5617999999999936E-2" table:formula="of:=[.I296]-[.$I$5]" table:style-name="ce1">
            <text:p>0.045618</text:p>
          </table:table-cell>
          <table:table-cell office:value-type="float" office:value="-3.7524000000000002E-2" table:formula="of:=[.J296]-[.$J$5]" table:style-name="ce1">
            <text:p>-0.037524</text:p>
          </table:table-cell>
          <table:table-cell office:value-type="float" office:value="14.5501" table:style-name="ce7">
            <text:p>14.5501</text:p>
          </table:table-cell>
          <table:table-cell office:value-type="float" office:value="-0.14821100000000001" table:style-name="ce7">
            <text:p>-0.148211</text:p>
          </table:table-cell>
          <table:table-cell office:value-type="float" office:value="0.10224900000000001" table:style-name="ce7">
            <text:p>0.102249</text:p>
          </table:table-cell>
          <table:table-cell table:number-columns-repeated="16368" table:style-name="ce3"/>
        </table:table-row>
        <table:table-row table:style-name="ro2">
          <table:table-cell office:value-type="float" office:value="5.84" table:style-name="ce1">
            <text:p>5.84</text:p>
          </table:table-cell>
          <table:table-cell office:value-type="float" office:value="2.8600000000000001E-4" table:style-name="ce1">
            <text:p>0.000286</text:p>
          </table:table-cell>
          <table:table-cell office:value-type="float" office:value="5.84" table:style-name="ce1">
            <text:p>5.84</text:p>
          </table:table-cell>
          <table:table-cell office:value-type="float" office:value="1.397E-3" table:style-name="ce1">
            <text:p>0.001397</text:p>
          </table:table-cell>
          <table:table-cell office:value-type="float" office:value="2.0292000000000001E-2" table:style-name="ce1">
            <text:p>0.020292</text:p>
          </table:table-cell>
          <table:table-cell table:style-name="ce3"/>
          <table:table-cell office:value-type="float" office:value="14.600099999999999" table:style-name="ce7">
            <text:p>14.6001</text:p>
          </table:table-cell>
          <table:table-cell office:value-type="float" office:value="0.64822400000000002" table:style-name="ce7">
            <text:p>0.648224</text:p>
          </table:table-cell>
          <table:table-cell office:value-type="float" office:value="0.70023599999999997" table:style-name="ce7">
            <text:p>0.700236</text:p>
          </table:table-cell>
          <table:table-cell office:value-type="float" office:value="0.62572300000000003" table:style-name="ce7">
            <text:p>0.625723</text:p>
          </table:table-cell>
          <table:table-cell office:value-type="float" office:value="-8.4520000000000151E-3" table:formula="of:=[.H297]-[.$H$5]" table:style-name="ce1">
            <text:p>-0.008452</text:p>
          </table:table-cell>
          <table:table-cell office:value-type="float" office:value="4.3556999999999957E-2" table:formula="of:=[.I297]-[.$I$5]" table:style-name="ce1">
            <text:p>0.043557</text:p>
          </table:table-cell>
          <table:table-cell office:value-type="float" office:value="-3.0955999999999984E-2" table:formula="of:=[.J297]-[.$J$5]" table:style-name="ce1">
            <text:p>-0.030956</text:p>
          </table:table-cell>
          <table:table-cell office:value-type="float" office:value="14.600099999999999" table:style-name="ce7">
            <text:p>14.6001</text:p>
          </table:table-cell>
          <table:table-cell office:value-type="float" office:value="-0.12321600000000001" table:style-name="ce7">
            <text:p>-0.123216</text:p>
          </table:table-cell>
          <table:table-cell office:value-type="float" office:value="0.11223900000000001" table:style-name="ce7">
            <text:p>0.112239</text:p>
          </table:table-cell>
          <table:table-cell table:number-columns-repeated="16368" table:style-name="ce3"/>
        </table:table-row>
        <table:table-row table:style-name="ro2">
          <table:table-cell office:value-type="float" office:value="5.86" table:style-name="ce1">
            <text:p>5.86</text:p>
          </table:table-cell>
          <table:table-cell office:value-type="float" office:value="8.7699999999999996E-4" table:style-name="ce1">
            <text:p>0.000877</text:p>
          </table:table-cell>
          <table:table-cell office:value-type="float" office:value="5.86" table:style-name="ce1">
            <text:p>5.86</text:p>
          </table:table-cell>
          <table:table-cell office:value-type="float" office:value="3.5660000000000002E-3" table:style-name="ce1">
            <text:p>0.003566</text:p>
          </table:table-cell>
          <table:table-cell office:value-type="float" office:value="2.0464E-2" table:style-name="ce1">
            <text:p>0.020464</text:p>
          </table:table-cell>
          <table:table-cell table:style-name="ce3"/>
          <table:table-cell office:value-type="float" office:value="14.65" table:style-name="ce7">
            <text:p>14.65</text:p>
          </table:table-cell>
          <table:table-cell office:value-type="float" office:value="0.64433499999999999" table:style-name="ce7">
            <text:p>0.644335</text:p>
          </table:table-cell>
          <table:table-cell office:value-type="float" office:value="0.69650900000000004" table:style-name="ce7">
            <text:p>0.696509</text:p>
          </table:table-cell>
          <table:table-cell office:value-type="float" office:value="0.63302400000000003" table:style-name="ce7">
            <text:p>0.633024</text:p>
          </table:table-cell>
          <table:table-cell office:value-type="float" office:value="-1.2341000000000046E-2" table:formula="of:=[.H298]-[.$H$5]" table:style-name="ce1">
            <text:p>-0.012341</text:p>
          </table:table-cell>
          <table:table-cell office:value-type="float" office:value="3.9830000000000032E-2" table:formula="of:=[.I298]-[.$I$5]" table:style-name="ce1">
            <text:p>0.03983</text:p>
          </table:table-cell>
          <table:table-cell office:value-type="float" office:value="-2.3654999999999982E-2" table:formula="of:=[.J298]-[.$J$5]" table:style-name="ce1">
            <text:p>-0.023655</text:p>
          </table:table-cell>
          <table:table-cell office:value-type="float" office:value="14.65" table:style-name="ce7">
            <text:p>14.65</text:p>
          </table:table-cell>
          <table:table-cell office:value-type="float" office:value="-9.5739500000000005E-2" table:style-name="ce7">
            <text:p>-0.0957395</text:p>
          </table:table-cell>
          <table:table-cell office:value-type="float" office:value="0.12017899999999999" table:style-name="ce7">
            <text:p>0.120179</text:p>
          </table:table-cell>
          <table:table-cell table:number-columns-repeated="16368" table:style-name="ce3"/>
        </table:table-row>
        <table:table-row table:style-name="ro2">
          <table:table-cell office:value-type="float" office:value="5.88" table:style-name="ce1">
            <text:p>5.88</text:p>
          </table:table-cell>
          <table:table-cell office:value-type="float" office:value="1.474E-3" table:style-name="ce1">
            <text:p>0.001474</text:p>
          </table:table-cell>
          <table:table-cell office:value-type="float" office:value="5.88" table:style-name="ce1">
            <text:p>5.88</text:p>
          </table:table-cell>
          <table:table-cell office:value-type="float" office:value="5.751E-3" table:style-name="ce1">
            <text:p>0.005751</text:p>
          </table:table-cell>
          <table:table-cell office:value-type="float" office:value="2.053E-2" table:style-name="ce1">
            <text:p>0.02053</text:p>
          </table:table-cell>
          <table:table-cell table:style-name="ce3"/>
          <table:table-cell office:value-type="float" office:value="14.700100000000001" table:style-name="ce7">
            <text:p>14.7001</text:p>
          </table:table-cell>
          <table:table-cell office:value-type="float" office:value="0.641038" table:style-name="ce7">
            <text:p>0.641038</text:p>
          </table:table-cell>
          <table:table-cell office:value-type="float" office:value="0.69136200000000003" table:style-name="ce7">
            <text:p>0.691362</text:p>
          </table:table-cell>
          <table:table-cell office:value-type="float" office:value="0.64089700000000005" table:style-name="ce7">
            <text:p>0.640897</text:p>
          </table:table-cell>
          <table:table-cell office:value-type="float" office:value="-1.5638000000000041E-2" table:formula="of:=[.H299]-[.$H$5]" table:style-name="ce1">
            <text:p>-0.015638</text:p>
          </table:table-cell>
          <table:table-cell office:value-type="float" office:value="3.4683000000000019E-2" table:formula="of:=[.I299]-[.$I$5]" table:style-name="ce1">
            <text:p>0.034683</text:p>
          </table:table-cell>
          <table:table-cell office:value-type="float" office:value="-1.5781999999999963E-2" table:formula="of:=[.J299]-[.$J$5]" table:style-name="ce1">
            <text:p>-0.015782</text:p>
          </table:table-cell>
          <table:table-cell office:value-type="float" office:value="14.700100000000001" table:style-name="ce7">
            <text:p>14.7001</text:p>
          </table:table-cell>
          <table:table-cell office:value-type="float" office:value="-6.6332299999999997E-2" table:style-name="ce7">
            <text:p>-0.0663323</text:p>
          </table:table-cell>
          <table:table-cell office:value-type="float" office:value="0.12570600000000001" table:style-name="ce7">
            <text:p>0.125706</text:p>
          </table:table-cell>
          <table:table-cell table:number-columns-repeated="16368" table:style-name="ce3"/>
        </table:table-row>
        <table:table-row table:style-name="ro2">
          <table:table-cell office:value-type="float" office:value="5.9" table:style-name="ce1">
            <text:p>5.9</text:p>
          </table:table-cell>
          <table:table-cell office:value-type="float" office:value="2.0720000000000001E-3" table:style-name="ce1">
            <text:p>0.002072</text:p>
          </table:table-cell>
          <table:table-cell office:value-type="float" office:value="5.9" table:style-name="ce1">
            <text:p>5.9</text:p>
          </table:table-cell>
          <table:table-cell office:value-type="float" office:value="7.9389999999999999E-3" table:style-name="ce1">
            <text:p>0.007939</text:p>
          </table:table-cell>
          <table:table-cell office:value-type="float" office:value="2.0485E-2" table:style-name="ce1">
            <text:p>0.020485</text:p>
          </table:table-cell>
          <table:table-cell table:style-name="ce3"/>
          <table:table-cell office:value-type="float" office:value="14.75" table:style-name="ce7">
            <text:p>14.75</text:p>
          </table:table-cell>
          <table:table-cell office:value-type="float" office:value="0.63826400000000005" table:style-name="ce7">
            <text:p>0.638264</text:p>
          </table:table-cell>
          <table:table-cell office:value-type="float" office:value="0.68512600000000001" table:style-name="ce7">
            <text:p>0.685126</text:p>
          </table:table-cell>
          <table:table-cell office:value-type="float" office:value="0.64923799999999998" table:style-name="ce7">
            <text:p>0.649238</text:p>
          </table:table-cell>
          <table:table-cell office:value-type="float" office:value="-1.8411999999999984E-2" table:formula="of:=[.H300]-[.$H$5]" table:style-name="ce1">
            <text:p>-0.018412</text:p>
          </table:table-cell>
          <table:table-cell office:value-type="float" office:value="2.8447E-2" table:formula="of:=[.I300]-[.$I$5]" table:style-name="ce1">
            <text:p>0.028447</text:p>
          </table:table-cell>
          <table:table-cell office:value-type="float" office:value="-7.4410000000000309E-3" table:formula="of:=[.J300]-[.$J$5]" table:style-name="ce1">
            <text:p>-0.007441</text:p>
          </table:table-cell>
          <table:table-cell office:value-type="float" office:value="14.7501" table:style-name="ce7">
            <text:p>14.7501</text:p>
          </table:table-cell>
          <table:table-cell office:value-type="float" office:value="-3.55158E-2" table:style-name="ce7">
            <text:p>-0.0355158</text:p>
          </table:table-cell>
          <table:table-cell office:value-type="float" office:value="0.12806200000000001" table:style-name="ce7">
            <text:p>0.128062</text:p>
          </table:table-cell>
          <table:table-cell table:number-columns-repeated="16368" table:style-name="ce3"/>
        </table:table-row>
        <table:table-row table:style-name="ro2">
          <table:table-cell office:value-type="float" office:value="5.92" table:style-name="ce1">
            <text:p>5.92</text:p>
          </table:table-cell>
          <table:table-cell office:value-type="float" office:value="2.6689999999999999E-3" table:style-name="ce1">
            <text:p>0.002669</text:p>
          </table:table-cell>
          <table:table-cell office:value-type="float" office:value="5.92" table:style-name="ce1">
            <text:p>5.92</text:p>
          </table:table-cell>
          <table:table-cell office:value-type="float" office:value="1.0120000000000001E-2" table:style-name="ce1">
            <text:p>0.01012</text:p>
          </table:table-cell>
          <table:table-cell office:value-type="float" office:value="2.0330000000000001E-2" table:style-name="ce1">
            <text:p>0.02033</text:p>
          </table:table-cell>
          <table:table-cell table:style-name="ce3"/>
          <table:table-cell office:value-type="float" office:value="14.8001" table:style-name="ce7">
            <text:p>14.8001</text:p>
          </table:table-cell>
          <table:table-cell office:value-type="float" office:value="0.63593299999999997" table:style-name="ce7">
            <text:p>0.635933</text:p>
          </table:table-cell>
          <table:table-cell office:value-type="float" office:value="0.67818000000000001" table:style-name="ce7">
            <text:p>0.67818</text:p>
          </table:table-cell>
          <table:table-cell office:value-type="float" office:value="0.65789299999999995" table:style-name="ce7">
            <text:p>0.657893</text:p>
          </table:table-cell>
          <table:table-cell office:value-type="float" office:value="-2.0743000000000067E-2" table:formula="of:=[.H301]-[.$H$5]" table:style-name="ce1">
            <text:p>-0.020743</text:p>
          </table:table-cell>
          <table:table-cell office:value-type="float" office:value="2.1500999999999992E-2" table:formula="of:=[.I301]-[.$I$5]" table:style-name="ce1">
            <text:p>0.021501</text:p>
          </table:table-cell>
          <table:table-cell office:value-type="float" office:value="1.2139999999999374E-3" table:formula="of:=[.J301]-[.$J$5]" table:style-name="ce1">
            <text:p>0.001214</text:p>
          </table:table-cell>
          <table:table-cell office:value-type="float" office:value="14.8001" table:style-name="ce7">
            <text:p>14.8001</text:p>
          </table:table-cell>
          <table:table-cell office:value-type="float" office:value="-4.20493E-3" table:style-name="ce7">
            <text:p>-0.00420493</text:p>
          </table:table-cell>
          <table:table-cell office:value-type="float" office:value="0.126747" table:style-name="ce7">
            <text:p>0.126747</text:p>
          </table:table-cell>
          <table:table-cell table:number-columns-repeated="16368" table:style-name="ce3"/>
        </table:table-row>
        <table:table-row table:style-name="ro2">
          <table:table-cell office:value-type="float" office:value="5.94" table:style-name="ce1">
            <text:p>5.94</text:p>
          </table:table-cell>
          <table:table-cell office:value-type="float" office:value="3.2599999999999999E-3" table:style-name="ce1">
            <text:p>0.00326</text:p>
          </table:table-cell>
          <table:table-cell office:value-type="float" office:value="5.94" table:style-name="ce1">
            <text:p>5.94</text:p>
          </table:table-cell>
          <table:table-cell office:value-type="float" office:value="1.2279999999999999E-2" table:style-name="ce1">
            <text:p>0.01228</text:p>
          </table:table-cell>
          <table:table-cell office:value-type="float" office:value="2.0063000000000001E-2" table:style-name="ce1">
            <text:p>0.020063</text:p>
          </table:table-cell>
          <table:table-cell table:style-name="ce3"/>
          <table:table-cell office:value-type="float" office:value="14.850099999999999" table:style-name="ce7">
            <text:p>14.8501</text:p>
          </table:table-cell>
          <table:table-cell office:value-type="float" office:value="0.633996" table:style-name="ce7">
            <text:p>0.633996</text:p>
          </table:table-cell>
          <table:table-cell office:value-type="float" office:value="0.67089100000000002" table:style-name="ce7">
            <text:p>0.670891</text:p>
          </table:table-cell>
          <table:table-cell office:value-type="float" office:value="0.66667100000000001" table:style-name="ce7">
            <text:p>0.666671</text:p>
          </table:table-cell>
          <table:table-cell office:value-type="float" office:value="-2.2680000000000033E-2" table:formula="of:=[.H302]-[.$H$5]" table:style-name="ce1">
            <text:p>-0.02268</text:p>
          </table:table-cell>
          <table:table-cell office:value-type="float" office:value="1.4212000000000002E-2" table:formula="of:=[.I302]-[.$I$5]" table:style-name="ce1">
            <text:p>0.014212</text:p>
          </table:table-cell>
          <table:table-cell office:value-type="float" office:value="9.9920000000000009E-3" table:formula="of:=[.J302]-[.$J$5]" table:style-name="ce1">
            <text:p>0.009992</text:p>
          </table:table-cell>
          <table:table-cell office:value-type="float" office:value="14.85" table:style-name="ce7">
            <text:p>14.85</text:p>
          </table:table-cell>
          <table:table-cell office:value-type="float" office:value="2.67919E-2" table:style-name="ce7">
            <text:p>0.0267919</text:p>
          </table:table-cell>
          <table:table-cell office:value-type="float" office:value="0.121716" table:style-name="ce7">
            <text:p>0.121716</text:p>
          </table:table-cell>
          <table:table-cell table:number-columns-repeated="16368" table:style-name="ce3"/>
        </table:table-row>
        <table:table-row table:style-name="ro2">
          <table:table-cell office:value-type="float" office:value="5.96" table:style-name="ce1">
            <text:p>5.96</text:p>
          </table:table-cell>
          <table:table-cell office:value-type="float" office:value="3.8430000000000001E-3" table:style-name="ce1">
            <text:p>0.003843</text:p>
          </table:table-cell>
          <table:table-cell office:value-type="float" office:value="5.96" table:style-name="ce1">
            <text:p>5.96</text:p>
          </table:table-cell>
          <table:table-cell office:value-type="float" office:value="1.4406E-2" table:style-name="ce1">
            <text:p>0.014406</text:p>
          </table:table-cell>
          <table:table-cell office:value-type="float" office:value="1.9685000000000001E-2" table:style-name="ce1">
            <text:p>0.019685</text:p>
          </table:table-cell>
          <table:table-cell table:style-name="ce3"/>
          <table:table-cell office:value-type="float" office:value="14.9" table:style-name="ce7">
            <text:p>14.9</text:p>
          </table:table-cell>
          <table:table-cell office:value-type="float" office:value="0.63244500000000003" table:style-name="ce7">
            <text:p>0.632445</text:p>
          </table:table-cell>
          <table:table-cell office:value-type="float" office:value="0.66362200000000005" table:style-name="ce7">
            <text:p>0.663622</text:p>
          </table:table-cell>
          <table:table-cell office:value-type="float" office:value="0.67531799999999997" table:style-name="ce7">
            <text:p>0.675318</text:p>
          </table:table-cell>
          <table:table-cell office:value-type="float" office:value="-2.4231000000000003E-2" table:formula="of:=[.H303]-[.$H$5]" table:style-name="ce1">
            <text:p>-0.024231</text:p>
          </table:table-cell>
          <table:table-cell office:value-type="float" office:value="6.9430000000000325E-3" table:formula="of:=[.I303]-[.$I$5]" table:style-name="ce1">
            <text:p>0.006943</text:p>
          </table:table-cell>
          <table:table-cell office:value-type="float" office:value="1.8638999999999961E-2" table:formula="of:=[.J303]-[.$J$5]" table:style-name="ce1">
            <text:p>0.018639</text:p>
          </table:table-cell>
          <table:table-cell office:value-type="float" office:value="14.9001" table:style-name="ce7">
            <text:p>14.9001</text:p>
          </table:table-cell>
          <table:table-cell office:value-type="float" office:value="5.6504600000000002E-2" table:style-name="ce7">
            <text:p>0.0565046</text:p>
          </table:table-cell>
          <table:table-cell office:value-type="float" office:value="0.112791" table:style-name="ce7">
            <text:p>0.112791</text:p>
          </table:table-cell>
          <table:table-cell table:number-columns-repeated="16368" table:style-name="ce3"/>
        </table:table-row>
        <table:table-row table:style-name="ro2">
          <table:table-cell office:value-type="float" office:value="5.98" table:style-name="ce1">
            <text:p>5.98</text:p>
          </table:table-cell>
          <table:table-cell office:value-type="float" office:value="4.4120000000000001E-3" table:style-name="ce1">
            <text:p>0.004412</text:p>
          </table:table-cell>
          <table:table-cell office:value-type="float" office:value="5.98" table:style-name="ce1">
            <text:p>5.98</text:p>
          </table:table-cell>
          <table:table-cell office:value-type="float" office:value="1.6486000000000001E-2" table:style-name="ce1">
            <text:p>0.016486</text:p>
          </table:table-cell>
          <table:table-cell office:value-type="float" office:value="1.9198E-2" table:style-name="ce1">
            <text:p>0.019198</text:p>
          </table:table-cell>
          <table:table-cell table:style-name="ce3"/>
          <table:table-cell office:value-type="float" office:value="14.95" table:style-name="ce7">
            <text:p>14.95</text:p>
          </table:table-cell>
          <table:table-cell office:value-type="float" office:value="0.63129000000000002" table:style-name="ce7">
            <text:p>0.63129</text:p>
          </table:table-cell>
          <table:table-cell office:value-type="float" office:value="0.65663000000000005" table:style-name="ce7">
            <text:p>0.65663</text:p>
          </table:table-cell>
          <table:table-cell office:value-type="float" office:value="0.68358699999999994" table:style-name="ce7">
            <text:p>0.683587</text:p>
          </table:table-cell>
          <table:table-cell office:value-type="float" office:value="-2.538600000000002E-2" table:formula="of:=[.H304]-[.$H$5]" table:style-name="ce1">
            <text:p>-0.025386</text:p>
          </table:table-cell>
          <table:table-cell office:value-type="float" office:value="-4.8999999999965738E-5" table:formula="of:=[.I304]-[.$I$5]" table:style-name="ce1">
            <text:p>-4.9E-05</text:p>
          </table:table-cell>
          <table:table-cell office:value-type="float" office:value="2.6907999999999932E-2" table:formula="of:=[.J304]-[.$J$5]" table:style-name="ce1">
            <text:p>0.026908</text:p>
          </table:table-cell>
          <table:table-cell office:value-type="float" office:value="14.950100000000001" table:style-name="ce7">
            <text:p>14.9501</text:p>
          </table:table-cell>
          <table:table-cell office:value-type="float" office:value="8.4293599999999996E-2" table:style-name="ce7">
            <text:p>0.0842936</text:p>
          </table:table-cell>
          <table:table-cell office:value-type="float" office:value="0.100204" table:style-name="ce7">
            <text:p>0.100204</text:p>
          </table:table-cell>
          <table:table-cell table:number-columns-repeated="16368" table:style-name="ce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4.9649999999999998E-3" table:style-name="ce1">
            <text:p>0.004965</text:p>
          </table:table-cell>
          <table:table-cell office:value-type="float" office:value="6" table:style-name="ce1">
            <text:p>6</text:p>
          </table:table-cell>
          <table:table-cell office:value-type="float" office:value="1.8508E-2" table:style-name="ce1">
            <text:p>0.018508</text:p>
          </table:table-cell>
          <table:table-cell office:value-type="float" office:value="1.8602E-2" table:style-name="ce1">
            <text:p>0.018602</text:p>
          </table:table-cell>
          <table:table-cell table:style-name="ce3"/>
          <table:table-cell office:value-type="float" office:value="15" table:style-name="ce7">
            <text:p>15</text:p>
          </table:table-cell>
          <table:table-cell office:value-type="float" office:value="0.630552" table:style-name="ce7">
            <text:p>0.630552</text:p>
          </table:table-cell>
          <table:table-cell office:value-type="float" office:value="0.65015900000000004" table:style-name="ce7">
            <text:p>0.650159</text:p>
          </table:table-cell>
          <table:table-cell office:value-type="float" office:value="0.69108800000000004" table:style-name="ce7">
            <text:p>0.691088</text:p>
          </table:table-cell>
          <table:table-cell office:value-type="float" office:value="-2.6124000000000036E-2" table:formula="of:=[.H305]-[.$H$5]" table:style-name="ce1">
            <text:p>-0.026124</text:p>
          </table:table-cell>
          <table:table-cell office:value-type="float" office:value="-6.5199999999999703E-3" table:formula="of:=[.I305]-[.$I$5]" table:style-name="ce1">
            <text:p>-0.00652</text:p>
          </table:table-cell>
          <table:table-cell office:value-type="float" office:value="3.4409000000000023E-2" table:formula="of:=[.J305]-[.$J$5]" table:style-name="ce1">
            <text:p>0.034409</text:p>
          </table:table-cell>
          <table:table-cell office:value-type="float" office:value="15.0001" table:style-name="ce7">
            <text:p>15.0001</text:p>
          </table:table-cell>
          <table:table-cell office:value-type="float" office:value="0.109074" table:style-name="ce7">
            <text:p>0.109074</text:p>
          </table:table-cell>
          <table:table-cell office:value-type="float" office:value="8.4038699999999994E-2" table:style-name="ce7">
            <text:p>0.0840387</text:p>
          </table:table-cell>
          <table:table-cell table:number-columns-repeated="16368" table:style-name="ce3"/>
        </table:table-row>
        <table:table-row table:style-name="ro2">
          <table:table-cell office:value-type="float" office:value="6.02" table:style-name="ce1">
            <text:p>6.02</text:p>
          </table:table-cell>
          <table:table-cell office:value-type="float" office:value="5.4980000000000003E-3" table:style-name="ce1">
            <text:p>0.005498</text:p>
          </table:table-cell>
          <table:table-cell office:value-type="float" office:value="6.02" table:style-name="ce1">
            <text:p>6.02</text:p>
          </table:table-cell>
          <table:table-cell office:value-type="float" office:value="2.0459000000000001E-2" table:style-name="ce1">
            <text:p>0.020459</text:p>
          </table:table-cell>
          <table:table-cell office:value-type="float" office:value="1.7902000000000001E-2" table:style-name="ce1">
            <text:p>0.017902</text:p>
          </table:table-cell>
          <table:table-cell table:style-name="ce3"/>
          <table:table-cell office:value-type="float" office:value="15.0501" table:style-name="ce7">
            <text:p>15.0501</text:p>
          </table:table-cell>
          <table:table-cell office:value-type="float" office:value="0.63025399999999998" table:style-name="ce7">
            <text:p>0.630254</text:p>
          </table:table-cell>
          <table:table-cell office:value-type="float" office:value="0.64441700000000002" table:style-name="ce7">
            <text:p>0.644417</text:p>
          </table:table-cell>
          <table:table-cell office:value-type="float" office:value="0.69734200000000002" table:style-name="ce7">
            <text:p>0.697342</text:p>
          </table:table-cell>
          <table:table-cell office:value-type="float" office:value="-2.6422000000000057E-2" table:formula="of:=[.H306]-[.$H$5]" table:style-name="ce1">
            <text:p>-0.026422</text:p>
          </table:table-cell>
          <table:table-cell office:value-type="float" office:value="-1.2261999999999995E-2" table:formula="of:=[.I306]-[.$I$5]" table:style-name="ce1">
            <text:p>-0.012262</text:p>
          </table:table-cell>
          <table:table-cell office:value-type="float" office:value="4.0663000000000005E-2" table:formula="of:=[.J306]-[.$J$5]" table:style-name="ce1">
            <text:p>0.040663</text:p>
          </table:table-cell>
          <table:table-cell office:value-type="float" office:value="15.0501" table:style-name="ce7">
            <text:p>15.0501</text:p>
          </table:table-cell>
          <table:table-cell office:value-type="float" office:value="0.12976299999999999" table:style-name="ce7">
            <text:p>0.129763</text:p>
          </table:table-cell>
          <table:table-cell office:value-type="float" office:value="6.4749399999999999E-2" table:style-name="ce7">
            <text:p>0.0647494</text:p>
          </table:table-cell>
          <table:table-cell table:number-columns-repeated="16368" table:style-name="ce3"/>
        </table:table-row>
        <table:table-row table:style-name="ro2">
          <table:table-cell office:value-type="float" office:value="6.04" table:style-name="ce1">
            <text:p>6.04</text:p>
          </table:table-cell>
          <table:table-cell office:value-type="float" office:value="6.0080000000000003E-3" table:style-name="ce1">
            <text:p>0.006008</text:p>
          </table:table-cell>
          <table:table-cell office:value-type="float" office:value="6.04" table:style-name="ce1">
            <text:p>6.04</text:p>
          </table:table-cell>
          <table:table-cell office:value-type="float" office:value="2.2329000000000002E-2" table:style-name="ce1">
            <text:p>0.022329</text:p>
          </table:table-cell>
          <table:table-cell office:value-type="float" office:value="1.7101000000000002E-2" table:style-name="ce1">
            <text:p>0.017101</text:p>
          </table:table-cell>
          <table:table-cell table:style-name="ce3"/>
          <table:table-cell office:value-type="float" office:value="15.1" table:style-name="ce7">
            <text:p>15.1</text:p>
          </table:table-cell>
          <table:table-cell office:value-type="float" office:value="0.63043199999999999" table:style-name="ce7">
            <text:p>0.630432</text:p>
          </table:table-cell>
          <table:table-cell office:value-type="float" office:value="0.63951599999999997" table:style-name="ce7">
            <text:p>0.639516</text:p>
          </table:table-cell>
          <table:table-cell office:value-type="float" office:value="0.70192200000000005" table:style-name="ce7">
            <text:p>0.701922</text:p>
          </table:table-cell>
          <table:table-cell office:value-type="float" office:value="-2.6244000000000045E-2" table:formula="of:=[.H307]-[.$H$5]" table:style-name="ce1">
            <text:p>-0.026244</text:p>
          </table:table-cell>
          <table:table-cell office:value-type="float" office:value="-1.7163000000000039E-2" table:formula="of:=[.I307]-[.$I$5]" table:style-name="ce1">
            <text:p>-0.017163</text:p>
          </table:table-cell>
          <table:table-cell office:value-type="float" office:value="4.5243000000000033E-2" table:formula="of:=[.J307]-[.$J$5]" table:style-name="ce1">
            <text:p>0.045243</text:p>
          </table:table-cell>
          <table:table-cell office:value-type="float" office:value="15.100099999999999" table:style-name="ce7">
            <text:p>15.1001</text:p>
          </table:table-cell>
          <table:table-cell office:value-type="float" office:value="0.14565600000000001" table:style-name="ce7">
            <text:p>0.145656</text:p>
          </table:table-cell>
          <table:table-cell office:value-type="float" office:value="4.2767199999999998E-2" table:style-name="ce7">
            <text:p>0.0427672</text:p>
          </table:table-cell>
          <table:table-cell table:number-columns-repeated="16368" table:style-name="ce3"/>
        </table:table-row>
        <table:table-row table:style-name="ro2">
          <table:table-cell office:value-type="float" office:value="6.06" table:style-name="ce1">
            <text:p>6.06</text:p>
          </table:table-cell>
          <table:table-cell office:value-type="float" office:value="6.4920000000000004E-3" table:style-name="ce1">
            <text:p>0.006492</text:p>
          </table:table-cell>
          <table:table-cell office:value-type="float" office:value="6.06" table:style-name="ce1">
            <text:p>6.06</text:p>
          </table:table-cell>
          <table:table-cell office:value-type="float" office:value="2.4105000000000001E-2" table:style-name="ce1">
            <text:p>0.024105</text:p>
          </table:table-cell>
          <table:table-cell office:value-type="float" office:value="1.6202999999999999E-2" table:style-name="ce1">
            <text:p>0.016203</text:p>
          </table:table-cell>
          <table:table-cell table:style-name="ce3"/>
          <table:table-cell office:value-type="float" office:value="15.1501" table:style-name="ce7">
            <text:p>15.1501</text:p>
          </table:table-cell>
          <table:table-cell office:value-type="float" office:value="0.63114599999999998" table:style-name="ce7">
            <text:p>0.631146</text:p>
          </table:table-cell>
          <table:table-cell office:value-type="float" office:value="0.63549599999999995" table:style-name="ce7">
            <text:p>0.635496</text:p>
          </table:table-cell>
          <table:table-cell office:value-type="float" office:value="0.704565" table:style-name="ce7">
            <text:p>0.704565</text:p>
          </table:table-cell>
          <table:table-cell office:value-type="float" office:value="-2.5530000000000053E-2" table:formula="of:=[.H308]-[.$H$5]" table:style-name="ce1">
            <text:p>-0.02553</text:p>
          </table:table-cell>
          <table:table-cell office:value-type="float" office:value="-2.1183000000000063E-2" table:formula="of:=[.I308]-[.$I$5]" table:style-name="ce1">
            <text:p>-0.021183</text:p>
          </table:table-cell>
          <table:table-cell office:value-type="float" office:value="4.7885999999999984E-2" table:formula="of:=[.J308]-[.$J$5]" table:style-name="ce1">
            <text:p>0.047886</text:p>
          </table:table-cell>
          <table:table-cell office:value-type="float" office:value="15.1501" table:style-name="ce7">
            <text:p>15.1501</text:p>
          </table:table-cell>
          <table:table-cell office:value-type="float" office:value="0.156137" table:style-name="ce7">
            <text:p>0.156137</text:p>
          </table:table-cell>
          <table:table-cell office:value-type="float" office:value="1.9730999999999999E-2" table:style-name="ce7">
            <text:p>0.019731</text:p>
          </table:table-cell>
          <table:table-cell table:number-columns-repeated="16368" table:style-name="ce3"/>
        </table:table-row>
        <table:table-row table:style-name="ro2">
          <table:table-cell office:value-type="float" office:value="6.08" table:style-name="ce1">
            <text:p>6.08</text:p>
          </table:table-cell>
          <table:table-cell office:value-type="float" office:value="6.9470000000000001E-3" table:style-name="ce1">
            <text:p>0.006947</text:p>
          </table:table-cell>
          <table:table-cell office:value-type="float" office:value="6.08" table:style-name="ce1">
            <text:p>6.08</text:p>
          </table:table-cell>
          <table:table-cell office:value-type="float" office:value="2.5779E-2" table:style-name="ce1">
            <text:p>0.025779</text:p>
          </table:table-cell>
          <table:table-cell office:value-type="float" office:value="1.5213000000000001E-2" table:style-name="ce1">
            <text:p>0.015213</text:p>
          </table:table-cell>
          <table:table-cell table:style-name="ce3"/>
          <table:table-cell office:value-type="float" office:value="15.200100000000001" table:style-name="ce7">
            <text:p>15.2001</text:p>
          </table:table-cell>
          <table:table-cell office:value-type="float" office:value="0.63249" table:style-name="ce7">
            <text:p>0.63249</text:p>
          </table:table-cell>
          <table:table-cell office:value-type="float" office:value="0.63237900000000002" table:style-name="ce7">
            <text:p>0.632379</text:p>
          </table:table-cell>
          <table:table-cell office:value-type="float" office:value="0.70520899999999997" table:style-name="ce7">
            <text:p>0.705209</text:p>
          </table:table-cell>
          <table:table-cell office:value-type="float" office:value="-2.4186000000000041E-2" table:formula="of:=[.H309]-[.$H$5]" table:style-name="ce1">
            <text:p>-0.024186</text:p>
          </table:table-cell>
          <table:table-cell office:value-type="float" office:value="-2.4299999999999988E-2" table:formula="of:=[.I309]-[.$I$5]" table:style-name="ce1">
            <text:p>-0.0243</text:p>
          </table:table-cell>
          <table:table-cell office:value-type="float" office:value="4.8529999999999962E-2" table:formula="of:=[.J309]-[.$J$5]" table:style-name="ce1">
            <text:p>0.04853</text:p>
          </table:table-cell>
          <table:table-cell office:value-type="float" office:value="15.200100000000001" table:style-name="ce7">
            <text:p>15.2001</text:p>
          </table:table-cell>
          <table:table-cell office:value-type="float" office:value="0.160799" table:style-name="ce7">
            <text:p>0.160799</text:p>
          </table:table-cell>
          <table:table-cell office:value-type="float" office:value="-3.2105100000000002E-3" table:style-name="ce7">
            <text:p>-0.00321051</text:p>
          </table:table-cell>
          <table:table-cell table:number-columns-repeated="16368" table:style-name="ce3"/>
        </table:table-row>
        <table:table-row table:style-name="ro2">
          <table:table-cell office:value-type="float" office:value="6.1" table:style-name="ce1">
            <text:p>6.1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6.1" table:style-name="ce1">
            <text:p>6.1</text:p>
          </table:table-cell>
          <table:table-cell office:value-type="float" office:value="2.734E-2" table:style-name="ce1">
            <text:p>0.02734</text:p>
          </table:table-cell>
          <table:table-cell office:value-type="float" office:value="1.4138E-2" table:style-name="ce1">
            <text:p>0.014138</text:p>
          </table:table-cell>
          <table:table-cell table:style-name="ce3"/>
          <table:table-cell office:value-type="float" office:value="15.25" table:style-name="ce7">
            <text:p>15.25</text:p>
          </table:table-cell>
          <table:table-cell office:value-type="float" office:value="0.63456800000000002" table:style-name="ce7">
            <text:p>0.634568</text:p>
          </table:table-cell>
          <table:table-cell office:value-type="float" office:value="0.63012199999999996" table:style-name="ce7">
            <text:p>0.630122</text:p>
          </table:table-cell>
          <table:table-cell office:value-type="float" office:value="0.70400499999999999" table:style-name="ce7">
            <text:p>0.704005</text:p>
          </table:table-cell>
          <table:table-cell office:value-type="float" office:value="-2.2108000000000017E-2" table:formula="of:=[.H310]-[.$H$5]" table:style-name="ce1">
            <text:p>-0.022108</text:p>
          </table:table-cell>
          <table:table-cell office:value-type="float" office:value="-2.6557000000000053E-2" table:formula="of:=[.I310]-[.$I$5]" table:style-name="ce1">
            <text:p>-0.026557</text:p>
          </table:table-cell>
          <table:table-cell office:value-type="float" office:value="4.7325999999999979E-2" table:formula="of:=[.J310]-[.$J$5]" table:style-name="ce1">
            <text:p>0.047326</text:p>
          </table:table-cell>
          <table:table-cell office:value-type="float" office:value="15.2501" table:style-name="ce7">
            <text:p>15.2501</text:p>
          </table:table-cell>
          <table:table-cell office:value-type="float" office:value="0.159271" table:style-name="ce7">
            <text:p>0.159271</text:p>
          </table:table-cell>
          <table:table-cell office:value-type="float" office:value="-2.4912699999999999E-2" table:style-name="ce7">
            <text:p>-0.0249127</text:p>
          </table:table-cell>
          <table:table-cell table:number-columns-repeated="16368" table:style-name="ce3"/>
        </table:table-row>
        <table:table-row table:style-name="ro2">
          <table:table-cell office:value-type="float" office:value="6.12" table:style-name="ce1">
            <text:p>6.12</text:p>
          </table:table-cell>
          <table:table-cell office:value-type="float" office:value="7.7580000000000001E-3" table:style-name="ce1">
            <text:p>0.007758</text:p>
          </table:table-cell>
          <table:table-cell office:value-type="float" office:value="6.12" table:style-name="ce1">
            <text:p>6.12</text:p>
          </table:table-cell>
          <table:table-cell office:value-type="float" office:value="2.8778999999999999E-2" table:style-name="ce1">
            <text:p>0.028779</text:p>
          </table:table-cell>
          <table:table-cell office:value-type="float" office:value="1.2983E-2" table:style-name="ce1">
            <text:p>0.012983</text:p>
          </table:table-cell>
          <table:table-cell table:style-name="ce3"/>
          <table:table-cell office:value-type="float" office:value="15.3001" table:style-name="ce7">
            <text:p>15.3001</text:p>
          </table:table-cell>
          <table:table-cell office:value-type="float" office:value="0.63741899999999996" table:style-name="ce7">
            <text:p>0.637419</text:p>
          </table:table-cell>
          <table:table-cell office:value-type="float" office:value="0.62871500000000002" table:style-name="ce7">
            <text:p>0.628715</text:p>
          </table:table-cell>
          <table:table-cell office:value-type="float" office:value="0.70105799999999996" table:style-name="ce7">
            <text:p>0.701058</text:p>
          </table:table-cell>
          <table:table-cell office:value-type="float" office:value="-1.925700000000008E-2" table:formula="of:=[.H311]-[.$H$5]" table:style-name="ce1">
            <text:p>-0.019257</text:p>
          </table:table-cell>
          <table:table-cell office:value-type="float" office:value="-2.7963999999999989E-2" table:formula="of:=[.I311]-[.$I$5]" table:style-name="ce1">
            <text:p>-0.027964</text:p>
          </table:table-cell>
          <table:table-cell office:value-type="float" office:value="4.4378999999999946E-2" table:formula="of:=[.J311]-[.$J$5]" table:style-name="ce1">
            <text:p>0.044379</text:p>
          </table:table-cell>
          <table:table-cell office:value-type="float" office:value="15.3001" table:style-name="ce7">
            <text:p>15.3001</text:p>
          </table:table-cell>
          <table:table-cell office:value-type="float" office:value="0.15182399999999999" table:style-name="ce7">
            <text:p>0.151824</text:p>
          </table:table-cell>
          <table:table-cell office:value-type="float" office:value="-4.4867799999999999E-2" table:style-name="ce7">
            <text:p>-0.0448678</text:p>
          </table:table-cell>
          <table:table-cell table:number-columns-repeated="16368" table:style-name="ce3"/>
        </table:table-row>
        <table:table-row table:style-name="ro2">
          <table:table-cell office:value-type="float" office:value="6.14" table:style-name="ce1">
            <text:p>6.14</text:p>
          </table:table-cell>
          <table:table-cell office:value-type="float" office:value="8.1110000000000002E-3" table:style-name="ce1">
            <text:p>0.008111</text:p>
          </table:table-cell>
          <table:table-cell office:value-type="float" office:value="6.14" table:style-name="ce1">
            <text:p>6.14</text:p>
          </table:table-cell>
          <table:table-cell office:value-type="float" office:value="3.0089000000000001E-2" table:style-name="ce1">
            <text:p>0.030089</text:p>
          </table:table-cell>
          <table:table-cell office:value-type="float" office:value="1.1755E-2" table:style-name="ce1">
            <text:p>0.011755</text:p>
          </table:table-cell>
          <table:table-cell table:style-name="ce3"/>
          <table:table-cell office:value-type="float" office:value="15.35" table:style-name="ce7">
            <text:p>15.35</text:p>
          </table:table-cell>
          <table:table-cell office:value-type="float" office:value="0.64106700000000005" table:style-name="ce7">
            <text:p>0.641067</text:p>
          </table:table-cell>
          <table:table-cell office:value-type="float" office:value="0.62810500000000002" table:style-name="ce7">
            <text:p>0.628105</text:p>
          </table:table-cell>
          <table:table-cell office:value-type="float" office:value="0.69659400000000005" table:style-name="ce7">
            <text:p>0.696594</text:p>
          </table:table-cell>
          <table:table-cell office:value-type="float" office:value="-1.5608999999999984E-2" table:formula="of:=[.H312]-[.$H$5]" table:style-name="ce1">
            <text:p>-0.015609</text:p>
          </table:table-cell>
          <table:table-cell office:value-type="float" office:value="-2.8573999999999988E-2" table:formula="of:=[.I312]-[.$I$5]" table:style-name="ce1">
            <text:p>-0.028574</text:p>
          </table:table-cell>
          <table:table-cell office:value-type="float" office:value="3.9915000000000034E-2" table:formula="of:=[.J312]-[.$J$5]" table:style-name="ce1">
            <text:p>0.039915</text:p>
          </table:table-cell>
          <table:table-cell office:value-type="float" office:value="15.350099999999999" table:style-name="ce7">
            <text:p>15.3501</text:p>
          </table:table-cell>
          <table:table-cell office:value-type="float" office:value="0.139014" table:style-name="ce7">
            <text:p>0.139014</text:p>
          </table:table-cell>
          <table:table-cell office:value-type="float" office:value="-6.2758300000000003E-2" table:style-name="ce7">
            <text:p>-0.0627583</text:p>
          </table:table-cell>
          <table:table-cell table:number-columns-repeated="16368" table:style-name="ce3"/>
        </table:table-row>
        <table:table-row table:style-name="ro2">
          <table:table-cell office:value-type="float" office:value="6.16" table:style-name="ce1">
            <text:p>6.16</text:p>
          </table:table-cell>
          <table:table-cell office:value-type="float" office:value="8.4250000000000002E-3" table:style-name="ce1">
            <text:p>0.008425</text:p>
          </table:table-cell>
          <table:table-cell office:value-type="float" office:value="6.16" table:style-name="ce1">
            <text:p>6.16</text:p>
          </table:table-cell>
          <table:table-cell office:value-type="float" office:value="3.1261999999999998E-2" table:style-name="ce1">
            <text:p>0.031262</text:p>
          </table:table-cell>
          <table:table-cell office:value-type="float" office:value="1.0461E-2" table:style-name="ce1">
            <text:p>0.010461</text:p>
          </table:table-cell>
          <table:table-cell table:style-name="ce3"/>
          <table:table-cell office:value-type="float" office:value="15.4001" table:style-name="ce7">
            <text:p>15.4001</text:p>
          </table:table-cell>
          <table:table-cell office:value-type="float" office:value="0.64549000000000001" table:style-name="ce7">
            <text:p>0.64549</text:p>
          </table:table-cell>
          <table:table-cell office:value-type="float" office:value="0.62825399999999998" table:style-name="ce7">
            <text:p>0.628254</text:p>
          </table:table-cell>
          <table:table-cell office:value-type="float" office:value="0.69089900000000004" table:style-name="ce7">
            <text:p>0.690899</text:p>
          </table:table-cell>
          <table:table-cell office:value-type="float" office:value="-1.1186000000000029E-2" table:formula="of:=[.H313]-[.$H$5]" table:style-name="ce1">
            <text:p>-0.011186</text:p>
          </table:table-cell>
          <table:table-cell office:value-type="float" office:value="-2.8425000000000034E-2" table:formula="of:=[.I313]-[.$I$5]" table:style-name="ce1">
            <text:p>-0.028425</text:p>
          </table:table-cell>
          <table:table-cell office:value-type="float" office:value="3.4220000000000028E-2" table:formula="of:=[.J313]-[.$J$5]" table:style-name="ce1">
            <text:p>0.03422</text:p>
          </table:table-cell>
          <table:table-cell office:value-type="float" office:value="15.4" table:style-name="ce7">
            <text:p>15.4</text:p>
          </table:table-cell>
          <table:table-cell office:value-type="float" office:value="0.121763" table:style-name="ce7">
            <text:p>0.121763</text:p>
          </table:table-cell>
          <table:table-cell office:value-type="float" office:value="-7.7833299999999994E-2" table:style-name="ce7">
            <text:p>-0.0778333</text:p>
          </table:table-cell>
          <table:table-cell table:number-columns-repeated="16368" table:style-name="ce3"/>
        </table:table-row>
        <table:table-row table:style-name="ro2">
          <table:table-cell office:value-type="float" office:value="6.18" table:style-name="ce1">
            <text:p>6.18</text:p>
          </table:table-cell>
          <table:table-cell office:value-type="float" office:value="8.6990000000000001E-3" table:style-name="ce1">
            <text:p>0.008699</text:p>
          </table:table-cell>
          <table:table-cell office:value-type="float" office:value="6.18" table:style-name="ce1">
            <text:p>6.18</text:p>
          </table:table-cell>
          <table:table-cell office:value-type="float" office:value="3.2292000000000001E-2" table:style-name="ce1">
            <text:p>0.032292</text:p>
          </table:table-cell>
          <table:table-cell office:value-type="float" office:value="9.1079999999999998E-3" table:style-name="ce1">
            <text:p>0.009108</text:p>
          </table:table-cell>
          <table:table-cell table:style-name="ce3"/>
          <table:table-cell office:value-type="float" office:value="15.450100000000001" table:style-name="ce7">
            <text:p>15.4501</text:p>
          </table:table-cell>
          <table:table-cell office:value-type="float" office:value="0.65057399999999999" table:style-name="ce7">
            <text:p>0.650574</text:p>
          </table:table-cell>
          <table:table-cell office:value-type="float" office:value="0.62909800000000005" table:style-name="ce7">
            <text:p>0.629098</text:p>
          </table:table-cell>
          <table:table-cell office:value-type="float" office:value="0.68434200000000001" table:style-name="ce7">
            <text:p>0.684342</text:p>
          </table:table-cell>
          <table:table-cell office:value-type="float" office:value="-6.1020000000000518E-3" table:formula="of:=[.H314]-[.$H$5]" table:style-name="ce1">
            <text:p>-0.006102</text:p>
          </table:table-cell>
          <table:table-cell office:value-type="float" office:value="-2.7580999999999967E-2" table:formula="of:=[.I314]-[.$I$5]" table:style-name="ce1">
            <text:p>-0.027581</text:p>
          </table:table-cell>
          <table:table-cell office:value-type="float" office:value="2.7662999999999993E-2" table:formula="of:=[.J314]-[.$J$5]" table:style-name="ce1">
            <text:p>0.027663</text:p>
          </table:table-cell>
          <table:table-cell office:value-type="float" office:value="15.450100000000001" table:style-name="ce7">
            <text:p>15.4501</text:p>
          </table:table-cell>
          <table:table-cell office:value-type="float" office:value="0.10111100000000001" table:style-name="ce7">
            <text:p>0.101111</text:p>
          </table:table-cell>
          <table:table-cell office:value-type="float" office:value="-8.9410000000000003E-2" table:style-name="ce7">
            <text:p>-0.08941</text:p>
          </table:table-cell>
          <table:table-cell table:number-columns-repeated="16368" table:style-name="ce3"/>
        </table:table-row>
        <table:table-row table:style-name="ro2">
          <table:table-cell office:value-type="float" office:value="6.2" table:style-name="ce1">
            <text:p>6.2</text:p>
          </table:table-cell>
          <table:table-cell office:value-type="float" office:value="8.9320000000000007E-3" table:style-name="ce1">
            <text:p>0.008932</text:p>
          </table:table-cell>
          <table:table-cell office:value-type="float" office:value="6.2" table:style-name="ce1">
            <text:p>6.2</text:p>
          </table:table-cell>
          <table:table-cell office:value-type="float" office:value="3.3174000000000002E-2" table:style-name="ce1">
            <text:p>0.033174</text:p>
          </table:table-cell>
          <table:table-cell office:value-type="float" office:value="7.7029999999999998E-3" table:style-name="ce1">
            <text:p>0.007703</text:p>
          </table:table-cell>
          <table:table-cell table:style-name="ce3"/>
          <table:table-cell office:value-type="float" office:value="15.5" table:style-name="ce7">
            <text:p>15.5</text:p>
          </table:table-cell>
          <table:table-cell office:value-type="float" office:value="0.65619499999999997" table:style-name="ce7">
            <text:p>0.656195</text:p>
          </table:table-cell>
          <table:table-cell office:value-type="float" office:value="0.630552" table:style-name="ce7">
            <text:p>0.630552</text:p>
          </table:table-cell>
          <table:table-cell office:value-type="float" office:value="0.67722800000000005" table:style-name="ce7">
            <text:p>0.677228</text:p>
          </table:table-cell>
          <table:table-cell office:value-type="float" office:value="-4.8100000000006471E-4" table:formula="of:=[.H315]-[.$H$5]" table:style-name="ce1">
            <text:p>-0.000481</text:p>
          </table:table-cell>
          <table:table-cell office:value-type="float" office:value="-2.6127000000000011E-2" table:formula="of:=[.I315]-[.$I$5]" table:style-name="ce1">
            <text:p>-0.026127</text:p>
          </table:table-cell>
          <table:table-cell office:value-type="float" office:value="2.0549000000000039E-2" table:formula="of:=[.J315]-[.$J$5]" table:style-name="ce1">
            <text:p>0.020549</text:p>
          </table:table-cell>
          <table:table-cell office:value-type="float" office:value="15.5001" table:style-name="ce7">
            <text:p>15.5001</text:p>
          </table:table-cell>
          <table:table-cell office:value-type="float" office:value="7.7944799999999995E-2" table:style-name="ce7">
            <text:p>0.0779448</text:p>
          </table:table-cell>
          <table:table-cell office:value-type="float" office:value="-9.7316700000000006E-2" table:style-name="ce7">
            <text:p>-0.0973167</text:p>
          </table:table-cell>
          <table:table-cell table:number-columns-repeated="16368" table:style-name="ce3"/>
        </table:table-row>
        <table:table-row table:style-name="ro2">
          <table:table-cell office:value-type="float" office:value="6.22" table:style-name="ce1">
            <text:p>6.22</text:p>
          </table:table-cell>
          <table:table-cell office:value-type="float" office:value="9.1240000000000002E-3" table:style-name="ce1">
            <text:p>0.009124</text:p>
          </table:table-cell>
          <table:table-cell office:value-type="float" office:value="6.22" table:style-name="ce1">
            <text:p>6.22</text:p>
          </table:table-cell>
          <table:table-cell office:value-type="float" office:value="3.3902000000000002E-2" table:style-name="ce1">
            <text:p>0.033902</text:p>
          </table:table-cell>
          <table:table-cell office:value-type="float" office:value="6.254E-3" table:style-name="ce1">
            <text:p>0.006254</text:p>
          </table:table-cell>
          <table:table-cell table:style-name="ce3"/>
          <table:table-cell office:value-type="float" office:value="15.55" table:style-name="ce7">
            <text:p>15.55</text:p>
          </table:table-cell>
          <table:table-cell office:value-type="float" office:value="0.66208500000000003" table:style-name="ce7">
            <text:p>0.662085</text:p>
          </table:table-cell>
          <table:table-cell office:value-type="float" office:value="0.63250499999999998" table:style-name="ce7">
            <text:p>0.632505</text:p>
          </table:table-cell>
          <table:table-cell office:value-type="float" office:value="0.66988499999999995" table:style-name="ce7">
            <text:p>0.669885</text:p>
          </table:table-cell>
          <table:table-cell office:value-type="float" office:value="5.4089999999999971E-3" table:formula="of:=[.H316]-[.$H$5]" table:style-name="ce1">
            <text:p>0.005409</text:p>
          </table:table-cell>
          <table:table-cell office:value-type="float" office:value="-2.4174000000000029E-2" table:formula="of:=[.I316]-[.$I$5]" table:style-name="ce1">
            <text:p>-0.024174</text:p>
          </table:table-cell>
          <table:table-cell office:value-type="float" office:value="1.320599999999994E-2" table:formula="of:=[.J316]-[.$J$5]" table:style-name="ce1">
            <text:p>0.013206</text:p>
          </table:table-cell>
          <table:table-cell office:value-type="float" office:value="15.55" table:style-name="ce7">
            <text:p>15.55</text:p>
          </table:table-cell>
          <table:table-cell office:value-type="float" office:value="5.2969000000000002E-2" table:style-name="ce7">
            <text:p>0.052969</text:p>
          </table:table-cell>
          <table:table-cell office:value-type="float" office:value="-0.101317" table:style-name="ce7">
            <text:p>-0.101317</text:p>
          </table:table-cell>
          <table:table-cell table:number-columns-repeated="16368" table:style-name="ce3"/>
        </table:table-row>
        <table:table-row table:style-name="ro2">
          <table:table-cell office:value-type="float" office:value="6.24" table:style-name="ce1">
            <text:p>6.24</text:p>
          </table:table-cell>
          <table:table-cell office:value-type="float" office:value="9.2720000000000007E-3" table:style-name="ce1">
            <text:p>0.009272</text:p>
          </table:table-cell>
          <table:table-cell office:value-type="float" office:value="6.24" table:style-name="ce1">
            <text:p>6.24</text:p>
          </table:table-cell>
          <table:table-cell office:value-type="float" office:value="3.4474999999999999E-2" table:style-name="ce1">
            <text:p>0.034475</text:p>
          </table:table-cell>
          <table:table-cell office:value-type="float" office:value="4.7679999999999997E-3" table:style-name="ce1">
            <text:p>0.004768</text:p>
          </table:table-cell>
          <table:table-cell table:style-name="ce3"/>
          <table:table-cell office:value-type="float" office:value="15.600099999999999" table:style-name="ce7">
            <text:p>15.6001</text:p>
          </table:table-cell>
          <table:table-cell office:value-type="float" office:value="0.66792799999999997" table:style-name="ce7">
            <text:p>0.667928</text:p>
          </table:table-cell>
          <table:table-cell office:value-type="float" office:value="0.634849" table:style-name="ce7">
            <text:p>0.634849</text:p>
          </table:table-cell>
          <table:table-cell office:value-type="float" office:value="0.662551" table:style-name="ce7">
            <text:p>0.662551</text:p>
          </table:table-cell>
          <table:table-cell office:value-type="float" office:value="1.1251999999999929E-2" table:formula="of:=[.H317]-[.$H$5]" table:style-name="ce1">
            <text:p>0.011252</text:p>
          </table:table-cell>
          <table:table-cell office:value-type="float" office:value="-2.1830000000000016E-2" table:formula="of:=[.I317]-[.$I$5]" table:style-name="ce1">
            <text:p>-0.02183</text:p>
          </table:table-cell>
          <table:table-cell office:value-type="float" office:value="5.8719999999999883E-3" table:formula="of:=[.J317]-[.$J$5]" table:style-name="ce1">
            <text:p>0.005872</text:p>
          </table:table-cell>
          <table:table-cell office:value-type="float" office:value="15.600099999999999" table:style-name="ce7">
            <text:p>15.6001</text:p>
          </table:table-cell>
          <table:table-cell office:value-type="float" office:value="2.6975599999999999E-2" table:style-name="ce7">
            <text:p>0.0269756</text:p>
          </table:table-cell>
          <table:table-cell office:value-type="float" office:value="-0.102005" table:style-name="ce7">
            <text:p>-0.102005</text:p>
          </table:table-cell>
          <table:table-cell table:number-columns-repeated="16368" table:style-name="ce3"/>
        </table:table-row>
        <table:table-row table:style-name="ro2">
          <table:table-cell office:value-type="float" office:value="6.26" table:style-name="ce1">
            <text:p>6.26</text:p>
          </table:table-cell>
          <table:table-cell office:value-type="float" office:value="9.3779999999999992E-3" table:style-name="ce1">
            <text:p>0.009378</text:p>
          </table:table-cell>
          <table:table-cell office:value-type="float" office:value="6.26" table:style-name="ce1">
            <text:p>6.26</text:p>
          </table:table-cell>
          <table:table-cell office:value-type="float" office:value="3.4888000000000002E-2" table:style-name="ce1">
            <text:p>0.034888</text:p>
          </table:table-cell>
          <table:table-cell office:value-type="float" office:value="3.2520000000000001E-3" table:style-name="ce1">
            <text:p>0.003252</text:p>
          </table:table-cell>
          <table:table-cell table:style-name="ce3"/>
          <table:table-cell office:value-type="float" office:value="15.6501" table:style-name="ce7">
            <text:p>15.6501</text:p>
          </table:table-cell>
          <table:table-cell office:value-type="float" office:value="0.67332999999999998" table:style-name="ce7">
            <text:p>0.67333</text:p>
          </table:table-cell>
          <table:table-cell office:value-type="float" office:value="0.63750499999999999" table:style-name="ce7">
            <text:p>0.637505</text:p>
          </table:table-cell>
          <table:table-cell office:value-type="float" office:value="0.65546099999999996" table:style-name="ce7">
            <text:p>0.655461</text:p>
          </table:table-cell>
          <table:table-cell office:value-type="float" office:value="1.6653999999999947E-2" table:formula="of:=[.H318]-[.$H$5]" table:style-name="ce1">
            <text:p>0.016654</text:p>
          </table:table-cell>
          <table:table-cell office:value-type="float" office:value="-1.9174000000000024E-2" table:formula="of:=[.I318]-[.$I$5]" table:style-name="ce1">
            <text:p>-0.019174</text:p>
          </table:table-cell>
          <table:table-cell office:value-type="float" office:value="-1.2180000000000524E-3" table:formula="of:=[.J318]-[.$J$5]" table:style-name="ce1">
            <text:p>-0.001218</text:p>
          </table:table-cell>
          <table:table-cell office:value-type="float" office:value="15.65" table:style-name="ce7">
            <text:p>15.65</text:p>
          </table:table-cell>
          <table:table-cell office:value-type="float" office:value="8.8917300000000005E-4" table:style-name="ce7">
            <text:p>0.000889173</text:p>
          </table:table-cell>
          <table:table-cell office:value-type="float" office:value="-9.9609900000000001E-2" table:style-name="ce7">
            <text:p>-0.0996099</text:p>
          </table:table-cell>
          <table:table-cell table:number-columns-repeated="16368" table:style-name="ce3"/>
        </table:table-row>
        <table:table-row table:style-name="ro2">
          <table:table-cell office:value-type="float" office:value="6.28" table:style-name="ce1">
            <text:p>6.28</text:p>
          </table:table-cell>
          <table:table-cell office:value-type="float" office:value="9.4389999999999995E-3" table:style-name="ce1">
            <text:p>0.009439</text:p>
          </table:table-cell>
          <table:table-cell office:value-type="float" office:value="6.28" table:style-name="ce1">
            <text:p>6.28</text:p>
          </table:table-cell>
          <table:table-cell office:value-type="float" office:value="3.5139999999999998E-2" table:style-name="ce1">
            <text:p>0.03514</text:p>
          </table:table-cell>
          <table:table-cell office:value-type="float" office:value="1.7149999999999999E-3" table:style-name="ce1">
            <text:p>0.001715</text:p>
          </table:table-cell>
          <table:table-cell table:style-name="ce3"/>
          <table:table-cell office:value-type="float" office:value="15.7" table:style-name="ce7">
            <text:p>15.7</text:p>
          </table:table-cell>
          <table:table-cell office:value-type="float" office:value="0.67790899999999998" table:style-name="ce7">
            <text:p>0.677909</text:p>
          </table:table-cell>
          <table:table-cell office:value-type="float" office:value="0.64041800000000004" table:style-name="ce7">
            <text:p>0.640418</text:p>
          </table:table-cell>
          <table:table-cell office:value-type="float" office:value="0.64879500000000001" table:style-name="ce7">
            <text:p>0.648795</text:p>
          </table:table-cell>
          <table:table-cell office:value-type="float" office:value="2.1232999999999946E-2" table:formula="of:=[.H319]-[.$H$5]" table:style-name="ce1">
            <text:p>0.021233</text:p>
          </table:table-cell>
          <table:table-cell office:value-type="float" office:value="-1.626099999999997E-2" table:formula="of:=[.I319]-[.$I$5]" table:style-name="ce1">
            <text:p>-0.016261</text:p>
          </table:table-cell>
          <table:table-cell office:value-type="float" office:value="-7.8840000000000021E-3" table:formula="of:=[.J319]-[.$J$5]" table:style-name="ce1">
            <text:p>-0.007884</text:p>
          </table:table-cell>
          <table:table-cell office:value-type="float" office:value="15.700100000000001" table:style-name="ce7">
            <text:p>15.7001</text:p>
          </table:table-cell>
          <table:table-cell office:value-type="float" office:value="-2.4421700000000001E-2" table:style-name="ce7">
            <text:p>-0.0244217</text:p>
          </table:table-cell>
          <table:table-cell office:value-type="float" office:value="-9.4347299999999995E-2" table:style-name="ce7">
            <text:p>-0.0943473</text:p>
          </table:table-cell>
          <table:table-cell table:number-columns-repeated="16368" table:style-name="ce3"/>
        </table:table-row>
        <table:table-row table:style-name="ro2">
          <table:table-cell office:value-type="float" office:value="6.3" table:style-name="ce1">
            <text:p>6.3</text:p>
          </table:table-cell>
          <table:table-cell office:value-type="float" office:value="9.4570000000000001E-3" table:style-name="ce1">
            <text:p>0.009457</text:p>
          </table:table-cell>
          <table:table-cell office:value-type="float" office:value="6.3" table:style-name="ce1">
            <text:p>6.3</text:p>
          </table:table-cell>
          <table:table-cell office:value-type="float" office:value="3.5229999999999997E-2" table:style-name="ce1">
            <text:p>0.03523</text:p>
          </table:table-cell>
          <table:table-cell office:value-type="float" office:value="1.6200000000000001E-4" table:style-name="ce1">
            <text:p>0.000162</text:p>
          </table:table-cell>
          <table:table-cell table:style-name="ce3"/>
          <table:table-cell office:value-type="float" office:value="15.75" table:style-name="ce7">
            <text:p>15.75</text:p>
          </table:table-cell>
          <table:table-cell office:value-type="float" office:value="0.681342" table:style-name="ce7">
            <text:p>0.681342</text:p>
          </table:table-cell>
          <table:table-cell office:value-type="float" office:value="0.64354199999999995" table:style-name="ce7">
            <text:p>0.643542</text:p>
          </table:table-cell>
          <table:table-cell office:value-type="float" office:value="0.64271699999999998" table:style-name="ce7">
            <text:p>0.642717</text:p>
          </table:table-cell>
          <table:table-cell office:value-type="float" office:value="2.4665999999999966E-2" table:formula="of:=[.H320]-[.$H$5]" table:style-name="ce1">
            <text:p>0.024666</text:p>
          </table:table-cell>
          <table:table-cell office:value-type="float" office:value="-1.3137000000000065E-2" table:formula="of:=[.I320]-[.$I$5]" table:style-name="ce1">
            <text:p>-0.013137</text:p>
          </table:table-cell>
          <table:table-cell office:value-type="float" office:value="-1.396200000000003E-2" table:formula="of:=[.J320]-[.$J$5]" table:style-name="ce1">
            <text:p>-0.013962</text:p>
          </table:table-cell>
          <table:table-cell office:value-type="float" office:value="15.75" table:style-name="ce7">
            <text:p>15.75</text:p>
          </table:table-cell>
          <table:table-cell office:value-type="float" office:value="-4.79855E-2" table:style-name="ce7">
            <text:p>-0.0479855</text:p>
          </table:table-cell>
          <table:table-cell office:value-type="float" office:value="-8.6614499999999997E-2" table:style-name="ce7">
            <text:p>-0.0866145</text:p>
          </table:table-cell>
          <table:table-cell table:number-columns-repeated="16368" table:style-name="ce3"/>
        </table:table-row>
        <table:table-row table:style-name="ro2">
          <table:table-cell office:value-type="float" office:value="6.32" table:style-name="ce1">
            <text:p>6.32</text:p>
          </table:table-cell>
          <table:table-cell office:value-type="float" office:value="9.4319999999999994E-3" table:style-name="ce1">
            <text:p>0.009432</text:p>
          </table:table-cell>
          <table:table-cell office:value-type="float" office:value="6.32" table:style-name="ce1">
            <text:p>6.32</text:p>
          </table:table-cell>
          <table:table-cell office:value-type="float" office:value="3.5156E-2" table:style-name="ce1">
            <text:p>0.035156</text:p>
          </table:table-cell>
          <table:table-cell office:value-type="float" office:value="-1.3979999999999999E-3" table:style-name="ce1">
            <text:p>-0.001398</text:p>
          </table:table-cell>
          <table:table-cell table:style-name="ce3"/>
          <table:table-cell office:value-type="float" office:value="15.8001" table:style-name="ce7">
            <text:p>15.8001</text:p>
          </table:table-cell>
          <table:table-cell office:value-type="float" office:value="0.68338699999999997" table:style-name="ce7">
            <text:p>0.683387</text:p>
          </table:table-cell>
          <table:table-cell office:value-type="float" office:value="0.64682499999999998" table:style-name="ce7">
            <text:p>0.646825</text:p>
          </table:table-cell>
          <table:table-cell office:value-type="float" office:value="0.63737500000000002" table:style-name="ce7">
            <text:p>0.637375</text:p>
          </table:table-cell>
          <table:table-cell office:value-type="float" office:value="2.6710999999999929E-2" table:formula="of:=[.H321]-[.$H$5]" table:style-name="ce1">
            <text:p>0.026711</text:p>
          </table:table-cell>
          <table:table-cell office:value-type="float" office:value="-9.8540000000000294E-3" table:formula="of:=[.I321]-[.$I$5]" table:style-name="ce1">
            <text:p>-0.009854</text:p>
          </table:table-cell>
          <table:table-cell office:value-type="float" office:value="-1.9303999999999988E-2" table:formula="of:=[.J321]-[.$J$5]" table:style-name="ce1">
            <text:p>-0.019304</text:p>
          </table:table-cell>
          <table:table-cell office:value-type="float" office:value="15.8" table:style-name="ce7">
            <text:p>15.8</text:p>
          </table:table-cell>
          <table:table-cell office:value-type="float" office:value="-6.9204299999999996E-2" table:style-name="ce7">
            <text:p>-0.0692043</text:p>
          </table:table-cell>
          <table:table-cell office:value-type="float" office:value="-7.6825699999999997E-2" table:style-name="ce7">
            <text:p>-0.0768257</text:p>
          </table:table-cell>
          <table:table-cell table:number-columns-repeated="16368" table:style-name="ce3"/>
        </table:table-row>
        <table:table-row table:style-name="ro2">
          <table:table-cell office:value-type="float" office:value="6.34" table:style-name="ce1">
            <text:p>6.34</text:p>
          </table:table-cell>
          <table:table-cell office:value-type="float" office:value="9.3640000000000008E-3" table:style-name="ce1">
            <text:p>0.009364</text:p>
          </table:table-cell>
          <table:table-cell office:value-type="float" office:value="6.34" table:style-name="ce1">
            <text:p>6.34</text:p>
          </table:table-cell>
          <table:table-cell office:value-type="float" office:value="3.4921000000000001E-2" table:style-name="ce1">
            <text:p>0.034921</text:p>
          </table:table-cell>
          <table:table-cell office:value-type="float" office:value="-2.96E-3" table:style-name="ce1">
            <text:p>-0.00296</text:p>
          </table:table-cell>
          <table:table-cell table:style-name="ce3"/>
          <table:table-cell office:value-type="float" office:value="15.850099999999999" table:style-name="ce7">
            <text:p>15.8501</text:p>
          </table:table-cell>
          <table:table-cell office:value-type="float" office:value="0.68394299999999997" table:style-name="ce7">
            <text:p>0.683943</text:p>
          </table:table-cell>
          <table:table-cell office:value-type="float" office:value="0.65025699999999997" table:style-name="ce7">
            <text:p>0.650257</text:p>
          </table:table-cell>
          <table:table-cell office:value-type="float" office:value="0.63282300000000002" table:style-name="ce7">
            <text:p>0.632823</text:p>
          </table:table-cell>
          <table:table-cell office:value-type="float" office:value="2.726699999999993E-2" table:formula="of:=[.H322]-[.$H$5]" table:style-name="ce1">
            <text:p>0.027267</text:p>
          </table:table-cell>
          <table:table-cell office:value-type="float" office:value="-6.4220000000000388E-3" table:formula="of:=[.I322]-[.$I$5]" table:style-name="ce1">
            <text:p>-0.006422</text:p>
          </table:table-cell>
          <table:table-cell office:value-type="float" office:value="-2.3855999999999988E-2" table:formula="of:=[.J322]-[.$J$5]" table:style-name="ce1">
            <text:p>-0.023856</text:p>
          </table:table-cell>
          <table:table-cell office:value-type="float" office:value="15.850099999999999" table:style-name="ce7">
            <text:p>15.8501</text:p>
          </table:table-cell>
          <table:table-cell office:value-type="float" office:value="-8.7874999999999995E-2" table:style-name="ce7">
            <text:p>-0.087875</text:p>
          </table:table-cell>
          <table:table-cell office:value-type="float" office:value="-6.5241400000000005E-2" table:style-name="ce7">
            <text:p>-0.0652414</text:p>
          </table:table-cell>
          <table:table-cell table:number-columns-repeated="16368"/>
        </table:table-row>
        <table:table-row table:style-name="ro2">
          <table:table-cell office:value-type="float" office:value="6.36" table:style-name="ce1">
            <text:p>6.36</text:p>
          </table:table-cell>
          <table:table-cell office:value-type="float" office:value="9.2530000000000008E-3" table:style-name="ce1">
            <text:p>0.009253</text:p>
          </table:table-cell>
          <table:table-cell office:value-type="float" office:value="6.36" table:style-name="ce1">
            <text:p>6.36</text:p>
          </table:table-cell>
          <table:table-cell office:value-type="float" office:value="3.4523999999999999E-2" table:style-name="ce1">
            <text:p>0.034524</text:p>
          </table:table-cell>
          <table:table-cell office:value-type="float" office:value="-4.516E-3" table:style-name="ce1">
            <text:p>-0.004516</text:p>
          </table:table-cell>
          <table:table-cell table:style-name="ce3"/>
          <table:table-cell office:value-type="float" office:value="15.9001" table:style-name="ce7">
            <text:p>15.9001</text:p>
          </table:table-cell>
          <table:table-cell office:value-type="float" office:value="0.68307700000000005" table:style-name="ce7">
            <text:p>0.683077</text:p>
          </table:table-cell>
          <table:table-cell office:value-type="float" office:value="0.653779" table:style-name="ce7">
            <text:p>0.653779</text:p>
          </table:table-cell>
          <table:table-cell office:value-type="float" office:value="0.62915900000000002" table:style-name="ce7">
            <text:p>0.629159</text:p>
          </table:table-cell>
          <table:table-cell office:value-type="float" office:value="2.6401000000000008E-2" table:formula="of:=[.H323]-[.$H$5]" table:style-name="ce1">
            <text:p>0.026401</text:p>
          </table:table-cell>
          <table:table-cell office:value-type="float" office:value="-2.9000000000000137E-3" table:formula="of:=[.I323]-[.$I$5]" table:style-name="ce1">
            <text:p>-0.0029</text:p>
          </table:table-cell>
          <table:table-cell office:value-type="float" office:value="-2.7519999999999989E-2" table:formula="of:=[.J323]-[.$J$5]" table:style-name="ce1">
            <text:p>-0.02752</text:p>
          </table:table-cell>
          <table:table-cell office:value-type="float" office:value="15.9001" table:style-name="ce7">
            <text:p>15.9001</text:p>
          </table:table-cell>
          <table:table-cell office:value-type="float" office:value="-0.103524" table:style-name="ce7">
            <text:p>-0.103524</text:p>
          </table:table-cell>
          <table:table-cell office:value-type="float" office:value="-5.25329E-2" table:style-name="ce7">
            <text:p>-0.0525329</text:p>
          </table:table-cell>
          <table:table-cell table:number-columns-repeated="16368"/>
        </table:table-row>
        <table:table-row table:style-name="ro2">
          <table:table-cell office:value-type="float" office:value="6.38" table:style-name="ce1">
            <text:p>6.38</text:p>
          </table:table-cell>
          <table:table-cell office:value-type="float" office:value="9.1009999999999997E-3" table:style-name="ce1">
            <text:p>0.009101</text:p>
          </table:table-cell>
          <table:table-cell office:value-type="float" office:value="6.38" table:style-name="ce1">
            <text:p>6.38</text:p>
          </table:table-cell>
          <table:table-cell office:value-type="float" office:value="3.3966000000000003E-2" table:style-name="ce1">
            <text:p>0.033966</text:p>
          </table:table-cell>
          <table:table-cell office:value-type="float" office:value="-6.0610000000000004E-3" table:style-name="ce1">
            <text:p>-0.006061</text:p>
          </table:table-cell>
          <table:table-cell table:style-name="ce3"/>
          <table:table-cell office:value-type="float" office:value="15.950100000000001" table:style-name="ce7">
            <text:p>15.9501</text:p>
          </table:table-cell>
          <table:table-cell office:value-type="float" office:value="0.68101599999999995" table:style-name="ce7">
            <text:p>0.681016</text:p>
          </table:table-cell>
          <table:table-cell office:value-type="float" office:value="0.65737800000000002" table:style-name="ce7">
            <text:p>0.657378</text:p>
          </table:table-cell>
          <table:table-cell office:value-type="float" office:value="0.626413" table:style-name="ce7">
            <text:p>0.626413</text:p>
          </table:table-cell>
          <table:table-cell office:value-type="float" office:value="2.4339999999999917E-2" table:formula="of:=[.H324]-[.$H$5]" table:style-name="ce1">
            <text:p>0.02434</text:p>
          </table:table-cell>
          <table:table-cell office:value-type="float" office:value="6.9900000000000517E-4" table:formula="of:=[.I324]-[.$I$5]" table:style-name="ce1">
            <text:p>0.000699</text:p>
          </table:table-cell>
          <table:table-cell office:value-type="float" office:value="-3.0266000000000015E-2" table:formula="of:=[.J324]-[.$J$5]" table:style-name="ce1">
            <text:p>-0.030266</text:p>
          </table:table-cell>
          <table:table-cell office:value-type="float" office:value="15.95" table:style-name="ce7">
            <text:p>15.95</text:p>
          </table:table-cell>
          <table:table-cell office:value-type="float" office:value="-0.11601499999999999" table:style-name="ce7">
            <text:p>-0.116015</text:p>
          </table:table-cell>
          <table:table-cell office:value-type="float" office:value="-3.8688E-2" table:style-name="ce7">
            <text:p>-0.038688</text:p>
          </table:table-cell>
          <table:table-cell table:number-columns-repeated="16368"/>
        </table:table-row>
        <table:table-row table:style-name="ro2">
          <table:table-cell office:value-type="float" office:value="6.4" table:style-name="ce1">
            <text:p>6.4</text:p>
          </table:table-cell>
          <table:table-cell office:value-type="float" office:value="8.907E-3" table:style-name="ce1">
            <text:p>0.008907</text:p>
          </table:table-cell>
          <table:table-cell office:value-type="float" office:value="6.4" table:style-name="ce1">
            <text:p>6.4</text:p>
          </table:table-cell>
          <table:table-cell office:value-type="float" office:value="3.3251000000000003E-2" table:style-name="ce1">
            <text:p>0.033251</text:p>
          </table:table-cell>
          <table:table-cell office:value-type="float" office:value="-7.5880000000000001E-3" table:style-name="ce1">
            <text:p>-0.007588</text:p>
          </table:table-cell>
          <table:table-cell table:style-name="ce3"/>
          <table:table-cell office:value-type="float" office:value="16.0001" table:style-name="ce7">
            <text:p>16.0001</text:p>
          </table:table-cell>
          <table:table-cell office:value-type="float" office:value="0.67808800000000002" table:style-name="ce7">
            <text:p>0.678088</text:p>
          </table:table-cell>
          <table:table-cell office:value-type="float" office:value="0.66101900000000002" table:style-name="ce7">
            <text:p>0.661019</text:p>
          </table:table-cell>
          <table:table-cell office:value-type="float" office:value="0.62458899999999995" table:style-name="ce7">
            <text:p>0.624589</text:p>
          </table:table-cell>
          <table:table-cell office:value-type="float" office:value="2.1411999999999987E-2" table:formula="of:=[.H325]-[.$H$5]" table:style-name="ce1">
            <text:p>0.021412</text:p>
          </table:table-cell>
          <table:table-cell office:value-type="float" office:value="4.3400000000000105E-3" table:formula="of:=[.I325]-[.$I$5]" table:style-name="ce1">
            <text:p>0.00434</text:p>
          </table:table-cell>
          <table:table-cell office:value-type="float" office:value="-3.2090000000000063E-2" table:formula="of:=[.J325]-[.$J$5]" table:style-name="ce1">
            <text:p>-0.03209</text:p>
          </table:table-cell>
          <table:table-cell office:value-type="float" office:value="16" table:style-name="ce7">
            <text:p>16</text:p>
          </table:table-cell>
          <table:table-cell office:value-type="float" office:value="-0.125194" table:style-name="ce7">
            <text:p>-0.125194</text:p>
          </table:table-cell>
          <table:table-cell office:value-type="float" office:value="-2.3966700000000001E-2" table:style-name="ce7">
            <text:p>-0.0239667</text:p>
          </table:table-cell>
          <table:table-cell table:number-columns-repeated="16368"/>
        </table:table-row>
        <table:table-row table:style-name="ro2">
          <table:table-cell office:value-type="float" office:value="6.42" table:style-name="ce1">
            <text:p>6.42</text:p>
          </table:table-cell>
          <table:table-cell office:value-type="float" office:value="8.6730000000000002E-3" table:style-name="ce1">
            <text:p>0.008673</text:p>
          </table:table-cell>
          <table:table-cell office:value-type="float" office:value="6.42" table:style-name="ce1">
            <text:p>6.42</text:p>
          </table:table-cell>
          <table:table-cell office:value-type="float" office:value="3.2378999999999998E-2" table:style-name="ce1">
            <text:p>0.032379</text:p>
          </table:table-cell>
          <table:table-cell office:value-type="float" office:value="-9.0919999999999994E-3" table:style-name="ce1">
            <text:p>-0.009092</text:p>
          </table:table-cell>
          <table:table-cell table:style-name="ce3"/>
          <table:table-cell office:value-type="float" office:value="16.0501" table:style-name="ce7">
            <text:p>16.0501</text:p>
          </table:table-cell>
          <table:table-cell office:value-type="float" office:value="0.67464599999999997" table:style-name="ce7">
            <text:p>0.674646</text:p>
          </table:table-cell>
          <table:table-cell office:value-type="float" office:value="0.66467399999999999" table:style-name="ce7">
            <text:p>0.664674</text:p>
          </table:table-cell>
          <table:table-cell office:value-type="float" office:value="0.62367600000000001" table:style-name="ce7">
            <text:p>0.623676</text:p>
          </table:table-cell>
          <table:table-cell office:value-type="float" office:value="1.796999999999993E-2" table:formula="of:=[.H326]-[.$H$5]" table:style-name="ce1">
            <text:p>0.01797</text:p>
          </table:table-cell>
          <table:table-cell office:value-type="float" office:value="7.9949999999999743E-3" table:formula="of:=[.I326]-[.$I$5]" table:style-name="ce1">
            <text:p>0.007995</text:p>
          </table:table-cell>
          <table:table-cell office:value-type="float" office:value="-3.3003000000000005E-2" table:formula="of:=[.J326]-[.$J$5]" table:style-name="ce1">
            <text:p>-0.033003</text:p>
          </table:table-cell>
          <table:table-cell office:value-type="float" office:value="16.0501" table:style-name="ce7">
            <text:p>16.0501</text:p>
          </table:table-cell>
          <table:table-cell office:value-type="float" office:value="-0.13094700000000001" table:style-name="ce7">
            <text:p>-0.130947</text:p>
          </table:table-cell>
          <table:table-cell office:value-type="float" office:value="-9.3199100000000007E-3" table:style-name="ce7">
            <text:p>-0.00931991</text:p>
          </table:table-cell>
          <table:table-cell table:number-columns-repeated="16368"/>
        </table:table-row>
        <table:table-row table:style-name="ro2">
          <table:table-cell office:value-type="float" office:value="6.44" table:style-name="ce1">
            <text:p>6.44</text:p>
          </table:table-cell>
          <table:table-cell office:value-type="float" office:value="8.3990000000000002E-3" table:style-name="ce1">
            <text:p>0.008399</text:p>
          </table:table-cell>
          <table:table-cell office:value-type="float" office:value="6.44" table:style-name="ce1">
            <text:p>6.44</text:p>
          </table:table-cell>
          <table:table-cell office:value-type="float" office:value="3.1356000000000002E-2" table:style-name="ce1">
            <text:p>0.031356</text:p>
          </table:table-cell>
          <table:table-cell office:value-type="float" office:value="-1.0566000000000001E-2" table:style-name="ce1">
            <text:p>-0.010566</text:p>
          </table:table-cell>
          <table:table-cell table:style-name="ce3"/>
          <table:table-cell office:value-type="float" office:value="16.100000000000001" table:style-name="ce7">
            <text:p>16.1</text:p>
          </table:table-cell>
          <table:table-cell office:value-type="float" office:value="0.67097399999999996" table:style-name="ce7">
            <text:p>0.670974</text:p>
          </table:table-cell>
          <table:table-cell office:value-type="float" office:value="0.66830400000000001" table:style-name="ce7">
            <text:p>0.668304</text:p>
          </table:table-cell>
          <table:table-cell office:value-type="float" office:value="0.62362200000000001" table:style-name="ce7">
            <text:p>0.623622</text:p>
          </table:table-cell>
          <table:table-cell office:value-type="float" office:value="1.4297999999999922E-2" table:formula="of:=[.H327]-[.$H$5]" table:style-name="ce1">
            <text:p>0.014298</text:p>
          </table:table-cell>
          <table:table-cell office:value-type="float" office:value="1.1624999999999996E-2" table:formula="of:=[.I327]-[.$I$5]" table:style-name="ce1">
            <text:p>0.011625</text:p>
          </table:table-cell>
          <table:table-cell office:value-type="float" office:value="-3.3057000000000003E-2" table:formula="of:=[.J327]-[.$J$5]" table:style-name="ce1">
            <text:p>-0.033057</text:p>
          </table:table-cell>
          <table:table-cell office:value-type="float" office:value="16.100100000000001" table:style-name="ce7">
            <text:p>16.1001</text:p>
          </table:table-cell>
          <table:table-cell office:value-type="float" office:value="-0.13320100000000001" table:style-name="ce7">
            <text:p>-0.133201</text:p>
          </table:table-cell>
          <table:table-cell office:value-type="float" office:value="4.2204699999999996E-3" table:style-name="ce7">
            <text:p>0.00422047</text:p>
          </table:table-cell>
          <table:table-cell table:number-columns-repeated="16368"/>
        </table:table-row>
        <table:table-row table:style-name="ro2">
          <table:table-cell office:value-type="float" office:value="6.46" table:style-name="ce1">
            <text:p>6.46</text:p>
          </table:table-cell>
          <table:table-cell office:value-type="float" office:value="8.0859999999999994E-3" table:style-name="ce1">
            <text:p>0.008086</text:p>
          </table:table-cell>
          <table:table-cell office:value-type="float" office:value="6.46" table:style-name="ce1">
            <text:p>6.46</text:p>
          </table:table-cell>
          <table:table-cell office:value-type="float" office:value="3.0183000000000001E-2" table:style-name="ce1">
            <text:p>0.030183</text:p>
          </table:table-cell>
          <table:table-cell office:value-type="float" office:value="-1.2004000000000001E-2" table:style-name="ce1">
            <text:p>-0.012004</text:p>
          </table:table-cell>
          <table:table-cell table:style-name="ce3"/>
          <table:table-cell office:value-type="float" office:value="16.150099999999998" table:style-name="ce7">
            <text:p>16.1501</text:p>
          </table:table-cell>
          <table:table-cell office:value-type="float" office:value="0.66734700000000002" table:style-name="ce7">
            <text:p>0.667347</text:p>
          </table:table-cell>
          <table:table-cell office:value-type="float" office:value="0.67181100000000005" table:style-name="ce7">
            <text:p>0.671811</text:p>
          </table:table-cell>
          <table:table-cell office:value-type="float" office:value="0.62435300000000005" table:style-name="ce7">
            <text:p>0.624353</text:p>
          </table:table-cell>
          <table:table-cell office:value-type="float" office:value="1.0670999999999986E-2" table:formula="of:=[.H328]-[.$H$5]" table:style-name="ce1">
            <text:p>0.010671</text:p>
          </table:table-cell>
          <table:table-cell office:value-type="float" office:value="1.5132000000000034E-2" table:formula="of:=[.I328]-[.$I$5]" table:style-name="ce1">
            <text:p>0.015132</text:p>
          </table:table-cell>
          <table:table-cell office:value-type="float" office:value="-3.2325999999999966E-2" table:formula="of:=[.J328]-[.$J$5]" table:style-name="ce1">
            <text:p>-0.032326</text:p>
          </table:table-cell>
          <table:table-cell office:value-type="float" office:value="16.150099999999998" table:style-name="ce7">
            <text:p>16.1501</text:p>
          </table:table-cell>
          <table:table-cell office:value-type="float" office:value="-0.13184000000000001" table:style-name="ce7">
            <text:p>-0.13184</text:p>
          </table:table-cell>
          <table:table-cell office:value-type="float" office:value="1.71959E-2" table:style-name="ce7">
            <text:p>0.0171959</text:p>
          </table:table-cell>
          <table:table-cell table:number-columns-repeated="16368"/>
        </table:table-row>
        <table:table-row table:style-name="ro2">
          <table:table-cell office:value-type="float" office:value="6.48" table:style-name="ce1">
            <text:p>6.48</text:p>
          </table:table-cell>
          <table:table-cell office:value-type="float" office:value="7.737E-3" table:style-name="ce1">
            <text:p>0.007737</text:p>
          </table:table-cell>
          <table:table-cell office:value-type="float" office:value="6.48" table:style-name="ce1">
            <text:p>6.48</text:p>
          </table:table-cell>
          <table:table-cell office:value-type="float" office:value="2.8864000000000001E-2" table:style-name="ce1">
            <text:p>0.028864</text:p>
          </table:table-cell>
          <table:table-cell office:value-type="float" office:value="-1.3403E-2" table:style-name="ce1">
            <text:p>-0.013403</text:p>
          </table:table-cell>
          <table:table-cell table:style-name="ce3"/>
          <table:table-cell office:value-type="float" office:value="16.200099999999999" table:style-name="ce7">
            <text:p>16.2001</text:p>
          </table:table-cell>
          <table:table-cell office:value-type="float" office:value="0.66391800000000001" table:style-name="ce7">
            <text:p>0.663918</text:p>
          </table:table-cell>
          <table:table-cell office:value-type="float" office:value="0.67508900000000005" table:style-name="ce7">
            <text:p>0.675089</text:p>
          </table:table-cell>
          <table:table-cell office:value-type="float" office:value="0.625834" table:style-name="ce7">
            <text:p>0.625834</text:p>
          </table:table-cell>
          <table:table-cell office:value-type="float" office:value="7.2419999999999707E-3" table:formula="of:=[.H329]-[.$H$5]" table:style-name="ce1">
            <text:p>0.007242</text:p>
          </table:table-cell>
          <table:table-cell office:value-type="float" office:value="1.8410000000000037E-2" table:formula="of:=[.I329]-[.$I$5]" table:style-name="ce1">
            <text:p>0.01841</text:p>
          </table:table-cell>
          <table:table-cell office:value-type="float" office:value="-3.0845000000000011E-2" table:formula="of:=[.J329]-[.$J$5]" table:style-name="ce1">
            <text:p>-0.030845</text:p>
          </table:table-cell>
          <table:table-cell office:value-type="float" office:value="16.2" table:style-name="ce7">
            <text:p>16.2</text:p>
          </table:table-cell>
          <table:table-cell office:value-type="float" office:value="-0.12684500000000001" table:style-name="ce7">
            <text:p>-0.126845</text:p>
          </table:table-cell>
          <table:table-cell office:value-type="float" office:value="2.9262E-2" table:style-name="ce7">
            <text:p>0.029262</text:p>
          </table:table-cell>
          <table:table-cell table:number-columns-repeated="16368"/>
        </table:table-row>
        <table:table-row table:style-name="ro2">
          <table:table-cell office:value-type="float" office:value="6.5" table:style-name="ce1">
            <text:p>6.5</text:p>
          </table:table-cell>
          <table:table-cell office:value-type="float" office:value="7.3499999999999998E-3" table:style-name="ce1">
            <text:p>0.00735</text:p>
          </table:table-cell>
          <table:table-cell office:value-type="float" office:value="6.5" table:style-name="ce1">
            <text:p>6.5</text:p>
          </table:table-cell>
          <table:table-cell office:value-type="float" office:value="2.7404999999999999E-2" table:style-name="ce1">
            <text:p>0.027405</text:p>
          </table:table-cell>
          <table:table-cell office:value-type="float" office:value="-1.4755000000000001E-2" table:style-name="ce1">
            <text:p>-0.014755</text:p>
          </table:table-cell>
          <table:table-cell table:style-name="ce3"/>
          <table:table-cell office:value-type="float" office:value="16.2501" table:style-name="ce7">
            <text:p>16.2501</text:p>
          </table:table-cell>
          <table:table-cell office:value-type="float" office:value="0.66082099999999999" table:style-name="ce7">
            <text:p>0.660821</text:p>
          </table:table-cell>
          <table:table-cell office:value-type="float" office:value="0.677952" table:style-name="ce7">
            <text:p>0.677952</text:p>
          </table:table-cell>
          <table:table-cell office:value-type="float" office:value="0.62802999999999998" table:style-name="ce7">
            <text:p>0.62803</text:p>
          </table:table-cell>
          <table:table-cell office:value-type="float" office:value="4.1449999999999543E-3" table:formula="of:=[.H330]-[.$H$5]" table:style-name="ce1">
            <text:p>0.004145</text:p>
          </table:table-cell>
          <table:table-cell office:value-type="float" office:value="2.1272999999999986E-2" table:formula="of:=[.I330]-[.$I$5]" table:style-name="ce1">
            <text:p>0.021273</text:p>
          </table:table-cell>
          <table:table-cell office:value-type="float" office:value="-2.8649000000000036E-2" table:formula="of:=[.J330]-[.$J$5]" table:style-name="ce1">
            <text:p>-0.028649</text:p>
          </table:table-cell>
          <table:table-cell office:value-type="float" office:value="16.2501" table:style-name="ce7">
            <text:p>16.2501</text:p>
          </table:table-cell>
          <table:table-cell office:value-type="float" office:value="-0.11876299999999999" table:style-name="ce7">
            <text:p>-0.118763</text:p>
          </table:table-cell>
          <table:table-cell office:value-type="float" office:value="3.9438300000000003E-2" table:style-name="ce7">
            <text:p>0.0394383</text:p>
          </table:table-cell>
          <table:table-cell table:number-columns-repeated="16368"/>
        </table:table-row>
        <table:table-row table:style-name="ro2">
          <table:table-cell office:value-type="float" office:value="6.52" table:style-name="ce1">
            <text:p>6.52</text:p>
          </table:table-cell>
          <table:table-cell office:value-type="float" office:value="6.9290000000000003E-3" table:style-name="ce1">
            <text:p>0.006929</text:p>
          </table:table-cell>
          <table:table-cell office:value-type="float" office:value="6.52" table:style-name="ce1">
            <text:p>6.52</text:p>
          </table:table-cell>
          <table:table-cell office:value-type="float" office:value="2.5808999999999999E-2" table:style-name="ce1">
            <text:p>0.025809</text:p>
          </table:table-cell>
          <table:table-cell office:value-type="float" office:value="-1.6056000000000001E-2" table:style-name="ce1">
            <text:p>-0.016056</text:p>
          </table:table-cell>
          <table:table-cell table:style-name="ce3"/>
          <table:table-cell office:value-type="float" office:value="16.3" table:style-name="ce7">
            <text:p>16.3</text:p>
          </table:table-cell>
          <table:table-cell office:value-type="float" office:value="0.65809499999999999" table:style-name="ce7">
            <text:p>0.658095</text:p>
          </table:table-cell>
          <table:table-cell office:value-type="float" office:value="0.68019799999999997" table:style-name="ce7">
            <text:p>0.680198</text:p>
          </table:table-cell>
          <table:table-cell office:value-type="float" office:value="0.63088299999999997" table:style-name="ce7">
            <text:p>0.630883</text:p>
          </table:table-cell>
          <table:table-cell office:value-type="float" office:value="1.4189999999999481E-3" table:formula="of:=[.H331]-[.$H$5]" table:style-name="ce1">
            <text:p>0.001419</text:p>
          </table:table-cell>
          <table:table-cell office:value-type="float" office:value="2.3518999999999957E-2" table:formula="of:=[.I331]-[.$I$5]" table:style-name="ce1">
            <text:p>0.023519</text:p>
          </table:table-cell>
          <table:table-cell office:value-type="float" office:value="-2.5796000000000041E-2" table:formula="of:=[.J331]-[.$J$5]" table:style-name="ce1">
            <text:p>-0.025796</text:p>
          </table:table-cell>
          <table:table-cell office:value-type="float" office:value="16.3001" table:style-name="ce7">
            <text:p>16.3001</text:p>
          </table:table-cell>
          <table:table-cell office:value-type="float" office:value="-0.107878" table:style-name="ce7">
            <text:p>-0.107878</text:p>
          </table:table-cell>
          <table:table-cell office:value-type="float" office:value="4.8692199999999998E-2" table:style-name="ce7">
            <text:p>0.0486922</text:p>
          </table:table-cell>
          <table:table-cell table:number-columns-repeated="16368"/>
        </table:table-row>
        <table:table-row table:style-name="ro2">
          <table:table-cell office:value-type="float" office:value="6.54" table:style-name="ce1">
            <text:p>6.54</text:p>
          </table:table-cell>
          <table:table-cell office:value-type="float" office:value="6.4739999999999997E-3" table:style-name="ce1">
            <text:p>0.006474</text:p>
          </table:table-cell>
          <table:table-cell office:value-type="float" office:value="6.54" table:style-name="ce1">
            <text:p>6.54</text:p>
          </table:table-cell>
          <table:table-cell office:value-type="float" office:value="2.4081999999999999E-2" table:style-name="ce1">
            <text:p>0.024082</text:p>
          </table:table-cell>
          <table:table-cell office:value-type="float" office:value="-1.7299999999999999E-2" table:style-name="ce1">
            <text:p>-0.0173</text:p>
          </table:table-cell>
          <table:table-cell table:style-name="ce3"/>
          <table:table-cell office:value-type="float" office:value="16.350100000000001" table:style-name="ce7">
            <text:p>16.3501</text:p>
          </table:table-cell>
          <table:table-cell office:value-type="float" office:value="0.65573099999999995" table:style-name="ce7">
            <text:p>0.655731</text:p>
          </table:table-cell>
          <table:table-cell office:value-type="float" office:value="0.68160600000000005" table:style-name="ce7">
            <text:p>0.681606</text:p>
          </table:table-cell>
          <table:table-cell office:value-type="float" office:value="0.63433899999999999" table:style-name="ce7">
            <text:p>0.634339</text:p>
          </table:table-cell>
          <table:table-cell office:value-type="float" office:value="-9.4500000000008466E-4" table:formula="of:=[.H332]-[.$H$5]" table:style-name="ce1">
            <text:p>-0.000945</text:p>
          </table:table-cell>
          <table:table-cell office:value-type="float" office:value="2.4927000000000032E-2" table:formula="of:=[.I332]-[.$I$5]" table:style-name="ce1">
            <text:p>0.024927</text:p>
          </table:table-cell>
          <table:table-cell office:value-type="float" office:value="-2.2340000000000027E-2" table:formula="of:=[.J332]-[.$J$5]" table:style-name="ce1">
            <text:p>-0.02234</text:p>
          </table:table-cell>
          <table:table-cell office:value-type="float" office:value="16.350000000000001" table:style-name="ce7">
            <text:p>16.35</text:p>
          </table:table-cell>
          <table:table-cell office:value-type="float" office:value="-9.4437499999999994E-2" table:style-name="ce7">
            <text:p>-0.0944375</text:p>
          </table:table-cell>
          <table:table-cell office:value-type="float" office:value="5.66826E-2" table:style-name="ce7">
            <text:p>0.0566826</text:p>
          </table:table-cell>
          <table:table-cell table:number-columns-repeated="16368"/>
        </table:table-row>
        <table:table-row table:style-name="ro2">
          <table:table-cell office:value-type="float" office:value="6.56" table:style-name="ce1">
            <text:p>6.56</text:p>
          </table:table-cell>
          <table:table-cell office:value-type="float" office:value="5.9849999999999999E-3" table:style-name="ce1">
            <text:p>0.005985</text:p>
          </table:table-cell>
          <table:table-cell office:value-type="float" office:value="6.56" table:style-name="ce1">
            <text:p>6.56</text:p>
          </table:table-cell>
          <table:table-cell office:value-type="float" office:value="2.223E-2" table:style-name="ce1">
            <text:p>0.02223</text:p>
          </table:table-cell>
          <table:table-cell office:value-type="float" office:value="-1.8481999999999998E-2" table:style-name="ce1">
            <text:p>-0.018482</text:p>
          </table:table-cell>
          <table:table-cell table:style-name="ce3"/>
          <table:table-cell office:value-type="float" office:value="16.400099999999998" table:style-name="ce7">
            <text:p>16.4001</text:p>
          </table:table-cell>
          <table:table-cell office:value-type="float" office:value="0.65369699999999997" table:style-name="ce7">
            <text:p>0.653697</text:p>
          </table:table-cell>
          <table:table-cell office:value-type="float" office:value="0.68198199999999998" table:style-name="ce7">
            <text:p>0.681982</text:p>
          </table:table-cell>
          <table:table-cell office:value-type="float" office:value="0.63830299999999995" table:style-name="ce7">
            <text:p>0.638303</text:p>
          </table:table-cell>
          <table:table-cell office:value-type="float" office:value="-2.9790000000000649E-3" table:formula="of:=[.H333]-[.$H$5]" table:style-name="ce1">
            <text:p>-0.002979</text:p>
          </table:table-cell>
          <table:table-cell office:value-type="float" office:value="2.5302999999999964E-2" table:formula="of:=[.I333]-[.$I$5]" table:style-name="ce1">
            <text:p>0.025303</text:p>
          </table:table-cell>
          <table:table-cell office:value-type="float" office:value="-1.8376000000000059E-2" table:formula="of:=[.J333]-[.$J$5]" table:style-name="ce1">
            <text:p>-0.018376</text:p>
          </table:table-cell>
          <table:table-cell office:value-type="float" office:value="16.399999999999999" table:style-name="ce7">
            <text:p>16.4</text:p>
          </table:table-cell>
          <table:table-cell office:value-type="float" office:value="-7.9146999999999995E-2" table:style-name="ce7">
            <text:p>-0.079147</text:p>
          </table:table-cell>
          <table:table-cell office:value-type="float" office:value="6.2659400000000004E-2" table:style-name="ce7">
            <text:p>0.0626594</text:p>
          </table:table-cell>
          <table:table-cell table:number-columns-repeated="16368"/>
        </table:table-row>
        <table:table-row table:style-name="ro2">
          <table:table-cell office:value-type="float" office:value="6.58" table:style-name="ce1">
            <text:p>6.58</text:p>
          </table:table-cell>
          <table:table-cell office:value-type="float" office:value="5.4660000000000004E-3" table:style-name="ce1">
            <text:p>0.005466</text:p>
          </table:table-cell>
          <table:table-cell office:value-type="float" office:value="6.58" table:style-name="ce1">
            <text:p>6.58</text:p>
          </table:table-cell>
          <table:table-cell office:value-type="float" office:value="2.0257000000000001E-2" table:style-name="ce1">
            <text:p>0.020257</text:p>
          </table:table-cell>
          <table:table-cell office:value-type="float" office:value="-1.9597E-2" table:style-name="ce1">
            <text:p>-0.019597</text:p>
          </table:table-cell>
          <table:table-cell table:style-name="ce3"/>
          <table:table-cell office:value-type="float" office:value="16.45" table:style-name="ce7">
            <text:p>16.45</text:p>
          </table:table-cell>
          <table:table-cell office:value-type="float" office:value="0.65191399999999999" table:style-name="ce7">
            <text:p>0.651914</text:p>
          </table:table-cell>
          <table:table-cell office:value-type="float" office:value="0.68122799999999994" table:style-name="ce7">
            <text:p>0.681228</text:p>
          </table:table-cell>
          <table:table-cell office:value-type="float" office:value="0.64271599999999995" table:style-name="ce7">
            <text:p>0.642716</text:p>
          </table:table-cell>
          <table:table-cell office:value-type="float" office:value="-4.762000000000044E-3" table:formula="of:=[.H334]-[.$H$5]" table:style-name="ce1">
            <text:p>-0.004762</text:p>
          </table:table-cell>
          <table:table-cell office:value-type="float" office:value="2.4548999999999932E-2" table:formula="of:=[.I334]-[.$I$5]" table:style-name="ce1">
            <text:p>0.024549</text:p>
          </table:table-cell>
          <table:table-cell office:value-type="float" office:value="-1.3963000000000059E-2" table:formula="of:=[.J334]-[.$J$5]" table:style-name="ce1">
            <text:p>-0.013963</text:p>
          </table:table-cell>
          <table:table-cell office:value-type="float" office:value="16.450099999999999" table:style-name="ce7">
            <text:p>16.4501</text:p>
          </table:table-cell>
          <table:table-cell office:value-type="float" office:value="-6.2257399999999997E-2" table:style-name="ce7">
            <text:p>-0.0622574</text:p>
          </table:table-cell>
          <table:table-cell office:value-type="float" office:value="6.68488E-2" table:style-name="ce7">
            <text:p>0.0668488</text:p>
          </table:table-cell>
          <table:table-cell table:number-columns-repeated="16368"/>
        </table:table-row>
        <table:table-row table:style-name="ro2">
          <table:table-cell office:value-type="float" office:value="6.6" table:style-name="ce1">
            <text:p>6.6</text:p>
          </table:table-cell>
          <table:table-cell office:value-type="float" office:value="4.9160000000000002E-3" table:style-name="ce1">
            <text:p>0.004916</text:p>
          </table:table-cell>
          <table:table-cell office:value-type="float" office:value="6.6" table:style-name="ce1">
            <text:p>6.6</text:p>
          </table:table-cell>
          <table:table-cell office:value-type="float" office:value="1.8172000000000001E-2" table:style-name="ce1">
            <text:p>0.018172</text:p>
          </table:table-cell>
          <table:table-cell office:value-type="float" office:value="-2.0638E-2" table:style-name="ce1">
            <text:p>-0.020638</text:p>
          </table:table-cell>
          <table:table-cell table:style-name="ce3"/>
          <table:table-cell office:value-type="float" office:value="16.5001" table:style-name="ce7">
            <text:p>16.5001</text:p>
          </table:table-cell>
          <table:table-cell office:value-type="float" office:value="0.65033300000000005" table:style-name="ce7">
            <text:p>0.650333</text:p>
          </table:table-cell>
          <table:table-cell office:value-type="float" office:value="0.67932400000000004" table:style-name="ce7">
            <text:p>0.679324</text:p>
          </table:table-cell>
          <table:table-cell office:value-type="float" office:value="0.64741199999999999" table:style-name="ce7">
            <text:p>0.647412</text:p>
          </table:table-cell>
          <table:table-cell office:value-type="float" office:value="-6.3429999999999875E-3" table:formula="of:=[.H335]-[.$H$5]" table:style-name="ce1">
            <text:p>-0.006343</text:p>
          </table:table-cell>
          <table:table-cell office:value-type="float" office:value="2.2645000000000026E-2" table:formula="of:=[.I335]-[.$I$5]" table:style-name="ce1">
            <text:p>0.022645</text:p>
          </table:table-cell>
          <table:table-cell office:value-type="float" office:value="-9.2670000000000252E-3" table:formula="of:=[.J335]-[.$J$5]" table:style-name="ce1">
            <text:p>-0.009267</text:p>
          </table:table-cell>
          <table:table-cell office:value-type="float" office:value="16.5" table:style-name="ce7">
            <text:p>16.5</text:p>
          </table:table-cell>
          <table:table-cell office:value-type="float" office:value="-4.43601E-2" table:style-name="ce7">
            <text:p>-0.0443601</text:p>
          </table:table-cell>
          <table:table-cell office:value-type="float" office:value="6.9256799999999993E-2" table:style-name="ce7">
            <text:p>0.0692568</text:p>
          </table:table-cell>
          <table:table-cell table:number-columns-repeated="16368"/>
        </table:table-row>
        <table:table-row table:style-name="ro2">
          <table:table-cell office:value-type="float" office:value="6.62" table:style-name="ce1">
            <text:p>6.62</text:p>
          </table:table-cell>
          <table:table-cell office:value-type="float" office:value="4.339E-3" table:style-name="ce1">
            <text:p>0.004339</text:p>
          </table:table-cell>
          <table:table-cell office:value-type="float" office:value="6.62" table:style-name="ce1">
            <text:p>6.62</text:p>
          </table:table-cell>
          <table:table-cell office:value-type="float" office:value="1.5980000000000001E-2" table:style-name="ce1">
            <text:p>0.01598</text:p>
          </table:table-cell>
          <table:table-cell office:value-type="float" office:value="-2.1602E-2" table:style-name="ce1">
            <text:p>-0.021602</text:p>
          </table:table-cell>
          <table:table-cell table:style-name="ce3"/>
          <table:table-cell office:value-type="float" office:value="16.55" table:style-name="ce7">
            <text:p>16.55</text:p>
          </table:table-cell>
          <table:table-cell office:value-type="float" office:value="0.64887399999999995" table:style-name="ce7">
            <text:p>0.648874</text:p>
          </table:table-cell>
          <table:table-cell office:value-type="float" office:value="0.67634499999999997" table:style-name="ce7">
            <text:p>0.676345</text:p>
          </table:table-cell>
          <table:table-cell office:value-type="float" office:value="0.65227500000000005" table:style-name="ce7">
            <text:p>0.652275</text:p>
          </table:table-cell>
          <table:table-cell office:value-type="float" office:value="-7.8020000000000866E-3" table:formula="of:=[.H336]-[.$H$5]" table:style-name="ce1">
            <text:p>-0.007802</text:p>
          </table:table-cell>
          <table:table-cell office:value-type="float" office:value="1.9665999999999961E-2" table:formula="of:=[.I336]-[.$I$5]" table:style-name="ce1">
            <text:p>0.019666</text:p>
          </table:table-cell>
          <table:table-cell office:value-type="float" office:value="-4.4039999999999635E-3" table:formula="of:=[.J336]-[.$J$5]" table:style-name="ce1">
            <text:p>-0.004404</text:p>
          </table:table-cell>
          <table:table-cell office:value-type="float" office:value="16.55" table:style-name="ce7">
            <text:p>16.55</text:p>
          </table:table-cell>
          <table:table-cell office:value-type="float" office:value="-2.59017E-2" table:style-name="ce7">
            <text:p>-0.0259017</text:p>
          </table:table-cell>
          <table:table-cell office:value-type="float" office:value="6.9460400000000005E-2" table:style-name="ce7">
            <text:p>0.0694604</text:p>
          </table:table-cell>
          <table:table-cell table:number-columns-repeated="16368"/>
        </table:table-row>
        <table:table-row table:style-name="ro2">
          <table:table-cell office:value-type="float" office:value="6.64" table:style-name="ce1">
            <text:p>6.64</text:p>
          </table:table-cell>
          <table:table-cell office:value-type="float" office:value="3.7339999999999999E-3" table:style-name="ce1">
            <text:p>0.003734</text:p>
          </table:table-cell>
          <table:table-cell office:value-type="float" office:value="6.64" table:style-name="ce1">
            <text:p>6.64</text:p>
          </table:table-cell>
          <table:table-cell office:value-type="float" office:value="1.3690000000000001E-2" table:style-name="ce1">
            <text:p>0.01369</text:p>
          </table:table-cell>
          <table:table-cell office:value-type="float" office:value="-2.2481000000000001E-2" table:style-name="ce1">
            <text:p>-0.022481</text:p>
          </table:table-cell>
          <table:table-cell table:style-name="ce3"/>
          <table:table-cell office:value-type="float" office:value="16.600100000000001" table:style-name="ce7">
            <text:p>16.6001</text:p>
          </table:table-cell>
          <table:table-cell office:value-type="float" office:value="0.64751499999999995" table:style-name="ce7">
            <text:p>0.647515</text:p>
          </table:table-cell>
          <table:table-cell office:value-type="float" office:value="0.672485" table:style-name="ce7">
            <text:p>0.672485</text:p>
          </table:table-cell>
          <table:table-cell office:value-type="float" office:value="0.65712800000000005" table:style-name="ce7">
            <text:p>0.657128</text:p>
          </table:table-cell>
          <table:table-cell office:value-type="float" office:value="-9.1610000000000857E-3" table:formula="of:=[.H337]-[.$H$5]" table:style-name="ce1">
            <text:p>-0.009161</text:p>
          </table:table-cell>
          <table:table-cell office:value-type="float" office:value="1.5805999999999987E-2" table:formula="of:=[.I337]-[.$I$5]" table:style-name="ce1">
            <text:p>0.015806</text:p>
          </table:table-cell>
          <table:table-cell office:value-type="float" office:value="4.4900000000003271E-4" table:formula="of:=[.J337]-[.$J$5]" table:style-name="ce1">
            <text:p>0.000449</text:p>
          </table:table-cell>
          <table:table-cell office:value-type="float" office:value="16.600000000000001" table:style-name="ce7">
            <text:p>16.6</text:p>
          </table:table-cell>
          <table:table-cell office:value-type="float" office:value="-7.6118799999999997E-3" table:style-name="ce7">
            <text:p>-0.00761188</text:p>
          </table:table-cell>
          <table:table-cell office:value-type="float" office:value="6.75568E-2" table:style-name="ce7">
            <text:p>0.0675568</text:p>
          </table:table-cell>
          <table:table-cell table:number-columns-repeated="16368"/>
        </table:table-row>
        <table:table-row table:style-name="ro2">
          <table:table-cell office:value-type="float" office:value="6.66" table:style-name="ce1">
            <text:p>6.66</text:p>
          </table:table-cell>
          <table:table-cell office:value-type="float" office:value="3.1050000000000001E-3" table:style-name="ce1">
            <text:p>0.003105</text:p>
          </table:table-cell>
          <table:table-cell office:value-type="float" office:value="6.66" table:style-name="ce1">
            <text:p>6.66</text:p>
          </table:table-cell>
          <table:table-cell office:value-type="float" office:value="1.1309E-2" table:style-name="ce1">
            <text:p>0.011309</text:p>
          </table:table-cell>
          <table:table-cell office:value-type="float" office:value="-2.3271E-2" table:style-name="ce1">
            <text:p>-0.023271</text:p>
          </table:table-cell>
          <table:table-cell table:style-name="ce3"/>
          <table:table-cell office:value-type="float" office:value="16.650099999999998" table:style-name="ce7">
            <text:p>16.6501</text:p>
          </table:table-cell>
          <table:table-cell office:value-type="float" office:value="0.64624199999999998" table:style-name="ce7">
            <text:p>0.646242</text:p>
          </table:table-cell>
          <table:table-cell office:value-type="float" office:value="0.66797300000000004" table:style-name="ce7">
            <text:p>0.667973</text:p>
          </table:table-cell>
          <table:table-cell office:value-type="float" office:value="0.66184600000000005" table:style-name="ce7">
            <text:p>0.661846</text:p>
          </table:table-cell>
          <table:table-cell office:value-type="float" office:value="-1.0434000000000054E-2" table:formula="of:=[.H338]-[.$H$5]" table:style-name="ce1">
            <text:p>-0.010434</text:p>
          </table:table-cell>
          <table:table-cell office:value-type="float" office:value="1.1294000000000026E-2" table:formula="of:=[.I338]-[.$I$5]" table:style-name="ce1">
            <text:p>0.011294</text:p>
          </table:table-cell>
          <table:table-cell office:value-type="float" office:value="5.1670000000000327E-3" table:formula="of:=[.J338]-[.$J$5]" table:style-name="ce1">
            <text:p>0.005167</text:p>
          </table:table-cell>
          <table:table-cell office:value-type="float" office:value="16.649999999999999" table:style-name="ce7">
            <text:p>16.65</text:p>
          </table:table-cell>
          <table:table-cell office:value-type="float" office:value="1.0266600000000001E-2" table:style-name="ce7">
            <text:p>0.0102666</text:p>
          </table:table-cell>
          <table:table-cell office:value-type="float" office:value="6.3539999999999999E-2" table:style-name="ce7">
            <text:p>0.06354</text:p>
          </table:table-cell>
          <table:table-cell table:number-columns-repeated="16368" table:style-name="ce3"/>
        </table:table-row>
        <table:table-row table:style-name="ro2">
          <table:table-cell office:value-type="float" office:value="6.68" table:style-name="ce1">
            <text:p>6.68</text:p>
          </table:table-cell>
          <table:table-cell office:value-type="float" office:value="2.454E-3" table:style-name="ce1">
            <text:p>0.002454</text:p>
          </table:table-cell>
          <table:table-cell office:value-type="float" office:value="6.68" table:style-name="ce1">
            <text:p>6.68</text:p>
          </table:table-cell>
          <table:table-cell office:value-type="float" office:value="8.8470000000000007E-3" table:style-name="ce1">
            <text:p>0.008847</text:p>
          </table:table-cell>
          <table:table-cell office:value-type="float" office:value="-2.3966000000000001E-2" table:style-name="ce1">
            <text:p>-0.023966</text:p>
          </table:table-cell>
          <table:table-cell table:style-name="ce3"/>
          <table:table-cell office:value-type="float" office:value="16.700099999999999" table:style-name="ce7">
            <text:p>16.7001</text:p>
          </table:table-cell>
          <table:table-cell office:value-type="float" office:value="0.64509099999999997" table:style-name="ce7">
            <text:p>0.645091</text:p>
          </table:table-cell>
          <table:table-cell office:value-type="float" office:value="0.66313299999999997" table:style-name="ce7">
            <text:p>0.663133</text:p>
          </table:table-cell>
          <table:table-cell office:value-type="float" office:value="0.66625999999999996" table:style-name="ce7">
            <text:p>0.66626</text:p>
          </table:table-cell>
          <table:table-cell office:value-type="float" office:value="-1.1585000000000067E-2" table:formula="of:=[.H339]-[.$H$5]" table:style-name="ce1">
            <text:p>-0.011585</text:p>
          </table:table-cell>
          <table:table-cell office:value-type="float" office:value="6.4539999999999598E-3" table:formula="of:=[.I339]-[.$I$5]" table:style-name="ce1">
            <text:p>0.006454</text:p>
          </table:table-cell>
          <table:table-cell office:value-type="float" office:value="9.5809999999999507E-3" table:formula="of:=[.J339]-[.$J$5]" table:style-name="ce1">
            <text:p>0.009581</text:p>
          </table:table-cell>
          <table:table-cell office:value-type="float" office:value="16.7" table:style-name="ce7">
            <text:p>16.7</text:p>
          </table:table-cell>
          <table:table-cell office:value-type="float" office:value="2.7074999999999998E-2" table:style-name="ce7">
            <text:p>0.027075</text:p>
          </table:table-cell>
          <table:table-cell office:value-type="float" office:value="5.8109099999999997E-2" table:style-name="ce7">
            <text:p>0.0581091</text:p>
          </table:table-cell>
          <table:table-cell table:number-columns-repeated="16368" table:style-name="ce3"/>
        </table:table-row>
        <table:table-row table:style-name="ro2">
          <table:table-cell office:value-type="float" office:value="6.7" table:style-name="ce1">
            <text:p>6.7</text:p>
          </table:table-cell>
          <table:table-cell office:value-type="float" office:value="1.7819999999999999E-3" table:style-name="ce1">
            <text:p>0.001782</text:p>
          </table:table-cell>
          <table:table-cell office:value-type="float" office:value="6.7" table:style-name="ce1">
            <text:p>6.7</text:p>
          </table:table-cell>
          <table:table-cell office:value-type="float" office:value="6.3119999999999999E-3" table:style-name="ce1">
            <text:p>0.006312</text:p>
          </table:table-cell>
          <table:table-cell office:value-type="float" office:value="-2.4560999999999999E-2" table:style-name="ce1">
            <text:p>-0.024561</text:p>
          </table:table-cell>
          <table:table-cell table:style-name="ce3"/>
          <table:table-cell office:value-type="float" office:value="16.7501" table:style-name="ce7">
            <text:p>16.7501</text:p>
          </table:table-cell>
          <table:table-cell office:value-type="float" office:value="0.644119" table:style-name="ce7">
            <text:p>0.644119</text:p>
          </table:table-cell>
          <table:table-cell office:value-type="float" office:value="0.65829099999999996" table:style-name="ce7">
            <text:p>0.658291</text:p>
          </table:table-cell>
          <table:table-cell office:value-type="float" office:value="0.67023500000000003" table:style-name="ce7">
            <text:p>0.670235</text:p>
          </table:table-cell>
          <table:table-cell office:value-type="float" office:value="-1.255700000000004E-2" table:formula="of:=[.H340]-[.$H$5]" table:style-name="ce1">
            <text:p>-0.012557</text:p>
          </table:table-cell>
          <table:table-cell office:value-type="float" office:value="1.6119999999999468E-3" table:formula="of:=[.I340]-[.$I$5]" table:style-name="ce1">
            <text:p>0.001612</text:p>
          </table:table-cell>
          <table:table-cell office:value-type="float" office:value="1.3556000000000012E-2" table:formula="of:=[.J340]-[.$J$5]" table:style-name="ce1">
            <text:p>0.013556</text:p>
          </table:table-cell>
          <table:table-cell office:value-type="float" office:value="16.7501" table:style-name="ce7">
            <text:p>16.7501</text:p>
          </table:table-cell>
          <table:table-cell office:value-type="float" office:value="4.2071200000000003E-2" table:style-name="ce7">
            <text:p>0.0420712</text:p>
          </table:table-cell>
          <table:table-cell office:value-type="float" office:value="5.1012700000000001E-2" table:style-name="ce7">
            <text:p>0.0510127</text:p>
          </table:table-cell>
          <table:table-cell table:number-columns-repeated="16368" table:style-name="ce3"/>
        </table:table-row>
        <table:table-row table:style-name="ro2">
          <table:table-cell office:value-type="float" office:value="6.72" table:style-name="ce1">
            <text:p>6.72</text:p>
          </table:table-cell>
          <table:table-cell office:value-type="float" office:value="1.091E-3" table:style-name="ce1">
            <text:p>0.001091</text:p>
          </table:table-cell>
          <table:table-cell office:value-type="float" office:value="6.72" table:style-name="ce1">
            <text:p>6.72</text:p>
          </table:table-cell>
          <table:table-cell office:value-type="float" office:value="3.7139999999999999E-3" table:style-name="ce1">
            <text:p>0.003714</text:p>
          </table:table-cell>
          <table:table-cell office:value-type="float" office:value="-2.5051E-2" table:style-name="ce1">
            <text:p>-0.025051</text:p>
          </table:table-cell>
          <table:table-cell table:style-name="ce3"/>
          <table:table-cell office:value-type="float" office:value="16.8001" table:style-name="ce7">
            <text:p>16.8001</text:p>
          </table:table-cell>
          <table:table-cell office:value-type="float" office:value="0.64338799999999996" table:style-name="ce7">
            <text:p>0.643388</text:p>
          </table:table-cell>
          <table:table-cell office:value-type="float" office:value="0.65373199999999998" table:style-name="ce7">
            <text:p>0.653732</text:p>
          </table:table-cell>
          <table:table-cell office:value-type="float" office:value="0.67366300000000001" table:style-name="ce7">
            <text:p>0.673663</text:p>
          </table:table-cell>
          <table:table-cell office:value-type="float" office:value="-1.3288000000000078E-2" table:formula="of:=[.H341]-[.$H$5]" table:style-name="ce1">
            <text:p>-0.013288</text:p>
          </table:table-cell>
          <table:table-cell office:value-type="float" office:value="-2.9470000000000329E-3" table:formula="of:=[.I341]-[.$I$5]" table:style-name="ce1">
            <text:p>-0.002947</text:p>
          </table:table-cell>
          <table:table-cell office:value-type="float" office:value="1.6983999999999999E-2" table:formula="of:=[.J341]-[.$J$5]" table:style-name="ce1">
            <text:p>0.016984</text:p>
          </table:table-cell>
          <table:table-cell office:value-type="float" office:value="16.8001" table:style-name="ce7">
            <text:p>16.8001</text:p>
          </table:table-cell>
          <table:table-cell office:value-type="float" office:value="5.5142099999999999E-2" table:style-name="ce7">
            <text:p>0.0551421</text:p>
          </table:table-cell>
          <table:table-cell office:value-type="float" office:value="4.2601300000000002E-2" table:style-name="ce7">
            <text:p>0.0426013</text:p>
          </table:table-cell>
          <table:table-cell table:number-columns-repeated="16368" table:style-name="ce3"/>
        </table:table-row>
        <table:table-row table:style-name="ro2">
          <table:table-cell office:value-type="float" office:value="6.74" table:style-name="ce1">
            <text:p>6.74</text:p>
          </table:table-cell>
          <table:table-cell office:value-type="float" office:value="3.86E-4" table:style-name="ce1">
            <text:p>0.000386</text:p>
          </table:table-cell>
          <table:table-cell office:value-type="float" office:value="6.74" table:style-name="ce1">
            <text:p>6.74</text:p>
          </table:table-cell>
          <table:table-cell office:value-type="float" office:value="1.065E-3" table:style-name="ce1">
            <text:p>0.001065</text:p>
          </table:table-cell>
          <table:table-cell office:value-type="float" office:value="-2.5430000000000001E-2" table:style-name="ce1">
            <text:p>-0.02543</text:p>
          </table:table-cell>
          <table:table-cell table:style-name="ce3"/>
          <table:table-cell office:value-type="float" office:value="16.850100000000001" table:style-name="ce7">
            <text:p>16.8501</text:p>
          </table:table-cell>
          <table:table-cell office:value-type="float" office:value="0.64296200000000003" table:style-name="ce7">
            <text:p>0.642962</text:p>
          </table:table-cell>
          <table:table-cell office:value-type="float" office:value="0.64970499999999998" table:style-name="ce7">
            <text:p>0.649705</text:p>
          </table:table-cell>
          <table:table-cell office:value-type="float" office:value="0.67643600000000004" table:style-name="ce7">
            <text:p>0.676436</text:p>
          </table:table-cell>
          <table:table-cell office:value-type="float" office:value="-1.3714000000000004E-2" table:formula="of:=[.H342]-[.$H$5]" table:style-name="ce1">
            <text:p>-0.013714</text:p>
          </table:table-cell>
          <table:table-cell office:value-type="float" office:value="-6.9740000000000357E-3" table:formula="of:=[.I342]-[.$I$5]" table:style-name="ce1">
            <text:p>-0.006974</text:p>
          </table:table-cell>
          <table:table-cell office:value-type="float" office:value="1.9757000000000025E-2" table:formula="of:=[.J342]-[.$J$5]" table:style-name="ce1">
            <text:p>0.019757</text:p>
          </table:table-cell>
          <table:table-cell office:value-type="float" office:value="16.850000000000001" table:style-name="ce7">
            <text:p>16.85</text:p>
          </table:table-cell>
          <table:table-cell office:value-type="float" office:value="6.5918400000000002E-2" table:style-name="ce7">
            <text:p>0.0659184</text:p>
          </table:table-cell>
          <table:table-cell office:value-type="float" office:value="3.3343600000000001E-2" table:style-name="ce7">
            <text:p>0.0333436</text:p>
          </table:table-cell>
          <table:table-cell table:number-columns-repeated="16368" table:style-name="ce3"/>
        </table:table-row>
        <table:table-row table:style-name="ro2">
          <table:table-cell office:value-type="float" office:value="6.76" table:style-name="ce1">
            <text:p>6.76</text:p>
          </table:table-cell>
          <table:table-cell office:value-type="float" office:value="-3.3300000000000002E-4" table:style-name="ce1">
            <text:p>-0.000333</text:p>
          </table:table-cell>
          <table:table-cell office:value-type="float" office:value="6.76" table:style-name="ce1">
            <text:p>6.76</text:p>
          </table:table-cell>
          <table:table-cell office:value-type="float" office:value="-1.6249999999999999E-3" table:style-name="ce1">
            <text:p>-0.001625</text:p>
          </table:table-cell>
          <table:table-cell office:value-type="float" office:value="-2.5693000000000001E-2" table:style-name="ce1">
            <text:p>-0.025693</text:p>
          </table:table-cell>
          <table:table-cell table:style-name="ce3"/>
          <table:table-cell office:value-type="float" office:value="16.900099999999998" table:style-name="ce7">
            <text:p>16.9001</text:p>
          </table:table-cell>
          <table:table-cell office:value-type="float" office:value="0.64291900000000002" table:style-name="ce7">
            <text:p>0.642919</text:p>
          </table:table-cell>
          <table:table-cell office:value-type="float" office:value="0.64640600000000004" table:style-name="ce7">
            <text:p>0.646406</text:p>
          </table:table-cell>
          <table:table-cell office:value-type="float" office:value="0.67845900000000003" table:style-name="ce7">
            <text:p>0.678459</text:p>
          </table:table-cell>
          <table:table-cell office:value-type="float" office:value="-1.3757000000000019E-2" table:formula="of:=[.H343]-[.$H$5]" table:style-name="ce1">
            <text:p>-0.013757</text:p>
          </table:table-cell>
          <table:table-cell office:value-type="float" office:value="-1.0272999999999977E-2" table:formula="of:=[.I343]-[.$I$5]" table:style-name="ce1">
            <text:p>-0.010273</text:p>
          </table:table-cell>
          <table:table-cell office:value-type="float" office:value="2.1780000000000022E-2" table:formula="of:=[.J343]-[.$J$5]" table:style-name="ce1">
            <text:p>0.02178</text:p>
          </table:table-cell>
          <table:table-cell office:value-type="float" office:value="16.900099999999998" table:style-name="ce7">
            <text:p>16.9001</text:p>
          </table:table-cell>
          <table:table-cell office:value-type="float" office:value="7.4121000000000006E-2" table:style-name="ce7">
            <text:p>0.074121</text:p>
          </table:table-cell>
          <table:table-cell office:value-type="float" office:value="2.3696800000000001E-2" table:style-name="ce7">
            <text:p>0.0236968</text:p>
          </table:table-cell>
          <table:table-cell table:number-columns-repeated="16368" table:style-name="ce3"/>
        </table:table-row>
        <table:table-row table:style-name="ro2">
          <table:table-cell office:value-type="float" office:value="6.78" table:style-name="ce1">
            <text:p>6.78</text:p>
          </table:table-cell>
          <table:table-cell office:value-type="float" office:value="-1.0610000000000001E-3" table:style-name="ce1">
            <text:p>-0.001061</text:p>
          </table:table-cell>
          <table:table-cell office:value-type="float" office:value="6.78" table:style-name="ce1">
            <text:p>6.78</text:p>
          </table:table-cell>
          <table:table-cell office:value-type="float" office:value="-4.3439999999999998E-3" table:style-name="ce1">
            <text:p>-0.004344</text:p>
          </table:table-cell>
          <table:table-cell office:value-type="float" office:value="-2.5836000000000001E-2" table:style-name="ce1">
            <text:p>-0.025836</text:p>
          </table:table-cell>
          <table:table-cell table:style-name="ce3"/>
          <table:table-cell office:value-type="float" office:value="16.95" table:style-name="ce7">
            <text:p>16.95</text:p>
          </table:table-cell>
          <table:table-cell office:value-type="float" office:value="0.64331700000000003" table:style-name="ce7">
            <text:p>0.643317</text:p>
          </table:table-cell>
          <table:table-cell office:value-type="float" office:value="0.64390099999999995" table:style-name="ce7">
            <text:p>0.643901</text:p>
          </table:table-cell>
          <table:table-cell office:value-type="float" office:value="0.679701" table:style-name="ce7">
            <text:p>0.679701</text:p>
          </table:table-cell>
          <table:table-cell office:value-type="float" office:value="-1.335900000000001E-2" table:formula="of:=[.H344]-[.$H$5]" table:style-name="ce1">
            <text:p>-0.013359</text:p>
          </table:table-cell>
          <table:table-cell office:value-type="float" office:value="-1.2778000000000067E-2" table:formula="of:=[.I344]-[.$I$5]" table:style-name="ce1">
            <text:p>-0.012778</text:p>
          </table:table-cell>
          <table:table-cell office:value-type="float" office:value="2.3021999999999987E-2" table:formula="of:=[.J344]-[.$J$5]" table:style-name="ce1">
            <text:p>0.023022</text:p>
          </table:table-cell>
          <table:table-cell office:value-type="float" office:value="16.95" table:style-name="ce7">
            <text:p>16.95</text:p>
          </table:table-cell>
          <table:table-cell office:value-type="float" office:value="7.9370399999999994E-2" table:style-name="ce7">
            <text:p>0.0793704</text:p>
          </table:table-cell>
          <table:table-cell office:value-type="float" office:value="1.38885E-2" table:style-name="ce7">
            <text:p>0.0138885</text:p>
          </table:table-cell>
          <table:table-cell table:number-columns-repeated="16368" table:style-name="ce3"/>
        </table:table-row>
        <table:table-row table:style-name="ro2">
          <table:table-cell office:value-type="float" office:value="6.8" table:style-name="ce1">
            <text:p>6.8</text:p>
          </table:table-cell>
          <table:table-cell office:value-type="float" office:value="-1.7949999999999999E-3" table:style-name="ce1">
            <text:p>-0.001795</text:p>
          </table:table-cell>
          <table:table-cell office:value-type="float" office:value="6.8" table:style-name="ce1">
            <text:p>6.8</text:p>
          </table:table-cell>
          <table:table-cell office:value-type="float" office:value="-7.0780000000000001E-3" table:style-name="ce1">
            <text:p>-0.007078</text:p>
          </table:table-cell>
          <table:table-cell office:value-type="float" office:value="-2.5856000000000001E-2" table:style-name="ce1">
            <text:p>-0.025856</text:p>
          </table:table-cell>
          <table:table-cell table:style-name="ce3"/>
          <table:table-cell office:value-type="float" office:value="17" table:style-name="ce7">
            <text:p>17</text:p>
          </table:table-cell>
          <table:table-cell office:value-type="float" office:value="0.64419199999999999" table:style-name="ce7">
            <text:p>0.644192</text:p>
          </table:table-cell>
          <table:table-cell office:value-type="float" office:value="0.642231" table:style-name="ce7">
            <text:p>0.642231</text:p>
          </table:table-cell>
          <table:table-cell office:value-type="float" office:value="0.68015700000000001" table:style-name="ce7">
            <text:p>0.680157</text:p>
          </table:table-cell>
          <table:table-cell office:value-type="float" office:value="-1.2484000000000051E-2" table:formula="of:=[.H345]-[.$H$5]" table:style-name="ce1">
            <text:p>-0.012484</text:p>
          </table:table-cell>
          <table:table-cell office:value-type="float" office:value="-1.4448000000000016E-2" table:formula="of:=[.I345]-[.$I$5]" table:style-name="ce1">
            <text:p>-0.014448</text:p>
          </table:table-cell>
          <table:table-cell office:value-type="float" office:value="2.3477999999999999E-2" table:formula="of:=[.J345]-[.$J$5]" table:style-name="ce1">
            <text:p>0.023478</text:p>
          </table:table-cell>
          <table:table-cell office:value-type="float" office:value="17" table:style-name="ce7">
            <text:p>17</text:p>
          </table:table-cell>
          <table:table-cell office:value-type="float" office:value="8.2018800000000003E-2" table:style-name="ce7">
            <text:p>0.0820188</text:p>
          </table:table-cell>
          <table:table-cell office:value-type="float" office:value="3.8936399999999999E-3" table:style-name="ce7">
            <text:p>0.00389364</text:p>
          </table:table-cell>
          <table:table-cell table:number-columns-repeated="16368" table:style-name="ce3"/>
        </table:table-row>
        <table:table-row table:style-name="ro2">
          <table:table-cell office:value-type="float" office:value="6.82" table:style-name="ce1">
            <text:p>6.82</text:p>
          </table:table-cell>
          <table:table-cell office:value-type="float" office:value="-2.532E-3" table:style-name="ce1">
            <text:p>-0.002532</text:p>
          </table:table-cell>
          <table:table-cell office:value-type="float" office:value="6.82" table:style-name="ce1">
            <text:p>6.82</text:p>
          </table:table-cell>
          <table:table-cell office:value-type="float" office:value="-9.8160000000000001E-3" table:style-name="ce1">
            <text:p>-0.009816</text:p>
          </table:table-cell>
          <table:table-cell office:value-type="float" office:value="-2.5746999999999999E-2" table:style-name="ce1">
            <text:p>-0.025747</text:p>
          </table:table-cell>
          <table:table-cell table:style-name="ce3"/>
          <table:table-cell office:value-type="float" office:value="17.0501" table:style-name="ce7">
            <text:p>17.0501</text:p>
          </table:table-cell>
          <table:table-cell office:value-type="float" office:value="0.64557399999999998" table:style-name="ce7">
            <text:p>0.645574</text:p>
          </table:table-cell>
          <table:table-cell office:value-type="float" office:value="0.64134500000000005" table:style-name="ce7">
            <text:p>0.641345</text:p>
          </table:table-cell>
          <table:table-cell office:value-type="float" office:value="0.67986800000000003" table:style-name="ce7">
            <text:p>0.679868</text:p>
          </table:table-cell>
          <table:table-cell office:value-type="float" office:value="-1.1102000000000056E-2" table:formula="of:=[.H346]-[.$H$5]" table:style-name="ce1">
            <text:p>-0.011102</text:p>
          </table:table-cell>
          <table:table-cell office:value-type="float" office:value="-1.5333999999999959E-2" table:formula="of:=[.I346]-[.$I$5]" table:style-name="ce1">
            <text:p>-0.015334</text:p>
          </table:table-cell>
          <table:table-cell office:value-type="float" office:value="2.3189000000000015E-2" table:formula="of:=[.J346]-[.$J$5]" table:style-name="ce1">
            <text:p>0.023189</text:p>
          </table:table-cell>
          <table:table-cell office:value-type="float" office:value="17.0501" table:style-name="ce7">
            <text:p>17.0501</text:p>
          </table:table-cell>
          <table:table-cell office:value-type="float" office:value="8.22132E-2" table:style-name="ce7">
            <text:p>0.0822132</text:p>
          </table:table-cell>
          <table:table-cell office:value-type="float" office:value="-5.58714E-3" table:style-name="ce7">
            <text:p>-0.00558714</text:p>
          </table:table-cell>
          <table:table-cell table:number-columns-repeated="16368" table:style-name="ce3"/>
        </table:table-row>
        <table:table-row table:style-name="ro2">
          <table:table-cell office:value-type="float" office:value="6.84" table:style-name="ce1">
            <text:p>6.84</text:p>
          </table:table-cell>
          <table:table-cell office:value-type="float" office:value="-3.2690000000000002E-3" table:style-name="ce1">
            <text:p>-0.003269</text:p>
          </table:table-cell>
          <table:table-cell office:value-type="float" office:value="6.84" table:style-name="ce1">
            <text:p>6.84</text:p>
          </table:table-cell>
          <table:table-cell office:value-type="float" office:value="-1.2543E-2" table:style-name="ce1">
            <text:p>-0.012543</text:p>
          </table:table-cell>
          <table:table-cell office:value-type="float" office:value="-2.5507999999999999E-2" table:style-name="ce1">
            <text:p>-0.025508</text:p>
          </table:table-cell>
          <table:table-cell table:style-name="ce3"/>
          <table:table-cell office:value-type="float" office:value="17.100100000000001" table:style-name="ce7">
            <text:p>17.1001</text:p>
          </table:table-cell>
          <table:table-cell office:value-type="float" office:value="0.64745699999999995" table:style-name="ce7">
            <text:p>0.647457</text:p>
          </table:table-cell>
          <table:table-cell office:value-type="float" office:value="0.64117400000000002" table:style-name="ce7">
            <text:p>0.641174</text:p>
          </table:table-cell>
          <table:table-cell office:value-type="float" office:value="0.67888800000000005" table:style-name="ce7">
            <text:p>0.678888</text:p>
          </table:table-cell>
          <table:table-cell office:value-type="float" office:value="-9.2190000000000882E-3" table:formula="of:=[.H347]-[.$H$5]" table:style-name="ce1">
            <text:p>-0.009219</text:p>
          </table:table-cell>
          <table:table-cell office:value-type="float" office:value="-1.5504999999999991E-2" table:formula="of:=[.I347]-[.$I$5]" table:style-name="ce1">
            <text:p>-0.015505</text:p>
          </table:table-cell>
          <table:table-cell office:value-type="float" office:value="2.2209000000000034E-2" table:formula="of:=[.J347]-[.$J$5]" table:style-name="ce1">
            <text:p>0.022209</text:p>
          </table:table-cell>
          <table:table-cell office:value-type="float" office:value="17.100000000000001" table:style-name="ce7">
            <text:p>17.1</text:p>
          </table:table-cell>
          <table:table-cell office:value-type="float" office:value="7.9929200000000006E-2" table:style-name="ce7">
            <text:p>0.0799292</text:p>
          </table:table-cell>
          <table:table-cell office:value-type="float" office:value="-1.45348E-2" table:style-name="ce7">
            <text:p>-0.0145348</text:p>
          </table:table-cell>
          <table:table-cell table:number-columns-repeated="16368" table:style-name="ce3"/>
        </table:table-row>
        <table:table-row table:style-name="ro2">
          <table:table-cell office:value-type="float" office:value="6.86" table:style-name="ce1">
            <text:p>6.86</text:p>
          </table:table-cell>
          <table:table-cell office:value-type="float" office:value="-4.0010000000000002E-3" table:style-name="ce1">
            <text:p>-0.004001</text:p>
          </table:table-cell>
          <table:table-cell office:value-type="float" office:value="6.86" table:style-name="ce1">
            <text:p>6.86</text:p>
          </table:table-cell>
          <table:table-cell office:value-type="float" office:value="-1.5245E-2" table:style-name="ce1">
            <text:p>-0.015245</text:p>
          </table:table-cell>
          <table:table-cell office:value-type="float" office:value="-2.5135999999999999E-2" table:style-name="ce1">
            <text:p>-0.025136</text:p>
          </table:table-cell>
          <table:table-cell table:style-name="ce3"/>
          <table:table-cell office:value-type="float" office:value="17.150099999999998" table:style-name="ce7">
            <text:p>17.1501</text:p>
          </table:table-cell>
          <table:table-cell office:value-type="float" office:value="0.64980499999999997" table:style-name="ce7">
            <text:p>0.649805</text:p>
          </table:table-cell>
          <table:table-cell office:value-type="float" office:value="0.641621" table:style-name="ce7">
            <text:p>0.641621</text:p>
          </table:table-cell>
          <table:table-cell office:value-type="float" office:value="0.67730100000000004" table:style-name="ce7">
            <text:p>0.677301</text:p>
          </table:table-cell>
          <table:table-cell office:value-type="float" office:value="-6.8710000000000715E-3" table:formula="of:=[.H348]-[.$H$5]" table:style-name="ce1">
            <text:p>-0.006871</text:p>
          </table:table-cell>
          <table:table-cell office:value-type="float" office:value="-1.5058000000000016E-2" table:formula="of:=[.I348]-[.$I$5]" table:style-name="ce1">
            <text:p>-0.015058</text:p>
          </table:table-cell>
          <table:table-cell office:value-type="float" office:value="2.0622000000000029E-2" table:formula="of:=[.J348]-[.$J$5]" table:style-name="ce1">
            <text:p>0.020622</text:p>
          </table:table-cell>
          <table:table-cell office:value-type="float" office:value="17.150099999999998" table:style-name="ce7">
            <text:p>17.1501</text:p>
          </table:table-cell>
          <table:table-cell office:value-type="float" office:value="7.5520199999999996E-2" table:style-name="ce7">
            <text:p>0.0755202</text:p>
          </table:table-cell>
          <table:table-cell office:value-type="float" office:value="-2.2847699999999999E-2" table:style-name="ce7">
            <text:p>-0.0228477</text:p>
          </table:table-cell>
          <table:table-cell table:number-columns-repeated="16368" table:style-name="ce3"/>
        </table:table-row>
        <table:table-row table:style-name="ro2">
          <table:table-cell office:value-type="float" office:value="6.88" table:style-name="ce1">
            <text:p>6.88</text:p>
          </table:table-cell>
          <table:table-cell office:value-type="float" office:value="-4.7239999999999999E-3" table:style-name="ce1">
            <text:p>-0.004724</text:p>
          </table:table-cell>
          <table:table-cell office:value-type="float" office:value="6.88" table:style-name="ce1">
            <text:p>6.88</text:p>
          </table:table-cell>
          <table:table-cell office:value-type="float" office:value="-1.7906999999999999E-2" table:style-name="ce1">
            <text:p>-0.017907</text:p>
          </table:table-cell>
          <table:table-cell office:value-type="float" office:value="-2.4629000000000002E-2" table:style-name="ce1">
            <text:p>-0.024629</text:p>
          </table:table-cell>
          <table:table-cell table:style-name="ce3"/>
          <table:table-cell office:value-type="float" office:value="17.200099999999999" table:style-name="ce7">
            <text:p>17.2001</text:p>
          </table:table-cell>
          <table:table-cell office:value-type="float" office:value="0.65255200000000002" table:style-name="ce7">
            <text:p>0.652552</text:p>
          </table:table-cell>
          <table:table-cell office:value-type="float" office:value="0.64256400000000002" table:style-name="ce7">
            <text:p>0.642564</text:p>
          </table:table-cell>
          <table:table-cell office:value-type="float" office:value="0.67520400000000003" table:style-name="ce7">
            <text:p>0.675204</text:p>
          </table:table-cell>
          <table:table-cell office:value-type="float" office:value="-4.1240000000000165E-3" table:formula="of:=[.H349]-[.$H$5]" table:style-name="ce1">
            <text:p>-0.004124</text:p>
          </table:table-cell>
          <table:table-cell office:value-type="float" office:value="-1.4114999999999989E-2" table:formula="of:=[.I349]-[.$I$5]" table:style-name="ce1">
            <text:p>-0.014115</text:p>
          </table:table-cell>
          <table:table-cell office:value-type="float" office:value="1.8525000000000014E-2" table:formula="of:=[.J349]-[.$J$5]" table:style-name="ce1">
            <text:p>0.018525</text:p>
          </table:table-cell>
          <table:table-cell office:value-type="float" office:value="17.200099999999999" table:style-name="ce7">
            <text:p>17.2001</text:p>
          </table:table-cell>
          <table:table-cell office:value-type="float" office:value="6.9279599999999997E-2" table:style-name="ce7">
            <text:p>0.0692796</text:p>
          </table:table-cell>
          <table:table-cell office:value-type="float" office:value="-3.02428E-2" table:style-name="ce7">
            <text:p>-0.0302428</text:p>
          </table:table-cell>
          <table:table-cell table:number-columns-repeated="16368" table:style-name="ce3"/>
        </table:table-row>
        <table:table-row table:style-name="ro2">
          <table:table-cell office:value-type="float" office:value="6.9" table:style-name="ce1">
            <text:p>6.9</text:p>
          </table:table-cell>
          <table:table-cell office:value-type="float" office:value="-5.4339999999999996E-3" table:style-name="ce1">
            <text:p>-0.005434</text:p>
          </table:table-cell>
          <table:table-cell office:value-type="float" office:value="6.9" table:style-name="ce1">
            <text:p>6.9</text:p>
          </table:table-cell>
          <table:table-cell office:value-type="float" office:value="-2.0516E-2" table:style-name="ce1">
            <text:p>-0.020516</text:p>
          </table:table-cell>
          <table:table-cell office:value-type="float" office:value="-2.3986E-2" table:style-name="ce1">
            <text:p>-0.023986</text:p>
          </table:table-cell>
          <table:table-cell table:style-name="ce3"/>
          <table:table-cell office:value-type="float" office:value="17.2501" table:style-name="ce7">
            <text:p>17.2501</text:p>
          </table:table-cell>
          <table:table-cell office:value-type="float" office:value="0.65558000000000005" table:style-name="ce7">
            <text:p>0.65558</text:p>
          </table:table-cell>
          <table:table-cell office:value-type="float" office:value="0.64386299999999996" table:style-name="ce7">
            <text:p>0.643863</text:p>
          </table:table-cell>
          <table:table-cell office:value-type="float" office:value="0.67269800000000002" table:style-name="ce7">
            <text:p>0.672698</text:p>
          </table:table-cell>
          <table:table-cell office:value-type="float" office:value="-1.0959999999999859E-3" table:formula="of:=[.H350]-[.$H$5]" table:style-name="ce1">
            <text:p>-0.001096</text:p>
          </table:table-cell>
          <table:table-cell office:value-type="float" office:value="-1.281600000000005E-2" table:formula="of:=[.I350]-[.$I$5]" table:style-name="ce1">
            <text:p>-0.012816</text:p>
          </table:table-cell>
          <table:table-cell office:value-type="float" office:value="1.6019000000000005E-2" table:formula="of:=[.J350]-[.$J$5]" table:style-name="ce1">
            <text:p>0.016019</text:p>
          </table:table-cell>
          <table:table-cell office:value-type="float" office:value="17.2501" table:style-name="ce7">
            <text:p>17.2501</text:p>
          </table:table-cell>
          <table:table-cell office:value-type="float" office:value="6.1448599999999999E-2" table:style-name="ce7">
            <text:p>0.0614486</text:p>
          </table:table-cell>
          <table:table-cell office:value-type="float" office:value="-3.66538E-2" table:style-name="ce7">
            <text:p>-0.0366538</text:p>
          </table:table-cell>
          <table:table-cell table:number-columns-repeated="16368" table:style-name="ce3"/>
        </table:table-row>
        <table:table-row table:style-name="ro2">
          <table:table-cell office:value-type="float" office:value="6.92" table:style-name="ce1">
            <text:p>6.92</text:p>
          </table:table-cell>
          <table:table-cell office:value-type="float" office:value="-6.1279999999999998E-3" table:style-name="ce1">
            <text:p>-0.006128</text:p>
          </table:table-cell>
          <table:table-cell office:value-type="float" office:value="6.92" table:style-name="ce1">
            <text:p>6.92</text:p>
          </table:table-cell>
          <table:table-cell office:value-type="float" office:value="-2.3054999999999999E-2" table:style-name="ce1">
            <text:p>-0.023055</text:p>
          </table:table-cell>
          <table:table-cell office:value-type="float" office:value="-2.3207999999999999E-2" table:style-name="ce1">
            <text:p>-0.023208</text:p>
          </table:table-cell>
          <table:table-cell table:style-name="ce3"/>
          <table:table-cell office:value-type="float" office:value="17.3" table:style-name="ce7">
            <text:p>17.3</text:p>
          </table:table-cell>
          <table:table-cell office:value-type="float" office:value="0.65874699999999997" table:style-name="ce7">
            <text:p>0.658747</text:p>
          </table:table-cell>
          <table:table-cell office:value-type="float" office:value="0.64537199999999995" table:style-name="ce7">
            <text:p>0.645372</text:p>
          </table:table-cell>
          <table:table-cell office:value-type="float" office:value="0.66986500000000004" table:style-name="ce7">
            <text:p>0.669865</text:p>
          </table:table-cell>
          <table:table-cell office:value-type="float" office:value="2.070999999999934E-3" table:formula="of:=[.H351]-[.$H$5]" table:style-name="ce1">
            <text:p>0.002071</text:p>
          </table:table-cell>
          <table:table-cell office:value-type="float" office:value="-1.1307000000000067E-2" table:formula="of:=[.I351]-[.$I$5]" table:style-name="ce1">
            <text:p>-0.011307</text:p>
          </table:table-cell>
          <table:table-cell office:value-type="float" office:value="1.3186000000000031E-2" table:formula="of:=[.J351]-[.$J$5]" table:style-name="ce1">
            <text:p>0.013186</text:p>
          </table:table-cell>
          <table:table-cell office:value-type="float" office:value="17.3" table:style-name="ce7">
            <text:p>17.3</text:p>
          </table:table-cell>
          <table:table-cell office:value-type="float" office:value="5.2284200000000003E-2" table:style-name="ce7">
            <text:p>0.0522842</text:p>
          </table:table-cell>
          <table:table-cell office:value-type="float" office:value="-4.1878100000000001E-2" table:style-name="ce7">
            <text:p>-0.0418781</text:p>
          </table:table-cell>
          <table:table-cell table:number-columns-repeated="16368" table:style-name="ce3"/>
        </table:table-row>
        <table:table-row table:style-name="ro2">
          <table:table-cell office:value-type="float" office:value="6.94" table:style-name="ce1">
            <text:p>6.94</text:p>
          </table:table-cell>
          <table:table-cell office:value-type="float" office:value="-6.7999999999999996E-3" table:style-name="ce1">
            <text:p>-0.0068</text:p>
          </table:table-cell>
          <table:table-cell office:value-type="float" office:value="6.94" table:style-name="ce1">
            <text:p>6.94</text:p>
          </table:table-cell>
          <table:table-cell office:value-type="float" office:value="-2.5510000000000001E-2" table:style-name="ce1">
            <text:p>-0.02551</text:p>
          </table:table-cell>
          <table:table-cell office:value-type="float" office:value="-2.2296E-2" table:style-name="ce1">
            <text:p>-0.022296</text:p>
          </table:table-cell>
          <table:table-cell table:style-name="ce3"/>
          <table:table-cell office:value-type="float" office:value="17.350000000000001" table:style-name="ce7">
            <text:p>17.35</text:p>
          </table:table-cell>
          <table:table-cell office:value-type="float" office:value="0.66189600000000004" table:style-name="ce7">
            <text:p>0.661896</text:p>
          </table:table-cell>
          <table:table-cell office:value-type="float" office:value="0.64695000000000003" table:style-name="ce7">
            <text:p>0.64695</text:p>
          </table:table-cell>
          <table:table-cell office:value-type="float" office:value="0.66677299999999995" table:style-name="ce7">
            <text:p>0.666773</text:p>
          </table:table-cell>
          <table:table-cell office:value-type="float" office:value="5.2200000000000024E-3" table:formula="of:=[.H352]-[.$H$5]" table:style-name="ce1">
            <text:p>0.00522</text:p>
          </table:table-cell>
          <table:table-cell office:value-type="float" office:value="-9.7289999999999877E-3" table:formula="of:=[.I352]-[.$I$5]" table:style-name="ce1">
            <text:p>-0.009729</text:p>
          </table:table-cell>
          <table:table-cell office:value-type="float" office:value="1.0093999999999936E-2" table:formula="of:=[.J352]-[.$J$5]" table:style-name="ce1">
            <text:p>0.010094</text:p>
          </table:table-cell>
          <table:table-cell office:value-type="float" office:value="17.350100000000001" table:style-name="ce7">
            <text:p>17.3501</text:p>
          </table:table-cell>
          <table:table-cell office:value-type="float" office:value="4.1901500000000001E-2" table:style-name="ce7">
            <text:p>0.0419015</text:p>
          </table:table-cell>
          <table:table-cell office:value-type="float" office:value="-4.6074499999999997E-2" table:style-name="ce7">
            <text:p>-0.0460745</text:p>
          </table:table-cell>
          <table:table-cell table:number-columns-repeated="16368" table:style-name="ce3"/>
        </table:table-row>
        <table:table-row table:style-name="ro2">
          <table:table-cell office:value-type="float" office:value="6.96" table:style-name="ce1">
            <text:p>6.96</text:p>
          </table:table-cell>
          <table:table-cell office:value-type="float" office:value="-7.4460000000000004E-3" table:style-name="ce1">
            <text:p>-0.007446</text:p>
          </table:table-cell>
          <table:table-cell office:value-type="float" office:value="6.96" table:style-name="ce1">
            <text:p>6.96</text:p>
          </table:table-cell>
          <table:table-cell office:value-type="float" office:value="-2.7865999999999998E-2" table:style-name="ce1">
            <text:p>-0.027866</text:p>
          </table:table-cell>
          <table:table-cell office:value-type="float" office:value="-2.1252E-2" table:style-name="ce1">
            <text:p>-0.021252</text:p>
          </table:table-cell>
          <table:table-cell table:style-name="ce3"/>
          <table:table-cell office:value-type="float" office:value="17.399999999999999" table:style-name="ce7">
            <text:p>17.4</text:p>
          </table:table-cell>
          <table:table-cell office:value-type="float" office:value="0.66485899999999998" table:style-name="ce7">
            <text:p>0.664859</text:p>
          </table:table-cell>
          <table:table-cell office:value-type="float" office:value="0.64849199999999996" table:style-name="ce7">
            <text:p>0.648492</text:p>
          </table:table-cell>
          <table:table-cell office:value-type="float" office:value="0.66348499999999999" table:style-name="ce7">
            <text:p>0.663485</text:p>
          </table:table-cell>
          <table:table-cell office:value-type="float" office:value="8.1829999999999403E-3" table:formula="of:=[.H353]-[.$H$5]" table:style-name="ce1">
            <text:p>0.008183</text:p>
          </table:table-cell>
          <table:table-cell office:value-type="float" office:value="-8.1870000000000553E-3" table:formula="of:=[.I353]-[.$I$5]" table:style-name="ce1">
            <text:p>-0.008187</text:p>
          </table:table-cell>
          <table:table-cell office:value-type="float" office:value="6.8059999999999787E-3" table:formula="of:=[.J353]-[.$J$5]" table:style-name="ce1">
            <text:p>0.006806</text:p>
          </table:table-cell>
          <table:table-cell office:value-type="float" office:value="17.400099999999998" table:style-name="ce7">
            <text:p>17.4001</text:p>
          </table:table-cell>
          <table:table-cell office:value-type="float" office:value="3.0701300000000001E-2" table:style-name="ce7">
            <text:p>0.0307013</text:p>
          </table:table-cell>
          <table:table-cell office:value-type="float" office:value="-4.8836999999999998E-2" table:style-name="ce7">
            <text:p>-0.048837</text:p>
          </table:table-cell>
          <table:table-cell table:number-columns-repeated="16368" table:style-name="ce3"/>
        </table:table-row>
        <table:table-row table:style-name="ro2">
          <table:table-cell office:value-type="float" office:value="6.98" table:style-name="ce1">
            <text:p>6.98</text:p>
          </table:table-cell>
          <table:table-cell office:value-type="float" office:value="-8.0630000000000007E-3" table:style-name="ce1">
            <text:p>-0.008063</text:p>
          </table:table-cell>
          <table:table-cell office:value-type="float" office:value="6.98" table:style-name="ce1">
            <text:p>6.98</text:p>
          </table:table-cell>
          <table:table-cell office:value-type="float" office:value="-3.0106999999999998E-2" table:style-name="ce1">
            <text:p>-0.030107</text:p>
          </table:table-cell>
          <table:table-cell office:value-type="float" office:value="-2.0077999999999999E-2" table:style-name="ce1">
            <text:p>-0.020078</text:p>
          </table:table-cell>
          <table:table-cell table:style-name="ce3"/>
          <table:table-cell office:value-type="float" office:value="17.450099999999999" table:style-name="ce7">
            <text:p>17.4501</text:p>
          </table:table-cell>
          <table:table-cell office:value-type="float" office:value="0.66746000000000005" table:style-name="ce7">
            <text:p>0.66746</text:p>
          </table:table-cell>
          <table:table-cell office:value-type="float" office:value="0.64991100000000002" table:style-name="ce7">
            <text:p>0.649911</text:p>
          </table:table-cell>
          <table:table-cell office:value-type="float" office:value="0.66007000000000005" table:style-name="ce7">
            <text:p>0.66007</text:p>
          </table:table-cell>
          <table:table-cell office:value-type="float" office:value="1.0784000000000016E-2" table:formula="of:=[.H354]-[.$H$5]" table:style-name="ce1">
            <text:p>0.010784</text:p>
          </table:table-cell>
          <table:table-cell office:value-type="float" office:value="-6.7679999999999962E-3" table:formula="of:=[.I354]-[.$I$5]" table:style-name="ce1">
            <text:p>-0.006768</text:p>
          </table:table-cell>
          <table:table-cell office:value-type="float" office:value="3.3910000000000329E-3" table:formula="of:=[.J354]-[.$J$5]" table:style-name="ce1">
            <text:p>0.003391</text:p>
          </table:table-cell>
          <table:table-cell office:value-type="float" office:value="17.45" table:style-name="ce7">
            <text:p>17.45</text:p>
          </table:table-cell>
          <table:table-cell office:value-type="float" office:value="1.8831899999999999E-2" table:style-name="ce7">
            <text:p>0.0188319</text:p>
          </table:table-cell>
          <table:table-cell office:value-type="float" office:value="-5.0189600000000001E-2" table:style-name="ce7">
            <text:p>-0.0501896</text:p>
          </table:table-cell>
          <table:table-cell table:number-columns-repeated="16368" table:style-name="ce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-8.6459999999999992E-3" table:style-name="ce1">
            <text:p>-0.008646</text:p>
          </table:table-cell>
          <table:table-cell office:value-type="float" office:value="7" table:style-name="ce1">
            <text:p>7</text:p>
          </table:table-cell>
          <table:table-cell office:value-type="float" office:value="-3.2219999999999999E-2" table:style-name="ce1">
            <text:p>-0.03222</text:p>
          </table:table-cell>
          <table:table-cell office:value-type="float" office:value="-1.8779000000000001E-2" table:style-name="ce1">
            <text:p>-0.018779</text:p>
          </table:table-cell>
          <table:table-cell table:style-name="ce3"/>
          <table:table-cell office:value-type="float" office:value="17.5001" table:style-name="ce7">
            <text:p>17.5001</text:p>
          </table:table-cell>
          <table:table-cell office:value-type="float" office:value="0.66955699999999996" table:style-name="ce7">
            <text:p>0.669557</text:p>
          </table:table-cell>
          <table:table-cell office:value-type="float" office:value="0.65119700000000003" table:style-name="ce7">
            <text:p>0.651197</text:p>
          </table:table-cell>
          <table:table-cell office:value-type="float" office:value="0.65660700000000005" table:style-name="ce7">
            <text:p>0.656607</text:p>
          </table:table-cell>
          <table:table-cell office:value-type="float" office:value="1.288099999999992E-2" table:formula="of:=[.H355]-[.$H$5]" table:style-name="ce1">
            <text:p>0.012881</text:p>
          </table:table-cell>
          <table:table-cell office:value-type="float" office:value="-5.4819999999999869E-3" table:formula="of:=[.I355]-[.$I$5]" table:style-name="ce1">
            <text:p>-0.005482</text:p>
          </table:table-cell>
          <table:table-cell office:value-type="float" office:value="-7.1999999999960984E-5" table:formula="of:=[.J355]-[.$J$5]" table:style-name="ce1">
            <text:p>-7.2E-05</text:p>
          </table:table-cell>
          <table:table-cell office:value-type="float" office:value="17.5001" table:style-name="ce7">
            <text:p>17.5001</text:p>
          </table:table-cell>
          <table:table-cell office:value-type="float" office:value="6.4491899999999996E-3" table:style-name="ce7">
            <text:p>0.00644919</text:p>
          </table:table-cell>
          <table:table-cell office:value-type="float" office:value="-5.0337800000000002E-2" table:style-name="ce7">
            <text:p>-0.0503378</text:p>
          </table:table-cell>
          <table:table-cell table:number-columns-repeated="16368" table:style-name="ce3"/>
        </table:table-row>
        <table:table-row table:style-name="ro2">
          <table:table-cell office:value-type="float" office:value="7.02" table:style-name="ce1">
            <text:p>7.02</text:p>
          </table:table-cell>
          <table:table-cell office:value-type="float" office:value="-9.1900000000000003E-3" table:style-name="ce1">
            <text:p>-0.00919</text:p>
          </table:table-cell>
          <table:table-cell office:value-type="float" office:value="7.02" table:style-name="ce1">
            <text:p>7.02</text:p>
          </table:table-cell>
          <table:table-cell office:value-type="float" office:value="-3.4189999999999998E-2" table:style-name="ce1">
            <text:p>-0.03419</text:p>
          </table:table-cell>
          <table:table-cell office:value-type="float" office:value="-1.7361000000000001E-2" table:style-name="ce1">
            <text:p>-0.017361</text:p>
          </table:table-cell>
          <table:table-cell table:style-name="ce3"/>
          <table:table-cell office:value-type="float" office:value="17.5501" table:style-name="ce7">
            <text:p>17.5501</text:p>
          </table:table-cell>
          <table:table-cell office:value-type="float" office:value="0.67103500000000005" table:style-name="ce7">
            <text:p>0.671035</text:p>
          </table:table-cell>
          <table:table-cell office:value-type="float" office:value="0.65236400000000005" table:style-name="ce7">
            <text:p>0.652364</text:p>
          </table:table-cell>
          <table:table-cell office:value-type="float" office:value="0.65316799999999997" table:style-name="ce7">
            <text:p>0.653168</text:p>
          </table:table-cell>
          <table:table-cell office:value-type="float" office:value="1.4359000000000011E-2" table:formula="of:=[.H356]-[.$H$5]" table:style-name="ce1">
            <text:p>0.014359</text:p>
          </table:table-cell>
          <table:table-cell office:value-type="float" office:value="-4.3149999999999578E-3" table:formula="of:=[.I356]-[.$I$5]" table:style-name="ce1">
            <text:p>-0.004315</text:p>
          </table:table-cell>
          <table:table-cell office:value-type="float" office:value="-3.5110000000000419E-3" table:formula="of:=[.J356]-[.$J$5]" table:style-name="ce1">
            <text:p>-0.003511</text:p>
          </table:table-cell>
          <table:table-cell office:value-type="float" office:value="17.5501" table:style-name="ce7">
            <text:p>17.5501</text:p>
          </table:table-cell>
          <table:table-cell office:value-type="float" office:value="-6.2138899999999997E-3" table:style-name="ce7">
            <text:p>-0.00621389</text:p>
          </table:table-cell>
          <table:table-cell office:value-type="float" office:value="-4.9186500000000001E-2" table:style-name="ce7">
            <text:p>-0.0491865</text:p>
          </table:table-cell>
          <table:table-cell table:number-columns-repeated="16368" table:style-name="ce3"/>
        </table:table-row>
        <table:table-row table:style-name="ro2">
          <table:table-cell office:value-type="float" office:value="7.04" table:style-name="ce1">
            <text:p>7.04</text:p>
          </table:table-cell>
          <table:table-cell office:value-type="float" office:value="-9.6919999999999992E-3" table:style-name="ce1">
            <text:p>-0.009692</text:p>
          </table:table-cell>
          <table:table-cell office:value-type="float" office:value="7.04" table:style-name="ce1">
            <text:p>7.04</text:p>
          </table:table-cell>
          <table:table-cell office:value-type="float" office:value="-3.6005000000000002E-2" table:style-name="ce1">
            <text:p>-0.036005</text:p>
          </table:table-cell>
          <table:table-cell office:value-type="float" office:value="-1.5827999999999998E-2" table:style-name="ce1">
            <text:p>-0.015828</text:p>
          </table:table-cell>
          <table:table-cell table:style-name="ce3"/>
          <table:table-cell office:value-type="float" office:value="17.600100000000001" table:style-name="ce7">
            <text:p>17.6001</text:p>
          </table:table-cell>
          <table:table-cell office:value-type="float" office:value="0.67183199999999998" table:style-name="ce7">
            <text:p>0.671832</text:p>
          </table:table-cell>
          <table:table-cell office:value-type="float" office:value="0.65347299999999997" table:style-name="ce7">
            <text:p>0.653473</text:p>
          </table:table-cell>
          <table:table-cell office:value-type="float" office:value="0.64985300000000001" table:style-name="ce7">
            <text:p>0.649853</text:p>
          </table:table-cell>
          <table:table-cell office:value-type="float" office:value="1.5155999999999947E-2" table:formula="of:=[.H357]-[.$H$5]" table:style-name="ce1">
            <text:p>0.015156</text:p>
          </table:table-cell>
          <table:table-cell office:value-type="float" office:value="-3.2060000000000421E-3" table:formula="of:=[.I357]-[.$I$5]" table:style-name="ce1">
            <text:p>-0.003206</text:p>
          </table:table-cell>
          <table:table-cell office:value-type="float" office:value="-6.8259999999999987E-3" table:formula="of:=[.J357]-[.$J$5]" table:style-name="ce1">
            <text:p>-0.006826</text:p>
          </table:table-cell>
          <table:table-cell office:value-type="float" office:value="17.600000000000001" table:style-name="ce7">
            <text:p>17.6</text:p>
          </table:table-cell>
          <table:table-cell office:value-type="float" office:value="-1.8917400000000001E-2" table:style-name="ce7">
            <text:p>-0.0189174</text:p>
          </table:table-cell>
          <table:table-cell office:value-type="float" office:value="-4.6688500000000001E-2" table:style-name="ce7">
            <text:p>-0.0466885</text:p>
          </table:table-cell>
          <table:table-cell table:number-columns-repeated="16368" table:style-name="ce3"/>
        </table:table-row>
        <table:table-row table:style-name="ro2">
          <table:table-cell office:value-type="float" office:value="7.06" table:style-name="ce1">
            <text:p>7.06</text:p>
          </table:table-cell>
          <table:table-cell office:value-type="float" office:value="-1.0148000000000001E-2" table:style-name="ce1">
            <text:p>-0.010148</text:p>
          </table:table-cell>
          <table:table-cell office:value-type="float" office:value="7.06" table:style-name="ce1">
            <text:p>7.06</text:p>
          </table:table-cell>
          <table:table-cell office:value-type="float" office:value="-3.7650000000000003E-2" table:style-name="ce1">
            <text:p>-0.03765</text:p>
          </table:table-cell>
          <table:table-cell office:value-type="float" office:value="-1.4189E-2" table:style-name="ce1">
            <text:p>-0.014189</text:p>
          </table:table-cell>
          <table:table-cell table:style-name="ce3"/>
          <table:table-cell office:value-type="float" office:value="17.650099999999998" table:style-name="ce7">
            <text:p>17.6501</text:p>
          </table:table-cell>
          <table:table-cell office:value-type="float" office:value="0.67193700000000001" table:style-name="ce7">
            <text:p>0.671937</text:p>
          </table:table-cell>
          <table:table-cell office:value-type="float" office:value="0.65459999999999996" table:style-name="ce7">
            <text:p>0.6546</text:p>
          </table:table-cell>
          <table:table-cell office:value-type="float" office:value="0.64676400000000001" table:style-name="ce7">
            <text:p>0.646764</text:p>
          </table:table-cell>
          <table:table-cell office:value-type="float" office:value="1.5260999999999969E-2" table:formula="of:=[.H358]-[.$H$5]" table:style-name="ce1">
            <text:p>0.015261</text:p>
          </table:table-cell>
          <table:table-cell office:value-type="float" office:value="-2.079000000000053E-3" table:formula="of:=[.I358]-[.$I$5]" table:style-name="ce1">
            <text:p>-0.002079</text:p>
          </table:table-cell>
          <table:table-cell office:value-type="float" office:value="-9.9150000000000071E-3" table:formula="of:=[.J358]-[.$J$5]" table:style-name="ce1">
            <text:p>-0.009915</text:p>
          </table:table-cell>
          <table:table-cell office:value-type="float" office:value="17.650099999999998" table:style-name="ce7">
            <text:p>17.6501</text:p>
          </table:table-cell>
          <table:table-cell office:value-type="float" office:value="-3.10344E-2" table:style-name="ce7">
            <text:p>-0.0310344</text:p>
          </table:table-cell>
          <table:table-cell office:value-type="float" office:value="-4.2409200000000001E-2" table:style-name="ce7">
            <text:p>-0.0424092</text:p>
          </table:table-cell>
          <table:table-cell table:number-columns-repeated="16368" table:style-name="ce3"/>
        </table:table-row>
        <table:table-row table:style-name="ro2">
          <table:table-cell office:value-type="float" office:value="7.08" table:style-name="ce1">
            <text:p>7.08</text:p>
          </table:table-cell>
          <table:table-cell office:value-type="float" office:value="-1.0555E-2" table:style-name="ce1">
            <text:p>-0.010555</text:p>
          </table:table-cell>
          <table:table-cell office:value-type="float" office:value="7.08" table:style-name="ce1">
            <text:p>7.08</text:p>
          </table:table-cell>
          <table:table-cell office:value-type="float" office:value="-3.9114000000000003E-2" table:style-name="ce1">
            <text:p>-0.039114</text:p>
          </table:table-cell>
          <table:table-cell office:value-type="float" office:value="-1.2452E-2" table:style-name="ce1">
            <text:p>-0.012452</text:p>
          </table:table-cell>
          <table:table-cell table:style-name="ce3"/>
          <table:table-cell office:value-type="float" office:value="17.700099999999999" table:style-name="ce7">
            <text:p>17.7001</text:p>
          </table:table-cell>
          <table:table-cell office:value-type="float" office:value="0.67140599999999995" table:style-name="ce7">
            <text:p>0.671406</text:p>
          </table:table-cell>
          <table:table-cell office:value-type="float" office:value="0.65583000000000002" table:style-name="ce7">
            <text:p>0.65583</text:p>
          </table:table-cell>
          <table:table-cell office:value-type="float" office:value="0.64397499999999996" table:style-name="ce7">
            <text:p>0.643975</text:p>
          </table:table-cell>
          <table:table-cell office:value-type="float" office:value="1.472999999999991E-2" table:formula="of:=[.H359]-[.$H$5]" table:style-name="ce1">
            <text:p>0.01473</text:p>
          </table:table-cell>
          <table:table-cell office:value-type="float" office:value="-8.4899999999998865E-4" table:formula="of:=[.I359]-[.$I$5]" table:style-name="ce1">
            <text:p>-0.000849</text:p>
          </table:table-cell>
          <table:table-cell office:value-type="float" office:value="-1.2704000000000049E-2" table:formula="of:=[.J359]-[.$J$5]" table:style-name="ce1">
            <text:p>-0.012704</text:p>
          </table:table-cell>
          <table:table-cell office:value-type="float" office:value="17.700099999999999" table:style-name="ce7">
            <text:p>17.7001</text:p>
          </table:table-cell>
          <table:table-cell office:value-type="float" office:value="-4.2368099999999999E-2" table:style-name="ce7">
            <text:p>-0.0423681</text:p>
          </table:table-cell>
          <table:table-cell office:value-type="float" office:value="-3.7326199999999997E-2" table:style-name="ce7">
            <text:p>-0.0373262</text:p>
          </table:table-cell>
          <table:table-cell table:number-columns-repeated="16368" table:style-name="ce3"/>
        </table:table-row>
        <table:table-row table:style-name="ro2">
          <table:table-cell office:value-type="float" office:value="7.1" table:style-name="ce1">
            <text:p>7.1</text:p>
          </table:table-cell>
          <table:table-cell office:value-type="float" office:value="-1.0909E-2" table:style-name="ce1">
            <text:p>-0.010909</text:p>
          </table:table-cell>
          <table:table-cell office:value-type="float" office:value="7.1" table:style-name="ce1">
            <text:p>7.1</text:p>
          </table:table-cell>
          <table:table-cell office:value-type="float" office:value="-4.0388E-2" table:style-name="ce1">
            <text:p>-0.040388</text:p>
          </table:table-cell>
          <table:table-cell office:value-type="float" office:value="-1.0625000000000001E-2" table:style-name="ce1">
            <text:p>-0.010625</text:p>
          </table:table-cell>
          <table:table-cell table:style-name="ce3"/>
          <table:table-cell office:value-type="float" office:value="17.75" table:style-name="ce7">
            <text:p>17.75</text:p>
          </table:table-cell>
          <table:table-cell office:value-type="float" office:value="0.67032700000000001" table:style-name="ce7">
            <text:p>0.670327</text:p>
          </table:table-cell>
          <table:table-cell office:value-type="float" office:value="0.657223" table:style-name="ce7">
            <text:p>0.657223</text:p>
          </table:table-cell>
          <table:table-cell office:value-type="float" office:value="0.64159100000000002" table:style-name="ce7">
            <text:p>0.641591</text:p>
          </table:table-cell>
          <table:table-cell office:value-type="float" office:value="1.3650999999999969E-2" table:formula="of:=[.H360]-[.$H$5]" table:style-name="ce1">
            <text:p>0.013651</text:p>
          </table:table-cell>
          <table:table-cell office:value-type="float" office:value="5.4399999999998894E-4" table:formula="of:=[.I360]-[.$I$5]" table:style-name="ce1">
            <text:p>0.000544</text:p>
          </table:table-cell>
          <table:table-cell office:value-type="float" office:value="-1.508799999999999E-2" table:formula="of:=[.J360]-[.$J$5]" table:style-name="ce1">
            <text:p>-0.015088</text:p>
          </table:table-cell>
          <table:table-cell office:value-type="float" office:value="17.7501" table:style-name="ce7">
            <text:p>17.7501</text:p>
          </table:table-cell>
          <table:table-cell office:value-type="float" office:value="-5.2448300000000003E-2" table:style-name="ce7">
            <text:p>-0.0524483</text:p>
          </table:table-cell>
          <table:table-cell office:value-type="float" office:value="-3.0855400000000002E-2" table:style-name="ce7">
            <text:p>-0.0308554</text:p>
          </table:table-cell>
          <table:table-cell table:number-columns-repeated="16368" table:style-name="ce3"/>
        </table:table-row>
        <table:table-row table:style-name="ro2">
          <table:table-cell office:value-type="float" office:value="7.12" table:style-name="ce1">
            <text:p>7.12</text:p>
          </table:table-cell>
          <table:table-cell office:value-type="float" office:value="-1.1207E-2" table:style-name="ce1">
            <text:p>-0.011207</text:p>
          </table:table-cell>
          <table:table-cell office:value-type="float" office:value="7.12" table:style-name="ce1">
            <text:p>7.12</text:p>
          </table:table-cell>
          <table:table-cell office:value-type="float" office:value="-4.1459999999999997E-2" table:style-name="ce1">
            <text:p>-0.04146</text:p>
          </table:table-cell>
          <table:table-cell office:value-type="float" office:value="-8.7189999999999993E-3" table:style-name="ce1">
            <text:p>-0.008719</text:p>
          </table:table-cell>
          <table:table-cell table:style-name="ce3"/>
          <table:table-cell office:value-type="float" office:value="17.8001" table:style-name="ce7">
            <text:p>17.8001</text:p>
          </table:table-cell>
          <table:table-cell office:value-type="float" office:value="0.66882299999999995" table:style-name="ce7">
            <text:p>0.668823</text:p>
          </table:table-cell>
          <table:table-cell office:value-type="float" office:value="0.65881500000000004" table:style-name="ce7">
            <text:p>0.658815</text:p>
          </table:table-cell>
          <table:table-cell office:value-type="float" office:value="0.63970199999999999" table:style-name="ce7">
            <text:p>0.639702</text:p>
          </table:table-cell>
          <table:table-cell office:value-type="float" office:value="1.2146999999999908E-2" table:formula="of:=[.H361]-[.$H$5]" table:style-name="ce1">
            <text:p>0.012147</text:p>
          </table:table-cell>
          <table:table-cell office:value-type="float" office:value="2.1360000000000268E-3" table:formula="of:=[.I361]-[.$I$5]" table:style-name="ce1">
            <text:p>0.002136</text:p>
          </table:table-cell>
          <table:table-cell office:value-type="float" office:value="-1.697700000000002E-2" table:formula="of:=[.J361]-[.$J$5]" table:style-name="ce1">
            <text:p>-0.016977</text:p>
          </table:table-cell>
          <table:table-cell office:value-type="float" office:value="17.8001" table:style-name="ce7">
            <text:p>17.8001</text:p>
          </table:table-cell>
          <table:table-cell office:value-type="float" office:value="-6.0817599999999999E-2" table:style-name="ce7">
            <text:p>-0.0608176</text:p>
          </table:table-cell>
          <table:table-cell office:value-type="float" office:value="-2.2923200000000001E-2" table:style-name="ce7">
            <text:p>-0.0229232</text:p>
          </table:table-cell>
          <table:table-cell table:number-columns-repeated="16368" table:style-name="ce3"/>
        </table:table-row>
        <table:table-row table:style-name="ro2">
          <table:table-cell office:value-type="float" office:value="7.14" table:style-name="ce1">
            <text:p>7.14</text:p>
          </table:table-cell>
          <table:table-cell office:value-type="float" office:value="-1.1448E-2" table:style-name="ce1">
            <text:p>-0.011448</text:p>
          </table:table-cell>
          <table:table-cell office:value-type="float" office:value="7.14" table:style-name="ce1">
            <text:p>7.14</text:p>
          </table:table-cell>
          <table:table-cell office:value-type="float" office:value="-4.2321999999999999E-2" table:style-name="ce1">
            <text:p>-0.042322</text:p>
          </table:table-cell>
          <table:table-cell office:value-type="float" office:value="-6.7429999999999999E-3" table:style-name="ce1">
            <text:p>-0.006743</text:p>
          </table:table-cell>
          <table:table-cell table:style-name="ce3"/>
          <table:table-cell office:value-type="float" office:value="17.850100000000001" table:style-name="ce7">
            <text:p>17.8501</text:p>
          </table:table-cell>
          <table:table-cell office:value-type="float" office:value="0.667018" table:style-name="ce7">
            <text:p>0.667018</text:p>
          </table:table-cell>
          <table:table-cell office:value-type="float" office:value="0.66061499999999995" table:style-name="ce7">
            <text:p>0.660615</text:p>
          </table:table-cell>
          <table:table-cell office:value-type="float" office:value="0.638378" table:style-name="ce7">
            <text:p>0.638378</text:p>
          </table:table-cell>
          <table:table-cell office:value-type="float" office:value="1.0341999999999962E-2" table:formula="of:=[.H362]-[.$H$5]" table:style-name="ce1">
            <text:p>0.010342</text:p>
          </table:table-cell>
          <table:table-cell office:value-type="float" office:value="3.9359999999999395E-3" table:formula="of:=[.I362]-[.$I$5]" table:style-name="ce1">
            <text:p>0.003936</text:p>
          </table:table-cell>
          <table:table-cell office:value-type="float" office:value="-1.8301000000000012E-2" table:formula="of:=[.J362]-[.$J$5]" table:style-name="ce1">
            <text:p>-0.018301</text:p>
          </table:table-cell>
          <table:table-cell office:value-type="float" office:value="17.850100000000001" table:style-name="ce7">
            <text:p>17.8501</text:p>
          </table:table-cell>
          <table:table-cell office:value-type="float" office:value="-6.6978800000000005E-2" table:style-name="ce7">
            <text:p>-0.0669788</text:p>
          </table:table-cell>
          <table:table-cell office:value-type="float" office:value="-1.41195E-2" table:style-name="ce7">
            <text:p>-0.0141195</text:p>
          </table:table-cell>
          <table:table-cell table:number-columns-repeated="16368" table:style-name="ce3"/>
        </table:table-row>
        <table:table-row table:style-name="ro2">
          <table:table-cell office:value-type="float" office:value="7.16" table:style-name="ce1">
            <text:p>7.16</text:p>
          </table:table-cell>
          <table:table-cell office:value-type="float" office:value="-1.1627999999999999E-2" table:style-name="ce1">
            <text:p>-0.011628</text:p>
          </table:table-cell>
          <table:table-cell office:value-type="float" office:value="7.16" table:style-name="ce1">
            <text:p>7.16</text:p>
          </table:table-cell>
          <table:table-cell office:value-type="float" office:value="-4.2966999999999998E-2" table:style-name="ce1">
            <text:p>-0.042967</text:p>
          </table:table-cell>
          <table:table-cell office:value-type="float" office:value="-4.7089999999999996E-3" table:style-name="ce1">
            <text:p>-0.004709</text:p>
          </table:table-cell>
          <table:table-cell table:style-name="ce3"/>
          <table:table-cell office:value-type="float" office:value="17.899999999999999" table:style-name="ce7">
            <text:p>17.9</text:p>
          </table:table-cell>
          <table:table-cell office:value-type="float" office:value="0.66503199999999996" table:style-name="ce7">
            <text:p>0.665032</text:p>
          </table:table-cell>
          <table:table-cell office:value-type="float" office:value="0.66258099999999998" table:style-name="ce7">
            <text:p>0.662581</text:p>
          </table:table-cell>
          <table:table-cell office:value-type="float" office:value="0.63767300000000005" table:style-name="ce7">
            <text:p>0.637673</text:p>
          </table:table-cell>
          <table:table-cell office:value-type="float" office:value="8.355999999999919E-3" table:formula="of:=[.H363]-[.$H$5]" table:style-name="ce1">
            <text:p>0.008356</text:p>
          </table:table-cell>
          <table:table-cell office:value-type="float" office:value="5.9019999999999628E-3" table:formula="of:=[.I363]-[.$I$5]" table:style-name="ce1">
            <text:p>0.005902</text:p>
          </table:table-cell>
          <table:table-cell office:value-type="float" office:value="-1.9005999999999967E-2" table:formula="of:=[.J363]-[.$J$5]" table:style-name="ce1">
            <text:p>-0.019006</text:p>
          </table:table-cell>
          <table:table-cell office:value-type="float" office:value="17.900099999999998" table:style-name="ce7">
            <text:p>17.9001</text:p>
          </table:table-cell>
          <table:table-cell office:value-type="float" office:value="-7.0947800000000005E-2" table:style-name="ce7">
            <text:p>-0.0709478</text:p>
          </table:table-cell>
          <table:table-cell office:value-type="float" office:value="-4.6341999999999998E-3" table:style-name="ce7">
            <text:p>-0.0046342</text:p>
          </table:table-cell>
          <table:table-cell table:number-columns-repeated="16368" table:style-name="ce3"/>
        </table:table-row>
        <table:table-row table:style-name="ro2">
          <table:table-cell office:value-type="float" office:value="7.18" table:style-name="ce1">
            <text:p>7.18</text:p>
          </table:table-cell>
          <table:table-cell office:value-type="float" office:value="-1.1747E-2" table:style-name="ce1">
            <text:p>-0.011747</text:p>
          </table:table-cell>
          <table:table-cell office:value-type="float" office:value="7.18" table:style-name="ce1">
            <text:p>7.18</text:p>
          </table:table-cell>
          <table:table-cell office:value-type="float" office:value="-4.3388999999999997E-2" table:style-name="ce1">
            <text:p>-0.043389</text:p>
          </table:table-cell>
          <table:table-cell office:value-type="float" office:value="-2.6289999999999998E-3" table:style-name="ce1">
            <text:p>-0.002629</text:p>
          </table:table-cell>
          <table:table-cell table:style-name="ce3"/>
          <table:table-cell office:value-type="float" office:value="17.950099999999999" table:style-name="ce7">
            <text:p>17.9501</text:p>
          </table:table-cell>
          <table:table-cell office:value-type="float" office:value="0.66297399999999995" table:style-name="ce7">
            <text:p>0.662974</text:p>
          </table:table-cell>
          <table:table-cell office:value-type="float" office:value="0.66462299999999996" table:style-name="ce7">
            <text:p>0.664623</text:p>
          </table:table-cell>
          <table:table-cell office:value-type="float" office:value="0.63761599999999996" table:style-name="ce7">
            <text:p>0.637616</text:p>
          </table:table-cell>
          <table:table-cell office:value-type="float" office:value="6.2979999999999148E-3" table:formula="of:=[.H364]-[.$H$5]" table:style-name="ce1">
            <text:p>0.006298</text:p>
          </table:table-cell>
          <table:table-cell office:value-type="float" office:value="7.9439999999999511E-3" table:formula="of:=[.I364]-[.$I$5]" table:style-name="ce1">
            <text:p>0.007944</text:p>
          </table:table-cell>
          <table:table-cell office:value-type="float" office:value="-1.9063000000000052E-2" table:formula="of:=[.J364]-[.$J$5]" table:style-name="ce1">
            <text:p>-0.019063</text:p>
          </table:table-cell>
          <table:table-cell office:value-type="float" office:value="17.950099999999999" table:style-name="ce7">
            <text:p>17.9501</text:p>
          </table:table-cell>
          <table:table-cell office:value-type="float" office:value="-7.2291099999999997E-2" table:style-name="ce7">
            <text:p>-0.0722911</text:p>
          </table:table-cell>
          <table:table-cell office:value-type="float" office:value="4.6561800000000002E-3" table:style-name="ce7">
            <text:p>0.00465618</text:p>
          </table:table-cell>
          <table:table-cell table:number-columns-repeated="16368" table:style-name="ce3"/>
        </table:table-row>
        <table:table-row table:style-name="ro2">
          <table:table-cell office:value-type="float" office:value="7.2" table:style-name="ce1">
            <text:p>7.2</text:p>
          </table:table-cell>
          <table:table-cell office:value-type="float" office:value="-1.1802999999999999E-2" table:style-name="ce1">
            <text:p>-0.011803</text:p>
          </table:table-cell>
          <table:table-cell office:value-type="float" office:value="7.2" table:style-name="ce1">
            <text:p>7.2</text:p>
          </table:table-cell>
          <table:table-cell office:value-type="float" office:value="-4.3583999999999998E-2" table:style-name="ce1">
            <text:p>-0.043584</text:p>
          </table:table-cell>
          <table:table-cell office:value-type="float" office:value="-5.1500000000000005E-4" table:style-name="ce1">
            <text:p>-0.000515</text:p>
          </table:table-cell>
          <table:table-cell table:style-name="ce3"/>
          <table:table-cell office:value-type="float" office:value="18.0001" table:style-name="ce7">
            <text:p>18.0001</text:p>
          </table:table-cell>
          <table:table-cell office:value-type="float" office:value="0.66093800000000003" table:style-name="ce7">
            <text:p>0.660938</text:p>
          </table:table-cell>
          <table:table-cell office:value-type="float" office:value="0.66660600000000003" table:style-name="ce7">
            <text:p>0.666606</text:p>
          </table:table-cell>
          <table:table-cell office:value-type="float" office:value="0.63821099999999997" table:style-name="ce7">
            <text:p>0.638211</text:p>
          </table:table-cell>
          <table:table-cell office:value-type="float" office:value="4.261999999999988E-3" table:formula="of:=[.H365]-[.$H$5]" table:style-name="ce1">
            <text:p>0.004262</text:p>
          </table:table-cell>
          <table:table-cell office:value-type="float" office:value="9.9270000000000191E-3" table:formula="of:=[.I365]-[.$I$5]" table:style-name="ce1">
            <text:p>0.009927</text:p>
          </table:table-cell>
          <table:table-cell office:value-type="float" office:value="-1.846800000000004E-2" table:formula="of:=[.J365]-[.$J$5]" table:style-name="ce1">
            <text:p>-0.018468</text:p>
          </table:table-cell>
          <table:table-cell office:value-type="float" office:value="18.0001" table:style-name="ce7">
            <text:p>18.0001</text:p>
          </table:table-cell>
          <table:table-cell office:value-type="float" office:value="-7.0830400000000002E-2" table:style-name="ce7">
            <text:p>-0.0708304</text:p>
          </table:table-cell>
          <table:table-cell office:value-type="float" office:value="1.43141E-2" table:style-name="ce7">
            <text:p>0.0143141</text:p>
          </table:table-cell>
          <table:table-cell table:number-columns-repeated="16368" table:style-name="ce3"/>
        </table:table-row>
        <table:table-row table:style-name="ro2">
          <table:table-cell office:value-type="float" office:value="7.22" table:style-name="ce1">
            <text:p>7.22</text:p>
          </table:table-cell>
          <table:table-cell office:value-type="float" office:value="-1.1795E-2" table:style-name="ce1">
            <text:p>-0.011795</text:p>
          </table:table-cell>
          <table:table-cell office:value-type="float" office:value="7.22" table:style-name="ce1">
            <text:p>7.22</text:p>
          </table:table-cell>
          <table:table-cell office:value-type="float" office:value="-4.3548999999999997E-2" table:style-name="ce1">
            <text:p>-0.043549</text:p>
          </table:table-cell>
          <table:table-cell office:value-type="float" office:value="1.622E-3" table:style-name="ce1">
            <text:p>0.001622</text:p>
          </table:table-cell>
          <table:table-cell table:style-name="ce3"/>
          <table:table-cell office:value-type="float" office:value="18.05" table:style-name="ce7">
            <text:p>18.05</text:p>
          </table:table-cell>
          <table:table-cell office:value-type="float" office:value="0.65897899999999998" table:style-name="ce7">
            <text:p>0.658979</text:p>
          </table:table-cell>
          <table:table-cell office:value-type="float" office:value="0.66837599999999997" table:style-name="ce7">
            <text:p>0.668376</text:p>
          </table:table-cell>
          <table:table-cell office:value-type="float" office:value="0.63945200000000002" table:style-name="ce7">
            <text:p>0.639452</text:p>
          </table:table-cell>
          <table:table-cell office:value-type="float" office:value="2.302999999999944E-3" table:formula="of:=[.H366]-[.$H$5]" table:style-name="ce1">
            <text:p>0.002303</text:p>
          </table:table-cell>
          <table:table-cell office:value-type="float" office:value="1.1696999999999957E-2" table:formula="of:=[.I366]-[.$I$5]" table:style-name="ce1">
            <text:p>0.011697</text:p>
          </table:table-cell>
          <table:table-cell office:value-type="float" office:value="-1.7226999999999992E-2" table:formula="of:=[.J366]-[.$J$5]" table:style-name="ce1">
            <text:p>-0.017227</text:p>
          </table:table-cell>
          <table:table-cell office:value-type="float" office:value="18.0501" table:style-name="ce7">
            <text:p>18.0501</text:p>
          </table:table-cell>
          <table:table-cell office:value-type="float" office:value="-6.6852400000000006E-2" table:style-name="ce7">
            <text:p>-0.0668524</text:p>
          </table:table-cell>
          <table:table-cell office:value-type="float" office:value="2.3014900000000001E-2" table:style-name="ce7">
            <text:p>0.0230149</text:p>
          </table:table-cell>
          <table:table-cell table:number-columns-repeated="16368" table:style-name="ce3"/>
        </table:table-row>
        <table:table-row table:style-name="ro2">
          <table:table-cell office:value-type="float" office:value="7.24" table:style-name="ce1">
            <text:p>7.24</text:p>
          </table:table-cell>
          <table:table-cell office:value-type="float" office:value="-1.1723000000000001E-2" table:style-name="ce1">
            <text:p>-0.011723</text:p>
          </table:table-cell>
          <table:table-cell office:value-type="float" office:value="7.24" table:style-name="ce1">
            <text:p>7.24</text:p>
          </table:table-cell>
          <table:table-cell office:value-type="float" office:value="-4.3282000000000001E-2" table:style-name="ce1">
            <text:p>-0.043282</text:p>
          </table:table-cell>
          <table:table-cell office:value-type="float" office:value="3.7680000000000001E-3" table:style-name="ce1">
            <text:p>0.003768</text:p>
          </table:table-cell>
          <table:table-cell table:style-name="ce3"/>
          <table:table-cell office:value-type="float" office:value="18.100100000000001" table:style-name="ce7">
            <text:p>18.1001</text:p>
          </table:table-cell>
          <table:table-cell office:value-type="float" office:value="0.65715000000000001" table:style-name="ce7">
            <text:p>0.65715</text:p>
          </table:table-cell>
          <table:table-cell office:value-type="float" office:value="0.66975600000000002" table:style-name="ce7">
            <text:p>0.669756</text:p>
          </table:table-cell>
          <table:table-cell office:value-type="float" office:value="0.64132" table:style-name="ce7">
            <text:p>0.64132</text:p>
          </table:table-cell>
          <table:table-cell office:value-type="float" office:value="4.7399999999997444E-4" table:formula="of:=[.H367]-[.$H$5]" table:style-name="ce1">
            <text:p>0.000474</text:p>
          </table:table-cell>
          <table:table-cell office:value-type="float" office:value="1.3077000000000005E-2" table:formula="of:=[.I367]-[.$I$5]" table:style-name="ce1">
            <text:p>0.013077</text:p>
          </table:table-cell>
          <table:table-cell office:value-type="float" office:value="-1.5359000000000012E-2" table:formula="of:=[.J367]-[.$J$5]" table:style-name="ce1">
            <text:p>-0.015359</text:p>
          </table:table-cell>
          <table:table-cell office:value-type="float" office:value="18.100100000000001" table:style-name="ce7">
            <text:p>18.1001</text:p>
          </table:table-cell>
          <table:table-cell office:value-type="float" office:value="-6.0094300000000003E-2" table:style-name="ce7">
            <text:p>-0.0600943</text:p>
          </table:table-cell>
          <table:table-cell office:value-type="float" office:value="3.1094400000000001E-2" table:style-name="ce7">
            <text:p>0.0310944</text:p>
          </table:table-cell>
          <table:table-cell table:number-columns-repeated="16368" table:style-name="ce3"/>
        </table:table-row>
        <table:table-row table:style-name="ro2">
          <table:table-cell office:value-type="float" office:value="7.26" table:style-name="ce1">
            <text:p>7.26</text:p>
          </table:table-cell>
          <table:table-cell office:value-type="float" office:value="-1.1587E-2" table:style-name="ce1">
            <text:p>-0.011587</text:p>
          </table:table-cell>
          <table:table-cell office:value-type="float" office:value="7.26" table:style-name="ce1">
            <text:p>7.26</text:p>
          </table:table-cell>
          <table:table-cell office:value-type="float" office:value="-4.2784000000000003E-2" table:style-name="ce1">
            <text:p>-0.042784</text:p>
          </table:table-cell>
          <table:table-cell office:value-type="float" office:value="5.9119999999999997E-3" table:style-name="ce1">
            <text:p>0.005912</text:p>
          </table:table-cell>
          <table:table-cell table:style-name="ce3"/>
          <table:table-cell office:value-type="float" office:value="18.150099999999998" table:style-name="ce7">
            <text:p>18.1501</text:p>
          </table:table-cell>
          <table:table-cell office:value-type="float" office:value="0.65549000000000002" table:style-name="ce7">
            <text:p>0.65549</text:p>
          </table:table-cell>
          <table:table-cell office:value-type="float" office:value="0.67058399999999996" table:style-name="ce7">
            <text:p>0.670584</text:p>
          </table:table-cell>
          <table:table-cell office:value-type="float" office:value="0.64373999999999998" table:style-name="ce7">
            <text:p>0.64374</text:p>
          </table:table-cell>
          <table:table-cell office:value-type="float" office:value="-1.1860000000000204E-3" table:formula="of:=[.H368]-[.$H$5]" table:style-name="ce1">
            <text:p>-0.001186</text:p>
          </table:table-cell>
          <table:table-cell office:value-type="float" office:value="1.3904999999999945E-2" table:formula="of:=[.I368]-[.$I$5]" table:style-name="ce1">
            <text:p>0.013905</text:p>
          </table:table-cell>
          <table:table-cell office:value-type="float" office:value="-1.2939000000000034E-2" table:formula="of:=[.J368]-[.$J$5]" table:style-name="ce1">
            <text:p>-0.012939</text:p>
          </table:table-cell>
          <table:table-cell office:value-type="float" office:value="18.150099999999998" table:style-name="ce7">
            <text:p>18.1501</text:p>
          </table:table-cell>
          <table:table-cell office:value-type="float" office:value="-5.1264999999999998E-2" table:style-name="ce7">
            <text:p>-0.051265</text:p>
          </table:table-cell>
          <table:table-cell office:value-type="float" office:value="3.7457299999999999E-2" table:style-name="ce7">
            <text:p>0.0374573</text:p>
          </table:table-cell>
          <table:table-cell table:number-columns-repeated="16368" table:style-name="ce3"/>
        </table:table-row>
        <table:table-row table:style-name="ro2">
          <table:table-cell office:value-type="float" office:value="7.28" table:style-name="ce1">
            <text:p>7.28</text:p>
          </table:table-cell>
          <table:table-cell office:value-type="float" office:value="-1.1387E-2" table:style-name="ce1">
            <text:p>-0.011387</text:p>
          </table:table-cell>
          <table:table-cell office:value-type="float" office:value="7.28" table:style-name="ce1">
            <text:p>7.28</text:p>
          </table:table-cell>
          <table:table-cell office:value-type="float" office:value="-4.2054000000000001E-2" table:style-name="ce1">
            <text:p>-0.042054</text:p>
          </table:table-cell>
          <table:table-cell office:value-type="float" office:value="8.0400000000000003E-3" table:style-name="ce1">
            <text:p>0.00804</text:p>
          </table:table-cell>
          <table:table-cell table:style-name="ce3"/>
          <table:table-cell office:value-type="float" office:value="18.2" table:style-name="ce7">
            <text:p>18.2</text:p>
          </table:table-cell>
          <table:table-cell office:value-type="float" office:value="0.65400000000000003" table:style-name="ce7">
            <text:p>0.654</text:p>
          </table:table-cell>
          <table:table-cell office:value-type="float" office:value="0.67074400000000001" table:style-name="ce7">
            <text:p>0.670744</text:p>
          </table:table-cell>
          <table:table-cell office:value-type="float" office:value="0.64664299999999997" table:style-name="ce7">
            <text:p>0.646643</text:p>
          </table:table-cell>
          <table:table-cell office:value-type="float" office:value="-2.6760000000000117E-3" table:formula="of:=[.H369]-[.$H$5]" table:style-name="ce1">
            <text:p>-0.002676</text:p>
          </table:table-cell>
          <table:table-cell office:value-type="float" office:value="1.4064999999999994E-2" table:formula="of:=[.I369]-[.$I$5]" table:style-name="ce1">
            <text:p>0.014065</text:p>
          </table:table-cell>
          <table:table-cell office:value-type="float" office:value="-1.0036000000000045E-2" table:formula="of:=[.J369]-[.$J$5]" table:style-name="ce1">
            <text:p>-0.010036</text:p>
          </table:table-cell>
          <table:table-cell office:value-type="float" office:value="18.200099999999999" table:style-name="ce7">
            <text:p>18.2001</text:p>
          </table:table-cell>
          <table:table-cell office:value-type="float" office:value="-3.9969400000000002E-2" table:style-name="ce7">
            <text:p>-0.0399694</text:p>
          </table:table-cell>
          <table:table-cell office:value-type="float" office:value="4.22902E-2" table:style-name="ce7">
            <text:p>0.0422902</text:p>
          </table:table-cell>
          <table:table-cell table:number-columns-repeated="16368" table:style-name="ce3"/>
        </table:table-row>
        <table:table-row table:style-name="ro2">
          <table:table-cell office:value-type="float" office:value="7.3" table:style-name="ce1">
            <text:p>7.3</text:p>
          </table:table-cell>
          <table:table-cell office:value-type="float" office:value="-1.1124999999999999E-2" table:style-name="ce1">
            <text:p>-0.011125</text:p>
          </table:table-cell>
          <table:table-cell office:value-type="float" office:value="7.3" table:style-name="ce1">
            <text:p>7.3</text:p>
          </table:table-cell>
          <table:table-cell office:value-type="float" office:value="-4.1098000000000003E-2" table:style-name="ce1">
            <text:p>-0.041098</text:p>
          </table:table-cell>
          <table:table-cell office:value-type="float" office:value="1.0142E-2" table:style-name="ce1">
            <text:p>0.010142</text:p>
          </table:table-cell>
          <table:table-cell table:style-name="ce3"/>
          <table:table-cell office:value-type="float" office:value="18.2501" table:style-name="ce7">
            <text:p>18.2501</text:p>
          </table:table-cell>
          <table:table-cell office:value-type="float" office:value="0.65269999999999995" table:style-name="ce7">
            <text:p>0.6527</text:p>
          </table:table-cell>
          <table:table-cell office:value-type="float" office:value="0.67017300000000002" table:style-name="ce7">
            <text:p>0.670173</text:p>
          </table:table-cell>
          <table:table-cell office:value-type="float" office:value="0.64990099999999995" table:style-name="ce7">
            <text:p>0.649901</text:p>
          </table:table-cell>
          <table:table-cell office:value-type="float" office:value="-3.9760000000000906E-3" table:formula="of:=[.H370]-[.$H$5]" table:style-name="ce1">
            <text:p>-0.003976</text:p>
          </table:table-cell>
          <table:table-cell office:value-type="float" office:value="1.3494000000000006E-2" table:formula="of:=[.I370]-[.$I$5]" table:style-name="ce1">
            <text:p>0.013494</text:p>
          </table:table-cell>
          <table:table-cell office:value-type="float" office:value="-6.7780000000000618E-3" table:formula="of:=[.J370]-[.$J$5]" table:style-name="ce1">
            <text:p>-0.006778</text:p>
          </table:table-cell>
          <table:table-cell office:value-type="float" office:value="18.2501" table:style-name="ce7">
            <text:p>18.2501</text:p>
          </table:table-cell>
          <table:table-cell office:value-type="float" office:value="-2.7619600000000001E-2" table:style-name="ce7">
            <text:p>-0.0276196</text:p>
          </table:table-cell>
          <table:table-cell office:value-type="float" office:value="4.5080799999999997E-2" table:style-name="ce7">
            <text:p>0.0450808</text:p>
          </table:table-cell>
          <table:table-cell table:number-columns-repeated="16368" table:style-name="ce3"/>
        </table:table-row>
        <table:table-row table:style-name="ro2">
          <table:table-cell office:value-type="float" office:value="7.32" table:style-name="ce1">
            <text:p>7.32</text:p>
          </table:table-cell>
          <table:table-cell office:value-type="float" office:value="-1.0802000000000001E-2" table:style-name="ce1">
            <text:p>-0.010802</text:p>
          </table:table-cell>
          <table:table-cell office:value-type="float" office:value="7.32" table:style-name="ce1">
            <text:p>7.32</text:p>
          </table:table-cell>
          <table:table-cell office:value-type="float" office:value="-3.9918000000000002E-2" table:style-name="ce1">
            <text:p>-0.039918</text:p>
          </table:table-cell>
          <table:table-cell office:value-type="float" office:value="1.2205000000000001E-2" table:style-name="ce1">
            <text:p>0.012205</text:p>
          </table:table-cell>
          <table:table-cell table:style-name="ce3"/>
          <table:table-cell office:value-type="float" office:value="18.3001" table:style-name="ce7">
            <text:p>18.3001</text:p>
          </table:table-cell>
          <table:table-cell office:value-type="float" office:value="0.65158700000000003" table:style-name="ce7">
            <text:p>0.651587</text:p>
          </table:table-cell>
          <table:table-cell office:value-type="float" office:value="0.66889100000000001" table:style-name="ce7">
            <text:p>0.668891</text:p>
          </table:table-cell>
          <table:table-cell office:value-type="float" office:value="0.65337800000000001" table:style-name="ce7">
            <text:p>0.653378</text:p>
          </table:table-cell>
          <table:table-cell office:value-type="float" office:value="-5.0890000000000102E-3" table:formula="of:=[.H371]-[.$H$5]" table:style-name="ce1">
            <text:p>-0.005089</text:p>
          </table:table-cell>
          <table:table-cell office:value-type="float" office:value="1.2212000000000001E-2" table:formula="of:=[.I371]-[.$I$5]" table:style-name="ce1">
            <text:p>0.012212</text:p>
          </table:table-cell>
          <table:table-cell office:value-type="float" office:value="-3.3009999999999984E-3" table:formula="of:=[.J371]-[.$J$5]" table:style-name="ce1">
            <text:p>-0.003301</text:p>
          </table:table-cell>
          <table:table-cell office:value-type="float" office:value="18.3" table:style-name="ce7">
            <text:p>18.3</text:p>
          </table:table-cell>
          <table:table-cell office:value-type="float" office:value="-1.4325299999999999E-2" table:style-name="ce7">
            <text:p>-0.0143253</text:p>
          </table:table-cell>
          <table:table-cell office:value-type="float" office:value="4.5711599999999998E-2" table:style-name="ce7">
            <text:p>0.0457116</text:p>
          </table:table-cell>
          <table:table-cell table:number-columns-repeated="16368" table:style-name="ce3"/>
        </table:table-row>
        <table:table-row table:style-name="ro2">
          <table:table-cell office:value-type="float" office:value="7.34" table:style-name="ce1">
            <text:p>7.34</text:p>
          </table:table-cell>
          <table:table-cell office:value-type="float" office:value="-1.042E-2" table:style-name="ce1">
            <text:p>-0.01042</text:p>
          </table:table-cell>
          <table:table-cell office:value-type="float" office:value="7.34" table:style-name="ce1">
            <text:p>7.34</text:p>
          </table:table-cell>
          <table:table-cell office:value-type="float" office:value="-3.8519999999999999E-2" table:style-name="ce1">
            <text:p>-0.03852</text:p>
          </table:table-cell>
          <table:table-cell office:value-type="float" office:value="1.4217E-2" table:style-name="ce1">
            <text:p>0.014217</text:p>
          </table:table-cell>
          <table:table-cell table:style-name="ce3"/>
          <table:table-cell office:value-type="float" office:value="18.350100000000001" table:style-name="ce7">
            <text:p>18.3501</text:p>
          </table:table-cell>
          <table:table-cell office:value-type="float" office:value="0.65065899999999999" table:style-name="ce7">
            <text:p>0.650659</text:p>
          </table:table-cell>
          <table:table-cell office:value-type="float" office:value="0.66698299999999999" table:style-name="ce7">
            <text:p>0.666983</text:p>
          </table:table-cell>
          <table:table-cell office:value-type="float" office:value="0.65689600000000004" table:style-name="ce7">
            <text:p>0.656896</text:p>
          </table:table-cell>
          <table:table-cell office:value-type="float" office:value="-6.0170000000000501E-3" table:formula="of:=[.H372]-[.$H$5]" table:style-name="ce1">
            <text:p>-0.006017</text:p>
          </table:table-cell>
          <table:table-cell office:value-type="float" office:value="1.030399999999998E-2" table:formula="of:=[.I372]-[.$I$5]" table:style-name="ce1">
            <text:p>0.010304</text:p>
          </table:table-cell>
          <table:table-cell office:value-type="float" office:value="2.1700000000002273E-4" table:formula="of:=[.J372]-[.$J$5]" table:style-name="ce1">
            <text:p>0.000217</text:p>
          </table:table-cell>
          <table:table-cell office:value-type="float" office:value="18.350100000000001" table:style-name="ce7">
            <text:p>18.3501</text:p>
          </table:table-cell>
          <table:table-cell office:value-type="float" office:value="-8.6165799999999996E-4" table:style-name="ce7">
            <text:p>-0.000861658</text:p>
          </table:table-cell>
          <table:table-cell office:value-type="float" office:value="4.45003E-2" table:style-name="ce7">
            <text:p>0.0445003</text:p>
          </table:table-cell>
          <table:table-cell table:number-columns-repeated="16368" table:style-name="ce3"/>
        </table:table-row>
        <table:table-row table:style-name="ro2">
          <table:table-cell office:value-type="float" office:value="7.36" table:style-name="ce1">
            <text:p>7.36</text:p>
          </table:table-cell>
          <table:table-cell office:value-type="float" office:value="-9.9799999999999993E-3" table:style-name="ce1">
            <text:p>-0.00998</text:p>
          </table:table-cell>
          <table:table-cell office:value-type="float" office:value="7.36" table:style-name="ce1">
            <text:p>7.36</text:p>
          </table:table-cell>
          <table:table-cell office:value-type="float" office:value="-3.6910999999999999E-2" table:style-name="ce1">
            <text:p>-0.036911</text:p>
          </table:table-cell>
          <table:table-cell office:value-type="float" office:value="1.6168999999999999E-2" table:style-name="ce1">
            <text:p>0.016169</text:p>
          </table:table-cell>
          <table:table-cell table:style-name="ce3"/>
          <table:table-cell office:value-type="float" office:value="18.400099999999998" table:style-name="ce7">
            <text:p>18.4001</text:p>
          </table:table-cell>
          <table:table-cell office:value-type="float" office:value="0.64991900000000002" table:style-name="ce7">
            <text:p>0.649919</text:p>
          </table:table-cell>
          <table:table-cell office:value-type="float" office:value="0.66460300000000005" table:style-name="ce7">
            <text:p>0.664603</text:p>
          </table:table-cell>
          <table:table-cell office:value-type="float" office:value="0.66026200000000002" table:style-name="ce7">
            <text:p>0.660262</text:p>
          </table:table-cell>
          <table:table-cell office:value-type="float" office:value="-6.757000000000013E-3" table:formula="of:=[.H373]-[.$H$5]" table:style-name="ce1">
            <text:p>-0.006757</text:p>
          </table:table-cell>
          <table:table-cell office:value-type="float" office:value="7.9240000000000421E-3" table:formula="of:=[.I373]-[.$I$5]" table:style-name="ce1">
            <text:p>0.007924</text:p>
          </table:table-cell>
          <table:table-cell office:value-type="float" office:value="3.5830000000000028E-3" table:formula="of:=[.J373]-[.$J$5]" table:style-name="ce1">
            <text:p>0.003583</text:p>
          </table:table-cell>
          <table:table-cell office:value-type="float" office:value="18.400099999999998" table:style-name="ce7">
            <text:p>18.4001</text:p>
          </table:table-cell>
          <table:table-cell office:value-type="float" office:value="1.1553799999999999E-2" table:style-name="ce7">
            <text:p>0.0115538</text:p>
          </table:table-cell>
          <table:table-cell office:value-type="float" office:value="4.0929699999999999E-2" table:style-name="ce7">
            <text:p>0.0409297</text:p>
          </table:table-cell>
          <table:table-cell table:number-columns-repeated="16368" table:style-name="ce3"/>
        </table:table-row>
        <table:table-row table:style-name="ro2">
          <table:table-cell office:value-type="float" office:value="7.38" table:style-name="ce1">
            <text:p>7.38</text:p>
          </table:table-cell>
          <table:table-cell office:value-type="float" office:value="-9.4859999999999996E-3" table:style-name="ce1">
            <text:p>-0.009486</text:p>
          </table:table-cell>
          <table:table-cell office:value-type="float" office:value="7.38" table:style-name="ce1">
            <text:p>7.38</text:p>
          </table:table-cell>
          <table:table-cell office:value-type="float" office:value="-3.5099999999999999E-2" table:style-name="ce1">
            <text:p>-0.0351</text:p>
          </table:table-cell>
          <table:table-cell office:value-type="float" office:value="1.8048999999999999E-2" table:style-name="ce1">
            <text:p>0.018049</text:p>
          </table:table-cell>
          <table:table-cell table:style-name="ce3"/>
          <table:table-cell office:value-type="float" office:value="18.450099999999999" table:style-name="ce7">
            <text:p>18.4501</text:p>
          </table:table-cell>
          <table:table-cell office:value-type="float" office:value="0.64937199999999995" table:style-name="ce7">
            <text:p>0.649372</text:p>
          </table:table-cell>
          <table:table-cell office:value-type="float" office:value="0.66192399999999996" table:style-name="ce7">
            <text:p>0.661924</text:p>
          </table:table-cell>
          <table:table-cell office:value-type="float" office:value="0.66328500000000001" table:style-name="ce7">
            <text:p>0.663285</text:p>
          </table:table-cell>
          <table:table-cell office:value-type="float" office:value="-7.3040000000000882E-3" table:formula="of:=[.H374]-[.$H$5]" table:style-name="ce1">
            <text:p>-0.007304</text:p>
          </table:table-cell>
          <table:table-cell office:value-type="float" office:value="5.2449999999999442E-3" table:formula="of:=[.I374]-[.$I$5]" table:style-name="ce1">
            <text:p>0.005245</text:p>
          </table:table-cell>
          <table:table-cell office:value-type="float" office:value="6.6060000000000008E-3" table:formula="of:=[.J374]-[.$J$5]" table:style-name="ce1">
            <text:p>0.006606</text:p>
          </table:table-cell>
          <table:table-cell office:value-type="float" office:value="18.450099999999999" table:style-name="ce7">
            <text:p>18.4501</text:p>
          </table:table-cell>
          <table:table-cell office:value-type="float" office:value="2.3142900000000001E-2" table:style-name="ce7">
            <text:p>0.0231429</text:p>
          </table:table-cell>
          <table:table-cell office:value-type="float" office:value="3.5841999999999999E-2" table:style-name="ce7">
            <text:p>0.035842</text:p>
          </table:table-cell>
          <table:table-cell table:number-columns-repeated="16368" table:style-name="ce3"/>
        </table:table-row>
        <table:table-row table:style-name="ro2">
          <table:table-cell office:value-type="float" office:value="7.4" table:style-name="ce1">
            <text:p>7.4</text:p>
          </table:table-cell>
          <table:table-cell office:value-type="float" office:value="-8.94E-3" table:style-name="ce1">
            <text:p>-0.00894</text:p>
          </table:table-cell>
          <table:table-cell office:value-type="float" office:value="7.4" table:style-name="ce1">
            <text:p>7.4</text:p>
          </table:table-cell>
          <table:table-cell office:value-type="float" office:value="-3.3093999999999998E-2" table:style-name="ce1">
            <text:p>-0.033094</text:p>
          </table:table-cell>
          <table:table-cell office:value-type="float" office:value="1.9847E-2" table:style-name="ce1">
            <text:p>0.019847</text:p>
          </table:table-cell>
          <table:table-cell table:style-name="ce3"/>
          <table:table-cell office:value-type="float" office:value="18.5" table:style-name="ce7">
            <text:p>18.5</text:p>
          </table:table-cell>
          <table:table-cell office:value-type="float" office:value="0.64900800000000003" table:style-name="ce7">
            <text:p>0.649008</text:p>
          </table:table-cell>
          <table:table-cell office:value-type="float" office:value="0.65913900000000003" table:style-name="ce7">
            <text:p>0.659139</text:p>
          </table:table-cell>
          <table:table-cell office:value-type="float" office:value="0.66579500000000003" table:style-name="ce7">
            <text:p>0.665795</text:p>
          </table:table-cell>
          <table:table-cell office:value-type="float" office:value="-7.6680000000000081E-3" table:formula="of:=[.H375]-[.$H$5]" table:style-name="ce1">
            <text:p>-0.007668</text:p>
          </table:table-cell>
          <table:table-cell office:value-type="float" office:value="2.4600000000000177E-3" table:formula="of:=[.I375]-[.$I$5]" table:style-name="ce1">
            <text:p>0.00246</text:p>
          </table:table-cell>
          <table:table-cell office:value-type="float" office:value="9.116000000000013E-3" table:formula="of:=[.J375]-[.$J$5]" table:style-name="ce1">
            <text:p>0.009116</text:p>
          </table:table-cell>
          <table:table-cell office:value-type="float" office:value="18.5" table:style-name="ce7">
            <text:p>18.5</text:p>
          </table:table-cell>
          <table:table-cell office:value-type="float" office:value="3.2648400000000001E-2" table:style-name="ce7">
            <text:p>0.0326484</text:p>
          </table:table-cell>
          <table:table-cell office:value-type="float" office:value="2.9308799999999999E-2" table:style-name="ce7">
            <text:p>0.0293088</text:p>
          </table:table-cell>
          <table:table-cell table:number-columns-repeated="16368" table:style-name="ce3"/>
        </table:table-row>
        <table:table-row table:style-name="ro2">
          <table:table-cell office:value-type="float" office:value="7.42" table:style-name="ce1">
            <text:p>7.42</text:p>
          </table:table-cell>
          <table:table-cell office:value-type="float" office:value="-8.3440000000000007E-3" table:style-name="ce1">
            <text:p>-0.008344</text:p>
          </table:table-cell>
          <table:table-cell office:value-type="float" office:value="7.42" table:style-name="ce1">
            <text:p>7.42</text:p>
          </table:table-cell>
          <table:table-cell office:value-type="float" office:value="-3.0903E-2" table:style-name="ce1">
            <text:p>-0.030903</text:p>
          </table:table-cell>
          <table:table-cell office:value-type="float" office:value="2.1555000000000001E-2" table:style-name="ce1">
            <text:p>0.021555</text:p>
          </table:table-cell>
          <table:table-cell table:style-name="ce3"/>
          <table:table-cell office:value-type="float" office:value="18.55" table:style-name="ce7">
            <text:p>18.55</text:p>
          </table:table-cell>
          <table:table-cell office:value-type="float" office:value="0.64884200000000003" table:style-name="ce7">
            <text:p>0.648842</text:p>
          </table:table-cell>
          <table:table-cell office:value-type="float" office:value="0.65643600000000002" table:style-name="ce7">
            <text:p>0.656436</text:p>
          </table:table-cell>
          <table:table-cell office:value-type="float" office:value="0.66766700000000001" table:style-name="ce7">
            <text:p>0.667667</text:p>
          </table:table-cell>
          <table:table-cell office:value-type="float" office:value="-7.8340000000000076E-3" table:formula="of:=[.H376]-[.$H$5]" table:style-name="ce1">
            <text:p>-0.007834</text:p>
          </table:table-cell>
          <table:table-cell office:value-type="float" office:value="-2.4299999999999322E-4" table:formula="of:=[.I376]-[.$I$5]" table:style-name="ce1">
            <text:p>-0.000243</text:p>
          </table:table-cell>
          <table:table-cell office:value-type="float" office:value="1.0987999999999998E-2" table:formula="of:=[.J376]-[.$J$5]" table:style-name="ce1">
            <text:p>0.010988</text:p>
          </table:table-cell>
          <table:table-cell office:value-type="float" office:value="18.55" table:style-name="ce7">
            <text:p>18.55</text:p>
          </table:table-cell>
          <table:table-cell office:value-type="float" office:value="4.0370000000000003E-2" table:style-name="ce7">
            <text:p>0.04037</text:p>
          </table:table-cell>
          <table:table-cell office:value-type="float" office:value="2.2029E-2" table:style-name="ce7">
            <text:p>0.022029</text:p>
          </table:table-cell>
          <table:table-cell table:number-columns-repeated="16368" table:style-name="ce3"/>
        </table:table-row>
        <table:table-row table:style-name="ro2">
          <table:table-cell office:value-type="float" office:value="7.44" table:style-name="ce1">
            <text:p>7.44</text:p>
          </table:table-cell>
          <table:table-cell office:value-type="float" office:value="-7.7029999999999998E-3" table:style-name="ce1">
            <text:p>-0.007703</text:p>
          </table:table-cell>
          <table:table-cell office:value-type="float" office:value="7.44" table:style-name="ce1">
            <text:p>7.44</text:p>
          </table:table-cell>
          <table:table-cell office:value-type="float" office:value="-2.8539999999999999E-2" table:style-name="ce1">
            <text:p>-0.02854</text:p>
          </table:table-cell>
          <table:table-cell office:value-type="float" office:value="2.3164000000000001E-2" table:style-name="ce1">
            <text:p>0.023164</text:p>
          </table:table-cell>
          <table:table-cell table:style-name="ce3"/>
          <table:table-cell office:value-type="float" office:value="18.600100000000001" table:style-name="ce7">
            <text:p>18.6001</text:p>
          </table:table-cell>
          <table:table-cell office:value-type="float" office:value="0.64886999999999995" table:style-name="ce7">
            <text:p>0.64887</text:p>
          </table:table-cell>
          <table:table-cell office:value-type="float" office:value="0.65396399999999999" table:style-name="ce7">
            <text:p>0.653964</text:p>
          </table:table-cell>
          <table:table-cell office:value-type="float" office:value="0.66883599999999999" table:style-name="ce7">
            <text:p>0.668836</text:p>
          </table:table-cell>
          <table:table-cell office:value-type="float" office:value="-7.8060000000000906E-3" table:formula="of:=[.H377]-[.$H$5]" table:style-name="ce1">
            <text:p>-0.007806</text:p>
          </table:table-cell>
          <table:table-cell office:value-type="float" office:value="-2.715000000000023E-3" table:formula="of:=[.I377]-[.$I$5]" table:style-name="ce1">
            <text:p>-0.002715</text:p>
          </table:table-cell>
          <table:table-cell office:value-type="float" office:value="1.2156999999999973E-2" table:formula="of:=[.J377]-[.$J$5]" table:style-name="ce1">
            <text:p>0.012157</text:p>
          </table:table-cell>
          <table:table-cell office:value-type="float" office:value="18.600100000000001" table:style-name="ce7">
            <text:p>18.6001</text:p>
          </table:table-cell>
          <table:table-cell office:value-type="float" office:value="4.5560499999999997E-2" table:style-name="ce7">
            <text:p>0.0455605</text:p>
          </table:table-cell>
          <table:table-cell office:value-type="float" office:value="1.46292E-2" table:style-name="ce7">
            <text:p>0.0146292</text:p>
          </table:table-cell>
          <table:table-cell table:number-columns-repeated="16368" table:style-name="ce3"/>
        </table:table-row>
        <table:table-row table:style-name="ro2">
          <table:table-cell office:value-type="float" office:value="7.46" table:style-name="ce1">
            <text:p>7.46</text:p>
          </table:table-cell>
          <table:table-cell office:value-type="float" office:value="-7.0190000000000001E-3" table:style-name="ce1">
            <text:p>-0.007019</text:p>
          </table:table-cell>
          <table:table-cell office:value-type="float" office:value="7.46" table:style-name="ce1">
            <text:p>7.46</text:p>
          </table:table-cell>
          <table:table-cell office:value-type="float" office:value="-2.6013999999999999E-2" table:style-name="ce1">
            <text:p>-0.026014</text:p>
          </table:table-cell>
          <table:table-cell office:value-type="float" office:value="2.4667000000000001E-2" table:style-name="ce1">
            <text:p>0.024667</text:p>
          </table:table-cell>
          <table:table-cell table:style-name="ce3"/>
          <table:table-cell office:value-type="float" office:value="18.650099999999998" table:style-name="ce7">
            <text:p>18.6501</text:p>
          </table:table-cell>
          <table:table-cell office:value-type="float" office:value="0.64909399999999995" table:style-name="ce7">
            <text:p>0.649094</text:p>
          </table:table-cell>
          <table:table-cell office:value-type="float" office:value="0.65186100000000002" table:style-name="ce7">
            <text:p>0.651861</text:p>
          </table:table-cell>
          <table:table-cell office:value-type="float" office:value="0.669319" table:style-name="ce7">
            <text:p>0.669319</text:p>
          </table:table-cell>
          <table:table-cell office:value-type="float" office:value="-7.5820000000000887E-3" table:formula="of:=[.H378]-[.$H$5]" table:style-name="ce1">
            <text:p>-0.007582</text:p>
          </table:table-cell>
          <table:table-cell office:value-type="float" office:value="-4.817999999999989E-3" table:formula="of:=[.I378]-[.$I$5]" table:style-name="ce1">
            <text:p>-0.004818</text:p>
          </table:table-cell>
          <table:table-cell office:value-type="float" office:value="1.2639999999999985E-2" table:formula="of:=[.J378]-[.$J$5]" table:style-name="ce1">
            <text:p>0.01264</text:p>
          </table:table-cell>
          <table:table-cell office:value-type="float" office:value="18.650099999999998" table:style-name="ce7">
            <text:p>18.6501</text:p>
          </table:table-cell>
          <table:table-cell office:value-type="float" office:value="4.8691999999999999E-2" table:style-name="ce7">
            <text:p>0.048692</text:p>
          </table:table-cell>
          <table:table-cell office:value-type="float" office:value="7.2857099999999999E-3" table:style-name="ce7">
            <text:p>0.00728571</text:p>
          </table:table-cell>
          <table:table-cell table:number-columns-repeated="16368" table:style-name="ce3"/>
        </table:table-row>
        <table:table-row table:style-name="ro2">
          <table:table-cell office:value-type="float" office:value="7.48" table:style-name="ce1">
            <text:p>7.48</text:p>
          </table:table-cell>
          <table:table-cell office:value-type="float" office:value="-6.2960000000000004E-3" table:style-name="ce1">
            <text:p>-0.006296</text:p>
          </table:table-cell>
          <table:table-cell office:value-type="float" office:value="7.48" table:style-name="ce1">
            <text:p>7.48</text:p>
          </table:table-cell>
          <table:table-cell office:value-type="float" office:value="-2.3338999999999999E-2" table:style-name="ce1">
            <text:p>-0.023339</text:p>
          </table:table-cell>
          <table:table-cell office:value-type="float" office:value="2.6054999999999998E-2" table:style-name="ce1">
            <text:p>0.026055</text:p>
          </table:table-cell>
          <table:table-cell table:style-name="ce3"/>
          <table:table-cell office:value-type="float" office:value="18.7" table:style-name="ce7">
            <text:p>18.7</text:p>
          </table:table-cell>
          <table:table-cell office:value-type="float" office:value="0.64951300000000001" table:style-name="ce7">
            <text:p>0.649513</text:p>
          </table:table-cell>
          <table:table-cell office:value-type="float" office:value="0.65018900000000002" table:style-name="ce7">
            <text:p>0.650189</text:p>
          </table:table-cell>
          <table:table-cell office:value-type="float" office:value="0.66919099999999998" table:style-name="ce7">
            <text:p>0.669191</text:p>
          </table:table-cell>
          <table:table-cell office:value-type="float" office:value="-7.1630000000000305E-3" table:formula="of:=[.H379]-[.$H$5]" table:style-name="ce1">
            <text:p>-0.007163</text:p>
          </table:table-cell>
          <table:table-cell office:value-type="float" office:value="-6.4899999999999958E-3" table:formula="of:=[.I379]-[.$I$5]" table:style-name="ce1">
            <text:p>-0.00649</text:p>
          </table:table-cell>
          <table:table-cell office:value-type="float" office:value="1.2511999999999968E-2" table:formula="of:=[.J379]-[.$J$5]" table:style-name="ce1">
            <text:p>0.012512</text:p>
          </table:table-cell>
          <table:table-cell office:value-type="float" office:value="18.700099999999999" table:style-name="ce7">
            <text:p>18.7001</text:p>
          </table:table-cell>
          <table:table-cell office:value-type="float" office:value="4.98783E-2" table:style-name="ce7">
            <text:p>0.0498783</text:p>
          </table:table-cell>
          <table:table-cell office:value-type="float" office:value="9.6287300000000005E-4" table:style-name="ce7">
            <text:p>0.000962873</text:p>
          </table:table-cell>
          <table:table-cell table:number-columns-repeated="16368" table:style-name="ce3"/>
        </table:table-row>
        <table:table-row table:style-name="ro2">
          <table:table-cell office:value-type="float" office:value="7.5" table:style-name="ce1">
            <text:p>7.5</text:p>
          </table:table-cell>
          <table:table-cell office:value-type="float" office:value="-5.5380000000000004E-3" table:style-name="ce1">
            <text:p>-0.005538</text:p>
          </table:table-cell>
          <table:table-cell office:value-type="float" office:value="7.5" table:style-name="ce1">
            <text:p>7.5</text:p>
          </table:table-cell>
          <table:table-cell office:value-type="float" office:value="-2.0527E-2" table:style-name="ce1">
            <text:p>-0.020527</text:p>
          </table:table-cell>
          <table:table-cell office:value-type="float" office:value="2.7324000000000001E-2" table:style-name="ce1">
            <text:p>0.027324</text:p>
          </table:table-cell>
          <table:table-cell table:style-name="ce3"/>
          <table:table-cell office:value-type="float" office:value="18.7501" table:style-name="ce7">
            <text:p>18.7501</text:p>
          </table:table-cell>
          <table:table-cell office:value-type="float" office:value="0.65011300000000005" table:style-name="ce7">
            <text:p>0.650113</text:p>
          </table:table-cell>
          <table:table-cell office:value-type="float" office:value="0.64898100000000003" table:style-name="ce7">
            <text:p>0.648981</text:p>
          </table:table-cell>
          <table:table-cell office:value-type="float" office:value="0.668574" table:style-name="ce7">
            <text:p>0.668574</text:p>
          </table:table-cell>
          <table:table-cell office:value-type="float" office:value="-6.5629999999999855E-3" table:formula="of:=[.H380]-[.$H$5]" table:style-name="ce1">
            <text:p>-0.006563</text:p>
          </table:table-cell>
          <table:table-cell office:value-type="float" office:value="-7.6979999999999826E-3" table:formula="of:=[.I380]-[.$I$5]" table:style-name="ce1">
            <text:p>-0.007698</text:p>
          </table:table-cell>
          <table:table-cell office:value-type="float" office:value="1.1894999999999989E-2" table:formula="of:=[.J380]-[.$J$5]" table:style-name="ce1">
            <text:p>0.011895</text:p>
          </table:table-cell>
          <table:table-cell office:value-type="float" office:value="18.7501" table:style-name="ce7">
            <text:p>18.7501</text:p>
          </table:table-cell>
          <table:table-cell office:value-type="float" office:value="4.9232600000000001E-2" table:style-name="ce7">
            <text:p>0.0492326</text:p>
          </table:table-cell>
          <table:table-cell office:value-type="float" office:value="-4.4478399999999998E-3" table:style-name="ce7">
            <text:p>-0.00444784</text:p>
          </table:table-cell>
          <table:table-cell table:number-columns-repeated="16368" table:style-name="ce3"/>
        </table:table-row>
        <table:table-row table:style-name="ro2">
          <table:table-cell office:value-type="float" office:value="7.52" table:style-name="ce1">
            <text:p>7.52</text:p>
          </table:table-cell>
          <table:table-cell office:value-type="float" office:value="-4.7470000000000004E-3" table:style-name="ce1">
            <text:p>-0.004747</text:p>
          </table:table-cell>
          <table:table-cell office:value-type="float" office:value="7.52" table:style-name="ce1">
            <text:p>7.52</text:p>
          </table:table-cell>
          <table:table-cell office:value-type="float" office:value="-1.7592E-2" table:style-name="ce1">
            <text:p>-0.017592</text:p>
          </table:table-cell>
          <table:table-cell office:value-type="float" office:value="2.8466999999999999E-2" table:style-name="ce1">
            <text:p>0.028467</text:p>
          </table:table-cell>
          <table:table-cell table:style-name="ce3"/>
          <table:table-cell office:value-type="float" office:value="18.8" table:style-name="ce7">
            <text:p>18.8</text:p>
          </table:table-cell>
          <table:table-cell office:value-type="float" office:value="0.65089300000000005" table:style-name="ce7">
            <text:p>0.650893</text:p>
          </table:table-cell>
          <table:table-cell office:value-type="float" office:value="0.64823299999999995" table:style-name="ce7">
            <text:p>0.648233</text:p>
          </table:table-cell>
          <table:table-cell office:value-type="float" office:value="0.66761899999999996" table:style-name="ce7">
            <text:p>0.667619</text:p>
          </table:table-cell>
          <table:table-cell office:value-type="float" office:value="-5.7829999999999826E-3" table:formula="of:=[.H381]-[.$H$5]" table:style-name="ce1">
            <text:p>-0.005783</text:p>
          </table:table-cell>
          <table:table-cell office:value-type="float" office:value="-8.4460000000000646E-3" table:formula="of:=[.I381]-[.$I$5]" table:style-name="ce1">
            <text:p>-0.008446</text:p>
          </table:table-cell>
          <table:table-cell office:value-type="float" office:value="1.093999999999995E-2" table:formula="of:=[.J381]-[.$J$5]" table:style-name="ce1">
            <text:p>0.01094</text:p>
          </table:table-cell>
          <table:table-cell office:value-type="float" office:value="18.8001" table:style-name="ce7">
            <text:p>18.8001</text:p>
          </table:table-cell>
          <table:table-cell office:value-type="float" office:value="4.7370599999999999E-2" table:style-name="ce7">
            <text:p>0.0473706</text:p>
          </table:table-cell>
          <table:table-cell office:value-type="float" office:value="-8.7170100000000007E-3" table:style-name="ce7">
            <text:p>-0.00871701</text:p>
          </table:table-cell>
          <table:table-cell table:number-columns-repeated="16368" table:style-name="ce3"/>
        </table:table-row>
        <table:table-row table:style-name="ro2">
          <table:table-cell office:value-type="float" office:value="7.54" table:style-name="ce1">
            <text:p>7.54</text:p>
          </table:table-cell>
          <table:table-cell office:value-type="float" office:value="-3.9290000000000002E-3" table:style-name="ce1">
            <text:p>-0.003929</text:p>
          </table:table-cell>
          <table:table-cell office:value-type="float" office:value="7.54" table:style-name="ce1">
            <text:p>7.54</text:p>
          </table:table-cell>
          <table:table-cell office:value-type="float" office:value="-1.4546E-2" table:style-name="ce1">
            <text:p>-0.014546</text:p>
          </table:table-cell>
          <table:table-cell office:value-type="float" office:value="2.9479000000000002E-2" table:style-name="ce1">
            <text:p>0.029479</text:p>
          </table:table-cell>
          <table:table-cell table:style-name="ce3"/>
          <table:table-cell office:value-type="float" office:value="18.850100000000001" table:style-name="ce7">
            <text:p>18.8501</text:p>
          </table:table-cell>
          <table:table-cell office:value-type="float" office:value="0.65183500000000005" table:style-name="ce7">
            <text:p>0.651835</text:p>
          </table:table-cell>
          <table:table-cell office:value-type="float" office:value="0.64790400000000004" table:style-name="ce7">
            <text:p>0.647904</text:p>
          </table:table-cell>
          <table:table-cell office:value-type="float" office:value="0.66649099999999994" table:style-name="ce7">
            <text:p>0.666491</text:p>
          </table:table-cell>
          <table:table-cell office:value-type="float" office:value="-4.8409999999999842E-3" table:formula="of:=[.H382]-[.$H$5]" table:style-name="ce1">
            <text:p>-0.004841</text:p>
          </table:table-cell>
          <table:table-cell office:value-type="float" office:value="-8.7749999999999773E-3" table:formula="of:=[.I382]-[.$I$5]" table:style-name="ce1">
            <text:p>-0.008775</text:p>
          </table:table-cell>
          <table:table-cell office:value-type="float" office:value="9.8119999999999319E-3" table:formula="of:=[.J382]-[.$J$5]" table:style-name="ce1">
            <text:p>0.009812</text:p>
          </table:table-cell>
          <table:table-cell office:value-type="float" office:value="18.850100000000001" table:style-name="ce7">
            <text:p>18.8501</text:p>
          </table:table-cell>
          <table:table-cell office:value-type="float" office:value="4.4616799999999998E-2" table:style-name="ce7">
            <text:p>0.0446168</text:p>
          </table:table-cell>
          <table:table-cell office:value-type="float" office:value="-1.1489299999999999E-2" table:style-name="ce7">
            <text:p>-0.0114893</text:p>
          </table:table-cell>
          <table:table-cell table:number-columns-repeated="16368" table:style-name="ce3"/>
        </table:table-row>
        <table:table-row table:style-name="ro2">
          <table:table-cell office:value-type="float" office:value="7.56" table:style-name="ce1">
            <text:p>7.56</text:p>
          </table:table-cell>
          <table:table-cell office:value-type="float" office:value="-3.0869999999999999E-3" table:style-name="ce1">
            <text:p>-0.003087</text:p>
          </table:table-cell>
          <table:table-cell office:value-type="float" office:value="7.56" table:style-name="ce1">
            <text:p>7.56</text:p>
          </table:table-cell>
          <table:table-cell office:value-type="float" office:value="-1.1405E-2" table:style-name="ce1">
            <text:p>-0.011405</text:p>
          </table:table-cell>
          <table:table-cell office:value-type="float" office:value="3.0356000000000001E-2" table:style-name="ce1">
            <text:p>0.030356</text:p>
          </table:table-cell>
          <table:table-cell table:style-name="ce3"/>
          <table:table-cell office:value-type="float" office:value="18.900099999999998" table:style-name="ce7">
            <text:p>18.9001</text:p>
          </table:table-cell>
          <table:table-cell office:value-type="float" office:value="0.65291999999999994" table:style-name="ce7">
            <text:p>0.65292</text:p>
          </table:table-cell>
          <table:table-cell office:value-type="float" office:value="0.64793800000000001" table:style-name="ce7">
            <text:p>0.647938</text:p>
          </table:table-cell>
          <table:table-cell office:value-type="float" office:value="0.66532800000000003" table:style-name="ce7">
            <text:p>0.665328</text:p>
          </table:table-cell>
          <table:table-cell office:value-type="float" office:value="-3.7560000000000926E-3" table:formula="of:=[.H383]-[.$H$5]" table:style-name="ce1">
            <text:p>-0.003756</text:p>
          </table:table-cell>
          <table:table-cell office:value-type="float" office:value="-8.7409999999999988E-3" table:formula="of:=[.I383]-[.$I$5]" table:style-name="ce1">
            <text:p>-0.008741</text:p>
          </table:table-cell>
          <table:table-cell office:value-type="float" office:value="8.6490000000000178E-3" table:formula="of:=[.J383]-[.$J$5]" table:style-name="ce1">
            <text:p>0.008649</text:p>
          </table:table-cell>
          <table:table-cell office:value-type="float" office:value="18.900099999999998" table:style-name="ce7">
            <text:p>18.9001</text:p>
          </table:table-cell>
          <table:table-cell office:value-type="float" office:value="4.1245299999999999E-2" table:style-name="ce7">
            <text:p>0.0412453</text:p>
          </table:table-cell>
          <table:table-cell office:value-type="float" office:value="-1.32005E-2" table:style-name="ce7">
            <text:p>-0.0132005</text:p>
          </table:table-cell>
          <table:table-cell table:number-columns-repeated="16368" table:style-name="ce3"/>
        </table:table-row>
        <table:table-row table:style-name="ro2">
          <table:table-cell office:value-type="float" office:value="7.58" table:style-name="ce1">
            <text:p>7.58</text:p>
          </table:table-cell>
          <table:table-cell office:value-type="float" office:value="-2.2239999999999998E-3" table:style-name="ce1">
            <text:p>-0.002224</text:p>
          </table:table-cell>
          <table:table-cell office:value-type="float" office:value="7.58" table:style-name="ce1">
            <text:p>7.58</text:p>
          </table:table-cell>
          <table:table-cell office:value-type="float" office:value="-8.1829999999999993E-3" table:style-name="ce1">
            <text:p>-0.008183</text:p>
          </table:table-cell>
          <table:table-cell office:value-type="float" office:value="3.1094E-2" table:style-name="ce1">
            <text:p>0.031094</text:p>
          </table:table-cell>
          <table:table-cell table:style-name="ce3"/>
          <table:table-cell office:value-type="float" office:value="18.950099999999999" table:style-name="ce7">
            <text:p>18.9501</text:p>
          </table:table-cell>
          <table:table-cell office:value-type="float" office:value="0.65412700000000001" table:style-name="ce7">
            <text:p>0.654127</text:p>
          </table:table-cell>
          <table:table-cell office:value-type="float" office:value="0.64826700000000004" table:style-name="ce7">
            <text:p>0.648267</text:p>
          </table:table-cell>
          <table:table-cell office:value-type="float" office:value="0.66423900000000002" table:style-name="ce7">
            <text:p>0.664239</text:p>
          </table:table-cell>
          <table:table-cell office:value-type="float" office:value="-2.5490000000000235E-3" table:formula="of:=[.H384]-[.$H$5]" table:style-name="ce1">
            <text:p>-0.002549</text:p>
          </table:table-cell>
          <table:table-cell office:value-type="float" office:value="-8.4119999999999751E-3" table:formula="of:=[.I384]-[.$I$5]" table:style-name="ce1">
            <text:p>-0.008412</text:p>
          </table:table-cell>
          <table:table-cell office:value-type="float" office:value="7.5600000000000112E-3" table:formula="of:=[.J384]-[.$J$5]" table:style-name="ce1">
            <text:p>0.00756</text:p>
          </table:table-cell>
          <table:table-cell office:value-type="float" office:value="18.95" table:style-name="ce7">
            <text:p>18.95</text:p>
          </table:table-cell>
          <table:table-cell office:value-type="float" office:value="3.7676899999999999E-2" table:style-name="ce7">
            <text:p>0.0376769</text:p>
          </table:table-cell>
          <table:table-cell office:value-type="float" office:value="-1.4065299999999999E-2" table:style-name="ce7">
            <text:p>-0.0140653</text:p>
          </table:table-cell>
          <table:table-cell table:number-columns-repeated="16368" table:style-name="ce3"/>
        </table:table-row>
        <table:table-row table:style-name="ro2">
          <table:table-cell office:value-type="float" office:value="7.6" table:style-name="ce1">
            <text:p>7.6</text:p>
          </table:table-cell>
          <table:table-cell office:value-type="float" office:value="-1.3439999999999999E-3" table:style-name="ce1">
            <text:p>-0.001344</text:p>
          </table:table-cell>
          <table:table-cell office:value-type="float" office:value="7.6" table:style-name="ce1">
            <text:p>7.6</text:p>
          </table:table-cell>
          <table:table-cell office:value-type="float" office:value="-4.8929999999999998E-3" table:style-name="ce1">
            <text:p>-0.004893</text:p>
          </table:table-cell>
          <table:table-cell office:value-type="float" office:value="3.1689000000000002E-2" table:style-name="ce1">
            <text:p>0.031689</text:p>
          </table:table-cell>
          <table:table-cell table:style-name="ce3"/>
          <table:table-cell office:value-type="float" office:value="19" table:style-name="ce7">
            <text:p>19</text:p>
          </table:table-cell>
          <table:table-cell office:value-type="float" office:value="0.65542500000000004" table:style-name="ce7">
            <text:p>0.655425</text:p>
          </table:table-cell>
          <table:table-cell office:value-type="float" office:value="0.64880400000000005" table:style-name="ce7">
            <text:p>0.648804</text:p>
          </table:table-cell>
          <table:table-cell office:value-type="float" office:value="0.66328100000000001" table:style-name="ce7">
            <text:p>0.663281</text:p>
          </table:table-cell>
          <table:table-cell office:value-type="float" office:value="-1.2510000000000021E-3" table:formula="of:=[.H385]-[.$H$5]" table:style-name="ce1">
            <text:p>-0.001251</text:p>
          </table:table-cell>
          <table:table-cell office:value-type="float" office:value="-7.8749999999999654E-3" table:formula="of:=[.I385]-[.$I$5]" table:style-name="ce1">
            <text:p>-0.007875</text:p>
          </table:table-cell>
          <table:table-cell office:value-type="float" office:value="6.6019999999999968E-3" table:formula="of:=[.J385]-[.$J$5]" table:style-name="ce1">
            <text:p>0.006602</text:p>
          </table:table-cell>
          <table:table-cell office:value-type="float" office:value="19" table:style-name="ce7">
            <text:p>19</text:p>
          </table:table-cell>
          <table:table-cell office:value-type="float" office:value="3.4021299999999997E-2" table:style-name="ce7">
            <text:p>0.0340213</text:p>
          </table:table-cell>
          <table:table-cell office:value-type="float" office:value="-1.43917E-2" table:style-name="ce7">
            <text:p>-0.0143917</text:p>
          </table:table-cell>
          <table:table-cell table:number-columns-repeated="16368" table:style-name="ce3"/>
        </table:table-row>
        <table:table-row table:style-name="ro2">
          <table:table-cell office:value-type="float" office:value="7.62" table:style-name="ce1">
            <text:p>7.62</text:p>
          </table:table-cell>
          <table:table-cell office:value-type="float" office:value="-4.5100000000000001E-4" table:style-name="ce1">
            <text:p>-0.000451</text:p>
          </table:table-cell>
          <table:table-cell office:value-type="float" office:value="7.62" table:style-name="ce1">
            <text:p>7.62</text:p>
          </table:table-cell>
          <table:table-cell office:value-type="float" office:value="-1.5510000000000001E-3" table:style-name="ce1">
            <text:p>-0.001551</text:p>
          </table:table-cell>
          <table:table-cell office:value-type="float" office:value="3.2138E-2" table:style-name="ce1">
            <text:p>0.032138</text:p>
          </table:table-cell>
          <table:table-cell table:style-name="ce3"/>
          <table:table-cell office:value-type="float" office:value="19.0501" table:style-name="ce7">
            <text:p>19.0501</text:p>
          </table:table-cell>
          <table:table-cell office:value-type="float" office:value="0.65678999999999998" table:style-name="ce7">
            <text:p>0.65679</text:p>
          </table:table-cell>
          <table:table-cell office:value-type="float" office:value="0.64948300000000003" table:style-name="ce7">
            <text:p>0.649483</text:p>
          </table:table-cell>
          <table:table-cell office:value-type="float" office:value="0.66245900000000002" table:style-name="ce7">
            <text:p>0.662459</text:p>
          </table:table-cell>
          <table:table-cell office:value-type="float" office:value="1.1399999999994748E-4" table:formula="of:=[.H386]-[.$H$5]" table:style-name="ce1">
            <text:p>0.000114</text:p>
          </table:table-cell>
          <table:table-cell office:value-type="float" office:value="-7.1959999999999802E-3" table:formula="of:=[.I386]-[.$I$5]" table:style-name="ce1">
            <text:p>-0.007196</text:p>
          </table:table-cell>
          <table:table-cell office:value-type="float" office:value="5.7800000000000074E-3" table:formula="of:=[.J386]-[.$J$5]" table:style-name="ce1">
            <text:p>0.00578</text:p>
          </table:table-cell>
          <table:table-cell office:value-type="float" office:value="19.0501" table:style-name="ce7">
            <text:p>19.0501</text:p>
          </table:table-cell>
          <table:table-cell office:value-type="float" office:value="3.03713E-2" table:style-name="ce7">
            <text:p>0.0303713</text:p>
          </table:table-cell>
          <table:table-cell office:value-type="float" office:value="-1.4620899999999999E-2" table:style-name="ce7">
            <text:p>-0.0146209</text:p>
          </table:table-cell>
          <table:table-cell table:number-columns-repeated="16368" table:style-name="ce3"/>
        </table:table-row>
        <table:table-row table:style-name="ro2">
          <table:table-cell office:value-type="float" office:value="7.64" table:style-name="ce1">
            <text:p>7.64</text:p>
          </table:table-cell>
          <table:table-cell office:value-type="float" office:value="4.4999999999999999E-4" table:style-name="ce1">
            <text:p>0.00045</text:p>
          </table:table-cell>
          <table:table-cell office:value-type="float" office:value="7.64" table:style-name="ce1">
            <text:p>7.64</text:p>
          </table:table-cell>
          <table:table-cell office:value-type="float" office:value="1.828E-3" table:style-name="ce1">
            <text:p>0.001828</text:p>
          </table:table-cell>
          <table:table-cell office:value-type="float" office:value="3.2439999999999997E-2" table:style-name="ce1">
            <text:p>0.03244</text:p>
          </table:table-cell>
          <table:table-cell table:style-name="ce3"/>
          <table:table-cell office:value-type="float" office:value="19.100100000000001" table:style-name="ce7">
            <text:p>19.1001</text:p>
          </table:table-cell>
          <table:table-cell office:value-type="float" office:value="0.65817999999999999" table:style-name="ce7">
            <text:p>0.65818</text:p>
          </table:table-cell>
          <table:table-cell office:value-type="float" office:value="0.65023399999999998" table:style-name="ce7">
            <text:p>0.650234</text:p>
          </table:table-cell>
          <table:table-cell office:value-type="float" office:value="0.66173700000000002" table:style-name="ce7">
            <text:p>0.661737</text:p>
          </table:table-cell>
          <table:table-cell office:value-type="float" office:value="1.5039999999999498E-3" table:formula="of:=[.H387]-[.$H$5]" table:style-name="ce1">
            <text:p>0.001504</text:p>
          </table:table-cell>
          <table:table-cell office:value-type="float" office:value="-6.445000000000034E-3" table:formula="of:=[.I387]-[.$I$5]" table:style-name="ce1">
            <text:p>-0.006445</text:p>
          </table:table-cell>
          <table:table-cell office:value-type="float" office:value="5.0580000000000069E-3" table:formula="of:=[.J387]-[.$J$5]" table:style-name="ce1">
            <text:p>0.005058</text:p>
          </table:table-cell>
          <table:table-cell office:value-type="float" office:value="19.100000000000001" table:style-name="ce7">
            <text:p>19.1</text:p>
          </table:table-cell>
          <table:table-cell office:value-type="float" office:value="2.66763E-2" table:style-name="ce7">
            <text:p>0.0266763</text:p>
          </table:table-cell>
          <table:table-cell office:value-type="float" office:value="-1.49675E-2" table:style-name="ce7">
            <text:p>-0.0149675</text:p>
          </table:table-cell>
          <table:table-cell table:number-columns-repeated="16368" table:style-name="ce3"/>
        </table:table-row>
        <table:table-row table:style-name="ro2">
          <table:table-cell office:value-type="float" office:value="7.66" table:style-name="ce1">
            <text:p>7.66</text:p>
          </table:table-cell>
          <table:table-cell office:value-type="float" office:value="1.3569999999999999E-3" table:style-name="ce1">
            <text:p>0.001357</text:p>
          </table:table-cell>
          <table:table-cell office:value-type="float" office:value="7.66" table:style-name="ce1">
            <text:p>7.66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2591000000000002E-2" table:style-name="ce1">
            <text:p>0.032591</text:p>
          </table:table-cell>
          <table:table-cell table:style-name="ce3"/>
          <table:table-cell office:value-type="float" office:value="19.149999999999999" table:style-name="ce7">
            <text:p>19.15</text:p>
          </table:table-cell>
          <table:table-cell office:value-type="float" office:value="0.659551" table:style-name="ce7">
            <text:p>0.659551</text:p>
          </table:table-cell>
          <table:table-cell office:value-type="float" office:value="0.65101100000000001" table:style-name="ce7">
            <text:p>0.651011</text:p>
          </table:table-cell>
          <table:table-cell office:value-type="float" office:value="0.661049" table:style-name="ce7">
            <text:p>0.661049</text:p>
          </table:table-cell>
          <table:table-cell office:value-type="float" office:value="2.8749999999999609E-3" table:formula="of:=[.H388]-[.$H$5]" table:style-name="ce1">
            <text:p>0.002875</text:p>
          </table:table-cell>
          <table:table-cell office:value-type="float" office:value="-5.6680000000000064E-3" table:formula="of:=[.I388]-[.$I$5]" table:style-name="ce1">
            <text:p>-0.005668</text:p>
          </table:table-cell>
          <table:table-cell office:value-type="float" office:value="4.369999999999985E-3" table:formula="of:=[.J388]-[.$J$5]" table:style-name="ce1">
            <text:p>0.00437</text:p>
          </table:table-cell>
          <table:table-cell office:value-type="float" office:value="19.150099999999998" table:style-name="ce7">
            <text:p>19.1501</text:p>
          </table:table-cell>
          <table:table-cell office:value-type="float" office:value="2.2776899999999999E-2" table:style-name="ce7">
            <text:p>0.0227769</text:p>
          </table:table-cell>
          <table:table-cell office:value-type="float" office:value="-1.5688899999999999E-2" table:style-name="ce7">
            <text:p>-0.0156889</text:p>
          </table:table-cell>
          <table:table-cell table:number-columns-repeated="16368" table:style-name="ce3"/>
        </table:table-row>
        <table:table-row table:style-name="ro2">
          <table:table-cell office:value-type="float" office:value="7.68" table:style-name="ce1">
            <text:p>7.68</text:p>
          </table:table-cell>
          <table:table-cell office:value-type="float" office:value="2.2650000000000001E-3" table:style-name="ce1">
            <text:p>0.002265</text:p>
          </table:table-cell>
          <table:table-cell office:value-type="float" office:value="7.68" table:style-name="ce1">
            <text:p>7.68</text:p>
          </table:table-cell>
          <table:table-cell office:value-type="float" office:value="8.6390000000000008E-3" table:style-name="ce1">
            <text:p>0.008639</text:p>
          </table:table-cell>
          <table:table-cell office:value-type="float" office:value="3.2592000000000003E-2" table:style-name="ce1">
            <text:p>0.032592</text:p>
          </table:table-cell>
          <table:table-cell table:style-name="ce3"/>
          <table:table-cell office:value-type="float" office:value="19.200099999999999" table:style-name="ce7">
            <text:p>19.2001</text:p>
          </table:table-cell>
          <table:table-cell office:value-type="float" office:value="0.66085400000000005" table:style-name="ce7">
            <text:p>0.660854</text:p>
          </table:table-cell>
          <table:table-cell office:value-type="float" office:value="0.65179299999999996" table:style-name="ce7">
            <text:p>0.651793</text:p>
          </table:table-cell>
          <table:table-cell office:value-type="float" office:value="0.660304" table:style-name="ce7">
            <text:p>0.660304</text:p>
          </table:table-cell>
          <table:table-cell office:value-type="float" office:value="4.178000000000015E-3" table:formula="of:=[.H389]-[.$H$5]" table:style-name="ce1">
            <text:p>0.004178</text:p>
          </table:table-cell>
          <table:table-cell office:value-type="float" office:value="-4.886000000000057E-3" table:formula="of:=[.I389]-[.$I$5]" table:style-name="ce1">
            <text:p>-0.004886</text:p>
          </table:table-cell>
          <table:table-cell office:value-type="float" office:value="3.6249999999999893E-3" table:formula="of:=[.J389]-[.$J$5]" table:style-name="ce1">
            <text:p>0.003625</text:p>
          </table:table-cell>
          <table:table-cell office:value-type="float" office:value="19.200099999999999" table:style-name="ce7">
            <text:p>19.2001</text:p>
          </table:table-cell>
          <table:table-cell office:value-type="float" office:value="1.84712E-2" table:style-name="ce7">
            <text:p>0.0184712</text:p>
          </table:table-cell>
          <table:table-cell office:value-type="float" office:value="-1.6892399999999998E-2" table:style-name="ce7">
            <text:p>-0.0168924</text:p>
          </table:table-cell>
          <table:table-cell table:number-columns-repeated="16368" table:style-name="ce3"/>
        </table:table-row>
        <table:table-row table:style-name="ro2">
          <table:table-cell office:value-type="float" office:value="7.7" table:style-name="ce1">
            <text:p>7.7</text:p>
          </table:table-cell>
          <table:table-cell office:value-type="float" office:value="3.1719999999999999E-3" table:style-name="ce1">
            <text:p>0.003172</text:p>
          </table:table-cell>
          <table:table-cell office:value-type="float" office:value="7.7" table:style-name="ce1">
            <text:p>7.7</text:p>
          </table:table-cell>
          <table:table-cell office:value-type="float" office:value="1.2041E-2" table:style-name="ce1">
            <text:p>0.012041</text:p>
          </table:table-cell>
          <table:table-cell office:value-type="float" office:value="3.2439000000000003E-2" table:style-name="ce1">
            <text:p>0.032439</text:p>
          </table:table-cell>
          <table:table-cell table:style-name="ce3"/>
          <table:table-cell office:value-type="float" office:value="19.2501" table:style-name="ce7">
            <text:p>19.2501</text:p>
          </table:table-cell>
          <table:table-cell office:value-type="float" office:value="0.66202700000000003" table:style-name="ce7">
            <text:p>0.662027</text:p>
          </table:table-cell>
          <table:table-cell office:value-type="float" office:value="0.65255799999999997" table:style-name="ce7">
            <text:p>0.652558</text:p>
          </table:table-cell>
          <table:table-cell office:value-type="float" office:value="0.65941399999999994" table:style-name="ce7">
            <text:p>0.659414</text:p>
          </table:table-cell>
          <table:table-cell office:value-type="float" office:value="5.3509999999999946E-3" table:formula="of:=[.H390]-[.$H$5]" table:style-name="ce1">
            <text:p>0.005351</text:p>
          </table:table-cell>
          <table:table-cell office:value-type="float" office:value="-4.1210000000000413E-3" table:formula="of:=[.I390]-[.$I$5]" table:style-name="ce1">
            <text:p>-0.004121</text:p>
          </table:table-cell>
          <table:table-cell office:value-type="float" office:value="2.7349999999999319E-3" table:formula="of:=[.J390]-[.$J$5]" table:style-name="ce1">
            <text:p>0.002735</text:p>
          </table:table-cell>
          <table:table-cell office:value-type="float" office:value="19.2501" table:style-name="ce7">
            <text:p>19.2501</text:p>
          </table:table-cell>
          <table:table-cell office:value-type="float" office:value="1.3601500000000001E-2" table:style-name="ce7">
            <text:p>0.0136015</text:p>
          </table:table-cell>
          <table:table-cell office:value-type="float" office:value="-1.8405899999999999E-2" table:style-name="ce7">
            <text:p>-0.0184059</text:p>
          </table:table-cell>
          <table:table-cell table:number-columns-repeated="16368" table:style-name="ce3"/>
        </table:table-row>
        <table:table-row table:style-name="ro2">
          <table:table-cell office:value-type="float" office:value="7.72" table:style-name="ce1">
            <text:p>7.72</text:p>
          </table:table-cell>
          <table:table-cell office:value-type="float" office:value="4.0720000000000001E-3" table:style-name="ce1">
            <text:p>0.004072</text:p>
          </table:table-cell>
          <table:table-cell office:value-type="float" office:value="7.72" table:style-name="ce1">
            <text:p>7.72</text:p>
          </table:table-cell>
          <table:table-cell office:value-type="float" office:value="1.542E-2" table:style-name="ce1">
            <text:p>0.01542</text:p>
          </table:table-cell>
          <table:table-cell office:value-type="float" office:value="3.2133000000000002E-2" table:style-name="ce1">
            <text:p>0.032133</text:p>
          </table:table-cell>
          <table:table-cell table:style-name="ce3"/>
          <table:table-cell office:value-type="float" office:value="19.3" table:style-name="ce7">
            <text:p>19.3</text:p>
          </table:table-cell>
          <table:table-cell office:value-type="float" office:value="0.66301299999999996" table:style-name="ce7">
            <text:p>0.663013</text:p>
          </table:table-cell>
          <table:table-cell office:value-type="float" office:value="0.65331099999999998" table:style-name="ce7">
            <text:p>0.653311</text:p>
          </table:table-cell>
          <table:table-cell office:value-type="float" office:value="0.65831200000000001" table:style-name="ce7">
            <text:p>0.658312</text:p>
          </table:table-cell>
          <table:table-cell office:value-type="float" office:value="6.336999999999926E-3" table:formula="of:=[.H391]-[.$H$5]" table:style-name="ce1">
            <text:p>0.006337</text:p>
          </table:table-cell>
          <table:table-cell office:value-type="float" office:value="-3.3680000000000376E-3" table:formula="of:=[.I391]-[.$I$5]" table:style-name="ce1">
            <text:p>-0.003368</text:p>
          </table:table-cell>
          <table:table-cell office:value-type="float" office:value="1.6329999999999956E-3" table:formula="of:=[.J391]-[.$J$5]" table:style-name="ce1">
            <text:p>0.001633</text:p>
          </table:table-cell>
          <table:table-cell office:value-type="float" office:value="19.3001" table:style-name="ce7">
            <text:p>19.3001</text:p>
          </table:table-cell>
          <table:table-cell office:value-type="float" office:value="8.0611699999999994E-3" table:style-name="ce7">
            <text:p>0.00806117</text:p>
          </table:table-cell>
          <table:table-cell office:value-type="float" office:value="-2.00515E-2" table:style-name="ce7">
            <text:p>-0.0200515</text:p>
          </table:table-cell>
          <table:table-cell table:number-columns-repeated="16368" table:style-name="ce3"/>
        </table:table-row>
        <table:table-row table:style-name="ro2">
          <table:table-cell office:value-type="float" office:value="7.74" table:style-name="ce1">
            <text:p>7.74</text:p>
          </table:table-cell>
          <table:table-cell office:value-type="float" office:value="4.9630000000000004E-3" table:style-name="ce1">
            <text:p>0.004963</text:p>
          </table:table-cell>
          <table:table-cell office:value-type="float" office:value="7.74" table:style-name="ce1">
            <text:p>7.74</text:p>
          </table:table-cell>
          <table:table-cell office:value-type="float" office:value="1.8761E-2" table:style-name="ce1">
            <text:p>0.018761</text:p>
          </table:table-cell>
          <table:table-cell office:value-type="float" office:value="3.1673E-2" table:style-name="ce1">
            <text:p>0.031673</text:p>
          </table:table-cell>
          <table:table-cell table:style-name="ce3"/>
          <table:table-cell office:value-type="float" office:value="19.350100000000001" table:style-name="ce7">
            <text:p>19.3501</text:p>
          </table:table-cell>
          <table:table-cell office:value-type="float" office:value="0.66375600000000001" table:style-name="ce7">
            <text:p>0.663756</text:p>
          </table:table-cell>
          <table:table-cell office:value-type="float" office:value="0.65406299999999995" table:style-name="ce7">
            <text:p>0.654063</text:p>
          </table:table-cell>
          <table:table-cell office:value-type="float" office:value="0.65696100000000002" table:style-name="ce7">
            <text:p>0.656961</text:p>
          </table:table-cell>
          <table:table-cell office:value-type="float" office:value="7.0799999999999752E-3" table:formula="of:=[.H392]-[.$H$5]" table:style-name="ce1">
            <text:p>0.00708</text:p>
          </table:table-cell>
          <table:table-cell office:value-type="float" office:value="-2.6160000000000627E-3" table:formula="of:=[.I392]-[.$I$5]" table:style-name="ce1">
            <text:p>-0.002616</text:p>
          </table:table-cell>
          <table:table-cell office:value-type="float" office:value="2.8200000000000447E-4" table:formula="of:=[.J392]-[.$J$5]" table:style-name="ce1">
            <text:p>0.000282</text:p>
          </table:table-cell>
          <table:table-cell office:value-type="float" office:value="19.350100000000001" table:style-name="ce7">
            <text:p>19.3501</text:p>
          </table:table-cell>
          <table:table-cell office:value-type="float" office:value="1.7559400000000001E-3" table:style-name="ce7">
            <text:p>0.00175594</text:p>
          </table:table-cell>
          <table:table-cell office:value-type="float" office:value="-2.1486600000000002E-2" table:style-name="ce7">
            <text:p>-0.0214866</text:p>
          </table:table-cell>
          <table:table-cell table:number-columns-repeated="16368" table:style-name="ce3"/>
        </table:table-row>
        <table:table-row table:style-name="ro2">
          <table:table-cell office:value-type="float" office:value="7.76" table:style-name="ce1">
            <text:p>7.76</text:p>
          </table:table-cell>
          <table:table-cell office:value-type="float" office:value="5.8399999999999997E-3" table:style-name="ce1">
            <text:p>0.00584</text:p>
          </table:table-cell>
          <table:table-cell office:value-type="float" office:value="7.76" table:style-name="ce1">
            <text:p>7.76</text:p>
          </table:table-cell>
          <table:table-cell office:value-type="float" office:value="2.2048000000000002E-2" table:style-name="ce1">
            <text:p>0.022048</text:p>
          </table:table-cell>
          <table:table-cell office:value-type="float" office:value="3.1059E-2" table:style-name="ce1">
            <text:p>0.031059</text:p>
          </table:table-cell>
          <table:table-cell table:style-name="ce3"/>
          <table:table-cell office:value-type="float" office:value="19.400099999999998" table:style-name="ce7">
            <text:p>19.4001</text:p>
          </table:table-cell>
          <table:table-cell office:value-type="float" office:value="0.66420900000000005" table:style-name="ce7">
            <text:p>0.664209</text:p>
          </table:table-cell>
          <table:table-cell office:value-type="float" office:value="0.65483400000000003" table:style-name="ce7">
            <text:p>0.654834</text:p>
          </table:table-cell>
          <table:table-cell office:value-type="float" office:value="0.65538099999999999" table:style-name="ce7">
            <text:p>0.655381</text:p>
          </table:table-cell>
          <table:table-cell office:value-type="float" office:value="7.5330000000000119E-3" table:formula="of:=[.H393]-[.$H$5]" table:style-name="ce1">
            <text:p>0.007533</text:p>
          </table:table-cell>
          <table:table-cell office:value-type="float" office:value="-1.8449999999999855E-3" table:formula="of:=[.I393]-[.$I$5]" table:style-name="ce1">
            <text:p>-0.001845</text:p>
          </table:table-cell>
          <table:table-cell office:value-type="float" office:value="-1.2980000000000214E-3" table:formula="of:=[.J393]-[.$J$5]" table:style-name="ce1">
            <text:p>-0.001298</text:p>
          </table:table-cell>
          <table:table-cell office:value-type="float" office:value="19.400099999999998" table:style-name="ce7">
            <text:p>19.4001</text:p>
          </table:table-cell>
          <table:table-cell office:value-type="float" office:value="-5.1595199999999999E-3" table:style-name="ce7">
            <text:p>-0.00515952</text:p>
          </table:table-cell>
          <table:table-cell office:value-type="float" office:value="-2.24193E-2" table:style-name="ce7">
            <text:p>-0.0224193</text:p>
          </table:table-cell>
          <table:table-cell table:number-columns-repeated="16368" table:style-name="ce3"/>
        </table:table-row>
        <table:table-row table:style-name="ro2">
          <table:table-cell office:value-type="float" office:value="7.78" table:style-name="ce1">
            <text:p>7.78</text:p>
          </table:table-cell>
          <table:table-cell office:value-type="float" office:value="6.7000000000000002E-3" table:style-name="ce1">
            <text:p>0.0067</text:p>
          </table:table-cell>
          <table:table-cell office:value-type="float" office:value="7.78" table:style-name="ce1">
            <text:p>7.78</text:p>
          </table:table-cell>
          <table:table-cell office:value-type="float" office:value="2.5267000000000001E-2" table:style-name="ce1">
            <text:p>0.025267</text:p>
          </table:table-cell>
          <table:table-cell office:value-type="float" office:value="3.0291999999999999E-2" table:style-name="ce1">
            <text:p>0.030292</text:p>
          </table:table-cell>
          <table:table-cell table:style-name="ce3"/>
          <table:table-cell office:value-type="float" office:value="19.45" table:style-name="ce7">
            <text:p>19.45</text:p>
          </table:table-cell>
          <table:table-cell office:value-type="float" office:value="0.66434400000000005" table:style-name="ce7">
            <text:p>0.664344</text:p>
          </table:table-cell>
          <table:table-cell office:value-type="float" office:value="0.65564" table:style-name="ce7">
            <text:p>0.65564</text:p>
          </table:table-cell>
          <table:table-cell office:value-type="float" office:value="0.65361400000000003" table:style-name="ce7">
            <text:p>0.653614</text:p>
          </table:table-cell>
          <table:table-cell office:value-type="float" office:value="7.6680000000000081E-3" table:formula="of:=[.H394]-[.$H$5]" table:style-name="ce1">
            <text:p>0.007668</text:p>
          </table:table-cell>
          <table:table-cell office:value-type="float" office:value="-1.0390000000000121E-3" table:formula="of:=[.I394]-[.$I$5]" table:style-name="ce1">
            <text:p>-0.001039</text:p>
          </table:table-cell>
          <table:table-cell office:value-type="float" office:value="-3.0649999999999844E-3" table:formula="of:=[.J394]-[.$J$5]" table:style-name="ce1">
            <text:p>-0.003065</text:p>
          </table:table-cell>
          <table:table-cell office:value-type="float" office:value="19.450099999999999" table:style-name="ce7">
            <text:p>19.4501</text:p>
          </table:table-cell>
          <table:table-cell office:value-type="float" office:value="-1.25138E-2" table:style-name="ce7">
            <text:p>-0.0125138</text:p>
          </table:table-cell>
          <table:table-cell office:value-type="float" office:value="-2.26412E-2" table:style-name="ce7">
            <text:p>-0.0226412</text:p>
          </table:table-cell>
          <table:table-cell table:number-columns-repeated="16368" table:style-name="ce3"/>
        </table:table-row>
        <table:table-row table:style-name="ro2">
          <table:table-cell office:value-type="float" office:value="7.8" table:style-name="ce1">
            <text:p>7.8</text:p>
          </table:table-cell>
          <table:table-cell office:value-type="float" office:value="7.5380000000000004E-3" table:style-name="ce1">
            <text:p>0.007538</text:p>
          </table:table-cell>
          <table:table-cell office:value-type="float" office:value="7.8" table:style-name="ce1">
            <text:p>7.8</text:p>
          </table:table-cell>
          <table:table-cell office:value-type="float" office:value="2.8402E-2" table:style-name="ce1">
            <text:p>0.028402</text:p>
          </table:table-cell>
          <table:table-cell office:value-type="float" office:value="2.9371000000000001E-2" table:style-name="ce1">
            <text:p>0.029371</text:p>
          </table:table-cell>
          <table:table-cell table:style-name="ce3"/>
          <table:table-cell office:value-type="float" office:value="19.5" table:style-name="ce7">
            <text:p>19.5</text:p>
          </table:table-cell>
          <table:table-cell office:value-type="float" office:value="0.66415500000000005" table:style-name="ce7">
            <text:p>0.664155</text:p>
          </table:table-cell>
          <table:table-cell office:value-type="float" office:value="0.65649400000000002" table:style-name="ce7">
            <text:p>0.656494</text:p>
          </table:table-cell>
          <table:table-cell office:value-type="float" office:value="0.65175399999999994" table:style-name="ce7">
            <text:p>0.651754</text:p>
          </table:table-cell>
          <table:table-cell office:value-type="float" office:value="7.4790000000000134E-3" table:formula="of:=[.H395]-[.$H$5]" table:style-name="ce1">
            <text:p>0.007479</text:p>
          </table:table-cell>
          <table:table-cell office:value-type="float" office:value="-1.8499999999999073E-4" table:formula="of:=[.I395]-[.$I$5]" table:style-name="ce1">
            <text:p>-0.000185</text:p>
          </table:table-cell>
          <table:table-cell office:value-type="float" office:value="-4.9250000000000682E-3" table:formula="of:=[.J395]-[.$J$5]" table:style-name="ce1">
            <text:p>-0.004925</text:p>
          </table:table-cell>
          <table:table-cell office:value-type="float" office:value="19.5001" table:style-name="ce7">
            <text:p>19.5001</text:p>
          </table:table-cell>
          <table:table-cell office:value-type="float" office:value="-1.99808E-2" table:style-name="ce7">
            <text:p>-0.0199808</text:p>
          </table:table-cell>
          <table:table-cell office:value-type="float" office:value="-2.17561E-2" table:style-name="ce7">
            <text:p>-0.0217561</text:p>
          </table:table-cell>
          <table:table-cell table:number-columns-repeated="16368" table:style-name="ce3"/>
        </table:table-row>
        <table:table-row table:style-name="ro2">
          <table:table-cell office:value-type="float" office:value="7.82" table:style-name="ce1">
            <text:p>7.82</text:p>
          </table:table-cell>
          <table:table-cell office:value-type="float" office:value="8.352E-3" table:style-name="ce1">
            <text:p>0.008352</text:p>
          </table:table-cell>
          <table:table-cell office:value-type="float" office:value="7.82" table:style-name="ce1">
            <text:p>7.82</text:p>
          </table:table-cell>
          <table:table-cell office:value-type="float" office:value="3.1437E-2" table:style-name="ce1">
            <text:p>0.031437</text:p>
          </table:table-cell>
          <table:table-cell office:value-type="float" office:value="2.8299000000000001E-2" table:style-name="ce1">
            <text:p>0.028299</text:p>
          </table:table-cell>
          <table:table-cell table:style-name="ce3"/>
          <table:table-cell office:value-type="float" office:value="19.5501" table:style-name="ce7">
            <text:p>19.5501</text:p>
          </table:table-cell>
          <table:table-cell office:value-type="float" office:value="0.663663" table:style-name="ce7">
            <text:p>0.663663</text:p>
          </table:table-cell>
          <table:table-cell office:value-type="float" office:value="0.65739700000000001" table:style-name="ce7">
            <text:p>0.657397</text:p>
          </table:table-cell>
          <table:table-cell office:value-type="float" office:value="0.64993000000000001" table:style-name="ce7">
            <text:p>0.64993</text:p>
          </table:table-cell>
          <table:table-cell office:value-type="float" office:value="6.9869999999999655E-3" table:formula="of:=[.H396]-[.$H$5]" table:style-name="ce1">
            <text:p>0.006987</text:p>
          </table:table-cell>
          <table:table-cell office:value-type="float" office:value="7.1799999999999642E-4" table:formula="of:=[.I396]-[.$I$5]" table:style-name="ce1">
            <text:p>0.000718</text:p>
          </table:table-cell>
          <table:table-cell office:value-type="float" office:value="-6.749000000000005E-3" table:formula="of:=[.J396]-[.$J$5]" table:style-name="ce1">
            <text:p>-0.006749</text:p>
          </table:table-cell>
          <table:table-cell office:value-type="float" office:value="19.55" table:style-name="ce7">
            <text:p>19.55</text:p>
          </table:table-cell>
          <table:table-cell office:value-type="float" office:value="-2.7131499999999999E-2" table:style-name="ce7">
            <text:p>-0.0271315</text:p>
          </table:table-cell>
          <table:table-cell office:value-type="float" office:value="-1.9610699999999998E-2" table:style-name="ce7">
            <text:p>-0.0196107</text:p>
          </table:table-cell>
          <table:table-cell table:number-columns-repeated="16368" table:style-name="ce3"/>
        </table:table-row>
        <table:table-row table:style-name="ro2">
          <table:table-cell office:value-type="float" office:value="7.84" table:style-name="ce1">
            <text:p>7.84</text:p>
          </table:table-cell>
          <table:table-cell office:value-type="float" office:value="9.1369999999999993E-3" table:style-name="ce1">
            <text:p>0.009137</text:p>
          </table:table-cell>
          <table:table-cell office:value-type="float" office:value="7.84" table:style-name="ce1">
            <text:p>7.84</text:p>
          </table:table-cell>
          <table:table-cell office:value-type="float" office:value="3.4358E-2" table:style-name="ce1">
            <text:p>0.034358</text:p>
          </table:table-cell>
          <table:table-cell office:value-type="float" office:value="2.7078000000000001E-2" table:style-name="ce1">
            <text:p>0.027078</text:p>
          </table:table-cell>
          <table:table-cell table:style-name="ce3"/>
          <table:table-cell office:value-type="float" office:value="19.600000000000001" table:style-name="ce7">
            <text:p>19.6</text:p>
          </table:table-cell>
          <table:table-cell office:value-type="float" office:value="0.66290199999999999" table:style-name="ce7">
            <text:p>0.662902</text:p>
          </table:table-cell>
          <table:table-cell office:value-type="float" office:value="0.65834899999999996" table:style-name="ce7">
            <text:p>0.658349</text:p>
          </table:table-cell>
          <table:table-cell office:value-type="float" office:value="0.64827299999999999" table:style-name="ce7">
            <text:p>0.648273</text:p>
          </table:table-cell>
          <table:table-cell office:value-type="float" office:value="6.2259999999999538E-3" table:formula="of:=[.H397]-[.$H$5]" table:style-name="ce1">
            <text:p>0.006226</text:p>
          </table:table-cell>
          <table:table-cell office:value-type="float" office:value="1.6699999999999493E-3" table:formula="of:=[.I397]-[.$I$5]" table:style-name="ce1">
            <text:p>0.00167</text:p>
          </table:table-cell>
          <table:table-cell office:value-type="float" office:value="-8.4060000000000246E-3" table:formula="of:=[.J397]-[.$J$5]" table:style-name="ce1">
            <text:p>-0.008406</text:p>
          </table:table-cell>
          <table:table-cell office:value-type="float" office:value="19.600100000000001" table:style-name="ce7">
            <text:p>19.6001</text:p>
          </table:table-cell>
          <table:table-cell office:value-type="float" office:value="-3.3529099999999999E-2" table:style-name="ce7">
            <text:p>-0.0335291</text:p>
          </table:table-cell>
          <table:table-cell office:value-type="float" office:value="-1.6087400000000002E-2" table:style-name="ce7">
            <text:p>-0.0160874</text:p>
          </table:table-cell>
          <table:table-cell table:number-columns-repeated="16368" table:style-name="ce3"/>
        </table:table-row>
        <table:table-row table:style-name="ro2">
          <table:table-cell office:value-type="float" office:value="7.86" table:style-name="ce1">
            <text:p>7.86</text:p>
          </table:table-cell>
          <table:table-cell office:value-type="float" office:value="9.8879999999999992E-3" table:style-name="ce1">
            <text:p>0.009888</text:p>
          </table:table-cell>
          <table:table-cell office:value-type="float" office:value="7.86" table:style-name="ce1">
            <text:p>7.86</text:p>
          </table:table-cell>
          <table:table-cell office:value-type="float" office:value="3.7149000000000001E-2" table:style-name="ce1">
            <text:p>0.037149</text:p>
          </table:table-cell>
          <table:table-cell office:value-type="float" office:value="2.5708999999999999E-2" table:style-name="ce1">
            <text:p>0.025709</text:p>
          </table:table-cell>
          <table:table-cell table:style-name="ce3"/>
          <table:table-cell office:value-type="float" office:value="19.650099999999998" table:style-name="ce7">
            <text:p>19.6501</text:p>
          </table:table-cell>
          <table:table-cell office:value-type="float" office:value="0.661937" table:style-name="ce7">
            <text:p>0.661937</text:p>
          </table:table-cell>
          <table:table-cell office:value-type="float" office:value="0.65932500000000005" table:style-name="ce7">
            <text:p>0.659325</text:p>
          </table:table-cell>
          <table:table-cell office:value-type="float" office:value="0.646922" table:style-name="ce7">
            <text:p>0.646922</text:p>
          </table:table-cell>
          <table:table-cell office:value-type="float" office:value="5.2609999999999602E-3" table:formula="of:=[.H398]-[.$H$5]" table:style-name="ce1">
            <text:p>0.005261</text:p>
          </table:table-cell>
          <table:table-cell office:value-type="float" office:value="2.6460000000000372E-3" table:formula="of:=[.I398]-[.$I$5]" table:style-name="ce1">
            <text:p>0.002646</text:p>
          </table:table-cell>
          <table:table-cell office:value-type="float" office:value="-9.7570000000000157E-3" table:formula="of:=[.J398]-[.$J$5]" table:style-name="ce1">
            <text:p>-0.009757</text:p>
          </table:table-cell>
          <table:table-cell office:value-type="float" office:value="19.649999999999999" table:style-name="ce7">
            <text:p>19.65</text:p>
          </table:table-cell>
          <table:table-cell office:value-type="float" office:value="-3.8692400000000002E-2" table:style-name="ce7">
            <text:p>-0.0386924</text:p>
          </table:table-cell>
          <table:table-cell office:value-type="float" office:value="-1.1368E-2" table:style-name="ce7">
            <text:p>-0.011368</text:p>
          </table:table-cell>
          <table:table-cell table:number-columns-repeated="16368" table:style-name="ce3"/>
        </table:table-row>
        <table:table-row table:style-name="ro2">
          <table:table-cell office:value-type="float" office:value="7.88" table:style-name="ce1">
            <text:p>7.88</text:p>
          </table:table-cell>
          <table:table-cell office:value-type="float" office:value="1.0603E-2" table:style-name="ce1">
            <text:p>0.010603</text:p>
          </table:table-cell>
          <table:table-cell office:value-type="float" office:value="7.88" table:style-name="ce1">
            <text:p>7.88</text:p>
          </table:table-cell>
          <table:table-cell office:value-type="float" office:value="3.9794000000000003E-2" table:style-name="ce1">
            <text:p>0.039794</text:p>
          </table:table-cell>
          <table:table-cell office:value-type="float" office:value="2.4195000000000001E-2" table:style-name="ce1">
            <text:p>0.024195</text:p>
          </table:table-cell>
          <table:table-cell table:style-name="ce3"/>
          <table:table-cell office:value-type="float" office:value="19.7" table:style-name="ce7">
            <text:p>19.7</text:p>
          </table:table-cell>
          <table:table-cell office:value-type="float" office:value="0.66082700000000005" table:style-name="ce7">
            <text:p>0.660827</text:p>
          </table:table-cell>
          <table:table-cell office:value-type="float" office:value="0.66030100000000003" table:style-name="ce7">
            <text:p>0.660301</text:p>
          </table:table-cell>
          <table:table-cell office:value-type="float" office:value="0.64599399999999996" table:style-name="ce7">
            <text:p>0.645994</text:p>
          </table:table-cell>
          <table:table-cell office:value-type="float" office:value="4.1510000000000158E-3" table:formula="of:=[.H399]-[.$H$5]" table:style-name="ce1">
            <text:p>0.004151</text:p>
          </table:table-cell>
          <table:table-cell office:value-type="float" office:value="3.6220000000000141E-3" table:formula="of:=[.I399]-[.$I$5]" table:style-name="ce1">
            <text:p>0.003622</text:p>
          </table:table-cell>
          <table:table-cell office:value-type="float" office:value="-1.0685000000000056E-2" table:formula="of:=[.J399]-[.$J$5]" table:style-name="ce1">
            <text:p>-0.010685</text:p>
          </table:table-cell>
          <table:table-cell office:value-type="float" office:value="19.7" table:style-name="ce7">
            <text:p>19.7</text:p>
          </table:table-cell>
          <table:table-cell office:value-type="float" office:value="-4.2246800000000001E-2" table:style-name="ce7">
            <text:p>-0.0422468</text:p>
          </table:table-cell>
          <table:table-cell office:value-type="float" office:value="-5.4829600000000003E-3" table:style-name="ce7">
            <text:p>-0.00548296</text:p>
          </table:table-cell>
          <table:table-cell table:number-columns-repeated="16368" table:style-name="ce3"/>
        </table:table-row>
        <table:table-row table:style-name="ro2">
          <table:table-cell office:value-type="float" office:value="7.9" table:style-name="ce1">
            <text:p>7.9</text:p>
          </table:table-cell>
          <table:table-cell office:value-type="float" office:value="1.1278E-2" table:style-name="ce1">
            <text:p>0.011278</text:p>
          </table:table-cell>
          <table:table-cell office:value-type="float" office:value="7.9" table:style-name="ce1">
            <text:p>7.9</text:p>
          </table:table-cell>
          <table:table-cell office:value-type="float" office:value="4.2279999999999998E-2" table:style-name="ce1">
            <text:p>0.04228</text:p>
          </table:table-cell>
          <table:table-cell office:value-type="float" office:value="2.2540999999999999E-2" table:style-name="ce1">
            <text:p>0.022541</text:p>
          </table:table-cell>
          <table:table-cell table:style-name="ce3"/>
          <table:table-cell office:value-type="float" office:value="19.7501" table:style-name="ce7">
            <text:p>19.7501</text:p>
          </table:table-cell>
          <table:table-cell office:value-type="float" office:value="0.65964999999999996" table:style-name="ce7">
            <text:p>0.65965</text:p>
          </table:table-cell>
          <table:table-cell office:value-type="float" office:value="0.66122899999999996" table:style-name="ce7">
            <text:p>0.661229</text:p>
          </table:table-cell>
          <table:table-cell office:value-type="float" office:value="0.64558700000000002" table:style-name="ce7">
            <text:p>0.645587</text:p>
          </table:table-cell>
          <table:table-cell office:value-type="float" office:value="2.9739999999999212E-3" table:formula="of:=[.H400]-[.$H$5]" table:style-name="ce1">
            <text:p>0.002974</text:p>
          </table:table-cell>
          <table:table-cell office:value-type="float" office:value="4.549999999999943E-3" table:formula="of:=[.I400]-[.$I$5]" table:style-name="ce1">
            <text:p>0.00455</text:p>
          </table:table-cell>
          <table:table-cell office:value-type="float" office:value="-1.1091999999999991E-2" table:formula="of:=[.J400]-[.$J$5]" table:style-name="ce1">
            <text:p>-0.011092</text:p>
          </table:table-cell>
          <table:table-cell office:value-type="float" office:value="19.75" table:style-name="ce7">
            <text:p>19.75</text:p>
          </table:table-cell>
          <table:table-cell office:value-type="float" office:value="-4.3868999999999998E-2" table:style-name="ce7">
            <text:p>-0.043869</text:p>
          </table:table-cell>
          <table:table-cell office:value-type="float" office:value="1.08664E-3" table:style-name="ce7">
            <text:p>0.00108664</text:p>
          </table:table-cell>
          <table:table-cell table:number-columns-repeated="16368" table:style-name="ce3"/>
        </table:table-row>
        <table:table-row table:style-name="ro2">
          <table:table-cell office:value-type="float" office:value="7.92" table:style-name="ce1">
            <text:p>7.92</text:p>
          </table:table-cell>
          <table:table-cell office:value-type="float" office:value="1.1906999999999999E-2" table:style-name="ce1">
            <text:p>0.011907</text:p>
          </table:table-cell>
          <table:table-cell office:value-type="float" office:value="7.92" table:style-name="ce1">
            <text:p>7.92</text:p>
          </table:table-cell>
          <table:table-cell office:value-type="float" office:value="4.4590999999999999E-2" table:style-name="ce1">
            <text:p>0.044591</text:p>
          </table:table-cell>
          <table:table-cell office:value-type="float" office:value="2.0750999999999999E-2" table:style-name="ce1">
            <text:p>0.020751</text:p>
          </table:table-cell>
          <table:table-cell table:style-name="ce3"/>
          <table:table-cell office:value-type="float" office:value="19.8001" table:style-name="ce7">
            <text:p>19.8001</text:p>
          </table:table-cell>
          <table:table-cell office:value-type="float" office:value="0.65845699999999996" table:style-name="ce7">
            <text:p>0.658457</text:p>
          </table:table-cell>
          <table:table-cell office:value-type="float" office:value="0.66206399999999999" table:style-name="ce7">
            <text:p>0.662064</text:p>
          </table:table-cell>
          <table:table-cell office:value-type="float" office:value="0.64574900000000002" table:style-name="ce7">
            <text:p>0.645749</text:p>
          </table:table-cell>
          <table:table-cell office:value-type="float" office:value="1.7809999999999215E-3" table:formula="of:=[.H401]-[.$H$5]" table:style-name="ce1">
            <text:p>0.001781</text:p>
          </table:table-cell>
          <table:table-cell office:value-type="float" office:value="5.3849999999999731E-3" table:formula="of:=[.I401]-[.$I$5]" table:style-name="ce1">
            <text:p>0.005385</text:p>
          </table:table-cell>
          <table:table-cell office:value-type="float" office:value="-1.0929999999999995E-2" table:formula="of:=[.J401]-[.$J$5]" table:style-name="ce1">
            <text:p>-0.01093</text:p>
          </table:table-cell>
          <table:table-cell office:value-type="float" office:value="19.8001" table:style-name="ce7">
            <text:p>19.8001</text:p>
          </table:table-cell>
          <table:table-cell office:value-type="float" office:value="-4.3378899999999998E-2" table:style-name="ce7">
            <text:p>-0.0433789</text:p>
          </table:table-cell>
          <table:table-cell office:value-type="float" office:value="7.8534099999999999E-3" table:style-name="ce7">
            <text:p>0.00785341</text:p>
          </table:table-cell>
          <table:table-cell table:number-columns-repeated="16368" table:style-name="ce3"/>
        </table:table-row>
        <table:table-row table:style-name="ro2">
          <table:table-cell office:value-type="float" office:value="7.94" table:style-name="ce1">
            <text:p>7.94</text:p>
          </table:table-cell>
          <table:table-cell office:value-type="float" office:value="1.2488000000000001E-2" table:style-name="ce1">
            <text:p>0.012488</text:p>
          </table:table-cell>
          <table:table-cell office:value-type="float" office:value="7.94" table:style-name="ce1">
            <text:p>7.94</text:p>
          </table:table-cell>
          <table:table-cell office:value-type="float" office:value="4.6712999999999998E-2" table:style-name="ce1">
            <text:p>0.046713</text:p>
          </table:table-cell>
          <table:table-cell office:value-type="float" office:value="1.883E-2" table:style-name="ce1">
            <text:p>0.01883</text:p>
          </table:table-cell>
          <table:table-cell table:style-name="ce3"/>
          <table:table-cell office:value-type="float" office:value="19.850100000000001" table:style-name="ce7">
            <text:p>19.8501</text:p>
          </table:table-cell>
          <table:table-cell office:value-type="float" office:value="0.65729499999999996" table:style-name="ce7">
            <text:p>0.657295</text:p>
          </table:table-cell>
          <table:table-cell office:value-type="float" office:value="0.66275700000000004" table:style-name="ce7">
            <text:p>0.662757</text:p>
          </table:table-cell>
          <table:table-cell office:value-type="float" office:value="0.64649599999999996" table:style-name="ce7">
            <text:p>0.646496</text:p>
          </table:table-cell>
          <table:table-cell office:value-type="float" office:value="6.1899999999992517E-4" table:formula="of:=[.H402]-[.$H$5]" table:style-name="ce1">
            <text:p>0.000619</text:p>
          </table:table-cell>
          <table:table-cell office:value-type="float" office:value="6.0780000000000278E-3" table:formula="of:=[.I402]-[.$I$5]" table:style-name="ce1">
            <text:p>0.006078</text:p>
          </table:table-cell>
          <table:table-cell office:value-type="float" office:value="-1.0183000000000053E-2" table:formula="of:=[.J402]-[.$J$5]" table:style-name="ce1">
            <text:p>-0.010183</text:p>
          </table:table-cell>
          <table:table-cell office:value-type="float" office:value="19.850100000000001" table:style-name="ce7">
            <text:p>19.8501</text:p>
          </table:table-cell>
          <table:table-cell office:value-type="float" office:value="-4.0728300000000002E-2" table:style-name="ce7">
            <text:p>-0.0407283</text:p>
          </table:table-cell>
          <table:table-cell office:value-type="float" office:value="1.43444E-2" table:style-name="ce7">
            <text:p>0.0143444</text:p>
          </table:table-cell>
          <table:table-cell table:number-columns-repeated="16368" table:style-name="ce3"/>
        </table:table-row>
        <table:table-row table:style-name="ro2">
          <table:table-cell office:value-type="float" office:value="7.96" table:style-name="ce1">
            <text:p>7.96</text:p>
          </table:table-cell>
          <table:table-cell office:value-type="float" office:value="1.3016E-2" table:style-name="ce1">
            <text:p>0.013016</text:p>
          </table:table-cell>
          <table:table-cell office:value-type="float" office:value="7.96" table:style-name="ce1">
            <text:p>7.96</text:p>
          </table:table-cell>
          <table:table-cell office:value-type="float" office:value="4.8632000000000002E-2" table:style-name="ce1">
            <text:p>0.048632</text:p>
          </table:table-cell>
          <table:table-cell office:value-type="float" office:value="1.6784E-2" table:style-name="ce1">
            <text:p>0.016784</text:p>
          </table:table-cell>
          <table:table-cell table:style-name="ce3"/>
          <table:table-cell office:value-type="float" office:value="19.900099999999998" table:style-name="ce7">
            <text:p>19.9001</text:p>
          </table:table-cell>
          <table:table-cell office:value-type="float" office:value="0.65620500000000004" table:style-name="ce7">
            <text:p>0.656205</text:p>
          </table:table-cell>
          <table:table-cell office:value-type="float" office:value="0.66325500000000004" table:style-name="ce7">
            <text:p>0.663255</text:p>
          </table:table-cell>
          <table:table-cell office:value-type="float" office:value="0.64779299999999995" table:style-name="ce7">
            <text:p>0.647793</text:p>
          </table:table-cell>
          <table:table-cell office:value-type="float" office:value="-4.709999999999992E-4" table:formula="of:=[.H403]-[.$H$5]" table:style-name="ce1">
            <text:p>-0.000471</text:p>
          </table:table-cell>
          <table:table-cell office:value-type="float" office:value="6.5760000000000263E-3" table:formula="of:=[.I403]-[.$I$5]" table:style-name="ce1">
            <text:p>0.006576</text:p>
          </table:table-cell>
          <table:table-cell office:value-type="float" office:value="-8.8860000000000605E-3" table:formula="of:=[.J403]-[.$J$5]" table:style-name="ce1">
            <text:p>-0.008886</text:p>
          </table:table-cell>
          <table:table-cell office:value-type="float" office:value="19.900099999999998" table:style-name="ce7">
            <text:p>19.9001</text:p>
          </table:table-cell>
          <table:table-cell office:value-type="float" office:value="-3.6083200000000003E-2" table:style-name="ce7">
            <text:p>-0.0360832</text:p>
          </table:table-cell>
          <table:table-cell office:value-type="float" office:value="2.00573E-2" table:style-name="ce7">
            <text:p>0.0200573</text:p>
          </table:table-cell>
          <table:table-cell table:number-columns-repeated="16368" table:style-name="ce3"/>
        </table:table-row>
        <table:table-row table:style-name="ro2">
          <table:table-cell office:value-type="float" office:value="7.98" table:style-name="ce1">
            <text:p>7.98</text:p>
          </table:table-cell>
          <table:table-cell office:value-type="float" office:value="1.3488E-2" table:style-name="ce1">
            <text:p>0.013488</text:p>
          </table:table-cell>
          <table:table-cell office:value-type="float" office:value="7.98" table:style-name="ce1">
            <text:p>7.98</text:p>
          </table:table-cell>
          <table:table-cell office:value-type="float" office:value="5.0333999999999997E-2" table:style-name="ce1">
            <text:p>0.050334</text:p>
          </table:table-cell>
          <table:table-cell office:value-type="float" office:value="1.4621E-2" table:style-name="ce1">
            <text:p>0.014621</text:p>
          </table:table-cell>
          <table:table-cell table:style-name="ce3"/>
          <table:table-cell office:value-type="float" office:value="19.950099999999999" table:style-name="ce7">
            <text:p>19.9501</text:p>
          </table:table-cell>
          <table:table-cell office:value-type="float" office:value="0.65520100000000003" table:style-name="ce7">
            <text:p>0.655201</text:p>
          </table:table-cell>
          <table:table-cell office:value-type="float" office:value="0.66351899999999997" table:style-name="ce7">
            <text:p>0.663519</text:p>
          </table:table-cell>
          <table:table-cell office:value-type="float" office:value="0.64957100000000001" table:style-name="ce7">
            <text:p>0.649571</text:p>
          </table:table-cell>
          <table:table-cell office:value-type="float" office:value="-1.4750000000000041E-3" table:formula="of:=[.H404]-[.$H$5]" table:style-name="ce1">
            <text:p>-0.001475</text:p>
          </table:table-cell>
          <table:table-cell office:value-type="float" office:value="6.8399999999999572E-3" table:formula="of:=[.I404]-[.$I$5]" table:style-name="ce1">
            <text:p>0.00684</text:p>
          </table:table-cell>
          <table:table-cell office:value-type="float" office:value="-7.1080000000000032E-3" table:formula="of:=[.J404]-[.$J$5]" table:style-name="ce1">
            <text:p>-0.007108</text:p>
          </table:table-cell>
          <table:table-cell office:value-type="float" office:value="19.950099999999999" table:style-name="ce7">
            <text:p>19.9501</text:p>
          </table:table-cell>
          <table:table-cell office:value-type="float" office:value="-2.9705700000000002E-2" table:style-name="ce7">
            <text:p>-0.0297057</text:p>
          </table:table-cell>
          <table:table-cell office:value-type="float" office:value="2.4541799999999999E-2" table:style-name="ce7">
            <text:p>0.0245418</text:p>
          </table:table-cell>
          <table:table-cell table:number-columns-repeated="16368" table:style-name="ce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.3899E-2" table:style-name="ce1">
            <text:p>0.013899</text:p>
          </table:table-cell>
          <table:table-cell office:value-type="float" office:value="8" table:style-name="ce1">
            <text:p>8</text:p>
          </table:table-cell>
          <table:table-cell office:value-type="float" office:value="5.1806999999999999E-2" table:style-name="ce1">
            <text:p>0.051807</text:p>
          </table:table-cell>
          <table:table-cell office:value-type="float" office:value="1.2348E-2" table:style-name="ce1">
            <text:p>0.012348</text:p>
          </table:table-cell>
          <table:table-cell table:style-name="ce3"/>
          <table:table-cell office:value-type="float" office:value="20.0001" table:style-name="ce7">
            <text:p>20.0001</text:p>
          </table:table-cell>
          <table:table-cell office:value-type="float" office:value="0.65429899999999996" table:style-name="ce7">
            <text:p>0.654299</text:p>
          </table:table-cell>
          <table:table-cell office:value-type="float" office:value="0.66352" table:style-name="ce7">
            <text:p>0.66352</text:p>
          </table:table-cell>
          <table:table-cell office:value-type="float" office:value="0.65170499999999998" table:style-name="ce7">
            <text:p>0.651705</text:p>
          </table:table-cell>
          <table:table-cell office:value-type="float" office:value="-2.3770000000000735E-3" table:formula="of:=[.H405]-[.$H$5]" table:style-name="ce1">
            <text:p>-0.002377</text:p>
          </table:table-cell>
          <table:table-cell office:value-type="float" office:value="6.840999999999986E-3" table:formula="of:=[.I405]-[.$I$5]" table:style-name="ce1">
            <text:p>0.006841</text:p>
          </table:table-cell>
          <table:table-cell office:value-type="float" office:value="-4.9740000000000339E-3" table:formula="of:=[.J405]-[.$J$5]" table:style-name="ce1">
            <text:p>-0.004974</text:p>
          </table:table-cell>
          <table:table-cell office:value-type="float" office:value="20.0001" table:style-name="ce7">
            <text:p>20.0001</text:p>
          </table:table-cell>
          <table:table-cell office:value-type="float" office:value="-2.2056800000000001E-2" table:style-name="ce7">
            <text:p>-0.0220568</text:p>
          </table:table-cell>
          <table:table-cell office:value-type="float" office:value="2.74842E-2" table:style-name="ce7">
            <text:p>0.0274842</text:p>
          </table:table-cell>
          <table:table-cell table:number-columns-repeated="16368" table:style-name="ce3"/>
        </table:table-row>
        <table:table-row table:style-name="ro2">
          <table:table-cell office:value-type="float" office:value="8.02" table:style-name="ce1">
            <text:p>8.02</text:p>
          </table:table-cell>
          <table:table-cell office:value-type="float" office:value="1.4246999999999999E-2" table:style-name="ce1">
            <text:p>0.014247</text:p>
          </table:table-cell>
          <table:table-cell office:value-type="float" office:value="8.02" table:style-name="ce1">
            <text:p>8.02</text:p>
          </table:table-cell>
          <table:table-cell office:value-type="float" office:value="5.3038000000000002E-2" table:style-name="ce1">
            <text:p>0.053038</text:p>
          </table:table-cell>
          <table:table-cell office:value-type="float" office:value="9.9740000000000002E-3" table:style-name="ce1">
            <text:p>0.009974</text:p>
          </table:table-cell>
          <table:table-cell table:style-name="ce3"/>
          <table:table-cell office:value-type="float" office:value="20.0501" table:style-name="ce7">
            <text:p>20.0501</text:p>
          </table:table-cell>
          <table:table-cell office:value-type="float" office:value="0.65349599999999997" table:style-name="ce7">
            <text:p>0.653496</text:p>
          </table:table-cell>
          <table:table-cell office:value-type="float" office:value="0.66324899999999998" table:style-name="ce7">
            <text:p>0.663249</text:p>
          </table:table-cell>
          <table:table-cell office:value-type="float" office:value="0.65405500000000005" table:style-name="ce7">
            <text:p>0.654055</text:p>
          </table:table-cell>
          <table:table-cell office:value-type="float" office:value="-3.1800000000000717E-3" table:formula="of:=[.H406]-[.$H$5]" table:style-name="ce1">
            <text:p>-0.00318</text:p>
          </table:table-cell>
          <table:table-cell office:value-type="float" office:value="6.5699999999999648E-3" table:formula="of:=[.I406]-[.$I$5]" table:style-name="ce1">
            <text:p>0.00657</text:p>
          </table:table-cell>
          <table:table-cell office:value-type="float" office:value="-2.6239999999999597E-3" table:formula="of:=[.J406]-[.$J$5]" table:style-name="ce1">
            <text:p>-0.002624</text:p>
          </table:table-cell>
          <table:table-cell office:value-type="float" office:value="20.05" table:style-name="ce7">
            <text:p>20.05</text:p>
          </table:table-cell>
          <table:table-cell office:value-type="float" office:value="-1.3616700000000001E-2" table:style-name="ce7">
            <text:p>-0.0136167</text:p>
          </table:table-cell>
          <table:table-cell office:value-type="float" office:value="2.87402E-2" table:style-name="ce7">
            <text:p>0.0287402</text:p>
          </table:table-cell>
          <table:table-cell table:number-columns-repeated="16368"/>
        </table:table-row>
        <table:table-row table:style-name="ro2">
          <table:table-cell office:value-type="float" office:value="8.0399999999999991" table:style-name="ce1">
            <text:p>8.04</text:p>
          </table:table-cell>
          <table:table-cell office:value-type="float" office:value="1.4527999999999999E-2" table:style-name="ce1">
            <text:p>0.014528</text:p>
          </table:table-cell>
          <table:table-cell office:value-type="float" office:value="8.0399999999999991" table:style-name="ce1">
            <text:p>8.04</text:p>
          </table:table-cell>
          <table:table-cell office:value-type="float" office:value="5.4017000000000003E-2" table:style-name="ce1">
            <text:p>0.054017</text:p>
          </table:table-cell>
          <table:table-cell office:value-type="float" office:value="7.5100000000000002E-3" table:style-name="ce1">
            <text:p>0.00751</text:p>
          </table:table-cell>
          <table:table-cell table:style-name="ce3"/>
          <table:table-cell office:value-type="float" office:value="20.100100000000001" table:style-name="ce7">
            <text:p>20.1001</text:p>
          </table:table-cell>
          <table:table-cell office:value-type="float" office:value="0.65279500000000001" table:style-name="ce7">
            <text:p>0.652795</text:p>
          </table:table-cell>
          <table:table-cell office:value-type="float" office:value="0.66271100000000005" table:style-name="ce7">
            <text:p>0.662711</text:p>
          </table:table-cell>
          <table:table-cell office:value-type="float" office:value="0.65645299999999995" table:style-name="ce7">
            <text:p>0.656453</text:p>
          </table:table-cell>
          <table:table-cell office:value-type="float" office:value="-3.8810000000000233E-3" table:formula="of:=[.H407]-[.$H$5]" table:style-name="ce1">
            <text:p>-0.003881</text:p>
          </table:table-cell>
          <table:table-cell office:value-type="float" office:value="6.0320000000000373E-3" table:formula="of:=[.I407]-[.$I$5]" table:style-name="ce1">
            <text:p>0.006032</text:p>
          </table:table-cell>
          <table:table-cell office:value-type="float" office:value="-2.2600000000005949E-4" table:formula="of:=[.J407]-[.$J$5]" table:style-name="ce1">
            <text:p>-0.000226</text:p>
          </table:table-cell>
          <table:table-cell office:value-type="float" office:value="20.100100000000001" table:style-name="ce7">
            <text:p>20.1001</text:p>
          </table:table-cell>
          <table:table-cell office:value-type="float" office:value="-4.9637800000000001E-3" table:style-name="ce7">
            <text:p>-0.00496378</text:p>
          </table:table-cell>
          <table:table-cell office:value-type="float" office:value="2.82613E-2" table:style-name="ce7">
            <text:p>0.0282613</text:p>
          </table:table-cell>
          <table:table-cell table:number-columns-repeated="16368"/>
        </table:table-row>
        <table:table-row table:style-name="ro2">
          <table:table-cell office:value-type="float" office:value="8.06" table:style-name="ce1">
            <text:p>8.06</text:p>
          </table:table-cell>
          <table:table-cell office:value-type="float" office:value="1.4739E-2" table:style-name="ce1">
            <text:p>0.014739</text:p>
          </table:table-cell>
          <table:table-cell office:value-type="float" office:value="8.06" table:style-name="ce1">
            <text:p>8.06</text:p>
          </table:table-cell>
          <table:table-cell office:value-type="float" office:value="5.4732999999999997E-2" table:style-name="ce1">
            <text:p>0.054733</text:p>
          </table:table-cell>
          <table:table-cell office:value-type="float" office:value="4.9659999999999999E-3" table:style-name="ce1">
            <text:p>0.004966</text:p>
          </table:table-cell>
          <table:table-cell table:style-name="ce3"/>
          <table:table-cell office:value-type="float" office:value="20.149999999999999" table:style-name="ce7">
            <text:p>20.15</text:p>
          </table:table-cell>
          <table:table-cell office:value-type="float" office:value="0.65220500000000003" table:style-name="ce7">
            <text:p>0.652205</text:p>
          </table:table-cell>
          <table:table-cell office:value-type="float" office:value="0.66193400000000002" table:style-name="ce7">
            <text:p>0.661934</text:p>
          </table:table-cell>
          <table:table-cell office:value-type="float" office:value="0.65870799999999996" table:style-name="ce7">
            <text:p>0.658708</text:p>
          </table:table-cell>
          <table:table-cell office:value-type="float" office:value="-4.4710000000000027E-3" table:formula="of:=[.H408]-[.$H$5]" table:style-name="ce1">
            <text:p>-0.004471</text:p>
          </table:table-cell>
          <table:table-cell office:value-type="float" office:value="5.2550000000000097E-3" table:formula="of:=[.I408]-[.$I$5]" table:style-name="ce1">
            <text:p>0.005255</text:p>
          </table:table-cell>
          <table:table-cell office:value-type="float" office:value="2.0289999999999475E-3" table:formula="of:=[.J408]-[.$J$5]" table:style-name="ce1">
            <text:p>0.002029</text:p>
          </table:table-cell>
          <table:table-cell office:value-type="float" office:value="20.150099999999998" table:style-name="ce7">
            <text:p>20.1501</text:p>
          </table:table-cell>
          <table:table-cell office:value-type="float" office:value="3.3356000000000002E-3" table:style-name="ce7">
            <text:p>0.0033356</text:p>
          </table:table-cell>
          <table:table-cell office:value-type="float" office:value="2.6066599999999999E-2" table:style-name="ce7">
            <text:p>0.0260666</text:p>
          </table:table-cell>
          <table:table-cell table:number-columns-repeated="16368"/>
        </table:table-row>
        <table:table-row table:style-name="ro2">
          <table:table-cell office:value-type="float" office:value="8.08" table:style-name="ce1">
            <text:p>8.08</text:p>
          </table:table-cell>
          <table:table-cell office:value-type="float" office:value="1.4876E-2" table:style-name="ce1">
            <text:p>0.014876</text:p>
          </table:table-cell>
          <table:table-cell office:value-type="float" office:value="8.08" table:style-name="ce1">
            <text:p>8.08</text:p>
          </table:table-cell>
          <table:table-cell office:value-type="float" office:value="5.5176999999999997E-2" table:style-name="ce1">
            <text:p>0.055177</text:p>
          </table:table-cell>
          <table:table-cell office:value-type="float" office:value="2.3540000000000002E-3" table:style-name="ce1">
            <text:p>0.002354</text:p>
          </table:table-cell>
          <table:table-cell table:style-name="ce3"/>
          <table:table-cell office:value-type="float" office:value="20.200099999999999" table:style-name="ce7">
            <text:p>20.2001</text:p>
          </table:table-cell>
          <table:table-cell office:value-type="float" office:value="0.65172799999999997" table:style-name="ce7">
            <text:p>0.651728</text:p>
          </table:table-cell>
          <table:table-cell office:value-type="float" office:value="0.66095700000000002" table:style-name="ce7">
            <text:p>0.660957</text:p>
          </table:table-cell>
          <table:table-cell office:value-type="float" office:value="0.66066999999999998" table:style-name="ce7">
            <text:p>0.66067</text:p>
          </table:table-cell>
          <table:table-cell office:value-type="float" office:value="-4.9480000000000635E-3" table:formula="of:=[.H409]-[.$H$5]" table:style-name="ce1">
            <text:p>-0.004948</text:p>
          </table:table-cell>
          <table:table-cell office:value-type="float" office:value="4.278000000000004E-3" table:formula="of:=[.I409]-[.$I$5]" table:style-name="ce1">
            <text:p>0.004278</text:p>
          </table:table-cell>
          <table:table-cell office:value-type="float" office:value="3.9909999999999668E-3" table:formula="of:=[.J409]-[.$J$5]" table:style-name="ce1">
            <text:p>0.003991</text:p>
          </table:table-cell>
          <table:table-cell office:value-type="float" office:value="20.200099999999999" table:style-name="ce7">
            <text:p>20.2001</text:p>
          </table:table-cell>
          <table:table-cell office:value-type="float" office:value="1.0787700000000001E-2" table:style-name="ce7">
            <text:p>0.0107877</text:p>
          </table:table-cell>
          <table:table-cell office:value-type="float" office:value="2.2608900000000001E-2" table:style-name="ce7">
            <text:p>0.0226089</text:p>
          </table:table-cell>
          <table:table-cell table:number-columns-repeated="16368"/>
        </table:table-row>
        <table:table-row table:style-name="ro2">
          <table:table-cell office:value-type="float" office:value="8.1" table:style-name="ce1">
            <text:p>8.1</text:p>
          </table:table-cell>
          <table:table-cell office:value-type="float" office:value="1.4938999999999999E-2" table:style-name="ce1">
            <text:p>0.014939</text:p>
          </table:table-cell>
          <table:table-cell office:value-type="float" office:value="8.1" table:style-name="ce1">
            <text:p>8.1</text:p>
          </table:table-cell>
          <table:table-cell office:value-type="float" office:value="5.5341000000000001E-2" table:style-name="ce1">
            <text:p>0.055341</text:p>
          </table:table-cell>
          <table:table-cell office:value-type="float" office:value="-3.1399999999999999E-4" table:style-name="ce1">
            <text:p>-0.000314</text:p>
          </table:table-cell>
          <table:table-cell table:style-name="ce3"/>
          <table:table-cell office:value-type="float" office:value="20.2501" table:style-name="ce7">
            <text:p>20.2501</text:p>
          </table:table-cell>
          <table:table-cell office:value-type="float" office:value="0.65137800000000001" table:style-name="ce7">
            <text:p>0.651378</text:p>
          </table:table-cell>
          <table:table-cell office:value-type="float" office:value="0.65983000000000003" table:style-name="ce7">
            <text:p>0.65983</text:p>
          </table:table-cell>
          <table:table-cell office:value-type="float" office:value="0.66221600000000003" table:style-name="ce7">
            <text:p>0.662216</text:p>
          </table:table-cell>
          <table:table-cell office:value-type="float" office:value="-5.2980000000000249E-3" table:formula="of:=[.H410]-[.$H$5]" table:style-name="ce1">
            <text:p>-0.005298</text:p>
          </table:table-cell>
          <table:table-cell office:value-type="float" office:value="3.1510000000000149E-3" table:formula="of:=[.I410]-[.$I$5]" table:style-name="ce1">
            <text:p>0.003151</text:p>
          </table:table-cell>
          <table:table-cell office:value-type="float" office:value="5.5370000000000141E-3" table:formula="of:=[.J410]-[.$J$5]" table:style-name="ce1">
            <text:p>0.005537</text:p>
          </table:table-cell>
          <table:table-cell office:value-type="float" office:value="20.2501" table:style-name="ce7">
            <text:p>20.2501</text:p>
          </table:table-cell>
          <table:table-cell office:value-type="float" office:value="1.7012800000000002E-2" table:style-name="ce7">
            <text:p>0.0170128</text:p>
          </table:table-cell>
          <table:table-cell office:value-type="float" office:value="1.8120799999999999E-2" table:style-name="ce7">
            <text:p>0.0181208</text:p>
          </table:table-cell>
          <table:table-cell table:number-columns-repeated="16368"/>
        </table:table-row>
        <table:table-row table:style-name="ro2">
          <table:table-cell office:value-type="float" office:value="8.1199999999999992" table:style-name="ce1">
            <text:p>8.12</text:p>
          </table:table-cell>
          <table:table-cell office:value-type="float" office:value="1.4924E-2" table:style-name="ce1">
            <text:p>0.014924</text:p>
          </table:table-cell>
          <table:table-cell office:value-type="float" office:value="8.1199999999999992" table:style-name="ce1">
            <text:p>8.12</text:p>
          </table:table-cell>
          <table:table-cell office:value-type="float" office:value="5.5218999999999997E-2" table:style-name="ce1">
            <text:p>0.055219</text:p>
          </table:table-cell>
          <table:table-cell office:value-type="float" office:value="-3.0240000000000002E-3" table:style-name="ce1">
            <text:p>-0.003024</text:p>
          </table:table-cell>
          <table:table-cell table:style-name="ce3"/>
          <table:table-cell office:value-type="float" office:value="20.3001" table:style-name="ce7">
            <text:p>20.3001</text:p>
          </table:table-cell>
          <table:table-cell office:value-type="float" office:value="0.65116799999999997" table:style-name="ce7">
            <text:p>0.651168</text:p>
          </table:table-cell>
          <table:table-cell office:value-type="float" office:value="0.658609" table:style-name="ce7">
            <text:p>0.658609</text:p>
          </table:table-cell>
          <table:table-cell office:value-type="float" office:value="0.66327199999999997" table:style-name="ce7">
            <text:p>0.663272</text:p>
          </table:table-cell>
          <table:table-cell office:value-type="float" office:value="-5.5080000000000684E-3" table:formula="of:=[.H411]-[.$H$5]" table:style-name="ce1">
            <text:p>-0.005508</text:p>
          </table:table-cell>
          <table:table-cell office:value-type="float" office:value="1.9299999999999873E-3" table:formula="of:=[.I411]-[.$I$5]" table:style-name="ce1">
            <text:p>0.00193</text:p>
          </table:table-cell>
          <table:table-cell office:value-type="float" office:value="6.59299999999996E-3" table:formula="of:=[.J411]-[.$J$5]" table:style-name="ce1">
            <text:p>0.006593</text:p>
          </table:table-cell>
          <table:table-cell office:value-type="float" office:value="20.3" table:style-name="ce7">
            <text:p>20.3</text:p>
          </table:table-cell>
          <table:table-cell office:value-type="float" office:value="2.1742899999999999E-2" table:style-name="ce7">
            <text:p>0.0217429</text:p>
          </table:table-cell>
          <table:table-cell office:value-type="float" office:value="1.3156599999999999E-2" table:style-name="ce7">
            <text:p>0.0131566</text:p>
          </table:table-cell>
          <table:table-cell table:number-columns-repeated="16368"/>
        </table:table-row>
        <table:table-row table:style-name="ro2">
          <table:table-cell office:value-type="float" office:value="8.14" table:style-name="ce1">
            <text:p>8.14</text:p>
          </table:table-cell>
          <table:table-cell office:value-type="float" office:value="1.4829999999999999E-2" table:style-name="ce1">
            <text:p>0.01483</text:p>
          </table:table-cell>
          <table:table-cell office:value-type="float" office:value="8.14" table:style-name="ce1">
            <text:p>8.14</text:p>
          </table:table-cell>
          <table:table-cell office:value-type="float" office:value="5.4806000000000001E-2" table:style-name="ce1">
            <text:p>0.054806</text:p>
          </table:table-cell>
          <table:table-cell office:value-type="float" office:value="-5.7609999999999996E-3" table:style-name="ce1">
            <text:p>-0.005761</text:p>
          </table:table-cell>
          <table:table-cell table:style-name="ce3"/>
          <table:table-cell office:value-type="float" office:value="20.350100000000001" table:style-name="ce7">
            <text:p>20.3501</text:p>
          </table:table-cell>
          <table:table-cell office:value-type="float" office:value="0.65111200000000002" table:style-name="ce7">
            <text:p>0.651112</text:p>
          </table:table-cell>
          <table:table-cell office:value-type="float" office:value="0.65735699999999997" table:style-name="ce7">
            <text:p>0.657357</text:p>
          </table:table-cell>
          <table:table-cell office:value-type="float" office:value="0.66382600000000003" table:style-name="ce7">
            <text:p>0.663826</text:p>
          </table:table-cell>
          <table:table-cell office:value-type="float" office:value="-5.5640000000000134E-3" table:formula="of:=[.H412]-[.$H$5]" table:style-name="ce1">
            <text:p>-0.005564</text:p>
          </table:table-cell>
          <table:table-cell office:value-type="float" office:value="6.7799999999995642E-4" table:formula="of:=[.I412]-[.$I$5]" table:style-name="ce1">
            <text:p>0.000678</text:p>
          </table:table-cell>
          <table:table-cell office:value-type="float" office:value="7.1470000000000145E-3" table:formula="of:=[.J412]-[.$J$5]" table:style-name="ce1">
            <text:p>0.007147</text:p>
          </table:table-cell>
          <table:table-cell office:value-type="float" office:value="20.350100000000001" table:style-name="ce7">
            <text:p>20.3501</text:p>
          </table:table-cell>
          <table:table-cell office:value-type="float" office:value="2.4892299999999999E-2" table:style-name="ce7">
            <text:p>0.0248923</text:p>
          </table:table-cell>
          <table:table-cell office:value-type="float" office:value="8.11716E-3" table:style-name="ce7">
            <text:p>0.00811716</text:p>
          </table:table-cell>
          <table:table-cell table:number-columns-repeated="16368"/>
        </table:table-row>
        <table:table-row table:style-name="ro2">
          <table:table-cell office:value-type="float" office:value="8.16" table:style-name="ce1">
            <text:p>8.16</text:p>
          </table:table-cell>
          <table:table-cell office:value-type="float" office:value="1.4655E-2" table:style-name="ce1">
            <text:p>0.014655</text:p>
          </table:table-cell>
          <table:table-cell office:value-type="float" office:value="8.16" table:style-name="ce1">
            <text:p>8.16</text:p>
          </table:table-cell>
          <table:table-cell office:value-type="float" office:value="5.4100000000000002E-2" table:style-name="ce1">
            <text:p>0.0541</text:p>
          </table:table-cell>
          <table:table-cell office:value-type="float" office:value="-8.5109999999999995E-3" table:style-name="ce1">
            <text:p>-0.008511</text:p>
          </table:table-cell>
          <table:table-cell table:style-name="ce3"/>
          <table:table-cell office:value-type="float" office:value="20.399999999999999" table:style-name="ce7">
            <text:p>20.4</text:p>
          </table:table-cell>
          <table:table-cell office:value-type="float" office:value="0.65122100000000005" table:style-name="ce7">
            <text:p>0.651221</text:p>
          </table:table-cell>
          <table:table-cell office:value-type="float" office:value="0.65612000000000004" table:style-name="ce7">
            <text:p>0.65612</text:p>
          </table:table-cell>
          <table:table-cell office:value-type="float" office:value="0.66392700000000004" table:style-name="ce7">
            <text:p>0.663927</text:p>
          </table:table-cell>
          <table:table-cell office:value-type="float" office:value="-5.4549999999999876E-3" table:formula="of:=[.H413]-[.$H$5]" table:style-name="ce1">
            <text:p>-0.005455</text:p>
          </table:table-cell>
          <table:table-cell office:value-type="float" office:value="-5.5899999999997618E-4" table:formula="of:=[.I413]-[.$I$5]" table:style-name="ce1">
            <text:p>-0.000559</text:p>
          </table:table-cell>
          <table:table-cell office:value-type="float" office:value="7.2480000000000322E-3" table:formula="of:=[.J413]-[.$J$5]" table:style-name="ce1">
            <text:p>0.007248</text:p>
          </table:table-cell>
          <table:table-cell office:value-type="float" office:value="20.400099999999998" table:style-name="ce7">
            <text:p>20.4001</text:p>
          </table:table-cell>
          <table:table-cell office:value-type="float" office:value="2.6540999999999999E-2" table:style-name="ce7">
            <text:p>0.026541</text:p>
          </table:table-cell>
          <table:table-cell office:value-type="float" office:value="3.4353500000000002E-3" table:style-name="ce7">
            <text:p>0.00343535</text:p>
          </table:table-cell>
          <table:table-cell table:number-columns-repeated="16368"/>
        </table:table-row>
        <table:table-row table:style-name="ro2">
          <table:table-cell office:value-type="float" office:value="8.18" table:style-name="ce1">
            <text:p>8.18</text:p>
          </table:table-cell>
          <table:table-cell office:value-type="float" office:value="1.4399E-2" table:style-name="ce1">
            <text:p>0.014399</text:p>
          </table:table-cell>
          <table:table-cell office:value-type="float" office:value="8.18" table:style-name="ce1">
            <text:p>8.18</text:p>
          </table:table-cell>
          <table:table-cell office:value-type="float" office:value="5.3096999999999998E-2" table:style-name="ce1">
            <text:p>0.053097</text:p>
          </table:table-cell>
          <table:table-cell office:value-type="float" office:value="-1.1258000000000001E-2" table:style-name="ce1">
            <text:p>-0.011258</text:p>
          </table:table-cell>
          <table:table-cell table:style-name="ce3"/>
          <table:table-cell office:value-type="float" office:value="20.450099999999999" table:style-name="ce7">
            <text:p>20.4501</text:p>
          </table:table-cell>
          <table:table-cell office:value-type="float" office:value="0.65149800000000002" table:style-name="ce7">
            <text:p>0.651498</text:p>
          </table:table-cell>
          <table:table-cell office:value-type="float" office:value="0.65495800000000004" table:style-name="ce7">
            <text:p>0.654958</text:p>
          </table:table-cell>
          <table:table-cell office:value-type="float" office:value="0.66366199999999997" table:style-name="ce7">
            <text:p>0.663662</text:p>
          </table:table-cell>
          <table:table-cell office:value-type="float" office:value="-5.1780000000000159E-3" table:formula="of:=[.H414]-[.$H$5]" table:style-name="ce1">
            <text:p>-0.005178</text:p>
          </table:table-cell>
          <table:table-cell office:value-type="float" office:value="-1.7209999999999726E-3" table:formula="of:=[.I414]-[.$I$5]" table:style-name="ce1">
            <text:p>-0.001721</text:p>
          </table:table-cell>
          <table:table-cell office:value-type="float" office:value="6.9829999999999615E-3" table:formula="of:=[.J414]-[.$J$5]" table:style-name="ce1">
            <text:p>0.006983</text:p>
          </table:table-cell>
          <table:table-cell office:value-type="float" office:value="20.450099999999999" table:style-name="ce7">
            <text:p>20.4501</text:p>
          </table:table-cell>
          <table:table-cell office:value-type="float" office:value="2.68569E-2" table:style-name="ce7">
            <text:p>0.0268569</text:p>
          </table:table-cell>
          <table:table-cell office:value-type="float" office:value="-5.48366E-4" table:style-name="ce7">
            <text:p>-0.000548366</text:p>
          </table:table-cell>
          <table:table-cell table:number-columns-repeated="16368"/>
        </table:table-row>
        <table:table-row table:style-name="ro2">
          <table:table-cell office:value-type="float" office:value="8.1999999999999993" table:style-name="ce1">
            <text:p>8.2</text:p>
          </table:table-cell>
          <table:table-cell office:value-type="float" office:value="1.4062E-2" table:style-name="ce1">
            <text:p>0.01406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5.1799999999999999E-2" table:style-name="ce1">
            <text:p>0.0518</text:p>
          </table:table-cell>
          <table:table-cell office:value-type="float" office:value="-1.3986E-2" table:style-name="ce1">
            <text:p>-0.013986</text:p>
          </table:table-cell>
          <table:table-cell table:style-name="ce3"/>
          <table:table-cell office:value-type="float" office:value="20.5" table:style-name="ce7">
            <text:p>20.5</text:p>
          </table:table-cell>
          <table:table-cell office:value-type="float" office:value="0.65193199999999996" table:style-name="ce7">
            <text:p>0.651932</text:p>
          </table:table-cell>
          <table:table-cell office:value-type="float" office:value="0.653922" table:style-name="ce7">
            <text:p>0.653922</text:p>
          </table:table-cell>
          <table:table-cell office:value-type="float" office:value="0.66313900000000003" table:style-name="ce7">
            <text:p>0.663139</text:p>
          </table:table-cell>
          <table:table-cell office:value-type="float" office:value="-4.7440000000000815E-3" table:formula="of:=[.H415]-[.$H$5]" table:style-name="ce1">
            <text:p>-0.004744</text:p>
          </table:table-cell>
          <table:table-cell office:value-type="float" office:value="-2.7570000000000094E-3" table:formula="of:=[.I415]-[.$I$5]" table:style-name="ce1">
            <text:p>-0.002757</text:p>
          </table:table-cell>
          <table:table-cell office:value-type="float" office:value="6.4600000000000213E-3" table:formula="of:=[.J415]-[.$J$5]" table:style-name="ce1">
            <text:p>0.00646</text:p>
          </table:table-cell>
          <table:table-cell office:value-type="float" office:value="20.5" table:style-name="ce7">
            <text:p>20.5</text:p>
          </table:table-cell>
          <table:table-cell office:value-type="float" office:value="2.6128499999999999E-2" table:style-name="ce7">
            <text:p>0.0261285</text:p>
          </table:table-cell>
          <table:table-cell office:value-type="float" office:value="-3.6871199999999999E-3" table:style-name="ce7">
            <text:p>-0.00368712</text:p>
          </table:table-cell>
          <table:table-cell table:number-columns-repeated="16368"/>
        </table:table-row>
        <table:table-row table:style-name="ro2">
          <table:table-cell office:value-type="float" office:value="8.2200000000000006" table:style-name="ce1">
            <text:p>8.22</text:p>
          </table:table-cell>
          <table:table-cell office:value-type="float" office:value="1.3644E-2" table:style-name="ce1">
            <text:p>0.013644</text:p>
          </table:table-cell>
          <table:table-cell office:value-type="float" office:value="8.2200000000000006" table:style-name="ce1">
            <text:p>8.22</text:p>
          </table:table-cell>
          <table:table-cell office:value-type="float" office:value="5.0208999999999997E-2" table:style-name="ce1">
            <text:p>0.050209</text:p>
          </table:table-cell>
          <table:table-cell office:value-type="float" office:value="-1.6678999999999999E-2" table:style-name="ce1">
            <text:p>-0.016679</text:p>
          </table:table-cell>
          <table:table-cell table:style-name="ce3"/>
          <table:table-cell office:value-type="float" office:value="20.5501" table:style-name="ce7">
            <text:p>20.5501</text:p>
          </table:table-cell>
          <table:table-cell office:value-type="float" office:value="0.65251400000000004" table:style-name="ce7">
            <text:p>0.652514</text:p>
          </table:table-cell>
          <table:table-cell office:value-type="float" office:value="0.65304099999999998" table:style-name="ce7">
            <text:p>0.653041</text:p>
          </table:table-cell>
          <table:table-cell office:value-type="float" office:value="0.66247800000000001" table:style-name="ce7">
            <text:p>0.662478</text:p>
          </table:table-cell>
          <table:table-cell office:value-type="float" office:value="-4.161999999999999E-3" table:formula="of:=[.H416]-[.$H$5]" table:style-name="ce1">
            <text:p>-0.004162</text:p>
          </table:table-cell>
          <table:table-cell office:value-type="float" office:value="-3.6380000000000301E-3" table:formula="of:=[.I416]-[.$I$5]" table:style-name="ce1">
            <text:p>-0.003638</text:p>
          </table:table-cell>
          <table:table-cell office:value-type="float" office:value="5.7989999999999986E-3" table:formula="of:=[.J416]-[.$J$5]" table:style-name="ce1">
            <text:p>0.005799</text:p>
          </table:table-cell>
          <table:table-cell office:value-type="float" office:value="20.5501" table:style-name="ce7">
            <text:p>20.5501</text:p>
          </table:table-cell>
          <table:table-cell office:value-type="float" office:value="2.4642799999999999E-2" table:style-name="ce7">
            <text:p>0.0246428</text:p>
          </table:table-cell>
          <table:table-cell office:value-type="float" office:value="-5.8591299999999997E-3" table:style-name="ce7">
            <text:p>-0.00585913</text:p>
          </table:table-cell>
          <table:table-cell table:number-columns-repeated="16368"/>
        </table:table-row>
        <table:table-row table:style-name="ro2">
          <table:table-cell office:value-type="float" office:value="8.24" table:style-name="ce1">
            <text:p>8.24</text:p>
          </table:table-cell>
          <table:table-cell office:value-type="float" office:value="1.3146E-2" table:style-name="ce1">
            <text:p>0.013146</text:p>
          </table:table-cell>
          <table:table-cell office:value-type="float" office:value="8.24" table:style-name="ce1">
            <text:p>8.24</text:p>
          </table:table-cell>
          <table:table-cell office:value-type="float" office:value="4.8328999999999997E-2" table:style-name="ce1">
            <text:p>0.048329</text:p>
          </table:table-cell>
          <table:table-cell office:value-type="float" office:value="-1.9321000000000001E-2" table:style-name="ce1">
            <text:p>-0.019321</text:p>
          </table:table-cell>
          <table:table-cell table:style-name="ce3"/>
          <table:table-cell office:value-type="float" office:value="20.600100000000001" table:style-name="ce7">
            <text:p>20.6001</text:p>
          </table:table-cell>
          <table:table-cell office:value-type="float" office:value="0.65321399999999996" table:style-name="ce7">
            <text:p>0.653214</text:p>
          </table:table-cell>
          <table:table-cell office:value-type="float" office:value="0.65234400000000003" table:style-name="ce7">
            <text:p>0.652344</text:p>
          </table:table-cell>
          <table:table-cell office:value-type="float" office:value="0.66178400000000004" table:style-name="ce7">
            <text:p>0.661784</text:p>
          </table:table-cell>
          <table:table-cell office:value-type="float" office:value="-3.4620000000000761E-3" table:formula="of:=[.H417]-[.$H$5]" table:style-name="ce1">
            <text:p>-0.003462</text:p>
          </table:table-cell>
          <table:table-cell office:value-type="float" office:value="-4.3349999999999778E-3" table:formula="of:=[.I417]-[.$I$5]" table:style-name="ce1">
            <text:p>-0.004335</text:p>
          </table:table-cell>
          <table:table-cell office:value-type="float" office:value="5.1050000000000262E-3" table:formula="of:=[.J417]-[.$J$5]" table:style-name="ce1">
            <text:p>0.005105</text:p>
          </table:table-cell>
          <table:table-cell office:value-type="float" office:value="20.600100000000001" table:style-name="ce7">
            <text:p>20.6001</text:p>
          </table:table-cell>
          <table:table-cell office:value-type="float" office:value="2.2716699999999999E-2" table:style-name="ce7">
            <text:p>0.0227167</text:p>
          </table:table-cell>
          <table:table-cell office:value-type="float" office:value="-7.1307699999999998E-3" table:style-name="ce7">
            <text:p>-0.00713077</text:p>
          </table:table-cell>
          <table:table-cell table:number-columns-repeated="16368"/>
        </table:table-row>
        <table:table-row table:style-name="ro2">
          <table:table-cell office:value-type="float" office:value="8.26" table:style-name="ce1">
            <text:p>8.26</text:p>
          </table:table-cell>
          <table:table-cell office:value-type="float" office:value="1.257E-2" table:style-name="ce1">
            <text:p>0.01257</text:p>
          </table:table-cell>
          <table:table-cell office:value-type="float" office:value="8.26" table:style-name="ce1">
            <text:p>8.26</text:p>
          </table:table-cell>
          <table:table-cell office:value-type="float" office:value="4.6165999999999999E-2" table:style-name="ce1">
            <text:p>0.046166</text:p>
          </table:table-cell>
          <table:table-cell office:value-type="float" office:value="-2.1895000000000001E-2" table:style-name="ce1">
            <text:p>-0.021895</text:p>
          </table:table-cell>
          <table:table-cell table:style-name="ce3"/>
          <table:table-cell office:value-type="float" office:value="20.650099999999998" table:style-name="ce7">
            <text:p>20.6501</text:p>
          </table:table-cell>
          <table:table-cell office:value-type="float" office:value="0.65399600000000002" table:style-name="ce7">
            <text:p>0.653996</text:p>
          </table:table-cell>
          <table:table-cell office:value-type="float" office:value="0.65183999999999997" table:style-name="ce7">
            <text:p>0.65184</text:p>
          </table:table-cell>
          <table:table-cell office:value-type="float" office:value="0.66114499999999998" table:style-name="ce7">
            <text:p>0.661145</text:p>
          </table:table-cell>
          <table:table-cell office:value-type="float" office:value="-2.6800000000000157E-3" table:formula="of:=[.H418]-[.$H$5]" table:style-name="ce1">
            <text:p>-0.00268</text:p>
          </table:table-cell>
          <table:table-cell office:value-type="float" office:value="-4.8390000000000377E-3" table:formula="of:=[.I418]-[.$I$5]" table:style-name="ce1">
            <text:p>-0.004839</text:p>
          </table:table-cell>
          <table:table-cell office:value-type="float" office:value="4.46599999999997E-3" table:formula="of:=[.J418]-[.$J$5]" table:style-name="ce1">
            <text:p>0.004466</text:p>
          </table:table-cell>
          <table:table-cell office:value-type="float" office:value="20.650099999999998" table:style-name="ce7">
            <text:p>20.6501</text:p>
          </table:table-cell>
          <table:table-cell office:value-type="float" office:value="2.06251E-2" table:style-name="ce7">
            <text:p>0.0206251</text:p>
          </table:table-cell>
          <table:table-cell office:value-type="float" office:value="-7.7079399999999999E-3" table:style-name="ce7">
            <text:p>-0.00770794</text:p>
          </table:table-cell>
          <table:table-cell table:number-columns-repeated="16368"/>
        </table:table-row>
        <table:table-row table:style-name="ro2">
          <table:table-cell office:value-type="float" office:value="8.2799999999999994" table:style-name="ce1">
            <text:p>8.28</text:p>
          </table:table-cell>
          <table:table-cell office:value-type="float" office:value="1.1917000000000001E-2" table:style-name="ce1">
            <text:p>0.011917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4.3728000000000003E-2" table:style-name="ce1">
            <text:p>0.043728</text:p>
          </table:table-cell>
          <table:table-cell office:value-type="float" office:value="-2.4385E-2" table:style-name="ce1">
            <text:p>-0.024385</text:p>
          </table:table-cell>
          <table:table-cell table:style-name="ce3"/>
          <table:table-cell office:value-type="float" office:value="20.700099999999999" table:style-name="ce7">
            <text:p>20.7001</text:p>
          </table:table-cell>
          <table:table-cell office:value-type="float" office:value="0.65483100000000005" table:style-name="ce7">
            <text:p>0.654831</text:p>
          </table:table-cell>
          <table:table-cell office:value-type="float" office:value="0.65153300000000003" table:style-name="ce7">
            <text:p>0.651533</text:p>
          </table:table-cell>
          <table:table-cell office:value-type="float" office:value="0.66061099999999995" table:style-name="ce7">
            <text:p>0.660611</text:p>
          </table:table-cell>
          <table:table-cell office:value-type="float" office:value="-1.8449999999999855E-3" table:formula="of:=[.H419]-[.$H$5]" table:style-name="ce1">
            <text:p>-0.001845</text:p>
          </table:table-cell>
          <table:table-cell office:value-type="float" office:value="-5.1459999999999839E-3" table:formula="of:=[.I419]-[.$I$5]" table:style-name="ce1">
            <text:p>-0.005146</text:p>
          </table:table-cell>
          <table:table-cell office:value-type="float" office:value="3.9319999999999355E-3" table:formula="of:=[.J419]-[.$J$5]" table:style-name="ce1">
            <text:p>0.003932</text:p>
          </table:table-cell>
          <table:table-cell office:value-type="float" office:value="20.700099999999999" table:style-name="ce7">
            <text:p>20.7001</text:p>
          </table:table-cell>
          <table:table-cell office:value-type="float" office:value="1.8536799999999999E-2" table:style-name="ce7">
            <text:p>0.0185368</text:p>
          </table:table-cell>
          <table:table-cell office:value-type="float" office:value="-7.7292300000000001E-3" table:style-name="ce7">
            <text:p>-0.00772923</text:p>
          </table:table-cell>
          <table:table-cell table:number-columns-repeated="16368"/>
        </table:table-row>
        <table:table-row table:style-name="ro2">
          <table:table-cell office:value-type="float" office:value="8.3000000000000007" table:style-name="ce1">
            <text:p>8.3</text:p>
          </table:table-cell>
          <table:table-cell office:value-type="float" office:value="1.119E-2" table:style-name="ce1">
            <text:p>0.01119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4.1023999999999998E-2" table:style-name="ce1">
            <text:p>0.041024</text:p>
          </table:table-cell>
          <table:table-cell office:value-type="float" office:value="-2.6775E-2" table:style-name="ce1">
            <text:p>-0.026775</text:p>
          </table:table-cell>
          <table:table-cell table:style-name="ce3"/>
          <table:table-cell office:value-type="float" office:value="20.75" table:style-name="ce7">
            <text:p>20.75</text:p>
          </table:table-cell>
          <table:table-cell office:value-type="float" office:value="0.65567799999999998" table:style-name="ce7">
            <text:p>0.655678</text:p>
          </table:table-cell>
          <table:table-cell office:value-type="float" office:value="0.65141199999999999" table:style-name="ce7">
            <text:p>0.651412</text:p>
          </table:table-cell>
          <table:table-cell office:value-type="float" office:value="0.66019700000000003" table:style-name="ce7">
            <text:p>0.660197</text:p>
          </table:table-cell>
          <table:table-cell office:value-type="float" office:value="-9.980000000000544E-4" table:formula="of:=[.H420]-[.$H$5]" table:style-name="ce1">
            <text:p>-0.000998</text:p>
          </table:table-cell>
          <table:table-cell office:value-type="float" office:value="-5.2670000000000217E-3" table:formula="of:=[.I420]-[.$I$5]" table:style-name="ce1">
            <text:p>-0.005267</text:p>
          </table:table-cell>
          <table:table-cell office:value-type="float" office:value="3.5180000000000211E-3" table:formula="of:=[.J420]-[.$J$5]" table:style-name="ce1">
            <text:p>0.003518</text:p>
          </table:table-cell>
          <table:table-cell office:value-type="float" office:value="20.75" table:style-name="ce7">
            <text:p>20.75</text:p>
          </table:table-cell>
          <table:table-cell office:value-type="float" office:value="1.6563700000000001E-2" table:style-name="ce7">
            <text:p>0.0165637</text:p>
          </table:table-cell>
          <table:table-cell office:value-type="float" office:value="-7.5104400000000002E-3" table:style-name="ce7">
            <text:p>-0.00751044</text:p>
          </table:table-cell>
          <table:table-cell table:number-columns-repeated="16368"/>
        </table:table-row>
        <table:table-row table:style-name="ro2">
          <table:table-cell office:value-type="float" office:value="8.32" table:style-name="ce1">
            <text:p>8.32</text:p>
          </table:table-cell>
          <table:table-cell office:value-type="float" office:value="1.0392999999999999E-2" table:style-name="ce1">
            <text:p>0.010393</text:p>
          </table:table-cell>
          <table:table-cell office:value-type="float" office:value="8.32" table:style-name="ce1">
            <text:p>8.32</text:p>
          </table:table-cell>
          <table:table-cell office:value-type="float" office:value="3.8066999999999997E-2" table:style-name="ce1">
            <text:p>0.038067</text:p>
          </table:table-cell>
          <table:table-cell office:value-type="float" office:value="-2.9048999999999998E-2" table:style-name="ce1">
            <text:p>-0.029049</text:p>
          </table:table-cell>
          <table:table-cell table:style-name="ce3"/>
          <table:table-cell office:value-type="float" office:value="20.8" table:style-name="ce7">
            <text:p>20.8</text:p>
          </table:table-cell>
          <table:table-cell office:value-type="float" office:value="0.65649999999999997" table:style-name="ce7">
            <text:p>0.6565</text:p>
          </table:table-cell>
          <table:table-cell office:value-type="float" office:value="0.65146000000000004" table:style-name="ce7">
            <text:p>0.65146</text:p>
          </table:table-cell>
          <table:table-cell office:value-type="float" office:value="0.65989100000000001" table:style-name="ce7">
            <text:p>0.659891</text:p>
          </table:table-cell>
          <table:table-cell office:value-type="float" office:value="-1.7600000000006499E-4" table:formula="of:=[.H421]-[.$H$5]" table:style-name="ce1">
            <text:p>-0.000176</text:p>
          </table:table-cell>
          <table:table-cell office:value-type="float" office:value="-5.2189999999999737E-3" table:formula="of:=[.I421]-[.$I$5]" table:style-name="ce1">
            <text:p>-0.005219</text:p>
          </table:table-cell>
          <table:table-cell office:value-type="float" office:value="3.2119999999999926E-3" table:formula="of:=[.J421]-[.$J$5]" table:style-name="ce1">
            <text:p>0.003212</text:p>
          </table:table-cell>
          <table:table-cell office:value-type="float" office:value="20.8001" table:style-name="ce7">
            <text:p>20.8001</text:p>
          </table:table-cell>
          <table:table-cell office:value-type="float" office:value="1.4707899999999999E-2" table:style-name="ce7">
            <text:p>0.0147079</text:p>
          </table:table-cell>
          <table:table-cell office:value-type="float" office:value="-7.2189300000000001E-3" table:style-name="ce7">
            <text:p>-0.00721893</text:p>
          </table:table-cell>
          <table:table-cell table:number-columns-repeated="16368"/>
        </table:table-row>
        <table:table-row table:style-name="ro2">
          <table:table-cell office:value-type="float" office:value="8.34" table:style-name="ce1">
            <text:p>8.34</text:p>
          </table:table-cell>
          <table:table-cell office:value-type="float" office:value="9.528E-3" table:style-name="ce1">
            <text:p>0.009528</text:p>
          </table:table-cell>
          <table:table-cell office:value-type="float" office:value="8.34" table:style-name="ce1">
            <text:p>8.34</text:p>
          </table:table-cell>
          <table:table-cell office:value-type="float" office:value="3.4868999999999997E-2" table:style-name="ce1">
            <text:p>0.034869</text:p>
          </table:table-cell>
          <table:table-cell office:value-type="float" office:value="-3.1194E-2" table:style-name="ce1">
            <text:p>-0.031194</text:p>
          </table:table-cell>
          <table:table-cell table:style-name="ce3"/>
          <table:table-cell office:value-type="float" office:value="20.850100000000001" table:style-name="ce7">
            <text:p>20.8501</text:p>
          </table:table-cell>
          <table:table-cell office:value-type="float" office:value="0.65727199999999997" table:style-name="ce7">
            <text:p>0.657272</text:p>
          </table:table-cell>
          <table:table-cell office:value-type="float" office:value="0.65165600000000001" table:style-name="ce7">
            <text:p>0.651656</text:p>
          </table:table-cell>
          <table:table-cell office:value-type="float" office:value="0.65965499999999999" table:style-name="ce7">
            <text:p>0.659655</text:p>
          </table:table-cell>
          <table:table-cell office:value-type="float" office:value="5.9599999999992992E-4" table:formula="of:=[.H422]-[.$H$5]" table:style-name="ce1">
            <text:p>0.000596</text:p>
          </table:table-cell>
          <table:table-cell office:value-type="float" office:value="-5.0229999999999997E-3" table:formula="of:=[.I422]-[.$I$5]" table:style-name="ce1">
            <text:p>-0.005023</text:p>
          </table:table-cell>
          <table:table-cell office:value-type="float" office:value="2.9759999999999787E-3" table:formula="of:=[.J422]-[.$J$5]" table:style-name="ce1">
            <text:p>0.002976</text:p>
          </table:table-cell>
          <table:table-cell office:value-type="float" office:value="20.850100000000001" table:style-name="ce7">
            <text:p>20.8501</text:p>
          </table:table-cell>
          <table:table-cell office:value-type="float" office:value="1.2881800000000001E-2" table:style-name="ce7">
            <text:p>0.0128818</text:p>
          </table:table-cell>
          <table:table-cell office:value-type="float" office:value="-7.0816200000000003E-3" table:style-name="ce7">
            <text:p>-0.00708162</text:p>
          </table:table-cell>
          <table:table-cell table:number-columns-repeated="16368"/>
        </table:table-row>
        <table:table-row table:style-name="ro2">
          <table:table-cell office:value-type="float" office:value="8.36" table:style-name="ce1">
            <text:p>8.36</text:p>
          </table:table-cell>
          <table:table-cell office:value-type="float" office:value="8.6009999999999993E-3" table:style-name="ce1">
            <text:p>0.008601</text:p>
          </table:table-cell>
          <table:table-cell office:value-type="float" office:value="8.36" table:style-name="ce1">
            <text:p>8.36</text:p>
          </table:table-cell>
          <table:table-cell office:value-type="float" office:value="3.1446000000000002E-2" table:style-name="ce1">
            <text:p>0.031446</text:p>
          </table:table-cell>
          <table:table-cell office:value-type="float" office:value="-3.3194000000000001E-2" table:style-name="ce1">
            <text:p>-0.033194</text:p>
          </table:table-cell>
          <table:table-cell table:style-name="ce3"/>
          <table:table-cell office:value-type="float" office:value="20.9" table:style-name="ce7">
            <text:p>20.9</text:p>
          </table:table-cell>
          <table:table-cell office:value-type="float" office:value="0.65797600000000001" table:style-name="ce7">
            <text:p>0.657976</text:p>
          </table:table-cell>
          <table:table-cell office:value-type="float" office:value="0.65197300000000002" table:style-name="ce7">
            <text:p>0.651973</text:p>
          </table:table-cell>
          <table:table-cell office:value-type="float" office:value="0.65943300000000005" table:style-name="ce7">
            <text:p>0.659433</text:p>
          </table:table-cell>
          <table:table-cell office:value-type="float" office:value="1.2999999999999678E-3" table:formula="of:=[.H423]-[.$H$5]" table:style-name="ce1">
            <text:p>0.0013</text:p>
          </table:table-cell>
          <table:table-cell office:value-type="float" office:value="-4.705999999999988E-3" table:formula="of:=[.I423]-[.$I$5]" table:style-name="ce1">
            <text:p>-0.004706</text:p>
          </table:table-cell>
          <table:table-cell office:value-type="float" office:value="2.7540000000000342E-3" table:formula="of:=[.J423]-[.$J$5]" table:style-name="ce1">
            <text:p>0.002754</text:p>
          </table:table-cell>
          <table:table-cell office:value-type="float" office:value="20.900099999999998" table:style-name="ce7">
            <text:p>20.9001</text:p>
          </table:table-cell>
          <table:table-cell office:value-type="float" office:value="1.0985200000000001E-2" table:style-name="ce7">
            <text:p>0.0109852</text:p>
          </table:table-cell>
          <table:table-cell office:value-type="float" office:value="-7.2069300000000003E-3" table:style-name="ce7">
            <text:p>-0.00720693</text:p>
          </table:table-cell>
          <table:table-cell table:number-columns-repeated="16368"/>
        </table:table-row>
        <table:table-row table:style-name="ro2">
          <table:table-cell office:value-type="float" office:value="8.3800000000000008" table:style-name="ce1">
            <text:p>8.38</text:p>
          </table:table-cell>
          <table:table-cell office:value-type="float" office:value="7.6169999999999996E-3" table:style-name="ce1">
            <text:p>0.007617</text:p>
          </table:table-cell>
          <table:table-cell office:value-type="float" office:value="8.3800000000000008" table:style-name="ce1">
            <text:p>8.38</text:p>
          </table:table-cell>
          <table:table-cell office:value-type="float" office:value="2.7813999999999998E-2" table:style-name="ce1">
            <text:p>0.027814</text:p>
          </table:table-cell>
          <table:table-cell office:value-type="float" office:value="-3.5035999999999998E-2" table:style-name="ce1">
            <text:p>-0.035036</text:p>
          </table:table-cell>
          <table:table-cell table:style-name="ce3"/>
          <table:table-cell office:value-type="float" office:value="20.95" table:style-name="ce7">
            <text:p>20.95</text:p>
          </table:table-cell>
          <table:table-cell office:value-type="float" office:value="0.658605" table:style-name="ce7">
            <text:p>0.658605</text:p>
          </table:table-cell>
          <table:table-cell office:value-type="float" office:value="0.65239000000000003" table:style-name="ce7">
            <text:p>0.65239</text:p>
          </table:table-cell>
          <table:table-cell office:value-type="float" office:value="0.65916799999999998" table:style-name="ce7">
            <text:p>0.659168</text:p>
          </table:table-cell>
          <table:table-cell office:value-type="float" office:value="1.9289999999999585E-3" table:formula="of:=[.H424]-[.$H$5]" table:style-name="ce1">
            <text:p>0.001929</text:p>
          </table:table-cell>
          <table:table-cell office:value-type="float" office:value="-4.2889999999999873E-3" table:formula="of:=[.I424]-[.$I$5]" table:style-name="ce1">
            <text:p>-0.004289</text:p>
          </table:table-cell>
          <table:table-cell office:value-type="float" office:value="2.4889999999999635E-3" table:formula="of:=[.J424]-[.$J$5]" table:style-name="ce1">
            <text:p>0.002489</text:p>
          </table:table-cell>
          <table:table-cell office:value-type="float" office:value="20.950099999999999" table:style-name="ce7">
            <text:p>20.9501</text:p>
          </table:table-cell>
          <table:table-cell office:value-type="float" office:value="8.8481900000000006E-3" table:style-name="ce7">
            <text:p>0.00884819</text:p>
          </table:table-cell>
          <table:table-cell office:value-type="float" office:value="-7.6192400000000002E-3" table:style-name="ce7">
            <text:p>-0.00761924</text:p>
          </table:table-cell>
          <table:table-cell table:number-columns-repeated="16368"/>
        </table:table-row>
        <table:table-row table:style-name="ro2">
          <table:table-cell office:value-type="float" office:value="8.4" table:style-name="ce1">
            <text:p>8.4</text:p>
          </table:table-cell>
          <table:table-cell office:value-type="float" office:value="6.5789999999999998E-3" table:style-name="ce1">
            <text:p>0.006579</text:p>
          </table:table-cell>
          <table:table-cell office:value-type="float" office:value="8.4" table:style-name="ce1">
            <text:p>8.4</text:p>
          </table:table-cell>
          <table:table-cell office:value-type="float" office:value="2.3990999999999998E-2" table:style-name="ce1">
            <text:p>0.023991</text:p>
          </table:table-cell>
          <table:table-cell office:value-type="float" office:value="-3.6707999999999998E-2" table:style-name="ce1">
            <text:p>-0.036708</text:p>
          </table:table-cell>
          <table:table-cell table:style-name="ce3"/>
          <table:table-cell office:value-type="float" office:value="21" table:style-name="ce7">
            <text:p>21</text:p>
          </table:table-cell>
          <table:table-cell office:value-type="float" office:value="0.65914700000000004" table:style-name="ce7">
            <text:p>0.659147</text:p>
          </table:table-cell>
          <table:table-cell office:value-type="float" office:value="0.65287600000000001" table:style-name="ce7">
            <text:p>0.652876</text:p>
          </table:table-cell>
          <table:table-cell office:value-type="float" office:value="0.65881199999999995" table:style-name="ce7">
            <text:p>0.658812</text:p>
          </table:table-cell>
          <table:table-cell office:value-type="float" office:value="2.471000000000001E-3" table:formula="of:=[.H425]-[.$H$5]" table:style-name="ce1">
            <text:p>0.002471</text:p>
          </table:table-cell>
          <table:table-cell office:value-type="float" office:value="-3.8030000000000008E-3" table:formula="of:=[.I425]-[.$I$5]" table:style-name="ce1">
            <text:p>-0.003803</text:p>
          </table:table-cell>
          <table:table-cell office:value-type="float" office:value="2.1329999999999405E-3" table:formula="of:=[.J425]-[.$J$5]" table:style-name="ce1">
            <text:p>0.002133</text:p>
          </table:table-cell>
          <table:table-cell office:value-type="float" office:value="21" table:style-name="ce7">
            <text:p>21</text:p>
          </table:table-cell>
          <table:table-cell office:value-type="float" office:value="6.3379300000000003E-3" table:style-name="ce7">
            <text:p>0.00633793</text:p>
          </table:table-cell>
          <table:table-cell office:value-type="float" office:value="-8.2924899999999996E-3" table:style-name="ce7">
            <text:p>-0.00829249</text:p>
          </table:table-cell>
          <table:table-cell table:number-columns-repeated="16368"/>
        </table:table-row>
        <table:table-row table:style-name="ro2">
          <table:table-cell office:value-type="float" office:value="8.42" table:style-name="ce1">
            <text:p>8.42</text:p>
          </table:table-cell>
          <table:table-cell office:value-type="float" office:value="5.4949999999999999E-3" table:style-name="ce1">
            <text:p>0.005495</text:p>
          </table:table-cell>
          <table:table-cell office:value-type="float" office:value="8.42" table:style-name="ce1">
            <text:p>8.42</text:p>
          </table:table-cell>
          <table:table-cell office:value-type="float" office:value="1.9997999999999998E-2" table:style-name="ce1">
            <text:p>0.019998</text:p>
          </table:table-cell>
          <table:table-cell office:value-type="float" office:value="-3.8199999999999998E-2" table:style-name="ce1">
            <text:p>-0.0382</text:p>
          </table:table-cell>
          <table:table-cell table:style-name="ce3"/>
          <table:table-cell office:value-type="float" office:value="21.05" table:style-name="ce7">
            <text:p>21.05</text:p>
          </table:table-cell>
          <table:table-cell office:value-type="float" office:value="0.659605" table:style-name="ce7">
            <text:p>0.659605</text:p>
          </table:table-cell>
          <table:table-cell office:value-type="float" office:value="0.653416" table:style-name="ce7">
            <text:p>0.653416</text:p>
          </table:table-cell>
          <table:table-cell office:value-type="float" office:value="0.65833399999999997" table:style-name="ce7">
            <text:p>0.658334</text:p>
          </table:table-cell>
          <table:table-cell office:value-type="float" office:value="2.9289999999999594E-3" table:formula="of:=[.H426]-[.$H$5]" table:style-name="ce1">
            <text:p>0.002929</text:p>
          </table:table-cell>
          <table:table-cell office:value-type="float" office:value="-3.2630000000000159E-3" table:formula="of:=[.I426]-[.$I$5]" table:style-name="ce1">
            <text:p>-0.003263</text:p>
          </table:table-cell>
          <table:table-cell office:value-type="float" office:value="1.6549999999999621E-3" table:formula="of:=[.J426]-[.$J$5]" table:style-name="ce1">
            <text:p>0.001655</text:p>
          </table:table-cell>
          <table:table-cell office:value-type="float" office:value="21.0501" table:style-name="ce7">
            <text:p>21.0501</text:p>
          </table:table-cell>
          <table:table-cell office:value-type="float" office:value="3.3667800000000002E-3" table:style-name="ce7">
            <text:p>0.00336678</text:p>
          </table:table-cell>
          <table:table-cell office:value-type="float" office:value="-9.0970600000000006E-3" table:style-name="ce7">
            <text:p>-0.00909706</text:p>
          </table:table-cell>
          <table:table-cell table:number-columns-repeated="16368"/>
        </table:table-row>
        <table:table-row table:style-name="ro2">
          <table:table-cell office:value-type="float" office:value="8.44" table:style-name="ce1">
            <text:p>8.44</text:p>
          </table:table-cell>
          <table:table-cell office:value-type="float" office:value="4.3689999999999996E-3" table:style-name="ce1">
            <text:p>0.004369</text:p>
          </table:table-cell>
          <table:table-cell office:value-type="float" office:value="8.44" table:style-name="ce1">
            <text:p>8.44</text:p>
          </table:table-cell>
          <table:table-cell office:value-type="float" office:value="1.5855000000000001E-2" table:style-name="ce1">
            <text:p>0.015855</text:p>
          </table:table-cell>
          <table:table-cell office:value-type="float" office:value="-3.9501000000000001E-2" table:style-name="ce1">
            <text:p>-0.039501</text:p>
          </table:table-cell>
          <table:table-cell table:style-name="ce3"/>
          <table:table-cell office:value-type="float" office:value="21.100100000000001" table:style-name="ce7">
            <text:p>21.1001</text:p>
          </table:table-cell>
          <table:table-cell office:value-type="float" office:value="0.65996999999999995" table:style-name="ce7">
            <text:p>0.65997</text:p>
          </table:table-cell>
          <table:table-cell office:value-type="float" office:value="0.65398500000000004" table:style-name="ce7">
            <text:p>0.653985</text:p>
          </table:table-cell>
          <table:table-cell office:value-type="float" office:value="0.65772299999999995" table:style-name="ce7">
            <text:p>0.657723</text:p>
          </table:table-cell>
          <table:table-cell office:value-type="float" office:value="3.2939999999999081E-3" table:formula="of:=[.H427]-[.$H$5]" table:style-name="ce1">
            <text:p>0.003294</text:p>
          </table:table-cell>
          <table:table-cell office:value-type="float" office:value="-2.6939999999999742E-3" table:formula="of:=[.I427]-[.$I$5]" table:style-name="ce1">
            <text:p>-0.002694</text:p>
          </table:table-cell>
          <table:table-cell office:value-type="float" office:value="1.0439999999999339E-3" table:formula="of:=[.J427]-[.$J$5]" table:style-name="ce1">
            <text:p>0.001044</text:p>
          </table:table-cell>
          <table:table-cell office:value-type="float" office:value="21.100100000000001" table:style-name="ce7">
            <text:p>21.1001</text:p>
          </table:table-cell>
          <table:table-cell office:value-type="float" office:value="-9.0474899999999997E-5" table:style-name="ce7">
            <text:p>-9.04749E-05</text:p>
          </table:table-cell>
          <table:table-cell office:value-type="float" office:value="-9.8869800000000001E-3" table:style-name="ce7">
            <text:p>-0.00988698</text:p>
          </table:table-cell>
          <table:table-cell table:number-columns-repeated="16368"/>
        </table:table-row>
        <table:table-row table:style-name="ro2">
          <table:table-cell office:value-type="float" office:value="8.4600000000000009" table:style-name="ce1">
            <text:p>8.46</text:p>
          </table:table-cell>
          <table:table-cell office:value-type="float" office:value="3.209E-3" table:style-name="ce1">
            <text:p>0.003209</text:p>
          </table:table-cell>
          <table:table-cell office:value-type="float" office:value="8.4600000000000009" table:style-name="ce1">
            <text:p>8.46</text:p>
          </table:table-cell>
          <table:table-cell office:value-type="float" office:value="1.1582E-2" table:style-name="ce1">
            <text:p>0.011582</text:p>
          </table:table-cell>
          <table:table-cell office:value-type="float" office:value="-4.0601999999999999E-2" table:style-name="ce1">
            <text:p>-0.040602</text:p>
          </table:table-cell>
          <table:table-cell table:style-name="ce3"/>
          <table:table-cell office:value-type="float" office:value="21.150099999999998" table:style-name="ce7">
            <text:p>21.1501</text:p>
          </table:table-cell>
          <table:table-cell office:value-type="float" office:value="0.66024700000000003" table:style-name="ce7">
            <text:p>0.660247</text:p>
          </table:table-cell>
          <table:table-cell office:value-type="float" office:value="0.65458300000000003" table:style-name="ce7">
            <text:p>0.654583</text:p>
          </table:table-cell>
          <table:table-cell office:value-type="float" office:value="0.65698599999999996" table:style-name="ce7">
            <text:p>0.656986</text:p>
          </table:table-cell>
          <table:table-cell office:value-type="float" office:value="3.5709999999999908E-3" table:formula="of:=[.H428]-[.$H$5]" table:style-name="ce1">
            <text:p>0.003571</text:p>
          </table:table-cell>
          <table:table-cell office:value-type="float" office:value="-2.0959999999999868E-3" table:formula="of:=[.I428]-[.$I$5]" table:style-name="ce1">
            <text:p>-0.002096</text:p>
          </table:table-cell>
          <table:table-cell office:value-type="float" office:value="3.069999999999462E-4" table:formula="of:=[.J428]-[.$J$5]" table:style-name="ce1">
            <text:p>0.000307</text:p>
          </table:table-cell>
          <table:table-cell office:value-type="float" office:value="21.15" table:style-name="ce7">
            <text:p>21.15</text:p>
          </table:table-cell>
          <table:table-cell office:value-type="float" office:value="-4.0198200000000003E-3" table:style-name="ce7">
            <text:p>-0.00401982</text:p>
          </table:table-cell>
          <table:table-cell office:value-type="float" office:value="-1.0484E-2" table:style-name="ce7">
            <text:p>-0.010484</text:p>
          </table:table-cell>
          <table:table-cell table:number-columns-repeated="16368"/>
        </table:table-row>
        <table:table-row table:style-name="ro2">
          <table:table-cell office:value-type="float" office:value="8.48" table:style-name="ce1">
            <text:p>8.48</text:p>
          </table:table-cell>
          <table:table-cell office:value-type="float" office:value="2.0200000000000001E-3" table:style-name="ce1">
            <text:p>0.00202</text:p>
          </table:table-cell>
          <table:table-cell office:value-type="float" office:value="8.48" table:style-name="ce1">
            <text:p>8.48</text:p>
          </table:table-cell>
          <table:table-cell office:value-type="float" office:value="7.2040000000000003E-3" table:style-name="ce1">
            <text:p>0.007204</text:p>
          </table:table-cell>
          <table:table-cell office:value-type="float" office:value="-4.1495999999999998E-2" table:style-name="ce1">
            <text:p>-0.041496</text:p>
          </table:table-cell>
          <table:table-cell table:style-name="ce3"/>
          <table:table-cell office:value-type="float" office:value="21.2" table:style-name="ce7">
            <text:p>21.2</text:p>
          </table:table-cell>
          <table:table-cell office:value-type="float" office:value="0.66042000000000001" table:style-name="ce7">
            <text:p>0.66042</text:p>
          </table:table-cell>
          <table:table-cell office:value-type="float" office:value="0.65519099999999997" table:style-name="ce7">
            <text:p>0.655191</text:p>
          </table:table-cell>
          <table:table-cell office:value-type="float" office:value="0.65616399999999997" table:style-name="ce7">
            <text:p>0.656164</text:p>
          </table:table-cell>
          <table:table-cell office:value-type="float" office:value="3.7439999999999696E-3" table:formula="of:=[.H429]-[.$H$5]" table:style-name="ce1">
            <text:p>0.003744</text:p>
          </table:table-cell>
          <table:table-cell office:value-type="float" office:value="-1.4880000000000448E-3" table:formula="of:=[.I429]-[.$I$5]" table:style-name="ce1">
            <text:p>-0.001488</text:p>
          </table:table-cell>
          <table:table-cell office:value-type="float" office:value="-5.150000000000432E-4" table:formula="of:=[.J429]-[.$J$5]" table:style-name="ce1">
            <text:p>-0.000515</text:p>
          </table:table-cell>
          <table:table-cell office:value-type="float" office:value="21.200099999999999" table:style-name="ce7">
            <text:p>21.2001</text:p>
          </table:table-cell>
          <table:table-cell office:value-type="float" office:value="-8.2746E-3" table:style-name="ce7">
            <text:p>-0.0082746</text:p>
          </table:table-cell>
          <table:table-cell office:value-type="float" office:value="-1.0727799999999999E-2" table:style-name="ce7">
            <text:p>-0.0107278</text:p>
          </table:table-cell>
          <table:table-cell table:number-columns-repeated="16368"/>
        </table:table-row>
        <table:table-row table:style-name="ro2">
          <table:table-cell office:value-type="float" office:value="8.5" table:style-name="ce1">
            <text:p>8.5</text:p>
          </table:table-cell>
          <table:table-cell office:value-type="float" office:value="8.0800000000000002E-4" table:style-name="ce1">
            <text:p>0.000808</text:p>
          </table:table-cell>
          <table:table-cell office:value-type="float" office:value="8.5" table:style-name="ce1">
            <text:p>8.5</text:p>
          </table:table-cell>
          <table:table-cell office:value-type="float" office:value="2.7430000000000002E-3" table:style-name="ce1">
            <text:p>0.002743</text:p>
          </table:table-cell>
          <table:table-cell office:value-type="float" office:value="-4.2176999999999999E-2" table:style-name="ce1">
            <text:p>-0.042177</text:p>
          </table:table-cell>
          <table:table-cell table:style-name="ce3"/>
          <table:table-cell office:value-type="float" office:value="21.25" table:style-name="ce7">
            <text:p>21.25</text:p>
          </table:table-cell>
          <table:table-cell office:value-type="float" office:value="0.66047900000000004" table:style-name="ce7">
            <text:p>0.660479</text:p>
          </table:table-cell>
          <table:table-cell office:value-type="float" office:value="0.655806" table:style-name="ce7">
            <text:p>0.655806</text:p>
          </table:table-cell>
          <table:table-cell office:value-type="float" office:value="0.65529999999999999" table:style-name="ce7">
            <text:p>0.6553</text:p>
          </table:table-cell>
          <table:table-cell office:value-type="float" office:value="3.8030000000000008E-3" table:formula="of:=[.H430]-[.$H$5]" table:style-name="ce1">
            <text:p>0.003803</text:p>
          </table:table-cell>
          <table:table-cell office:value-type="float" office:value="-8.7300000000001265E-4" table:formula="of:=[.I430]-[.$I$5]" table:style-name="ce1">
            <text:p>-0.000873</text:p>
          </table:table-cell>
          <table:table-cell office:value-type="float" office:value="-1.3790000000000191E-3" table:formula="of:=[.J430]-[.$J$5]" table:style-name="ce1">
            <text:p>-0.001379</text:p>
          </table:table-cell>
          <table:table-cell office:value-type="float" office:value="21.25" table:style-name="ce7">
            <text:p>21.25</text:p>
          </table:table-cell>
          <table:table-cell office:value-type="float" office:value="-1.2697E-2" table:style-name="ce7">
            <text:p>-0.012697</text:p>
          </table:table-cell>
          <table:table-cell office:value-type="float" office:value="-1.0490899999999999E-2" table:style-name="ce7">
            <text:p>-0.0104909</text:p>
          </table:table-cell>
          <table:table-cell table:number-columns-repeated="16368"/>
        </table:table-row>
        <table:table-row table:style-name="ro2">
          <table:table-cell office:value-type="float" office:value="8.52" table:style-name="ce1">
            <text:p>8.52</text:p>
          </table:table-cell>
          <table:table-cell office:value-type="float" office:value="-4.1800000000000002E-4" table:style-name="ce1">
            <text:p>-0.000418</text:p>
          </table:table-cell>
          <table:table-cell office:value-type="float" office:value="8.52" table:style-name="ce1">
            <text:p>8.52</text:p>
          </table:table-cell>
          <table:table-cell office:value-type="float" office:value="-1.7780000000000001E-3" table:style-name="ce1">
            <text:p>-0.001778</text:p>
          </table:table-cell>
          <table:table-cell office:value-type="float" office:value="-4.2641999999999999E-2" table:style-name="ce1">
            <text:p>-0.042642</text:p>
          </table:table-cell>
          <table:table-cell table:style-name="ce3"/>
          <table:table-cell office:value-type="float" office:value="21.3001" table:style-name="ce7">
            <text:p>21.3001</text:p>
          </table:table-cell>
          <table:table-cell office:value-type="float" office:value="0.66041499999999997" table:style-name="ce7">
            <text:p>0.660415</text:p>
          </table:table-cell>
          <table:table-cell office:value-type="float" office:value="0.65642400000000001" table:style-name="ce7">
            <text:p>0.656424</text:p>
          </table:table-cell>
          <table:table-cell office:value-type="float" office:value="0.65445699999999996" table:style-name="ce7">
            <text:p>0.654457</text:p>
          </table:table-cell>
          <table:table-cell office:value-type="float" office:value="3.7389999999999368E-3" table:formula="of:=[.H431]-[.$H$5]" table:style-name="ce1">
            <text:p>0.003739</text:p>
          </table:table-cell>
          <table:table-cell office:value-type="float" office:value="-2.5500000000000522E-4" table:formula="of:=[.I431]-[.$I$5]" table:style-name="ce1">
            <text:p>-0.000255</text:p>
          </table:table-cell>
          <table:table-cell office:value-type="float" office:value="-2.2220000000000573E-3" table:formula="of:=[.J431]-[.$J$5]" table:style-name="ce1">
            <text:p>-0.002222</text:p>
          </table:table-cell>
          <table:table-cell office:value-type="float" office:value="21.3" table:style-name="ce7">
            <text:p>21.3</text:p>
          </table:table-cell>
          <table:table-cell office:value-type="float" office:value="-1.7037199999999999E-2" table:style-name="ce7">
            <text:p>-0.0170372</text:p>
          </table:table-cell>
          <table:table-cell office:value-type="float" office:value="-9.6966900000000009E-3" table:style-name="ce7">
            <text:p>-0.00969669</text:p>
          </table:table-cell>
          <table:table-cell table:number-columns-repeated="16368"/>
        </table:table-row>
        <table:table-row table:style-name="ro2">
          <table:table-cell office:value-type="float" office:value="8.5399999999999991" table:style-name="ce1">
            <text:p>8.54</text:p>
          </table:table-cell>
          <table:table-cell office:value-type="float" office:value="-1.653E-3" table:style-name="ce1">
            <text:p>-0.001653</text:p>
          </table:table-cell>
          <table:table-cell office:value-type="float" office:value="8.5399999999999991" table:style-name="ce1">
            <text:p>8.54</text:p>
          </table:table-cell>
          <table:table-cell office:value-type="float" office:value="-6.3340000000000002E-3" table:style-name="ce1">
            <text:p>-0.006334</text:p>
          </table:table-cell>
          <table:table-cell office:value-type="float" office:value="-4.2885E-2" table:style-name="ce1">
            <text:p>-0.042885</text:p>
          </table:table-cell>
          <table:table-cell table:style-name="ce3"/>
          <table:table-cell office:value-type="float" office:value="21.35" table:style-name="ce7">
            <text:p>21.35</text:p>
          </table:table-cell>
          <table:table-cell office:value-type="float" office:value="0.66021700000000005" table:style-name="ce7">
            <text:p>0.660217</text:p>
          </table:table-cell>
          <table:table-cell office:value-type="float" office:value="0.65703800000000001" table:style-name="ce7">
            <text:p>0.657038</text:p>
          </table:table-cell>
          <table:table-cell office:value-type="float" office:value="0.65369299999999997" table:style-name="ce7">
            <text:p>0.653693</text:p>
          </table:table-cell>
          <table:table-cell office:value-type="float" office:value="3.5410000000000164E-3" table:formula="of:=[.H432]-[.$H$5]" table:style-name="ce1">
            <text:p>0.003541</text:p>
          </table:table-cell>
          <table:table-cell office:value-type="float" office:value="3.5899999999999821E-4" table:formula="of:=[.I432]-[.$I$5]" table:style-name="ce1">
            <text:p>0.000359</text:p>
          </table:table-cell>
          <table:table-cell office:value-type="float" office:value="-2.9860000000000442E-3" table:formula="of:=[.J432]-[.$J$5]" table:style-name="ce1">
            <text:p>-0.002986</text:p>
          </table:table-cell>
          <table:table-cell office:value-type="float" office:value="21.350100000000001" table:style-name="ce7">
            <text:p>21.3501</text:p>
          </table:table-cell>
          <table:table-cell office:value-type="float" office:value="-2.1072299999999999E-2" table:style-name="ce7">
            <text:p>-0.0210723</text:p>
          </table:table-cell>
          <table:table-cell office:value-type="float" office:value="-8.3323000000000008E-3" table:style-name="ce7">
            <text:p>-0.0083323</text:p>
          </table:table-cell>
          <table:table-cell table:number-columns-repeated="16368"/>
        </table:table-row>
        <table:table-row table:style-name="ro2">
          <table:table-cell office:value-type="float" office:value="8.56" table:style-name="ce1">
            <text:p>8.56</text:p>
          </table:table-cell>
          <table:table-cell office:value-type="float" office:value="-2.8900000000000002E-3" table:style-name="ce1">
            <text:p>-0.00289</text:p>
          </table:table-cell>
          <table:table-cell office:value-type="float" office:value="8.56" table:style-name="ce1">
            <text:p>8.56</text:p>
          </table:table-cell>
          <table:table-cell office:value-type="float" office:value="-1.0900999999999999E-2" table:style-name="ce1">
            <text:p>-0.010901</text:p>
          </table:table-cell>
          <table:table-cell office:value-type="float" office:value="-4.2906E-2" table:style-name="ce1">
            <text:p>-0.042906</text:p>
          </table:table-cell>
          <table:table-cell table:style-name="ce3"/>
          <table:table-cell office:value-type="float" office:value="21.400099999999998" table:style-name="ce7">
            <text:p>21.4001</text:p>
          </table:table-cell>
          <table:table-cell office:value-type="float" office:value="0.659887" table:style-name="ce7">
            <text:p>0.659887</text:p>
          </table:table-cell>
          <table:table-cell office:value-type="float" office:value="0.65764999999999996" table:style-name="ce7">
            <text:p>0.65765</text:p>
          </table:table-cell>
          <table:table-cell office:value-type="float" office:value="0.65306399999999998" table:style-name="ce7">
            <text:p>0.653064</text:p>
          </table:table-cell>
          <table:table-cell office:value-type="float" office:value="3.2109999999999639E-3" table:formula="of:=[.H433]-[.$H$5]" table:style-name="ce1">
            <text:p>0.003211</text:p>
          </table:table-cell>
          <table:table-cell office:value-type="float" office:value="9.7099999999994413E-4" table:formula="of:=[.I433]-[.$I$5]" table:style-name="ce1">
            <text:p>0.000971</text:p>
          </table:table-cell>
          <table:table-cell office:value-type="float" office:value="-3.6150000000000349E-3" table:formula="of:=[.J433]-[.$J$5]" table:style-name="ce1">
            <text:p>-0.003615</text:p>
          </table:table-cell>
          <table:table-cell office:value-type="float" office:value="21.400099999999998" table:style-name="ce7">
            <text:p>21.4001</text:p>
          </table:table-cell>
          <table:table-cell office:value-type="float" office:value="-2.45369E-2" table:style-name="ce7">
            <text:p>-0.0245369</text:p>
          </table:table-cell>
          <table:table-cell office:value-type="float" office:value="-6.4566600000000004E-3" table:style-name="ce7">
            <text:p>-0.00645666</text:p>
          </table:table-cell>
          <table:table-cell table:number-columns-repeated="16368"/>
        </table:table-row>
        <table:table-row table:style-name="ro2">
          <table:table-cell office:value-type="float" office:value="8.58" table:style-name="ce1">
            <text:p>8.58</text:p>
          </table:table-cell>
          <table:table-cell office:value-type="float" office:value="-4.1229999999999999E-3" table:style-name="ce1">
            <text:p>-0.004123</text:p>
          </table:table-cell>
          <table:table-cell office:value-type="float" office:value="8.58" table:style-name="ce1">
            <text:p>8.58</text:p>
          </table:table-cell>
          <table:table-cell office:value-type="float" office:value="-1.5455999999999999E-2" table:style-name="ce1">
            <text:p>-0.015456</text:p>
          </table:table-cell>
          <table:table-cell office:value-type="float" office:value="-4.2705E-2" table:style-name="ce1">
            <text:p>-0.042705</text:p>
          </table:table-cell>
          <table:table-cell table:style-name="ce3"/>
          <table:table-cell office:value-type="float" office:value="21.45" table:style-name="ce7">
            <text:p>21.45</text:p>
          </table:table-cell>
          <table:table-cell office:value-type="float" office:value="0.65943700000000005" table:style-name="ce7">
            <text:p>0.659437</text:p>
          </table:table-cell>
          <table:table-cell office:value-type="float" office:value="0.65824700000000003" table:style-name="ce7">
            <text:p>0.658247</text:p>
          </table:table-cell>
          <table:table-cell office:value-type="float" office:value="0.65261999999999998" table:style-name="ce7">
            <text:p>0.65262</text:p>
          </table:table-cell>
          <table:table-cell office:value-type="float" office:value="2.7610000000000134E-3" table:formula="of:=[.H434]-[.$H$5]" table:style-name="ce1">
            <text:p>0.002761</text:p>
          </table:table-cell>
          <table:table-cell office:value-type="float" office:value="1.5680000000000138E-3" table:formula="of:=[.I434]-[.$I$5]" table:style-name="ce1">
            <text:p>0.001568</text:p>
          </table:table-cell>
          <table:table-cell office:value-type="float" office:value="-4.0590000000000348E-3" table:formula="of:=[.J434]-[.$J$5]" table:style-name="ce1">
            <text:p>-0.004059</text:p>
          </table:table-cell>
          <table:table-cell office:value-type="float" office:value="21.45" table:style-name="ce7">
            <text:p>21.45</text:p>
          </table:table-cell>
          <table:table-cell office:value-type="float" office:value="-2.7211099999999998E-2" table:style-name="ce7">
            <text:p>-0.0272111</text:p>
          </table:table-cell>
          <table:table-cell office:value-type="float" office:value="-4.1711999999999999E-3" table:style-name="ce7">
            <text:p>-0.0041712</text:p>
          </table:table-cell>
          <table:table-cell table:number-columns-repeated="16368"/>
        </table:table-row>
        <table:table-row table:style-name="ro2">
          <table:table-cell office:value-type="float" office:value="8.6" table:style-name="ce1">
            <text:p>8.6</text:p>
          </table:table-cell>
          <table:table-cell office:value-type="float" office:value="-5.3429999999999997E-3" table:style-name="ce1">
            <text:p>-0.005343</text:p>
          </table:table-cell>
          <table:table-cell office:value-type="float" office:value="8.6" table:style-name="ce1">
            <text:p>8.6</text:p>
          </table:table-cell>
          <table:table-cell office:value-type="float" office:value="-1.9973999999999999E-2" table:style-name="ce1">
            <text:p>-0.019974</text:p>
          </table:table-cell>
          <table:table-cell office:value-type="float" office:value="-4.2280999999999999E-2" table:style-name="ce1">
            <text:p>-0.042281</text:p>
          </table:table-cell>
          <table:table-cell table:style-name="ce3"/>
          <table:table-cell office:value-type="float" office:value="21.5" table:style-name="ce7">
            <text:p>21.5</text:p>
          </table:table-cell>
          <table:table-cell office:value-type="float" office:value="0.65887899999999999" table:style-name="ce7">
            <text:p>0.658879</text:p>
          </table:table-cell>
          <table:table-cell office:value-type="float" office:value="0.65882099999999999" table:style-name="ce7">
            <text:p>0.658821</text:p>
          </table:table-cell>
          <table:table-cell office:value-type="float" office:value="0.65238600000000002" table:style-name="ce7">
            <text:p>0.652386</text:p>
          </table:table-cell>
          <table:table-cell office:value-type="float" office:value="2.202999999999955E-3" table:formula="of:=[.H435]-[.$H$5]" table:style-name="ce1">
            <text:p>0.002203</text:p>
          </table:table-cell>
          <table:table-cell office:value-type="float" office:value="2.1419999999999773E-3" table:formula="of:=[.I435]-[.$I$5]" table:style-name="ce1">
            <text:p>0.002142</text:p>
          </table:table-cell>
          <table:table-cell office:value-type="float" office:value="-4.2929999999999913E-3" table:formula="of:=[.J435]-[.$J$5]" table:style-name="ce1">
            <text:p>-0.004293</text:p>
          </table:table-cell>
          <table:table-cell office:value-type="float" office:value="21.5001" table:style-name="ce7">
            <text:p>21.5001</text:p>
          </table:table-cell>
          <table:table-cell office:value-type="float" office:value="-2.8911099999999999E-2" table:style-name="ce7">
            <text:p>-0.0289111</text:p>
          </table:table-cell>
          <table:table-cell office:value-type="float" office:value="-1.6331500000000001E-3" table:style-name="ce7">
            <text:p>-0.00163315</text:p>
          </table:table-cell>
          <table:table-cell table:number-columns-repeated="16368"/>
        </table:table-row>
        <table:table-row table:style-name="ro2">
          <table:table-cell office:value-type="float" office:value="8.6199999999999992" table:style-name="ce1">
            <text:p>8.62</text:p>
          </table:table-cell>
          <table:table-cell office:value-type="float" office:value="-6.5459999999999997E-3" table:style-name="ce1">
            <text:p>-0.006546</text:p>
          </table:table-cell>
          <table:table-cell office:value-type="float" office:value="8.6199999999999992" table:style-name="ce1">
            <text:p>8.62</text:p>
          </table:table-cell>
          <table:table-cell office:value-type="float" office:value="-2.4431999999999999E-2" table:style-name="ce1">
            <text:p>-0.024432</text:p>
          </table:table-cell>
          <table:table-cell office:value-type="float" office:value="-4.1635999999999999E-2" table:style-name="ce1">
            <text:p>-0.041636</text:p>
          </table:table-cell>
          <table:table-cell table:style-name="ce3"/>
          <table:table-cell office:value-type="float" office:value="21.5501" table:style-name="ce7">
            <text:p>21.5501</text:p>
          </table:table-cell>
          <table:table-cell office:value-type="float" office:value="0.65825299999999998" table:style-name="ce7">
            <text:p>0.658253</text:p>
          </table:table-cell>
          <table:table-cell office:value-type="float" office:value="0.659354" table:style-name="ce7">
            <text:p>0.659354</text:p>
          </table:table-cell>
          <table:table-cell office:value-type="float" office:value="0.65237599999999996" table:style-name="ce7">
            <text:p>0.652376</text:p>
          </table:table-cell>
          <table:table-cell office:value-type="float" office:value="1.5769999999999396E-3" table:formula="of:=[.H436]-[.$H$5]" table:style-name="ce1">
            <text:p>0.001577</text:p>
          </table:table-cell>
          <table:table-cell office:value-type="float" office:value="2.6749999999999829E-3" table:formula="of:=[.I436]-[.$I$5]" table:style-name="ce1">
            <text:p>0.002675</text:p>
          </table:table-cell>
          <table:table-cell office:value-type="float" office:value="-4.3030000000000568E-3" table:formula="of:=[.J436]-[.$J$5]" table:style-name="ce1">
            <text:p>-0.004303</text:p>
          </table:table-cell>
          <table:table-cell office:value-type="float" office:value="21.5501" table:style-name="ce7">
            <text:p>21.5501</text:p>
          </table:table-cell>
          <table:table-cell office:value-type="float" office:value="-2.9479399999999999E-2" table:style-name="ce7">
            <text:p>-0.0294794</text:p>
          </table:table-cell>
          <table:table-cell office:value-type="float" office:value="9.8229999999999997E-4" table:style-name="ce7">
            <text:p>0.0009823</text:p>
          </table:table-cell>
          <table:table-cell table:number-columns-repeated="16368"/>
        </table:table-row>
        <table:table-row table:style-name="ro2">
          <table:table-cell office:value-type="float" office:value="8.64" table:style-name="ce1">
            <text:p>8.64</text:p>
          </table:table-cell>
          <table:table-cell office:value-type="float" office:value="-7.7260000000000002E-3" table:style-name="ce1">
            <text:p>-0.007726</text:p>
          </table:table-cell>
          <table:table-cell office:value-type="float" office:value="8.64" table:style-name="ce1">
            <text:p>8.64</text:p>
          </table:table-cell>
          <table:table-cell office:value-type="float" office:value="-2.8806999999999999E-2" table:style-name="ce1">
            <text:p>-0.028807</text:p>
          </table:table-cell>
          <table:table-cell office:value-type="float" office:value="-4.0774999999999999E-2" table:style-name="ce1">
            <text:p>-0.040775</text:p>
          </table:table-cell>
          <table:table-cell table:style-name="ce3"/>
          <table:table-cell office:value-type="float" office:value="21.6" table:style-name="ce7">
            <text:p>21.6</text:p>
          </table:table-cell>
          <table:table-cell office:value-type="float" office:value="0.65758700000000003" table:style-name="ce7">
            <text:p>0.657587</text:p>
          </table:table-cell>
          <table:table-cell office:value-type="float" office:value="0.65982700000000005" table:style-name="ce7">
            <text:p>0.659827</text:p>
          </table:table-cell>
          <table:table-cell office:value-type="float" office:value="0.65258400000000005" table:style-name="ce7">
            <text:p>0.652584</text:p>
          </table:table-cell>
          <table:table-cell office:value-type="float" office:value="9.1099999999999515E-4" table:formula="of:=[.H437]-[.$H$5]" table:style-name="ce1">
            <text:p>0.000911</text:p>
          </table:table-cell>
          <table:table-cell office:value-type="float" office:value="3.1480000000000397E-3" table:formula="of:=[.I437]-[.$I$5]" table:style-name="ce1">
            <text:p>0.003148</text:p>
          </table:table-cell>
          <table:table-cell office:value-type="float" office:value="-4.0949999999999598E-3" table:formula="of:=[.J437]-[.$J$5]" table:style-name="ce1">
            <text:p>-0.004095</text:p>
          </table:table-cell>
          <table:table-cell office:value-type="float" office:value="21.600100000000001" table:style-name="ce7">
            <text:p>21.6001</text:p>
          </table:table-cell>
          <table:table-cell office:value-type="float" office:value="-2.8907200000000001E-2" table:style-name="ce7">
            <text:p>-0.0289072</text:p>
          </table:table-cell>
          <table:table-cell office:value-type="float" office:value="3.53412E-3" table:style-name="ce7">
            <text:p>0.00353412</text:p>
          </table:table-cell>
          <table:table-cell table:number-columns-repeated="16368"/>
        </table:table-row>
        <table:table-row table:style-name="ro2">
          <table:table-cell office:value-type="float" office:value="8.66" table:style-name="ce1">
            <text:p>8.66</text:p>
          </table:table-cell>
          <table:table-cell office:value-type="float" office:value="-8.8749999999999992E-3" table:style-name="ce1">
            <text:p>-0.008875</text:p>
          </table:table-cell>
          <table:table-cell office:value-type="float" office:value="8.66" table:style-name="ce1">
            <text:p>8.66</text:p>
          </table:table-cell>
          <table:table-cell office:value-type="float" office:value="-3.3077000000000002E-2" table:style-name="ce1">
            <text:p>-0.033077</text:p>
          </table:table-cell>
          <table:table-cell office:value-type="float" office:value="-3.9699999999999999E-2" table:style-name="ce1">
            <text:p>-0.0397</text:p>
          </table:table-cell>
          <table:table-cell table:style-name="ce3"/>
          <table:table-cell office:value-type="float" office:value="21.650200000000002" table:style-name="ce7">
            <text:p>21.6502</text:p>
          </table:table-cell>
          <table:table-cell office:value-type="float" office:value="0.65691900000000003" table:style-name="ce7">
            <text:p>0.656919</text:p>
          </table:table-cell>
          <table:table-cell office:value-type="float" office:value="0.660219" table:style-name="ce7">
            <text:p>0.660219</text:p>
          </table:table-cell>
          <table:table-cell office:value-type="float" office:value="0.65298800000000001" table:style-name="ce7">
            <text:p>0.652988</text:p>
          </table:table-cell>
          <table:table-cell office:value-type="float" office:value="2.4299999999999322E-4" table:formula="of:=[.H438]-[.$H$5]" table:style-name="ce1">
            <text:p>0.000243</text:p>
          </table:table-cell>
          <table:table-cell office:value-type="float" office:value="3.5399999999999876E-3" table:formula="of:=[.I438]-[.$I$5]" table:style-name="ce1">
            <text:p>0.00354</text:p>
          </table:table-cell>
          <table:table-cell office:value-type="float" office:value="-3.6909999999999998E-3" table:formula="of:=[.J438]-[.$J$5]" table:style-name="ce1">
            <text:p>-0.003691</text:p>
          </table:table-cell>
          <table:table-cell office:value-type="float" office:value="21.650099999999998" table:style-name="ce7">
            <text:p>21.6501</text:p>
          </table:table-cell>
          <table:table-cell office:value-type="float" office:value="-2.71875E-2" table:style-name="ce7">
            <text:p>-0.0271875</text:p>
          </table:table-cell>
          <table:table-cell office:value-type="float" office:value="5.7896600000000003E-3" table:style-name="ce7">
            <text:p>0.00578966</text:p>
          </table:table-cell>
          <table:table-cell table:number-columns-repeated="16368"/>
        </table:table-row>
        <table:table-row table:style-name="ro2">
          <table:table-cell office:value-type="float" office:value="8.68" table:style-name="ce1">
            <text:p>8.68</text:p>
          </table:table-cell>
          <table:table-cell office:value-type="float" office:value="-9.9880000000000004E-3" table:style-name="ce1">
            <text:p>-0.009988</text:p>
          </table:table-cell>
          <table:table-cell office:value-type="float" office:value="8.68" table:style-name="ce1">
            <text:p>8.68</text:p>
          </table:table-cell>
          <table:table-cell office:value-type="float" office:value="-3.7219000000000002E-2" table:style-name="ce1">
            <text:p>-0.037219</text:p>
          </table:table-cell>
          <table:table-cell office:value-type="float" office:value="-3.8418000000000001E-2" table:style-name="ce1">
            <text:p>-0.038418</text:p>
          </table:table-cell>
          <table:table-cell table:style-name="ce3"/>
          <table:table-cell office:value-type="float" office:value="21.7" table:style-name="ce7">
            <text:p>21.7</text:p>
          </table:table-cell>
          <table:table-cell office:value-type="float" office:value="0.65628399999999998" table:style-name="ce7">
            <text:p>0.656284</text:p>
          </table:table-cell>
          <table:table-cell office:value-type="float" office:value="0.66050900000000001" table:style-name="ce7">
            <text:p>0.660509</text:p>
          </table:table-cell>
          <table:table-cell office:value-type="float" office:value="0.65356000000000003" table:style-name="ce7">
            <text:p>0.65356</text:p>
          </table:table-cell>
          <table:table-cell office:value-type="float" office:value="-3.9200000000005897E-4" table:formula="of:=[.H439]-[.$H$5]" table:style-name="ce1">
            <text:p>-0.000392</text:p>
          </table:table-cell>
          <table:table-cell office:value-type="float" office:value="3.8300000000000001E-3" table:formula="of:=[.I439]-[.$I$5]" table:style-name="ce1">
            <text:p>0.00383</text:p>
          </table:table-cell>
          <table:table-cell office:value-type="float" office:value="-3.1189999999999829E-3" table:formula="of:=[.J439]-[.$J$5]" table:style-name="ce1">
            <text:p>-0.003119</text:p>
          </table:table-cell>
          <table:table-cell office:value-type="float" office:value="21.7" table:style-name="ce7">
            <text:p>21.7</text:p>
          </table:table-cell>
          <table:table-cell office:value-type="float" office:value="-2.43833E-2" table:style-name="ce7">
            <text:p>-0.0243833</text:p>
          </table:table-cell>
          <table:table-cell office:value-type="float" office:value="7.6884199999999996E-3" table:style-name="ce7">
            <text:p>0.00768842</text:p>
          </table:table-cell>
          <table:table-cell table:number-columns-repeated="16368"/>
        </table:table-row>
        <table:table-row table:style-name="ro2">
          <table:table-cell office:value-type="float" office:value="8.6999999999999993" table:style-name="ce1">
            <text:p>8.7</text:p>
          </table:table-cell>
          <table:table-cell office:value-type="float" office:value="-1.106E-2" table:style-name="ce1">
            <text:p>-0.0110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-4.1211999999999999E-2" table:style-name="ce1">
            <text:p>-0.041212</text:p>
          </table:table-cell>
          <table:table-cell office:value-type="float" office:value="-3.6934000000000002E-2" table:style-name="ce1">
            <text:p>-0.036934</text:p>
          </table:table-cell>
          <table:table-cell table:style-name="ce3"/>
          <table:table-cell office:value-type="float" office:value="21.7501" table:style-name="ce7">
            <text:p>21.7501</text:p>
          </table:table-cell>
          <table:table-cell office:value-type="float" office:value="0.65570799999999996" table:style-name="ce7">
            <text:p>0.655708</text:p>
          </table:table-cell>
          <table:table-cell office:value-type="float" office:value="0.66067799999999999" table:style-name="ce7">
            <text:p>0.660678</text:p>
          </table:table-cell>
          <table:table-cell office:value-type="float" office:value="0.65425" table:style-name="ce7">
            <text:p>0.65425</text:p>
          </table:table-cell>
          <table:table-cell office:value-type="float" office:value="-9.6800000000007991E-4" table:formula="of:=[.H440]-[.$H$5]" table:style-name="ce1">
            <text:p>-0.000968</text:p>
          </table:table-cell>
          <table:table-cell office:value-type="float" office:value="3.9989999999999748E-3" table:formula="of:=[.I440]-[.$I$5]" table:style-name="ce1">
            <text:p>0.003999</text:p>
          </table:table-cell>
          <table:table-cell office:value-type="float" office:value="-2.4290000000000145E-3" table:formula="of:=[.J440]-[.$J$5]" table:style-name="ce1">
            <text:p>-0.002429</text:p>
          </table:table-cell>
          <table:table-cell office:value-type="float" office:value="21.75" table:style-name="ce7">
            <text:p>21.75</text:p>
          </table:table-cell>
          <table:table-cell office:value-type="float" office:value="-2.0688499999999999E-2" table:style-name="ce7">
            <text:p>-0.0206885</text:p>
          </table:table-cell>
          <table:table-cell office:value-type="float" office:value="9.1142099999999993E-3" table:style-name="ce7">
            <text:p>0.00911421</text:p>
          </table:table-cell>
          <table:table-cell table:number-columns-repeated="16368"/>
        </table:table-row>
        <table:table-row table:style-name="ro2">
          <table:table-cell office:value-type="float" office:value="8.7200000000000006" table:style-name="ce1">
            <text:p>8.72</text:p>
          </table:table-cell>
          <table:table-cell office:value-type="float" office:value="-1.2085E-2" table:style-name="ce1">
            <text:p>-0.012085</text:p>
          </table:table-cell>
          <table:table-cell office:value-type="float" office:value="8.7200000000000006" table:style-name="ce1">
            <text:p>8.72</text:p>
          </table:table-cell>
          <table:table-cell office:value-type="float" office:value="-4.5037000000000001E-2" table:style-name="ce1">
            <text:p>-0.045037</text:p>
          </table:table-cell>
          <table:table-cell office:value-type="float" office:value="-3.5254000000000001E-2" table:style-name="ce1">
            <text:p>-0.035254</text:p>
          </table:table-cell>
          <table:table-cell table:style-name="ce3"/>
          <table:table-cell office:value-type="float" office:value="21.8001" table:style-name="ce7">
            <text:p>21.8001</text:p>
          </table:table-cell>
          <table:table-cell office:value-type="float" office:value="0.65521099999999999" table:style-name="ce7">
            <text:p>0.655211</text:p>
          </table:table-cell>
          <table:table-cell office:value-type="float" office:value="0.66071400000000002" table:style-name="ce7">
            <text:p>0.660714</text:p>
          </table:table-cell>
          <table:table-cell office:value-type="float" office:value="0.65501200000000004" table:style-name="ce7">
            <text:p>0.655012</text:p>
          </table:table-cell>
          <table:table-cell office:value-type="float" office:value="-1.4650000000000496E-3" table:formula="of:=[.H441]-[.$H$5]" table:style-name="ce1">
            <text:p>-0.001465</text:p>
          </table:table-cell>
          <table:table-cell office:value-type="float" office:value="4.0350000000000108E-3" table:formula="of:=[.I441]-[.$I$5]" table:style-name="ce1">
            <text:p>0.004035</text:p>
          </table:table-cell>
          <table:table-cell office:value-type="float" office:value="-1.6669999999999741E-3" table:formula="of:=[.J441]-[.$J$5]" table:style-name="ce1">
            <text:p>-0.001667</text:p>
          </table:table-cell>
          <table:table-cell office:value-type="float" office:value="21.8001" table:style-name="ce7">
            <text:p>21.8001</text:p>
          </table:table-cell>
          <table:table-cell office:value-type="float" office:value="-1.6318599999999999E-2" table:style-name="ce7">
            <text:p>-0.0163186</text:p>
          </table:table-cell>
          <table:table-cell office:value-type="float" office:value="1.00365E-2" table:style-name="ce7">
            <text:p>0.0100365</text:p>
          </table:table-cell>
          <table:table-cell table:number-columns-repeated="16368"/>
        </table:table-row>
        <table:table-row table:style-name="ro2">
          <table:table-cell office:value-type="float" office:value="8.74" table:style-name="ce1">
            <text:p>8.74</text:p>
          </table:table-cell>
          <table:table-cell office:value-type="float" office:value="-1.3058999999999999E-2" table:style-name="ce1">
            <text:p>-0.013059</text:p>
          </table:table-cell>
          <table:table-cell office:value-type="float" office:value="8.74" table:style-name="ce1">
            <text:p>8.74</text:p>
          </table:table-cell>
          <table:table-cell office:value-type="float" office:value="-4.8674000000000002E-2" table:style-name="ce1">
            <text:p>-0.048674</text:p>
          </table:table-cell>
          <table:table-cell office:value-type="float" office:value="-3.3387E-2" table:style-name="ce1">
            <text:p>-0.033387</text:p>
          </table:table-cell>
          <table:table-cell table:style-name="ce3"/>
          <table:table-cell office:value-type="float" office:value="21.850100000000001" table:style-name="ce7">
            <text:p>21.8501</text:p>
          </table:table-cell>
          <table:table-cell office:value-type="float" office:value="0.65480099999999997" table:style-name="ce7">
            <text:p>0.654801</text:p>
          </table:table-cell>
          <table:table-cell office:value-type="float" office:value="0.66061800000000004" table:style-name="ce7">
            <text:p>0.660618</text:p>
          </table:table-cell>
          <table:table-cell office:value-type="float" office:value="0.65580899999999998" table:style-name="ce7">
            <text:p>0.655809</text:p>
          </table:table-cell>
          <table:table-cell office:value-type="float" office:value="-1.8750000000000711E-3" table:formula="of:=[.H442]-[.$H$5]" table:style-name="ce1">
            <text:p>-0.001875</text:p>
          </table:table-cell>
          <table:table-cell office:value-type="float" office:value="3.9390000000000258E-3" table:formula="of:=[.I442]-[.$I$5]" table:style-name="ce1">
            <text:p>0.003939</text:p>
          </table:table-cell>
          <table:table-cell office:value-type="float" office:value="-8.7000000000003741E-4" table:formula="of:=[.J442]-[.$J$5]" table:style-name="ce1">
            <text:p>-0.00087</text:p>
          </table:table-cell>
          <table:table-cell office:value-type="float" office:value="21.850100000000001" table:style-name="ce7">
            <text:p>21.8501</text:p>
          </table:table-cell>
          <table:table-cell office:value-type="float" office:value="-1.1480499999999999E-2" table:style-name="ce7">
            <text:p>-0.0114805</text:p>
          </table:table-cell>
          <table:table-cell office:value-type="float" office:value="1.0429000000000001E-2" table:style-name="ce7">
            <text:p>0.010429</text:p>
          </table:table-cell>
          <table:table-cell table:number-columns-repeated="16368"/>
        </table:table-row>
        <table:table-row table:style-name="ro2">
          <table:table-cell office:value-type="float" office:value="8.76" table:style-name="ce1">
            <text:p>8.76</text:p>
          </table:table-cell>
          <table:table-cell office:value-type="float" office:value="-1.3977E-2" table:style-name="ce1">
            <text:p>-0.013977</text:p>
          </table:table-cell>
          <table:table-cell office:value-type="float" office:value="8.76" table:style-name="ce1">
            <text:p>8.76</text:p>
          </table:table-cell>
          <table:table-cell office:value-type="float" office:value="-5.2104999999999999E-2" table:style-name="ce1">
            <text:p>-0.052105</text:p>
          </table:table-cell>
          <table:table-cell office:value-type="float" office:value="-3.1341000000000001E-2" table:style-name="ce1">
            <text:p>-0.031341</text:p>
          </table:table-cell>
          <table:table-cell table:style-name="ce3"/>
          <table:table-cell office:value-type="float" office:value="21.900099999999998" table:style-name="ce7">
            <text:p>21.9001</text:p>
          </table:table-cell>
          <table:table-cell office:value-type="float" office:value="0.65448499999999998" table:style-name="ce7">
            <text:p>0.654485</text:p>
          </table:table-cell>
          <table:table-cell office:value-type="float" office:value="0.66039499999999995" table:style-name="ce7">
            <text:p>0.660395</text:p>
          </table:table-cell>
          <table:table-cell office:value-type="float" office:value="0.65658799999999995" table:style-name="ce7">
            <text:p>0.656588</text:p>
          </table:table-cell>
          <table:table-cell office:value-type="float" office:value="-2.191000000000054E-3" table:formula="of:=[.H443]-[.$H$5]" table:style-name="ce1">
            <text:p>-0.002191</text:p>
          </table:table-cell>
          <table:table-cell office:value-type="float" office:value="3.7159999999999416E-3" table:formula="of:=[.I443]-[.$I$5]" table:style-name="ce1">
            <text:p>0.003716</text:p>
          </table:table-cell>
          <table:table-cell office:value-type="float" office:value="-9.1000000000063253E-5" table:formula="of:=[.J443]-[.$J$5]" table:style-name="ce1">
            <text:p>-9.1E-05</text:p>
          </table:table-cell>
          <table:table-cell office:value-type="float" office:value="21.900099999999998" table:style-name="ce7">
            <text:p>21.9001</text:p>
          </table:table-cell>
          <table:table-cell office:value-type="float" office:value="-6.4801900000000003E-3" table:style-name="ce7">
            <text:p>-0.00648019</text:p>
          </table:table-cell>
          <table:table-cell office:value-type="float" office:value="1.03651E-2" table:style-name="ce7">
            <text:p>0.0103651</text:p>
          </table:table-cell>
          <table:table-cell table:number-columns-repeated="16368"/>
        </table:table-row>
        <table:table-row table:style-name="ro2">
          <table:table-cell office:value-type="float" office:value="8.7799999999999994" table:style-name="ce1">
            <text:p>8.78</text:p>
          </table:table-cell>
          <table:table-cell office:value-type="float" office:value="-1.4834999999999999E-2" table:style-name="ce1">
            <text:p>-0.014835</text:p>
          </table:table-cell>
          <table:table-cell office:value-type="float" office:value="8.7799999999999994" table:style-name="ce1">
            <text:p>8.78</text:p>
          </table:table-cell>
          <table:table-cell office:value-type="float" office:value="-5.5310999999999999E-2" table:style-name="ce1">
            <text:p>-0.055311</text:p>
          </table:table-cell>
          <table:table-cell office:value-type="float" office:value="-2.9124000000000001E-2" table:style-name="ce1">
            <text:p>-0.029124</text:p>
          </table:table-cell>
          <table:table-cell table:style-name="ce3"/>
          <table:table-cell office:value-type="float" office:value="21.95" table:style-name="ce7">
            <text:p>21.95</text:p>
          </table:table-cell>
          <table:table-cell office:value-type="float" office:value="0.65425599999999995" table:style-name="ce7">
            <text:p>0.654256</text:p>
          </table:table-cell>
          <table:table-cell office:value-type="float" office:value="0.66006100000000001" table:style-name="ce7">
            <text:p>0.660061</text:p>
          </table:table-cell>
          <table:table-cell office:value-type="float" office:value="0.65731600000000001" table:style-name="ce7">
            <text:p>0.657316</text:p>
          </table:table-cell>
          <table:table-cell office:value-type="float" office:value="-2.4200000000000887E-3" table:formula="of:=[.H444]-[.$H$5]" table:style-name="ce1">
            <text:p>-0.00242</text:p>
          </table:table-cell>
          <table:table-cell office:value-type="float" office:value="3.3819999999999961E-3" table:formula="of:=[.I444]-[.$I$5]" table:style-name="ce1">
            <text:p>0.003382</text:p>
          </table:table-cell>
          <table:table-cell office:value-type="float" office:value="6.3699999999999868E-4" table:formula="of:=[.J444]-[.$J$5]" table:style-name="ce1">
            <text:p>0.000637</text:p>
          </table:table-cell>
          <table:table-cell office:value-type="float" office:value="21.95" table:style-name="ce7">
            <text:p>21.95</text:p>
          </table:table-cell>
          <table:table-cell office:value-type="float" office:value="-1.5641800000000001E-3" table:style-name="ce7">
            <text:p>-0.00156418</text:p>
          </table:table-cell>
          <table:table-cell office:value-type="float" office:value="9.8887799999999998E-3" table:style-name="ce7">
            <text:p>0.00988878</text:p>
          </table:table-cell>
          <table:table-cell table:number-columns-repeated="16368"/>
        </table:table-row>
        <table:table-row table:style-name="ro2">
          <table:table-cell office:value-type="float" office:value="8.8000000000000007" table:style-name="ce1">
            <text:p>8.8</text:p>
          </table:table-cell>
          <table:table-cell office:value-type="float" office:value="-1.5628E-2" table:style-name="ce1">
            <text:p>-0.01562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5.8278000000000003E-2" table:style-name="ce1">
            <text:p>-0.058278</text:p>
          </table:table-cell>
          <table:table-cell office:value-type="float" office:value="-2.6745999999999999E-2" table:style-name="ce1">
            <text:p>-0.026746</text:p>
          </table:table-cell>
          <table:table-cell table:style-name="ce3"/>
          <table:table-cell office:value-type="float" office:value="22.0001" table:style-name="ce7">
            <text:p>22.0001</text:p>
          </table:table-cell>
          <table:table-cell office:value-type="float" office:value="0.65410800000000002" table:style-name="ce7">
            <text:p>0.654108</text:p>
          </table:table-cell>
          <table:table-cell office:value-type="float" office:value="0.65964400000000001" table:style-name="ce7">
            <text:p>0.659644</text:p>
          </table:table-cell>
          <table:table-cell office:value-type="float" office:value="0.65796200000000005" table:style-name="ce7">
            <text:p>0.657962</text:p>
          </table:table-cell>
          <table:table-cell office:value-type="float" office:value="-2.5680000000000147E-3" table:formula="of:=[.H445]-[.$H$5]" table:style-name="ce1">
            <text:p>-0.002568</text:p>
          </table:table-cell>
          <table:table-cell office:value-type="float" office:value="2.9649999999999954E-3" table:formula="of:=[.I445]-[.$I$5]" table:style-name="ce1">
            <text:p>0.002965</text:p>
          </table:table-cell>
          <table:table-cell office:value-type="float" office:value="1.2830000000000341E-3" table:formula="of:=[.J445]-[.$J$5]" table:style-name="ce1">
            <text:p>0.001283</text:p>
          </table:table-cell>
          <table:table-cell office:value-type="float" office:value="22.0001" table:style-name="ce7">
            <text:p>22.0001</text:p>
          </table:table-cell>
          <table:table-cell office:value-type="float" office:value="3.0053900000000001E-3" table:style-name="ce7">
            <text:p>0.00300539</text:p>
          </table:table-cell>
          <table:table-cell office:value-type="float" office:value="9.1050999999999997E-3" table:style-name="ce7">
            <text:p>0.0091051</text:p>
          </table:table-cell>
          <table:table-cell table:number-columns-repeated="16368"/>
        </table:table-row>
        <table:table-row table:style-name="ro2">
          <table:table-cell office:value-type="float" office:value="8.82" table:style-name="ce1">
            <text:p>8.82</text:p>
          </table:table-cell>
          <table:table-cell office:value-type="float" office:value="-1.6351999999999998E-2" table:style-name="ce1">
            <text:p>-0.016352</text:p>
          </table:table-cell>
          <table:table-cell office:value-type="float" office:value="8.82" table:style-name="ce1">
            <text:p>8.82</text:p>
          </table:table-cell>
          <table:table-cell office:value-type="float" office:value="-6.0989000000000002E-2" table:style-name="ce1">
            <text:p>-0.060989</text:p>
          </table:table-cell>
          <table:table-cell office:value-type="float" office:value="-2.4216999999999999E-2" table:style-name="ce1">
            <text:p>-0.024217</text:p>
          </table:table-cell>
          <table:table-cell table:style-name="ce3"/>
          <table:table-cell office:value-type="float" office:value="22.05" table:style-name="ce7">
            <text:p>22.05</text:p>
          </table:table-cell>
          <table:table-cell office:value-type="float" office:value="0.65403599999999995" table:style-name="ce7">
            <text:p>0.654036</text:p>
          </table:table-cell>
          <table:table-cell office:value-type="float" office:value="0.65916600000000003" table:style-name="ce7">
            <text:p>0.659166</text:p>
          </table:table-cell>
          <table:table-cell office:value-type="float" office:value="0.65851599999999999" table:style-name="ce7">
            <text:p>0.658516</text:p>
          </table:table-cell>
          <table:table-cell office:value-type="float" office:value="-2.6400000000000867E-3" table:formula="of:=[.H446]-[.$H$5]" table:style-name="ce1">
            <text:p>-0.00264</text:p>
          </table:table-cell>
          <table:table-cell office:value-type="float" office:value="2.487000000000017E-3" table:formula="of:=[.I446]-[.$I$5]" table:style-name="ce1">
            <text:p>0.002487</text:p>
          </table:table-cell>
          <table:table-cell office:value-type="float" office:value="1.8369999999999775E-3" table:formula="of:=[.J446]-[.$J$5]" table:style-name="ce1">
            <text:p>0.001837</text:p>
          </table:table-cell>
          <table:table-cell office:value-type="float" office:value="22.0501" table:style-name="ce7">
            <text:p>22.0501</text:p>
          </table:table-cell>
          <table:table-cell office:value-type="float" office:value="7.0106600000000002E-3" table:style-name="ce7">
            <text:p>0.00701066</text:p>
          </table:table-cell>
          <table:table-cell office:value-type="float" office:value="8.1166599999999995E-3" table:style-name="ce7">
            <text:p>0.00811666</text:p>
          </table:table-cell>
          <table:table-cell table:number-columns-repeated="16368"/>
        </table:table-row>
        <table:table-row table:style-name="ro2">
          <table:table-cell office:value-type="float" office:value="8.84" table:style-name="ce1">
            <text:p>8.84</text:p>
          </table:table-cell>
          <table:table-cell office:value-type="float" office:value="-1.7004999999999999E-2" table:style-name="ce1">
            <text:p>-0.017005</text:p>
          </table:table-cell>
          <table:table-cell office:value-type="float" office:value="8.84" table:style-name="ce1">
            <text:p>8.84</text:p>
          </table:table-cell>
          <table:table-cell office:value-type="float" office:value="-6.343E-2" table:style-name="ce1">
            <text:p>-0.06343</text:p>
          </table:table-cell>
          <table:table-cell office:value-type="float" office:value="-2.1547E-2" table:style-name="ce1">
            <text:p>-0.021547</text:p>
          </table:table-cell>
          <table:table-cell table:style-name="ce3"/>
          <table:table-cell office:value-type="float" office:value="22.1" table:style-name="ce7">
            <text:p>22.1</text:p>
          </table:table-cell>
          <table:table-cell office:value-type="float" office:value="0.65403299999999998" table:style-name="ce7">
            <text:p>0.654033</text:p>
          </table:table-cell>
          <table:table-cell office:value-type="float" office:value="0.65865200000000002" table:style-name="ce7">
            <text:p>0.658652</text:p>
          </table:table-cell>
          <table:table-cell office:value-type="float" office:value="0.65896600000000005" table:style-name="ce7">
            <text:p>0.658966</text:p>
          </table:table-cell>
          <table:table-cell office:value-type="float" office:value="-2.643000000000062E-3" table:formula="of:=[.H447]-[.$H$5]" table:style-name="ce1">
            <text:p>-0.002643</text:p>
          </table:table-cell>
          <table:table-cell office:value-type="float" office:value="1.9730000000000025E-3" table:formula="of:=[.I447]-[.$I$5]" table:style-name="ce1">
            <text:p>0.001973</text:p>
          </table:table-cell>
          <table:table-cell office:value-type="float" office:value="2.287000000000039E-3" table:formula="of:=[.J447]-[.$J$5]" table:style-name="ce1">
            <text:p>0.002287</text:p>
          </table:table-cell>
          <table:table-cell office:value-type="float" office:value="22.1" table:style-name="ce7">
            <text:p>22.1</text:p>
          </table:table-cell>
          <table:table-cell office:value-type="float" office:value="1.0338699999999999E-2" table:style-name="ce7">
            <text:p>0.0103387</text:p>
          </table:table-cell>
          <table:table-cell office:value-type="float" office:value="6.9965299999999999E-3" table:style-name="ce7">
            <text:p>0.00699653</text:p>
          </table:table-cell>
          <table:table-cell table:number-columns-repeated="16368"/>
        </table:table-row>
        <table:table-row table:style-name="ro2">
          <table:table-cell office:value-type="float" office:value="8.86" table:style-name="ce1">
            <text:p>8.86</text:p>
          </table:table-cell>
          <table:table-cell office:value-type="float" office:value="-1.7583000000000001E-2" table:style-name="ce1">
            <text:p>-0.017583</text:p>
          </table:table-cell>
          <table:table-cell office:value-type="float" office:value="8.86" table:style-name="ce1">
            <text:p>8.86</text:p>
          </table:table-cell>
          <table:table-cell office:value-type="float" office:value="-6.5587999999999994E-2" table:style-name="ce1">
            <text:p>-0.065588</text:p>
          </table:table-cell>
          <table:table-cell office:value-type="float" office:value="-1.8745999999999999E-2" table:style-name="ce1">
            <text:p>-0.018746</text:p>
          </table:table-cell>
          <table:table-cell table:style-name="ce3"/>
          <table:table-cell office:value-type="float" office:value="22.150099999999998" table:style-name="ce7">
            <text:p>22.1501</text:p>
          </table:table-cell>
          <table:table-cell office:value-type="float" office:value="0.65409799999999996" table:style-name="ce7">
            <text:p>0.654098</text:p>
          </table:table-cell>
          <table:table-cell office:value-type="float" office:value="0.65812400000000004" table:style-name="ce7">
            <text:p>0.658124</text:p>
          </table:table-cell>
          <table:table-cell office:value-type="float" office:value="0.65932299999999999" table:style-name="ce7">
            <text:p>0.659323</text:p>
          </table:table-cell>
          <table:table-cell office:value-type="float" office:value="-2.5780000000000802E-3" table:formula="of:=[.H448]-[.$H$5]" table:style-name="ce1">
            <text:p>-0.002578</text:p>
          </table:table-cell>
          <table:table-cell office:value-type="float" office:value="1.4450000000000296E-3" table:formula="of:=[.I448]-[.$I$5]" table:style-name="ce1">
            <text:p>0.001445</text:p>
          </table:table-cell>
          <table:table-cell office:value-type="float" office:value="2.6439999999999797E-3" table:formula="of:=[.J448]-[.$J$5]" table:style-name="ce1">
            <text:p>0.002644</text:p>
          </table:table-cell>
          <table:table-cell office:value-type="float" office:value="22.150099999999998" table:style-name="ce7">
            <text:p>22.1501</text:p>
          </table:table-cell>
          <table:table-cell office:value-type="float" office:value="1.28687E-2" table:style-name="ce7">
            <text:p>0.0128687</text:p>
          </table:table-cell>
          <table:table-cell office:value-type="float" office:value="5.8332899999999997E-3" table:style-name="ce7">
            <text:p>0.00583329</text:p>
          </table:table-cell>
          <table:table-cell table:number-columns-repeated="16368"/>
        </table:table-row>
        <table:table-row table:style-name="ro2">
          <table:table-cell office:value-type="float" office:value="8.8800000000000008" table:style-name="ce1">
            <text:p>8.88</text:p>
          </table:table-cell>
          <table:table-cell office:value-type="float" office:value="-1.8082999999999998E-2" table:style-name="ce1">
            <text:p>-0.018083</text:p>
          </table:table-cell>
          <table:table-cell office:value-type="float" office:value="8.8800000000000008" table:style-name="ce1">
            <text:p>8.88</text:p>
          </table:table-cell>
          <table:table-cell office:value-type="float" office:value="-6.7449999999999996E-2" table:style-name="ce1">
            <text:p>-0.06745</text:p>
          </table:table-cell>
          <table:table-cell office:value-type="float" office:value="-1.5826E-2" table:style-name="ce1">
            <text:p>-0.015826</text:p>
          </table:table-cell>
          <table:table-cell table:style-name="ce3"/>
          <table:table-cell office:value-type="float" office:value="22.200099999999999" table:style-name="ce7">
            <text:p>22.2001</text:p>
          </table:table-cell>
          <table:table-cell office:value-type="float" office:value="0.65422899999999995" table:style-name="ce7">
            <text:p>0.654229</text:p>
          </table:table-cell>
          <table:table-cell office:value-type="float" office:value="0.65760300000000005" table:style-name="ce7">
            <text:p>0.657603</text:p>
          </table:table-cell>
          <table:table-cell office:value-type="float" office:value="0.65959000000000001" table:style-name="ce7">
            <text:p>0.65959</text:p>
          </table:table-cell>
          <table:table-cell office:value-type="float" office:value="-2.447000000000088E-3" table:formula="of:=[.H449]-[.$H$5]" table:style-name="ce1">
            <text:p>-0.002447</text:p>
          </table:table-cell>
          <table:table-cell office:value-type="float" office:value="9.240000000000359E-4" table:formula="of:=[.I449]-[.$I$5]" table:style-name="ce1">
            <text:p>0.000924</text:p>
          </table:table-cell>
          <table:table-cell office:value-type="float" office:value="2.9109999999999969E-3" table:formula="of:=[.J449]-[.$J$5]" table:style-name="ce1">
            <text:p>0.002911</text:p>
          </table:table-cell>
          <table:table-cell office:value-type="float" office:value="22.2" table:style-name="ce7">
            <text:p>22.2</text:p>
          </table:table-cell>
          <table:table-cell office:value-type="float" office:value="1.45579E-2" table:style-name="ce7">
            <text:p>0.0145579</text:p>
          </table:table-cell>
          <table:table-cell office:value-type="float" office:value="4.7062099999999997E-3" table:style-name="ce7">
            <text:p>0.00470621</text:p>
          </table:table-cell>
          <table:table-cell table:number-columns-repeated="16368"/>
        </table:table-row>
        <table:table-row table:style-name="ro2">
          <table:table-cell office:value-type="float" office:value="8.9" table:style-name="ce1">
            <text:p>8.9</text:p>
          </table:table-cell>
          <table:table-cell office:value-type="float" office:value="-1.8502000000000001E-2" table:style-name="ce1">
            <text:p>-0.018502</text:p>
          </table:table-cell>
          <table:table-cell office:value-type="float" office:value="8.9" table:style-name="ce1">
            <text:p>8.9</text:p>
          </table:table-cell>
          <table:table-cell office:value-type="float" office:value="-6.9004999999999997E-2" table:style-name="ce1">
            <text:p>-0.069005</text:p>
          </table:table-cell>
          <table:table-cell office:value-type="float" office:value="-1.2798E-2" table:style-name="ce1">
            <text:p>-0.012798</text:p>
          </table:table-cell>
          <table:table-cell table:style-name="ce3"/>
          <table:table-cell office:value-type="float" office:value="22.2501" table:style-name="ce7">
            <text:p>22.2501</text:p>
          </table:table-cell>
          <table:table-cell office:value-type="float" office:value="0.65442599999999995" table:style-name="ce7">
            <text:p>0.654426</text:p>
          </table:table-cell>
          <table:table-cell office:value-type="float" office:value="0.65709600000000001" table:style-name="ce7">
            <text:p>0.657096</text:p>
          </table:table-cell>
          <table:table-cell office:value-type="float" office:value="0.65978499999999995" table:style-name="ce7">
            <text:p>0.659785</text:p>
          </table:table-cell>
          <table:table-cell office:value-type="float" office:value="-2.2500000000000853E-3" table:formula="of:=[.H450]-[.$H$5]" table:style-name="ce1">
            <text:p>-0.00225</text:p>
          </table:table-cell>
          <table:table-cell office:value-type="float" office:value="4.170000000000007E-4" table:formula="of:=[.I450]-[.$I$5]" table:style-name="ce1">
            <text:p>0.000417</text:p>
          </table:table-cell>
          <table:table-cell office:value-type="float" office:value="3.1059999999999421E-3" table:formula="of:=[.J450]-[.$J$5]" table:style-name="ce1">
            <text:p>0.003106</text:p>
          </table:table-cell>
          <table:table-cell office:value-type="float" office:value="22.25" table:style-name="ce7">
            <text:p>22.25</text:p>
          </table:table-cell>
          <table:table-cell office:value-type="float" office:value="1.54377E-2" table:style-name="ce7">
            <text:p>0.0154377</text:p>
          </table:table-cell>
          <table:table-cell office:value-type="float" office:value="3.6349300000000002E-3" table:style-name="ce7">
            <text:p>0.00363493</text:p>
          </table:table-cell>
          <table:table-cell table:number-columns-repeated="16368"/>
        </table:table-row>
        <table:table-row table:style-name="ro2">
          <table:table-cell office:value-type="float" office:value="8.92" table:style-name="ce1">
            <text:p>8.92</text:p>
          </table:table-cell>
          <table:table-cell office:value-type="float" office:value="-1.8837E-2" table:style-name="ce1">
            <text:p>-0.018837</text:p>
          </table:table-cell>
          <table:table-cell office:value-type="float" office:value="8.92" table:style-name="ce1">
            <text:p>8.92</text:p>
          </table:table-cell>
          <table:table-cell office:value-type="float" office:value="-7.0243E-2" table:style-name="ce1">
            <text:p>-0.070243</text:p>
          </table:table-cell>
          <table:table-cell office:value-type="float" office:value="-9.6740000000000003E-3" table:style-name="ce1">
            <text:p>-0.009674</text:p>
          </table:table-cell>
          <table:table-cell table:style-name="ce3"/>
          <table:table-cell office:value-type="float" office:value="22.3002" table:style-name="ce7">
            <text:p>22.3002</text:p>
          </table:table-cell>
          <table:table-cell office:value-type="float" office:value="0.65468899999999997" table:style-name="ce7">
            <text:p>0.654689</text:p>
          </table:table-cell>
          <table:table-cell office:value-type="float" office:value="0.65661599999999998" table:style-name="ce7">
            <text:p>0.656616</text:p>
          </table:table-cell>
          <table:table-cell office:value-type="float" office:value="0.65992099999999998" table:style-name="ce7">
            <text:p>0.659921</text:p>
          </table:table-cell>
          <table:table-cell office:value-type="float" office:value="-1.987000000000072E-3" table:formula="of:=[.H451]-[.$H$5]" table:style-name="ce1">
            <text:p>-0.001987</text:p>
          </table:table-cell>
          <table:table-cell office:value-type="float" office:value="-6.300000000003525E-5" table:formula="of:=[.I451]-[.$I$5]" table:style-name="ce1">
            <text:p>-6.3E-05</text:p>
          </table:table-cell>
          <table:table-cell office:value-type="float" office:value="3.2419999999999671E-3" table:formula="of:=[.J451]-[.$J$5]" table:style-name="ce1">
            <text:p>0.003242</text:p>
          </table:table-cell>
          <table:table-cell office:value-type="float" office:value="22.3001" table:style-name="ce7">
            <text:p>22.3001</text:p>
          </table:table-cell>
          <table:table-cell office:value-type="float" office:value="1.55505E-2" table:style-name="ce7">
            <text:p>0.0155505</text:p>
          </table:table-cell>
          <table:table-cell office:value-type="float" office:value="2.60209E-3" table:style-name="ce7">
            <text:p>0.00260209</text:p>
          </table:table-cell>
          <table:table-cell table:number-columns-repeated="16368"/>
        </table:table-row>
        <table:table-row table:style-name="ro2">
          <table:table-cell office:value-type="float" office:value="8.94" table:style-name="ce1">
            <text:p>8.94</text:p>
          </table:table-cell>
          <table:table-cell office:value-type="float" office:value="-1.9087E-2" table:style-name="ce1">
            <text:p>-0.019087</text:p>
          </table:table-cell>
          <table:table-cell office:value-type="float" office:value="8.94" table:style-name="ce1">
            <text:p>8.94</text:p>
          </table:table-cell>
          <table:table-cell office:value-type="float" office:value="-7.1155999999999997E-2" table:style-name="ce1">
            <text:p>-0.071156</text:p>
          </table:table-cell>
          <table:table-cell office:value-type="float" office:value="-6.4669999999999997E-3" table:style-name="ce1">
            <text:p>-0.006467</text:p>
          </table:table-cell>
          <table:table-cell table:style-name="ce3"/>
          <table:table-cell office:value-type="float" office:value="22.350100000000001" table:style-name="ce7">
            <text:p>22.3501</text:p>
          </table:table-cell>
          <table:table-cell office:value-type="float" office:value="0.65501399999999999" table:style-name="ce7">
            <text:p>0.655014</text:p>
          </table:table-cell>
          <table:table-cell office:value-type="float" office:value="0.656165" table:style-name="ce7">
            <text:p>0.656165</text:p>
          </table:table-cell>
          <table:table-cell office:value-type="float" office:value="0.66000899999999996" table:style-name="ce7">
            <text:p>0.660009</text:p>
          </table:table-cell>
          <table:table-cell office:value-type="float" office:value="-1.6620000000000523E-3" table:formula="of:=[.H452]-[.$H$5]" table:style-name="ce1">
            <text:p>-0.001662</text:p>
          </table:table-cell>
          <table:table-cell office:value-type="float" office:value="-5.1400000000001445E-4" table:formula="of:=[.I452]-[.$I$5]" table:style-name="ce1">
            <text:p>-0.000514</text:p>
          </table:table-cell>
          <table:table-cell office:value-type="float" office:value="3.3299999999999441E-3" table:formula="of:=[.J452]-[.$J$5]" table:style-name="ce1">
            <text:p>0.00333</text:p>
          </table:table-cell>
          <table:table-cell office:value-type="float" office:value="22.350100000000001" table:style-name="ce7">
            <text:p>22.3501</text:p>
          </table:table-cell>
          <table:table-cell office:value-type="float" office:value="1.5032800000000001E-2" table:style-name="ce7">
            <text:p>0.0150328</text:p>
          </table:table-cell>
          <table:table-cell office:value-type="float" office:value="1.6536299999999999E-3" table:style-name="ce7">
            <text:p>0.00165363</text:p>
          </table:table-cell>
          <table:table-cell table:number-columns-repeated="16368"/>
        </table:table-row>
        <table:table-row table:style-name="ro2">
          <table:table-cell office:value-type="float" office:value="8.9600000000000009" table:style-name="ce1">
            <text:p>8.96</text:p>
          </table:table-cell>
          <table:table-cell office:value-type="float" office:value="-1.925E-2" table:style-name="ce1">
            <text:p>-0.01925</text:p>
          </table:table-cell>
          <table:table-cell office:value-type="float" office:value="8.9600000000000009" table:style-name="ce1">
            <text:p>8.96</text:p>
          </table:table-cell>
          <table:table-cell office:value-type="float" office:value="-7.1734000000000006E-2" table:style-name="ce1">
            <text:p>-0.071734</text:p>
          </table:table-cell>
          <table:table-cell office:value-type="float" office:value="-3.189E-3" table:style-name="ce1">
            <text:p>-0.003189</text:p>
          </table:table-cell>
          <table:table-cell table:style-name="ce3"/>
          <table:table-cell office:value-type="float" office:value="22.400099999999998" table:style-name="ce7">
            <text:p>22.4001</text:p>
          </table:table-cell>
          <table:table-cell office:value-type="float" office:value="0.65540100000000001" table:style-name="ce7">
            <text:p>0.655401</text:p>
          </table:table-cell>
          <table:table-cell office:value-type="float" office:value="0.65575000000000006" table:style-name="ce7">
            <text:p>0.65575</text:p>
          </table:table-cell>
          <table:table-cell office:value-type="float" office:value="0.66005800000000003" table:style-name="ce7">
            <text:p>0.660058</text:p>
          </table:table-cell>
          <table:table-cell office:value-type="float" office:value="-1.2750000000000261E-3" table:formula="of:=[.H453]-[.$H$5]" table:style-name="ce1">
            <text:p>-0.001275</text:p>
          </table:table-cell>
          <table:table-cell office:value-type="float" office:value="-9.2899999999995764E-4" table:formula="of:=[.I453]-[.$I$5]" table:style-name="ce1">
            <text:p>-0.000929</text:p>
          </table:table-cell>
          <table:table-cell office:value-type="float" office:value="3.3790000000000209E-3" table:formula="of:=[.J453]-[.$J$5]" table:style-name="ce1">
            <text:p>0.003379</text:p>
          </table:table-cell>
          <table:table-cell office:value-type="float" office:value="22.400099999999998" table:style-name="ce7">
            <text:p>22.4001</text:p>
          </table:table-cell>
          <table:table-cell office:value-type="float" office:value="1.3975700000000001E-2" table:style-name="ce7">
            <text:p>0.0139757</text:p>
          </table:table-cell>
          <table:table-cell office:value-type="float" office:value="7.4259900000000004E-4" table:style-name="ce7">
            <text:p>0.000742599</text:p>
          </table:table-cell>
          <table:table-cell table:number-columns-repeated="16368"/>
        </table:table-row>
        <table:table-row table:style-name="ro2">
          <table:table-cell office:value-type="float" office:value="8.98" table:style-name="ce1">
            <text:p>8.98</text:p>
          </table:table-cell>
          <table:table-cell office:value-type="float" office:value="-1.9323E-2" table:style-name="ce1">
            <text:p>-0.019323</text:p>
          </table:table-cell>
          <table:table-cell office:value-type="float" office:value="8.98" table:style-name="ce1">
            <text:p>8.98</text:p>
          </table:table-cell>
          <table:table-cell office:value-type="float" office:value="-7.1971999999999994E-2" table:style-name="ce1">
            <text:p>-0.071972</text:p>
          </table:table-cell>
          <table:table-cell office:value-type="float" office:value="1.47E-4" table:style-name="ce1">
            <text:p>0.000147</text:p>
          </table:table-cell>
          <table:table-cell table:style-name="ce3"/>
          <table:table-cell office:value-type="float" office:value="22.45" table:style-name="ce7">
            <text:p>22.45</text:p>
          </table:table-cell>
          <table:table-cell office:value-type="float" office:value="0.65583599999999997" table:style-name="ce7">
            <text:p>0.655836</text:p>
          </table:table-cell>
          <table:table-cell office:value-type="float" office:value="0.65537299999999998" table:style-name="ce7">
            <text:p>0.655373</text:p>
          </table:table-cell>
          <table:table-cell office:value-type="float" office:value="0.66006600000000004" table:style-name="ce7">
            <text:p>0.660066</text:p>
          </table:table-cell>
          <table:table-cell office:value-type="float" office:value="-8.4000000000006292E-4" table:formula="of:=[.H454]-[.$H$5]" table:style-name="ce1">
            <text:p>-0.00084</text:p>
          </table:table-cell>
          <table:table-cell office:value-type="float" office:value="-1.3060000000000294E-3" table:formula="of:=[.I454]-[.$I$5]" table:style-name="ce1">
            <text:p>-0.001306</text:p>
          </table:table-cell>
          <table:table-cell office:value-type="float" office:value="3.3870000000000289E-3" table:formula="of:=[.J454]-[.$J$5]" table:style-name="ce1">
            <text:p>0.003387</text:p>
          </table:table-cell>
          <table:table-cell office:value-type="float" office:value="22.450099999999999" table:style-name="ce7">
            <text:p>22.4501</text:p>
          </table:table-cell>
          <table:table-cell office:value-type="float" office:value="1.2539E-2" table:style-name="ce7">
            <text:p>0.012539</text:p>
          </table:table-cell>
          <table:table-cell office:value-type="float" office:value="-2.03117E-4" table:style-name="ce7">
            <text:p>-0.000203117</text:p>
          </table:table-cell>
          <table:table-cell table:number-columns-repeated="16368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-1.9304999999999999E-2" table:style-name="ce1">
            <text:p>-0.019305</text:p>
          </table:table-cell>
          <table:table-cell office:value-type="float" office:value="9" table:style-name="ce1">
            <text:p>9</text:p>
          </table:table-cell>
          <table:table-cell office:value-type="float" office:value="-7.1862999999999996E-2" table:style-name="ce1">
            <text:p>-0.071863</text:p>
          </table:table-cell>
          <table:table-cell office:value-type="float" office:value="3.5270000000000002E-3" table:style-name="ce1">
            <text:p>0.003527</text:p>
          </table:table-cell>
          <table:table-cell table:style-name="ce3"/>
          <table:table-cell office:value-type="float" office:value="22.5" table:style-name="ce7">
            <text:p>22.5</text:p>
          </table:table-cell>
          <table:table-cell office:value-type="float" office:value="0.65630699999999997" table:style-name="ce7">
            <text:p>0.656307</text:p>
          </table:table-cell>
          <table:table-cell office:value-type="float" office:value="0.65503900000000004" table:style-name="ce7">
            <text:p>0.655039</text:p>
          </table:table-cell>
          <table:table-cell office:value-type="float" office:value="0.66002799999999995" table:style-name="ce7">
            <text:p>0.660028</text:p>
          </table:table-cell>
          <table:table-cell office:value-type="float" office:value="-3.6900000000006372E-4" table:formula="of:=[.H455]-[.$H$5]" table:style-name="ce1">
            <text:p>-0.000369</text:p>
          </table:table-cell>
          <table:table-cell office:value-type="float" office:value="-1.6399999999999748E-3" table:formula="of:=[.I455]-[.$I$5]" table:style-name="ce1">
            <text:p>-0.00164</text:p>
          </table:table-cell>
          <table:table-cell office:value-type="float" office:value="3.3489999999999354E-3" table:formula="of:=[.J455]-[.$J$5]" table:style-name="ce1">
            <text:p>0.003349</text:p>
          </table:table-cell>
          <table:table-cell office:value-type="float" office:value="22.5001" table:style-name="ce7">
            <text:p>22.5001</text:p>
          </table:table-cell>
          <table:table-cell office:value-type="float" office:value="1.08375E-2" table:style-name="ce7">
            <text:p>0.0108375</text:p>
          </table:table-cell>
          <table:table-cell office:value-type="float" office:value="-1.13444E-3" table:style-name="ce7">
            <text:p>-0.00113444</text:p>
          </table:table-cell>
          <table:table-cell table:number-columns-repeated="16368"/>
        </table:table-row>
        <table:table-row table:style-name="ro2">
          <table:table-cell office:value-type="float" office:value="9.02" table:style-name="ce1">
            <text:p>9.02</text:p>
          </table:table-cell>
          <table:table-cell office:value-type="float" office:value="-1.9193999999999999E-2" table:style-name="ce1">
            <text:p>-0.019194</text:p>
          </table:table-cell>
          <table:table-cell office:value-type="float" office:value="9.02" table:style-name="ce1">
            <text:p>9.02</text:p>
          </table:table-cell>
          <table:table-cell office:value-type="float" office:value="-7.1402999999999994E-2" table:style-name="ce1">
            <text:p>-0.071403</text:p>
          </table:table-cell>
          <table:table-cell office:value-type="float" office:value="6.9369999999999996E-3" table:style-name="ce1">
            <text:p>0.006937</text:p>
          </table:table-cell>
          <table:table-cell table:style-name="ce3"/>
          <table:table-cell office:value-type="float" office:value="22.5501" table:style-name="ce7">
            <text:p>22.5501</text:p>
          </table:table-cell>
          <table:table-cell office:value-type="float" office:value="0.65679699999999996" table:style-name="ce7">
            <text:p>0.656797</text:p>
          </table:table-cell>
          <table:table-cell office:value-type="float" office:value="0.65476000000000001" table:style-name="ce7">
            <text:p>0.65476</text:p>
          </table:table-cell>
          <table:table-cell office:value-type="float" office:value="0.65993599999999997" table:style-name="ce7">
            <text:p>0.659936</text:p>
          </table:table-cell>
          <table:table-cell office:value-type="float" office:value="1.2099999999992672E-4" table:formula="of:=[.H456]-[.$H$5]" table:style-name="ce1">
            <text:p>0.000121</text:p>
          </table:table-cell>
          <table:table-cell office:value-type="float" office:value="-1.919000000000004E-3" table:formula="of:=[.I456]-[.$I$5]" table:style-name="ce1">
            <text:p>-0.001919</text:p>
          </table:table-cell>
          <table:table-cell office:value-type="float" office:value="3.2569999999999544E-3" table:formula="of:=[.J456]-[.$J$5]" table:style-name="ce1">
            <text:p>0.003257</text:p>
          </table:table-cell>
          <table:table-cell office:value-type="float" office:value="22.55" table:style-name="ce7">
            <text:p>22.55</text:p>
          </table:table-cell>
          <table:table-cell office:value-type="float" office:value="9.0126100000000008E-3" table:style-name="ce7">
            <text:p>0.00901261</text:p>
          </table:table-cell>
          <table:table-cell office:value-type="float" office:value="-2.1322699999999999E-3" table:style-name="ce7">
            <text:p>-0.00213227</text:p>
          </table:table-cell>
          <table:table-cell table:number-columns-repeated="16368"/>
        </table:table-row>
        <table:table-row table:style-name="ro2">
          <table:table-cell office:value-type="float" office:value="9.0399999999999991" table:style-name="ce1">
            <text:p>9.04</text:p>
          </table:table-cell>
          <table:table-cell office:value-type="float" office:value="-1.8991000000000001E-2" table:style-name="ce1">
            <text:p>-0.018991</text:p>
          </table:table-cell>
          <table:table-cell office:value-type="float" office:value="9.0399999999999991" table:style-name="ce1">
            <text:p>9.04</text:p>
          </table:table-cell>
          <table:table-cell office:value-type="float" office:value="-7.059E-2" table:style-name="ce1">
            <text:p>-0.07059</text:p>
          </table:table-cell>
          <table:table-cell office:value-type="float" office:value="1.0362E-2" table:style-name="ce1">
            <text:p>0.010362</text:p>
          </table:table-cell>
          <table:table-cell table:style-name="ce3"/>
          <table:table-cell office:value-type="float" office:value="22.600100000000001" table:style-name="ce7">
            <text:p>22.6001</text:p>
          </table:table-cell>
          <table:table-cell office:value-type="float" office:value="0.65729000000000004" table:style-name="ce7">
            <text:p>0.65729</text:p>
          </table:table-cell>
          <table:table-cell office:value-type="float" office:value="0.65454000000000001" table:style-name="ce7">
            <text:p>0.65454</text:p>
          </table:table-cell>
          <table:table-cell office:value-type="float" office:value="0.659779" table:style-name="ce7">
            <text:p>0.659779</text:p>
          </table:table-cell>
          <table:table-cell office:value-type="float" office:value="6.1400000000000343E-4" table:formula="of:=[.H457]-[.$H$5]" table:style-name="ce1">
            <text:p>0.000614</text:p>
          </table:table-cell>
          <table:table-cell office:value-type="float" office:value="-2.139000000000002E-3" table:formula="of:=[.I457]-[.$I$5]" table:style-name="ce1">
            <text:p>-0.002139</text:p>
          </table:table-cell>
          <table:table-cell office:value-type="float" office:value="3.0999999999999917E-3" table:formula="of:=[.J457]-[.$J$5]" table:style-name="ce1">
            <text:p>0.0031</text:p>
          </table:table-cell>
          <table:table-cell office:value-type="float" office:value="22.600100000000001" table:style-name="ce7">
            <text:p>22.6001</text:p>
          </table:table-cell>
          <table:table-cell office:value-type="float" office:value="7.1725499999999998E-3" table:style-name="ce7">
            <text:p>0.00717255</text:p>
          </table:table-cell>
          <table:table-cell office:value-type="float" office:value="-3.19295E-3" table:style-name="ce7">
            <text:p>-0.00319295</text:p>
          </table:table-cell>
          <table:table-cell table:number-columns-repeated="16368"/>
        </table:table-row>
        <table:table-row table:style-name="ro2">
          <table:table-cell office:value-type="float" office:value="9.06" table:style-name="ce1">
            <text:p>9.06</text:p>
          </table:table-cell>
          <table:table-cell office:value-type="float" office:value="-1.8693000000000001E-2" table:style-name="ce1">
            <text:p>-0.018693</text:p>
          </table:table-cell>
          <table:table-cell office:value-type="float" office:value="9.06" table:style-name="ce1">
            <text:p>9.06</text:p>
          </table:table-cell>
          <table:table-cell office:value-type="float" office:value="-6.9420999999999997E-2" table:style-name="ce1">
            <text:p>-0.069421</text:p>
          </table:table-cell>
          <table:table-cell office:value-type="float" office:value="1.3788E-2" table:style-name="ce1">
            <text:p>0.013788</text:p>
          </table:table-cell>
          <table:table-cell table:style-name="ce3"/>
          <table:table-cell office:value-type="float" office:value="22.650099999999998" table:style-name="ce7">
            <text:p>22.6501</text:p>
          </table:table-cell>
          <table:table-cell office:value-type="float" office:value="0.65776299999999999" table:style-name="ce7">
            <text:p>0.657763</text:p>
          </table:table-cell>
          <table:table-cell office:value-type="float" office:value="0.65438799999999997" table:style-name="ce7">
            <text:p>0.654388</text:p>
          </table:table-cell>
          <table:table-cell office:value-type="float" office:value="0.65954299999999999" table:style-name="ce7">
            <text:p>0.659543</text:p>
          </table:table-cell>
          <table:table-cell office:value-type="float" office:value="1.0869999999999491E-3" table:formula="of:=[.H458]-[.$H$5]" table:style-name="ce1">
            <text:p>0.001087</text:p>
          </table:table-cell>
          <table:table-cell office:value-type="float" office:value="-2.291000000000043E-3" table:formula="of:=[.I458]-[.$I$5]" table:style-name="ce1">
            <text:p>-0.002291</text:p>
          </table:table-cell>
          <table:table-cell office:value-type="float" office:value="2.8639999999999777E-3" table:formula="of:=[.J458]-[.$J$5]" table:style-name="ce1">
            <text:p>0.002864</text:p>
          </table:table-cell>
          <table:table-cell office:value-type="float" office:value="22.650099999999998" table:style-name="ce7">
            <text:p>22.6501</text:p>
          </table:table-cell>
          <table:table-cell office:value-type="float" office:value="5.3782400000000003E-3" table:style-name="ce7">
            <text:p>0.00537824</text:p>
          </table:table-cell>
          <table:table-cell office:value-type="float" office:value="-4.23852E-3" table:style-name="ce7">
            <text:p>-0.00423852</text:p>
          </table:table-cell>
          <table:table-cell table:number-columns-repeated="16368"/>
        </table:table-row>
        <table:table-row table:style-name="ro2">
          <table:table-cell office:value-type="float" office:value="9.08" table:style-name="ce1">
            <text:p>9.08</text:p>
          </table:table-cell>
          <table:table-cell office:value-type="float" office:value="-1.8301000000000001E-2" table:style-name="ce1">
            <text:p>-0.018301</text:p>
          </table:table-cell>
          <table:table-cell office:value-type="float" office:value="9.08" table:style-name="ce1">
            <text:p>9.08</text:p>
          </table:table-cell>
          <table:table-cell office:value-type="float" office:value="-6.7895999999999998E-2" table:style-name="ce1">
            <text:p>-0.067896</text:p>
          </table:table-cell>
          <table:table-cell office:value-type="float" office:value="1.7198000000000001E-2" table:style-name="ce1">
            <text:p>0.017198</text:p>
          </table:table-cell>
          <table:table-cell table:style-name="ce3"/>
          <table:table-cell office:value-type="float" office:value="22.700099999999999" table:style-name="ce7">
            <text:p>22.7001</text:p>
          </table:table-cell>
          <table:table-cell office:value-type="float" office:value="0.65819899999999998" table:style-name="ce7">
            <text:p>0.658199</text:p>
          </table:table-cell>
          <table:table-cell office:value-type="float" office:value="0.654308" table:style-name="ce7">
            <text:p>0.654308</text:p>
          </table:table-cell>
          <table:table-cell office:value-type="float" office:value="0.659219" table:style-name="ce7">
            <text:p>0.659219</text:p>
          </table:table-cell>
          <table:table-cell office:value-type="float" office:value="1.5229999999999411E-3" table:formula="of:=[.H459]-[.$H$5]" table:style-name="ce1">
            <text:p>0.001523</text:p>
          </table:table-cell>
          <table:table-cell office:value-type="float" office:value="-2.371000000000012E-3" table:formula="of:=[.I459]-[.$I$5]" table:style-name="ce1">
            <text:p>-0.002371</text:p>
          </table:table-cell>
          <table:table-cell office:value-type="float" office:value="2.5399999999999867E-3" table:formula="of:=[.J459]-[.$J$5]" table:style-name="ce1">
            <text:p>0.00254</text:p>
          </table:table-cell>
          <table:table-cell office:value-type="float" office:value="22.7" table:style-name="ce7">
            <text:p>22.7</text:p>
          </table:table-cell>
          <table:table-cell office:value-type="float" office:value="3.7128500000000002E-3" table:style-name="ce7">
            <text:p>0.00371285</text:p>
          </table:table-cell>
          <table:table-cell office:value-type="float" office:value="-5.3416000000000002E-3" table:style-name="ce7">
            <text:p>-0.0053416</text:p>
          </table:table-cell>
          <table:table-cell table:number-columns-repeated="16368"/>
        </table:table-row>
        <table:table-row table:style-name="ro2">
          <table:table-cell office:value-type="float" office:value="9.1" table:style-name="ce1">
            <text:p>9.1</text:p>
          </table:table-cell>
          <table:table-cell office:value-type="float" office:value="-1.7815000000000001E-2" table:style-name="ce1">
            <text:p>-0.017815</text:p>
          </table:table-cell>
          <table:table-cell office:value-type="float" office:value="9.1" table:style-name="ce1">
            <text:p>9.1</text:p>
          </table:table-cell>
          <table:table-cell office:value-type="float" office:value="-6.6017000000000006E-2" table:style-name="ce1">
            <text:p>-0.066017</text:p>
          </table:table-cell>
          <table:table-cell office:value-type="float" office:value="2.0577000000000002E-2" table:style-name="ce1">
            <text:p>0.020577</text:p>
          </table:table-cell>
          <table:table-cell table:style-name="ce3"/>
          <table:table-cell office:value-type="float" office:value="22.7501" table:style-name="ce7">
            <text:p>22.7501</text:p>
          </table:table-cell>
          <table:table-cell office:value-type="float" office:value="0.65858099999999997" table:style-name="ce7">
            <text:p>0.658581</text:p>
          </table:table-cell>
          <table:table-cell office:value-type="float" office:value="0.65430600000000005" table:style-name="ce7">
            <text:p>0.654306</text:p>
          </table:table-cell>
          <table:table-cell office:value-type="float" office:value="0.65880300000000003" table:style-name="ce7">
            <text:p>0.658803</text:p>
          </table:table-cell>
          <table:table-cell office:value-type="float" office:value="1.9049999999999345E-3" table:formula="of:=[.H460]-[.$H$5]" table:style-name="ce1">
            <text:p>0.001905</text:p>
          </table:table-cell>
          <table:table-cell office:value-type="float" office:value="-2.3729999999999585E-3" table:formula="of:=[.I460]-[.$I$5]" table:style-name="ce1">
            <text:p>-0.002373</text:p>
          </table:table-cell>
          <table:table-cell office:value-type="float" office:value="2.1240000000000148E-3" table:formula="of:=[.J460]-[.$J$5]" table:style-name="ce1">
            <text:p>0.002124</text:p>
          </table:table-cell>
          <table:table-cell office:value-type="float" office:value="22.7501" table:style-name="ce7">
            <text:p>22.7501</text:p>
          </table:table-cell>
          <table:table-cell office:value-type="float" office:value="2.1986800000000002E-3" table:style-name="ce7">
            <text:p>0.00219868</text:p>
          </table:table-cell>
          <table:table-cell office:value-type="float" office:value="-6.3737500000000001E-3" table:style-name="ce7">
            <text:p>-0.00637375</text:p>
          </table:table-cell>
          <table:table-cell table:number-columns-repeated="16368"/>
        </table:table-row>
        <table:table-row table:style-name="ro2">
          <table:table-cell office:value-type="float" office:value="9.1199999999999992" table:style-name="ce1">
            <text:p>9.12</text:p>
          </table:table-cell>
          <table:table-cell office:value-type="float" office:value="-1.7235E-2" table:style-name="ce1">
            <text:p>-0.017235</text:p>
          </table:table-cell>
          <table:table-cell office:value-type="float" office:value="9.1199999999999992" table:style-name="ce1">
            <text:p>9.12</text:p>
          </table:table-cell>
          <table:table-cell office:value-type="float" office:value="-6.3785999999999995E-2" table:style-name="ce1">
            <text:p>-0.063786</text:p>
          </table:table-cell>
          <table:table-cell office:value-type="float" office:value="2.3909E-2" table:style-name="ce1">
            <text:p>0.023909</text:p>
          </table:table-cell>
          <table:table-cell table:style-name="ce3"/>
          <table:table-cell office:value-type="float" office:value="22.8001" table:style-name="ce7">
            <text:p>22.8001</text:p>
          </table:table-cell>
          <table:table-cell office:value-type="float" office:value="0.658891" table:style-name="ce7">
            <text:p>0.658891</text:p>
          </table:table-cell>
          <table:table-cell office:value-type="float" office:value="0.65438099999999999" table:style-name="ce7">
            <text:p>0.654381</text:p>
          </table:table-cell>
          <table:table-cell office:value-type="float" office:value="0.65829800000000005" table:style-name="ce7">
            <text:p>0.658298</text:p>
          </table:table-cell>
          <table:table-cell office:value-type="float" office:value="2.214999999999967E-3" table:formula="of:=[.H461]-[.$H$5]" table:style-name="ce1">
            <text:p>0.002215</text:p>
          </table:table-cell>
          <table:table-cell office:value-type="float" office:value="-2.2980000000000222E-3" table:formula="of:=[.I461]-[.$I$5]" table:style-name="ce1">
            <text:p>-0.002298</text:p>
          </table:table-cell>
          <table:table-cell office:value-type="float" office:value="1.6190000000000371E-3" table:formula="of:=[.J461]-[.$J$5]" table:style-name="ce1">
            <text:p>0.001619</text:p>
          </table:table-cell>
          <table:table-cell office:value-type="float" office:value="22.8001" table:style-name="ce7">
            <text:p>22.8001</text:p>
          </table:table-cell>
          <table:table-cell office:value-type="float" office:value="8.3240699999999996E-4" table:style-name="ce7">
            <text:p>0.000832407</text:p>
          </table:table-cell>
          <table:table-cell office:value-type="float" office:value="-7.2922500000000001E-3" table:style-name="ce7">
            <text:p>-0.00729225</text:p>
          </table:table-cell>
          <table:table-cell table:number-columns-repeated="16368"/>
        </table:table-row>
        <table:table-row table:style-name="ro2">
          <table:table-cell office:value-type="float" office:value="9.14" table:style-name="ce1">
            <text:p>9.14</text:p>
          </table:table-cell>
          <table:table-cell office:value-type="float" office:value="-1.6562E-2" table:style-name="ce1">
            <text:p>-0.016562</text:p>
          </table:table-cell>
          <table:table-cell office:value-type="float" office:value="9.14" table:style-name="ce1">
            <text:p>9.14</text:p>
          </table:table-cell>
          <table:table-cell office:value-type="float" office:value="-6.1206999999999998E-2" table:style-name="ce1">
            <text:p>-0.061207</text:p>
          </table:table-cell>
          <table:table-cell office:value-type="float" office:value="2.7175999999999999E-2" table:style-name="ce1">
            <text:p>0.027176</text:p>
          </table:table-cell>
          <table:table-cell table:style-name="ce3"/>
          <table:table-cell office:value-type="float" office:value="22.850100000000001" table:style-name="ce7">
            <text:p>22.8501</text:p>
          </table:table-cell>
          <table:table-cell office:value-type="float" office:value="0.65912000000000004" table:style-name="ce7">
            <text:p>0.65912</text:p>
          </table:table-cell>
          <table:table-cell office:value-type="float" office:value="0.65452999999999995" table:style-name="ce7">
            <text:p>0.65453</text:p>
          </table:table-cell>
          <table:table-cell office:value-type="float" office:value="0.65770899999999999" table:style-name="ce7">
            <text:p>0.657709</text:p>
          </table:table-cell>
          <table:table-cell office:value-type="float" office:value="2.4440000000000017E-3" table:formula="of:=[.H462]-[.$H$5]" table:style-name="ce1">
            <text:p>0.002444</text:p>
          </table:table-cell>
          <table:table-cell office:value-type="float" office:value="-2.1490000000000675E-3" table:formula="of:=[.I462]-[.$I$5]" table:style-name="ce1">
            <text:p>-0.002149</text:p>
          </table:table-cell>
          <table:table-cell office:value-type="float" office:value="1.0299999999999754E-3" table:formula="of:=[.J462]-[.$J$5]" table:style-name="ce1">
            <text:p>0.00103</text:p>
          </table:table-cell>
          <table:table-cell office:value-type="float" office:value="22.850100000000001" table:style-name="ce7">
            <text:p>22.8501</text:p>
          </table:table-cell>
          <table:table-cell office:value-type="float" office:value="-3.9271599999999999E-4" table:style-name="ce7">
            <text:p>-0.000392716</text:p>
          </table:table-cell>
          <table:table-cell office:value-type="float" office:value="-8.0358800000000005E-3" table:style-name="ce7">
            <text:p>-0.00803588</text:p>
          </table:table-cell>
          <table:table-cell table:number-columns-repeated="16368"/>
        </table:table-row>
        <table:table-row table:style-name="ro2">
          <table:table-cell office:value-type="float" office:value="9.16" table:style-name="ce1">
            <text:p>9.16</text:p>
          </table:table-cell>
          <table:table-cell office:value-type="float" office:value="-1.5796000000000001E-2" table:style-name="ce1">
            <text:p>-0.015796</text:p>
          </table:table-cell>
          <table:table-cell office:value-type="float" office:value="9.16" table:style-name="ce1">
            <text:p>9.16</text:p>
          </table:table-cell>
          <table:table-cell office:value-type="float" office:value="-5.8286999999999999E-2" table:style-name="ce1">
            <text:p>-0.058287</text:p>
          </table:table-cell>
          <table:table-cell office:value-type="float" office:value="3.0360999999999999E-2" table:style-name="ce1">
            <text:p>0.030361</text:p>
          </table:table-cell>
          <table:table-cell table:style-name="ce3"/>
          <table:table-cell office:value-type="float" office:value="22.900099999999998" table:style-name="ce7">
            <text:p>22.9001</text:p>
          </table:table-cell>
          <table:table-cell office:value-type="float" office:value="0.65925900000000004" table:style-name="ce7">
            <text:p>0.659259</text:p>
          </table:table-cell>
          <table:table-cell office:value-type="float" office:value="0.65474299999999996" table:style-name="ce7">
            <text:p>0.654743</text:p>
          </table:table-cell>
          <table:table-cell office:value-type="float" office:value="0.65705400000000003" table:style-name="ce7">
            <text:p>0.657054</text:p>
          </table:table-cell>
          <table:table-cell office:value-type="float" office:value="2.583000000000002E-3" table:formula="of:=[.H463]-[.$H$5]" table:style-name="ce1">
            <text:p>0.002583</text:p>
          </table:table-cell>
          <table:table-cell office:value-type="float" office:value="-1.9360000000000488E-3" table:formula="of:=[.I463]-[.$I$5]" table:style-name="ce1">
            <text:p>-0.001936</text:p>
          </table:table-cell>
          <table:table-cell office:value-type="float" office:value="3.7500000000001421E-4" table:formula="of:=[.J463]-[.$J$5]" table:style-name="ce1">
            <text:p>0.000375</text:p>
          </table:table-cell>
          <table:table-cell office:value-type="float" office:value="22.9" table:style-name="ce7">
            <text:p>22.9</text:p>
          </table:table-cell>
          <table:table-cell office:value-type="float" office:value="-1.5077700000000001E-3" table:style-name="ce7">
            <text:p>-0.00150777</text:p>
          </table:table-cell>
          <table:table-cell office:value-type="float" office:value="-8.5308699999999994E-3" table:style-name="ce7">
            <text:p>-0.00853087</text:p>
          </table:table-cell>
          <table:table-cell table:number-columns-repeated="16368"/>
        </table:table-row>
        <table:table-row table:style-name="ro2">
          <table:table-cell office:value-type="float" office:value="9.18" table:style-name="ce1">
            <text:p>9.18</text:p>
          </table:table-cell>
          <table:table-cell office:value-type="float" office:value="-1.4940999999999999E-2" table:style-name="ce1">
            <text:p>-0.014941</text:p>
          </table:table-cell>
          <table:table-cell office:value-type="float" office:value="9.18" table:style-name="ce1">
            <text:p>9.18</text:p>
          </table:table-cell>
          <table:table-cell office:value-type="float" office:value="-5.5034E-2" table:style-name="ce1">
            <text:p>-0.055034</text:p>
          </table:table-cell>
          <table:table-cell office:value-type="float" office:value="3.3446999999999998E-2" table:style-name="ce1">
            <text:p>0.033447</text:p>
          </table:table-cell>
          <table:table-cell table:style-name="ce3"/>
          <table:table-cell office:value-type="float" office:value="22.950099999999999" table:style-name="ce7">
            <text:p>22.9501</text:p>
          </table:table-cell>
          <table:table-cell office:value-type="float" office:value="0.65930299999999997" table:style-name="ce7">
            <text:p>0.659303</text:p>
          </table:table-cell>
          <table:table-cell office:value-type="float" office:value="0.65500800000000003" table:style-name="ce7">
            <text:p>0.655008</text:p>
          </table:table-cell>
          <table:table-cell office:value-type="float" office:value="0.65636099999999997" table:style-name="ce7">
            <text:p>0.656361</text:p>
          </table:table-cell>
          <table:table-cell office:value-type="float" office:value="2.6269999999999349E-3" table:formula="of:=[.H464]-[.$H$5]" table:style-name="ce1">
            <text:p>0.002627</text:p>
          </table:table-cell>
          <table:table-cell office:value-type="float" office:value="-1.6709999999999781E-3" table:formula="of:=[.I464]-[.$I$5]" table:style-name="ce1">
            <text:p>-0.001671</text:p>
          </table:table-cell>
          <table:table-cell office:value-type="float" office:value="-3.1800000000004047E-4" table:formula="of:=[.J464]-[.$J$5]" table:style-name="ce1">
            <text:p>-0.000318</text:p>
          </table:table-cell>
          <table:table-cell office:value-type="float" office:value="22.950099999999999" table:style-name="ce7">
            <text:p>22.9501</text:p>
          </table:table-cell>
          <table:table-cell office:value-type="float" office:value="-2.53594E-3" table:style-name="ce7">
            <text:p>-0.00253594</text:p>
          </table:table-cell>
          <table:table-cell office:value-type="float" office:value="-8.7077700000000001E-3" table:style-name="ce7">
            <text:p>-0.00870777</text:p>
          </table:table-cell>
          <table:table-cell table:number-columns-repeated="16368"/>
        </table:table-row>
        <table:table-row table:style-name="ro2">
          <table:table-cell office:value-type="float" office:value="9.1999999999999993" table:style-name="ce1">
            <text:p>9.2</text:p>
          </table:table-cell>
          <table:table-cell office:value-type="float" office:value="-1.3997000000000001E-2" table:style-name="ce1">
            <text:p>-0.01399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-5.1457999999999997E-2" table:style-name="ce1">
            <text:p>-0.051458</text:p>
          </table:table-cell>
          <table:table-cell office:value-type="float" office:value="3.6416999999999998E-2" table:style-name="ce1">
            <text:p>0.036417</text:p>
          </table:table-cell>
          <table:table-cell table:style-name="ce3"/>
          <table:table-cell office:value-type="float" office:value="23" table:style-name="ce7">
            <text:p>23</text:p>
          </table:table-cell>
          <table:table-cell office:value-type="float" office:value="0.65925199999999995" table:style-name="ce7">
            <text:p>0.659252</text:p>
          </table:table-cell>
          <table:table-cell office:value-type="float" office:value="0.65531899999999998" table:style-name="ce7">
            <text:p>0.655319</text:p>
          </table:table-cell>
          <table:table-cell office:value-type="float" office:value="0.65565399999999996" table:style-name="ce7">
            <text:p>0.655654</text:p>
          </table:table-cell>
          <table:table-cell office:value-type="float" office:value="2.5759999999999117E-3" table:formula="of:=[.H465]-[.$H$5]" table:style-name="ce1">
            <text:p>0.002576</text:p>
          </table:table-cell>
          <table:table-cell office:value-type="float" office:value="-1.3600000000000279E-3" table:formula="of:=[.I465]-[.$I$5]" table:style-name="ce1">
            <text:p>-0.00136</text:p>
          </table:table-cell>
          <table:table-cell office:value-type="float" office:value="-1.0250000000000536E-3" table:formula="of:=[.J465]-[.$J$5]" table:style-name="ce1">
            <text:p>-0.001025</text:p>
          </table:table-cell>
          <table:table-cell office:value-type="float" office:value="23.0001" table:style-name="ce7">
            <text:p>23.0001</text:p>
          </table:table-cell>
          <table:table-cell office:value-type="float" office:value="-3.5193300000000002E-3" table:style-name="ce7">
            <text:p>-0.00351933</text:p>
          </table:table-cell>
          <table:table-cell office:value-type="float" office:value="-8.51442E-3" table:style-name="ce7">
            <text:p>-0.00851442</text:p>
          </table:table-cell>
          <table:table-cell table:number-columns-repeated="16368"/>
        </table:table-row>
        <table:table-row table:style-name="ro2">
          <table:table-cell office:value-type="float" office:value="9.2200000000000006" table:style-name="ce1">
            <text:p>9.22</text:p>
          </table:table-cell>
          <table:table-cell office:value-type="float" office:value="-1.2968E-2" table:style-name="ce1">
            <text:p>-0.012968</text:p>
          </table:table-cell>
          <table:table-cell office:value-type="float" office:value="9.2200000000000006" table:style-name="ce1">
            <text:p>9.22</text:p>
          </table:table-cell>
          <table:table-cell office:value-type="float" office:value="-4.7571000000000002E-2" table:style-name="ce1">
            <text:p>-0.047571</text:p>
          </table:table-cell>
          <table:table-cell office:value-type="float" office:value="3.9252000000000002E-2" table:style-name="ce1">
            <text:p>0.039252</text:p>
          </table:table-cell>
          <table:table-cell table:style-name="ce3"/>
          <table:table-cell office:value-type="float" office:value="23.05" table:style-name="ce7">
            <text:p>23.05</text:p>
          </table:table-cell>
          <table:table-cell office:value-type="float" office:value="0.65910899999999994" table:style-name="ce7">
            <text:p>0.659109</text:p>
          </table:table-cell>
          <table:table-cell office:value-type="float" office:value="0.65565399999999996" table:style-name="ce7">
            <text:p>0.655654</text:p>
          </table:table-cell>
          <table:table-cell office:value-type="float" office:value="0.65496600000000005" table:style-name="ce7">
            <text:p>0.654966</text:p>
          </table:table-cell>
          <table:table-cell office:value-type="float" office:value="2.4329999999999075E-3" table:formula="of:=[.H466]-[.$H$5]" table:style-name="ce1">
            <text:p>0.002433</text:p>
          </table:table-cell>
          <table:table-cell office:value-type="float" office:value="-1.0250000000000536E-3" table:formula="of:=[.I466]-[.$I$5]" table:style-name="ce1">
            <text:p>-0.001025</text:p>
          </table:table-cell>
          <table:table-cell office:value-type="float" office:value="-1.7129999999999646E-3" table:formula="of:=[.J466]-[.$J$5]" table:style-name="ce1">
            <text:p>-0.001713</text:p>
          </table:table-cell>
          <table:table-cell office:value-type="float" office:value="23.0501" table:style-name="ce7">
            <text:p>23.0501</text:p>
          </table:table-cell>
          <table:table-cell office:value-type="float" office:value="-4.4880900000000001E-3" table:style-name="ce7">
            <text:p>-0.00448809</text:p>
          </table:table-cell>
          <table:table-cell office:value-type="float" office:value="-7.9365700000000004E-3" table:style-name="ce7">
            <text:p>-0.00793657</text:p>
          </table:table-cell>
          <table:table-cell table:number-columns-repeated="16368"/>
        </table:table-row>
        <table:table-row table:style-name="ro2">
          <table:table-cell office:value-type="float" office:value="9.24" table:style-name="ce1">
            <text:p>9.24</text:p>
          </table:table-cell>
          <table:table-cell office:value-type="float" office:value="-1.1856999999999999E-2" table:style-name="ce1">
            <text:p>-0.011857</text:p>
          </table:table-cell>
          <table:table-cell office:value-type="float" office:value="9.24" table:style-name="ce1">
            <text:p>9.24</text:p>
          </table:table-cell>
          <table:table-cell office:value-type="float" office:value="-4.3386000000000001E-2" table:style-name="ce1">
            <text:p>-0.043386</text:p>
          </table:table-cell>
          <table:table-cell office:value-type="float" office:value="4.1936000000000001E-2" table:style-name="ce1">
            <text:p>0.041936</text:p>
          </table:table-cell>
          <table:table-cell table:style-name="ce3"/>
          <table:table-cell office:value-type="float" office:value="23.100100000000001" table:style-name="ce7">
            <text:p>23.1001</text:p>
          </table:table-cell>
          <table:table-cell office:value-type="float" office:value="0.658883" table:style-name="ce7">
            <text:p>0.658883</text:p>
          </table:table-cell>
          <table:table-cell office:value-type="float" office:value="0.65600099999999995" table:style-name="ce7">
            <text:p>0.656001</text:p>
          </table:table-cell>
          <table:table-cell office:value-type="float" office:value="0.65433699999999995" table:style-name="ce7">
            <text:p>0.654337</text:p>
          </table:table-cell>
          <table:table-cell office:value-type="float" office:value="2.206999999999959E-3" table:formula="of:=[.H467]-[.$H$5]" table:style-name="ce1">
            <text:p>0.002207</text:p>
          </table:table-cell>
          <table:table-cell office:value-type="float" office:value="-6.7800000000006744E-4" table:formula="of:=[.I467]-[.$I$5]" table:style-name="ce1">
            <text:p>-0.000678</text:p>
          </table:table-cell>
          <table:table-cell office:value-type="float" office:value="-2.3420000000000663E-3" table:formula="of:=[.J467]-[.$J$5]" table:style-name="ce1">
            <text:p>-0.002342</text:p>
          </table:table-cell>
          <table:table-cell office:value-type="float" office:value="23.1" table:style-name="ce7">
            <text:p>23.1</text:p>
          </table:table-cell>
          <table:table-cell office:value-type="float" office:value="-5.4345299999999999E-3" table:style-name="ce7">
            <text:p>-0.00543453</text:p>
          </table:table-cell>
          <table:table-cell office:value-type="float" office:value="-6.9669900000000002E-3" table:style-name="ce7">
            <text:p>-0.00696699</text:p>
          </table:table-cell>
          <table:table-cell table:number-columns-repeated="16368"/>
        </table:table-row>
        <table:table-row table:style-name="ro2">
          <table:table-cell office:value-type="float" office:value="9.26" table:style-name="ce1">
            <text:p>9.26</text:p>
          </table:table-cell>
          <table:table-cell office:value-type="float" office:value="-1.0668E-2" table:style-name="ce1">
            <text:p>-0.010668</text:p>
          </table:table-cell>
          <table:table-cell office:value-type="float" office:value="9.26" table:style-name="ce1">
            <text:p>9.26</text:p>
          </table:table-cell>
          <table:table-cell office:value-type="float" office:value="-3.8919000000000002E-2" table:style-name="ce1">
            <text:p>-0.038919</text:p>
          </table:table-cell>
          <table:table-cell office:value-type="float" office:value="4.4450000000000003E-2" table:style-name="ce1">
            <text:p>0.04445</text:p>
          </table:table-cell>
          <table:table-cell table:style-name="ce3"/>
          <table:table-cell office:value-type="float" office:value="23.150099999999998" table:style-name="ce7">
            <text:p>23.1501</text:p>
          </table:table-cell>
          <table:table-cell office:value-type="float" office:value="0.65858499999999998" table:style-name="ce7">
            <text:p>0.658585</text:p>
          </table:table-cell>
          <table:table-cell office:value-type="float" office:value="0.65635699999999997" table:style-name="ce7">
            <text:p>0.656357</text:p>
          </table:table-cell>
          <table:table-cell office:value-type="float" office:value="0.65379299999999996" table:style-name="ce7">
            <text:p>0.653793</text:p>
          </table:table-cell>
          <table:table-cell office:value-type="float" office:value="1.9089999999999385E-3" table:formula="of:=[.H468]-[.$H$5]" table:style-name="ce1">
            <text:p>0.001909</text:p>
          </table:table-cell>
          <table:table-cell office:value-type="float" office:value="-3.2200000000004447E-4" table:formula="of:=[.I468]-[.$I$5]" table:style-name="ce1">
            <text:p>-0.000322</text:p>
          </table:table-cell>
          <table:table-cell office:value-type="float" office:value="-2.8860000000000552E-3" table:formula="of:=[.J468]-[.$J$5]" table:style-name="ce1">
            <text:p>-0.002886</text:p>
          </table:table-cell>
          <table:table-cell office:value-type="float" office:value="23.15" table:style-name="ce7">
            <text:p>23.15</text:p>
          </table:table-cell>
          <table:table-cell office:value-type="float" office:value="-6.3722199999999996E-3" table:style-name="ce7">
            <text:p>-0.00637222</text:p>
          </table:table-cell>
          <table:table-cell office:value-type="float" office:value="-5.6293799999999998E-3" table:style-name="ce7">
            <text:p>-0.00562938</text:p>
          </table:table-cell>
          <table:table-cell table:number-columns-repeated="16368"/>
        </table:table-row>
        <table:table-row table:style-name="ro2">
          <table:table-cell office:value-type="float" office:value="9.2799999999999994" table:style-name="ce1">
            <text:p>9.28</text:p>
          </table:table-cell>
          <table:table-cell office:value-type="float" office:value="-9.4050000000000002E-3" table:style-name="ce1">
            <text:p>-0.009405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-3.4188000000000003E-2" table:style-name="ce1">
            <text:p>-0.034188</text:p>
          </table:table-cell>
          <table:table-cell office:value-type="float" office:value="4.6778E-2" table:style-name="ce1">
            <text:p>0.046778</text:p>
          </table:table-cell>
          <table:table-cell table:style-name="ce3"/>
          <table:table-cell office:value-type="float" office:value="23.200099999999999" table:style-name="ce7">
            <text:p>23.2001</text:p>
          </table:table-cell>
          <table:table-cell office:value-type="float" office:value="0.65822499999999995" table:style-name="ce7">
            <text:p>0.658225</text:p>
          </table:table-cell>
          <table:table-cell office:value-type="float" office:value="0.65670700000000004" table:style-name="ce7">
            <text:p>0.656707</text:p>
          </table:table-cell>
          <table:table-cell office:value-type="float" office:value="0.65336700000000003" table:style-name="ce7">
            <text:p>0.653367</text:p>
          </table:table-cell>
          <table:table-cell office:value-type="float" office:value="1.5489999999999116E-3" table:formula="of:=[.H469]-[.$H$5]" table:style-name="ce1">
            <text:p>0.001549</text:p>
          </table:table-cell>
          <table:table-cell office:value-type="float" office:value="2.8000000000028002E-5" table:formula="of:=[.I469]-[.$I$5]" table:style-name="ce1">
            <text:p>2.8E-05</text:p>
          </table:table-cell>
          <table:table-cell office:value-type="float" office:value="-3.3119999999999816E-3" table:formula="of:=[.J469]-[.$J$5]" table:style-name="ce1">
            <text:p>-0.003312</text:p>
          </table:table-cell>
          <table:table-cell office:value-type="float" office:value="23.200099999999999" table:style-name="ce7">
            <text:p>23.2001</text:p>
          </table:table-cell>
          <table:table-cell office:value-type="float" office:value="-7.2777099999999997E-3" table:style-name="ce7">
            <text:p>-0.00727771</text:p>
          </table:table-cell>
          <table:table-cell office:value-type="float" office:value="-3.9673800000000004E-3" table:style-name="ce7">
            <text:p>-0.00396738</text:p>
          </table:table-cell>
          <table:table-cell table:number-columns-repeated="16368"/>
        </table:table-row>
        <table:table-row table:style-name="ro2">
          <table:table-cell office:value-type="float" office:value="9.3000000000000007" table:style-name="ce1">
            <text:p>9.3</text:p>
          </table:table-cell>
          <table:table-cell office:value-type="float" office:value="-8.0739999999999996E-3" table:style-name="ce1">
            <text:p>-0.00807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-2.9211999999999998E-2" table:style-name="ce1">
            <text:p>-0.029212</text:p>
          </table:table-cell>
          <table:table-cell office:value-type="float" office:value="4.8904000000000003E-2" table:style-name="ce1">
            <text:p>0.048904</text:p>
          </table:table-cell>
          <table:table-cell table:style-name="ce3"/>
          <table:table-cell office:value-type="float" office:value="23.2501" table:style-name="ce7">
            <text:p>23.2501</text:p>
          </table:table-cell>
          <table:table-cell office:value-type="float" office:value="0.65782300000000005" table:style-name="ce7">
            <text:p>0.657823</text:p>
          </table:table-cell>
          <table:table-cell office:value-type="float" office:value="0.65704700000000005" table:style-name="ce7">
            <text:p>0.657047</text:p>
          </table:table-cell>
          <table:table-cell office:value-type="float" office:value="0.65307800000000005" table:style-name="ce7">
            <text:p>0.653078</text:p>
          </table:table-cell>
          <table:table-cell office:value-type="float" office:value="1.1470000000000091E-3" table:formula="of:=[.H470]-[.$H$5]" table:style-name="ce1">
            <text:p>0.001147</text:p>
          </table:table-cell>
          <table:table-cell office:value-type="float" office:value="3.6800000000003497E-4" table:formula="of:=[.I470]-[.$I$5]" table:style-name="ce1">
            <text:p>0.000368</text:p>
          </table:table-cell>
          <table:table-cell office:value-type="float" office:value="-3.6009999999999653E-3" table:formula="of:=[.J470]-[.$J$5]" table:style-name="ce1">
            <text:p>-0.003601</text:p>
          </table:table-cell>
          <table:table-cell office:value-type="float" office:value="23.2501" table:style-name="ce7">
            <text:p>23.2501</text:p>
          </table:table-cell>
          <table:table-cell office:value-type="float" office:value="-8.1144900000000002E-3" table:style-name="ce7">
            <text:p>-0.00811449</text:p>
          </table:table-cell>
          <table:table-cell office:value-type="float" office:value="-2.06704E-3" table:style-name="ce7">
            <text:p>-0.00206704</text:p>
          </table:table-cell>
          <table:table-cell table:number-columns-repeated="16368"/>
        </table:table-row>
        <table:table-row table:style-name="ro2">
          <table:table-cell office:value-type="float" office:value="9.32" table:style-name="ce1">
            <text:p>9.32</text:p>
          </table:table-cell>
          <table:table-cell office:value-type="float" office:value="-6.679E-3" table:style-name="ce1">
            <text:p>-0.006679</text:p>
          </table:table-cell>
          <table:table-cell office:value-type="float" office:value="9.32" table:style-name="ce1">
            <text:p>9.32</text:p>
          </table:table-cell>
          <table:table-cell office:value-type="float" office:value="-2.4013E-2" table:style-name="ce1">
            <text:p>-0.024013</text:p>
          </table:table-cell>
          <table:table-cell office:value-type="float" office:value="5.0811000000000002E-2" table:style-name="ce1">
            <text:p>0.050811</text:p>
          </table:table-cell>
          <table:table-cell table:style-name="ce3"/>
          <table:table-cell office:value-type="float" office:value="23.3001" table:style-name="ce7">
            <text:p>23.3001</text:p>
          </table:table-cell>
          <table:table-cell office:value-type="float" office:value="0.65739499999999995" table:style-name="ce7">
            <text:p>0.657395</text:p>
          </table:table-cell>
          <table:table-cell office:value-type="float" office:value="0.65738200000000002" table:style-name="ce7">
            <text:p>0.657382</text:p>
          </table:table-cell>
          <table:table-cell office:value-type="float" office:value="0.65294300000000005" table:style-name="ce7">
            <text:p>0.652943</text:p>
          </table:table-cell>
          <table:table-cell office:value-type="float" office:value="7.1899999999991415E-4" table:formula="of:=[.H471]-[.$H$5]" table:style-name="ce1">
            <text:p>0.000719</text:p>
          </table:table-cell>
          <table:table-cell office:value-type="float" office:value="7.0300000000000917E-4" table:formula="of:=[.I471]-[.$I$5]" table:style-name="ce1">
            <text:p>0.000703</text:p>
          </table:table-cell>
          <table:table-cell office:value-type="float" office:value="-3.7359999999999616E-3" table:formula="of:=[.J471]-[.$J$5]" table:style-name="ce1">
            <text:p>-0.003736</text:p>
          </table:table-cell>
          <table:table-cell office:value-type="float" office:value="23.3001" table:style-name="ce7">
            <text:p>23.3001</text:p>
          </table:table-cell>
          <table:table-cell office:value-type="float" office:value="-8.8440399999999992E-3" table:style-name="ce7">
            <text:p>-0.00884404</text:p>
          </table:table-cell>
          <table:table-cell office:value-type="float" office:value="1.8939500000000001E-5" table:style-name="ce7">
            <text:p>1.89395E-05</text:p>
          </table:table-cell>
          <table:table-cell table:number-columns-repeated="16368"/>
        </table:table-row>
        <table:table-row table:style-name="ro2">
          <table:table-cell office:value-type="float" office:value="9.34" table:style-name="ce1">
            <text:p>9.34</text:p>
          </table:table-cell>
          <table:table-cell office:value-type="float" office:value="-5.228E-3" table:style-name="ce1">
            <text:p>-0.005228</text:p>
          </table:table-cell>
          <table:table-cell office:value-type="float" office:value="9.34" table:style-name="ce1">
            <text:p>9.34</text:p>
          </table:table-cell>
          <table:table-cell office:value-type="float" office:value="-1.8615E-2" table:style-name="ce1">
            <text:p>-0.018615</text:p>
          </table:table-cell>
          <table:table-cell office:value-type="float" office:value="5.2484999999999997E-2" table:style-name="ce1">
            <text:p>0.052485</text:p>
          </table:table-cell>
          <table:table-cell table:style-name="ce3"/>
          <table:table-cell office:value-type="float" office:value="23.350100000000001" table:style-name="ce7">
            <text:p>23.3501</text:p>
          </table:table-cell>
          <table:table-cell office:value-type="float" office:value="0.65695899999999996" table:style-name="ce7">
            <text:p>0.656959</text:p>
          </table:table-cell>
          <table:table-cell office:value-type="float" office:value="0.65769999999999995" table:style-name="ce7">
            <text:p>0.6577</text:p>
          </table:table-cell>
          <table:table-cell office:value-type="float" office:value="0.65297099999999997" table:style-name="ce7">
            <text:p>0.652971</text:p>
          </table:table-cell>
          <table:table-cell office:value-type="float" office:value="2.829999999999222E-4" table:formula="of:=[.H472]-[.$H$5]" table:style-name="ce1">
            <text:p>0.000283</text:p>
          </table:table-cell>
          <table:table-cell office:value-type="float" office:value="1.0209999999999386E-3" table:formula="of:=[.I472]-[.$I$5]" table:style-name="ce1">
            <text:p>0.001021</text:p>
          </table:table-cell>
          <table:table-cell office:value-type="float" office:value="-3.7080000000000446E-3" table:formula="of:=[.J472]-[.$J$5]" table:style-name="ce1">
            <text:p>-0.003708</text:p>
          </table:table-cell>
          <table:table-cell office:value-type="float" office:value="23.350100000000001" table:style-name="ce7">
            <text:p>23.3501</text:p>
          </table:table-cell>
          <table:table-cell office:value-type="float" office:value="-9.4356100000000005E-3" table:style-name="ce7">
            <text:p>-0.00943561</text:p>
          </table:table-cell>
          <table:table-cell office:value-type="float" office:value="2.1938399999999999E-3" table:style-name="ce7">
            <text:p>0.00219384</text:p>
          </table:table-cell>
          <table:table-cell table:number-columns-repeated="16368"/>
        </table:table-row>
        <table:table-row table:style-name="ro2">
          <table:table-cell office:value-type="float" office:value="9.36" table:style-name="ce1">
            <text:p>9.36</text:p>
          </table:table-cell>
          <table:table-cell office:value-type="float" office:value="-3.7269999999999998E-3" table:style-name="ce1">
            <text:p>-0.003727</text:p>
          </table:table-cell>
          <table:table-cell office:value-type="float" office:value="9.36" table:style-name="ce1">
            <text:p>9.36</text:p>
          </table:table-cell>
          <table:table-cell office:value-type="float" office:value="-1.3043000000000001E-2" table:style-name="ce1">
            <text:p>-0.013043</text:p>
          </table:table-cell>
          <table:table-cell office:value-type="float" office:value="5.3912000000000002E-2" table:style-name="ce1">
            <text:p>0.053912</text:p>
          </table:table-cell>
          <table:table-cell table:style-name="ce3"/>
          <table:table-cell office:value-type="float" office:value="23.400099999999998" table:style-name="ce7">
            <text:p>23.4001</text:p>
          </table:table-cell>
          <table:table-cell office:value-type="float" office:value="0.65654000000000001" table:style-name="ce7">
            <text:p>0.65654</text:p>
          </table:table-cell>
          <table:table-cell office:value-type="float" office:value="0.65799399999999997" table:style-name="ce7">
            <text:p>0.657994</text:p>
          </table:table-cell>
          <table:table-cell office:value-type="float" office:value="0.65316300000000005" table:style-name="ce7">
            <text:p>0.653163</text:p>
          </table:table-cell>
          <table:table-cell office:value-type="float" office:value="-1.3600000000002499E-4" table:formula="of:=[.H473]-[.$H$5]" table:style-name="ce1">
            <text:p>-0.000136</text:p>
          </table:table-cell>
          <table:table-cell office:value-type="float" office:value="1.3149999999999551E-3" table:formula="of:=[.I473]-[.$I$5]" table:style-name="ce1">
            <text:p>0.001315</text:p>
          </table:table-cell>
          <table:table-cell office:value-type="float" office:value="-3.5159999999999636E-3" table:formula="of:=[.J473]-[.$J$5]" table:style-name="ce1">
            <text:p>-0.003516</text:p>
          </table:table-cell>
          <table:table-cell office:value-type="float" office:value="23.400099999999998" table:style-name="ce7">
            <text:p>23.4001</text:p>
          </table:table-cell>
          <table:table-cell office:value-type="float" office:value="-9.8423E-3" table:style-name="ce7">
            <text:p>-0.0098423</text:p>
          </table:table-cell>
          <table:table-cell office:value-type="float" office:value="4.3121000000000001E-3" table:style-name="ce7">
            <text:p>0.0043121</text:p>
          </table:table-cell>
          <table:table-cell table:number-columns-repeated="16368"/>
        </table:table-row>
        <table:table-row table:style-name="ro2">
          <table:table-cell office:value-type="float" office:value="9.3800000000000008" table:style-name="ce1">
            <text:p>9.38</text:p>
          </table:table-cell>
          <table:table-cell office:value-type="float" office:value="-2.1840000000000002E-3" table:style-name="ce1">
            <text:p>-0.002184</text:p>
          </table:table-cell>
          <table:table-cell office:value-type="float" office:value="9.3800000000000008" table:style-name="ce1">
            <text:p>9.38</text:p>
          </table:table-cell>
          <table:table-cell office:value-type="float" office:value="-7.3229999999999996E-3" table:style-name="ce1">
            <text:p>-0.007323</text:p>
          </table:table-cell>
          <table:table-cell office:value-type="float" office:value="5.5079000000000003E-2" table:style-name="ce1">
            <text:p>0.055079</text:p>
          </table:table-cell>
          <table:table-cell table:style-name="ce3"/>
          <table:table-cell office:value-type="float" office:value="23.450099999999999" table:style-name="ce7">
            <text:p>23.4501</text:p>
          </table:table-cell>
          <table:table-cell office:value-type="float" office:value="0.65614499999999998" table:style-name="ce7">
            <text:p>0.656145</text:p>
          </table:table-cell>
          <table:table-cell office:value-type="float" office:value="0.65825999999999996" table:style-name="ce7">
            <text:p>0.65826</text:p>
          </table:table-cell>
          <table:table-cell office:value-type="float" office:value="0.65351199999999998" table:style-name="ce7">
            <text:p>0.653512</text:p>
          </table:table-cell>
          <table:table-cell office:value-type="float" office:value="-5.310000000000592E-4" table:formula="of:=[.H474]-[.$H$5]" table:style-name="ce1">
            <text:p>-0.000531</text:p>
          </table:table-cell>
          <table:table-cell office:value-type="float" office:value="1.5809999999999436E-3" table:formula="of:=[.I474]-[.$I$5]" table:style-name="ce1">
            <text:p>0.001581</text:p>
          </table:table-cell>
          <table:table-cell office:value-type="float" office:value="-3.1670000000000309E-3" table:formula="of:=[.J474]-[.$J$5]" table:style-name="ce1">
            <text:p>-0.003167</text:p>
          </table:table-cell>
          <table:table-cell office:value-type="float" office:value="23.450099999999999" table:style-name="ce7">
            <text:p>23.4501</text:p>
          </table:table-cell>
          <table:table-cell office:value-type="float" office:value="-1.00546E-2" table:style-name="ce7">
            <text:p>-0.0100546</text:p>
          </table:table-cell>
          <table:table-cell office:value-type="float" office:value="6.3600100000000001E-3" table:style-name="ce7">
            <text:p>0.00636001</text:p>
          </table:table-cell>
          <table:table-cell table:number-columns-repeated="16368"/>
        </table:table-row>
        <table:table-row table:style-name="ro2">
          <table:table-cell office:value-type="float" office:value="9.4" table:style-name="ce1">
            <text:p>9.4</text:p>
          </table:table-cell>
          <table:table-cell office:value-type="float" office:value="-6.0499999999999996E-4" table:style-name="ce1">
            <text:p>-0.000605</text:p>
          </table:table-cell>
          <table:table-cell office:value-type="float" office:value="9.4" table:style-name="ce1">
            <text:p>9.4</text:p>
          </table:table-cell>
          <table:table-cell office:value-type="float" office:value="-1.485E-3" table:style-name="ce1">
            <text:p>-0.001485</text:p>
          </table:table-cell>
          <table:table-cell office:value-type="float" office:value="5.5974999999999997E-2" table:style-name="ce1">
            <text:p>0.055975</text:p>
          </table:table-cell>
          <table:table-cell table:style-name="ce3"/>
          <table:table-cell office:value-type="float" office:value="23.5" table:style-name="ce7">
            <text:p>23.5</text:p>
          </table:table-cell>
          <table:table-cell office:value-type="float" office:value="0.65579500000000002" table:style-name="ce7">
            <text:p>0.655795</text:p>
          </table:table-cell>
          <table:table-cell office:value-type="float" office:value="0.65847699999999998" table:style-name="ce7">
            <text:p>0.658477</text:p>
          </table:table-cell>
          <table:table-cell office:value-type="float" office:value="0.65400000000000003" table:style-name="ce7">
            <text:p>0.654</text:p>
          </table:table-cell>
          <table:table-cell office:value-type="float" office:value="-8.8100000000002066E-4" table:formula="of:=[.H475]-[.$H$5]" table:style-name="ce1">
            <text:p>-0.000881</text:p>
          </table:table-cell>
          <table:table-cell office:value-type="float" office:value="1.7979999999999663E-3" table:formula="of:=[.I475]-[.$I$5]" table:style-name="ce1">
            <text:p>0.001798</text:p>
          </table:table-cell>
          <table:table-cell office:value-type="float" office:value="-2.6789999999999869E-3" table:formula="of:=[.J475]-[.$J$5]" table:style-name="ce1">
            <text:p>-0.002679</text:p>
          </table:table-cell>
          <table:table-cell office:value-type="float" office:value="23.5001" table:style-name="ce7">
            <text:p>23.5001</text:p>
          </table:table-cell>
          <table:table-cell office:value-type="float" office:value="-1.0071200000000001E-2" table:style-name="ce7">
            <text:p>-0.0100712</text:p>
          </table:table-cell>
          <table:table-cell office:value-type="float" office:value="8.1886400000000005E-3" table:style-name="ce7">
            <text:p>0.00818864</text:p>
          </table:table-cell>
          <table:table-cell table:number-columns-repeated="16368"/>
        </table:table-row>
        <table:table-row table:style-name="ro2">
          <table:table-cell office:value-type="float" office:value="9.42" table:style-name="ce1">
            <text:p>9.42</text:p>
          </table:table-cell>
          <table:table-cell office:value-type="float" office:value="1E-3" table:style-name="ce1">
            <text:p>0.001</text:p>
          </table:table-cell>
          <table:table-cell office:value-type="float" office:value="9.42" table:style-name="ce1">
            <text:p>9.42</text:p>
          </table:table-cell>
          <table:table-cell office:value-type="float" office:value="4.4429999999999999E-3" table:style-name="ce1">
            <text:p>0.004443</text:p>
          </table:table-cell>
          <table:table-cell office:value-type="float" office:value="5.6590000000000001E-2" table:style-name="ce1">
            <text:p>0.05659</text:p>
          </table:table-cell>
          <table:table-cell table:style-name="ce3"/>
          <table:table-cell office:value-type="float" office:value="23.5501" table:style-name="ce7">
            <text:p>23.5501</text:p>
          </table:table-cell>
          <table:table-cell office:value-type="float" office:value="0.65549599999999997" table:style-name="ce7">
            <text:p>0.655496</text:p>
          </table:table-cell>
          <table:table-cell office:value-type="float" office:value="0.65862699999999996" table:style-name="ce7">
            <text:p>0.658627</text:p>
          </table:table-cell>
          <table:table-cell office:value-type="float" office:value="0.65461899999999995" table:style-name="ce7">
            <text:p>0.654619</text:p>
          </table:table-cell>
          <table:table-cell office:value-type="float" office:value="-1.1800000000000699E-3" table:formula="of:=[.H476]-[.$H$5]" table:style-name="ce1">
            <text:p>-0.00118</text:p>
          </table:table-cell>
          <table:table-cell office:value-type="float" office:value="1.9479999999999498E-3" table:formula="of:=[.I476]-[.$I$5]" table:style-name="ce1">
            <text:p>0.001948</text:p>
          </table:table-cell>
          <table:table-cell office:value-type="float" office:value="-2.0600000000000618E-3" table:formula="of:=[.J476]-[.$J$5]" table:style-name="ce1">
            <text:p>-0.00206</text:p>
          </table:table-cell>
          <table:table-cell office:value-type="float" office:value="23.55" table:style-name="ce7">
            <text:p>23.55</text:p>
          </table:table-cell>
          <table:table-cell office:value-type="float" office:value="-9.9033000000000003E-3" table:style-name="ce7">
            <text:p>-0.0099033</text:p>
          </table:table-cell>
          <table:table-cell office:value-type="float" office:value="9.7437099999999992E-3" table:style-name="ce7">
            <text:p>0.00974371</text:p>
          </table:table-cell>
          <table:table-cell table:number-columns-repeated="16368"/>
        </table:table-row>
        <table:table-row table:style-name="ro2">
          <table:table-cell office:value-type="float" office:value="9.44" table:style-name="ce1">
            <text:p>9.44</text:p>
          </table:table-cell>
          <table:table-cell office:value-type="float" office:value="2.624E-3" table:style-name="ce1">
            <text:p>0.002624</text:p>
          </table:table-cell>
          <table:table-cell office:value-type="float" office:value="9.44" table:style-name="ce1">
            <text:p>9.44</text:p>
          </table:table-cell>
          <table:table-cell office:value-type="float" office:value="1.0429000000000001E-2" table:style-name="ce1">
            <text:p>0.010429</text:p>
          </table:table-cell>
          <table:table-cell office:value-type="float" office:value="5.6915E-2" table:style-name="ce1">
            <text:p>0.056915</text:p>
          </table:table-cell>
          <table:table-cell table:style-name="ce3"/>
          <table:table-cell office:value-type="float" office:value="23.600100000000001" table:style-name="ce7">
            <text:p>23.6001</text:p>
          </table:table-cell>
          <table:table-cell office:value-type="float" office:value="0.65525500000000003" table:style-name="ce7">
            <text:p>0.655255</text:p>
          </table:table-cell>
          <table:table-cell office:value-type="float" office:value="0.65869299999999997" table:style-name="ce7">
            <text:p>0.658693</text:p>
          </table:table-cell>
          <table:table-cell office:value-type="float" office:value="0.65533799999999998" table:style-name="ce7">
            <text:p>0.655338</text:p>
          </table:table-cell>
          <table:table-cell office:value-type="float" office:value="-1.4210000000000056E-3" table:formula="of:=[.H477]-[.$H$5]" table:style-name="ce1">
            <text:p>-0.001421</text:p>
          </table:table-cell>
          <table:table-cell office:value-type="float" office:value="2.0139999999999603E-3" table:formula="of:=[.I477]-[.$I$5]" table:style-name="ce1">
            <text:p>0.002014</text:p>
          </table:table-cell>
          <table:table-cell office:value-type="float" office:value="-1.3410000000000366E-3" table:formula="of:=[.J477]-[.$J$5]" table:style-name="ce1">
            <text:p>-0.001341</text:p>
          </table:table-cell>
          <table:table-cell office:value-type="float" office:value="23.6" table:style-name="ce7">
            <text:p>23.6</text:p>
          </table:table-cell>
          <table:table-cell office:value-type="float" office:value="-9.6157499999999993E-3" table:style-name="ce7">
            <text:p>-0.00961575</text:p>
          </table:table-cell>
          <table:table-cell office:value-type="float" office:value="1.09911E-2" table:style-name="ce7">
            <text:p>0.0109911</text:p>
          </table:table-cell>
          <table:table-cell table:number-columns-repeated="16368"/>
        </table:table-row>
        <table:table-row table:style-name="ro2">
          <table:table-cell office:value-type="float" office:value="9.4600000000000009" table:style-name="ce1">
            <text:p>9.46</text:p>
          </table:table-cell>
          <table:table-cell office:value-type="float" office:value="4.2560000000000002E-3" table:style-name="ce1">
            <text:p>0.004256</text:p>
          </table:table-cell>
          <table:table-cell office:value-type="float" office:value="9.4600000000000009" table:style-name="ce1">
            <text:p>9.46</text:p>
          </table:table-cell>
          <table:table-cell office:value-type="float" office:value="1.6441000000000001E-2" table:style-name="ce1">
            <text:p>0.016441</text:p>
          </table:table-cell>
          <table:table-cell office:value-type="float" office:value="5.6945000000000003E-2" table:style-name="ce1">
            <text:p>0.056945</text:p>
          </table:table-cell>
          <table:table-cell table:style-name="ce3"/>
          <table:table-cell office:value-type="float" office:value="23.65" table:style-name="ce7">
            <text:p>23.65</text:p>
          </table:table-cell>
          <table:table-cell office:value-type="float" office:value="0.65507300000000002" table:style-name="ce7">
            <text:p>0.655073</text:p>
          </table:table-cell>
          <table:table-cell office:value-type="float" office:value="0.65865899999999999" table:style-name="ce7">
            <text:p>0.658659</text:p>
          </table:table-cell>
          <table:table-cell office:value-type="float" office:value="0.65613500000000002" table:style-name="ce7">
            <text:p>0.656135</text:p>
          </table:table-cell>
          <table:table-cell office:value-type="float" office:value="-1.6030000000000211E-3" table:formula="of:=[.H478]-[.$H$5]" table:style-name="ce1">
            <text:p>-0.001603</text:p>
          </table:table-cell>
          <table:table-cell office:value-type="float" office:value="1.9799999999999818E-3" table:formula="of:=[.I478]-[.$I$5]" table:style-name="ce1">
            <text:p>0.00198</text:p>
          </table:table-cell>
          <table:table-cell office:value-type="float" office:value="-5.4399999999998894E-4" table:formula="of:=[.J478]-[.$J$5]" table:style-name="ce1">
            <text:p>-0.000544</text:p>
          </table:table-cell>
          <table:table-cell office:value-type="float" office:value="23.650099999999998" table:style-name="ce7">
            <text:p>23.6501</text:p>
          </table:table-cell>
          <table:table-cell office:value-type="float" office:value="-9.2444599999999995E-3" table:style-name="ce7">
            <text:p>-0.00924446</text:p>
          </table:table-cell>
          <table:table-cell office:value-type="float" office:value="1.18379E-2" table:style-name="ce7">
            <text:p>0.0118379</text:p>
          </table:table-cell>
          <table:table-cell table:number-columns-repeated="16368"/>
        </table:table-row>
        <table:table-row table:style-name="ro2">
          <table:table-cell office:value-type="float" office:value="9.48" table:style-name="ce1">
            <text:p>9.48</text:p>
          </table:table-cell>
          <table:table-cell office:value-type="float" office:value="5.8890000000000001E-3" table:style-name="ce1">
            <text:p>0.005889</text:p>
          </table:table-cell>
          <table:table-cell office:value-type="float" office:value="9.48" table:style-name="ce1">
            <text:p>9.48</text:p>
          </table:table-cell>
          <table:table-cell office:value-type="float" office:value="2.2447000000000002E-2" table:style-name="ce1">
            <text:p>0.022447</text:p>
          </table:table-cell>
          <table:table-cell office:value-type="float" office:value="5.6674000000000002E-2" table:style-name="ce1">
            <text:p>0.056674</text:p>
          </table:table-cell>
          <table:table-cell table:style-name="ce3"/>
          <table:table-cell office:value-type="float" office:value="23.700099999999999" table:style-name="ce7">
            <text:p>23.7001</text:p>
          </table:table-cell>
          <table:table-cell office:value-type="float" office:value="0.65495199999999998" table:style-name="ce7">
            <text:p>0.654952</text:p>
          </table:table-cell>
          <table:table-cell office:value-type="float" office:value="0.65851400000000004" table:style-name="ce7">
            <text:p>0.658514</text:p>
          </table:table-cell>
          <table:table-cell office:value-type="float" office:value="0.65697899999999998" table:style-name="ce7">
            <text:p>0.656979</text:p>
          </table:table-cell>
          <table:table-cell office:value-type="float" office:value="-1.7240000000000588E-3" table:formula="of:=[.H479]-[.$H$5]" table:style-name="ce1">
            <text:p>-0.001724</text:p>
          </table:table-cell>
          <table:table-cell office:value-type="float" office:value="1.8350000000000311E-3" table:formula="of:=[.I479]-[.$I$5]" table:style-name="ce1">
            <text:p>0.001835</text:p>
          </table:table-cell>
          <table:table-cell office:value-type="float" office:value="2.9999999999996696E-4" table:formula="of:=[.J479]-[.$J$5]" table:style-name="ce1">
            <text:p>0.0003</text:p>
          </table:table-cell>
          <table:table-cell office:value-type="float" office:value="23.7" table:style-name="ce7">
            <text:p>23.7</text:p>
          </table:table-cell>
          <table:table-cell office:value-type="float" office:value="-8.87487E-3" table:style-name="ce7">
            <text:p>-0.00887487</text:p>
          </table:table-cell>
          <table:table-cell office:value-type="float" office:value="1.2309E-2" table:style-name="ce7">
            <text:p>0.012309</text:p>
          </table:table-cell>
          <table:table-cell table:number-columns-repeated="16368"/>
        </table:table-row>
        <table:table-row table:style-name="ro2">
          <table:table-cell office:value-type="float" office:value="9.5" table:style-name="ce1">
            <text:p>9.5</text:p>
          </table:table-cell>
          <table:table-cell office:value-type="float" office:value="7.5129999999999997E-3" table:style-name="ce1">
            <text:p>0.007513</text:p>
          </table:table-cell>
          <table:table-cell office:value-type="float" office:value="9.5" table:style-name="ce1">
            <text:p>9.5</text:p>
          </table:table-cell>
          <table:table-cell office:value-type="float" office:value="2.8413999999999998E-2" table:style-name="ce1">
            <text:p>0.028414</text:p>
          </table:table-cell>
          <table:table-cell office:value-type="float" office:value="5.6099000000000003E-2" table:style-name="ce1">
            <text:p>0.056099</text:p>
          </table:table-cell>
          <table:table-cell table:style-name="ce3"/>
          <table:table-cell office:value-type="float" office:value="23.75" table:style-name="ce7">
            <text:p>23.75</text:p>
          </table:table-cell>
          <table:table-cell office:value-type="float" office:value="0.65488800000000003" table:style-name="ce7">
            <text:p>0.654888</text:p>
          </table:table-cell>
          <table:table-cell office:value-type="float" office:value="0.65825699999999998" table:style-name="ce7">
            <text:p>0.658257</text:p>
          </table:table-cell>
          <table:table-cell office:value-type="float" office:value="0.65784699999999996" table:style-name="ce7">
            <text:p>0.657847</text:p>
          </table:table-cell>
          <table:table-cell office:value-type="float" office:value="-1.7880000000000118E-3" table:formula="of:=[.H480]-[.$H$5]" table:style-name="ce1">
            <text:p>-0.001788</text:p>
          </table:table-cell>
          <table:table-cell office:value-type="float" office:value="1.5779999999999683E-3" table:formula="of:=[.I480]-[.$I$5]" table:style-name="ce1">
            <text:p>0.001578</text:p>
          </table:table-cell>
          <table:table-cell office:value-type="float" office:value="1.1679999999999469E-3" table:formula="of:=[.J480]-[.$J$5]" table:style-name="ce1">
            <text:p>0.001168</text:p>
          </table:table-cell>
          <table:table-cell office:value-type="float" office:value="23.75" table:style-name="ce7">
            <text:p>23.75</text:p>
          </table:table-cell>
          <table:table-cell office:value-type="float" office:value="-8.58277E-3" table:style-name="ce7">
            <text:p>-0.00858277</text:p>
          </table:table-cell>
          <table:table-cell office:value-type="float" office:value="1.2378699999999999E-2" table:style-name="ce7">
            <text:p>0.0123787</text:p>
          </table:table-cell>
          <table:table-cell table:number-columns-repeated="16368"/>
        </table:table-row>
        <table:table-row table:style-name="ro2">
          <table:table-cell office:value-type="float" office:value="9.52" table:style-name="ce1">
            <text:p>9.52</text:p>
          </table:table-cell>
          <table:table-cell office:value-type="float" office:value="9.1179999999999994E-3" table:style-name="ce1">
            <text:p>0.009118</text:p>
          </table:table-cell>
          <table:table-cell office:value-type="float" office:value="9.52" table:style-name="ce1">
            <text:p>9.52</text:p>
          </table:table-cell>
          <table:table-cell office:value-type="float" office:value="3.4308999999999999E-2" table:style-name="ce1">
            <text:p>0.034309</text:p>
          </table:table-cell>
          <table:table-cell office:value-type="float" office:value="5.5220999999999999E-2" table:style-name="ce1">
            <text:p>0.055221</text:p>
          </table:table-cell>
          <table:table-cell table:style-name="ce3"/>
          <table:table-cell office:value-type="float" office:value="23.8002" table:style-name="ce7">
            <text:p>23.8002</text:p>
          </table:table-cell>
          <table:table-cell office:value-type="float" office:value="0.65487700000000004" table:style-name="ce7">
            <text:p>0.654877</text:p>
          </table:table-cell>
          <table:table-cell office:value-type="float" office:value="0.65789799999999998" table:style-name="ce7">
            <text:p>0.657898</text:p>
          </table:table-cell>
          <table:table-cell office:value-type="float" office:value="0.65870799999999996" table:style-name="ce7">
            <text:p>0.658708</text:p>
          </table:table-cell>
          <table:table-cell office:value-type="float" office:value="-1.798999999999995E-3" table:formula="of:=[.H481]-[.$H$5]" table:style-name="ce1">
            <text:p>-0.001799</text:p>
          </table:table-cell>
          <table:table-cell office:value-type="float" office:value="1.2189999999999701E-3" table:formula="of:=[.I481]-[.$I$5]" table:style-name="ce1">
            <text:p>0.001219</text:p>
          </table:table-cell>
          <table:table-cell office:value-type="float" office:value="2.0289999999999475E-3" table:formula="of:=[.J481]-[.$J$5]" table:style-name="ce1">
            <text:p>0.002029</text:p>
          </table:table-cell>
          <table:table-cell office:value-type="float" office:value="23.8001" table:style-name="ce7">
            <text:p>23.8001</text:p>
          </table:table-cell>
          <table:table-cell office:value-type="float" office:value="-8.4174300000000001E-3" table:style-name="ce7">
            <text:p>-0.00841743</text:p>
          </table:table-cell>
          <table:table-cell office:value-type="float" office:value="1.2038500000000001E-2" table:style-name="ce7">
            <text:p>0.0120385</text:p>
          </table:table-cell>
          <table:table-cell table:number-columns-repeated="16368"/>
        </table:table-row>
        <table:table-row table:style-name="ro2">
          <table:table-cell office:value-type="float" office:value="9.5399999999999991" table:style-name="ce1">
            <text:p>9.54</text:p>
          </table:table-cell>
          <table:table-cell office:value-type="float" office:value="1.0695E-2" table:style-name="ce1">
            <text:p>0.010695</text:p>
          </table:table-cell>
          <table:table-cell office:value-type="float" office:value="9.5399999999999991" table:style-name="ce1">
            <text:p>9.54</text:p>
          </table:table-cell>
          <table:table-cell office:value-type="float" office:value="4.0098000000000002E-2" table:style-name="ce1">
            <text:p>0.040098</text:p>
          </table:table-cell>
          <table:table-cell office:value-type="float" office:value="5.4039999999999998E-2" table:style-name="ce1">
            <text:p>0.05404</text:p>
          </table:table-cell>
          <table:table-cell table:style-name="ce3"/>
          <table:table-cell office:value-type="float" office:value="23.85" table:style-name="ce7">
            <text:p>23.85</text:p>
          </table:table-cell>
          <table:table-cell office:value-type="float" office:value="0.65491200000000005" table:style-name="ce7">
            <text:p>0.654912</text:p>
          </table:table-cell>
          <table:table-cell office:value-type="float" office:value="0.65746300000000002" table:style-name="ce7">
            <text:p>0.657463</text:p>
          </table:table-cell>
          <table:table-cell office:value-type="float" office:value="0.65953200000000001" table:style-name="ce7">
            <text:p>0.659532</text:p>
          </table:table-cell>
          <table:table-cell office:value-type="float" office:value="-1.7639999999999878E-3" table:formula="of:=[.H482]-[.$H$5]" table:style-name="ce1">
            <text:p>-0.001764</text:p>
          </table:table-cell>
          <table:table-cell office:value-type="float" office:value="7.8400000000000691E-4" table:formula="of:=[.I482]-[.$I$5]" table:style-name="ce1">
            <text:p>0.000784</text:p>
          </table:table-cell>
          <table:table-cell office:value-type="float" office:value="2.8529999999999944E-3" table:formula="of:=[.J482]-[.$J$5]" table:style-name="ce1">
            <text:p>0.002853</text:p>
          </table:table-cell>
          <table:table-cell office:value-type="float" office:value="23.850100000000001" table:style-name="ce7">
            <text:p>23.8501</text:p>
          </table:table-cell>
          <table:table-cell office:value-type="float" office:value="-8.4389200000000008E-3" table:style-name="ce7">
            <text:p>-0.00843892</text:p>
          </table:table-cell>
          <table:table-cell office:value-type="float" office:value="1.13306E-2" table:style-name="ce7">
            <text:p>0.0113306</text:p>
          </table:table-cell>
          <table:table-cell table:number-columns-repeated="16368"/>
        </table:table-row>
        <table:table-row table:style-name="ro2">
          <table:table-cell office:value-type="float" office:value="9.56" table:style-name="ce1">
            <text:p>9.56</text:p>
          </table:table-cell>
          <table:table-cell office:value-type="float" office:value="1.2234E-2" table:style-name="ce1">
            <text:p>0.012234</text:p>
          </table:table-cell>
          <table:table-cell office:value-type="float" office:value="9.56" table:style-name="ce1">
            <text:p>9.56</text:p>
          </table:table-cell>
          <table:table-cell office:value-type="float" office:value="4.5747000000000003E-2" table:style-name="ce1">
            <text:p>0.045747</text:p>
          </table:table-cell>
          <table:table-cell office:value-type="float" office:value="5.2560000000000003E-2" table:style-name="ce1">
            <text:p>0.05256</text:p>
          </table:table-cell>
          <table:table-cell table:style-name="ce3"/>
          <table:table-cell office:value-type="float" office:value="23.9" table:style-name="ce7">
            <text:p>23.9</text:p>
          </table:table-cell>
          <table:table-cell office:value-type="float" office:value="0.65498999999999996" table:style-name="ce7">
            <text:p>0.65499</text:p>
          </table:table-cell>
          <table:table-cell office:value-type="float" office:value="0.65697300000000003" table:style-name="ce7">
            <text:p>0.656973</text:p>
          </table:table-cell>
          <table:table-cell office:value-type="float" office:value="0.66029599999999999" table:style-name="ce7">
            <text:p>0.660296</text:p>
          </table:table-cell>
          <table:table-cell office:value-type="float" office:value="-1.6860000000000763E-3" table:formula="of:=[.H483]-[.$H$5]" table:style-name="ce1">
            <text:p>-0.001686</text:p>
          </table:table-cell>
          <table:table-cell office:value-type="float" office:value="2.9400000000001647E-4" table:formula="of:=[.I483]-[.$I$5]" table:style-name="ce1">
            <text:p>0.000294</text:p>
          </table:table-cell>
          <table:table-cell office:value-type="float" office:value="3.6169999999999813E-3" table:formula="of:=[.J483]-[.$J$5]" table:style-name="ce1">
            <text:p>0.003617</text:p>
          </table:table-cell>
          <table:table-cell office:value-type="float" office:value="23.900099999999998" table:style-name="ce7">
            <text:p>23.9001</text:p>
          </table:table-cell>
          <table:table-cell office:value-type="float" office:value="-8.6686000000000003E-3" table:style-name="ce7">
            <text:p>-0.0086686</text:p>
          </table:table-cell>
          <table:table-cell office:value-type="float" office:value="1.0272399999999999E-2" table:style-name="ce7">
            <text:p>0.0102724</text:p>
          </table:table-cell>
          <table:table-cell table:number-columns-repeated="16368"/>
        </table:table-row>
        <table:table-row table:style-name="ro2">
          <table:table-cell office:value-type="float" office:value="9.58" table:style-name="ce1">
            <text:p>9.58</text:p>
          </table:table-cell>
          <table:table-cell office:value-type="float" office:value="1.3727E-2" table:style-name="ce1">
            <text:p>0.013727</text:p>
          </table:table-cell>
          <table:table-cell office:value-type="float" office:value="9.58" table:style-name="ce1">
            <text:p>9.58</text:p>
          </table:table-cell>
          <table:table-cell office:value-type="float" office:value="5.1225E-2" table:style-name="ce1">
            <text:p>0.051225</text:p>
          </table:table-cell>
          <table:table-cell office:value-type="float" office:value="5.0785999999999998E-2" table:style-name="ce1">
            <text:p>0.050786</text:p>
          </table:table-cell>
          <table:table-cell table:style-name="ce3"/>
          <table:table-cell office:value-type="float" office:value="23.95" table:style-name="ce7">
            <text:p>23.95</text:p>
          </table:table-cell>
          <table:table-cell office:value-type="float" office:value="0.65510599999999997" table:style-name="ce7">
            <text:p>0.655106</text:p>
          </table:table-cell>
          <table:table-cell office:value-type="float" office:value="0.65647599999999995" table:style-name="ce7">
            <text:p>0.656476</text:p>
          </table:table-cell>
          <table:table-cell office:value-type="float" office:value="0.66097300000000003" table:style-name="ce7">
            <text:p>0.660973</text:p>
          </table:table-cell>
          <table:table-cell office:value-type="float" office:value="-1.5700000000000713E-3" table:formula="of:=[.H484]-[.$H$5]" table:style-name="ce1">
            <text:p>-0.00157</text:p>
          </table:table-cell>
          <table:table-cell office:value-type="float" office:value="-2.0300000000006424E-4" table:formula="of:=[.I484]-[.$I$5]" table:style-name="ce1">
            <text:p>-0.000203</text:p>
          </table:table-cell>
          <table:table-cell office:value-type="float" office:value="4.29400000000002E-3" table:formula="of:=[.J484]-[.$J$5]" table:style-name="ce1">
            <text:p>0.004294</text:p>
          </table:table-cell>
          <table:table-cell office:value-type="float" office:value="23.95" table:style-name="ce7">
            <text:p>23.95</text:p>
          </table:table-cell>
          <table:table-cell office:value-type="float" office:value="-9.1005200000000008E-3" table:style-name="ce7">
            <text:p>-0.00910052</text:p>
          </table:table-cell>
          <table:table-cell office:value-type="float" office:value="8.9245899999999996E-3" table:style-name="ce7">
            <text:p>0.00892459</text:p>
          </table:table-cell>
          <table:table-cell table:number-columns-repeated="16368"/>
        </table:table-row>
        <table:table-row table:style-name="ro2">
          <table:table-cell office:value-type="float" office:value="9.6" table:style-name="ce1">
            <text:p>9.6</text:p>
          </table:table-cell>
          <table:table-cell office:value-type="float" office:value="1.5164E-2" table:style-name="ce1">
            <text:p>0.015164</text:p>
          </table:table-cell>
          <table:table-cell office:value-type="float" office:value="9.6" table:style-name="ce1">
            <text:p>9.6</text:p>
          </table:table-cell>
          <table:table-cell office:value-type="float" office:value="5.6500000000000002E-2" table:style-name="ce1">
            <text:p>0.0565</text:p>
          </table:table-cell>
          <table:table-cell office:value-type="float" office:value="4.8724999999999997E-2" table:style-name="ce1">
            <text:p>0.048725</text:p>
          </table:table-cell>
          <table:table-cell table:style-name="ce3"/>
          <table:table-cell office:value-type="float" office:value="24.0001" table:style-name="ce7">
            <text:p>24.0001</text:p>
          </table:table-cell>
          <table:table-cell office:value-type="float" office:value="0.655254" table:style-name="ce7">
            <text:p>0.655254</text:p>
          </table:table-cell>
          <table:table-cell office:value-type="float" office:value="0.656003" table:style-name="ce7">
            <text:p>0.656003</text:p>
          </table:table-cell>
          <table:table-cell office:value-type="float" office:value="0.66154900000000005" table:style-name="ce7">
            <text:p>0.661549</text:p>
          </table:table-cell>
          <table:table-cell office:value-type="float" office:value="-1.4220000000000343E-3" table:formula="of:=[.H485]-[.$H$5]" table:style-name="ce1">
            <text:p>-0.001422</text:p>
          </table:table-cell>
          <table:table-cell office:value-type="float" office:value="-6.7600000000000993E-4" table:formula="of:=[.I485]-[.$I$5]" table:style-name="ce1">
            <text:p>-0.000676</text:p>
          </table:table-cell>
          <table:table-cell office:value-type="float" office:value="4.870000000000041E-3" table:formula="of:=[.J485]-[.$J$5]" table:style-name="ce1">
            <text:p>0.00487</text:p>
          </table:table-cell>
          <table:table-cell office:value-type="float" office:value="24" table:style-name="ce7">
            <text:p>24</text:p>
          </table:table-cell>
          <table:table-cell office:value-type="float" office:value="-9.7001399999999995E-3" table:style-name="ce7">
            <text:p>-0.00970014</text:p>
          </table:table-cell>
          <table:table-cell office:value-type="float" office:value="7.3160999999999999E-3" table:style-name="ce7">
            <text:p>0.0073161</text:p>
          </table:table-cell>
          <table:table-cell table:number-columns-repeated="16368"/>
        </table:table-row>
        <table:table-row table:style-name="ro2">
          <table:table-cell office:value-type="float" office:value="9.6199999999999992" table:style-name="ce1">
            <text:p>9.62</text:p>
          </table:table-cell>
          <table:table-cell office:value-type="float" office:value="1.6537E-2" table:style-name="ce1">
            <text:p>0.016537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6.1539999999999997E-2" table:style-name="ce1">
            <text:p>0.06154</text:p>
          </table:table-cell>
          <table:table-cell office:value-type="float" office:value="4.6385999999999997E-2" table:style-name="ce1">
            <text:p>0.046386</text:p>
          </table:table-cell>
          <table:table-cell table:style-name="ce3"/>
          <table:table-cell office:value-type="float" office:value="24.05" table:style-name="ce7">
            <text:p>24.05</text:p>
          </table:table-cell>
          <table:table-cell office:value-type="float" office:value="0.65542800000000001" table:style-name="ce7">
            <text:p>0.655428</text:p>
          </table:table-cell>
          <table:table-cell office:value-type="float" office:value="0.65559999999999996" table:style-name="ce7">
            <text:p>0.6556</text:p>
          </table:table-cell>
          <table:table-cell office:value-type="float" office:value="0.66200099999999995" table:style-name="ce7">
            <text:p>0.662001</text:p>
          </table:table-cell>
          <table:table-cell office:value-type="float" office:value="-1.2480000000000269E-3" table:formula="of:=[.H486]-[.$H$5]" table:style-name="ce1">
            <text:p>-0.001248</text:p>
          </table:table-cell>
          <table:table-cell office:value-type="float" office:value="-1.0790000000000521E-3" table:formula="of:=[.I486]-[.$I$5]" table:style-name="ce1">
            <text:p>-0.001079</text:p>
          </table:table-cell>
          <table:table-cell office:value-type="float" office:value="5.3219999999999379E-3" table:formula="of:=[.J486]-[.$J$5]" table:style-name="ce1">
            <text:p>0.005322</text:p>
          </table:table-cell>
          <table:table-cell office:value-type="float" office:value="24.05" table:style-name="ce7">
            <text:p>24.05</text:p>
          </table:table-cell>
          <table:table-cell office:value-type="float" office:value="-1.04124E-2" table:style-name="ce7">
            <text:p>-0.0104124</text:p>
          </table:table-cell>
          <table:table-cell office:value-type="float" office:value="5.5020599999999996E-3" table:style-name="ce7">
            <text:p>0.00550206</text:p>
          </table:table-cell>
          <table:table-cell table:number-columns-repeated="16368"/>
        </table:table-row>
        <table:table-row table:style-name="ro2">
          <table:table-cell office:value-type="float" office:value="9.64" table:style-name="ce1">
            <text:p>9.64</text:p>
          </table:table-cell>
          <table:table-cell office:value-type="float" office:value="1.7836999999999999E-2" table:style-name="ce1">
            <text:p>0.017837</text:p>
          </table:table-cell>
          <table:table-cell office:value-type="float" office:value="9.64" table:style-name="ce1">
            <text:p>9.64</text:p>
          </table:table-cell>
          <table:table-cell office:value-type="float" office:value="6.6316E-2" table:style-name="ce1">
            <text:p>0.066316</text:p>
          </table:table-cell>
          <table:table-cell office:value-type="float" office:value="4.3779999999999999E-2" table:style-name="ce1">
            <text:p>0.04378</text:p>
          </table:table-cell>
          <table:table-cell table:style-name="ce3"/>
          <table:table-cell office:value-type="float" office:value="24.1" table:style-name="ce7">
            <text:p>24.1</text:p>
          </table:table-cell>
          <table:table-cell office:value-type="float" office:value="0.65562200000000004" table:style-name="ce7">
            <text:p>0.655622</text:p>
          </table:table-cell>
          <table:table-cell office:value-type="float" office:value="0.65529099999999996" table:style-name="ce7">
            <text:p>0.655291</text:p>
          </table:table-cell>
          <table:table-cell office:value-type="float" office:value="0.66232599999999997" table:style-name="ce7">
            <text:p>0.662326</text:p>
          </table:table-cell>
          <table:table-cell office:value-type="float" office:value="-1.0539999999999994E-3" table:formula="of:=[.H487]-[.$H$5]" table:style-name="ce1">
            <text:p>-0.001054</text:p>
          </table:table-cell>
          <table:table-cell office:value-type="float" office:value="-1.3880000000000559E-3" table:formula="of:=[.I487]-[.$I$5]" table:style-name="ce1">
            <text:p>-0.001388</text:p>
          </table:table-cell>
          <table:table-cell office:value-type="float" office:value="5.6469999999999576E-3" table:formula="of:=[.J487]-[.$J$5]" table:style-name="ce1">
            <text:p>0.005647</text:p>
          </table:table-cell>
          <table:table-cell office:value-type="float" office:value="24.100100000000001" table:style-name="ce7">
            <text:p>24.1001</text:p>
          </table:table-cell>
          <table:table-cell office:value-type="float" office:value="-1.1163299999999999E-2" table:style-name="ce7">
            <text:p>-0.0111633</text:p>
          </table:table-cell>
          <table:table-cell office:value-type="float" office:value="3.5641900000000001E-3" table:style-name="ce7">
            <text:p>0.00356419</text:p>
          </table:table-cell>
          <table:table-cell table:number-columns-repeated="16368"/>
        </table:table-row>
        <table:table-row table:style-name="ro2">
          <table:table-cell office:value-type="float" office:value="9.66" table:style-name="ce1">
            <text:p>9.66</text:p>
          </table:table-cell>
          <table:table-cell office:value-type="float" office:value="1.9057000000000001E-2" table:style-name="ce1">
            <text:p>0.019057</text:p>
          </table:table-cell>
          <table:table-cell office:value-type="float" office:value="9.66" table:style-name="ce1">
            <text:p>9.66</text:p>
          </table:table-cell>
          <table:table-cell office:value-type="float" office:value="7.0799000000000001E-2" table:style-name="ce1">
            <text:p>0.070799</text:p>
          </table:table-cell>
          <table:table-cell office:value-type="float" office:value="4.0919999999999998E-2" table:style-name="ce1">
            <text:p>0.04092</text:p>
          </table:table-cell>
          <table:table-cell table:style-name="ce3"/>
          <table:table-cell office:value-type="float" office:value="24.15" table:style-name="ce7">
            <text:p>24.15</text:p>
          </table:table-cell>
          <table:table-cell office:value-type="float" office:value="0.65582799999999997" table:style-name="ce7">
            <text:p>0.655828</text:p>
          </table:table-cell>
          <table:table-cell office:value-type="float" office:value="0.65510400000000002" table:style-name="ce7">
            <text:p>0.655104</text:p>
          </table:table-cell>
          <table:table-cell office:value-type="float" office:value="0.66250900000000001" table:style-name="ce7">
            <text:p>0.662509</text:p>
          </table:table-cell>
          <table:table-cell office:value-type="float" office:value="-8.4800000000007092E-4" table:formula="of:=[.H488]-[.$H$5]" table:style-name="ce1">
            <text:p>-0.000848</text:p>
          </table:table-cell>
          <table:table-cell office:value-type="float" office:value="-1.5749999999999931E-3" table:formula="of:=[.I488]-[.$I$5]" table:style-name="ce1">
            <text:p>-0.001575</text:p>
          </table:table-cell>
          <table:table-cell office:value-type="float" office:value="5.8300000000000018E-3" table:formula="of:=[.J488]-[.$J$5]" table:style-name="ce1">
            <text:p>0.00583</text:p>
          </table:table-cell>
          <table:table-cell office:value-type="float" office:value="24.15" table:style-name="ce7">
            <text:p>24.15</text:p>
          </table:table-cell>
          <table:table-cell office:value-type="float" office:value="-1.1866399999999999E-2" table:style-name="ce7">
            <text:p>-0.0118664</text:p>
          </table:table-cell>
          <table:table-cell office:value-type="float" office:value="1.51147E-3" table:style-name="ce7">
            <text:p>0.00151147</text:p>
          </table:table-cell>
          <table:table-cell table:number-columns-repeated="16368"/>
        </table:table-row>
        <table:table-row table:style-name="ro2">
          <table:table-cell office:value-type="float" office:value="9.68" table:style-name="ce1">
            <text:p>9.68</text:p>
          </table:table-cell>
          <table:table-cell office:value-type="float" office:value="2.0188000000000001E-2" table:style-name="ce1">
            <text:p>0.020188</text:p>
          </table:table-cell>
          <table:table-cell office:value-type="float" office:value="9.68" table:style-name="ce1">
            <text:p>9.68</text:p>
          </table:table-cell>
          <table:table-cell office:value-type="float" office:value="7.4964000000000003E-2" table:style-name="ce1">
            <text:p>0.074964</text:p>
          </table:table-cell>
          <table:table-cell office:value-type="float" office:value="3.7818999999999998E-2" table:style-name="ce1">
            <text:p>0.037819</text:p>
          </table:table-cell>
          <table:table-cell table:style-name="ce3"/>
          <table:table-cell office:value-type="float" office:value="24.200099999999999" table:style-name="ce7">
            <text:p>24.2001</text:p>
          </table:table-cell>
          <table:table-cell office:value-type="float" office:value="0.65603999999999996" table:style-name="ce7">
            <text:p>0.65604</text:p>
          </table:table-cell>
          <table:table-cell office:value-type="float" office:value="0.65505400000000003" table:style-name="ce7">
            <text:p>0.655054</text:p>
          </table:table-cell>
          <table:table-cell office:value-type="float" office:value="0.66254599999999997" table:style-name="ce7">
            <text:p>0.662546</text:p>
          </table:table-cell>
          <table:table-cell office:value-type="float" office:value="-6.3600000000008095E-4" table:formula="of:=[.H489]-[.$H$5]" table:style-name="ce1">
            <text:p>-0.000636</text:p>
          </table:table-cell>
          <table:table-cell office:value-type="float" office:value="-1.6249999999999876E-3" table:formula="of:=[.I489]-[.$I$5]" table:style-name="ce1">
            <text:p>-0.001625</text:p>
          </table:table-cell>
          <table:table-cell office:value-type="float" office:value="5.8669999999999556E-3" table:formula="of:=[.J489]-[.$J$5]" table:style-name="ce1">
            <text:p>0.005867</text:p>
          </table:table-cell>
          <table:table-cell office:value-type="float" office:value="24.200099999999999" table:style-name="ce7">
            <text:p>24.2001</text:p>
          </table:table-cell>
          <table:table-cell office:value-type="float" office:value="-1.24349E-2" table:style-name="ce7">
            <text:p>-0.0124349</text:p>
          </table:table-cell>
          <table:table-cell office:value-type="float" office:value="-5.3501999999999998E-4" table:style-name="ce7">
            <text:p>-0.00053502</text:p>
          </table:table-cell>
          <table:table-cell table:number-columns-repeated="16368"/>
        </table:table-row>
        <table:table-row table:style-name="ro2">
          <table:table-cell office:value-type="float" office:value="9.6999999999999993" table:style-name="ce1">
            <text:p>9.7</text:p>
          </table:table-cell>
          <table:table-cell office:value-type="float" office:value="2.1225000000000001E-2" table:style-name="ce1">
            <text:p>0.021225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.8784000000000007E-2" table:style-name="ce1">
            <text:p>0.078784</text:p>
          </table:table-cell>
          <table:table-cell office:value-type="float" office:value="3.4494999999999998E-2" table:style-name="ce1">
            <text:p>0.034495</text:p>
          </table:table-cell>
          <table:table-cell table:style-name="ce3"/>
          <table:table-cell office:value-type="float" office:value="24.25" table:style-name="ce7">
            <text:p>24.25</text:p>
          </table:table-cell>
          <table:table-cell office:value-type="float" office:value="0.65625199999999995" table:style-name="ce7">
            <text:p>0.656252</text:p>
          </table:table-cell>
          <table:table-cell office:value-type="float" office:value="0.65514300000000003" table:style-name="ce7">
            <text:p>0.655143</text:p>
          </table:table-cell>
          <table:table-cell office:value-type="float" office:value="0.66244000000000003" table:style-name="ce7">
            <text:p>0.66244</text:p>
          </table:table-cell>
          <table:table-cell office:value-type="float" office:value="-4.2400000000009097E-4" table:formula="of:=[.H490]-[.$H$5]" table:style-name="ce1">
            <text:p>-0.000424</text:p>
          </table:table-cell>
          <table:table-cell office:value-type="float" office:value="-1.5359999999999818E-3" table:formula="of:=[.I490]-[.$I$5]" table:style-name="ce1">
            <text:p>-0.001536</text:p>
          </table:table-cell>
          <table:table-cell office:value-type="float" office:value="5.7610000000000161E-3" table:formula="of:=[.J490]-[.$J$5]" table:style-name="ce1">
            <text:p>0.005761</text:p>
          </table:table-cell>
          <table:table-cell office:value-type="float" office:value="24.2501" table:style-name="ce7">
            <text:p>24.2501</text:p>
          </table:table-cell>
          <table:table-cell office:value-type="float" office:value="-1.27998E-2" table:style-name="ce7">
            <text:p>-0.0127998</text:p>
          </table:table-cell>
          <table:table-cell office:value-type="float" office:value="-2.5434500000000001E-3" table:style-name="ce7">
            <text:p>-0.00254345</text:p>
          </table:table-cell>
          <table:table-cell table:number-columns-repeated="16368"/>
        </table:table-row>
        <table:table-row table:style-name="ro2">
          <table:table-cell office:value-type="float" office:value="9.7200000000000006" table:style-name="ce1">
            <text:p>9.72</text:p>
          </table:table-cell>
          <table:table-cell office:value-type="float" office:value="2.2162000000000001E-2" table:style-name="ce1">
            <text:p>0.022162</text:p>
          </table:table-cell>
          <table:table-cell office:value-type="float" office:value="9.7200000000000006" table:style-name="ce1">
            <text:p>9.72</text:p>
          </table:table-cell>
          <table:table-cell office:value-type="float" office:value="8.2238000000000006E-2" table:style-name="ce1">
            <text:p>0.082238</text:p>
          </table:table-cell>
          <table:table-cell office:value-type="float" office:value="3.0962E-2" table:style-name="ce1">
            <text:p>0.030962</text:p>
          </table:table-cell>
          <table:table-cell table:style-name="ce3"/>
          <table:table-cell office:value-type="float" office:value="24.3001" table:style-name="ce7">
            <text:p>24.3001</text:p>
          </table:table-cell>
          <table:table-cell office:value-type="float" office:value="0.65645399999999998" table:style-name="ce7">
            <text:p>0.656454</text:p>
          </table:table-cell>
          <table:table-cell office:value-type="float" office:value="0.65536499999999998" table:style-name="ce7">
            <text:p>0.655365</text:p>
          </table:table-cell>
          <table:table-cell office:value-type="float" office:value="0.662192" table:style-name="ce7">
            <text:p>0.662192</text:p>
          </table:table-cell>
          <table:table-cell office:value-type="float" office:value="-2.2200000000005549E-4" table:formula="of:=[.H491]-[.$H$5]" table:style-name="ce1">
            <text:p>-0.000222</text:p>
          </table:table-cell>
          <table:table-cell office:value-type="float" office:value="-1.3140000000000374E-3" table:formula="of:=[.I491]-[.$I$5]" table:style-name="ce1">
            <text:p>-0.001314</text:p>
          </table:table-cell>
          <table:table-cell office:value-type="float" office:value="5.5129999999999901E-3" table:formula="of:=[.J491]-[.$J$5]" table:style-name="ce1">
            <text:p>0.005513</text:p>
          </table:table-cell>
          <table:table-cell office:value-type="float" office:value="24.3001" table:style-name="ce7">
            <text:p>24.3001</text:p>
          </table:table-cell>
          <table:table-cell office:value-type="float" office:value="-1.2901599999999999E-2" table:style-name="ce7">
            <text:p>-0.0129016</text:p>
          </table:table-cell>
          <table:table-cell office:value-type="float" office:value="-4.4565799999999999E-3" table:style-name="ce7">
            <text:p>-0.00445658</text:p>
          </table:table-cell>
          <table:table-cell table:number-columns-repeated="16368"/>
        </table:table-row>
        <table:table-row table:style-name="ro2">
          <table:table-cell office:value-type="float" office:value="9.74" table:style-name="ce1">
            <text:p>9.74</text:p>
          </table:table-cell>
          <table:table-cell office:value-type="float" office:value="2.2991000000000001E-2" table:style-name="ce1">
            <text:p>0.022991</text:p>
          </table:table-cell>
          <table:table-cell office:value-type="float" office:value="9.74" table:style-name="ce1">
            <text:p>9.74</text:p>
          </table:table-cell>
          <table:table-cell office:value-type="float" office:value="8.5303000000000004E-2" table:style-name="ce1">
            <text:p>0.085303</text:p>
          </table:table-cell>
          <table:table-cell office:value-type="float" office:value="2.7238999999999999E-2" table:style-name="ce1">
            <text:p>0.027239</text:p>
          </table:table-cell>
          <table:table-cell table:style-name="ce3"/>
          <table:table-cell office:value-type="float" office:value="24.350100000000001" table:style-name="ce7">
            <text:p>24.3501</text:p>
          </table:table-cell>
          <table:table-cell office:value-type="float" office:value="0.65664" table:style-name="ce7">
            <text:p>0.65664</text:p>
          </table:table-cell>
          <table:table-cell office:value-type="float" office:value="0.65569999999999995" table:style-name="ce7">
            <text:p>0.6557</text:p>
          </table:table-cell>
          <table:table-cell office:value-type="float" office:value="0.66181500000000004" table:style-name="ce7">
            <text:p>0.661815</text:p>
          </table:table-cell>
          <table:table-cell office:value-type="float" office:value="-3.6000000000036003E-5" table:formula="of:=[.H492]-[.$H$5]" table:style-name="ce1">
            <text:p>-3.6E-05</text:p>
          </table:table-cell>
          <table:table-cell office:value-type="float" office:value="-9.7900000000006315E-4" table:formula="of:=[.I492]-[.$I$5]" table:style-name="ce1">
            <text:p>-0.000979</text:p>
          </table:table-cell>
          <table:table-cell office:value-type="float" office:value="5.1360000000000294E-3" table:formula="of:=[.J492]-[.$J$5]" table:style-name="ce1">
            <text:p>0.005136</text:p>
          </table:table-cell>
          <table:table-cell office:value-type="float" office:value="24.350100000000001" table:style-name="ce7">
            <text:p>24.3501</text:p>
          </table:table-cell>
          <table:table-cell office:value-type="float" office:value="-1.2710600000000001E-2" table:style-name="ce7">
            <text:p>-0.0127106</text:p>
          </table:table-cell>
          <table:table-cell office:value-type="float" office:value="-6.2032700000000003E-3" table:style-name="ce7">
            <text:p>-0.00620327</text:p>
          </table:table-cell>
          <table:table-cell table:number-columns-repeated="16368"/>
        </table:table-row>
        <table:table-row table:style-name="ro2">
          <table:table-cell office:value-type="float" office:value="9.76" table:style-name="ce1">
            <text:p>9.76</text:p>
          </table:table-cell>
          <table:table-cell office:value-type="float" office:value="2.3709999999999998E-2" table:style-name="ce1">
            <text:p>0.02371</text:p>
          </table:table-cell>
          <table:table-cell office:value-type="float" office:value="9.76" table:style-name="ce1">
            <text:p>9.76</text:p>
          </table:table-cell>
          <table:table-cell office:value-type="float" office:value="8.7963E-2" table:style-name="ce1">
            <text:p>0.087963</text:p>
          </table:table-cell>
          <table:table-cell office:value-type="float" office:value="2.3345999999999999E-2" table:style-name="ce1">
            <text:p>0.023346</text:p>
          </table:table-cell>
          <table:table-cell table:style-name="ce3"/>
          <table:table-cell office:value-type="float" office:value="24.4" table:style-name="ce7">
            <text:p>24.4</text:p>
          </table:table-cell>
          <table:table-cell office:value-type="float" office:value="0.65680799999999995" table:style-name="ce7">
            <text:p>0.656808</text:p>
          </table:table-cell>
          <table:table-cell office:value-type="float" office:value="0.65612800000000004" table:style-name="ce7">
            <text:p>0.656128</text:p>
          </table:table-cell>
          <table:table-cell office:value-type="float" office:value="0.66131799999999996" table:style-name="ce7">
            <text:p>0.661318</text:p>
          </table:table-cell>
          <table:table-cell office:value-type="float" office:value="1.3199999999990997E-4" table:formula="of:=[.H493]-[.$H$5]" table:style-name="ce1">
            <text:p>0.000132</text:p>
          </table:table-cell>
          <table:table-cell office:value-type="float" office:value="-5.5099999999996818E-4" table:formula="of:=[.I493]-[.$I$5]" table:style-name="ce1">
            <text:p>-0.000551</text:p>
          </table:table-cell>
          <table:table-cell office:value-type="float" office:value="4.6389999999999487E-3" table:formula="of:=[.J493]-[.$J$5]" table:style-name="ce1">
            <text:p>0.004639</text:p>
          </table:table-cell>
          <table:table-cell office:value-type="float" office:value="24.400099999999998" table:style-name="ce7">
            <text:p>24.4001</text:p>
          </table:table-cell>
          <table:table-cell office:value-type="float" office:value="-1.2229800000000001E-2" table:style-name="ce7">
            <text:p>-0.0122298</text:p>
          </table:table-cell>
          <table:table-cell office:value-type="float" office:value="-7.73699E-3" table:style-name="ce7">
            <text:p>-0.00773699</text:p>
          </table:table-cell>
          <table:table-cell table:number-columns-repeated="16368"/>
        </table:table-row>
        <table:table-row table:style-name="ro2">
          <table:table-cell office:value-type="float" office:value="9.7799999999999994" table:style-name="ce1">
            <text:p>9.78</text:p>
          </table:table-cell>
          <table:table-cell office:value-type="float" office:value="2.4312E-2" table:style-name="ce1">
            <text:p>0.024312</text:p>
          </table:table-cell>
          <table:table-cell office:value-type="float" office:value="9.7799999999999994" table:style-name="ce1">
            <text:p>9.78</text:p>
          </table:table-cell>
          <table:table-cell office:value-type="float" office:value="9.0199000000000001E-2" table:style-name="ce1">
            <text:p>0.090199</text:p>
          </table:table-cell>
          <table:table-cell office:value-type="float" office:value="1.9300999999999999E-2" table:style-name="ce1">
            <text:p>0.019301</text:p>
          </table:table-cell>
          <table:table-cell table:style-name="ce3"/>
          <table:table-cell office:value-type="float" office:value="24.45" table:style-name="ce7">
            <text:p>24.45</text:p>
          </table:table-cell>
          <table:table-cell office:value-type="float" office:value="0.65695700000000001" table:style-name="ce7">
            <text:p>0.656957</text:p>
          </table:table-cell>
          <table:table-cell office:value-type="float" office:value="0.65662500000000001" table:style-name="ce7">
            <text:p>0.656625</text:p>
          </table:table-cell>
          <table:table-cell office:value-type="float" office:value="0.66071800000000003" table:style-name="ce7">
            <text:p>0.660718</text:p>
          </table:table-cell>
          <table:table-cell office:value-type="float" office:value="2.8099999999997571E-4" table:formula="of:=[.H494]-[.$H$5]" table:style-name="ce1">
            <text:p>0.000281</text:p>
          </table:table-cell>
          <table:table-cell office:value-type="float" office:value="-5.3999999999998494E-5" table:formula="of:=[.I494]-[.$I$5]" table:style-name="ce1">
            <text:p>-5.4E-05</text:p>
          </table:table-cell>
          <table:table-cell office:value-type="float" office:value="4.0390000000000148E-3" table:formula="of:=[.J494]-[.$J$5]" table:style-name="ce1">
            <text:p>0.004039</text:p>
          </table:table-cell>
          <table:table-cell office:value-type="float" office:value="24.450099999999999" table:style-name="ce7">
            <text:p>24.4501</text:p>
          </table:table-cell>
          <table:table-cell office:value-type="float" office:value="-1.1481399999999999E-2" table:style-name="ce7">
            <text:p>-0.0114814</text:p>
          </table:table-cell>
          <table:table-cell office:value-type="float" office:value="-9.0111700000000006E-3" table:style-name="ce7">
            <text:p>-0.00901117</text:p>
          </table:table-cell>
          <table:table-cell table:number-columns-repeated="16368"/>
        </table:table-row>
        <table:table-row table:style-name="ro2">
          <table:table-cell office:value-type="float" office:value="9.8000000000000007" table:style-name="ce1">
            <text:p>9.8</text:p>
          </table:table-cell>
          <table:table-cell office:value-type="float" office:value="2.4795999999999999E-2" table:style-name="ce1">
            <text:p>0.024796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9.1996999999999995E-2" table:style-name="ce1">
            <text:p>0.091997</text:p>
          </table:table-cell>
          <table:table-cell office:value-type="float" office:value="1.5124E-2" table:style-name="ce1">
            <text:p>0.015124</text:p>
          </table:table-cell>
          <table:table-cell table:style-name="ce3"/>
          <table:table-cell office:value-type="float" office:value="24.5" table:style-name="ce7">
            <text:p>24.5</text:p>
          </table:table-cell>
          <table:table-cell office:value-type="float" office:value="0.65709300000000004" table:style-name="ce7">
            <text:p>0.657093</text:p>
          </table:table-cell>
          <table:table-cell office:value-type="float" office:value="0.65715800000000002" table:style-name="ce7">
            <text:p>0.657158</text:p>
          </table:table-cell>
          <table:table-cell office:value-type="float" office:value="0.66003500000000004" table:style-name="ce7">
            <text:p>0.660035</text:p>
          </table:table-cell>
          <table:table-cell office:value-type="float" office:value="4.170000000000007E-4" table:formula="of:=[.H495]-[.$H$5]" table:style-name="ce1">
            <text:p>0.000417</text:p>
          </table:table-cell>
          <table:table-cell office:value-type="float" office:value="4.790000000000072E-4" table:formula="of:=[.I495]-[.$I$5]" table:style-name="ce1">
            <text:p>0.000479</text:p>
          </table:table-cell>
          <table:table-cell office:value-type="float" office:value="3.3560000000000256E-3" table:formula="of:=[.J495]-[.$J$5]" table:style-name="ce1">
            <text:p>0.003356</text:p>
          </table:table-cell>
          <table:table-cell office:value-type="float" office:value="24.5001" table:style-name="ce7">
            <text:p>24.5001</text:p>
          </table:table-cell>
          <table:table-cell office:value-type="float" office:value="-1.0526600000000001E-2" table:style-name="ce7">
            <text:p>-0.0105266</text:p>
          </table:table-cell>
          <table:table-cell office:value-type="float" office:value="-9.9824900000000001E-3" table:style-name="ce7">
            <text:p>-0.00998249</text:p>
          </table:table-cell>
          <table:table-cell table:number-columns-repeated="16368"/>
        </table:table-row>
        <table:table-row table:style-name="ro2">
          <table:table-cell office:value-type="float" office:value="9.82" table:style-name="ce1">
            <text:p>9.82</text:p>
          </table:table-cell>
          <table:table-cell office:value-type="float" office:value="2.5156999999999999E-2" table:style-name="ce1">
            <text:p>0.025157</text:p>
          </table:table-cell>
          <table:table-cell office:value-type="float" office:value="9.82" table:style-name="ce1">
            <text:p>9.82</text:p>
          </table:table-cell>
          <table:table-cell office:value-type="float" office:value="9.3346999999999999E-2" table:style-name="ce1">
            <text:p>0.093347</text:p>
          </table:table-cell>
          <table:table-cell office:value-type="float" office:value="1.0836999999999999E-2" table:style-name="ce1">
            <text:p>0.010837</text:p>
          </table:table-cell>
          <table:table-cell table:style-name="ce3"/>
          <table:table-cell office:value-type="float" office:value="24.55" table:style-name="ce7">
            <text:p>24.55</text:p>
          </table:table-cell>
          <table:table-cell office:value-type="float" office:value="0.65722199999999997" table:style-name="ce7">
            <text:p>0.657222</text:p>
          </table:table-cell>
          <table:table-cell office:value-type="float" office:value="0.65770499999999998" table:style-name="ce7">
            <text:p>0.657705</text:p>
          </table:table-cell>
          <table:table-cell office:value-type="float" office:value="0.65929300000000002" table:style-name="ce7">
            <text:p>0.659293</text:p>
          </table:table-cell>
          <table:table-cell office:value-type="float" office:value="5.4599999999993543E-4" table:formula="of:=[.H496]-[.$H$5]" table:style-name="ce1">
            <text:p>0.000546</text:p>
          </table:table-cell>
          <table:table-cell office:value-type="float" office:value="1.0259999999999714E-3" table:formula="of:=[.I496]-[.$I$5]" table:style-name="ce1">
            <text:p>0.001026</text:p>
          </table:table-cell>
          <table:table-cell office:value-type="float" office:value="2.6140000000000052E-3" table:formula="of:=[.J496]-[.$J$5]" table:style-name="ce1">
            <text:p>0.002614</text:p>
          </table:table-cell>
          <table:table-cell office:value-type="float" office:value="24.55" table:style-name="ce7">
            <text:p>24.55</text:p>
          </table:table-cell>
          <table:table-cell office:value-type="float" office:value="-9.4247099999999993E-3" table:style-name="ce7">
            <text:p>-0.00942471</text:p>
          </table:table-cell>
          <table:table-cell office:value-type="float" office:value="-1.06429E-2" table:style-name="ce7">
            <text:p>-0.0106429</text:p>
          </table:table-cell>
          <table:table-cell table:number-columns-repeated="16368"/>
        </table:table-row>
        <table:table-row table:style-name="ro2">
          <table:table-cell office:value-type="float" office:value="9.84" table:style-name="ce1">
            <text:p>9.84</text:p>
          </table:table-cell>
          <table:table-cell office:value-type="float" office:value="2.5394E-2" table:style-name="ce1">
            <text:p>0.025394</text:p>
          </table:table-cell>
          <table:table-cell office:value-type="float" office:value="9.84" table:style-name="ce1">
            <text:p>9.84</text:p>
          </table:table-cell>
          <table:table-cell office:value-type="float" office:value="9.4237000000000001E-2" table:style-name="ce1">
            <text:p>0.094237</text:p>
          </table:table-cell>
          <table:table-cell office:value-type="float" office:value="6.4609999999999997E-3" table:style-name="ce1">
            <text:p>0.006461</text:p>
          </table:table-cell>
          <table:table-cell table:style-name="ce3"/>
          <table:table-cell office:value-type="float" office:value="24.600100000000001" table:style-name="ce7">
            <text:p>24.6001</text:p>
          </table:table-cell>
          <table:table-cell office:value-type="float" office:value="0.65735299999999997" table:style-name="ce7">
            <text:p>0.657353</text:p>
          </table:table-cell>
          <table:table-cell office:value-type="float" office:value="0.65823500000000001" table:style-name="ce7">
            <text:p>0.658235</text:p>
          </table:table-cell>
          <table:table-cell office:value-type="float" office:value="0.65851800000000005" table:style-name="ce7">
            <text:p>0.658518</text:p>
          </table:table-cell>
          <table:table-cell office:value-type="float" office:value="6.7699999999992766E-4" table:formula="of:=[.H497]-[.$H$5]" table:style-name="ce1">
            <text:p>0.000677</text:p>
          </table:table-cell>
          <table:table-cell office:value-type="float" office:value="1.5560000000000018E-3" table:formula="of:=[.I497]-[.$I$5]" table:style-name="ce1">
            <text:p>0.001556</text:p>
          </table:table-cell>
          <table:table-cell office:value-type="float" office:value="1.8390000000000351E-3" table:formula="of:=[.J497]-[.$J$5]" table:style-name="ce1">
            <text:p>0.001839</text:p>
          </table:table-cell>
          <table:table-cell office:value-type="float" office:value="24.600100000000001" table:style-name="ce7">
            <text:p>24.6001</text:p>
          </table:table-cell>
          <table:table-cell office:value-type="float" office:value="-8.2667999999999995E-3" table:style-name="ce7">
            <text:p>-0.0082668</text:p>
          </table:table-cell>
          <table:table-cell office:value-type="float" office:value="-1.09681E-2" table:style-name="ce7">
            <text:p>-0.0109681</text:p>
          </table:table-cell>
          <table:table-cell table:number-columns-repeated="16368"/>
        </table:table-row>
        <table:table-row table:style-name="ro2">
          <table:table-cell office:value-type="float" office:value="9.86" table:style-name="ce1">
            <text:p>9.86</text:p>
          </table:table-cell>
          <table:table-cell office:value-type="float" office:value="2.5503999999999999E-2" table:style-name="ce1">
            <text:p>0.025504</text:p>
          </table:table-cell>
          <table:table-cell office:value-type="float" office:value="9.86" table:style-name="ce1">
            <text:p>9.86</text:p>
          </table:table-cell>
          <table:table-cell office:value-type="float" office:value="9.4660999999999995E-2" table:style-name="ce1">
            <text:p>0.094661</text:p>
          </table:table-cell>
          <table:table-cell office:value-type="float" office:value="2.016E-3" table:style-name="ce1">
            <text:p>0.002016</text:p>
          </table:table-cell>
          <table:table-cell table:style-name="ce3"/>
          <table:table-cell office:value-type="float" office:value="24.650200000000002" table:style-name="ce7">
            <text:p>24.6502</text:p>
          </table:table-cell>
          <table:table-cell office:value-type="float" office:value="0.65749899999999994" table:style-name="ce7">
            <text:p>0.657499</text:p>
          </table:table-cell>
          <table:table-cell office:value-type="float" office:value="0.65873400000000004" table:style-name="ce7">
            <text:p>0.658734</text:p>
          </table:table-cell>
          <table:table-cell office:value-type="float" office:value="0.65773099999999995" table:style-name="ce7">
            <text:p>0.657731</text:p>
          </table:table-cell>
          <table:table-cell office:value-type="float" office:value="8.2299999999990714E-4" table:formula="of:=[.H498]-[.$H$5]" table:style-name="ce1">
            <text:p>0.000823</text:p>
          </table:table-cell>
          <table:table-cell office:value-type="float" office:value="2.055000000000029E-3" table:formula="of:=[.I498]-[.$I$5]" table:style-name="ce1">
            <text:p>0.002055</text:p>
          </table:table-cell>
          <table:table-cell office:value-type="float" office:value="1.0519999999999419E-3" table:formula="of:=[.J498]-[.$J$5]" table:style-name="ce1">
            <text:p>0.001052</text:p>
          </table:table-cell>
          <table:table-cell office:value-type="float" office:value="24.650099999999998" table:style-name="ce7">
            <text:p>24.6501</text:p>
          </table:table-cell>
          <table:table-cell office:value-type="float" office:value="-7.1219600000000001E-3" table:style-name="ce7">
            <text:p>-0.00712196</text:p>
          </table:table-cell>
          <table:table-cell office:value-type="float" office:value="-1.0996000000000001E-2" table:style-name="ce7">
            <text:p>-0.010996</text:p>
          </table:table-cell>
          <table:table-cell table:number-columns-repeated="16368"/>
        </table:table-row>
        <table:table-row table:style-name="ro2">
          <table:table-cell office:value-type="float" office:value="9.8800000000000008" table:style-name="ce1">
            <text:p>9.88</text:p>
          </table:table-cell>
          <table:table-cell office:value-type="float" office:value="2.5488E-2" table:style-name="ce1">
            <text:p>0.025488</text:p>
          </table:table-cell>
          <table:table-cell office:value-type="float" office:value="9.8800000000000008" table:style-name="ce1">
            <text:p>9.88</text:p>
          </table:table-cell>
          <table:table-cell office:value-type="float" office:value="9.4614000000000004E-2" table:style-name="ce1">
            <text:p>0.094614</text:p>
          </table:table-cell>
          <table:table-cell office:value-type="float" office:value="-2.477E-3" table:style-name="ce1">
            <text:p>-0.002477</text:p>
          </table:table-cell>
          <table:table-cell table:style-name="ce3"/>
          <table:table-cell office:value-type="float" office:value="24.700099999999999" table:style-name="ce7">
            <text:p>24.7001</text:p>
          </table:table-cell>
          <table:table-cell office:value-type="float" office:value="0.65766800000000003" table:style-name="ce7">
            <text:p>0.657668</text:p>
          </table:table-cell>
          <table:table-cell office:value-type="float" office:value="0.65918200000000005" table:style-name="ce7">
            <text:p>0.659182</text:p>
          </table:table-cell>
          <table:table-cell office:value-type="float" office:value="0.65696200000000005" table:style-name="ce7">
            <text:p>0.656962</text:p>
          </table:table-cell>
          <table:table-cell office:value-type="float" office:value="9.9199999999999289E-4" table:formula="of:=[.H499]-[.$H$5]" table:style-name="ce1">
            <text:p>0.000992</text:p>
          </table:table-cell>
          <table:table-cell office:value-type="float" office:value="2.503000000000033E-3" table:formula="of:=[.I499]-[.$I$5]" table:style-name="ce1">
            <text:p>0.002503</text:p>
          </table:table-cell>
          <table:table-cell office:value-type="float" office:value="2.8300000000003322E-4" table:formula="of:=[.J499]-[.$J$5]" table:style-name="ce1">
            <text:p>0.000283</text:p>
          </table:table-cell>
          <table:table-cell office:value-type="float" office:value="24.700099999999999" table:style-name="ce7">
            <text:p>24.7001</text:p>
          </table:table-cell>
          <table:table-cell office:value-type="float" office:value="-6.0437900000000003E-3" table:style-name="ce7">
            <text:p>-0.00604379</text:p>
          </table:table-cell>
          <table:table-cell office:value-type="float" office:value="-1.06932E-2" table:style-name="ce7">
            <text:p>-0.0106932</text:p>
          </table:table-cell>
          <table:table-cell table:number-columns-repeated="16368"/>
        </table:table-row>
        <table:table-row table:style-name="ro2">
          <table:table-cell office:value-type="float" office:value="9.9" table:style-name="ce1">
            <text:p>9.9</text:p>
          </table:table-cell>
          <table:table-cell office:value-type="float" office:value="2.5344999999999999E-2" table:style-name="ce1">
            <text:p>0.025345</text:p>
          </table:table-cell>
          <table:table-cell office:value-type="float" office:value="9.9" table:style-name="ce1">
            <text:p>9.9</text:p>
          </table:table-cell>
          <table:table-cell office:value-type="float" office:value="9.4091999999999995E-2" table:style-name="ce1">
            <text:p>0.094092</text:p>
          </table:table-cell>
          <table:table-cell office:value-type="float" office:value="-6.9959999999999996E-3" table:style-name="ce1">
            <text:p>-0.006996</text:p>
          </table:table-cell>
          <table:table-cell table:style-name="ce3"/>
          <table:table-cell office:value-type="float" office:value="24.7501" table:style-name="ce7">
            <text:p>24.7501</text:p>
          </table:table-cell>
          <table:table-cell office:value-type="float" office:value="0.65786999999999995" table:style-name="ce7">
            <text:p>0.65787</text:p>
          </table:table-cell>
          <table:table-cell office:value-type="float" office:value="0.65956899999999996" table:style-name="ce7">
            <text:p>0.659569</text:p>
          </table:table-cell>
          <table:table-cell office:value-type="float" office:value="0.65623799999999999" table:style-name="ce7">
            <text:p>0.656238</text:p>
          </table:table-cell>
          <table:table-cell office:value-type="float" office:value="1.1939999999999173E-3" table:formula="of:=[.H500]-[.$H$5]" table:style-name="ce1">
            <text:p>0.001194</text:p>
          </table:table-cell>
          <table:table-cell office:value-type="float" office:value="2.8899999999999482E-3" table:formula="of:=[.I500]-[.$I$5]" table:style-name="ce1">
            <text:p>0.00289</text:p>
          </table:table-cell>
          <table:table-cell office:value-type="float" office:value="-4.4100000000002471E-4" table:formula="of:=[.J500]-[.$J$5]" table:style-name="ce1">
            <text:p>-0.000441</text:p>
          </table:table-cell>
          <table:table-cell office:value-type="float" office:value="24.7501" table:style-name="ce7">
            <text:p>24.7501</text:p>
          </table:table-cell>
          <table:table-cell office:value-type="float" office:value="-5.0866100000000001E-3" table:style-name="ce7">
            <text:p>-0.00508661</text:p>
          </table:table-cell>
          <table:table-cell office:value-type="float" office:value="-1.0123699999999999E-2" table:style-name="ce7">
            <text:p>-0.0101237</text:p>
          </table:table-cell>
          <table:table-cell table:number-columns-repeated="16368"/>
        </table:table-row>
        <table:table-row table:style-name="ro2">
          <table:table-cell office:value-type="float" office:value="9.92" table:style-name="ce1">
            <text:p>9.92</text:p>
          </table:table-cell>
          <table:table-cell office:value-type="float" office:value="2.5073999999999999E-2" table:style-name="ce1">
            <text:p>0.025074</text:p>
          </table:table-cell>
          <table:table-cell office:value-type="float" office:value="9.92" table:style-name="ce1">
            <text:p>9.92</text:p>
          </table:table-cell>
          <table:table-cell office:value-type="float" office:value="9.3095999999999998E-2" table:style-name="ce1">
            <text:p>0.093096</text:p>
          </table:table-cell>
          <table:table-cell office:value-type="float" office:value="-1.1520000000000001E-2" table:style-name="ce1">
            <text:p>-0.01152</text:p>
          </table:table-cell>
          <table:table-cell table:style-name="ce3"/>
          <table:table-cell office:value-type="float" office:value="24.8001" table:style-name="ce7">
            <text:p>24.8001</text:p>
          </table:table-cell>
          <table:table-cell office:value-type="float" office:value="0.65811299999999995" table:style-name="ce7">
            <text:p>0.658113</text:p>
          </table:table-cell>
          <table:table-cell office:value-type="float" office:value="0.65988599999999997" table:style-name="ce7">
            <text:p>0.659886</text:p>
          </table:table-cell>
          <table:table-cell office:value-type="float" office:value="0.65557900000000002" table:style-name="ce7">
            <text:p>0.655579</text:p>
          </table:table-cell>
          <table:table-cell office:value-type="float" office:value="1.4369999999999106E-3" table:formula="of:=[.H501]-[.$H$5]" table:style-name="ce1">
            <text:p>0.001437</text:p>
          </table:table-cell>
          <table:table-cell office:value-type="float" office:value="3.2069999999999599E-3" table:formula="of:=[.I501]-[.$I$5]" table:style-name="ce1">
            <text:p>0.003207</text:p>
          </table:table-cell>
          <table:table-cell office:value-type="float" office:value="-1.0999999999999899E-3" table:formula="of:=[.J501]-[.$J$5]" table:style-name="ce1">
            <text:p>-0.0011</text:p>
          </table:table-cell>
          <table:table-cell office:value-type="float" office:value="24.8" table:style-name="ce7">
            <text:p>24.8</text:p>
          </table:table-cell>
          <table:table-cell office:value-type="float" office:value="-4.26656E-3" table:style-name="ce7">
            <text:p>-0.00426656</text:p>
          </table:table-cell>
          <table:table-cell office:value-type="float" office:value="-9.32733E-3" table:style-name="ce7">
            <text:p>-0.00932733</text:p>
          </table:table-cell>
          <table:table-cell table:number-columns-repeated="16368"/>
        </table:table-row>
        <table:table-row table:style-name="ro2">
          <table:table-cell office:value-type="float" office:value="9.94" table:style-name="ce1">
            <text:p>9.94</text:p>
          </table:table-cell>
          <table:table-cell office:value-type="float" office:value="2.4677999999999999E-2" table:style-name="ce1">
            <text:p>0.024678</text:p>
          </table:table-cell>
          <table:table-cell office:value-type="float" office:value="9.94" table:style-name="ce1">
            <text:p>9.94</text:p>
          </table:table-cell>
          <table:table-cell office:value-type="float" office:value="9.1625999999999999E-2" table:style-name="ce1">
            <text:p>0.091626</text:p>
          </table:table-cell>
          <table:table-cell office:value-type="float" office:value="-1.6029000000000002E-2" table:style-name="ce1">
            <text:p>-0.016029</text:p>
          </table:table-cell>
          <table:table-cell table:style-name="ce3"/>
          <table:table-cell office:value-type="float" office:value="24.85" table:style-name="ce7">
            <text:p>24.85</text:p>
          </table:table-cell>
          <table:table-cell office:value-type="float" office:value="0.65839800000000004" table:style-name="ce7">
            <text:p>0.658398</text:p>
          </table:table-cell>
          <table:table-cell office:value-type="float" office:value="0.66013100000000002" table:style-name="ce7">
            <text:p>0.660131</text:p>
          </table:table-cell>
          <table:table-cell office:value-type="float" office:value="0.65499399999999997" table:style-name="ce7">
            <text:p>0.654994</text:p>
          </table:table-cell>
          <table:table-cell office:value-type="float" office:value="1.7220000000000013E-3" table:formula="of:=[.H502]-[.$H$5]" table:style-name="ce1">
            <text:p>0.001722</text:p>
          </table:table-cell>
          <table:table-cell office:value-type="float" office:value="3.4520000000000106E-3" table:formula="of:=[.I502]-[.$I$5]" table:style-name="ce1">
            <text:p>0.003452</text:p>
          </table:table-cell>
          <table:table-cell office:value-type="float" office:value="-1.6850000000000476E-3" table:formula="of:=[.J502]-[.$J$5]" table:style-name="ce1">
            <text:p>-0.001685</text:p>
          </table:table-cell>
          <table:table-cell office:value-type="float" office:value="24.850100000000001" table:style-name="ce7">
            <text:p>24.8501</text:p>
          </table:table-cell>
          <table:table-cell office:value-type="float" office:value="-3.58363E-3" table:style-name="ce7">
            <text:p>-0.00358363</text:p>
          </table:table-cell>
          <table:table-cell office:value-type="float" office:value="-8.3611499999999995E-3" table:style-name="ce7">
            <text:p>-0.00836115</text:p>
          </table:table-cell>
          <table:table-cell table:number-columns-repeated="16368"/>
        </table:table-row>
        <table:table-row table:style-name="ro2">
          <table:table-cell office:value-type="float" office:value="9.9600000000000009" table:style-name="ce1">
            <text:p>9.96</text:p>
          </table:table-cell>
          <table:table-cell office:value-type="float" office:value="2.4156E-2" table:style-name="ce1">
            <text:p>0.024156</text:p>
          </table:table-cell>
          <table:table-cell office:value-type="float" office:value="9.9600000000000009" table:style-name="ce1">
            <text:p>9.96</text:p>
          </table:table-cell>
          <table:table-cell office:value-type="float" office:value="8.9686000000000002E-2" table:style-name="ce1">
            <text:p>0.089686</text:p>
          </table:table-cell>
          <table:table-cell office:value-type="float" office:value="-2.0503E-2" table:style-name="ce1">
            <text:p>-0.020503</text:p>
          </table:table-cell>
          <table:table-cell table:style-name="ce3"/>
          <table:table-cell office:value-type="float" office:value="24.900099999999998" table:style-name="ce7">
            <text:p>24.9001</text:p>
          </table:table-cell>
          <table:table-cell office:value-type="float" office:value="0.658717" table:style-name="ce7">
            <text:p>0.658717</text:p>
          </table:table-cell>
          <table:table-cell office:value-type="float" office:value="0.660304" table:style-name="ce7">
            <text:p>0.660304</text:p>
          </table:table-cell>
          <table:table-cell office:value-type="float" office:value="0.654505" table:style-name="ce7">
            <text:p>0.654505</text:p>
          </table:table-cell>
          <table:table-cell office:value-type="float" office:value="2.0409999999999595E-3" table:formula="of:=[.H503]-[.$H$5]" table:style-name="ce1">
            <text:p>0.002041</text:p>
          </table:table-cell>
          <table:table-cell office:value-type="float" office:value="3.6249999999999893E-3" table:formula="of:=[.I503]-[.$I$5]" table:style-name="ce1">
            <text:p>0.003625</text:p>
          </table:table-cell>
          <table:table-cell office:value-type="float" office:value="-2.1740000000000093E-3" table:formula="of:=[.J503]-[.$J$5]" table:style-name="ce1">
            <text:p>-0.002174</text:p>
          </table:table-cell>
          <table:table-cell office:value-type="float" office:value="24.900099999999998" table:style-name="ce7">
            <text:p>24.9001</text:p>
          </table:table-cell>
          <table:table-cell office:value-type="float" office:value="-3.0067700000000002E-3" table:style-name="ce7">
            <text:p>-0.00300677</text:p>
          </table:table-cell>
          <table:table-cell office:value-type="float" office:value="-7.2560300000000001E-3" table:style-name="ce7">
            <text:p>-0.00725603</text:p>
          </table:table-cell>
          <table:table-cell table:number-columns-repeated="16368"/>
        </table:table-row>
        <table:table-row table:style-name="ro2">
          <table:table-cell office:value-type="float" office:value="9.98" table:style-name="ce1">
            <text:p>9.98</text:p>
          </table:table-cell>
          <table:table-cell office:value-type="float" office:value="2.3511000000000001E-2" table:style-name="ce1">
            <text:p>0.023511</text:p>
          </table:table-cell>
          <table:table-cell office:value-type="float" office:value="9.98" table:style-name="ce1">
            <text:p>9.98</text:p>
          </table:table-cell>
          <table:table-cell office:value-type="float" office:value="8.7280999999999997E-2" table:style-name="ce1">
            <text:p>0.087281</text:p>
          </table:table-cell>
          <table:table-cell office:value-type="float" office:value="-2.4920999999999999E-2" table:style-name="ce1">
            <text:p>-0.024921</text:p>
          </table:table-cell>
          <table:table-cell table:style-name="ce3"/>
          <table:table-cell office:value-type="float" office:value="24.95" table:style-name="ce7">
            <text:p>24.95</text:p>
          </table:table-cell>
          <table:table-cell office:value-type="float" office:value="0.65906399999999998" table:style-name="ce7">
            <text:p>0.659064</text:p>
          </table:table-cell>
          <table:table-cell office:value-type="float" office:value="0.66040500000000002" table:style-name="ce7">
            <text:p>0.660405</text:p>
          </table:table-cell>
          <table:table-cell office:value-type="float" office:value="0.65410500000000005" table:style-name="ce7">
            <text:p>0.654105</text:p>
          </table:table-cell>
          <table:table-cell office:value-type="float" office:value="2.3879999999999457E-3" table:formula="of:=[.H504]-[.$H$5]" table:style-name="ce1">
            <text:p>0.002388</text:p>
          </table:table-cell>
          <table:table-cell office:value-type="float" office:value="3.7260000000000071E-3" table:formula="of:=[.I504]-[.$I$5]" table:style-name="ce1">
            <text:p>0.003726</text:p>
          </table:table-cell>
          <table:table-cell office:value-type="float" office:value="-2.5739999999999652E-3" table:formula="of:=[.J504]-[.$J$5]" table:style-name="ce1">
            <text:p>-0.002574</text:p>
          </table:table-cell>
          <table:table-cell office:value-type="float" office:value="24.95" table:style-name="ce7">
            <text:p>24.95</text:p>
          </table:table-cell>
          <table:table-cell office:value-type="float" office:value="-2.51067E-3" table:style-name="ce7">
            <text:p>-0.00251067</text:p>
          </table:table-cell>
          <table:table-cell office:value-type="float" office:value="-6.0624399999999997E-3" table:style-name="ce7">
            <text:p>-0.00606244</text:p>
          </table:table-cell>
          <table:table-cell table:number-columns-repeated="16368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.2745000000000001E-2" table:style-name="ce1">
            <text:p>0.022745</text:p>
          </table:table-cell>
          <table:table-cell office:value-type="float" office:value="10" table:style-name="ce1">
            <text:p>10</text:p>
          </table:table-cell>
          <table:table-cell office:value-type="float" office:value="8.4419999999999995E-2" table:style-name="ce1">
            <text:p>0.08442</text:p>
          </table:table-cell>
          <table:table-cell office:value-type="float" office:value="-2.9263999999999998E-2" table:style-name="ce1">
            <text:p>-0.029264</text:p>
          </table:table-cell>
          <table:table-cell table:style-name="ce3"/>
          <table:table-cell office:value-type="float" office:value="25.0001" table:style-name="ce7">
            <text:p>25.0001</text:p>
          </table:table-cell>
          <table:table-cell office:value-type="float" office:value="0.65942900000000004" table:style-name="ce7">
            <text:p>0.659429</text:p>
          </table:table-cell>
          <table:table-cell office:value-type="float" office:value="0.66043600000000002" table:style-name="ce7">
            <text:p>0.660436</text:p>
          </table:table-cell>
          <table:table-cell office:value-type="float" office:value="0.65379900000000002" table:style-name="ce7">
            <text:p>0.653799</text:p>
          </table:table-cell>
          <table:table-cell office:value-type="float" office:value="2.7530000000000054E-3" table:formula="of:=[.H505]-[.$H$5]" table:style-name="ce1">
            <text:p>0.002753</text:p>
          </table:table-cell>
          <table:table-cell office:value-type="float" office:value="3.7570000000000103E-3" table:formula="of:=[.I505]-[.$I$5]" table:style-name="ce1">
            <text:p>0.003757</text:p>
          </table:table-cell>
          <table:table-cell office:value-type="float" office:value="-2.8799999999999937E-3" table:formula="of:=[.J505]-[.$J$5]" table:style-name="ce1">
            <text:p>-0.00288</text:p>
          </table:table-cell>
          <table:table-cell office:value-type="float" office:value="25" table:style-name="ce7">
            <text:p>25</text:p>
          </table:table-cell>
          <table:table-cell office:value-type="float" office:value="-2.0550899999999999E-3" table:style-name="ce7">
            <text:p>-0.00205509</text:p>
          </table:table-cell>
          <table:table-cell office:value-type="float" office:value="-4.8088699999999998E-3" table:style-name="ce7">
            <text:p>-0.00480887</text:p>
          </table:table-cell>
          <table:table-cell table:number-columns-repeated="16368"/>
        </table:table-row>
        <table:table-row table:style-name="ro2">
          <table:table-cell office:value-type="float" office:value="10.02" table:style-name="ce1">
            <text:p>10.02</text:p>
          </table:table-cell>
          <table:table-cell office:value-type="float" office:value="2.1860999999999998E-2" table:style-name="ce1">
            <text:p>0.021861</text:p>
          </table:table-cell>
          <table:table-cell office:value-type="float" office:value="10.02" table:style-name="ce1">
            <text:p>10.02</text:p>
          </table:table-cell>
          <table:table-cell office:value-type="float" office:value="8.1110000000000002E-2" table:style-name="ce1">
            <text:p>0.08111</text:p>
          </table:table-cell>
          <table:table-cell office:value-type="float" office:value="-3.3513000000000001E-2" table:style-name="ce1">
            <text:p>-0.033513</text:p>
          </table:table-cell>
          <table:table-cell table:style-name="ce3"/>
          <table:table-cell office:value-type="float" office:value="25.0501" table:style-name="ce7">
            <text:p>25.0501</text:p>
          </table:table-cell>
          <table:table-cell office:value-type="float" office:value="0.65978700000000001" table:style-name="ce7">
            <text:p>0.659787</text:p>
          </table:table-cell>
          <table:table-cell office:value-type="float" office:value="0.66040200000000004" table:style-name="ce7">
            <text:p>0.660402</text:p>
          </table:table-cell>
          <table:table-cell office:value-type="float" office:value="0.65358499999999997" table:style-name="ce7">
            <text:p>0.653585</text:p>
          </table:table-cell>
          <table:table-cell office:value-type="float" office:value="3.1109999999999749E-3" table:formula="of:=[.H506]-[.$H$5]" table:style-name="ce1">
            <text:p>0.003111</text:p>
          </table:table-cell>
          <table:table-cell office:value-type="float" office:value="3.7230000000000318E-3" table:formula="of:=[.I506]-[.$I$5]" table:style-name="ce1">
            <text:p>0.003723</text:p>
          </table:table-cell>
          <table:table-cell office:value-type="float" office:value="-3.0940000000000412E-3" table:formula="of:=[.J506]-[.$J$5]" table:style-name="ce1">
            <text:p>-0.003094</text:p>
          </table:table-cell>
          <table:table-cell office:value-type="float" office:value="25.0501" table:style-name="ce7">
            <text:p>25.0501</text:p>
          </table:table-cell>
          <table:table-cell office:value-type="float" office:value="-1.6155099999999999E-3" table:style-name="ce7">
            <text:p>-0.00161551</text:p>
          </table:table-cell>
          <table:table-cell office:value-type="float" office:value="-3.5163400000000002E-3" table:style-name="ce7">
            <text:p>-0.00351634</text:p>
          </table:table-cell>
          <table:table-cell table:number-columns-repeated="16368"/>
        </table:table-row>
        <table:table-row table:style-name="ro2">
          <table:table-cell office:value-type="float" office:value="10.039999999999999" table:style-name="ce1">
            <text:p>10.04</text:p>
          </table:table-cell>
          <table:table-cell office:value-type="float" office:value="2.0861999999999999E-2" table:style-name="ce1">
            <text:p>0.020862</text:p>
          </table:table-cell>
          <table:table-cell office:value-type="float" office:value="10.039999999999999" table:style-name="ce1">
            <text:p>10.04</text:p>
          </table:table-cell>
          <table:table-cell office:value-type="float" office:value="7.7362E-2" table:style-name="ce1">
            <text:p>0.077362</text:p>
          </table:table-cell>
          <table:table-cell office:value-type="float" office:value="-3.7648000000000001E-2" table:style-name="ce1">
            <text:p>-0.037648</text:p>
          </table:table-cell>
          <table:table-cell table:style-name="ce3"/>
          <table:table-cell office:value-type="float" office:value="25.100100000000001" table:style-name="ce7">
            <text:p>25.1001</text:p>
          </table:table-cell>
          <table:table-cell office:value-type="float" office:value="0.66012800000000005" table:style-name="ce7">
            <text:p>0.660128</text:p>
          </table:table-cell>
          <table:table-cell office:value-type="float" office:value="0.660304" table:style-name="ce7">
            <text:p>0.660304</text:p>
          </table:table-cell>
          <table:table-cell office:value-type="float" office:value="0.65345699999999995" table:style-name="ce7">
            <text:p>0.653457</text:p>
          </table:table-cell>
          <table:table-cell office:value-type="float" office:value="3.4520000000000106E-3" table:formula="of:=[.H507]-[.$H$5]" table:style-name="ce1">
            <text:p>0.003452</text:p>
          </table:table-cell>
          <table:table-cell office:value-type="float" office:value="3.6249999999999893E-3" table:formula="of:=[.I507]-[.$I$5]" table:style-name="ce1">
            <text:p>0.003625</text:p>
          </table:table-cell>
          <table:table-cell office:value-type="float" office:value="-3.2220000000000582E-3" table:formula="of:=[.J507]-[.$J$5]" table:style-name="ce1">
            <text:p>-0.003222</text:p>
          </table:table-cell>
          <table:table-cell office:value-type="float" office:value="25.1" table:style-name="ce7">
            <text:p>25.1</text:p>
          </table:table-cell>
          <table:table-cell office:value-type="float" office:value="-1.1812000000000001E-3" table:style-name="ce7">
            <text:p>-0.0011812</text:p>
          </table:table-cell>
          <table:table-cell office:value-type="float" office:value="-2.1936199999999999E-3" table:style-name="ce7">
            <text:p>-0.00219362</text:p>
          </table:table-cell>
          <table:table-cell table:number-columns-repeated="16368"/>
        </table:table-row>
        <table:table-row table:style-name="ro2">
          <table:table-cell office:value-type="float" office:value="10.06" table:style-name="ce1">
            <text:p>10.06</text:p>
          </table:table-cell>
          <table:table-cell office:value-type="float" office:value="1.9751000000000001E-2" table:style-name="ce1">
            <text:p>0.019751</text:p>
          </table:table-cell>
          <table:table-cell office:value-type="float" office:value="10.06" table:style-name="ce1">
            <text:p>10.06</text:p>
          </table:table-cell>
          <table:table-cell office:value-type="float" office:value="7.3190000000000005E-2" table:style-name="ce1">
            <text:p>0.07319</text:p>
          </table:table-cell>
          <table:table-cell office:value-type="float" office:value="-4.1653000000000003E-2" table:style-name="ce1">
            <text:p>-0.041653</text:p>
          </table:table-cell>
          <table:table-cell table:style-name="ce3"/>
          <table:table-cell office:value-type="float" office:value="25.150200000000002" table:style-name="ce7">
            <text:p>25.1502</text:p>
          </table:table-cell>
          <table:table-cell office:value-type="float" office:value="0.66043300000000005" table:style-name="ce7">
            <text:p>0.660433</text:p>
          </table:table-cell>
          <table:table-cell office:value-type="float" office:value="0.66014399999999995" table:style-name="ce7">
            <text:p>0.660144</text:p>
          </table:table-cell>
          <table:table-cell office:value-type="float" office:value="0.65341099999999996" table:style-name="ce7">
            <text:p>0.653411</text:p>
          </table:table-cell>
          <table:table-cell office:value-type="float" office:value="3.7570000000000103E-3" table:formula="of:=[.H508]-[.$H$5]" table:style-name="ce1">
            <text:p>0.003757</text:p>
          </table:table-cell>
          <table:table-cell office:value-type="float" office:value="3.4649999999999403E-3" table:formula="of:=[.I508]-[.$I$5]" table:style-name="ce1">
            <text:p>0.003465</text:p>
          </table:table-cell>
          <table:table-cell office:value-type="float" office:value="-3.2680000000000486E-3" table:formula="of:=[.J508]-[.$J$5]" table:style-name="ce1">
            <text:p>-0.003268</text:p>
          </table:table-cell>
          <table:table-cell office:value-type="float" office:value="25.150099999999998" table:style-name="ce7">
            <text:p>25.1501</text:p>
          </table:table-cell>
          <table:table-cell office:value-type="float" office:value="-7.5876999999999997E-4" table:style-name="ce7">
            <text:p>-0.00075877</text:p>
          </table:table-cell>
          <table:table-cell office:value-type="float" office:value="-8.4025699999999996E-4" table:style-name="ce7">
            <text:p>-0.000840257</text:p>
          </table:table-cell>
          <table:table-cell table:number-columns-repeated="16368"/>
        </table:table-row>
        <table:table-row table:style-name="ro2">
          <table:table-cell office:value-type="float" office:value="10.08" table:style-name="ce1">
            <text:p>10.08</text:p>
          </table:table-cell>
          <table:table-cell office:value-type="float" office:value="1.8532E-2" table:style-name="ce1">
            <text:p>0.018532</text:p>
          </table:table-cell>
          <table:table-cell office:value-type="float" office:value="10.08" table:style-name="ce1">
            <text:p>10.08</text:p>
          </table:table-cell>
          <table:table-cell office:value-type="float" office:value="6.8608000000000002E-2" table:style-name="ce1">
            <text:p>0.068608</text:p>
          </table:table-cell>
          <table:table-cell office:value-type="float" office:value="-4.5508E-2" table:style-name="ce1">
            <text:p>-0.045508</text:p>
          </table:table-cell>
          <table:table-cell table:style-name="ce3"/>
          <table:table-cell office:value-type="float" office:value="25.2" table:style-name="ce7">
            <text:p>25.2</text:p>
          </table:table-cell>
          <table:table-cell office:value-type="float" office:value="0.66067900000000002" table:style-name="ce7">
            <text:p>0.660679</text:p>
          </table:table-cell>
          <table:table-cell office:value-type="float" office:value="0.65992499999999998" table:style-name="ce7">
            <text:p>0.659925</text:p>
          </table:table-cell>
          <table:table-cell office:value-type="float" office:value="0.65344999999999998" table:style-name="ce7">
            <text:p>0.65345</text:p>
          </table:table-cell>
          <table:table-cell office:value-type="float" office:value="4.0029999999999788E-3" table:formula="of:=[.H509]-[.$H$5]" table:style-name="ce1">
            <text:p>0.004003</text:p>
          </table:table-cell>
          <table:table-cell office:value-type="float" office:value="3.2459999999999711E-3" table:formula="of:=[.I509]-[.$I$5]" table:style-name="ce1">
            <text:p>0.003246</text:p>
          </table:table-cell>
          <table:table-cell office:value-type="float" office:value="-3.2290000000000374E-3" table:formula="of:=[.J509]-[.$J$5]" table:style-name="ce1">
            <text:p>-0.003229</text:p>
          </table:table-cell>
          <table:table-cell office:value-type="float" office:value="25.2" table:style-name="ce7">
            <text:p>25.2</text:p>
          </table:table-cell>
          <table:table-cell office:value-type="float" office:value="-3.7608200000000002E-4" table:style-name="ce7">
            <text:p>-0.000376082</text:p>
          </table:table-cell>
          <table:table-cell office:value-type="float" office:value="5.3624599999999999E-4" table:style-name="ce7">
            <text:p>0.000536246</text:p>
          </table:table-cell>
          <table:table-cell table:number-columns-repeated="16368"/>
        </table:table-row>
        <table:table-row table:style-name="ro2">
          <table:table-cell office:value-type="float" office:value="10.1" table:style-name="ce1">
            <text:p>10.1</text:p>
          </table:table-cell>
          <table:table-cell office:value-type="float" office:value="1.7208999999999999E-2" table:style-name="ce1">
            <text:p>0.017209</text:p>
          </table:table-cell>
          <table:table-cell office:value-type="float" office:value="10.1" table:style-name="ce1">
            <text:p>10.1</text:p>
          </table:table-cell>
          <table:table-cell office:value-type="float" office:value="6.3630999999999993E-2" table:style-name="ce1">
            <text:p>0.063631</text:p>
          </table:table-cell>
          <table:table-cell office:value-type="float" office:value="-4.9196999999999998E-2" table:style-name="ce1">
            <text:p>-0.049197</text:p>
          </table:table-cell>
          <table:table-cell table:style-name="ce3"/>
          <table:table-cell office:value-type="float" office:value="25.25" table:style-name="ce7">
            <text:p>25.25</text:p>
          </table:table-cell>
          <table:table-cell office:value-type="float" office:value="0.66085400000000005" table:style-name="ce7">
            <text:p>0.660854</text:p>
          </table:table-cell>
          <table:table-cell office:value-type="float" office:value="0.65965200000000002" table:style-name="ce7">
            <text:p>0.659652</text:p>
          </table:table-cell>
          <table:table-cell office:value-type="float" office:value="0.65357600000000005" table:style-name="ce7">
            <text:p>0.653576</text:p>
          </table:table-cell>
          <table:table-cell office:value-type="float" office:value="4.178000000000015E-3" table:formula="of:=[.H510]-[.$H$5]" table:style-name="ce1">
            <text:p>0.004178</text:p>
          </table:table-cell>
          <table:table-cell office:value-type="float" office:value="2.9730000000000034E-3" table:formula="of:=[.I510]-[.$I$5]" table:style-name="ce1">
            <text:p>0.002973</text:p>
          </table:table-cell>
          <table:table-cell office:value-type="float" office:value="-3.1029999999999669E-3" table:formula="of:=[.J510]-[.$J$5]" table:style-name="ce1">
            <text:p>-0.003103</text:p>
          </table:table-cell>
          <table:table-cell office:value-type="float" office:value="25.2501" table:style-name="ce7">
            <text:p>25.2501</text:p>
          </table:table-cell>
          <table:table-cell office:value-type="float" office:value="-8.9516699999999996E-5" table:style-name="ce7">
            <text:p>-8.95167E-05</text:p>
          </table:table-cell>
          <table:table-cell office:value-type="float" office:value="1.96401E-3" table:style-name="ce7">
            <text:p>0.00196401</text:p>
          </table:table-cell>
          <table:table-cell table:number-columns-repeated="16368"/>
        </table:table-row>
        <table:table-row table:style-name="ro2">
          <table:table-cell office:value-type="float" office:value="10.119999999999999" table:style-name="ce1">
            <text:p>10.12</text:p>
          </table:table-cell>
          <table:table-cell office:value-type="float" office:value="1.5786999999999999E-2" table:style-name="ce1">
            <text:p>0.015787</text:p>
          </table:table-cell>
          <table:table-cell office:value-type="float" office:value="10.119999999999999" table:style-name="ce1">
            <text:p>10.12</text:p>
          </table:table-cell>
          <table:table-cell office:value-type="float" office:value="5.8277000000000002E-2" table:style-name="ce1">
            <text:p>0.058277</text:p>
          </table:table-cell>
          <table:table-cell office:value-type="float" office:value="-5.2701999999999999E-2" table:style-name="ce1">
            <text:p>-0.052702</text:p>
          </table:table-cell>
          <table:table-cell table:style-name="ce3"/>
          <table:table-cell office:value-type="float" office:value="25.3001" table:style-name="ce7">
            <text:p>25.3001</text:p>
          </table:table-cell>
          <table:table-cell office:value-type="float" office:value="0.660945" table:style-name="ce7">
            <text:p>0.660945</text:p>
          </table:table-cell>
          <table:table-cell office:value-type="float" office:value="0.65932299999999999" table:style-name="ce7">
            <text:p>0.659323</text:p>
          </table:table-cell>
          <table:table-cell office:value-type="float" office:value="0.65379500000000002" table:style-name="ce7">
            <text:p>0.653795</text:p>
          </table:table-cell>
          <table:table-cell office:value-type="float" office:value="4.2689999999999673E-3" table:formula="of:=[.H511]-[.$H$5]" table:style-name="ce1">
            <text:p>0.004269</text:p>
          </table:table-cell>
          <table:table-cell office:value-type="float" office:value="2.6439999999999797E-3" table:formula="of:=[.I511]-[.$I$5]" table:style-name="ce1">
            <text:p>0.002644</text:p>
          </table:table-cell>
          <table:table-cell office:value-type="float" office:value="-2.8839999999999977E-3" table:formula="of:=[.J511]-[.$J$5]" table:style-name="ce1">
            <text:p>-0.002884</text:p>
          </table:table-cell>
          <table:table-cell office:value-type="float" office:value="25.3" table:style-name="ce7">
            <text:p>25.3</text:p>
          </table:table-cell>
          <table:table-cell office:value-type="float" office:value="5.0472800000000002E-5" table:style-name="ce7">
            <text:p>5.04728E-05</text:p>
          </table:table-cell>
          <table:table-cell office:value-type="float" office:value="3.3892800000000002E-3" table:style-name="ce7">
            <text:p>0.00338928</text:p>
          </table:table-cell>
          <table:table-cell table:number-columns-repeated="16368"/>
        </table:table-row>
        <table:table-row table:style-name="ro2">
          <table:table-cell office:value-type="float" office:value="10.14" table:style-name="ce1">
            <text:p>10.14</text:p>
          </table:table-cell>
          <table:table-cell office:value-type="float" office:value="1.4271000000000001E-2" table:style-name="ce1">
            <text:p>0.014271</text:p>
          </table:table-cell>
          <table:table-cell office:value-type="float" office:value="10.14" table:style-name="ce1">
            <text:p>10.14</text:p>
          </table:table-cell>
          <table:table-cell office:value-type="float" office:value="5.2566000000000002E-2" table:style-name="ce1">
            <text:p>0.052566</text:p>
          </table:table-cell>
          <table:table-cell office:value-type="float" office:value="-5.6006E-2" table:style-name="ce1">
            <text:p>-0.056006</text:p>
          </table:table-cell>
          <table:table-cell table:style-name="ce3"/>
          <table:table-cell office:value-type="float" office:value="25.350100000000001" table:style-name="ce7">
            <text:p>25.3501</text:p>
          </table:table-cell>
          <table:table-cell office:value-type="float" office:value="0.66094200000000003" table:style-name="ce7">
            <text:p>0.660942</text:p>
          </table:table-cell>
          <table:table-cell office:value-type="float" office:value="0.65894200000000003" table:style-name="ce7">
            <text:p>0.658942</text:p>
          </table:table-cell>
          <table:table-cell office:value-type="float" office:value="0.65411600000000003" table:style-name="ce7">
            <text:p>0.654116</text:p>
          </table:table-cell>
          <table:table-cell office:value-type="float" office:value="4.265999999999992E-3" table:formula="of:=[.H512]-[.$H$5]" table:style-name="ce1">
            <text:p>0.004266</text:p>
          </table:table-cell>
          <table:table-cell office:value-type="float" office:value="2.263000000000015E-3" table:formula="of:=[.I512]-[.$I$5]" table:style-name="ce1">
            <text:p>0.002263</text:p>
          </table:table-cell>
          <table:table-cell office:value-type="float" office:value="-2.562999999999982E-3" table:formula="of:=[.J512]-[.$J$5]" table:style-name="ce1">
            <text:p>-0.002563</text:p>
          </table:table-cell>
          <table:table-cell office:value-type="float" office:value="25.35" table:style-name="ce7">
            <text:p>25.35</text:p>
          </table:table-cell>
          <table:table-cell office:value-type="float" office:value="-2.8219299999999999E-5" table:style-name="ce7">
            <text:p>-2.82193E-05</text:p>
          </table:table-cell>
          <table:table-cell office:value-type="float" office:value="4.8200999999999999E-3" table:style-name="ce7">
            <text:p>0.0048201</text:p>
          </table:table-cell>
          <table:table-cell table:number-columns-repeated="16368"/>
        </table:table-row>
        <table:table-row table:style-name="ro2">
          <table:table-cell office:value-type="float" office:value="10.16" table:style-name="ce1">
            <text:p>10.16</text:p>
          </table:table-cell>
          <table:table-cell office:value-type="float" office:value="1.2664999999999999E-2" table:style-name="ce1">
            <text:p>0.012665</text:p>
          </table:table-cell>
          <table:table-cell office:value-type="float" office:value="10.16" table:style-name="ce1">
            <text:p>10.16</text:p>
          </table:table-cell>
          <table:table-cell office:value-type="float" office:value="4.6517000000000003E-2" table:style-name="ce1">
            <text:p>0.046517</text:p>
          </table:table-cell>
          <table:table-cell office:value-type="float" office:value="-5.9093E-2" table:style-name="ce1">
            <text:p>-0.059093</text:p>
          </table:table-cell>
          <table:table-cell table:style-name="ce3"/>
          <table:table-cell office:value-type="float" office:value="25.4" table:style-name="ce7">
            <text:p>25.4</text:p>
          </table:table-cell>
          <table:table-cell office:value-type="float" office:value="0.66084299999999996" table:style-name="ce7">
            <text:p>0.660843</text:p>
          </table:table-cell>
          <table:table-cell office:value-type="float" office:value="0.658524" table:style-name="ce7">
            <text:p>0.658524</text:p>
          </table:table-cell>
          <table:table-cell office:value-type="float" office:value="0.65454900000000005" table:style-name="ce7">
            <text:p>0.654549</text:p>
          </table:table-cell>
          <table:table-cell office:value-type="float" office:value="4.1669999999999208E-3" table:formula="of:=[.H513]-[.$H$5]" table:style-name="ce1">
            <text:p>0.004167</text:p>
          </table:table-cell>
          <table:table-cell office:value-type="float" office:value="1.8449999999999855E-3" table:formula="of:=[.I513]-[.$I$5]" table:style-name="ce1">
            <text:p>0.001845</text:p>
          </table:table-cell>
          <table:table-cell office:value-type="float" office:value="-2.1299999999999653E-3" table:formula="of:=[.J513]-[.$J$5]" table:style-name="ce1">
            <text:p>-0.00213</text:p>
          </table:table-cell>
          <table:table-cell office:value-type="float" office:value="25.4" table:style-name="ce7">
            <text:p>25.4</text:p>
          </table:table-cell>
          <table:table-cell office:value-type="float" office:value="-3.8135699999999997E-4" table:style-name="ce7">
            <text:p>-0.000381357</text:p>
          </table:table-cell>
          <table:table-cell office:value-type="float" office:value="6.1905099999999998E-3" table:style-name="ce7">
            <text:p>0.00619051</text:p>
          </table:table-cell>
          <table:table-cell table:number-columns-repeated="16368"/>
        </table:table-row>
        <table:table-row table:style-name="ro2">
          <table:table-cell office:value-type="float" office:value="10.18" table:style-name="ce1">
            <text:p>10.18</text:p>
          </table:table-cell>
          <table:table-cell office:value-type="float" office:value="1.0975E-2" table:style-name="ce1">
            <text:p>0.010975</text:p>
          </table:table-cell>
          <table:table-cell office:value-type="float" office:value="10.18" table:style-name="ce1">
            <text:p>10.18</text:p>
          </table:table-cell>
          <table:table-cell office:value-type="float" office:value="4.0152E-2" table:style-name="ce1">
            <text:p>0.040152</text:p>
          </table:table-cell>
          <table:table-cell office:value-type="float" office:value="-6.1947000000000002E-2" table:style-name="ce1">
            <text:p>-0.061947</text:p>
          </table:table-cell>
          <table:table-cell table:style-name="ce3"/>
          <table:table-cell office:value-type="float" office:value="25.450099999999999" table:style-name="ce7">
            <text:p>25.4501</text:p>
          </table:table-cell>
          <table:table-cell office:value-type="float" office:value="0.66064400000000001" table:style-name="ce7">
            <text:p>0.660644</text:p>
          </table:table-cell>
          <table:table-cell office:value-type="float" office:value="0.65806900000000002" table:style-name="ce7">
            <text:p>0.658069</text:p>
          </table:table-cell>
          <table:table-cell office:value-type="float" office:value="0.65509300000000004" table:style-name="ce7">
            <text:p>0.655093</text:p>
          </table:table-cell>
          <table:table-cell office:value-type="float" office:value="3.9679999999999715E-3" table:formula="of:=[.H514]-[.$H$5]" table:style-name="ce1">
            <text:p>0.003968</text:p>
          </table:table-cell>
          <table:table-cell office:value-type="float" office:value="1.3900000000000023E-3" table:formula="of:=[.I514]-[.$I$5]" table:style-name="ce1">
            <text:p>0.00139</text:p>
          </table:table-cell>
          <table:table-cell office:value-type="float" office:value="-1.5859999999999763E-3" table:formula="of:=[.J514]-[.$J$5]" table:style-name="ce1">
            <text:p>-0.001586</text:p>
          </table:table-cell>
          <table:table-cell office:value-type="float" office:value="25.45" table:style-name="ce7">
            <text:p>25.45</text:p>
          </table:table-cell>
          <table:table-cell office:value-type="float" office:value="-1.02362E-3" table:style-name="ce7">
            <text:p>-0.00102362</text:p>
          </table:table-cell>
          <table:table-cell office:value-type="float" office:value="7.4263200000000001E-3" table:style-name="ce7">
            <text:p>0.00742632</text:p>
          </table:table-cell>
          <table:table-cell table:number-columns-repeated="16368"/>
        </table:table-row>
        <table:table-row table:style-name="ro2">
          <table:table-cell office:value-type="float" office:value="10.199999999999999" table:style-name="ce1">
            <text:p>10.2</text:p>
          </table:table-cell>
          <table:table-cell office:value-type="float" office:value="9.2069999999999999E-3" table:style-name="ce1">
            <text:p>0.009207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3.3496999999999999E-2" table:style-name="ce1">
            <text:p>0.033497</text:p>
          </table:table-cell>
          <table:table-cell office:value-type="float" office:value="-6.4554E-2" table:style-name="ce1">
            <text:p>-0.064554</text:p>
          </table:table-cell>
          <table:table-cell table:style-name="ce3"/>
          <table:table-cell office:value-type="float" office:value="25.5001" table:style-name="ce7">
            <text:p>25.5001</text:p>
          </table:table-cell>
          <table:table-cell office:value-type="float" office:value="0.66035100000000002" table:style-name="ce7">
            <text:p>0.660351</text:p>
          </table:table-cell>
          <table:table-cell office:value-type="float" office:value="0.65759800000000002" table:style-name="ce7">
            <text:p>0.657598</text:p>
          </table:table-cell>
          <table:table-cell office:value-type="float" office:value="0.65575099999999997" table:style-name="ce7">
            <text:p>0.655751</text:p>
          </table:table-cell>
          <table:table-cell office:value-type="float" office:value="3.6749999999999838E-3" table:formula="of:=[.H515]-[.$H$5]" table:style-name="ce1">
            <text:p>0.003675</text:p>
          </table:table-cell>
          <table:table-cell office:value-type="float" office:value="9.1900000000000315E-4" table:formula="of:=[.I515]-[.$I$5]" table:style-name="ce1">
            <text:p>0.000919</text:p>
          </table:table-cell>
          <table:table-cell office:value-type="float" office:value="-9.280000000000399E-4" table:formula="of:=[.J515]-[.$J$5]" table:style-name="ce1">
            <text:p>-0.000928</text:p>
          </table:table-cell>
          <table:table-cell office:value-type="float" office:value="25.5" table:style-name="ce7">
            <text:p>25.5</text:p>
          </table:table-cell>
          <table:table-cell office:value-type="float" office:value="-2.0026599999999999E-3" table:style-name="ce7">
            <text:p>-0.00200266</text:p>
          </table:table-cell>
          <table:table-cell office:value-type="float" office:value="8.48637E-3" table:style-name="ce7">
            <text:p>0.00848637</text:p>
          </table:table-cell>
          <table:table-cell table:number-columns-repeated="16368"/>
        </table:table-row>
        <table:table-row table:style-name="ro2">
          <table:table-cell office:value-type="float" office:value="10.220000000000001" table:style-name="ce1">
            <text:p>10.22</text:p>
          </table:table-cell>
          <table:table-cell office:value-type="float" office:value="7.3680000000000004E-3" table:style-name="ce1">
            <text:p>0.007368</text:p>
          </table:table-cell>
          <table:table-cell office:value-type="float" office:value="10.220000000000001" table:style-name="ce1">
            <text:p>10.22</text:p>
          </table:table-cell>
          <table:table-cell office:value-type="float" office:value="2.6575000000000001E-2" table:style-name="ce1">
            <text:p>0.026575</text:p>
          </table:table-cell>
          <table:table-cell office:value-type="float" office:value="-6.6896999999999998E-2" table:style-name="ce1">
            <text:p>-0.066897</text:p>
          </table:table-cell>
          <table:table-cell table:style-name="ce3"/>
          <table:table-cell office:value-type="float" office:value="25.55" table:style-name="ce7">
            <text:p>25.55</text:p>
          </table:table-cell>
          <table:table-cell office:value-type="float" office:value="0.659972" table:style-name="ce7">
            <text:p>0.659972</text:p>
          </table:table-cell>
          <table:table-cell office:value-type="float" office:value="0.65712099999999996" table:style-name="ce7">
            <text:p>0.657121</text:p>
          </table:table-cell>
          <table:table-cell office:value-type="float" office:value="0.65651000000000004" table:style-name="ce7">
            <text:p>0.65651</text:p>
          </table:table-cell>
          <table:table-cell office:value-type="float" office:value="3.2959999999999656E-3" table:formula="of:=[.H516]-[.$H$5]" table:style-name="ce1">
            <text:p>0.003296</text:p>
          </table:table-cell>
          <table:table-cell office:value-type="float" office:value="4.4199999999994244E-4" table:formula="of:=[.I516]-[.$I$5]" table:style-name="ce1">
            <text:p>0.000442</text:p>
          </table:table-cell>
          <table:table-cell office:value-type="float" office:value="-1.6899999999997473E-4" table:formula="of:=[.J516]-[.$J$5]" table:style-name="ce1">
            <text:p>-0.000169</text:p>
          </table:table-cell>
          <table:table-cell office:value-type="float" office:value="25.5501" table:style-name="ce7">
            <text:p>25.5501</text:p>
          </table:table-cell>
          <table:table-cell office:value-type="float" office:value="-3.24677E-3" table:style-name="ce7">
            <text:p>-0.00324677</text:p>
          </table:table-cell>
          <table:table-cell office:value-type="float" office:value="9.1312800000000003E-3" table:style-name="ce7">
            <text:p>0.00913128</text:p>
          </table:table-cell>
          <table:table-cell table:number-columns-repeated="16368"/>
        </table:table-row>
        <table:table-row table:style-name="ro2">
          <table:table-cell office:value-type="float" office:value="10.24" table:style-name="ce1">
            <text:p>10.24</text:p>
          </table:table-cell>
          <table:table-cell office:value-type="float" office:value="5.4640000000000001E-3" table:style-name="ce1">
            <text:p>0.005464</text:p>
          </table:table-cell>
          <table:table-cell office:value-type="float" office:value="10.24" table:style-name="ce1">
            <text:p>10.24</text:p>
          </table:table-cell>
          <table:table-cell office:value-type="float" office:value="1.9413E-2" table:style-name="ce1">
            <text:p>0.019413</text:p>
          </table:table-cell>
          <table:table-cell office:value-type="float" office:value="-6.8961999999999996E-2" table:style-name="ce1">
            <text:p>-0.068962</text:p>
          </table:table-cell>
          <table:table-cell table:style-name="ce3"/>
          <table:table-cell office:value-type="float" office:value="25.6" table:style-name="ce7">
            <text:p>25.6</text:p>
          </table:table-cell>
          <table:table-cell office:value-type="float" office:value="0.65952599999999995" table:style-name="ce7">
            <text:p>0.659526</text:p>
          </table:table-cell>
          <table:table-cell office:value-type="float" office:value="0.65666000000000002" table:style-name="ce7">
            <text:p>0.65666</text:p>
          </table:table-cell>
          <table:table-cell office:value-type="float" office:value="0.65734099999999995" table:style-name="ce7">
            <text:p>0.657341</text:p>
          </table:table-cell>
          <table:table-cell office:value-type="float" office:value="2.8499999999999082E-3" table:formula="of:=[.H517]-[.$H$5]" table:style-name="ce1">
            <text:p>0.00285</text:p>
          </table:table-cell>
          <table:table-cell office:value-type="float" office:value="-1.8999999999991246E-5" table:formula="of:=[.I517]-[.$I$5]" table:style-name="ce1">
            <text:p>-1.9E-05</text:p>
          </table:table-cell>
          <table:table-cell office:value-type="float" office:value="6.6199999999994041E-4" table:formula="of:=[.J517]-[.$J$5]" table:style-name="ce1">
            <text:p>0.000662</text:p>
          </table:table-cell>
          <table:table-cell office:value-type="float" office:value="25.600100000000001" table:style-name="ce7">
            <text:p>25.6001</text:p>
          </table:table-cell>
          <table:table-cell office:value-type="float" office:value="-4.7236800000000001E-3" table:style-name="ce7">
            <text:p>-0.00472368</text:p>
          </table:table-cell>
          <table:table-cell office:value-type="float" office:value="9.4284899999999994E-3" table:style-name="ce7">
            <text:p>0.00942849</text:p>
          </table:table-cell>
          <table:table-cell table:number-columns-repeated="16368"/>
        </table:table-row>
        <table:table-row table:style-name="ro2">
          <table:table-cell office:value-type="float" office:value="10.26" table:style-name="ce1">
            <text:p>10.26</text:p>
          </table:table-cell>
          <table:table-cell office:value-type="float" office:value="3.5010000000000002E-3" table:style-name="ce1">
            <text:p>0.003501</text:p>
          </table:table-cell>
          <table:table-cell office:value-type="float" office:value="10.26" table:style-name="ce1">
            <text:p>10.26</text:p>
          </table:table-cell>
          <table:table-cell office:value-type="float" office:value="1.2041E-2" table:style-name="ce1">
            <text:p>0.012041</text:p>
          </table:table-cell>
          <table:table-cell office:value-type="float" office:value="-7.0736999999999994E-2" table:style-name="ce1">
            <text:p>-0.070737</text:p>
          </table:table-cell>
          <table:table-cell table:style-name="ce3"/>
          <table:table-cell office:value-type="float" office:value="25.650099999999998" table:style-name="ce7">
            <text:p>25.6501</text:p>
          </table:table-cell>
          <table:table-cell office:value-type="float" office:value="0.659022" table:style-name="ce7">
            <text:p>0.659022</text:p>
          </table:table-cell>
          <table:table-cell office:value-type="float" office:value="0.65622800000000003" table:style-name="ce7">
            <text:p>0.656228</text:p>
          </table:table-cell>
          <table:table-cell office:value-type="float" office:value="0.65821399999999997" table:style-name="ce7">
            <text:p>0.658214</text:p>
          </table:table-cell>
          <table:table-cell office:value-type="float" office:value="2.3459999999999592E-3" table:formula="of:=[.H518]-[.$H$5]" table:style-name="ce1">
            <text:p>0.002346</text:p>
          </table:table-cell>
          <table:table-cell office:value-type="float" office:value="-4.509999999999792E-4" table:formula="of:=[.I518]-[.$I$5]" table:style-name="ce1">
            <text:p>-0.000451</text:p>
          </table:table-cell>
          <table:table-cell office:value-type="float" office:value="1.5349999999999531E-3" table:formula="of:=[.J518]-[.$J$5]" table:style-name="ce1">
            <text:p>0.001535</text:p>
          </table:table-cell>
          <table:table-cell office:value-type="float" office:value="25.65" table:style-name="ce7">
            <text:p>25.65</text:p>
          </table:table-cell>
          <table:table-cell office:value-type="float" office:value="-6.3499999999999997E-3" table:style-name="ce7">
            <text:p>-0.00635</text:p>
          </table:table-cell>
          <table:table-cell office:value-type="float" office:value="9.2778500000000007E-3" table:style-name="ce7">
            <text:p>0.00927785</text:p>
          </table:table-cell>
          <table:table-cell table:number-columns-repeated="16368"/>
        </table:table-row>
        <table:table-row table:style-name="ro2">
          <table:table-cell office:value-type="float" office:value="10.28" table:style-name="ce1">
            <text:p>10.28</text:p>
          </table:table-cell>
          <table:table-cell office:value-type="float" office:value="1.4890000000000001E-3" table:style-name="ce1">
            <text:p>0.001489</text:p>
          </table:table-cell>
          <table:table-cell office:value-type="float" office:value="10.28" table:style-name="ce1">
            <text:p>10.28</text:p>
          </table:table-cell>
          <table:table-cell office:value-type="float" office:value="4.4860000000000004E-3" table:style-name="ce1">
            <text:p>0.004486</text:p>
          </table:table-cell>
          <table:table-cell office:value-type="float" office:value="-7.2206999999999993E-2" table:style-name="ce1">
            <text:p>-0.072207</text:p>
          </table:table-cell>
          <table:table-cell table:style-name="ce3"/>
          <table:table-cell office:value-type="float" office:value="25.700099999999999" table:style-name="ce7">
            <text:p>25.7001</text:p>
          </table:table-cell>
          <table:table-cell office:value-type="float" office:value="0.65848899999999999" table:style-name="ce7">
            <text:p>0.658489</text:p>
          </table:table-cell>
          <table:table-cell office:value-type="float" office:value="0.65584799999999999" table:style-name="ce7">
            <text:p>0.655848</text:p>
          </table:table-cell>
          <table:table-cell office:value-type="float" office:value="0.65908299999999997" table:style-name="ce7">
            <text:p>0.659083</text:p>
          </table:table-cell>
          <table:table-cell office:value-type="float" office:value="1.8129999999999535E-3" table:formula="of:=[.H519]-[.$H$5]" table:style-name="ce1">
            <text:p>0.001813</text:p>
          </table:table-cell>
          <table:table-cell office:value-type="float" office:value="-8.3100000000002616E-4" table:formula="of:=[.I519]-[.$I$5]" table:style-name="ce1">
            <text:p>-0.000831</text:p>
          </table:table-cell>
          <table:table-cell office:value-type="float" office:value="2.4039999999999617E-3" table:formula="of:=[.J519]-[.$J$5]" table:style-name="ce1">
            <text:p>0.002404</text:p>
          </table:table-cell>
          <table:table-cell office:value-type="float" office:value="25.700099999999999" table:style-name="ce7">
            <text:p>25.7001</text:p>
          </table:table-cell>
          <table:table-cell office:value-type="float" office:value="-7.9665799999999991E-3" table:style-name="ce7">
            <text:p>-0.00796658</text:p>
          </table:table-cell>
          <table:table-cell office:value-type="float" office:value="8.5169000000000009E-3" table:style-name="ce7">
            <text:p>0.0085169</text:p>
          </table:table-cell>
          <table:table-cell table:number-columns-repeated="16368"/>
        </table:table-row>
        <table:table-row table:style-name="ro2">
          <table:table-cell office:value-type="float" office:value="10.3" table:style-name="ce1">
            <text:p>10.3</text:p>
          </table:table-cell>
          <table:table-cell office:value-type="float" office:value="-5.6599999999999999E-4" table:style-name="ce1">
            <text:p>-0.000566</text:p>
          </table:table-cell>
          <table:table-cell office:value-type="float" office:value="10.3" table:style-name="ce1">
            <text:p>10.3</text:p>
          </table:table-cell>
          <table:table-cell office:value-type="float" office:value="-3.2179999999999999E-3" table:style-name="ce1">
            <text:p>-0.003218</text:p>
          </table:table-cell>
          <table:table-cell office:value-type="float" office:value="-7.3360999999999996E-2" table:style-name="ce1">
            <text:p>-0.073361</text:p>
          </table:table-cell>
          <table:table-cell table:style-name="ce3"/>
          <table:table-cell office:value-type="float" office:value="25.7501" table:style-name="ce7">
            <text:p>25.7501</text:p>
          </table:table-cell>
          <table:table-cell office:value-type="float" office:value="0.65793599999999997" table:style-name="ce7">
            <text:p>0.657936</text:p>
          </table:table-cell>
          <table:table-cell office:value-type="float" office:value="0.65553499999999998" table:style-name="ce7">
            <text:p>0.655535</text:p>
          </table:table-cell>
          <table:table-cell office:value-type="float" office:value="0.65989500000000001" table:style-name="ce7">
            <text:p>0.659895</text:p>
          </table:table-cell>
          <table:table-cell office:value-type="float" office:value="1.2599999999999278E-3" table:formula="of:=[.H520]-[.$H$5]" table:style-name="ce1">
            <text:p>0.00126</text:p>
          </table:table-cell>
          <table:table-cell office:value-type="float" office:value="-1.1440000000000339E-3" table:formula="of:=[.I520]-[.$I$5]" table:style-name="ce1">
            <text:p>-0.001144</text:p>
          </table:table-cell>
          <table:table-cell office:value-type="float" office:value="3.2159999999999966E-3" table:formula="of:=[.J520]-[.$J$5]" table:style-name="ce1">
            <text:p>0.003216</text:p>
          </table:table-cell>
          <table:table-cell office:value-type="float" office:value="25.7501" table:style-name="ce7">
            <text:p>25.7501</text:p>
          </table:table-cell>
          <table:table-cell office:value-type="float" office:value="-9.4761600000000008E-3" table:style-name="ce7">
            <text:p>-0.00947616</text:p>
          </table:table-cell>
          <table:table-cell office:value-type="float" office:value="7.2928200000000002E-3" table:style-name="ce7">
            <text:p>0.00729282</text:p>
          </table:table-cell>
          <table:table-cell table:number-columns-repeated="16368"/>
        </table:table-row>
        <table:table-row table:style-name="ro2">
          <table:table-cell office:value-type="float" office:value="10.32" table:style-name="ce1">
            <text:p>10.32</text:p>
          </table:table-cell>
          <table:table-cell office:value-type="float" office:value="-2.6559999999999999E-3" table:style-name="ce1">
            <text:p>-0.002656</text:p>
          </table:table-cell>
          <table:table-cell office:value-type="float" office:value="10.32" table:style-name="ce1">
            <text:p>10.32</text:p>
          </table:table-cell>
          <table:table-cell office:value-type="float" office:value="-1.1039999999999999E-2" table:style-name="ce1">
            <text:p>-0.01104</text:p>
          </table:table-cell>
          <table:table-cell office:value-type="float" office:value="-7.4187000000000003E-2" table:style-name="ce1">
            <text:p>-0.074187</text:p>
          </table:table-cell>
          <table:table-cell table:style-name="ce3"/>
          <table:table-cell office:value-type="float" office:value="25.8002" table:style-name="ce7">
            <text:p>25.8002</text:p>
          </table:table-cell>
          <table:table-cell office:value-type="float" office:value="0.65739400000000003" table:style-name="ce7">
            <text:p>0.657394</text:p>
          </table:table-cell>
          <table:table-cell office:value-type="float" office:value="0.65529999999999999" table:style-name="ce7">
            <text:p>0.6553</text:p>
          </table:table-cell>
          <table:table-cell office:value-type="float" office:value="0.66059500000000004" table:style-name="ce7">
            <text:p>0.660595</text:p>
          </table:table-cell>
          <table:table-cell office:value-type="float" office:value="7.1799999999999642E-4" table:formula="of:=[.H521]-[.$H$5]" table:style-name="ce1">
            <text:p>0.000718</text:p>
          </table:table-cell>
          <table:table-cell office:value-type="float" office:value="-1.3790000000000191E-3" table:formula="of:=[.I521]-[.$I$5]" table:style-name="ce1">
            <text:p>-0.001379</text:p>
          </table:table-cell>
          <table:table-cell office:value-type="float" office:value="3.9160000000000306E-3" table:formula="of:=[.J521]-[.$J$5]" table:style-name="ce1">
            <text:p>0.003916</text:p>
          </table:table-cell>
          <table:table-cell office:value-type="float" office:value="25.8001" table:style-name="ce7">
            <text:p>25.8001</text:p>
          </table:table-cell>
          <table:table-cell office:value-type="float" office:value="-1.0744699999999999E-2" table:style-name="ce7">
            <text:p>-0.0107447</text:p>
          </table:table-cell>
          <table:table-cell office:value-type="float" office:value="5.5727800000000003E-3" table:style-name="ce7">
            <text:p>0.00557278</text:p>
          </table:table-cell>
          <table:table-cell table:number-columns-repeated="16368"/>
        </table:table-row>
        <table:table-row table:style-name="ro2">
          <table:table-cell office:value-type="float" office:value="10.34" table:style-name="ce1">
            <text:p>10.34</text:p>
          </table:table-cell>
          <table:table-cell office:value-type="float" office:value="-4.7710000000000001E-3" table:style-name="ce1">
            <text:p>-0.004771</text:p>
          </table:table-cell>
          <table:table-cell office:value-type="float" office:value="10.34" table:style-name="ce1">
            <text:p>10.34</text:p>
          </table:table-cell>
          <table:table-cell office:value-type="float" office:value="-1.8946000000000001E-2" table:style-name="ce1">
            <text:p>-0.018946</text:p>
          </table:table-cell>
          <table:table-cell office:value-type="float" office:value="-7.4675000000000005E-2" table:style-name="ce1">
            <text:p>-0.074675</text:p>
          </table:table-cell>
          <table:table-cell table:style-name="ce3"/>
          <table:table-cell office:value-type="float" office:value="25.850100000000001" table:style-name="ce7">
            <text:p>25.8501</text:p>
          </table:table-cell>
          <table:table-cell office:value-type="float" office:value="0.65687600000000002" table:style-name="ce7">
            <text:p>0.656876</text:p>
          </table:table-cell>
          <table:table-cell office:value-type="float" office:value="0.65515699999999999" table:style-name="ce7">
            <text:p>0.655157</text:p>
          </table:table-cell>
          <table:table-cell office:value-type="float" office:value="0.66113" table:style-name="ce7">
            <text:p>0.66113</text:p>
          </table:table-cell>
          <table:table-cell office:value-type="float" office:value="1.9999999999997797E-4" table:formula="of:=[.H522]-[.$H$5]" table:style-name="ce1">
            <text:p>0.0002</text:p>
          </table:table-cell>
          <table:table-cell office:value-type="float" office:value="-1.5220000000000233E-3" table:formula="of:=[.I522]-[.$I$5]" table:style-name="ce1">
            <text:p>-0.001522</text:p>
          </table:table-cell>
          <table:table-cell office:value-type="float" office:value="4.4509999999999827E-3" table:formula="of:=[.J522]-[.$J$5]" table:style-name="ce1">
            <text:p>0.004451</text:p>
          </table:table-cell>
          <table:table-cell office:value-type="float" office:value="25.85" table:style-name="ce7">
            <text:p>25.85</text:p>
          </table:table-cell>
          <table:table-cell office:value-type="float" office:value="-1.16463E-2" table:style-name="ce7">
            <text:p>-0.0116463</text:p>
          </table:table-cell>
          <table:table-cell office:value-type="float" office:value="3.4930600000000001E-3" table:style-name="ce7">
            <text:p>0.00349306</text:p>
          </table:table-cell>
          <table:table-cell table:number-columns-repeated="16368"/>
        </table:table-row>
        <table:table-row table:style-name="ro2">
          <table:table-cell office:value-type="float" office:value="10.36" table:style-name="ce1">
            <text:p>10.36</text:p>
          </table:table-cell>
          <table:table-cell office:value-type="float" office:value="-6.9020000000000001E-3" table:style-name="ce1">
            <text:p>-0.006902</text:p>
          </table:table-cell>
          <table:table-cell office:value-type="float" office:value="10.36" table:style-name="ce1">
            <text:p>10.36</text:p>
          </table:table-cell>
          <table:table-cell office:value-type="float" office:value="-2.69E-2" table:style-name="ce1">
            <text:p>-0.0269</text:p>
          </table:table-cell>
          <table:table-cell office:value-type="float" office:value="-7.4815000000000006E-2" table:style-name="ce1">
            <text:p>-0.074815</text:p>
          </table:table-cell>
          <table:table-cell table:style-name="ce3"/>
          <table:table-cell office:value-type="float" office:value="25.900099999999998" table:style-name="ce7">
            <text:p>25.9001</text:p>
          </table:table-cell>
          <table:table-cell office:value-type="float" office:value="0.65640799999999999" table:style-name="ce7">
            <text:p>0.656408</text:p>
          </table:table-cell>
          <table:table-cell office:value-type="float" office:value="0.65510900000000005" table:style-name="ce7">
            <text:p>0.655109</text:p>
          </table:table-cell>
          <table:table-cell office:value-type="float" office:value="0.661466" table:style-name="ce7">
            <text:p>0.661466</text:p>
          </table:table-cell>
          <table:table-cell office:value-type="float" office:value="-2.6800000000004598E-4" table:formula="of:=[.H523]-[.$H$5]" table:style-name="ce1">
            <text:p>-0.000268</text:p>
          </table:table-cell>
          <table:table-cell office:value-type="float" office:value="-1.5699999999999603E-3" table:formula="of:=[.I523]-[.$I$5]" table:style-name="ce1">
            <text:p>-0.00157</text:p>
          </table:table-cell>
          <table:table-cell office:value-type="float" office:value="4.7869999999999857E-3" table:formula="of:=[.J523]-[.$J$5]" table:style-name="ce1">
            <text:p>0.004787</text:p>
          </table:table-cell>
          <table:table-cell office:value-type="float" office:value="25.900099999999998" table:style-name="ce7">
            <text:p>25.9001</text:p>
          </table:table-cell>
          <table:table-cell office:value-type="float" office:value="-1.2090500000000001E-2" table:style-name="ce7">
            <text:p>-0.0120905</text:p>
          </table:table-cell>
          <table:table-cell office:value-type="float" office:value="1.1337000000000001E-3" table:style-name="ce7">
            <text:p>0.0011337</text:p>
          </table:table-cell>
          <table:table-cell table:number-columns-repeated="16368"/>
        </table:table-row>
        <table:table-row table:style-name="ro2">
          <table:table-cell office:value-type="float" office:value="10.38" table:style-name="ce1">
            <text:p>10.38</text:p>
          </table:table-cell>
          <table:table-cell office:value-type="float" office:value="-9.0399999999999994E-3" table:style-name="ce1">
            <text:p>-0.00904</text:p>
          </table:table-cell>
          <table:table-cell office:value-type="float" office:value="10.38" table:style-name="ce1">
            <text:p>10.38</text:p>
          </table:table-cell>
          <table:table-cell office:value-type="float" office:value="-3.4866000000000001E-2" table:style-name="ce1">
            <text:p>-0.034866</text:p>
          </table:table-cell>
          <table:table-cell office:value-type="float" office:value="-7.4601000000000001E-2" table:style-name="ce1">
            <text:p>-0.074601</text:p>
          </table:table-cell>
          <table:table-cell table:style-name="ce3"/>
          <table:table-cell office:value-type="float" office:value="25.95" table:style-name="ce7">
            <text:p>25.95</text:p>
          </table:table-cell>
          <table:table-cell office:value-type="float" office:value="0.65599499999999999" table:style-name="ce7">
            <text:p>0.655995</text:p>
          </table:table-cell>
          <table:table-cell office:value-type="float" office:value="0.65515599999999996" table:style-name="ce7">
            <text:p>0.655156</text:p>
          </table:table-cell>
          <table:table-cell office:value-type="float" office:value="0.66157500000000002" table:style-name="ce7">
            <text:p>0.661575</text:p>
          </table:table-cell>
          <table:table-cell office:value-type="float" office:value="-6.8100000000004268E-4" table:formula="of:=[.H524]-[.$H$5]" table:style-name="ce1">
            <text:p>-0.000681</text:p>
          </table:table-cell>
          <table:table-cell office:value-type="float" office:value="-1.5230000000000521E-3" table:formula="of:=[.I524]-[.$I$5]" table:style-name="ce1">
            <text:p>-0.001523</text:p>
          </table:table-cell>
          <table:table-cell office:value-type="float" office:value="4.8960000000000115E-3" table:formula="of:=[.J524]-[.$J$5]" table:style-name="ce1">
            <text:p>0.004896</text:p>
          </table:table-cell>
          <table:table-cell office:value-type="float" office:value="25.950099999999999" table:style-name="ce7">
            <text:p>25.9501</text:p>
          </table:table-cell>
          <table:table-cell office:value-type="float" office:value="-1.2022700000000001E-2" table:style-name="ce7">
            <text:p>-0.0120227</text:p>
          </table:table-cell>
          <table:table-cell office:value-type="float" office:value="-1.27137E-3" table:style-name="ce7">
            <text:p>-0.00127137</text:p>
          </table:table-cell>
          <table:table-cell table:number-columns-repeated="16368"/>
        </table:table-row>
        <table:table-row table:style-name="ro2">
          <table:table-cell office:value-type="float" office:value="10.4" table:style-name="ce1">
            <text:p>10.4</text:p>
          </table:table-cell>
          <table:table-cell office:value-type="float" office:value="-1.1174999999999999E-2" table:style-name="ce1">
            <text:p>-0.011175</text:p>
          </table:table-cell>
          <table:table-cell office:value-type="float" office:value="10.4" table:style-name="ce1">
            <text:p>10.4</text:p>
          </table:table-cell>
          <table:table-cell office:value-type="float" office:value="-4.2805999999999997E-2" table:style-name="ce1">
            <text:p>-0.042806</text:p>
          </table:table-cell>
          <table:table-cell office:value-type="float" office:value="-7.4025999999999995E-2" table:style-name="ce1">
            <text:p>-0.074026</text:p>
          </table:table-cell>
          <table:table-cell table:style-name="ce3"/>
          <table:table-cell office:value-type="float" office:value="26" table:style-name="ce7">
            <text:p>26</text:p>
          </table:table-cell>
          <table:table-cell office:value-type="float" office:value="0.655663" table:style-name="ce7">
            <text:p>0.655663</text:p>
          </table:table-cell>
          <table:table-cell office:value-type="float" office:value="0.65529599999999999" table:style-name="ce7">
            <text:p>0.655296</text:p>
          </table:table-cell>
          <table:table-cell office:value-type="float" office:value="0.66145900000000002" table:style-name="ce7">
            <text:p>0.661459</text:p>
          </table:table-cell>
          <table:table-cell office:value-type="float" office:value="-1.0130000000000416E-3" table:formula="of:=[.H525]-[.$H$5]" table:style-name="ce1">
            <text:p>-0.001013</text:p>
          </table:table-cell>
          <table:table-cell office:value-type="float" office:value="-1.3830000000000231E-3" table:formula="of:=[.I525]-[.$I$5]" table:style-name="ce1">
            <text:p>-0.001383</text:p>
          </table:table-cell>
          <table:table-cell office:value-type="float" office:value="4.7800000000000065E-3" table:formula="of:=[.J525]-[.$J$5]" table:style-name="ce1">
            <text:p>0.00478</text:p>
          </table:table-cell>
          <table:table-cell office:value-type="float" office:value="26.0001" table:style-name="ce7">
            <text:p>26.0001</text:p>
          </table:table-cell>
          <table:table-cell office:value-type="float" office:value="-1.1428000000000001E-2" table:style-name="ce7">
            <text:p>-0.011428</text:p>
          </table:table-cell>
          <table:table-cell office:value-type="float" office:value="-3.5931499999999998E-3" table:style-name="ce7">
            <text:p>-0.00359315</text:p>
          </table:table-cell>
          <table:table-cell table:number-columns-repeated="16368"/>
        </table:table-row>
        <table:table-row table:style-name="ro2">
          <table:table-cell office:value-type="float" office:value="10.42" table:style-name="ce1">
            <text:p>10.42</text:p>
          </table:table-cell>
          <table:table-cell office:value-type="float" office:value="-1.3297E-2" table:style-name="ce1">
            <text:p>-0.013297</text:p>
          </table:table-cell>
          <table:table-cell office:value-type="float" office:value="10.42" table:style-name="ce1">
            <text:p>10.42</text:p>
          </table:table-cell>
          <table:table-cell office:value-type="float" office:value="-5.0681999999999998E-2" table:style-name="ce1">
            <text:p>-0.050682</text:p>
          </table:table-cell>
          <table:table-cell office:value-type="float" office:value="-7.3084999999999997E-2" table:style-name="ce1">
            <text:p>-0.073085</text:p>
          </table:table-cell>
          <table:table-cell table:style-name="ce3"/>
          <table:table-cell office:value-type="float" office:value="26.0501" table:style-name="ce7">
            <text:p>26.0501</text:p>
          </table:table-cell>
          <table:table-cell office:value-type="float" office:value="0.65540900000000002" table:style-name="ce7">
            <text:p>0.655409</text:p>
          </table:table-cell>
          <table:table-cell office:value-type="float" office:value="0.65552100000000002" table:style-name="ce7">
            <text:p>0.655521</text:p>
          </table:table-cell>
          <table:table-cell office:value-type="float" office:value="0.66113200000000005" table:style-name="ce7">
            <text:p>0.661132</text:p>
          </table:table-cell>
          <table:table-cell office:value-type="float" office:value="-1.2670000000000181E-3" table:formula="of:=[.H526]-[.$H$5]" table:style-name="ce1">
            <text:p>-0.001267</text:p>
          </table:table-cell>
          <table:table-cell office:value-type="float" office:value="-1.1579999999999924E-3" table:formula="of:=[.I526]-[.$I$5]" table:style-name="ce1">
            <text:p>-0.001158</text:p>
          </table:table-cell>
          <table:table-cell office:value-type="float" office:value="4.4530000000000403E-3" table:formula="of:=[.J526]-[.$J$5]" table:style-name="ce1">
            <text:p>0.004453</text:p>
          </table:table-cell>
          <table:table-cell office:value-type="float" office:value="26.05" table:style-name="ce7">
            <text:p>26.05</text:p>
          </table:table-cell>
          <table:table-cell office:value-type="float" office:value="-1.0345699999999999E-2" table:style-name="ce7">
            <text:p>-0.0103457</text:p>
          </table:table-cell>
          <table:table-cell office:value-type="float" office:value="-5.6657799999999996E-3" table:style-name="ce7">
            <text:p>-0.00566578</text:p>
          </table:table-cell>
          <table:table-cell table:number-columns-repeated="16368"/>
        </table:table-row>
        <table:table-row table:style-name="ro2">
          <table:table-cell office:value-type="float" office:value="10.44" table:style-name="ce1">
            <text:p>10.44</text:p>
          </table:table-cell>
          <table:table-cell office:value-type="float" office:value="-1.5395000000000001E-2" table:style-name="ce1">
            <text:p>-0.015395</text:p>
          </table:table-cell>
          <table:table-cell office:value-type="float" office:value="10.44" table:style-name="ce1">
            <text:p>10.44</text:p>
          </table:table-cell>
          <table:table-cell office:value-type="float" office:value="-5.8455E-2" table:style-name="ce1">
            <text:p>-0.058455</text:p>
          </table:table-cell>
          <table:table-cell office:value-type="float" office:value="-7.1775000000000005E-2" table:style-name="ce1">
            <text:p>-0.071775</text:p>
          </table:table-cell>
          <table:table-cell table:style-name="ce3"/>
          <table:table-cell office:value-type="float" office:value="26.1" table:style-name="ce7">
            <text:p>26.1</text:p>
          </table:table-cell>
          <table:table-cell office:value-type="float" office:value="0.65524000000000004" table:style-name="ce7">
            <text:p>0.65524</text:p>
          </table:table-cell>
          <table:table-cell office:value-type="float" office:value="0.65581500000000004" table:style-name="ce7">
            <text:p>0.655815</text:p>
          </table:table-cell>
          <table:table-cell office:value-type="float" office:value="0.66063700000000003" table:style-name="ce7">
            <text:p>0.660637</text:p>
          </table:table-cell>
          <table:table-cell office:value-type="float" office:value="-1.4359999999999928E-3" table:formula="of:=[.H527]-[.$H$5]" table:style-name="ce1">
            <text:p>-0.001436</text:p>
          </table:table-cell>
          <table:table-cell office:value-type="float" office:value="-8.639999999999759E-4" table:formula="of:=[.I527]-[.$I$5]" table:style-name="ce1">
            <text:p>-0.000864</text:p>
          </table:table-cell>
          <table:table-cell office:value-type="float" office:value="3.9580000000000171E-3" table:formula="of:=[.J527]-[.$J$5]" table:style-name="ce1">
            <text:p>0.003958</text:p>
          </table:table-cell>
          <table:table-cell office:value-type="float" office:value="26.1" table:style-name="ce7">
            <text:p>26.1</text:p>
          </table:table-cell>
          <table:table-cell office:value-type="float" office:value="-8.8582299999999999E-3" table:style-name="ce7">
            <text:p>-0.00885823</text:p>
          </table:table-cell>
          <table:table-cell office:value-type="float" office:value="-7.3059300000000004E-3" table:style-name="ce7">
            <text:p>-0.00730593</text:p>
          </table:table-cell>
          <table:table-cell table:number-columns-repeated="16368"/>
        </table:table-row>
        <table:table-row table:style-name="ro2">
          <table:table-cell office:value-type="float" office:value="10.46" table:style-name="ce1">
            <text:p>10.46</text:p>
          </table:table-cell>
          <table:table-cell office:value-type="float" office:value="-1.7458000000000001E-2" table:style-name="ce1">
            <text:p>-0.017458</text:p>
          </table:table-cell>
          <table:table-cell office:value-type="float" office:value="10.46" table:style-name="ce1">
            <text:p>10.46</text:p>
          </table:table-cell>
          <table:table-cell office:value-type="float" office:value="-6.6085000000000005E-2" table:style-name="ce1">
            <text:p>-0.066085</text:p>
          </table:table-cell>
          <table:table-cell office:value-type="float" office:value="-7.0096000000000006E-2" table:style-name="ce1">
            <text:p>-0.070096</text:p>
          </table:table-cell>
          <table:table-cell table:style-name="ce3"/>
          <table:table-cell office:value-type="float" office:value="26.15" table:style-name="ce7">
            <text:p>26.15</text:p>
          </table:table-cell>
          <table:table-cell office:value-type="float" office:value="0.65515699999999999" table:style-name="ce7">
            <text:p>0.655157</text:p>
          </table:table-cell>
          <table:table-cell office:value-type="float" office:value="0.65616600000000003" table:style-name="ce7">
            <text:p>0.656166</text:p>
          </table:table-cell>
          <table:table-cell office:value-type="float" office:value="0.66002300000000003" table:style-name="ce7">
            <text:p>0.660023</text:p>
          </table:table-cell>
          <table:table-cell office:value-type="float" office:value="-1.5190000000000481E-3" table:formula="of:=[.H528]-[.$H$5]" table:style-name="ce1">
            <text:p>-0.001519</text:p>
          </table:table-cell>
          <table:table-cell office:value-type="float" office:value="-5.1299999999998569E-4" table:formula="of:=[.I528]-[.$I$5]" table:style-name="ce1">
            <text:p>-0.000513</text:p>
          </table:table-cell>
          <table:table-cell office:value-type="float" office:value="3.3440000000000136E-3" table:formula="of:=[.J528]-[.$J$5]" table:style-name="ce1">
            <text:p>0.003344</text:p>
          </table:table-cell>
          <table:table-cell office:value-type="float" office:value="26.150099999999998" table:style-name="ce7">
            <text:p>26.1501</text:p>
          </table:table-cell>
          <table:table-cell office:value-type="float" office:value="-7.0915199999999996E-3" table:style-name="ce7">
            <text:p>-0.00709152</text:p>
          </table:table-cell>
          <table:table-cell office:value-type="float" office:value="-8.4423299999999996E-3" table:style-name="ce7">
            <text:p>-0.00844233</text:p>
          </table:table-cell>
          <table:table-cell table:number-columns-repeated="16368"/>
        </table:table-row>
        <table:table-row table:style-name="ro2">
          <table:table-cell office:value-type="float" office:value="10.48" table:style-name="ce1">
            <text:p>10.48</text:p>
          </table:table-cell>
          <table:table-cell office:value-type="float" office:value="-1.9474999999999999E-2" table:style-name="ce1">
            <text:p>-0.019475</text:p>
          </table:table-cell>
          <table:table-cell office:value-type="float" office:value="10.48" table:style-name="ce1">
            <text:p>10.48</text:p>
          </table:table-cell>
          <table:table-cell office:value-type="float" office:value="-7.3532E-2" table:style-name="ce1">
            <text:p>-0.073532</text:p>
          </table:table-cell>
          <table:table-cell office:value-type="float" office:value="-6.8047999999999997E-2" table:style-name="ce1">
            <text:p>-0.068048</text:p>
          </table:table-cell>
          <table:table-cell table:style-name="ce3"/>
          <table:table-cell office:value-type="float" office:value="26.2" table:style-name="ce7">
            <text:p>26.2</text:p>
          </table:table-cell>
          <table:table-cell office:value-type="float" office:value="0.65515500000000004" table:style-name="ce7">
            <text:p>0.655155</text:p>
          </table:table-cell>
          <table:table-cell office:value-type="float" office:value="0.656559" table:style-name="ce7">
            <text:p>0.656559</text:p>
          </table:table-cell>
          <table:table-cell office:value-type="float" office:value="0.65935200000000005" table:style-name="ce7">
            <text:p>0.659352</text:p>
          </table:table-cell>
          <table:table-cell office:value-type="float" office:value="-1.5209999999999946E-3" table:formula="of:=[.H529]-[.$H$5]" table:style-name="ce1">
            <text:p>-0.001521</text:p>
          </table:table-cell>
          <table:table-cell office:value-type="float" office:value="-1.2000000000000899E-4" table:formula="of:=[.I529]-[.$I$5]" table:style-name="ce1">
            <text:p>-0.00012</text:p>
          </table:table-cell>
          <table:table-cell office:value-type="float" office:value="2.6730000000000365E-3" table:formula="of:=[.J529]-[.$J$5]" table:style-name="ce1">
            <text:p>0.002673</text:p>
          </table:table-cell>
          <table:table-cell office:value-type="float" office:value="26.200099999999999" table:style-name="ce7">
            <text:p>26.2001</text:p>
          </table:table-cell>
          <table:table-cell office:value-type="float" office:value="-5.1779699999999996E-3" table:style-name="ce7">
            <text:p>-0.00517797</text:p>
          </table:table-cell>
          <table:table-cell office:value-type="float" office:value="-9.0027600000000003E-3" table:style-name="ce7">
            <text:p>-0.00900276</text:p>
          </table:table-cell>
          <table:table-cell table:number-columns-repeated="16368"/>
        </table:table-row>
        <table:table-row table:style-name="ro2">
          <table:table-cell office:value-type="float" office:value="10.5" table:style-name="ce1">
            <text:p>10.5</text:p>
          </table:table-cell>
          <table:table-cell office:value-type="float" office:value="-2.1436E-2" table:style-name="ce1">
            <text:p>-0.021436</text:p>
          </table:table-cell>
          <table:table-cell office:value-type="float" office:value="10.5" table:style-name="ce1">
            <text:p>10.5</text:p>
          </table:table-cell>
          <table:table-cell office:value-type="float" office:value="-8.0756999999999995E-2" table:style-name="ce1">
            <text:p>-0.080757</text:p>
          </table:table-cell>
          <table:table-cell office:value-type="float" office:value="-6.5633999999999998E-2" table:style-name="ce1">
            <text:p>-0.065634</text:p>
          </table:table-cell>
          <table:table-cell table:style-name="ce3"/>
          <table:table-cell office:value-type="float" office:value="26.25" table:style-name="ce7">
            <text:p>26.25</text:p>
          </table:table-cell>
          <table:table-cell office:value-type="float" office:value="0.65522899999999995" table:style-name="ce7">
            <text:p>0.655229</text:p>
          </table:table-cell>
          <table:table-cell office:value-type="float" office:value="0.65697399999999995" table:style-name="ce7">
            <text:p>0.656974</text:p>
          </table:table-cell>
          <table:table-cell office:value-type="float" office:value="0.65867799999999999" table:style-name="ce7">
            <text:p>0.658678</text:p>
          </table:table-cell>
          <table:table-cell office:value-type="float" office:value="-1.4470000000000871E-3" table:formula="of:=[.H530]-[.$H$5]" table:style-name="ce1">
            <text:p>-0.001447</text:p>
          </table:table-cell>
          <table:table-cell office:value-type="float" office:value="2.949999999999342E-4" table:formula="of:=[.I530]-[.$I$5]" table:style-name="ce1">
            <text:p>0.000295</text:p>
          </table:table-cell>
          <table:table-cell office:value-type="float" office:value="1.998999999999973E-3" table:formula="of:=[.J530]-[.$J$5]" table:style-name="ce1">
            <text:p>0.001999</text:p>
          </table:table-cell>
          <table:table-cell office:value-type="float" office:value="26.2501" table:style-name="ce7">
            <text:p>26.2501</text:p>
          </table:table-cell>
          <table:table-cell office:value-type="float" office:value="-3.2725800000000002E-3" table:style-name="ce7">
            <text:p>-0.00327258</text:p>
          </table:table-cell>
          <table:table-cell office:value-type="float" office:value="-9.0110199999999998E-3" table:style-name="ce7">
            <text:p>-0.00901102</text:p>
          </table:table-cell>
          <table:table-cell table:number-columns-repeated="16368"/>
        </table:table-row>
        <table:table-row table:style-name="ro2">
          <table:table-cell office:value-type="float" office:value="10.52" table:style-name="ce1">
            <text:p>10.52</text:p>
          </table:table-cell>
          <table:table-cell office:value-type="float" office:value="-2.333E-2" table:style-name="ce1">
            <text:p>-0.02333</text:p>
          </table:table-cell>
          <table:table-cell office:value-type="float" office:value="10.52" table:style-name="ce1">
            <text:p>10.52</text:p>
          </table:table-cell>
          <table:table-cell office:value-type="float" office:value="-8.7719000000000005E-2" table:style-name="ce1">
            <text:p>-0.087719</text:p>
          </table:table-cell>
          <table:table-cell office:value-type="float" office:value="-6.2861E-2" table:style-name="ce1">
            <text:p>-0.062861</text:p>
          </table:table-cell>
          <table:table-cell table:style-name="ce3"/>
          <table:table-cell office:value-type="float" office:value="26.3001" table:style-name="ce7">
            <text:p>26.3001</text:p>
          </table:table-cell>
          <table:table-cell office:value-type="float" office:value="0.65537199999999995" table:style-name="ce7">
            <text:p>0.655372</text:p>
          </table:table-cell>
          <table:table-cell office:value-type="float" office:value="0.65739899999999996" table:style-name="ce7">
            <text:p>0.657399</text:p>
          </table:table-cell>
          <table:table-cell office:value-type="float" office:value="0.65805899999999995" table:style-name="ce7">
            <text:p>0.658059</text:p>
          </table:table-cell>
          <table:table-cell office:value-type="float" office:value="-1.3040000000000829E-3" table:formula="of:=[.H531]-[.$H$5]" table:style-name="ce1">
            <text:p>-0.001304</text:p>
          </table:table-cell>
          <table:table-cell office:value-type="float" office:value="7.1999999999994291E-4" table:formula="of:=[.I531]-[.$I$5]" table:style-name="ce1">
            <text:p>0.00072</text:p>
          </table:table-cell>
          <table:table-cell office:value-type="float" office:value="1.3799999999999368E-3" table:formula="of:=[.J531]-[.$J$5]" table:style-name="ce1">
            <text:p>0.00138</text:p>
          </table:table-cell>
          <table:table-cell office:value-type="float" office:value="26.3" table:style-name="ce7">
            <text:p>26.3</text:p>
          </table:table-cell>
          <table:table-cell office:value-type="float" office:value="-1.5371899999999999E-3" table:style-name="ce7">
            <text:p>-0.00153719</text:p>
          </table:table-cell>
          <table:table-cell office:value-type="float" office:value="-8.5026200000000007E-3" table:style-name="ce7">
            <text:p>-0.00850262</text:p>
          </table:table-cell>
          <table:table-cell table:number-columns-repeated="16368"/>
        </table:table-row>
        <table:table-row table:style-name="ro2">
          <table:table-cell office:value-type="float" office:value="10.54" table:style-name="ce1">
            <text:p>10.54</text:p>
          </table:table-cell>
          <table:table-cell office:value-type="float" office:value="-2.5144E-2" table:style-name="ce1">
            <text:p>-0.025144</text:p>
          </table:table-cell>
          <table:table-cell office:value-type="float" office:value="10.54" table:style-name="ce1">
            <text:p>10.54</text:p>
          </table:table-cell>
          <table:table-cell office:value-type="float" office:value="-9.4379000000000005E-2" table:style-name="ce1">
            <text:p>-0.094379</text:p>
          </table:table-cell>
          <table:table-cell office:value-type="float" office:value="-5.9735999999999997E-2" table:style-name="ce1">
            <text:p>-0.059736</text:p>
          </table:table-cell>
          <table:table-cell table:style-name="ce3"/>
          <table:table-cell office:value-type="float" office:value="26.350100000000001" table:style-name="ce7">
            <text:p>26.3501</text:p>
          </table:table-cell>
          <table:table-cell office:value-type="float" office:value="0.65557399999999999" table:style-name="ce7">
            <text:p>0.655574</text:p>
          </table:table-cell>
          <table:table-cell office:value-type="float" office:value="0.65781800000000001" table:style-name="ce7">
            <text:p>0.657818</text:p>
          </table:table-cell>
          <table:table-cell office:value-type="float" office:value="0.65753399999999995" table:style-name="ce7">
            <text:p>0.657534</text:p>
          </table:table-cell>
          <table:table-cell office:value-type="float" office:value="-1.1020000000000474E-3" table:formula="of:=[.H532]-[.$H$5]" table:style-name="ce1">
            <text:p>-0.001102</text:p>
          </table:table-cell>
          <table:table-cell office:value-type="float" office:value="1.1390000000000011E-3" table:formula="of:=[.I532]-[.$I$5]" table:style-name="ce1">
            <text:p>0.001139</text:p>
          </table:table-cell>
          <table:table-cell office:value-type="float" office:value="8.5499999999993914E-4" table:formula="of:=[.J532]-[.$J$5]" table:style-name="ce1">
            <text:p>0.000855</text:p>
          </table:table-cell>
          <table:table-cell office:value-type="float" office:value="26.35" table:style-name="ce7">
            <text:p>26.35</text:p>
          </table:table-cell>
          <table:table-cell office:value-type="float" office:value="-9.2702199999999995E-5" table:style-name="ce7">
            <text:p>-9.27022E-05</text:p>
          </table:table-cell>
          <table:table-cell office:value-type="float" office:value="-7.6130700000000004E-3" table:style-name="ce7">
            <text:p>-0.00761307</text:p>
          </table:table-cell>
          <table:table-cell table:number-columns-repeated="16368"/>
        </table:table-row>
        <table:table-row table:style-name="ro2">
          <table:table-cell office:value-type="float" office:value="10.56" table:style-name="ce1">
            <text:p>10.56</text:p>
          </table:table-cell>
          <table:table-cell office:value-type="float" office:value="-2.6869000000000001E-2" table:style-name="ce1">
            <text:p>-0.026869</text:p>
          </table:table-cell>
          <table:table-cell office:value-type="float" office:value="10.56" table:style-name="ce1">
            <text:p>10.56</text:p>
          </table:table-cell>
          <table:table-cell office:value-type="float" office:value="-0.100698" table:style-name="ce1">
            <text:p>-0.100698</text:p>
          </table:table-cell>
          <table:table-cell office:value-type="float" office:value="-5.6267999999999999E-2" table:style-name="ce1">
            <text:p>-0.056268</text:p>
          </table:table-cell>
          <table:table-cell table:style-name="ce3"/>
          <table:table-cell office:value-type="float" office:value="26.400099999999998" table:style-name="ce7">
            <text:p>26.4001</text:p>
          </table:table-cell>
          <table:table-cell office:value-type="float" office:value="0.65582499999999999" table:style-name="ce7">
            <text:p>0.655825</text:p>
          </table:table-cell>
          <table:table-cell office:value-type="float" office:value="0.65821799999999997" table:style-name="ce7">
            <text:p>0.658218</text:p>
          </table:table-cell>
          <table:table-cell office:value-type="float" office:value="0.65712400000000004" table:style-name="ce7">
            <text:p>0.657124</text:p>
          </table:table-cell>
          <table:table-cell office:value-type="float" office:value="-8.5100000000004616E-4" table:formula="of:=[.H533]-[.$H$5]" table:style-name="ce1">
            <text:p>-0.000851</text:p>
          </table:table-cell>
          <table:table-cell office:value-type="float" office:value="1.5389999999999571E-3" table:formula="of:=[.I533]-[.$I$5]" table:style-name="ce1">
            <text:p>0.001539</text:p>
          </table:table-cell>
          <table:table-cell office:value-type="float" office:value="4.4500000000002871E-4" table:formula="of:=[.J533]-[.$J$5]" table:style-name="ce1">
            <text:p>0.000445</text:p>
          </table:table-cell>
          <table:table-cell office:value-type="float" office:value="26.4" table:style-name="ce7">
            <text:p>26.4</text:p>
          </table:table-cell>
          <table:table-cell office:value-type="float" office:value="9.5681300000000004E-4" table:style-name="ce7">
            <text:p>0.000956813</text:p>
          </table:table-cell>
          <table:table-cell office:value-type="float" office:value="-6.4493700000000003E-3" table:style-name="ce7">
            <text:p>-0.00644937</text:p>
          </table:table-cell>
          <table:table-cell table:number-columns-repeated="16368"/>
        </table:table-row>
        <table:table-row table:style-name="ro2">
          <table:table-cell office:value-type="float" office:value="10.58" table:style-name="ce1">
            <text:p>10.58</text:p>
          </table:table-cell>
          <table:table-cell office:value-type="float" office:value="-2.8493999999999998E-2" table:style-name="ce1">
            <text:p>-0.028494</text:p>
          </table:table-cell>
          <table:table-cell office:value-type="float" office:value="10.58" table:style-name="ce1">
            <text:p>10.58</text:p>
          </table:table-cell>
          <table:table-cell office:value-type="float" office:value="-0.10664" table:style-name="ce1">
            <text:p>-0.10664</text:p>
          </table:table-cell>
          <table:table-cell office:value-type="float" office:value="-5.2470999999999997E-2" table:style-name="ce1">
            <text:p>-0.052471</text:p>
          </table:table-cell>
          <table:table-cell table:style-name="ce3"/>
          <table:table-cell office:value-type="float" office:value="26.450099999999999" table:style-name="ce7">
            <text:p>26.4501</text:p>
          </table:table-cell>
          <table:table-cell office:value-type="float" office:value="0.65612099999999995" table:style-name="ce7">
            <text:p>0.656121</text:p>
          </table:table-cell>
          <table:table-cell office:value-type="float" office:value="0.65859000000000001" table:style-name="ce7">
            <text:p>0.65859</text:p>
          </table:table-cell>
          <table:table-cell office:value-type="float" office:value="0.65683999999999998" table:style-name="ce7">
            <text:p>0.65684</text:p>
          </table:table-cell>
          <table:table-cell office:value-type="float" office:value="-5.550000000000832E-4" table:formula="of:=[.H534]-[.$H$5]" table:style-name="ce1">
            <text:p>-0.000555</text:p>
          </table:table-cell>
          <table:table-cell office:value-type="float" office:value="1.910999999999996E-3" table:formula="of:=[.I534]-[.$I$5]" table:style-name="ce1">
            <text:p>0.001911</text:p>
          </table:table-cell>
          <table:table-cell office:value-type="float" office:value="1.6099999999996673E-4" table:formula="of:=[.J534]-[.$J$5]" table:style-name="ce1">
            <text:p>0.000161</text:p>
          </table:table-cell>
          <table:table-cell office:value-type="float" office:value="26.450099999999999" table:style-name="ce7">
            <text:p>26.4501</text:p>
          </table:table-cell>
          <table:table-cell office:value-type="float" office:value="1.5615099999999999E-3" table:style-name="ce7">
            <text:p>0.00156151</text:p>
          </table:table-cell>
          <table:table-cell office:value-type="float" office:value="-5.1955899999999999E-3" table:style-name="ce7">
            <text:p>-0.00519559</text:p>
          </table:table-cell>
          <table:table-cell table:number-columns-repeated="16368"/>
        </table:table-row>
        <table:table-row table:style-name="ro2">
          <table:table-cell office:value-type="float" office:value="10.6" table:style-name="ce1">
            <text:p>10.6</text:p>
          </table:table-cell>
          <table:table-cell office:value-type="float" office:value="-3.0008E-2" table:style-name="ce1">
            <text:p>-0.030008</text:p>
          </table:table-cell>
          <table:table-cell office:value-type="float" office:value="10.6" table:style-name="ce1">
            <text:p>10.6</text:p>
          </table:table-cell>
          <table:table-cell office:value-type="float" office:value="-0.112167" table:style-name="ce1">
            <text:p>-0.112167</text:p>
          </table:table-cell>
          <table:table-cell office:value-type="float" office:value="-4.8358999999999999E-2" table:style-name="ce1">
            <text:p>-0.048359</text:p>
          </table:table-cell>
          <table:table-cell table:style-name="ce3"/>
          <table:table-cell office:value-type="float" office:value="26.5" table:style-name="ce7">
            <text:p>26.5</text:p>
          </table:table-cell>
          <table:table-cell office:value-type="float" office:value="0.65645900000000001" table:style-name="ce7">
            <text:p>0.656459</text:p>
          </table:table-cell>
          <table:table-cell office:value-type="float" office:value="0.65892600000000001" table:style-name="ce7">
            <text:p>0.658926</text:p>
          </table:table-cell>
          <table:table-cell office:value-type="float" office:value="0.65667299999999995" table:style-name="ce7">
            <text:p>0.656673</text:p>
          </table:table-cell>
          <table:table-cell office:value-type="float" office:value="-2.1700000000002273E-4" table:formula="of:=[.H535]-[.$H$5]" table:style-name="ce1">
            <text:p>-0.000217</text:p>
          </table:table-cell>
          <table:table-cell office:value-type="float" office:value="2.246999999999999E-3" table:formula="of:=[.I535]-[.$I$5]" table:style-name="ce1">
            <text:p>0.002247</text:p>
          </table:table-cell>
          <table:table-cell office:value-type="float" office:value="-6.0000000000615117E-6" table:formula="of:=[.J535]-[.$J$5]" table:style-name="ce1">
            <text:p>-6E-06</text:p>
          </table:table-cell>
          <table:table-cell office:value-type="float" office:value="26.5001" table:style-name="ce7">
            <text:p>26.5001</text:p>
          </table:table-cell>
          <table:table-cell office:value-type="float" office:value="1.70173E-3" table:style-name="ce7">
            <text:p>0.00170173</text:p>
          </table:table-cell>
          <table:table-cell office:value-type="float" office:value="-3.9734999999999996E-3" table:style-name="ce7">
            <text:p>-0.0039735</text:p>
          </table:table-cell>
          <table:table-cell table:number-columns-repeated="16368"/>
        </table:table-row>
        <table:table-row table:style-name="ro2">
          <table:table-cell office:value-type="float" office:value="10.62" table:style-name="ce1">
            <text:p>10.62</text:p>
          </table:table-cell>
          <table:table-cell office:value-type="float" office:value="-3.1400999999999998E-2" table:style-name="ce1">
            <text:p>-0.031401</text:p>
          </table:table-cell>
          <table:table-cell office:value-type="float" office:value="10.62" table:style-name="ce1">
            <text:p>10.62</text:p>
          </table:table-cell>
          <table:table-cell office:value-type="float" office:value="-0.117246" table:style-name="ce1">
            <text:p>-0.117246</text:p>
          </table:table-cell>
          <table:table-cell office:value-type="float" office:value="-4.3949000000000002E-2" table:style-name="ce1">
            <text:p>-0.043949</text:p>
          </table:table-cell>
          <table:table-cell table:style-name="ce3"/>
          <table:table-cell office:value-type="float" office:value="26.5501" table:style-name="ce7">
            <text:p>26.5501</text:p>
          </table:table-cell>
          <table:table-cell office:value-type="float" office:value="0.65683000000000002" table:style-name="ce7">
            <text:p>0.65683</text:p>
          </table:table-cell>
          <table:table-cell office:value-type="float" office:value="0.65922499999999995" table:style-name="ce7">
            <text:p>0.659225</text:p>
          </table:table-cell>
          <table:table-cell office:value-type="float" office:value="0.65660099999999999" table:style-name="ce7">
            <text:p>0.656601</text:p>
          </table:table-cell>
          <table:table-cell office:value-type="float" office:value="1.5399999999998748E-4" table:formula="of:=[.H536]-[.$H$5]" table:style-name="ce1">
            <text:p>0.000154</text:p>
          </table:table-cell>
          <table:table-cell office:value-type="float" office:value="2.5459999999999372E-3" table:formula="of:=[.I536]-[.$I$5]" table:style-name="ce1">
            <text:p>0.002546</text:p>
          </table:table-cell>
          <table:table-cell office:value-type="float" office:value="-7.8000000000022496E-5" table:formula="of:=[.J536]-[.$J$5]" table:style-name="ce1">
            <text:p>-7.8E-05</text:p>
          </table:table-cell>
          <table:table-cell office:value-type="float" office:value="26.5501" table:style-name="ce7">
            <text:p>26.5501</text:p>
          </table:table-cell>
          <table:table-cell office:value-type="float" office:value="1.42354E-3" table:style-name="ce7">
            <text:p>0.00142354</text:p>
          </table:table-cell>
          <table:table-cell office:value-type="float" office:value="-2.8635399999999999E-3" table:style-name="ce7">
            <text:p>-0.00286354</text:p>
          </table:table-cell>
          <table:table-cell table:number-columns-repeated="16368"/>
        </table:table-row>
        <table:table-row table:style-name="ro2">
          <table:table-cell office:value-type="float" office:value="10.64" table:style-name="ce1">
            <text:p>10.64</text:p>
          </table:table-cell>
          <table:table-cell office:value-type="float" office:value="-3.2665E-2" table:style-name="ce1">
            <text:p>-0.032665</text:p>
          </table:table-cell>
          <table:table-cell office:value-type="float" office:value="10.64" table:style-name="ce1">
            <text:p>10.64</text:p>
          </table:table-cell>
          <table:table-cell office:value-type="float" office:value="-0.12184300000000001" table:style-name="ce1">
            <text:p>-0.121843</text:p>
          </table:table-cell>
          <table:table-cell office:value-type="float" office:value="-3.9260999999999997E-2" table:style-name="ce1">
            <text:p>-0.039261</text:p>
          </table:table-cell>
          <table:table-cell table:style-name="ce3"/>
          <table:table-cell office:value-type="float" office:value="26.600100000000001" table:style-name="ce7">
            <text:p>26.6001</text:p>
          </table:table-cell>
          <table:table-cell office:value-type="float" office:value="0.65723399999999998" table:style-name="ce7">
            <text:p>0.657234</text:p>
          </table:table-cell>
          <table:table-cell office:value-type="float" office:value="0.65947800000000001" table:style-name="ce7">
            <text:p>0.659478</text:p>
          </table:table-cell>
          <table:table-cell office:value-type="float" office:value="0.65659599999999996" table:style-name="ce7">
            <text:p>0.656596</text:p>
          </table:table-cell>
          <table:table-cell office:value-type="float" office:value="5.5799999999994743E-4" table:formula="of:=[.H537]-[.$H$5]" table:style-name="ce1">
            <text:p>0.000558</text:p>
          </table:table-cell>
          <table:table-cell office:value-type="float" office:value="2.7989999999999959E-3" table:formula="of:=[.I537]-[.$I$5]" table:style-name="ce1">
            <text:p>0.002799</text:p>
          </table:table-cell>
          <table:table-cell office:value-type="float" office:value="-8.3000000000055252E-5" table:formula="of:=[.J537]-[.$J$5]" table:style-name="ce1">
            <text:p>-8.3E-05</text:p>
          </table:table-cell>
          <table:table-cell office:value-type="float" office:value="26.6" table:style-name="ce7">
            <text:p>26.6</text:p>
          </table:table-cell>
          <table:table-cell office:value-type="float" office:value="8.07228E-4" table:style-name="ce7">
            <text:p>0.000807228</text:p>
          </table:table-cell>
          <table:table-cell office:value-type="float" office:value="-1.98665E-3" table:style-name="ce7">
            <text:p>-0.00198665</text:p>
          </table:table-cell>
          <table:table-cell table:number-columns-repeated="16368"/>
        </table:table-row>
        <table:table-row table:style-name="ro2">
          <table:table-cell office:value-type="float" office:value="10.66" table:style-name="ce1">
            <text:p>10.66</text:p>
          </table:table-cell>
          <table:table-cell office:value-type="float" office:value="-3.3790000000000001E-2" table:style-name="ce1">
            <text:p>-0.03379</text:p>
          </table:table-cell>
          <table:table-cell office:value-type="float" office:value="10.66" table:style-name="ce1">
            <text:p>10.66</text:p>
          </table:table-cell>
          <table:table-cell office:value-type="float" office:value="-0.12592900000000001" table:style-name="ce1">
            <text:p>-0.125929</text:p>
          </table:table-cell>
          <table:table-cell office:value-type="float" office:value="-3.4314999999999998E-2" table:style-name="ce1">
            <text:p>-0.034315</text:p>
          </table:table-cell>
          <table:table-cell table:style-name="ce3"/>
          <table:table-cell office:value-type="float" office:value="26.650099999999998" table:style-name="ce7">
            <text:p>26.6501</text:p>
          </table:table-cell>
          <table:table-cell office:value-type="float" office:value="0.65766400000000003" table:style-name="ce7">
            <text:p>0.657664</text:p>
          </table:table-cell>
          <table:table-cell office:value-type="float" office:value="0.65967900000000002" table:style-name="ce7">
            <text:p>0.659679</text:p>
          </table:table-cell>
          <table:table-cell office:value-type="float" office:value="0.65662299999999996" table:style-name="ce7">
            <text:p>0.656623</text:p>
          </table:table-cell>
          <table:table-cell office:value-type="float" office:value="9.8799999999998889E-4" table:formula="of:=[.H538]-[.$H$5]" table:style-name="ce1">
            <text:p>0.000988</text:p>
          </table:table-cell>
          <table:table-cell office:value-type="float" office:value="3.0000000000000027E-3" table:formula="of:=[.I538]-[.$I$5]" table:style-name="ce1">
            <text:p>0.003</text:p>
          </table:table-cell>
          <table:table-cell office:value-type="float" office:value="-5.6000000000056005E-5" table:formula="of:=[.J538]-[.$J$5]" table:style-name="ce1">
            <text:p>-5.6E-05</text:p>
          </table:table-cell>
          <table:table-cell office:value-type="float" office:value="26.65" table:style-name="ce7">
            <text:p>26.65</text:p>
          </table:table-cell>
          <table:table-cell office:value-type="float" office:value="-2.5745499999999999E-5" table:style-name="ce7">
            <text:p>-2.57455E-05</text:p>
          </table:table-cell>
          <table:table-cell office:value-type="float" office:value="-1.3661299999999999E-3" table:style-name="ce7">
            <text:p>-0.00136613</text:p>
          </table:table-cell>
          <table:table-cell table:number-columns-repeated="16368"/>
        </table:table-row>
        <table:table-row table:style-name="ro2">
          <table:table-cell office:value-type="float" office:value="10.68" table:style-name="ce1">
            <text:p>10.68</text:p>
          </table:table-cell>
          <table:table-cell office:value-type="float" office:value="-3.4768E-2" table:style-name="ce1">
            <text:p>-0.034768</text:p>
          </table:table-cell>
          <table:table-cell office:value-type="float" office:value="10.68" table:style-name="ce1">
            <text:p>10.68</text:p>
          </table:table-cell>
          <table:table-cell office:value-type="float" office:value="-0.12947600000000001" table:style-name="ce1">
            <text:p>-0.129476</text:p>
          </table:table-cell>
          <table:table-cell office:value-type="float" office:value="-2.9135000000000001E-2" table:style-name="ce1">
            <text:p>-0.029135</text:p>
          </table:table-cell>
          <table:table-cell table:style-name="ce3"/>
          <table:table-cell office:value-type="float" office:value="26.700099999999999" table:style-name="ce7">
            <text:p>26.7001</text:p>
          </table:table-cell>
          <table:table-cell office:value-type="float" office:value="0.65811600000000003" table:style-name="ce7">
            <text:p>0.658116</text:p>
          </table:table-cell>
          <table:table-cell office:value-type="float" office:value="0.65982600000000002" table:style-name="ce7">
            <text:p>0.659826</text:p>
          </table:table-cell>
          <table:table-cell office:value-type="float" office:value="0.65665200000000001" table:style-name="ce7">
            <text:p>0.656652</text:p>
          </table:table-cell>
          <table:table-cell office:value-type="float" office:value="1.4399999999999968E-3" table:formula="of:=[.H539]-[.$H$5]" table:style-name="ce1">
            <text:p>0.00144</text:p>
          </table:table-cell>
          <table:table-cell office:value-type="float" office:value="3.1470000000000109E-3" table:formula="of:=[.I539]-[.$I$5]" table:style-name="ce1">
            <text:p>0.003147</text:p>
          </table:table-cell>
          <table:table-cell office:value-type="float" office:value="-2.6999999999999247E-5" table:formula="of:=[.J539]-[.$J$5]" table:style-name="ce1">
            <text:p>-2.7E-05</text:p>
          </table:table-cell>
          <table:table-cell office:value-type="float" office:value="26.700099999999999" table:style-name="ce7">
            <text:p>26.7001</text:p>
          </table:table-cell>
          <table:table-cell office:value-type="float" office:value="-9.5299299999999996E-4" table:style-name="ce7">
            <text:p>-0.000952993</text:p>
          </table:table-cell>
          <table:table-cell office:value-type="float" office:value="-9.78294E-4" table:style-name="ce7">
            <text:p>-0.000978294</text:p>
          </table:table-cell>
          <table:table-cell table:number-columns-repeated="16368"/>
        </table:table-row>
        <table:table-row table:style-name="ro2">
          <table:table-cell office:value-type="float" office:value="10.7" table:style-name="ce1">
            <text:p>10.7</text:p>
          </table:table-cell>
          <table:table-cell office:value-type="float" office:value="-3.5593E-2" table:style-name="ce1">
            <text:p>-0.035593</text:p>
          </table:table-cell>
          <table:table-cell office:value-type="float" office:value="10.7" table:style-name="ce1">
            <text:p>10.7</text:p>
          </table:table-cell>
          <table:table-cell office:value-type="float" office:value="-0.13245899999999999" table:style-name="ce1">
            <text:p>-0.132459</text:p>
          </table:table-cell>
          <table:table-cell office:value-type="float" office:value="-2.3746E-2" table:style-name="ce1">
            <text:p>-0.023746</text:p>
          </table:table-cell>
          <table:table-cell table:style-name="ce3"/>
          <table:table-cell office:value-type="float" office:value="26.7501" table:style-name="ce7">
            <text:p>26.7501</text:p>
          </table:table-cell>
          <table:table-cell office:value-type="float" office:value="0.65858399999999995" table:style-name="ce7">
            <text:p>0.658584</text:p>
          </table:table-cell>
          <table:table-cell office:value-type="float" office:value="0.65991599999999995" table:style-name="ce7">
            <text:p>0.659916</text:p>
          </table:table-cell>
          <table:table-cell office:value-type="float" office:value="0.65665499999999999" table:style-name="ce7">
            <text:p>0.656655</text:p>
          </table:table-cell>
          <table:table-cell office:value-type="float" office:value="1.9079999999999098E-3" table:formula="of:=[.H540]-[.$H$5]" table:style-name="ce1">
            <text:p>0.001908</text:p>
          </table:table-cell>
          <table:table-cell office:value-type="float" office:value="3.2369999999999344E-3" table:formula="of:=[.I540]-[.$I$5]" table:style-name="ce1">
            <text:p>0.003237</text:p>
          </table:table-cell>
          <table:table-cell office:value-type="float" office:value="-2.4000000000024002E-5" table:formula="of:=[.J540]-[.$J$5]" table:style-name="ce1">
            <text:p>-2.4E-05</text:p>
          </table:table-cell>
          <table:table-cell office:value-type="float" office:value="26.7501" table:style-name="ce7">
            <text:p>26.7501</text:p>
          </table:table-cell>
          <table:table-cell office:value-type="float" office:value="-1.84169E-3" table:style-name="ce7">
            <text:p>-0.00184169</text:p>
          </table:table-cell>
          <table:table-cell office:value-type="float" office:value="-7.9520299999999997E-4" table:style-name="ce7">
            <text:p>-0.000795203</text:p>
          </table:table-cell>
          <table:table-cell table:number-columns-repeated="16368"/>
        </table:table-row>
        <table:table-row table:style-name="ro2">
          <table:table-cell office:value-type="float" office:value="10.72" table:style-name="ce1">
            <text:p>10.72</text:p>
          </table:table-cell>
          <table:table-cell office:value-type="float" office:value="-3.6257999999999999E-2" table:style-name="ce1">
            <text:p>-0.036258</text:p>
          </table:table-cell>
          <table:table-cell office:value-type="float" office:value="10.72" table:style-name="ce1">
            <text:p>10.72</text:p>
          </table:table-cell>
          <table:table-cell office:value-type="float" office:value="-0.134856" table:style-name="ce1">
            <text:p>-0.134856</text:p>
          </table:table-cell>
          <table:table-cell office:value-type="float" office:value="-1.8173999999999999E-2" table:style-name="ce1">
            <text:p>-0.018174</text:p>
          </table:table-cell>
          <table:table-cell table:style-name="ce3"/>
          <table:table-cell office:value-type="float" office:value="26.8001" table:style-name="ce7">
            <text:p>26.8001</text:p>
          </table:table-cell>
          <table:table-cell office:value-type="float" office:value="0.65905000000000002" table:style-name="ce7">
            <text:p>0.65905</text:p>
          </table:table-cell>
          <table:table-cell office:value-type="float" office:value="0.659941" table:style-name="ce7">
            <text:p>0.659941</text:p>
          </table:table-cell>
          <table:table-cell office:value-type="float" office:value="0.65661800000000003" table:style-name="ce7">
            <text:p>0.656618</text:p>
          </table:table-cell>
          <table:table-cell office:value-type="float" office:value="2.3739999999999872E-3" table:formula="of:=[.H541]-[.$H$5]" table:style-name="ce1">
            <text:p>0.002374</text:p>
          </table:table-cell>
          <table:table-cell office:value-type="float" office:value="3.2619999999999871E-3" table:formula="of:=[.I541]-[.$I$5]" table:style-name="ce1">
            <text:p>0.003262</text:p>
          </table:table-cell>
          <table:table-cell office:value-type="float" office:value="-6.0999999999977739E-5" table:formula="of:=[.J541]-[.$J$5]" table:style-name="ce1">
            <text:p>-6.1E-05</text:p>
          </table:table-cell>
          <table:table-cell office:value-type="float" office:value="26.8001" table:style-name="ce7">
            <text:p>26.8001</text:p>
          </table:table-cell>
          <table:table-cell office:value-type="float" office:value="-2.5742199999999999E-3" table:style-name="ce7">
            <text:p>-0.00257422</text:p>
          </table:table-cell>
          <table:table-cell office:value-type="float" office:value="-7.2148299999999998E-4" table:style-name="ce7">
            <text:p>-0.000721483</text:p>
          </table:table-cell>
          <table:table-cell table:number-columns-repeated="16368"/>
        </table:table-row>
        <table:table-row table:style-name="ro2">
          <table:table-cell office:value-type="float" office:value="10.74" table:style-name="ce1">
            <text:p>10.74</text:p>
          </table:table-cell>
          <table:table-cell office:value-type="float" office:value="-3.6756999999999998E-2" table:style-name="ce1">
            <text:p>-0.036757</text:p>
          </table:table-cell>
          <table:table-cell office:value-type="float" office:value="10.74" table:style-name="ce1">
            <text:p>10.74</text:p>
          </table:table-cell>
          <table:table-cell office:value-type="float" office:value="-0.13664799999999999" table:style-name="ce1">
            <text:p>-0.136648</text:p>
          </table:table-cell>
          <table:table-cell office:value-type="float" office:value="-1.2449E-2" table:style-name="ce1">
            <text:p>-0.012449</text:p>
          </table:table-cell>
          <table:table-cell table:style-name="ce3"/>
          <table:table-cell office:value-type="float" office:value="26.850100000000001" table:style-name="ce7">
            <text:p>26.8501</text:p>
          </table:table-cell>
          <table:table-cell office:value-type="float" office:value="0.65950799999999998" table:style-name="ce7">
            <text:p>0.659508</text:p>
          </table:table-cell>
          <table:table-cell office:value-type="float" office:value="0.65990000000000004" table:style-name="ce7">
            <text:p>0.6599</text:p>
          </table:table-cell>
          <table:table-cell office:value-type="float" office:value="0.65653499999999998" table:style-name="ce7">
            <text:p>0.656535</text:p>
          </table:table-cell>
          <table:table-cell office:value-type="float" office:value="2.8319999999999457E-3" table:formula="of:=[.H542]-[.$H$5]" table:style-name="ce1">
            <text:p>0.002832</text:p>
          </table:table-cell>
          <table:table-cell office:value-type="float" office:value="3.2210000000000294E-3" table:formula="of:=[.I542]-[.$I$5]" table:style-name="ce1">
            <text:p>0.003221</text:p>
          </table:table-cell>
          <table:table-cell office:value-type="float" office:value="-1.4400000000003299E-4" table:formula="of:=[.J542]-[.$J$5]" table:style-name="ce1">
            <text:p>-0.000144</text:p>
          </table:table-cell>
          <table:table-cell office:value-type="float" office:value="26.850100000000001" table:style-name="ce7">
            <text:p>26.8501</text:p>
          </table:table-cell>
          <table:table-cell office:value-type="float" office:value="-3.0711599999999999E-3" table:style-name="ce7">
            <text:p>-0.00307116</text:p>
          </table:table-cell>
          <table:table-cell office:value-type="float" office:value="-6.7807700000000002E-4" table:style-name="ce7">
            <text:p>-0.000678077</text:p>
          </table:table-cell>
          <table:table-cell table:number-columns-repeated="16368"/>
        </table:table-row>
        <table:table-row table:style-name="ro2">
          <table:table-cell office:value-type="float" office:value="10.76" table:style-name="ce1">
            <text:p>10.76</text:p>
          </table:table-cell>
          <table:table-cell office:value-type="float" office:value="-3.7086000000000001E-2" table:style-name="ce1">
            <text:p>-0.037086</text:p>
          </table:table-cell>
          <table:table-cell office:value-type="float" office:value="10.76" table:style-name="ce1">
            <text:p>10.76</text:p>
          </table:table-cell>
          <table:table-cell office:value-type="float" office:value="-0.137819" table:style-name="ce1">
            <text:p>-0.137819</text:p>
          </table:table-cell>
          <table:table-cell office:value-type="float" office:value="-6.5979999999999997E-3" table:style-name="ce1">
            <text:p>-0.006598</text:p>
          </table:table-cell>
          <table:table-cell table:style-name="ce3"/>
          <table:table-cell office:value-type="float" office:value="26.900099999999998" table:style-name="ce7">
            <text:p>26.9001</text:p>
          </table:table-cell>
          <table:table-cell office:value-type="float" office:value="0.65993400000000002" table:style-name="ce7">
            <text:p>0.659934</text:p>
          </table:table-cell>
          <table:table-cell office:value-type="float" office:value="0.65979200000000005" table:style-name="ce7">
            <text:p>0.659792</text:p>
          </table:table-cell>
          <table:table-cell office:value-type="float" office:value="0.65641499999999997" table:style-name="ce7">
            <text:p>0.656415</text:p>
          </table:table-cell>
          <table:table-cell office:value-type="float" office:value="3.2579999999999831E-3" table:formula="of:=[.H543]-[.$H$5]" table:style-name="ce1">
            <text:p>0.003258</text:p>
          </table:table-cell>
          <table:table-cell office:value-type="float" office:value="3.1130000000000324E-3" table:formula="of:=[.I543]-[.$I$5]" table:style-name="ce1">
            <text:p>0.003113</text:p>
          </table:table-cell>
          <table:table-cell office:value-type="float" office:value="-2.6400000000004198E-4" table:formula="of:=[.J543]-[.$J$5]" table:style-name="ce1">
            <text:p>-0.000264</text:p>
          </table:table-cell>
          <table:table-cell office:value-type="float" office:value="26.9" table:style-name="ce7">
            <text:p>26.9</text:p>
          </table:table-cell>
          <table:table-cell office:value-type="float" office:value="-3.2862899999999999E-3" table:style-name="ce7">
            <text:p>-0.00328629</text:p>
          </table:table-cell>
          <table:table-cell office:value-type="float" office:value="-5.5725000000000002E-4" table:style-name="ce7">
            <text:p>-0.00055725</text:p>
          </table:table-cell>
          <table:table-cell table:number-columns-repeated="16368"/>
        </table:table-row>
        <table:table-row table:style-name="ro2">
          <table:table-cell office:value-type="float" office:value="10.78" table:style-name="ce1">
            <text:p>10.78</text:p>
          </table:table-cell>
          <table:table-cell office:value-type="float" office:value="-3.7242999999999998E-2" table:style-name="ce1">
            <text:p>-0.037243</text:p>
          </table:table-cell>
          <table:table-cell office:value-type="float" office:value="10.78" table:style-name="ce1">
            <text:p>10.78</text:p>
          </table:table-cell>
          <table:table-cell office:value-type="float" office:value="-0.13835800000000001" table:style-name="ce1">
            <text:p>-0.138358</text:p>
          </table:table-cell>
          <table:table-cell office:value-type="float" office:value="-6.5200000000000002E-4" table:style-name="ce1">
            <text:p>-0.000652</text:p>
          </table:table-cell>
          <table:table-cell table:style-name="ce3"/>
          <table:table-cell office:value-type="float" office:value="26.950099999999999" table:style-name="ce7">
            <text:p>26.9501</text:p>
          </table:table-cell>
          <table:table-cell office:value-type="float" office:value="0.66031499999999999" table:style-name="ce7">
            <text:p>0.660315</text:p>
          </table:table-cell>
          <table:table-cell office:value-type="float" office:value="0.65961400000000003" table:style-name="ce7">
            <text:p>0.659614</text:p>
          </table:table-cell>
          <table:table-cell office:value-type="float" office:value="0.65627400000000002" table:style-name="ce7">
            <text:p>0.656274</text:p>
          </table:table-cell>
          <table:table-cell office:value-type="float" office:value="3.6389999999999478E-3" table:formula="of:=[.H544]-[.$H$5]" table:style-name="ce1">
            <text:p>0.003639</text:p>
          </table:table-cell>
          <table:table-cell office:value-type="float" office:value="2.9350000000000209E-3" table:formula="of:=[.I544]-[.$I$5]" table:style-name="ce1">
            <text:p>0.002935</text:p>
          </table:table-cell>
          <table:table-cell office:value-type="float" office:value="-4.049999999999887E-4" table:formula="of:=[.J544]-[.$J$5]" table:style-name="ce1">
            <text:p>-0.000405</text:p>
          </table:table-cell>
          <table:table-cell office:value-type="float" office:value="26.95" table:style-name="ce7">
            <text:p>26.95</text:p>
          </table:table-cell>
          <table:table-cell office:value-type="float" office:value="-3.2304299999999998E-3" table:style-name="ce7">
            <text:p>-0.00323043</text:p>
          </table:table-cell>
          <table:table-cell office:value-type="float" office:value="-3.0535300000000002E-4" table:style-name="ce7">
            <text:p>-0.000305353</text:p>
          </table:table-cell>
          <table:table-cell table:number-columns-repeated="16368"/>
        </table:table-row>
        <table:table-row table:style-name="ro2">
          <table:table-cell office:value-type="float" office:value="10.8" table:style-name="ce1">
            <text:p>10.8</text:p>
          </table:table-cell>
          <table:table-cell office:value-type="float" office:value="-3.7222999999999999E-2" table:style-name="ce1">
            <text:p>-0.037223</text:p>
          </table:table-cell>
          <table:table-cell office:value-type="float" office:value="10.8" table:style-name="ce1">
            <text:p>10.8</text:p>
          </table:table-cell>
          <table:table-cell office:value-type="float" office:value="-0.13825599999999999" table:style-name="ce1">
            <text:p>-0.138256</text:p>
          </table:table-cell>
          <table:table-cell office:value-type="float" office:value="5.359E-3" table:style-name="ce1">
            <text:p>0.005359</text:p>
          </table:table-cell>
          <table:table-cell table:style-name="ce3"/>
          <table:table-cell office:value-type="float" office:value="27.0001" table:style-name="ce7">
            <text:p>27.0001</text:p>
          </table:table-cell>
          <table:table-cell office:value-type="float" office:value="0.66062500000000002" table:style-name="ce7">
            <text:p>0.660625</text:p>
          </table:table-cell>
          <table:table-cell office:value-type="float" office:value="0.65936899999999998" table:style-name="ce7">
            <text:p>0.659369</text:p>
          </table:table-cell>
          <table:table-cell office:value-type="float" office:value="0.656138" table:style-name="ce7">
            <text:p>0.656138</text:p>
          </table:table-cell>
          <table:table-cell office:value-type="float" office:value="3.9489999999999803E-3" table:formula="of:=[.H545]-[.$H$5]" table:style-name="ce1">
            <text:p>0.003949</text:p>
          </table:table-cell>
          <table:table-cell office:value-type="float" office:value="2.6899999999999702E-3" table:formula="of:=[.I545]-[.$I$5]" table:style-name="ce1">
            <text:p>0.00269</text:p>
          </table:table-cell>
          <table:table-cell office:value-type="float" office:value="-5.4100000000001369E-4" table:formula="of:=[.J545]-[.$J$5]" table:style-name="ce1">
            <text:p>-0.000541</text:p>
          </table:table-cell>
          <table:table-cell office:value-type="float" office:value="27" table:style-name="ce7">
            <text:p>27</text:p>
          </table:table-cell>
          <table:table-cell office:value-type="float" office:value="-2.9437600000000001E-3" table:style-name="ce7">
            <text:p>-0.00294376</text:p>
          </table:table-cell>
          <table:table-cell office:value-type="float" office:value="1.55212E-4" table:style-name="ce7">
            <text:p>0.000155212</text:p>
          </table:table-cell>
          <table:table-cell table:number-columns-repeated="16368"/>
        </table:table-row>
        <table:table-row table:style-name="ro2">
          <table:table-cell office:value-type="float" office:value="10.82" table:style-name="ce1">
            <text:p>10.82</text:p>
          </table:table-cell>
          <table:table-cell office:value-type="float" office:value="-3.7026999999999997E-2" table:style-name="ce1">
            <text:p>-0.037027</text:p>
          </table:table-cell>
          <table:table-cell office:value-type="float" office:value="10.82" table:style-name="ce1">
            <text:p>10.82</text:p>
          </table:table-cell>
          <table:table-cell office:value-type="float" office:value="-0.13750799999999999" table:style-name="ce1">
            <text:p>-0.137508</text:p>
          </table:table-cell>
          <table:table-cell office:value-type="float" office:value="1.1403E-2" table:style-name="ce1">
            <text:p>0.011403</text:p>
          </table:table-cell>
          <table:table-cell table:style-name="ce3"/>
          <table:table-cell office:value-type="float" office:value="27.0501" table:style-name="ce7">
            <text:p>27.0501</text:p>
          </table:table-cell>
          <table:table-cell office:value-type="float" office:value="0.66084600000000004" table:style-name="ce7">
            <text:p>0.660846</text:p>
          </table:table-cell>
          <table:table-cell office:value-type="float" office:value="0.65906399999999998" table:style-name="ce7">
            <text:p>0.659064</text:p>
          </table:table-cell>
          <table:table-cell office:value-type="float" office:value="0.65603400000000001" table:style-name="ce7">
            <text:p>0.656034</text:p>
          </table:table-cell>
          <table:table-cell office:value-type="float" office:value="4.170000000000007E-3" table:formula="of:=[.H546]-[.$H$5]" table:style-name="ce1">
            <text:p>0.00417</text:p>
          </table:table-cell>
          <table:table-cell office:value-type="float" office:value="2.3849999999999705E-3" table:formula="of:=[.I546]-[.$I$5]" table:style-name="ce1">
            <text:p>0.002385</text:p>
          </table:table-cell>
          <table:table-cell office:value-type="float" office:value="-6.4500000000000668E-4" table:formula="of:=[.J546]-[.$J$5]" table:style-name="ce1">
            <text:p>-0.000645</text:p>
          </table:table-cell>
          <table:table-cell office:value-type="float" office:value="27.05" table:style-name="ce7">
            <text:p>27.05</text:p>
          </table:table-cell>
          <table:table-cell office:value-type="float" office:value="-2.5053599999999999E-3" table:style-name="ce7">
            <text:p>-0.00250536</text:p>
          </table:table-cell>
          <table:table-cell office:value-type="float" office:value="8.6812900000000004E-4" table:style-name="ce7">
            <text:p>0.000868129</text:p>
          </table:table-cell>
          <table:table-cell table:number-columns-repeated="16368"/>
        </table:table-row>
        <table:table-row table:style-name="ro2">
          <table:table-cell office:value-type="float" office:value="10.84" table:style-name="ce1">
            <text:p>10.84</text:p>
          </table:table-cell>
          <table:table-cell office:value-type="float" office:value="-3.6653999999999999E-2" table:style-name="ce1">
            <text:p>-0.036654</text:p>
          </table:table-cell>
          <table:table-cell office:value-type="float" office:value="10.84" table:style-name="ce1">
            <text:p>10.84</text:p>
          </table:table-cell>
          <table:table-cell office:value-type="float" office:value="-0.13611300000000001" table:style-name="ce1">
            <text:p>-0.136113</text:p>
          </table:table-cell>
          <table:table-cell office:value-type="float" office:value="1.745E-2" table:style-name="ce1">
            <text:p>0.01745</text:p>
          </table:table-cell>
          <table:table-cell table:style-name="ce3"/>
          <table:table-cell office:value-type="float" office:value="27.100100000000001" table:style-name="ce7">
            <text:p>27.1001</text:p>
          </table:table-cell>
          <table:table-cell office:value-type="float" office:value="0.66096699999999997" table:style-name="ce7">
            <text:p>0.660967</text:p>
          </table:table-cell>
          <table:table-cell office:value-type="float" office:value="0.65871500000000005" table:style-name="ce7">
            <text:p>0.658715</text:p>
          </table:table-cell>
          <table:table-cell office:value-type="float" office:value="0.65598999999999996" table:style-name="ce7">
            <text:p>0.65599</text:p>
          </table:table-cell>
          <table:table-cell office:value-type="float" office:value="4.2909999999999338E-3" table:formula="of:=[.H547]-[.$H$5]" table:style-name="ce1">
            <text:p>0.004291</text:p>
          </table:table-cell>
          <table:table-cell office:value-type="float" office:value="2.0360000000000378E-3" table:formula="of:=[.I547]-[.$I$5]" table:style-name="ce1">
            <text:p>0.002036</text:p>
          </table:table-cell>
          <table:table-cell office:value-type="float" office:value="-6.8900000000005068E-4" table:formula="of:=[.J547]-[.$J$5]" table:style-name="ce1">
            <text:p>-0.000689</text:p>
          </table:table-cell>
          <table:table-cell office:value-type="float" office:value="27.100100000000001" table:style-name="ce7">
            <text:p>27.1001</text:p>
          </table:table-cell>
          <table:table-cell office:value-type="float" office:value="-2.03207E-3" table:style-name="ce7">
            <text:p>-0.00203207</text:p>
          </table:table-cell>
          <table:table-cell office:value-type="float" office:value="1.7603899999999999E-3" table:style-name="ce7">
            <text:p>0.00176039</text:p>
          </table:table-cell>
          <table:table-cell table:number-columns-repeated="16368"/>
        </table:table-row>
        <table:table-row table:style-name="ro2">
          <table:table-cell office:value-type="float" office:value="10.86" table:style-name="ce1">
            <text:p>10.86</text:p>
          </table:table-cell>
          <table:table-cell office:value-type="float" office:value="-3.6103999999999997E-2" table:style-name="ce1">
            <text:p>-0.036104</text:p>
          </table:table-cell>
          <table:table-cell office:value-type="float" office:value="10.86" table:style-name="ce1">
            <text:p>10.86</text:p>
          </table:table-cell>
          <table:table-cell office:value-type="float" office:value="-0.134073" table:style-name="ce1">
            <text:p>-0.134073</text:p>
          </table:table-cell>
          <table:table-cell office:value-type="float" office:value="2.3466999999999998E-2" table:style-name="ce1">
            <text:p>0.023467</text:p>
          </table:table-cell>
          <table:table-cell table:style-name="ce3"/>
          <table:table-cell office:value-type="float" office:value="27.150099999999998" table:style-name="ce7">
            <text:p>27.1501</text:p>
          </table:table-cell>
          <table:table-cell office:value-type="float" office:value="0.66097499999999998" table:style-name="ce7">
            <text:p>0.660975</text:p>
          </table:table-cell>
          <table:table-cell office:value-type="float" office:value="0.65833299999999995" table:style-name="ce7">
            <text:p>0.658333</text:p>
          </table:table-cell>
          <table:table-cell office:value-type="float" office:value="0.65602700000000003" table:style-name="ce7">
            <text:p>0.656027</text:p>
          </table:table-cell>
          <table:table-cell office:value-type="float" office:value="4.2989999999999418E-3" table:formula="of:=[.H548]-[.$H$5]" table:style-name="ce1">
            <text:p>0.004299</text:p>
          </table:table-cell>
          <table:table-cell office:value-type="float" office:value="1.6539999999999333E-3" table:formula="of:=[.I548]-[.$I$5]" table:style-name="ce1">
            <text:p>0.001654</text:p>
          </table:table-cell>
          <table:table-cell office:value-type="float" office:value="-6.5199999999998592E-4" table:formula="of:=[.J548]-[.$J$5]" table:style-name="ce1">
            <text:p>-0.000652</text:p>
          </table:table-cell>
          <table:table-cell office:value-type="float" office:value="27.150099999999998" table:style-name="ce7">
            <text:p>27.1501</text:p>
          </table:table-cell>
          <table:table-cell office:value-type="float" office:value="-1.62159E-3" table:style-name="ce7">
            <text:p>-0.00162159</text:p>
          </table:table-cell>
          <table:table-cell office:value-type="float" office:value="2.8262000000000001E-3" table:style-name="ce7">
            <text:p>0.0028262</text:p>
          </table:table-cell>
          <table:table-cell table:number-columns-repeated="16368"/>
        </table:table-row>
        <table:table-row table:style-name="ro2">
          <table:table-cell office:value-type="float" office:value="10.88" table:style-name="ce1">
            <text:p>10.88</text:p>
          </table:table-cell>
          <table:table-cell office:value-type="float" office:value="-3.5381000000000003E-2" table:style-name="ce1">
            <text:p>-0.035381</text:p>
          </table:table-cell>
          <table:table-cell office:value-type="float" office:value="10.88" table:style-name="ce1">
            <text:p>10.88</text:p>
          </table:table-cell>
          <table:table-cell office:value-type="float" office:value="-0.13139400000000001" table:style-name="ce1">
            <text:p>-0.131394</text:p>
          </table:table-cell>
          <table:table-cell office:value-type="float" office:value="2.9426000000000001E-2" table:style-name="ce1">
            <text:p>0.029426</text:p>
          </table:table-cell>
          <table:table-cell table:style-name="ce3"/>
          <table:table-cell office:value-type="float" office:value="27.200099999999999" table:style-name="ce7">
            <text:p>27.2001</text:p>
          </table:table-cell>
          <table:table-cell office:value-type="float" office:value="0.66086800000000001" table:style-name="ce7">
            <text:p>0.660868</text:p>
          </table:table-cell>
          <table:table-cell office:value-type="float" office:value="0.65793400000000002" table:style-name="ce7">
            <text:p>0.657934</text:p>
          </table:table-cell>
          <table:table-cell office:value-type="float" office:value="0.65616399999999997" table:style-name="ce7">
            <text:p>0.656164</text:p>
          </table:table-cell>
          <table:table-cell office:value-type="float" office:value="4.1919999999999735E-3" table:formula="of:=[.H549]-[.$H$5]" table:style-name="ce1">
            <text:p>0.004192</text:p>
          </table:table-cell>
          <table:table-cell office:value-type="float" office:value="1.2550000000000061E-3" table:formula="of:=[.I549]-[.$I$5]" table:style-name="ce1">
            <text:p>0.001255</text:p>
          </table:table-cell>
          <table:table-cell office:value-type="float" office:value="-5.150000000000432E-4" table:formula="of:=[.J549]-[.$J$5]" table:style-name="ce1">
            <text:p>-0.000515</text:p>
          </table:table-cell>
          <table:table-cell office:value-type="float" office:value="27.200099999999999" table:style-name="ce7">
            <text:p>27.2001</text:p>
          </table:table-cell>
          <table:table-cell office:value-type="float" office:value="-1.3883599999999999E-3" table:style-name="ce7">
            <text:p>-0.00138836</text:p>
          </table:table-cell>
          <table:table-cell office:value-type="float" office:value="4.0261699999999999E-3" table:style-name="ce7">
            <text:p>0.00402617</text:p>
          </table:table-cell>
          <table:table-cell table:number-columns-repeated="16368"/>
        </table:table-row>
        <table:table-row table:style-name="ro2">
          <table:table-cell office:value-type="float" office:value="10.9" table:style-name="ce1">
            <text:p>10.9</text:p>
          </table:table-cell>
          <table:table-cell office:value-type="float" office:value="-3.4486000000000003E-2" table:style-name="ce1">
            <text:p>-0.034486</text:p>
          </table:table-cell>
          <table:table-cell office:value-type="float" office:value="10.9" table:style-name="ce1">
            <text:p>10.9</text:p>
          </table:table-cell>
          <table:table-cell office:value-type="float" office:value="-0.12808600000000001" table:style-name="ce1">
            <text:p>-0.128086</text:p>
          </table:table-cell>
          <table:table-cell office:value-type="float" office:value="3.5293999999999999E-2" table:style-name="ce1">
            <text:p>0.035294</text:p>
          </table:table-cell>
          <table:table-cell table:style-name="ce3"/>
          <table:table-cell office:value-type="float" office:value="27.2501" table:style-name="ce7">
            <text:p>27.2501</text:p>
          </table:table-cell>
          <table:table-cell office:value-type="float" office:value="0.66064900000000004" table:style-name="ce7">
            <text:p>0.660649</text:p>
          </table:table-cell>
          <table:table-cell office:value-type="float" office:value="0.65754900000000005" table:style-name="ce7">
            <text:p>0.657549</text:p>
          </table:table-cell>
          <table:table-cell office:value-type="float" office:value="0.65640600000000004" table:style-name="ce7">
            <text:p>0.656406</text:p>
          </table:table-cell>
          <table:table-cell office:value-type="float" office:value="3.9730000000000043E-3" table:formula="of:=[.H550]-[.$H$5]" table:style-name="ce1">
            <text:p>0.003973</text:p>
          </table:table-cell>
          <table:table-cell office:value-type="float" office:value="8.7000000000003741E-4" table:formula="of:=[.I550]-[.$I$5]" table:style-name="ce1">
            <text:p>0.00087</text:p>
          </table:table-cell>
          <table:table-cell office:value-type="float" office:value="-2.7299999999996771E-4" table:formula="of:=[.J550]-[.$J$5]" table:style-name="ce1">
            <text:p>-0.000273</text:p>
          </table:table-cell>
          <table:table-cell office:value-type="float" office:value="27.25" table:style-name="ce7">
            <text:p>27.25</text:p>
          </table:table-cell>
          <table:table-cell office:value-type="float" office:value="-1.4097999999999999E-3" table:style-name="ce7">
            <text:p>-0.0014098</text:p>
          </table:table-cell>
          <table:table-cell office:value-type="float" office:value="5.2120700000000001E-3" table:style-name="ce7">
            <text:p>0.00521207</text:p>
          </table:table-cell>
          <table:table-cell table:number-columns-repeated="16368"/>
        </table:table-row>
        <table:table-row table:style-name="ro2">
          <table:table-cell office:value-type="float" office:value="10.92" table:style-name="ce1">
            <text:p>10.92</text:p>
          </table:table-cell>
          <table:table-cell office:value-type="float" office:value="-3.3425000000000003E-2" table:style-name="ce1">
            <text:p>-0.033425</text:p>
          </table:table-cell>
          <table:table-cell office:value-type="float" office:value="10.92" table:style-name="ce1">
            <text:p>10.92</text:p>
          </table:table-cell>
          <table:table-cell office:value-type="float" office:value="-0.12416000000000001" table:style-name="ce1">
            <text:p>-0.12416</text:p>
          </table:table-cell>
          <table:table-cell office:value-type="float" office:value="4.1043999999999997E-2" table:style-name="ce1">
            <text:p>0.041044</text:p>
          </table:table-cell>
          <table:table-cell table:style-name="ce3"/>
          <table:table-cell office:value-type="float" office:value="27.3001" table:style-name="ce7">
            <text:p>27.3001</text:p>
          </table:table-cell>
          <table:table-cell office:value-type="float" office:value="0.66032599999999997" table:style-name="ce7">
            <text:p>0.660326</text:p>
          </table:table-cell>
          <table:table-cell office:value-type="float" office:value="0.65719099999999997" table:style-name="ce7">
            <text:p>0.657191</text:p>
          </table:table-cell>
          <table:table-cell office:value-type="float" office:value="0.656752" table:style-name="ce7">
            <text:p>0.656752</text:p>
          </table:table-cell>
          <table:table-cell office:value-type="float" office:value="3.6499999999999311E-3" table:formula="of:=[.H551]-[.$H$5]" table:style-name="ce1">
            <text:p>0.00365</text:p>
          </table:table-cell>
          <table:table-cell office:value-type="float" office:value="5.1199999999995693E-4" table:formula="of:=[.I551]-[.$I$5]" table:style-name="ce1">
            <text:p>0.000512</text:p>
          </table:table-cell>
          <table:table-cell office:value-type="float" office:value="7.299999999998974E-5" table:formula="of:=[.J551]-[.$J$5]" table:style-name="ce1">
            <text:p>7.3E-05</text:p>
          </table:table-cell>
          <table:table-cell office:value-type="float" office:value="27.3001" table:style-name="ce7">
            <text:p>27.3001</text:p>
          </table:table-cell>
          <table:table-cell office:value-type="float" office:value="-1.7311399999999999E-3" table:style-name="ce7">
            <text:p>-0.00173114</text:p>
          </table:table-cell>
          <table:table-cell office:value-type="float" office:value="6.2958500000000004E-3" table:style-name="ce7">
            <text:p>0.00629585</text:p>
          </table:table-cell>
          <table:table-cell table:number-columns-repeated="16368"/>
        </table:table-row>
        <table:table-row table:style-name="ro2">
          <table:table-cell office:value-type="float" office:value="10.94" table:style-name="ce1">
            <text:p>10.94</text:p>
          </table:table-cell>
          <table:table-cell office:value-type="float" office:value="-3.2199999999999999E-2" table:style-name="ce1">
            <text:p>-0.0322</text:p>
          </table:table-cell>
          <table:table-cell office:value-type="float" office:value="10.94" table:style-name="ce1">
            <text:p>10.94</text:p>
          </table:table-cell>
          <table:table-cell office:value-type="float" office:value="-0.119634" table:style-name="ce1">
            <text:p>-0.119634</text:p>
          </table:table-cell>
          <table:table-cell office:value-type="float" office:value="4.6647000000000001E-2" table:style-name="ce1">
            <text:p>0.046647</text:p>
          </table:table-cell>
          <table:table-cell table:style-name="ce3"/>
          <table:table-cell office:value-type="float" office:value="27.35" table:style-name="ce7">
            <text:p>27.35</text:p>
          </table:table-cell>
          <table:table-cell office:value-type="float" office:value="0.65991599999999995" table:style-name="ce7">
            <text:p>0.659916</text:p>
          </table:table-cell>
          <table:table-cell office:value-type="float" office:value="0.65688800000000003" table:style-name="ce7">
            <text:p>0.656888</text:p>
          </table:table-cell>
          <table:table-cell office:value-type="float" office:value="0.65719300000000003" table:style-name="ce7">
            <text:p>0.657193</text:p>
          </table:table-cell>
          <table:table-cell office:value-type="float" office:value="3.2399999999999096E-3" table:formula="of:=[.H552]-[.$H$5]" table:style-name="ce1">
            <text:p>0.00324</text:p>
          </table:table-cell>
          <table:table-cell office:value-type="float" office:value="2.0900000000001473E-4" table:formula="of:=[.I552]-[.$I$5]" table:style-name="ce1">
            <text:p>0.000209</text:p>
          </table:table-cell>
          <table:table-cell office:value-type="float" office:value="5.1400000000001445E-4" table:formula="of:=[.J552]-[.$J$5]" table:style-name="ce1">
            <text:p>0.000514</text:p>
          </table:table-cell>
          <table:table-cell office:value-type="float" office:value="27.35" table:style-name="ce7">
            <text:p>27.35</text:p>
          </table:table-cell>
          <table:table-cell office:value-type="float" office:value="-2.3513700000000002E-3" table:style-name="ce7">
            <text:p>-0.00235137</text:p>
          </table:table-cell>
          <table:table-cell office:value-type="float" office:value="7.1734099999999999E-3" table:style-name="ce7">
            <text:p>0.00717341</text:p>
          </table:table-cell>
          <table:table-cell table:number-columns-repeated="16368"/>
        </table:table-row>
        <table:table-row table:style-name="ro2">
          <table:table-cell office:value-type="float" office:value="10.96" table:style-name="ce1">
            <text:p>10.96</text:p>
          </table:table-cell>
          <table:table-cell office:value-type="float" office:value="-3.0818999999999999E-2" table:style-name="ce1">
            <text:p>-0.030819</text:p>
          </table:table-cell>
          <table:table-cell office:value-type="float" office:value="10.96" table:style-name="ce1">
            <text:p>10.96</text:p>
          </table:table-cell>
          <table:table-cell office:value-type="float" office:value="-0.114525" table:style-name="ce1">
            <text:p>-0.114525</text:p>
          </table:table-cell>
          <table:table-cell office:value-type="float" office:value="5.2075999999999997E-2" table:style-name="ce1">
            <text:p>0.052076</text:p>
          </table:table-cell>
          <table:table-cell table:style-name="ce3"/>
          <table:table-cell office:value-type="float" office:value="27.400099999999998" table:style-name="ce7">
            <text:p>27.4001</text:p>
          </table:table-cell>
          <table:table-cell office:value-type="float" office:value="0.65944599999999998" table:style-name="ce7">
            <text:p>0.659446</text:p>
          </table:table-cell>
          <table:table-cell office:value-type="float" office:value="0.656663" table:style-name="ce7">
            <text:p>0.656663</text:p>
          </table:table-cell>
          <table:table-cell office:value-type="float" office:value="0.65771000000000002" table:style-name="ce7">
            <text:p>0.65771</text:p>
          </table:table-cell>
          <table:table-cell office:value-type="float" office:value="2.7699999999999392E-3" table:formula="of:=[.H553]-[.$H$5]" table:style-name="ce1">
            <text:p>0.00277</text:p>
          </table:table-cell>
          <table:table-cell office:value-type="float" office:value="-1.6000000000016001E-5" table:formula="of:=[.I553]-[.$I$5]" table:style-name="ce1">
            <text:p>-1.6E-05</text:p>
          </table:table-cell>
          <table:table-cell office:value-type="float" office:value="1.0310000000000041E-3" table:formula="of:=[.J553]-[.$J$5]" table:style-name="ce1">
            <text:p>0.001031</text:p>
          </table:table-cell>
          <table:table-cell office:value-type="float" office:value="27.4" table:style-name="ce7">
            <text:p>27.4</text:p>
          </table:table-cell>
          <table:table-cell office:value-type="float" office:value="-3.2136999999999999E-3" table:style-name="ce7">
            <text:p>-0.0032137</text:p>
          </table:table-cell>
          <table:table-cell office:value-type="float" office:value="7.7399699999999997E-3" table:style-name="ce7">
            <text:p>0.00773997</text:p>
          </table:table-cell>
          <table:table-cell table:number-columns-repeated="16368"/>
        </table:table-row>
        <table:table-row table:style-name="ro2">
          <table:table-cell office:value-type="float" office:value="10.98" table:style-name="ce1">
            <text:p>10.98</text:p>
          </table:table-cell>
          <table:table-cell office:value-type="float" office:value="-2.9288000000000002E-2" table:style-name="ce1">
            <text:p>-0.029288</text:p>
          </table:table-cell>
          <table:table-cell office:value-type="float" office:value="10.98" table:style-name="ce1">
            <text:p>10.98</text:p>
          </table:table-cell>
          <table:table-cell office:value-type="float" office:value="-0.10885599999999999" table:style-name="ce1">
            <text:p>-0.108856</text:p>
          </table:table-cell>
          <table:table-cell office:value-type="float" office:value="5.7304000000000001E-2" table:style-name="ce1">
            <text:p>0.057304</text:p>
          </table:table-cell>
          <table:table-cell table:style-name="ce3"/>
          <table:table-cell office:value-type="float" office:value="27.450099999999999" table:style-name="ce7">
            <text:p>27.4501</text:p>
          </table:table-cell>
          <table:table-cell office:value-type="float" office:value="0.65892899999999999" table:style-name="ce7">
            <text:p>0.658929</text:p>
          </table:table-cell>
          <table:table-cell office:value-type="float" office:value="0.65652699999999997" table:style-name="ce7">
            <text:p>0.656527</text:p>
          </table:table-cell>
          <table:table-cell office:value-type="float" office:value="0.65827500000000005" table:style-name="ce7">
            <text:p>0.658275</text:p>
          </table:table-cell>
          <table:table-cell office:value-type="float" office:value="2.2529999999999495E-3" table:formula="of:=[.H554]-[.$H$5]" table:style-name="ce1">
            <text:p>0.002253</text:p>
          </table:table-cell>
          <table:table-cell office:value-type="float" office:value="-1.5200000000004099E-4" table:formula="of:=[.I554]-[.$I$5]" table:style-name="ce1">
            <text:p>-0.000152</text:p>
          </table:table-cell>
          <table:table-cell office:value-type="float" office:value="1.5960000000000418E-3" table:formula="of:=[.J554]-[.$J$5]" table:style-name="ce1">
            <text:p>0.001596</text:p>
          </table:table-cell>
          <table:table-cell office:value-type="float" office:value="27.450099999999999" table:style-name="ce7">
            <text:p>27.4501</text:p>
          </table:table-cell>
          <table:table-cell office:value-type="float" office:value="-4.2431500000000002E-3" table:style-name="ce7">
            <text:p>-0.00424315</text:p>
          </table:table-cell>
          <table:table-cell office:value-type="float" office:value="7.8886200000000007E-3" table:style-name="ce7">
            <text:p>0.00788862</text:p>
          </table:table-cell>
          <table:table-cell table:number-columns-repeated="16368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-2.7612999999999999E-2" table:style-name="ce1">
            <text:p>-0.027613</text:p>
          </table:table-cell>
          <table:table-cell office:value-type="float" office:value="11" table:style-name="ce1">
            <text:p>11</text:p>
          </table:table-cell>
          <table:table-cell office:value-type="float" office:value="-0.10265000000000001" table:style-name="ce1">
            <text:p>-0.10265</text:p>
          </table:table-cell>
          <table:table-cell office:value-type="float" office:value="6.2308000000000002E-2" table:style-name="ce1">
            <text:p>0.062308</text:p>
          </table:table-cell>
          <table:table-cell table:style-name="ce3"/>
          <table:table-cell office:value-type="float" office:value="27.5001" table:style-name="ce7">
            <text:p>27.5001</text:p>
          </table:table-cell>
          <table:table-cell office:value-type="float" office:value="0.65839999999999999" table:style-name="ce7">
            <text:p>0.6584</text:p>
          </table:table-cell>
          <table:table-cell office:value-type="float" office:value="0.65649400000000002" table:style-name="ce7">
            <text:p>0.656494</text:p>
          </table:table-cell>
          <table:table-cell office:value-type="float" office:value="0.65884699999999996" table:style-name="ce7">
            <text:p>0.658847</text:p>
          </table:table-cell>
          <table:table-cell office:value-type="float" office:value="1.7239999999999478E-3" table:formula="of:=[.H555]-[.$H$5]" table:style-name="ce1">
            <text:p>0.001724</text:p>
          </table:table-cell>
          <table:table-cell office:value-type="float" office:value="-1.8499999999999073E-4" table:formula="of:=[.I555]-[.$I$5]" table:style-name="ce1">
            <text:p>-0.000185</text:p>
          </table:table-cell>
          <table:table-cell office:value-type="float" office:value="2.1679999999999477E-3" table:formula="of:=[.J555]-[.$J$5]" table:style-name="ce1">
            <text:p>0.002168</text:p>
          </table:table-cell>
          <table:table-cell office:value-type="float" office:value="27.5001" table:style-name="ce7">
            <text:p>27.5001</text:p>
          </table:table-cell>
          <table:table-cell office:value-type="float" office:value="-5.3059099999999996E-3" table:style-name="ce7">
            <text:p>-0.00530591</text:p>
          </table:table-cell>
          <table:table-cell office:value-type="float" office:value="7.6034199999999996E-3" table:style-name="ce7">
            <text:p>0.00760342</text:p>
          </table:table-cell>
          <table:table-cell table:number-columns-repeated="16368"/>
        </table:table-row>
        <table:table-row table:style-name="ro2">
          <table:table-cell office:value-type="float" office:value="11.02" table:style-name="ce1">
            <text:p>11.02</text:p>
          </table:table-cell>
          <table:table-cell office:value-type="float" office:value="-2.5803E-2" table:style-name="ce1">
            <text:p>-0.025803</text:p>
          </table:table-cell>
          <table:table-cell office:value-type="float" office:value="11.02" table:style-name="ce1">
            <text:p>11.02</text:p>
          </table:table-cell>
          <table:table-cell office:value-type="float" office:value="-9.5935000000000006E-2" table:style-name="ce1">
            <text:p>-0.095935</text:p>
          </table:table-cell>
          <table:table-cell office:value-type="float" office:value="6.7065E-2" table:style-name="ce1">
            <text:p>0.067065</text:p>
          </table:table-cell>
          <table:table-cell table:style-name="ce3"/>
          <table:table-cell office:value-type="float" office:value="27.55" table:style-name="ce7">
            <text:p>27.55</text:p>
          </table:table-cell>
          <table:table-cell office:value-type="float" office:value="0.65787300000000004" table:style-name="ce7">
            <text:p>0.657873</text:p>
          </table:table-cell>
          <table:table-cell office:value-type="float" office:value="0.65656700000000001" table:style-name="ce7">
            <text:p>0.656567</text:p>
          </table:table-cell>
          <table:table-cell office:value-type="float" office:value="0.65939199999999998" table:style-name="ce7">
            <text:p>0.659392</text:p>
          </table:table-cell>
          <table:table-cell office:value-type="float" office:value="1.1970000000000036E-3" table:formula="of:=[.H556]-[.$H$5]" table:style-name="ce1">
            <text:p>0.001197</text:p>
          </table:table-cell>
          <table:table-cell office:value-type="float" office:value="-1.1200000000000099E-4" table:formula="of:=[.I556]-[.$I$5]" table:style-name="ce1">
            <text:p>-0.000112</text:p>
          </table:table-cell>
          <table:table-cell office:value-type="float" office:value="2.7129999999999654E-3" table:formula="of:=[.J556]-[.$J$5]" table:style-name="ce1">
            <text:p>0.002713</text:p>
          </table:table-cell>
          <table:table-cell office:value-type="float" office:value="27.5501" table:style-name="ce7">
            <text:p>27.5501</text:p>
          </table:table-cell>
          <table:table-cell office:value-type="float" office:value="-6.2668200000000002E-3" table:style-name="ce7">
            <text:p>-0.00626682</text:p>
          </table:table-cell>
          <table:table-cell office:value-type="float" office:value="6.8517300000000003E-3" table:style-name="ce7">
            <text:p>0.00685173</text:p>
          </table:table-cell>
          <table:table-cell table:number-columns-repeated="16368"/>
        </table:table-row>
        <table:table-row table:style-name="ro2">
          <table:table-cell office:value-type="float" office:value="11.04" table:style-name="ce1">
            <text:p>11.04</text:p>
          </table:table-cell>
          <table:table-cell office:value-type="float" office:value="-2.3865000000000001E-2" table:style-name="ce1">
            <text:p>-0.023865</text:p>
          </table:table-cell>
          <table:table-cell office:value-type="float" office:value="11.04" table:style-name="ce1">
            <text:p>11.04</text:p>
          </table:table-cell>
          <table:table-cell office:value-type="float" office:value="-8.8738999999999998E-2" table:style-name="ce1">
            <text:p>-0.088739</text:p>
          </table:table-cell>
          <table:table-cell office:value-type="float" office:value="7.1553000000000005E-2" table:style-name="ce1">
            <text:p>0.071553</text:p>
          </table:table-cell>
          <table:table-cell table:style-name="ce3"/>
          <table:table-cell office:value-type="float" office:value="27.600100000000001" table:style-name="ce7">
            <text:p>27.6001</text:p>
          </table:table-cell>
          <table:table-cell office:value-type="float" office:value="0.65737400000000001" table:style-name="ce7">
            <text:p>0.657374</text:p>
          </table:table-cell>
          <table:table-cell office:value-type="float" office:value="0.65673700000000002" table:style-name="ce7">
            <text:p>0.656737</text:p>
          </table:table-cell>
          <table:table-cell office:value-type="float" office:value="0.65985899999999997" table:style-name="ce7">
            <text:p>0.659859</text:p>
          </table:table-cell>
          <table:table-cell office:value-type="float" office:value="6.9799999999997642E-4" table:formula="of:=[.H557]-[.$H$5]" table:style-name="ce1">
            <text:p>0.000698</text:p>
          </table:table-cell>
          <table:table-cell office:value-type="float" office:value="5.8000000000002494E-5" table:formula="of:=[.I557]-[.$I$5]" table:style-name="ce1">
            <text:p>5.8E-05</text:p>
          </table:table-cell>
          <table:table-cell office:value-type="float" office:value="3.1799999999999606E-3" table:formula="of:=[.J557]-[.$J$5]" table:style-name="ce1">
            <text:p>0.00318</text:p>
          </table:table-cell>
          <table:table-cell office:value-type="float" office:value="27.6" table:style-name="ce7">
            <text:p>27.6</text:p>
          </table:table-cell>
          <table:table-cell office:value-type="float" office:value="-6.9725000000000004E-3" table:style-name="ce7">
            <text:p>-0.0069725</text:p>
          </table:table-cell>
          <table:table-cell office:value-type="float" office:value="5.65462E-3" table:style-name="ce7">
            <text:p>0.00565462</text:p>
          </table:table-cell>
          <table:table-cell table:number-columns-repeated="16368"/>
        </table:table-row>
        <table:table-row table:style-name="ro2">
          <table:table-cell office:value-type="float" office:value="11.06" table:style-name="ce1">
            <text:p>11.06</text:p>
          </table:table-cell>
          <table:table-cell office:value-type="float" office:value="-2.1808999999999999E-2" table:style-name="ce1">
            <text:p>-0.021809</text:p>
          </table:table-cell>
          <table:table-cell office:value-type="float" office:value="11.06" table:style-name="ce1">
            <text:p>11.06</text:p>
          </table:table-cell>
          <table:table-cell office:value-type="float" office:value="-8.1092999999999998E-2" table:style-name="ce1">
            <text:p>-0.081093</text:p>
          </table:table-cell>
          <table:table-cell office:value-type="float" office:value="7.5750999999999999E-2" table:style-name="ce1">
            <text:p>0.075751</text:p>
          </table:table-cell>
          <table:table-cell table:style-name="ce3"/>
          <table:table-cell office:value-type="float" office:value="27.65" table:style-name="ce7">
            <text:p>27.65</text:p>
          </table:table-cell>
          <table:table-cell office:value-type="float" office:value="0.65691200000000005" table:style-name="ce7">
            <text:p>0.656912</text:p>
          </table:table-cell>
          <table:table-cell office:value-type="float" office:value="0.65699099999999999" table:style-name="ce7">
            <text:p>0.656991</text:p>
          </table:table-cell>
          <table:table-cell office:value-type="float" office:value="0.66021200000000002" table:style-name="ce7">
            <text:p>0.660212</text:p>
          </table:table-cell>
          <table:table-cell office:value-type="float" office:value="2.3600000000001398E-4" table:formula="of:=[.H558]-[.$H$5]" table:style-name="ce1">
            <text:p>0.000236</text:p>
          </table:table-cell>
          <table:table-cell office:value-type="float" office:value="3.1199999999997896E-4" table:formula="of:=[.I558]-[.$I$5]" table:style-name="ce1">
            <text:p>0.000312</text:p>
          </table:table-cell>
          <table:table-cell office:value-type="float" office:value="3.5330000000000084E-3" table:formula="of:=[.J558]-[.$J$5]" table:style-name="ce1">
            <text:p>0.003533</text:p>
          </table:table-cell>
          <table:table-cell office:value-type="float" office:value="27.650099999999998" table:style-name="ce7">
            <text:p>27.6501</text:p>
          </table:table-cell>
          <table:table-cell office:value-type="float" office:value="-7.29695E-3" table:style-name="ce7">
            <text:p>-0.00729695</text:p>
          </table:table-cell>
          <table:table-cell office:value-type="float" office:value="4.08867E-3" table:style-name="ce7">
            <text:p>0.00408867</text:p>
          </table:table-cell>
          <table:table-cell table:number-columns-repeated="16368"/>
        </table:table-row>
        <table:table-row table:style-name="ro2">
          <table:table-cell office:value-type="float" office:value="11.08" table:style-name="ce1">
            <text:p>11.08</text:p>
          </table:table-cell>
          <table:table-cell office:value-type="float" office:value="-1.9643000000000001E-2" table:style-name="ce1">
            <text:p>-0.019643</text:p>
          </table:table-cell>
          <table:table-cell office:value-type="float" office:value="11.08" table:style-name="ce1">
            <text:p>11.08</text:p>
          </table:table-cell>
          <table:table-cell office:value-type="float" office:value="-7.3028999999999997E-2" table:style-name="ce1">
            <text:p>-0.073029</text:p>
          </table:table-cell>
          <table:table-cell office:value-type="float" office:value="7.9643000000000005E-2" table:style-name="ce1">
            <text:p>0.079643</text:p>
          </table:table-cell>
          <table:table-cell table:style-name="ce3"/>
          <table:table-cell office:value-type="float" office:value="27.7" table:style-name="ce7">
            <text:p>27.7</text:p>
          </table:table-cell>
          <table:table-cell office:value-type="float" office:value="0.65650799999999998" table:style-name="ce7">
            <text:p>0.656508</text:p>
          </table:table-cell>
          <table:table-cell office:value-type="float" office:value="0.65730599999999995" table:style-name="ce7">
            <text:p>0.657306</text:p>
          </table:table-cell>
          <table:table-cell office:value-type="float" office:value="0.660416" table:style-name="ce7">
            <text:p>0.660416</text:p>
          </table:table-cell>
          <table:table-cell office:value-type="float" office:value="-1.6800000000005699E-4" table:formula="of:=[.H559]-[.$H$5]" table:style-name="ce1">
            <text:p>-0.000168</text:p>
          </table:table-cell>
          <table:table-cell office:value-type="float" office:value="6.2699999999993317E-4" table:formula="of:=[.I559]-[.$I$5]" table:style-name="ce1">
            <text:p>0.000627</text:p>
          </table:table-cell>
          <table:table-cell office:value-type="float" office:value="3.7369999999999903E-3" table:formula="of:=[.J559]-[.$J$5]" table:style-name="ce1">
            <text:p>0.003737</text:p>
          </table:table-cell>
          <table:table-cell office:value-type="float" office:value="27.7" table:style-name="ce7">
            <text:p>27.7</text:p>
          </table:table-cell>
          <table:table-cell office:value-type="float" office:value="-7.1349999999999998E-3" table:style-name="ce7">
            <text:p>-0.007135</text:p>
          </table:table-cell>
          <table:table-cell office:value-type="float" office:value="2.27283E-3" table:style-name="ce7">
            <text:p>0.00227283</text:p>
          </table:table-cell>
          <table:table-cell table:number-columns-repeated="16368"/>
        </table:table-row>
        <table:table-row table:style-name="ro2">
          <table:table-cell office:value-type="float" office:value="11.1" table:style-name="ce1">
            <text:p>11.1</text:p>
          </table:table-cell>
          <table:table-cell office:value-type="float" office:value="-1.7378000000000001E-2" table:style-name="ce1">
            <text:p>-0.017378</text:p>
          </table:table-cell>
          <table:table-cell office:value-type="float" office:value="11.1" table:style-name="ce1">
            <text:p>11.1</text:p>
          </table:table-cell>
          <table:table-cell office:value-type="float" office:value="-6.4582000000000001E-2" table:style-name="ce1">
            <text:p>-0.064582</text:p>
          </table:table-cell>
          <table:table-cell office:value-type="float" office:value="8.3210000000000006E-2" table:style-name="ce1">
            <text:p>0.08321</text:p>
          </table:table-cell>
          <table:table-cell table:style-name="ce3"/>
          <table:table-cell office:value-type="float" office:value="27.7501" table:style-name="ce7">
            <text:p>27.7501</text:p>
          </table:table-cell>
          <table:table-cell office:value-type="float" office:value="0.65615999999999997" table:style-name="ce7">
            <text:p>0.65616</text:p>
          </table:table-cell>
          <table:table-cell office:value-type="float" office:value="0.65764999999999996" table:style-name="ce7">
            <text:p>0.65765</text:p>
          </table:table-cell>
          <table:table-cell office:value-type="float" office:value="0.66044700000000001" table:style-name="ce7">
            <text:p>0.660447</text:p>
          </table:table-cell>
          <table:table-cell office:value-type="float" office:value="-5.1600000000007196E-4" table:formula="of:=[.H560]-[.$H$5]" table:style-name="ce1">
            <text:p>-0.000516</text:p>
          </table:table-cell>
          <table:table-cell office:value-type="float" office:value="9.7099999999994413E-4" table:formula="of:=[.I560]-[.$I$5]" table:style-name="ce1">
            <text:p>0.000971</text:p>
          </table:table-cell>
          <table:table-cell office:value-type="float" office:value="3.7679999999999936E-3" table:formula="of:=[.J560]-[.$J$5]" table:style-name="ce1">
            <text:p>0.003768</text:p>
          </table:table-cell>
          <table:table-cell office:value-type="float" office:value="27.7501" table:style-name="ce7">
            <text:p>27.7501</text:p>
          </table:table-cell>
          <table:table-cell office:value-type="float" office:value="-6.43028E-3" table:style-name="ce7">
            <text:p>-0.00643028</text:p>
          </table:table-cell>
          <table:table-cell office:value-type="float" office:value="3.1857599999999999E-4" table:style-name="ce7">
            <text:p>0.000318576</text:p>
          </table:table-cell>
          <table:table-cell table:number-columns-repeated="16368"/>
        </table:table-row>
        <table:table-row table:style-name="ro2">
          <table:table-cell office:value-type="float" office:value="11.12" table:style-name="ce1">
            <text:p>11.12</text:p>
          </table:table-cell>
          <table:table-cell office:value-type="float" office:value="-1.5022000000000001E-2" table:style-name="ce1">
            <text:p>-0.015022</text:p>
          </table:table-cell>
          <table:table-cell office:value-type="float" office:value="11.12" table:style-name="ce1">
            <text:p>11.12</text:p>
          </table:table-cell>
          <table:table-cell office:value-type="float" office:value="-5.5787999999999997E-2" table:style-name="ce1">
            <text:p>-0.055788</text:p>
          </table:table-cell>
          <table:table-cell office:value-type="float" office:value="8.6438000000000001E-2" table:style-name="ce1">
            <text:p>0.086438</text:p>
          </table:table-cell>
          <table:table-cell table:style-name="ce3"/>
          <table:table-cell office:value-type="float" office:value="27.8001" table:style-name="ce7">
            <text:p>27.8001</text:p>
          </table:table-cell>
          <table:table-cell office:value-type="float" office:value="0.65587899999999999" table:style-name="ce7">
            <text:p>0.655879</text:p>
          </table:table-cell>
          <table:table-cell office:value-type="float" office:value="0.65798299999999998" table:style-name="ce7">
            <text:p>0.657983</text:p>
          </table:table-cell>
          <table:table-cell office:value-type="float" office:value="0.66029700000000002" table:style-name="ce7">
            <text:p>0.660297</text:p>
          </table:table-cell>
          <table:table-cell office:value-type="float" office:value="-7.9700000000004767E-4" table:formula="of:=[.H561]-[.$H$5]" table:style-name="ce1">
            <text:p>-0.000797</text:p>
          </table:table-cell>
          <table:table-cell office:value-type="float" office:value="1.3039999999999718E-3" table:formula="of:=[.I561]-[.$I$5]" table:style-name="ce1">
            <text:p>0.001304</text:p>
          </table:table-cell>
          <table:table-cell office:value-type="float" office:value="3.6180000000000101E-3" table:formula="of:=[.J561]-[.$J$5]" table:style-name="ce1">
            <text:p>0.003618</text:p>
          </table:table-cell>
          <table:table-cell office:value-type="float" office:value="27.8001" table:style-name="ce7">
            <text:p>27.8001</text:p>
          </table:table-cell>
          <table:table-cell office:value-type="float" office:value="-5.17951E-3" table:style-name="ce7">
            <text:p>-0.00517951</text:p>
          </table:table-cell>
          <table:table-cell office:value-type="float" office:value="-1.5923700000000001E-3" table:style-name="ce7">
            <text:p>-0.00159237</text:p>
          </table:table-cell>
          <table:table-cell table:number-columns-repeated="16368"/>
        </table:table-row>
        <table:table-row table:style-name="ro2">
          <table:table-cell office:value-type="float" office:value="11.14" table:style-name="ce1">
            <text:p>11.14</text:p>
          </table:table-cell>
          <table:table-cell office:value-type="float" office:value="-1.2586E-2" table:style-name="ce1">
            <text:p>-0.012586</text:p>
          </table:table-cell>
          <table:table-cell office:value-type="float" office:value="11.14" table:style-name="ce1">
            <text:p>11.14</text:p>
          </table:table-cell>
          <table:table-cell office:value-type="float" office:value="-4.6682000000000001E-2" table:style-name="ce1">
            <text:p>-0.046682</text:p>
          </table:table-cell>
          <table:table-cell office:value-type="float" office:value="8.9312000000000002E-2" table:style-name="ce1">
            <text:p>0.089312</text:p>
          </table:table-cell>
          <table:table-cell table:style-name="ce3"/>
          <table:table-cell office:value-type="float" office:value="27.850100000000001" table:style-name="ce7">
            <text:p>27.8501</text:p>
          </table:table-cell>
          <table:table-cell office:value-type="float" office:value="0.65566800000000003" table:style-name="ce7">
            <text:p>0.655668</text:p>
          </table:table-cell>
          <table:table-cell office:value-type="float" office:value="0.65827899999999995" table:style-name="ce7">
            <text:p>0.658279</text:p>
          </table:table-cell>
          <table:table-cell office:value-type="float" office:value="0.65997399999999995" table:style-name="ce7">
            <text:p>0.659974</text:p>
          </table:table-cell>
          <table:table-cell office:value-type="float" office:value="-1.0080000000000089E-3" table:formula="of:=[.H562]-[.$H$5]" table:style-name="ce1">
            <text:p>-0.001008</text:p>
          </table:table-cell>
          <table:table-cell office:value-type="float" office:value="1.5999999999999348E-3" table:formula="of:=[.I562]-[.$I$5]" table:style-name="ce1">
            <text:p>0.0016</text:p>
          </table:table-cell>
          <table:table-cell office:value-type="float" office:value="3.2949999999999369E-3" table:formula="of:=[.J562]-[.$J$5]" table:style-name="ce1">
            <text:p>0.003295</text:p>
          </table:table-cell>
          <table:table-cell office:value-type="float" office:value="27.850100000000001" table:style-name="ce7">
            <text:p>27.8501</text:p>
          </table:table-cell>
          <table:table-cell office:value-type="float" office:value="-3.43101E-3" table:style-name="ce7">
            <text:p>-0.00343101</text:p>
          </table:table-cell>
          <table:table-cell office:value-type="float" office:value="-3.3352E-3" table:style-name="ce7">
            <text:p>-0.0033352</text:p>
          </table:table-cell>
          <table:table-cell table:number-columns-repeated="16368"/>
        </table:table-row>
        <table:table-row table:style-name="ro2">
          <table:table-cell office:value-type="float" office:value="11.16" table:style-name="ce1">
            <text:p>11.16</text:p>
          </table:table-cell>
          <table:table-cell office:value-type="float" office:value="-1.0078999999999999E-2" table:style-name="ce1">
            <text:p>-0.010079</text:p>
          </table:table-cell>
          <table:table-cell office:value-type="float" office:value="11.16" table:style-name="ce1">
            <text:p>11.16</text:p>
          </table:table-cell>
          <table:table-cell office:value-type="float" office:value="-3.7303000000000003E-2" table:style-name="ce1">
            <text:p>-0.037303</text:p>
          </table:table-cell>
          <table:table-cell office:value-type="float" office:value="9.1821E-2" table:style-name="ce1">
            <text:p>0.091821</text:p>
          </table:table-cell>
          <table:table-cell table:style-name="ce3"/>
          <table:table-cell office:value-type="float" office:value="27.900200000000002" table:style-name="ce7">
            <text:p>27.9002</text:p>
          </table:table-cell>
          <table:table-cell office:value-type="float" office:value="0.65552699999999997" table:style-name="ce7">
            <text:p>0.655527</text:p>
          </table:table-cell>
          <table:table-cell office:value-type="float" office:value="0.65850200000000003" table:style-name="ce7">
            <text:p>0.658502</text:p>
          </table:table-cell>
          <table:table-cell office:value-type="float" office:value="0.65950600000000004" table:style-name="ce7">
            <text:p>0.659506</text:p>
          </table:table-cell>
          <table:table-cell office:value-type="float" office:value="-1.1490000000000666E-3" table:formula="of:=[.H563]-[.$H$5]" table:style-name="ce1">
            <text:p>-0.001149</text:p>
          </table:table-cell>
          <table:table-cell office:value-type="float" office:value="1.823000000000019E-3" table:formula="of:=[.I563]-[.$I$5]" table:style-name="ce1">
            <text:p>0.001823</text:p>
          </table:table-cell>
          <table:table-cell office:value-type="float" office:value="2.8270000000000239E-3" table:formula="of:=[.J563]-[.$J$5]" table:style-name="ce1">
            <text:p>0.002827</text:p>
          </table:table-cell>
          <table:table-cell office:value-type="float" office:value="27.9" table:style-name="ce7">
            <text:p>27.9</text:p>
          </table:table-cell>
          <table:table-cell office:value-type="float" office:value="-1.28735E-3" table:style-name="ce7">
            <text:p>-0.00128735</text:p>
          </table:table-cell>
          <table:table-cell office:value-type="float" office:value="-4.74954E-3" table:style-name="ce7">
            <text:p>-0.00474954</text:p>
          </table:table-cell>
          <table:table-cell table:number-columns-repeated="16368"/>
        </table:table-row>
        <table:table-row table:style-name="ro2">
          <table:table-cell office:value-type="float" office:value="11.18" table:style-name="ce1">
            <text:p>11.18</text:p>
          </table:table-cell>
          <table:table-cell office:value-type="float" office:value="-7.5119999999999996E-3" table:style-name="ce1">
            <text:p>-0.007512</text:p>
          </table:table-cell>
          <table:table-cell office:value-type="float" office:value="11.18" table:style-name="ce1">
            <text:p>11.18</text:p>
          </table:table-cell>
          <table:table-cell office:value-type="float" office:value="-2.7689999999999999E-2" table:style-name="ce1">
            <text:p>-0.02769</text:p>
          </table:table-cell>
          <table:table-cell office:value-type="float" office:value="9.3951000000000007E-2" table:style-name="ce1">
            <text:p>0.093951</text:p>
          </table:table-cell>
          <table:table-cell table:style-name="ce3"/>
          <table:table-cell office:value-type="float" office:value="27.95" table:style-name="ce7">
            <text:p>27.95</text:p>
          </table:table-cell>
          <table:table-cell office:value-type="float" office:value="0.65545799999999999" table:style-name="ce7">
            <text:p>0.655458</text:p>
          </table:table-cell>
          <table:table-cell office:value-type="float" office:value="0.65862900000000002" table:style-name="ce7">
            <text:p>0.658629</text:p>
          </table:table-cell>
          <table:table-cell office:value-type="float" office:value="0.65892600000000001" table:style-name="ce7">
            <text:p>0.658926</text:p>
          </table:table-cell>
          <table:table-cell office:value-type="float" office:value="-1.2180000000000524E-3" table:formula="of:=[.H564]-[.$H$5]" table:style-name="ce1">
            <text:p>-0.001218</text:p>
          </table:table-cell>
          <table:table-cell office:value-type="float" office:value="1.9500000000000073E-3" table:formula="of:=[.I564]-[.$I$5]" table:style-name="ce1">
            <text:p>0.00195</text:p>
          </table:table-cell>
          <table:table-cell office:value-type="float" office:value="2.246999999999999E-3" table:formula="of:=[.J564]-[.$J$5]" table:style-name="ce1">
            <text:p>0.002247</text:p>
          </table:table-cell>
          <table:table-cell office:value-type="float" office:value="27.95" table:style-name="ce7">
            <text:p>27.95</text:p>
          </table:table-cell>
          <table:table-cell office:value-type="float" office:value="1.1017500000000001E-3" table:style-name="ce7">
            <text:p>0.00110175</text:p>
          </table:table-cell>
          <table:table-cell office:value-type="float" office:value="-5.7450799999999996E-3" table:style-name="ce7">
            <text:p>-0.00574508</text:p>
          </table:table-cell>
          <table:table-cell table:number-columns-repeated="16368"/>
        </table:table-row>
        <table:table-row table:style-name="ro2">
          <table:table-cell office:value-type="float" office:value="11.2" table:style-name="ce1">
            <text:p>11.2</text:p>
          </table:table-cell>
          <table:table-cell office:value-type="float" office:value="-4.8960000000000002E-3" table:style-name="ce1">
            <text:p>-0.004896</text:p>
          </table:table-cell>
          <table:table-cell office:value-type="float" office:value="11.2" table:style-name="ce1">
            <text:p>11.2</text:p>
          </table:table-cell>
          <table:table-cell office:value-type="float" office:value="-1.7881000000000001E-2" table:style-name="ce1">
            <text:p>-0.017881</text:p>
          </table:table-cell>
          <table:table-cell office:value-type="float" office:value="9.5694000000000001E-2" table:style-name="ce1">
            <text:p>0.095694</text:p>
          </table:table-cell>
          <table:table-cell table:style-name="ce3"/>
          <table:table-cell office:value-type="float" office:value="28.0001" table:style-name="ce7">
            <text:p>28.0001</text:p>
          </table:table-cell>
          <table:table-cell office:value-type="float" office:value="0.65546199999999999" table:style-name="ce7">
            <text:p>0.655462</text:p>
          </table:table-cell>
          <table:table-cell office:value-type="float" office:value="0.65865399999999996" table:style-name="ce7">
            <text:p>0.658654</text:p>
          </table:table-cell>
          <table:table-cell office:value-type="float" office:value="0.65828399999999998" table:style-name="ce7">
            <text:p>0.658284</text:p>
          </table:table-cell>
          <table:table-cell office:value-type="float" office:value="-1.2140000000000484E-3" table:formula="of:=[.H565]-[.$H$5]" table:style-name="ce1">
            <text:p>-0.001214</text:p>
          </table:table-cell>
          <table:table-cell office:value-type="float" office:value="1.974999999999949E-3" table:formula="of:=[.I565]-[.$I$5]" table:style-name="ce1">
            <text:p>0.001975</text:p>
          </table:table-cell>
          <table:table-cell office:value-type="float" office:value="1.6049999999999676E-3" table:formula="of:=[.J565]-[.$J$5]" table:style-name="ce1">
            <text:p>0.001605</text:p>
          </table:table-cell>
          <table:table-cell office:value-type="float" office:value="28.0001" table:style-name="ce7">
            <text:p>28.0001</text:p>
          </table:table-cell>
          <table:table-cell office:value-type="float" office:value="3.5761299999999998E-3" table:style-name="ce7">
            <text:p>0.00357613</text:p>
          </table:table-cell>
          <table:table-cell office:value-type="float" office:value="-6.24786E-3" table:style-name="ce7">
            <text:p>-0.00624786</text:p>
          </table:table-cell>
          <table:table-cell table:number-columns-repeated="16368"/>
        </table:table-row>
        <table:table-row table:style-name="ro2">
          <table:table-cell office:value-type="float" office:value="11.22" table:style-name="ce1">
            <text:p>11.22</text:p>
          </table:table-cell>
          <table:table-cell office:value-type="float" office:value="-2.2399999999999998E-3" table:style-name="ce1">
            <text:p>-0.00224</text:p>
          </table:table-cell>
          <table:table-cell office:value-type="float" office:value="11.22" table:style-name="ce1">
            <text:p>11.22</text:p>
          </table:table-cell>
          <table:table-cell office:value-type="float" office:value="-7.9170000000000004E-3" table:style-name="ce1">
            <text:p>-0.007917</text:p>
          </table:table-cell>
          <table:table-cell office:value-type="float" office:value="9.7041000000000002E-2" table:style-name="ce1">
            <text:p>0.097041</text:p>
          </table:table-cell>
          <table:table-cell table:style-name="ce3"/>
          <table:table-cell office:value-type="float" office:value="28.0501" table:style-name="ce7">
            <text:p>28.0501</text:p>
          </table:table-cell>
          <table:table-cell office:value-type="float" office:value="0.65554199999999996" table:style-name="ce7">
            <text:p>0.655542</text:p>
          </table:table-cell>
          <table:table-cell office:value-type="float" office:value="0.65858000000000005" table:style-name="ce7">
            <text:p>0.65858</text:p>
          </table:table-cell>
          <table:table-cell office:value-type="float" office:value="0.65762900000000002" table:style-name="ce7">
            <text:p>0.657629</text:p>
          </table:table-cell>
          <table:table-cell office:value-type="float" office:value="-1.1340000000000794E-3" table:formula="of:=[.H566]-[.$H$5]" table:style-name="ce1">
            <text:p>-0.001134</text:p>
          </table:table-cell>
          <table:table-cell office:value-type="float" office:value="1.9010000000000415E-3" table:formula="of:=[.I566]-[.$I$5]" table:style-name="ce1">
            <text:p>0.001901</text:p>
          </table:table-cell>
          <table:table-cell office:value-type="float" office:value="9.5000000000000639E-4" table:formula="of:=[.J566]-[.$J$5]" table:style-name="ce1">
            <text:p>0.00095</text:p>
          </table:table-cell>
          <table:table-cell office:value-type="float" office:value="28.0501" table:style-name="ce7">
            <text:p>28.0501</text:p>
          </table:table-cell>
          <table:table-cell office:value-type="float" office:value="5.9575599999999998E-3" table:style-name="ce7">
            <text:p>0.00595756</text:p>
          </table:table-cell>
          <table:table-cell office:value-type="float" office:value="-6.2424000000000004E-3" table:style-name="ce7">
            <text:p>-0.0062424</text:p>
          </table:table-cell>
          <table:table-cell table:number-columns-repeated="16368"/>
        </table:table-row>
        <table:table-row table:style-name="ro2">
          <table:table-cell office:value-type="float" office:value="11.24" table:style-name="ce1">
            <text:p>11.24</text:p>
          </table:table-cell>
          <table:table-cell office:value-type="float" office:value="4.4499999999999997E-4" table:style-name="ce1">
            <text:p>0.000445</text:p>
          </table:table-cell>
          <table:table-cell office:value-type="float" office:value="11.24" table:style-name="ce1">
            <text:p>11.24</text:p>
          </table:table-cell>
          <table:table-cell office:value-type="float" office:value="2.1610000000000002E-3" table:style-name="ce1">
            <text:p>0.002161</text:p>
          </table:table-cell>
          <table:table-cell office:value-type="float" office:value="9.7983000000000001E-2" table:style-name="ce1">
            <text:p>0.097983</text:p>
          </table:table-cell>
          <table:table-cell table:style-name="ce3"/>
          <table:table-cell office:value-type="float" office:value="28.100200000000001" table:style-name="ce7">
            <text:p>28.1002</text:p>
          </table:table-cell>
          <table:table-cell office:value-type="float" office:value="0.65569900000000003" table:style-name="ce7">
            <text:p>0.655699</text:p>
          </table:table-cell>
          <table:table-cell office:value-type="float" office:value="0.65842199999999995" table:style-name="ce7">
            <text:p>0.658422</text:p>
          </table:table-cell>
          <table:table-cell office:value-type="float" office:value="0.65700899999999995" table:style-name="ce7">
            <text:p>0.657009</text:p>
          </table:table-cell>
          <table:table-cell office:value-type="float" office:value="-9.7700000000000564E-4" table:formula="of:=[.H567]-[.$H$5]" table:style-name="ce1">
            <text:p>-0.000977</text:p>
          </table:table-cell>
          <table:table-cell office:value-type="float" office:value="1.742999999999939E-3" table:formula="of:=[.I567]-[.$I$5]" table:style-name="ce1">
            <text:p>0.001743</text:p>
          </table:table-cell>
          <table:table-cell office:value-type="float" office:value="3.2999999999994145E-4" table:formula="of:=[.J567]-[.$J$5]" table:style-name="ce1">
            <text:p>0.00033</text:p>
          </table:table-cell>
          <table:table-cell office:value-type="float" office:value="28.100100000000001" table:style-name="ce7">
            <text:p>28.1001</text:p>
          </table:table-cell>
          <table:table-cell office:value-type="float" office:value="8.0749800000000007E-3" table:style-name="ce7">
            <text:p>0.00807498</text:p>
          </table:table-cell>
          <table:table-cell office:value-type="float" office:value="-5.76065E-3" table:style-name="ce7">
            <text:p>-0.00576065</text:p>
          </table:table-cell>
          <table:table-cell table:number-columns-repeated="16368"/>
        </table:table-row>
        <table:table-row table:style-name="ro2">
          <table:table-cell office:value-type="float" office:value="11.26" table:style-name="ce1">
            <text:p>11.26</text:p>
          </table:table-cell>
          <table:table-cell office:value-type="float" office:value="3.1480000000000002E-3" table:style-name="ce1">
            <text:p>0.003148</text:p>
          </table:table-cell>
          <table:table-cell office:value-type="float" office:value="11.26" table:style-name="ce1">
            <text:p>11.26</text:p>
          </table:table-cell>
          <table:table-cell office:value-type="float" office:value="1.2312E-2" table:style-name="ce1">
            <text:p>0.012312</text:p>
          </table:table-cell>
          <table:table-cell office:value-type="float" office:value="9.8513000000000003E-2" table:style-name="ce1">
            <text:p>0.098513</text:p>
          </table:table-cell>
          <table:table-cell table:style-name="ce3"/>
          <table:table-cell office:value-type="float" office:value="28.15" table:style-name="ce7">
            <text:p>28.15</text:p>
          </table:table-cell>
          <table:table-cell office:value-type="float" office:value="0.65593199999999996" table:style-name="ce7">
            <text:p>0.655932</text:p>
          </table:table-cell>
          <table:table-cell office:value-type="float" office:value="0.65820800000000002" table:style-name="ce7">
            <text:p>0.658208</text:p>
          </table:table-cell>
          <table:table-cell office:value-type="float" office:value="0.65647699999999998" table:style-name="ce7">
            <text:p>0.656477</text:p>
          </table:table-cell>
          <table:table-cell office:value-type="float" office:value="-7.4400000000007793E-4" table:formula="of:=[.H568]-[.$H$5]" table:style-name="ce1">
            <text:p>-0.000744</text:p>
          </table:table-cell>
          <table:table-cell office:value-type="float" office:value="1.5290000000000026E-3" table:formula="of:=[.I568]-[.$I$5]" table:style-name="ce1">
            <text:p>0.001529</text:p>
          </table:table-cell>
          <table:table-cell office:value-type="float" office:value="-2.0200000000003548E-4" table:formula="of:=[.J568]-[.$J$5]" table:style-name="ce1">
            <text:p>-0.000202</text:p>
          </table:table-cell>
          <table:table-cell office:value-type="float" office:value="28.15" table:style-name="ce7">
            <text:p>28.15</text:p>
          </table:table-cell>
          <table:table-cell office:value-type="float" office:value="9.7847400000000001E-3" table:style-name="ce7">
            <text:p>0.00978474</text:p>
          </table:table-cell>
          <table:table-cell office:value-type="float" office:value="-4.8875100000000003E-3" table:style-name="ce7">
            <text:p>-0.00488751</text:p>
          </table:table-cell>
          <table:table-cell table:number-columns-repeated="16368"/>
        </table:table-row>
        <table:table-row table:style-name="ro2">
          <table:table-cell office:value-type="float" office:value="11.28" table:style-name="ce1">
            <text:p>11.28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11.28" table:style-name="ce1">
            <text:p>11.28</text:p>
          </table:table-cell>
          <table:table-cell office:value-type="float" office:value="2.2494E-2" table:style-name="ce1">
            <text:p>0.022494</text:p>
          </table:table-cell>
          <table:table-cell office:value-type="float" office:value="9.8626000000000005E-2" table:style-name="ce1">
            <text:p>0.098626</text:p>
          </table:table-cell>
          <table:table-cell table:style-name="ce3"/>
          <table:table-cell office:value-type="float" office:value="28.2" table:style-name="ce7">
            <text:p>28.2</text:p>
          </table:table-cell>
          <table:table-cell office:value-type="float" office:value="0.656246" table:style-name="ce7">
            <text:p>0.656246</text:p>
          </table:table-cell>
          <table:table-cell office:value-type="float" office:value="0.65797099999999997" table:style-name="ce7">
            <text:p>0.657971</text:p>
          </table:table-cell>
          <table:table-cell office:value-type="float" office:value="0.656053" table:style-name="ce7">
            <text:p>0.656053</text:p>
          </table:table-cell>
          <table:table-cell office:value-type="float" office:value="-4.3000000000004146E-4" table:formula="of:=[.H569]-[.$H$5]" table:style-name="ce1">
            <text:p>-0.00043</text:p>
          </table:table-cell>
          <table:table-cell office:value-type="float" office:value="1.2919999999999598E-3" table:formula="of:=[.I569]-[.$I$5]" table:style-name="ce1">
            <text:p>0.001292</text:p>
          </table:table-cell>
          <table:table-cell office:value-type="float" office:value="-6.2600000000001543E-4" table:formula="of:=[.J569]-[.$J$5]" table:style-name="ce1">
            <text:p>-0.000626</text:p>
          </table:table-cell>
          <table:table-cell office:value-type="float" office:value="28.2" table:style-name="ce7">
            <text:p>28.2</text:p>
          </table:table-cell>
          <table:table-cell office:value-type="float" office:value="1.09975E-2" table:style-name="ce7">
            <text:p>0.0109975</text:p>
          </table:table-cell>
          <table:table-cell office:value-type="float" office:value="-3.7341200000000001E-3" table:style-name="ce7">
            <text:p>-0.00373412</text:p>
          </table:table-cell>
          <table:table-cell table:number-columns-repeated="16368"/>
        </table:table-row>
        <table:table-row table:style-name="ro2">
          <table:table-cell office:value-type="float" office:value="11.3" table:style-name="ce1">
            <text:p>11.3</text:p>
          </table:table-cell>
          <table:table-cell office:value-type="float" office:value="8.5690000000000002E-3" table:style-name="ce1">
            <text:p>0.008569</text:p>
          </table:table-cell>
          <table:table-cell office:value-type="float" office:value="11.3" table:style-name="ce1">
            <text:p>11.3</text:p>
          </table:table-cell>
          <table:table-cell office:value-type="float" office:value="3.2665E-2" table:style-name="ce1">
            <text:p>0.032665</text:p>
          </table:table-cell>
          <table:table-cell office:value-type="float" office:value="9.8316000000000001E-2" table:style-name="ce1">
            <text:p>0.098316</text:p>
          </table:table-cell>
          <table:table-cell table:style-name="ce3"/>
          <table:table-cell office:value-type="float" office:value="28.2501" table:style-name="ce7">
            <text:p>28.2501</text:p>
          </table:table-cell>
          <table:table-cell office:value-type="float" office:value="0.65662900000000002" table:style-name="ce7">
            <text:p>0.656629</text:p>
          </table:table-cell>
          <table:table-cell office:value-type="float" office:value="0.65774699999999997" table:style-name="ce7">
            <text:p>0.657747</text:p>
          </table:table-cell>
          <table:table-cell office:value-type="float" office:value="0.65576199999999996" table:style-name="ce7">
            <text:p>0.655762</text:p>
          </table:table-cell>
          <table:table-cell office:value-type="float" office:value="-4.7000000000019249E-5" table:formula="of:=[.H570]-[.$H$5]" table:style-name="ce1">
            <text:p>-4.7E-05</text:p>
          </table:table-cell>
          <table:table-cell office:value-type="float" office:value="1.0679999999999579E-3" table:formula="of:=[.I570]-[.$I$5]" table:style-name="ce1">
            <text:p>0.001068</text:p>
          </table:table-cell>
          <table:table-cell office:value-type="float" office:value="-9.1700000000005666E-4" table:formula="of:=[.J570]-[.$J$5]" table:style-name="ce1">
            <text:p>-0.000917</text:p>
          </table:table-cell>
          <table:table-cell office:value-type="float" office:value="28.25" table:style-name="ce7">
            <text:p>28.25</text:p>
          </table:table-cell>
          <table:table-cell office:value-type="float" office:value="1.1663E-2" table:style-name="ce7">
            <text:p>0.011663</text:p>
          </table:table-cell>
          <table:table-cell office:value-type="float" office:value="-2.4413E-3" table:style-name="ce7">
            <text:p>-0.0024413</text:p>
          </table:table-cell>
          <table:table-cell table:number-columns-repeated="16368"/>
        </table:table-row>
        <table:table-row table:style-name="ro2">
          <table:table-cell office:value-type="float" office:value="11.32" table:style-name="ce1">
            <text:p>11.32</text:p>
          </table:table-cell>
          <table:table-cell office:value-type="float" office:value="1.1264E-2" table:style-name="ce1">
            <text:p>0.011264</text:p>
          </table:table-cell>
          <table:table-cell office:value-type="float" office:value="11.32" table:style-name="ce1">
            <text:p>11.32</text:p>
          </table:table-cell>
          <table:table-cell office:value-type="float" office:value="4.2782000000000001E-2" table:style-name="ce1">
            <text:p>0.042782</text:p>
          </table:table-cell>
          <table:table-cell office:value-type="float" office:value="9.758E-2" table:style-name="ce1">
            <text:p>0.09758</text:p>
          </table:table-cell>
          <table:table-cell table:style-name="ce3"/>
          <table:table-cell office:value-type="float" office:value="28.3001" table:style-name="ce7">
            <text:p>28.3001</text:p>
          </table:table-cell>
          <table:table-cell office:value-type="float" office:value="0.65707099999999996" table:style-name="ce7">
            <text:p>0.657071</text:p>
          </table:table-cell>
          <table:table-cell office:value-type="float" office:value="0.65756599999999998" table:style-name="ce7">
            <text:p>0.657566</text:p>
          </table:table-cell>
          <table:table-cell office:value-type="float" office:value="0.65560399999999996" table:style-name="ce7">
            <text:p>0.655604</text:p>
          </table:table-cell>
          <table:table-cell office:value-type="float" office:value="3.9499999999992319E-4" table:formula="of:=[.H571]-[.$H$5]" table:style-name="ce1">
            <text:p>0.000395</text:p>
          </table:table-cell>
          <table:table-cell office:value-type="float" office:value="8.8699999999997114E-4" table:formula="of:=[.I571]-[.$I$5]" table:style-name="ce1">
            <text:p>0.000887</text:p>
          </table:table-cell>
          <table:table-cell office:value-type="float" office:value="-1.0750000000000481E-3" table:formula="of:=[.J571]-[.$J$5]" table:style-name="ce1">
            <text:p>-0.001075</text:p>
          </table:table-cell>
          <table:table-cell office:value-type="float" office:value="28.3001" table:style-name="ce7">
            <text:p>28.3001</text:p>
          </table:table-cell>
          <table:table-cell office:value-type="float" office:value="1.17844E-2" table:style-name="ce7">
            <text:p>0.0117844</text:p>
          </table:table-cell>
          <table:table-cell office:value-type="float" office:value="-1.1521999999999999E-3" table:style-name="ce7">
            <text:p>-0.0011522</text:p>
          </table:table-cell>
          <table:table-cell table:number-columns-repeated="16368"/>
        </table:table-row>
        <table:table-row table:style-name="ro2">
          <table:table-cell office:value-type="float" office:value="11.34" table:style-name="ce1">
            <text:p>11.34</text:p>
          </table:table-cell>
          <table:table-cell office:value-type="float" office:value="1.3936E-2" table:style-name="ce1">
            <text:p>0.013936</text:p>
          </table:table-cell>
          <table:table-cell office:value-type="float" office:value="11.34" table:style-name="ce1">
            <text:p>11.34</text:p>
          </table:table-cell>
          <table:table-cell office:value-type="float" office:value="5.2803000000000003E-2" table:style-name="ce1">
            <text:p>0.052803</text:p>
          </table:table-cell>
          <table:table-cell office:value-type="float" office:value="9.6415000000000001E-2" table:style-name="ce1">
            <text:p>0.096415</text:p>
          </table:table-cell>
          <table:table-cell table:style-name="ce3"/>
          <table:table-cell office:value-type="float" office:value="28.35" table:style-name="ce7">
            <text:p>28.35</text:p>
          </table:table-cell>
          <table:table-cell office:value-type="float" office:value="0.65756099999999995" table:style-name="ce7">
            <text:p>0.657561</text:p>
          </table:table-cell>
          <table:table-cell office:value-type="float" office:value="0.65745299999999995" table:style-name="ce7">
            <text:p>0.657453</text:p>
          </table:table-cell>
          <table:table-cell office:value-type="float" office:value="0.65556499999999995" table:style-name="ce7">
            <text:p>0.655565</text:p>
          </table:table-cell>
          <table:table-cell office:value-type="float" office:value="8.8499999999991363E-4" table:formula="of:=[.H572]-[.$H$5]" table:style-name="ce1">
            <text:p>0.000885</text:p>
          </table:table-cell>
          <table:table-cell office:value-type="float" office:value="7.739999999999414E-4" table:formula="of:=[.I572]-[.$I$5]" table:style-name="ce1">
            <text:p>0.000774</text:p>
          </table:table-cell>
          <table:table-cell office:value-type="float" office:value="-1.1140000000000594E-3" table:formula="of:=[.J572]-[.$J$5]" table:style-name="ce1">
            <text:p>-0.001114</text:p>
          </table:table-cell>
          <table:table-cell office:value-type="float" office:value="28.350100000000001" table:style-name="ce7">
            <text:p>28.3501</text:p>
          </table:table-cell>
          <table:table-cell office:value-type="float" office:value="1.14188E-2" table:style-name="ce7">
            <text:p>0.0114188</text:p>
          </table:table-cell>
          <table:table-cell office:value-type="float" office:value="6.3441799999999996E-6" table:style-name="ce7">
            <text:p>6.34418E-06</text:p>
          </table:table-cell>
          <table:table-cell table:number-columns-repeated="16368"/>
        </table:table-row>
        <table:table-row table:style-name="ro2">
          <table:table-cell office:value-type="float" office:value="11.36" table:style-name="ce1">
            <text:p>11.36</text:p>
          </table:table-cell>
          <table:table-cell office:value-type="float" office:value="1.6572E-2" table:style-name="ce1">
            <text:p>0.016572</text:p>
          </table:table-cell>
          <table:table-cell office:value-type="float" office:value="11.36" table:style-name="ce1">
            <text:p>11.36</text:p>
          </table:table-cell>
          <table:table-cell office:value-type="float" office:value="6.2684000000000004E-2" table:style-name="ce1">
            <text:p>0.062684</text:p>
          </table:table-cell>
          <table:table-cell office:value-type="float" office:value="9.4818E-2" table:style-name="ce1">
            <text:p>0.094818</text:p>
          </table:table-cell>
          <table:table-cell table:style-name="ce3"/>
          <table:table-cell office:value-type="float" office:value="28.400099999999998" table:style-name="ce7">
            <text:p>28.4001</text:p>
          </table:table-cell>
          <table:table-cell office:value-type="float" office:value="0.65807099999999996" table:style-name="ce7">
            <text:p>0.658071</text:p>
          </table:table-cell>
          <table:table-cell office:value-type="float" office:value="0.65741899999999998" table:style-name="ce7">
            <text:p>0.657419</text:p>
          </table:table-cell>
          <table:table-cell office:value-type="float" office:value="0.65562100000000001" table:style-name="ce7">
            <text:p>0.655621</text:p>
          </table:table-cell>
          <table:table-cell office:value-type="float" office:value="1.3949999999999241E-3" table:formula="of:=[.H573]-[.$H$5]" table:style-name="ce1">
            <text:p>0.001395</text:p>
          </table:table-cell>
          <table:table-cell office:value-type="float" office:value="7.3999999999996291E-4" table:formula="of:=[.I573]-[.$I$5]" table:style-name="ce1">
            <text:p>0.00074</text:p>
          </table:table-cell>
          <table:table-cell office:value-type="float" office:value="-1.0580000000000034E-3" table:formula="of:=[.J573]-[.$J$5]" table:style-name="ce1">
            <text:p>-0.001058</text:p>
          </table:table-cell>
          <table:table-cell office:value-type="float" office:value="28.400099999999998" table:style-name="ce7">
            <text:p>28.4001</text:p>
          </table:table-cell>
          <table:table-cell office:value-type="float" office:value="1.06628E-2" table:style-name="ce7">
            <text:p>0.0106628</text:p>
          </table:table-cell>
          <table:table-cell office:value-type="float" office:value="9.2257999999999999E-4" table:style-name="ce7">
            <text:p>0.00092258</text:p>
          </table:table-cell>
          <table:table-cell table:number-columns-repeated="16368"/>
        </table:table-row>
        <table:table-row table:style-name="ro2">
          <table:table-cell office:value-type="float" office:value="11.38" table:style-name="ce1">
            <text:p>11.38</text:p>
          </table:table-cell>
          <table:table-cell office:value-type="float" office:value="1.9162999999999999E-2" table:style-name="ce1">
            <text:p>0.019163</text:p>
          </table:table-cell>
          <table:table-cell office:value-type="float" office:value="11.38" table:style-name="ce1">
            <text:p>11.38</text:p>
          </table:table-cell>
          <table:table-cell office:value-type="float" office:value="7.2382000000000002E-2" table:style-name="ce1">
            <text:p>0.072382</text:p>
          </table:table-cell>
          <table:table-cell office:value-type="float" office:value="9.2789999999999997E-2" table:style-name="ce1">
            <text:p>0.09279</text:p>
          </table:table-cell>
          <table:table-cell table:style-name="ce3"/>
          <table:table-cell office:value-type="float" office:value="28.45" table:style-name="ce7">
            <text:p>28.45</text:p>
          </table:table-cell>
          <table:table-cell office:value-type="float" office:value="0.658582" table:style-name="ce7">
            <text:p>0.658582</text:p>
          </table:table-cell>
          <table:table-cell office:value-type="float" office:value="0.65746800000000005" table:style-name="ce7">
            <text:p>0.657468</text:p>
          </table:table-cell>
          <table:table-cell office:value-type="float" office:value="0.65573800000000004" table:style-name="ce7">
            <text:p>0.655738</text:p>
          </table:table-cell>
          <table:table-cell office:value-type="float" office:value="1.9059999999999633E-3" table:formula="of:=[.H574]-[.$H$5]" table:style-name="ce1">
            <text:p>0.001906</text:p>
          </table:table-cell>
          <table:table-cell office:value-type="float" office:value="7.8900000000003967E-4" table:formula="of:=[.I574]-[.$I$5]" table:style-name="ce1">
            <text:p>0.000789</text:p>
          </table:table-cell>
          <table:table-cell office:value-type="float" office:value="-9.4099999999996964E-4" table:formula="of:=[.J574]-[.$J$5]" table:style-name="ce1">
            <text:p>-0.000941</text:p>
          </table:table-cell>
          <table:table-cell office:value-type="float" office:value="28.450099999999999" table:style-name="ce7">
            <text:p>28.4501</text:p>
          </table:table-cell>
          <table:table-cell office:value-type="float" office:value="9.6352799999999995E-3" table:style-name="ce7">
            <text:p>0.00963528</text:p>
          </table:table-cell>
          <table:table-cell office:value-type="float" office:value="1.5542500000000001E-3" table:style-name="ce7">
            <text:p>0.00155425</text:p>
          </table:table-cell>
          <table:table-cell table:number-columns-repeated="16368"/>
        </table:table-row>
        <table:table-row table:style-name="ro2">
          <table:table-cell office:value-type="float" office:value="11.4" table:style-name="ce1">
            <text:p>11.4</text:p>
          </table:table-cell>
          <table:table-cell office:value-type="float" office:value="2.1697000000000001E-2" table:style-name="ce1">
            <text:p>0.021697</text:p>
          </table:table-cell>
          <table:table-cell office:value-type="float" office:value="11.4" table:style-name="ce1">
            <text:p>11.4</text:p>
          </table:table-cell>
          <table:table-cell office:value-type="float" office:value="8.1851999999999994E-2" table:style-name="ce1">
            <text:p>0.081852</text:p>
          </table:table-cell>
          <table:table-cell office:value-type="float" office:value="9.0329000000000007E-2" table:style-name="ce1">
            <text:p>0.090329</text:p>
          </table:table-cell>
          <table:table-cell table:style-name="ce3"/>
          <table:table-cell office:value-type="float" office:value="28.5001" table:style-name="ce7">
            <text:p>28.5001</text:p>
          </table:table-cell>
          <table:table-cell office:value-type="float" office:value="0.65905899999999995" table:style-name="ce7">
            <text:p>0.659059</text:p>
          </table:table-cell>
          <table:table-cell office:value-type="float" office:value="0.657586" table:style-name="ce7">
            <text:p>0.657586</text:p>
          </table:table-cell>
          <table:table-cell office:value-type="float" office:value="0.65587700000000004" table:style-name="ce7">
            <text:p>0.655877</text:p>
          </table:table-cell>
          <table:table-cell office:value-type="float" office:value="2.382999999999913E-3" table:formula="of:=[.H575]-[.$H$5]" table:style-name="ce1">
            <text:p>0.002383</text:p>
          </table:table-cell>
          <table:table-cell office:value-type="float" office:value="9.0699999999999115E-4" table:formula="of:=[.I575]-[.$I$5]" table:style-name="ce1">
            <text:p>0.000907</text:p>
          </table:table-cell>
          <table:table-cell office:value-type="float" office:value="-8.019999999999694E-4" table:formula="of:=[.J575]-[.$J$5]" table:style-name="ce1">
            <text:p>-0.000802</text:p>
          </table:table-cell>
          <table:table-cell office:value-type="float" office:value="28.5001" table:style-name="ce7">
            <text:p>28.5001</text:p>
          </table:table-cell>
          <table:table-cell office:value-type="float" office:value="8.4845200000000006E-3" table:style-name="ce7">
            <text:p>0.00848452</text:p>
          </table:table-cell>
          <table:table-cell office:value-type="float" office:value="1.8477999999999999E-3" table:style-name="ce7">
            <text:p>0.0018478</text:p>
          </table:table-cell>
          <table:table-cell table:number-columns-repeated="16368"/>
        </table:table-row>
        <table:table-row table:style-name="ro2">
          <table:table-cell office:value-type="float" office:value="11.42" table:style-name="ce1">
            <text:p>11.42</text:p>
          </table:table-cell>
          <table:table-cell office:value-type="float" office:value="2.4163E-2" table:style-name="ce1">
            <text:p>0.024163</text:p>
          </table:table-cell>
          <table:table-cell office:value-type="float" office:value="11.42" table:style-name="ce1">
            <text:p>11.42</text:p>
          </table:table-cell>
          <table:table-cell office:value-type="float" office:value="9.1051000000000007E-2" table:style-name="ce1">
            <text:p>0.091051</text:p>
          </table:table-cell>
          <table:table-cell office:value-type="float" office:value="8.7439000000000003E-2" table:style-name="ce1">
            <text:p>0.087439</text:p>
          </table:table-cell>
          <table:table-cell table:style-name="ce3"/>
          <table:table-cell office:value-type="float" office:value="28.55" table:style-name="ce7">
            <text:p>28.55</text:p>
          </table:table-cell>
          <table:table-cell office:value-type="float" office:value="0.65948099999999998" table:style-name="ce7">
            <text:p>0.659481</text:p>
          </table:table-cell>
          <table:table-cell office:value-type="float" office:value="0.65774900000000003" table:style-name="ce7">
            <text:p>0.657749</text:p>
          </table:table-cell>
          <table:table-cell office:value-type="float" office:value="0.65600099999999995" table:style-name="ce7">
            <text:p>0.656001</text:p>
          </table:table-cell>
          <table:table-cell office:value-type="float" office:value="2.8049999999999464E-3" table:formula="of:=[.H576]-[.$H$5]" table:style-name="ce1">
            <text:p>0.002805</text:p>
          </table:table-cell>
          <table:table-cell office:value-type="float" office:value="1.0700000000000154E-3" table:formula="of:=[.I576]-[.$I$5]" table:style-name="ce1">
            <text:p>0.00107</text:p>
          </table:table-cell>
          <table:table-cell office:value-type="float" office:value="-6.7800000000006744E-4" table:formula="of:=[.J576]-[.$J$5]" table:style-name="ce1">
            <text:p>-0.000678</text:p>
          </table:table-cell>
          <table:table-cell office:value-type="float" office:value="28.5501" table:style-name="ce7">
            <text:p>28.5501</text:p>
          </table:table-cell>
          <table:table-cell office:value-type="float" office:value="7.3278900000000001E-3" table:style-name="ce7">
            <text:p>0.00732789</text:p>
          </table:table-cell>
          <table:table-cell office:value-type="float" office:value="1.8697399999999999E-3" table:style-name="ce7">
            <text:p>0.00186974</text:p>
          </table:table-cell>
          <table:table-cell table:number-columns-repeated="16368"/>
        </table:table-row>
        <table:table-row table:style-name="ro2">
          <table:table-cell office:value-type="float" office:value="11.44" table:style-name="ce1">
            <text:p>11.44</text:p>
          </table:table-cell>
          <table:table-cell office:value-type="float" office:value="2.6549E-2" table:style-name="ce1">
            <text:p>0.026549</text:p>
          </table:table-cell>
          <table:table-cell office:value-type="float" office:value="11.44" table:style-name="ce1">
            <text:p>11.44</text:p>
          </table:table-cell>
          <table:table-cell office:value-type="float" office:value="9.9934999999999996E-2" table:style-name="ce1">
            <text:p>0.099935</text:p>
          </table:table-cell>
          <table:table-cell office:value-type="float" office:value="8.4122000000000002E-2" table:style-name="ce1">
            <text:p>0.084122</text:p>
          </table:table-cell>
          <table:table-cell table:style-name="ce3"/>
          <table:table-cell office:value-type="float" office:value="28.6" table:style-name="ce7">
            <text:p>28.6</text:p>
          </table:table-cell>
          <table:table-cell office:value-type="float" office:value="0.65981699999999999" table:style-name="ce7">
            <text:p>0.659817</text:p>
          </table:table-cell>
          <table:table-cell office:value-type="float" office:value="0.65792300000000004" table:style-name="ce7">
            <text:p>0.657923</text:p>
          </table:table-cell>
          <table:table-cell office:value-type="float" office:value="0.65608299999999997" table:style-name="ce7">
            <text:p>0.656083</text:p>
          </table:table-cell>
          <table:table-cell office:value-type="float" office:value="3.1409999999999494E-3" table:formula="of:=[.H577]-[.$H$5]" table:style-name="ce1">
            <text:p>0.003141</text:p>
          </table:table-cell>
          <table:table-cell office:value-type="float" office:value="1.2440000000000229E-3" table:formula="of:=[.I577]-[.$I$5]" table:style-name="ce1">
            <text:p>0.001244</text:p>
          </table:table-cell>
          <table:table-cell office:value-type="float" office:value="-5.9600000000004094E-4" table:formula="of:=[.J577]-[.$J$5]" table:style-name="ce1">
            <text:p>-0.000596</text:p>
          </table:table-cell>
          <table:table-cell office:value-type="float" office:value="28.600100000000001" table:style-name="ce7">
            <text:p>28.6001</text:p>
          </table:table-cell>
          <table:table-cell office:value-type="float" office:value="6.2821600000000002E-3" table:style-name="ce7">
            <text:p>0.00628216</text:p>
          </table:table-cell>
          <table:table-cell office:value-type="float" office:value="1.6622799999999999E-3" table:style-name="ce7">
            <text:p>0.00166228</text:p>
          </table:table-cell>
          <table:table-cell table:number-columns-repeated="16368"/>
        </table:table-row>
        <table:table-row table:style-name="ro2">
          <table:table-cell office:value-type="float" office:value="11.46" table:style-name="ce1">
            <text:p>11.46</text:p>
          </table:table-cell>
          <table:table-cell office:value-type="float" office:value="2.8844000000000002E-2" table:style-name="ce1">
            <text:p>0.028844</text:p>
          </table:table-cell>
          <table:table-cell office:value-type="float" office:value="11.46" table:style-name="ce1">
            <text:p>11.46</text:p>
          </table:table-cell>
          <table:table-cell office:value-type="float" office:value="0.10846" table:style-name="ce1">
            <text:p>0.10846</text:p>
          </table:table-cell>
          <table:table-cell office:value-type="float" office:value="8.0383999999999997E-2" table:style-name="ce1">
            <text:p>0.080384</text:p>
          </table:table-cell>
          <table:table-cell table:style-name="ce3"/>
          <table:table-cell office:value-type="float" office:value="28.650099999999998" table:style-name="ce7">
            <text:p>28.6501</text:p>
          </table:table-cell>
          <table:table-cell office:value-type="float" office:value="0.66005000000000003" table:style-name="ce7">
            <text:p>0.66005</text:p>
          </table:table-cell>
          <table:table-cell office:value-type="float" office:value="0.65807300000000002" table:style-name="ce7">
            <text:p>0.658073</text:p>
          </table:table-cell>
          <table:table-cell office:value-type="float" office:value="0.65610100000000005" table:style-name="ce7">
            <text:p>0.656101</text:p>
          </table:table-cell>
          <table:table-cell office:value-type="float" office:value="3.3739999999999881E-3" table:formula="of:=[.H578]-[.$H$5]" table:style-name="ce1">
            <text:p>0.003374</text:p>
          </table:table-cell>
          <table:table-cell office:value-type="float" office:value="1.3940000000000063E-3" table:formula="of:=[.I578]-[.$I$5]" table:style-name="ce1">
            <text:p>0.001394</text:p>
          </table:table-cell>
          <table:table-cell office:value-type="float" office:value="-5.7799999999996743E-4" table:formula="of:=[.J578]-[.$J$5]" table:style-name="ce1">
            <text:p>-0.000578</text:p>
          </table:table-cell>
          <table:table-cell office:value-type="float" office:value="28.65" table:style-name="ce7">
            <text:p>28.65</text:p>
          </table:table-cell>
          <table:table-cell office:value-type="float" office:value="5.4230499999999996E-3" table:style-name="ce7">
            <text:p>0.00542305</text:p>
          </table:table-cell>
          <table:table-cell office:value-type="float" office:value="1.33084E-3" table:style-name="ce7">
            <text:p>0.00133084</text:p>
          </table:table-cell>
          <table:table-cell table:number-columns-repeated="16368"/>
        </table:table-row>
        <table:table-row table:style-name="ro2">
          <table:table-cell office:value-type="float" office:value="11.48" table:style-name="ce1">
            <text:p>11.48</text:p>
          </table:table-cell>
          <table:table-cell office:value-type="float" office:value="3.1036999999999999E-2" table:style-name="ce1">
            <text:p>0.031037</text:p>
          </table:table-cell>
          <table:table-cell office:value-type="float" office:value="11.48" table:style-name="ce1">
            <text:p>11.48</text:p>
          </table:table-cell>
          <table:table-cell office:value-type="float" office:value="0.11658200000000001" table:style-name="ce1">
            <text:p>0.116582</text:p>
          </table:table-cell>
          <table:table-cell office:value-type="float" office:value="7.6229000000000005E-2" table:style-name="ce1">
            <text:p>0.076229</text:p>
          </table:table-cell>
          <table:table-cell table:style-name="ce3"/>
          <table:table-cell office:value-type="float" office:value="28.700099999999999" table:style-name="ce7">
            <text:p>28.7001</text:p>
          </table:table-cell>
          <table:table-cell office:value-type="float" office:value="0.66016900000000001" table:style-name="ce7">
            <text:p>0.660169</text:p>
          </table:table-cell>
          <table:table-cell office:value-type="float" office:value="0.658161" table:style-name="ce7">
            <text:p>0.658161</text:p>
          </table:table-cell>
          <table:table-cell office:value-type="float" office:value="0.65605100000000005" table:style-name="ce7">
            <text:p>0.656051</text:p>
          </table:table-cell>
          <table:table-cell office:value-type="float" office:value="3.4929999999999684E-3" table:formula="of:=[.H579]-[.$H$5]" table:style-name="ce1">
            <text:p>0.003493</text:p>
          </table:table-cell>
          <table:table-cell office:value-type="float" office:value="1.4819999999999833E-3" table:formula="of:=[.I579]-[.$I$5]" table:style-name="ce1">
            <text:p>0.001482</text:p>
          </table:table-cell>
          <table:table-cell office:value-type="float" office:value="-6.2799999999996192E-4" table:formula="of:=[.J579]-[.$J$5]" table:style-name="ce1">
            <text:p>-0.000628</text:p>
          </table:table-cell>
          <table:table-cell office:value-type="float" office:value="28.7" table:style-name="ce7">
            <text:p>28.7</text:p>
          </table:table-cell>
          <table:table-cell office:value-type="float" office:value="4.79599E-3" table:style-name="ce7">
            <text:p>0.00479599</text:p>
          </table:table-cell>
          <table:table-cell office:value-type="float" office:value="9.9241400000000006E-4" table:style-name="ce7">
            <text:p>0.000992414</text:p>
          </table:table-cell>
          <table:table-cell table:number-columns-repeated="16368"/>
        </table:table-row>
        <table:table-row table:style-name="ro2">
          <table:table-cell office:value-type="float" office:value="11.5" table:style-name="ce1">
            <text:p>11.5</text:p>
          </table:table-cell>
          <table:table-cell office:value-type="float" office:value="3.3114999999999999E-2" table:style-name="ce1">
            <text:p>0.033115</text:p>
          </table:table-cell>
          <table:table-cell office:value-type="float" office:value="11.5" table:style-name="ce1">
            <text:p>11.5</text:p>
          </table:table-cell>
          <table:table-cell office:value-type="float" office:value="0.12425899999999999" table:style-name="ce1">
            <text:p>0.124259</text:p>
          </table:table-cell>
          <table:table-cell office:value-type="float" office:value="7.1667999999999996E-2" table:style-name="ce1">
            <text:p>0.071668</text:p>
          </table:table-cell>
          <table:table-cell table:style-name="ce3"/>
          <table:table-cell office:value-type="float" office:value="28.7501" table:style-name="ce7">
            <text:p>28.7501</text:p>
          </table:table-cell>
          <table:table-cell office:value-type="float" office:value="0.66017000000000003" table:style-name="ce7">
            <text:p>0.66017</text:p>
          </table:table-cell>
          <table:table-cell office:value-type="float" office:value="0.65815599999999996" table:style-name="ce7">
            <text:p>0.658156</text:p>
          </table:table-cell>
          <table:table-cell office:value-type="float" office:value="0.65594200000000003" table:style-name="ce7">
            <text:p>0.655942</text:p>
          </table:table-cell>
          <table:table-cell office:value-type="float" office:value="3.4939999999999971E-3" table:formula="of:=[.H580]-[.$H$5]" table:style-name="ce1">
            <text:p>0.003494</text:p>
          </table:table-cell>
          <table:table-cell office:value-type="float" office:value="1.4769999999999506E-3" table:formula="of:=[.I580]-[.$I$5]" table:style-name="ce1">
            <text:p>0.001477</text:p>
          </table:table-cell>
          <table:table-cell office:value-type="float" office:value="-7.3699999999998766E-4" table:formula="of:=[.J580]-[.$J$5]" table:style-name="ce1">
            <text:p>-0.000737</text:p>
          </table:table-cell>
          <table:table-cell office:value-type="float" office:value="28.7501" table:style-name="ce7">
            <text:p>28.7501</text:p>
          </table:table-cell>
          <table:table-cell office:value-type="float" office:value="4.3962699999999999E-3" table:style-name="ce7">
            <text:p>0.00439627</text:p>
          </table:table-cell>
          <table:table-cell office:value-type="float" office:value="7.4665199999999999E-4" table:style-name="ce7">
            <text:p>0.000746652</text:p>
          </table:table-cell>
          <table:table-cell table:number-columns-repeated="16368"/>
        </table:table-row>
        <table:table-row table:style-name="ro2">
          <table:table-cell office:value-type="float" office:value="11.52" table:style-name="ce1">
            <text:p>11.52</text:p>
          </table:table-cell>
          <table:table-cell office:value-type="float" office:value="3.5069000000000003E-2" table:style-name="ce1">
            <text:p>0.035069</text:p>
          </table:table-cell>
          <table:table-cell office:value-type="float" office:value="11.52" table:style-name="ce1">
            <text:p>11.52</text:p>
          </table:table-cell>
          <table:table-cell office:value-type="float" office:value="0.13144600000000001" table:style-name="ce1">
            <text:p>0.131446</text:p>
          </table:table-cell>
          <table:table-cell office:value-type="float" office:value="6.6710000000000005E-2" table:style-name="ce1">
            <text:p>0.06671</text:p>
          </table:table-cell>
          <table:table-cell table:style-name="ce3"/>
          <table:table-cell office:value-type="float" office:value="28.8" table:style-name="ce7">
            <text:p>28.8</text:p>
          </table:table-cell>
          <table:table-cell office:value-type="float" office:value="0.66006200000000004" table:style-name="ce7">
            <text:p>0.660062</text:p>
          </table:table-cell>
          <table:table-cell office:value-type="float" office:value="0.65803999999999996" table:style-name="ce7">
            <text:p>0.65804</text:p>
          </table:table-cell>
          <table:table-cell office:value-type="float" office:value="0.65579399999999999" table:style-name="ce7">
            <text:p>0.655794</text:p>
          </table:table-cell>
          <table:table-cell office:value-type="float" office:value="3.3860000000000001E-3" table:formula="of:=[.H581]-[.$H$5]" table:style-name="ce1">
            <text:p>0.003386</text:p>
          </table:table-cell>
          <table:table-cell office:value-type="float" office:value="1.3609999999999456E-3" table:formula="of:=[.I581]-[.$I$5]" table:style-name="ce1">
            <text:p>0.001361</text:p>
          </table:table-cell>
          <table:table-cell office:value-type="float" office:value="-8.8500000000002466E-4" table:formula="of:=[.J581]-[.$J$5]" table:style-name="ce1">
            <text:p>-0.000885</text:p>
          </table:table-cell>
          <table:table-cell office:value-type="float" office:value="28.8001" table:style-name="ce7">
            <text:p>28.8001</text:p>
          </table:table-cell>
          <table:table-cell office:value-type="float" office:value="4.1789899999999996E-3" table:style-name="ce7">
            <text:p>0.00417899</text:p>
          </table:table-cell>
          <table:table-cell office:value-type="float" office:value="6.9264900000000004E-4" table:style-name="ce7">
            <text:p>0.000692649</text:p>
          </table:table-cell>
          <table:table-cell table:number-columns-repeated="16368"/>
        </table:table-row>
        <table:table-row table:style-name="ro2">
          <table:table-cell office:value-type="float" office:value="11.54" table:style-name="ce1">
            <text:p>11.54</text:p>
          </table:table-cell>
          <table:table-cell office:value-type="float" office:value="3.6885000000000001E-2" table:style-name="ce1">
            <text:p>0.036885</text:p>
          </table:table-cell>
          <table:table-cell office:value-type="float" office:value="11.54" table:style-name="ce1">
            <text:p>11.54</text:p>
          </table:table-cell>
          <table:table-cell office:value-type="float" office:value="0.138104" table:style-name="ce1">
            <text:p>0.138104</text:p>
          </table:table-cell>
          <table:table-cell office:value-type="float" office:value="6.1366999999999998E-2" table:style-name="ce1">
            <text:p>0.061367</text:p>
          </table:table-cell>
          <table:table-cell table:style-name="ce3"/>
          <table:table-cell office:value-type="float" office:value="28.85" table:style-name="ce7">
            <text:p>28.85</text:p>
          </table:table-cell>
          <table:table-cell office:value-type="float" office:value="0.65986699999999998" table:style-name="ce7">
            <text:p>0.659867</text:p>
          </table:table-cell>
          <table:table-cell office:value-type="float" office:value="0.65781299999999998" table:style-name="ce7">
            <text:p>0.657813</text:p>
          </table:table-cell>
          <table:table-cell office:value-type="float" office:value="0.65563700000000003" table:style-name="ce7">
            <text:p>0.655637</text:p>
          </table:table-cell>
          <table:table-cell office:value-type="float" office:value="3.1909999999999439E-3" table:formula="of:=[.H582]-[.$H$5]" table:style-name="ce1">
            <text:p>0.003191</text:p>
          </table:table-cell>
          <table:table-cell office:value-type="float" office:value="1.1339999999999684E-3" table:formula="of:=[.I582]-[.$I$5]" table:style-name="ce1">
            <text:p>0.001134</text:p>
          </table:table-cell>
          <table:table-cell office:value-type="float" office:value="-1.0419999999999874E-3" table:formula="of:=[.J582]-[.$J$5]" table:style-name="ce1">
            <text:p>-0.001042</text:p>
          </table:table-cell>
          <table:table-cell office:value-type="float" office:value="28.850100000000001" table:style-name="ce7">
            <text:p>28.8501</text:p>
          </table:table-cell>
          <table:table-cell office:value-type="float" office:value="4.0812899999999996E-3" table:style-name="ce7">
            <text:p>0.00408129</text:p>
          </table:table-cell>
          <table:table-cell office:value-type="float" office:value="8.8740200000000003E-4" table:style-name="ce7">
            <text:p>0.000887402</text:p>
          </table:table-cell>
          <table:table-cell table:number-columns-repeated="16368"/>
        </table:table-row>
        <table:table-row table:style-name="ro2">
          <table:table-cell office:value-type="float" office:value="11.56" table:style-name="ce1">
            <text:p>11.56</text:p>
          </table:table-cell>
          <table:table-cell office:value-type="float" office:value="3.8553999999999998E-2" table:style-name="ce1">
            <text:p>0.038554</text:p>
          </table:table-cell>
          <table:table-cell office:value-type="float" office:value="11.56" table:style-name="ce1">
            <text:p>11.56</text:p>
          </table:table-cell>
          <table:table-cell office:value-type="float" office:value="0.14419000000000001" table:style-name="ce1">
            <text:p>0.14419</text:p>
          </table:table-cell>
          <table:table-cell office:value-type="float" office:value="5.5655999999999997E-2" table:style-name="ce1">
            <text:p>0.055656</text:p>
          </table:table-cell>
          <table:table-cell table:style-name="ce3"/>
          <table:table-cell office:value-type="float" office:value="28.9" table:style-name="ce7">
            <text:p>28.9</text:p>
          </table:table-cell>
          <table:table-cell office:value-type="float" office:value="0.65960700000000005" table:style-name="ce7">
            <text:p>0.659607</text:p>
          </table:table-cell>
          <table:table-cell office:value-type="float" office:value="0.65748399999999996" table:style-name="ce7">
            <text:p>0.657484</text:p>
          </table:table-cell>
          <table:table-cell office:value-type="float" office:value="0.655501" table:style-name="ce7">
            <text:p>0.655501</text:p>
          </table:table-cell>
          <table:table-cell office:value-type="float" office:value="2.9310000000000169E-3" table:formula="of:=[.H583]-[.$H$5]" table:style-name="ce1">
            <text:p>0.002931</text:p>
          </table:table-cell>
          <table:table-cell office:value-type="float" office:value="8.0499999999994465E-4" table:formula="of:=[.I583]-[.$I$5]" table:style-name="ce1">
            <text:p>0.000805</text:p>
          </table:table-cell>
          <table:table-cell office:value-type="float" office:value="-1.1780000000000124E-3" table:formula="of:=[.J583]-[.$J$5]" table:style-name="ce1">
            <text:p>-0.001178</text:p>
          </table:table-cell>
          <table:table-cell office:value-type="float" office:value="28.9" table:style-name="ce7">
            <text:p>28.9</text:p>
          </table:table-cell>
          <table:table-cell office:value-type="float" office:value="4.0098399999999998E-3" table:style-name="ce7">
            <text:p>0.00400984</text:p>
          </table:table-cell>
          <table:table-cell office:value-type="float" office:value="1.35473E-3" table:style-name="ce7">
            <text:p>0.00135473</text:p>
          </table:table-cell>
          <table:table-cell table:number-columns-repeated="16368"/>
        </table:table-row>
        <table:table-row table:style-name="ro2">
          <table:table-cell office:value-type="float" office:value="11.58" table:style-name="ce1">
            <text:p>11.58</text:p>
          </table:table-cell>
          <table:table-cell office:value-type="float" office:value="4.0063000000000001E-2" table:style-name="ce1">
            <text:p>0.040063</text:p>
          </table:table-cell>
          <table:table-cell office:value-type="float" office:value="11.58" table:style-name="ce1">
            <text:p>11.58</text:p>
          </table:table-cell>
          <table:table-cell office:value-type="float" office:value="0.14966599999999999" table:style-name="ce1">
            <text:p>0.149666</text:p>
          </table:table-cell>
          <table:table-cell office:value-type="float" office:value="4.9591000000000003E-2" table:style-name="ce1">
            <text:p>0.049591</text:p>
          </table:table-cell>
          <table:table-cell table:style-name="ce3"/>
          <table:table-cell office:value-type="float" office:value="28.950099999999999" table:style-name="ce7">
            <text:p>28.9501</text:p>
          </table:table-cell>
          <table:table-cell office:value-type="float" office:value="0.65930999999999995" table:style-name="ce7">
            <text:p>0.65931</text:p>
          </table:table-cell>
          <table:table-cell office:value-type="float" office:value="0.65708100000000003" table:style-name="ce7">
            <text:p>0.657081</text:p>
          </table:table-cell>
          <table:table-cell office:value-type="float" office:value="0.65542299999999998" table:style-name="ce7">
            <text:p>0.655423</text:p>
          </table:table-cell>
          <table:table-cell office:value-type="float" office:value="2.6339999999999142E-3" table:formula="of:=[.H584]-[.$H$5]" table:style-name="ce1">
            <text:p>0.002634</text:p>
          </table:table-cell>
          <table:table-cell office:value-type="float" office:value="4.0200000000001346E-4" table:formula="of:=[.I584]-[.$I$5]" table:style-name="ce1">
            <text:p>0.000402</text:p>
          </table:table-cell>
          <table:table-cell office:value-type="float" office:value="-1.2560000000000349E-3" table:formula="of:=[.J584]-[.$J$5]" table:style-name="ce1">
            <text:p>-0.001256</text:p>
          </table:table-cell>
          <table:table-cell office:value-type="float" office:value="28.95" table:style-name="ce7">
            <text:p>28.95</text:p>
          </table:table-cell>
          <table:table-cell office:value-type="float" office:value="3.8903100000000001E-3" table:style-name="ce7">
            <text:p>0.00389031</text:p>
          </table:table-cell>
          <table:table-cell office:value-type="float" office:value="2.0780099999999999E-3" table:style-name="ce7">
            <text:p>0.00207801</text:p>
          </table:table-cell>
          <table:table-cell table:number-columns-repeated="16368"/>
        </table:table-row>
        <table:table-row table:style-name="ro2">
          <table:table-cell office:value-type="float" office:value="11.6" table:style-name="ce1">
            <text:p>11.6</text:p>
          </table:table-cell>
          <table:table-cell office:value-type="float" office:value="4.1402000000000001E-2" table:style-name="ce1">
            <text:p>0.041402</text:p>
          </table:table-cell>
          <table:table-cell office:value-type="float" office:value="11.6" table:style-name="ce1">
            <text:p>11.6</text:p>
          </table:table-cell>
          <table:table-cell office:value-type="float" office:value="0.15449399999999999" table:style-name="ce1">
            <text:p>0.154494</text:p>
          </table:table-cell>
          <table:table-cell office:value-type="float" office:value="4.3194999999999997E-2" table:style-name="ce1">
            <text:p>0.043195</text:p>
          </table:table-cell>
          <table:table-cell table:style-name="ce3"/>
          <table:table-cell office:value-type="float" office:value="29.0002" table:style-name="ce7">
            <text:p>29.0002</text:p>
          </table:table-cell>
          <table:table-cell office:value-type="float" office:value="0.65900300000000001" table:style-name="ce7">
            <text:p>0.659003</text:p>
          </table:table-cell>
          <table:table-cell office:value-type="float" office:value="0.65664400000000001" table:style-name="ce7">
            <text:p>0.656644</text:p>
          </table:table-cell>
          <table:table-cell office:value-type="float" office:value="0.65542999999999996" table:style-name="ce7">
            <text:p>0.65543</text:p>
          </table:table-cell>
          <table:table-cell office:value-type="float" office:value="2.326999999999968E-3" table:formula="of:=[.H585]-[.$H$5]" table:style-name="ce1">
            <text:p>0.002327</text:p>
          </table:table-cell>
          <table:table-cell office:value-type="float" office:value="-3.5000000000007248E-5" table:formula="of:=[.I585]-[.$I$5]" table:style-name="ce1">
            <text:p>-3.5E-05</text:p>
          </table:table-cell>
          <table:table-cell office:value-type="float" office:value="-1.2490000000000556E-3" table:formula="of:=[.J585]-[.$J$5]" table:style-name="ce1">
            <text:p>-0.001249</text:p>
          </table:table-cell>
          <table:table-cell office:value-type="float" office:value="29" table:style-name="ce7">
            <text:p>29</text:p>
          </table:table-cell>
          <table:table-cell office:value-type="float" office:value="3.6254500000000001E-3" table:style-name="ce7">
            <text:p>0.00362545</text:p>
          </table:table-cell>
          <table:table-cell office:value-type="float" office:value="2.9645399999999999E-3" table:style-name="ce7">
            <text:p>0.00296454</text:p>
          </table:table-cell>
          <table:table-cell table:number-columns-repeated="16368"/>
        </table:table-row>
        <table:table-row table:style-name="ro2">
          <table:table-cell office:value-type="float" office:value="11.62" table:style-name="ce1">
            <text:p>11.62</text:p>
          </table:table-cell>
          <table:table-cell office:value-type="float" office:value="4.2561000000000002E-2" table:style-name="ce1">
            <text:p>0.042561</text:p>
          </table:table-cell>
          <table:table-cell office:value-type="float" office:value="11.62" table:style-name="ce1">
            <text:p>11.62</text:p>
          </table:table-cell>
          <table:table-cell office:value-type="float" office:value="0.158638" table:style-name="ce1">
            <text:p>0.158638</text:p>
          </table:table-cell>
          <table:table-cell office:value-type="float" office:value="3.6486999999999999E-2" table:style-name="ce1">
            <text:p>0.036487</text:p>
          </table:table-cell>
          <table:table-cell table:style-name="ce3"/>
          <table:table-cell office:value-type="float" office:value="29.0501" table:style-name="ce7">
            <text:p>29.0501</text:p>
          </table:table-cell>
          <table:table-cell office:value-type="float" office:value="0.65871900000000005" table:style-name="ce7">
            <text:p>0.658719</text:p>
          </table:table-cell>
          <table:table-cell office:value-type="float" office:value="0.65621300000000005" table:style-name="ce7">
            <text:p>0.656213</text:p>
          </table:table-cell>
          <table:table-cell office:value-type="float" office:value="0.65554100000000004" table:style-name="ce7">
            <text:p>0.655541</text:p>
          </table:table-cell>
          <table:table-cell office:value-type="float" office:value="2.043000000000017E-3" table:formula="of:=[.H586]-[.$H$5]" table:style-name="ce1">
            <text:p>0.002043</text:p>
          </table:table-cell>
          <table:table-cell office:value-type="float" office:value="-4.6599999999996644E-4" table:formula="of:=[.I586]-[.$I$5]" table:style-name="ce1">
            <text:p>-0.000466</text:p>
          </table:table-cell>
          <table:table-cell office:value-type="float" office:value="-1.1379999999999724E-3" table:formula="of:=[.J586]-[.$J$5]" table:style-name="ce1">
            <text:p>-0.001138</text:p>
          </table:table-cell>
          <table:table-cell office:value-type="float" office:value="29.0501" table:style-name="ce7">
            <text:p>29.0501</text:p>
          </table:table-cell>
          <table:table-cell office:value-type="float" office:value="3.1842200000000002E-3" table:style-name="ce7">
            <text:p>0.00318422</text:p>
          </table:table-cell>
          <table:table-cell office:value-type="float" office:value="3.9738999999999998E-3" table:style-name="ce7">
            <text:p>0.0039739</text:p>
          </table:table-cell>
          <table:table-cell table:number-columns-repeated="16368"/>
        </table:table-row>
        <table:table-row table:style-name="ro2">
          <table:table-cell office:value-type="float" office:value="11.64" table:style-name="ce1">
            <text:p>11.64</text:p>
          </table:table-cell>
          <table:table-cell office:value-type="float" office:value="4.3529999999999999E-2" table:style-name="ce1">
            <text:p>0.04353</text:p>
          </table:table-cell>
          <table:table-cell office:value-type="float" office:value="11.64" table:style-name="ce1">
            <text:p>11.64</text:p>
          </table:table-cell>
          <table:table-cell office:value-type="float" office:value="0.16206499999999999" table:style-name="ce1">
            <text:p>0.162065</text:p>
          </table:table-cell>
          <table:table-cell office:value-type="float" office:value="2.9492999999999998E-2" table:style-name="ce1">
            <text:p>0.029493</text:p>
          </table:table-cell>
          <table:table-cell table:style-name="ce3"/>
          <table:table-cell office:value-type="float" office:value="29.1" table:style-name="ce7">
            <text:p>29.1</text:p>
          </table:table-cell>
          <table:table-cell office:value-type="float" office:value="0.65847" table:style-name="ce7">
            <text:p>0.65847</text:p>
          </table:table-cell>
          <table:table-cell office:value-type="float" office:value="0.65583100000000005" table:style-name="ce7">
            <text:p>0.655831</text:p>
          </table:table-cell>
          <table:table-cell office:value-type="float" office:value="0.65576199999999996" table:style-name="ce7">
            <text:p>0.655762</text:p>
          </table:table-cell>
          <table:table-cell office:value-type="float" office:value="1.7939999999999623E-3" table:formula="of:=[.H587]-[.$H$5]" table:style-name="ce1">
            <text:p>0.001794</text:p>
          </table:table-cell>
          <table:table-cell office:value-type="float" office:value="-8.479999999999599E-4" table:formula="of:=[.I587]-[.$I$5]" table:style-name="ce1">
            <text:p>-0.000848</text:p>
          </table:table-cell>
          <table:table-cell office:value-type="float" office:value="-9.1700000000005666E-4" table:formula="of:=[.J587]-[.$J$5]" table:style-name="ce1">
            <text:p>-0.000917</text:p>
          </table:table-cell>
          <table:table-cell office:value-type="float" office:value="29.100100000000001" table:style-name="ce7">
            <text:p>29.1001</text:p>
          </table:table-cell>
          <table:table-cell office:value-type="float" office:value="2.5282199999999999E-3" table:style-name="ce7">
            <text:p>0.00252822</text:p>
          </table:table-cell>
          <table:table-cell office:value-type="float" office:value="4.9144499999999999E-3" table:style-name="ce7">
            <text:p>0.00491445</text:p>
          </table:table-cell>
          <table:table-cell table:number-columns-repeated="16368"/>
        </table:table-row>
        <table:table-row table:style-name="ro2">
          <table:table-cell office:value-type="float" office:value="11.66" table:style-name="ce1">
            <text:p>11.66</text:p>
          </table:table-cell>
          <table:table-cell office:value-type="float" office:value="4.4299999999999999E-2" table:style-name="ce1">
            <text:p>0.0443</text:p>
          </table:table-cell>
          <table:table-cell office:value-type="float" office:value="11.66" table:style-name="ce1">
            <text:p>11.66</text:p>
          </table:table-cell>
          <table:table-cell office:value-type="float" office:value="0.164743" table:style-name="ce1">
            <text:p>0.164743</text:p>
          </table:table-cell>
          <table:table-cell office:value-type="float" office:value="2.2239999999999999E-2" table:style-name="ce1">
            <text:p>0.02224</text:p>
          </table:table-cell>
          <table:table-cell table:style-name="ce3"/>
          <table:table-cell office:value-type="float" office:value="29.150099999999998" table:style-name="ce7">
            <text:p>29.1501</text:p>
          </table:table-cell>
          <table:table-cell office:value-type="float" office:value="0.65826799999999996" table:style-name="ce7">
            <text:p>0.658268</text:p>
          </table:table-cell>
          <table:table-cell office:value-type="float" office:value="0.65554299999999999" table:style-name="ce7">
            <text:p>0.655543</text:p>
          </table:table-cell>
          <table:table-cell office:value-type="float" office:value="0.65608699999999998" table:style-name="ce7">
            <text:p>0.656087</text:p>
          </table:table-cell>
          <table:table-cell office:value-type="float" office:value="1.5919999999999268E-3" table:formula="of:=[.H588]-[.$H$5]" table:style-name="ce1">
            <text:p>0.001592</text:p>
          </table:table-cell>
          <table:table-cell office:value-type="float" office:value="-1.1360000000000259E-3" table:formula="of:=[.I588]-[.$I$5]" table:style-name="ce1">
            <text:p>-0.001136</text:p>
          </table:table-cell>
          <table:table-cell office:value-type="float" office:value="-5.9200000000003694E-4" table:formula="of:=[.J588]-[.$J$5]" table:style-name="ce1">
            <text:p>-0.000592</text:p>
          </table:table-cell>
          <table:table-cell office:value-type="float" office:value="29.150099999999998" table:style-name="ce7">
            <text:p>29.1501</text:p>
          </table:table-cell>
          <table:table-cell office:value-type="float" office:value="1.69286E-3" table:style-name="ce7">
            <text:p>0.00169286</text:p>
          </table:table-cell>
          <table:table-cell office:value-type="float" office:value="5.7273599999999999E-3" table:style-name="ce7">
            <text:p>0.00572736</text:p>
          </table:table-cell>
          <table:table-cell table:number-columns-repeated="16368"/>
        </table:table-row>
        <table:table-row table:style-name="ro2">
          <table:table-cell office:value-type="float" office:value="11.68" table:style-name="ce1">
            <text:p>11.68</text:p>
          </table:table-cell>
          <table:table-cell office:value-type="float" office:value="4.4861999999999999E-2" table:style-name="ce1">
            <text:p>0.044862</text:p>
          </table:table-cell>
          <table:table-cell office:value-type="float" office:value="11.68" table:style-name="ce1">
            <text:p>11.68</text:p>
          </table:table-cell>
          <table:table-cell office:value-type="float" office:value="0.16664599999999999" table:style-name="ce1">
            <text:p>0.166646</text:p>
          </table:table-cell>
          <table:table-cell office:value-type="float" office:value="1.4756999999999999E-2" table:style-name="ce1">
            <text:p>0.014757</text:p>
          </table:table-cell>
          <table:table-cell table:style-name="ce3"/>
          <table:table-cell office:value-type="float" office:value="29.200199999999999" table:style-name="ce7">
            <text:p>29.2002</text:p>
          </table:table-cell>
          <table:table-cell office:value-type="float" office:value="0.65811600000000003" table:style-name="ce7">
            <text:p>0.658116</text:p>
          </table:table-cell>
          <table:table-cell office:value-type="float" office:value="0.65537800000000002" table:style-name="ce7">
            <text:p>0.655378</text:p>
          </table:table-cell>
          <table:table-cell office:value-type="float" office:value="0.65649999999999997" table:style-name="ce7">
            <text:p>0.6565</text:p>
          </table:table-cell>
          <table:table-cell office:value-type="float" office:value="1.4399999999999968E-3" table:formula="of:=[.H589]-[.$H$5]" table:style-name="ce1">
            <text:p>0.00144</text:p>
          </table:table-cell>
          <table:table-cell office:value-type="float" office:value="-1.3009999999999966E-3" table:formula="of:=[.I589]-[.$I$5]" table:style-name="ce1">
            <text:p>-0.001301</text:p>
          </table:table-cell>
          <table:table-cell office:value-type="float" office:value="-1.7900000000004024E-4" table:formula="of:=[.J589]-[.$J$5]" table:style-name="ce1">
            <text:p>-0.000179</text:p>
          </table:table-cell>
          <table:table-cell office:value-type="float" office:value="29.200099999999999" table:style-name="ce7">
            <text:p>29.2001</text:p>
          </table:table-cell>
          <table:table-cell office:value-type="float" office:value="7.1719899999999996E-4" table:style-name="ce7">
            <text:p>0.000717199</text:p>
          </table:table-cell>
          <table:table-cell office:value-type="float" office:value="6.2709699999999998E-3" table:style-name="ce7">
            <text:p>0.00627097</text:p>
          </table:table-cell>
          <table:table-cell table:number-columns-repeated="16368"/>
        </table:table-row>
        <table:table-row table:style-name="ro2">
          <table:table-cell office:value-type="float" office:value="11.7" table:style-name="ce1">
            <text:p>11.7</text:p>
          </table:table-cell>
          <table:table-cell office:value-type="float" office:value="4.5207999999999998E-2" table:style-name="ce1">
            <text:p>0.045208</text:p>
          </table:table-cell>
          <table:table-cell office:value-type="float" office:value="11.7" table:style-name="ce1">
            <text:p>11.7</text:p>
          </table:table-cell>
          <table:table-cell office:value-type="float" office:value="0.16774700000000001" table:style-name="ce1">
            <text:p>0.167747</text:p>
          </table:table-cell>
          <table:table-cell office:value-type="float" office:value="7.0759999999999998E-3" table:style-name="ce1">
            <text:p>0.007076</text:p>
          </table:table-cell>
          <table:table-cell table:style-name="ce3"/>
          <table:table-cell office:value-type="float" office:value="29.2501" table:style-name="ce7">
            <text:p>29.2501</text:p>
          </table:table-cell>
          <table:table-cell office:value-type="float" office:value="0.65800599999999998" table:style-name="ce7">
            <text:p>0.658006</text:p>
          </table:table-cell>
          <table:table-cell office:value-type="float" office:value="0.65536000000000005" table:style-name="ce7">
            <text:p>0.65536</text:p>
          </table:table-cell>
          <table:table-cell office:value-type="float" office:value="0.65696299999999996" table:style-name="ce7">
            <text:p>0.656963</text:p>
          </table:table-cell>
          <table:table-cell office:value-type="float" office:value="1.3299999999999423E-3" table:formula="of:=[.H590]-[.$H$5]" table:style-name="ce1">
            <text:p>0.00133</text:p>
          </table:table-cell>
          <table:table-cell office:value-type="float" office:value="-1.3189999999999591E-3" table:formula="of:=[.I590]-[.$I$5]" table:style-name="ce1">
            <text:p>-0.001319</text:p>
          </table:table-cell>
          <table:table-cell office:value-type="float" office:value="2.8399999999995096E-4" table:formula="of:=[.J590]-[.$J$5]" table:style-name="ce1">
            <text:p>0.000284</text:p>
          </table:table-cell>
          <table:table-cell office:value-type="float" office:value="29.2501" table:style-name="ce7">
            <text:p>29.2501</text:p>
          </table:table-cell>
          <table:table-cell office:value-type="float" office:value="-2.86082E-4" table:style-name="ce7">
            <text:p>-0.000286082</text:p>
          </table:table-cell>
          <table:table-cell office:value-type="float" office:value="6.4606200000000003E-3" table:style-name="ce7">
            <text:p>0.00646062</text:p>
          </table:table-cell>
          <table:table-cell table:number-columns-repeated="16368"/>
        </table:table-row>
        <table:table-row table:style-name="ro2">
          <table:table-cell office:value-type="float" office:value="11.72" table:style-name="ce1">
            <text:p>11.72</text:p>
          </table:table-cell>
          <table:table-cell office:value-type="float" office:value="4.5332999999999998E-2" table:style-name="ce1">
            <text:p>0.045333</text:p>
          </table:table-cell>
          <table:table-cell office:value-type="float" office:value="11.72" table:style-name="ce1">
            <text:p>11.72</text:p>
          </table:table-cell>
          <table:table-cell office:value-type="float" office:value="0.16802700000000001" table:style-name="ce1">
            <text:p>0.168027</text:p>
          </table:table-cell>
          <table:table-cell office:value-type="float" office:value="-7.6900000000000004E-4" table:style-name="ce1">
            <text:p>-0.000769</text:p>
          </table:table-cell>
          <table:table-cell table:style-name="ce3"/>
          <table:table-cell office:value-type="float" office:value="29.3001" table:style-name="ce7">
            <text:p>29.3001</text:p>
          </table:table-cell>
          <table:table-cell office:value-type="float" office:value="0.65792600000000001" table:style-name="ce7">
            <text:p>0.657926</text:p>
          </table:table-cell>
          <table:table-cell office:value-type="float" office:value="0.65549500000000005" table:style-name="ce7">
            <text:p>0.655495</text:p>
          </table:table-cell>
          <table:table-cell office:value-type="float" office:value="0.65744400000000003" table:style-name="ce7">
            <text:p>0.657444</text:p>
          </table:table-cell>
          <table:table-cell office:value-type="float" office:value="1.2499999999999734E-3" table:formula="of:=[.H591]-[.$H$5]" table:style-name="ce1">
            <text:p>0.00125</text:p>
          </table:table-cell>
          <table:table-cell office:value-type="float" office:value="-1.1839999999999629E-3" table:formula="of:=[.I591]-[.$I$5]" table:style-name="ce1">
            <text:p>-0.001184</text:p>
          </table:table-cell>
          <table:table-cell office:value-type="float" office:value="7.6500000000001567E-4" table:formula="of:=[.J591]-[.$J$5]" table:style-name="ce1">
            <text:p>0.000765</text:p>
          </table:table-cell>
          <table:table-cell office:value-type="float" office:value="29.3001" table:style-name="ce7">
            <text:p>29.3001</text:p>
          </table:table-cell>
          <table:table-cell office:value-type="float" office:value="-1.2273200000000001E-3" table:style-name="ce7">
            <text:p>-0.00122732</text:p>
          </table:table-cell>
          <table:table-cell office:value-type="float" office:value="6.2361600000000001E-3" table:style-name="ce7">
            <text:p>0.00623616</text:p>
          </table:table-cell>
          <table:table-cell table:number-columns-repeated="16368"/>
        </table:table-row>
        <table:table-row table:style-name="ro2">
          <table:table-cell office:value-type="float" office:value="11.74" table:style-name="ce1">
            <text:p>11.74</text:p>
          </table:table-cell>
          <table:table-cell office:value-type="float" office:value="4.5229999999999999E-2" table:style-name="ce1">
            <text:p>0.04523</text:p>
          </table:table-cell>
          <table:table-cell office:value-type="float" office:value="11.74" table:style-name="ce1">
            <text:p>11.74</text:p>
          </table:table-cell>
          <table:table-cell office:value-type="float" office:value="0.16746800000000001" table:style-name="ce1">
            <text:p>0.167468</text:p>
          </table:table-cell>
          <table:table-cell office:value-type="float" office:value="-8.7430000000000008E-3" table:style-name="ce1">
            <text:p>-0.008743</text:p>
          </table:table-cell>
          <table:table-cell table:style-name="ce3"/>
          <table:table-cell office:value-type="float" office:value="29.350100000000001" table:style-name="ce7">
            <text:p>29.3501</text:p>
          </table:table-cell>
          <table:table-cell office:value-type="float" office:value="0.65785300000000002" table:style-name="ce7">
            <text:p>0.657853</text:p>
          </table:table-cell>
          <table:table-cell office:value-type="float" office:value="0.65577600000000003" table:style-name="ce7">
            <text:p>0.655776</text:p>
          </table:table-cell>
          <table:table-cell office:value-type="float" office:value="0.65789299999999995" table:style-name="ce7">
            <text:p>0.657893</text:p>
          </table:table-cell>
          <table:table-cell office:value-type="float" office:value="1.1769999999999836E-3" table:formula="of:=[.H592]-[.$H$5]" table:style-name="ce1">
            <text:p>0.001177</text:p>
          </table:table-cell>
          <table:table-cell office:value-type="float" office:value="-9.0299999999998715E-4" table:formula="of:=[.I592]-[.$I$5]" table:style-name="ce1">
            <text:p>-0.000903</text:p>
          </table:table-cell>
          <table:table-cell office:value-type="float" office:value="1.2139999999999374E-3" table:formula="of:=[.J592]-[.$J$5]" table:style-name="ce1">
            <text:p>0.001214</text:p>
          </table:table-cell>
          <table:table-cell office:value-type="float" office:value="29.35" table:style-name="ce7">
            <text:p>29.35</text:p>
          </table:table-cell>
          <table:table-cell office:value-type="float" office:value="-1.9838400000000002E-3" table:style-name="ce7">
            <text:p>-0.00198384</text:p>
          </table:table-cell>
          <table:table-cell office:value-type="float" office:value="5.6394599999999998E-3" table:style-name="ce7">
            <text:p>0.00563946</text:p>
          </table:table-cell>
          <table:table-cell table:number-columns-repeated="16368"/>
        </table:table-row>
        <table:table-row table:style-name="ro2">
          <table:table-cell office:value-type="float" office:value="11.76" table:style-name="ce1">
            <text:p>11.76</text:p>
          </table:table-cell>
          <table:table-cell office:value-type="float" office:value="4.4895999999999998E-2" table:style-name="ce1">
            <text:p>0.044896</text:p>
          </table:table-cell>
          <table:table-cell office:value-type="float" office:value="11.76" table:style-name="ce1">
            <text:p>11.76</text:p>
          </table:table-cell>
          <table:table-cell office:value-type="float" office:value="0.16605700000000001" table:style-name="ce1">
            <text:p>0.166057</text:p>
          </table:table-cell>
          <table:table-cell office:value-type="float" office:value="-1.6809000000000001E-2" table:style-name="ce1">
            <text:p>-0.016809</text:p>
          </table:table-cell>
          <table:table-cell table:style-name="ce3"/>
          <table:table-cell office:value-type="float" office:value="29.400099999999998" table:style-name="ce7">
            <text:p>29.4001</text:p>
          </table:table-cell>
          <table:table-cell office:value-type="float" office:value="0.65776900000000005" table:style-name="ce7">
            <text:p>0.657769</text:p>
          </table:table-cell>
          <table:table-cell office:value-type="float" office:value="0.65617999999999999" table:style-name="ce7">
            <text:p>0.65618</text:p>
          </table:table-cell>
          <table:table-cell office:value-type="float" office:value="0.65827199999999997" table:style-name="ce7">
            <text:p>0.658272</text:p>
          </table:table-cell>
          <table:table-cell office:value-type="float" office:value="1.0930000000000106E-3" table:formula="of:=[.H593]-[.$H$5]" table:style-name="ce1">
            <text:p>0.001093</text:p>
          </table:table-cell>
          <table:table-cell office:value-type="float" office:value="-4.990000000000272E-4" table:formula="of:=[.I593]-[.$I$5]" table:style-name="ce1">
            <text:p>-0.000499</text:p>
          </table:table-cell>
          <table:table-cell office:value-type="float" office:value="1.5929999999999556E-3" table:formula="of:=[.J593]-[.$J$5]" table:style-name="ce1">
            <text:p>0.001593</text:p>
          </table:table-cell>
          <table:table-cell office:value-type="float" office:value="29.400099999999998" table:style-name="ce7">
            <text:p>29.4001</text:p>
          </table:table-cell>
          <table:table-cell office:value-type="float" office:value="-2.4261299999999999E-3" table:style-name="ce7">
            <text:p>-0.00242613</text:p>
          </table:table-cell>
          <table:table-cell office:value-type="float" office:value="4.6713700000000002E-3" table:style-name="ce7">
            <text:p>0.00467137</text:p>
          </table:table-cell>
          <table:table-cell table:number-columns-repeated="16368"/>
        </table:table-row>
        <table:table-row table:style-name="ro2">
          <table:table-cell office:value-type="float" office:value="11.78" table:style-name="ce1">
            <text:p>11.78</text:p>
          </table:table-cell>
          <table:table-cell office:value-type="float" office:value="4.4325999999999997E-2" table:style-name="ce1">
            <text:p>0.044326</text:p>
          </table:table-cell>
          <table:table-cell office:value-type="float" office:value="11.78" table:style-name="ce1">
            <text:p>11.78</text:p>
          </table:table-cell>
          <table:table-cell office:value-type="float" office:value="0.16378599999999999" table:style-name="ce1">
            <text:p>0.163786</text:p>
          </table:table-cell>
          <table:table-cell office:value-type="float" office:value="-2.4926E-2" table:style-name="ce1">
            <text:p>-0.024926</text:p>
          </table:table-cell>
          <table:table-cell table:style-name="ce3"/>
          <table:table-cell office:value-type="float" office:value="29.45" table:style-name="ce7">
            <text:p>29.45</text:p>
          </table:table-cell>
          <table:table-cell office:value-type="float" office:value="0.65765399999999996" table:style-name="ce7">
            <text:p>0.657654</text:p>
          </table:table-cell>
          <table:table-cell office:value-type="float" office:value="0.65667500000000001" table:style-name="ce7">
            <text:p>0.656675</text:p>
          </table:table-cell>
          <table:table-cell office:value-type="float" office:value="0.65854400000000002" table:style-name="ce7">
            <text:p>0.658544</text:p>
          </table:table-cell>
          <table:table-cell office:value-type="float" office:value="9.7799999999992338E-4" table:formula="of:=[.H594]-[.$H$5]" table:style-name="ce1">
            <text:p>0.000978</text:p>
          </table:table-cell>
          <table:table-cell office:value-type="float" office:value="-4.0000000000040004E-6" table:formula="of:=[.I594]-[.$I$5]" table:style-name="ce1">
            <text:p>-4E-06</text:p>
          </table:table-cell>
          <table:table-cell office:value-type="float" office:value="1.8650000000000055E-3" table:formula="of:=[.J594]-[.$J$5]" table:style-name="ce1">
            <text:p>0.001865</text:p>
          </table:table-cell>
          <table:table-cell office:value-type="float" office:value="29.45" table:style-name="ce7">
            <text:p>29.45</text:p>
          </table:table-cell>
          <table:table-cell office:value-type="float" office:value="-2.4899800000000001E-3" table:style-name="ce7">
            <text:p>-0.00248998</text:p>
          </table:table-cell>
          <table:table-cell office:value-type="float" office:value="3.4228700000000002E-3" table:style-name="ce7">
            <text:p>0.00342287</text:p>
          </table:table-cell>
          <table:table-cell table:number-columns-repeated="16368"/>
        </table:table-row>
        <table:table-row table:style-name="ro2">
          <table:table-cell office:value-type="float" office:value="11.8" table:style-name="ce1">
            <text:p>11.8</text:p>
          </table:table-cell>
          <table:table-cell office:value-type="float" office:value="4.3520000000000003E-2" table:style-name="ce1">
            <text:p>0.04352</text:p>
          </table:table-cell>
          <table:table-cell office:value-type="float" office:value="11.8" table:style-name="ce1">
            <text:p>11.8</text:p>
          </table:table-cell>
          <table:table-cell office:value-type="float" office:value="0.16064999999999999" table:style-name="ce1">
            <text:p>0.16065</text:p>
          </table:table-cell>
          <table:table-cell office:value-type="float" office:value="-3.3056000000000002E-2" table:style-name="ce1">
            <text:p>-0.033056</text:p>
          </table:table-cell>
          <table:table-cell table:style-name="ce3"/>
          <table:table-cell office:value-type="float" office:value="29.5001" table:style-name="ce7">
            <text:p>29.5001</text:p>
          </table:table-cell>
          <table:table-cell office:value-type="float" office:value="0.65749800000000003" table:style-name="ce7">
            <text:p>0.657498</text:p>
          </table:table-cell>
          <table:table-cell office:value-type="float" office:value="0.65721300000000005" table:style-name="ce7">
            <text:p>0.657213</text:p>
          </table:table-cell>
          <table:table-cell office:value-type="float" office:value="0.65868499999999996" table:style-name="ce7">
            <text:p>0.658685</text:p>
          </table:table-cell>
          <table:table-cell office:value-type="float" office:value="8.2199999999998941E-4" table:formula="of:=[.H595]-[.$H$5]" table:style-name="ce1">
            <text:p>0.000822</text:p>
          </table:table-cell>
          <table:table-cell office:value-type="float" office:value="5.3400000000003445E-4" table:formula="of:=[.I595]-[.$I$5]" table:style-name="ce1">
            <text:p>0.000534</text:p>
          </table:table-cell>
          <table:table-cell office:value-type="float" office:value="2.0059999999999523E-3" table:formula="of:=[.J595]-[.$J$5]" table:style-name="ce1">
            <text:p>0.002006</text:p>
          </table:table-cell>
          <table:table-cell office:value-type="float" office:value="29.5001" table:style-name="ce7">
            <text:p>29.5001</text:p>
          </table:table-cell>
          <table:table-cell office:value-type="float" office:value="-2.1054099999999998E-3" table:style-name="ce7">
            <text:p>-0.00210541</text:p>
          </table:table-cell>
          <table:table-cell office:value-type="float" office:value="2.0624900000000002E-3" table:style-name="ce7">
            <text:p>0.00206249</text:p>
          </table:table-cell>
          <table:table-cell table:number-columns-repeated="16368"/>
        </table:table-row>
        <table:table-row table:style-name="ro2">
          <table:table-cell office:value-type="float" office:value="11.82" table:style-name="ce1">
            <text:p>11.82</text:p>
          </table:table-cell>
          <table:table-cell office:value-type="float" office:value="4.2477000000000001E-2" table:style-name="ce1">
            <text:p>0.042477</text:p>
          </table:table-cell>
          <table:table-cell office:value-type="float" office:value="11.82" table:style-name="ce1">
            <text:p>11.82</text:p>
          </table:table-cell>
          <table:table-cell office:value-type="float" office:value="0.15665000000000001" table:style-name="ce1">
            <text:p>0.15665</text:p>
          </table:table-cell>
          <table:table-cell office:value-type="float" office:value="-4.1158E-2" table:style-name="ce1">
            <text:p>-0.041158</text:p>
          </table:table-cell>
          <table:table-cell table:style-name="ce3"/>
          <table:table-cell office:value-type="float" office:value="29.5502" table:style-name="ce7">
            <text:p>29.5502</text:p>
          </table:table-cell>
          <table:table-cell office:value-type="float" office:value="0.65729499999999996" table:style-name="ce7">
            <text:p>0.657295</text:p>
          </table:table-cell>
          <table:table-cell office:value-type="float" office:value="0.65775300000000003" table:style-name="ce7">
            <text:p>0.657753</text:p>
          </table:table-cell>
          <table:table-cell office:value-type="float" office:value="0.65868700000000002" table:style-name="ce7">
            <text:p>0.658687</text:p>
          </table:table-cell>
          <table:table-cell office:value-type="float" office:value="6.1899999999992517E-4" table:formula="of:=[.H596]-[.$H$5]" table:style-name="ce1">
            <text:p>0.000619</text:p>
          </table:table-cell>
          <table:table-cell office:value-type="float" office:value="1.0740000000000194E-3" table:formula="of:=[.I596]-[.$I$5]" table:style-name="ce1">
            <text:p>0.001074</text:p>
          </table:table-cell>
          <table:table-cell office:value-type="float" office:value="2.0080000000000098E-3" table:formula="of:=[.J596]-[.$J$5]" table:style-name="ce1">
            <text:p>0.002008</text:p>
          </table:table-cell>
          <table:table-cell office:value-type="float" office:value="29.5501" table:style-name="ce7">
            <text:p>29.5501</text:p>
          </table:table-cell>
          <table:table-cell office:value-type="float" office:value="-1.2577000000000001E-3" table:style-name="ce7">
            <text:p>-0.0012577</text:p>
          </table:table-cell>
          <table:table-cell office:value-type="float" office:value="6.74206E-4" table:style-name="ce7">
            <text:p>0.000674206</text:p>
          </table:table-cell>
          <table:table-cell table:number-columns-repeated="16368"/>
        </table:table-row>
        <table:table-row table:style-name="ro2">
          <table:table-cell office:value-type="float" office:value="11.84" table:style-name="ce1">
            <text:p>11.84</text:p>
          </table:table-cell>
          <table:table-cell office:value-type="float" office:value="4.1197999999999999E-2" table:style-name="ce1">
            <text:p>0.041198</text:p>
          </table:table-cell>
          <table:table-cell office:value-type="float" office:value="11.84" table:style-name="ce1">
            <text:p>11.84</text:p>
          </table:table-cell>
          <table:table-cell office:value-type="float" office:value="0.15179200000000001" table:style-name="ce1">
            <text:p>0.151792</text:p>
          </table:table-cell>
          <table:table-cell office:value-type="float" office:value="-4.9188999999999997E-2" table:style-name="ce1">
            <text:p>-0.049189</text:p>
          </table:table-cell>
          <table:table-cell table:style-name="ce3"/>
          <table:table-cell office:value-type="float" office:value="29.600100000000001" table:style-name="ce7">
            <text:p>29.6001</text:p>
          </table:table-cell>
          <table:table-cell office:value-type="float" office:value="0.65705100000000005" table:style-name="ce7">
            <text:p>0.657051</text:p>
          </table:table-cell>
          <table:table-cell office:value-type="float" office:value="0.65824899999999997" table:style-name="ce7">
            <text:p>0.658249</text:p>
          </table:table-cell>
          <table:table-cell office:value-type="float" office:value="0.65855799999999998" table:style-name="ce7">
            <text:p>0.658558</text:p>
          </table:table-cell>
          <table:table-cell office:value-type="float" office:value="3.7500000000001421E-4" table:formula="of:=[.H597]-[.$H$5]" table:style-name="ce1">
            <text:p>0.000375</text:p>
          </table:table-cell>
          <table:table-cell office:value-type="float" office:value="1.5699999999999603E-3" table:formula="of:=[.I597]-[.$I$5]" table:style-name="ce1">
            <text:p>0.00157</text:p>
          </table:table-cell>
          <table:table-cell office:value-type="float" office:value="1.878999999999964E-3" table:formula="of:=[.J597]-[.$J$5]" table:style-name="ce1">
            <text:p>0.001879</text:p>
          </table:table-cell>
          <table:table-cell office:value-type="float" office:value="29.6" table:style-name="ce7">
            <text:p>29.6</text:p>
          </table:table-cell>
          <table:table-cell office:value-type="float" office:value="2.0032200000000001E-5" table:style-name="ce7">
            <text:p>2.00322E-05</text:p>
          </table:table-cell>
          <table:table-cell office:value-type="float" office:value="-6.0028399999999997E-4" table:style-name="ce7">
            <text:p>-0.000600284</text:p>
          </table:table-cell>
          <table:table-cell table:number-columns-repeated="16368"/>
        </table:table-row>
        <table:table-row table:style-name="ro2">
          <table:table-cell office:value-type="float" office:value="11.86" table:style-name="ce1">
            <text:p>11.86</text:p>
          </table:table-cell>
          <table:table-cell office:value-type="float" office:value="3.9684999999999998E-2" table:style-name="ce1">
            <text:p>0.039685</text:p>
          </table:table-cell>
          <table:table-cell office:value-type="float" office:value="11.86" table:style-name="ce1">
            <text:p>11.86</text:p>
          </table:table-cell>
          <table:table-cell office:value-type="float" office:value="0.14608499999999999" table:style-name="ce1">
            <text:p>0.146085</text:p>
          </table:table-cell>
          <table:table-cell office:value-type="float" office:value="-5.7107999999999999E-2" table:style-name="ce1">
            <text:p>-0.057108</text:p>
          </table:table-cell>
          <table:table-cell table:style-name="ce3"/>
          <table:table-cell office:value-type="float" office:value="29.65" table:style-name="ce7">
            <text:p>29.65</text:p>
          </table:table-cell>
          <table:table-cell office:value-type="float" office:value="0.65678899999999996" table:style-name="ce7">
            <text:p>0.656789</text:p>
          </table:table-cell>
          <table:table-cell office:value-type="float" office:value="0.65866000000000002" table:style-name="ce7">
            <text:p>0.65866</text:p>
          </table:table-cell>
          <table:table-cell office:value-type="float" office:value="0.65832000000000002" table:style-name="ce7">
            <text:p>0.65832</text:p>
          </table:table-cell>
          <table:table-cell office:value-type="float" office:value="1.1299999999991872E-4" table:formula="of:=[.H598]-[.$H$5]" table:style-name="ce1">
            <text:p>0.000113</text:p>
          </table:table-cell>
          <table:table-cell office:value-type="float" office:value="1.9810000000000105E-3" table:formula="of:=[.I598]-[.$I$5]" table:style-name="ce1">
            <text:p>0.001981</text:p>
          </table:table-cell>
          <table:table-cell office:value-type="float" office:value="1.6410000000000036E-3" table:formula="of:=[.J598]-[.$J$5]" table:style-name="ce1">
            <text:p>0.001641</text:p>
          </table:table-cell>
          <table:table-cell office:value-type="float" office:value="29.650099999999998" table:style-name="ce7">
            <text:p>29.6501</text:p>
          </table:table-cell>
          <table:table-cell office:value-type="float" office:value="1.6370499999999999E-3" table:style-name="ce7">
            <text:p>0.00163705</text:p>
          </table:table-cell>
          <table:table-cell office:value-type="float" office:value="-1.60557E-3" table:style-name="ce7">
            <text:p>-0.00160557</text:p>
          </table:table-cell>
          <table:table-cell table:number-columns-repeated="16368"/>
        </table:table-row>
        <table:table-row table:style-name="ro2">
          <table:table-cell office:value-type="float" office:value="11.88" table:style-name="ce1">
            <text:p>11.88</text:p>
          </table:table-cell>
          <table:table-cell office:value-type="float" office:value="3.7942999999999998E-2" table:style-name="ce1">
            <text:p>0.037943</text:p>
          </table:table-cell>
          <table:table-cell office:value-type="float" office:value="11.88" table:style-name="ce1">
            <text:p>11.88</text:p>
          </table:table-cell>
          <table:table-cell office:value-type="float" office:value="0.139545" table:style-name="ce1">
            <text:p>0.139545</text:p>
          </table:table-cell>
          <table:table-cell office:value-type="float" office:value="-6.4874000000000001E-2" table:style-name="ce1">
            <text:p>-0.064874</text:p>
          </table:table-cell>
          <table:table-cell table:style-name="ce3"/>
          <table:table-cell office:value-type="float" office:value="29.700099999999999" table:style-name="ce7">
            <text:p>29.7001</text:p>
          </table:table-cell>
          <table:table-cell office:value-type="float" office:value="0.656528" table:style-name="ce7">
            <text:p>0.656528</text:p>
          </table:table-cell>
          <table:table-cell office:value-type="float" office:value="0.65896100000000002" table:style-name="ce7">
            <text:p>0.658961</text:p>
          </table:table-cell>
          <table:table-cell office:value-type="float" office:value="0.65800899999999996" table:style-name="ce7">
            <text:p>0.658009</text:p>
          </table:table-cell>
          <table:table-cell office:value-type="float" office:value="-1.4800000000003699E-4" table:formula="of:=[.H599]-[.$H$5]" table:style-name="ce1">
            <text:p>-0.000148</text:p>
          </table:table-cell>
          <table:table-cell office:value-type="float" office:value="2.2820000000000062E-3" table:formula="of:=[.I599]-[.$I$5]" table:style-name="ce1">
            <text:p>0.002282</text:p>
          </table:table-cell>
          <table:table-cell office:value-type="float" office:value="1.3299999999999423E-3" table:formula="of:=[.J599]-[.$J$5]" table:style-name="ce1">
            <text:p>0.00133</text:p>
          </table:table-cell>
          <table:table-cell office:value-type="float" office:value="29.700099999999999" table:style-name="ce7">
            <text:p>29.7001</text:p>
          </table:table-cell>
          <table:table-cell office:value-type="float" office:value="3.4985300000000001E-3" table:style-name="ce7">
            <text:p>0.00349853</text:p>
          </table:table-cell>
          <table:table-cell office:value-type="float" office:value="-2.2722200000000001E-3" table:style-name="ce7">
            <text:p>-0.00227222</text:p>
          </table:table-cell>
          <table:table-cell table:number-columns-repeated="16368"/>
        </table:table-row>
        <table:table-row table:style-name="ro2">
          <table:table-cell office:value-type="float" office:value="11.9" table:style-name="ce1">
            <text:p>11.9</text:p>
          </table:table-cell>
          <table:table-cell office:value-type="float" office:value="3.5976000000000001E-2" table:style-name="ce1">
            <text:p>0.035976</text:p>
          </table:table-cell>
          <table:table-cell office:value-type="float" office:value="11.9" table:style-name="ce1">
            <text:p>11.9</text:p>
          </table:table-cell>
          <table:table-cell office:value-type="float" office:value="0.132191" table:style-name="ce1">
            <text:p>0.132191</text:p>
          </table:table-cell>
          <table:table-cell office:value-type="float" office:value="-7.2444999999999996E-2" table:style-name="ce1">
            <text:p>-0.072445</text:p>
          </table:table-cell>
          <table:table-cell table:style-name="ce3"/>
          <table:table-cell office:value-type="float" office:value="29.75" table:style-name="ce7">
            <text:p>29.75</text:p>
          </table:table-cell>
          <table:table-cell office:value-type="float" office:value="0.65629700000000002" table:style-name="ce7">
            <text:p>0.656297</text:p>
          </table:table-cell>
          <table:table-cell office:value-type="float" office:value="0.65914099999999998" table:style-name="ce7">
            <text:p>0.659141</text:p>
          </table:table-cell>
          <table:table-cell office:value-type="float" office:value="0.65767100000000001" table:style-name="ce7">
            <text:p>0.657671</text:p>
          </table:table-cell>
          <table:table-cell office:value-type="float" office:value="-3.7900000000001821E-4" table:formula="of:=[.H600]-[.$H$5]" table:style-name="ce1">
            <text:p>-0.000379</text:p>
          </table:table-cell>
          <table:table-cell office:value-type="float" office:value="2.4619999999999642E-3" table:formula="of:=[.I600]-[.$I$5]" table:style-name="ce1">
            <text:p>0.002462</text:p>
          </table:table-cell>
          <table:table-cell office:value-type="float" office:value="9.9199999999999289E-4" table:formula="of:=[.J600]-[.$J$5]" table:style-name="ce1">
            <text:p>0.000992</text:p>
          </table:table-cell>
          <table:table-cell office:value-type="float" office:value="29.7501" table:style-name="ce7">
            <text:p>29.7501</text:p>
          </table:table-cell>
          <table:table-cell office:value-type="float" office:value="5.4578200000000004E-3" table:style-name="ce7">
            <text:p>0.00545782</text:p>
          </table:table-cell>
          <table:table-cell office:value-type="float" office:value="-2.5648899999999998E-3" table:style-name="ce7">
            <text:p>-0.00256489</text:p>
          </table:table-cell>
          <table:table-cell table:number-columns-repeated="16368"/>
        </table:table-row>
        <table:table-row table:style-name="ro2">
          <table:table-cell office:value-type="float" office:value="11.92" table:style-name="ce1">
            <text:p>11.92</text:p>
          </table:table-cell>
          <table:table-cell office:value-type="float" office:value="3.3792000000000003E-2" table:style-name="ce1">
            <text:p>0.033792</text:p>
          </table:table-cell>
          <table:table-cell office:value-type="float" office:value="11.92" table:style-name="ce1">
            <text:p>11.92</text:p>
          </table:table-cell>
          <table:table-cell office:value-type="float" office:value="0.12404800000000001" table:style-name="ce1">
            <text:p>0.124048</text:p>
          </table:table-cell>
          <table:table-cell office:value-type="float" office:value="-7.9782000000000006E-2" table:style-name="ce1">
            <text:p>-0.079782</text:p>
          </table:table-cell>
          <table:table-cell table:style-name="ce3"/>
          <table:table-cell office:value-type="float" office:value="29.8001" table:style-name="ce7">
            <text:p>29.8001</text:p>
          </table:table-cell>
          <table:table-cell office:value-type="float" office:value="0.65612499999999996" table:style-name="ce7">
            <text:p>0.656125</text:p>
          </table:table-cell>
          <table:table-cell office:value-type="float" office:value="0.65919700000000003" table:style-name="ce7">
            <text:p>0.659197</text:p>
          </table:table-cell>
          <table:table-cell office:value-type="float" office:value="0.65734099999999995" table:style-name="ce7">
            <text:p>0.657341</text:p>
          </table:table-cell>
          <table:table-cell office:value-type="float" office:value="-5.510000000000792E-4" table:formula="of:=[.H601]-[.$H$5]" table:style-name="ce1">
            <text:p>-0.000551</text:p>
          </table:table-cell>
          <table:table-cell office:value-type="float" office:value="2.5180000000000202E-3" table:formula="of:=[.I601]-[.$I$5]" table:style-name="ce1">
            <text:p>0.002518</text:p>
          </table:table-cell>
          <table:table-cell office:value-type="float" office:value="6.6199999999994041E-4" table:formula="of:=[.J601]-[.$J$5]" table:style-name="ce1">
            <text:p>0.000662</text:p>
          </table:table-cell>
          <table:table-cell office:value-type="float" office:value="29.8" table:style-name="ce7">
            <text:p>29.8</text:p>
          </table:table-cell>
          <table:table-cell office:value-type="float" office:value="7.3709800000000001E-3" table:style-name="ce7">
            <text:p>0.00737098</text:p>
          </table:table-cell>
          <table:table-cell office:value-type="float" office:value="-2.4601100000000002E-3" table:style-name="ce7">
            <text:p>-0.00246011</text:p>
          </table:table-cell>
          <table:table-cell table:number-columns-repeated="16368"/>
        </table:table-row>
        <table:table-row table:style-name="ro2">
          <table:table-cell office:value-type="float" office:value="11.94" table:style-name="ce1">
            <text:p>11.94</text:p>
          </table:table-cell>
          <table:table-cell office:value-type="float" office:value="3.1399999999999997E-2" table:style-name="ce1">
            <text:p>0.0314</text:p>
          </table:table-cell>
          <table:table-cell office:value-type="float" office:value="11.94" table:style-name="ce1">
            <text:p>11.94</text:p>
          </table:table-cell>
          <table:table-cell office:value-type="float" office:value="0.115145" table:style-name="ce1">
            <text:p>0.115145</text:p>
          </table:table-cell>
          <table:table-cell office:value-type="float" office:value="-8.6846000000000007E-2" table:style-name="ce1">
            <text:p>-0.086846</text:p>
          </table:table-cell>
          <table:table-cell table:style-name="ce3"/>
          <table:table-cell office:value-type="float" office:value="29.850100000000001" table:style-name="ce7">
            <text:p>29.8501</text:p>
          </table:table-cell>
          <table:table-cell office:value-type="float" office:value="0.65604099999999999" table:style-name="ce7">
            <text:p>0.656041</text:p>
          </table:table-cell>
          <table:table-cell office:value-type="float" office:value="0.65914200000000001" table:style-name="ce7">
            <text:p>0.659142</text:p>
          </table:table-cell>
          <table:table-cell office:value-type="float" office:value="0.65706200000000003" table:style-name="ce7">
            <text:p>0.657062</text:p>
          </table:table-cell>
          <table:table-cell office:value-type="float" office:value="-6.3500000000005219E-4" table:formula="of:=[.H602]-[.$H$5]" table:style-name="ce1">
            <text:p>-0.000635</text:p>
          </table:table-cell>
          <table:table-cell office:value-type="float" office:value="2.462999999999993E-3" table:formula="of:=[.I602]-[.$I$5]" table:style-name="ce1">
            <text:p>0.002463</text:p>
          </table:table-cell>
          <table:table-cell office:value-type="float" office:value="3.8300000000002221E-4" table:formula="of:=[.J602]-[.$J$5]" table:style-name="ce1">
            <text:p>0.000383</text:p>
          </table:table-cell>
          <table:table-cell office:value-type="float" office:value="29.850100000000001" table:style-name="ce7">
            <text:p>29.8501</text:p>
          </table:table-cell>
          <table:table-cell office:value-type="float" office:value="9.0944300000000006E-3" table:style-name="ce7">
            <text:p>0.00909443</text:p>
          </table:table-cell>
          <table:table-cell office:value-type="float" office:value="-1.9936799999999998E-3" table:style-name="ce7">
            <text:p>-0.00199368</text:p>
          </table:table-cell>
          <table:table-cell table:number-columns-repeated="16368"/>
        </table:table-row>
        <table:table-row table:style-name="ro2">
          <table:table-cell office:value-type="float" office:value="11.96" table:style-name="ce1">
            <text:p>11.96</text:p>
          </table:table-cell>
          <table:table-cell office:value-type="float" office:value="2.8806999999999999E-2" table:style-name="ce1">
            <text:p>0.028807</text:p>
          </table:table-cell>
          <table:table-cell office:value-type="float" office:value="11.96" table:style-name="ce1">
            <text:p>11.96</text:p>
          </table:table-cell>
          <table:table-cell office:value-type="float" office:value="0.105516" table:style-name="ce1">
            <text:p>0.105516</text:p>
          </table:table-cell>
          <table:table-cell office:value-type="float" office:value="-9.3598000000000001E-2" table:style-name="ce1">
            <text:p>-0.093598</text:p>
          </table:table-cell>
          <table:table-cell table:style-name="ce3"/>
          <table:table-cell office:value-type="float" office:value="29.9" table:style-name="ce7">
            <text:p>29.9</text:p>
          </table:table-cell>
          <table:table-cell office:value-type="float" office:value="0.65606699999999996" table:style-name="ce7">
            <text:p>0.656067</text:p>
          </table:table-cell>
          <table:table-cell office:value-type="float" office:value="0.65900000000000003" table:style-name="ce7">
            <text:p>0.659</text:p>
          </table:table-cell>
          <table:table-cell office:value-type="float" office:value="0.65686599999999995" table:style-name="ce7">
            <text:p>0.656866</text:p>
          </table:table-cell>
          <table:table-cell office:value-type="float" office:value="-6.090000000000817E-4" table:formula="of:=[.H603]-[.$H$5]" table:style-name="ce1">
            <text:p>-0.000609</text:p>
          </table:table-cell>
          <table:table-cell office:value-type="float" office:value="2.3210000000000175E-3" table:formula="of:=[.I603]-[.$I$5]" table:style-name="ce1">
            <text:p>0.002321</text:p>
          </table:table-cell>
          <table:table-cell office:value-type="float" office:value="1.8699999999993722E-4" table:formula="of:=[.J603]-[.$J$5]" table:style-name="ce1">
            <text:p>0.000187</text:p>
          </table:table-cell>
          <table:table-cell office:value-type="float" office:value="29.900099999999998" table:style-name="ce7">
            <text:p>29.9001</text:p>
          </table:table-cell>
          <table:table-cell office:value-type="float" office:value="1.0502299999999999E-2" table:style-name="ce7">
            <text:p>0.0105023</text:p>
          </table:table-cell>
          <table:table-cell office:value-type="float" office:value="-1.2571800000000001E-3" table:style-name="ce7">
            <text:p>-0.00125718</text:p>
          </table:table-cell>
          <table:table-cell table:number-columns-repeated="16368"/>
        </table:table-row>
        <table:table-row table:style-name="ro2">
          <table:table-cell office:value-type="float" office:value="11.98" table:style-name="ce1">
            <text:p>11.98</text:p>
          </table:table-cell>
          <table:table-cell office:value-type="float" office:value="2.6026000000000001E-2" table:style-name="ce1">
            <text:p>0.026026</text:p>
          </table:table-cell>
          <table:table-cell office:value-type="float" office:value="11.98" table:style-name="ce1">
            <text:p>11.98</text:p>
          </table:table-cell>
          <table:table-cell office:value-type="float" office:value="9.5197000000000004E-2" table:style-name="ce1">
            <text:p>0.095197</text:p>
          </table:table-cell>
          <table:table-cell office:value-type="float" office:value="-0.100004" table:style-name="ce1">
            <text:p>-0.100004</text:p>
          </table:table-cell>
          <table:table-cell table:style-name="ce3"/>
          <table:table-cell office:value-type="float" office:value="29.950099999999999" table:style-name="ce7">
            <text:p>29.9501</text:p>
          </table:table-cell>
          <table:table-cell office:value-type="float" office:value="0.65621099999999999" table:style-name="ce7">
            <text:p>0.656211</text:p>
          </table:table-cell>
          <table:table-cell office:value-type="float" office:value="0.65880499999999997" table:style-name="ce7">
            <text:p>0.658805</text:p>
          </table:table-cell>
          <table:table-cell office:value-type="float" office:value="0.65677099999999999" table:style-name="ce7">
            <text:p>0.656771</text:p>
          </table:table-cell>
          <table:table-cell office:value-type="float" office:value="-4.6500000000004871E-4" table:formula="of:=[.H604]-[.$H$5]" table:style-name="ce1">
            <text:p>-0.000465</text:p>
          </table:table-cell>
          <table:table-cell office:value-type="float" office:value="2.1259999999999613E-3" table:formula="of:=[.I604]-[.$I$5]" table:style-name="ce1">
            <text:p>0.002126</text:p>
          </table:table-cell>
          <table:table-cell office:value-type="float" office:value="9.1999999999980986E-5" table:formula="of:=[.J604]-[.$J$5]" table:style-name="ce1">
            <text:p>9.2E-05</text:p>
          </table:table-cell>
          <table:table-cell office:value-type="float" office:value="29.950099999999999" table:style-name="ce7">
            <text:p>29.9501</text:p>
          </table:table-cell>
          <table:table-cell office:value-type="float" office:value="1.15029E-2" table:style-name="ce7">
            <text:p>0.0115029</text:p>
          </table:table-cell>
          <table:table-cell office:value-type="float" office:value="-3.45084E-4" table:style-name="ce7">
            <text:p>-0.000345084</text:p>
          </table:table-cell>
          <table:table-cell table:number-columns-repeated="16368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.3068000000000002E-2" table:style-name="ce1">
            <text:p>0.023068</text:p>
          </table:table-cell>
          <table:table-cell office:value-type="float" office:value="12" table:style-name="ce1">
            <text:p>12</text:p>
          </table:table-cell>
          <table:table-cell office:value-type="float" office:value="8.4228999999999998E-2" table:style-name="ce1">
            <text:p>0.084229</text:p>
          </table:table-cell>
          <table:table-cell office:value-type="float" office:value="-0.106029" table:style-name="ce1">
            <text:p>-0.106029</text:p>
          </table:table-cell>
          <table:table-cell table:style-name="ce3"/>
          <table:table-cell office:value-type="float" office:value="30" table:style-name="ce7">
            <text:p>30</text:p>
          </table:table-cell>
          <table:table-cell office:value-type="float" office:value="0.65647200000000006" table:style-name="ce7">
            <text:p>0.656472</text:p>
          </table:table-cell>
          <table:table-cell office:value-type="float" office:value="0.65858700000000003" table:style-name="ce7">
            <text:p>0.658587</text:p>
          </table:table-cell>
          <table:table-cell office:value-type="float" office:value="0.65678099999999995" table:style-name="ce7">
            <text:p>0.656781</text:p>
          </table:table-cell>
          <table:table-cell office:value-type="float" office:value="-2.0399999999998197E-4" table:formula="of:=[.H605]-[.$H$5]" table:style-name="ce1">
            <text:p>-0.000204</text:p>
          </table:table-cell>
          <table:table-cell office:value-type="float" office:value="1.9080000000000208E-3" table:formula="of:=[.I605]-[.$I$5]" table:style-name="ce1">
            <text:p>0.001908</text:p>
          </table:table-cell>
          <table:table-cell office:value-type="float" office:value="1.0199999999993548E-4" table:formula="of:=[.J605]-[.$J$5]" table:style-name="ce1">
            <text:p>0.000102</text:p>
          </table:table-cell>
          <table:table-cell office:value-type="float" office:value="30.0001" table:style-name="ce7">
            <text:p>30.0001</text:p>
          </table:table-cell>
          <table:table-cell office:value-type="float" office:value="1.20438E-2" table:style-name="ce7">
            <text:p>0.0120438</text:p>
          </table:table-cell>
          <table:table-cell office:value-type="float" office:value="6.2971800000000003E-4" table:style-name="ce7">
            <text:p>0.000629718</text:p>
          </table:table-cell>
          <table:table-cell table:number-columns-repeated="16368"/>
        </table:table-row>
        <table:table-row table:style-name="ro3">
          <table:table-cell office:value-type="float" office:value="12.02" table:style-name="ce1">
            <text:p>12.02</text:p>
          </table:table-cell>
          <table:table-cell office:value-type="float" office:value="1.9945999999999998E-2" table:style-name="ce1">
            <text:p>0.019946</text:p>
          </table:table-cell>
          <table:table-cell office:value-type="float" office:value="12.02" table:style-name="ce1">
            <text:p>12.02</text:p>
          </table:table-cell>
          <table:table-cell office:value-type="float" office:value="7.2655999999999998E-2" table:style-name="ce1">
            <text:p>0.072656</text:p>
          </table:table-cell>
          <table:table-cell office:value-type="float" office:value="-0.11164200000000001" table:style-name="ce1">
            <text:p>-0.111642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2.04" table:style-name="ce1">
            <text:p>12.04</text:p>
          </table:table-cell>
          <table:table-cell office:value-type="float" office:value="1.6673E-2" table:style-name="ce1">
            <text:p>0.016673</text:p>
          </table:table-cell>
          <table:table-cell office:value-type="float" office:value="12.04" table:style-name="ce1">
            <text:p>12.04</text:p>
          </table:table-cell>
          <table:table-cell office:value-type="float" office:value="6.0526999999999997E-2" table:style-name="ce1">
            <text:p>0.060527</text:p>
          </table:table-cell>
          <table:table-cell office:value-type="float" office:value="-0.116812" table:style-name="ce1">
            <text:p>-0.116812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2.06" table:style-name="ce1">
            <text:p>12.06</text:p>
          </table:table-cell>
          <table:table-cell office:value-type="float" office:value="1.3265000000000001E-2" table:style-name="ce1">
            <text:p>0.013265</text:p>
          </table:table-cell>
          <table:table-cell office:value-type="float" office:value="12.06" table:style-name="ce1">
            <text:p>12.06</text:p>
          </table:table-cell>
          <table:table-cell office:value-type="float" office:value="4.7891000000000003E-2" table:style-name="ce1">
            <text:p>0.047891</text:p>
          </table:table-cell>
          <table:table-cell office:value-type="float" office:value="-0.121514" table:style-name="ce1">
            <text:p>-0.12151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2.08" table:style-name="ce1">
            <text:p>12.08</text:p>
          </table:table-cell>
          <table:table-cell office:value-type="float" office:value="9.7350000000000006E-3" table:style-name="ce1">
            <text:p>0.009735</text:p>
          </table:table-cell>
          <table:table-cell office:value-type="float" office:value="12.08" table:style-name="ce1">
            <text:p>12.08</text:p>
          </table:table-cell>
          <table:table-cell office:value-type="float" office:value="3.4800999999999999E-2" table:style-name="ce1">
            <text:p>0.034801</text:p>
          </table:table-cell>
          <table:table-cell office:value-type="float" office:value="-0.125723" table:style-name="ce1">
            <text:p>-0.125723</text:p>
          </table:table-cell>
          <table:table-cell table:number-columns-repeated="16379"/>
        </table:table-row>
        <table:table-row table:style-name="ro3">
          <table:table-cell office:value-type="float" office:value="12.1" table:style-name="ce1">
            <text:p>12.1</text:p>
          </table:table-cell>
          <table:table-cell office:value-type="float" office:value="6.1000000000000004E-3" table:style-name="ce1">
            <text:p>0.0061</text:p>
          </table:table-cell>
          <table:table-cell office:value-type="float" office:value="12.1" table:style-name="ce1">
            <text:p>12.1</text:p>
          </table:table-cell>
          <table:table-cell office:value-type="float" office:value="2.1309999999999999E-2" table:style-name="ce1">
            <text:p>0.02131</text:p>
          </table:table-cell>
          <table:table-cell office:value-type="float" office:value="-0.129415" table:style-name="ce1">
            <text:p>-0.129415</text:p>
          </table:table-cell>
          <table:table-cell table:number-columns-repeated="16379"/>
        </table:table-row>
        <table:table-row table:style-name="ro3">
          <table:table-cell office:value-type="float" office:value="12.12" table:style-name="ce1">
            <text:p>12.12</text:p>
          </table:table-cell>
          <table:table-cell office:value-type="float" office:value="2.3760000000000001E-3" table:style-name="ce1">
            <text:p>0.002376</text:p>
          </table:table-cell>
          <table:table-cell office:value-type="float" office:value="12.12" table:style-name="ce1">
            <text:p>12.12</text:p>
          </table:table-cell>
          <table:table-cell office:value-type="float" office:value="7.476E-3" table:style-name="ce1">
            <text:p>0.007476</text:p>
          </table:table-cell>
          <table:table-cell office:value-type="float" office:value="-0.132572" table:style-name="ce1">
            <text:p>-0.132572</text:p>
          </table:table-cell>
          <table:table-cell table:number-columns-repeated="16379"/>
        </table:table-row>
        <table:table-row table:style-name="ro3">
          <table:table-cell office:value-type="float" office:value="12.14" table:style-name="ce1">
            <text:p>12.14</text:p>
          </table:table-cell>
          <table:table-cell office:value-type="float" office:value="-1.421E-3" table:style-name="ce1">
            <text:p>-0.001421</text:p>
          </table:table-cell>
          <table:table-cell office:value-type="float" office:value="12.14" table:style-name="ce1">
            <text:p>12.14</text:p>
          </table:table-cell>
          <table:table-cell office:value-type="float" office:value="-6.6449999999999999E-3" table:style-name="ce1">
            <text:p>-0.006645</text:p>
          </table:table-cell>
          <table:table-cell office:value-type="float" office:value="-0.13517599999999999" table:style-name="ce1">
            <text:p>-0.135176</text:p>
          </table:table-cell>
          <table:table-cell table:number-columns-repeated="16379"/>
        </table:table-row>
        <table:table-row table:style-name="ro3">
          <table:table-cell office:value-type="float" office:value="12.16" table:style-name="ce1">
            <text:p>12.16</text:p>
          </table:table-cell>
          <table:table-cell office:value-type="float" office:value="-5.2760000000000003E-3" table:style-name="ce1">
            <text:p>-0.005276</text:p>
          </table:table-cell>
          <table:table-cell office:value-type="float" office:value="12.16" table:style-name="ce1">
            <text:p>12.16</text:p>
          </table:table-cell>
          <table:table-cell office:value-type="float" office:value="-2.0995E-2" table:style-name="ce1">
            <text:p>-0.020995</text:p>
          </table:table-cell>
          <table:table-cell office:value-type="float" office:value="-0.137211" table:style-name="ce1">
            <text:p>-0.137211</text:p>
          </table:table-cell>
          <table:table-cell table:number-columns-repeated="16379"/>
        </table:table-row>
        <table:table-row table:style-name="ro3">
          <table:table-cell office:value-type="float" office:value="12.18" table:style-name="ce1">
            <text:p>12.18</text:p>
          </table:table-cell>
          <table:table-cell office:value-type="float" office:value="-9.1710000000000003E-3" table:style-name="ce1">
            <text:p>-0.009171</text:p>
          </table:table-cell>
          <table:table-cell office:value-type="float" office:value="12.18" table:style-name="ce1">
            <text:p>12.18</text:p>
          </table:table-cell>
          <table:table-cell office:value-type="float" office:value="-3.5514999999999998E-2" table:style-name="ce1">
            <text:p>-0.035515</text:p>
          </table:table-cell>
          <table:table-cell office:value-type="float" office:value="-0.13866500000000001" table:style-name="ce1">
            <text:p>-0.138665</text:p>
          </table:table-cell>
          <table:table-cell table:number-columns-repeated="16379"/>
        </table:table-row>
        <table:table-row table:style-name="ro3">
          <table:table-cell office:value-type="float" office:value="12.2" table:style-name="ce1">
            <text:p>12.2</text:p>
          </table:table-cell>
          <table:table-cell office:value-type="float" office:value="-1.3089999999999999E-2" table:style-name="ce1">
            <text:p>-0.01309</text:p>
          </table:table-cell>
          <table:table-cell office:value-type="float" office:value="12.2" table:style-name="ce1">
            <text:p>12.2</text:p>
          </table:table-cell>
          <table:table-cell office:value-type="float" office:value="-5.0144000000000001E-2" table:style-name="ce1">
            <text:p>-0.050144</text:p>
          </table:table-cell>
          <table:table-cell office:value-type="float" office:value="-0.13952500000000001" table:style-name="ce1">
            <text:p>-0.139525</text:p>
          </table:table-cell>
          <table:table-cell table:number-columns-repeated="16379"/>
        </table:table-row>
        <table:table-row table:style-name="ro3">
          <table:table-cell office:value-type="float" office:value="12.22" table:style-name="ce1">
            <text:p>12.22</text:p>
          </table:table-cell>
          <table:table-cell office:value-type="float" office:value="-1.7017999999999998E-2" table:style-name="ce1">
            <text:p>-0.017018</text:p>
          </table:table-cell>
          <table:table-cell office:value-type="float" office:value="12.22" table:style-name="ce1">
            <text:p>12.22</text:p>
          </table:table-cell>
          <table:table-cell office:value-type="float" office:value="-6.4824999999999994E-2" table:style-name="ce1">
            <text:p>-0.064825</text:p>
          </table:table-cell>
          <table:table-cell office:value-type="float" office:value="-0.13978299999999999" table:style-name="ce1">
            <text:p>-0.139783</text:p>
          </table:table-cell>
          <table:table-cell table:number-columns-repeated="16379"/>
        </table:table-row>
        <table:table-row table:style-name="ro3">
          <table:table-cell office:value-type="float" office:value="12.24" table:style-name="ce1">
            <text:p>12.24</text:p>
          </table:table-cell>
          <table:table-cell office:value-type="float" office:value="-2.0938999999999999E-2" table:style-name="ce1">
            <text:p>-0.020939</text:p>
          </table:table-cell>
          <table:table-cell office:value-type="float" office:value="12.24" table:style-name="ce1">
            <text:p>12.24</text:p>
          </table:table-cell>
          <table:table-cell office:value-type="float" office:value="-7.9496999999999998E-2" table:style-name="ce1">
            <text:p>-0.079497</text:p>
          </table:table-cell>
          <table:table-cell office:value-type="float" office:value="-0.139429" table:style-name="ce1">
            <text:p>-0.139429</text:p>
          </table:table-cell>
          <table:table-cell table:number-columns-repeated="16379"/>
        </table:table-row>
        <table:table-row table:style-name="ro3">
          <table:table-cell office:value-type="float" office:value="12.26" table:style-name="ce1">
            <text:p>12.26</text:p>
          </table:table-cell>
          <table:table-cell office:value-type="float" office:value="-2.4836E-2" table:style-name="ce1">
            <text:p>-0.024836</text:p>
          </table:table-cell>
          <table:table-cell office:value-type="float" office:value="12.26" table:style-name="ce1">
            <text:p>12.26</text:p>
          </table:table-cell>
          <table:table-cell office:value-type="float" office:value="-9.4101000000000004E-2" table:style-name="ce1">
            <text:p>-0.094101</text:p>
          </table:table-cell>
          <table:table-cell office:value-type="float" office:value="-0.138458" table:style-name="ce1">
            <text:p>-0.138458</text:p>
          </table:table-cell>
          <table:table-cell table:number-columns-repeated="16379"/>
        </table:table-row>
        <table:table-row table:style-name="ro3">
          <table:table-cell office:value-type="float" office:value="12.28" table:style-name="ce1">
            <text:p>12.28</text:p>
          </table:table-cell>
          <table:table-cell office:value-type="float" office:value="-2.8694999999999998E-2" table:style-name="ce1">
            <text:p>-0.028695</text:p>
          </table:table-cell>
          <table:table-cell office:value-type="float" office:value="12.28" table:style-name="ce1">
            <text:p>12.28</text:p>
          </table:table-cell>
          <table:table-cell office:value-type="float" office:value="-0.10857799999999999" table:style-name="ce1">
            <text:p>-0.108578</text:p>
          </table:table-cell>
          <table:table-cell office:value-type="float" office:value="-0.13686300000000001" table:style-name="ce1">
            <text:p>-0.136863</text:p>
          </table:table-cell>
          <table:table-cell table:number-columns-repeated="16379"/>
        </table:table-row>
        <table:table-row table:style-name="ro3">
          <table:table-cell office:value-type="float" office:value="12.3" table:style-name="ce1">
            <text:p>12.3</text:p>
          </table:table-cell>
          <table:table-cell office:value-type="float" office:value="-3.2500000000000001E-2" table:style-name="ce1">
            <text:p>-0.0325</text:p>
          </table:table-cell>
          <table:table-cell office:value-type="float" office:value="12.3" table:style-name="ce1">
            <text:p>12.3</text:p>
          </table:table-cell>
          <table:table-cell office:value-type="float" office:value="-0.122867" table:style-name="ce1">
            <text:p>-0.122867</text:p>
          </table:table-cell>
          <table:table-cell office:value-type="float" office:value="-0.13464000000000001" table:style-name="ce1">
            <text:p>-0.13464</text:p>
          </table:table-cell>
          <table:table-cell table:number-columns-repeated="16379"/>
        </table:table-row>
        <table:table-row table:style-name="ro3">
          <table:table-cell office:value-type="float" office:value="12.32" table:style-name="ce1">
            <text:p>12.32</text:p>
          </table:table-cell>
          <table:table-cell office:value-type="float" office:value="-3.6236999999999998E-2" table:style-name="ce1">
            <text:p>-0.036237</text:p>
          </table:table-cell>
          <table:table-cell office:value-type="float" office:value="12.32" table:style-name="ce1">
            <text:p>12.32</text:p>
          </table:table-cell>
          <table:table-cell office:value-type="float" office:value="-0.13691" table:style-name="ce1">
            <text:p>-0.13691</text:p>
          </table:table-cell>
          <table:table-cell office:value-type="float" office:value="-0.13178599999999999" table:style-name="ce1">
            <text:p>-0.131786</text:p>
          </table:table-cell>
          <table:table-cell table:number-columns-repeated="16379"/>
        </table:table-row>
        <table:table-row table:style-name="ro3">
          <table:table-cell office:value-type="float" office:value="12.34" table:style-name="ce1">
            <text:p>12.34</text:p>
          </table:table-cell>
          <table:table-cell office:value-type="float" office:value="-3.9891000000000003E-2" table:style-name="ce1">
            <text:p>-0.039891</text:p>
          </table:table-cell>
          <table:table-cell office:value-type="float" office:value="12.34" table:style-name="ce1">
            <text:p>12.34</text:p>
          </table:table-cell>
          <table:table-cell office:value-type="float" office:value="-0.150648" table:style-name="ce1">
            <text:p>-0.150648</text:p>
          </table:table-cell>
          <table:table-cell office:value-type="float" office:value="-0.12829699999999999" table:style-name="ce1">
            <text:p>-0.128297</text:p>
          </table:table-cell>
          <table:table-cell table:number-columns-repeated="16379"/>
        </table:table-row>
        <table:table-row table:style-name="ro3">
          <table:table-cell office:value-type="float" office:value="12.36" table:style-name="ce1">
            <text:p>12.36</text:p>
          </table:table-cell>
          <table:table-cell office:value-type="float" office:value="-4.3447E-2" table:style-name="ce1">
            <text:p>-0.043447</text:p>
          </table:table-cell>
          <table:table-cell office:value-type="float" office:value="12.36" table:style-name="ce1">
            <text:p>12.36</text:p>
          </table:table-cell>
          <table:table-cell office:value-type="float" office:value="-0.164021" table:style-name="ce1">
            <text:p>-0.164021</text:p>
          </table:table-cell>
          <table:table-cell office:value-type="float" office:value="-0.124172" table:style-name="ce1">
            <text:p>-0.124172</text:p>
          </table:table-cell>
          <table:table-cell table:number-columns-repeated="16379"/>
        </table:table-row>
        <table:table-row table:style-name="ro3">
          <table:table-cell office:value-type="float" office:value="12.38" table:style-name="ce1">
            <text:p>12.38</text:p>
          </table:table-cell>
          <table:table-cell office:value-type="float" office:value="-4.6891000000000002E-2" table:style-name="ce1">
            <text:p>-0.046891</text:p>
          </table:table-cell>
          <table:table-cell office:value-type="float" office:value="12.38" table:style-name="ce1">
            <text:p>12.38</text:p>
          </table:table-cell>
          <table:table-cell office:value-type="float" office:value="-0.17697199999999999" table:style-name="ce1">
            <text:p>-0.176972</text:p>
          </table:table-cell>
          <table:table-cell office:value-type="float" office:value="-0.119411" table:style-name="ce1">
            <text:p>-0.119411</text:p>
          </table:table-cell>
          <table:table-cell table:number-columns-repeated="16379"/>
        </table:table-row>
        <table:table-row table:style-name="ro3">
          <table:table-cell office:value-type="float" office:value="12.4" table:style-name="ce1">
            <text:p>12.4</text:p>
          </table:table-cell>
          <table:table-cell office:value-type="float" office:value="-5.0208999999999997E-2" table:style-name="ce1">
            <text:p>-0.050209</text:p>
          </table:table-cell>
          <table:table-cell office:value-type="float" office:value="12.4" table:style-name="ce1">
            <text:p>12.4</text:p>
          </table:table-cell>
          <table:table-cell office:value-type="float" office:value="-0.18944" table:style-name="ce1">
            <text:p>-0.18944</text:p>
          </table:table-cell>
          <table:table-cell office:value-type="float" office:value="-0.114013" table:style-name="ce1">
            <text:p>-0.114013</text:p>
          </table:table-cell>
          <table:table-cell table:number-columns-repeated="16379"/>
        </table:table-row>
        <table:table-row table:style-name="ro3">
          <table:table-cell office:value-type="float" office:value="12.42" table:style-name="ce1">
            <text:p>12.42</text:p>
          </table:table-cell>
          <table:table-cell office:value-type="float" office:value="-5.3386000000000003E-2" table:style-name="ce1">
            <text:p>-0.053386</text:p>
          </table:table-cell>
          <table:table-cell office:value-type="float" office:value="12.42" table:style-name="ce1">
            <text:p>12.42</text:p>
          </table:table-cell>
          <table:table-cell office:value-type="float" office:value="-0.20136499999999999" table:style-name="ce1">
            <text:p>-0.201365</text:p>
          </table:table-cell>
          <table:table-cell office:value-type="float" office:value="-0.10797900000000001" table:style-name="ce1">
            <text:p>-0.107979</text:p>
          </table:table-cell>
          <table:table-cell table:number-columns-repeated="16379"/>
        </table:table-row>
        <table:table-row table:style-name="ro3">
          <table:table-cell office:value-type="float" office:value="12.44" table:style-name="ce1">
            <text:p>12.44</text:p>
          </table:table-cell>
          <table:table-cell office:value-type="float" office:value="-5.6408E-2" table:style-name="ce1">
            <text:p>-0.056408</text:p>
          </table:table-cell>
          <table:table-cell office:value-type="float" office:value="12.44" table:style-name="ce1">
            <text:p>12.44</text:p>
          </table:table-cell>
          <table:table-cell office:value-type="float" office:value="-0.21268899999999999" table:style-name="ce1">
            <text:p>-0.212689</text:p>
          </table:table-cell>
          <table:table-cell office:value-type="float" office:value="-0.101313" table:style-name="ce1">
            <text:p>-0.101313</text:p>
          </table:table-cell>
          <table:table-cell table:number-columns-repeated="16379"/>
        </table:table-row>
        <table:table-row table:style-name="ro3">
          <table:table-cell office:value-type="float" office:value="12.46" table:style-name="ce1">
            <text:p>12.46</text:p>
          </table:table-cell>
          <table:table-cell office:value-type="float" office:value="-5.926E-2" table:style-name="ce1">
            <text:p>-0.05926</text:p>
          </table:table-cell>
          <table:table-cell office:value-type="float" office:value="12.46" table:style-name="ce1">
            <text:p>12.46</text:p>
          </table:table-cell>
          <table:table-cell office:value-type="float" office:value="-0.22335199999999999" table:style-name="ce1">
            <text:p>-0.223352</text:p>
          </table:table-cell>
          <table:table-cell office:value-type="float" office:value="-9.4020000000000006E-2" table:style-name="ce1">
            <text:p>-0.09402</text:p>
          </table:table-cell>
          <table:table-cell table:number-columns-repeated="16379"/>
        </table:table-row>
        <table:table-row table:style-name="ro3">
          <table:table-cell office:value-type="float" office:value="12.48" table:style-name="ce1">
            <text:p>12.48</text:p>
          </table:table-cell>
          <table:table-cell office:value-type="float" office:value="-6.1927000000000003E-2" table:style-name="ce1">
            <text:p>-0.061927</text:p>
          </table:table-cell>
          <table:table-cell office:value-type="float" office:value="12.48" table:style-name="ce1">
            <text:p>12.48</text:p>
          </table:table-cell>
          <table:table-cell office:value-type="float" office:value="-0.233292" table:style-name="ce1">
            <text:p>-0.233292</text:p>
          </table:table-cell>
          <table:table-cell office:value-type="float" office:value="-8.6105000000000001E-2" table:style-name="ce1">
            <text:p>-0.086105</text:p>
          </table:table-cell>
          <table:table-cell table:number-columns-repeated="16379"/>
        </table:table-row>
        <table:table-row table:style-name="ro3">
          <table:table-cell office:value-type="float" office:value="12.5" table:style-name="ce1">
            <text:p>12.5</text:p>
          </table:table-cell>
          <table:table-cell office:value-type="float" office:value="-6.4394000000000007E-2" table:style-name="ce1">
            <text:p>-0.064394</text:p>
          </table:table-cell>
          <table:table-cell office:value-type="float" office:value="12.5" table:style-name="ce1">
            <text:p>12.5</text:p>
          </table:table-cell>
          <table:table-cell office:value-type="float" office:value="-0.24245" table:style-name="ce1">
            <text:p>-0.24245</text:p>
          </table:table-cell>
          <table:table-cell office:value-type="float" office:value="-7.7578999999999995E-2" table:style-name="ce1">
            <text:p>-0.077579</text:p>
          </table:table-cell>
          <table:table-cell table:number-columns-repeated="16379"/>
        </table:table-row>
        <table:table-row table:style-name="ro3">
          <table:table-cell office:value-type="float" office:value="12.52" table:style-name="ce1">
            <text:p>12.52</text:p>
          </table:table-cell>
          <table:table-cell office:value-type="float" office:value="-6.6646999999999998E-2" table:style-name="ce1">
            <text:p>-0.066647</text:p>
          </table:table-cell>
          <table:table-cell office:value-type="float" office:value="12.52" table:style-name="ce1">
            <text:p>12.52</text:p>
          </table:table-cell>
          <table:table-cell office:value-type="float" office:value="-0.25076399999999999" table:style-name="ce1">
            <text:p>-0.250764</text:p>
          </table:table-cell>
          <table:table-cell office:value-type="float" office:value="-6.8453E-2" table:style-name="ce1">
            <text:p>-0.068453</text:p>
          </table:table-cell>
          <table:table-cell table:number-columns-repeated="16379"/>
        </table:table-row>
        <table:table-row table:style-name="ro3">
          <table:table-cell office:value-type="float" office:value="12.54" table:style-name="ce1">
            <text:p>12.54</text:p>
          </table:table-cell>
          <table:table-cell office:value-type="float" office:value="-6.8669999999999995E-2" table:style-name="ce1">
            <text:p>-0.06867</text:p>
          </table:table-cell>
          <table:table-cell office:value-type="float" office:value="12.54" table:style-name="ce1">
            <text:p>12.54</text:p>
          </table:table-cell>
          <table:table-cell office:value-type="float" office:value="-0.25817400000000001" table:style-name="ce1">
            <text:p>-0.258174</text:p>
          </table:table-cell>
          <table:table-cell office:value-type="float" office:value="-5.8742999999999997E-2" table:style-name="ce1">
            <text:p>-0.058743</text:p>
          </table:table-cell>
          <table:table-cell table:number-columns-repeated="16379"/>
        </table:table-row>
        <table:table-row table:style-name="ro3">
          <table:table-cell office:value-type="float" office:value="12.56" table:style-name="ce1">
            <text:p>12.56</text:p>
          </table:table-cell>
          <table:table-cell office:value-type="float" office:value="-7.0445999999999995E-2" table:style-name="ce1">
            <text:p>-0.070446</text:p>
          </table:table-cell>
          <table:table-cell office:value-type="float" office:value="12.56" table:style-name="ce1">
            <text:p>12.56</text:p>
          </table:table-cell>
          <table:table-cell office:value-type="float" office:value="-0.26462000000000002" table:style-name="ce1">
            <text:p>-0.26462</text:p>
          </table:table-cell>
          <table:table-cell office:value-type="float" office:value="-4.8467999999999997E-2" table:style-name="ce1">
            <text:p>-0.048468</text:p>
          </table:table-cell>
          <table:table-cell table:number-columns-repeated="16379"/>
        </table:table-row>
        <table:table-row table:style-name="ro3">
          <table:table-cell office:value-type="float" office:value="12.58" table:style-name="ce1">
            <text:p>12.58</text:p>
          </table:table-cell>
          <table:table-cell office:value-type="float" office:value="-7.1961999999999998E-2" table:style-name="ce1">
            <text:p>-0.071962</text:p>
          </table:table-cell>
          <table:table-cell office:value-type="float" office:value="12.58" table:style-name="ce1">
            <text:p>12.58</text:p>
          </table:table-cell>
          <table:table-cell office:value-type="float" office:value="-0.27004099999999998" table:style-name="ce1">
            <text:p>-0.270041</text:p>
          </table:table-cell>
          <table:table-cell office:value-type="float" office:value="-3.7651999999999998E-2" table:style-name="ce1">
            <text:p>-0.037652</text:p>
          </table:table-cell>
          <table:table-cell table:number-columns-repeated="16379"/>
        </table:table-row>
        <table:table-row table:style-name="ro3">
          <table:table-cell office:value-type="float" office:value="12.6" table:style-name="ce1">
            <text:p>12.6</text:p>
          </table:table-cell>
          <table:table-cell office:value-type="float" office:value="-7.3199E-2" table:style-name="ce1">
            <text:p>-0.073199</text:p>
          </table:table-cell>
          <table:table-cell office:value-type="float" office:value="12.6" table:style-name="ce1">
            <text:p>12.6</text:p>
          </table:table-cell>
          <table:table-cell office:value-type="float" office:value="-0.27437899999999998" table:style-name="ce1">
            <text:p>-0.274379</text:p>
          </table:table-cell>
          <table:table-cell office:value-type="float" office:value="-2.6324E-2" table:style-name="ce1">
            <text:p>-0.026324</text:p>
          </table:table-cell>
          <table:table-cell table:number-columns-repeated="16379"/>
        </table:table-row>
        <table:table-row table:style-name="ro3">
          <table:table-cell office:value-type="float" office:value="12.62" table:style-name="ce1">
            <text:p>12.62</text:p>
          </table:table-cell>
          <table:table-cell office:value-type="float" office:value="-7.4144000000000002E-2" table:style-name="ce1">
            <text:p>-0.074144</text:p>
          </table:table-cell>
          <table:table-cell office:value-type="float" office:value="12.62" table:style-name="ce1">
            <text:p>12.62</text:p>
          </table:table-cell>
          <table:table-cell office:value-type="float" office:value="-0.27757700000000002" table:style-name="ce1">
            <text:p>-0.277577</text:p>
          </table:table-cell>
          <table:table-cell office:value-type="float" office:value="-1.4517E-2" table:style-name="ce1">
            <text:p>-0.014517</text:p>
          </table:table-cell>
          <table:table-cell table:number-columns-repeated="16379"/>
        </table:table-row>
        <table:table-row table:style-name="ro3">
          <table:table-cell office:value-type="float" office:value="12.64" table:style-name="ce1">
            <text:p>12.64</text:p>
          </table:table-cell>
          <table:table-cell office:value-type="float" office:value="-7.4778999999999998E-2" table:style-name="ce1">
            <text:p>-0.074779</text:p>
          </table:table-cell>
          <table:table-cell office:value-type="float" office:value="12.64" table:style-name="ce1">
            <text:p>12.64</text:p>
          </table:table-cell>
          <table:table-cell office:value-type="float" office:value="-0.27958" table:style-name="ce1">
            <text:p>-0.27958</text:p>
          </table:table-cell>
          <table:table-cell office:value-type="float" office:value="-2.2720000000000001E-3" table:style-name="ce1">
            <text:p>-0.002272</text:p>
          </table:table-cell>
          <table:table-cell table:number-columns-repeated="16379"/>
        </table:table-row>
        <table:table-row table:style-name="ro3">
          <table:table-cell office:value-type="float" office:value="12.66" table:style-name="ce1">
            <text:p>12.66</text:p>
          </table:table-cell>
          <table:table-cell office:value-type="float" office:value="-7.5091000000000005E-2" table:style-name="ce1">
            <text:p>-0.075091</text:p>
          </table:table-cell>
          <table:table-cell office:value-type="float" office:value="12.66" table:style-name="ce1">
            <text:p>12.66</text:p>
          </table:table-cell>
          <table:table-cell office:value-type="float" office:value="-0.28033599999999997" table:style-name="ce1">
            <text:p>-0.280336</text:p>
          </table:table-cell>
          <table:table-cell office:value-type="float" office:value="1.0366E-2" table:style-name="ce1">
            <text:p>0.010366</text:p>
          </table:table-cell>
          <table:table-cell table:number-columns-repeated="16379"/>
        </table:table-row>
        <table:table-row table:style-name="ro3">
          <table:table-cell office:value-type="float" office:value="12.68" table:style-name="ce1">
            <text:p>12.68</text:p>
          </table:table-cell>
          <table:table-cell office:value-type="float" office:value="-7.5065000000000007E-2" table:style-name="ce1">
            <text:p>-0.075065</text:p>
          </table:table-cell>
          <table:table-cell office:value-type="float" office:value="12.68" table:style-name="ce1">
            <text:p>12.68</text:p>
          </table:table-cell>
          <table:table-cell office:value-type="float" office:value="-0.27979599999999999" table:style-name="ce1">
            <text:p>-0.279796</text:p>
          </table:table-cell>
          <table:table-cell office:value-type="float" office:value="2.3344E-2" table:style-name="ce1">
            <text:p>0.023344</text:p>
          </table:table-cell>
          <table:table-cell table:number-columns-repeated="16379"/>
        </table:table-row>
        <table:table-row table:style-name="ro3">
          <table:table-cell office:value-type="float" office:value="12.7" table:style-name="ce1">
            <text:p>12.7</text:p>
          </table:table-cell>
          <table:table-cell office:value-type="float" office:value="-7.4687000000000003E-2" table:style-name="ce1">
            <text:p>-0.074687</text:p>
          </table:table-cell>
          <table:table-cell office:value-type="float" office:value="12.7" table:style-name="ce1">
            <text:p>12.7</text:p>
          </table:table-cell>
          <table:table-cell office:value-type="float" office:value="-0.27791500000000002" table:style-name="ce1">
            <text:p>-0.277915</text:p>
          </table:table-cell>
          <table:table-cell office:value-type="float" office:value="3.6602999999999997E-2" table:style-name="ce1">
            <text:p>0.036603</text:p>
          </table:table-cell>
          <table:table-cell table:number-columns-repeated="16379"/>
        </table:table-row>
        <table:table-row table:style-name="ro3">
          <table:table-cell office:value-type="float" office:value="12.72" table:style-name="ce1">
            <text:p>12.72</text:p>
          </table:table-cell>
          <table:table-cell office:value-type="float" office:value="-7.3944999999999997E-2" table:style-name="ce1">
            <text:p>-0.073945</text:p>
          </table:table-cell>
          <table:table-cell office:value-type="float" office:value="12.72" table:style-name="ce1">
            <text:p>12.72</text:p>
          </table:table-cell>
          <table:table-cell office:value-type="float" office:value="-0.27465600000000001" table:style-name="ce1">
            <text:p>-0.274656</text:p>
          </table:table-cell>
          <table:table-cell office:value-type="float" office:value="5.0077000000000003E-2" table:style-name="ce1">
            <text:p>0.050077</text:p>
          </table:table-cell>
          <table:table-cell table:number-columns-repeated="16379"/>
        </table:table-row>
        <table:table-row table:style-name="ro3">
          <table:table-cell office:value-type="float" office:value="12.74" table:style-name="ce1">
            <text:p>12.74</text:p>
          </table:table-cell>
          <table:table-cell office:value-type="float" office:value="-7.2827000000000003E-2" table:style-name="ce1">
            <text:p>-0.072827</text:p>
          </table:table-cell>
          <table:table-cell office:value-type="float" office:value="12.74" table:style-name="ce1">
            <text:p>12.74</text:p>
          </table:table-cell>
          <table:table-cell office:value-type="float" office:value="-0.269986" table:style-name="ce1">
            <text:p>-0.269986</text:p>
          </table:table-cell>
          <table:table-cell office:value-type="float" office:value="6.3694000000000001E-2" table:style-name="ce1">
            <text:p>0.063694</text:p>
          </table:table-cell>
          <table:table-cell table:number-columns-repeated="16379"/>
        </table:table-row>
        <table:table-row table:style-name="ro3">
          <table:table-cell office:value-type="float" office:value="12.76" table:style-name="ce1">
            <text:p>12.76</text:p>
          </table:table-cell>
          <table:table-cell office:value-type="float" office:value="-7.1323999999999999E-2" table:style-name="ce1">
            <text:p>-0.071324</text:p>
          </table:table-cell>
          <table:table-cell office:value-type="float" office:value="12.76" table:style-name="ce1">
            <text:p>12.76</text:p>
          </table:table-cell>
          <table:table-cell office:value-type="float" office:value="-0.263878" table:style-name="ce1">
            <text:p>-0.263878</text:p>
          </table:table-cell>
          <table:table-cell office:value-type="float" office:value="7.7373999999999998E-2" table:style-name="ce1">
            <text:p>0.077374</text:p>
          </table:table-cell>
          <table:table-cell table:number-columns-repeated="16379"/>
        </table:table-row>
        <table:table-row table:style-name="ro3">
          <table:table-cell office:value-type="float" office:value="12.78" table:style-name="ce1">
            <text:p>12.78</text:p>
          </table:table-cell>
          <table:table-cell office:value-type="float" office:value="-6.9429000000000005E-2" table:style-name="ce1">
            <text:p>-0.069429</text:p>
          </table:table-cell>
          <table:table-cell office:value-type="float" office:value="12.78" table:style-name="ce1">
            <text:p>12.78</text:p>
          </table:table-cell>
          <table:table-cell office:value-type="float" office:value="-0.25631700000000002" table:style-name="ce1">
            <text:p>-0.256317</text:p>
          </table:table-cell>
          <table:table-cell office:value-type="float" office:value="9.1031000000000001E-2" table:style-name="ce1">
            <text:p>0.091031</text:p>
          </table:table-cell>
          <table:table-cell table:number-columns-repeated="16379"/>
        </table:table-row>
        <table:table-row table:style-name="ro3">
          <table:table-cell office:value-type="float" office:value="12.8" table:style-name="ce1">
            <text:p>12.8</text:p>
          </table:table-cell>
          <table:table-cell office:value-type="float" office:value="-6.7137000000000002E-2" table:style-name="ce1">
            <text:p>-0.067137</text:p>
          </table:table-cell>
          <table:table-cell office:value-type="float" office:value="12.8" table:style-name="ce1">
            <text:p>12.8</text:p>
          </table:table-cell>
          <table:table-cell office:value-type="float" office:value="-0.24729200000000001" table:style-name="ce1">
            <text:p>-0.247292</text:p>
          </table:table-cell>
          <table:table-cell office:value-type="float" office:value="0.104574" table:style-name="ce1">
            <text:p>0.104574</text:p>
          </table:table-cell>
          <table:table-cell table:number-columns-repeated="16379"/>
        </table:table-row>
        <table:table-row table:style-name="ro3">
          <table:table-cell office:value-type="float" office:value="12.82" table:style-name="ce1">
            <text:p>12.82</text:p>
          </table:table-cell>
          <table:table-cell office:value-type="float" office:value="-6.4445000000000002E-2" table:style-name="ce1">
            <text:p>-0.064445</text:p>
          </table:table-cell>
          <table:table-cell office:value-type="float" office:value="12.82" table:style-name="ce1">
            <text:p>12.82</text:p>
          </table:table-cell>
          <table:table-cell office:value-type="float" office:value="-0.23680699999999999" table:style-name="ce1">
            <text:p>-0.236807</text:p>
          </table:table-cell>
          <table:table-cell office:value-type="float" office:value="0.117907" table:style-name="ce1">
            <text:p>0.117907</text:p>
          </table:table-cell>
          <table:table-cell table:number-columns-repeated="16379"/>
        </table:table-row>
        <table:table-row table:style-name="ro3">
          <table:table-cell office:value-type="float" office:value="12.84" table:style-name="ce1">
            <text:p>12.84</text:p>
          </table:table-cell>
          <table:table-cell office:value-type="float" office:value="-6.1352999999999998E-2" table:style-name="ce1">
            <text:p>-0.061353</text:p>
          </table:table-cell>
          <table:table-cell office:value-type="float" office:value="12.84" table:style-name="ce1">
            <text:p>12.84</text:p>
          </table:table-cell>
          <table:table-cell office:value-type="float" office:value="-0.22487199999999999" table:style-name="ce1">
            <text:p>-0.224872</text:p>
          </table:table-cell>
          <table:table-cell office:value-type="float" office:value="0.13092599999999999" table:style-name="ce1">
            <text:p>0.130926</text:p>
          </table:table-cell>
          <table:table-cell table:number-columns-repeated="16379"/>
        </table:table-row>
        <table:table-row table:style-name="ro3">
          <table:table-cell office:value-type="float" office:value="12.86" table:style-name="ce1">
            <text:p>12.86</text:p>
          </table:table-cell>
          <table:table-cell office:value-type="float" office:value="-5.7866000000000001E-2" table:style-name="ce1">
            <text:p>-0.057866</text:p>
          </table:table-cell>
          <table:table-cell office:value-type="float" office:value="12.86" table:style-name="ce1">
            <text:p>12.86</text:p>
          </table:table-cell>
          <table:table-cell office:value-type="float" office:value="-0.21151300000000001" table:style-name="ce1">
            <text:p>-0.211513</text:p>
          </table:table-cell>
          <table:table-cell office:value-type="float" office:value="0.14352599999999999" table:style-name="ce1">
            <text:p>0.143526</text:p>
          </table:table-cell>
          <table:table-cell table:number-columns-repeated="16379"/>
        </table:table-row>
        <table:table-row table:style-name="ro3">
          <table:table-cell office:value-type="float" office:value="12.88" table:style-name="ce1">
            <text:p>12.88</text:p>
          </table:table-cell>
          <table:table-cell office:value-type="float" office:value="-5.3990000000000003E-2" table:style-name="ce1">
            <text:p>-0.05399</text:p>
          </table:table-cell>
          <table:table-cell office:value-type="float" office:value="12.88" table:style-name="ce1">
            <text:p>12.88</text:p>
          </table:table-cell>
          <table:table-cell office:value-type="float" office:value="-0.196765" table:style-name="ce1">
            <text:p>-0.196765</text:p>
          </table:table-cell>
          <table:table-cell office:value-type="float" office:value="0.15559999999999999" table:style-name="ce1">
            <text:p>0.1556</text:p>
          </table:table-cell>
          <table:table-cell table:number-columns-repeated="16379"/>
        </table:table-row>
        <table:table-row table:style-name="ro3">
          <table:table-cell office:value-type="float" office:value="12.9" table:style-name="ce1">
            <text:p>12.9</text:p>
          </table:table-cell>
          <table:table-cell office:value-type="float" office:value="-4.9735000000000001E-2" table:style-name="ce1">
            <text:p>-0.049735</text:p>
          </table:table-cell>
          <table:table-cell office:value-type="float" office:value="12.9" table:style-name="ce1">
            <text:p>12.9</text:p>
          </table:table-cell>
          <table:table-cell office:value-type="float" office:value="-0.180677" table:style-name="ce1">
            <text:p>-0.180677</text:p>
          </table:table-cell>
          <table:table-cell office:value-type="float" office:value="0.16703499999999999" table:style-name="ce1">
            <text:p>0.167035</text:p>
          </table:table-cell>
          <table:table-cell table:number-columns-repeated="16379"/>
        </table:table-row>
        <table:table-row table:style-name="ro3">
          <table:table-cell office:value-type="float" office:value="12.92" table:style-name="ce1">
            <text:p>12.92</text:p>
          </table:table-cell>
          <table:table-cell office:value-type="float" office:value="-4.5116999999999997E-2" table:style-name="ce1">
            <text:p>-0.045117</text:p>
          </table:table-cell>
          <table:table-cell office:value-type="float" office:value="12.92" table:style-name="ce1">
            <text:p>12.92</text:p>
          </table:table-cell>
          <table:table-cell office:value-type="float" office:value="-0.16331000000000001" table:style-name="ce1">
            <text:p>-0.16331</text:p>
          </table:table-cell>
          <table:table-cell office:value-type="float" office:value="0.17772199999999999" table:style-name="ce1">
            <text:p>0.177722</text:p>
          </table:table-cell>
          <table:table-cell table:number-columns-repeated="16379"/>
        </table:table-row>
        <table:table-row table:style-name="ro3">
          <table:table-cell office:value-type="float" office:value="12.94" table:style-name="ce1">
            <text:p>12.94</text:p>
          </table:table-cell>
          <table:table-cell office:value-type="float" office:value="-4.0153000000000001E-2" table:style-name="ce1">
            <text:p>-0.040153</text:p>
          </table:table-cell>
          <table:table-cell office:value-type="float" office:value="12.94" table:style-name="ce1">
            <text:p>12.94</text:p>
          </table:table-cell>
          <table:table-cell office:value-type="float" office:value="-0.14474000000000001" table:style-name="ce1">
            <text:p>-0.14474</text:p>
          </table:table-cell>
          <table:table-cell office:value-type="float" office:value="0.187551" table:style-name="ce1">
            <text:p>0.187551</text:p>
          </table:table-cell>
          <table:table-cell table:number-columns-repeated="16379"/>
        </table:table-row>
        <table:table-row table:style-name="ro3">
          <table:table-cell office:value-type="float" office:value="12.96" table:style-name="ce1">
            <text:p>12.96</text:p>
          </table:table-cell>
          <table:table-cell office:value-type="float" office:value="-3.4866000000000001E-2" table:style-name="ce1">
            <text:p>-0.034866</text:p>
          </table:table-cell>
          <table:table-cell office:value-type="float" office:value="12.96" table:style-name="ce1">
            <text:p>12.96</text:p>
          </table:table-cell>
          <table:table-cell office:value-type="float" office:value="-0.125056" table:style-name="ce1">
            <text:p>-0.125056</text:p>
          </table:table-cell>
          <table:table-cell office:value-type="float" office:value="0.196412" table:style-name="ce1">
            <text:p>0.196412</text:p>
          </table:table-cell>
          <table:table-cell table:number-columns-repeated="16379"/>
        </table:table-row>
        <table:table-row table:style-name="ro3">
          <table:table-cell office:value-type="float" office:value="12.98" table:style-name="ce1">
            <text:p>12.98</text:p>
          </table:table-cell>
          <table:table-cell office:value-type="float" office:value="-2.9281999999999999E-2" table:style-name="ce1">
            <text:p>-0.029282</text:p>
          </table:table-cell>
          <table:table-cell office:value-type="float" office:value="12.98" table:style-name="ce1">
            <text:p>12.98</text:p>
          </table:table-cell>
          <table:table-cell office:value-type="float" office:value="-0.10435899999999999" table:style-name="ce1">
            <text:p>-0.104359</text:p>
          </table:table-cell>
          <table:table-cell office:value-type="float" office:value="0.204203" table:style-name="ce1">
            <text:p>0.204203</text:p>
          </table:table-cell>
          <table:table-cell table:number-columns-repeated="1637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-2.3431E-2" table:style-name="ce1">
            <text:p>-0.023431</text:p>
          </table:table-cell>
          <table:table-cell office:value-type="float" office:value="13" table:style-name="ce1">
            <text:p>13</text:p>
          </table:table-cell>
          <table:table-cell office:value-type="float" office:value="-8.2765000000000005E-2" table:style-name="ce1">
            <text:p>-0.082765</text:p>
          </table:table-cell>
          <table:table-cell office:value-type="float" office:value="0.21082300000000001" table:style-name="ce1">
            <text:p>0.210823</text:p>
          </table:table-cell>
          <table:table-cell table:number-columns-repeated="16379"/>
        </table:table-row>
        <table:table-row table:style-name="ro3">
          <table:table-cell office:value-type="float" office:value="13.02" table:style-name="ce1">
            <text:p>13.02</text:p>
          </table:table-cell>
          <table:table-cell office:value-type="float" office:value="-1.7347999999999999E-2" table:style-name="ce1">
            <text:p>-0.017348</text:p>
          </table:table-cell>
          <table:table-cell office:value-type="float" office:value="13.02" table:style-name="ce1">
            <text:p>13.02</text:p>
          </table:table-cell>
          <table:table-cell office:value-type="float" office:value="-6.0401000000000003E-2" table:style-name="ce1">
            <text:p>-0.060401</text:p>
          </table:table-cell>
          <table:table-cell office:value-type="float" office:value="0.21618000000000001" table:style-name="ce1">
            <text:p>0.21618</text:p>
          </table:table-cell>
          <table:table-cell table:number-columns-repeated="16379"/>
        </table:table-row>
        <table:table-row table:style-name="ro3">
          <table:table-cell office:value-type="float" office:value="13.04" table:style-name="ce1">
            <text:p>13.04</text:p>
          </table:table-cell>
          <table:table-cell office:value-type="float" office:value="-1.107E-2" table:style-name="ce1">
            <text:p>-0.01107</text:p>
          </table:table-cell>
          <table:table-cell office:value-type="float" office:value="13.04" table:style-name="ce1">
            <text:p>13.04</text:p>
          </table:table-cell>
          <table:table-cell office:value-type="float" office:value="-3.7405000000000001E-2" table:style-name="ce1">
            <text:p>-0.037405</text:p>
          </table:table-cell>
          <table:table-cell office:value-type="float" office:value="0.220189" table:style-name="ce1">
            <text:p>0.220189</text:p>
          </table:table-cell>
          <table:table-cell table:number-columns-repeated="16379"/>
        </table:table-row>
        <table:table-row table:style-name="ro3">
          <table:table-cell office:value-type="float" office:value="13.06" table:style-name="ce1">
            <text:p>13.06</text:p>
          </table:table-cell>
          <table:table-cell office:value-type="float" office:value="-4.6389999999999999E-3" table:style-name="ce1">
            <text:p>-0.004639</text:p>
          </table:table-cell>
          <table:table-cell office:value-type="float" office:value="13.06" table:style-name="ce1">
            <text:p>13.06</text:p>
          </table:table-cell>
          <table:table-cell office:value-type="float" office:value="-1.3929E-2" table:style-name="ce1">
            <text:p>-0.013929</text:p>
          </table:table-cell>
          <table:table-cell office:value-type="float" office:value="0.222776" table:style-name="ce1">
            <text:p>0.222776</text:p>
          </table:table-cell>
          <table:table-cell table:number-columns-repeated="16379"/>
        </table:table-row>
        <table:table-row table:style-name="ro3">
          <table:table-cell office:value-type="float" office:value="13.08" table:style-name="ce1">
            <text:p>13.08</text:p>
          </table:table-cell>
          <table:table-cell office:value-type="float" office:value="1.902E-3" table:style-name="ce1">
            <text:p>0.001902</text:p>
          </table:table-cell>
          <table:table-cell office:value-type="float" office:value="13.08" table:style-name="ce1">
            <text:p>13.08</text:p>
          </table:table-cell>
          <table:table-cell office:value-type="float" office:value="9.868E-3" table:style-name="ce1">
            <text:p>0.009868</text:p>
          </table:table-cell>
          <table:table-cell office:value-type="float" office:value="0.22387599999999999" table:style-name="ce1">
            <text:p>0.223876</text:p>
          </table:table-cell>
          <table:table-cell table:number-columns-repeated="16379"/>
        </table:table-row>
        <table:table-row table:style-name="ro3">
          <table:table-cell office:value-type="float" office:value="13.1" table:style-name="ce1">
            <text:p>13.1</text:p>
          </table:table-cell>
          <table:table-cell office:value-type="float" office:value="8.5050000000000004E-3" table:style-name="ce1">
            <text:p>0.008505</text:p>
          </table:table-cell>
          <table:table-cell office:value-type="float" office:value="13.1" table:style-name="ce1">
            <text:p>13.1</text:p>
          </table:table-cell>
          <table:table-cell office:value-type="float" office:value="3.3818000000000001E-2" table:style-name="ce1">
            <text:p>0.033818</text:p>
          </table:table-cell>
          <table:table-cell office:value-type="float" office:value="0.223437" table:style-name="ce1">
            <text:p>0.223437</text:p>
          </table:table-cell>
          <table:table-cell table:number-columns-repeated="16379"/>
        </table:table-row>
        <table:table-row table:style-name="ro3">
          <table:table-cell office:value-type="float" office:value="13.12" table:style-name="ce1">
            <text:p>13.12</text:p>
          </table:table-cell>
          <table:table-cell office:value-type="float" office:value="1.5121000000000001E-2" table:style-name="ce1">
            <text:p>0.015121</text:p>
          </table:table-cell>
          <table:table-cell office:value-type="float" office:value="13.12" table:style-name="ce1">
            <text:p>13.12</text:p>
          </table:table-cell>
          <table:table-cell office:value-type="float" office:value="5.7745999999999999E-2" table:style-name="ce1">
            <text:p>0.057746</text:p>
          </table:table-cell>
          <table:table-cell office:value-type="float" office:value="0.22142200000000001" table:style-name="ce1">
            <text:p>0.221422</text:p>
          </table:table-cell>
          <table:table-cell table:number-columns-repeated="16379"/>
        </table:table-row>
        <table:table-row table:style-name="ro3">
          <table:table-cell office:value-type="float" office:value="13.14" table:style-name="ce1">
            <text:p>13.14</text:p>
          </table:table-cell>
          <table:table-cell office:value-type="float" office:value="2.1697999999999999E-2" table:style-name="ce1">
            <text:p>0.021698</text:p>
          </table:table-cell>
          <table:table-cell office:value-type="float" office:value="13.14" table:style-name="ce1">
            <text:p>13.14</text:p>
          </table:table-cell>
          <table:table-cell office:value-type="float" office:value="8.1472000000000003E-2" table:style-name="ce1">
            <text:p>0.081472</text:p>
          </table:table-cell>
          <table:table-cell office:value-type="float" office:value="0.217804" table:style-name="ce1">
            <text:p>0.217804</text:p>
          </table:table-cell>
          <table:table-cell table:number-columns-repeated="16379"/>
        </table:table-row>
        <table:table-row table:style-name="ro3">
          <table:table-cell office:value-type="float" office:value="13.16" table:style-name="ce1">
            <text:p>13.16</text:p>
          </table:table-cell>
          <table:table-cell office:value-type="float" office:value="2.8184000000000001E-2" table:style-name="ce1">
            <text:p>0.028184</text:p>
          </table:table-cell>
          <table:table-cell office:value-type="float" office:value="13.16" table:style-name="ce1">
            <text:p>13.16</text:p>
          </table:table-cell>
          <table:table-cell office:value-type="float" office:value="0.104812" table:style-name="ce1">
            <text:p>0.104812</text:p>
          </table:table-cell>
          <table:table-cell office:value-type="float" office:value="0.21257699999999999" table:style-name="ce1">
            <text:p>0.212577</text:p>
          </table:table-cell>
          <table:table-cell table:number-columns-repeated="16379"/>
        </table:table-row>
        <table:table-row table:style-name="ro3">
          <table:table-cell office:value-type="float" office:value="13.18" table:style-name="ce1">
            <text:p>13.18</text:p>
          </table:table-cell>
          <table:table-cell office:value-type="float" office:value="3.4526000000000001E-2" table:style-name="ce1">
            <text:p>0.034526</text:p>
          </table:table-cell>
          <table:table-cell office:value-type="float" office:value="13.18" table:style-name="ce1">
            <text:p>13.18</text:p>
          </table:table-cell>
          <table:table-cell office:value-type="float" office:value="0.12758" table:style-name="ce1">
            <text:p>0.12758</text:p>
          </table:table-cell>
          <table:table-cell office:value-type="float" office:value="0.20574600000000001" table:style-name="ce1">
            <text:p>0.205746</text:p>
          </table:table-cell>
          <table:table-cell table:number-columns-repeated="16379"/>
        </table:table-row>
        <table:table-row table:style-name="ro3">
          <table:table-cell office:value-type="float" office:value="13.2" table:style-name="ce1">
            <text:p>13.2</text:p>
          </table:table-cell>
          <table:table-cell office:value-type="float" office:value="4.0669999999999998E-2" table:style-name="ce1">
            <text:p>0.04067</text:p>
          </table:table-cell>
          <table:table-cell office:value-type="float" office:value="13.2" table:style-name="ce1">
            <text:p>13.2</text:p>
          </table:table-cell>
          <table:table-cell office:value-type="float" office:value="0.149592" table:style-name="ce1">
            <text:p>0.149592</text:p>
          </table:table-cell>
          <table:table-cell office:value-type="float" office:value="0.19733400000000001" table:style-name="ce1">
            <text:p>0.197334</text:p>
          </table:table-cell>
          <table:table-cell table:number-columns-repeated="16379"/>
        </table:table-row>
        <table:table-row table:style-name="ro3">
          <table:table-cell office:value-type="float" office:value="13.22" table:style-name="ce1">
            <text:p>13.22</text:p>
          </table:table-cell>
          <table:table-cell office:value-type="float" office:value="4.6564000000000001E-2" table:style-name="ce1">
            <text:p>0.046564</text:p>
          </table:table-cell>
          <table:table-cell office:value-type="float" office:value="13.22" table:style-name="ce1">
            <text:p>13.22</text:p>
          </table:table-cell>
          <table:table-cell office:value-type="float" office:value="0.17066500000000001" table:style-name="ce1">
            <text:p>0.170665</text:p>
          </table:table-cell>
          <table:table-cell office:value-type="float" office:value="0.18738099999999999" table:style-name="ce1">
            <text:p>0.187381</text:p>
          </table:table-cell>
          <table:table-cell table:number-columns-repeated="16379"/>
        </table:table-row>
        <table:table-row table:style-name="ro3">
          <table:table-cell office:value-type="float" office:value="13.24" table:style-name="ce1">
            <text:p>13.24</text:p>
          </table:table-cell>
          <table:table-cell office:value-type="float" office:value="5.2156000000000001E-2" table:style-name="ce1">
            <text:p>0.052156</text:p>
          </table:table-cell>
          <table:table-cell office:value-type="float" office:value="13.24" table:style-name="ce1">
            <text:p>13.24</text:p>
          </table:table-cell>
          <table:table-cell office:value-type="float" office:value="0.19062200000000001" table:style-name="ce1">
            <text:p>0.190622</text:p>
          </table:table-cell>
          <table:table-cell office:value-type="float" office:value="0.17594199999999999" table:style-name="ce1">
            <text:p>0.175942</text:p>
          </table:table-cell>
          <table:table-cell table:number-columns-repeated="16379"/>
        </table:table-row>
        <table:table-row table:style-name="ro3">
          <table:table-cell office:value-type="float" office:value="13.26" table:style-name="ce1">
            <text:p>13.26</text:p>
          </table:table-cell>
          <table:table-cell office:value-type="float" office:value="5.7395000000000002E-2" table:style-name="ce1">
            <text:p>0.057395</text:p>
          </table:table-cell>
          <table:table-cell office:value-type="float" office:value="13.26" table:style-name="ce1">
            <text:p>13.26</text:p>
          </table:table-cell>
          <table:table-cell office:value-type="float" office:value="0.20929200000000001" table:style-name="ce1">
            <text:p>0.209292</text:p>
          </table:table-cell>
          <table:table-cell office:value-type="float" office:value="0.16309000000000001" table:style-name="ce1">
            <text:p>0.16309</text:p>
          </table:table-cell>
          <table:table-cell table:number-columns-repeated="16379"/>
        </table:table-row>
        <table:table-row table:style-name="ro3">
          <table:table-cell office:value-type="float" office:value="13.28" table:style-name="ce1">
            <text:p>13.28</text:p>
          </table:table-cell>
          <table:table-cell office:value-type="float" office:value="6.2233999999999998E-2" table:style-name="ce1">
            <text:p>0.062234</text:p>
          </table:table-cell>
          <table:table-cell office:value-type="float" office:value="13.28" table:style-name="ce1">
            <text:p>13.28</text:p>
          </table:table-cell>
          <table:table-cell office:value-type="float" office:value="0.22651199999999999" table:style-name="ce1">
            <text:p>0.226512</text:p>
          </table:table-cell>
          <table:table-cell office:value-type="float" office:value="0.14891299999999999" table:style-name="ce1">
            <text:p>0.148913</text:p>
          </table:table-cell>
          <table:table-cell table:number-columns-repeated="16379"/>
        </table:table-row>
        <table:table-row table:style-name="ro3">
          <table:table-cell office:value-type="float" office:value="13.3" table:style-name="ce1">
            <text:p>13.3</text:p>
          </table:table-cell>
          <table:table-cell office:value-type="float" office:value="6.6628999999999994E-2" table:style-name="ce1">
            <text:p>0.066629</text:p>
          </table:table-cell>
          <table:table-cell office:value-type="float" office:value="13.3" table:style-name="ce1">
            <text:p>13.3</text:p>
          </table:table-cell>
          <table:table-cell office:value-type="float" office:value="0.24213100000000001" table:style-name="ce1">
            <text:p>0.242131</text:p>
          </table:table-cell>
          <table:table-cell office:value-type="float" office:value="0.13351199999999999" table:style-name="ce1">
            <text:p>0.133512</text:p>
          </table:table-cell>
          <table:table-cell table:number-columns-repeated="16379"/>
        </table:table-row>
        <table:table-row table:style-name="ro3">
          <table:table-cell office:value-type="float" office:value="13.32" table:style-name="ce1">
            <text:p>13.32</text:p>
          </table:table-cell>
          <table:table-cell office:value-type="float" office:value="7.0539000000000004E-2" table:style-name="ce1">
            <text:p>0.070539</text:p>
          </table:table-cell>
          <table:table-cell office:value-type="float" office:value="13.32" table:style-name="ce1">
            <text:p>13.32</text:p>
          </table:table-cell>
          <table:table-cell office:value-type="float" office:value="0.25600899999999999" table:style-name="ce1">
            <text:p>0.256009</text:p>
          </table:table-cell>
          <table:table-cell office:value-type="float" office:value="0.117004" table:style-name="ce1">
            <text:p>0.117004</text:p>
          </table:table-cell>
          <table:table-cell table:number-columns-repeated="16379"/>
        </table:table-row>
        <table:table-row table:style-name="ro3">
          <table:table-cell office:value-type="float" office:value="13.34" table:style-name="ce1">
            <text:p>13.34</text:p>
          </table:table-cell>
          <table:table-cell office:value-type="float" office:value="7.3926000000000006E-2" table:style-name="ce1">
            <text:p>0.073926</text:p>
          </table:table-cell>
          <table:table-cell office:value-type="float" office:value="13.34" table:style-name="ce1">
            <text:p>13.34</text:p>
          </table:table-cell>
          <table:table-cell office:value-type="float" office:value="0.26802199999999998" table:style-name="ce1">
            <text:p>0.268022</text:p>
          </table:table-cell>
          <table:table-cell office:value-type="float" office:value="9.9518999999999996E-2" table:style-name="ce1">
            <text:p>0.099519</text:p>
          </table:table-cell>
          <table:table-cell table:number-columns-repeated="16379"/>
        </table:table-row>
        <table:table-row table:style-name="ro3">
          <table:table-cell office:value-type="float" office:value="13.36" table:style-name="ce1">
            <text:p>13.36</text:p>
          </table:table-cell>
          <table:table-cell office:value-type="float" office:value="7.6758999999999994E-2" table:style-name="ce1">
            <text:p>0.076759</text:p>
          </table:table-cell>
          <table:table-cell office:value-type="float" office:value="13.36" table:style-name="ce1">
            <text:p>13.36</text:p>
          </table:table-cell>
          <table:table-cell office:value-type="float" office:value="0.278061" table:style-name="ce1">
            <text:p>0.278061</text:p>
          </table:table-cell>
          <table:table-cell office:value-type="float" office:value="8.1196000000000004E-2" table:style-name="ce1">
            <text:p>0.081196</text:p>
          </table:table-cell>
          <table:table-cell table:number-columns-repeated="16379"/>
        </table:table-row>
        <table:table-row table:style-name="ro3">
          <table:table-cell office:value-type="float" office:value="13.38" table:style-name="ce1">
            <text:p>13.38</text:p>
          </table:table-cell>
          <table:table-cell office:value-type="float" office:value="7.9010999999999998E-2" table:style-name="ce1">
            <text:p>0.079011</text:p>
          </table:table-cell>
          <table:table-cell office:value-type="float" office:value="13.38" table:style-name="ce1">
            <text:p>13.38</text:p>
          </table:table-cell>
          <table:table-cell office:value-type="float" office:value="0.28603400000000001" table:style-name="ce1">
            <text:p>0.286034</text:p>
          </table:table-cell>
          <table:table-cell office:value-type="float" office:value="6.2186999999999999E-2" table:style-name="ce1">
            <text:p>0.062187</text:p>
          </table:table-cell>
          <table:table-cell table:number-columns-repeated="16379"/>
        </table:table-row>
        <table:table-row table:style-name="ro3">
          <table:table-cell office:value-type="float" office:value="13.4" table:style-name="ce1">
            <text:p>13.4</text:p>
          </table:table-cell>
          <table:table-cell office:value-type="float" office:value="8.0658999999999995E-2" table:style-name="ce1">
            <text:p>0.080659</text:p>
          </table:table-cell>
          <table:table-cell office:value-type="float" office:value="13.4" table:style-name="ce1">
            <text:p>13.4</text:p>
          </table:table-cell>
          <table:table-cell office:value-type="float" office:value="0.29186699999999999" table:style-name="ce1">
            <text:p>0.291867</text:p>
          </table:table-cell>
          <table:table-cell office:value-type="float" office:value="4.265E-2" table:style-name="ce1">
            <text:p>0.04265</text:p>
          </table:table-cell>
          <table:table-cell table:number-columns-repeated="16379"/>
        </table:table-row>
        <table:table-row table:style-name="ro3">
          <table:table-cell office:value-type="float" office:value="13.42" table:style-name="ce1">
            <text:p>13.42</text:p>
          </table:table-cell>
          <table:table-cell office:value-type="float" office:value="8.1687999999999997E-2" table:style-name="ce1">
            <text:p>0.081688</text:p>
          </table:table-cell>
          <table:table-cell office:value-type="float" office:value="13.42" table:style-name="ce1">
            <text:p>13.42</text:p>
          </table:table-cell>
          <table:table-cell office:value-type="float" office:value="0.29550900000000002" table:style-name="ce1">
            <text:p>0.295509</text:p>
          </table:table-cell>
          <table:table-cell office:value-type="float" office:value="2.2749999999999999E-2" table:style-name="ce1">
            <text:p>0.02275</text:p>
          </table:table-cell>
          <table:table-cell table:number-columns-repeated="16379"/>
        </table:table-row>
        <table:table-row table:style-name="ro3">
          <table:table-cell office:value-type="float" office:value="13.44" table:style-name="ce1">
            <text:p>13.44</text:p>
          </table:table-cell>
          <table:table-cell office:value-type="float" office:value="8.2087999999999994E-2" table:style-name="ce1">
            <text:p>0.082088</text:p>
          </table:table-cell>
          <table:table-cell office:value-type="float" office:value="13.44" table:style-name="ce1">
            <text:p>13.44</text:p>
          </table:table-cell>
          <table:table-cell office:value-type="float" office:value="0.29692400000000002" table:style-name="ce1">
            <text:p>0.296924</text:p>
          </table:table-cell>
          <table:table-cell office:value-type="float" office:value="2.6549999999999998E-3" table:style-name="ce1">
            <text:p>0.002655</text:p>
          </table:table-cell>
          <table:table-cell table:number-columns-repeated="16379"/>
        </table:table-row>
        <table:table-row table:style-name="ro3">
          <table:table-cell office:value-type="float" office:value="13.46" table:style-name="ce1">
            <text:p>13.46</text:p>
          </table:table-cell>
          <table:table-cell office:value-type="float" office:value="8.1854999999999997E-2" table:style-name="ce1">
            <text:p>0.081855</text:p>
          </table:table-cell>
          <table:table-cell office:value-type="float" office:value="13.46" table:style-name="ce1">
            <text:p>13.46</text:p>
          </table:table-cell>
          <table:table-cell office:value-type="float" office:value="0.296099" table:style-name="ce1">
            <text:p>0.296099</text:p>
          </table:table-cell>
          <table:table-cell office:value-type="float" office:value="-1.7461999999999998E-2" table:style-name="ce1">
            <text:p>-0.017462</text:p>
          </table:table-cell>
          <table:table-cell table:number-columns-repeated="16379"/>
        </table:table-row>
        <table:table-row table:style-name="ro3">
          <table:table-cell office:value-type="float" office:value="13.48" table:style-name="ce1">
            <text:p>13.48</text:p>
          </table:table-cell>
          <table:table-cell office:value-type="float" office:value="8.0990999999999994E-2" table:style-name="ce1">
            <text:p>0.080991</text:p>
          </table:table-cell>
          <table:table-cell office:value-type="float" office:value="13.48" table:style-name="ce1">
            <text:p>13.48</text:p>
          </table:table-cell>
          <table:table-cell office:value-type="float" office:value="0.29304200000000002" table:style-name="ce1">
            <text:p>0.293042</text:p>
          </table:table-cell>
          <table:table-cell office:value-type="float" office:value="-3.7429999999999998E-2" table:style-name="ce1">
            <text:p>-0.03743</text:p>
          </table:table-cell>
          <table:table-cell table:number-columns-repeated="16379"/>
        </table:table-row>
        <table:table-row table:style-name="ro3">
          <table:table-cell office:value-type="float" office:value="13.5" table:style-name="ce1">
            <text:p>13.5</text:p>
          </table:table-cell>
          <table:table-cell office:value-type="float" office:value="7.9505000000000006E-2" table:style-name="ce1">
            <text:p>0.079505</text:p>
          </table:table-cell>
          <table:table-cell office:value-type="float" office:value="13.5" table:style-name="ce1">
            <text:p>13.5</text:p>
          </table:table-cell>
          <table:table-cell office:value-type="float" office:value="0.28778199999999998" table:style-name="ce1">
            <text:p>0.287782</text:p>
          </table:table-cell>
          <table:table-cell office:value-type="float" office:value="-5.7078999999999998E-2" table:style-name="ce1">
            <text:p>-0.057079</text:p>
          </table:table-cell>
          <table:table-cell table:number-columns-repeated="16379"/>
        </table:table-row>
        <table:table-row table:style-name="ro3">
          <table:table-cell office:value-type="float" office:value="13.52" table:style-name="ce1">
            <text:p>13.52</text:p>
          </table:table-cell>
          <table:table-cell office:value-type="float" office:value="7.7410999999999994E-2" table:style-name="ce1">
            <text:p>0.077411</text:p>
          </table:table-cell>
          <table:table-cell office:value-type="float" office:value="13.52" table:style-name="ce1">
            <text:p>13.52</text:p>
          </table:table-cell>
          <table:table-cell office:value-type="float" office:value="0.28036699999999998" table:style-name="ce1">
            <text:p>0.280367</text:p>
          </table:table-cell>
          <table:table-cell office:value-type="float" office:value="-7.6243000000000005E-2" table:style-name="ce1">
            <text:p>-0.076243</text:p>
          </table:table-cell>
          <table:table-cell table:number-columns-repeated="16379"/>
        </table:table-row>
        <table:table-row table:style-name="ro3">
          <table:table-cell office:value-type="float" office:value="13.54" table:style-name="ce1">
            <text:p>13.54</text:p>
          </table:table-cell>
          <table:table-cell office:value-type="float" office:value="7.4729000000000004E-2" table:style-name="ce1">
            <text:p>0.074729</text:p>
          </table:table-cell>
          <table:table-cell office:value-type="float" office:value="13.54" table:style-name="ce1">
            <text:p>13.54</text:p>
          </table:table-cell>
          <table:table-cell office:value-type="float" office:value="0.27086500000000002" table:style-name="ce1">
            <text:p>0.270865</text:p>
          </table:table-cell>
          <table:table-cell office:value-type="float" office:value="-9.4760999999999998E-2" table:style-name="ce1">
            <text:p>-0.094761</text:p>
          </table:table-cell>
          <table:table-cell table:number-columns-repeated="16379"/>
        </table:table-row>
        <table:table-row table:style-name="ro3">
          <table:table-cell office:value-type="float" office:value="13.56" table:style-name="ce1">
            <text:p>13.56</text:p>
          </table:table-cell>
          <table:table-cell office:value-type="float" office:value="7.1485000000000007E-2" table:style-name="ce1">
            <text:p>0.071485</text:p>
          </table:table-cell>
          <table:table-cell office:value-type="float" office:value="13.56" table:style-name="ce1">
            <text:p>13.56</text:p>
          </table:table-cell>
          <table:table-cell office:value-type="float" office:value="0.25936300000000001" table:style-name="ce1">
            <text:p>0.259363</text:p>
          </table:table-cell>
          <table:table-cell office:value-type="float" office:value="-0.112482" table:style-name="ce1">
            <text:p>-0.112482</text:p>
          </table:table-cell>
          <table:table-cell table:number-columns-repeated="16379"/>
        </table:table-row>
        <table:table-row table:style-name="ro3">
          <table:table-cell office:value-type="float" office:value="13.58" table:style-name="ce1">
            <text:p>13.58</text:p>
          </table:table-cell>
          <table:table-cell office:value-type="float" office:value="6.7709000000000005E-2" table:style-name="ce1">
            <text:p>0.067709</text:p>
          </table:table-cell>
          <table:table-cell office:value-type="float" office:value="13.58" table:style-name="ce1">
            <text:p>13.58</text:p>
          </table:table-cell>
          <table:table-cell office:value-type="float" office:value="0.24596599999999999" table:style-name="ce1">
            <text:p>0.245966</text:p>
          </table:table-cell>
          <table:table-cell office:value-type="float" office:value="-0.12926000000000001" table:style-name="ce1">
            <text:p>-0.12926</text:p>
          </table:table-cell>
          <table:table-cell table:number-columns-repeated="16379"/>
        </table:table-row>
        <table:table-row table:style-name="ro3">
          <table:table-cell office:value-type="float" office:value="13.6" table:style-name="ce1">
            <text:p>13.6</text:p>
          </table:table-cell>
          <table:table-cell office:value-type="float" office:value="6.3437999999999994E-2" table:style-name="ce1">
            <text:p>0.063438</text:p>
          </table:table-cell>
          <table:table-cell office:value-type="float" office:value="13.6" table:style-name="ce1">
            <text:p>13.6</text:p>
          </table:table-cell>
          <table:table-cell office:value-type="float" office:value="0.230793" table:style-name="ce1">
            <text:p>0.230793</text:p>
          </table:table-cell>
          <table:table-cell office:value-type="float" office:value="-0.14496500000000001" table:style-name="ce1">
            <text:p>-0.144965</text:p>
          </table:table-cell>
          <table:table-cell table:number-columns-repeated="16379"/>
        </table:table-row>
        <table:table-row table:style-name="ro3">
          <table:table-cell office:value-type="float" office:value="13.62" table:style-name="ce1">
            <text:p>13.62</text:p>
          </table:table-cell>
          <table:table-cell office:value-type="float" office:value="5.8712E-2" table:style-name="ce1">
            <text:p>0.058712</text:p>
          </table:table-cell>
          <table:table-cell office:value-type="float" office:value="13.62" table:style-name="ce1">
            <text:p>13.62</text:p>
          </table:table-cell>
          <table:table-cell office:value-type="float" office:value="0.213981" table:style-name="ce1">
            <text:p>0.213981</text:p>
          </table:table-cell>
          <table:table-cell office:value-type="float" office:value="-0.15947600000000001" table:style-name="ce1">
            <text:p>-0.159476</text:p>
          </table:table-cell>
          <table:table-cell table:number-columns-repeated="16379"/>
        </table:table-row>
        <table:table-row table:style-name="ro3">
          <table:table-cell office:value-type="float" office:value="13.64" table:style-name="ce1">
            <text:p>13.64</text:p>
          </table:table-cell>
          <table:table-cell office:value-type="float" office:value="5.3573999999999997E-2" table:style-name="ce1">
            <text:p>0.053574</text:p>
          </table:table-cell>
          <table:table-cell office:value-type="float" office:value="13.64" table:style-name="ce1">
            <text:p>13.64</text:p>
          </table:table-cell>
          <table:table-cell office:value-type="float" office:value="0.19567799999999999" table:style-name="ce1">
            <text:p>0.195678</text:p>
          </table:table-cell>
          <table:table-cell office:value-type="float" office:value="-0.17268600000000001" table:style-name="ce1">
            <text:p>-0.172686</text:p>
          </table:table-cell>
          <table:table-cell table:number-columns-repeated="16379"/>
        </table:table-row>
        <table:table-row table:style-name="ro3">
          <table:table-cell office:value-type="float" office:value="13.66" table:style-name="ce1">
            <text:p>13.66</text:p>
          </table:table-cell>
          <table:table-cell office:value-type="float" office:value="4.8070000000000002E-2" table:style-name="ce1">
            <text:p>0.04807</text:p>
          </table:table-cell>
          <table:table-cell office:value-type="float" office:value="13.66" table:style-name="ce1">
            <text:p>13.66</text:p>
          </table:table-cell>
          <table:table-cell office:value-type="float" office:value="0.17604400000000001" table:style-name="ce1">
            <text:p>0.176044</text:p>
          </table:table-cell>
          <table:table-cell office:value-type="float" office:value="-0.184505" table:style-name="ce1">
            <text:p>-0.184505</text:p>
          </table:table-cell>
          <table:table-cell table:number-columns-repeated="16379"/>
        </table:table-row>
        <table:table-row table:style-name="ro3">
          <table:table-cell office:value-type="float" office:value="13.68" table:style-name="ce1">
            <text:p>13.68</text:p>
          </table:table-cell>
          <table:table-cell office:value-type="float" office:value="4.2250999999999997E-2" table:style-name="ce1">
            <text:p>0.042251</text:p>
          </table:table-cell>
          <table:table-cell office:value-type="float" office:value="13.68" table:style-name="ce1">
            <text:p>13.68</text:p>
          </table:table-cell>
          <table:table-cell office:value-type="float" office:value="0.155248" table:style-name="ce1">
            <text:p>0.155248</text:p>
          </table:table-cell>
          <table:table-cell office:value-type="float" office:value="-0.194856" table:style-name="ce1">
            <text:p>-0.194856</text:p>
          </table:table-cell>
          <table:table-cell table:number-columns-repeated="16379"/>
        </table:table-row>
        <table:table-row table:style-name="ro3">
          <table:table-cell office:value-type="float" office:value="13.7" table:style-name="ce1">
            <text:p>13.7</text:p>
          </table:table-cell>
          <table:table-cell office:value-type="float" office:value="3.6167999999999999E-2" table:style-name="ce1">
            <text:p>0.036168</text:p>
          </table:table-cell>
          <table:table-cell office:value-type="float" office:value="13.7" table:style-name="ce1">
            <text:p>13.7</text:p>
          </table:table-cell>
          <table:table-cell office:value-type="float" office:value="0.133466" table:style-name="ce1">
            <text:p>0.133466</text:p>
          </table:table-cell>
          <table:table-cell office:value-type="float" office:value="-0.203679" table:style-name="ce1">
            <text:p>-0.203679</text:p>
          </table:table-cell>
          <table:table-cell table:number-columns-repeated="16379"/>
        </table:table-row>
        <table:table-row table:style-name="ro3">
          <table:table-cell office:value-type="float" office:value="13.72" table:style-name="ce1">
            <text:p>13.72</text:p>
          </table:table-cell>
          <table:table-cell office:value-type="float" office:value="2.9873E-2" table:style-name="ce1">
            <text:p>0.029873</text:p>
          </table:table-cell>
          <table:table-cell office:value-type="float" office:value="13.72" table:style-name="ce1">
            <text:p>13.72</text:p>
          </table:table-cell>
          <table:table-cell office:value-type="float" office:value="0.11088000000000001" table:style-name="ce1">
            <text:p>0.11088</text:p>
          </table:table-cell>
          <table:table-cell office:value-type="float" office:value="-0.21093000000000001" table:style-name="ce1">
            <text:p>-0.21093</text:p>
          </table:table-cell>
          <table:table-cell table:number-columns-repeated="16379"/>
        </table:table-row>
        <table:table-row table:style-name="ro3">
          <table:table-cell office:value-type="float" office:value="13.74" table:style-name="ce1">
            <text:p>13.74</text:p>
          </table:table-cell>
          <table:table-cell office:value-type="float" office:value="2.3418999999999999E-2" table:style-name="ce1">
            <text:p>0.023419</text:p>
          </table:table-cell>
          <table:table-cell office:value-type="float" office:value="13.74" table:style-name="ce1">
            <text:p>13.74</text:p>
          </table:table-cell>
          <table:table-cell office:value-type="float" office:value="8.7673000000000001E-2" table:style-name="ce1">
            <text:p>0.087673</text:p>
          </table:table-cell>
          <table:table-cell office:value-type="float" office:value="-0.216582" table:style-name="ce1">
            <text:p>-0.216582</text:p>
          </table:table-cell>
          <table:table-cell table:number-columns-repeated="16379"/>
        </table:table-row>
        <table:table-row table:style-name="ro3">
          <table:table-cell office:value-type="float" office:value="13.76" table:style-name="ce1">
            <text:p>13.76</text:p>
          </table:table-cell>
          <table:table-cell office:value-type="float" office:value="1.6861000000000001E-2" table:style-name="ce1">
            <text:p>0.016861</text:p>
          </table:table-cell>
          <table:table-cell office:value-type="float" office:value="13.76" table:style-name="ce1">
            <text:p>13.76</text:p>
          </table:table-cell>
          <table:table-cell office:value-type="float" office:value="6.4031000000000005E-2" table:style-name="ce1">
            <text:p>0.064031</text:p>
          </table:table-cell>
          <table:table-cell office:value-type="float" office:value="-0.22062399999999999" table:style-name="ce1">
            <text:p>-0.220624</text:p>
          </table:table-cell>
          <table:table-cell table:number-columns-repeated="16379"/>
        </table:table-row>
        <table:table-row table:style-name="ro3">
          <table:table-cell office:value-type="float" office:value="13.78" table:style-name="ce1">
            <text:p>13.78</text:p>
          </table:table-cell>
          <table:table-cell office:value-type="float" office:value="1.0251E-2" table:style-name="ce1">
            <text:p>0.010251</text:p>
          </table:table-cell>
          <table:table-cell office:value-type="float" office:value="13.78" table:style-name="ce1">
            <text:p>13.78</text:p>
          </table:table-cell>
          <table:table-cell office:value-type="float" office:value="4.0139000000000001E-2" table:style-name="ce1">
            <text:p>0.040139</text:p>
          </table:table-cell>
          <table:table-cell office:value-type="float" office:value="-0.22306000000000001" table:style-name="ce1">
            <text:p>-0.22306</text:p>
          </table:table-cell>
          <table:table-cell table:number-columns-repeated="16379"/>
        </table:table-row>
        <table:table-row table:style-name="ro3">
          <table:table-cell office:value-type="float" office:value="13.8" table:style-name="ce1">
            <text:p>13.8</text:p>
          </table:table-cell>
          <table:table-cell office:value-type="float" office:value="3.64E-3" table:style-name="ce1">
            <text:p>0.00364</text:p>
          </table:table-cell>
          <table:table-cell office:value-type="float" office:value="13.8" table:style-name="ce1">
            <text:p>13.8</text:p>
          </table:table-cell>
          <table:table-cell office:value-type="float" office:value="1.6177E-2" table:style-name="ce1">
            <text:p>0.016177</text:p>
          </table:table-cell>
          <table:table-cell office:value-type="float" office:value="-0.223912" table:style-name="ce1">
            <text:p>-0.223912</text:p>
          </table:table-cell>
          <table:table-cell table:number-columns-repeated="16379"/>
        </table:table-row>
        <table:table-row table:style-name="ro3">
          <table:table-cell office:value-type="float" office:value="13.82" table:style-name="ce1">
            <text:p>13.82</text:p>
          </table:table-cell>
          <table:table-cell office:value-type="float" office:value="-2.9220000000000001E-3" table:style-name="ce1">
            <text:p>-0.002922</text:p>
          </table:table-cell>
          <table:table-cell office:value-type="float" office:value="13.82" table:style-name="ce1">
            <text:p>13.82</text:p>
          </table:table-cell>
          <table:table-cell office:value-type="float" office:value="-7.6769999999999998E-3" table:style-name="ce1">
            <text:p>-0.007677</text:p>
          </table:table-cell>
          <table:table-cell office:value-type="float" office:value="-0.22321299999999999" table:style-name="ce1">
            <text:p>-0.223213</text:p>
          </table:table-cell>
          <table:table-cell table:number-columns-repeated="16379"/>
        </table:table-row>
        <table:table-row table:style-name="ro3">
          <table:table-cell office:value-type="float" office:value="13.84" table:style-name="ce1">
            <text:p>13.84</text:p>
          </table:table-cell>
          <table:table-cell office:value-type="float" office:value="-9.3869999999999995E-3" table:style-name="ce1">
            <text:p>-0.009387</text:p>
          </table:table-cell>
          <table:table-cell office:value-type="float" office:value="13.84" table:style-name="ce1">
            <text:p>13.84</text:p>
          </table:table-cell>
          <table:table-cell office:value-type="float" office:value="-3.1253999999999997E-2" table:style-name="ce1">
            <text:p>-0.031254</text:p>
          </table:table-cell>
          <table:table-cell office:value-type="float" office:value="-0.22101199999999999" table:style-name="ce1">
            <text:p>-0.221012</text:p>
          </table:table-cell>
          <table:table-cell table:number-columns-repeated="16379"/>
        </table:table-row>
        <table:table-row table:style-name="ro3">
          <table:table-cell office:value-type="float" office:value="13.86" table:style-name="ce1">
            <text:p>13.86</text:p>
          </table:table-cell>
          <table:table-cell office:value-type="float" office:value="-1.5709000000000001E-2" table:style-name="ce1">
            <text:p>-0.015709</text:p>
          </table:table-cell>
          <table:table-cell office:value-type="float" office:value="13.86" table:style-name="ce1">
            <text:p>13.86</text:p>
          </table:table-cell>
          <table:table-cell office:value-type="float" office:value="-5.4391000000000002E-2" table:style-name="ce1">
            <text:p>-0.054391</text:p>
          </table:table-cell>
          <table:table-cell office:value-type="float" office:value="-0.21737100000000001" table:style-name="ce1">
            <text:p>-0.217371</text:p>
          </table:table-cell>
          <table:table-cell table:number-columns-repeated="16379"/>
        </table:table-row>
        <table:table-row table:style-name="ro3">
          <table:table-cell office:value-type="float" office:value="13.88" table:style-name="ce1">
            <text:p>13.88</text:p>
          </table:table-cell>
          <table:table-cell office:value-type="float" office:value="-2.1847999999999999E-2" table:style-name="ce1">
            <text:p>-0.021848</text:p>
          </table:table-cell>
          <table:table-cell office:value-type="float" office:value="13.88" table:style-name="ce1">
            <text:p>13.88</text:p>
          </table:table-cell>
          <table:table-cell office:value-type="float" office:value="-7.6936000000000004E-2" table:style-name="ce1">
            <text:p>-0.076936</text:p>
          </table:table-cell>
          <table:table-cell office:value-type="float" office:value="-0.212362" table:style-name="ce1">
            <text:p>-0.212362</text:p>
          </table:table-cell>
          <table:table-cell table:number-columns-repeated="16379"/>
        </table:table-row>
        <table:table-row table:style-name="ro3">
          <table:table-cell office:value-type="float" office:value="13.9" table:style-name="ce1">
            <text:p>13.9</text:p>
          </table:table-cell>
          <table:table-cell office:value-type="float" office:value="-2.7762999999999999E-2" table:style-name="ce1">
            <text:p>-0.027763</text:p>
          </table:table-cell>
          <table:table-cell office:value-type="float" office:value="13.9" table:style-name="ce1">
            <text:p>13.9</text:p>
          </table:table-cell>
          <table:table-cell office:value-type="float" office:value="-9.8746E-2" table:style-name="ce1">
            <text:p>-0.098746</text:p>
          </table:table-cell>
          <table:table-cell office:value-type="float" office:value="-0.206066" table:style-name="ce1">
            <text:p>-0.206066</text:p>
          </table:table-cell>
          <table:table-cell table:number-columns-repeated="16379"/>
        </table:table-row>
        <table:table-row table:style-name="ro3">
          <table:table-cell office:value-type="float" office:value="13.92" table:style-name="ce1">
            <text:p>13.92</text:p>
          </table:table-cell>
          <table:table-cell office:value-type="float" office:value="-3.3420999999999999E-2" table:style-name="ce1">
            <text:p>-0.033421</text:p>
          </table:table-cell>
          <table:table-cell office:value-type="float" office:value="13.92" table:style-name="ce1">
            <text:p>13.92</text:p>
          </table:table-cell>
          <table:table-cell office:value-type="float" office:value="-0.11969100000000001" table:style-name="ce1">
            <text:p>-0.119691</text:p>
          </table:table-cell>
          <table:table-cell office:value-type="float" office:value="-0.198575" table:style-name="ce1">
            <text:p>-0.198575</text:p>
          </table:table-cell>
          <table:table-cell table:number-columns-repeated="16379"/>
        </table:table-row>
        <table:table-row table:style-name="ro3">
          <table:table-cell office:value-type="float" office:value="13.94" table:style-name="ce1">
            <text:p>13.94</text:p>
          </table:table-cell>
          <table:table-cell office:value-type="float" office:value="-3.8788999999999997E-2" table:style-name="ce1">
            <text:p>-0.038789</text:p>
          </table:table-cell>
          <table:table-cell office:value-type="float" office:value="13.94" table:style-name="ce1">
            <text:p>13.94</text:p>
          </table:table-cell>
          <table:table-cell office:value-type="float" office:value="-0.139653" table:style-name="ce1">
            <text:p>-0.139653</text:p>
          </table:table-cell>
          <table:table-cell office:value-type="float" office:value="-0.18998599999999999" table:style-name="ce1">
            <text:p>-0.189986</text:p>
          </table:table-cell>
          <table:table-cell table:number-columns-repeated="16379"/>
        </table:table-row>
        <table:table-row table:style-name="ro3">
          <table:table-cell office:value-type="float" office:value="13.96" table:style-name="ce1">
            <text:p>13.96</text:p>
          </table:table-cell>
          <table:table-cell office:value-type="float" office:value="-4.3839999999999997E-2" table:style-name="ce1">
            <text:p>-0.04384</text:p>
          </table:table-cell>
          <table:table-cell office:value-type="float" office:value="13.96" table:style-name="ce1">
            <text:p>13.96</text:p>
          </table:table-cell>
          <table:table-cell office:value-type="float" office:value="-0.158526" table:style-name="ce1">
            <text:p>-0.158526</text:p>
          </table:table-cell>
          <table:table-cell office:value-type="float" office:value="-0.18040200000000001" table:style-name="ce1">
            <text:p>-0.180402</text:p>
          </table:table-cell>
          <table:table-cell table:number-columns-repeated="16379"/>
        </table:table-row>
        <table:table-row table:style-name="ro3">
          <table:table-cell office:value-type="float" office:value="13.98" table:style-name="ce1">
            <text:p>13.98</text:p>
          </table:table-cell>
          <table:table-cell office:value-type="float" office:value="-4.8551999999999998E-2" table:style-name="ce1">
            <text:p>-0.048552</text:p>
          </table:table-cell>
          <table:table-cell office:value-type="float" office:value="13.98" table:style-name="ce1">
            <text:p>13.98</text:p>
          </table:table-cell>
          <table:table-cell office:value-type="float" office:value="-0.17621800000000001" table:style-name="ce1">
            <text:p>-0.176218</text:p>
          </table:table-cell>
          <table:table-cell office:value-type="float" office:value="-0.169931" table:style-name="ce1">
            <text:p>-0.169931</text:p>
          </table:table-cell>
          <table:table-cell table:number-columns-repeated="1637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-5.2904E-2" table:style-name="ce1">
            <text:p>-0.052904</text:p>
          </table:table-cell>
          <table:table-cell office:value-type="float" office:value="14" table:style-name="ce1">
            <text:p>14</text:p>
          </table:table-cell>
          <table:table-cell office:value-type="float" office:value="-0.19264999999999999" table:style-name="ce1">
            <text:p>-0.19265</text:p>
          </table:table-cell>
          <table:table-cell office:value-type="float" office:value="-0.15868199999999999" table:style-name="ce1">
            <text:p>-0.158682</text:p>
          </table:table-cell>
          <table:table-cell table:number-columns-repeated="16379"/>
        </table:table-row>
        <table:table-row table:style-name="ro3">
          <table:table-cell office:value-type="float" office:value="14.02" table:style-name="ce1">
            <text:p>14.02</text:p>
          </table:table-cell>
          <table:table-cell office:value-type="float" office:value="-5.6881000000000001E-2" table:style-name="ce1">
            <text:p>-0.056881</text:p>
          </table:table-cell>
          <table:table-cell office:value-type="float" office:value="14.02" table:style-name="ce1">
            <text:p>14.02</text:p>
          </table:table-cell>
          <table:table-cell office:value-type="float" office:value="-0.207757" table:style-name="ce1">
            <text:p>-0.207757</text:p>
          </table:table-cell>
          <table:table-cell office:value-type="float" office:value="-0.14676600000000001" table:style-name="ce1">
            <text:p>-0.146766</text:p>
          </table:table-cell>
          <table:table-cell table:number-columns-repeated="16379"/>
        </table:table-row>
        <table:table-row table:style-name="ro3">
          <table:table-cell office:value-type="float" office:value="14.04" table:style-name="ce1">
            <text:p>14.04</text:p>
          </table:table-cell>
          <table:table-cell office:value-type="float" office:value="-6.0471999999999998E-2" table:style-name="ce1">
            <text:p>-0.060472</text:p>
          </table:table-cell>
          <table:table-cell office:value-type="float" office:value="14.04" table:style-name="ce1">
            <text:p>14.04</text:p>
          </table:table-cell>
          <table:table-cell office:value-type="float" office:value="-0.22148599999999999" table:style-name="ce1">
            <text:p>-0.221486</text:p>
          </table:table-cell>
          <table:table-cell office:value-type="float" office:value="-0.134294" table:style-name="ce1">
            <text:p>-0.134294</text:p>
          </table:table-cell>
          <table:table-cell table:number-columns-repeated="16379"/>
        </table:table-row>
        <table:table-row table:style-name="ro3">
          <table:table-cell office:value-type="float" office:value="14.06" table:style-name="ce1">
            <text:p>14.06</text:p>
          </table:table-cell>
          <table:table-cell office:value-type="float" office:value="-6.3668000000000002E-2" table:style-name="ce1">
            <text:p>-0.063668</text:p>
          </table:table-cell>
          <table:table-cell office:value-type="float" office:value="14.06" table:style-name="ce1">
            <text:p>14.06</text:p>
          </table:table-cell>
          <table:table-cell office:value-type="float" office:value="-0.23379900000000001" table:style-name="ce1">
            <text:p>-0.233799</text:p>
          </table:table-cell>
          <table:table-cell office:value-type="float" office:value="-0.121375" table:style-name="ce1">
            <text:p>-0.121375</text:p>
          </table:table-cell>
          <table:table-cell table:number-columns-repeated="16379"/>
        </table:table-row>
        <table:table-row table:style-name="ro3">
          <table:table-cell office:value-type="float" office:value="14.08" table:style-name="ce1">
            <text:p>14.08</text:p>
          </table:table-cell>
          <table:table-cell office:value-type="float" office:value="-6.6465999999999997E-2" table:style-name="ce1">
            <text:p>-0.066466</text:p>
          </table:table-cell>
          <table:table-cell office:value-type="float" office:value="14.08" table:style-name="ce1">
            <text:p>14.08</text:p>
          </table:table-cell>
          <table:table-cell office:value-type="float" office:value="-0.244668" table:style-name="ce1">
            <text:p>-0.244668</text:p>
          </table:table-cell>
          <table:table-cell office:value-type="float" office:value="-0.108115" table:style-name="ce1">
            <text:p>-0.108115</text:p>
          </table:table-cell>
          <table:table-cell table:number-columns-repeated="16379"/>
        </table:table-row>
        <table:table-row table:style-name="ro3">
          <table:table-cell office:value-type="float" office:value="14.1" table:style-name="ce1">
            <text:p>14.1</text:p>
          </table:table-cell>
          <table:table-cell office:value-type="float" office:value="-6.8862999999999994E-2" table:style-name="ce1">
            <text:p>-0.068863</text:p>
          </table:table-cell>
          <table:table-cell office:value-type="float" office:value="14.1" table:style-name="ce1">
            <text:p>14.1</text:p>
          </table:table-cell>
          <table:table-cell office:value-type="float" office:value="-0.254079" table:style-name="ce1">
            <text:p>-0.254079</text:p>
          </table:table-cell>
          <table:table-cell office:value-type="float" office:value="-9.4617999999999994E-2" table:style-name="ce1">
            <text:p>-0.094618</text:p>
          </table:table-cell>
          <table:table-cell table:number-columns-repeated="16379"/>
        </table:table-row>
        <table:table-row table:style-name="ro3">
          <table:table-cell office:value-type="float" office:value="14.12" table:style-name="ce1">
            <text:p>14.12</text:p>
          </table:table-cell>
          <table:table-cell office:value-type="float" office:value="-7.0862999999999995E-2" table:style-name="ce1">
            <text:p>-0.070863</text:p>
          </table:table-cell>
          <table:table-cell office:value-type="float" office:value="14.12" table:style-name="ce1">
            <text:p>14.12</text:p>
          </table:table-cell>
          <table:table-cell office:value-type="float" office:value="-0.26202599999999998" table:style-name="ce1">
            <text:p>-0.262026</text:p>
          </table:table-cell>
          <table:table-cell office:value-type="float" office:value="-8.0980999999999997E-2" table:style-name="ce1">
            <text:p>-0.080981</text:p>
          </table:table-cell>
          <table:table-cell table:number-columns-repeated="16379"/>
        </table:table-row>
        <table:table-row table:style-name="ro3">
          <table:table-cell office:value-type="float" office:value="14.14" table:style-name="ce1">
            <text:p>14.14</text:p>
          </table:table-cell>
          <table:table-cell office:value-type="float" office:value="-7.2468000000000005E-2" table:style-name="ce1">
            <text:p>-0.072468</text:p>
          </table:table-cell>
          <table:table-cell office:value-type="float" office:value="14.14" table:style-name="ce1">
            <text:p>14.14</text:p>
          </table:table-cell>
          <table:table-cell office:value-type="float" office:value="-0.268515" table:style-name="ce1">
            <text:p>-0.268515</text:p>
          </table:table-cell>
          <table:table-cell office:value-type="float" office:value="-6.7298999999999998E-2" table:style-name="ce1">
            <text:p>-0.067299</text:p>
          </table:table-cell>
          <table:table-cell table:number-columns-repeated="16379"/>
        </table:table-row>
        <table:table-row table:style-name="ro3">
          <table:table-cell office:value-type="float" office:value="14.16" table:style-name="ce1">
            <text:p>14.16</text:p>
          </table:table-cell>
          <table:table-cell office:value-type="float" office:value="-7.3687000000000002E-2" table:style-name="ce1">
            <text:p>-0.073687</text:p>
          </table:table-cell>
          <table:table-cell office:value-type="float" office:value="14.16" table:style-name="ce1">
            <text:p>14.16</text:p>
          </table:table-cell>
          <table:table-cell office:value-type="float" office:value="-0.273563" table:style-name="ce1">
            <text:p>-0.273563</text:p>
          </table:table-cell>
          <table:table-cell office:value-type="float" office:value="-5.3657000000000003E-2" table:style-name="ce1">
            <text:p>-0.053657</text:p>
          </table:table-cell>
          <table:table-cell table:number-columns-repeated="16379"/>
        </table:table-row>
        <table:table-row table:style-name="ro3">
          <table:table-cell office:value-type="float" office:value="14.18" table:style-name="ce1">
            <text:p>14.18</text:p>
          </table:table-cell>
          <table:table-cell office:value-type="float" office:value="-7.4526999999999996E-2" table:style-name="ce1">
            <text:p>-0.074527</text:p>
          </table:table-cell>
          <table:table-cell office:value-type="float" office:value="14.18" table:style-name="ce1">
            <text:p>14.18</text:p>
          </table:table-cell>
          <table:table-cell office:value-type="float" office:value="-0.27719100000000002" table:style-name="ce1">
            <text:p>-0.277191</text:p>
          </table:table-cell>
          <table:table-cell office:value-type="float" office:value="-4.0138E-2" table:style-name="ce1">
            <text:p>-0.040138</text:p>
          </table:table-cell>
          <table:table-cell table:number-columns-repeated="16379"/>
        </table:table-row>
        <table:table-row table:style-name="ro3">
          <table:table-cell office:value-type="float" office:value="14.2" table:style-name="ce1">
            <text:p>14.2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14.2" table:style-name="ce1">
            <text:p>14.2</text:p>
          </table:table-cell>
          <table:table-cell office:value-type="float" office:value="-0.27943200000000001" table:style-name="ce1">
            <text:p>-0.279432</text:p>
          </table:table-cell>
          <table:table-cell office:value-type="float" office:value="-2.6816E-2" table:style-name="ce1">
            <text:p>-0.026816</text:p>
          </table:table-cell>
          <table:table-cell table:number-columns-repeated="16379"/>
        </table:table-row>
        <table:table-row table:style-name="ro3">
          <table:table-cell office:value-type="float" office:value="14.22" table:style-name="ce1">
            <text:p>14.22</text:p>
          </table:table-cell>
          <table:table-cell office:value-type="float" office:value="-7.5118000000000004E-2" table:style-name="ce1">
            <text:p>-0.075118</text:p>
          </table:table-cell>
          <table:table-cell office:value-type="float" office:value="14.22" table:style-name="ce1">
            <text:p>14.22</text:p>
          </table:table-cell>
          <table:table-cell office:value-type="float" office:value="-0.28032099999999999" table:style-name="ce1">
            <text:p>-0.280321</text:p>
          </table:table-cell>
          <table:table-cell office:value-type="float" office:value="-1.3757999999999999E-2" table:style-name="ce1">
            <text:p>-0.013758</text:p>
          </table:table-cell>
          <table:table-cell table:number-columns-repeated="16379"/>
        </table:table-row>
        <table:table-row table:style-name="ro3">
          <table:table-cell office:value-type="float" office:value="14.24" table:style-name="ce1">
            <text:p>14.24</text:p>
          </table:table-cell>
          <table:table-cell office:value-type="float" office:value="-7.4894000000000002E-2" table:style-name="ce1">
            <text:p>-0.074894</text:p>
          </table:table-cell>
          <table:table-cell office:value-type="float" office:value="14.24" table:style-name="ce1">
            <text:p>14.24</text:p>
          </table:table-cell>
          <table:table-cell office:value-type="float" office:value="-0.27990300000000001" table:style-name="ce1">
            <text:p>-0.279903</text:p>
          </table:table-cell>
          <table:table-cell office:value-type="float" office:value="-1.0250000000000001E-3" table:style-name="ce1">
            <text:p>-0.001025</text:p>
          </table:table-cell>
          <table:table-cell table:number-columns-repeated="16379"/>
        </table:table-row>
        <table:table-row table:style-name="ro3">
          <table:table-cell office:value-type="float" office:value="14.26" table:style-name="ce1">
            <text:p>14.26</text:p>
          </table:table-cell>
          <table:table-cell office:value-type="float" office:value="-7.4342000000000005E-2" table:style-name="ce1">
            <text:p>-0.074342</text:p>
          </table:table-cell>
          <table:table-cell office:value-type="float" office:value="14.26" table:style-name="ce1">
            <text:p>14.26</text:p>
          </table:table-cell>
          <table:table-cell office:value-type="float" office:value="-0.27822400000000003" table:style-name="ce1">
            <text:p>-0.278224</text:p>
          </table:table-cell>
          <table:table-cell office:value-type="float" office:value="1.1328E-2" table:style-name="ce1">
            <text:p>0.011328</text:p>
          </table:table-cell>
          <table:table-cell table:number-columns-repeated="16379"/>
        </table:table-row>
        <table:table-row table:style-name="ro3">
          <table:table-cell office:value-type="float" office:value="14.28" table:style-name="ce1">
            <text:p>14.28</text:p>
          </table:table-cell>
          <table:table-cell office:value-type="float" office:value="-7.3477000000000001E-2" table:style-name="ce1">
            <text:p>-0.073477</text:p>
          </table:table-cell>
          <table:table-cell office:value-type="float" office:value="14.28" table:style-name="ce1">
            <text:p>14.28</text:p>
          </table:table-cell>
          <table:table-cell office:value-type="float" office:value="-0.27533600000000003" table:style-name="ce1">
            <text:p>-0.275336</text:p>
          </table:table-cell>
          <table:table-cell office:value-type="float" office:value="2.3255000000000001E-2" table:style-name="ce1">
            <text:p>0.023255</text:p>
          </table:table-cell>
          <table:table-cell table:number-columns-repeated="16379"/>
        </table:table-row>
        <table:table-row table:style-name="ro3">
          <table:table-cell office:value-type="float" office:value="14.3" table:style-name="ce1">
            <text:p>14.3</text:p>
          </table:table-cell>
          <table:table-cell office:value-type="float" office:value="-7.2316000000000005E-2" table:style-name="ce1">
            <text:p>-0.072316</text:p>
          </table:table-cell>
          <table:table-cell office:value-type="float" office:value="14.3" table:style-name="ce1">
            <text:p>14.3</text:p>
          </table:table-cell>
          <table:table-cell office:value-type="float" office:value="-0.27129300000000001" table:style-name="ce1">
            <text:p>-0.271293</text:p>
          </table:table-cell>
          <table:table-cell office:value-type="float" office:value="3.4713000000000001E-2" table:style-name="ce1">
            <text:p>0.034713</text:p>
          </table:table-cell>
          <table:table-cell table:number-columns-repeated="16379"/>
        </table:table-row>
        <table:table-row table:style-name="ro3">
          <table:table-cell office:value-type="float" office:value="14.32" table:style-name="ce1">
            <text:p>14.32</text:p>
          </table:table-cell>
          <table:table-cell office:value-type="float" office:value="-7.0872000000000004E-2" table:style-name="ce1">
            <text:p>-0.070872</text:p>
          </table:table-cell>
          <table:table-cell office:value-type="float" office:value="14.32" table:style-name="ce1">
            <text:p>14.32</text:p>
          </table:table-cell>
          <table:table-cell office:value-type="float" office:value="-0.266152" table:style-name="ce1">
            <text:p>-0.266152</text:p>
          </table:table-cell>
          <table:table-cell office:value-type="float" office:value="4.5666999999999999E-2" table:style-name="ce1">
            <text:p>0.045667</text:p>
          </table:table-cell>
          <table:table-cell table:number-columns-repeated="16379"/>
        </table:table-row>
        <table:table-row table:style-name="ro3">
          <table:table-cell office:value-type="float" office:value="14.34" table:style-name="ce1">
            <text:p>14.34</text:p>
          </table:table-cell>
          <table:table-cell office:value-type="float" office:value="-6.9163000000000002E-2" table:style-name="ce1">
            <text:p>-0.069163</text:p>
          </table:table-cell>
          <table:table-cell office:value-type="float" office:value="14.34" table:style-name="ce1">
            <text:p>14.34</text:p>
          </table:table-cell>
          <table:table-cell office:value-type="float" office:value="-0.25996999999999998" table:style-name="ce1">
            <text:p>-0.25997</text:p>
          </table:table-cell>
          <table:table-cell office:value-type="float" office:value="5.6086999999999998E-2" table:style-name="ce1">
            <text:p>0.056087</text:p>
          </table:table-cell>
          <table:table-cell table:number-columns-repeated="16379"/>
        </table:table-row>
        <table:table-row table:style-name="ro3">
          <table:table-cell office:value-type="float" office:value="14.36" table:style-name="ce1">
            <text:p>14.36</text:p>
          </table:table-cell>
          <table:table-cell office:value-type="float" office:value="-6.7204E-2" table:style-name="ce1">
            <text:p>-0.067204</text:p>
          </table:table-cell>
          <table:table-cell office:value-type="float" office:value="14.36" table:style-name="ce1">
            <text:p>14.36</text:p>
          </table:table-cell>
          <table:table-cell office:value-type="float" office:value="-0.25280900000000001" table:style-name="ce1">
            <text:p>-0.252809</text:p>
          </table:table-cell>
          <table:table-cell office:value-type="float" office:value="6.5948000000000007E-2" table:style-name="ce1">
            <text:p>0.065948</text:p>
          </table:table-cell>
          <table:table-cell table:number-columns-repeated="16379"/>
        </table:table-row>
        <table:table-row table:style-name="ro3">
          <table:table-cell office:value-type="float" office:value="14.38" table:style-name="ce1">
            <text:p>14.38</text:p>
          </table:table-cell>
          <table:table-cell office:value-type="float" office:value="-6.5009999999999998E-2" table:style-name="ce1">
            <text:p>-0.06501</text:p>
          </table:table-cell>
          <table:table-cell office:value-type="float" office:value="14.38" table:style-name="ce1">
            <text:p>14.38</text:p>
          </table:table-cell>
          <table:table-cell office:value-type="float" office:value="-0.244727" table:style-name="ce1">
            <text:p>-0.244727</text:p>
          </table:table-cell>
          <table:table-cell office:value-type="float" office:value="7.5230000000000005E-2" table:style-name="ce1">
            <text:p>0.07523</text:p>
          </table:table-cell>
          <table:table-cell table:number-columns-repeated="16379"/>
        </table:table-row>
        <table:table-row table:style-name="ro3">
          <table:table-cell office:value-type="float" office:value="14.4" table:style-name="ce1">
            <text:p>14.4</text:p>
          </table:table-cell>
          <table:table-cell office:value-type="float" office:value="-6.2598000000000001E-2" table:style-name="ce1">
            <text:p>-0.062598</text:p>
          </table:table-cell>
          <table:table-cell office:value-type="float" office:value="14.4" table:style-name="ce1">
            <text:p>14.4</text:p>
          </table:table-cell>
          <table:table-cell office:value-type="float" office:value="-0.235786" table:style-name="ce1">
            <text:p>-0.235786</text:p>
          </table:table-cell>
          <table:table-cell office:value-type="float" office:value="8.3916000000000004E-2" table:style-name="ce1">
            <text:p>0.083916</text:p>
          </table:table-cell>
          <table:table-cell table:number-columns-repeated="16379"/>
        </table:table-row>
        <table:table-row table:style-name="ro3">
          <table:table-cell office:value-type="float" office:value="14.42" table:style-name="ce1">
            <text:p>14.42</text:p>
          </table:table-cell>
          <table:table-cell office:value-type="float" office:value="-5.9982000000000001E-2" table:style-name="ce1">
            <text:p>-0.059982</text:p>
          </table:table-cell>
          <table:table-cell office:value-type="float" office:value="14.42" table:style-name="ce1">
            <text:p>14.42</text:p>
          </table:table-cell>
          <table:table-cell office:value-type="float" office:value="-0.226046" table:style-name="ce1">
            <text:p>-0.226046</text:p>
          </table:table-cell>
          <table:table-cell office:value-type="float" office:value="9.1993000000000005E-2" table:style-name="ce1">
            <text:p>0.091993</text:p>
          </table:table-cell>
          <table:table-cell table:number-columns-repeated="16379"/>
        </table:table-row>
        <table:table-row table:style-name="ro3">
          <table:table-cell office:value-type="float" office:value="14.44" table:style-name="ce1">
            <text:p>14.44</text:p>
          </table:table-cell>
          <table:table-cell office:value-type="float" office:value="-5.7176999999999999E-2" table:style-name="ce1">
            <text:p>-0.057177</text:p>
          </table:table-cell>
          <table:table-cell office:value-type="float" office:value="14.44" table:style-name="ce1">
            <text:p>14.44</text:p>
          </table:table-cell>
          <table:table-cell office:value-type="float" office:value="-0.21556800000000001" table:style-name="ce1">
            <text:p>-0.215568</text:p>
          </table:table-cell>
          <table:table-cell office:value-type="float" office:value="9.9450999999999998E-2" table:style-name="ce1">
            <text:p>0.099451</text:p>
          </table:table-cell>
          <table:table-cell table:number-columns-repeated="16379"/>
        </table:table-row>
        <table:table-row table:style-name="ro3">
          <table:table-cell office:value-type="float" office:value="14.46" table:style-name="ce1">
            <text:p>14.46</text:p>
          </table:table-cell>
          <table:table-cell office:value-type="float" office:value="-5.4198999999999997E-2" table:style-name="ce1">
            <text:p>-0.054199</text:p>
          </table:table-cell>
          <table:table-cell office:value-type="float" office:value="14.46" table:style-name="ce1">
            <text:p>14.46</text:p>
          </table:table-cell>
          <table:table-cell office:value-type="float" office:value="-0.20441300000000001" table:style-name="ce1">
            <text:p>-0.204413</text:p>
          </table:table-cell>
          <table:table-cell office:value-type="float" office:value="0.106282" table:style-name="ce1">
            <text:p>0.106282</text:p>
          </table:table-cell>
          <table:table-cell table:number-columns-repeated="16379"/>
        </table:table-row>
        <table:table-row table:style-name="ro3">
          <table:table-cell office:value-type="float" office:value="14.48" table:style-name="ce1">
            <text:p>14.48</text:p>
          </table:table-cell>
          <table:table-cell office:value-type="float" office:value="-5.1061000000000002E-2" table:style-name="ce1">
            <text:p>-0.051061</text:p>
          </table:table-cell>
          <table:table-cell office:value-type="float" office:value="14.48" table:style-name="ce1">
            <text:p>14.48</text:p>
          </table:table-cell>
          <table:table-cell office:value-type="float" office:value="-0.19264000000000001" table:style-name="ce1">
            <text:p>-0.19264</text:p>
          </table:table-cell>
          <table:table-cell office:value-type="float" office:value="0.112483" table:style-name="ce1">
            <text:p>0.112483</text:p>
          </table:table-cell>
          <table:table-cell table:number-columns-repeated="16379"/>
        </table:table-row>
        <table:table-row table:style-name="ro3">
          <table:table-cell office:value-type="float" office:value="14.5" table:style-name="ce1">
            <text:p>14.5</text:p>
          </table:table-cell>
          <table:table-cell office:value-type="float" office:value="-4.7779000000000002E-2" table:style-name="ce1">
            <text:p>-0.047779</text:p>
          </table:table-cell>
          <table:table-cell office:value-type="float" office:value="14.5" table:style-name="ce1">
            <text:p>14.5</text:p>
          </table:table-cell>
          <table:table-cell office:value-type="float" office:value="-0.180309" table:style-name="ce1">
            <text:p>-0.180309</text:p>
          </table:table-cell>
          <table:table-cell office:value-type="float" office:value="0.118049" table:style-name="ce1">
            <text:p>0.118049</text:p>
          </table:table-cell>
          <table:table-cell table:number-columns-repeated="16379"/>
        </table:table-row>
        <table:table-row table:style-name="ro3">
          <table:table-cell office:value-type="float" office:value="14.52" table:style-name="ce1">
            <text:p>14.52</text:p>
          </table:table-cell>
          <table:table-cell office:value-type="float" office:value="-4.4366999999999997E-2" table:style-name="ce1">
            <text:p>-0.044367</text:p>
          </table:table-cell>
          <table:table-cell office:value-type="float" office:value="14.52" table:style-name="ce1">
            <text:p>14.52</text:p>
          </table:table-cell>
          <table:table-cell office:value-type="float" office:value="-0.16747999999999999" table:style-name="ce1">
            <text:p>-0.16748</text:p>
          </table:table-cell>
          <table:table-cell office:value-type="float" office:value="0.122978" table:style-name="ce1">
            <text:p>0.122978</text:p>
          </table:table-cell>
          <table:table-cell table:number-columns-repeated="16379"/>
        </table:table-row>
        <table:table-row table:style-name="ro3">
          <table:table-cell office:value-type="float" office:value="14.54" table:style-name="ce1">
            <text:p>14.54</text:p>
          </table:table-cell>
          <table:table-cell office:value-type="float" office:value="-4.0839E-2" table:style-name="ce1">
            <text:p>-0.040839</text:p>
          </table:table-cell>
          <table:table-cell office:value-type="float" office:value="14.54" table:style-name="ce1">
            <text:p>14.54</text:p>
          </table:table-cell>
          <table:table-cell office:value-type="float" office:value="-0.15421299999999999" table:style-name="ce1">
            <text:p>-0.154213</text:p>
          </table:table-cell>
          <table:table-cell office:value-type="float" office:value="0.127271" table:style-name="ce1">
            <text:p>0.127271</text:p>
          </table:table-cell>
          <table:table-cell table:number-columns-repeated="16379"/>
        </table:table-row>
        <table:table-row table:style-name="ro3">
          <table:table-cell office:value-type="float" office:value="14.56" table:style-name="ce1">
            <text:p>14.56</text:p>
          </table:table-cell>
          <table:table-cell office:value-type="float" office:value="-3.721E-2" table:style-name="ce1">
            <text:p>-0.03721</text:p>
          </table:table-cell>
          <table:table-cell office:value-type="float" office:value="14.56" table:style-name="ce1">
            <text:p>14.56</text:p>
          </table:table-cell>
          <table:table-cell office:value-type="float" office:value="-0.140565" table:style-name="ce1">
            <text:p>-0.140565</text:p>
          </table:table-cell>
          <table:table-cell office:value-type="float" office:value="0.13092699999999999" table:style-name="ce1">
            <text:p>0.130927</text:p>
          </table:table-cell>
          <table:table-cell table:number-columns-repeated="16379"/>
        </table:table-row>
        <table:table-row table:style-name="ro3">
          <table:table-cell office:value-type="float" office:value="14.58" table:style-name="ce1">
            <text:p>14.58</text:p>
          </table:table-cell>
          <table:table-cell office:value-type="float" office:value="-3.3493000000000002E-2" table:style-name="ce1">
            <text:p>-0.033493</text:p>
          </table:table-cell>
          <table:table-cell office:value-type="float" office:value="14.58" table:style-name="ce1">
            <text:p>14.58</text:p>
          </table:table-cell>
          <table:table-cell office:value-type="float" office:value="-0.12659699999999999" table:style-name="ce1">
            <text:p>-0.126597</text:p>
          </table:table-cell>
          <table:table-cell office:value-type="float" office:value="0.13394900000000001" table:style-name="ce1">
            <text:p>0.133949</text:p>
          </table:table-cell>
          <table:table-cell table:number-columns-repeated="16379"/>
        </table:table-row>
        <table:table-row table:style-name="ro3">
          <table:table-cell office:value-type="float" office:value="14.6" table:style-name="ce1">
            <text:p>14.6</text:p>
          </table:table-cell>
          <table:table-cell office:value-type="float" office:value="-2.9704000000000001E-2" table:style-name="ce1">
            <text:p>-0.029704</text:p>
          </table:table-cell>
          <table:table-cell office:value-type="float" office:value="14.6" table:style-name="ce1">
            <text:p>14.6</text:p>
          </table:table-cell>
          <table:table-cell office:value-type="float" office:value="-0.11236699999999999" table:style-name="ce1">
            <text:p>-0.112367</text:p>
          </table:table-cell>
          <table:table-cell office:value-type="float" office:value="0.13633799999999999" table:style-name="ce1">
            <text:p>0.136338</text:p>
          </table:table-cell>
          <table:table-cell table:number-columns-repeated="16379"/>
        </table:table-row>
        <table:table-row table:style-name="ro3">
          <table:table-cell office:value-type="float" office:value="14.62" table:style-name="ce1">
            <text:p>14.62</text:p>
          </table:table-cell>
          <table:table-cell office:value-type="float" office:value="-2.5857999999999999E-2" table:style-name="ce1">
            <text:p>-0.025858</text:p>
          </table:table-cell>
          <table:table-cell office:value-type="float" office:value="14.62" table:style-name="ce1">
            <text:p>14.62</text:p>
          </table:table-cell>
          <table:table-cell office:value-type="float" office:value="-9.7933999999999993E-2" table:style-name="ce1">
            <text:p>-0.097934</text:p>
          </table:table-cell>
          <table:table-cell office:value-type="float" office:value="0.138098" table:style-name="ce1">
            <text:p>0.138098</text:p>
          </table:table-cell>
          <table:table-cell table:number-columns-repeated="16379"/>
        </table:table-row>
        <table:table-row table:style-name="ro3">
          <table:table-cell office:value-type="float" office:value="14.64" table:style-name="ce1">
            <text:p>14.64</text:p>
          </table:table-cell>
          <table:table-cell office:value-type="float" office:value="-2.1968999999999999E-2" table:style-name="ce1">
            <text:p>-0.021969</text:p>
          </table:table-cell>
          <table:table-cell office:value-type="float" office:value="14.64" table:style-name="ce1">
            <text:p>14.64</text:p>
          </table:table-cell>
          <table:table-cell office:value-type="float" office:value="-8.3358000000000002E-2" table:style-name="ce1">
            <text:p>-0.083358</text:p>
          </table:table-cell>
          <table:table-cell office:value-type="float" office:value="0.139233" table:style-name="ce1">
            <text:p>0.139233</text:p>
          </table:table-cell>
          <table:table-cell table:number-columns-repeated="16379"/>
        </table:table-row>
        <table:table-row table:style-name="ro3">
          <table:table-cell office:value-type="float" office:value="14.66" table:style-name="ce1">
            <text:p>14.66</text:p>
          </table:table-cell>
          <table:table-cell office:value-type="float" office:value="-1.8053E-2" table:style-name="ce1">
            <text:p>-0.018053</text:p>
          </table:table-cell>
          <table:table-cell office:value-type="float" office:value="14.66" table:style-name="ce1">
            <text:p>14.66</text:p>
          </table:table-cell>
          <table:table-cell office:value-type="float" office:value="-6.8697999999999995E-2" table:style-name="ce1">
            <text:p>-0.068698</text:p>
          </table:table-cell>
          <table:table-cell office:value-type="float" office:value="0.13974900000000001" table:style-name="ce1">
            <text:p>0.139749</text:p>
          </table:table-cell>
          <table:table-cell table:number-columns-repeated="16379"/>
        </table:table-row>
        <table:table-row table:style-name="ro3">
          <table:table-cell office:value-type="float" office:value="14.68" table:style-name="ce1">
            <text:p>14.68</text:p>
          </table:table-cell>
          <table:table-cell office:value-type="float" office:value="-1.4126E-2" table:style-name="ce1">
            <text:p>-0.014126</text:p>
          </table:table-cell>
          <table:table-cell office:value-type="float" office:value="14.68" table:style-name="ce1">
            <text:p>14.68</text:p>
          </table:table-cell>
          <table:table-cell office:value-type="float" office:value="-5.4014E-2" table:style-name="ce1">
            <text:p>-0.054014</text:p>
          </table:table-cell>
          <table:table-cell office:value-type="float" office:value="0.139652" table:style-name="ce1">
            <text:p>0.139652</text:p>
          </table:table-cell>
          <table:table-cell table:number-columns-repeated="16379"/>
        </table:table-row>
        <table:table-row table:style-name="ro3">
          <table:table-cell office:value-type="float" office:value="14.7" table:style-name="ce1">
            <text:p>14.7</text:p>
          </table:table-cell>
          <table:table-cell office:value-type="float" office:value="-1.0203E-2" table:style-name="ce1">
            <text:p>-0.010203</text:p>
          </table:table-cell>
          <table:table-cell office:value-type="float" office:value="14.7" table:style-name="ce1">
            <text:p>14.7</text:p>
          </table:table-cell>
          <table:table-cell office:value-type="float" office:value="-3.9364999999999997E-2" table:style-name="ce1">
            <text:p>-0.039365</text:p>
          </table:table-cell>
          <table:table-cell office:value-type="float" office:value="0.13894999999999999" table:style-name="ce1">
            <text:p>0.13895</text:p>
          </table:table-cell>
          <table:table-cell table:number-columns-repeated="16379"/>
        </table:table-row>
        <table:table-row table:style-name="ro3">
          <table:table-cell office:value-type="float" office:value="14.72" table:style-name="ce1">
            <text:p>14.72</text:p>
          </table:table-cell>
          <table:table-cell office:value-type="float" office:value="-6.3E-3" table:style-name="ce1">
            <text:p>-0.0063</text:p>
          </table:table-cell>
          <table:table-cell office:value-type="float" office:value="14.72" table:style-name="ce1">
            <text:p>14.72</text:p>
          </table:table-cell>
          <table:table-cell office:value-type="float" office:value="-2.4809999999999999E-2" table:style-name="ce1">
            <text:p>-0.02481</text:p>
          </table:table-cell>
          <table:table-cell office:value-type="float" office:value="0.137651" table:style-name="ce1">
            <text:p>0.137651</text:p>
          </table:table-cell>
          <table:table-cell table:number-columns-repeated="16379"/>
        </table:table-row>
        <table:table-row table:style-name="ro3">
          <table:table-cell office:value-type="float" office:value="14.74" table:style-name="ce1">
            <text:p>14.74</text:p>
          </table:table-cell>
          <table:table-cell office:value-type="float" office:value="-2.4329999999999998E-3" table:style-name="ce1">
            <text:p>-0.002433</text:p>
          </table:table-cell>
          <table:table-cell office:value-type="float" office:value="14.74" table:style-name="ce1">
            <text:p>14.74</text:p>
          </table:table-cell>
          <table:table-cell office:value-type="float" office:value="-1.0410000000000001E-2" table:style-name="ce1">
            <text:p>-0.01041</text:p>
          </table:table-cell>
          <table:table-cell office:value-type="float" office:value="0.135768" table:style-name="ce1">
            <text:p>0.135768</text:p>
          </table:table-cell>
          <table:table-cell table:number-columns-repeated="16379"/>
        </table:table-row>
        <table:table-row table:style-name="ro3">
          <table:table-cell office:value-type="float" office:value="14.76" table:style-name="ce1">
            <text:p>14.76</text:p>
          </table:table-cell>
          <table:table-cell office:value-type="float" office:value="1.3810000000000001E-3" table:style-name="ce1">
            <text:p>0.001381</text:p>
          </table:table-cell>
          <table:table-cell office:value-type="float" office:value="14.76" table:style-name="ce1">
            <text:p>14.76</text:p>
          </table:table-cell>
          <table:table-cell office:value-type="float" office:value="3.777E-3" table:style-name="ce1">
            <text:p>0.003777</text:p>
          </table:table-cell>
          <table:table-cell office:value-type="float" office:value="0.13331299999999999" table:style-name="ce1">
            <text:p>0.133313</text:p>
          </table:table-cell>
          <table:table-cell table:number-columns-repeated="16379"/>
        </table:table-row>
        <table:table-row table:style-name="ro3">
          <table:table-cell office:value-type="float" office:value="14.78" table:style-name="ce1">
            <text:p>14.78</text:p>
          </table:table-cell>
          <table:table-cell office:value-type="float" office:value="5.1260000000000003E-3" table:style-name="ce1">
            <text:p>0.005126</text:p>
          </table:table-cell>
          <table:table-cell office:value-type="float" office:value="14.78" table:style-name="ce1">
            <text:p>14.78</text:p>
          </table:table-cell>
          <table:table-cell office:value-type="float" office:value="1.7693E-2" table:style-name="ce1">
            <text:p>0.017693</text:p>
          </table:table-cell>
          <table:table-cell office:value-type="float" office:value="0.1303" table:style-name="ce1">
            <text:p>0.1303</text:p>
          </table:table-cell>
          <table:table-cell table:number-columns-repeated="16379"/>
        </table:table-row>
        <table:table-row table:style-name="ro3">
          <table:table-cell office:value-type="float" office:value="14.8" table:style-name="ce1">
            <text:p>14.8</text:p>
          </table:table-cell>
          <table:table-cell office:value-type="float" office:value="8.7860000000000004E-3" table:style-name="ce1">
            <text:p>0.008786</text:p>
          </table:table-cell>
          <table:table-cell office:value-type="float" office:value="14.8" table:style-name="ce1">
            <text:p>14.8</text:p>
          </table:table-cell>
          <table:table-cell office:value-type="float" office:value="3.1279000000000001E-2" table:style-name="ce1">
            <text:p>0.031279</text:p>
          </table:table-cell>
          <table:table-cell office:value-type="float" office:value="0.126747" table:style-name="ce1">
            <text:p>0.126747</text:p>
          </table:table-cell>
          <table:table-cell table:number-columns-repeated="16379"/>
        </table:table-row>
        <table:table-row table:style-name="ro3">
          <table:table-cell office:value-type="float" office:value="14.82" table:style-name="ce1">
            <text:p>14.82</text:p>
          </table:table-cell>
          <table:table-cell office:value-type="float" office:value="1.2345E-2" table:style-name="ce1">
            <text:p>0.012345</text:p>
          </table:table-cell>
          <table:table-cell office:value-type="float" office:value="14.82" table:style-name="ce1">
            <text:p>14.82</text:p>
          </table:table-cell>
          <table:table-cell office:value-type="float" office:value="4.4481E-2" table:style-name="ce1">
            <text:p>0.044481</text:p>
          </table:table-cell>
          <table:table-cell office:value-type="float" office:value="0.122673" table:style-name="ce1">
            <text:p>0.122673</text:p>
          </table:table-cell>
          <table:table-cell table:number-columns-repeated="16379"/>
        </table:table-row>
        <table:table-row table:style-name="ro3">
          <table:table-cell office:value-type="float" office:value="14.84" table:style-name="ce1">
            <text:p>14.84</text:p>
          </table:table-cell>
          <table:table-cell office:value-type="float" office:value="1.5786999999999999E-2" table:style-name="ce1">
            <text:p>0.015787</text:p>
          </table:table-cell>
          <table:table-cell office:value-type="float" office:value="14.84" table:style-name="ce1">
            <text:p>14.84</text:p>
          </table:table-cell>
          <table:table-cell office:value-type="float" office:value="5.7242000000000001E-2" table:style-name="ce1">
            <text:p>0.057242</text:p>
          </table:table-cell>
          <table:table-cell office:value-type="float" office:value="0.118099" table:style-name="ce1">
            <text:p>0.118099</text:p>
          </table:table-cell>
          <table:table-cell table:number-columns-repeated="16379"/>
        </table:table-row>
        <table:table-row table:style-name="ro3">
          <table:table-cell office:value-type="float" office:value="14.86" table:style-name="ce1">
            <text:p>14.86</text:p>
          </table:table-cell>
          <table:table-cell office:value-type="float" office:value="1.9096999999999999E-2" table:style-name="ce1">
            <text:p>0.019097</text:p>
          </table:table-cell>
          <table:table-cell office:value-type="float" office:value="14.86" table:style-name="ce1">
            <text:p>14.86</text:p>
          </table:table-cell>
          <table:table-cell office:value-type="float" office:value="6.9509000000000001E-2" table:style-name="ce1">
            <text:p>0.069509</text:p>
          </table:table-cell>
          <table:table-cell office:value-type="float" office:value="0.113049" table:style-name="ce1">
            <text:p>0.113049</text:p>
          </table:table-cell>
          <table:table-cell table:number-columns-repeated="16379"/>
        </table:table-row>
        <table:table-row table:style-name="ro3">
          <table:table-cell office:value-type="float" office:value="14.88" table:style-name="ce1">
            <text:p>14.88</text:p>
          </table:table-cell>
          <table:table-cell office:value-type="float" office:value="2.2259999999999999E-2" table:style-name="ce1">
            <text:p>0.02226</text:p>
          </table:table-cell>
          <table:table-cell office:value-type="float" office:value="14.88" table:style-name="ce1">
            <text:p>14.88</text:p>
          </table:table-cell>
          <table:table-cell office:value-type="float" office:value="8.1233E-2" table:style-name="ce1">
            <text:p>0.081233</text:p>
          </table:table-cell>
          <table:table-cell office:value-type="float" office:value="0.10755099999999999" table:style-name="ce1">
            <text:p>0.107551</text:p>
          </table:table-cell>
          <table:table-cell table:number-columns-repeated="16379"/>
        </table:table-row>
        <table:table-row table:style-name="ro3">
          <table:table-cell office:value-type="float" office:value="14.9" table:style-name="ce1">
            <text:p>14.9</text:p>
          </table:table-cell>
          <table:table-cell office:value-type="float" office:value="2.5263000000000001E-2" table:style-name="ce1">
            <text:p>0.025263</text:p>
          </table:table-cell>
          <table:table-cell office:value-type="float" office:value="14.9" table:style-name="ce1">
            <text:p>14.9</text:p>
          </table:table-cell>
          <table:table-cell office:value-type="float" office:value="9.2365000000000003E-2" table:style-name="ce1">
            <text:p>0.092365</text:p>
          </table:table-cell>
          <table:table-cell office:value-type="float" office:value="0.101631" table:style-name="ce1">
            <text:p>0.101631</text:p>
          </table:table-cell>
          <table:table-cell table:number-columns-repeated="16379"/>
        </table:table-row>
        <table:table-row table:style-name="ro3">
          <table:table-cell office:value-type="float" office:value="14.92" table:style-name="ce1">
            <text:p>14.92</text:p>
          </table:table-cell>
          <table:table-cell office:value-type="float" office:value="2.8091999999999999E-2" table:style-name="ce1">
            <text:p>0.028092</text:p>
          </table:table-cell>
          <table:table-cell office:value-type="float" office:value="14.92" table:style-name="ce1">
            <text:p>14.92</text:p>
          </table:table-cell>
          <table:table-cell office:value-type="float" office:value="0.10285999999999999" table:style-name="ce1">
            <text:p>0.10286</text:p>
          </table:table-cell>
          <table:table-cell office:value-type="float" office:value="9.5323000000000005E-2" table:style-name="ce1">
            <text:p>0.095323</text:p>
          </table:table-cell>
          <table:table-cell table:number-columns-repeated="16379"/>
        </table:table-row>
        <table:table-row table:style-name="ro3">
          <table:table-cell office:value-type="float" office:value="14.94" table:style-name="ce1">
            <text:p>14.94</text:p>
          </table:table-cell>
          <table:table-cell office:value-type="float" office:value="3.0734999999999998E-2" table:style-name="ce1">
            <text:p>0.030735</text:p>
          </table:table-cell>
          <table:table-cell office:value-type="float" office:value="14.94" table:style-name="ce1">
            <text:p>14.94</text:p>
          </table:table-cell>
          <table:table-cell office:value-type="float" office:value="0.112675" table:style-name="ce1">
            <text:p>0.112675</text:p>
          </table:table-cell>
          <table:table-cell office:value-type="float" office:value="8.8658000000000001E-2" table:style-name="ce1">
            <text:p>0.088658</text:p>
          </table:table-cell>
          <table:table-cell table:number-columns-repeated="16379"/>
        </table:table-row>
        <table:table-row table:style-name="ro3">
          <table:table-cell office:value-type="float" office:value="14.96" table:style-name="ce1">
            <text:p>14.96</text:p>
          </table:table-cell>
          <table:table-cell office:value-type="float" office:value="3.3181000000000002E-2" table:style-name="ce1">
            <text:p>0.033181</text:p>
          </table:table-cell>
          <table:table-cell office:value-type="float" office:value="14.96" table:style-name="ce1">
            <text:p>14.96</text:p>
          </table:table-cell>
          <table:table-cell office:value-type="float" office:value="0.12177300000000001" table:style-name="ce1">
            <text:p>0.121773</text:p>
          </table:table-cell>
          <table:table-cell office:value-type="float" office:value="8.1672999999999996E-2" table:style-name="ce1">
            <text:p>0.081673</text:p>
          </table:table-cell>
          <table:table-cell table:number-columns-repeated="16379"/>
        </table:table-row>
        <table:table-row table:style-name="ro3">
          <table:table-cell office:value-type="float" office:value="14.98" table:style-name="ce1">
            <text:p>14.98</text:p>
          </table:table-cell>
          <table:table-cell office:value-type="float" office:value="3.5421000000000001E-2" table:style-name="ce1">
            <text:p>0.035421</text:p>
          </table:table-cell>
          <table:table-cell office:value-type="float" office:value="14.98" table:style-name="ce1">
            <text:p>14.98</text:p>
          </table:table-cell>
          <table:table-cell office:value-type="float" office:value="0.13011900000000001" table:style-name="ce1">
            <text:p>0.130119</text:p>
          </table:table-cell>
          <table:table-cell office:value-type="float" office:value="7.4404999999999999E-2" table:style-name="ce1">
            <text:p>0.074405</text:p>
          </table:table-cell>
          <table:table-cell table:number-columns-repeated="16379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3.7444999999999999E-2" table:style-name="ce1">
            <text:p>0.037445</text:p>
          </table:table-cell>
          <table:table-cell office:value-type="float" office:value="15" table:style-name="ce1">
            <text:p>15</text:p>
          </table:table-cell>
          <table:table-cell office:value-type="float" office:value="0.137683" table:style-name="ce1">
            <text:p>0.137683</text:p>
          </table:table-cell>
          <table:table-cell office:value-type="float" office:value="6.6891000000000006E-2" table:style-name="ce1">
            <text:p>0.066891</text:p>
          </table:table-cell>
          <table:table-cell table:number-columns-repeated="16379"/>
        </table:table-row>
        <table:table-row table:style-name="ro3">
          <table:table-cell office:value-type="float" office:value="15.02" table:style-name="ce1">
            <text:p>15.02</text:p>
          </table:table-cell>
          <table:table-cell office:value-type="float" office:value="3.9246999999999997E-2" table:style-name="ce1">
            <text:p>0.039247</text:p>
          </table:table-cell>
          <table:table-cell office:value-type="float" office:value="15.02" table:style-name="ce1">
            <text:p>15.02</text:p>
          </table:table-cell>
          <table:table-cell office:value-type="float" office:value="0.14444000000000001" table:style-name="ce1">
            <text:p>0.14444</text:p>
          </table:table-cell>
          <table:table-cell office:value-type="float" office:value="5.9173000000000003E-2" table:style-name="ce1">
            <text:p>0.059173</text:p>
          </table:table-cell>
          <table:table-cell table:number-columns-repeated="16379"/>
        </table:table-row>
        <table:table-row table:style-name="ro3">
          <table:table-cell office:value-type="float" office:value="15.04" table:style-name="ce1">
            <text:p>15.04</text:p>
          </table:table-cell>
          <table:table-cell office:value-type="float" office:value="4.0821000000000003E-2" table:style-name="ce1">
            <text:p>0.040821</text:p>
          </table:table-cell>
          <table:table-cell office:value-type="float" office:value="15.04" table:style-name="ce1">
            <text:p>15.04</text:p>
          </table:table-cell>
          <table:table-cell office:value-type="float" office:value="0.150368" table:style-name="ce1">
            <text:p>0.150368</text:p>
          </table:table-cell>
          <table:table-cell office:value-type="float" office:value="5.1290000000000002E-2" table:style-name="ce1">
            <text:p>0.05129</text:p>
          </table:table-cell>
          <table:table-cell table:number-columns-repeated="16379"/>
        </table:table-row>
        <table:table-row table:style-name="ro3">
          <table:table-cell office:value-type="float" office:value="15.06" table:style-name="ce1">
            <text:p>15.06</text:p>
          </table:table-cell>
          <table:table-cell office:value-type="float" office:value="4.2161999999999998E-2" table:style-name="ce1">
            <text:p>0.042162</text:p>
          </table:table-cell>
          <table:table-cell office:value-type="float" office:value="15.06" table:style-name="ce1">
            <text:p>15.06</text:p>
          </table:table-cell>
          <table:table-cell office:value-type="float" office:value="0.15545200000000001" table:style-name="ce1">
            <text:p>0.155452</text:p>
          </table:table-cell>
          <table:table-cell office:value-type="float" office:value="4.3284000000000003E-2" table:style-name="ce1">
            <text:p>0.043284</text:p>
          </table:table-cell>
          <table:table-cell table:number-columns-repeated="16379"/>
        </table:table-row>
        <table:table-row table:style-name="ro3">
          <table:table-cell office:value-type="float" office:value="15.08" table:style-name="ce1">
            <text:p>15.08</text:p>
          </table:table-cell>
          <table:table-cell office:value-type="float" office:value="4.3268000000000001E-2" table:style-name="ce1">
            <text:p>0.043268</text:p>
          </table:table-cell>
          <table:table-cell office:value-type="float" office:value="15.08" table:style-name="ce1">
            <text:p>15.08</text:p>
          </table:table-cell>
          <table:table-cell office:value-type="float" office:value="0.15967899999999999" table:style-name="ce1">
            <text:p>0.159679</text:p>
          </table:table-cell>
          <table:table-cell office:value-type="float" office:value="3.5198E-2" table:style-name="ce1">
            <text:p>0.035198</text:p>
          </table:table-cell>
          <table:table-cell table:number-columns-repeated="16379"/>
        </table:table-row>
        <table:table-row table:style-name="ro3">
          <table:table-cell office:value-type="float" office:value="15.1" table:style-name="ce1">
            <text:p>15.1</text:p>
          </table:table-cell>
          <table:table-cell office:value-type="float" office:value="4.4137000000000003E-2" table:style-name="ce1">
            <text:p>0.044137</text:p>
          </table:table-cell>
          <table:table-cell office:value-type="float" office:value="15.1" table:style-name="ce1">
            <text:p>15.1</text:p>
          </table:table-cell>
          <table:table-cell office:value-type="float" office:value="0.16304299999999999" table:style-name="ce1">
            <text:p>0.163043</text:p>
          </table:table-cell>
          <table:table-cell office:value-type="float" office:value="2.7071000000000001E-2" table:style-name="ce1">
            <text:p>0.027071</text:p>
          </table:table-cell>
          <table:table-cell table:number-columns-repeated="16379"/>
        </table:table-row>
        <table:table-row table:style-name="ro3">
          <table:table-cell office:value-type="float" office:value="15.12" table:style-name="ce1">
            <text:p>15.12</text:p>
          </table:table-cell>
          <table:table-cell office:value-type="float" office:value="4.4768000000000002E-2" table:style-name="ce1">
            <text:p>0.044768</text:p>
          </table:table-cell>
          <table:table-cell office:value-type="float" office:value="15.12" table:style-name="ce1">
            <text:p>15.12</text:p>
          </table:table-cell>
          <table:table-cell office:value-type="float" office:value="0.16554199999999999" table:style-name="ce1">
            <text:p>0.165542</text:p>
          </table:table-cell>
          <table:table-cell office:value-type="float" office:value="1.8946000000000001E-2" table:style-name="ce1">
            <text:p>0.018946</text:p>
          </table:table-cell>
          <table:table-cell table:number-columns-repeated="16379"/>
        </table:table-row>
        <table:table-row table:style-name="ro3">
          <table:table-cell office:value-type="float" office:value="15.14" table:style-name="ce1">
            <text:p>15.14</text:p>
          </table:table-cell>
          <table:table-cell office:value-type="float" office:value="4.5164999999999997E-2" table:style-name="ce1">
            <text:p>0.045165</text:p>
          </table:table-cell>
          <table:table-cell office:value-type="float" office:value="15.14" table:style-name="ce1">
            <text:p>15.14</text:p>
          </table:table-cell>
          <table:table-cell office:value-type="float" office:value="0.16717899999999999" table:style-name="ce1">
            <text:p>0.167179</text:p>
          </table:table-cell>
          <table:table-cell office:value-type="float" office:value="1.0862999999999999E-2" table:style-name="ce1">
            <text:p>0.010863</text:p>
          </table:table-cell>
          <table:table-cell table:number-columns-repeated="16379"/>
        </table:table-row>
        <table:table-row table:style-name="ro3">
          <table:table-cell office:value-type="float" office:value="15.16" table:style-name="ce1">
            <text:p>15.16</text:p>
          </table:table-cell>
          <table:table-cell office:value-type="float" office:value="4.5328E-2" table:style-name="ce1">
            <text:p>0.045328</text:p>
          </table:table-cell>
          <table:table-cell office:value-type="float" office:value="15.16" table:style-name="ce1">
            <text:p>15.16</text:p>
          </table:table-cell>
          <table:table-cell office:value-type="float" office:value="0.167962" table:style-name="ce1">
            <text:p>0.167962</text:p>
          </table:table-cell>
          <table:table-cell office:value-type="float" office:value="2.8609999999999998E-3" table:style-name="ce1">
            <text:p>0.002861</text:p>
          </table:table-cell>
          <table:table-cell table:number-columns-repeated="16379"/>
        </table:table-row>
        <table:table-row table:style-name="ro3">
          <table:table-cell office:value-type="float" office:value="15.18" table:style-name="ce1">
            <text:p>15.18</text:p>
          </table:table-cell>
          <table:table-cell office:value-type="float" office:value="4.5262999999999998E-2" table:style-name="ce1">
            <text:p>0.045263</text:p>
          </table:table-cell>
          <table:table-cell office:value-type="float" office:value="15.18" table:style-name="ce1">
            <text:p>15.18</text:p>
          </table:table-cell>
          <table:table-cell office:value-type="float" office:value="0.167902" table:style-name="ce1">
            <text:p>0.167902</text:p>
          </table:table-cell>
          <table:table-cell office:value-type="float" office:value="-5.0220000000000004E-3" table:style-name="ce1">
            <text:p>-0.005022</text:p>
          </table:table-cell>
          <table:table-cell table:number-columns-repeated="16379"/>
        </table:table-row>
        <table:table-row table:style-name="ro3">
          <table:table-cell office:value-type="float" office:value="15.2" table:style-name="ce1">
            <text:p>15.2</text:p>
          </table:table-cell>
          <table:table-cell office:value-type="float" office:value="4.4974E-2" table:style-name="ce1">
            <text:p>0.044974</text:p>
          </table:table-cell>
          <table:table-cell office:value-type="float" office:value="15.2" table:style-name="ce1">
            <text:p>15.2</text:p>
          </table:table-cell>
          <table:table-cell office:value-type="float" office:value="0.167015" table:style-name="ce1">
            <text:p>0.167015</text:p>
          </table:table-cell>
          <table:table-cell office:value-type="float" office:value="-1.2749999999999999E-2" table:style-name="ce1">
            <text:p>-0.01275</text:p>
          </table:table-cell>
          <table:table-cell table:number-columns-repeated="16379"/>
        </table:table-row>
        <table:table-row table:style-name="ro3">
          <table:table-cell office:value-type="float" office:value="15.22" table:style-name="ce1">
            <text:p>15.22</text:p>
          </table:table-cell>
          <table:table-cell office:value-type="float" office:value="4.4468000000000001E-2" table:style-name="ce1">
            <text:p>0.044468</text:p>
          </table:table-cell>
          <table:table-cell office:value-type="float" office:value="15.22" table:style-name="ce1">
            <text:p>15.22</text:p>
          </table:table-cell>
          <table:table-cell office:value-type="float" office:value="0.165321" table:style-name="ce1">
            <text:p>0.165321</text:p>
          </table:table-cell>
          <table:table-cell office:value-type="float" office:value="-2.0288E-2" table:style-name="ce1">
            <text:p>-0.020288</text:p>
          </table:table-cell>
          <table:table-cell table:number-columns-repeated="16379"/>
        </table:table-row>
        <table:table-row table:style-name="ro3">
          <table:table-cell office:value-type="float" office:value="15.24" table:style-name="ce1">
            <text:p>15.24</text:p>
          </table:table-cell>
          <table:table-cell office:value-type="float" office:value="4.3753E-2" table:style-name="ce1">
            <text:p>0.043753</text:p>
          </table:table-cell>
          <table:table-cell office:value-type="float" office:value="15.24" table:style-name="ce1">
            <text:p>15.24</text:p>
          </table:table-cell>
          <table:table-cell office:value-type="float" office:value="0.16284499999999999" table:style-name="ce1">
            <text:p>0.162845</text:p>
          </table:table-cell>
          <table:table-cell office:value-type="float" office:value="-2.7604E-2" table:style-name="ce1">
            <text:p>-0.027604</text:p>
          </table:table-cell>
          <table:table-cell table:number-columns-repeated="16379"/>
        </table:table-row>
        <table:table-row table:style-name="ro3">
          <table:table-cell office:value-type="float" office:value="15.26" table:style-name="ce1">
            <text:p>15.26</text:p>
          </table:table-cell>
          <table:table-cell office:value-type="float" office:value="4.2835999999999999E-2" table:style-name="ce1">
            <text:p>0.042836</text:p>
          </table:table-cell>
          <table:table-cell office:value-type="float" office:value="15.26" table:style-name="ce1">
            <text:p>15.26</text:p>
          </table:table-cell>
          <table:table-cell office:value-type="float" office:value="0.159613" table:style-name="ce1">
            <text:p>0.159613</text:p>
          </table:table-cell>
          <table:table-cell office:value-type="float" office:value="-3.4668999999999998E-2" table:style-name="ce1">
            <text:p>-0.034669</text:p>
          </table:table-cell>
          <table:table-cell table:number-columns-repeated="16379"/>
        </table:table-row>
        <table:table-row table:style-name="ro3">
          <table:table-cell office:value-type="float" office:value="15.28" table:style-name="ce1">
            <text:p>15.28</text:p>
          </table:table-cell>
          <table:table-cell office:value-type="float" office:value="4.1725999999999999E-2" table:style-name="ce1">
            <text:p>0.041726</text:p>
          </table:table-cell>
          <table:table-cell office:value-type="float" office:value="15.28" table:style-name="ce1">
            <text:p>15.28</text:p>
          </table:table-cell>
          <table:table-cell office:value-type="float" office:value="0.15565499999999999" table:style-name="ce1">
            <text:p>0.155655</text:p>
          </table:table-cell>
          <table:table-cell office:value-type="float" office:value="-4.1454999999999999E-2" table:style-name="ce1">
            <text:p>-0.041455</text:p>
          </table:table-cell>
          <table:table-cell table:number-columns-repeated="16379"/>
        </table:table-row>
        <table:table-row table:style-name="ro3">
          <table:table-cell office:value-type="float" office:value="15.3" table:style-name="ce1">
            <text:p>15.3</text:p>
          </table:table-cell>
          <table:table-cell office:value-type="float" office:value="4.0432999999999997E-2" table:style-name="ce1">
            <text:p>0.040433</text:p>
          </table:table-cell>
          <table:table-cell office:value-type="float" office:value="15.3" table:style-name="ce1">
            <text:p>15.3</text:p>
          </table:table-cell>
          <table:table-cell office:value-type="float" office:value="0.151004" table:style-name="ce1">
            <text:p>0.151004</text:p>
          </table:table-cell>
          <table:table-cell office:value-type="float" office:value="-4.7935999999999999E-2" table:style-name="ce1">
            <text:p>-0.047936</text:p>
          </table:table-cell>
          <table:table-cell table:number-columns-repeated="16379"/>
        </table:table-row>
        <table:table-row table:style-name="ro3">
          <table:table-cell office:value-type="float" office:value="15.32" table:style-name="ce1">
            <text:p>15.32</text:p>
          </table:table-cell>
          <table:table-cell office:value-type="float" office:value="3.8968000000000003E-2" table:style-name="ce1">
            <text:p>0.038968</text:p>
          </table:table-cell>
          <table:table-cell office:value-type="float" office:value="15.32" table:style-name="ce1">
            <text:p>15.32</text:p>
          </table:table-cell>
          <table:table-cell office:value-type="float" office:value="0.14569599999999999" table:style-name="ce1">
            <text:p>0.145696</text:p>
          </table:table-cell>
          <table:table-cell office:value-type="float" office:value="-5.4089999999999999E-2" table:style-name="ce1">
            <text:p>-0.05409</text:p>
          </table:table-cell>
          <table:table-cell table:number-columns-repeated="16379"/>
        </table:table-row>
        <table:table-row table:style-name="ro3">
          <table:table-cell office:value-type="float" office:value="15.34" table:style-name="ce1">
            <text:p>15.34</text:p>
          </table:table-cell>
          <table:table-cell office:value-type="float" office:value="3.7339999999999998E-2" table:style-name="ce1">
            <text:p>0.03734</text:p>
          </table:table-cell>
          <table:table-cell office:value-type="float" office:value="15.34" table:style-name="ce1">
            <text:p>15.34</text:p>
          </table:table-cell>
          <table:table-cell office:value-type="float" office:value="0.139766" table:style-name="ce1">
            <text:p>0.139766</text:p>
          </table:table-cell>
          <table:table-cell office:value-type="float" office:value="-5.9895999999999998E-2" table:style-name="ce1">
            <text:p>-0.059896</text:p>
          </table:table-cell>
          <table:table-cell table:number-columns-repeated="16379"/>
        </table:table-row>
        <table:table-row table:style-name="ro3">
          <table:table-cell office:value-type="float" office:value="15.36" table:style-name="ce1">
            <text:p>15.36</text:p>
          </table:table-cell>
          <table:table-cell office:value-type="float" office:value="3.5562000000000003E-2" table:style-name="ce1">
            <text:p>0.035562</text:p>
          </table:table-cell>
          <table:table-cell office:value-type="float" office:value="15.36" table:style-name="ce1">
            <text:p>15.36</text:p>
          </table:table-cell>
          <table:table-cell office:value-type="float" office:value="0.13325600000000001" table:style-name="ce1">
            <text:p>0.133256</text:p>
          </table:table-cell>
          <table:table-cell office:value-type="float" office:value="-6.5337999999999993E-2" table:style-name="ce1">
            <text:p>-0.065338</text:p>
          </table:table-cell>
          <table:table-cell table:number-columns-repeated="16379"/>
        </table:table-row>
        <table:table-row table:style-name="ro3">
          <table:table-cell office:value-type="float" office:value="15.38" table:style-name="ce1">
            <text:p>15.38</text:p>
          </table:table-cell>
          <table:table-cell office:value-type="float" office:value="3.3642999999999999E-2" table:style-name="ce1">
            <text:p>0.033643</text:p>
          </table:table-cell>
          <table:table-cell office:value-type="float" office:value="15.38" table:style-name="ce1">
            <text:p>15.38</text:p>
          </table:table-cell>
          <table:table-cell office:value-type="float" office:value="0.12620400000000001" table:style-name="ce1">
            <text:p>0.126204</text:p>
          </table:table-cell>
          <table:table-cell office:value-type="float" office:value="-7.0398000000000002E-2" table:style-name="ce1">
            <text:p>-0.070398</text:p>
          </table:table-cell>
          <table:table-cell table:number-columns-repeated="16379"/>
        </table:table-row>
        <table:table-row table:style-name="ro3">
          <table:table-cell office:value-type="float" office:value="15.4" table:style-name="ce1">
            <text:p>15.4</text:p>
          </table:table-cell>
          <table:table-cell office:value-type="float" office:value="3.1595999999999999E-2" table:style-name="ce1">
            <text:p>0.031596</text:p>
          </table:table-cell>
          <table:table-cell office:value-type="float" office:value="15.4" table:style-name="ce1">
            <text:p>15.4</text:p>
          </table:table-cell>
          <table:table-cell office:value-type="float" office:value="0.11865199999999999" table:style-name="ce1">
            <text:p>0.118652</text:p>
          </table:table-cell>
          <table:table-cell office:value-type="float" office:value="-7.5065000000000007E-2" table:style-name="ce1">
            <text:p>-0.075065</text:p>
          </table:table-cell>
          <table:table-cell table:number-columns-repeated="16379"/>
        </table:table-row>
        <table:table-row table:style-name="ro3">
          <table:table-cell office:value-type="float" office:value="15.42" table:style-name="ce1">
            <text:p>15.42</text:p>
          </table:table-cell>
          <table:table-cell office:value-type="float" office:value="2.9433000000000001E-2" table:style-name="ce1">
            <text:p>0.029433</text:p>
          </table:table-cell>
          <table:table-cell office:value-type="float" office:value="15.42" table:style-name="ce1">
            <text:p>15.42</text:p>
          </table:table-cell>
          <table:table-cell office:value-type="float" office:value="0.11064300000000001" table:style-name="ce1">
            <text:p>0.110643</text:p>
          </table:table-cell>
          <table:table-cell office:value-type="float" office:value="-7.9327999999999996E-2" table:style-name="ce1">
            <text:p>-0.079328</text:p>
          </table:table-cell>
          <table:table-cell table:number-columns-repeated="16379"/>
        </table:table-row>
        <table:table-row table:style-name="ro3">
          <table:table-cell office:value-type="float" office:value="15.44" table:style-name="ce1">
            <text:p>15.44</text:p>
          </table:table-cell>
          <table:table-cell office:value-type="float" office:value="2.7163E-2" table:style-name="ce1">
            <text:p>0.027163</text:p>
          </table:table-cell>
          <table:table-cell office:value-type="float" office:value="15.44" table:style-name="ce1">
            <text:p>15.44</text:p>
          </table:table-cell>
          <table:table-cell office:value-type="float" office:value="0.10222000000000001" table:style-name="ce1">
            <text:p>0.10222</text:p>
          </table:table-cell>
          <table:table-cell office:value-type="float" office:value="-8.3177000000000001E-2" table:style-name="ce1">
            <text:p>-0.083177</text:p>
          </table:table-cell>
          <table:table-cell table:number-columns-repeated="16379"/>
        </table:table-row>
        <table:table-row table:style-name="ro3">
          <table:table-cell office:value-type="float" office:value="15.46" table:style-name="ce1">
            <text:p>15.4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15.46" table:style-name="ce1">
            <text:p>15.46</text:p>
          </table:table-cell>
          <table:table-cell office:value-type="float" office:value="9.3426999999999996E-2" table:style-name="ce1">
            <text:p>0.093427</text:p>
          </table:table-cell>
          <table:table-cell office:value-type="float" office:value="-8.6606000000000002E-2" table:style-name="ce1">
            <text:p>-0.086606</text:p>
          </table:table-cell>
          <table:table-cell table:number-columns-repeated="16379"/>
        </table:table-row>
        <table:table-row table:style-name="ro3">
          <table:table-cell office:value-type="float" office:value="15.48" table:style-name="ce1">
            <text:p>15.48</text:p>
          </table:table-cell>
          <table:table-cell office:value-type="float" office:value="2.2353999999999999E-2" table:style-name="ce1">
            <text:p>0.022354</text:p>
          </table:table-cell>
          <table:table-cell office:value-type="float" office:value="15.48" table:style-name="ce1">
            <text:p>15.48</text:p>
          </table:table-cell>
          <table:table-cell office:value-type="float" office:value="8.4306000000000006E-2" table:style-name="ce1">
            <text:p>0.084306</text:p>
          </table:table-cell>
          <table:table-cell office:value-type="float" office:value="-8.9608999999999994E-2" table:style-name="ce1">
            <text:p>-0.089609</text:p>
          </table:table-cell>
          <table:table-cell table:number-columns-repeated="16379"/>
        </table:table-row>
        <table:table-row table:style-name="ro3">
          <table:table-cell office:value-type="float" office:value="15.5" table:style-name="ce1">
            <text:p>15.5</text:p>
          </table:table-cell>
          <table:table-cell office:value-type="float" office:value="1.9837E-2" table:style-name="ce1">
            <text:p>0.019837</text:p>
          </table:table-cell>
          <table:table-cell office:value-type="float" office:value="15.5" table:style-name="ce1">
            <text:p>15.5</text:p>
          </table:table-cell>
          <table:table-cell office:value-type="float" office:value="7.4902999999999997E-2" table:style-name="ce1">
            <text:p>0.074903</text:p>
          </table:table-cell>
          <table:table-cell office:value-type="float" office:value="-9.2183000000000001E-2" table:style-name="ce1">
            <text:p>-0.092183</text:p>
          </table:table-cell>
          <table:table-cell table:number-columns-repeated="16379"/>
        </table:table-row>
        <table:table-row table:style-name="ro3">
          <table:table-cell office:value-type="float" office:value="15.52" table:style-name="ce1">
            <text:p>15.52</text:p>
          </table:table-cell>
          <table:table-cell office:value-type="float" office:value="1.7260999999999999E-2" table:style-name="ce1">
            <text:p>0.017261</text:p>
          </table:table-cell>
          <table:table-cell office:value-type="float" office:value="15.52" table:style-name="ce1">
            <text:p>15.52</text:p>
          </table:table-cell>
          <table:table-cell office:value-type="float" office:value="6.5262000000000001E-2" table:style-name="ce1">
            <text:p>0.065262</text:p>
          </table:table-cell>
          <table:table-cell office:value-type="float" office:value="-9.4325000000000006E-2" table:style-name="ce1">
            <text:p>-0.094325</text:p>
          </table:table-cell>
          <table:table-cell table:number-columns-repeated="16379"/>
        </table:table-row>
        <table:table-row table:style-name="ro3">
          <table:table-cell office:value-type="float" office:value="15.54" table:style-name="ce1">
            <text:p>15.54</text:p>
          </table:table-cell>
          <table:table-cell office:value-type="float" office:value="1.4635E-2" table:style-name="ce1">
            <text:p>0.014635</text:p>
          </table:table-cell>
          <table:table-cell office:value-type="float" office:value="15.54" table:style-name="ce1">
            <text:p>15.54</text:p>
          </table:table-cell>
          <table:table-cell office:value-type="float" office:value="5.5425000000000002E-2" table:style-name="ce1">
            <text:p>0.055425</text:p>
          </table:table-cell>
          <table:table-cell office:value-type="float" office:value="-9.6035999999999996E-2" table:style-name="ce1">
            <text:p>-0.096036</text:p>
          </table:table-cell>
          <table:table-cell table:number-columns-repeated="16379"/>
        </table:table-row>
        <table:table-row table:style-name="ro3">
          <table:table-cell office:value-type="float" office:value="15.56" table:style-name="ce1">
            <text:p>15.56</text:p>
          </table:table-cell>
          <table:table-cell office:value-type="float" office:value="1.1972E-2" table:style-name="ce1">
            <text:p>0.011972</text:p>
          </table:table-cell>
          <table:table-cell office:value-type="float" office:value="15.56" table:style-name="ce1">
            <text:p>15.56</text:p>
          </table:table-cell>
          <table:table-cell office:value-type="float" office:value="4.5436999999999998E-2" table:style-name="ce1">
            <text:p>0.045437</text:p>
          </table:table-cell>
          <table:table-cell office:value-type="float" office:value="-9.7314999999999999E-2" table:style-name="ce1">
            <text:p>-0.097315</text:p>
          </table:table-cell>
          <table:table-cell table:number-columns-repeated="16379"/>
        </table:table-row>
        <table:table-row table:style-name="ro3">
          <table:table-cell office:value-type="float" office:value="15.58" table:style-name="ce1">
            <text:p>15.58</text:p>
          </table:table-cell>
          <table:table-cell office:value-type="float" office:value="9.2809999999999993E-3" table:style-name="ce1">
            <text:p>0.009281</text:p>
          </table:table-cell>
          <table:table-cell office:value-type="float" office:value="15.58" table:style-name="ce1">
            <text:p>15.58</text:p>
          </table:table-cell>
          <table:table-cell office:value-type="float" office:value="3.5340000000000003E-2" table:style-name="ce1">
            <text:p>0.03534</text:p>
          </table:table-cell>
          <table:table-cell office:value-type="float" office:value="-9.8164000000000001E-2" table:style-name="ce1">
            <text:p>-0.098164</text:p>
          </table:table-cell>
          <table:table-cell table:number-columns-repeated="16379"/>
        </table:table-row>
        <table:table-row table:style-name="ro3">
          <table:table-cell office:value-type="float" office:value="15.6" table:style-name="ce1">
            <text:p>15.6</text:p>
          </table:table-cell>
          <table:table-cell office:value-type="float" office:value="6.5750000000000001E-3" table:style-name="ce1">
            <text:p>0.006575</text:p>
          </table:table-cell>
          <table:table-cell office:value-type="float" office:value="15.6" table:style-name="ce1">
            <text:p>15.6</text:p>
          </table:table-cell>
          <table:table-cell office:value-type="float" office:value="2.5179E-2" table:style-name="ce1">
            <text:p>0.025179</text:p>
          </table:table-cell>
          <table:table-cell office:value-type="float" office:value="-9.8585000000000006E-2" table:style-name="ce1">
            <text:p>-0.098585</text:p>
          </table:table-cell>
          <table:table-cell table:number-columns-repeated="16379"/>
        </table:table-row>
        <table:table-row table:style-name="ro3">
          <table:table-cell office:value-type="float" office:value="15.62" table:style-name="ce1">
            <text:p>15.62</text:p>
          </table:table-cell>
          <table:table-cell office:value-type="float" office:value="3.8630000000000001E-3" table:style-name="ce1">
            <text:p>0.003863</text:p>
          </table:table-cell>
          <table:table-cell office:value-type="float" office:value="15.62" table:style-name="ce1">
            <text:p>15.62</text:p>
          </table:table-cell>
          <table:table-cell office:value-type="float" office:value="1.4996000000000001E-2" table:style-name="ce1">
            <text:p>0.014996</text:p>
          </table:table-cell>
          <table:table-cell office:value-type="float" office:value="-9.8583000000000004E-2" table:style-name="ce1">
            <text:p>-0.098583</text:p>
          </table:table-cell>
          <table:table-cell table:number-columns-repeated="16379"/>
        </table:table-row>
        <table:table-row table:style-name="ro3">
          <table:table-cell office:value-type="float" office:value="15.64" table:style-name="ce1">
            <text:p>15.64</text:p>
          </table:table-cell>
          <table:table-cell office:value-type="float" office:value="1.1559999999999999E-3" table:style-name="ce1">
            <text:p>0.001156</text:p>
          </table:table-cell>
          <table:table-cell office:value-type="float" office:value="15.64" table:style-name="ce1">
            <text:p>15.64</text:p>
          </table:table-cell>
          <table:table-cell office:value-type="float" office:value="4.8329999999999996E-3" table:style-name="ce1">
            <text:p>0.004833</text:p>
          </table:table-cell>
          <table:table-cell office:value-type="float" office:value="-9.8163E-2" table:style-name="ce1">
            <text:p>-0.098163</text:p>
          </table:table-cell>
          <table:table-cell table:number-columns-repeated="16379"/>
        </table:table-row>
        <table:table-row table:style-name="ro3">
          <table:table-cell office:value-type="float" office:value="15.66" table:style-name="ce1">
            <text:p>15.66</text:p>
          </table:table-cell>
          <table:table-cell office:value-type="float" office:value="-1.534E-3" table:style-name="ce1">
            <text:p>-0.001534</text:p>
          </table:table-cell>
          <table:table-cell office:value-type="float" office:value="15.66" table:style-name="ce1">
            <text:p>15.66</text:p>
          </table:table-cell>
          <table:table-cell office:value-type="float" office:value="-5.2690000000000002E-3" table:style-name="ce1">
            <text:p>-0.005269</text:p>
          </table:table-cell>
          <table:table-cell office:value-type="float" office:value="-9.7328999999999999E-2" table:style-name="ce1">
            <text:p>-0.097329</text:p>
          </table:table-cell>
          <table:table-cell table:number-columns-repeated="16379"/>
        </table:table-row>
        <table:table-row table:style-name="ro3">
          <table:table-cell office:value-type="float" office:value="15.68" table:style-name="ce1">
            <text:p>15.68</text:p>
          </table:table-cell>
          <table:table-cell office:value-type="float" office:value="-4.1989999999999996E-3" table:style-name="ce1">
            <text:p>-0.004199</text:p>
          </table:table-cell>
          <table:table-cell office:value-type="float" office:value="15.68" table:style-name="ce1">
            <text:p>15.68</text:p>
          </table:table-cell>
          <table:table-cell office:value-type="float" office:value="-1.5266E-2" table:style-name="ce1">
            <text:p>-0.015266</text:p>
          </table:table-cell>
          <table:table-cell office:value-type="float" office:value="-9.6088000000000007E-2" table:style-name="ce1">
            <text:p>-0.096088</text:p>
          </table:table-cell>
          <table:table-cell table:number-columns-repeated="16379"/>
        </table:table-row>
        <table:table-row table:style-name="ro3">
          <table:table-cell office:value-type="float" office:value="15.7" table:style-name="ce1">
            <text:p>15.7</text:p>
          </table:table-cell>
          <table:table-cell office:value-type="float" office:value="-6.8269999999999997E-3" table:style-name="ce1">
            <text:p>-0.006827</text:p>
          </table:table-cell>
          <table:table-cell office:value-type="float" office:value="15.7" table:style-name="ce1">
            <text:p>15.7</text:p>
          </table:table-cell>
          <table:table-cell office:value-type="float" office:value="-2.512E-2" table:style-name="ce1">
            <text:p>-0.02512</text:p>
          </table:table-cell>
          <table:table-cell office:value-type="float" office:value="-9.4449000000000005E-2" table:style-name="ce1">
            <text:p>-0.094449</text:p>
          </table:table-cell>
          <table:table-cell table:number-columns-repeated="16379"/>
        </table:table-row>
        <table:table-row table:style-name="ro3">
          <table:table-cell office:value-type="float" office:value="15.72" table:style-name="ce1">
            <text:p>15.72</text:p>
          </table:table-cell>
          <table:table-cell office:value-type="float" office:value="-9.4079999999999997E-3" table:style-name="ce1">
            <text:p>-0.009408</text:p>
          </table:table-cell>
          <table:table-cell office:value-type="float" office:value="15.72" table:style-name="ce1">
            <text:p>15.72</text:p>
          </table:table-cell>
          <table:table-cell office:value-type="float" office:value="-3.4789E-2" table:style-name="ce1">
            <text:p>-0.034789</text:p>
          </table:table-cell>
          <table:table-cell office:value-type="float" office:value="-9.2420000000000002E-2" table:style-name="ce1">
            <text:p>-0.09242</text:p>
          </table:table-cell>
          <table:table-cell table:number-columns-repeated="16379"/>
        </table:table-row>
        <table:table-row table:style-name="ro3">
          <table:table-cell office:value-type="float" office:value="15.74" table:style-name="ce1">
            <text:p>15.74</text:p>
          </table:table-cell>
          <table:table-cell office:value-type="float" office:value="-1.1931000000000001E-2" table:style-name="ce1">
            <text:p>-0.011931</text:p>
          </table:table-cell>
          <table:table-cell office:value-type="float" office:value="15.74" table:style-name="ce1">
            <text:p>15.74</text:p>
          </table:table-cell>
          <table:table-cell office:value-type="float" office:value="-4.4233000000000001E-2" table:style-name="ce1">
            <text:p>-0.044233</text:p>
          </table:table-cell>
          <table:table-cell office:value-type="float" office:value="-9.0010000000000007E-2" table:style-name="ce1">
            <text:p>-0.09001</text:p>
          </table:table-cell>
          <table:table-cell table:number-columns-repeated="16379"/>
        </table:table-row>
        <table:table-row table:style-name="ro3">
          <table:table-cell office:value-type="float" office:value="15.76" table:style-name="ce1">
            <text:p>15.76</text:p>
          </table:table-cell>
          <table:table-cell office:value-type="float" office:value="-1.4387E-2" table:style-name="ce1">
            <text:p>-0.014387</text:p>
          </table:table-cell>
          <table:table-cell office:value-type="float" office:value="15.76" table:style-name="ce1">
            <text:p>15.76</text:p>
          </table:table-cell>
          <table:table-cell office:value-type="float" office:value="-5.3414999999999997E-2" table:style-name="ce1">
            <text:p>-0.053415</text:p>
          </table:table-cell>
          <table:table-cell office:value-type="float" office:value="-8.7231000000000003E-2" table:style-name="ce1">
            <text:p>-0.087231</text:p>
          </table:table-cell>
          <table:table-cell table:number-columns-repeated="16379"/>
        </table:table-row>
        <table:table-row table:style-name="ro3">
          <table:table-cell office:value-type="float" office:value="15.78" table:style-name="ce1">
            <text:p>15.78</text:p>
          </table:table-cell>
          <table:table-cell office:value-type="float" office:value="-1.6764999999999999E-2" table:style-name="ce1">
            <text:p>-0.016765</text:p>
          </table:table-cell>
          <table:table-cell office:value-type="float" office:value="15.78" table:style-name="ce1">
            <text:p>15.78</text:p>
          </table:table-cell>
          <table:table-cell office:value-type="float" office:value="-6.2295000000000003E-2" table:style-name="ce1">
            <text:p>-0.062295</text:p>
          </table:table-cell>
          <table:table-cell office:value-type="float" office:value="-8.4095000000000003E-2" table:style-name="ce1">
            <text:p>-0.084095</text:p>
          </table:table-cell>
          <table:table-cell table:number-columns-repeated="16379"/>
        </table:table-row>
        <table:table-row table:style-name="ro3">
          <table:table-cell office:value-type="float" office:value="15.8" table:style-name="ce1">
            <text:p>15.8</text:p>
          </table:table-cell>
          <table:table-cell office:value-type="float" office:value="-1.9054999999999999E-2" table:style-name="ce1">
            <text:p>-0.019055</text:p>
          </table:table-cell>
          <table:table-cell office:value-type="float" office:value="15.8" table:style-name="ce1">
            <text:p>15.8</text:p>
          </table:table-cell>
          <table:table-cell office:value-type="float" office:value="-7.0836999999999997E-2" table:style-name="ce1">
            <text:p>-0.070837</text:p>
          </table:table-cell>
          <table:table-cell office:value-type="float" office:value="-8.0615999999999993E-2" table:style-name="ce1">
            <text:p>-0.080616</text:p>
          </table:table-cell>
          <table:table-cell table:number-columns-repeated="16379"/>
        </table:table-row>
        <table:table-row table:style-name="ro3">
          <table:table-cell office:value-type="float" office:value="15.82" table:style-name="ce1">
            <text:p>15.82</text:p>
          </table:table-cell>
          <table:table-cell office:value-type="float" office:value="-2.1248E-2" table:style-name="ce1">
            <text:p>-0.021248</text:p>
          </table:table-cell>
          <table:table-cell office:value-type="float" office:value="15.82" table:style-name="ce1">
            <text:p>15.82</text:p>
          </table:table-cell>
          <table:table-cell office:value-type="float" office:value="-7.9005000000000006E-2" table:style-name="ce1">
            <text:p>-0.079005</text:p>
          </table:table-cell>
          <table:table-cell office:value-type="float" office:value="-7.6808000000000001E-2" table:style-name="ce1">
            <text:p>-0.076808</text:p>
          </table:table-cell>
          <table:table-cell table:number-columns-repeated="16379"/>
        </table:table-row>
        <table:table-row table:style-name="ro3">
          <table:table-cell office:value-type="float" office:value="15.84" table:style-name="ce1">
            <text:p>15.84</text:p>
          </table:table-cell>
          <table:table-cell office:value-type="float" office:value="-2.3334000000000001E-2" table:style-name="ce1">
            <text:p>-0.023334</text:p>
          </table:table-cell>
          <table:table-cell office:value-type="float" office:value="15.84" table:style-name="ce1">
            <text:p>15.84</text:p>
          </table:table-cell>
          <table:table-cell office:value-type="float" office:value="-8.6764999999999995E-2" table:style-name="ce1">
            <text:p>-0.086765</text:p>
          </table:table-cell>
          <table:table-cell office:value-type="float" office:value="-7.2689000000000004E-2" table:style-name="ce1">
            <text:p>-0.072689</text:p>
          </table:table-cell>
          <table:table-cell table:number-columns-repeated="16379"/>
        </table:table-row>
        <table:table-row table:style-name="ro3">
          <table:table-cell office:value-type="float" office:value="15.86" table:style-name="ce1">
            <text:p>15.86</text:p>
          </table:table-cell>
          <table:table-cell office:value-type="float" office:value="-2.5304E-2" table:style-name="ce1">
            <text:p>-0.025304</text:p>
          </table:table-cell>
          <table:table-cell office:value-type="float" office:value="15.86" table:style-name="ce1">
            <text:p>15.86</text:p>
          </table:table-cell>
          <table:table-cell office:value-type="float" office:value="-9.4081999999999999E-2" table:style-name="ce1">
            <text:p>-0.094082</text:p>
          </table:table-cell>
          <table:table-cell office:value-type="float" office:value="-6.8275000000000002E-2" table:style-name="ce1">
            <text:p>-0.068275</text:p>
          </table:table-cell>
          <table:table-cell table:number-columns-repeated="16379"/>
        </table:table-row>
        <table:table-row table:style-name="ro3">
          <table:table-cell office:value-type="float" office:value="15.88" table:style-name="ce1">
            <text:p>15.88</text:p>
          </table:table-cell>
          <table:table-cell office:value-type="float" office:value="-2.7147999999999999E-2" table:style-name="ce1">
            <text:p>-0.027148</text:p>
          </table:table-cell>
          <table:table-cell office:value-type="float" office:value="15.88" table:style-name="ce1">
            <text:p>15.88</text:p>
          </table:table-cell>
          <table:table-cell office:value-type="float" office:value="-0.100928" table:style-name="ce1">
            <text:p>-0.100928</text:p>
          </table:table-cell>
          <table:table-cell office:value-type="float" office:value="-6.3588000000000006E-2" table:style-name="ce1">
            <text:p>-0.063588</text:p>
          </table:table-cell>
          <table:table-cell table:number-columns-repeated="16379"/>
        </table:table-row>
        <table:table-row table:style-name="ro3">
          <table:table-cell office:value-type="float" office:value="15.9" table:style-name="ce1">
            <text:p>15.9</text:p>
          </table:table-cell>
          <table:table-cell office:value-type="float" office:value="-2.886E-2" table:style-name="ce1">
            <text:p>-0.02886</text:p>
          </table:table-cell>
          <table:table-cell office:value-type="float" office:value="15.9" table:style-name="ce1">
            <text:p>15.9</text:p>
          </table:table-cell>
          <table:table-cell office:value-type="float" office:value="-0.10727" table:style-name="ce1">
            <text:p>-0.10727</text:p>
          </table:table-cell>
          <table:table-cell office:value-type="float" office:value="-5.8646999999999998E-2" table:style-name="ce1">
            <text:p>-0.058647</text:p>
          </table:table-cell>
          <table:table-cell table:number-columns-repeated="16379"/>
        </table:table-row>
        <table:table-row table:style-name="ro3">
          <table:table-cell office:value-type="float" office:value="15.92" table:style-name="ce1">
            <text:p>15.92</text:p>
          </table:table-cell>
          <table:table-cell office:value-type="float" office:value="-3.0429999999999999E-2" table:style-name="ce1">
            <text:p>-0.03043</text:p>
          </table:table-cell>
          <table:table-cell office:value-type="float" office:value="15.92" table:style-name="ce1">
            <text:p>15.92</text:p>
          </table:table-cell>
          <table:table-cell office:value-type="float" office:value="-0.113083" table:style-name="ce1">
            <text:p>-0.113083</text:p>
          </table:table-cell>
          <table:table-cell office:value-type="float" office:value="-5.3475000000000002E-2" table:style-name="ce1">
            <text:p>-0.053475</text:p>
          </table:table-cell>
          <table:table-cell table:number-columns-repeated="16379"/>
        </table:table-row>
        <table:table-row table:style-name="ro3">
          <table:table-cell office:value-type="float" office:value="15.94" table:style-name="ce1">
            <text:p>15.94</text:p>
          </table:table-cell>
          <table:table-cell office:value-type="float" office:value="-3.1850999999999997E-2" table:style-name="ce1">
            <text:p>-0.031851</text:p>
          </table:table-cell>
          <table:table-cell office:value-type="float" office:value="15.94" table:style-name="ce1">
            <text:p>15.94</text:p>
          </table:table-cell>
          <table:table-cell office:value-type="float" office:value="-0.118342" table:style-name="ce1">
            <text:p>-0.118342</text:p>
          </table:table-cell>
          <table:table-cell office:value-type="float" office:value="-4.8097000000000001E-2" table:style-name="ce1">
            <text:p>-0.048097</text:p>
          </table:table-cell>
          <table:table-cell table:number-columns-repeated="16379"/>
        </table:table-row>
        <table:table-row table:style-name="ro3">
          <table:table-cell office:value-type="float" office:value="15.96" table:style-name="ce1">
            <text:p>15.96</text:p>
          </table:table-cell>
          <table:table-cell office:value-type="float" office:value="-3.3117000000000001E-2" table:style-name="ce1">
            <text:p>-0.033117</text:p>
          </table:table-cell>
          <table:table-cell office:value-type="float" office:value="15.96" table:style-name="ce1">
            <text:p>15.96</text:p>
          </table:table-cell>
          <table:table-cell office:value-type="float" office:value="-0.12302399999999999" table:style-name="ce1">
            <text:p>-0.123024</text:p>
          </table:table-cell>
          <table:table-cell office:value-type="float" office:value="-4.2536999999999998E-2" table:style-name="ce1">
            <text:p>-0.042537</text:p>
          </table:table-cell>
          <table:table-cell table:number-columns-repeated="16379"/>
        </table:table-row>
        <table:table-row table:style-name="ro3">
          <table:table-cell office:value-type="float" office:value="15.98" table:style-name="ce1">
            <text:p>15.98</text:p>
          </table:table-cell>
          <table:table-cell office:value-type="float" office:value="-3.4222000000000002E-2" table:style-name="ce1">
            <text:p>-0.034222</text:p>
          </table:table-cell>
          <table:table-cell office:value-type="float" office:value="15.98" table:style-name="ce1">
            <text:p>15.98</text:p>
          </table:table-cell>
          <table:table-cell office:value-type="float" office:value="-0.12711" table:style-name="ce1">
            <text:p>-0.12711</text:p>
          </table:table-cell>
          <table:table-cell office:value-type="float" office:value="-3.6823000000000002E-2" table:style-name="ce1">
            <text:p>-0.036823</text:p>
          </table:table-cell>
          <table:table-cell table:number-columns-repeated="16379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float" office:value="-3.5161999999999999E-2" table:style-name="ce1">
            <text:p>-0.035162</text:p>
          </table:table-cell>
          <table:table-cell office:value-type="float" office:value="16" table:style-name="ce1">
            <text:p>16</text:p>
          </table:table-cell>
          <table:table-cell office:value-type="float" office:value="-0.130582" table:style-name="ce1">
            <text:p>-0.130582</text:p>
          </table:table-cell>
          <table:table-cell office:value-type="float" office:value="-3.0983E-2" table:style-name="ce1">
            <text:p>-0.030983</text:p>
          </table:table-cell>
          <table:table-cell table:number-columns-repeated="16379"/>
        </table:table-row>
        <table:table-row table:style-name="ro3">
          <table:table-cell office:value-type="float" office:value="16.02" table:style-name="ce1">
            <text:p>16.02</text:p>
          </table:table-cell>
          <table:table-cell office:value-type="float" office:value="-3.5929999999999997E-2" table:style-name="ce1">
            <text:p>-0.03593</text:p>
          </table:table-cell>
          <table:table-cell office:value-type="float" office:value="16.02" table:style-name="ce1">
            <text:p>16.02</text:p>
          </table:table-cell>
          <table:table-cell office:value-type="float" office:value="-0.13342799999999999" table:style-name="ce1">
            <text:p>-0.133428</text:p>
          </table:table-cell>
          <table:table-cell office:value-type="float" office:value="-2.5045999999999999E-2" table:style-name="ce1">
            <text:p>-0.025046</text:p>
          </table:table-cell>
          <table:table-cell table:number-columns-repeated="16379"/>
        </table:table-row>
        <table:table-row table:style-name="ro3">
          <table:table-cell office:value-type="float" office:value="16.04" table:style-name="ce1">
            <text:p>16.04</text:p>
          </table:table-cell>
          <table:table-cell office:value-type="float" office:value="-3.6526000000000003E-2" table:style-name="ce1">
            <text:p>-0.036526</text:p>
          </table:table-cell>
          <table:table-cell office:value-type="float" office:value="16.04" table:style-name="ce1">
            <text:p>16.04</text:p>
          </table:table-cell>
          <table:table-cell office:value-type="float" office:value="-0.13563700000000001" table:style-name="ce1">
            <text:p>-0.135637</text:p>
          </table:table-cell>
          <table:table-cell office:value-type="float" office:value="-1.9040999999999999E-2" table:style-name="ce1">
            <text:p>-0.019041</text:p>
          </table:table-cell>
          <table:table-cell table:number-columns-repeated="16379"/>
        </table:table-row>
        <table:table-row table:style-name="ro3">
          <table:table-cell office:value-type="float" office:value="16.059999999999999" table:style-name="ce1">
            <text:p>16.06</text:p>
          </table:table-cell>
          <table:table-cell office:value-type="float" office:value="-3.6946E-2" table:style-name="ce1">
            <text:p>-0.036946</text:p>
          </table:table-cell>
          <table:table-cell office:value-type="float" office:value="16.059999999999999" table:style-name="ce1">
            <text:p>16.06</text:p>
          </table:table-cell>
          <table:table-cell office:value-type="float" office:value="-0.13720299999999999" table:style-name="ce1">
            <text:p>-0.137203</text:p>
          </table:table-cell>
          <table:table-cell office:value-type="float" office:value="-1.2999E-2" table:style-name="ce1">
            <text:p>-0.012999</text:p>
          </table:table-cell>
          <table:table-cell table:number-columns-repeated="16379"/>
        </table:table-row>
        <table:table-row table:style-name="ro3">
          <table:table-cell office:value-type="float" office:value="16.079999999999998" table:style-name="ce1">
            <text:p>16.08</text:p>
          </table:table-cell>
          <table:table-cell office:value-type="float" office:value="-3.7189E-2" table:style-name="ce1">
            <text:p>-0.037189</text:p>
          </table:table-cell>
          <table:table-cell office:value-type="float" office:value="16.079999999999998" table:style-name="ce1">
            <text:p>16.08</text:p>
          </table:table-cell>
          <table:table-cell office:value-type="float" office:value="-0.13812099999999999" table:style-name="ce1">
            <text:p>-0.138121</text:p>
          </table:table-cell>
          <table:table-cell office:value-type="float" office:value="-6.9509999999999997E-3" table:style-name="ce1">
            <text:p>-0.006951</text:p>
          </table:table-cell>
          <table:table-cell table:number-columns-repeated="16379"/>
        </table:table-row>
        <table:table-row table:style-name="ro3">
          <table:table-cell office:value-type="float" office:value="16.100000000000001" table:style-name="ce1">
            <text:p>16.1</text:p>
          </table:table-cell>
          <table:table-cell office:value-type="float" office:value="-3.7255000000000003E-2" table:style-name="ce1">
            <text:p>-0.037255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-0.13839399999999999" table:style-name="ce1">
            <text:p>-0.138394</text:p>
          </table:table-cell>
          <table:table-cell office:value-type="float" office:value="-9.2900000000000003E-4" table:style-name="ce1">
            <text:p>-0.000929</text:p>
          </table:table-cell>
          <table:table-cell table:number-columns-repeated="16379"/>
        </table:table-row>
        <table:table-row table:style-name="ro3">
          <table:table-cell office:value-type="float" office:value="16.12" table:style-name="ce1">
            <text:p>16.12</text:p>
          </table:table-cell>
          <table:table-cell office:value-type="float" office:value="-3.7144999999999997E-2" table:style-name="ce1">
            <text:p>-0.037145</text:p>
          </table:table-cell>
          <table:table-cell office:value-type="float" office:value="16.12" table:style-name="ce1">
            <text:p>16.12</text:p>
          </table:table-cell>
          <table:table-cell office:value-type="float" office:value="-0.13802300000000001" table:style-name="ce1">
            <text:p>-0.138023</text:p>
          </table:table-cell>
          <table:table-cell office:value-type="float" office:value="5.0369999999999998E-3" table:style-name="ce1">
            <text:p>0.005037</text:p>
          </table:table-cell>
          <table:table-cell table:number-columns-repeated="16379"/>
        </table:table-row>
        <table:table-row table:style-name="ro3">
          <table:table-cell office:value-type="float" office:value="16.14" table:style-name="ce1">
            <text:p>16.14</text:p>
          </table:table-cell>
          <table:table-cell office:value-type="float" office:value="-3.6860999999999998E-2" table:style-name="ce1">
            <text:p>-0.036861</text:p>
          </table:table-cell>
          <table:table-cell office:value-type="float" office:value="16.14" table:style-name="ce1">
            <text:p>16.14</text:p>
          </table:table-cell>
          <table:table-cell office:value-type="float" office:value="-0.137018" table:style-name="ce1">
            <text:p>-0.137018</text:p>
          </table:table-cell>
          <table:table-cell office:value-type="float" office:value="1.0916E-2" table:style-name="ce1">
            <text:p>0.010916</text:p>
          </table:table-cell>
          <table:table-cell table:number-columns-repeated="16379"/>
        </table:table-row>
        <table:table-row table:style-name="ro3">
          <table:table-cell office:value-type="float" office:value="16.16" table:style-name="ce1">
            <text:p>16.16</text:p>
          </table:table-cell>
          <table:table-cell office:value-type="float" office:value="-3.6406000000000001E-2" table:style-name="ce1">
            <text:p>-0.036406</text:p>
          </table:table-cell>
          <table:table-cell office:value-type="float" office:value="16.16" table:style-name="ce1">
            <text:p>16.16</text:p>
          </table:table-cell>
          <table:table-cell office:value-type="float" office:value="-0.13538800000000001" table:style-name="ce1">
            <text:p>-0.135388</text:p>
          </table:table-cell>
          <table:table-cell office:value-type="float" office:value="1.6677999999999998E-2" table:style-name="ce1">
            <text:p>0.016678</text:p>
          </table:table-cell>
          <table:table-cell table:number-columns-repeated="16379"/>
        </table:table-row>
        <table:table-row table:style-name="ro3">
          <table:table-cell office:value-type="float" office:value="16.18" table:style-name="ce1">
            <text:p>16.18</text:p>
          </table:table-cell>
          <table:table-cell office:value-type="float" office:value="-3.5784000000000003E-2" table:style-name="ce1">
            <text:p>-0.035784</text:p>
          </table:table-cell>
          <table:table-cell office:value-type="float" office:value="16.18" table:style-name="ce1">
            <text:p>16.18</text:p>
          </table:table-cell>
          <table:table-cell office:value-type="float" office:value="-0.13314899999999999" table:style-name="ce1">
            <text:p>-0.133149</text:p>
          </table:table-cell>
          <table:table-cell office:value-type="float" office:value="2.2293E-2" table:style-name="ce1">
            <text:p>0.022293</text:p>
          </table:table-cell>
          <table:table-cell table:number-columns-repeated="16379"/>
        </table:table-row>
        <table:table-row table:style-name="ro3">
          <table:table-cell office:value-type="float" office:value="16.2" table:style-name="ce1">
            <text:p>16.2</text:p>
          </table:table-cell>
          <table:table-cell office:value-type="float" office:value="-3.5000999999999997E-2" table:style-name="ce1">
            <text:p>-0.035001</text:p>
          </table:table-cell>
          <table:table-cell office:value-type="float" office:value="16.2" table:style-name="ce1">
            <text:p>16.2</text:p>
          </table:table-cell>
          <table:table-cell office:value-type="float" office:value="-0.13031899999999999" table:style-name="ce1">
            <text:p>-0.130319</text:p>
          </table:table-cell>
          <table:table-cell office:value-type="float" office:value="2.7733000000000001E-2" table:style-name="ce1">
            <text:p>0.027733</text:p>
          </table:table-cell>
          <table:table-cell table:number-columns-repeated="16379"/>
        </table:table-row>
        <table:table-row table:style-name="ro3">
          <table:table-cell office:value-type="float" office:value="16.22" table:style-name="ce1">
            <text:p>16.22</text:p>
          </table:table-cell>
          <table:table-cell office:value-type="float" office:value="-3.4062000000000002E-2" table:style-name="ce1">
            <text:p>-0.034062</text:p>
          </table:table-cell>
          <table:table-cell office:value-type="float" office:value="16.22" table:style-name="ce1">
            <text:p>16.22</text:p>
          </table:table-cell>
          <table:table-cell office:value-type="float" office:value="-0.126918" table:style-name="ce1">
            <text:p>-0.126918</text:p>
          </table:table-cell>
          <table:table-cell office:value-type="float" office:value="3.2969999999999999E-2" table:style-name="ce1">
            <text:p>0.03297</text:p>
          </table:table-cell>
          <table:table-cell table:number-columns-repeated="16379"/>
        </table:table-row>
        <table:table-row table:style-name="ro3">
          <table:table-cell office:value-type="float" office:value="16.239999999999998" table:style-name="ce1">
            <text:p>16.24</text:p>
          </table:table-cell>
          <table:table-cell office:value-type="float" office:value="-3.2974999999999997E-2" table:style-name="ce1">
            <text:p>-0.032975</text:p>
          </table:table-cell>
          <table:table-cell office:value-type="float" office:value="16.239999999999998" table:style-name="ce1">
            <text:p>16.24</text:p>
          </table:table-cell>
          <table:table-cell office:value-type="float" office:value="-0.122972" table:style-name="ce1">
            <text:p>-0.122972</text:p>
          </table:table-cell>
          <table:table-cell office:value-type="float" office:value="3.798E-2" table:style-name="ce1">
            <text:p>0.03798</text:p>
          </table:table-cell>
          <table:table-cell table:number-columns-repeated="16379"/>
        </table:table-row>
        <table:table-row table:style-name="ro3">
          <table:table-cell office:value-type="float" office:value="16.260000000000002" table:style-name="ce1">
            <text:p>16.26</text:p>
          </table:table-cell>
          <table:table-cell office:value-type="float" office:value="-3.1746999999999997E-2" table:style-name="ce1">
            <text:p>-0.031747</text:p>
          </table:table-cell>
          <table:table-cell office:value-type="float" office:value="16.260000000000002" table:style-name="ce1">
            <text:p>16.26</text:p>
          </table:table-cell>
          <table:table-cell office:value-type="float" office:value="-0.118506" table:style-name="ce1">
            <text:p>-0.118506</text:p>
          </table:table-cell>
          <table:table-cell office:value-type="float" office:value="4.2738999999999999E-2" table:style-name="ce1">
            <text:p>0.042739</text:p>
          </table:table-cell>
          <table:table-cell table:number-columns-repeated="16379"/>
        </table:table-row>
        <table:table-row table:style-name="ro3">
          <table:table-cell office:value-type="float" office:value="16.28" table:style-name="ce1">
            <text:p>16.28</text:p>
          </table:table-cell>
          <table:table-cell office:value-type="float" office:value="-3.0387000000000001E-2" table:style-name="ce1">
            <text:p>-0.030387</text:p>
          </table:table-cell>
          <table:table-cell office:value-type="float" office:value="16.28" table:style-name="ce1">
            <text:p>16.28</text:p>
          </table:table-cell>
          <table:table-cell office:value-type="float" office:value="-0.113551" table:style-name="ce1">
            <text:p>-0.113551</text:p>
          </table:table-cell>
          <table:table-cell office:value-type="float" office:value="4.7224000000000002E-2" table:style-name="ce1">
            <text:p>0.047224</text:p>
          </table:table-cell>
          <table:table-cell table:number-columns-repeated="16379"/>
        </table:table-row>
        <table:table-row table:style-name="ro3">
          <table:table-cell office:value-type="float" office:value="16.3" table:style-name="ce1">
            <text:p>16.3</text:p>
          </table:table-cell>
          <table:table-cell office:value-type="float" office:value="-2.8903999999999999E-2" table:style-name="ce1">
            <text:p>-0.028904</text:p>
          </table:table-cell>
          <table:table-cell office:value-type="float" office:value="16.3" table:style-name="ce1">
            <text:p>16.3</text:p>
          </table:table-cell>
          <table:table-cell office:value-type="float" office:value="-0.108139" table:style-name="ce1">
            <text:p>-0.108139</text:p>
          </table:table-cell>
          <table:table-cell office:value-type="float" office:value="5.1416000000000003E-2" table:style-name="ce1">
            <text:p>0.051416</text:p>
          </table:table-cell>
          <table:table-cell table:number-columns-repeated="16379"/>
        </table:table-row>
        <table:table-row table:style-name="ro3">
          <table:table-cell office:value-type="float" office:value="16.32" table:style-name="ce1">
            <text:p>16.32</text:p>
          </table:table-cell>
          <table:table-cell office:value-type="float" office:value="-2.7307999999999999E-2" table:style-name="ce1">
            <text:p>-0.027308</text:p>
          </table:table-cell>
          <table:table-cell office:value-type="float" office:value="16.32" table:style-name="ce1">
            <text:p>16.32</text:p>
          </table:table-cell>
          <table:table-cell office:value-type="float" office:value="-0.10230300000000001" table:style-name="ce1">
            <text:p>-0.102303</text:p>
          </table:table-cell>
          <table:table-cell office:value-type="float" office:value="5.5298E-2" table:style-name="ce1">
            <text:p>0.055298</text:p>
          </table:table-cell>
          <table:table-cell table:number-columns-repeated="16379"/>
        </table:table-row>
        <table:table-row table:style-name="ro3">
          <table:table-cell office:value-type="float" office:value="16.34" table:style-name="ce1">
            <text:p>16.34</text:p>
          </table:table-cell>
          <table:table-cell office:value-type="float" office:value="-2.5607999999999999E-2" table:style-name="ce1">
            <text:p>-0.025608</text:p>
          </table:table-cell>
          <table:table-cell office:value-type="float" office:value="16.34" table:style-name="ce1">
            <text:p>16.34</text:p>
          </table:table-cell>
          <table:table-cell office:value-type="float" office:value="-9.6079999999999999E-2" table:style-name="ce1">
            <text:p>-0.09608</text:p>
          </table:table-cell>
          <table:table-cell office:value-type="float" office:value="5.8853999999999997E-2" table:style-name="ce1">
            <text:p>0.058854</text:p>
          </table:table-cell>
          <table:table-cell table:number-columns-repeated="16379"/>
        </table:table-row>
        <table:table-row table:style-name="ro3">
          <table:table-cell office:value-type="float" office:value="16.36" table:style-name="ce1">
            <text:p>16.36</text:p>
          </table:table-cell>
          <table:table-cell office:value-type="float" office:value="-2.3816E-2" table:style-name="ce1">
            <text:p>-0.023816</text:p>
          </table:table-cell>
          <table:table-cell office:value-type="float" office:value="16.36" table:style-name="ce1">
            <text:p>16.36</text:p>
          </table:table-cell>
          <table:table-cell office:value-type="float" office:value="-8.9506000000000002E-2" table:style-name="ce1">
            <text:p>-0.089506</text:p>
          </table:table-cell>
          <table:table-cell office:value-type="float" office:value="6.2071000000000001E-2" table:style-name="ce1">
            <text:p>0.062071</text:p>
          </table:table-cell>
          <table:table-cell table:number-columns-repeated="16379"/>
        </table:table-row>
        <table:table-row table:style-name="ro3">
          <table:table-cell office:value-type="float" office:value="16.38" table:style-name="ce1">
            <text:p>16.38</text:p>
          </table:table-cell>
          <table:table-cell office:value-type="float" office:value="-2.1943000000000001E-2" table:style-name="ce1">
            <text:p>-0.021943</text:p>
          </table:table-cell>
          <table:table-cell office:value-type="float" office:value="16.38" table:style-name="ce1">
            <text:p>16.38</text:p>
          </table:table-cell>
          <table:table-cell office:value-type="float" office:value="-8.2619999999999999E-2" table:style-name="ce1">
            <text:p>-0.08262</text:p>
          </table:table-cell>
          <table:table-cell office:value-type="float" office:value="6.4936999999999995E-2" table:style-name="ce1">
            <text:p>0.064937</text:p>
          </table:table-cell>
          <table:table-cell table:number-columns-repeated="16379"/>
        </table:table-row>
        <table:table-row table:style-name="ro3">
          <table:table-cell office:value-type="float" office:value="16.399999999999999" table:style-name="ce1">
            <text:p>16.4</text:p>
          </table:table-cell>
          <table:table-cell office:value-type="float" office:value="-1.9998999999999999E-2" table:style-name="ce1">
            <text:p>-0.019999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-7.5461E-2" table:style-name="ce1">
            <text:p>-0.075461</text:p>
          </table:table-cell>
          <table:table-cell office:value-type="float" office:value="6.7446000000000006E-2" table:style-name="ce1">
            <text:p>0.067446</text:p>
          </table:table-cell>
          <table:table-cell table:number-columns-repeated="16379"/>
        </table:table-row>
        <table:table-row table:style-name="ro3">
          <table:table-cell office:value-type="float" office:value="16.420000000000002" table:style-name="ce1">
            <text:p>16.42</text:p>
          </table:table-cell>
          <table:table-cell office:value-type="float" office:value="-1.7995000000000001E-2" table:style-name="ce1">
            <text:p>-0.017995</text:p>
          </table:table-cell>
          <table:table-cell office:value-type="float" office:value="16.420000000000002" table:style-name="ce1">
            <text:p>16.42</text:p>
          </table:table-cell>
          <table:table-cell office:value-type="float" office:value="-6.8068000000000004E-2" table:style-name="ce1">
            <text:p>-0.068068</text:p>
          </table:table-cell>
          <table:table-cell office:value-type="float" office:value="6.9591E-2" table:style-name="ce1">
            <text:p>0.069591</text:p>
          </table:table-cell>
          <table:table-cell table:number-columns-repeated="16379"/>
        </table:table-row>
        <table:table-row table:style-name="ro3">
          <table:table-cell office:value-type="float" office:value="16.440000000000001" table:style-name="ce1">
            <text:p>16.44</text:p>
          </table:table-cell>
          <table:table-cell office:value-type="float" office:value="-1.5942999999999999E-2" table:style-name="ce1">
            <text:p>-0.015943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-6.0483000000000002E-2" table:style-name="ce1">
            <text:p>-0.060483</text:p>
          </table:table-cell>
          <table:table-cell office:value-type="float" office:value="7.1368000000000001E-2" table:style-name="ce1">
            <text:p>0.071368</text:p>
          </table:table-cell>
          <table:table-cell table:number-columns-repeated="16379"/>
        </table:table-row>
        <table:table-row table:style-name="ro3">
          <table:table-cell office:value-type="float" office:value="16.46" table:style-name="ce1">
            <text:p>16.46</text:p>
          </table:table-cell>
          <table:table-cell office:value-type="float" office:value="-1.3853000000000001E-2" table:style-name="ce1">
            <text:p>-0.013853</text:p>
          </table:table-cell>
          <table:table-cell office:value-type="float" office:value="16.46" table:style-name="ce1">
            <text:p>16.46</text:p>
          </table:table-cell>
          <table:table-cell office:value-type="float" office:value="-5.2742999999999998E-2" table:style-name="ce1">
            <text:p>-0.052743</text:p>
          </table:table-cell>
          <table:table-cell office:value-type="float" office:value="7.2775000000000006E-2" table:style-name="ce1">
            <text:p>0.072775</text:p>
          </table:table-cell>
          <table:table-cell table:number-columns-repeated="16379"/>
        </table:table-row>
        <table:table-row table:style-name="ro3">
          <table:table-cell office:value-type="float" office:value="16.48" table:style-name="ce1">
            <text:p>16.48</text:p>
          </table:table-cell>
          <table:table-cell office:value-type="float" office:value="-1.1736E-2" table:style-name="ce1">
            <text:p>-0.011736</text:p>
          </table:table-cell>
          <table:table-cell office:value-type="float" office:value="16.48" table:style-name="ce1">
            <text:p>16.48</text:p>
          </table:table-cell>
          <table:table-cell office:value-type="float" office:value="-4.4891E-2" table:style-name="ce1">
            <text:p>-0.044891</text:p>
          </table:table-cell>
          <table:table-cell office:value-type="float" office:value="7.3813000000000004E-2" table:style-name="ce1">
            <text:p>0.073813</text:p>
          </table:table-cell>
          <table:table-cell table:number-columns-repeated="16379"/>
        </table:table-row>
        <table:table-row table:style-name="ro3">
          <table:table-cell office:value-type="float" office:value="16.5" table:style-name="ce1">
            <text:p>16.5</text:p>
          </table:table-cell>
          <table:table-cell office:value-type="float" office:value="-9.6039999999999997E-3" table:style-name="ce1">
            <text:p>-0.009604</text:p>
          </table:table-cell>
          <table:table-cell office:value-type="float" office:value="16.5" table:style-name="ce1">
            <text:p>16.5</text:p>
          </table:table-cell>
          <table:table-cell office:value-type="float" office:value="-3.6963999999999997E-2" table:style-name="ce1">
            <text:p>-0.036964</text:p>
          </table:table-cell>
          <table:table-cell office:value-type="float" office:value="7.4484999999999996E-2" table:style-name="ce1">
            <text:p>0.074485</text:p>
          </table:table-cell>
          <table:table-cell table:number-columns-repeated="16379"/>
        </table:table-row>
        <table:table-row table:style-name="ro3">
          <table:table-cell office:value-type="float" office:value="16.52" table:style-name="ce1">
            <text:p>16.52</text:p>
          </table:table-cell>
          <table:table-cell office:value-type="float" office:value="-7.4660000000000004E-3" table:style-name="ce1">
            <text:p>-0.007466</text:p>
          </table:table-cell>
          <table:table-cell office:value-type="float" office:value="16.52" table:style-name="ce1">
            <text:p>16.52</text:p>
          </table:table-cell>
          <table:table-cell office:value-type="float" office:value="-2.9000999999999999E-2" table:style-name="ce1">
            <text:p>-0.029001</text:p>
          </table:table-cell>
          <table:table-cell office:value-type="float" office:value="7.4793999999999999E-2" table:style-name="ce1">
            <text:p>0.074794</text:p>
          </table:table-cell>
          <table:table-cell table:number-columns-repeated="16379"/>
        </table:table-row>
        <table:table-row table:style-name="ro3">
          <table:table-cell office:value-type="float" office:value="16.54" table:style-name="ce1">
            <text:p>16.54</text:p>
          </table:table-cell>
          <table:table-cell office:value-type="float" office:value="-5.3319999999999999E-3" table:style-name="ce1">
            <text:p>-0.005332</text:p>
          </table:table-cell>
          <table:table-cell office:value-type="float" office:value="16.54" table:style-name="ce1">
            <text:p>16.54</text:p>
          </table:table-cell>
          <table:table-cell office:value-type="float" office:value="-2.104E-2" table:style-name="ce1">
            <text:p>-0.02104</text:p>
          </table:table-cell>
          <table:table-cell office:value-type="float" office:value="7.4746000000000007E-2" table:style-name="ce1">
            <text:p>0.074746</text:p>
          </table:table-cell>
          <table:table-cell table:number-columns-repeated="16379"/>
        </table:table-row>
        <table:table-row table:style-name="ro3">
          <table:table-cell office:value-type="float" office:value="16.559999999999999" table:style-name="ce1">
            <text:p>16.56</text:p>
          </table:table-cell>
          <table:table-cell office:value-type="float" office:value="-3.2109999999999999E-3" table:style-name="ce1">
            <text:p>-0.003211</text:p>
          </table:table-cell>
          <table:table-cell office:value-type="float" office:value="16.559999999999999" table:style-name="ce1">
            <text:p>16.56</text:p>
          </table:table-cell>
          <table:table-cell office:value-type="float" office:value="-1.3117999999999999E-2" table:style-name="ce1">
            <text:p>-0.013118</text:p>
          </table:table-cell>
          <table:table-cell office:value-type="float" office:value="7.4348999999999998E-2" table:style-name="ce1">
            <text:p>0.074349</text:p>
          </table:table-cell>
          <table:table-cell table:number-columns-repeated="16379"/>
        </table:table-row>
        <table:table-row table:style-name="ro3">
          <table:table-cell office:value-type="float" office:value="16.579999999999998" table:style-name="ce1">
            <text:p>16.58</text:p>
          </table:table-cell>
          <table:table-cell office:value-type="float" office:value="-1.1150000000000001E-3" table:style-name="ce1">
            <text:p>-0.001115</text:p>
          </table:table-cell>
          <table:table-cell office:value-type="float" office:value="16.579999999999998" table:style-name="ce1">
            <text:p>16.58</text:p>
          </table:table-cell>
          <table:table-cell office:value-type="float" office:value="-5.2709999999999996E-3" table:style-name="ce1">
            <text:p>-0.005271</text:p>
          </table:table-cell>
          <table:table-cell office:value-type="float" office:value="7.3610999999999996E-2" table:style-name="ce1">
            <text:p>0.073611</text:p>
          </table:table-cell>
          <table:table-cell table:number-columns-repeated="16379"/>
        </table:table-row>
        <table:table-row table:style-name="ro3">
          <table:table-cell office:value-type="float" office:value="16.600000000000001" table:style-name="ce1">
            <text:p>16.6</text:p>
          </table:table-cell>
          <table:table-cell office:value-type="float" office:value="9.5100000000000002E-4" table:style-name="ce1">
            <text:p>0.000951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2.4680000000000001E-3" table:style-name="ce1">
            <text:p>0.002468</text:p>
          </table:table-cell>
          <table:table-cell office:value-type="float" office:value="7.2542999999999996E-2" table:style-name="ce1">
            <text:p>0.072543</text:p>
          </table:table-cell>
          <table:table-cell table:number-columns-repeated="16379"/>
        </table:table-row>
        <table:table-row table:style-name="ro3">
          <table:table-cell office:value-type="float" office:value="16.62" table:style-name="ce1">
            <text:p>16.62</text:p>
          </table:table-cell>
          <table:table-cell office:value-type="float" office:value="2.9750000000000002E-3" table:style-name="ce1">
            <text:p>0.002975</text:p>
          </table:table-cell>
          <table:table-cell office:value-type="float" office:value="16.62" table:style-name="ce1">
            <text:p>16.62</text:p>
          </table:table-cell>
          <table:table-cell office:value-type="float" office:value="1.0064999999999999E-2" table:style-name="ce1">
            <text:p>0.010065</text:p>
          </table:table-cell>
          <table:table-cell office:value-type="float" office:value="7.1154999999999996E-2" table:style-name="ce1">
            <text:p>0.071155</text:p>
          </table:table-cell>
          <table:table-cell table:number-columns-repeated="16379"/>
        </table:table-row>
        <table:table-row table:style-name="ro3">
          <table:table-cell office:value-type="float" office:value="16.64" table:style-name="ce1">
            <text:p>16.64</text:p>
          </table:table-cell>
          <table:table-cell office:value-type="float" office:value="4.9509999999999997E-3" table:style-name="ce1">
            <text:p>0.004951</text:p>
          </table:table-cell>
          <table:table-cell office:value-type="float" office:value="16.64" table:style-name="ce1">
            <text:p>16.64</text:p>
          </table:table-cell>
          <table:table-cell office:value-type="float" office:value="1.7488E-2" table:style-name="ce1">
            <text:p>0.017488</text:p>
          </table:table-cell>
          <table:table-cell office:value-type="float" office:value="6.9459000000000007E-2" table:style-name="ce1">
            <text:p>0.069459</text:p>
          </table:table-cell>
          <table:table-cell table:number-columns-repeated="16379"/>
        </table:table-row>
        <table:table-row table:style-name="ro3">
          <table:table-cell office:value-type="float" office:value="16.66" table:style-name="ce1">
            <text:p>16.66</text:p>
          </table:table-cell>
          <table:table-cell office:value-type="float" office:value="6.8719999999999996E-3" table:style-name="ce1">
            <text:p>0.006872</text:p>
          </table:table-cell>
          <table:table-cell office:value-type="float" office:value="16.66" table:style-name="ce1">
            <text:p>16.66</text:p>
          </table:table-cell>
          <table:table-cell office:value-type="float" office:value="2.4708000000000001E-2" table:style-name="ce1">
            <text:p>0.024708</text:p>
          </table:table-cell>
          <table:table-cell office:value-type="float" office:value="6.7469000000000001E-2" table:style-name="ce1">
            <text:p>0.067469</text:p>
          </table:table-cell>
          <table:table-cell table:number-columns-repeated="16379"/>
        </table:table-row>
        <table:table-row table:style-name="ro3">
          <table:table-cell office:value-type="float" office:value="16.68" table:style-name="ce1">
            <text:p>16.68</text:p>
          </table:table-cell>
          <table:table-cell office:value-type="float" office:value="8.7290000000000006E-3" table:style-name="ce1">
            <text:p>0.008729</text:p>
          </table:table-cell>
          <table:table-cell office:value-type="float" office:value="16.68" table:style-name="ce1">
            <text:p>16.68</text:p>
          </table:table-cell>
          <table:table-cell office:value-type="float" office:value="3.1696000000000002E-2" table:style-name="ce1">
            <text:p>0.031696</text:p>
          </table:table-cell>
          <table:table-cell office:value-type="float" office:value="6.5198000000000006E-2" table:style-name="ce1">
            <text:p>0.065198</text:p>
          </table:table-cell>
          <table:table-cell table:number-columns-repeated="16379"/>
        </table:table-row>
        <table:table-row table:style-name="ro3">
          <table:table-cell office:value-type="float" office:value="16.7" table:style-name="ce1">
            <text:p>16.7</text:p>
          </table:table-cell>
          <table:table-cell office:value-type="float" office:value="1.0515999999999999E-2" table:style-name="ce1">
            <text:p>0.010516</text:p>
          </table:table-cell>
          <table:table-cell office:value-type="float" office:value="16.7" table:style-name="ce1">
            <text:p>16.7</text:p>
          </table:table-cell>
          <table:table-cell office:value-type="float" office:value="3.8424E-2" table:style-name="ce1">
            <text:p>0.038424</text:p>
          </table:table-cell>
          <table:table-cell office:value-type="float" office:value="6.2659000000000006E-2" table:style-name="ce1">
            <text:p>0.062659</text:p>
          </table:table-cell>
          <table:table-cell table:number-columns-repeated="16379"/>
        </table:table-row>
        <table:table-row table:style-name="ro3">
          <table:table-cell office:value-type="float" office:value="16.72" table:style-name="ce1">
            <text:p>16.72</text:p>
          </table:table-cell>
          <table:table-cell office:value-type="float" office:value="1.2227E-2" table:style-name="ce1">
            <text:p>0.012227</text:p>
          </table:table-cell>
          <table:table-cell office:value-type="float" office:value="16.72" table:style-name="ce1">
            <text:p>16.72</text:p>
          </table:table-cell>
          <table:table-cell office:value-type="float" office:value="4.4867999999999998E-2" table:style-name="ce1">
            <text:p>0.044868</text:p>
          </table:table-cell>
          <table:table-cell office:value-type="float" office:value="5.9868999999999999E-2" table:style-name="ce1">
            <text:p>0.059869</text:p>
          </table:table-cell>
          <table:table-cell table:number-columns-repeated="16379"/>
        </table:table-row>
        <table:table-row table:style-name="ro3">
          <table:table-cell office:value-type="float" office:value="16.739999999999998" table:style-name="ce1">
            <text:p>16.74</text:p>
          </table:table-cell>
          <table:table-cell office:value-type="float" office:value="1.3854999999999999E-2" table:style-name="ce1">
            <text:p>0.013855</text:p>
          </table:table-cell>
          <table:table-cell office:value-type="float" office:value="16.739999999999998" table:style-name="ce1">
            <text:p>16.74</text:p>
          </table:table-cell>
          <table:table-cell office:value-type="float" office:value="5.1001999999999999E-2" table:style-name="ce1">
            <text:p>0.051002</text:p>
          </table:table-cell>
          <table:table-cell office:value-type="float" office:value="5.6841999999999997E-2" table:style-name="ce1">
            <text:p>0.056842</text:p>
          </table:table-cell>
          <table:table-cell table:number-columns-repeated="16379"/>
        </table:table-row>
        <table:table-row table:style-name="ro3">
          <table:table-cell office:value-type="float" office:value="16.760000000000002" table:style-name="ce1">
            <text:p>16.76</text:p>
          </table:table-cell>
          <table:table-cell office:value-type="float" office:value="1.5396E-2" table:style-name="ce1">
            <text:p>0.015396</text:p>
          </table:table-cell>
          <table:table-cell office:value-type="float" office:value="16.760000000000002" table:style-name="ce1">
            <text:p>16.76</text:p>
          </table:table-cell>
          <table:table-cell office:value-type="float" office:value="5.6805000000000001E-2" table:style-name="ce1">
            <text:p>0.056805</text:p>
          </table:table-cell>
          <table:table-cell office:value-type="float" office:value="5.3593000000000002E-2" table:style-name="ce1">
            <text:p>0.053593</text:p>
          </table:table-cell>
          <table:table-cell table:number-columns-repeated="16379"/>
        </table:table-row>
        <table:table-row table:style-name="ro3">
          <table:table-cell office:value-type="float" office:value="16.78" table:style-name="ce1">
            <text:p>16.78</text:p>
          </table:table-cell>
          <table:table-cell office:value-type="float" office:value="1.6844000000000001E-2" table:style-name="ce1">
            <text:p>0.016844</text:p>
          </table:table-cell>
          <table:table-cell office:value-type="float" office:value="16.78" table:style-name="ce1">
            <text:p>16.78</text:p>
          </table:table-cell>
          <table:table-cell office:value-type="float" office:value="6.2254999999999998E-2" table:style-name="ce1">
            <text:p>0.062255</text:p>
          </table:table-cell>
          <table:table-cell office:value-type="float" office:value="5.0139999999999997E-2" table:style-name="ce1">
            <text:p>0.05014</text:p>
          </table:table-cell>
          <table:table-cell table:number-columns-repeated="16379"/>
        </table:table-row>
        <table:table-row table:style-name="ro3">
          <table:table-cell office:value-type="float" office:value="16.8" table:style-name="ce1">
            <text:p>16.8</text:p>
          </table:table-cell>
          <table:table-cell office:value-type="float" office:value="1.8193000000000001E-2" table:style-name="ce1">
            <text:p>0.018193</text:p>
          </table:table-cell>
          <table:table-cell office:value-type="float" office:value="16.8" table:style-name="ce1">
            <text:p>16.8</text:p>
          </table:table-cell>
          <table:table-cell office:value-type="float" office:value="6.7333000000000004E-2" table:style-name="ce1">
            <text:p>0.067333</text:p>
          </table:table-cell>
          <table:table-cell office:value-type="float" office:value="4.6497999999999998E-2" table:style-name="ce1">
            <text:p>0.046498</text:p>
          </table:table-cell>
          <table:table-cell table:number-columns-repeated="16379"/>
        </table:table-row>
        <table:table-row table:style-name="ro3">
          <table:table-cell office:value-type="float" office:value="16.82" table:style-name="ce1">
            <text:p>16.82</text:p>
          </table:table-cell>
          <table:table-cell office:value-type="float" office:value="1.9439999999999999E-2" table:style-name="ce1">
            <text:p>0.01944</text:p>
          </table:table-cell>
          <table:table-cell office:value-type="float" office:value="16.82" table:style-name="ce1">
            <text:p>16.82</text:p>
          </table:table-cell>
          <table:table-cell office:value-type="float" office:value="7.2021000000000002E-2" table:style-name="ce1">
            <text:p>0.072021</text:p>
          </table:table-cell>
          <table:table-cell office:value-type="float" office:value="4.2685000000000001E-2" table:style-name="ce1">
            <text:p>0.042685</text:p>
          </table:table-cell>
          <table:table-cell table:number-columns-repeated="16379"/>
        </table:table-row>
        <table:table-row table:style-name="ro3">
          <table:table-cell office:value-type="float" office:value="16.84" table:style-name="ce1">
            <text:p>16.84</text:p>
          </table:table-cell>
          <table:table-cell office:value-type="float" office:value="2.0580000000000001E-2" table:style-name="ce1">
            <text:p>0.02058</text:p>
          </table:table-cell>
          <table:table-cell office:value-type="float" office:value="16.84" table:style-name="ce1">
            <text:p>16.84</text:p>
          </table:table-cell>
          <table:table-cell office:value-type="float" office:value="7.6302999999999996E-2" table:style-name="ce1">
            <text:p>0.076303</text:p>
          </table:table-cell>
          <table:table-cell office:value-type="float" office:value="3.8718000000000002E-2" table:style-name="ce1">
            <text:p>0.038718</text:p>
          </table:table-cell>
          <table:table-cell table:number-columns-repeated="16379"/>
        </table:table-row>
        <table:table-row table:style-name="ro3">
          <table:table-cell office:value-type="float" office:value="16.86" table:style-name="ce1">
            <text:p>16.86</text:p>
          </table:table-cell>
          <table:table-cell office:value-type="float" office:value="2.1609E-2" table:style-name="ce1">
            <text:p>0.021609</text:p>
          </table:table-cell>
          <table:table-cell office:value-type="float" office:value="16.86" table:style-name="ce1">
            <text:p>16.86</text:p>
          </table:table-cell>
          <table:table-cell office:value-type="float" office:value="8.0162999999999998E-2" table:style-name="ce1">
            <text:p>0.080163</text:p>
          </table:table-cell>
          <table:table-cell office:value-type="float" office:value="3.4615E-2" table:style-name="ce1">
            <text:p>0.034615</text:p>
          </table:table-cell>
          <table:table-cell table:number-columns-repeated="16379"/>
        </table:table-row>
        <table:table-row table:style-name="ro3">
          <table:table-cell office:value-type="float" office:value="16.88" table:style-name="ce1">
            <text:p>16.88</text:p>
          </table:table-cell>
          <table:table-cell office:value-type="float" office:value="2.2523999999999999E-2" table:style-name="ce1">
            <text:p>0.022524</text:p>
          </table:table-cell>
          <table:table-cell office:value-type="float" office:value="16.88" table:style-name="ce1">
            <text:p>16.88</text:p>
          </table:table-cell>
          <table:table-cell office:value-type="float" office:value="8.3589999999999998E-2" table:style-name="ce1">
            <text:p>0.08359</text:p>
          </table:table-cell>
          <table:table-cell office:value-type="float" office:value="3.0394000000000001E-2" table:style-name="ce1">
            <text:p>0.030394</text:p>
          </table:table-cell>
          <table:table-cell table:number-columns-repeated="16379"/>
        </table:table-row>
        <table:table-row table:style-name="ro3">
          <table:table-cell office:value-type="float" office:value="16.899999999999999" table:style-name="ce1">
            <text:p>16.9</text:p>
          </table:table-cell>
          <table:table-cell office:value-type="float" office:value="2.3321000000000001E-2" table:style-name="ce1">
            <text:p>0.023321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8.6570999999999995E-2" table:style-name="ce1">
            <text:p>0.086571</text:p>
          </table:table-cell>
          <table:table-cell office:value-type="float" office:value="2.6074E-2" table:style-name="ce1">
            <text:p>0.026074</text:p>
          </table:table-cell>
          <table:table-cell table:number-columns-repeated="16379"/>
        </table:table-row>
        <table:table-row table:style-name="ro3">
          <table:table-cell office:value-type="float" office:value="16.920000000000002" table:style-name="ce1">
            <text:p>16.92</text:p>
          </table:table-cell>
          <table:table-cell office:value-type="float" office:value="2.3997999999999998E-2" table:style-name="ce1">
            <text:p>0.023998</text:p>
          </table:table-cell>
          <table:table-cell office:value-type="float" office:value="16.920000000000002" table:style-name="ce1">
            <text:p>16.92</text:p>
          </table:table-cell>
          <table:table-cell office:value-type="float" office:value="8.9096999999999996E-2" table:style-name="ce1">
            <text:p>0.089097</text:p>
          </table:table-cell>
          <table:table-cell office:value-type="float" office:value="2.1673999999999999E-2" table:style-name="ce1">
            <text:p>0.021674</text:p>
          </table:table-cell>
          <table:table-cell table:number-columns-repeated="16379"/>
        </table:table-row>
        <table:table-row table:style-name="ro3">
          <table:table-cell office:value-type="float" office:value="16.940000000000001" table:style-name="ce1">
            <text:p>16.94</text:p>
          </table:table-cell>
          <table:table-cell office:value-type="float" office:value="2.4552000000000001E-2" table:style-name="ce1">
            <text:p>0.024552</text:p>
          </table:table-cell>
          <table:table-cell office:value-type="float" office:value="16.940000000000001" table:style-name="ce1">
            <text:p>16.94</text:p>
          </table:table-cell>
          <table:table-cell office:value-type="float" office:value="9.1160000000000005E-2" table:style-name="ce1">
            <text:p>0.09116</text:p>
          </table:table-cell>
          <table:table-cell office:value-type="float" office:value="1.7212999999999999E-2" table:style-name="ce1">
            <text:p>0.017213</text:p>
          </table:table-cell>
          <table:table-cell table:number-columns-repeated="16379"/>
        </table:table-row>
        <table:table-row table:style-name="ro3">
          <table:table-cell office:value-type="float" office:value="16.96" table:style-name="ce1">
            <text:p>16.96</text:p>
          </table:table-cell>
          <table:table-cell office:value-type="float" office:value="2.4982000000000001E-2" table:style-name="ce1">
            <text:p>0.024982</text:p>
          </table:table-cell>
          <table:table-cell office:value-type="float" office:value="16.96" table:style-name="ce1">
            <text:p>16.96</text:p>
          </table:table-cell>
          <table:table-cell office:value-type="float" office:value="9.2754000000000003E-2" table:style-name="ce1">
            <text:p>0.092754</text:p>
          </table:table-cell>
          <table:table-cell office:value-type="float" office:value="1.2711E-2" table:style-name="ce1">
            <text:p>0.012711</text:p>
          </table:table-cell>
          <table:table-cell table:number-columns-repeated="16379"/>
        </table:table-row>
        <table:table-row table:style-name="ro3">
          <table:table-cell office:value-type="float" office:value="16.98" table:style-name="ce1">
            <text:p>16.98</text:p>
          </table:table-cell>
          <table:table-cell office:value-type="float" office:value="2.5285999999999999E-2" table:style-name="ce1">
            <text:p>0.025286</text:p>
          </table:table-cell>
          <table:table-cell office:value-type="float" office:value="16.98" table:style-name="ce1">
            <text:p>16.98</text:p>
          </table:table-cell>
          <table:table-cell office:value-type="float" office:value="9.3876000000000001E-2" table:style-name="ce1">
            <text:p>0.093876</text:p>
          </table:table-cell>
          <table:table-cell office:value-type="float" office:value="8.1890000000000001E-3" table:style-name="ce1">
            <text:p>0.008189</text:p>
          </table:table-cell>
          <table:table-cell table:number-columns-repeated="16379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float" office:value="2.5463E-2" table:style-name="ce1">
            <text:p>0.025463</text:p>
          </table:table-cell>
          <table:table-cell office:value-type="float" office:value="17" table:style-name="ce1">
            <text:p>17</text:p>
          </table:table-cell>
          <table:table-cell office:value-type="float" office:value="9.4521999999999995E-2" table:style-name="ce1">
            <text:p>0.094522</text:p>
          </table:table-cell>
          <table:table-cell office:value-type="float" office:value="3.6670000000000001E-3" table:style-name="ce1">
            <text:p>0.003667</text:p>
          </table:table-cell>
          <table:table-cell table:number-columns-repeated="16379"/>
        </table:table-row>
        <table:table-row table:style-name="ro3">
          <table:table-cell office:value-type="float" office:value="17.02" table:style-name="ce1">
            <text:p>17.02</text:p>
          </table:table-cell>
          <table:table-cell office:value-type="float" office:value="2.5512E-2" table:style-name="ce1">
            <text:p>0.025512</text:p>
          </table:table-cell>
          <table:table-cell office:value-type="float" office:value="17.02" table:style-name="ce1">
            <text:p>17.02</text:p>
          </table:table-cell>
          <table:table-cell office:value-type="float" office:value="9.4695000000000001E-2" table:style-name="ce1">
            <text:p>0.094695</text:p>
          </table:table-cell>
          <table:table-cell office:value-type="float" office:value="-8.3500000000000002E-4" table:style-name="ce1">
            <text:p>-0.000835</text:p>
          </table:table-cell>
          <table:table-cell table:number-columns-repeated="16379"/>
        </table:table-row>
        <table:table-row table:style-name="ro3">
          <table:table-cell office:value-type="float" office:value="17.04" table:style-name="ce1">
            <text:p>17.04</text:p>
          </table:table-cell>
          <table:table-cell office:value-type="float" office:value="2.5434999999999999E-2" table:style-name="ce1">
            <text:p>0.025435</text:p>
          </table:table-cell>
          <table:table-cell office:value-type="float" office:value="17.04" table:style-name="ce1">
            <text:p>17.04</text:p>
          </table:table-cell>
          <table:table-cell office:value-type="float" office:value="9.4394000000000006E-2" table:style-name="ce1">
            <text:p>0.094394</text:p>
          </table:table-cell>
          <table:table-cell office:value-type="float" office:value="-5.2940000000000001E-3" table:style-name="ce1">
            <text:p>-0.005294</text:p>
          </table:table-cell>
          <table:table-cell table:number-columns-repeated="16379"/>
        </table:table-row>
        <table:table-row table:style-name="ro3">
          <table:table-cell office:value-type="float" office:value="17.059999999999999" table:style-name="ce1">
            <text:p>17.06</text:p>
          </table:table-cell>
          <table:table-cell office:value-type="float" office:value="2.5231E-2" table:style-name="ce1">
            <text:p>0.025231</text:p>
          </table:table-cell>
          <table:table-cell office:value-type="float" office:value="17.059999999999999" table:style-name="ce1">
            <text:p>17.06</text:p>
          </table:table-cell>
          <table:table-cell office:value-type="float" office:value="9.3626000000000001E-2" table:style-name="ce1">
            <text:p>0.093626</text:p>
          </table:table-cell>
          <table:table-cell office:value-type="float" office:value="-9.691E-3" table:style-name="ce1">
            <text:p>-0.009691</text:p>
          </table:table-cell>
          <table:table-cell table:number-columns-repeated="16379"/>
        </table:table-row>
        <table:table-row table:style-name="ro3">
          <table:table-cell office:value-type="float" office:value="17.079999999999998" table:style-name="ce1">
            <text:p>17.08</text:p>
          </table:table-cell>
          <table:table-cell office:value-type="float" office:value="2.4903000000000002E-2" table:style-name="ce1">
            <text:p>0.024903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9.2397000000000007E-2" table:style-name="ce1">
            <text:p>0.092397</text:p>
          </table:table-cell>
          <table:table-cell office:value-type="float" office:value="-1.4003E-2" table:style-name="ce1">
            <text:p>-0.014003</text:p>
          </table:table-cell>
          <table:table-cell table:number-columns-repeated="16379"/>
        </table:table-row>
        <table:table-row table:style-name="ro3">
          <table:table-cell office:value-type="float" office:value="17.100000000000001" table:style-name="ce1">
            <text:p>17.1</text:p>
          </table:table-cell>
          <table:table-cell office:value-type="float" office:value="2.4451000000000001E-2" table:style-name="ce1">
            <text:p>0.024451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9.0716000000000005E-2" table:style-name="ce1">
            <text:p>0.090716</text:p>
          </table:table-cell>
          <table:table-cell office:value-type="float" office:value="-1.8211000000000001E-2" table:style-name="ce1">
            <text:p>-0.018211</text:p>
          </table:table-cell>
          <table:table-cell table:number-columns-repeated="16379"/>
        </table:table-row>
        <table:table-row table:style-name="ro3">
          <table:table-cell office:value-type="float" office:value="17.12" table:style-name="ce1">
            <text:p>17.12</text:p>
          </table:table-cell>
          <table:table-cell office:value-type="float" office:value="2.3879999999999998E-2" table:style-name="ce1">
            <text:p>0.02388</text:p>
          </table:table-cell>
          <table:table-cell office:value-type="float" office:value="17.12" table:style-name="ce1">
            <text:p>17.12</text:p>
          </table:table-cell>
          <table:table-cell office:value-type="float" office:value="8.8594000000000006E-2" table:style-name="ce1">
            <text:p>0.088594</text:p>
          </table:table-cell>
          <table:table-cell office:value-type="float" office:value="-2.2293E-2" table:style-name="ce1">
            <text:p>-0.022293</text:p>
          </table:table-cell>
          <table:table-cell table:number-columns-repeated="16379"/>
        </table:table-row>
        <table:table-row table:style-name="ro3">
          <table:table-cell office:value-type="float" office:value="17.14" table:style-name="ce1">
            <text:p>17.14</text:p>
          </table:table-cell>
          <table:table-cell office:value-type="float" office:value="2.3192000000000001E-2" table:style-name="ce1">
            <text:p>0.023192</text:p>
          </table:table-cell>
          <table:table-cell office:value-type="float" office:value="17.14" table:style-name="ce1">
            <text:p>17.14</text:p>
          </table:table-cell>
          <table:table-cell office:value-type="float" office:value="8.6044999999999996E-2" table:style-name="ce1">
            <text:p>0.086045</text:p>
          </table:table-cell>
          <table:table-cell office:value-type="float" office:value="-2.6228000000000001E-2" table:style-name="ce1">
            <text:p>-0.026228</text:p>
          </table:table-cell>
          <table:table-cell table:number-columns-repeated="16379"/>
        </table:table-row>
        <table:table-row table:style-name="ro3">
          <table:table-cell office:value-type="float" office:value="17.16" table:style-name="ce1">
            <text:p>17.16</text:p>
          </table:table-cell>
          <table:table-cell office:value-type="float" office:value="2.2391000000000001E-2" table:style-name="ce1">
            <text:p>0.022391</text:p>
          </table:table-cell>
          <table:table-cell office:value-type="float" office:value="17.16" table:style-name="ce1">
            <text:p>17.16</text:p>
          </table:table-cell>
          <table:table-cell office:value-type="float" office:value="8.3085000000000006E-2" table:style-name="ce1">
            <text:p>0.083085</text:p>
          </table:table-cell>
          <table:table-cell office:value-type="float" office:value="-2.9998E-2" table:style-name="ce1">
            <text:p>-0.029998</text:p>
          </table:table-cell>
          <table:table-cell table:number-columns-repeated="16379"/>
        </table:table-row>
        <table:table-row table:style-name="ro3">
          <table:table-cell office:value-type="float" office:value="17.18" table:style-name="ce1">
            <text:p>17.18</text:p>
          </table:table-cell>
          <table:table-cell office:value-type="float" office:value="2.1482000000000001E-2" table:style-name="ce1">
            <text:p>0.021482</text:p>
          </table:table-cell>
          <table:table-cell office:value-type="float" office:value="17.18" table:style-name="ce1">
            <text:p>17.18</text:p>
          </table:table-cell>
          <table:table-cell office:value-type="float" office:value="7.9730999999999996E-2" table:style-name="ce1">
            <text:p>0.079731</text:p>
          </table:table-cell>
          <table:table-cell office:value-type="float" office:value="-3.3582000000000001E-2" table:style-name="ce1">
            <text:p>-0.033582</text:p>
          </table:table-cell>
          <table:table-cell table:number-columns-repeated="16379"/>
        </table:table-row>
        <table:table-row table:style-name="ro3">
          <table:table-cell office:value-type="float" office:value="17.2" table:style-name="ce1">
            <text:p>17.2</text:p>
          </table:table-cell>
          <table:table-cell office:value-type="float" office:value="2.0471E-2" table:style-name="ce1">
            <text:p>0.020471</text:p>
          </table:table-cell>
          <table:table-cell office:value-type="float" office:value="17.2" table:style-name="ce1">
            <text:p>17.2</text:p>
          </table:table-cell>
          <table:table-cell office:value-type="float" office:value="7.6006000000000004E-2" table:style-name="ce1">
            <text:p>0.076006</text:p>
          </table:table-cell>
          <table:table-cell office:value-type="float" office:value="-3.6963999999999997E-2" table:style-name="ce1">
            <text:p>-0.036964</text:p>
          </table:table-cell>
          <table:table-cell table:number-columns-repeated="16379"/>
        </table:table-row>
        <table:table-row table:style-name="ro3">
          <table:table-cell office:value-type="float" office:value="17.22" table:style-name="ce1">
            <text:p>17.22</text:p>
          </table:table-cell>
          <table:table-cell office:value-type="float" office:value="1.9363999999999999E-2" table:style-name="ce1">
            <text:p>0.019364</text:p>
          </table:table-cell>
          <table:table-cell office:value-type="float" office:value="17.22" table:style-name="ce1">
            <text:p>17.22</text:p>
          </table:table-cell>
          <table:table-cell office:value-type="float" office:value="7.1929000000000007E-2" table:style-name="ce1">
            <text:p>0.071929</text:p>
          </table:table-cell>
          <table:table-cell office:value-type="float" office:value="-4.0125000000000001E-2" table:style-name="ce1">
            <text:p>-0.040125</text:p>
          </table:table-cell>
          <table:table-cell table:number-columns-repeated="16379"/>
        </table:table-row>
        <table:table-row table:style-name="ro3">
          <table:table-cell office:value-type="float" office:value="17.239999999999998" table:style-name="ce1">
            <text:p>17.24</text:p>
          </table:table-cell>
          <table:table-cell office:value-type="float" office:value="1.8166999999999999E-2" table:style-name="ce1">
            <text:p>0.018167</text:p>
          </table:table-cell>
          <table:table-cell office:value-type="float" office:value="17.239999999999998" table:style-name="ce1">
            <text:p>17.24</text:p>
          </table:table-cell>
          <table:table-cell office:value-type="float" office:value="6.7528000000000005E-2" table:style-name="ce1">
            <text:p>0.067528</text:p>
          </table:table-cell>
          <table:table-cell office:value-type="float" office:value="-4.3049999999999998E-2" table:style-name="ce1">
            <text:p>-0.04305</text:p>
          </table:table-cell>
          <table:table-cell table:number-columns-repeated="16379"/>
        </table:table-row>
        <table:table-row table:style-name="ro3">
          <table:table-cell office:value-type="float" office:value="17.260000000000002" table:style-name="ce1">
            <text:p>17.26</text:p>
          </table:table-cell>
          <table:table-cell office:value-type="float" office:value="1.6886999999999999E-2" table:style-name="ce1">
            <text:p>0.016887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6.2826000000000007E-2" table:style-name="ce1">
            <text:p>0.062826</text:p>
          </table:table-cell>
          <table:table-cell office:value-type="float" office:value="-4.5724000000000001E-2" table:style-name="ce1">
            <text:p>-0.045724</text:p>
          </table:table-cell>
          <table:table-cell table:number-columns-repeated="16379"/>
        </table:table-row>
        <table:table-row table:style-name="ro3">
          <table:table-cell office:value-type="float" office:value="17.28" table:style-name="ce1">
            <text:p>17.28</text:p>
          </table:table-cell>
          <table:table-cell office:value-type="float" office:value="1.5533E-2" table:style-name="ce1">
            <text:p>0.015533</text:p>
          </table:table-cell>
          <table:table-cell office:value-type="float" office:value="17.28" table:style-name="ce1">
            <text:p>17.28</text:p>
          </table:table-cell>
          <table:table-cell office:value-type="float" office:value="5.7853000000000002E-2" table:style-name="ce1">
            <text:p>0.057853</text:p>
          </table:table-cell>
          <table:table-cell office:value-type="float" office:value="-4.8134000000000003E-2" table:style-name="ce1">
            <text:p>-0.048134</text:p>
          </table:table-cell>
          <table:table-cell table:number-columns-repeated="16379"/>
        </table:table-row>
        <table:table-row table:style-name="ro3">
          <table:table-cell office:value-type="float" office:value="17.3" table:style-name="ce1">
            <text:p>17.3</text:p>
          </table:table-cell>
          <table:table-cell office:value-type="float" office:value="1.4112E-2" table:style-name="ce1">
            <text:p>0.014112</text:p>
          </table:table-cell>
          <table:table-cell office:value-type="float" office:value="17.3" table:style-name="ce1">
            <text:p>17.3</text:p>
          </table:table-cell>
          <table:table-cell office:value-type="float" office:value="5.2637000000000003E-2" table:style-name="ce1">
            <text:p>0.052637</text:p>
          </table:table-cell>
          <table:table-cell office:value-type="float" office:value="-5.0270000000000002E-2" table:style-name="ce1">
            <text:p>-0.05027</text:p>
          </table:table-cell>
          <table:table-cell table:number-columns-repeated="16379"/>
        </table:table-row>
        <table:table-row table:style-name="ro3">
          <table:table-cell office:value-type="float" office:value="17.32" table:style-name="ce1">
            <text:p>17.32</text:p>
          </table:table-cell>
          <table:table-cell office:value-type="float" office:value="1.2633E-2" table:style-name="ce1">
            <text:p>0.012633</text:p>
          </table:table-cell>
          <table:table-cell office:value-type="float" office:value="17.32" table:style-name="ce1">
            <text:p>17.32</text:p>
          </table:table-cell>
          <table:table-cell office:value-type="float" office:value="4.7210000000000002E-2" table:style-name="ce1">
            <text:p>0.04721</text:p>
          </table:table-cell>
          <table:table-cell office:value-type="float" office:value="-5.2121000000000001E-2" table:style-name="ce1">
            <text:p>-0.052121</text:p>
          </table:table-cell>
          <table:table-cell table:number-columns-repeated="16379"/>
        </table:table-row>
        <table:table-row table:style-name="ro3">
          <table:table-cell office:value-type="float" office:value="17.34" table:style-name="ce1">
            <text:p>17.34</text:p>
          </table:table-cell>
          <table:table-cell office:value-type="float" office:value="1.1105E-2" table:style-name="ce1">
            <text:p>0.011105</text:p>
          </table:table-cell>
          <table:table-cell office:value-type="float" office:value="17.34" table:style-name="ce1">
            <text:p>17.34</text:p>
          </table:table-cell>
          <table:table-cell office:value-type="float" office:value="4.1603000000000001E-2" table:style-name="ce1">
            <text:p>0.041603</text:p>
          </table:table-cell>
          <table:table-cell office:value-type="float" office:value="-5.3678999999999998E-2" table:style-name="ce1">
            <text:p>-0.053679</text:p>
          </table:table-cell>
          <table:table-cell table:number-columns-repeated="16379"/>
        </table:table-row>
        <table:table-row table:style-name="ro3">
          <table:table-cell office:value-type="float" office:value="17.36" table:style-name="ce1">
            <text:p>17.36</text:p>
          </table:table-cell>
          <table:table-cell office:value-type="float" office:value="9.5370000000000003E-3" table:style-name="ce1">
            <text:p>0.009537</text:p>
          </table:table-cell>
          <table:table-cell office:value-type="float" office:value="17.36" table:style-name="ce1">
            <text:p>17.36</text:p>
          </table:table-cell>
          <table:table-cell office:value-type="float" office:value="3.5846999999999997E-2" table:style-name="ce1">
            <text:p>0.035847</text:p>
          </table:table-cell>
          <table:table-cell office:value-type="float" office:value="-5.4939000000000002E-2" table:style-name="ce1">
            <text:p>-0.054939</text:p>
          </table:table-cell>
          <table:table-cell table:number-columns-repeated="16379"/>
        </table:table-row>
        <table:table-row table:style-name="ro3">
          <table:table-cell office:value-type="float" office:value="17.38" table:style-name="ce1">
            <text:p>17.38</text:p>
          </table:table-cell>
          <table:table-cell office:value-type="float" office:value="7.9380000000000006E-3" table:style-name="ce1">
            <text:p>0.007938</text:p>
          </table:table-cell>
          <table:table-cell office:value-type="float" office:value="17.38" table:style-name="ce1">
            <text:p>17.38</text:p>
          </table:table-cell>
          <table:table-cell office:value-type="float" office:value="2.9977E-2" table:style-name="ce1">
            <text:p>0.029977</text:p>
          </table:table-cell>
          <table:table-cell office:value-type="float" office:value="-5.5897000000000002E-2" table:style-name="ce1">
            <text:p>-0.055897</text:p>
          </table:table-cell>
          <table:table-cell table:number-columns-repeated="16379"/>
        </table:table-row>
        <table:table-row table:style-name="ro3">
          <table:table-cell office:value-type="float" office:value="17.399999999999999" table:style-name="ce1">
            <text:p>17.4</text:p>
          </table:table-cell>
          <table:table-cell office:value-type="float" office:value="6.319E-3" table:style-name="ce1">
            <text:p>0.006319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2.4025999999999999E-2" table:style-name="ce1">
            <text:p>0.024026</text:p>
          </table:table-cell>
          <table:table-cell office:value-type="float" office:value="-5.6551999999999998E-2" table:style-name="ce1">
            <text:p>-0.056552</text:p>
          </table:table-cell>
          <table:table-cell table:number-columns-repeated="16379"/>
        </table:table-row>
        <table:table-row table:style-name="ro3">
          <table:table-cell office:value-type="float" office:value="17.420000000000002" table:style-name="ce1">
            <text:p>17.42</text:p>
          </table:table-cell>
          <table:table-cell office:value-type="float" office:value="4.6870000000000002E-3" table:style-name="ce1">
            <text:p>0.004687</text:p>
          </table:table-cell>
          <table:table-cell office:value-type="float" office:value="17.420000000000002" table:style-name="ce1">
            <text:p>17.42</text:p>
          </table:table-cell>
          <table:table-cell office:value-type="float" office:value="1.8027000000000001E-2" table:style-name="ce1">
            <text:p>0.018027</text:p>
          </table:table-cell>
          <table:table-cell office:value-type="float" office:value="-5.6902000000000001E-2" table:style-name="ce1">
            <text:p>-0.056902</text:p>
          </table:table-cell>
          <table:table-cell table:number-columns-repeated="16379"/>
        </table:table-row>
        <table:table-row table:style-name="ro3">
          <table:table-cell office:value-type="float" office:value="17.440000000000001" table:style-name="ce1">
            <text:p>17.44</text:p>
          </table:table-cell>
          <table:table-cell office:value-type="float" office:value="3.0539999999999999E-3" table:style-name="ce1">
            <text:p>0.003054</text:p>
          </table:table-cell>
          <table:table-cell office:value-type="float" office:value="17.440000000000001" table:style-name="ce1">
            <text:p>17.44</text:p>
          </table:table-cell>
          <table:table-cell office:value-type="float" office:value="1.2012999999999999E-2" table:style-name="ce1">
            <text:p>0.012013</text:p>
          </table:table-cell>
          <table:table-cell office:value-type="float" office:value="-5.6952000000000003E-2" table:style-name="ce1">
            <text:p>-0.056952</text:p>
          </table:table-cell>
          <table:table-cell table:number-columns-repeated="16379"/>
        </table:table-row>
        <table:table-row table:style-name="ro3">
          <table:table-cell office:value-type="float" office:value="17.46" table:style-name="ce1">
            <text:p>17.46</text:p>
          </table:table-cell>
          <table:table-cell office:value-type="float" office:value="1.4270000000000001E-3" table:style-name="ce1">
            <text:p>0.001427</text:p>
          </table:table-cell>
          <table:table-cell office:value-type="float" office:value="17.46" table:style-name="ce1">
            <text:p>17.46</text:p>
          </table:table-cell>
          <table:table-cell office:value-type="float" office:value="6.0169999999999998E-3" table:style-name="ce1">
            <text:p>0.006017</text:p>
          </table:table-cell>
          <table:table-cell office:value-type="float" office:value="-5.6703999999999997E-2" table:style-name="ce1">
            <text:p>-0.056704</text:p>
          </table:table-cell>
          <table:table-cell table:number-columns-repeated="16379"/>
        </table:table-row>
        <table:table-row table:style-name="ro3">
          <table:table-cell office:value-type="float" office:value="17.48" table:style-name="ce1">
            <text:p>17.48</text:p>
          </table:table-cell>
          <table:table-cell office:value-type="float" office:value="-1.84E-4" table:style-name="ce1">
            <text:p>-0.000184</text:p>
          </table:table-cell>
          <table:table-cell office:value-type="float" office:value="17.48" table:style-name="ce1">
            <text:p>17.48</text:p>
          </table:table-cell>
          <table:table-cell office:value-type="float" office:value="7.1000000000000005E-5" table:style-name="ce1">
            <text:p>0.000071</text:p>
          </table:table-cell>
          <table:table-cell office:value-type="float" office:value="-5.6165E-2" table:style-name="ce1">
            <text:p>-0.056165</text:p>
          </table:table-cell>
          <table:table-cell table:number-columns-repeated="16379"/>
        </table:table-row>
        <table:table-row table:style-name="ro3">
          <table:table-cell office:value-type="float" office:value="17.5" table:style-name="ce1">
            <text:p>17.5</text:p>
          </table:table-cell>
          <table:table-cell office:value-type="float" office:value="-1.7700000000000001E-3" table:style-name="ce1">
            <text:p>-0.00177</text:p>
          </table:table-cell>
          <table:table-cell office:value-type="float" office:value="17.5" table:style-name="ce1">
            <text:p>17.5</text:p>
          </table:table-cell>
          <table:table-cell office:value-type="float" office:value="-5.7939999999999997E-3" table:style-name="ce1">
            <text:p>-0.005794</text:p>
          </table:table-cell>
          <table:table-cell office:value-type="float" office:value="-5.5342000000000002E-2" table:style-name="ce1">
            <text:p>-0.055342</text:p>
          </table:table-cell>
          <table:table-cell table:number-columns-repeated="16379"/>
        </table:table-row>
        <table:table-row table:style-name="ro3">
          <table:table-cell office:value-type="float" office:value="17.52" table:style-name="ce1">
            <text:p>17.52</text:p>
          </table:table-cell>
          <table:table-cell office:value-type="float" office:value="-3.3240000000000001E-3" table:style-name="ce1">
            <text:p>-0.003324</text:p>
          </table:table-cell>
          <table:table-cell office:value-type="float" office:value="17.52" table:style-name="ce1">
            <text:p>17.52</text:p>
          </table:table-cell>
          <table:table-cell office:value-type="float" office:value="-1.1547999999999999E-2" table:style-name="ce1">
            <text:p>-0.011548</text:p>
          </table:table-cell>
          <table:table-cell office:value-type="float" office:value="-5.4246000000000003E-2" table:style-name="ce1">
            <text:p>-0.054246</text:p>
          </table:table-cell>
          <table:table-cell table:number-columns-repeated="16379"/>
        </table:table-row>
        <table:table-row table:style-name="ro3">
          <table:table-cell office:value-type="float" office:value="17.54" table:style-name="ce1">
            <text:p>17.54</text:p>
          </table:table-cell>
          <table:table-cell office:value-type="float" office:value="-4.8370000000000002E-3" table:style-name="ce1">
            <text:p>-0.004837</text:p>
          </table:table-cell>
          <table:table-cell office:value-type="float" office:value="17.54" table:style-name="ce1">
            <text:p>17.54</text:p>
          </table:table-cell>
          <table:table-cell office:value-type="float" office:value="-1.7160999999999999E-2" table:style-name="ce1">
            <text:p>-0.017161</text:p>
          </table:table-cell>
          <table:table-cell office:value-type="float" office:value="-5.2886000000000002E-2" table:style-name="ce1">
            <text:p>-0.052886</text:p>
          </table:table-cell>
          <table:table-cell table:number-columns-repeated="16379"/>
        </table:table-row>
        <table:table-row table:style-name="ro3">
          <table:table-cell office:value-type="float" office:value="17.559999999999999" table:style-name="ce1">
            <text:p>17.56</text:p>
          </table:table-cell>
          <table:table-cell office:value-type="float" office:value="-6.3020000000000003E-3" table:style-name="ce1">
            <text:p>-0.006302</text:p>
          </table:table-cell>
          <table:table-cell office:value-type="float" office:value="17.559999999999999" table:style-name="ce1">
            <text:p>17.56</text:p>
          </table:table-cell>
          <table:table-cell office:value-type="float" office:value="-2.2608E-2" table:style-name="ce1">
            <text:p>-0.022608</text:p>
          </table:table-cell>
          <table:table-cell office:value-type="float" office:value="-5.1276000000000002E-2" table:style-name="ce1">
            <text:p>-0.051276</text:p>
          </table:table-cell>
          <table:table-cell table:number-columns-repeated="16379"/>
        </table:table-row>
        <table:table-row table:style-name="ro3">
          <table:table-cell office:value-type="float" office:value="17.579999999999998" table:style-name="ce1">
            <text:p>17.58</text:p>
          </table:table-cell>
          <table:table-cell office:value-type="float" office:value="-7.7120000000000001E-3" table:style-name="ce1">
            <text:p>-0.007712</text:p>
          </table:table-cell>
          <table:table-cell office:value-type="float" office:value="17.579999999999998" table:style-name="ce1">
            <text:p>17.58</text:p>
          </table:table-cell>
          <table:table-cell office:value-type="float" office:value="-2.7861E-2" table:style-name="ce1">
            <text:p>-0.027861</text:p>
          </table:table-cell>
          <table:table-cell office:value-type="float" office:value="-4.9429000000000001E-2" table:style-name="ce1">
            <text:p>-0.049429</text:p>
          </table:table-cell>
          <table:table-cell table:number-columns-repeated="16379"/>
        </table:table-row>
        <table:table-row table:style-name="ro3">
          <table:table-cell office:value-type="float" office:value="17.600000000000001" table:style-name="ce1">
            <text:p>17.6</text:p>
          </table:table-cell>
          <table:table-cell office:value-type="float" office:value="-9.0600000000000003E-3" table:style-name="ce1">
            <text:p>-0.00906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-3.2897999999999997E-2" table:style-name="ce1">
            <text:p>-0.032898</text:p>
          </table:table-cell>
          <table:table-cell office:value-type="float" office:value="-4.7358999999999998E-2" table:style-name="ce1">
            <text:p>-0.047359</text:p>
          </table:table-cell>
          <table:table-cell table:number-columns-repeated="16379"/>
        </table:table-row>
        <table:table-row table:style-name="ro3">
          <table:table-cell office:value-type="float" office:value="17.62" table:style-name="ce1">
            <text:p>17.62</text:p>
          </table:table-cell>
          <table:table-cell office:value-type="float" office:value="-1.0342E-2" table:style-name="ce1">
            <text:p>-0.010342</text:p>
          </table:table-cell>
          <table:table-cell office:value-type="float" office:value="17.62" table:style-name="ce1">
            <text:p>17.62</text:p>
          </table:table-cell>
          <table:table-cell office:value-type="float" office:value="-3.7696E-2" table:style-name="ce1">
            <text:p>-0.037696</text:p>
          </table:table-cell>
          <table:table-cell office:value-type="float" office:value="-4.5082999999999998E-2" table:style-name="ce1">
            <text:p>-0.045083</text:p>
          </table:table-cell>
          <table:table-cell table:number-columns-repeated="16379"/>
        </table:table-row>
        <table:table-row table:style-name="ro3">
          <table:table-cell office:value-type="float" office:value="17.64" table:style-name="ce1">
            <text:p>17.64</text:p>
          </table:table-cell>
          <table:table-cell office:value-type="float" office:value="-1.1551000000000001E-2" table:style-name="ce1">
            <text:p>-0.011551</text:p>
          </table:table-cell>
          <table:table-cell office:value-type="float" office:value="17.64" table:style-name="ce1">
            <text:p>17.64</text:p>
          </table:table-cell>
          <table:table-cell office:value-type="float" office:value="-4.2234000000000001E-2" table:style-name="ce1">
            <text:p>-0.042234</text:p>
          </table:table-cell>
          <table:table-cell office:value-type="float" office:value="-4.2616000000000001E-2" table:style-name="ce1">
            <text:p>-0.042616</text:p>
          </table:table-cell>
          <table:table-cell table:number-columns-repeated="16379"/>
        </table:table-row>
        <table:table-row table:style-name="ro3">
          <table:table-cell office:value-type="float" office:value="17.66" table:style-name="ce1">
            <text:p>17.66</text:p>
          </table:table-cell>
          <table:table-cell office:value-type="float" office:value="-1.2683E-2" table:style-name="ce1">
            <text:p>-0.012683</text:p>
          </table:table-cell>
          <table:table-cell office:value-type="float" office:value="17.66" table:style-name="ce1">
            <text:p>17.66</text:p>
          </table:table-cell>
          <table:table-cell office:value-type="float" office:value="-4.6495000000000002E-2" table:style-name="ce1">
            <text:p>-0.046495</text:p>
          </table:table-cell>
          <table:table-cell office:value-type="float" office:value="-3.9975999999999998E-2" table:style-name="ce1">
            <text:p>-0.039976</text:p>
          </table:table-cell>
          <table:table-cell table:number-columns-repeated="16379"/>
        </table:table-row>
        <table:table-row table:style-name="ro3">
          <table:table-cell office:value-type="float" office:value="17.68" table:style-name="ce1">
            <text:p>17.68</text:p>
          </table:table-cell>
          <table:table-cell office:value-type="float" office:value="-1.3734E-2" table:style-name="ce1">
            <text:p>-0.013734</text:p>
          </table:table-cell>
          <table:table-cell office:value-type="float" office:value="17.68" table:style-name="ce1">
            <text:p>17.68</text:p>
          </table:table-cell>
          <table:table-cell office:value-type="float" office:value="-5.0463000000000001E-2" table:style-name="ce1">
            <text:p>-0.050463</text:p>
          </table:table-cell>
          <table:table-cell office:value-type="float" office:value="-3.7178999999999997E-2" table:style-name="ce1">
            <text:p>-0.037179</text:p>
          </table:table-cell>
          <table:table-cell table:number-columns-repeated="16379"/>
        </table:table-row>
        <table:table-row table:style-name="ro3">
          <table:table-cell office:value-type="float" office:value="17.7" table:style-name="ce1">
            <text:p>17.7</text:p>
          </table:table-cell>
          <table:table-cell office:value-type="float" office:value="-1.47E-2" table:style-name="ce1">
            <text:p>-0.0147</text:p>
          </table:table-cell>
          <table:table-cell office:value-type="float" office:value="17.7" table:style-name="ce1">
            <text:p>17.7</text:p>
          </table:table-cell>
          <table:table-cell office:value-type="float" office:value="-5.4122000000000003E-2" table:style-name="ce1">
            <text:p>-0.054122</text:p>
          </table:table-cell>
          <table:table-cell office:value-type="float" office:value="-3.4243000000000003E-2" table:style-name="ce1">
            <text:p>-0.034243</text:p>
          </table:table-cell>
          <table:table-cell table:number-columns-repeated="16379"/>
        </table:table-row>
        <table:table-row table:style-name="ro3">
          <table:table-cell office:value-type="float" office:value="17.72" table:style-name="ce1">
            <text:p>17.72</text:p>
          </table:table-cell>
          <table:table-cell office:value-type="float" office:value="-1.5579000000000001E-2" table:style-name="ce1">
            <text:p>-0.015579</text:p>
          </table:table-cell>
          <table:table-cell office:value-type="float" office:value="17.72" table:style-name="ce1">
            <text:p>17.72</text:p>
          </table:table-cell>
          <table:table-cell office:value-type="float" office:value="-5.7460999999999998E-2" table:style-name="ce1">
            <text:p>-0.057461</text:p>
          </table:table-cell>
          <table:table-cell office:value-type="float" office:value="-3.1185999999999998E-2" table:style-name="ce1">
            <text:p>-0.031186</text:p>
          </table:table-cell>
          <table:table-cell table:number-columns-repeated="16379"/>
        </table:table-row>
        <table:table-row table:style-name="ro3">
          <table:table-cell office:value-type="float" office:value="17.739999999999998" table:style-name="ce1">
            <text:p>17.74</text:p>
          </table:table-cell>
          <table:table-cell office:value-type="float" office:value="-1.6369000000000002E-2" table:style-name="ce1">
            <text:p>-0.016369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-6.0470000000000003E-2" table:style-name="ce1">
            <text:p>-0.06047</text:p>
          </table:table-cell>
          <table:table-cell office:value-type="float" office:value="-2.8025000000000001E-2" table:style-name="ce1">
            <text:p>-0.028025</text:p>
          </table:table-cell>
          <table:table-cell table:number-columns-repeated="16379"/>
        </table:table-row>
        <table:table-row table:style-name="ro3">
          <table:table-cell office:value-type="float" office:value="17.760000000000002" table:style-name="ce1">
            <text:p>17.76</text:p>
          </table:table-cell>
          <table:table-cell office:value-type="float" office:value="-1.7066000000000001E-2" table:style-name="ce1">
            <text:p>-0.017066</text:p>
          </table:table-cell>
          <table:table-cell office:value-type="float" office:value="17.760000000000002" table:style-name="ce1">
            <text:p>17.76</text:p>
          </table:table-cell>
          <table:table-cell office:value-type="float" office:value="-6.3139000000000001E-2" table:style-name="ce1">
            <text:p>-0.063139</text:p>
          </table:table-cell>
          <table:table-cell office:value-type="float" office:value="-2.4778000000000001E-2" table:style-name="ce1">
            <text:p>-0.024778</text:p>
          </table:table-cell>
          <table:table-cell table:number-columns-repeated="16379"/>
        </table:table-row>
        <table:table-row table:style-name="ro3">
          <table:table-cell office:value-type="float" office:value="17.78" table:style-name="ce1">
            <text:p>17.78</text:p>
          </table:table-cell>
          <table:table-cell office:value-type="float" office:value="-1.7670999999999999E-2" table:style-name="ce1">
            <text:p>-0.017671</text:p>
          </table:table-cell>
          <table:table-cell office:value-type="float" office:value="17.78" table:style-name="ce1">
            <text:p>17.78</text:p>
          </table:table-cell>
          <table:table-cell office:value-type="float" office:value="-6.5462000000000006E-2" table:style-name="ce1">
            <text:p>-0.065462</text:p>
          </table:table-cell>
          <table:table-cell office:value-type="float" office:value="-2.1461000000000001E-2" table:style-name="ce1">
            <text:p>-0.021461</text:p>
          </table:table-cell>
          <table:table-cell table:number-columns-repeated="16379"/>
        </table:table-row>
        <table:table-row table:style-name="ro3">
          <table:table-cell office:value-type="float" office:value="17.8" table:style-name="ce1">
            <text:p>17.8</text:p>
          </table:table-cell>
          <table:table-cell office:value-type="float" office:value="-1.8182E-2" table:style-name="ce1">
            <text:p>-0.018182</text:p>
          </table:table-cell>
          <table:table-cell office:value-type="float" office:value="17.8" table:style-name="ce1">
            <text:p>17.8</text:p>
          </table:table-cell>
          <table:table-cell office:value-type="float" office:value="-6.7434999999999995E-2" table:style-name="ce1">
            <text:p>-0.067435</text:p>
          </table:table-cell>
          <table:table-cell office:value-type="float" office:value="-1.8093000000000001E-2" table:style-name="ce1">
            <text:p>-0.018093</text:p>
          </table:table-cell>
          <table:table-cell table:number-columns-repeated="16379"/>
        </table:table-row>
        <table:table-row table:style-name="ro3">
          <table:table-cell office:value-type="float" office:value="17.82" table:style-name="ce1">
            <text:p>17.82</text:p>
          </table:table-cell>
          <table:table-cell office:value-type="float" office:value="-1.8599000000000001E-2" table:style-name="ce1">
            <text:p>-0.018599</text:p>
          </table:table-cell>
          <table:table-cell office:value-type="float" office:value="17.82" table:style-name="ce1">
            <text:p>17.82</text:p>
          </table:table-cell>
          <table:table-cell office:value-type="float" office:value="-6.9053000000000003E-2" table:style-name="ce1">
            <text:p>-0.069053</text:p>
          </table:table-cell>
          <table:table-cell office:value-type="float" office:value="-1.469E-2" table:style-name="ce1">
            <text:p>-0.01469</text:p>
          </table:table-cell>
          <table:table-cell table:number-columns-repeated="16379"/>
        </table:table-row>
        <table:table-row table:style-name="ro3">
          <table:table-cell office:value-type="float" office:value="17.84" table:style-name="ce1">
            <text:p>17.84</text:p>
          </table:table-cell>
          <table:table-cell office:value-type="float" office:value="-1.8921E-2" table:style-name="ce1">
            <text:p>-0.018921</text:p>
          </table:table-cell>
          <table:table-cell office:value-type="float" office:value="17.84" table:style-name="ce1">
            <text:p>17.84</text:p>
          </table:table-cell>
          <table:table-cell office:value-type="float" office:value="-7.0316000000000004E-2" table:style-name="ce1">
            <text:p>-0.070316</text:p>
          </table:table-cell>
          <table:table-cell office:value-type="float" office:value="-1.1266E-2" table:style-name="ce1">
            <text:p>-0.011266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7.86" table:style-name="ce1">
            <text:p>17.86</text:p>
          </table:table-cell>
          <table:table-cell office:value-type="float" office:value="-1.915E-2" table:style-name="ce1">
            <text:p>-0.01915</text:p>
          </table:table-cell>
          <table:table-cell office:value-type="float" office:value="17.86" table:style-name="ce1">
            <text:p>17.86</text:p>
          </table:table-cell>
          <table:table-cell office:value-type="float" office:value="-7.1222999999999995E-2" table:style-name="ce1">
            <text:p>-0.071223</text:p>
          </table:table-cell>
          <table:table-cell office:value-type="float" office:value="-7.8399999999999997E-3" table:style-name="ce1">
            <text:p>-0.0078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7.88" table:style-name="ce1">
            <text:p>17.88</text:p>
          </table:table-cell>
          <table:table-cell office:value-type="float" office:value="-1.9285E-2" table:style-name="ce1">
            <text:p>-0.019285</text:p>
          </table:table-cell>
          <table:table-cell office:value-type="float" office:value="17.88" table:style-name="ce1">
            <text:p>17.88</text:p>
          </table:table-cell>
          <table:table-cell office:value-type="float" office:value="-7.1776000000000006E-2" table:style-name="ce1">
            <text:p>-0.071776</text:p>
          </table:table-cell>
          <table:table-cell office:value-type="float" office:value="-4.424E-3" table:style-name="ce1">
            <text:p>-0.00442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7.899999999999999" table:style-name="ce1">
            <text:p>17.9</text:p>
          </table:table-cell>
          <table:table-cell office:value-type="float" office:value="-1.9327E-2" table:style-name="ce1">
            <text:p>-0.019327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-7.1976999999999999E-2" table:style-name="ce1">
            <text:p>-0.071977</text:p>
          </table:table-cell>
          <table:table-cell office:value-type="float" office:value="-1.0349999999999999E-3" table:style-name="ce1">
            <text:p>-0.001035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7.920000000000002" table:style-name="ce1">
            <text:p>17.92</text:p>
          </table:table-cell>
          <table:table-cell office:value-type="float" office:value="-1.9278E-2" table:style-name="ce1">
            <text:p>-0.019278</text:p>
          </table:table-cell>
          <table:table-cell office:value-type="float" office:value="17.920000000000002" table:style-name="ce1">
            <text:p>17.92</text:p>
          </table:table-cell>
          <table:table-cell office:value-type="float" office:value="-7.1830000000000005E-2" table:style-name="ce1">
            <text:p>-0.07183</text:p>
          </table:table-cell>
          <table:table-cell office:value-type="float" office:value="2.3140000000000001E-3" table:style-name="ce1">
            <text:p>0.00231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7.940000000000001" table:style-name="ce1">
            <text:p>17.94</text:p>
          </table:table-cell>
          <table:table-cell office:value-type="float" office:value="-1.9139E-2" table:style-name="ce1">
            <text:p>-0.019139</text:p>
          </table:table-cell>
          <table:table-cell office:value-type="float" office:value="17.940000000000001" table:style-name="ce1">
            <text:p>17.94</text:p>
          </table:table-cell>
          <table:table-cell office:value-type="float" office:value="-7.1341000000000002E-2" table:style-name="ce1">
            <text:p>-0.071341</text:p>
          </table:table-cell>
          <table:table-cell office:value-type="float" office:value="5.6090000000000003E-3" table:style-name="ce1">
            <text:p>0.005609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7.96" table:style-name="ce1">
            <text:p>17.96</text:p>
          </table:table-cell>
          <table:table-cell office:value-type="float" office:value="-1.8912000000000002E-2" table:style-name="ce1">
            <text:p>-0.018912</text:p>
          </table:table-cell>
          <table:table-cell office:value-type="float" office:value="17.96" table:style-name="ce1">
            <text:p>17.96</text:p>
          </table:table-cell>
          <table:table-cell office:value-type="float" office:value="-7.0515999999999995E-2" table:style-name="ce1">
            <text:p>-0.070516</text:p>
          </table:table-cell>
          <table:table-cell office:value-type="float" office:value="8.8360000000000001E-3" table:style-name="ce1">
            <text:p>0.008836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7.98" table:style-name="ce1">
            <text:p>17.98</text:p>
          </table:table-cell>
          <table:table-cell office:value-type="float" office:value="-1.8598E-2" table:style-name="ce1">
            <text:p>-0.018598</text:p>
          </table:table-cell>
          <table:table-cell office:value-type="float" office:value="17.98" table:style-name="ce1">
            <text:p>17.98</text:p>
          </table:table-cell>
          <table:table-cell office:value-type="float" office:value="-6.9362999999999994E-2" table:style-name="ce1">
            <text:p>-0.069363</text:p>
          </table:table-cell>
          <table:table-cell office:value-type="float" office:value="1.1983000000000001E-2" table:style-name="ce1">
            <text:p>0.011983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float" office:value="-1.8200999999999998E-2" table:style-name="ce1">
            <text:p>-0.018201</text:p>
          </table:table-cell>
          <table:table-cell office:value-type="float" office:value="18" table:style-name="ce1">
            <text:p>18</text:p>
          </table:table-cell>
          <table:table-cell office:value-type="float" office:value="-6.7890000000000006E-2" table:style-name="ce1">
            <text:p>-0.06789</text:p>
          </table:table-cell>
          <table:table-cell office:value-type="float" office:value="1.5037E-2" table:style-name="ce1">
            <text:p>0.015037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.02" table:style-name="ce1">
            <text:p>18.02</text:p>
          </table:table-cell>
          <table:table-cell office:value-type="float" office:value="-1.7722999999999999E-2" table:style-name="ce1">
            <text:p>-0.017723</text:p>
          </table:table-cell>
          <table:table-cell office:value-type="float" office:value="18.02" table:style-name="ce1">
            <text:p>18.02</text:p>
          </table:table-cell>
          <table:table-cell office:value-type="float" office:value="-6.6108E-2" table:style-name="ce1">
            <text:p>-0.066108</text:p>
          </table:table-cell>
          <table:table-cell office:value-type="float" office:value="1.7987E-2" table:style-name="ce1">
            <text:p>0.017987</text:p>
          </table:table-cell>
          <table:table-cell table:style-name="ce3"/>
          <table:table-cell table:number-columns-repeated="2" table:style-name="ce1"/>
          <table:table-cell table:style-name="ce8"/>
          <table:table-cell table:number-columns-repeated="16375"/>
        </table:table-row>
        <table:table-row table:style-name="ro3">
          <table:table-cell office:value-type="float" office:value="18.04" table:style-name="ce1">
            <text:p>18.04</text:p>
          </table:table-cell>
          <table:table-cell office:value-type="float" office:value="-1.7165E-2" table:style-name="ce1">
            <text:p>-0.017165</text:p>
          </table:table-cell>
          <table:table-cell office:value-type="float" office:value="18.04" table:style-name="ce1">
            <text:p>18.04</text:p>
          </table:table-cell>
          <table:table-cell office:value-type="float" office:value="-6.4027000000000001E-2" table:style-name="ce1">
            <text:p>-0.064027</text:p>
          </table:table-cell>
          <table:table-cell office:value-type="float" office:value="2.0820000000000002E-2" table:style-name="ce1">
            <text:p>0.02082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.059999999999999" table:style-name="ce1">
            <text:p>18.06</text:p>
          </table:table-cell>
          <table:table-cell office:value-type="float" office:value="-1.6532000000000002E-2" table:style-name="ce1">
            <text:p>-0.01653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-6.1658999999999999E-2" table:style-name="ce1">
            <text:p>-0.061659</text:p>
          </table:table-cell>
          <table:table-cell office:value-type="float" office:value="2.3525999999999998E-2" table:style-name="ce1">
            <text:p>0.023526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.079999999999998" table:style-name="ce1">
            <text:p>18.08</text:p>
          </table:table-cell>
          <table:table-cell office:value-type="float" office:value="-1.5826E-2" table:style-name="ce1">
            <text:p>-0.015826</text:p>
          </table:table-cell>
          <table:table-cell office:value-type="float" office:value="18.079999999999998" table:style-name="ce1">
            <text:p>18.08</text:p>
          </table:table-cell>
          <table:table-cell office:value-type="float" office:value="-5.9018000000000001E-2" table:style-name="ce1">
            <text:p>-0.059018</text:p>
          </table:table-cell>
          <table:table-cell office:value-type="float" office:value="2.6093000000000002E-2" table:style-name="ce1">
            <text:p>0.026093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.100000000000001" table:style-name="ce1">
            <text:p>18.1</text:p>
          </table:table-cell>
          <table:table-cell office:value-type="float" office:value="-1.5049999999999999E-2" table:style-name="ce1">
            <text:p>-0.01505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-5.6118000000000001E-2" table:style-name="ce1">
            <text:p>-0.056118</text:p>
          </table:table-cell>
          <table:table-cell office:value-type="float" office:value="2.8511999999999999E-2" table:style-name="ce1">
            <text:p>0.028512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.12" table:style-name="ce1">
            <text:p>18.12</text:p>
          </table:table-cell>
          <table:table-cell office:value-type="float" office:value="-1.4208999999999999E-2" table:style-name="ce1">
            <text:p>-0.014209</text:p>
          </table:table-cell>
          <table:table-cell office:value-type="float" office:value="18.12" table:style-name="ce1">
            <text:p>18.12</text:p>
          </table:table-cell>
          <table:table-cell office:value-type="float" office:value="-5.2972999999999999E-2" table:style-name="ce1">
            <text:p>-0.052973</text:p>
          </table:table-cell>
          <table:table-cell office:value-type="float" office:value="3.0772999999999998E-2" table:style-name="ce1">
            <text:p>0.030773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.14" table:style-name="ce1">
            <text:p>18.14</text:p>
          </table:table-cell>
          <table:table-cell office:value-type="float" office:value="-1.3306999999999999E-2" table:style-name="ce1">
            <text:p>-0.013307</text:p>
          </table:table-cell>
          <table:table-cell office:value-type="float" office:value="18.14" table:style-name="ce1">
            <text:p>18.14</text:p>
          </table:table-cell>
          <table:table-cell office:value-type="float" office:value="-4.9599999999999998E-2" table:style-name="ce1">
            <text:p>-0.0496</text:p>
          </table:table-cell>
          <table:table-cell office:value-type="float" office:value="3.2864999999999998E-2" table:style-name="ce1">
            <text:p>0.032865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18.16" table:style-name="ce1">
            <text:p>18.16</text:p>
          </table:table-cell>
          <table:table-cell office:value-type="float" office:value="-1.2347E-2" table:style-name="ce1">
            <text:p>-0.012347</text:p>
          </table:table-cell>
          <table:table-cell office:value-type="float" office:value="18.16" table:style-name="ce1">
            <text:p>18.16</text:p>
          </table:table-cell>
          <table:table-cell office:value-type="float" office:value="-4.6016000000000001E-2" table:style-name="ce1">
            <text:p>-0.046016</text:p>
          </table:table-cell>
          <table:table-cell office:value-type="float" office:value="3.4779999999999998E-2" table:style-name="ce1">
            <text:p>0.03478</text:p>
          </table:table-cell>
          <table:table-cell table:number-columns-repeated="16379"/>
        </table:table-row>
        <table:table-row table:style-name="ro3">
          <table:table-cell office:value-type="float" office:value="18.18" table:style-name="ce1">
            <text:p>18.18</text:p>
          </table:table-cell>
          <table:table-cell office:value-type="float" office:value="-1.1335E-2" table:style-name="ce1">
            <text:p>-0.011335</text:p>
          </table:table-cell>
          <table:table-cell office:value-type="float" office:value="18.18" table:style-name="ce1">
            <text:p>18.18</text:p>
          </table:table-cell>
          <table:table-cell office:value-type="float" office:value="-4.2237999999999998E-2" table:style-name="ce1">
            <text:p>-0.042238</text:p>
          </table:table-cell>
          <table:table-cell office:value-type="float" office:value="3.6509E-2" table:style-name="ce1">
            <text:p>0.036509</text:p>
          </table:table-cell>
          <table:table-cell table:number-columns-repeated="16379"/>
        </table:table-row>
        <table:table-row table:style-name="ro3">
          <table:table-cell office:value-type="float" office:value="18.2" table:style-name="ce1">
            <text:p>18.2</text:p>
          </table:table-cell>
          <table:table-cell office:value-type="float" office:value="-1.0274999999999999E-2" table:style-name="ce1">
            <text:p>-0.010275</text:p>
          </table:table-cell>
          <table:table-cell office:value-type="float" office:value="18.2" table:style-name="ce1">
            <text:p>18.2</text:p>
          </table:table-cell>
          <table:table-cell office:value-type="float" office:value="-3.8287000000000002E-2" table:style-name="ce1">
            <text:p>-0.038287</text:p>
          </table:table-cell>
          <table:table-cell office:value-type="float" office:value="3.8046000000000003E-2" table:style-name="ce1">
            <text:p>0.038046</text:p>
          </table:table-cell>
          <table:table-cell table:number-columns-repeated="16379"/>
        </table:table-row>
        <table:table-row table:style-name="ro3">
          <table:table-cell office:value-type="float" office:value="18.22" table:style-name="ce1">
            <text:p>18.22</text:p>
          </table:table-cell>
          <table:table-cell office:value-type="float" office:value="-9.1719999999999996E-3" table:style-name="ce1">
            <text:p>-0.009172</text:p>
          </table:table-cell>
          <table:table-cell office:value-type="float" office:value="18.22" table:style-name="ce1">
            <text:p>18.22</text:p>
          </table:table-cell>
          <table:table-cell office:value-type="float" office:value="-3.4182999999999998E-2" table:style-name="ce1">
            <text:p>-0.034183</text:p>
          </table:table-cell>
          <table:table-cell office:value-type="float" office:value="3.9382E-2" table:style-name="ce1">
            <text:p>0.039382</text:p>
          </table:table-cell>
          <table:table-cell table:number-columns-repeated="16379"/>
        </table:table-row>
        <table:table-row table:style-name="ro3">
          <table:table-cell office:value-type="float" office:value="18.239999999999998" table:style-name="ce1">
            <text:p>18.24</text:p>
          </table:table-cell>
          <table:table-cell office:value-type="float" office:value="-8.0319999999999992E-3" table:style-name="ce1">
            <text:p>-0.008032</text:p>
          </table:table-cell>
          <table:table-cell office:value-type="float" office:value="18.239999999999998" table:style-name="ce1">
            <text:p>18.24</text:p>
          </table:table-cell>
          <table:table-cell office:value-type="float" office:value="-2.9944999999999999E-2" table:style-name="ce1">
            <text:p>-0.029945</text:p>
          </table:table-cell>
          <table:table-cell office:value-type="float" office:value="4.0511999999999999E-2" table:style-name="ce1">
            <text:p>0.040512</text:p>
          </table:table-cell>
          <table:table-cell table:number-columns-repeated="16379"/>
        </table:table-row>
        <table:table-row table:style-name="ro3">
          <table:table-cell office:value-type="float" office:value="18.260000000000002" table:style-name="ce1">
            <text:p>18.26</text:p>
          </table:table-cell>
          <table:table-cell office:value-type="float" office:value="-6.8599999999999998E-3" table:style-name="ce1">
            <text:p>-0.00686</text:p>
          </table:table-cell>
          <table:table-cell office:value-type="float" office:value="18.260000000000002" table:style-name="ce1">
            <text:p>18.26</text:p>
          </table:table-cell>
          <table:table-cell office:value-type="float" office:value="-2.5595E-2" table:style-name="ce1">
            <text:p>-0.025595</text:p>
          </table:table-cell>
          <table:table-cell office:value-type="float" office:value="4.1430000000000002E-2" table:style-name="ce1">
            <text:p>0.04143</text:p>
          </table:table-cell>
          <table:table-cell table:number-columns-repeated="16379"/>
        </table:table-row>
        <table:table-row table:style-name="ro3">
          <table:table-cell office:value-type="float" office:value="18.28" table:style-name="ce1">
            <text:p>18.28</text:p>
          </table:table-cell>
          <table:table-cell office:value-type="float" office:value="-5.6629999999999996E-3" table:style-name="ce1">
            <text:p>-0.005663</text:p>
          </table:table-cell>
          <table:table-cell office:value-type="float" office:value="18.28" table:style-name="ce1">
            <text:p>18.28</text:p>
          </table:table-cell>
          <table:table-cell office:value-type="float" office:value="-2.1156999999999999E-2" table:style-name="ce1">
            <text:p>-0.021157</text:p>
          </table:table-cell>
          <table:table-cell office:value-type="float" office:value="4.2132000000000003E-2" table:style-name="ce1">
            <text:p>0.042132</text:p>
          </table:table-cell>
          <table:table-cell table:number-columns-repeated="16379"/>
        </table:table-row>
        <table:table-row table:style-name="ro3">
          <table:table-cell office:value-type="float" office:value="18.3" table:style-name="ce1">
            <text:p>18.3</text:p>
          </table:table-cell>
          <table:table-cell office:value-type="float" office:value="-4.4460000000000003E-3" table:style-name="ce1">
            <text:p>-0.004446</text:p>
          </table:table-cell>
          <table:table-cell office:value-type="float" office:value="18.3" table:style-name="ce1">
            <text:p>18.3</text:p>
          </table:table-cell>
          <table:table-cell office:value-type="float" office:value="-1.6652E-2" table:style-name="ce1">
            <text:p>-0.016652</text:p>
          </table:table-cell>
          <table:table-cell office:value-type="float" office:value="4.2613999999999999E-2" table:style-name="ce1">
            <text:p>0.042614</text:p>
          </table:table-cell>
          <table:table-cell table:number-columns-repeated="16379"/>
        </table:table-row>
        <table:table-row table:style-name="ro3">
          <table:table-cell office:value-type="float" office:value="18.32" table:style-name="ce1">
            <text:p>18.32</text:p>
          </table:table-cell>
          <table:table-cell office:value-type="float" office:value="-3.2160000000000001E-3" table:style-name="ce1">
            <text:p>-0.003216</text:p>
          </table:table-cell>
          <table:table-cell office:value-type="float" office:value="18.32" table:style-name="ce1">
            <text:p>18.32</text:p>
          </table:table-cell>
          <table:table-cell office:value-type="float" office:value="-1.2104999999999999E-2" table:style-name="ce1">
            <text:p>-0.012105</text:p>
          </table:table-cell>
          <table:table-cell office:value-type="float" office:value="4.2875000000000003E-2" table:style-name="ce1">
            <text:p>0.042875</text:p>
          </table:table-cell>
          <table:table-cell table:number-columns-repeated="16379"/>
        </table:table-row>
        <table:table-row table:style-name="ro3">
          <table:table-cell office:value-type="float" office:value="18.34" table:style-name="ce1">
            <text:p>18.34</text:p>
          </table:table-cell>
          <table:table-cell office:value-type="float" office:value="-1.98E-3" table:style-name="ce1">
            <text:p>-0.00198</text:p>
          </table:table-cell>
          <table:table-cell office:value-type="float" office:value="18.34" table:style-name="ce1">
            <text:p>18.34</text:p>
          </table:table-cell>
          <table:table-cell office:value-type="float" office:value="-7.5380000000000004E-3" table:style-name="ce1">
            <text:p>-0.007538</text:p>
          </table:table-cell>
          <table:table-cell office:value-type="float" office:value="4.2911999999999999E-2" table:style-name="ce1">
            <text:p>0.042912</text:p>
          </table:table-cell>
          <table:table-cell table:number-columns-repeated="16379"/>
        </table:table-row>
        <table:table-row table:style-name="ro3">
          <table:table-cell office:value-type="float" office:value="18.36" table:style-name="ce1">
            <text:p>18.36</text:p>
          </table:table-cell>
          <table:table-cell office:value-type="float" office:value="-7.4299999999999995E-4" table:style-name="ce1">
            <text:p>-0.000743</text:p>
          </table:table-cell>
          <table:table-cell office:value-type="float" office:value="18.36" table:style-name="ce1">
            <text:p>18.36</text:p>
          </table:table-cell>
          <table:table-cell office:value-type="float" office:value="-2.977E-3" table:style-name="ce1">
            <text:p>-0.002977</text:p>
          </table:table-cell>
          <table:table-cell office:value-type="float" office:value="4.2727000000000001E-2" table:style-name="ce1">
            <text:p>0.042727</text:p>
          </table:table-cell>
          <table:table-cell table:number-columns-repeated="16379"/>
        </table:table-row>
        <table:table-row table:style-name="ro3">
          <table:table-cell office:value-type="float" office:value="18.38" table:style-name="ce1">
            <text:p>18.38</text:p>
          </table:table-cell>
          <table:table-cell office:value-type="float" office:value="4.86E-4" table:style-name="ce1">
            <text:p>0.000486</text:p>
          </table:table-cell>
          <table:table-cell office:value-type="float" office:value="18.38" table:style-name="ce1">
            <text:p>18.38</text:p>
          </table:table-cell>
          <table:table-cell office:value-type="float" office:value="1.555E-3" table:style-name="ce1">
            <text:p>0.001555</text:p>
          </table:table-cell>
          <table:table-cell office:value-type="float" office:value="4.2320999999999998E-2" table:style-name="ce1">
            <text:p>0.042321</text:p>
          </table:table-cell>
          <table:table-cell table:number-columns-repeated="16379"/>
        </table:table-row>
        <table:table-row table:style-name="ro3">
          <table:table-cell office:value-type="float" office:value="18.399999999999999" table:style-name="ce1">
            <text:p>18.4</text:p>
          </table:table-cell>
          <table:table-cell office:value-type="float" office:value="1.702E-3" table:style-name="ce1">
            <text:p>0.001702</text:p>
          </table:table-cell>
          <table:table-cell office:value-type="float" office:value="18.399999999999999" table:style-name="ce1">
            <text:p>18.4</text:p>
          </table:table-cell>
          <table:table-cell office:value-type="float" office:value="6.0350000000000004E-3" table:style-name="ce1">
            <text:p>0.006035</text:p>
          </table:table-cell>
          <table:table-cell office:value-type="float" office:value="4.1696999999999998E-2" table:style-name="ce1">
            <text:p>0.041697</text:p>
          </table:table-cell>
          <table:table-cell table:number-columns-repeated="16379"/>
        </table:table-row>
        <table:table-row table:style-name="ro3">
          <table:table-cell office:value-type="float" office:value="18.420000000000002" table:style-name="ce1">
            <text:p>18.42</text:p>
          </table:table-cell>
          <table:table-cell office:value-type="float" office:value="2.898E-3" table:style-name="ce1">
            <text:p>0.002898</text:p>
          </table:table-cell>
          <table:table-cell office:value-type="float" office:value="18.420000000000002" table:style-name="ce1">
            <text:p>18.42</text:p>
          </table:table-cell>
          <table:table-cell office:value-type="float" office:value="1.0437E-2" table:style-name="ce1">
            <text:p>0.010437</text:p>
          </table:table-cell>
          <table:table-cell office:value-type="float" office:value="4.0857999999999998E-2" table:style-name="ce1">
            <text:p>0.040858</text:p>
          </table:table-cell>
          <table:table-cell table:number-columns-repeated="16379"/>
        </table:table-row>
        <table:table-row table:style-name="ro3">
          <table:table-cell office:value-type="float" office:value="18.440000000000001" table:style-name="ce1">
            <text:p>18.44</text:p>
          </table:table-cell>
          <table:table-cell office:value-type="float" office:value="4.0660000000000002E-3" table:style-name="ce1">
            <text:p>0.004066</text:p>
          </table:table-cell>
          <table:table-cell office:value-type="float" office:value="18.440000000000001" table:style-name="ce1">
            <text:p>18.44</text:p>
          </table:table-cell>
          <table:table-cell office:value-type="float" office:value="1.4739E-2" table:style-name="ce1">
            <text:p>0.014739</text:p>
          </table:table-cell>
          <table:table-cell office:value-type="float" office:value="3.9810999999999999E-2" table:style-name="ce1">
            <text:p>0.039811</text:p>
          </table:table-cell>
          <table:table-cell table:number-columns-repeated="16379"/>
        </table:table-row>
        <table:table-row table:style-name="ro3">
          <table:table-cell office:value-type="float" office:value="18.46" table:style-name="ce1">
            <text:p>18.46</text:p>
          </table:table-cell>
          <table:table-cell office:value-type="float" office:value="5.202E-3" table:style-name="ce1">
            <text:p>0.005202</text:p>
          </table:table-cell>
          <table:table-cell office:value-type="float" office:value="18.46" table:style-name="ce1">
            <text:p>18.46</text:p>
          </table:table-cell>
          <table:table-cell office:value-type="float" office:value="1.8918999999999998E-2" table:style-name="ce1">
            <text:p>0.018919</text:p>
          </table:table-cell>
          <table:table-cell office:value-type="float" office:value="3.8561999999999999E-2" table:style-name="ce1">
            <text:p>0.038562</text:p>
          </table:table-cell>
          <table:table-cell table:number-columns-repeated="16379"/>
        </table:table-row>
        <table:table-row table:style-name="ro3">
          <table:table-cell office:value-type="float" office:value="18.48" table:style-name="ce1">
            <text:p>18.48</text:p>
          </table:table-cell>
          <table:table-cell office:value-type="float" office:value="6.2979999999999998E-3" table:style-name="ce1">
            <text:p>0.006298</text:p>
          </table:table-cell>
          <table:table-cell office:value-type="float" office:value="18.48" table:style-name="ce1">
            <text:p>18.48</text:p>
          </table:table-cell>
          <table:table-cell office:value-type="float" office:value="2.2953999999999999E-2" table:style-name="ce1">
            <text:p>0.022954</text:p>
          </table:table-cell>
          <table:table-cell office:value-type="float" office:value="3.712E-2" table:style-name="ce1">
            <text:p>0.03712</text:p>
          </table:table-cell>
          <table:table-cell table:number-columns-repeated="16379"/>
        </table:table-row>
        <table:table-row table:style-name="ro3">
          <table:table-cell office:value-type="float" office:value="18.5" table:style-name="ce1">
            <text:p>18.5</text:p>
          </table:table-cell>
          <table:table-cell office:value-type="float" office:value="7.3480000000000004E-3" table:style-name="ce1">
            <text:p>0.007348</text:p>
          </table:table-cell>
          <table:table-cell office:value-type="float" office:value="18.5" table:style-name="ce1">
            <text:p>18.5</text:p>
          </table:table-cell>
          <table:table-cell office:value-type="float" office:value="2.6823E-2" table:style-name="ce1">
            <text:p>0.026823</text:p>
          </table:table-cell>
          <table:table-cell office:value-type="float" office:value="3.5493999999999998E-2" table:style-name="ce1">
            <text:p>0.035494</text:p>
          </table:table-cell>
          <table:table-cell table:number-columns-repeated="16379"/>
        </table:table-row>
        <table:table-row table:style-name="ro3">
          <table:table-cell office:value-type="float" office:value="18.52" table:style-name="ce1">
            <text:p>18.52</text:p>
          </table:table-cell>
          <table:table-cell office:value-type="float" office:value="8.3470000000000003E-3" table:style-name="ce1">
            <text:p>0.008347</text:p>
          </table:table-cell>
          <table:table-cell office:value-type="float" office:value="18.52" table:style-name="ce1">
            <text:p>18.52</text:p>
          </table:table-cell>
          <table:table-cell office:value-type="float" office:value="3.0506999999999999E-2" table:style-name="ce1">
            <text:p>0.030507</text:p>
          </table:table-cell>
          <table:table-cell office:value-type="float" office:value="3.3695000000000003E-2" table:style-name="ce1">
            <text:p>0.033695</text:p>
          </table:table-cell>
          <table:table-cell table:number-columns-repeated="16379"/>
        </table:table-row>
        <table:table-row table:style-name="ro3">
          <table:table-cell office:value-type="float" office:value="18.54" table:style-name="ce1">
            <text:p>18.54</text:p>
          </table:table-cell>
          <table:table-cell office:value-type="float" office:value="9.2899999999999996E-3" table:style-name="ce1">
            <text:p>0.00929</text:p>
          </table:table-cell>
          <table:table-cell office:value-type="float" office:value="18.54" table:style-name="ce1">
            <text:p>18.54</text:p>
          </table:table-cell>
          <table:table-cell office:value-type="float" office:value="3.3987000000000003E-2" table:style-name="ce1">
            <text:p>0.033987</text:p>
          </table:table-cell>
          <table:table-cell office:value-type="float" office:value="3.1736E-2" table:style-name="ce1">
            <text:p>0.031736</text:p>
          </table:table-cell>
          <table:table-cell table:number-columns-repeated="16379"/>
        </table:table-row>
        <table:table-row table:style-name="ro3">
          <table:table-cell office:value-type="float" office:value="18.559999999999999" table:style-name="ce1">
            <text:p>18.56</text:p>
          </table:table-cell>
          <table:table-cell office:value-type="float" office:value="1.0170999999999999E-2" table:style-name="ce1">
            <text:p>0.010171</text:p>
          </table:table-cell>
          <table:table-cell office:value-type="float" office:value="18.559999999999999" table:style-name="ce1">
            <text:p>18.56</text:p>
          </table:table-cell>
          <table:table-cell office:value-type="float" office:value="3.7246000000000001E-2" table:style-name="ce1">
            <text:p>0.037246</text:p>
          </table:table-cell>
          <table:table-cell office:value-type="float" office:value="2.9628000000000002E-2" table:style-name="ce1">
            <text:p>0.029628</text:p>
          </table:table-cell>
          <table:table-cell table:number-columns-repeated="16379"/>
        </table:table-row>
        <table:table-row table:style-name="ro3">
          <table:table-cell office:value-type="float" office:value="18.579999999999998" table:style-name="ce1">
            <text:p>18.58</text:p>
          </table:table-cell>
          <table:table-cell office:value-type="float" office:value="1.0985999999999999E-2" table:style-name="ce1">
            <text:p>0.010986</text:p>
          </table:table-cell>
          <table:table-cell office:value-type="float" office:value="18.579999999999998" table:style-name="ce1">
            <text:p>18.58</text:p>
          </table:table-cell>
          <table:table-cell office:value-type="float" office:value="4.0268999999999999E-2" table:style-name="ce1">
            <text:p>0.040269</text:p>
          </table:table-cell>
          <table:table-cell office:value-type="float" office:value="2.7387000000000002E-2" table:style-name="ce1">
            <text:p>0.027387</text:p>
          </table:table-cell>
          <table:table-cell table:number-columns-repeated="16379"/>
        </table:table-row>
        <table:table-row table:style-name="ro3">
          <table:table-cell office:value-type="float" office:value="18.600000000000001" table:style-name="ce1">
            <text:p>18.6</text:p>
          </table:table-cell>
          <table:table-cell office:value-type="float" office:value="1.1731999999999999E-2" table:style-name="ce1">
            <text:p>0.01173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4.3040000000000002E-2" table:style-name="ce1">
            <text:p>0.04304</text:p>
          </table:table-cell>
          <table:table-cell office:value-type="float" office:value="2.5024999999999999E-2" table:style-name="ce1">
            <text:p>0.025025</text:p>
          </table:table-cell>
          <table:table-cell table:number-columns-repeated="16379"/>
        </table:table-row>
        <table:table-row table:style-name="ro3">
          <table:table-cell office:value-type="float" office:value="18.62" table:style-name="ce1">
            <text:p>18.62</text:p>
          </table:table-cell>
          <table:table-cell office:value-type="float" office:value="1.2404999999999999E-2" table:style-name="ce1">
            <text:p>0.012405</text:p>
          </table:table-cell>
          <table:table-cell office:value-type="float" office:value="18.62" table:style-name="ce1">
            <text:p>18.62</text:p>
          </table:table-cell>
          <table:table-cell office:value-type="float" office:value="4.555E-2" table:style-name="ce1">
            <text:p>0.04555</text:p>
          </table:table-cell>
          <table:table-cell office:value-type="float" office:value="2.256E-2" table:style-name="ce1">
            <text:p>0.02256</text:p>
          </table:table-cell>
          <table:table-cell table:number-columns-repeated="16379"/>
        </table:table-row>
        <table:table-row table:style-name="ro3">
          <table:table-cell office:value-type="float" office:value="18.64" table:style-name="ce1">
            <text:p>18.64</text:p>
          </table:table-cell>
          <table:table-cell office:value-type="float" office:value="1.3002E-2" table:style-name="ce1">
            <text:p>0.013002</text:p>
          </table:table-cell>
          <table:table-cell office:value-type="float" office:value="18.64" table:style-name="ce1">
            <text:p>18.64</text:p>
          </table:table-cell>
          <table:table-cell office:value-type="float" office:value="4.7786000000000002E-2" table:style-name="ce1">
            <text:p>0.047786</text:p>
          </table:table-cell>
          <table:table-cell office:value-type="float" office:value="2.0007E-2" table:style-name="ce1">
            <text:p>0.020007</text:p>
          </table:table-cell>
          <table:table-cell table:number-columns-repeated="16379"/>
        </table:table-row>
        <table:table-row table:style-name="ro3">
          <table:table-cell office:value-type="float" office:value="18.66" table:style-name="ce1">
            <text:p>18.66</text:p>
          </table:table-cell>
          <table:table-cell office:value-type="float" office:value="1.3521E-2" table:style-name="ce1">
            <text:p>0.013521</text:p>
          </table:table-cell>
          <table:table-cell office:value-type="float" office:value="18.66" table:style-name="ce1">
            <text:p>18.66</text:p>
          </table:table-cell>
          <table:table-cell office:value-type="float" office:value="4.9741E-2" table:style-name="ce1">
            <text:p>0.049741</text:p>
          </table:table-cell>
          <table:table-cell office:value-type="float" office:value="1.7381000000000001E-2" table:style-name="ce1">
            <text:p>0.017381</text:p>
          </table:table-cell>
          <table:table-cell table:number-columns-repeated="16379"/>
        </table:table-row>
        <table:table-row table:style-name="ro3">
          <table:table-cell office:value-type="float" office:value="18.68" table:style-name="ce1">
            <text:p>18.68</text:p>
          </table:table-cell>
          <table:table-cell office:value-type="float" office:value="1.396E-2" table:style-name="ce1">
            <text:p>0.01396</text:p>
          </table:table-cell>
          <table:table-cell office:value-type="float" office:value="18.68" table:style-name="ce1">
            <text:p>18.68</text:p>
          </table:table-cell>
          <table:table-cell office:value-type="float" office:value="5.1409000000000003E-2" table:style-name="ce1">
            <text:p>0.051409</text:p>
          </table:table-cell>
          <table:table-cell office:value-type="float" office:value="1.47E-2" table:style-name="ce1">
            <text:p>0.0147</text:p>
          </table:table-cell>
          <table:table-cell table:number-columns-repeated="16379"/>
        </table:table-row>
        <table:table-row table:style-name="ro3">
          <table:table-cell office:value-type="float" office:value="18.7" table:style-name="ce1">
            <text:p>18.7</text:p>
          </table:table-cell>
          <table:table-cell office:value-type="float" office:value="1.4318000000000001E-2" table:style-name="ce1">
            <text:p>0.014318</text:p>
          </table:table-cell>
          <table:table-cell office:value-type="float" office:value="18.7" table:style-name="ce1">
            <text:p>18.7</text:p>
          </table:table-cell>
          <table:table-cell office:value-type="float" office:value="5.2783999999999998E-2" table:style-name="ce1">
            <text:p>0.052784</text:p>
          </table:table-cell>
          <table:table-cell office:value-type="float" office:value="1.1979999999999999E-2" table:style-name="ce1">
            <text:p>0.01198</text:p>
          </table:table-cell>
          <table:table-cell table:number-columns-repeated="16379"/>
        </table:table-row>
        <table:table-row table:style-name="ro3">
          <table:table-cell office:value-type="float" office:value="18.72" table:style-name="ce1">
            <text:p>18.72</text:p>
          </table:table-cell>
          <table:table-cell office:value-type="float" office:value="1.4596E-2" table:style-name="ce1">
            <text:p>0.014596</text:p>
          </table:table-cell>
          <table:table-cell office:value-type="float" office:value="18.72" table:style-name="ce1">
            <text:p>18.72</text:p>
          </table:table-cell>
          <table:table-cell office:value-type="float" office:value="5.3864000000000002E-2" table:style-name="ce1">
            <text:p>0.053864</text:p>
          </table:table-cell>
          <table:table-cell office:value-type="float" office:value="9.2359999999999994E-3" table:style-name="ce1">
            <text:p>0.009236</text:p>
          </table:table-cell>
          <table:table-cell table:number-columns-repeated="16379"/>
        </table:table-row>
        <table:table-row table:style-name="ro3">
          <table:table-cell office:value-type="float" office:value="18.739999999999998" table:style-name="ce1">
            <text:p>18.74</text:p>
          </table:table-cell>
          <table:table-cell office:value-type="float" office:value="1.4791E-2" table:style-name="ce1">
            <text:p>0.014791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5.4649000000000003E-2" table:style-name="ce1">
            <text:p>0.054649</text:p>
          </table:table-cell>
          <table:table-cell office:value-type="float" office:value="6.4850000000000003E-3" table:style-name="ce1">
            <text:p>0.006485</text:p>
          </table:table-cell>
          <table:table-cell table:number-columns-repeated="16379"/>
        </table:table-row>
        <table:table-row table:style-name="ro3">
          <table:table-cell office:value-type="float" office:value="18.760000000000002" table:style-name="ce1">
            <text:p>18.76</text:p>
          </table:table-cell>
          <table:table-cell office:value-type="float" office:value="1.4907E-2" table:style-name="ce1">
            <text:p>0.014907</text:p>
          </table:table-cell>
          <table:table-cell office:value-type="float" office:value="18.760000000000002" table:style-name="ce1">
            <text:p>18.76</text:p>
          </table:table-cell>
          <table:table-cell office:value-type="float" office:value="5.5139000000000001E-2" table:style-name="ce1">
            <text:p>0.055139</text:p>
          </table:table-cell>
          <table:table-cell office:value-type="float" office:value="3.7429999999999998E-3" table:style-name="ce1">
            <text:p>0.003743</text:p>
          </table:table-cell>
          <table:table-cell table:number-columns-repeated="16379"/>
        </table:table-row>
        <table:table-row table:style-name="ro3">
          <table:table-cell office:value-type="float" office:value="18.78" table:style-name="ce1">
            <text:p>18.78</text:p>
          </table:table-cell>
          <table:table-cell office:value-type="float" office:value="1.4943E-2" table:style-name="ce1">
            <text:p>0.014943</text:p>
          </table:table-cell>
          <table:table-cell office:value-type="float" office:value="18.78" table:style-name="ce1">
            <text:p>18.78</text:p>
          </table:table-cell>
          <table:table-cell office:value-type="float" office:value="5.5336999999999997E-2" table:style-name="ce1">
            <text:p>0.055337</text:p>
          </table:table-cell>
          <table:table-cell office:value-type="float" office:value="1.0250000000000001E-3" table:style-name="ce1">
            <text:p>0.001025</text:p>
          </table:table-cell>
          <table:table-cell table:number-columns-repeated="16379"/>
        </table:table-row>
        <table:table-row table:style-name="ro3">
          <table:table-cell office:value-type="float" office:value="18.8" table:style-name="ce1">
            <text:p>18.8</text:p>
          </table:table-cell>
          <table:table-cell office:value-type="float" office:value="1.49E-2" table:style-name="ce1">
            <text:p>0.0149</text:p>
          </table:table-cell>
          <table:table-cell office:value-type="float" office:value="18.8" table:style-name="ce1">
            <text:p>18.8</text:p>
          </table:table-cell>
          <table:table-cell office:value-type="float" office:value="5.5246999999999997E-2" table:style-name="ce1">
            <text:p>0.055247</text:p>
          </table:table-cell>
          <table:table-cell office:value-type="float" office:value="-1.655E-3" table:style-name="ce1">
            <text:p>-0.001655</text:p>
          </table:table-cell>
          <table:table-cell table:number-columns-repeated="16379"/>
        </table:table-row>
        <table:table-row table:style-name="ro3">
          <table:table-cell office:value-type="float" office:value="18.82" table:style-name="ce1">
            <text:p>18.82</text:p>
          </table:table-cell>
          <table:table-cell office:value-type="float" office:value="1.4782E-2" table:style-name="ce1">
            <text:p>0.014782</text:p>
          </table:table-cell>
          <table:table-cell office:value-type="float" office:value="18.82" table:style-name="ce1">
            <text:p>18.82</text:p>
          </table:table-cell>
          <table:table-cell office:value-type="float" office:value="5.4877000000000002E-2" table:style-name="ce1">
            <text:p>0.054877</text:p>
          </table:table-cell>
          <table:table-cell office:value-type="float" office:value="-4.2830000000000003E-3" table:style-name="ce1">
            <text:p>-0.004283</text:p>
          </table:table-cell>
          <table:table-cell table:number-columns-repeated="16379"/>
        </table:table-row>
        <table:table-row table:style-name="ro3">
          <table:table-cell office:value-type="float" office:value="18.84" table:style-name="ce1">
            <text:p>18.84</text:p>
          </table:table-cell>
          <table:table-cell office:value-type="float" office:value="1.4590000000000001E-2" table:style-name="ce1">
            <text:p>0.01459</text:p>
          </table:table-cell>
          <table:table-cell office:value-type="float" office:value="18.84" table:style-name="ce1">
            <text:p>18.84</text:p>
          </table:table-cell>
          <table:table-cell office:value-type="float" office:value="5.4232000000000002E-2" table:style-name="ce1">
            <text:p>0.054232</text:p>
          </table:table-cell>
          <table:table-cell office:value-type="float" office:value="-6.8459999999999997E-3" table:style-name="ce1">
            <text:p>-0.006846</text:p>
          </table:table-cell>
          <table:table-cell table:number-columns-repeated="16379"/>
        </table:table-row>
        <table:table-row table:style-name="ro3">
          <table:table-cell office:value-type="float" office:value="18.86" table:style-name="ce1">
            <text:p>18.86</text:p>
          </table:table-cell>
          <table:table-cell office:value-type="float" office:value="1.4328E-2" table:style-name="ce1">
            <text:p>0.014328</text:p>
          </table:table-cell>
          <table:table-cell office:value-type="float" office:value="18.86" table:style-name="ce1">
            <text:p>18.86</text:p>
          </table:table-cell>
          <table:table-cell office:value-type="float" office:value="5.3321E-2" table:style-name="ce1">
            <text:p>0.053321</text:p>
          </table:table-cell>
          <table:table-cell office:value-type="float" office:value="-9.3329999999999993E-3" table:style-name="ce1">
            <text:p>-0.009333</text:p>
          </table:table-cell>
          <table:table-cell table:number-columns-repeated="16379"/>
        </table:table-row>
        <table:table-row table:style-name="ro3">
          <table:table-cell office:value-type="float" office:value="18.88" table:style-name="ce1">
            <text:p>18.88</text:p>
          </table:table-cell>
          <table:table-cell office:value-type="float" office:value="1.3997000000000001E-2" table:style-name="ce1">
            <text:p>0.013997</text:p>
          </table:table-cell>
          <table:table-cell office:value-type="float" office:value="18.88" table:style-name="ce1">
            <text:p>18.88</text:p>
          </table:table-cell>
          <table:table-cell office:value-type="float" office:value="5.2156000000000001E-2" table:style-name="ce1">
            <text:p>0.052156</text:p>
          </table:table-cell>
          <table:table-cell office:value-type="float" office:value="-1.1731E-2" table:style-name="ce1">
            <text:p>-0.011731</text:p>
          </table:table-cell>
          <table:table-cell table:number-columns-repeated="16379"/>
        </table:table-row>
        <table:table-row table:style-name="ro3">
          <table:table-cell office:value-type="float" office:value="18.899999999999999" table:style-name="ce1">
            <text:p>18.9</text:p>
          </table:table-cell>
          <table:table-cell office:value-type="float" office:value="1.3602E-2" table:style-name="ce1">
            <text:p>0.013602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5.0744999999999998E-2" table:style-name="ce1">
            <text:p>0.050745</text:p>
          </table:table-cell>
          <table:table-cell office:value-type="float" office:value="-1.4031999999999999E-2" table:style-name="ce1">
            <text:p>-0.014032</text:p>
          </table:table-cell>
          <table:table-cell table:number-columns-repeated="16379"/>
        </table:table-row>
        <table:table-row table:style-name="ro3">
          <table:table-cell office:value-type="float" office:value="18.920000000000002" table:style-name="ce1">
            <text:p>18.92</text:p>
          </table:table-cell>
          <table:table-cell office:value-type="float" office:value="1.3146E-2" table:style-name="ce1">
            <text:p>0.013146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4.9103000000000001E-2" table:style-name="ce1">
            <text:p>0.049103</text:p>
          </table:table-cell>
          <table:table-cell office:value-type="float" office:value="-1.6225E-2" table:style-name="ce1">
            <text:p>-0.016225</text:p>
          </table:table-cell>
          <table:table-cell table:number-columns-repeated="16379"/>
        </table:table-row>
        <table:table-row table:style-name="ro3">
          <table:table-cell office:value-type="float" office:value="18.940000000000001" table:style-name="ce1">
            <text:p>18.94</text:p>
          </table:table-cell>
          <table:table-cell office:value-type="float" office:value="1.2632000000000001E-2" table:style-name="ce1">
            <text:p>0.012632</text:p>
          </table:table-cell>
          <table:table-cell office:value-type="float" office:value="18.940000000000001" table:style-name="ce1">
            <text:p>18.94</text:p>
          </table:table-cell>
          <table:table-cell office:value-type="float" office:value="4.7239999999999997E-2" table:style-name="ce1">
            <text:p>0.04724</text:p>
          </table:table-cell>
          <table:table-cell office:value-type="float" office:value="-1.8301999999999999E-2" table:style-name="ce1">
            <text:p>-0.018302</text:p>
          </table:table-cell>
          <table:table-cell table:number-columns-repeated="16379"/>
        </table:table-row>
        <table:table-row table:style-name="ro3">
          <table:table-cell office:value-type="float" office:value="18.96" table:style-name="ce1">
            <text:p>18.96</text:p>
          </table:table-cell>
          <table:table-cell office:value-type="float" office:value="1.2064999999999999E-2" table:style-name="ce1">
            <text:p>0.012065</text:p>
          </table:table-cell>
          <table:table-cell office:value-type="float" office:value="18.96" table:style-name="ce1">
            <text:p>18.96</text:p>
          </table:table-cell>
          <table:table-cell office:value-type="float" office:value="4.5170000000000002E-2" table:style-name="ce1">
            <text:p>0.04517</text:p>
          </table:table-cell>
          <table:table-cell office:value-type="float" office:value="-2.0257000000000001E-2" table:style-name="ce1">
            <text:p>-0.020257</text:p>
          </table:table-cell>
          <table:table-cell table:number-columns-repeated="16379"/>
        </table:table-row>
        <table:table-row table:style-name="ro3">
          <table:table-cell office:value-type="float" office:value="18.98" table:style-name="ce1">
            <text:p>18.98</text:p>
          </table:table-cell>
          <table:table-cell office:value-type="float" office:value="1.1448E-2" table:style-name="ce1">
            <text:p>0.011448</text:p>
          </table:table-cell>
          <table:table-cell office:value-type="float" office:value="18.98" table:style-name="ce1">
            <text:p>18.98</text:p>
          </table:table-cell>
          <table:table-cell office:value-type="float" office:value="4.2907000000000001E-2" table:style-name="ce1">
            <text:p>0.042907</text:p>
          </table:table-cell>
          <table:table-cell office:value-type="float" office:value="-2.2082000000000001E-2" table:style-name="ce1">
            <text:p>-0.022082</text:p>
          </table:table-cell>
          <table:table-cell table:number-columns-repeated="16379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float" office:value="1.0784999999999999E-2" table:style-name="ce1">
            <text:p>0.010785</text:p>
          </table:table-cell>
          <table:table-cell office:value-type="float" office:value="19" table:style-name="ce1">
            <text:p>19</text:p>
          </table:table-cell>
          <table:table-cell office:value-type="float" office:value="4.0466000000000002E-2" table:style-name="ce1">
            <text:p>0.040466</text:p>
          </table:table-cell>
          <table:table-cell office:value-type="float" office:value="-2.3772000000000001E-2" table:style-name="ce1">
            <text:p>-0.023772</text:p>
          </table:table-cell>
          <table:table-cell table:number-columns-repeated="16379"/>
        </table:table-row>
        <table:table-row table:style-name="ro3">
          <table:table-cell office:value-type="float" office:value="19.02" table:style-name="ce1">
            <text:p>19.02</text:p>
          </table:table-cell>
          <table:table-cell office:value-type="float" office:value="1.0081E-2" table:style-name="ce1">
            <text:p>0.010081</text:p>
          </table:table-cell>
          <table:table-cell office:value-type="float" office:value="19.02" table:style-name="ce1">
            <text:p>19.02</text:p>
          </table:table-cell>
          <table:table-cell office:value-type="float" office:value="3.7860999999999999E-2" table:style-name="ce1">
            <text:p>0.037861</text:p>
          </table:table-cell>
          <table:table-cell office:value-type="float" office:value="-2.5322999999999998E-2" table:style-name="ce1">
            <text:p>-0.025323</text:p>
          </table:table-cell>
          <table:table-cell table:number-columns-repeated="16379"/>
        </table:table-row>
        <table:table-row table:style-name="ro3">
          <table:table-cell office:value-type="float" office:value="19.04" table:style-name="ce1">
            <text:p>19.04</text:p>
          </table:table-cell>
          <table:table-cell office:value-type="float" office:value="9.3380000000000008E-3" table:style-name="ce1">
            <text:p>0.009338</text:p>
          </table:table-cell>
          <table:table-cell office:value-type="float" office:value="19.04" table:style-name="ce1">
            <text:p>19.04</text:p>
          </table:table-cell>
          <table:table-cell office:value-type="float" office:value="3.5106999999999999E-2" table:style-name="ce1">
            <text:p>0.035107</text:p>
          </table:table-cell>
          <table:table-cell office:value-type="float" office:value="-2.6731000000000001E-2" table:style-name="ce1">
            <text:p>-0.026731</text:p>
          </table:table-cell>
          <table:table-cell table:number-columns-repeated="16379"/>
        </table:table-row>
        <table:table-row table:style-name="ro3">
          <table:table-cell office:value-type="float" office:value="19.059999999999999" table:style-name="ce1">
            <text:p>19.06</text:p>
          </table:table-cell>
          <table:table-cell office:value-type="float" office:value="8.5620000000000002E-3" table:style-name="ce1">
            <text:p>0.008562</text:p>
          </table:table-cell>
          <table:table-cell office:value-type="float" office:value="19.059999999999999" table:style-name="ce1">
            <text:p>19.06</text:p>
          </table:table-cell>
          <table:table-cell office:value-type="float" office:value="3.2218999999999998E-2" table:style-name="ce1">
            <text:p>0.032219</text:p>
          </table:table-cell>
          <table:table-cell office:value-type="float" office:value="-2.7992E-2" table:style-name="ce1">
            <text:p>-0.027992</text:p>
          </table:table-cell>
          <table:table-cell table:number-columns-repeated="16379"/>
        </table:table-row>
        <table:table-row table:style-name="ro3">
          <table:table-cell office:value-type="float" office:value="19.079999999999998" table:style-name="ce1">
            <text:p>19.08</text:p>
          </table:table-cell>
          <table:table-cell office:value-type="float" office:value="7.7549999999999997E-3" table:style-name="ce1">
            <text:p>0.007755</text:p>
          </table:table-cell>
          <table:table-cell office:value-type="float" office:value="19.079999999999998" table:style-name="ce1">
            <text:p>19.08</text:p>
          </table:table-cell>
          <table:table-cell office:value-type="float" office:value="2.9211999999999998E-2" table:style-name="ce1">
            <text:p>0.029212</text:p>
          </table:table-cell>
          <table:table-cell office:value-type="float" office:value="-2.9103E-2" table:style-name="ce1">
            <text:p>-0.029103</text:p>
          </table:table-cell>
          <table:table-cell table:number-columns-repeated="16379"/>
        </table:table-row>
        <table:table-row table:style-name="ro3">
          <table:table-cell office:value-type="float" office:value="19.100000000000001" table:style-name="ce1">
            <text:p>19.1</text:p>
          </table:table-cell>
          <table:table-cell office:value-type="float" office:value="6.9230000000000003E-3" table:style-name="ce1">
            <text:p>0.006923</text:p>
          </table:table-cell>
          <table:table-cell office:value-type="float" office:value="19.100000000000001" table:style-name="ce1">
            <text:p>19.1</text:p>
          </table:table-cell>
          <table:table-cell office:value-type="float" office:value="2.6102E-2" table:style-name="ce1">
            <text:p>0.026102</text:p>
          </table:table-cell>
          <table:table-cell office:value-type="float" office:value="-3.0064E-2" table:style-name="ce1">
            <text:p>-0.030064</text:p>
          </table:table-cell>
          <table:table-cell table:number-columns-repeated="16379"/>
        </table:table-row>
        <table:table-row table:style-name="ro3">
          <table:table-cell office:value-type="float" office:value="19.12" table:style-name="ce1">
            <text:p>19.12</text:p>
          </table:table-cell>
          <table:table-cell office:value-type="float" office:value="6.0679999999999996E-3" table:style-name="ce1">
            <text:p>0.006068</text:p>
          </table:table-cell>
          <table:table-cell office:value-type="float" office:value="19.12" table:style-name="ce1">
            <text:p>19.12</text:p>
          </table:table-cell>
          <table:table-cell office:value-type="float" office:value="2.2904000000000001E-2" table:style-name="ce1">
            <text:p>0.022904</text:p>
          </table:table-cell>
          <table:table-cell office:value-type="float" office:value="-3.0872E-2" table:style-name="ce1">
            <text:p>-0.030872</text:p>
          </table:table-cell>
          <table:table-cell table:number-columns-repeated="16379"/>
        </table:table-row>
        <table:table-row table:style-name="ro3">
          <table:table-cell office:value-type="float" office:value="19.14" table:style-name="ce1">
            <text:p>19.14</text:p>
          </table:table-cell>
          <table:table-cell office:value-type="float" office:value="5.195E-3" table:style-name="ce1">
            <text:p>0.005195</text:p>
          </table:table-cell>
          <table:table-cell office:value-type="float" office:value="19.14" table:style-name="ce1">
            <text:p>19.14</text:p>
          </table:table-cell>
          <table:table-cell office:value-type="float" office:value="1.9633000000000001E-2" table:style-name="ce1">
            <text:p>0.019633</text:p>
          </table:table-cell>
          <table:table-cell office:value-type="float" office:value="-3.1525999999999998E-2" table:style-name="ce1">
            <text:p>-0.031526</text:p>
          </table:table-cell>
          <table:table-cell table:number-columns-repeated="16379"/>
        </table:table-row>
        <table:table-row table:style-name="ro3">
          <table:table-cell office:value-type="float" office:value="19.16" table:style-name="ce1">
            <text:p>19.16</text:p>
          </table:table-cell>
          <table:table-cell office:value-type="float" office:value="4.3080000000000002E-3" table:style-name="ce1">
            <text:p>0.004308</text:p>
          </table:table-cell>
          <table:table-cell office:value-type="float" office:value="19.16" table:style-name="ce1">
            <text:p>19.16</text:p>
          </table:table-cell>
          <table:table-cell office:value-type="float" office:value="1.6305E-2" table:style-name="ce1">
            <text:p>0.016305</text:p>
          </table:table-cell>
          <table:table-cell office:value-type="float" office:value="-3.2027E-2" table:style-name="ce1">
            <text:p>-0.032027</text:p>
          </table:table-cell>
          <table:table-cell table:number-columns-repeated="16379"/>
        </table:table-row>
        <table:table-row table:style-name="ro3">
          <table:table-cell office:value-type="float" office:value="19.18" table:style-name="ce1">
            <text:p>19.18</text:p>
          </table:table-cell>
          <table:table-cell office:value-type="float" office:value="3.4099999999999998E-3" table:style-name="ce1">
            <text:p>0.00341</text:p>
          </table:table-cell>
          <table:table-cell office:value-type="float" office:value="19.18" table:style-name="ce1">
            <text:p>19.18</text:p>
          </table:table-cell>
          <table:table-cell office:value-type="float" office:value="1.2935E-2" table:style-name="ce1">
            <text:p>0.012935</text:p>
          </table:table-cell>
          <table:table-cell office:value-type="float" office:value="-3.2372999999999999E-2" table:style-name="ce1">
            <text:p>-0.032373</text:p>
          </table:table-cell>
          <table:table-cell table:number-columns-repeated="16379"/>
        </table:table-row>
        <table:table-row table:style-name="ro3">
          <table:table-cell office:value-type="float" office:value="19.2" table:style-name="ce1">
            <text:p>19.2</text:p>
          </table:table-cell>
          <table:table-cell office:value-type="float" office:value="2.5049999999999998E-3" table:style-name="ce1">
            <text:p>0.002505</text:p>
          </table:table-cell>
          <table:table-cell office:value-type="float" office:value="19.2" table:style-name="ce1">
            <text:p>19.2</text:p>
          </table:table-cell>
          <table:table-cell office:value-type="float" office:value="9.5379999999999996E-3" table:style-name="ce1">
            <text:p>0.009538</text:p>
          </table:table-cell>
          <table:table-cell office:value-type="float" office:value="-3.2565999999999998E-2" table:style-name="ce1">
            <text:p>-0.032566</text:p>
          </table:table-cell>
          <table:table-cell table:number-columns-repeated="16379"/>
        </table:table-row>
        <table:table-row table:style-name="ro3">
          <table:table-cell office:value-type="float" office:value="19.22" table:style-name="ce1">
            <text:p>19.22</text:p>
          </table:table-cell>
          <table:table-cell office:value-type="float" office:value="1.5969999999999999E-3" table:style-name="ce1">
            <text:p>0.001597</text:p>
          </table:table-cell>
          <table:table-cell office:value-type="float" office:value="19.22" table:style-name="ce1">
            <text:p>19.22</text:p>
          </table:table-cell>
          <table:table-cell office:value-type="float" office:value="6.1289999999999999E-3" table:style-name="ce1">
            <text:p>0.006129</text:p>
          </table:table-cell>
          <table:table-cell office:value-type="float" office:value="-3.2606000000000003E-2" table:style-name="ce1">
            <text:p>-0.032606</text:p>
          </table:table-cell>
          <table:table-cell table:number-columns-repeated="16379"/>
        </table:table-row>
        <table:table-row table:style-name="ro3">
          <table:table-cell office:value-type="float" office:value="19.239999999999998" table:style-name="ce1">
            <text:p>19.24</text:p>
          </table:table-cell>
          <table:table-cell office:value-type="float" office:value="6.8900000000000005E-4" table:style-name="ce1">
            <text:p>0.000689</text:p>
          </table:table-cell>
          <table:table-cell office:value-type="float" office:value="19.239999999999998" table:style-name="ce1">
            <text:p>19.24</text:p>
          </table:table-cell>
          <table:table-cell office:value-type="float" office:value="2.7239999999999999E-3" table:style-name="ce1">
            <text:p>0.002724</text:p>
          </table:table-cell>
          <table:table-cell office:value-type="float" office:value="-3.2494000000000002E-2" table:style-name="ce1">
            <text:p>-0.032494</text:p>
          </table:table-cell>
          <table:table-cell table:number-columns-repeated="16379"/>
        </table:table-row>
        <table:table-row table:style-name="ro3">
          <table:table-cell office:value-type="float" office:value="19.260000000000002" table:style-name="ce1">
            <text:p>19.26</text:p>
          </table:table-cell>
          <table:table-cell office:value-type="float" office:value="-2.14E-4" table:style-name="ce1">
            <text:p>-0.000214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-6.6299999999999996E-4" table:style-name="ce1">
            <text:p>-0.000663</text:p>
          </table:table-cell>
          <table:table-cell office:value-type="float" office:value="-3.2231999999999997E-2" table:style-name="ce1">
            <text:p>-0.032232</text:p>
          </table:table-cell>
          <table:table-cell table:number-columns-repeated="16379"/>
        </table:table-row>
        <table:table-row table:style-name="ro3">
          <table:table-cell office:value-type="float" office:value="19.28" table:style-name="ce1">
            <text:p>19.28</text:p>
          </table:table-cell>
          <table:table-cell office:value-type="float" office:value="-1.1100000000000001E-3" table:style-name="ce1">
            <text:p>-0.00111</text:p>
          </table:table-cell>
          <table:table-cell office:value-type="float" office:value="19.28" table:style-name="ce1">
            <text:p>19.28</text:p>
          </table:table-cell>
          <table:table-cell office:value-type="float" office:value="-4.0159999999999996E-3" table:style-name="ce1">
            <text:p>-0.004016</text:p>
          </table:table-cell>
          <table:table-cell office:value-type="float" office:value="-3.1821000000000002E-2" table:style-name="ce1">
            <text:p>-0.031821</text:p>
          </table:table-cell>
          <table:table-cell table:number-columns-repeated="16379"/>
        </table:table-row>
        <table:table-row table:style-name="ro3">
          <table:table-cell office:value-type="float" office:value="19.3" table:style-name="ce1">
            <text:p>19.3</text:p>
          </table:table-cell>
          <table:table-cell office:value-type="float" office:value="-1.993E-3" table:style-name="ce1">
            <text:p>-0.001993</text:p>
          </table:table-cell>
          <table:table-cell office:value-type="float" office:value="19.3" table:style-name="ce1">
            <text:p>19.3</text:p>
          </table:table-cell>
          <table:table-cell office:value-type="float" office:value="-7.3210000000000003E-3" table:style-name="ce1">
            <text:p>-0.007321</text:p>
          </table:table-cell>
          <table:table-cell office:value-type="float" office:value="-3.1265000000000001E-2" table:style-name="ce1">
            <text:p>-0.031265</text:p>
          </table:table-cell>
          <table:table-cell table:number-columns-repeated="16379"/>
        </table:table-row>
        <table:table-row table:style-name="ro3">
          <table:table-cell office:value-type="float" office:value="19.32" table:style-name="ce1">
            <text:p>19.32</text:p>
          </table:table-cell>
          <table:table-cell office:value-type="float" office:value="-2.8609999999999998E-3" table:style-name="ce1">
            <text:p>-0.002861</text:p>
          </table:table-cell>
          <table:table-cell office:value-type="float" office:value="19.32" table:style-name="ce1">
            <text:p>19.32</text:p>
          </table:table-cell>
          <table:table-cell office:value-type="float" office:value="-1.0562999999999999E-2" table:style-name="ce1">
            <text:p>-0.010563</text:p>
          </table:table-cell>
          <table:table-cell office:value-type="float" office:value="-3.0564000000000001E-2" table:style-name="ce1">
            <text:p>-0.030564</text:p>
          </table:table-cell>
          <table:table-cell table:number-columns-repeated="16379"/>
        </table:table-row>
        <table:table-row table:style-name="ro3">
          <table:table-cell office:value-type="float" office:value="19.34" table:style-name="ce1">
            <text:p>19.34</text:p>
          </table:table-cell>
          <table:table-cell office:value-type="float" office:value="-3.7090000000000001E-3" table:style-name="ce1">
            <text:p>-0.003709</text:p>
          </table:table-cell>
          <table:table-cell office:value-type="float" office:value="19.34" table:style-name="ce1">
            <text:p>19.34</text:p>
          </table:table-cell>
          <table:table-cell office:value-type="float" office:value="-1.3727E-2" table:style-name="ce1">
            <text:p>-0.013727</text:p>
          </table:table-cell>
          <table:table-cell office:value-type="float" office:value="-2.9724E-2" table:style-name="ce1">
            <text:p>-0.029724</text:p>
          </table:table-cell>
          <table:table-cell table:number-columns-repeated="16379"/>
        </table:table-row>
        <table:table-row table:style-name="ro3">
          <table:table-cell office:value-type="float" office:value="19.36" table:style-name="ce1">
            <text:p>19.36</text:p>
          </table:table-cell>
          <table:table-cell office:value-type="float" office:value="-4.5339999999999998E-3" table:style-name="ce1">
            <text:p>-0.004534</text:p>
          </table:table-cell>
          <table:table-cell office:value-type="float" office:value="19.36" table:style-name="ce1">
            <text:p>19.36</text:p>
          </table:table-cell>
          <table:table-cell office:value-type="float" office:value="-1.6799000000000001E-2" table:style-name="ce1">
            <text:p>-0.016799</text:p>
          </table:table-cell>
          <table:table-cell office:value-type="float" office:value="-2.8747000000000002E-2" table:style-name="ce1">
            <text:p>-0.028747</text:p>
          </table:table-cell>
          <table:table-cell table:number-columns-repeated="16379"/>
        </table:table-row>
        <table:table-row table:style-name="ro3">
          <table:table-cell office:value-type="float" office:value="19.38" table:style-name="ce1">
            <text:p>19.38</text:p>
          </table:table-cell>
          <table:table-cell office:value-type="float" office:value="-5.3319999999999999E-3" table:style-name="ce1">
            <text:p>-0.005332</text:p>
          </table:table-cell>
          <table:table-cell office:value-type="float" office:value="19.38" table:style-name="ce1">
            <text:p>19.38</text:p>
          </table:table-cell>
          <table:table-cell office:value-type="float" office:value="-1.9764E-2" table:style-name="ce1">
            <text:p>-0.019764</text:p>
          </table:table-cell>
          <table:table-cell office:value-type="float" office:value="-2.7637999999999999E-2" table:style-name="ce1">
            <text:p>-0.027638</text:p>
          </table:table-cell>
          <table:table-cell table:number-columns-repeated="16379"/>
        </table:table-row>
        <table:table-row table:style-name="ro3">
          <table:table-cell office:value-type="float" office:value="19.399999999999999" table:style-name="ce1">
            <text:p>19.4</text:p>
          </table:table-cell>
          <table:table-cell office:value-type="float" office:value="-6.0990000000000003E-3" table:style-name="ce1">
            <text:p>-0.006099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-2.2610000000000002E-2" table:style-name="ce1">
            <text:p>-0.02261</text:p>
          </table:table-cell>
          <table:table-cell office:value-type="float" office:value="-2.6401999999999998E-2" table:style-name="ce1">
            <text:p>-0.026402</text:p>
          </table:table-cell>
          <table:table-cell table:number-columns-repeated="16379"/>
        </table:table-row>
        <table:table-row table:style-name="ro3">
          <table:table-cell office:value-type="float" office:value="19.420000000000002" table:style-name="ce1">
            <text:p>19.42</text:p>
          </table:table-cell>
          <table:table-cell office:value-type="float" office:value="-6.8320000000000004E-3" table:style-name="ce1">
            <text:p>-0.006832</text:p>
          </table:table-cell>
          <table:table-cell office:value-type="float" office:value="19.420000000000002" table:style-name="ce1">
            <text:p>19.42</text:p>
          </table:table-cell>
          <table:table-cell office:value-type="float" office:value="-2.5322999999999998E-2" table:style-name="ce1">
            <text:p>-0.025323</text:p>
          </table:table-cell>
          <table:table-cell office:value-type="float" office:value="-2.5044E-2" table:style-name="ce1">
            <text:p>-0.025044</text:p>
          </table:table-cell>
          <table:table-cell table:number-columns-repeated="16379"/>
        </table:table-row>
        <table:table-row table:style-name="ro3">
          <table:table-cell office:value-type="float" office:value="19.440000000000001" table:style-name="ce1">
            <text:p>19.44</text:p>
          </table:table-cell>
          <table:table-cell office:value-type="float" office:value="-7.5269999999999998E-3" table:style-name="ce1">
            <text:p>-0.007527</text:p>
          </table:table-cell>
          <table:table-cell office:value-type="float" office:value="19.440000000000001" table:style-name="ce1">
            <text:p>19.44</text:p>
          </table:table-cell>
          <table:table-cell office:value-type="float" office:value="-2.7889000000000001E-2" table:style-name="ce1">
            <text:p>-0.027889</text:p>
          </table:table-cell>
          <table:table-cell office:value-type="float" office:value="-2.3571000000000002E-2" table:style-name="ce1">
            <text:p>-0.023571</text:p>
          </table:table-cell>
          <table:table-cell table:number-columns-repeated="16379"/>
        </table:table-row>
        <table:table-row table:style-name="ro3">
          <table:table-cell office:value-type="float" office:value="19.46" table:style-name="ce1">
            <text:p>19.46</text:p>
          </table:table-cell>
          <table:table-cell office:value-type="float" office:value="-8.1790000000000005E-3" table:style-name="ce1">
            <text:p>-0.008179</text:p>
          </table:table-cell>
          <table:table-cell office:value-type="float" office:value="19.46" table:style-name="ce1">
            <text:p>19.46</text:p>
          </table:table-cell>
          <table:table-cell office:value-type="float" office:value="-3.0296E-2" table:style-name="ce1">
            <text:p>-0.030296</text:p>
          </table:table-cell>
          <table:table-cell office:value-type="float" office:value="-2.1989000000000002E-2" table:style-name="ce1">
            <text:p>-0.021989</text:p>
          </table:table-cell>
          <table:table-cell table:number-columns-repeated="16379"/>
        </table:table-row>
        <table:table-row table:style-name="ro3">
          <table:table-cell office:value-type="float" office:value="19.48" table:style-name="ce1">
            <text:p>19.48</text:p>
          </table:table-cell>
          <table:table-cell office:value-type="float" office:value="-8.7869999999999997E-3" table:style-name="ce1">
            <text:p>-0.008787</text:p>
          </table:table-cell>
          <table:table-cell office:value-type="float" office:value="19.48" table:style-name="ce1">
            <text:p>19.48</text:p>
          </table:table-cell>
          <table:table-cell office:value-type="float" office:value="-3.2532999999999999E-2" table:style-name="ce1">
            <text:p>-0.032533</text:p>
          </table:table-cell>
          <table:table-cell office:value-type="float" office:value="-2.0306999999999999E-2" table:style-name="ce1">
            <text:p>-0.020307</text:p>
          </table:table-cell>
          <table:table-cell table:number-columns-repeated="16379"/>
        </table:table-row>
        <table:table-row table:style-name="ro3">
          <table:table-cell office:value-type="float" office:value="19.5" table:style-name="ce1">
            <text:p>19.5</text:p>
          </table:table-cell>
          <table:table-cell office:value-type="float" office:value="-9.3469999999999994E-3" table:style-name="ce1">
            <text:p>-0.009347</text:p>
          </table:table-cell>
          <table:table-cell office:value-type="float" office:value="19.5" table:style-name="ce1">
            <text:p>19.5</text:p>
          </table:table-cell>
          <table:table-cell office:value-type="float" office:value="-3.4589000000000002E-2" table:style-name="ce1">
            <text:p>-0.034589</text:p>
          </table:table-cell>
          <table:table-cell office:value-type="float" office:value="-1.8530999999999999E-2" table:style-name="ce1">
            <text:p>-0.018531</text:p>
          </table:table-cell>
          <table:table-cell table:number-columns-repeated="16379"/>
        </table:table-row>
        <table:table-row table:style-name="ro3">
          <table:table-cell office:value-type="float" office:value="19.52" table:style-name="ce1">
            <text:p>19.52</text:p>
          </table:table-cell>
          <table:table-cell office:value-type="float" office:value="-9.8549999999999992E-3" table:style-name="ce1">
            <text:p>-0.009855</text:p>
          </table:table-cell>
          <table:table-cell office:value-type="float" office:value="19.52" table:style-name="ce1">
            <text:p>19.52</text:p>
          </table:table-cell>
          <table:table-cell office:value-type="float" office:value="-3.6452999999999999E-2" table:style-name="ce1">
            <text:p>-0.036453</text:p>
          </table:table-cell>
          <table:table-cell office:value-type="float" office:value="-1.6671999999999999E-2" table:style-name="ce1">
            <text:p>-0.016672</text:p>
          </table:table-cell>
          <table:table-cell table:number-columns-repeated="16379"/>
        </table:table-row>
        <table:table-row table:style-name="ro3">
          <table:table-cell office:value-type="float" office:value="19.54" table:style-name="ce1">
            <text:p>19.54</text:p>
          </table:table-cell>
          <table:table-cell office:value-type="float" office:value="-1.0309E-2" table:style-name="ce1">
            <text:p>-0.010309</text:p>
          </table:table-cell>
          <table:table-cell office:value-type="float" office:value="19.54" table:style-name="ce1">
            <text:p>19.54</text:p>
          </table:table-cell>
          <table:table-cell office:value-type="float" office:value="-3.8115999999999997E-2" table:style-name="ce1">
            <text:p>-0.038116</text:p>
          </table:table-cell>
          <table:table-cell office:value-type="float" office:value="-1.4737999999999999E-2" table:style-name="ce1">
            <text:p>-0.014738</text:p>
          </table:table-cell>
          <table:table-cell table:number-columns-repeated="16379"/>
        </table:table-row>
        <table:table-row table:style-name="ro3">
          <table:table-cell office:value-type="float" office:value="19.559999999999999" table:style-name="ce1">
            <text:p>19.56</text:p>
          </table:table-cell>
          <table:table-cell office:value-type="float" office:value="-1.0707E-2" table:style-name="ce1">
            <text:p>-0.010707</text:p>
          </table:table-cell>
          <table:table-cell office:value-type="float" office:value="19.559999999999999" table:style-name="ce1">
            <text:p>19.56</text:p>
          </table:table-cell>
          <table:table-cell office:value-type="float" office:value="-3.9570000000000001E-2" table:style-name="ce1">
            <text:p>-0.03957</text:p>
          </table:table-cell>
          <table:table-cell office:value-type="float" office:value="-1.2741000000000001E-2" table:style-name="ce1">
            <text:p>-0.012741</text:p>
          </table:table-cell>
          <table:table-cell table:number-columns-repeated="16379"/>
        </table:table-row>
        <table:table-row table:style-name="ro3">
          <table:table-cell office:value-type="float" office:value="19.579999999999998" table:style-name="ce1">
            <text:p>19.58</text:p>
          </table:table-cell>
          <table:table-cell office:value-type="float" office:value="-1.1046E-2" table:style-name="ce1">
            <text:p>-0.011046</text:p>
          </table:table-cell>
          <table:table-cell office:value-type="float" office:value="19.579999999999998" table:style-name="ce1">
            <text:p>19.58</text:p>
          </table:table-cell>
          <table:table-cell office:value-type="float" office:value="-4.0807999999999997E-2" table:style-name="ce1">
            <text:p>-0.040808</text:p>
          </table:table-cell>
          <table:table-cell office:value-type="float" office:value="-1.069E-2" table:style-name="ce1">
            <text:p>-0.01069</text:p>
          </table:table-cell>
          <table:table-cell table:number-columns-repeated="16379"/>
        </table:table-row>
        <table:table-row table:style-name="ro3">
          <table:table-cell office:value-type="float" office:value="19.600000000000001" table:style-name="ce1">
            <text:p>19.6</text:p>
          </table:table-cell>
          <table:table-cell office:value-type="float" office:value="-1.1324000000000001E-2" table:style-name="ce1">
            <text:p>-0.011324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-4.1824E-2" table:style-name="ce1">
            <text:p>-0.041824</text:p>
          </table:table-cell>
          <table:table-cell office:value-type="float" office:value="-8.5979999999999997E-3" table:style-name="ce1">
            <text:p>-0.008598</text:p>
          </table:table-cell>
          <table:table-cell table:number-columns-repeated="16379"/>
        </table:table-row>
        <table:table-row table:style-name="ro3">
          <table:table-cell office:value-type="float" office:value="19.62" table:style-name="ce1">
            <text:p>19.62</text:p>
          </table:table-cell>
          <table:table-cell office:value-type="float" office:value="-1.154E-2" table:style-name="ce1">
            <text:p>-0.01154</text:p>
          </table:table-cell>
          <table:table-cell office:value-type="float" office:value="19.62" table:style-name="ce1">
            <text:p>19.62</text:p>
          </table:table-cell>
          <table:table-cell office:value-type="float" office:value="-4.2613999999999999E-2" table:style-name="ce1">
            <text:p>-0.042614</text:p>
          </table:table-cell>
          <table:table-cell office:value-type="float" office:value="-6.4749999999999999E-3" table:style-name="ce1">
            <text:p>-0.006475</text:p>
          </table:table-cell>
          <table:table-cell table:number-columns-repeated="16379"/>
        </table:table-row>
        <table:table-row table:style-name="ro3">
          <table:table-cell office:value-type="float" office:value="19.64" table:style-name="ce1">
            <text:p>19.64</text:p>
          </table:table-cell>
          <table:table-cell office:value-type="float" office:value="-1.1693E-2" table:style-name="ce1">
            <text:p>-0.011693</text:p>
          </table:table-cell>
          <table:table-cell office:value-type="float" office:value="19.64" table:style-name="ce1">
            <text:p>19.64</text:p>
          </table:table-cell>
          <table:table-cell office:value-type="float" office:value="-4.3173000000000003E-2" table:style-name="ce1">
            <text:p>-0.043173</text:p>
          </table:table-cell>
          <table:table-cell office:value-type="float" office:value="-4.3340000000000002E-3" table:style-name="ce1">
            <text:p>-0.004334</text:p>
          </table:table-cell>
          <table:table-cell table:number-columns-repeated="16379"/>
        </table:table-row>
        <table:table-row table:style-name="ro3">
          <table:table-cell office:value-type="float" office:value="19.66" table:style-name="ce1">
            <text:p>19.66</text:p>
          </table:table-cell>
          <table:table-cell office:value-type="float" office:value="-1.1782000000000001E-2" table:style-name="ce1">
            <text:p>-0.011782</text:p>
          </table:table-cell>
          <table:table-cell office:value-type="float" office:value="19.66" table:style-name="ce1">
            <text:p>19.66</text:p>
          </table:table-cell>
          <table:table-cell office:value-type="float" office:value="-4.3500999999999998E-2" table:style-name="ce1">
            <text:p>-0.043501</text:p>
          </table:table-cell>
          <table:table-cell office:value-type="float" office:value="-2.1870000000000001E-3" table:style-name="ce1">
            <text:p>-0.002187</text:p>
          </table:table-cell>
          <table:table-cell table:number-columns-repeated="16379"/>
        </table:table-row>
        <table:table-row table:style-name="ro3">
          <table:table-cell office:value-type="float" office:value="19.68" table:style-name="ce1">
            <text:p>19.68</text:p>
          </table:table-cell>
          <table:table-cell office:value-type="float" office:value="-1.1807E-2" table:style-name="ce1">
            <text:p>-0.011807</text:p>
          </table:table-cell>
          <table:table-cell office:value-type="float" office:value="19.68" table:style-name="ce1">
            <text:p>19.68</text:p>
          </table:table-cell>
          <table:table-cell office:value-type="float" office:value="-4.3597999999999998E-2" table:style-name="ce1">
            <text:p>-0.043598</text:p>
          </table:table-cell>
          <table:table-cell office:value-type="float" office:value="-4.6999999999999997E-5" table:style-name="ce1">
            <text:p>-0.000047</text:p>
          </table:table-cell>
          <table:table-cell table:number-columns-repeated="16379"/>
        </table:table-row>
        <table:table-row table:style-name="ro3">
          <table:table-cell office:value-type="float" office:value="19.7" table:style-name="ce1">
            <text:p>19.7</text:p>
          </table:table-cell>
          <table:table-cell office:value-type="float" office:value="-1.1768000000000001E-2" table:style-name="ce1">
            <text:p>-0.011768</text:p>
          </table:table-cell>
          <table:table-cell office:value-type="float" office:value="19.7" table:style-name="ce1">
            <text:p>19.7</text:p>
          </table:table-cell>
          <table:table-cell office:value-type="float" office:value="-4.3463000000000002E-2" table:style-name="ce1">
            <text:p>-0.043463</text:p>
          </table:table-cell>
          <table:table-cell office:value-type="float" office:value="2.075E-3" table:style-name="ce1">
            <text:p>0.002075</text:p>
          </table:table-cell>
          <table:table-cell table:number-columns-repeated="16379"/>
        </table:table-row>
        <table:table-row table:style-name="ro3">
          <table:table-cell office:value-type="float" office:value="19.72" table:style-name="ce1">
            <text:p>19.72</text:p>
          </table:table-cell>
          <table:table-cell office:value-type="float" office:value="-1.1665999999999999E-2" table:style-name="ce1">
            <text:p>-0.011666</text:p>
          </table:table-cell>
          <table:table-cell office:value-type="float" office:value="19.72" table:style-name="ce1">
            <text:p>19.72</text:p>
          </table:table-cell>
          <table:table-cell office:value-type="float" office:value="-4.3099999999999999E-2" table:style-name="ce1">
            <text:p>-0.0431</text:p>
          </table:table-cell>
          <table:table-cell office:value-type="float" office:value="4.1650000000000003E-3" table:style-name="ce1">
            <text:p>0.004165</text:p>
          </table:table-cell>
          <table:table-cell table:number-columns-repeated="16379"/>
        </table:table-row>
        <table:table-row table:style-name="ro3">
          <table:table-cell office:value-type="float" office:value="19.739999999999998" table:style-name="ce1">
            <text:p>19.74</text:p>
          </table:table-cell>
          <table:table-cell office:value-type="float" office:value="-1.1501000000000001E-2" table:style-name="ce1">
            <text:p>-0.011501</text:p>
          </table:table-cell>
          <table:table-cell office:value-type="float" office:value="19.739999999999998" table:style-name="ce1">
            <text:p>19.74</text:p>
          </table:table-cell>
          <table:table-cell office:value-type="float" office:value="-4.2513000000000002E-2" table:style-name="ce1">
            <text:p>-0.042513</text:p>
          </table:table-cell>
          <table:table-cell office:value-type="float" office:value="6.2119999999999996E-3" table:style-name="ce1">
            <text:p>0.006212</text:p>
          </table:table-cell>
          <table:table-cell table:number-columns-repeated="16379"/>
        </table:table-row>
        <table:table-row table:style-name="ro3">
          <table:table-cell office:value-type="float" office:value="19.760000000000002" table:style-name="ce1">
            <text:p>19.76</text:p>
          </table:table-cell>
          <table:table-cell office:value-type="float" office:value="-1.1276E-2" table:style-name="ce1">
            <text:p>-0.011276</text:p>
          </table:table-cell>
          <table:table-cell office:value-type="float" office:value="19.760000000000002" table:style-name="ce1">
            <text:p>19.76</text:p>
          </table:table-cell>
          <table:table-cell office:value-type="float" office:value="-4.1708000000000002E-2" table:style-name="ce1">
            <text:p>-0.041708</text:p>
          </table:table-cell>
          <table:table-cell office:value-type="float" office:value="8.2039999999999995E-3" table:style-name="ce1">
            <text:p>0.008204</text:p>
          </table:table-cell>
          <table:table-cell table:number-columns-repeated="16379"/>
        </table:table-row>
        <table:table-row table:style-name="ro3">
          <table:table-cell office:value-type="float" office:value="19.78" table:style-name="ce1">
            <text:p>19.78</text:p>
          </table:table-cell>
          <table:table-cell office:value-type="float" office:value="-1.0992999999999999E-2" table:style-name="ce1">
            <text:p>-0.010993</text:p>
          </table:table-cell>
          <table:table-cell office:value-type="float" office:value="19.78" table:style-name="ce1">
            <text:p>19.78</text:p>
          </table:table-cell>
          <table:table-cell office:value-type="float" office:value="-4.0689999999999997E-2" table:style-name="ce1">
            <text:p>-0.04069</text:p>
          </table:table-cell>
          <table:table-cell office:value-type="float" office:value="1.013E-2" table:style-name="ce1">
            <text:p>0.01013</text:p>
          </table:table-cell>
          <table:table-cell table:number-columns-repeated="16379"/>
        </table:table-row>
        <table:table-row table:style-name="ro3">
          <table:table-cell office:value-type="float" office:value="19.8" table:style-name="ce1">
            <text:p>19.8</text:p>
          </table:table-cell>
          <table:table-cell office:value-type="float" office:value="-1.0652999999999999E-2" table:style-name="ce1">
            <text:p>-0.010653</text:p>
          </table:table-cell>
          <table:table-cell office:value-type="float" office:value="19.8" table:style-name="ce1">
            <text:p>19.8</text:p>
          </table:table-cell>
          <table:table-cell office:value-type="float" office:value="-3.9468999999999997E-2" table:style-name="ce1">
            <text:p>-0.039469</text:p>
          </table:table-cell>
          <table:table-cell office:value-type="float" office:value="1.1978000000000001E-2" table:style-name="ce1">
            <text:p>0.011978</text:p>
          </table:table-cell>
          <table:table-cell table:number-columns-repeated="16379"/>
        </table:table-row>
        <table:table-row table:style-name="ro3">
          <table:table-cell office:value-type="float" office:value="19.82" table:style-name="ce1">
            <text:p>19.82</text:p>
          </table:table-cell>
          <table:table-cell office:value-type="float" office:value="-1.026E-2" table:style-name="ce1">
            <text:p>-0.01026</text:p>
          </table:table-cell>
          <table:table-cell office:value-type="float" office:value="19.82" table:style-name="ce1">
            <text:p>19.82</text:p>
          </table:table-cell>
          <table:table-cell office:value-type="float" office:value="-3.8053999999999998E-2" table:style-name="ce1">
            <text:p>-0.038054</text:p>
          </table:table-cell>
          <table:table-cell office:value-type="float" office:value="1.374E-2" table:style-name="ce1">
            <text:p>0.01374</text:p>
          </table:table-cell>
          <table:table-cell table:number-columns-repeated="16379"/>
        </table:table-row>
        <table:table-row table:style-name="ro3">
          <table:table-cell office:value-type="float" office:value="19.84" table:style-name="ce1">
            <text:p>19.84</text:p>
          </table:table-cell>
          <table:table-cell office:value-type="float" office:value="-9.8169999999999993E-3" table:style-name="ce1">
            <text:p>-0.009817</text:p>
          </table:table-cell>
          <table:table-cell office:value-type="float" office:value="19.84" table:style-name="ce1">
            <text:p>19.84</text:p>
          </table:table-cell>
          <table:table-cell office:value-type="float" office:value="-3.6455000000000001E-2" table:style-name="ce1">
            <text:p>-0.036455</text:p>
          </table:table-cell>
          <table:table-cell office:value-type="float" office:value="1.5406E-2" table:style-name="ce1">
            <text:p>0.015406</text:p>
          </table:table-cell>
          <table:table-cell table:number-columns-repeated="16379"/>
        </table:table-row>
        <table:table-row table:style-name="ro3">
          <table:table-cell office:value-type="float" office:value="19.86" table:style-name="ce1">
            <text:p>19.86</text:p>
          </table:table-cell>
          <table:table-cell office:value-type="float" office:value="-9.3270000000000002E-3" table:style-name="ce1">
            <text:p>-0.009327</text:p>
          </table:table-cell>
          <table:table-cell office:value-type="float" office:value="19.86" table:style-name="ce1">
            <text:p>19.86</text:p>
          </table:table-cell>
          <table:table-cell office:value-type="float" office:value="-3.4685000000000001E-2" table:style-name="ce1">
            <text:p>-0.034685</text:p>
          </table:table-cell>
          <table:table-cell office:value-type="float" office:value="1.6966999999999999E-2" table:style-name="ce1">
            <text:p>0.016967</text:p>
          </table:table-cell>
          <table:table-cell table:number-columns-repeated="16379"/>
        </table:table-row>
        <table:table-row table:style-name="ro3">
          <table:table-cell office:value-type="float" office:value="19.88" table:style-name="ce1">
            <text:p>19.88</text:p>
          </table:table-cell>
          <table:table-cell office:value-type="float" office:value="-8.7930000000000005E-3" table:style-name="ce1">
            <text:p>-0.008793</text:p>
          </table:table-cell>
          <table:table-cell office:value-type="float" office:value="19.88" table:style-name="ce1">
            <text:p>19.88</text:p>
          </table:table-cell>
          <table:table-cell office:value-type="float" office:value="-3.2753999999999998E-2" table:style-name="ce1">
            <text:p>-0.032754</text:p>
          </table:table-cell>
          <table:table-cell office:value-type="float" office:value="1.8415999999999998E-2" table:style-name="ce1">
            <text:p>0.018416</text:p>
          </table:table-cell>
          <table:table-cell table:number-columns-repeated="16379"/>
        </table:table-row>
        <table:table-row table:style-name="ro3">
          <table:table-cell office:value-type="float" office:value="19.899999999999999" table:style-name="ce1">
            <text:p>19.9</text:p>
          </table:table-cell>
          <table:table-cell office:value-type="float" office:value="-8.2199999999999999E-3" table:style-name="ce1">
            <text:p>-0.00822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-3.0678E-2" table:style-name="ce1">
            <text:p>-0.030678</text:p>
          </table:table-cell>
          <table:table-cell office:value-type="float" office:value="1.9747000000000001E-2" table:style-name="ce1">
            <text:p>0.019747</text:p>
          </table:table-cell>
          <table:table-cell table:number-columns-repeated="16379"/>
        </table:table-row>
        <table:table-row table:style-name="ro3">
          <table:table-cell office:value-type="float" office:value="19.920000000000002" table:style-name="ce1">
            <text:p>19.92</text:p>
          </table:table-cell>
          <table:table-cell office:value-type="float" office:value="-7.6119999999999998E-3" table:style-name="ce1">
            <text:p>-0.007612</text:p>
          </table:table-cell>
          <table:table-cell office:value-type="float" office:value="19.920000000000002" table:style-name="ce1">
            <text:p>19.92</text:p>
          </table:table-cell>
          <table:table-cell office:value-type="float" office:value="-2.8469000000000001E-2" table:style-name="ce1">
            <text:p>-0.028469</text:p>
          </table:table-cell>
          <table:table-cell office:value-type="float" office:value="2.0955000000000001E-2" table:style-name="ce1">
            <text:p>0.020955</text:p>
          </table:table-cell>
          <table:table-cell table:number-columns-repeated="16379"/>
        </table:table-row>
        <table:table-row table:style-name="ro3">
          <table:table-cell office:value-type="float" office:value="19.940000000000001" table:style-name="ce1">
            <text:p>19.94</text:p>
          </table:table-cell>
          <table:table-cell office:value-type="float" office:value="-6.973E-3" table:style-name="ce1">
            <text:p>-0.006973</text:p>
          </table:table-cell>
          <table:table-cell office:value-type="float" office:value="19.940000000000001" table:style-name="ce1">
            <text:p>19.94</text:p>
          </table:table-cell>
          <table:table-cell office:value-type="float" office:value="-2.6141000000000001E-2" table:style-name="ce1">
            <text:p>-0.026141</text:p>
          </table:table-cell>
          <table:table-cell office:value-type="float" office:value="2.2033000000000001E-2" table:style-name="ce1">
            <text:p>0.022033</text:p>
          </table:table-cell>
          <table:table-cell table:number-columns-repeated="16379"/>
        </table:table-row>
        <table:table-row table:style-name="ro3">
          <table:table-cell office:value-type="float" office:value="19.96" table:style-name="ce1">
            <text:p>19.96</text:p>
          </table:table-cell>
          <table:table-cell office:value-type="float" office:value="-6.3070000000000001E-3" table:style-name="ce1">
            <text:p>-0.006307</text:p>
          </table:table-cell>
          <table:table-cell office:value-type="float" office:value="19.96" table:style-name="ce1">
            <text:p>19.96</text:p>
          </table:table-cell>
          <table:table-cell office:value-type="float" office:value="-2.3710999999999999E-2" table:style-name="ce1">
            <text:p>-0.023711</text:p>
          </table:table-cell>
          <table:table-cell office:value-type="float" office:value="2.2981000000000001E-2" table:style-name="ce1">
            <text:p>0.022981</text:p>
          </table:table-cell>
          <table:table-cell table:number-columns-repeated="16379"/>
        </table:table-row>
        <table:table-row table:style-name="ro3">
          <table:table-cell office:value-type="float" office:value="19.98" table:style-name="ce1">
            <text:p>19.98</text:p>
          </table:table-cell>
          <table:table-cell office:value-type="float" office:value="-5.6189999999999999E-3" table:style-name="ce1">
            <text:p>-0.005619</text:p>
          </table:table-cell>
          <table:table-cell office:value-type="float" office:value="19.98" table:style-name="ce1">
            <text:p>19.98</text:p>
          </table:table-cell>
          <table:table-cell office:value-type="float" office:value="-2.1193E-2" table:style-name="ce1">
            <text:p>-0.021193</text:p>
          </table:table-cell>
          <table:table-cell office:value-type="float" office:value="2.3793999999999999E-2" table:style-name="ce1">
            <text:p>0.023794</text:p>
          </table:table-cell>
          <table:table-cell table:number-columns-repeated="16379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float" office:value="-4.9129999999999998E-3" table:style-name="ce1">
            <text:p>-0.004913</text:p>
          </table:table-cell>
          <table:table-cell office:value-type="float" office:value="20" table:style-name="ce1">
            <text:p>20</text:p>
          </table:table-cell>
          <table:table-cell office:value-type="float" office:value="-1.8600999999999999E-2" table:style-name="ce1">
            <text:p>-0.018601</text:p>
          </table:table-cell>
          <table:table-cell office:value-type="float" office:value="2.4472000000000001E-2" table:style-name="ce1">
            <text:p>0.024472</text:p>
          </table:table-cell>
          <table:table-cell table:number-columns-repeated="16379"/>
        </table:table-row>
        <table:table-row table:style-name="ro3">
          <table:table-cell office:value-type="float" office:value="20.02" table:style-name="ce1">
            <text:p>20.02</text:p>
          </table:table-cell>
          <table:table-cell office:value-type="float" office:value="-4.1920000000000004E-3" table:style-name="ce1">
            <text:p>-0.004192</text:p>
          </table:table-cell>
          <table:table-cell office:value-type="float" office:value="20.02" table:style-name="ce1">
            <text:p>20.02</text:p>
          </table:table-cell>
          <table:table-cell office:value-type="float" office:value="-1.5951E-2" table:style-name="ce1">
            <text:p>-0.015951</text:p>
          </table:table-cell>
          <table:table-cell office:value-type="float" office:value="2.5014999999999999E-2" table:style-name="ce1">
            <text:p>0.025015</text:p>
          </table:table-cell>
          <table:table-cell table:number-columns-repeated="16379"/>
        </table:table-row>
        <table:table-row table:style-name="ro3">
          <table:table-cell office:value-type="float" office:value="20.04" table:style-name="ce1">
            <text:p>20.04</text:p>
          </table:table-cell>
          <table:table-cell office:value-type="float" office:value="-3.4619999999999998E-3" table:style-name="ce1">
            <text:p>-0.003462</text:p>
          </table:table-cell>
          <table:table-cell office:value-type="float" office:value="20.04" table:style-name="ce1">
            <text:p>20.04</text:p>
          </table:table-cell>
          <table:table-cell office:value-type="float" office:value="-1.3258000000000001E-2" table:style-name="ce1">
            <text:p>-0.013258</text:p>
          </table:table-cell>
          <table:table-cell office:value-type="float" office:value="2.5423000000000001E-2" table:style-name="ce1">
            <text:p>0.025423</text:p>
          </table:table-cell>
          <table:table-cell table:number-columns-repeated="16379"/>
        </table:table-row>
        <table:table-row table:style-name="ro3">
          <table:table-cell office:value-type="float" office:value="20.059999999999999" table:style-name="ce1">
            <text:p>20.06</text:p>
          </table:table-cell>
          <table:table-cell office:value-type="float" office:value="-2.7269999999999998E-3" table:style-name="ce1">
            <text:p>-0.002727</text:p>
          </table:table-cell>
          <table:table-cell office:value-type="float" office:value="20.059999999999999" table:style-name="ce1">
            <text:p>20.06</text:p>
          </table:table-cell>
          <table:table-cell office:value-type="float" office:value="-1.0536999999999999E-2" table:style-name="ce1">
            <text:p>-0.010537</text:p>
          </table:table-cell>
          <table:table-cell office:value-type="float" office:value="2.5697000000000001E-2" table:style-name="ce1">
            <text:p>0.025697</text:p>
          </table:table-cell>
          <table:table-cell table:number-columns-repeated="16379"/>
        </table:table-row>
        <table:table-row table:style-name="ro3">
          <table:table-cell office:value-type="float" office:value="20.079999999999998" table:style-name="ce1">
            <text:p>20.08</text:p>
          </table:table-cell>
          <table:table-cell office:value-type="float" office:value="-1.9889999999999999E-3" table:style-name="ce1">
            <text:p>-0.001989</text:p>
          </table:table-cell>
          <table:table-cell office:value-type="float" office:value="20.079999999999998" table:style-name="ce1">
            <text:p>20.08</text:p>
          </table:table-cell>
          <table:table-cell office:value-type="float" office:value="-7.8009999999999998E-3" table:style-name="ce1">
            <text:p>-0.007801</text:p>
          </table:table-cell>
          <table:table-cell office:value-type="float" office:value="2.5839999999999998E-2" table:style-name="ce1">
            <text:p>0.02584</text:p>
          </table:table-cell>
          <table:table-cell table:number-columns-repeated="16379"/>
        </table:table-row>
        <table:table-row table:style-name="ro3">
          <table:table-cell office:value-type="float" office:value="20.100000000000001" table:style-name="ce1">
            <text:p>20.1</text:p>
          </table:table-cell>
          <table:table-cell office:value-type="float" office:value="-1.2539999999999999E-3" table:style-name="ce1">
            <text:p>-0.001254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-5.0639999999999999E-3" table:style-name="ce1">
            <text:p>-0.005064</text:p>
          </table:table-cell>
          <table:table-cell office:value-type="float" office:value="2.5853999999999999E-2" table:style-name="ce1">
            <text:p>0.025854</text:p>
          </table:table-cell>
          <table:table-cell table:number-columns-repeated="16379"/>
        </table:table-row>
        <table:table-row table:style-name="ro3">
          <table:table-cell office:value-type="float" office:value="20.12" table:style-name="ce1">
            <text:p>20.12</text:p>
          </table:table-cell>
          <table:table-cell office:value-type="float" office:value="-5.2400000000000005E-4" table:style-name="ce1">
            <text:p>-0.000524</text:p>
          </table:table-cell>
          <table:table-cell office:value-type="float" office:value="20.12" table:style-name="ce1">
            <text:p>20.12</text:p>
          </table:table-cell>
          <table:table-cell office:value-type="float" office:value="-2.3400000000000001E-3" table:style-name="ce1">
            <text:p>-0.00234</text:p>
          </table:table-cell>
          <table:table-cell office:value-type="float" office:value="2.5742999999999999E-2" table:style-name="ce1">
            <text:p>0.025743</text:p>
          </table:table-cell>
          <table:table-cell table:number-columns-repeated="16379"/>
        </table:table-row>
        <table:table-row table:style-name="ro3">
          <table:table-cell office:value-type="float" office:value="20.14" table:style-name="ce1">
            <text:p>20.14</text:p>
          </table:table-cell>
          <table:table-cell office:value-type="float" office:value="1.9699999999999999E-4" table:style-name="ce1">
            <text:p>0.000197</text:p>
          </table:table-cell>
          <table:table-cell office:value-type="float" office:value="20.14" table:style-name="ce1">
            <text:p>20.14</text:p>
          </table:table-cell>
          <table:table-cell office:value-type="float" office:value="3.59E-4" table:style-name="ce1">
            <text:p>0.000359</text:p>
          </table:table-cell>
          <table:table-cell office:value-type="float" office:value="2.5510999999999999E-2" table:style-name="ce1">
            <text:p>0.025511</text:p>
          </table:table-cell>
          <table:table-cell table:number-columns-repeated="16379"/>
        </table:table-row>
        <table:table-row table:style-name="ro3">
          <table:table-cell office:value-type="float" office:value="20.16" table:style-name="ce1">
            <text:p>20.16</text:p>
          </table:table-cell>
          <table:table-cell office:value-type="float" office:value="9.0700000000000004E-4" table:style-name="ce1">
            <text:p>0.000907</text:p>
          </table:table-cell>
          <table:table-cell office:value-type="float" office:value="20.16" table:style-name="ce1">
            <text:p>20.16</text:p>
          </table:table-cell>
          <table:table-cell office:value-type="float" office:value="3.0200000000000001E-3" table:style-name="ce1">
            <text:p>0.00302</text:p>
          </table:table-cell>
          <table:table-cell office:value-type="float" office:value="2.5162E-2" table:style-name="ce1">
            <text:p>0.025162</text:p>
          </table:table-cell>
          <table:table-cell table:number-columns-repeated="16379"/>
        </table:table-row>
        <table:table-row table:style-name="ro3">
          <table:table-cell office:value-type="float" office:value="20.18" table:style-name="ce1">
            <text:p>20.18</text:p>
          </table:table-cell>
          <table:table-cell office:value-type="float" office:value="1.601E-3" table:style-name="ce1">
            <text:p>0.001601</text:p>
          </table:table-cell>
          <table:table-cell office:value-type="float" office:value="20.18" table:style-name="ce1">
            <text:p>20.18</text:p>
          </table:table-cell>
          <table:table-cell office:value-type="float" office:value="5.6319999999999999E-3" table:style-name="ce1">
            <text:p>0.005632</text:p>
          </table:table-cell>
          <table:table-cell office:value-type="float" office:value="2.4701000000000001E-2" table:style-name="ce1">
            <text:p>0.024701</text:p>
          </table:table-cell>
          <table:table-cell table:number-columns-repeated="16379"/>
        </table:table-row>
        <table:table-row table:style-name="ro3">
          <table:table-cell office:value-type="float" office:value="20.2" table:style-name="ce1">
            <text:p>20.2</text:p>
          </table:table-cell>
          <table:table-cell office:value-type="float" office:value="2.2780000000000001E-3" table:style-name="ce1">
            <text:p>0.002278</text:p>
          </table:table-cell>
          <table:table-cell office:value-type="float" office:value="20.2" table:style-name="ce1">
            <text:p>20.2</text:p>
          </table:table-cell>
          <table:table-cell office:value-type="float" office:value="8.1849999999999996E-3" table:style-name="ce1">
            <text:p>0.008185</text:p>
          </table:table-cell>
          <table:table-cell office:value-type="float" office:value="2.4133000000000002E-2" table:style-name="ce1">
            <text:p>0.024133</text:p>
          </table:table-cell>
          <table:table-cell table:number-columns-repeated="16379"/>
        </table:table-row>
        <table:table-row table:style-name="ro3">
          <table:table-cell office:value-type="float" office:value="20.22" table:style-name="ce1">
            <text:p>20.22</text:p>
          </table:table-cell>
          <table:table-cell office:value-type="float" office:value="2.9359999999999998E-3" table:style-name="ce1">
            <text:p>0.002936</text:p>
          </table:table-cell>
          <table:table-cell office:value-type="float" office:value="20.22" table:style-name="ce1">
            <text:p>20.22</text:p>
          </table:table-cell>
          <table:table-cell office:value-type="float" office:value="1.0666999999999999E-2" table:style-name="ce1">
            <text:p>0.010667</text:p>
          </table:table-cell>
          <table:table-cell office:value-type="float" office:value="2.3463999999999999E-2" table:style-name="ce1">
            <text:p>0.023464</text:p>
          </table:table-cell>
          <table:table-cell table:number-columns-repeated="16379"/>
        </table:table-row>
        <table:table-row table:style-name="ro3">
          <table:table-cell office:value-type="float" office:value="20.239999999999998" table:style-name="ce1">
            <text:p>20.24</text:p>
          </table:table-cell>
          <table:table-cell office:value-type="float" office:value="3.571E-3" table:style-name="ce1">
            <text:p>0.003571</text:p>
          </table:table-cell>
          <table:table-cell office:value-type="float" office:value="20.239999999999998" table:style-name="ce1">
            <text:p>20.24</text:p>
          </table:table-cell>
          <table:table-cell office:value-type="float" office:value="1.3070999999999999E-2" table:style-name="ce1">
            <text:p>0.013071</text:p>
          </table:table-cell>
          <table:table-cell office:value-type="float" office:value="2.2697999999999999E-2" table:style-name="ce1">
            <text:p>0.022698</text:p>
          </table:table-cell>
          <table:table-cell table:number-columns-repeated="16379"/>
        </table:table-row>
        <table:table-row table:style-name="ro3">
          <table:table-cell office:value-type="float" office:value="20.260000000000002" table:style-name="ce1">
            <text:p>20.26</text:p>
          </table:table-cell>
          <table:table-cell office:value-type="float" office:value="4.182E-3" table:style-name="ce1">
            <text:p>0.004182</text:p>
          </table:table-cell>
          <table:table-cell office:value-type="float" office:value="20.260000000000002" table:style-name="ce1">
            <text:p>20.26</text:p>
          </table:table-cell>
          <table:table-cell office:value-type="float" office:value="1.5386E-2" table:style-name="ce1">
            <text:p>0.015386</text:p>
          </table:table-cell>
          <table:table-cell office:value-type="float" office:value="2.1842E-2" table:style-name="ce1">
            <text:p>0.021842</text:p>
          </table:table-cell>
          <table:table-cell table:number-columns-repeated="16379"/>
        </table:table-row>
        <table:table-row table:style-name="ro3">
          <table:table-cell office:value-type="float" office:value="20.28" table:style-name="ce1">
            <text:p>20.28</text:p>
          </table:table-cell>
          <table:table-cell office:value-type="float" office:value="4.7670000000000004E-3" table:style-name="ce1">
            <text:p>0.004767</text:p>
          </table:table-cell>
          <table:table-cell office:value-type="float" office:value="20.28" table:style-name="ce1">
            <text:p>20.28</text:p>
          </table:table-cell>
          <table:table-cell office:value-type="float" office:value="1.7604000000000002E-2" table:style-name="ce1">
            <text:p>0.017604</text:p>
          </table:table-cell>
          <table:table-cell office:value-type="float" office:value="2.0899999999999998E-2" table:style-name="ce1">
            <text:p>0.0209</text:p>
          </table:table-cell>
          <table:table-cell table:number-columns-repeated="16379"/>
        </table:table-row>
        <table:table-row table:style-name="ro3">
          <table:table-cell office:value-type="float" office:value="20.3" table:style-name="ce1">
            <text:p>20.3</text:p>
          </table:table-cell>
          <table:table-cell office:value-type="float" office:value="5.3239999999999997E-3" table:style-name="ce1">
            <text:p>0.005324</text:p>
          </table:table-cell>
          <table:table-cell office:value-type="float" office:value="20.3" table:style-name="ce1">
            <text:p>20.3</text:p>
          </table:table-cell>
          <table:table-cell office:value-type="float" office:value="1.9717999999999999E-2" table:style-name="ce1">
            <text:p>0.019718</text:p>
          </table:table-cell>
          <table:table-cell office:value-type="float" office:value="1.9879000000000001E-2" table:style-name="ce1">
            <text:p>0.019879</text:p>
          </table:table-cell>
          <table:table-cell table:number-columns-repeated="16379"/>
        </table:table-row>
        <table:table-row table:style-name="ro3">
          <table:table-cell office:value-type="float" office:value="20.32" table:style-name="ce1">
            <text:p>20.32</text:p>
          </table:table-cell>
          <table:table-cell office:value-type="float" office:value="5.8510000000000003E-3" table:style-name="ce1">
            <text:p>0.005851</text:p>
          </table:table-cell>
          <table:table-cell office:value-type="float" office:value="20.32" table:style-name="ce1">
            <text:p>20.32</text:p>
          </table:table-cell>
          <table:table-cell office:value-type="float" office:value="2.1721000000000001E-2" table:style-name="ce1">
            <text:p>0.021721</text:p>
          </table:table-cell>
          <table:table-cell office:value-type="float" office:value="1.8783000000000001E-2" table:style-name="ce1">
            <text:p>0.018783</text:p>
          </table:table-cell>
          <table:table-cell table:number-columns-repeated="16379"/>
        </table:table-row>
        <table:table-row table:style-name="ro3">
          <table:table-cell office:value-type="float" office:value="20.34" table:style-name="ce1">
            <text:p>20.34</text:p>
          </table:table-cell>
          <table:table-cell office:value-type="float" office:value="6.3480000000000003E-3" table:style-name="ce1">
            <text:p>0.006348</text:p>
          </table:table-cell>
          <table:table-cell office:value-type="float" office:value="20.34" table:style-name="ce1">
            <text:p>20.34</text:p>
          </table:table-cell>
          <table:table-cell office:value-type="float" office:value="2.3605999999999999E-2" table:style-name="ce1">
            <text:p>0.023606</text:p>
          </table:table-cell>
          <table:table-cell office:value-type="float" office:value="1.7618000000000002E-2" table:style-name="ce1">
            <text:p>0.017618</text:p>
          </table:table-cell>
          <table:table-cell table:number-columns-repeated="16379"/>
        </table:table-row>
        <table:table-row table:style-name="ro3">
          <table:table-cell office:value-type="float" office:value="20.36" table:style-name="ce1">
            <text:p>20.36</text:p>
          </table:table-cell>
          <table:table-cell office:value-type="float" office:value="6.8120000000000003E-3" table:style-name="ce1">
            <text:p>0.006812</text:p>
          </table:table-cell>
          <table:table-cell office:value-type="float" office:value="20.36" table:style-name="ce1">
            <text:p>20.36</text:p>
          </table:table-cell>
          <table:table-cell office:value-type="float" office:value="2.5366E-2" table:style-name="ce1">
            <text:p>0.025366</text:p>
          </table:table-cell>
          <table:table-cell office:value-type="float" office:value="1.6389999999999998E-2" table:style-name="ce1">
            <text:p>0.01639</text:p>
          </table:table-cell>
          <table:table-cell table:number-columns-repeated="16379"/>
        </table:table-row>
        <table:table-row table:style-name="ro3">
          <table:table-cell office:value-type="float" office:value="20.38" table:style-name="ce1">
            <text:p>20.38</text:p>
          </table:table-cell>
          <table:table-cell office:value-type="float" office:value="7.2430000000000003E-3" table:style-name="ce1">
            <text:p>0.007243</text:p>
          </table:table-cell>
          <table:table-cell office:value-type="float" office:value="20.38" table:style-name="ce1">
            <text:p>20.38</text:p>
          </table:table-cell>
          <table:table-cell office:value-type="float" office:value="2.6997E-2" table:style-name="ce1">
            <text:p>0.026997</text:p>
          </table:table-cell>
          <table:table-cell office:value-type="float" office:value="1.5103E-2" table:style-name="ce1">
            <text:p>0.015103</text:p>
          </table:table-cell>
          <table:table-cell table:number-columns-repeated="16379"/>
        </table:table-row>
        <table:table-row table:style-name="ro3">
          <table:table-cell office:value-type="float" office:value="20.399999999999999" table:style-name="ce1">
            <text:p>20.4</text:p>
          </table:table-cell>
          <table:table-cell office:value-type="float" office:value="7.6379999999999998E-3" table:style-name="ce1">
            <text:p>0.007638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2.8493000000000001E-2" table:style-name="ce1">
            <text:p>0.028493</text:p>
          </table:table-cell>
          <table:table-cell office:value-type="float" office:value="1.3764E-2" table:style-name="ce1">
            <text:p>0.013764</text:p>
          </table:table-cell>
          <table:table-cell table:number-columns-repeated="16379"/>
        </table:table-row>
        <table:table-row table:style-name="ro3">
          <table:table-cell office:value-type="float" office:value="20.420000000000002" table:style-name="ce1">
            <text:p>20.42</text:p>
          </table:table-cell>
          <table:table-cell office:value-type="float" office:value="7.9979999999999999E-3" table:style-name="ce1">
            <text:p>0.007998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2.9849000000000001E-2" table:style-name="ce1">
            <text:p>0.029849</text:p>
          </table:table-cell>
          <table:table-cell office:value-type="float" office:value="1.2377000000000001E-2" table:style-name="ce1">
            <text:p>0.012377</text:p>
          </table:table-cell>
          <table:table-cell table:number-columns-repeated="16379"/>
        </table:table-row>
        <table:table-row table:style-name="ro3">
          <table:table-cell office:value-type="float" office:value="20.440000000000001" table:style-name="ce1">
            <text:p>20.44</text:p>
          </table:table-cell>
          <table:table-cell office:value-type="float" office:value="8.3199999999999993E-3" table:style-name="ce1">
            <text:p>0.00832</text:p>
          </table:table-cell>
          <table:table-cell office:value-type="float" office:value="20.440000000000001" table:style-name="ce1">
            <text:p>20.44</text:p>
          </table:table-cell>
          <table:table-cell office:value-type="float" office:value="3.1060999999999998E-2" table:style-name="ce1">
            <text:p>0.031061</text:p>
          </table:table-cell>
          <table:table-cell office:value-type="float" office:value="1.0949E-2" table:style-name="ce1">
            <text:p>0.010949</text:p>
          </table:table-cell>
          <table:table-cell table:number-columns-repeated="16379"/>
        </table:table-row>
        <table:table-row table:style-name="ro3">
          <table:table-cell office:value-type="float" office:value="20.46" table:style-name="ce1">
            <text:p>20.46</text:p>
          </table:table-cell>
          <table:table-cell office:value-type="float" office:value="8.6040000000000005E-3" table:style-name="ce1">
            <text:p>0.008604</text:p>
          </table:table-cell>
          <table:table-cell office:value-type="float" office:value="20.46" table:style-name="ce1">
            <text:p>20.46</text:p>
          </table:table-cell>
          <table:table-cell office:value-type="float" office:value="3.2124E-2" table:style-name="ce1">
            <text:p>0.032124</text:p>
          </table:table-cell>
          <table:table-cell office:value-type="float" office:value="9.4830000000000001E-3" table:style-name="ce1">
            <text:p>0.009483</text:p>
          </table:table-cell>
          <table:table-cell table:number-columns-repeated="16379"/>
        </table:table-row>
        <table:table-row table:style-name="ro3">
          <table:table-cell office:value-type="float" office:value="20.48" table:style-name="ce1">
            <text:p>20.48</text:p>
          </table:table-cell>
          <table:table-cell office:value-type="float" office:value="8.8489999999999992E-3" table:style-name="ce1">
            <text:p>0.008849</text:p>
          </table:table-cell>
          <table:table-cell office:value-type="float" office:value="20.48" table:style-name="ce1">
            <text:p>20.48</text:p>
          </table:table-cell>
          <table:table-cell office:value-type="float" office:value="3.3036000000000003E-2" table:style-name="ce1">
            <text:p>0.033036</text:p>
          </table:table-cell>
          <table:table-cell office:value-type="float" office:value="7.9869999999999993E-3" table:style-name="ce1">
            <text:p>0.007987</text:p>
          </table:table-cell>
          <table:table-cell table:number-columns-repeated="16379"/>
        </table:table-row>
        <table:table-row table:style-name="ro3">
          <table:table-cell office:value-type="float" office:value="20.5" table:style-name="ce1">
            <text:p>20.5</text:p>
          </table:table-cell>
          <table:table-cell office:value-type="float" office:value="9.0539999999999995E-3" table:style-name="ce1">
            <text:p>0.009054</text:p>
          </table:table-cell>
          <table:table-cell office:value-type="float" office:value="20.5" table:style-name="ce1">
            <text:p>20.5</text:p>
          </table:table-cell>
          <table:table-cell office:value-type="float" office:value="3.3792999999999997E-2" table:style-name="ce1">
            <text:p>0.033793</text:p>
          </table:table-cell>
          <table:table-cell office:value-type="float" office:value="6.4660000000000004E-3" table:style-name="ce1">
            <text:p>0.006466</text:p>
          </table:table-cell>
          <table:table-cell table:number-columns-repeated="16379"/>
        </table:table-row>
        <table:table-row table:style-name="ro3">
          <table:table-cell office:value-type="float" office:value="20.52" table:style-name="ce1">
            <text:p>20.52</text:p>
          </table:table-cell>
          <table:table-cell office:value-type="float" office:value="9.2169999999999995E-3" table:style-name="ce1">
            <text:p>0.009217</text:p>
          </table:table-cell>
          <table:table-cell office:value-type="float" office:value="20.52" table:style-name="ce1">
            <text:p>20.52</text:p>
          </table:table-cell>
          <table:table-cell office:value-type="float" office:value="3.4391999999999999E-2" table:style-name="ce1">
            <text:p>0.034392</text:p>
          </table:table-cell>
          <table:table-cell office:value-type="float" office:value="4.9249999999999997E-3" table:style-name="ce1">
            <text:p>0.004925</text:p>
          </table:table-cell>
          <table:table-cell table:number-columns-repeated="16379"/>
        </table:table-row>
        <table:table-row table:style-name="ro3">
          <table:table-cell office:value-type="float" office:value="20.54" table:style-name="ce1">
            <text:p>20.54</text:p>
          </table:table-cell>
          <table:table-cell office:value-type="float" office:value="9.3390000000000001E-3" table:style-name="ce1">
            <text:p>0.009339</text:p>
          </table:table-cell>
          <table:table-cell office:value-type="float" office:value="20.54" table:style-name="ce1">
            <text:p>20.54</text:p>
          </table:table-cell>
          <table:table-cell office:value-type="float" office:value="3.4832000000000002E-2" table:style-name="ce1">
            <text:p>0.034832</text:p>
          </table:table-cell>
          <table:table-cell office:value-type="float" office:value="3.3709999999999999E-3" table:style-name="ce1">
            <text:p>0.003371</text:p>
          </table:table-cell>
          <table:table-cell table:number-columns-repeated="16379"/>
        </table:table-row>
        <table:table-row table:style-name="ro3">
          <table:table-cell office:value-type="float" office:value="20.56" table:style-name="ce1">
            <text:p>20.56</text:p>
          </table:table-cell>
          <table:table-cell office:value-type="float" office:value="9.4190000000000003E-3" table:style-name="ce1">
            <text:p>0.009419</text:p>
          </table:table-cell>
          <table:table-cell office:value-type="float" office:value="20.56" table:style-name="ce1">
            <text:p>20.56</text:p>
          </table:table-cell>
          <table:table-cell office:value-type="float" office:value="3.5110000000000002E-2" table:style-name="ce1">
            <text:p>0.03511</text:p>
          </table:table-cell>
          <table:table-cell office:value-type="float" office:value="1.81E-3" table:style-name="ce1">
            <text:p>0.00181</text:p>
          </table:table-cell>
          <table:table-cell table:number-columns-repeated="16379"/>
        </table:table-row>
        <table:table-row table:style-name="ro3">
          <table:table-cell office:value-type="float" office:value="20.58" table:style-name="ce1">
            <text:p>20.58</text:p>
          </table:table-cell>
          <table:table-cell office:value-type="float" office:value="9.4549999999999999E-3" table:style-name="ce1">
            <text:p>0.009455</text:p>
          </table:table-cell>
          <table:table-cell office:value-type="float" office:value="20.58" table:style-name="ce1">
            <text:p>20.58</text:p>
          </table:table-cell>
          <table:table-cell office:value-type="float" office:value="3.5226E-2" table:style-name="ce1">
            <text:p>0.035226</text:p>
          </table:table-cell>
          <table:table-cell office:value-type="float" office:value="2.4899999999999998E-4" table:style-name="ce1">
            <text:p>0.000249</text:p>
          </table:table-cell>
          <table:table-cell table:number-columns-repeated="16379"/>
        </table:table-row>
        <table:table-row table:style-name="ro3">
          <table:table-cell office:value-type="float" office:value="20.6" table:style-name="ce1">
            <text:p>20.6</text:p>
          </table:table-cell>
          <table:table-cell office:value-type="float" office:value="9.4479999999999998E-3" table:style-name="ce1">
            <text:p>0.009448</text:p>
          </table:table-cell>
          <table:table-cell office:value-type="float" office:value="20.6" table:style-name="ce1">
            <text:p>20.6</text:p>
          </table:table-cell>
          <table:table-cell office:value-type="float" office:value="3.5179000000000002E-2" table:style-name="ce1">
            <text:p>0.035179</text:p>
          </table:table-cell>
          <table:table-cell office:value-type="float" office:value="-1.3060000000000001E-3" table:style-name="ce1">
            <text:p>-0.001306</text:p>
          </table:table-cell>
          <table:table-cell table:number-columns-repeated="16379"/>
        </table:table-row>
        <table:table-row table:style-name="ro3">
          <table:table-cell office:value-type="float" office:value="20.62" table:style-name="ce1">
            <text:p>20.62</text:p>
          </table:table-cell>
          <table:table-cell office:value-type="float" office:value="9.3980000000000001E-3" table:style-name="ce1">
            <text:p>0.009398</text:p>
          </table:table-cell>
          <table:table-cell office:value-type="float" office:value="20.62" table:style-name="ce1">
            <text:p>20.62</text:p>
          </table:table-cell>
          <table:table-cell office:value-type="float" office:value="3.4970000000000001E-2" table:style-name="ce1">
            <text:p>0.03497</text:p>
          </table:table-cell>
          <table:table-cell office:value-type="float" office:value="-2.849E-3" table:style-name="ce1">
            <text:p>-0.002849</text:p>
          </table:table-cell>
          <table:table-cell table:number-columns-repeated="16379"/>
        </table:table-row>
        <table:table-row table:style-name="ro3">
          <table:table-cell office:value-type="float" office:value="20.64" table:style-name="ce1">
            <text:p>20.64</text:p>
          </table:table-cell>
          <table:table-cell office:value-type="float" office:value="9.3039999999999998E-3" table:style-name="ce1">
            <text:p>0.009304</text:p>
          </table:table-cell>
          <table:table-cell office:value-type="float" office:value="20.64" table:style-name="ce1">
            <text:p>20.64</text:p>
          </table:table-cell>
          <table:table-cell office:value-type="float" office:value="3.4598999999999998E-2" table:style-name="ce1">
            <text:p>0.034599</text:p>
          </table:table-cell>
          <table:table-cell office:value-type="float" office:value="-4.3699999999999998E-3" table:style-name="ce1">
            <text:p>-0.00437</text:p>
          </table:table-cell>
          <table:table-cell table:number-columns-repeated="16379"/>
        </table:table-row>
        <table:table-row table:style-name="ro3">
          <table:table-cell office:value-type="float" office:value="20.66" table:style-name="ce1">
            <text:p>20.66</text:p>
          </table:table-cell>
          <table:table-cell office:value-type="float" office:value="9.1669999999999998E-3" table:style-name="ce1">
            <text:p>0.009167</text:p>
          </table:table-cell>
          <table:table-cell office:value-type="float" office:value="20.66" table:style-name="ce1">
            <text:p>20.66</text:p>
          </table:table-cell>
          <table:table-cell office:value-type="float" office:value="3.4069000000000002E-2" table:style-name="ce1">
            <text:p>0.034069</text:p>
          </table:table-cell>
          <table:table-cell office:value-type="float" office:value="-5.8650000000000004E-3" table:style-name="ce1">
            <text:p>-0.005865</text:p>
          </table:table-cell>
          <table:table-cell table:number-columns-repeated="16379"/>
        </table:table-row>
        <table:table-row table:style-name="ro3">
          <table:table-cell office:value-type="float" office:value="20.68" table:style-name="ce1">
            <text:p>20.68</text:p>
          </table:table-cell>
          <table:table-cell office:value-type="float" office:value="8.9870000000000002E-3" table:style-name="ce1">
            <text:p>0.008987</text:p>
          </table:table-cell>
          <table:table-cell office:value-type="float" office:value="20.68" table:style-name="ce1">
            <text:p>20.68</text:p>
          </table:table-cell>
          <table:table-cell office:value-type="float" office:value="3.3381000000000001E-2" table:style-name="ce1">
            <text:p>0.033381</text:p>
          </table:table-cell>
          <table:table-cell office:value-type="float" office:value="-7.3239999999999998E-3" table:style-name="ce1">
            <text:p>-0.007324</text:p>
          </table:table-cell>
          <table:table-cell table:number-columns-repeated="16379"/>
        </table:table-row>
        <table:table-row table:style-name="ro3">
          <table:table-cell office:value-type="float" office:value="20.7" table:style-name="ce1">
            <text:p>20.7</text:p>
          </table:table-cell>
          <table:table-cell office:value-type="float" office:value="8.7650000000000002E-3" table:style-name="ce1">
            <text:p>0.008765</text:p>
          </table:table-cell>
          <table:table-cell office:value-type="float" office:value="20.7" table:style-name="ce1">
            <text:p>20.7</text:p>
          </table:table-cell>
          <table:table-cell office:value-type="float" office:value="3.2538999999999998E-2" table:style-name="ce1">
            <text:p>0.032539</text:p>
          </table:table-cell>
          <table:table-cell office:value-type="float" office:value="-8.7419999999999998E-3" table:style-name="ce1">
            <text:p>-0.008742</text:p>
          </table:table-cell>
          <table:table-cell table:number-columns-repeated="16379"/>
        </table:table-row>
        <table:table-row table:style-name="ro3">
          <table:table-cell office:value-type="float" office:value="20.72" table:style-name="ce1">
            <text:p>20.72</text:p>
          </table:table-cell>
          <table:table-cell office:value-type="float" office:value="8.5009999999999999E-3" table:style-name="ce1">
            <text:p>0.008501</text:p>
          </table:table-cell>
          <table:table-cell office:value-type="float" office:value="20.72" table:style-name="ce1">
            <text:p>20.72</text:p>
          </table:table-cell>
          <table:table-cell office:value-type="float" office:value="3.1548E-2" table:style-name="ce1">
            <text:p>0.031548</text:p>
          </table:table-cell>
          <table:table-cell office:value-type="float" office:value="-1.0109E-2" table:style-name="ce1">
            <text:p>-0.010109</text:p>
          </table:table-cell>
          <table:table-cell table:number-columns-repeated="16379"/>
        </table:table-row>
        <table:table-row table:style-name="ro3">
          <table:table-cell office:value-type="float" office:value="20.74" table:style-name="ce1">
            <text:p>20.74</text:p>
          </table:table-cell>
          <table:table-cell office:value-type="float" office:value="8.1969999999999994E-3" table:style-name="ce1">
            <text:p>0.008197</text:p>
          </table:table-cell>
          <table:table-cell office:value-type="float" office:value="20.74" table:style-name="ce1">
            <text:p>20.74</text:p>
          </table:table-cell>
          <table:table-cell office:value-type="float" office:value="3.0412000000000002E-2" table:style-name="ce1">
            <text:p>0.030412</text:p>
          </table:table-cell>
          <table:table-cell office:value-type="float" office:value="-1.142E-2" table:style-name="ce1">
            <text:p>-0.01142</text:p>
          </table:table-cell>
          <table:table-cell table:number-columns-repeated="16379"/>
        </table:table-row>
        <table:table-row table:style-name="ro3">
          <table:table-cell office:value-type="float" office:value="20.76" table:style-name="ce1">
            <text:p>20.76</text:p>
          </table:table-cell>
          <table:table-cell office:value-type="float" office:value="7.8549999999999991E-3" table:style-name="ce1">
            <text:p>0.007855</text:p>
          </table:table-cell>
          <table:table-cell office:value-type="float" office:value="20.76" table:style-name="ce1">
            <text:p>20.76</text:p>
          </table:table-cell>
          <table:table-cell office:value-type="float" office:value="2.9137E-2" table:style-name="ce1">
            <text:p>0.029137</text:p>
          </table:table-cell>
          <table:table-cell office:value-type="float" office:value="-1.2666E-2" table:style-name="ce1">
            <text:p>-0.012666</text:p>
          </table:table-cell>
          <table:table-cell table:number-columns-repeated="16379"/>
        </table:table-row>
        <table:table-row table:style-name="ro3">
          <table:table-cell office:value-type="float" office:value="20.78" table:style-name="ce1">
            <text:p>20.78</text:p>
          </table:table-cell>
          <table:table-cell office:value-type="float" office:value="7.476E-3" table:style-name="ce1">
            <text:p>0.007476</text:p>
          </table:table-cell>
          <table:table-cell office:value-type="float" office:value="20.78" table:style-name="ce1">
            <text:p>20.78</text:p>
          </table:table-cell>
          <table:table-cell office:value-type="float" office:value="2.7732E-2" table:style-name="ce1">
            <text:p>0.027732</text:p>
          </table:table-cell>
          <table:table-cell office:value-type="float" office:value="-1.3840999999999999E-2" table:style-name="ce1">
            <text:p>-0.013841</text:p>
          </table:table-cell>
          <table:table-cell table:number-columns-repeated="16379"/>
        </table:table-row>
        <table:table-row table:style-name="ro3">
          <table:table-cell office:value-type="float" office:value="20.8" table:style-name="ce1">
            <text:p>20.8</text:p>
          </table:table-cell>
          <table:table-cell office:value-type="float" office:value="7.0619999999999997E-3" table:style-name="ce1">
            <text:p>0.007062</text:p>
          </table:table-cell>
          <table:table-cell office:value-type="float" office:value="20.8" table:style-name="ce1">
            <text:p>20.8</text:p>
          </table:table-cell>
          <table:table-cell office:value-type="float" office:value="2.6202E-2" table:style-name="ce1">
            <text:p>0.026202</text:p>
          </table:table-cell>
          <table:table-cell office:value-type="float" office:value="-1.4938E-2" table:style-name="ce1">
            <text:p>-0.014938</text:p>
          </table:table-cell>
          <table:table-cell table:number-columns-repeated="16379"/>
        </table:table-row>
        <table:table-row table:style-name="ro3">
          <table:table-cell office:value-type="float" office:value="20.82" table:style-name="ce1">
            <text:p>20.82</text:p>
          </table:table-cell>
          <table:table-cell office:value-type="float" office:value="6.6150000000000002E-3" table:style-name="ce1">
            <text:p>0.006615</text:p>
          </table:table-cell>
          <table:table-cell office:value-type="float" office:value="20.82" table:style-name="ce1">
            <text:p>20.82</text:p>
          </table:table-cell>
          <table:table-cell office:value-type="float" office:value="2.4556999999999999E-2" table:style-name="ce1">
            <text:p>0.024557</text:p>
          </table:table-cell>
          <table:table-cell office:value-type="float" office:value="-1.5951E-2" table:style-name="ce1">
            <text:p>-0.015951</text:p>
          </table:table-cell>
          <table:table-cell table:number-columns-repeated="16379"/>
        </table:table-row>
        <table:table-row table:style-name="ro3">
          <table:table-cell office:value-type="float" office:value="20.84" table:style-name="ce1">
            <text:p>20.84</text:p>
          </table:table-cell>
          <table:table-cell office:value-type="float" office:value="6.1390000000000004E-3" table:style-name="ce1">
            <text:p>0.006139</text:p>
          </table:table-cell>
          <table:table-cell office:value-type="float" office:value="20.84" table:style-name="ce1">
            <text:p>20.84</text:p>
          </table:table-cell>
          <table:table-cell office:value-type="float" office:value="2.2807000000000001E-2" table:style-name="ce1">
            <text:p>0.022807</text:p>
          </table:table-cell>
          <table:table-cell office:value-type="float" office:value="-1.6872999999999999E-2" table:style-name="ce1">
            <text:p>-0.016873</text:p>
          </table:table-cell>
          <table:table-cell table:number-columns-repeated="16379"/>
        </table:table-row>
        <table:table-row table:style-name="ro3">
          <table:table-cell office:value-type="float" office:value="20.86" table:style-name="ce1">
            <text:p>20.86</text:p>
          </table:table-cell>
          <table:table-cell office:value-type="float" office:value="5.6350000000000003E-3" table:style-name="ce1">
            <text:p>0.005635</text:p>
          </table:table-cell>
          <table:table-cell office:value-type="float" office:value="20.86" table:style-name="ce1">
            <text:p>20.86</text:p>
          </table:table-cell>
          <table:table-cell office:value-type="float" office:value="2.0961E-2" table:style-name="ce1">
            <text:p>0.020961</text:p>
          </table:table-cell>
          <table:table-cell office:value-type="float" office:value="-1.77E-2" table:style-name="ce1">
            <text:p>-0.0177</text:p>
          </table:table-cell>
          <table:table-cell table:number-columns-repeated="16379"/>
        </table:table-row>
        <table:table-row table:style-name="ro3">
          <table:table-cell office:value-type="float" office:value="20.88" table:style-name="ce1">
            <text:p>20.88</text:p>
          </table:table-cell>
          <table:table-cell office:value-type="float" office:value="5.1079999999999997E-3" table:style-name="ce1">
            <text:p>0.005108</text:p>
          </table:table-cell>
          <table:table-cell office:value-type="float" office:value="20.88" table:style-name="ce1">
            <text:p>20.88</text:p>
          </table:table-cell>
          <table:table-cell office:value-type="float" office:value="1.9029999999999998E-2" table:style-name="ce1">
            <text:p>0.01903</text:p>
          </table:table-cell>
          <table:table-cell office:value-type="float" office:value="-1.8428E-2" table:style-name="ce1">
            <text:p>-0.018428</text:p>
          </table:table-cell>
          <table:table-cell table:number-columns-repeated="16379"/>
        </table:table-row>
        <table:table-row table:style-name="ro3">
          <table:table-cell office:value-type="float" office:value="20.9" table:style-name="ce1">
            <text:p>20.9</text:p>
          </table:table-cell>
          <table:table-cell office:value-type="float" office:value="4.5599999999999998E-3" table:style-name="ce1">
            <text:p>0.00456</text:p>
          </table:table-cell>
          <table:table-cell office:value-type="float" office:value="20.9" table:style-name="ce1">
            <text:p>20.9</text:p>
          </table:table-cell>
          <table:table-cell office:value-type="float" office:value="1.7025999999999999E-2" table:style-name="ce1">
            <text:p>0.017026</text:p>
          </table:table-cell>
          <table:table-cell office:value-type="float" office:value="-1.9050999999999998E-2" table:style-name="ce1">
            <text:p>-0.019051</text:p>
          </table:table-cell>
          <table:table-cell table:number-columns-repeated="16379"/>
        </table:table-row>
        <table:table-row table:style-name="ro3">
          <table:table-cell office:value-type="float" office:value="20.92" table:style-name="ce1">
            <text:p>20.92</text:p>
          </table:table-cell>
          <table:table-cell office:value-type="float" office:value="3.9940000000000002E-3" table:style-name="ce1">
            <text:p>0.003994</text:p>
          </table:table-cell>
          <table:table-cell office:value-type="float" office:value="20.92" table:style-name="ce1">
            <text:p>20.92</text:p>
          </table:table-cell>
          <table:table-cell office:value-type="float" office:value="1.4959999999999999E-2" table:style-name="ce1">
            <text:p>0.01496</text:p>
          </table:table-cell>
          <table:table-cell office:value-type="float" office:value="-1.9567000000000001E-2" table:style-name="ce1">
            <text:p>-0.019567</text:p>
          </table:table-cell>
          <table:table-cell table:number-columns-repeated="16379"/>
        </table:table-row>
        <table:table-row table:style-name="ro3">
          <table:table-cell office:value-type="float" office:value="20.94" table:style-name="ce1">
            <text:p>20.94</text:p>
          </table:table-cell>
          <table:table-cell office:value-type="float" office:value="3.4150000000000001E-3" table:style-name="ce1">
            <text:p>0.003415</text:p>
          </table:table-cell>
          <table:table-cell office:value-type="float" office:value="20.94" table:style-name="ce1">
            <text:p>20.94</text:p>
          </table:table-cell>
          <table:table-cell office:value-type="float" office:value="1.2844E-2" table:style-name="ce1">
            <text:p>0.012844</text:p>
          </table:table-cell>
          <table:table-cell office:value-type="float" office:value="-1.9973999999999999E-2" table:style-name="ce1">
            <text:p>-0.019974</text:p>
          </table:table-cell>
          <table:table-cell table:number-columns-repeated="16379"/>
        </table:table-row>
        <table:table-row table:style-name="ro3">
          <table:table-cell office:value-type="float" office:value="20.96" table:style-name="ce1">
            <text:p>20.96</text:p>
          </table:table-cell>
          <table:table-cell office:value-type="float" office:value="2.826E-3" table:style-name="ce1">
            <text:p>0.002826</text:p>
          </table:table-cell>
          <table:table-cell office:value-type="float" office:value="20.96" table:style-name="ce1">
            <text:p>20.96</text:p>
          </table:table-cell>
          <table:table-cell office:value-type="float" office:value="1.0692E-2" table:style-name="ce1">
            <text:p>0.010692</text:p>
          </table:table-cell>
          <table:table-cell office:value-type="float" office:value="-2.027E-2" table:style-name="ce1">
            <text:p>-0.02027</text:p>
          </table:table-cell>
          <table:table-cell table:number-columns-repeated="16379"/>
        </table:table-row>
        <table:table-row table:style-name="ro3">
          <table:table-cell office:value-type="float" office:value="20.98" table:style-name="ce1">
            <text:p>20.98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20.98" table:style-name="ce1">
            <text:p>20.98</text:p>
          </table:table-cell>
          <table:table-cell office:value-type="float" office:value="8.5159999999999993E-3" table:style-name="ce1">
            <text:p>0.008516</text:p>
          </table:table-cell>
          <table:table-cell office:value-type="float" office:value="-2.0455000000000001E-2" table:style-name="ce1">
            <text:p>-0.020455</text:p>
          </table:table-cell>
          <table:table-cell table:number-columns-repeated="16379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float" office:value="1.632E-3" table:style-name="ce1">
            <text:p>0.001632</text:p>
          </table:table-cell>
          <table:table-cell office:value-type="float" office:value="21" table:style-name="ce1">
            <text:p>21</text:p>
          </table:table-cell>
          <table:table-cell office:value-type="float" office:value="6.3280000000000003E-3" table:style-name="ce1">
            <text:p>0.006328</text:p>
          </table:table-cell>
          <table:table-cell office:value-type="float" office:value="-2.0528999999999999E-2" table:style-name="ce1">
            <text:p>-0.020529</text:p>
          </table:table-cell>
          <table:table-cell table:number-columns-repeated="16379"/>
        </table:table-row>
        <table:table-row table:style-name="ro3">
          <table:table-cell office:value-type="float" office:value="21.02" table:style-name="ce1">
            <text:p>21.02</text:p>
          </table:table-cell>
          <table:table-cell office:value-type="float" office:value="1.034E-3" table:style-name="ce1">
            <text:p>0.001034</text:p>
          </table:table-cell>
          <table:table-cell office:value-type="float" office:value="21.02" table:style-name="ce1">
            <text:p>21.02</text:p>
          </table:table-cell>
          <table:table-cell office:value-type="float" office:value="4.1409999999999997E-3" table:style-name="ce1">
            <text:p>0.004141</text:p>
          </table:table-cell>
          <table:table-cell office:value-type="float" office:value="-2.0492E-2" table:style-name="ce1">
            <text:p>-0.020492</text:p>
          </table:table-cell>
          <table:table-cell table:number-columns-repeated="16379"/>
        </table:table-row>
        <table:table-row table:style-name="ro3">
          <table:table-cell office:value-type="float" office:value="21.04" table:style-name="ce1">
            <text:p>21.04</text:p>
          </table:table-cell>
          <table:table-cell office:value-type="float" office:value="4.4099999999999999E-4" table:style-name="ce1">
            <text:p>0.000441</text:p>
          </table:table-cell>
          <table:table-cell office:value-type="float" office:value="21.04" table:style-name="ce1">
            <text:p>21.04</text:p>
          </table:table-cell>
          <table:table-cell office:value-type="float" office:value="1.967E-3" table:style-name="ce1">
            <text:p>0.001967</text:p>
          </table:table-cell>
          <table:table-cell office:value-type="float" office:value="-2.0347000000000001E-2" table:style-name="ce1">
            <text:p>-0.020347</text:p>
          </table:table-cell>
          <table:table-cell table:number-columns-repeated="16379"/>
        </table:table-row>
        <table:table-row table:style-name="ro3">
          <table:table-cell office:value-type="float" office:value="21.06" table:style-name="ce1">
            <text:p>21.06</text:p>
          </table:table-cell>
          <table:table-cell office:value-type="float" office:value="-1.44E-4" table:style-name="ce1">
            <text:p>-0.000144</text:p>
          </table:table-cell>
          <table:table-cell office:value-type="float" office:value="21.06" table:style-name="ce1">
            <text:p>21.06</text:p>
          </table:table-cell>
          <table:table-cell office:value-type="float" office:value="-1.8100000000000001E-4" table:style-name="ce1">
            <text:p>-0.000181</text:p>
          </table:table-cell>
          <table:table-cell office:value-type="float" office:value="-2.0097E-2" table:style-name="ce1">
            <text:p>-0.020097</text:p>
          </table:table-cell>
          <table:table-cell table:number-columns-repeated="16379"/>
        </table:table-row>
        <table:table-row table:style-name="ro3">
          <table:table-cell office:value-type="float" office:value="21.08" table:style-name="ce1">
            <text:p>21.08</text:p>
          </table:table-cell>
          <table:table-cell office:value-type="float" office:value="-7.18E-4" table:style-name="ce1">
            <text:p>-0.000718</text:p>
          </table:table-cell>
          <table:table-cell office:value-type="float" office:value="21.08" table:style-name="ce1">
            <text:p>21.08</text:p>
          </table:table-cell>
          <table:table-cell office:value-type="float" office:value="-2.2929999999999999E-3" table:style-name="ce1">
            <text:p>-0.002293</text:p>
          </table:table-cell>
          <table:table-cell office:value-type="float" office:value="-1.9746E-2" table:style-name="ce1">
            <text:p>-0.019746</text:p>
          </table:table-cell>
          <table:table-cell table:number-columns-repeated="16379"/>
        </table:table-row>
        <table:table-row table:style-name="ro3">
          <table:table-cell office:value-type="float" office:value="21.1" table:style-name="ce1">
            <text:p>21.1</text:p>
          </table:table-cell>
          <table:table-cell office:value-type="float" office:value="-1.2769999999999999E-3" table:style-name="ce1">
            <text:p>-0.001277</text:p>
          </table:table-cell>
          <table:table-cell office:value-type="float" office:value="21.1" table:style-name="ce1">
            <text:p>21.1</text:p>
          </table:table-cell>
          <table:table-cell office:value-type="float" office:value="-4.3569999999999998E-3" table:style-name="ce1">
            <text:p>-0.004357</text:p>
          </table:table-cell>
          <table:table-cell office:value-type="float" office:value="-1.9296000000000001E-2" table:style-name="ce1">
            <text:p>-0.019296</text:p>
          </table:table-cell>
          <table:table-cell table:number-columns-repeated="16379"/>
        </table:table-row>
        <table:table-row table:style-name="ro3">
          <table:table-cell office:value-type="float" office:value="21.12" table:style-name="ce1">
            <text:p>21.12</text:p>
          </table:table-cell>
          <table:table-cell office:value-type="float" office:value="-1.8190000000000001E-3" table:style-name="ce1">
            <text:p>-0.001819</text:p>
          </table:table-cell>
          <table:table-cell office:value-type="float" office:value="21.12" table:style-name="ce1">
            <text:p>21.12</text:p>
          </table:table-cell>
          <table:table-cell office:value-type="float" office:value="-6.3619999999999996E-3" table:style-name="ce1">
            <text:p>-0.006362</text:p>
          </table:table-cell>
          <table:table-cell office:value-type="float" office:value="-1.8754E-2" table:style-name="ce1">
            <text:p>-0.018754</text:p>
          </table:table-cell>
          <table:table-cell table:number-columns-repeated="16379"/>
        </table:table-row>
        <table:table-row table:style-name="ro3">
          <table:table-cell office:value-type="float" office:value="21.14" table:style-name="ce1">
            <text:p>21.14</text:p>
          </table:table-cell>
          <table:table-cell office:value-type="float" office:value="-2.3410000000000002E-3" table:style-name="ce1">
            <text:p>-0.002341</text:p>
          </table:table-cell>
          <table:table-cell office:value-type="float" office:value="21.14" table:style-name="ce1">
            <text:p>21.14</text:p>
          </table:table-cell>
          <table:table-cell office:value-type="float" office:value="-8.2990000000000008E-3" table:style-name="ce1">
            <text:p>-0.008299</text:p>
          </table:table-cell>
          <table:table-cell office:value-type="float" office:value="-1.8124999999999999E-2" table:style-name="ce1">
            <text:p>-0.018125</text:p>
          </table:table-cell>
          <table:table-cell table:number-columns-repeated="16379"/>
        </table:table-row>
        <table:table-row table:style-name="ro3">
          <table:table-cell office:value-type="float" office:value="21.16" table:style-name="ce1">
            <text:p>21.16</text:p>
          </table:table-cell>
          <table:table-cell office:value-type="float" office:value="-2.8400000000000001E-3" table:style-name="ce1">
            <text:p>-0.00284</text:p>
          </table:table-cell>
          <table:table-cell office:value-type="float" office:value="21.16" table:style-name="ce1">
            <text:p>21.16</text:p>
          </table:table-cell>
          <table:table-cell office:value-type="float" office:value="-1.0159E-2" table:style-name="ce1">
            <text:p>-0.010159</text:p>
          </table:table-cell>
          <table:table-cell office:value-type="float" office:value="-1.7415E-2" table:style-name="ce1">
            <text:p>-0.017415</text:p>
          </table:table-cell>
          <table:table-cell table:number-columns-repeated="16379"/>
        </table:table-row>
        <table:table-row table:style-name="ro3">
          <table:table-cell office:value-type="float" office:value="21.18" table:style-name="ce1">
            <text:p>21.18</text:p>
          </table:table-cell>
          <table:table-cell office:value-type="float" office:value="-3.3140000000000001E-3" table:style-name="ce1">
            <text:p>-0.003314</text:p>
          </table:table-cell>
          <table:table-cell office:value-type="float" office:value="21.18" table:style-name="ce1">
            <text:p>21.18</text:p>
          </table:table-cell>
          <table:table-cell office:value-type="float" office:value="-1.1934E-2" table:style-name="ce1">
            <text:p>-0.011934</text:p>
          </table:table-cell>
          <table:table-cell office:value-type="float" office:value="-1.6629999999999999E-2" table:style-name="ce1">
            <text:p>-0.01663</text:p>
          </table:table-cell>
          <table:table-cell table:number-columns-repeated="16379"/>
        </table:table-row>
        <table:table-row table:style-name="ro3">
          <table:table-cell office:value-type="float" office:value="21.2" table:style-name="ce1">
            <text:p>21.2</text:p>
          </table:table-cell>
          <table:table-cell office:value-type="float" office:value="-3.761E-3" table:style-name="ce1">
            <text:p>-0.003761</text:p>
          </table:table-cell>
          <table:table-cell office:value-type="float" office:value="21.2" table:style-name="ce1">
            <text:p>21.2</text:p>
          </table:table-cell>
          <table:table-cell office:value-type="float" office:value="-1.3617000000000001E-2" table:style-name="ce1">
            <text:p>-0.013617</text:p>
          </table:table-cell>
          <table:table-cell office:value-type="float" office:value="-1.5776999999999999E-2" table:style-name="ce1">
            <text:p>-0.015777</text:p>
          </table:table-cell>
          <table:table-cell table:number-columns-repeated="16379"/>
        </table:table-row>
        <table:table-row table:style-name="ro3">
          <table:table-cell office:value-type="float" office:value="21.22" table:style-name="ce1">
            <text:p>21.22</text:p>
          </table:table-cell>
          <table:table-cell office:value-type="float" office:value="-4.1799999999999997E-3" table:style-name="ce1">
            <text:p>-0.00418</text:p>
          </table:table-cell>
          <table:table-cell office:value-type="float" office:value="21.22" table:style-name="ce1">
            <text:p>21.22</text:p>
          </table:table-cell>
          <table:table-cell office:value-type="float" office:value="-1.52E-2" table:style-name="ce1">
            <text:p>-0.0152</text:p>
          </table:table-cell>
          <table:table-cell office:value-type="float" office:value="-1.4862E-2" table:style-name="ce1">
            <text:p>-0.014862</text:p>
          </table:table-cell>
          <table:table-cell table:number-columns-repeated="16379"/>
        </table:table-row>
        <table:table-row table:style-name="ro3">
          <table:table-cell office:value-type="float" office:value="21.24" table:style-name="ce1">
            <text:p>21.24</text:p>
          </table:table-cell>
          <table:table-cell office:value-type="float" office:value="-4.5700000000000003E-3" table:style-name="ce1">
            <text:p>-0.00457</text:p>
          </table:table-cell>
          <table:table-cell office:value-type="float" office:value="21.24" table:style-name="ce1">
            <text:p>21.24</text:p>
          </table:table-cell>
          <table:table-cell office:value-type="float" office:value="-1.6678999999999999E-2" table:style-name="ce1">
            <text:p>-0.016679</text:p>
          </table:table-cell>
          <table:table-cell office:value-type="float" office:value="-1.3892E-2" table:style-name="ce1">
            <text:p>-0.013892</text:p>
          </table:table-cell>
          <table:table-cell table:number-columns-repeated="16379"/>
        </table:table-row>
        <table:table-row table:style-name="ro3">
          <table:table-cell office:value-type="float" office:value="21.26" table:style-name="ce1">
            <text:p>21.26</text:p>
          </table:table-cell>
          <table:table-cell office:value-type="float" office:value="-4.9290000000000002E-3" table:style-name="ce1">
            <text:p>-0.004929</text:p>
          </table:table-cell>
          <table:table-cell office:value-type="float" office:value="21.26" table:style-name="ce1">
            <text:p>21.26</text:p>
          </table:table-cell>
          <table:table-cell office:value-type="float" office:value="-1.8048000000000002E-2" table:style-name="ce1">
            <text:p>-0.018048</text:p>
          </table:table-cell>
          <table:table-cell office:value-type="float" office:value="-1.2874999999999999E-2" table:style-name="ce1">
            <text:p>-0.012875</text:p>
          </table:table-cell>
          <table:table-cell table:number-columns-repeated="16379"/>
        </table:table-row>
        <table:table-row table:style-name="ro3">
          <table:table-cell office:value-type="float" office:value="21.28" table:style-name="ce1">
            <text:p>21.28</text:p>
          </table:table-cell>
          <table:table-cell office:value-type="float" office:value="-5.2560000000000003E-3" table:style-name="ce1">
            <text:p>-0.005256</text:p>
          </table:table-cell>
          <table:table-cell office:value-type="float" office:value="21.28" table:style-name="ce1">
            <text:p>21.28</text:p>
          </table:table-cell>
          <table:table-cell office:value-type="float" office:value="-1.9304000000000002E-2" table:style-name="ce1">
            <text:p>-0.019304</text:p>
          </table:table-cell>
          <table:table-cell office:value-type="float" office:value="-1.1816999999999999E-2" table:style-name="ce1">
            <text:p>-0.011817</text:p>
          </table:table-cell>
          <table:table-cell table:number-columns-repeated="16379"/>
        </table:table-row>
        <table:table-row table:style-name="ro3">
          <table:table-cell office:value-type="float" office:value="21.3" table:style-name="ce1">
            <text:p>21.3</text:p>
          </table:table-cell>
          <table:table-cell office:value-type="float" office:value="-5.5510000000000004E-3" table:style-name="ce1">
            <text:p>-0.005551</text:p>
          </table:table-cell>
          <table:table-cell office:value-type="float" office:value="21.3" table:style-name="ce1">
            <text:p>21.3</text:p>
          </table:table-cell>
          <table:table-cell office:value-type="float" office:value="-2.0444E-2" table:style-name="ce1">
            <text:p>-0.020444</text:p>
          </table:table-cell>
          <table:table-cell office:value-type="float" office:value="-1.0725E-2" table:style-name="ce1">
            <text:p>-0.010725</text:p>
          </table:table-cell>
          <table:table-cell table:number-columns-repeated="16379"/>
        </table:table-row>
        <table:table-row table:style-name="ro3">
          <table:table-cell office:value-type="float" office:value="21.32" table:style-name="ce1">
            <text:p>21.32</text:p>
          </table:table-cell>
          <table:table-cell office:value-type="float" office:value="-5.8129999999999996E-3" table:style-name="ce1">
            <text:p>-0.005813</text:p>
          </table:table-cell>
          <table:table-cell office:value-type="float" office:value="21.32" table:style-name="ce1">
            <text:p>21.32</text:p>
          </table:table-cell>
          <table:table-cell office:value-type="float" office:value="-2.1465000000000001E-2" table:style-name="ce1">
            <text:p>-0.021465</text:p>
          </table:table-cell>
          <table:table-cell office:value-type="float" office:value="-9.606E-3" table:style-name="ce1">
            <text:p>-0.009606</text:p>
          </table:table-cell>
          <table:table-cell table:number-columns-repeated="16379"/>
        </table:table-row>
        <table:table-row table:style-name="ro3">
          <table:table-cell office:value-type="float" office:value="21.34" table:style-name="ce1">
            <text:p>21.34</text:p>
          </table:table-cell>
          <table:table-cell office:value-type="float" office:value="-6.0429999999999998E-3" table:style-name="ce1">
            <text:p>-0.006043</text:p>
          </table:table-cell>
          <table:table-cell office:value-type="float" office:value="21.34" table:style-name="ce1">
            <text:p>21.34</text:p>
          </table:table-cell>
          <table:table-cell office:value-type="float" office:value="-2.2366E-2" table:style-name="ce1">
            <text:p>-0.022366</text:p>
          </table:table-cell>
          <table:table-cell office:value-type="float" office:value="-8.4650000000000003E-3" table:style-name="ce1">
            <text:p>-0.008465</text:p>
          </table:table-cell>
          <table:table-cell table:number-columns-repeated="16379"/>
        </table:table-row>
        <table:table-row table:style-name="ro3">
          <table:table-cell office:value-type="float" office:value="21.36" table:style-name="ce1">
            <text:p>21.36</text:p>
          </table:table-cell>
          <table:table-cell office:value-type="float" office:value="-6.241E-3" table:style-name="ce1">
            <text:p>-0.006241</text:p>
          </table:table-cell>
          <table:table-cell office:value-type="float" office:value="21.36" table:style-name="ce1">
            <text:p>21.36</text:p>
          </table:table-cell>
          <table:table-cell office:value-type="float" office:value="-2.3146E-2" table:style-name="ce1">
            <text:p>-0.023146</text:p>
          </table:table-cell>
          <table:table-cell office:value-type="float" office:value="-7.3080000000000003E-3" table:style-name="ce1">
            <text:p>-0.007308</text:p>
          </table:table-cell>
          <table:table-cell table:number-columns-repeated="16379"/>
        </table:table-row>
        <table:table-row table:style-name="ro3">
          <table:table-cell office:value-type="float" office:value="21.38" table:style-name="ce1">
            <text:p>21.38</text:p>
          </table:table-cell>
          <table:table-cell office:value-type="float" office:value="-6.4060000000000002E-3" table:style-name="ce1">
            <text:p>-0.006406</text:p>
          </table:table-cell>
          <table:table-cell office:value-type="float" office:value="21.38" table:style-name="ce1">
            <text:p>21.38</text:p>
          </table:table-cell>
          <table:table-cell office:value-type="float" office:value="-2.3805E-2" table:style-name="ce1">
            <text:p>-0.023805</text:p>
          </table:table-cell>
          <table:table-cell office:value-type="float" office:value="-6.1419999999999999E-3" table:style-name="ce1">
            <text:p>-0.006142</text:p>
          </table:table-cell>
          <table:table-cell table:number-columns-repeated="16379"/>
        </table:table-row>
        <table:table-row table:style-name="ro3">
          <table:table-cell office:value-type="float" office:value="21.4" table:style-name="ce1">
            <text:p>21.4</text:p>
          </table:table-cell>
          <table:table-cell office:value-type="float" office:value="-6.5389999999999997E-3" table:style-name="ce1">
            <text:p>-0.006539</text:p>
          </table:table-cell>
          <table:table-cell office:value-type="float" office:value="21.4" table:style-name="ce1">
            <text:p>21.4</text:p>
          </table:table-cell>
          <table:table-cell office:value-type="float" office:value="-2.4341999999999999E-2" table:style-name="ce1">
            <text:p>-0.024342</text:p>
          </table:table-cell>
          <table:table-cell office:value-type="float" office:value="-4.9719999999999999E-3" table:style-name="ce1">
            <text:p>-0.004972</text:p>
          </table:table-cell>
          <table:table-cell table:number-columns-repeated="16379"/>
        </table:table-row>
        <table:table-row table:style-name="ro3">
          <table:table-cell office:value-type="float" office:value="21.42" table:style-name="ce1">
            <text:p>21.42</text:p>
          </table:table-cell>
          <table:table-cell office:value-type="float" office:value="-6.6400000000000001E-3" table:style-name="ce1">
            <text:p>-0.00664</text:p>
          </table:table-cell>
          <table:table-cell office:value-type="float" office:value="21.42" table:style-name="ce1">
            <text:p>21.42</text:p>
          </table:table-cell>
          <table:table-cell office:value-type="float" office:value="-2.4759E-2" table:style-name="ce1">
            <text:p>-0.024759</text:p>
          </table:table-cell>
          <table:table-cell office:value-type="float" office:value="-3.8010000000000001E-3" table:style-name="ce1">
            <text:p>-0.003801</text:p>
          </table:table-cell>
          <table:table-cell table:number-columns-repeated="16379"/>
        </table:table-row>
        <table:table-row table:style-name="ro3">
          <table:table-cell office:value-type="float" office:value="21.44" table:style-name="ce1">
            <text:p>21.44</text:p>
          </table:table-cell>
          <table:table-cell office:value-type="float" office:value="-6.711E-3" table:style-name="ce1">
            <text:p>-0.006711</text:p>
          </table:table-cell>
          <table:table-cell office:value-type="float" office:value="21.44" table:style-name="ce1">
            <text:p>21.44</text:p>
          </table:table-cell>
          <table:table-cell office:value-type="float" office:value="-2.5055999999999998E-2" table:style-name="ce1">
            <text:p>-0.025056</text:p>
          </table:table-cell>
          <table:table-cell office:value-type="float" office:value="-2.6359999999999999E-3" table:style-name="ce1">
            <text:p>-0.002636</text:p>
          </table:table-cell>
          <table:table-cell table:number-columns-repeated="16379"/>
        </table:table-row>
        <table:table-row table:style-name="ro3">
          <table:table-cell office:value-type="float" office:value="21.46" table:style-name="ce1">
            <text:p>21.46</text:p>
          </table:table-cell>
          <table:table-cell office:value-type="float" office:value="-6.7510000000000001E-3" table:style-name="ce1">
            <text:p>-0.006751</text:p>
          </table:table-cell>
          <table:table-cell office:value-type="float" office:value="21.46" table:style-name="ce1">
            <text:p>21.46</text:p>
          </table:table-cell>
          <table:table-cell office:value-type="float" office:value="-2.5235E-2" table:style-name="ce1">
            <text:p>-0.025235</text:p>
          </table:table-cell>
          <table:table-cell office:value-type="float" office:value="-1.48E-3" table:style-name="ce1">
            <text:p>-0.00148</text:p>
          </table:table-cell>
          <table:table-cell table:number-columns-repeated="16379"/>
        </table:table-row>
        <table:table-row table:style-name="ro3">
          <table:table-cell office:value-type="float" office:value="21.48" table:style-name="ce1">
            <text:p>21.48</text:p>
          </table:table-cell>
          <table:table-cell office:value-type="float" office:value="-6.7609999999999996E-3" table:style-name="ce1">
            <text:p>-0.006761</text:p>
          </table:table-cell>
          <table:table-cell office:value-type="float" office:value="21.48" table:style-name="ce1">
            <text:p>21.48</text:p>
          </table:table-cell>
          <table:table-cell office:value-type="float" office:value="-2.5298000000000001E-2" table:style-name="ce1">
            <text:p>-0.025298</text:p>
          </table:table-cell>
          <table:table-cell office:value-type="float" office:value="-3.3700000000000001E-4" table:style-name="ce1">
            <text:p>-0.000337</text:p>
          </table:table-cell>
          <table:table-cell table:number-columns-repeated="16379"/>
        </table:table-row>
        <table:table-row table:style-name="ro3">
          <table:table-cell office:value-type="float" office:value="21.5" table:style-name="ce1">
            <text:p>21.5</text:p>
          </table:table-cell>
          <table:table-cell office:value-type="float" office:value="-6.7429999999999999E-3" table:style-name="ce1">
            <text:p>-0.006743</text:p>
          </table:table-cell>
          <table:table-cell office:value-type="float" office:value="21.5" table:style-name="ce1">
            <text:p>21.5</text:p>
          </table:table-cell>
          <table:table-cell office:value-type="float" office:value="-2.5246000000000001E-2" table:style-name="ce1">
            <text:p>-0.025246</text:p>
          </table:table-cell>
          <table:table-cell office:value-type="float" office:value="7.8899999999999999E-4" table:style-name="ce1">
            <text:p>0.000789</text:p>
          </table:table-cell>
          <table:table-cell table:number-columns-repeated="16379"/>
        </table:table-row>
        <table:table-row table:style-name="ro3">
          <table:table-cell office:value-type="float" office:value="21.52" table:style-name="ce1">
            <text:p>21.52</text:p>
          </table:table-cell>
          <table:table-cell office:value-type="float" office:value="-6.6950000000000004E-3" table:style-name="ce1">
            <text:p>-0.006695</text:p>
          </table:table-cell>
          <table:table-cell office:value-type="float" office:value="21.52" table:style-name="ce1">
            <text:p>21.52</text:p>
          </table:table-cell>
          <table:table-cell office:value-type="float" office:value="-2.5083000000000001E-2" table:style-name="ce1">
            <text:p>-0.025083</text:p>
          </table:table-cell>
          <table:table-cell office:value-type="float" office:value="1.895E-3" table:style-name="ce1">
            <text:p>0.001895</text:p>
          </table:table-cell>
          <table:table-cell table:number-columns-repeated="16379"/>
        </table:table-row>
        <table:table-row table:style-name="ro3">
          <table:table-cell office:value-type="float" office:value="21.54" table:style-name="ce1">
            <text:p>21.54</text:p>
          </table:table-cell>
          <table:table-cell office:value-type="float" office:value="-6.62E-3" table:style-name="ce1">
            <text:p>-0.00662</text:p>
          </table:table-cell>
          <table:table-cell office:value-type="float" office:value="21.54" table:style-name="ce1">
            <text:p>21.54</text:p>
          </table:table-cell>
          <table:table-cell office:value-type="float" office:value="-2.4809999999999999E-2" table:style-name="ce1">
            <text:p>-0.02481</text:p>
          </table:table-cell>
          <table:table-cell office:value-type="float" office:value="2.9780000000000002E-3" table:style-name="ce1">
            <text:p>0.002978</text:p>
          </table:table-cell>
          <table:table-cell table:number-columns-repeated="16379"/>
        </table:table-row>
        <table:table-row table:style-name="ro3">
          <table:table-cell office:value-type="float" office:value="21.56" table:style-name="ce1">
            <text:p>21.56</text:p>
          </table:table-cell>
          <table:table-cell office:value-type="float" office:value="-6.5180000000000004E-3" table:style-name="ce1">
            <text:p>-0.006518</text:p>
          </table:table-cell>
          <table:table-cell office:value-type="float" office:value="21.56" table:style-name="ce1">
            <text:p>21.56</text:p>
          </table:table-cell>
          <table:table-cell office:value-type="float" office:value="-2.4428999999999999E-2" table:style-name="ce1">
            <text:p>-0.024429</text:p>
          </table:table-cell>
          <table:table-cell office:value-type="float" office:value="4.0350000000000004E-3" table:style-name="ce1">
            <text:p>0.004035</text:p>
          </table:table-cell>
          <table:table-cell table:number-columns-repeated="16379"/>
        </table:table-row>
        <table:table-row table:style-name="ro3">
          <table:table-cell office:value-type="float" office:value="21.58" table:style-name="ce1">
            <text:p>21.58</text:p>
          </table:table-cell>
          <table:table-cell office:value-type="float" office:value="-6.3889999999999997E-3" table:style-name="ce1">
            <text:p>-0.006389</text:p>
          </table:table-cell>
          <table:table-cell office:value-type="float" office:value="21.58" table:style-name="ce1">
            <text:p>21.58</text:p>
          </table:table-cell>
          <table:table-cell office:value-type="float" office:value="-2.3944E-2" table:style-name="ce1">
            <text:p>-0.023944</text:p>
          </table:table-cell>
          <table:table-cell office:value-type="float" office:value="5.0629999999999998E-3" table:style-name="ce1">
            <text:p>0.005063</text:p>
          </table:table-cell>
          <table:table-cell table:number-columns-repeated="16379"/>
        </table:table-row>
        <table:table-row table:style-name="ro3">
          <table:table-cell office:value-type="float" office:value="21.6" table:style-name="ce1">
            <text:p>21.6</text:p>
          </table:table-cell>
          <table:table-cell office:value-type="float" office:value="-6.234E-3" table:style-name="ce1">
            <text:p>-0.006234</text:p>
          </table:table-cell>
          <table:table-cell office:value-type="float" office:value="21.6" table:style-name="ce1">
            <text:p>21.6</text:p>
          </table:table-cell>
          <table:table-cell office:value-type="float" office:value="-2.3356999999999999E-2" table:style-name="ce1">
            <text:p>-0.023357</text:p>
          </table:table-cell>
          <table:table-cell office:value-type="float" office:value="6.058E-3" table:style-name="ce1">
            <text:p>0.006058</text:p>
          </table:table-cell>
          <table:table-cell table:number-columns-repeated="16379"/>
        </table:table-row>
        <table:table-row table:style-name="ro3">
          <table:table-cell office:value-type="float" office:value="21.62" table:style-name="ce1">
            <text:p>21.62</text:p>
          </table:table-cell>
          <table:table-cell office:value-type="float" office:value="-6.0540000000000004E-3" table:style-name="ce1">
            <text:p>-0.006054</text:p>
          </table:table-cell>
          <table:table-cell office:value-type="float" office:value="21.62" table:style-name="ce1">
            <text:p>21.62</text:p>
          </table:table-cell>
          <table:table-cell office:value-type="float" office:value="-2.2672000000000001E-2" table:style-name="ce1">
            <text:p>-0.022672</text:p>
          </table:table-cell>
          <table:table-cell office:value-type="float" office:value="7.0200000000000002E-3" table:style-name="ce1">
            <text:p>0.00702</text:p>
          </table:table-cell>
          <table:table-cell table:number-columns-repeated="16379"/>
        </table:table-row>
        <table:table-row table:style-name="ro3">
          <table:table-cell office:value-type="float" office:value="21.64" table:style-name="ce1">
            <text:p>21.64</text:p>
          </table:table-cell>
          <table:table-cell office:value-type="float" office:value="-5.8500000000000002E-3" table:style-name="ce1">
            <text:p>-0.00585</text:p>
          </table:table-cell>
          <table:table-cell office:value-type="float" office:value="21.64" table:style-name="ce1">
            <text:p>21.64</text:p>
          </table:table-cell>
          <table:table-cell office:value-type="float" office:value="-2.1891000000000001E-2" table:style-name="ce1">
            <text:p>-0.021891</text:p>
          </table:table-cell>
          <table:table-cell office:value-type="float" office:value="7.9430000000000004E-3" table:style-name="ce1">
            <text:p>0.007943</text:p>
          </table:table-cell>
          <table:table-cell table:number-columns-repeated="16379"/>
        </table:table-row>
        <table:table-row table:style-name="ro3">
          <table:table-cell office:value-type="float" office:value="21.66" table:style-name="ce1">
            <text:p>21.66</text:p>
          </table:table-cell>
          <table:table-cell office:value-type="float" office:value="-5.6210000000000001E-3" table:style-name="ce1">
            <text:p>-0.005621</text:p>
          </table:table-cell>
          <table:table-cell office:value-type="float" office:value="21.66" table:style-name="ce1">
            <text:p>21.66</text:p>
          </table:table-cell>
          <table:table-cell office:value-type="float" office:value="-2.1018999999999999E-2" table:style-name="ce1">
            <text:p>-0.021019</text:p>
          </table:table-cell>
          <table:table-cell office:value-type="float" office:value="8.8269999999999998E-3" table:style-name="ce1">
            <text:p>0.008827</text:p>
          </table:table-cell>
          <table:table-cell table:number-columns-repeated="16379"/>
        </table:table-row>
        <table:table-row table:style-name="ro3">
          <table:table-cell office:value-type="float" office:value="21.68" table:style-name="ce1">
            <text:p>21.68</text:p>
          </table:table-cell>
          <table:table-cell office:value-type="float" office:value="-5.3689999999999996E-3" table:style-name="ce1">
            <text:p>-0.005369</text:p>
          </table:table-cell>
          <table:table-cell office:value-type="float" office:value="21.68" table:style-name="ce1">
            <text:p>21.68</text:p>
          </table:table-cell>
          <table:table-cell office:value-type="float" office:value="-2.0057999999999999E-2" table:style-name="ce1">
            <text:p>-0.020058</text:p>
          </table:table-cell>
          <table:table-cell office:value-type="float" office:value="9.6670000000000002E-3" table:style-name="ce1">
            <text:p>0.009667</text:p>
          </table:table-cell>
          <table:table-cell table:number-columns-repeated="16379"/>
        </table:table-row>
        <table:table-row table:style-name="ro3">
          <table:table-cell office:value-type="float" office:value="21.7" table:style-name="ce1">
            <text:p>21.7</text:p>
          </table:table-cell>
          <table:table-cell office:value-type="float" office:value="-5.0949999999999997E-3" table:style-name="ce1">
            <text:p>-0.005095</text:p>
          </table:table-cell>
          <table:table-cell office:value-type="float" office:value="21.7" table:style-name="ce1">
            <text:p>21.7</text:p>
          </table:table-cell>
          <table:table-cell office:value-type="float" office:value="-1.9012000000000001E-2" table:style-name="ce1">
            <text:p>-0.019012</text:p>
          </table:table-cell>
          <table:table-cell office:value-type="float" office:value="1.0461E-2" table:style-name="ce1">
            <text:p>0.010461</text:p>
          </table:table-cell>
          <table:table-cell table:number-columns-repeated="16379"/>
        </table:table-row>
        <table:table-row table:style-name="ro3">
          <table:table-cell office:value-type="float" office:value="21.72" table:style-name="ce1">
            <text:p>21.72</text:p>
          </table:table-cell>
          <table:table-cell office:value-type="float" office:value="-4.7999999999999996E-3" table:style-name="ce1">
            <text:p>-0.0048</text:p>
          </table:table-cell>
          <table:table-cell office:value-type="float" office:value="21.72" table:style-name="ce1">
            <text:p>21.72</text:p>
          </table:table-cell>
          <table:table-cell office:value-type="float" office:value="-1.7885999999999999E-2" table:style-name="ce1">
            <text:p>-0.017886</text:p>
          </table:table-cell>
          <table:table-cell office:value-type="float" office:value="1.1207E-2" table:style-name="ce1">
            <text:p>0.011207</text:p>
          </table:table-cell>
          <table:table-cell table:number-columns-repeated="16379"/>
        </table:table-row>
        <table:table-row table:style-name="ro3">
          <table:table-cell office:value-type="float" office:value="21.74" table:style-name="ce1">
            <text:p>21.74</text:p>
          </table:table-cell>
          <table:table-cell office:value-type="float" office:value="-4.483E-3" table:style-name="ce1">
            <text:p>-0.004483</text:p>
          </table:table-cell>
          <table:table-cell office:value-type="float" office:value="21.74" table:style-name="ce1">
            <text:p>21.74</text:p>
          </table:table-cell>
          <table:table-cell office:value-type="float" office:value="-1.6684000000000001E-2" table:style-name="ce1">
            <text:p>-0.016684</text:p>
          </table:table-cell>
          <table:table-cell office:value-type="float" office:value="1.1900000000000001E-2" table:style-name="ce1">
            <text:p>0.0119</text:p>
          </table:table-cell>
          <table:table-cell table:number-columns-repeated="16379"/>
        </table:table-row>
        <table:table-row table:style-name="ro3">
          <table:table-cell office:value-type="float" office:value="21.76" table:style-name="ce1">
            <text:p>21.76</text:p>
          </table:table-cell>
          <table:table-cell office:value-type="float" office:value="-4.1469999999999996E-3" table:style-name="ce1">
            <text:p>-0.004147</text:p>
          </table:table-cell>
          <table:table-cell office:value-type="float" office:value="21.76" table:style-name="ce1">
            <text:p>21.76</text:p>
          </table:table-cell>
          <table:table-cell office:value-type="float" office:value="-1.5410999999999999E-2" table:style-name="ce1">
            <text:p>-0.015411</text:p>
          </table:table-cell>
          <table:table-cell office:value-type="float" office:value="1.2538000000000001E-2" table:style-name="ce1">
            <text:p>0.012538</text:p>
          </table:table-cell>
          <table:table-cell table:number-columns-repeated="16379"/>
        </table:table-row>
        <table:table-row table:style-name="ro3">
          <table:table-cell office:value-type="float" office:value="21.78" table:style-name="ce1">
            <text:p>21.78</text:p>
          </table:table-cell>
          <table:table-cell office:value-type="float" office:value="-3.7929999999999999E-3" table:style-name="ce1">
            <text:p>-0.003793</text:p>
          </table:table-cell>
          <table:table-cell office:value-type="float" office:value="21.78" table:style-name="ce1">
            <text:p>21.78</text:p>
          </table:table-cell>
          <table:table-cell office:value-type="float" office:value="-1.4071999999999999E-2" table:style-name="ce1">
            <text:p>-0.014072</text:p>
          </table:table-cell>
          <table:table-cell office:value-type="float" office:value="1.3119E-2" table:style-name="ce1">
            <text:p>0.013119</text:p>
          </table:table-cell>
          <table:table-cell table:number-columns-repeated="16379"/>
        </table:table-row>
        <table:table-row table:style-name="ro3">
          <table:table-cell office:value-type="float" office:value="21.8" table:style-name="ce1">
            <text:p>21.8</text:p>
          </table:table-cell>
          <table:table-cell office:value-type="float" office:value="-3.4220000000000001E-3" table:style-name="ce1">
            <text:p>-0.003422</text:p>
          </table:table-cell>
          <table:table-cell office:value-type="float" office:value="21.8" table:style-name="ce1">
            <text:p>21.8</text:p>
          </table:table-cell>
          <table:table-cell office:value-type="float" office:value="-1.2671999999999999E-2" table:style-name="ce1">
            <text:p>-0.012672</text:p>
          </table:table-cell>
          <table:table-cell office:value-type="float" office:value="1.3638000000000001E-2" table:style-name="ce1">
            <text:p>0.013638</text:p>
          </table:table-cell>
          <table:table-cell table:number-columns-repeated="16379"/>
        </table:table-row>
        <table:table-row table:style-name="ro3">
          <table:table-cell office:value-type="float" office:value="21.82" table:style-name="ce1">
            <text:p>21.82</text:p>
          </table:table-cell>
          <table:table-cell office:value-type="float" office:value="-3.0339999999999998E-3" table:style-name="ce1">
            <text:p>-0.003034</text:p>
          </table:table-cell>
          <table:table-cell office:value-type="float" office:value="21.82" table:style-name="ce1">
            <text:p>21.82</text:p>
          </table:table-cell>
          <table:table-cell office:value-type="float" office:value="-1.1219E-2" table:style-name="ce1">
            <text:p>-0.011219</text:p>
          </table:table-cell>
          <table:table-cell office:value-type="float" office:value="1.4093E-2" table:style-name="ce1">
            <text:p>0.014093</text:p>
          </table:table-cell>
          <table:table-cell table:number-columns-repeated="16379"/>
        </table:table-row>
        <table:table-row table:style-name="ro3">
          <table:table-cell office:value-type="float" office:value="21.84" table:style-name="ce1">
            <text:p>21.84</text:p>
          </table:table-cell>
          <table:table-cell office:value-type="float" office:value="-2.6329999999999999E-3" table:style-name="ce1">
            <text:p>-0.002633</text:p>
          </table:table-cell>
          <table:table-cell office:value-type="float" office:value="21.84" table:style-name="ce1">
            <text:p>21.84</text:p>
          </table:table-cell>
          <table:table-cell office:value-type="float" office:value="-9.7169999999999999E-3" table:style-name="ce1">
            <text:p>-0.009717</text:p>
          </table:table-cell>
          <table:table-cell office:value-type="float" office:value="1.4481000000000001E-2" table:style-name="ce1">
            <text:p>0.014481</text:p>
          </table:table-cell>
          <table:table-cell table:number-columns-repeated="16379"/>
        </table:table-row>
        <table:table-row table:style-name="ro3">
          <table:table-cell office:value-type="float" office:value="21.86" table:style-name="ce1">
            <text:p>21.86</text:p>
          </table:table-cell>
          <table:table-cell office:value-type="float" office:value="-2.2190000000000001E-3" table:style-name="ce1">
            <text:p>-0.002219</text:p>
          </table:table-cell>
          <table:table-cell office:value-type="float" office:value="21.86" table:style-name="ce1">
            <text:p>21.86</text:p>
          </table:table-cell>
          <table:table-cell office:value-type="float" office:value="-8.175E-3" table:style-name="ce1">
            <text:p>-0.008175</text:p>
          </table:table-cell>
          <table:table-cell office:value-type="float" office:value="1.4800000000000001E-2" table:style-name="ce1">
            <text:p>0.0148</text:p>
          </table:table-cell>
          <table:table-cell table:number-columns-repeated="16379"/>
        </table:table-row>
        <table:table-row table:style-name="ro3">
          <table:table-cell office:value-type="float" office:value="21.88" table:style-name="ce1">
            <text:p>21.88</text:p>
          </table:table-cell>
          <table:table-cell office:value-type="float" office:value="-1.7949999999999999E-3" table:style-name="ce1">
            <text:p>-0.001795</text:p>
          </table:table-cell>
          <table:table-cell office:value-type="float" office:value="21.88" table:style-name="ce1">
            <text:p>21.88</text:p>
          </table:table-cell>
          <table:table-cell office:value-type="float" office:value="-6.5979999999999997E-3" table:style-name="ce1">
            <text:p>-0.006598</text:p>
          </table:table-cell>
          <table:table-cell office:value-type="float" office:value="1.5047E-2" table:style-name="ce1">
            <text:p>0.015047</text:p>
          </table:table-cell>
          <table:table-cell table:number-columns-repeated="16379"/>
        </table:table-row>
        <table:table-row table:style-name="ro3">
          <table:table-cell office:value-type="float" office:value="21.9" table:style-name="ce1">
            <text:p>21.9</text:p>
          </table:table-cell>
          <table:table-cell office:value-type="float" office:value="-1.3630000000000001E-3" table:style-name="ce1">
            <text:p>-0.001363</text:p>
          </table:table-cell>
          <table:table-cell office:value-type="float" office:value="21.9" table:style-name="ce1">
            <text:p>21.9</text:p>
          </table:table-cell>
          <table:table-cell office:value-type="float" office:value="-4.9959999999999996E-3" table:style-name="ce1">
            <text:p>-0.004996</text:p>
          </table:table-cell>
          <table:table-cell office:value-type="float" office:value="1.5219999999999999E-2" table:style-name="ce1">
            <text:p>0.01522</text:p>
          </table:table-cell>
          <table:table-cell table:number-columns-repeated="16379"/>
        </table:table-row>
        <table:table-row table:style-name="ro3">
          <table:table-cell office:value-type="float" office:value="21.92" table:style-name="ce1">
            <text:p>21.92</text:p>
          </table:table-cell>
          <table:table-cell office:value-type="float" office:value="-9.2400000000000002E-4" table:style-name="ce1">
            <text:p>-0.000924</text:p>
          </table:table-cell>
          <table:table-cell office:value-type="float" office:value="21.92" table:style-name="ce1">
            <text:p>21.92</text:p>
          </table:table-cell>
          <table:table-cell office:value-type="float" office:value="-3.375E-3" table:style-name="ce1">
            <text:p>-0.003375</text:p>
          </table:table-cell>
          <table:table-cell office:value-type="float" office:value="1.5317000000000001E-2" table:style-name="ce1">
            <text:p>0.015317</text:p>
          </table:table-cell>
          <table:table-cell table:number-columns-repeated="16379"/>
        </table:table-row>
        <table:table-row table:style-name="ro3">
          <table:table-cell office:value-type="float" office:value="21.94" table:style-name="ce1">
            <text:p>21.94</text:p>
          </table:table-cell>
          <table:table-cell office:value-type="float" office:value="-4.8099999999999998E-4" table:style-name="ce1">
            <text:p>-0.000481</text:p>
          </table:table-cell>
          <table:table-cell office:value-type="float" office:value="21.94" table:style-name="ce1">
            <text:p>21.94</text:p>
          </table:table-cell>
          <table:table-cell office:value-type="float" office:value="-1.745E-3" table:style-name="ce1">
            <text:p>-0.001745</text:p>
          </table:table-cell>
          <table:table-cell office:value-type="float" office:value="1.5337999999999999E-2" table:style-name="ce1">
            <text:p>0.015338</text:p>
          </table:table-cell>
          <table:table-cell table:number-columns-repeated="16379"/>
        </table:table-row>
        <table:table-row table:style-name="ro3">
          <table:table-cell office:value-type="float" office:value="21.96" table:style-name="ce1">
            <text:p>21.96</text:p>
          </table:table-cell>
          <table:table-cell office:value-type="float" office:value="-3.6999999999999998E-5" table:style-name="ce1">
            <text:p>-0.000037</text:p>
          </table:table-cell>
          <table:table-cell office:value-type="float" office:value="21.96" table:style-name="ce1">
            <text:p>21.96</text:p>
          </table:table-cell>
          <table:table-cell office:value-type="float" office:value="-1.13E-4" table:style-name="ce1">
            <text:p>-0.000113</text:p>
          </table:table-cell>
          <table:table-cell office:value-type="float" office:value="1.5280999999999999E-2" table:style-name="ce1">
            <text:p>0.015281</text:p>
          </table:table-cell>
          <table:table-cell table:number-columns-repeated="16379"/>
        </table:table-row>
        <table:table-row table:style-name="ro3">
          <table:table-cell office:value-type="float" office:value="21.98" table:style-name="ce1">
            <text:p>21.98</text:p>
          </table:table-cell>
          <table:table-cell office:value-type="float" office:value="4.06E-4" table:style-name="ce1">
            <text:p>0.000406</text:p>
          </table:table-cell>
          <table:table-cell office:value-type="float" office:value="21.98" table:style-name="ce1">
            <text:p>21.98</text:p>
          </table:table-cell>
          <table:table-cell office:value-type="float" office:value="1.511E-3" table:style-name="ce1">
            <text:p>0.001511</text:p>
          </table:table-cell>
          <table:table-cell office:value-type="float" office:value="1.5145E-2" table:style-name="ce1">
            <text:p>0.015145</text:p>
          </table:table-cell>
          <table:table-cell table:number-columns-repeated="16379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float" office:value="8.4599999999999996E-4" table:style-name="ce1">
            <text:p>0.000846</text:p>
          </table:table-cell>
          <table:table-cell office:value-type="float" office:value="22" table:style-name="ce1">
            <text:p>22</text:p>
          </table:table-cell>
          <table:table-cell office:value-type="float" office:value="3.1189999999999998E-3" table:style-name="ce1">
            <text:p>0.003119</text:p>
          </table:table-cell>
          <table:table-cell office:value-type="float" office:value="1.4933E-2" table:style-name="ce1">
            <text:p>0.014933</text:p>
          </table:table-cell>
          <table:table-cell table:number-columns-repeated="16379"/>
        </table:table-row>
        <table:table-row table:style-name="ro3">
          <table:table-cell office:value-type="float" office:value="22.02" table:style-name="ce1">
            <text:p>22.02</text:p>
          </table:table-cell>
          <table:table-cell office:value-type="float" office:value="1.279E-3" table:style-name="ce1">
            <text:p>0.001279</text:p>
          </table:table-cell>
          <table:table-cell office:value-type="float" office:value="22.02" table:style-name="ce1">
            <text:p>22.02</text:p>
          </table:table-cell>
          <table:table-cell office:value-type="float" office:value="4.7019999999999996E-3" table:style-name="ce1">
            <text:p>0.004702</text:p>
          </table:table-cell>
          <table:table-cell office:value-type="float" office:value="1.4643E-2" table:style-name="ce1">
            <text:p>0.014643</text:p>
          </table:table-cell>
          <table:table-cell table:number-columns-repeated="16379"/>
        </table:table-row>
        <table:table-row table:style-name="ro3">
          <table:table-cell office:value-type="float" office:value="22.04" table:style-name="ce1">
            <text:p>22.04</text:p>
          </table:table-cell>
          <table:table-cell office:value-type="float" office:value="1.704E-3" table:style-name="ce1">
            <text:p>0.001704</text:p>
          </table:table-cell>
          <table:table-cell office:value-type="float" office:value="22.04" table:style-name="ce1">
            <text:p>22.04</text:p>
          </table:table-cell>
          <table:table-cell office:value-type="float" office:value="6.2509999999999996E-3" table:style-name="ce1">
            <text:p>0.006251</text:p>
          </table:table-cell>
          <table:table-cell office:value-type="float" office:value="1.4278000000000001E-2" table:style-name="ce1">
            <text:p>0.014278</text:p>
          </table:table-cell>
          <table:table-cell table:number-columns-repeated="16379"/>
        </table:table-row>
        <table:table-row table:style-name="ro3">
          <table:table-cell office:value-type="float" office:value="22.06" table:style-name="ce1">
            <text:p>22.06</text:p>
          </table:table-cell>
          <table:table-cell office:value-type="float" office:value="2.117E-3" table:style-name="ce1">
            <text:p>0.002117</text:p>
          </table:table-cell>
          <table:table-cell office:value-type="float" office:value="22.06" table:style-name="ce1">
            <text:p>22.06</text:p>
          </table:table-cell>
          <table:table-cell office:value-type="float" office:value="7.7580000000000001E-3" table:style-name="ce1">
            <text:p>0.007758</text:p>
          </table:table-cell>
          <table:table-cell office:value-type="float" office:value="1.384E-2" table:style-name="ce1">
            <text:p>0.01384</text:p>
          </table:table-cell>
          <table:table-cell table:number-columns-repeated="16379"/>
        </table:table-row>
        <table:table-row table:style-name="ro3">
          <table:table-cell office:value-type="float" office:value="22.08" table:style-name="ce1">
            <text:p>22.08</text:p>
          </table:table-cell>
          <table:table-cell office:value-type="float" office:value="2.516E-3" table:style-name="ce1">
            <text:p>0.002516</text:p>
          </table:table-cell>
          <table:table-cell office:value-type="float" office:value="22.08" table:style-name="ce1">
            <text:p>22.08</text:p>
          </table:table-cell>
          <table:table-cell office:value-type="float" office:value="9.2130000000000007E-3" table:style-name="ce1">
            <text:p>0.009213</text:p>
          </table:table-cell>
          <table:table-cell office:value-type="float" office:value="1.3332E-2" table:style-name="ce1">
            <text:p>0.013332</text:p>
          </table:table-cell>
          <table:table-cell table:number-columns-repeated="16379"/>
        </table:table-row>
        <table:table-row table:style-name="ro3">
          <table:table-cell office:value-type="float" office:value="22.1" table:style-name="ce1">
            <text:p>22.1</text:p>
          </table:table-cell>
          <table:table-cell office:value-type="float" office:value="2.8990000000000001E-3" table:style-name="ce1">
            <text:p>0.002899</text:p>
          </table:table-cell>
          <table:table-cell office:value-type="float" office:value="22.1" table:style-name="ce1">
            <text:p>22.1</text:p>
          </table:table-cell>
          <table:table-cell office:value-type="float" office:value="1.061E-2" table:style-name="ce1">
            <text:p>0.01061</text:p>
          </table:table-cell>
          <table:table-cell office:value-type="float" office:value="1.2756999999999999E-2" table:style-name="ce1">
            <text:p>0.012757</text:p>
          </table:table-cell>
          <table:table-cell table:number-columns-repeated="16379"/>
        </table:table-row>
        <table:table-row table:style-name="ro3">
          <table:table-cell office:value-type="float" office:value="22.12" table:style-name="ce1">
            <text:p>22.12</text:p>
          </table:table-cell>
          <table:table-cell office:value-type="float" office:value="3.2629999999999998E-3" table:style-name="ce1">
            <text:p>0.003263</text:p>
          </table:table-cell>
          <table:table-cell office:value-type="float" office:value="22.12" table:style-name="ce1">
            <text:p>22.12</text:p>
          </table:table-cell>
          <table:table-cell office:value-type="float" office:value="1.1941E-2" table:style-name="ce1">
            <text:p>0.011941</text:p>
          </table:table-cell>
          <table:table-cell office:value-type="float" office:value="1.2119E-2" table:style-name="ce1">
            <text:p>0.012119</text:p>
          </table:table-cell>
          <table:table-cell table:number-columns-repeated="16379"/>
        </table:table-row>
        <table:table-row table:style-name="ro3">
          <table:table-cell office:value-type="float" office:value="22.14" table:style-name="ce1">
            <text:p>22.14</text:p>
          </table:table-cell>
          <table:table-cell office:value-type="float" office:value="3.6059999999999998E-3" table:style-name="ce1">
            <text:p>0.003606</text:p>
          </table:table-cell>
          <table:table-cell office:value-type="float" office:value="22.14" table:style-name="ce1">
            <text:p>22.14</text:p>
          </table:table-cell>
          <table:table-cell office:value-type="float" office:value="1.3197E-2" table:style-name="ce1">
            <text:p>0.013197</text:p>
          </table:table-cell>
          <table:table-cell office:value-type="float" office:value="1.1423000000000001E-2" table:style-name="ce1">
            <text:p>0.011423</text:p>
          </table:table-cell>
          <table:table-cell table:number-columns-repeated="16379"/>
        </table:table-row>
        <table:table-row table:style-name="ro3">
          <table:table-cell office:value-type="float" office:value="22.16" table:style-name="ce1">
            <text:p>22.16</text:p>
          </table:table-cell>
          <table:table-cell office:value-type="float" office:value="3.9269999999999999E-3" table:style-name="ce1">
            <text:p>0.003927</text:p>
          </table:table-cell>
          <table:table-cell office:value-type="float" office:value="22.16" table:style-name="ce1">
            <text:p>22.16</text:p>
          </table:table-cell>
          <table:table-cell office:value-type="float" office:value="1.4374E-2" table:style-name="ce1">
            <text:p>0.014374</text:p>
          </table:table-cell>
          <table:table-cell office:value-type="float" office:value="1.0673E-2" table:style-name="ce1">
            <text:p>0.010673</text:p>
          </table:table-cell>
          <table:table-cell table:number-columns-repeated="16379"/>
        </table:table-row>
        <table:table-row table:style-name="ro3">
          <table:table-cell office:value-type="float" office:value="22.18" table:style-name="ce1">
            <text:p>22.18</text:p>
          </table:table-cell>
          <table:table-cell office:value-type="float" office:value="4.2230000000000002E-3" table:style-name="ce1">
            <text:p>0.004223</text:p>
          </table:table-cell>
          <table:table-cell office:value-type="float" office:value="22.18" table:style-name="ce1">
            <text:p>22.18</text:p>
          </table:table-cell>
          <table:table-cell office:value-type="float" office:value="1.5464E-2" table:style-name="ce1">
            <text:p>0.015464</text:p>
          </table:table-cell>
          <table:table-cell office:value-type="float" office:value="9.8759999999999994E-3" table:style-name="ce1">
            <text:p>0.009876</text:p>
          </table:table-cell>
          <table:table-cell table:number-columns-repeated="16379"/>
        </table:table-row>
        <table:table-row table:style-name="ro3">
          <table:table-cell office:value-type="float" office:value="22.2" table:style-name="ce1">
            <text:p>22.2</text:p>
          </table:table-cell>
          <table:table-cell office:value-type="float" office:value="4.4929999999999996E-3" table:style-name="ce1">
            <text:p>0.004493</text:p>
          </table:table-cell>
          <table:table-cell office:value-type="float" office:value="22.2" table:style-name="ce1">
            <text:p>22.2</text:p>
          </table:table-cell>
          <table:table-cell office:value-type="float" office:value="1.6463999999999999E-2" table:style-name="ce1">
            <text:p>0.016464</text:p>
          </table:table-cell>
          <table:table-cell office:value-type="float" office:value="9.0369999999999999E-3" table:style-name="ce1">
            <text:p>0.009037</text:p>
          </table:table-cell>
          <table:table-cell table:number-columns-repeated="16379"/>
        </table:table-row>
        <table:table-row table:style-name="ro3">
          <table:table-cell office:value-type="float" office:value="22.22" table:style-name="ce1">
            <text:p>22.22</text:p>
          </table:table-cell>
          <table:table-cell office:value-type="float" office:value="4.7349999999999996E-3" table:style-name="ce1">
            <text:p>0.004735</text:p>
          </table:table-cell>
          <table:table-cell office:value-type="float" office:value="22.22" table:style-name="ce1">
            <text:p>22.22</text:p>
          </table:table-cell>
          <table:table-cell office:value-type="float" office:value="1.7368000000000001E-2" table:style-name="ce1">
            <text:p>0.017368</text:p>
          </table:table-cell>
          <table:table-cell office:value-type="float" office:value="8.1620000000000009E-3" table:style-name="ce1">
            <text:p>0.008162</text:p>
          </table:table-cell>
          <table:table-cell table:number-columns-repeated="16379"/>
        </table:table-row>
        <table:table-row table:style-name="ro3">
          <table:table-cell office:value-type="float" office:value="22.24" table:style-name="ce1">
            <text:p>22.24</text:p>
          </table:table-cell>
          <table:table-cell office:value-type="float" office:value="4.9500000000000004E-3" table:style-name="ce1">
            <text:p>0.00495</text:p>
          </table:table-cell>
          <table:table-cell office:value-type="float" office:value="22.24" table:style-name="ce1">
            <text:p>22.24</text:p>
          </table:table-cell>
          <table:table-cell office:value-type="float" office:value="1.8173000000000002E-2" table:style-name="ce1">
            <text:p>0.018173</text:p>
          </table:table-cell>
          <table:table-cell office:value-type="float" office:value="7.2579999999999997E-3" table:style-name="ce1">
            <text:p>0.007258</text:p>
          </table:table-cell>
          <table:table-cell table:number-columns-repeated="16379"/>
        </table:table-row>
        <table:table-row table:style-name="ro3">
          <table:table-cell office:value-type="float" office:value="22.26" table:style-name="ce1">
            <text:p>22.26</text:p>
          </table:table-cell>
          <table:table-cell office:value-type="float" office:value="5.1349999999999998E-3" table:style-name="ce1">
            <text:p>0.005135</text:p>
          </table:table-cell>
          <table:table-cell office:value-type="float" office:value="22.26" table:style-name="ce1">
            <text:p>22.26</text:p>
          </table:table-cell>
          <table:table-cell office:value-type="float" office:value="1.8876E-2" table:style-name="ce1">
            <text:p>0.018876</text:p>
          </table:table-cell>
          <table:table-cell office:value-type="float" office:value="6.3309999999999998E-3" table:style-name="ce1">
            <text:p>0.006331</text:p>
          </table:table-cell>
          <table:table-cell table:number-columns-repeated="16379"/>
        </table:table-row>
        <table:table-row table:style-name="ro3">
          <table:table-cell office:value-type="float" office:value="22.28" table:style-name="ce1">
            <text:p>22.28</text:p>
          </table:table-cell>
          <table:table-cell office:value-type="float" office:value="5.2909999999999997E-3" table:style-name="ce1">
            <text:p>0.005291</text:p>
          </table:table-cell>
          <table:table-cell office:value-type="float" office:value="22.28" table:style-name="ce1">
            <text:p>22.28</text:p>
          </table:table-cell>
          <table:table-cell office:value-type="float" office:value="1.9474999999999999E-2" table:style-name="ce1">
            <text:p>0.019475</text:p>
          </table:table-cell>
          <table:table-cell office:value-type="float" office:value="5.3880000000000004E-3" table:style-name="ce1">
            <text:p>0.005388</text:p>
          </table:table-cell>
          <table:table-cell table:number-columns-repeated="16379"/>
        </table:table-row>
        <table:table-row table:style-name="ro3">
          <table:table-cell office:value-type="float" office:value="22.3" table:style-name="ce1">
            <text:p>22.3</text:p>
          </table:table-cell>
          <table:table-cell office:value-type="float" office:value="5.4169999999999999E-3" table:style-name="ce1">
            <text:p>0.005417</text:p>
          </table:table-cell>
          <table:table-cell office:value-type="float" office:value="22.3" table:style-name="ce1">
            <text:p>22.3</text:p>
          </table:table-cell>
          <table:table-cell office:value-type="float" office:value="1.9970000000000002E-2" table:style-name="ce1">
            <text:p>0.01997</text:p>
          </table:table-cell>
          <table:table-cell office:value-type="float" office:value="4.4339999999999996E-3" table:style-name="ce1">
            <text:p>0.004434</text:p>
          </table:table-cell>
          <table:table-cell table:number-columns-repeated="16379"/>
        </table:table-row>
        <table:table-row table:style-name="ro3">
          <table:table-cell office:value-type="float" office:value="22.32" table:style-name="ce1">
            <text:p>22.32</text:p>
          </table:table-cell>
          <table:table-cell office:value-type="float" office:value="5.5139999999999998E-3" table:style-name="ce1">
            <text:p>0.005514</text:p>
          </table:table-cell>
          <table:table-cell office:value-type="float" office:value="22.32" table:style-name="ce1">
            <text:p>22.32</text:p>
          </table:table-cell>
          <table:table-cell office:value-type="float" office:value="2.036E-2" table:style-name="ce1">
            <text:p>0.02036</text:p>
          </table:table-cell>
          <table:table-cell office:value-type="float" office:value="3.4770000000000001E-3" table:style-name="ce1">
            <text:p>0.003477</text:p>
          </table:table-cell>
          <table:table-cell table:number-columns-repeated="16379"/>
        </table:table-row>
        <table:table-row table:style-name="ro3">
          <table:table-cell office:value-type="float" office:value="22.34" table:style-name="ce1">
            <text:p>22.34</text:p>
          </table:table-cell>
          <table:table-cell office:value-type="float" office:value="5.581E-3" table:style-name="ce1">
            <text:p>0.005581</text:p>
          </table:table-cell>
          <table:table-cell office:value-type="float" office:value="22.34" table:style-name="ce1">
            <text:p>22.34</text:p>
          </table:table-cell>
          <table:table-cell office:value-type="float" office:value="2.0645E-2" table:style-name="ce1">
            <text:p>0.020645</text:p>
          </table:table-cell>
          <table:table-cell office:value-type="float" office:value="2.5230000000000001E-3" table:style-name="ce1">
            <text:p>0.002523</text:p>
          </table:table-cell>
          <table:table-cell table:number-columns-repeated="16379"/>
        </table:table-row>
        <table:table-row table:style-name="ro3">
          <table:table-cell office:value-type="float" office:value="22.36" table:style-name="ce1">
            <text:p>22.36</text:p>
          </table:table-cell>
          <table:table-cell office:value-type="float" office:value="5.62E-3" table:style-name="ce1">
            <text:p>0.00562</text:p>
          </table:table-cell>
          <table:table-cell office:value-type="float" office:value="22.36" table:style-name="ce1">
            <text:p>22.36</text:p>
          </table:table-cell>
          <table:table-cell office:value-type="float" office:value="2.0826999999999998E-2" table:style-name="ce1">
            <text:p>0.020827</text:p>
          </table:table-cell>
          <table:table-cell office:value-type="float" office:value="1.5770000000000001E-3" table:style-name="ce1">
            <text:p>0.001577</text:p>
          </table:table-cell>
          <table:table-cell table:number-columns-repeated="16379"/>
        </table:table-row>
        <table:table-row table:style-name="ro3">
          <table:table-cell office:value-type="float" office:value="22.38" table:style-name="ce1">
            <text:p>22.38</text:p>
          </table:table-cell>
          <table:table-cell office:value-type="float" office:value="5.6299999999999996E-3" table:style-name="ce1">
            <text:p>0.00563</text:p>
          </table:table-cell>
          <table:table-cell office:value-type="float" office:value="22.38" table:style-name="ce1">
            <text:p>22.38</text:p>
          </table:table-cell>
          <table:table-cell office:value-type="float" office:value="2.0908E-2" table:style-name="ce1">
            <text:p>0.020908</text:p>
          </table:table-cell>
          <table:table-cell office:value-type="float" office:value="6.4499999999999996E-4" table:style-name="ce1">
            <text:p>0.000645</text:p>
          </table:table-cell>
          <table:table-cell table:number-columns-repeated="16379"/>
        </table:table-row>
        <table:table-row table:style-name="ro3">
          <table:table-cell office:value-type="float" office:value="22.4" table:style-name="ce1">
            <text:p>22.4</text:p>
          </table:table-cell>
          <table:table-cell office:value-type="float" office:value="5.6140000000000001E-3" table:style-name="ce1">
            <text:p>0.005614</text:p>
          </table:table-cell>
          <table:table-cell office:value-type="float" office:value="22.4" table:style-name="ce1">
            <text:p>22.4</text:p>
          </table:table-cell>
          <table:table-cell office:value-type="float" office:value="2.0889999999999999E-2" table:style-name="ce1">
            <text:p>0.02089</text:p>
          </table:table-cell>
          <table:table-cell office:value-type="float" office:value="-2.6899999999999998E-4" table:style-name="ce1">
            <text:p>-0.000269</text:p>
          </table:table-cell>
          <table:table-cell table:number-columns-repeated="16379"/>
        </table:table-row>
        <table:table-row table:style-name="ro3">
          <table:table-cell office:value-type="float" office:value="22.42" table:style-name="ce1">
            <text:p>22.42</text:p>
          </table:table-cell>
          <table:table-cell office:value-type="float" office:value="5.5719999999999997E-3" table:style-name="ce1">
            <text:p>0.005572</text:p>
          </table:table-cell>
          <table:table-cell office:value-type="float" office:value="22.42" table:style-name="ce1">
            <text:p>22.42</text:p>
          </table:table-cell>
          <table:table-cell office:value-type="float" office:value="2.0775999999999999E-2" table:style-name="ce1">
            <text:p>0.020776</text:p>
          </table:table-cell>
          <table:table-cell office:value-type="float" office:value="-1.1590000000000001E-3" table:style-name="ce1">
            <text:p>-0.001159</text:p>
          </table:table-cell>
          <table:table-cell table:number-columns-repeated="16379"/>
        </table:table-row>
        <table:table-row table:style-name="ro3">
          <table:table-cell office:value-type="float" office:value="22.44" table:style-name="ce1">
            <text:p>22.44</text:p>
          </table:table-cell>
          <table:table-cell office:value-type="float" office:value="5.5050000000000003E-3" table:style-name="ce1">
            <text:p>0.005505</text:p>
          </table:table-cell>
          <table:table-cell office:value-type="float" office:value="22.44" table:style-name="ce1">
            <text:p>22.44</text:p>
          </table:table-cell>
          <table:table-cell office:value-type="float" office:value="2.0570000000000001E-2" table:style-name="ce1">
            <text:p>0.02057</text:p>
          </table:table-cell>
          <table:table-cell office:value-type="float" office:value="-2.0209999999999998E-3" table:style-name="ce1">
            <text:p>-0.002021</text:p>
          </table:table-cell>
          <table:table-cell table:number-columns-repeated="16379"/>
        </table:table-row>
        <table:table-row table:style-name="ro3">
          <table:table-cell office:value-type="float" office:value="22.46" table:style-name="ce1">
            <text:p>22.46</text:p>
          </table:table-cell>
          <table:table-cell office:value-type="float" office:value="5.4149999999999997E-3" table:style-name="ce1">
            <text:p>0.005415</text:p>
          </table:table-cell>
          <table:table-cell office:value-type="float" office:value="22.46" table:style-name="ce1">
            <text:p>22.46</text:p>
          </table:table-cell>
          <table:table-cell office:value-type="float" office:value="2.0277E-2" table:style-name="ce1">
            <text:p>0.020277</text:p>
          </table:table-cell>
          <table:table-cell office:value-type="float" office:value="-2.8519999999999999E-3" table:style-name="ce1">
            <text:p>-0.002852</text:p>
          </table:table-cell>
          <table:table-cell table:number-columns-repeated="16379"/>
        </table:table-row>
        <table:table-row table:style-name="ro3">
          <table:table-cell office:value-type="float" office:value="22.48" table:style-name="ce1">
            <text:p>22.48</text:p>
          </table:table-cell>
          <table:table-cell office:value-type="float" office:value="5.3039999999999997E-3" table:style-name="ce1">
            <text:p>0.005304</text:p>
          </table:table-cell>
          <table:table-cell office:value-type="float" office:value="22.48" table:style-name="ce1">
            <text:p>22.48</text:p>
          </table:table-cell>
          <table:table-cell office:value-type="float" office:value="1.9900000000000001E-2" table:style-name="ce1">
            <text:p>0.0199</text:p>
          </table:table-cell>
          <table:table-cell office:value-type="float" office:value="-3.6480000000000002E-3" table:style-name="ce1">
            <text:p>-0.003648</text:p>
          </table:table-cell>
          <table:table-cell table:number-columns-repeated="16379"/>
        </table:table-row>
        <table:table-row table:style-name="ro3">
          <table:table-cell office:value-type="float" office:value="22.5" table:style-name="ce1">
            <text:p>22.5</text:p>
          </table:table-cell>
          <table:table-cell office:value-type="float" office:value="5.1710000000000002E-3" table:style-name="ce1">
            <text:p>0.005171</text:p>
          </table:table-cell>
          <table:table-cell office:value-type="float" office:value="22.5" table:style-name="ce1">
            <text:p>22.5</text:p>
          </table:table-cell>
          <table:table-cell office:value-type="float" office:value="1.9442999999999998E-2" table:style-name="ce1">
            <text:p>0.019443</text:p>
          </table:table-cell>
          <table:table-cell office:value-type="float" office:value="-4.4070000000000003E-3" table:style-name="ce1">
            <text:p>-0.004407</text:p>
          </table:table-cell>
          <table:table-cell table:number-columns-repeated="16379"/>
        </table:table-row>
        <table:table-row table:style-name="ro3">
          <table:table-cell office:value-type="float" office:value="22.52" table:style-name="ce1">
            <text:p>22.52</text:p>
          </table:table-cell>
          <table:table-cell office:value-type="float" office:value="5.0200000000000002E-3" table:style-name="ce1">
            <text:p>0.00502</text:p>
          </table:table-cell>
          <table:table-cell office:value-type="float" office:value="22.52" table:style-name="ce1">
            <text:p>22.52</text:p>
          </table:table-cell>
          <table:table-cell office:value-type="float" office:value="1.8912000000000002E-2" table:style-name="ce1">
            <text:p>0.018912</text:p>
          </table:table-cell>
          <table:table-cell office:value-type="float" office:value="-5.1279999999999997E-3" table:style-name="ce1">
            <text:p>-0.005128</text:p>
          </table:table-cell>
          <table:table-cell table:number-columns-repeated="16379"/>
        </table:table-row>
        <table:table-row table:style-name="ro3">
          <table:table-cell office:value-type="float" office:value="22.54" table:style-name="ce1">
            <text:p>22.54</text:p>
          </table:table-cell>
          <table:table-cell office:value-type="float" office:value="4.8520000000000004E-3" table:style-name="ce1">
            <text:p>0.004852</text:p>
          </table:table-cell>
          <table:table-cell office:value-type="float" office:value="22.54" table:style-name="ce1">
            <text:p>22.54</text:p>
          </table:table-cell>
          <table:table-cell office:value-type="float" office:value="1.8311999999999998E-2" table:style-name="ce1">
            <text:p>0.018312</text:p>
          </table:table-cell>
          <table:table-cell office:value-type="float" office:value="-5.8069999999999997E-3" table:style-name="ce1">
            <text:p>-0.005807</text:p>
          </table:table-cell>
          <table:table-cell table:number-columns-repeated="16379"/>
        </table:table-row>
        <table:table-row table:style-name="ro3">
          <table:table-cell office:value-type="float" office:value="22.56" table:style-name="ce1">
            <text:p>22.56</text:p>
          </table:table-cell>
          <table:table-cell office:value-type="float" office:value="4.6680000000000003E-3" table:style-name="ce1">
            <text:p>0.004668</text:p>
          </table:table-cell>
          <table:table-cell office:value-type="float" office:value="22.56" table:style-name="ce1">
            <text:p>22.56</text:p>
          </table:table-cell>
          <table:table-cell office:value-type="float" office:value="1.7646999999999999E-2" table:style-name="ce1">
            <text:p>0.017647</text:p>
          </table:table-cell>
          <table:table-cell office:value-type="float" office:value="-6.4440000000000001E-3" table:style-name="ce1">
            <text:p>-0.006444</text:p>
          </table:table-cell>
          <table:table-cell table:number-columns-repeated="16379"/>
        </table:table-row>
        <table:table-row table:style-name="ro3">
          <table:table-cell office:value-type="float" office:value="22.58" table:style-name="ce1">
            <text:p>22.58</text:p>
          </table:table-cell>
          <table:table-cell office:value-type="float" office:value="4.4689999999999999E-3" table:style-name="ce1">
            <text:p>0.004469</text:p>
          </table:table-cell>
          <table:table-cell office:value-type="float" office:value="22.58" table:style-name="ce1">
            <text:p>22.58</text:p>
          </table:table-cell>
          <table:table-cell office:value-type="float" office:value="1.6923000000000001E-2" table:style-name="ce1">
            <text:p>0.016923</text:p>
          </table:table-cell>
          <table:table-cell office:value-type="float" office:value="-7.038E-3" table:style-name="ce1">
            <text:p>-0.007038</text:p>
          </table:table-cell>
          <table:table-cell table:number-columns-repeated="16379"/>
        </table:table-row>
        <table:table-row table:style-name="ro3">
          <table:table-cell office:value-type="float" office:value="22.6" table:style-name="ce1">
            <text:p>22.6</text:p>
          </table:table-cell>
          <table:table-cell office:value-type="float" office:value="4.2570000000000004E-3" table:style-name="ce1">
            <text:p>0.004257</text:p>
          </table:table-cell>
          <table:table-cell office:value-type="float" office:value="22.6" table:style-name="ce1">
            <text:p>22.6</text:p>
          </table:table-cell>
          <table:table-cell office:value-type="float" office:value="1.6143000000000001E-2" table:style-name="ce1">
            <text:p>0.016143</text:p>
          </table:table-cell>
          <table:table-cell office:value-type="float" office:value="-7.5890000000000003E-3" table:style-name="ce1">
            <text:p>-0.007589</text:p>
          </table:table-cell>
          <table:table-cell table:number-columns-repeated="16379"/>
        </table:table-row>
        <table:table-row table:style-name="ro3">
          <table:table-cell office:value-type="float" office:value="22.62" table:style-name="ce1">
            <text:p>22.62</text:p>
          </table:table-cell>
          <table:table-cell office:value-type="float" office:value="4.0340000000000003E-3" table:style-name="ce1">
            <text:p>0.004034</text:p>
          </table:table-cell>
          <table:table-cell office:value-type="float" office:value="22.62" table:style-name="ce1">
            <text:p>22.62</text:p>
          </table:table-cell>
          <table:table-cell office:value-type="float" office:value="1.5313E-2" table:style-name="ce1">
            <text:p>0.015313</text:p>
          </table:table-cell>
          <table:table-cell office:value-type="float" office:value="-8.0960000000000008E-3" table:style-name="ce1">
            <text:p>-0.008096</text:p>
          </table:table-cell>
          <table:table-cell table:number-columns-repeated="16379"/>
        </table:table-row>
        <table:table-row table:style-name="ro3">
          <table:table-cell office:value-type="float" office:value="22.64" table:style-name="ce1">
            <text:p>22.64</text:p>
          </table:table-cell>
          <table:table-cell office:value-type="float" office:value="3.7989999999999999E-3" table:style-name="ce1">
            <text:p>0.003799</text:p>
          </table:table-cell>
          <table:table-cell office:value-type="float" office:value="22.64" table:style-name="ce1">
            <text:p>22.64</text:p>
          </table:table-cell>
          <table:table-cell office:value-type="float" office:value="1.4437E-2" table:style-name="ce1">
            <text:p>0.014437</text:p>
          </table:table-cell>
          <table:table-cell office:value-type="float" office:value="-8.5590000000000006E-3" table:style-name="ce1">
            <text:p>-0.008559</text:p>
          </table:table-cell>
          <table:table-cell table:number-columns-repeated="16379"/>
        </table:table-row>
        <table:table-row table:style-name="ro3">
          <table:table-cell office:value-type="float" office:value="22.66" table:style-name="ce1">
            <text:p>22.66</text:p>
          </table:table-cell>
          <table:table-cell office:value-type="float" office:value="3.555E-3" table:style-name="ce1">
            <text:p>0.003555</text:p>
          </table:table-cell>
          <table:table-cell office:value-type="float" office:value="22.66" table:style-name="ce1">
            <text:p>22.66</text:p>
          </table:table-cell>
          <table:table-cell office:value-type="float" office:value="1.3519E-2" table:style-name="ce1">
            <text:p>0.013519</text:p>
          </table:table-cell>
          <table:table-cell office:value-type="float" office:value="-8.9779999999999999E-3" table:style-name="ce1">
            <text:p>-0.008978</text:p>
          </table:table-cell>
          <table:table-cell table:number-columns-repeated="16379"/>
        </table:table-row>
        <table:table-row table:style-name="ro3">
          <table:table-cell office:value-type="float" office:value="22.68" table:style-name="ce1">
            <text:p>22.68</text:p>
          </table:table-cell>
          <table:table-cell office:value-type="float" office:value="3.3029999999999999E-3" table:style-name="ce1">
            <text:p>0.003303</text:p>
          </table:table-cell>
          <table:table-cell office:value-type="float" office:value="22.68" table:style-name="ce1">
            <text:p>22.68</text:p>
          </table:table-cell>
          <table:table-cell office:value-type="float" office:value="1.2565E-2" table:style-name="ce1">
            <text:p>0.012565</text:p>
          </table:table-cell>
          <table:table-cell office:value-type="float" office:value="-9.3539999999999995E-3" table:style-name="ce1">
            <text:p>-0.009354</text:p>
          </table:table-cell>
          <table:table-cell table:number-columns-repeated="16379"/>
        </table:table-row>
        <table:table-row table:style-name="ro3">
          <table:table-cell office:value-type="float" office:value="22.7" table:style-name="ce1">
            <text:p>22.7</text:p>
          </table:table-cell>
          <table:table-cell office:value-type="float" office:value="3.0430000000000001E-3" table:style-name="ce1">
            <text:p>0.003043</text:p>
          </table:table-cell>
          <table:table-cell office:value-type="float" office:value="22.7" table:style-name="ce1">
            <text:p>22.7</text:p>
          </table:table-cell>
          <table:table-cell office:value-type="float" office:value="1.1577E-2" table:style-name="ce1">
            <text:p>0.011577</text:p>
          </table:table-cell>
          <table:table-cell office:value-type="float" office:value="-9.6869999999999994E-3" table:style-name="ce1">
            <text:p>-0.009687</text:p>
          </table:table-cell>
          <table:table-cell table:number-columns-repeated="16379"/>
        </table:table-row>
        <table:table-row table:style-name="ro3">
          <table:table-cell office:value-type="float" office:value="22.72" table:style-name="ce1">
            <text:p>22.72</text:p>
          </table:table-cell>
          <table:table-cell office:value-type="float" office:value="2.7759999999999998E-3" table:style-name="ce1">
            <text:p>0.002776</text:p>
          </table:table-cell>
          <table:table-cell office:value-type="float" office:value="22.72" table:style-name="ce1">
            <text:p>22.72</text:p>
          </table:table-cell>
          <table:table-cell office:value-type="float" office:value="1.056E-2" table:style-name="ce1">
            <text:p>0.01056</text:p>
          </table:table-cell>
          <table:table-cell office:value-type="float" office:value="-9.9769999999999998E-3" table:style-name="ce1">
            <text:p>-0.009977</text:p>
          </table:table-cell>
          <table:table-cell table:number-columns-repeated="16379"/>
        </table:table-row>
        <table:table-row table:style-name="ro3">
          <table:table-cell office:value-type="float" office:value="22.74" table:style-name="ce1">
            <text:p>22.74</text:p>
          </table:table-cell>
          <table:table-cell office:value-type="float" office:value="2.503E-3" table:style-name="ce1">
            <text:p>0.002503</text:p>
          </table:table-cell>
          <table:table-cell office:value-type="float" office:value="22.74" table:style-name="ce1">
            <text:p>22.74</text:p>
          </table:table-cell>
          <table:table-cell office:value-type="float" office:value="9.5180000000000004E-3" table:style-name="ce1">
            <text:p>0.009518</text:p>
          </table:table-cell>
          <table:table-cell office:value-type="float" office:value="-1.0225E-2" table:style-name="ce1">
            <text:p>-0.010225</text:p>
          </table:table-cell>
          <table:table-cell table:number-columns-repeated="16379"/>
        </table:table-row>
        <table:table-row table:style-name="ro3">
          <table:table-cell office:value-type="float" office:value="22.76" table:style-name="ce1">
            <text:p>22.76</text:p>
          </table:table-cell>
          <table:table-cell office:value-type="float" office:value="2.225E-3" table:style-name="ce1">
            <text:p>0.002225</text:p>
          </table:table-cell>
          <table:table-cell office:value-type="float" office:value="22.76" table:style-name="ce1">
            <text:p>22.76</text:p>
          </table:table-cell>
          <table:table-cell office:value-type="float" office:value="8.4539999999999997E-3" table:style-name="ce1">
            <text:p>0.008454</text:p>
          </table:table-cell>
          <table:table-cell office:value-type="float" office:value="-1.0430999999999999E-2" table:style-name="ce1">
            <text:p>-0.010431</text:p>
          </table:table-cell>
          <table:table-cell table:number-columns-repeated="16379"/>
        </table:table-row>
        <table:table-row table:style-name="ro3">
          <table:table-cell office:value-type="float" office:value="22.78" table:style-name="ce1">
            <text:p>22.78</text:p>
          </table:table-cell>
          <table:table-cell office:value-type="float" office:value="1.9419999999999999E-3" table:style-name="ce1">
            <text:p>0.001942</text:p>
          </table:table-cell>
          <table:table-cell office:value-type="float" office:value="22.78" table:style-name="ce1">
            <text:p>22.78</text:p>
          </table:table-cell>
          <table:table-cell office:value-type="float" office:value="7.3720000000000001E-3" table:style-name="ce1">
            <text:p>0.007372</text:p>
          </table:table-cell>
          <table:table-cell office:value-type="float" office:value="-1.0593999999999999E-2" table:style-name="ce1">
            <text:p>-0.010594</text:p>
          </table:table-cell>
          <table:table-cell table:number-columns-repeated="16379"/>
        </table:table-row>
        <table:table-row table:style-name="ro3">
          <table:table-cell office:value-type="float" office:value="22.8" table:style-name="ce1">
            <text:p>22.8</text:p>
          </table:table-cell>
          <table:table-cell office:value-type="float" office:value="1.6559999999999999E-3" table:style-name="ce1">
            <text:p>0.001656</text:p>
          </table:table-cell>
          <table:table-cell office:value-type="float" office:value="22.8" table:style-name="ce1">
            <text:p>22.8</text:p>
          </table:table-cell>
          <table:table-cell office:value-type="float" office:value="6.2750000000000002E-3" table:style-name="ce1">
            <text:p>0.006275</text:p>
          </table:table-cell>
          <table:table-cell office:value-type="float" office:value="-1.0715000000000001E-2" table:style-name="ce1">
            <text:p>-0.010715</text:p>
          </table:table-cell>
          <table:table-cell table:number-columns-repeated="16379"/>
        </table:table-row>
        <table:table-row table:style-name="ro3">
          <table:table-cell office:value-type="float" office:value="22.82" table:style-name="ce1">
            <text:p>22.82</text:p>
          </table:table-cell>
          <table:table-cell office:value-type="float" office:value="1.366E-3" table:style-name="ce1">
            <text:p>0.001366</text:p>
          </table:table-cell>
          <table:table-cell office:value-type="float" office:value="22.82" table:style-name="ce1">
            <text:p>22.82</text:p>
          </table:table-cell>
          <table:table-cell office:value-type="float" office:value="5.1669999999999997E-3" table:style-name="ce1">
            <text:p>0.005167</text:p>
          </table:table-cell>
          <table:table-cell office:value-type="float" office:value="-1.0795000000000001E-2" table:style-name="ce1">
            <text:p>-0.010795</text:p>
          </table:table-cell>
          <table:table-cell table:number-columns-repeated="16379"/>
        </table:table-row>
        <table:table-row table:style-name="ro3">
          <table:table-cell office:value-type="float" office:value="22.84" table:style-name="ce1">
            <text:p>22.84</text:p>
          </table:table-cell>
          <table:table-cell office:value-type="float" office:value="1.0740000000000001E-3" table:style-name="ce1">
            <text:p>0.001074</text:p>
          </table:table-cell>
          <table:table-cell office:value-type="float" office:value="22.84" table:style-name="ce1">
            <text:p>22.84</text:p>
          </table:table-cell>
          <table:table-cell office:value-type="float" office:value="4.0530000000000002E-3" table:style-name="ce1">
            <text:p>0.004053</text:p>
          </table:table-cell>
          <table:table-cell office:value-type="float" office:value="-1.0831E-2" table:style-name="ce1">
            <text:p>-0.010831</text:p>
          </table:table-cell>
          <table:table-cell table:number-columns-repeated="16379"/>
        </table:table-row>
        <table:table-row table:style-name="ro3">
          <table:table-cell office:value-type="float" office:value="22.86" table:style-name="ce1">
            <text:p>22.86</text:p>
          </table:table-cell>
          <table:table-cell office:value-type="float" office:value="7.8100000000000001E-4" table:style-name="ce1">
            <text:p>0.000781</text:p>
          </table:table-cell>
          <table:table-cell office:value-type="float" office:value="22.86" table:style-name="ce1">
            <text:p>22.86</text:p>
          </table:table-cell>
          <table:table-cell office:value-type="float" office:value="2.934E-3" table:style-name="ce1">
            <text:p>0.002934</text:p>
          </table:table-cell>
          <table:table-cell office:value-type="float" office:value="-1.0826000000000001E-2" table:style-name="ce1">
            <text:p>-0.010826</text:p>
          </table:table-cell>
          <table:table-cell table:number-columns-repeated="16379"/>
        </table:table-row>
        <table:table-row table:style-name="ro3">
          <table:table-cell office:value-type="float" office:value="22.88" table:style-name="ce1">
            <text:p>22.88</text:p>
          </table:table-cell>
          <table:table-cell office:value-type="float" office:value="4.86E-4" table:style-name="ce1">
            <text:p>0.000486</text:p>
          </table:table-cell>
          <table:table-cell office:value-type="float" office:value="22.88" table:style-name="ce1">
            <text:p>22.88</text:p>
          </table:table-cell>
          <table:table-cell office:value-type="float" office:value="1.8159999999999999E-3" table:style-name="ce1">
            <text:p>0.001816</text:p>
          </table:table-cell>
          <table:table-cell office:value-type="float" office:value="-1.0777E-2" table:style-name="ce1">
            <text:p>-0.010777</text:p>
          </table:table-cell>
          <table:table-cell table:number-columns-repeated="16379"/>
        </table:table-row>
        <table:table-row table:style-name="ro3">
          <table:table-cell office:value-type="float" office:value="22.9" table:style-name="ce1">
            <text:p>22.9</text:p>
          </table:table-cell>
          <table:table-cell office:value-type="float" office:value="1.92E-4" table:style-name="ce1">
            <text:p>0.000192</text:p>
          </table:table-cell>
          <table:table-cell office:value-type="float" office:value="22.9" table:style-name="ce1">
            <text:p>22.9</text:p>
          </table:table-cell>
          <table:table-cell office:value-type="float" office:value="7.0299999999999996E-4" table:style-name="ce1">
            <text:p>0.000703</text:p>
          </table:table-cell>
          <table:table-cell office:value-type="float" office:value="-1.0685E-2" table:style-name="ce1">
            <text:p>-0.010685</text:p>
          </table:table-cell>
          <table:table-cell table:number-columns-repeated="16379"/>
        </table:table-row>
        <table:table-row table:style-name="ro3">
          <table:table-cell office:value-type="float" office:value="22.92" table:style-name="ce1">
            <text:p>22.92</text:p>
          </table:table-cell>
          <table:table-cell office:value-type="float" office:value="-1.01E-4" table:style-name="ce1">
            <text:p>-0.000101</text:p>
          </table:table-cell>
          <table:table-cell office:value-type="float" office:value="22.92" table:style-name="ce1">
            <text:p>22.92</text:p>
          </table:table-cell>
          <table:table-cell office:value-type="float" office:value="-4.0200000000000001E-4" table:style-name="ce1">
            <text:p>-0.000402</text:p>
          </table:table-cell>
          <table:table-cell office:value-type="float" office:value="-1.055E-2" table:style-name="ce1">
            <text:p>-0.01055</text:p>
          </table:table-cell>
          <table:table-cell table:number-columns-repeated="16379"/>
        </table:table-row>
        <table:table-row table:style-name="ro3">
          <table:table-cell office:value-type="float" office:value="22.94" table:style-name="ce1">
            <text:p>22.94</text:p>
          </table:table-cell>
          <table:table-cell office:value-type="float" office:value="-3.9300000000000001E-4" table:style-name="ce1">
            <text:p>-0.000393</text:p>
          </table:table-cell>
          <table:table-cell office:value-type="float" office:value="22.94" table:style-name="ce1">
            <text:p>22.94</text:p>
          </table:table-cell>
          <table:table-cell office:value-type="float" office:value="-1.495E-3" table:style-name="ce1">
            <text:p>-0.001495</text:p>
          </table:table-cell>
          <table:table-cell office:value-type="float" office:value="-1.0370000000000001E-2" table:style-name="ce1">
            <text:p>-0.01037</text:p>
          </table:table-cell>
          <table:table-cell table:number-columns-repeated="16379"/>
        </table:table-row>
        <table:table-row table:style-name="ro3">
          <table:table-cell office:value-type="float" office:value="22.96" table:style-name="ce1">
            <text:p>22.96</text:p>
          </table:table-cell>
          <table:table-cell office:value-type="float" office:value="-6.8000000000000005E-4" table:style-name="ce1">
            <text:p>-0.00068</text:p>
          </table:table-cell>
          <table:table-cell office:value-type="float" office:value="22.96" table:style-name="ce1">
            <text:p>22.96</text:p>
          </table:table-cell>
          <table:table-cell office:value-type="float" office:value="-2.5699999999999998E-3" table:style-name="ce1">
            <text:p>-0.00257</text:p>
          </table:table-cell>
          <table:table-cell office:value-type="float" office:value="-1.0146000000000001E-2" table:style-name="ce1">
            <text:p>-0.010146</text:p>
          </table:table-cell>
          <table:table-cell table:number-columns-repeated="16379"/>
        </table:table-row>
        <table:table-row table:style-name="ro3">
          <table:table-cell office:value-type="float" office:value="22.98" table:style-name="ce1">
            <text:p>22.98</text:p>
          </table:table-cell>
          <table:table-cell office:value-type="float" office:value="-9.6400000000000001E-4" table:style-name="ce1">
            <text:p>-0.000964</text:p>
          </table:table-cell>
          <table:table-cell office:value-type="float" office:value="22.98" table:style-name="ce1">
            <text:p>22.98</text:p>
          </table:table-cell>
          <table:table-cell office:value-type="float" office:value="-3.6240000000000001E-3" table:style-name="ce1">
            <text:p>-0.003624</text:p>
          </table:table-cell>
          <table:table-cell office:value-type="float" office:value="-9.8770000000000004E-3" table:style-name="ce1">
            <text:p>-0.009877</text:p>
          </table:table-cell>
          <table:table-cell table:number-columns-repeated="16379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float" office:value="-1.242E-3" table:style-name="ce1">
            <text:p>-0.001242</text:p>
          </table:table-cell>
          <table:table-cell office:value-type="float" office:value="23" table:style-name="ce1">
            <text:p>23</text:p>
          </table:table-cell>
          <table:table-cell office:value-type="float" office:value="-4.6499999999999996E-3" table:style-name="ce1">
            <text:p>-0.00465</text:p>
          </table:table-cell>
          <table:table-cell office:value-type="float" office:value="-9.5650000000000006E-3" table:style-name="ce1">
            <text:p>-0.009565</text:p>
          </table:table-cell>
          <table:table-cell table:number-columns-repeated="16379"/>
        </table:table-row>
        <table:table-row table:style-name="ro3">
          <table:table-cell office:value-type="float" office:value="23.02" table:style-name="ce1">
            <text:p>23.02</text:p>
          </table:table-cell>
          <table:table-cell office:value-type="float" office:value="-1.5120000000000001E-3" table:style-name="ce1">
            <text:p>-0.001512</text:p>
          </table:table-cell>
          <table:table-cell office:value-type="float" office:value="23.02" table:style-name="ce1">
            <text:p>23.02</text:p>
          </table:table-cell>
          <table:table-cell office:value-type="float" office:value="-5.646E-3" table:style-name="ce1">
            <text:p>-0.005646</text:p>
          </table:table-cell>
          <table:table-cell office:value-type="float" office:value="-9.2079999999999992E-3" table:style-name="ce1">
            <text:p>-0.009208</text:p>
          </table:table-cell>
          <table:table-cell table:number-columns-repeated="16379"/>
        </table:table-row>
        <table:table-row table:style-name="ro3">
          <table:table-cell office:value-type="float" office:value="23.04" table:style-name="ce1">
            <text:p>23.04</text:p>
          </table:table-cell>
          <table:table-cell office:value-type="float" office:value="-1.774E-3" table:style-name="ce1">
            <text:p>-0.001774</text:p>
          </table:table-cell>
          <table:table-cell office:value-type="float" office:value="23.04" table:style-name="ce1">
            <text:p>23.04</text:p>
          </table:table-cell>
          <table:table-cell office:value-type="float" office:value="-6.6049999999999998E-3" table:style-name="ce1">
            <text:p>-0.006605</text:p>
          </table:table-cell>
          <table:table-cell office:value-type="float" office:value="-8.8079999999999999E-3" table:style-name="ce1">
            <text:p>-0.008808</text:p>
          </table:table-cell>
          <table:table-cell table:number-columns-repeated="16379"/>
        </table:table-row>
        <table:table-row table:style-name="ro3">
          <table:table-cell office:value-type="float" office:value="23.06" table:style-name="ce1">
            <text:p>23.06</text:p>
          </table:table-cell>
          <table:table-cell office:value-type="float" office:value="-2.026E-3" table:style-name="ce1">
            <text:p>-0.002026</text:p>
          </table:table-cell>
          <table:table-cell office:value-type="float" office:value="23.06" table:style-name="ce1">
            <text:p>23.06</text:p>
          </table:table-cell>
          <table:table-cell office:value-type="float" office:value="-7.522E-3" table:style-name="ce1">
            <text:p>-0.007522</text:p>
          </table:table-cell>
          <table:table-cell office:value-type="float" office:value="-8.3649999999999992E-3" table:style-name="ce1">
            <text:p>-0.008365</text:p>
          </table:table-cell>
          <table:table-cell table:number-columns-repeated="16379"/>
        </table:table-row>
        <table:table-row table:style-name="ro3">
          <table:table-cell office:value-type="float" office:value="23.08" table:style-name="ce1">
            <text:p>23.08</text:p>
          </table:table-cell>
          <table:table-cell office:value-type="float" office:value="-2.2659999999999998E-3" table:style-name="ce1">
            <text:p>-0.002266</text:p>
          </table:table-cell>
          <table:table-cell office:value-type="float" office:value="23.08" table:style-name="ce1">
            <text:p>23.08</text:p>
          </table:table-cell>
          <table:table-cell office:value-type="float" office:value="-8.3929999999999994E-3" table:style-name="ce1">
            <text:p>-0.008393</text:p>
          </table:table-cell>
          <table:table-cell office:value-type="float" office:value="-7.8810000000000009E-3" table:style-name="ce1">
            <text:p>-0.007881</text:p>
          </table:table-cell>
          <table:table-cell table:number-columns-repeated="16379"/>
        </table:table-row>
        <table:table-row table:style-name="ro3">
          <table:table-cell office:value-type="float" office:value="23.1" table:style-name="ce1">
            <text:p>23.1</text:p>
          </table:table-cell>
          <table:table-cell office:value-type="float" office:value="-2.493E-3" table:style-name="ce1">
            <text:p>-0.002493</text:p>
          </table:table-cell>
          <table:table-cell office:value-type="float" office:value="23.1" table:style-name="ce1">
            <text:p>23.1</text:p>
          </table:table-cell>
          <table:table-cell office:value-type="float" office:value="-9.2130000000000007E-3" table:style-name="ce1">
            <text:p>-0.009213</text:p>
          </table:table-cell>
          <table:table-cell office:value-type="float" office:value="-7.358E-3" table:style-name="ce1">
            <text:p>-0.007358</text:p>
          </table:table-cell>
          <table:table-cell table:number-columns-repeated="16379"/>
        </table:table-row>
        <table:table-row table:style-name="ro3">
          <table:table-cell office:value-type="float" office:value="23.12" table:style-name="ce1">
            <text:p>23.12</text:p>
          </table:table-cell>
          <table:table-cell office:value-type="float" office:value="-2.7060000000000001E-3" table:style-name="ce1">
            <text:p>-0.002706</text:p>
          </table:table-cell>
          <table:table-cell office:value-type="float" office:value="23.12" table:style-name="ce1">
            <text:p>23.12</text:p>
          </table:table-cell>
          <table:table-cell office:value-type="float" office:value="-9.9769999999999998E-3" table:style-name="ce1">
            <text:p>-0.009977</text:p>
          </table:table-cell>
          <table:table-cell office:value-type="float" office:value="-6.7980000000000002E-3" table:style-name="ce1">
            <text:p>-0.006798</text:p>
          </table:table-cell>
          <table:table-cell table:number-columns-repeated="16379"/>
        </table:table-row>
        <table:table-row table:style-name="ro3">
          <table:table-cell office:value-type="float" office:value="23.14" table:style-name="ce1">
            <text:p>23.14</text:p>
          </table:table-cell>
          <table:table-cell office:value-type="float" office:value="-2.9020000000000001E-3" table:style-name="ce1">
            <text:p>-0.002902</text:p>
          </table:table-cell>
          <table:table-cell office:value-type="float" office:value="23.14" table:style-name="ce1">
            <text:p>23.14</text:p>
          </table:table-cell>
          <table:table-cell office:value-type="float" office:value="-1.068E-2" table:style-name="ce1">
            <text:p>-0.01068</text:p>
          </table:table-cell>
          <table:table-cell office:value-type="float" office:value="-6.2030000000000002E-3" table:style-name="ce1">
            <text:p>-0.006203</text:p>
          </table:table-cell>
          <table:table-cell table:number-columns-repeated="16379"/>
        </table:table-row>
        <table:table-row table:style-name="ro3">
          <table:table-cell office:value-type="float" office:value="23.16" table:style-name="ce1">
            <text:p>23.16</text:p>
          </table:table-cell>
          <table:table-cell office:value-type="float" office:value="-3.0799999999999998E-3" table:style-name="ce1">
            <text:p>-0.00308</text:p>
          </table:table-cell>
          <table:table-cell office:value-type="float" office:value="23.16" table:style-name="ce1">
            <text:p>23.16</text:p>
          </table:table-cell>
          <table:table-cell office:value-type="float" office:value="-1.1318E-2" table:style-name="ce1">
            <text:p>-0.011318</text:p>
          </table:table-cell>
          <table:table-cell office:value-type="float" office:value="-5.5770000000000004E-3" table:style-name="ce1">
            <text:p>-0.005577</text:p>
          </table:table-cell>
          <table:table-cell table:number-columns-repeated="16379"/>
        </table:table-row>
        <table:table-row table:style-name="ro3">
          <table:table-cell office:value-type="float" office:value="23.18" table:style-name="ce1">
            <text:p>23.18</text:p>
          </table:table-cell>
          <table:table-cell office:value-type="float" office:value="-3.2399999999999998E-3" table:style-name="ce1">
            <text:p>-0.00324</text:p>
          </table:table-cell>
          <table:table-cell office:value-type="float" office:value="23.18" table:style-name="ce1">
            <text:p>23.18</text:p>
          </table:table-cell>
          <table:table-cell office:value-type="float" office:value="-1.1887E-2" table:style-name="ce1">
            <text:p>-0.011887</text:p>
          </table:table-cell>
          <table:table-cell office:value-type="float" office:value="-4.9220000000000002E-3" table:style-name="ce1">
            <text:p>-0.004922</text:p>
          </table:table-cell>
          <table:table-cell table:number-columns-repeated="16379"/>
        </table:table-row>
        <table:table-row table:style-name="ro3">
          <table:table-cell office:value-type="float" office:value="23.2" table:style-name="ce1">
            <text:p>23.2</text:p>
          </table:table-cell>
          <table:table-cell office:value-type="float" office:value="-3.3800000000000002E-3" table:style-name="ce1">
            <text:p>-0.00338</text:p>
          </table:table-cell>
          <table:table-cell office:value-type="float" office:value="23.2" table:style-name="ce1">
            <text:p>23.2</text:p>
          </table:table-cell>
          <table:table-cell office:value-type="float" office:value="-1.2383999999999999E-2" table:style-name="ce1">
            <text:p>-0.012384</text:p>
          </table:table-cell>
          <table:table-cell office:value-type="float" office:value="-4.2430000000000002E-3" table:style-name="ce1">
            <text:p>-0.004243</text:p>
          </table:table-cell>
          <table:table-cell table:number-columns-repeated="16379"/>
        </table:table-row>
        <table:table-row table:style-name="ro3">
          <table:table-cell office:value-type="float" office:value="23.22" table:style-name="ce1">
            <text:p>23.22</text:p>
          </table:table-cell>
          <table:table-cell office:value-type="float" office:value="-3.4979999999999998E-3" table:style-name="ce1">
            <text:p>-0.003498</text:p>
          </table:table-cell>
          <table:table-cell office:value-type="float" office:value="23.22" table:style-name="ce1">
            <text:p>23.22</text:p>
          </table:table-cell>
          <table:table-cell office:value-type="float" office:value="-1.2805E-2" table:style-name="ce1">
            <text:p>-0.012805</text:p>
          </table:table-cell>
          <table:table-cell office:value-type="float" office:value="-3.5439999999999998E-3" table:style-name="ce1">
            <text:p>-0.003544</text:p>
          </table:table-cell>
          <table:table-cell table:number-columns-repeated="16379"/>
        </table:table-row>
        <table:table-row table:style-name="ro3">
          <table:table-cell office:value-type="float" office:value="23.24" table:style-name="ce1">
            <text:p>23.24</text:p>
          </table:table-cell>
          <table:table-cell office:value-type="float" office:value="-3.5950000000000001E-3" table:style-name="ce1">
            <text:p>-0.003595</text:p>
          </table:table-cell>
          <table:table-cell office:value-type="float" office:value="23.24" table:style-name="ce1">
            <text:p>23.24</text:p>
          </table:table-cell>
          <table:table-cell office:value-type="float" office:value="-1.3148999999999999E-2" table:style-name="ce1">
            <text:p>-0.013149</text:p>
          </table:table-cell>
          <table:table-cell office:value-type="float" office:value="-2.8300000000000001E-3" table:style-name="ce1">
            <text:p>-0.00283</text:p>
          </table:table-cell>
          <table:table-cell table:number-columns-repeated="16379"/>
        </table:table-row>
        <table:table-row table:style-name="ro3">
          <table:table-cell office:value-type="float" office:value="23.26" table:style-name="ce1">
            <text:p>23.26</text:p>
          </table:table-cell>
          <table:table-cell office:value-type="float" office:value="-3.6679999999999998E-3" table:style-name="ce1">
            <text:p>-0.003668</text:p>
          </table:table-cell>
          <table:table-cell office:value-type="float" office:value="23.26" table:style-name="ce1">
            <text:p>23.26</text:p>
          </table:table-cell>
          <table:table-cell office:value-type="float" office:value="-1.3413E-2" table:style-name="ce1">
            <text:p>-0.013413</text:p>
          </table:table-cell>
          <table:table-cell office:value-type="float" office:value="-2.104E-3" table:style-name="ce1">
            <text:p>-0.002104</text:p>
          </table:table-cell>
          <table:table-cell table:number-columns-repeated="16379"/>
        </table:table-row>
        <table:table-row table:style-name="ro3">
          <table:table-cell office:value-type="float" office:value="23.28" table:style-name="ce1">
            <text:p>23.28</text:p>
          </table:table-cell>
          <table:table-cell office:value-type="float" office:value="-3.7190000000000001E-3" table:style-name="ce1">
            <text:p>-0.003719</text:p>
          </table:table-cell>
          <table:table-cell office:value-type="float" office:value="23.28" table:style-name="ce1">
            <text:p>23.28</text:p>
          </table:table-cell>
          <table:table-cell office:value-type="float" office:value="-1.3594999999999999E-2" table:style-name="ce1">
            <text:p>-0.013595</text:p>
          </table:table-cell>
          <table:table-cell office:value-type="float" office:value="-1.372E-3" table:style-name="ce1">
            <text:p>-0.001372</text:p>
          </table:table-cell>
          <table:table-cell table:number-columns-repeated="16379"/>
        </table:table-row>
        <table:table-row table:style-name="ro3">
          <table:table-cell office:value-type="float" office:value="23.3" table:style-name="ce1">
            <text:p>23.3</text:p>
          </table:table-cell>
          <table:table-cell office:value-type="float" office:value="-3.7460000000000002E-3" table:style-name="ce1">
            <text:p>-0.003746</text:p>
          </table:table-cell>
          <table:table-cell office:value-type="float" office:value="23.3" table:style-name="ce1">
            <text:p>23.3</text:p>
          </table:table-cell>
          <table:table-cell office:value-type="float" office:value="-1.3696E-2" table:style-name="ce1">
            <text:p>-0.013696</text:p>
          </table:table-cell>
          <table:table-cell office:value-type="float" office:value="-6.4000000000000005E-4" table:style-name="ce1">
            <text:p>-0.00064</text:p>
          </table:table-cell>
          <table:table-cell table:number-columns-repeated="16379"/>
        </table:table-row>
        <table:table-row table:style-name="ro3">
          <table:table-cell office:value-type="float" office:value="23.32" table:style-name="ce1">
            <text:p>23.32</text:p>
          </table:table-cell>
          <table:table-cell office:value-type="float" office:value="-3.7499999999999999E-3" table:style-name="ce1">
            <text:p>-0.00375</text:p>
          </table:table-cell>
          <table:table-cell office:value-type="float" office:value="23.32" table:style-name="ce1">
            <text:p>23.32</text:p>
          </table:table-cell>
          <table:table-cell office:value-type="float" office:value="-1.3715E-2" table:style-name="ce1">
            <text:p>-0.013715</text:p>
          </table:table-cell>
          <table:table-cell office:value-type="float" office:value="8.7999999999999998E-5" table:style-name="ce1">
            <text:p>0.000088</text:p>
          </table:table-cell>
          <table:table-cell table:number-columns-repeated="16379"/>
        </table:table-row>
        <table:table-row table:style-name="ro3">
          <table:table-cell office:value-type="float" office:value="23.34" table:style-name="ce1">
            <text:p>23.34</text:p>
          </table:table-cell>
          <table:table-cell office:value-type="float" office:value="-3.7299999999999998E-3" table:style-name="ce1">
            <text:p>-0.00373</text:p>
          </table:table-cell>
          <table:table-cell office:value-type="float" office:value="23.34" table:style-name="ce1">
            <text:p>23.34</text:p>
          </table:table-cell>
          <table:table-cell office:value-type="float" office:value="-1.3653E-2" table:style-name="ce1">
            <text:p>-0.013653</text:p>
          </table:table-cell>
          <table:table-cell office:value-type="float" office:value="8.0699999999999999E-4" table:style-name="ce1">
            <text:p>0.000807</text:p>
          </table:table-cell>
          <table:table-cell table:number-columns-repeated="16379"/>
        </table:table-row>
        <table:table-row table:style-name="ro3">
          <table:table-cell office:value-type="float" office:value="23.36" table:style-name="ce1">
            <text:p>23.36</text:p>
          </table:table-cell>
          <table:table-cell office:value-type="float" office:value="-3.6879999999999999E-3" table:style-name="ce1">
            <text:p>-0.003688</text:p>
          </table:table-cell>
          <table:table-cell office:value-type="float" office:value="23.36" table:style-name="ce1">
            <text:p>23.36</text:p>
          </table:table-cell>
          <table:table-cell office:value-type="float" office:value="-1.3512E-2" table:style-name="ce1">
            <text:p>-0.013512</text:p>
          </table:table-cell>
          <table:table-cell office:value-type="float" office:value="1.5120000000000001E-3" table:style-name="ce1">
            <text:p>0.001512</text:p>
          </table:table-cell>
          <table:table-cell table:number-columns-repeated="16379"/>
        </table:table-row>
        <table:table-row table:style-name="ro3">
          <table:table-cell office:value-type="float" office:value="23.38" table:style-name="ce1">
            <text:p>23.38</text:p>
          </table:table-cell>
          <table:table-cell office:value-type="float" office:value="-3.6229999999999999E-3" table:style-name="ce1">
            <text:p>-0.003623</text:p>
          </table:table-cell>
          <table:table-cell office:value-type="float" office:value="23.38" table:style-name="ce1">
            <text:p>23.38</text:p>
          </table:table-cell>
          <table:table-cell office:value-type="float" office:value="-1.3292E-2" table:style-name="ce1">
            <text:p>-0.013292</text:p>
          </table:table-cell>
          <table:table-cell office:value-type="float" office:value="2.1970000000000002E-3" table:style-name="ce1">
            <text:p>0.002197</text:p>
          </table:table-cell>
          <table:table-cell table:number-columns-repeated="16379"/>
        </table:table-row>
        <table:table-row table:style-name="ro3">
          <table:table-cell office:value-type="float" office:value="23.4" table:style-name="ce1">
            <text:p>23.4</text:p>
          </table:table-cell>
          <table:table-cell office:value-type="float" office:value="-3.5370000000000002E-3" table:style-name="ce1">
            <text:p>-0.003537</text:p>
          </table:table-cell>
          <table:table-cell office:value-type="float" office:value="23.4" table:style-name="ce1">
            <text:p>23.4</text:p>
          </table:table-cell>
          <table:table-cell office:value-type="float" office:value="-1.2999E-2" table:style-name="ce1">
            <text:p>-0.012999</text:p>
          </table:table-cell>
          <table:table-cell office:value-type="float" office:value="2.8579999999999999E-3" table:style-name="ce1">
            <text:p>0.002858</text:p>
          </table:table-cell>
          <table:table-cell table:number-columns-repeated="16379"/>
        </table:table-row>
        <table:table-row table:style-name="ro3">
          <table:table-cell office:value-type="float" office:value="23.42" table:style-name="ce1">
            <text:p>23.42</text:p>
          </table:table-cell>
          <table:table-cell office:value-type="float" office:value="-3.431E-3" table:style-name="ce1">
            <text:p>-0.003431</text:p>
          </table:table-cell>
          <table:table-cell office:value-type="float" office:value="23.42" table:style-name="ce1">
            <text:p>23.42</text:p>
          </table:table-cell>
          <table:table-cell office:value-type="float" office:value="-1.2633E-2" table:style-name="ce1">
            <text:p>-0.012633</text:p>
          </table:table-cell>
          <table:table-cell office:value-type="float" office:value="3.4910000000000002E-3" table:style-name="ce1">
            <text:p>0.003491</text:p>
          </table:table-cell>
          <table:table-cell table:number-columns-repeated="16379"/>
        </table:table-row>
        <table:table-row table:style-name="ro3">
          <table:table-cell office:value-type="float" office:value="23.44" table:style-name="ce1">
            <text:p>23.44</text:p>
          </table:table-cell>
          <table:table-cell office:value-type="float" office:value="-3.3059999999999999E-3" table:style-name="ce1">
            <text:p>-0.003306</text:p>
          </table:table-cell>
          <table:table-cell office:value-type="float" office:value="23.44" table:style-name="ce1">
            <text:p>23.44</text:p>
          </table:table-cell>
          <table:table-cell office:value-type="float" office:value="-1.2200000000000001E-2" table:style-name="ce1">
            <text:p>-0.0122</text:p>
          </table:table-cell>
          <table:table-cell office:value-type="float" office:value="4.0920000000000002E-3" table:style-name="ce1">
            <text:p>0.004092</text:p>
          </table:table-cell>
          <table:table-cell table:number-columns-repeated="16379"/>
        </table:table-row>
        <table:table-row table:style-name="ro3">
          <table:table-cell office:value-type="float" office:value="23.46" table:style-name="ce1">
            <text:p>23.46</text:p>
          </table:table-cell>
          <table:table-cell office:value-type="float" office:value="-3.163E-3" table:style-name="ce1">
            <text:p>-0.003163</text:p>
          </table:table-cell>
          <table:table-cell office:value-type="float" office:value="23.46" table:style-name="ce1">
            <text:p>23.46</text:p>
          </table:table-cell>
          <table:table-cell office:value-type="float" office:value="-1.1704000000000001E-2" table:style-name="ce1">
            <text:p>-0.011704</text:p>
          </table:table-cell>
          <table:table-cell office:value-type="float" office:value="4.6569999999999997E-3" table:style-name="ce1">
            <text:p>0.004657</text:p>
          </table:table-cell>
          <table:table-cell table:number-columns-repeated="16379"/>
        </table:table-row>
        <table:table-row table:style-name="ro3">
          <table:table-cell office:value-type="float" office:value="23.48" table:style-name="ce1">
            <text:p>23.48</text:p>
          </table:table-cell>
          <table:table-cell office:value-type="float" office:value="-3.0040000000000002E-3" table:style-name="ce1">
            <text:p>-0.003004</text:p>
          </table:table-cell>
          <table:table-cell office:value-type="float" office:value="23.48" table:style-name="ce1">
            <text:p>23.48</text:p>
          </table:table-cell>
          <table:table-cell office:value-type="float" office:value="-1.1148E-2" table:style-name="ce1">
            <text:p>-0.011148</text:p>
          </table:table-cell>
          <table:table-cell office:value-type="float" office:value="5.1840000000000002E-3" table:style-name="ce1">
            <text:p>0.005184</text:p>
          </table:table-cell>
          <table:table-cell table:number-columns-repeated="16379"/>
        </table:table-row>
        <table:table-row table:style-name="ro3">
          <table:table-cell office:value-type="float" office:value="23.5" table:style-name="ce1">
            <text:p>23.5</text:p>
          </table:table-cell>
          <table:table-cell office:value-type="float" office:value="-2.8300000000000001E-3" table:style-name="ce1">
            <text:p>-0.00283</text:p>
          </table:table-cell>
          <table:table-cell office:value-type="float" office:value="23.5" table:style-name="ce1">
            <text:p>23.5</text:p>
          </table:table-cell>
          <table:table-cell office:value-type="float" office:value="-1.0540000000000001E-2" table:style-name="ce1">
            <text:p>-0.01054</text:p>
          </table:table-cell>
          <table:table-cell office:value-type="float" office:value="5.6690000000000004E-3" table:style-name="ce1">
            <text:p>0.005669</text:p>
          </table:table-cell>
          <table:table-cell table:number-columns-repeated="16379"/>
        </table:table-row>
        <table:table-row table:style-name="ro3">
          <table:table-cell office:value-type="float" office:value="23.52" table:style-name="ce1">
            <text:p>23.52</text:p>
          </table:table-cell>
          <table:table-cell office:value-type="float" office:value="-2.643E-3" table:style-name="ce1">
            <text:p>-0.002643</text:p>
          </table:table-cell>
          <table:table-cell office:value-type="float" office:value="23.52" table:style-name="ce1">
            <text:p>23.52</text:p>
          </table:table-cell>
          <table:table-cell office:value-type="float" office:value="-9.8829999999999994E-3" table:style-name="ce1">
            <text:p>-0.009883</text:p>
          </table:table-cell>
          <table:table-cell office:value-type="float" office:value="6.1120000000000002E-3" table:style-name="ce1">
            <text:p>0.006112</text:p>
          </table:table-cell>
          <table:table-cell table:number-columns-repeated="16379"/>
        </table:table-row>
        <table:table-row table:style-name="ro3">
          <table:table-cell office:value-type="float" office:value="23.54" table:style-name="ce1">
            <text:p>23.54</text:p>
          </table:table-cell>
          <table:table-cell office:value-type="float" office:value="-2.4459999999999998E-3" table:style-name="ce1">
            <text:p>-0.002446</text:p>
          </table:table-cell>
          <table:table-cell office:value-type="float" office:value="23.54" table:style-name="ce1">
            <text:p>23.54</text:p>
          </table:table-cell>
          <table:table-cell office:value-type="float" office:value="-9.1830000000000002E-3" table:style-name="ce1">
            <text:p>-0.009183</text:p>
          </table:table-cell>
          <table:table-cell office:value-type="float" office:value="6.509E-3" table:style-name="ce1">
            <text:p>0.006509</text:p>
          </table:table-cell>
          <table:table-cell table:number-columns-repeated="16379"/>
        </table:table-row>
        <table:table-row table:style-name="ro3">
          <table:table-cell office:value-type="float" office:value="23.56" table:style-name="ce1">
            <text:p>23.56</text:p>
          </table:table-cell>
          <table:table-cell office:value-type="float" office:value="-2.2390000000000001E-3" table:style-name="ce1">
            <text:p>-0.002239</text:p>
          </table:table-cell>
          <table:table-cell office:value-type="float" office:value="23.56" table:style-name="ce1">
            <text:p>23.56</text:p>
          </table:table-cell>
          <table:table-cell office:value-type="float" office:value="-8.4460000000000004E-3" table:style-name="ce1">
            <text:p>-0.008446</text:p>
          </table:table-cell>
          <table:table-cell office:value-type="float" office:value="6.8609999999999999E-3" table:style-name="ce1">
            <text:p>0.006861</text:p>
          </table:table-cell>
          <table:table-cell table:number-columns-repeated="16379"/>
        </table:table-row>
        <table:table-row table:style-name="ro3">
          <table:table-cell office:value-type="float" office:value="23.58" table:style-name="ce1">
            <text:p>23.58</text:p>
          </table:table-cell>
          <table:table-cell office:value-type="float" office:value="-2.0240000000000002E-3" table:style-name="ce1">
            <text:p>-0.002024</text:p>
          </table:table-cell>
          <table:table-cell office:value-type="float" office:value="23.58" table:style-name="ce1">
            <text:p>23.58</text:p>
          </table:table-cell>
          <table:table-cell office:value-type="float" office:value="-7.6769999999999998E-3" table:style-name="ce1">
            <text:p>-0.007677</text:p>
          </table:table-cell>
          <table:table-cell office:value-type="float" office:value="7.1659999999999996E-3" table:style-name="ce1">
            <text:p>0.007166</text:p>
          </table:table-cell>
          <table:table-cell table:number-columns-repeated="16379"/>
        </table:table-row>
        <table:table-row table:style-name="ro3">
          <table:table-cell office:value-type="float" office:value="23.6" table:style-name="ce1">
            <text:p>23.6</text:p>
          </table:table-cell>
          <table:table-cell office:value-type="float" office:value="-1.8029999999999999E-3" table:style-name="ce1">
            <text:p>-0.001803</text:p>
          </table:table-cell>
          <table:table-cell office:value-type="float" office:value="23.6" table:style-name="ce1">
            <text:p>23.6</text:p>
          </table:table-cell>
          <table:table-cell office:value-type="float" office:value="-6.8820000000000001E-3" table:style-name="ce1">
            <text:p>-0.006882</text:p>
          </table:table-cell>
          <table:table-cell office:value-type="float" office:value="7.4260000000000003E-3" table:style-name="ce1">
            <text:p>0.007426</text:p>
          </table:table-cell>
          <table:table-cell table:number-columns-repeated="16379"/>
        </table:table-row>
        <table:table-row table:style-name="ro3">
          <table:table-cell office:value-type="float" office:value="23.62" table:style-name="ce1">
            <text:p>23.62</text:p>
          </table:table-cell>
          <table:table-cell office:value-type="float" office:value="-1.5790000000000001E-3" table:style-name="ce1">
            <text:p>-0.001579</text:p>
          </table:table-cell>
          <table:table-cell office:value-type="float" office:value="23.62" table:style-name="ce1">
            <text:p>23.62</text:p>
          </table:table-cell>
          <table:table-cell office:value-type="float" office:value="-6.0670000000000003E-3" table:style-name="ce1">
            <text:p>-0.006067</text:p>
          </table:table-cell>
          <table:table-cell office:value-type="float" office:value="7.6400000000000001E-3" table:style-name="ce1">
            <text:p>0.00764</text:p>
          </table:table-cell>
          <table:table-cell table:number-columns-repeated="16379"/>
        </table:table-row>
        <table:table-row table:style-name="ro3">
          <table:table-cell office:value-type="float" office:value="23.64" table:style-name="ce1">
            <text:p>23.64</text:p>
          </table:table-cell>
          <table:table-cell office:value-type="float" office:value="-1.351E-3" table:style-name="ce1">
            <text:p>-0.001351</text:p>
          </table:table-cell>
          <table:table-cell office:value-type="float" office:value="23.64" table:style-name="ce1">
            <text:p>23.64</text:p>
          </table:table-cell>
          <table:table-cell office:value-type="float" office:value="-5.2360000000000002E-3" table:style-name="ce1">
            <text:p>-0.005236</text:p>
          </table:table-cell>
          <table:table-cell office:value-type="float" office:value="7.809E-3" table:style-name="ce1">
            <text:p>0.007809</text:p>
          </table:table-cell>
          <table:table-cell table:number-columns-repeated="16379"/>
        </table:table-row>
        <table:table-row table:style-name="ro3">
          <table:table-cell office:value-type="float" office:value="23.66" table:style-name="ce1">
            <text:p>23.66</text:p>
          </table:table-cell>
          <table:table-cell office:value-type="float" office:value="-1.122E-3" table:style-name="ce1">
            <text:p>-0.001122</text:p>
          </table:table-cell>
          <table:table-cell office:value-type="float" office:value="23.66" table:style-name="ce1">
            <text:p>23.66</text:p>
          </table:table-cell>
          <table:table-cell office:value-type="float" office:value="-4.3940000000000003E-3" table:style-name="ce1">
            <text:p>-0.004394</text:p>
          </table:table-cell>
          <table:table-cell office:value-type="float" office:value="7.9349999999999993E-3" table:style-name="ce1">
            <text:p>0.007935</text:p>
          </table:table-cell>
          <table:table-cell table:number-columns-repeated="16379"/>
        </table:table-row>
        <table:table-row table:style-name="ro3">
          <table:table-cell office:value-type="float" office:value="23.68" table:style-name="ce1">
            <text:p>23.68</text:p>
          </table:table-cell>
          <table:table-cell office:value-type="float" office:value="-8.9400000000000005E-4" table:style-name="ce1">
            <text:p>-0.000894</text:p>
          </table:table-cell>
          <table:table-cell office:value-type="float" office:value="23.68" table:style-name="ce1">
            <text:p>23.68</text:p>
          </table:table-cell>
          <table:table-cell office:value-type="float" office:value="-3.5469999999999998E-3" table:style-name="ce1">
            <text:p>-0.003547</text:p>
          </table:table-cell>
          <table:table-cell office:value-type="float" office:value="8.0199999999999994E-3" table:style-name="ce1">
            <text:p>0.00802</text:p>
          </table:table-cell>
          <table:table-cell table:number-columns-repeated="16379"/>
        </table:table-row>
        <table:table-row table:style-name="ro3">
          <table:table-cell office:value-type="float" office:value="23.7" table:style-name="ce1">
            <text:p>23.7</text:p>
          </table:table-cell>
          <table:table-cell office:value-type="float" office:value="-6.6600000000000003E-4" table:style-name="ce1">
            <text:p>-0.000666</text:p>
          </table:table-cell>
          <table:table-cell office:value-type="float" office:value="23.7" table:style-name="ce1">
            <text:p>23.7</text:p>
          </table:table-cell>
          <table:table-cell office:value-type="float" office:value="-2.699E-3" table:style-name="ce1">
            <text:p>-0.002699</text:p>
          </table:table-cell>
          <table:table-cell office:value-type="float" office:value="8.064E-3" table:style-name="ce1">
            <text:p>0.008064</text:p>
          </table:table-cell>
          <table:table-cell table:number-columns-repeated="16379"/>
        </table:table-row>
        <table:table-row table:style-name="ro3">
          <table:table-cell office:value-type="float" office:value="23.72" table:style-name="ce1">
            <text:p>23.72</text:p>
          </table:table-cell>
          <table:table-cell office:value-type="float" office:value="-4.4099999999999999E-4" table:style-name="ce1">
            <text:p>-0.000441</text:p>
          </table:table-cell>
          <table:table-cell office:value-type="float" office:value="23.72" table:style-name="ce1">
            <text:p>23.72</text:p>
          </table:table-cell>
          <table:table-cell office:value-type="float" office:value="-1.853E-3" table:style-name="ce1">
            <text:p>-0.001853</text:p>
          </table:table-cell>
          <table:table-cell office:value-type="float" office:value="8.071E-3" table:style-name="ce1">
            <text:p>0.008071</text:p>
          </table:table-cell>
          <table:table-cell table:number-columns-repeated="16379"/>
        </table:table-row>
        <table:table-row table:style-name="ro3">
          <table:table-cell office:value-type="float" office:value="23.74" table:style-name="ce1">
            <text:p>23.74</text:p>
          </table:table-cell>
          <table:table-cell office:value-type="float" office:value="-2.1900000000000001E-4" table:style-name="ce1">
            <text:p>-0.000219</text:p>
          </table:table-cell>
          <table:table-cell office:value-type="float" office:value="23.74" table:style-name="ce1">
            <text:p>23.74</text:p>
          </table:table-cell>
          <table:table-cell office:value-type="float" office:value="-1.0139999999999999E-3" table:style-name="ce1">
            <text:p>-0.001014</text:p>
          </table:table-cell>
          <table:table-cell office:value-type="float" office:value="8.0420000000000005E-3" table:style-name="ce1">
            <text:p>0.008042</text:p>
          </table:table-cell>
          <table:table-cell table:number-columns-repeated="16379"/>
        </table:table-row>
        <table:table-row table:style-name="ro3">
          <table:table-cell office:value-type="float" office:value="23.76" table:style-name="ce1">
            <text:p>23.76</text:p>
          </table:table-cell>
          <table:table-cell office:value-type="float" office:value="-9.9999999999999995E-7" table:style-name="ce1">
            <text:p>-0.000001</text:p>
          </table:table-cell>
          <table:table-cell office:value-type="float" office:value="23.76" table:style-name="ce1">
            <text:p>23.76</text:p>
          </table:table-cell>
          <table:table-cell office:value-type="float" office:value="-1.84E-4" table:style-name="ce1">
            <text:p>-0.000184</text:p>
          </table:table-cell>
          <table:table-cell office:value-type="float" office:value="7.979E-3" table:style-name="ce1">
            <text:p>0.007979</text:p>
          </table:table-cell>
          <table:table-cell table:number-columns-repeated="16379"/>
        </table:table-row>
        <table:table-row table:style-name="ro3">
          <table:table-cell office:value-type="float" office:value="23.78" table:style-name="ce1">
            <text:p>23.78</text:p>
          </table:table-cell>
          <table:table-cell office:value-type="float" office:value="2.13E-4" table:style-name="ce1">
            <text:p>0.000213</text:p>
          </table:table-cell>
          <table:table-cell office:value-type="float" office:value="23.78" table:style-name="ce1">
            <text:p>23.78</text:p>
          </table:table-cell>
          <table:table-cell office:value-type="float" office:value="6.3400000000000001E-4" table:style-name="ce1">
            <text:p>0.000634</text:p>
          </table:table-cell>
          <table:table-cell office:value-type="float" office:value="7.8860000000000006E-3" table:style-name="ce1">
            <text:p>0.007886</text:p>
          </table:table-cell>
          <table:table-cell table:number-columns-repeated="16379"/>
        </table:table-row>
        <table:table-row table:style-name="ro3">
          <table:table-cell office:value-type="float" office:value="23.8" table:style-name="ce1">
            <text:p>23.8</text:p>
          </table:table-cell>
          <table:table-cell office:value-type="float" office:value="4.2099999999999999E-4" table:style-name="ce1">
            <text:p>0.000421</text:p>
          </table:table-cell>
          <table:table-cell office:value-type="float" office:value="23.8" table:style-name="ce1">
            <text:p>23.8</text:p>
          </table:table-cell>
          <table:table-cell office:value-type="float" office:value="1.436E-3" table:style-name="ce1">
            <text:p>0.001436</text:p>
          </table:table-cell>
          <table:table-cell office:value-type="float" office:value="7.7629999999999999E-3" table:style-name="ce1">
            <text:p>0.007763</text:p>
          </table:table-cell>
          <table:table-cell table:number-columns-repeated="16379"/>
        </table:table-row>
        <table:table-row table:style-name="ro3">
          <table:table-cell office:value-type="float" office:value="23.82" table:style-name="ce1">
            <text:p>23.82</text:p>
          </table:table-cell>
          <table:table-cell office:value-type="float" office:value="6.2399999999999999E-4" table:style-name="ce1">
            <text:p>0.000624</text:p>
          </table:table-cell>
          <table:table-cell office:value-type="float" office:value="23.82" table:style-name="ce1">
            <text:p>23.82</text:p>
          </table:table-cell>
          <table:table-cell office:value-type="float" office:value="2.2209999999999999E-3" table:style-name="ce1">
            <text:p>0.002221</text:p>
          </table:table-cell>
          <table:table-cell office:value-type="float" office:value="7.613E-3" table:style-name="ce1">
            <text:p>0.007613</text:p>
          </table:table-cell>
          <table:table-cell table:number-columns-repeated="16379"/>
        </table:table-row>
        <table:table-row table:style-name="ro3">
          <table:table-cell office:value-type="float" office:value="23.84" table:style-name="ce1">
            <text:p>23.84</text:p>
          </table:table-cell>
          <table:table-cell office:value-type="float" office:value="8.2100000000000001E-4" table:style-name="ce1">
            <text:p>0.000821</text:p>
          </table:table-cell>
          <table:table-cell office:value-type="float" office:value="23.84" table:style-name="ce1">
            <text:p>23.84</text:p>
          </table:table-cell>
          <table:table-cell office:value-type="float" office:value="2.9870000000000001E-3" table:style-name="ce1">
            <text:p>0.002987</text:p>
          </table:table-cell>
          <table:table-cell office:value-type="float" office:value="7.4390000000000003E-3" table:style-name="ce1">
            <text:p>0.007439</text:p>
          </table:table-cell>
          <table:table-cell table:number-columns-repeated="16379"/>
        </table:table-row>
        <table:table-row table:style-name="ro3">
          <table:table-cell office:value-type="float" office:value="23.86" table:style-name="ce1">
            <text:p>23.86</text:p>
          </table:table-cell>
          <table:table-cell office:value-type="float" office:value="1.013E-3" table:style-name="ce1">
            <text:p>0.001013</text:p>
          </table:table-cell>
          <table:table-cell office:value-type="float" office:value="23.86" table:style-name="ce1">
            <text:p>23.86</text:p>
          </table:table-cell>
          <table:table-cell office:value-type="float" office:value="3.7320000000000001E-3" table:style-name="ce1">
            <text:p>0.003732</text:p>
          </table:table-cell>
          <table:table-cell office:value-type="float" office:value="7.2399999999999999E-3" table:style-name="ce1">
            <text:p>0.00724</text:p>
          </table:table-cell>
          <table:table-cell table:number-columns-repeated="16379"/>
        </table:table-row>
        <table:table-row table:style-name="ro3">
          <table:table-cell office:value-type="float" office:value="23.88" table:style-name="ce1">
            <text:p>23.88</text:p>
          </table:table-cell>
          <table:table-cell office:value-type="float" office:value="1.1980000000000001E-3" table:style-name="ce1">
            <text:p>0.001198</text:p>
          </table:table-cell>
          <table:table-cell office:value-type="float" office:value="23.88" table:style-name="ce1">
            <text:p>23.88</text:p>
          </table:table-cell>
          <table:table-cell office:value-type="float" office:value="4.4539999999999996E-3" table:style-name="ce1">
            <text:p>0.004454</text:p>
          </table:table-cell>
          <table:table-cell office:value-type="float" office:value="7.0200000000000002E-3" table:style-name="ce1">
            <text:p>0.00702</text:p>
          </table:table-cell>
          <table:table-cell table:number-columns-repeated="16379"/>
        </table:table-row>
        <table:table-row table:style-name="ro3">
          <table:table-cell office:value-type="float" office:value="23.9" table:style-name="ce1">
            <text:p>23.9</text:p>
          </table:table-cell>
          <table:table-cell office:value-type="float" office:value="1.3760000000000001E-3" table:style-name="ce1">
            <text:p>0.001376</text:p>
          </table:table-cell>
          <table:table-cell office:value-type="float" office:value="23.9" table:style-name="ce1">
            <text:p>23.9</text:p>
          </table:table-cell>
          <table:table-cell office:value-type="float" office:value="5.1520000000000003E-3" table:style-name="ce1">
            <text:p>0.005152</text:p>
          </table:table-cell>
          <table:table-cell office:value-type="float" office:value="6.7790000000000003E-3" table:style-name="ce1">
            <text:p>0.006779</text:p>
          </table:table-cell>
          <table:table-cell table:number-columns-repeated="16379"/>
        </table:table-row>
        <table:table-row table:style-name="ro3">
          <table:table-cell office:value-type="float" office:value="23.92" table:style-name="ce1">
            <text:p>23.92</text:p>
          </table:table-cell>
          <table:table-cell office:value-type="float" office:value="1.549E-3" table:style-name="ce1">
            <text:p>0.001549</text:p>
          </table:table-cell>
          <table:table-cell office:value-type="float" office:value="23.92" table:style-name="ce1">
            <text:p>23.92</text:p>
          </table:table-cell>
          <table:table-cell office:value-type="float" office:value="5.8250000000000003E-3" table:style-name="ce1">
            <text:p>0.005825</text:p>
          </table:table-cell>
          <table:table-cell office:value-type="float" office:value="6.5189999999999996E-3" table:style-name="ce1">
            <text:p>0.006519</text:p>
          </table:table-cell>
          <table:table-cell table:number-columns-repeated="16379"/>
        </table:table-row>
        <table:table-row table:style-name="ro3">
          <table:table-cell office:value-type="float" office:value="23.94" table:style-name="ce1">
            <text:p>23.94</text:p>
          </table:table-cell>
          <table:table-cell office:value-type="float" office:value="1.7149999999999999E-3" table:style-name="ce1">
            <text:p>0.001715</text:p>
          </table:table-cell>
          <table:table-cell office:value-type="float" office:value="23.94" table:style-name="ce1">
            <text:p>23.94</text:p>
          </table:table-cell>
          <table:table-cell office:value-type="float" office:value="6.4720000000000003E-3" table:style-name="ce1">
            <text:p>0.006472</text:p>
          </table:table-cell>
          <table:table-cell office:value-type="float" office:value="6.2399999999999999E-3" table:style-name="ce1">
            <text:p>0.00624</text:p>
          </table:table-cell>
          <table:table-cell table:number-columns-repeated="16379"/>
        </table:table-row>
        <table:table-row table:style-name="ro3">
          <table:table-cell office:value-type="float" office:value="23.96" table:style-name="ce1">
            <text:p>23.96</text:p>
          </table:table-cell>
          <table:table-cell office:value-type="float" office:value="1.8749999999999999E-3" table:style-name="ce1">
            <text:p>0.001875</text:p>
          </table:table-cell>
          <table:table-cell office:value-type="float" office:value="23.96" table:style-name="ce1">
            <text:p>23.96</text:p>
          </table:table-cell>
          <table:table-cell office:value-type="float" office:value="7.0899999999999999E-3" table:style-name="ce1">
            <text:p>0.00709</text:p>
          </table:table-cell>
          <table:table-cell office:value-type="float" office:value="5.9430000000000004E-3" table:style-name="ce1">
            <text:p>0.005943</text:p>
          </table:table-cell>
          <table:table-cell table:number-columns-repeated="16379"/>
        </table:table-row>
        <table:table-row table:style-name="ro3">
          <table:table-cell office:value-type="float" office:value="23.98" table:style-name="ce1">
            <text:p>23.98</text:p>
          </table:table-cell>
          <table:table-cell office:value-type="float" office:value="2.0270000000000002E-3" table:style-name="ce1">
            <text:p>0.002027</text:p>
          </table:table-cell>
          <table:table-cell office:value-type="float" office:value="23.98" table:style-name="ce1">
            <text:p>23.98</text:p>
          </table:table-cell>
          <table:table-cell office:value-type="float" office:value="7.6790000000000001E-3" table:style-name="ce1">
            <text:p>0.007679</text:p>
          </table:table-cell>
          <table:table-cell office:value-type="float" office:value="5.6280000000000002E-3" table:style-name="ce1">
            <text:p>0.005628</text:p>
          </table:table-cell>
          <table:table-cell table:number-columns-repeated="16379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float" office:value="2.173E-3" table:style-name="ce1">
            <text:p>0.002173</text:p>
          </table:table-cell>
          <table:table-cell office:value-type="float" office:value="24" table:style-name="ce1">
            <text:p>24</text:p>
          </table:table-cell>
          <table:table-cell office:value-type="float" office:value="8.2389999999999998E-3" table:style-name="ce1">
            <text:p>0.008239</text:p>
          </table:table-cell>
          <table:table-cell office:value-type="float" office:value="5.2969999999999996E-3" table:style-name="ce1">
            <text:p>0.005297</text:p>
          </table:table-cell>
          <table:table-cell table:number-columns-repeated="16379"/>
        </table:table-row>
        <table:table-row table:style-name="ro3">
          <table:table-cell office:value-type="float" office:value="24.02" table:style-name="ce1">
            <text:p>24.02</text:p>
          </table:table-cell>
          <table:table-cell office:value-type="float" office:value="2.3119999999999998E-3" table:style-name="ce1">
            <text:p>0.002312</text:p>
          </table:table-cell>
          <table:table-cell office:value-type="float" office:value="24.02" table:style-name="ce1">
            <text:p>24.02</text:p>
          </table:table-cell>
          <table:table-cell office:value-type="float" office:value="8.7659999999999995E-3" table:style-name="ce1">
            <text:p>0.008766</text:p>
          </table:table-cell>
          <table:table-cell office:value-type="float" office:value="4.9480000000000001E-3" table:style-name="ce1">
            <text:p>0.004948</text:p>
          </table:table-cell>
          <table:table-cell table:number-columns-repeated="16379"/>
        </table:table-row>
        <table:table-row table:style-name="ro3">
          <table:table-cell office:value-type="float" office:value="24.04" table:style-name="ce1">
            <text:p>24.04</text:p>
          </table:table-cell>
          <table:table-cell office:value-type="float" office:value="2.4429999999999999E-3" table:style-name="ce1">
            <text:p>0.002443</text:p>
          </table:table-cell>
          <table:table-cell office:value-type="float" office:value="24.04" table:style-name="ce1">
            <text:p>24.04</text:p>
          </table:table-cell>
          <table:table-cell office:value-type="float" office:value="9.2599999999999991E-3" table:style-name="ce1">
            <text:p>0.00926</text:p>
          </table:table-cell>
          <table:table-cell office:value-type="float" office:value="4.5830000000000003E-3" table:style-name="ce1">
            <text:p>0.004583</text:p>
          </table:table-cell>
          <table:table-cell table:number-columns-repeated="16379"/>
        </table:table-row>
        <table:table-row table:style-name="ro3">
          <table:table-cell office:value-type="float" office:value="24.06" table:style-name="ce1">
            <text:p>24.06</text:p>
          </table:table-cell>
          <table:table-cell office:value-type="float" office:value="2.5660000000000001E-3" table:style-name="ce1">
            <text:p>0.002566</text:p>
          </table:table-cell>
          <table:table-cell office:value-type="float" office:value="24.06" table:style-name="ce1">
            <text:p>24.06</text:p>
          </table:table-cell>
          <table:table-cell office:value-type="float" office:value="9.7179999999999992E-3" table:style-name="ce1">
            <text:p>0.009718</text:p>
          </table:table-cell>
          <table:table-cell office:value-type="float" office:value="4.2009999999999999E-3" table:style-name="ce1">
            <text:p>0.004201</text:p>
          </table:table-cell>
          <table:table-cell table:number-columns-repeated="16379"/>
        </table:table-row>
        <table:table-row table:style-name="ro3">
          <table:table-cell office:value-type="float" office:value="24.08" table:style-name="ce1">
            <text:p>24.08</text:p>
          </table:table-cell>
          <table:table-cell office:value-type="float" office:value="2.6809999999999998E-3" table:style-name="ce1">
            <text:p>0.002681</text:p>
          </table:table-cell>
          <table:table-cell office:value-type="float" office:value="24.08" table:style-name="ce1">
            <text:p>24.08</text:p>
          </table:table-cell>
          <table:table-cell office:value-type="float" office:value="1.0141000000000001E-2" table:style-name="ce1">
            <text:p>0.010141</text:p>
          </table:table-cell>
          <table:table-cell office:value-type="float" office:value="3.8040000000000001E-3" table:style-name="ce1">
            <text:p>0.003804</text:p>
          </table:table-cell>
          <table:table-cell table:number-columns-repeated="16379"/>
        </table:table-row>
        <table:table-row table:style-name="ro3">
          <table:table-cell office:value-type="float" office:value="24.1" table:style-name="ce1">
            <text:p>24.1</text:p>
          </table:table-cell>
          <table:table-cell office:value-type="float" office:value="2.7859999999999998E-3" table:style-name="ce1">
            <text:p>0.002786</text:p>
          </table:table-cell>
          <table:table-cell office:value-type="float" office:value="24.1" table:style-name="ce1">
            <text:p>24.1</text:p>
          </table:table-cell>
          <table:table-cell office:value-type="float" office:value="1.0524E-2" table:style-name="ce1">
            <text:p>0.010524</text:p>
          </table:table-cell>
          <table:table-cell office:value-type="float" office:value="3.3899999999999998E-3" table:style-name="ce1">
            <text:p>0.00339</text:p>
          </table:table-cell>
          <table:table-cell table:number-columns-repeated="16379"/>
        </table:table-row>
        <table:table-row table:style-name="ro3">
          <table:table-cell office:value-type="float" office:value="24.12" table:style-name="ce1">
            <text:p>24.12</text:p>
          </table:table-cell>
          <table:table-cell office:value-type="float" office:value="2.882E-3" table:style-name="ce1">
            <text:p>0.002882</text:p>
          </table:table-cell>
          <table:table-cell office:value-type="float" office:value="24.12" table:style-name="ce1">
            <text:p>24.12</text:p>
          </table:table-cell>
          <table:table-cell office:value-type="float" office:value="1.0867E-2" table:style-name="ce1">
            <text:p>0.010867</text:p>
          </table:table-cell>
          <table:table-cell office:value-type="float" office:value="2.9619999999999998E-3" table:style-name="ce1">
            <text:p>0.002962</text:p>
          </table:table-cell>
          <table:table-cell table:number-columns-repeated="16379"/>
        </table:table-row>
        <table:table-row table:style-name="ro3">
          <table:table-cell office:value-type="float" office:value="24.14" table:style-name="ce1">
            <text:p>24.14</text:p>
          </table:table-cell>
          <table:table-cell office:value-type="float" office:value="2.9680000000000002E-3" table:style-name="ce1">
            <text:p>0.002968</text:p>
          </table:table-cell>
          <table:table-cell office:value-type="float" office:value="24.14" table:style-name="ce1">
            <text:p>24.14</text:p>
          </table:table-cell>
          <table:table-cell office:value-type="float" office:value="1.1168000000000001E-2" table:style-name="ce1">
            <text:p>0.011168</text:p>
          </table:table-cell>
          <table:table-cell office:value-type="float" office:value="2.519E-3" table:style-name="ce1">
            <text:p>0.002519</text:p>
          </table:table-cell>
          <table:table-cell table:number-columns-repeated="16379"/>
        </table:table-row>
        <table:table-row table:style-name="ro3">
          <table:table-cell office:value-type="float" office:value="24.16" table:style-name="ce1">
            <text:p>24.16</text:p>
          </table:table-cell>
          <table:table-cell office:value-type="float" office:value="3.042E-3" table:style-name="ce1">
            <text:p>0.003042</text:p>
          </table:table-cell>
          <table:table-cell office:value-type="float" office:value="24.16" table:style-name="ce1">
            <text:p>24.16</text:p>
          </table:table-cell>
          <table:table-cell office:value-type="float" office:value="1.1424E-2" table:style-name="ce1">
            <text:p>0.011424</text:p>
          </table:table-cell>
          <table:table-cell office:value-type="float" office:value="2.062E-3" table:style-name="ce1">
            <text:p>0.002062</text:p>
          </table:table-cell>
          <table:table-cell table:number-columns-repeated="16379"/>
        </table:table-row>
        <table:table-row table:style-name="ro3">
          <table:table-cell office:value-type="float" office:value="24.18" table:style-name="ce1">
            <text:p>24.18</text:p>
          </table:table-cell>
          <table:table-cell office:value-type="float" office:value="3.1050000000000001E-3" table:style-name="ce1">
            <text:p>0.003105</text:p>
          </table:table-cell>
          <table:table-cell office:value-type="float" office:value="24.18" table:style-name="ce1">
            <text:p>24.18</text:p>
          </table:table-cell>
          <table:table-cell office:value-type="float" office:value="1.1632999999999999E-2" table:style-name="ce1">
            <text:p>0.011633</text:p>
          </table:table-cell>
          <table:table-cell office:value-type="float" office:value="1.593E-3" table:style-name="ce1">
            <text:p>0.001593</text:p>
          </table:table-cell>
          <table:table-cell table:number-columns-repeated="16379"/>
        </table:table-row>
        <table:table-row table:style-name="ro3">
          <table:table-cell office:value-type="float" office:value="24.2" table:style-name="ce1">
            <text:p>24.2</text:p>
          </table:table-cell>
          <table:table-cell office:value-type="float" office:value="3.156E-3" table:style-name="ce1">
            <text:p>0.003156</text:p>
          </table:table-cell>
          <table:table-cell office:value-type="float" office:value="24.2" table:style-name="ce1">
            <text:p>24.2</text:p>
          </table:table-cell>
          <table:table-cell office:value-type="float" office:value="1.1794000000000001E-2" table:style-name="ce1">
            <text:p>0.011794</text:p>
          </table:table-cell>
          <table:table-cell office:value-type="float" office:value="1.114E-3" table:style-name="ce1">
            <text:p>0.001114</text:p>
          </table:table-cell>
          <table:table-cell table:number-columns-repeated="16379"/>
        </table:table-row>
        <table:table-row table:style-name="ro3">
          <table:table-cell office:value-type="float" office:value="24.22" table:style-name="ce1">
            <text:p>24.22</text:p>
          </table:table-cell>
          <table:table-cell office:value-type="float" office:value="3.1930000000000001E-3" table:style-name="ce1">
            <text:p>0.003193</text:p>
          </table:table-cell>
          <table:table-cell office:value-type="float" office:value="24.22" table:style-name="ce1">
            <text:p>24.22</text:p>
          </table:table-cell>
          <table:table-cell office:value-type="float" office:value="1.1905000000000001E-2" table:style-name="ce1">
            <text:p>0.011905</text:p>
          </table:table-cell>
          <table:table-cell office:value-type="float" office:value="6.2500000000000001E-4" table:style-name="ce1">
            <text:p>0.000625</text:p>
          </table:table-cell>
          <table:table-cell table:number-columns-repeated="16379"/>
        </table:table-row>
        <table:table-row table:style-name="ro3">
          <table:table-cell office:value-type="float" office:value="24.24" table:style-name="ce1">
            <text:p>24.24</text:p>
          </table:table-cell>
          <table:table-cell office:value-type="float" office:value="3.2160000000000001E-3" table:style-name="ce1">
            <text:p>0.003216</text:p>
          </table:table-cell>
          <table:table-cell office:value-type="float" office:value="24.24" table:style-name="ce1">
            <text:p>24.24</text:p>
          </table:table-cell>
          <table:table-cell office:value-type="float" office:value="1.1964000000000001E-2" table:style-name="ce1">
            <text:p>0.011964</text:p>
          </table:table-cell>
          <table:table-cell office:value-type="float" office:value="1.2999999999999999E-4" table:style-name="ce1">
            <text:p>0.00013</text:p>
          </table:table-cell>
          <table:table-cell table:number-columns-repeated="16379"/>
        </table:table-row>
        <table:table-row table:style-name="ro3">
          <table:table-cell office:value-type="float" office:value="24.26" table:style-name="ce1">
            <text:p>24.26</text:p>
          </table:table-cell>
          <table:table-cell office:value-type="float" office:value="3.2239999999999999E-3" table:style-name="ce1">
            <text:p>0.003224</text:p>
          </table:table-cell>
          <table:table-cell office:value-type="float" office:value="24.26" table:style-name="ce1">
            <text:p>24.26</text:p>
          </table:table-cell>
          <table:table-cell office:value-type="float" office:value="1.197E-2" table:style-name="ce1">
            <text:p>0.01197</text:p>
          </table:table-cell>
          <table:table-cell office:value-type="float" office:value="-3.6999999999999999E-4" table:style-name="ce1">
            <text:p>-0.00037</text:p>
          </table:table-cell>
          <table:table-cell table:number-columns-repeated="16379"/>
        </table:table-row>
        <table:table-row table:style-name="ro3">
          <table:table-cell office:value-type="float" office:value="24.28" table:style-name="ce1">
            <text:p>24.28</text:p>
          </table:table-cell>
          <table:table-cell office:value-type="float" office:value="3.2179999999999999E-3" table:style-name="ce1">
            <text:p>0.003218</text:p>
          </table:table-cell>
          <table:table-cell office:value-type="float" office:value="24.28" table:style-name="ce1">
            <text:p>24.28</text:p>
          </table:table-cell>
          <table:table-cell office:value-type="float" office:value="1.1922E-2" table:style-name="ce1">
            <text:p>0.011922</text:p>
          </table:table-cell>
          <table:table-cell office:value-type="float" office:value="-8.7100000000000003E-4" table:style-name="ce1">
            <text:p>-0.000871</text:p>
          </table:table-cell>
          <table:table-cell table:number-columns-repeated="16379"/>
        </table:table-row>
        <table:table-row table:style-name="ro3">
          <table:table-cell office:value-type="float" office:value="24.3" table:style-name="ce1">
            <text:p>24.3</text:p>
          </table:table-cell>
          <table:table-cell office:value-type="float" office:value="3.1960000000000001E-3" table:style-name="ce1">
            <text:p>0.003196</text:p>
          </table:table-cell>
          <table:table-cell office:value-type="float" office:value="24.3" table:style-name="ce1">
            <text:p>24.3</text:p>
          </table:table-cell>
          <table:table-cell office:value-type="float" office:value="1.1819E-2" table:style-name="ce1">
            <text:p>0.011819</text:p>
          </table:table-cell>
          <table:table-cell office:value-type="float" office:value="-1.371E-3" table:style-name="ce1">
            <text:p>-0.001371</text:p>
          </table:table-cell>
          <table:table-cell table:number-columns-repeated="16379"/>
        </table:table-row>
        <table:table-row table:style-name="ro3">
          <table:table-cell office:value-type="float" office:value="24.32" table:style-name="ce1">
            <text:p>24.32</text:p>
          </table:table-cell>
          <table:table-cell office:value-type="float" office:value="3.1580000000000002E-3" table:style-name="ce1">
            <text:p>0.003158</text:p>
          </table:table-cell>
          <table:table-cell office:value-type="float" office:value="24.32" table:style-name="ce1">
            <text:p>24.32</text:p>
          </table:table-cell>
          <table:table-cell office:value-type="float" office:value="1.166E-2" table:style-name="ce1">
            <text:p>0.01166</text:p>
          </table:table-cell>
          <table:table-cell office:value-type="float" office:value="-1.866E-3" table:style-name="ce1">
            <text:p>-0.001866</text:p>
          </table:table-cell>
          <table:table-cell table:number-columns-repeated="16379"/>
        </table:table-row>
        <table:table-row table:style-name="ro3">
          <table:table-cell office:value-type="float" office:value="24.34" table:style-name="ce1">
            <text:p>24.34</text:p>
          </table:table-cell>
          <table:table-cell office:value-type="float" office:value="3.104E-3" table:style-name="ce1">
            <text:p>0.003104</text:p>
          </table:table-cell>
          <table:table-cell office:value-type="float" office:value="24.34" table:style-name="ce1">
            <text:p>24.34</text:p>
          </table:table-cell>
          <table:table-cell office:value-type="float" office:value="1.1447000000000001E-2" table:style-name="ce1">
            <text:p>0.011447</text:p>
          </table:table-cell>
          <table:table-cell office:value-type="float" office:value="-2.3530000000000001E-3" table:style-name="ce1">
            <text:p>-0.002353</text:p>
          </table:table-cell>
          <table:table-cell table:number-columns-repeated="16379"/>
        </table:table-row>
        <table:table-row table:style-name="ro3">
          <table:table-cell office:value-type="float" office:value="24.36" table:style-name="ce1">
            <text:p>24.36</text:p>
          </table:table-cell>
          <table:table-cell office:value-type="float" office:value="3.0339999999999998E-3" table:style-name="ce1">
            <text:p>0.003034</text:p>
          </table:table-cell>
          <table:table-cell office:value-type="float" office:value="24.36" table:style-name="ce1">
            <text:p>24.36</text:p>
          </table:table-cell>
          <table:table-cell office:value-type="float" office:value="1.1179E-2" table:style-name="ce1">
            <text:p>0.011179</text:p>
          </table:table-cell>
          <table:table-cell office:value-type="float" office:value="-2.8289999999999999E-3" table:style-name="ce1">
            <text:p>-0.002829</text:p>
          </table:table-cell>
          <table:table-cell table:number-columns-repeated="16379"/>
        </table:table-row>
        <table:table-row table:style-name="ro3">
          <table:table-cell office:value-type="float" office:value="24.38" table:style-name="ce1">
            <text:p>24.38</text:p>
          </table:table-cell>
          <table:table-cell office:value-type="float" office:value="2.9489999999999998E-3" table:style-name="ce1">
            <text:p>0.002949</text:p>
          </table:table-cell>
          <table:table-cell office:value-type="float" office:value="24.38" table:style-name="ce1">
            <text:p>24.38</text:p>
          </table:table-cell>
          <table:table-cell office:value-type="float" office:value="1.0858E-2" table:style-name="ce1">
            <text:p>0.010858</text:p>
          </table:table-cell>
          <table:table-cell office:value-type="float" office:value="-3.29E-3" table:style-name="ce1">
            <text:p>-0.00329</text:p>
          </table:table-cell>
          <table:table-cell table:number-columns-repeated="16379"/>
        </table:table-row>
        <table:table-row table:style-name="ro3">
          <table:table-cell office:value-type="float" office:value="24.4" table:style-name="ce1">
            <text:p>24.4</text:p>
          </table:table-cell>
          <table:table-cell office:value-type="float" office:value="2.849E-3" table:style-name="ce1">
            <text:p>0.002849</text:p>
          </table:table-cell>
          <table:table-cell office:value-type="float" office:value="24.4" table:style-name="ce1">
            <text:p>24.4</text:p>
          </table:table-cell>
          <table:table-cell office:value-type="float" office:value="1.0485E-2" table:style-name="ce1">
            <text:p>0.010485</text:p>
          </table:table-cell>
          <table:table-cell office:value-type="float" office:value="-3.7320000000000001E-3" table:style-name="ce1">
            <text:p>-0.003732</text:p>
          </table:table-cell>
          <table:table-cell table:number-columns-repeated="16379"/>
        </table:table-row>
        <table:table-row table:style-name="ro3">
          <table:table-cell office:value-type="float" office:value="24.42" table:style-name="ce1">
            <text:p>24.42</text:p>
          </table:table-cell>
          <table:table-cell office:value-type="float" office:value="2.7330000000000002E-3" table:style-name="ce1">
            <text:p>0.002733</text:p>
          </table:table-cell>
          <table:table-cell office:value-type="float" office:value="24.42" table:style-name="ce1">
            <text:p>24.42</text:p>
          </table:table-cell>
          <table:table-cell office:value-type="float" office:value="1.0062E-2" table:style-name="ce1">
            <text:p>0.010062</text:p>
          </table:table-cell>
          <table:table-cell office:value-type="float" office:value="-4.1520000000000003E-3" table:style-name="ce1">
            <text:p>-0.004152</text:p>
          </table:table-cell>
          <table:table-cell table:number-columns-repeated="16379"/>
        </table:table-row>
        <table:table-row table:style-name="ro3">
          <table:table-cell office:value-type="float" office:value="24.44" table:style-name="ce1">
            <text:p>24.44</text:p>
          </table:table-cell>
          <table:table-cell office:value-type="float" office:value="2.604E-3" table:style-name="ce1">
            <text:p>0.002604</text:p>
          </table:table-cell>
          <table:table-cell office:value-type="float" office:value="24.44" table:style-name="ce1">
            <text:p>24.44</text:p>
          </table:table-cell>
          <table:table-cell office:value-type="float" office:value="9.5919999999999998E-3" table:style-name="ce1">
            <text:p>0.009592</text:p>
          </table:table-cell>
          <table:table-cell office:value-type="float" office:value="-4.5469999999999998E-3" table:style-name="ce1">
            <text:p>-0.004547</text:p>
          </table:table-cell>
          <table:table-cell table:number-columns-repeated="16379"/>
        </table:table-row>
        <table:table-row table:style-name="ro3">
          <table:table-cell office:value-type="float" office:value="24.46" table:style-name="ce1">
            <text:p>24.46</text:p>
          </table:table-cell>
          <table:table-cell office:value-type="float" office:value="2.4610000000000001E-3" table:style-name="ce1">
            <text:p>0.002461</text:p>
          </table:table-cell>
          <table:table-cell office:value-type="float" office:value="24.46" table:style-name="ce1">
            <text:p>24.46</text:p>
          </table:table-cell>
          <table:table-cell office:value-type="float" office:value="9.0790000000000003E-3" table:style-name="ce1">
            <text:p>0.009079</text:p>
          </table:table-cell>
          <table:table-cell office:value-type="float" office:value="-4.9119999999999997E-3" table:style-name="ce1">
            <text:p>-0.004912</text:p>
          </table:table-cell>
          <table:table-cell table:number-columns-repeated="16379"/>
        </table:table-row>
        <table:table-row table:style-name="ro3">
          <table:table-cell office:value-type="float" office:value="24.48" table:style-name="ce1">
            <text:p>24.48</text:p>
          </table:table-cell>
          <table:table-cell office:value-type="float" office:value="2.3059999999999999E-3" table:style-name="ce1">
            <text:p>0.002306</text:p>
          </table:table-cell>
          <table:table-cell office:value-type="float" office:value="24.48" table:style-name="ce1">
            <text:p>24.48</text:p>
          </table:table-cell>
          <table:table-cell office:value-type="float" office:value="8.5240000000000003E-3" table:style-name="ce1">
            <text:p>0.008524</text:p>
          </table:table-cell>
          <table:table-cell office:value-type="float" office:value="-5.2459999999999998E-3" table:style-name="ce1">
            <text:p>-0.005246</text:p>
          </table:table-cell>
          <table:table-cell table:number-columns-repeated="16379"/>
        </table:table-row>
        <table:table-row table:style-name="ro3">
          <table:table-cell office:value-type="float" office:value="24.5" table:style-name="ce1">
            <text:p>24.5</text:p>
          </table:table-cell>
          <table:table-cell office:value-type="float" office:value="2.1410000000000001E-3" table:style-name="ce1">
            <text:p>0.002141</text:p>
          </table:table-cell>
          <table:table-cell office:value-type="float" office:value="24.5" table:style-name="ce1">
            <text:p>24.5</text:p>
          </table:table-cell>
          <table:table-cell office:value-type="float" office:value="7.9340000000000001E-3" table:style-name="ce1">
            <text:p>0.007934</text:p>
          </table:table-cell>
          <table:table-cell office:value-type="float" office:value="-5.5459999999999997E-3" table:style-name="ce1">
            <text:p>-0.005546</text:p>
          </table:table-cell>
          <table:table-cell table:number-columns-repeated="16379"/>
        </table:table-row>
        <table:table-row table:style-name="ro3">
          <table:table-cell office:value-type="float" office:value="24.52" table:style-name="ce1">
            <text:p>24.52</text:p>
          </table:table-cell>
          <table:table-cell office:value-type="float" office:value="1.9659999999999999E-3" table:style-name="ce1">
            <text:p>0.001966</text:p>
          </table:table-cell>
          <table:table-cell office:value-type="float" office:value="24.52" table:style-name="ce1">
            <text:p>24.52</text:p>
          </table:table-cell>
          <table:table-cell office:value-type="float" office:value="7.3109999999999998E-3" table:style-name="ce1">
            <text:p>0.007311</text:p>
          </table:table-cell>
          <table:table-cell office:value-type="float" office:value="-5.8079999999999998E-3" table:style-name="ce1">
            <text:p>-0.005808</text:p>
          </table:table-cell>
          <table:table-cell table:number-columns-repeated="16379"/>
        </table:table-row>
        <table:table-row table:style-name="ro3">
          <table:table-cell office:value-type="float" office:value="24.54" table:style-name="ce1">
            <text:p>24.54</text:p>
          </table:table-cell>
          <table:table-cell office:value-type="float" office:value="1.7830000000000001E-3" table:style-name="ce1">
            <text:p>0.001783</text:p>
          </table:table-cell>
          <table:table-cell office:value-type="float" office:value="24.54" table:style-name="ce1">
            <text:p>24.54</text:p>
          </table:table-cell>
          <table:table-cell office:value-type="float" office:value="6.6610000000000003E-3" table:style-name="ce1">
            <text:p>0.006661</text:p>
          </table:table-cell>
          <table:table-cell office:value-type="float" office:value="-6.032E-3" table:style-name="ce1">
            <text:p>-0.006032</text:p>
          </table:table-cell>
          <table:table-cell table:number-columns-repeated="16379"/>
        </table:table-row>
        <table:table-row table:style-name="ro3">
          <table:table-cell office:value-type="float" office:value="24.56" table:style-name="ce1">
            <text:p>24.56</text:p>
          </table:table-cell>
          <table:table-cell office:value-type="float" office:value="1.593E-3" table:style-name="ce1">
            <text:p>0.001593</text:p>
          </table:table-cell>
          <table:table-cell office:value-type="float" office:value="24.56" table:style-name="ce1">
            <text:p>24.56</text:p>
          </table:table-cell>
          <table:table-cell office:value-type="float" office:value="5.9880000000000003E-3" table:style-name="ce1">
            <text:p>0.005988</text:p>
          </table:table-cell>
          <table:table-cell office:value-type="float" office:value="-6.2160000000000002E-3" table:style-name="ce1">
            <text:p>-0.006216</text:p>
          </table:table-cell>
          <table:table-cell table:number-columns-repeated="16379"/>
        </table:table-row>
        <table:table-row table:style-name="ro3">
          <table:table-cell office:value-type="float" office:value="24.58" table:style-name="ce1">
            <text:p>24.58</text:p>
          </table:table-cell>
          <table:table-cell office:value-type="float" office:value="1.3990000000000001E-3" table:style-name="ce1">
            <text:p>0.001399</text:p>
          </table:table-cell>
          <table:table-cell office:value-type="float" office:value="24.58" table:style-name="ce1">
            <text:p>24.58</text:p>
          </table:table-cell>
          <table:table-cell office:value-type="float" office:value="5.2969999999999996E-3" table:style-name="ce1">
            <text:p>0.005297</text:p>
          </table:table-cell>
          <table:table-cell office:value-type="float" office:value="-6.3590000000000001E-3" table:style-name="ce1">
            <text:p>-0.006359</text:p>
          </table:table-cell>
          <table:table-cell table:number-columns-repeated="16379"/>
        </table:table-row>
        <table:table-row table:style-name="ro3">
          <table:table-cell office:value-type="float" office:value="24.6" table:style-name="ce1">
            <text:p>24.6</text:p>
          </table:table-cell>
          <table:table-cell office:value-type="float" office:value="1.201E-3" table:style-name="ce1">
            <text:p>0.001201</text:p>
          </table:table-cell>
          <table:table-cell office:value-type="float" office:value="24.6" table:style-name="ce1">
            <text:p>24.6</text:p>
          </table:table-cell>
          <table:table-cell office:value-type="float" office:value="4.5950000000000001E-3" table:style-name="ce1">
            <text:p>0.004595</text:p>
          </table:table-cell>
          <table:table-cell office:value-type="float" office:value="-6.4609999999999997E-3" table:style-name="ce1">
            <text:p>-0.006461</text:p>
          </table:table-cell>
          <table:table-cell table:number-columns-repeated="16379"/>
        </table:table-row>
        <table:table-row table:style-name="ro3">
          <table:table-cell office:value-type="float" office:value="24.62" table:style-name="ce1">
            <text:p>24.62</text:p>
          </table:table-cell>
          <table:table-cell office:value-type="float" office:value="1.0020000000000001E-3" table:style-name="ce1">
            <text:p>0.001002</text:p>
          </table:table-cell>
          <table:table-cell office:value-type="float" office:value="24.62" table:style-name="ce1">
            <text:p>24.62</text:p>
          </table:table-cell>
          <table:table-cell office:value-type="float" office:value="3.8839999999999999E-3" table:style-name="ce1">
            <text:p>0.003884</text:p>
          </table:table-cell>
          <table:table-cell office:value-type="float" office:value="-6.5209999999999999E-3" table:style-name="ce1">
            <text:p>-0.006521</text:p>
          </table:table-cell>
          <table:table-cell table:number-columns-repeated="16379"/>
        </table:table-row>
        <table:table-row table:style-name="ro3">
          <table:table-cell office:value-type="float" office:value="24.64" table:style-name="ce1">
            <text:p>24.64</text:p>
          </table:table-cell>
          <table:table-cell office:value-type="float" office:value="8.03E-4" table:style-name="ce1">
            <text:p>0.000803</text:p>
          </table:table-cell>
          <table:table-cell office:value-type="float" office:value="24.64" table:style-name="ce1">
            <text:p>24.64</text:p>
          </table:table-cell>
          <table:table-cell office:value-type="float" office:value="3.1719999999999999E-3" table:style-name="ce1">
            <text:p>0.003172</text:p>
          </table:table-cell>
          <table:table-cell office:value-type="float" office:value="-6.5399999999999998E-3" table:style-name="ce1">
            <text:p>-0.00654</text:p>
          </table:table-cell>
          <table:table-cell table:number-columns-repeated="16379"/>
        </table:table-row>
        <table:table-row table:style-name="ro3">
          <table:table-cell office:value-type="float" office:value="24.66" table:style-name="ce1">
            <text:p>24.66</text:p>
          </table:table-cell>
          <table:table-cell office:value-type="float" office:value="6.0499999999999996E-4" table:style-name="ce1">
            <text:p>0.000605</text:p>
          </table:table-cell>
          <table:table-cell office:value-type="float" office:value="24.66" table:style-name="ce1">
            <text:p>24.66</text:p>
          </table:table-cell>
          <table:table-cell office:value-type="float" office:value="2.4629999999999999E-3" table:style-name="ce1">
            <text:p>0.002463</text:p>
          </table:table-cell>
          <table:table-cell office:value-type="float" office:value="-6.5189999999999996E-3" table:style-name="ce1">
            <text:p>-0.006519</text:p>
          </table:table-cell>
          <table:table-cell table:number-columns-repeated="16379"/>
        </table:table-row>
        <table:table-row table:style-name="ro3">
          <table:table-cell office:value-type="float" office:value="24.68" table:style-name="ce1">
            <text:p>24.68</text:p>
          </table:table-cell>
          <table:table-cell office:value-type="float" office:value="4.0999999999999999E-4" table:style-name="ce1">
            <text:p>0.00041</text:p>
          </table:table-cell>
          <table:table-cell office:value-type="float" office:value="24.68" table:style-name="ce1">
            <text:p>24.68</text:p>
          </table:table-cell>
          <table:table-cell office:value-type="float" office:value="1.761E-3" table:style-name="ce1">
            <text:p>0.001761</text:p>
          </table:table-cell>
          <table:table-cell office:value-type="float" office:value="-6.4599999999999996E-3" table:style-name="ce1">
            <text:p>-0.00646</text:p>
          </table:table-cell>
          <table:table-cell table:number-columns-repeated="16379"/>
        </table:table-row>
        <table:table-row table:style-name="ro3">
          <table:table-cell office:value-type="float" office:value="24.7" table:style-name="ce1">
            <text:p>24.7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24.7" table:style-name="ce1">
            <text:p>24.7</text:p>
          </table:table-cell>
          <table:table-cell office:value-type="float" office:value="1.0709999999999999E-3" table:style-name="ce1">
            <text:p>0.001071</text:p>
          </table:table-cell>
          <table:table-cell office:value-type="float" office:value="-6.3639999999999999E-3" table:style-name="ce1">
            <text:p>-0.006364</text:p>
          </table:table-cell>
          <table:table-cell table:number-columns-repeated="16379"/>
        </table:table-row>
        <table:table-row table:style-name="ro3">
          <table:table-cell office:value-type="float" office:value="24.72" table:style-name="ce1">
            <text:p>24.72</text:p>
          </table:table-cell>
          <table:table-cell office:value-type="float" office:value="3.6000000000000001E-5" table:style-name="ce1">
            <text:p>0.000036</text:p>
          </table:table-cell>
          <table:table-cell office:value-type="float" office:value="24.72" table:style-name="ce1">
            <text:p>24.72</text:p>
          </table:table-cell>
          <table:table-cell office:value-type="float" office:value="3.9800000000000002E-4" table:style-name="ce1">
            <text:p>0.000398</text:p>
          </table:table-cell>
          <table:table-cell office:value-type="float" office:value="-6.2329999999999998E-3" table:style-name="ce1">
            <text:p>-0.006233</text:p>
          </table:table-cell>
          <table:table-cell table:number-columns-repeated="16379"/>
        </table:table-row>
        <table:table-row table:style-name="ro3">
          <table:table-cell office:value-type="float" office:value="24.74" table:style-name="ce1">
            <text:p>24.74</text:p>
          </table:table-cell>
          <table:table-cell office:value-type="float" office:value="-1.4200000000000001E-4" table:style-name="ce1">
            <text:p>-0.000142</text:p>
          </table:table-cell>
          <table:table-cell office:value-type="float" office:value="24.74" table:style-name="ce1">
            <text:p>24.74</text:p>
          </table:table-cell>
          <table:table-cell office:value-type="float" office:value="-2.5500000000000002E-4" table:style-name="ce1">
            <text:p>-0.000255</text:p>
          </table:table-cell>
          <table:table-cell office:value-type="float" office:value="-6.071E-3" table:style-name="ce1">
            <text:p>-0.006071</text:p>
          </table:table-cell>
          <table:table-cell table:number-columns-repeated="16379"/>
        </table:table-row>
        <table:table-row table:style-name="ro3">
          <table:table-cell office:value-type="float" office:value="24.76" table:style-name="ce1">
            <text:p>24.76</text:p>
          </table:table-cell>
          <table:table-cell office:value-type="float" office:value="-3.1199999999999999E-4" table:style-name="ce1">
            <text:p>-0.000312</text:p>
          </table:table-cell>
          <table:table-cell office:value-type="float" office:value="24.76" table:style-name="ce1">
            <text:p>24.76</text:p>
          </table:table-cell>
          <table:table-cell office:value-type="float" office:value="-8.8500000000000004E-4" table:style-name="ce1">
            <text:p>-0.000885</text:p>
          </table:table-cell>
          <table:table-cell office:value-type="float" office:value="-5.8789999999999997E-3" table:style-name="ce1">
            <text:p>-0.005879</text:p>
          </table:table-cell>
          <table:table-cell table:number-columns-repeated="16379"/>
        </table:table-row>
        <table:table-row table:style-name="ro3">
          <table:table-cell office:value-type="float" office:value="24.78" table:style-name="ce1">
            <text:p>24.78</text:p>
          </table:table-cell>
          <table:table-cell office:value-type="float" office:value="-4.73E-4" table:style-name="ce1">
            <text:p>-0.000473</text:p>
          </table:table-cell>
          <table:table-cell office:value-type="float" office:value="24.78" table:style-name="ce1">
            <text:p>24.78</text:p>
          </table:table-cell>
          <table:table-cell office:value-type="float" office:value="-1.488E-3" table:style-name="ce1">
            <text:p>-0.001488</text:p>
          </table:table-cell>
          <table:table-cell office:value-type="float" office:value="-5.6600000000000001E-3" table:style-name="ce1">
            <text:p>-0.00566</text:p>
          </table:table-cell>
          <table:table-cell table:number-columns-repeated="16379"/>
        </table:table-row>
        <table:table-row table:style-name="ro3">
          <table:table-cell office:value-type="float" office:value="24.8" table:style-name="ce1">
            <text:p>24.8</text:p>
          </table:table-cell>
          <table:table-cell office:value-type="float" office:value="-6.2500000000000001E-4" table:style-name="ce1">
            <text:p>-0.000625</text:p>
          </table:table-cell>
          <table:table-cell office:value-type="float" office:value="24.8" table:style-name="ce1">
            <text:p>24.8</text:p>
          </table:table-cell>
          <table:table-cell office:value-type="float" office:value="-2.062E-3" table:style-name="ce1">
            <text:p>-0.002062</text:p>
          </table:table-cell>
          <table:table-cell office:value-type="float" office:value="-5.4190000000000002E-3" table:style-name="ce1">
            <text:p>-0.005419</text:p>
          </table:table-cell>
          <table:table-cell table:number-columns-repeated="16379"/>
        </table:table-row>
        <table:table-row table:style-name="ro3">
          <table:table-cell office:value-type="float" office:value="24.82" table:style-name="ce1">
            <text:p>24.82</text:p>
          </table:table-cell>
          <table:table-cell office:value-type="float" office:value="-7.6599999999999997E-4" table:style-name="ce1">
            <text:p>-0.000766</text:p>
          </table:table-cell>
          <table:table-cell office:value-type="float" office:value="24.82" table:style-name="ce1">
            <text:p>24.82</text:p>
          </table:table-cell>
          <table:table-cell office:value-type="float" office:value="-2.604E-3" table:style-name="ce1">
            <text:p>-0.002604</text:p>
          </table:table-cell>
          <table:table-cell office:value-type="float" office:value="-5.1570000000000001E-3" table:style-name="ce1">
            <text:p>-0.005157</text:p>
          </table:table-cell>
          <table:table-cell table:number-columns-repeated="16379"/>
        </table:table-row>
        <table:table-row table:style-name="ro3">
          <table:table-cell office:value-type="float" office:value="24.84" table:style-name="ce1">
            <text:p>24.84</text:p>
          </table:table-cell>
          <table:table-cell office:value-type="float" office:value="-8.9800000000000004E-4" table:style-name="ce1">
            <text:p>-0.000898</text:p>
          </table:table-cell>
          <table:table-cell office:value-type="float" office:value="24.84" table:style-name="ce1">
            <text:p>24.84</text:p>
          </table:table-cell>
          <table:table-cell office:value-type="float" office:value="-3.114E-3" table:style-name="ce1">
            <text:p>-0.003114</text:p>
          </table:table-cell>
          <table:table-cell office:value-type="float" office:value="-4.8780000000000004E-3" table:style-name="ce1">
            <text:p>-0.004878</text:p>
          </table:table-cell>
          <table:table-cell table:number-columns-repeated="16379"/>
        </table:table-row>
        <table:table-row table:style-name="ro3">
          <table:table-cell office:value-type="float" office:value="24.86" table:style-name="ce1">
            <text:p>24.86</text:p>
          </table:table-cell>
          <table:table-cell office:value-type="float" office:value="-1.0200000000000001E-3" table:style-name="ce1">
            <text:p>-0.00102</text:p>
          </table:table-cell>
          <table:table-cell office:value-type="float" office:value="24.86" table:style-name="ce1">
            <text:p>24.86</text:p>
          </table:table-cell>
          <table:table-cell office:value-type="float" office:value="-3.5899999999999999E-3" table:style-name="ce1">
            <text:p>-0.00359</text:p>
          </table:table-cell>
          <table:table-cell office:value-type="float" office:value="-4.5840000000000004E-3" table:style-name="ce1">
            <text:p>-0.004584</text:p>
          </table:table-cell>
          <table:table-cell table:number-columns-repeated="16379"/>
        </table:table-row>
        <table:table-row table:style-name="ro3">
          <table:table-cell office:value-type="float" office:value="24.88" table:style-name="ce1">
            <text:p>24.88</text:p>
          </table:table-cell>
          <table:table-cell office:value-type="float" office:value="-1.1310000000000001E-3" table:style-name="ce1">
            <text:p>-0.001131</text:p>
          </table:table-cell>
          <table:table-cell office:value-type="float" office:value="24.88" table:style-name="ce1">
            <text:p>24.88</text:p>
          </table:table-cell>
          <table:table-cell office:value-type="float" office:value="-4.032E-3" table:style-name="ce1">
            <text:p>-0.004032</text:p>
          </table:table-cell>
          <table:table-cell office:value-type="float" office:value="-4.28E-3" table:style-name="ce1">
            <text:p>-0.00428</text:p>
          </table:table-cell>
          <table:table-cell table:number-columns-repeated="16379"/>
        </table:table-row>
        <table:table-row table:style-name="ro3">
          <table:table-cell office:value-type="float" office:value="24.9" table:style-name="ce1">
            <text:p>24.9</text:p>
          </table:table-cell>
          <table:table-cell office:value-type="float" office:value="-1.232E-3" table:style-name="ce1">
            <text:p>-0.001232</text:p>
          </table:table-cell>
          <table:table-cell office:value-type="float" office:value="24.9" table:style-name="ce1">
            <text:p>24.9</text:p>
          </table:table-cell>
          <table:table-cell office:value-type="float" office:value="-4.4380000000000001E-3" table:style-name="ce1">
            <text:p>-0.004438</text:p>
          </table:table-cell>
          <table:table-cell office:value-type="float" office:value="-3.9659999999999999E-3" table:style-name="ce1">
            <text:p>-0.003966</text:p>
          </table:table-cell>
          <table:table-cell table:number-columns-repeated="16379"/>
        </table:table-row>
        <table:table-row table:style-name="ro3">
          <table:table-cell office:value-type="float" office:value="24.92" table:style-name="ce1">
            <text:p>24.92</text:p>
          </table:table-cell>
          <table:table-cell office:value-type="float" office:value="-1.323E-3" table:style-name="ce1">
            <text:p>-0.001323</text:p>
          </table:table-cell>
          <table:table-cell office:value-type="float" office:value="24.92" table:style-name="ce1">
            <text:p>24.92</text:p>
          </table:table-cell>
          <table:table-cell office:value-type="float" office:value="-4.8089999999999999E-3" table:style-name="ce1">
            <text:p>-0.004809</text:p>
          </table:table-cell>
          <table:table-cell office:value-type="float" office:value="-3.6459999999999999E-3" table:style-name="ce1">
            <text:p>-0.003646</text:p>
          </table:table-cell>
          <table:table-cell table:number-columns-repeated="16379"/>
        </table:table-row>
        <table:table-row table:style-name="ro3">
          <table:table-cell office:value-type="float" office:value="24.94" table:style-name="ce1">
            <text:p>24.94</text:p>
          </table:table-cell>
          <table:table-cell office:value-type="float" office:value="-1.4040000000000001E-3" table:style-name="ce1">
            <text:p>-0.001404</text:p>
          </table:table-cell>
          <table:table-cell office:value-type="float" office:value="24.94" table:style-name="ce1">
            <text:p>24.94</text:p>
          </table:table-cell>
          <table:table-cell office:value-type="float" office:value="-5.1450000000000003E-3" table:style-name="ce1">
            <text:p>-0.005145</text:p>
          </table:table-cell>
          <table:table-cell office:value-type="float" office:value="-3.323E-3" table:style-name="ce1">
            <text:p>-0.003323</text:p>
          </table:table-cell>
          <table:table-cell table:number-columns-repeated="16379"/>
        </table:table-row>
        <table:table-row table:style-name="ro3">
          <table:table-cell office:value-type="float" office:value="24.96" table:style-name="ce1">
            <text:p>24.96</text:p>
          </table:table-cell>
          <table:table-cell office:value-type="float" office:value="-1.4760000000000001E-3" table:style-name="ce1">
            <text:p>-0.001476</text:p>
          </table:table-cell>
          <table:table-cell office:value-type="float" office:value="24.96" table:style-name="ce1">
            <text:p>24.96</text:p>
          </table:table-cell>
          <table:table-cell office:value-type="float" office:value="-5.4460000000000003E-3" table:style-name="ce1">
            <text:p>-0.005446</text:p>
          </table:table-cell>
          <table:table-cell office:value-type="float" office:value="-2.996E-3" table:style-name="ce1">
            <text:p>-0.002996</text:p>
          </table:table-cell>
          <table:table-cell table:number-columns-repeated="16379"/>
        </table:table-row>
        <table:table-row table:style-name="ro3">
          <table:table-cell office:value-type="float" office:value="24.98" table:style-name="ce1">
            <text:p>24.98</text:p>
          </table:table-cell>
          <table:table-cell office:value-type="float" office:value="-1.539E-3" table:style-name="ce1">
            <text:p>-0.001539</text:p>
          </table:table-cell>
          <table:table-cell office:value-type="float" office:value="24.98" table:style-name="ce1">
            <text:p>24.98</text:p>
          </table:table-cell>
          <table:table-cell office:value-type="float" office:value="-5.7140000000000003E-3" table:style-name="ce1">
            <text:p>-0.005714</text:p>
          </table:table-cell>
          <table:table-cell office:value-type="float" office:value="-2.6689999999999999E-3" table:style-name="ce1">
            <text:p>-0.002669</text:p>
          </table:table-cell>
          <table:table-cell table:number-columns-repeated="16379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float" office:value="-1.5939999999999999E-3" table:style-name="ce1">
            <text:p>-0.001594</text:p>
          </table:table-cell>
          <table:table-cell office:value-type="float" office:value="25" table:style-name="ce1">
            <text:p>25</text:p>
          </table:table-cell>
          <table:table-cell office:value-type="float" office:value="-5.9490000000000003E-3" table:style-name="ce1">
            <text:p>-0.005949</text:p>
          </table:table-cell>
          <table:table-cell office:value-type="float" office:value="-2.343E-3" table:style-name="ce1">
            <text:p>-0.002343</text:p>
          </table:table-cell>
          <table:table-cell table:number-columns-repeated="16379"/>
        </table:table-row>
        <table:table-row table:style-name="ro3">
          <table:table-cell office:value-type="float" office:value="25.02" table:style-name="ce1">
            <text:p>25.02</text:p>
          </table:table-cell>
          <table:table-cell office:value-type="float" office:value="-1.64E-3" table:style-name="ce1">
            <text:p>-0.00164</text:p>
          </table:table-cell>
          <table:table-cell office:value-type="float" office:value="25.02" table:style-name="ce1">
            <text:p>25.02</text:p>
          </table:table-cell>
          <table:table-cell office:value-type="float" office:value="-6.1510000000000002E-3" table:style-name="ce1">
            <text:p>-0.006151</text:p>
          </table:table-cell>
          <table:table-cell office:value-type="float" office:value="-2.0179999999999998E-3" table:style-name="ce1">
            <text:p>-0.002018</text:p>
          </table:table-cell>
          <table:table-cell table:number-columns-repeated="16379"/>
        </table:table-row>
        <table:table-row table:style-name="ro3">
          <table:table-cell office:value-type="float" office:value="25.04" table:style-name="ce1">
            <text:p>25.04</text:p>
          </table:table-cell>
          <table:table-cell office:value-type="float" office:value="-1.6800000000000001E-3" table:style-name="ce1">
            <text:p>-0.00168</text:p>
          </table:table-cell>
          <table:table-cell office:value-type="float" office:value="25.04" table:style-name="ce1">
            <text:p>25.04</text:p>
          </table:table-cell>
          <table:table-cell office:value-type="float" office:value="-6.3229999999999996E-3" table:style-name="ce1">
            <text:p>-0.006323</text:p>
          </table:table-cell>
          <table:table-cell office:value-type="float" office:value="-1.6949999999999999E-3" table:style-name="ce1">
            <text:p>-0.001695</text:p>
          </table:table-cell>
          <table:table-cell table:number-columns-repeated="16379"/>
        </table:table-row>
        <table:table-row table:style-name="ro3">
          <table:table-cell office:value-type="float" office:value="25.06" table:style-name="ce1">
            <text:p>25.06</text:p>
          </table:table-cell>
          <table:table-cell office:value-type="float" office:value="-1.712E-3" table:style-name="ce1">
            <text:p>-0.001712</text:p>
          </table:table-cell>
          <table:table-cell office:value-type="float" office:value="25.06" table:style-name="ce1">
            <text:p>25.06</text:p>
          </table:table-cell>
          <table:table-cell office:value-type="float" office:value="-6.4640000000000001E-3" table:style-name="ce1">
            <text:p>-0.006464</text:p>
          </table:table-cell>
          <table:table-cell office:value-type="float" office:value="-1.3749999999999999E-3" table:style-name="ce1">
            <text:p>-0.001375</text:p>
          </table:table-cell>
          <table:table-cell table:number-columns-repeated="16379"/>
        </table:table-row>
        <table:table-row table:style-name="ro3">
          <table:table-cell office:value-type="float" office:value="25.08" table:style-name="ce1">
            <text:p>25.08</text:p>
          </table:table-cell>
          <table:table-cell office:value-type="float" office:value="-1.737E-3" table:style-name="ce1">
            <text:p>-0.001737</text:p>
          </table:table-cell>
          <table:table-cell office:value-type="float" office:value="25.08" table:style-name="ce1">
            <text:p>25.08</text:p>
          </table:table-cell>
          <table:table-cell office:value-type="float" office:value="-6.5750000000000001E-3" table:style-name="ce1">
            <text:p>-0.006575</text:p>
          </table:table-cell>
          <table:table-cell office:value-type="float" office:value="-1.0579999999999999E-3" table:style-name="ce1">
            <text:p>-0.001058</text:p>
          </table:table-cell>
          <table:table-cell table:number-columns-repeated="16379"/>
        </table:table-row>
        <table:table-row table:style-name="ro3">
          <table:table-cell office:value-type="float" office:value="25.1" table:style-name="ce1">
            <text:p>25.1</text:p>
          </table:table-cell>
          <table:table-cell office:value-type="float" office:value="-1.756E-3" table:style-name="ce1">
            <text:p>-0.001756</text:p>
          </table:table-cell>
          <table:table-cell office:value-type="float" office:value="25.1" table:style-name="ce1">
            <text:p>25.1</text:p>
          </table:table-cell>
          <table:table-cell office:value-type="float" office:value="-6.6569999999999997E-3" table:style-name="ce1">
            <text:p>-0.006657</text:p>
          </table:table-cell>
          <table:table-cell office:value-type="float" office:value="-7.4299999999999995E-4" table:style-name="ce1">
            <text:p>-0.000743</text:p>
          </table:table-cell>
          <table:table-cell table:number-columns-repeated="16379"/>
        </table:table-row>
        <table:table-row table:style-name="ro3">
          <table:table-cell office:value-type="float" office:value="25.12" table:style-name="ce1">
            <text:p>25.12</text:p>
          </table:table-cell>
          <table:table-cell office:value-type="float" office:value="-1.769E-3" table:style-name="ce1">
            <text:p>-0.001769</text:p>
          </table:table-cell>
          <table:table-cell office:value-type="float" office:value="25.12" table:style-name="ce1">
            <text:p>25.12</text:p>
          </table:table-cell>
          <table:table-cell office:value-type="float" office:value="-6.711E-3" table:style-name="ce1">
            <text:p>-0.006711</text:p>
          </table:table-cell>
          <table:table-cell office:value-type="float" office:value="-4.3100000000000001E-4" table:style-name="ce1">
            <text:p>-0.000431</text:p>
          </table:table-cell>
          <table:table-cell table:number-columns-repeated="16379"/>
        </table:table-row>
        <table:table-row table:style-name="ro3">
          <table:table-cell office:value-type="float" office:value="25.14" table:style-name="ce1">
            <text:p>25.14</text:p>
          </table:table-cell>
          <table:table-cell office:value-type="float" office:value="-1.776E-3" table:style-name="ce1">
            <text:p>-0.001776</text:p>
          </table:table-cell>
          <table:table-cell office:value-type="float" office:value="25.14" table:style-name="ce1">
            <text:p>25.14</text:p>
          </table:table-cell>
          <table:table-cell office:value-type="float" office:value="-6.7369999999999999E-3" table:style-name="ce1">
            <text:p>-0.006737</text:p>
          </table:table-cell>
          <table:table-cell office:value-type="float" office:value="-1.22E-4" table:style-name="ce1">
            <text:p>-0.000122</text:p>
          </table:table-cell>
          <table:table-cell table:number-columns-repeated="16379"/>
        </table:table-row>
        <table:table-row table:style-name="ro3">
          <table:table-cell office:value-type="float" office:value="25.16" table:style-name="ce1">
            <text:p>25.16</text:p>
          </table:table-cell>
          <table:table-cell office:value-type="float" office:value="-1.776E-3" table:style-name="ce1">
            <text:p>-0.001776</text:p>
          </table:table-cell>
          <table:table-cell office:value-type="float" office:value="25.16" table:style-name="ce1">
            <text:p>25.16</text:p>
          </table:table-cell>
          <table:table-cell office:value-type="float" office:value="-6.7349999999999997E-3" table:style-name="ce1">
            <text:p>-0.006735</text:p>
          </table:table-cell>
          <table:table-cell office:value-type="float" office:value="1.8599999999999999E-4" table:style-name="ce1">
            <text:p>0.000186</text:p>
          </table:table-cell>
          <table:table-cell table:number-columns-repeated="16379"/>
        </table:table-row>
        <table:table-row table:style-name="ro3">
          <table:table-cell office:value-type="float" office:value="25.18" table:style-name="ce1">
            <text:p>25.18</text:p>
          </table:table-cell>
          <table:table-cell office:value-type="float" office:value="-1.771E-3" table:style-name="ce1">
            <text:p>-0.001771</text:p>
          </table:table-cell>
          <table:table-cell office:value-type="float" office:value="25.18" table:style-name="ce1">
            <text:p>25.18</text:p>
          </table:table-cell>
          <table:table-cell office:value-type="float" office:value="-6.705E-3" table:style-name="ce1">
            <text:p>-0.006705</text:p>
          </table:table-cell>
          <table:table-cell office:value-type="float" office:value="4.9100000000000001E-4" table:style-name="ce1">
            <text:p>0.000491</text:p>
          </table:table-cell>
          <table:table-cell table:number-columns-repeated="16379"/>
        </table:table-row>
        <table:table-row table:style-name="ro3">
          <table:table-cell office:value-type="float" office:value="25.2" table:style-name="ce1">
            <text:p>25.2</text:p>
          </table:table-cell>
          <table:table-cell office:value-type="float" office:value="-1.7589999999999999E-3" table:style-name="ce1">
            <text:p>-0.001759</text:p>
          </table:table-cell>
          <table:table-cell office:value-type="float" office:value="25.2" table:style-name="ce1">
            <text:p>25.2</text:p>
          </table:table-cell>
          <table:table-cell office:value-type="float" office:value="-6.6470000000000001E-3" table:style-name="ce1">
            <text:p>-0.006647</text:p>
          </table:table-cell>
          <table:table-cell office:value-type="float" office:value="7.9500000000000003E-4" table:style-name="ce1">
            <text:p>0.000795</text:p>
          </table:table-cell>
          <table:table-cell table:number-columns-repeated="16379"/>
        </table:table-row>
        <table:table-row table:style-name="ro3">
          <table:table-cell office:value-type="float" office:value="25.22" table:style-name="ce1">
            <text:p>25.22</text:p>
          </table:table-cell>
          <table:table-cell office:value-type="float" office:value="-1.7409999999999999E-3" table:style-name="ce1">
            <text:p>-0.001741</text:p>
          </table:table-cell>
          <table:table-cell office:value-type="float" office:value="25.22" table:style-name="ce1">
            <text:p>25.22</text:p>
          </table:table-cell>
          <table:table-cell office:value-type="float" office:value="-6.561E-3" table:style-name="ce1">
            <text:p>-0.006561</text:p>
          </table:table-cell>
          <table:table-cell office:value-type="float" office:value="1.0970000000000001E-3" table:style-name="ce1">
            <text:p>0.001097</text:p>
          </table:table-cell>
          <table:table-cell table:number-columns-repeated="16379"/>
        </table:table-row>
        <table:table-row table:style-name="ro3">
          <table:table-cell office:value-type="float" office:value="25.24" table:style-name="ce1">
            <text:p>25.24</text:p>
          </table:table-cell>
          <table:table-cell office:value-type="float" office:value="-1.7160000000000001E-3" table:style-name="ce1">
            <text:p>-0.001716</text:p>
          </table:table-cell>
          <table:table-cell office:value-type="float" office:value="25.24" table:style-name="ce1">
            <text:p>25.24</text:p>
          </table:table-cell>
          <table:table-cell office:value-type="float" office:value="-6.4460000000000003E-3" table:style-name="ce1">
            <text:p>-0.006446</text:p>
          </table:table-cell>
          <table:table-cell office:value-type="float" office:value="1.3979999999999999E-3" table:style-name="ce1">
            <text:p>0.001398</text:p>
          </table:table-cell>
          <table:table-cell table:number-columns-repeated="16379"/>
        </table:table-row>
        <table:table-row table:style-name="ro3">
          <table:table-cell office:value-type="float" office:value="25.26" table:style-name="ce1">
            <text:p>25.26</text:p>
          </table:table-cell>
          <table:table-cell office:value-type="float" office:value="-1.684E-3" table:style-name="ce1">
            <text:p>-0.001684</text:p>
          </table:table-cell>
          <table:table-cell office:value-type="float" office:value="25.26" table:style-name="ce1">
            <text:p>25.26</text:p>
          </table:table-cell>
          <table:table-cell office:value-type="float" office:value="-6.3029999999999996E-3" table:style-name="ce1">
            <text:p>-0.006303</text:p>
          </table:table-cell>
          <table:table-cell office:value-type="float" office:value="1.696E-3" table:style-name="ce1">
            <text:p>0.001696</text:p>
          </table:table-cell>
          <table:table-cell table:number-columns-repeated="16379"/>
        </table:table-row>
        <table:table-row table:style-name="ro3">
          <table:table-cell office:value-type="float" office:value="25.28" table:style-name="ce1">
            <text:p>25.28</text:p>
          </table:table-cell>
          <table:table-cell office:value-type="float" office:value="-1.645E-3" table:style-name="ce1">
            <text:p>-0.001645</text:p>
          </table:table-cell>
          <table:table-cell office:value-type="float" office:value="25.28" table:style-name="ce1">
            <text:p>25.28</text:p>
          </table:table-cell>
          <table:table-cell office:value-type="float" office:value="-6.13E-3" table:style-name="ce1">
            <text:p>-0.00613</text:p>
          </table:table-cell>
          <table:table-cell office:value-type="float" office:value="1.9919999999999998E-3" table:style-name="ce1">
            <text:p>0.001992</text:p>
          </table:table-cell>
          <table:table-cell table:number-columns-repeated="16379"/>
        </table:table-row>
        <table:table-row table:style-name="ro3">
          <table:table-cell office:value-type="float" office:value="25.3" table:style-name="ce1">
            <text:p>25.3</text:p>
          </table:table-cell>
          <table:table-cell office:value-type="float" office:value="-1.598E-3" table:style-name="ce1">
            <text:p>-0.001598</text:p>
          </table:table-cell>
          <table:table-cell office:value-type="float" office:value="25.3" table:style-name="ce1">
            <text:p>25.3</text:p>
          </table:table-cell>
          <table:table-cell office:value-type="float" office:value="-5.927E-3" table:style-name="ce1">
            <text:p>-0.005927</text:p>
          </table:table-cell>
          <table:table-cell office:value-type="float" office:value="2.2850000000000001E-3" table:style-name="ce1">
            <text:p>0.002285</text:p>
          </table:table-cell>
          <table:table-cell table:number-columns-repeated="16379"/>
        </table:table-row>
        <table:table-row table:style-name="ro3">
          <table:table-cell office:value-type="float" office:value="25.32" table:style-name="ce1">
            <text:p>25.32</text:p>
          </table:table-cell>
          <table:table-cell office:value-type="float" office:value="-1.5430000000000001E-3" table:style-name="ce1">
            <text:p>-0.001543</text:p>
          </table:table-cell>
          <table:table-cell office:value-type="float" office:value="25.32" table:style-name="ce1">
            <text:p>25.32</text:p>
          </table:table-cell>
          <table:table-cell office:value-type="float" office:value="-5.6940000000000003E-3" table:style-name="ce1">
            <text:p>-0.005694</text:p>
          </table:table-cell>
          <table:table-cell office:value-type="float" office:value="2.5730000000000002E-3" table:style-name="ce1">
            <text:p>0.002573</text:p>
          </table:table-cell>
          <table:table-cell table:number-columns-repeated="16379"/>
        </table:table-row>
        <table:table-row table:style-name="ro3">
          <table:table-cell office:value-type="float" office:value="25.34" table:style-name="ce1">
            <text:p>25.34</text:p>
          </table:table-cell>
          <table:table-cell office:value-type="float" office:value="-1.4790000000000001E-3" table:style-name="ce1">
            <text:p>-0.001479</text:p>
          </table:table-cell>
          <table:table-cell office:value-type="float" office:value="25.34" table:style-name="ce1">
            <text:p>25.34</text:p>
          </table:table-cell>
          <table:table-cell office:value-type="float" office:value="-5.4299999999999999E-3" table:style-name="ce1">
            <text:p>-0.00543</text:p>
          </table:table-cell>
          <table:table-cell office:value-type="float" office:value="2.856E-3" table:style-name="ce1">
            <text:p>0.002856</text:p>
          </table:table-cell>
          <table:table-cell table:number-columns-repeated="16379"/>
        </table:table-row>
        <table:table-row table:style-name="ro3">
          <table:table-cell office:value-type="float" office:value="25.36" table:style-name="ce1">
            <text:p>25.36</text:p>
          </table:table-cell>
          <table:table-cell office:value-type="float" office:value="-1.407E-3" table:style-name="ce1">
            <text:p>-0.001407</text:p>
          </table:table-cell>
          <table:table-cell office:value-type="float" office:value="25.36" table:style-name="ce1">
            <text:p>25.36</text:p>
          </table:table-cell>
          <table:table-cell office:value-type="float" office:value="-5.1359999999999999E-3" table:style-name="ce1">
            <text:p>-0.005136</text:p>
          </table:table-cell>
          <table:table-cell office:value-type="float" office:value="3.1310000000000001E-3" table:style-name="ce1">
            <text:p>0.003131</text:p>
          </table:table-cell>
          <table:table-cell table:number-columns-repeated="16379"/>
        </table:table-row>
        <table:table-row table:style-name="ro3">
          <table:table-cell office:value-type="float" office:value="25.38" table:style-name="ce1">
            <text:p>25.38</text:p>
          </table:table-cell>
          <table:table-cell office:value-type="float" office:value="-1.3259999999999999E-3" table:style-name="ce1">
            <text:p>-0.001326</text:p>
          </table:table-cell>
          <table:table-cell office:value-type="float" office:value="25.38" table:style-name="ce1">
            <text:p>25.38</text:p>
          </table:table-cell>
          <table:table-cell office:value-type="float" office:value="-4.8110000000000002E-3" table:style-name="ce1">
            <text:p>-0.004811</text:p>
          </table:table-cell>
          <table:table-cell office:value-type="float" office:value="3.398E-3" table:style-name="ce1">
            <text:p>0.003398</text:p>
          </table:table-cell>
          <table:table-cell table:number-columns-repeated="16379"/>
        </table:table-row>
        <table:table-row table:style-name="ro3">
          <table:table-cell office:value-type="float" office:value="25.4" table:style-name="ce1">
            <text:p>25.4</text:p>
          </table:table-cell>
          <table:table-cell office:value-type="float" office:value="-1.2359999999999999E-3" table:style-name="ce1">
            <text:p>-0.001236</text:p>
          </table:table-cell>
          <table:table-cell office:value-type="float" office:value="25.4" table:style-name="ce1">
            <text:p>25.4</text:p>
          </table:table-cell>
          <table:table-cell office:value-type="float" office:value="-4.4559999999999999E-3" table:style-name="ce1">
            <text:p>-0.004456</text:p>
          </table:table-cell>
          <table:table-cell office:value-type="float" office:value="3.6540000000000001E-3" table:style-name="ce1">
            <text:p>0.003654</text:p>
          </table:table-cell>
          <table:table-cell table:number-columns-repeated="16379"/>
        </table:table-row>
        <table:table-row table:style-name="ro3">
          <table:table-cell office:value-type="float" office:value="25.42" table:style-name="ce1">
            <text:p>25.42</text:p>
          </table:table-cell>
          <table:table-cell office:value-type="float" office:value="-1.137E-3" table:style-name="ce1">
            <text:p>-0.001137</text:p>
          </table:table-cell>
          <table:table-cell office:value-type="float" office:value="25.42" table:style-name="ce1">
            <text:p>25.42</text:p>
          </table:table-cell>
          <table:table-cell office:value-type="float" office:value="-4.0720000000000001E-3" table:style-name="ce1">
            <text:p>-0.004072</text:p>
          </table:table-cell>
          <table:table-cell office:value-type="float" office:value="3.8969999999999999E-3" table:style-name="ce1">
            <text:p>0.003897</text:p>
          </table:table-cell>
          <table:table-cell table:number-columns-repeated="16379"/>
        </table:table-row>
        <table:table-row table:style-name="ro3">
          <table:table-cell office:value-type="float" office:value="25.44" table:style-name="ce1">
            <text:p>25.44</text:p>
          </table:table-cell>
          <table:table-cell office:value-type="float" office:value="-1.0300000000000001E-3" table:style-name="ce1">
            <text:p>-0.00103</text:p>
          </table:table-cell>
          <table:table-cell office:value-type="float" office:value="25.44" table:style-name="ce1">
            <text:p>25.44</text:p>
          </table:table-cell>
          <table:table-cell office:value-type="float" office:value="-3.6589999999999999E-3" table:style-name="ce1">
            <text:p>-0.003659</text:p>
          </table:table-cell>
          <table:table-cell office:value-type="float" office:value="4.1250000000000002E-3" table:style-name="ce1">
            <text:p>0.004125</text:p>
          </table:table-cell>
          <table:table-cell table:number-columns-repeated="16379"/>
        </table:table-row>
        <table:table-row table:style-name="ro3">
          <table:table-cell office:value-type="float" office:value="25.46" table:style-name="ce1">
            <text:p>25.46</text:p>
          </table:table-cell>
          <table:table-cell office:value-type="float" office:value="-9.1399999999999999E-4" table:style-name="ce1">
            <text:p>-0.000914</text:p>
          </table:table-cell>
          <table:table-cell office:value-type="float" office:value="25.46" table:style-name="ce1">
            <text:p>25.46</text:p>
          </table:table-cell>
          <table:table-cell office:value-type="float" office:value="-3.2190000000000001E-3" table:style-name="ce1">
            <text:p>-0.003219</text:p>
          </table:table-cell>
          <table:table-cell office:value-type="float" office:value="4.3350000000000003E-3" table:style-name="ce1">
            <text:p>0.004335</text:p>
          </table:table-cell>
          <table:table-cell table:number-columns-repeated="16379"/>
        </table:table-row>
        <table:table-row table:style-name="ro3">
          <table:table-cell office:value-type="float" office:value="25.48" table:style-name="ce1">
            <text:p>25.48</text:p>
          </table:table-cell>
          <table:table-cell office:value-type="float" office:value="-7.8899999999999999E-4" table:style-name="ce1">
            <text:p>-0.000789</text:p>
          </table:table-cell>
          <table:table-cell office:value-type="float" office:value="25.48" table:style-name="ce1">
            <text:p>25.48</text:p>
          </table:table-cell>
          <table:table-cell office:value-type="float" office:value="-2.7539999999999999E-3" table:style-name="ce1">
            <text:p>-0.002754</text:p>
          </table:table-cell>
          <table:table-cell office:value-type="float" office:value="4.5250000000000004E-3" table:style-name="ce1">
            <text:p>0.004525</text:p>
          </table:table-cell>
          <table:table-cell table:number-columns-repeated="16379"/>
        </table:table-row>
        <table:table-row table:style-name="ro3">
          <table:table-cell office:value-type="float" office:value="25.5" table:style-name="ce1">
            <text:p>25.5</text:p>
          </table:table-cell>
          <table:table-cell office:value-type="float" office:value="-6.5700000000000003E-4" table:style-name="ce1">
            <text:p>-0.000657</text:p>
          </table:table-cell>
          <table:table-cell office:value-type="float" office:value="25.5" table:style-name="ce1">
            <text:p>25.5</text:p>
          </table:table-cell>
          <table:table-cell office:value-type="float" office:value="-2.2659999999999998E-3" table:style-name="ce1">
            <text:p>-0.002266</text:p>
          </table:table-cell>
          <table:table-cell office:value-type="float" office:value="4.6940000000000003E-3" table:style-name="ce1">
            <text:p>0.004694</text:p>
          </table:table-cell>
          <table:table-cell table:number-columns-repeated="16379"/>
        </table:table-row>
        <table:table-row table:style-name="ro3">
          <table:table-cell office:value-type="float" office:value="25.52" table:style-name="ce1">
            <text:p>25.52</text:p>
          </table:table-cell>
          <table:table-cell office:value-type="float" office:value="-5.1800000000000001E-4" table:style-name="ce1">
            <text:p>-0.000518</text:p>
          </table:table-cell>
          <table:table-cell office:value-type="float" office:value="25.52" table:style-name="ce1">
            <text:p>25.52</text:p>
          </table:table-cell>
          <table:table-cell office:value-type="float" office:value="-1.7570000000000001E-3" table:style-name="ce1">
            <text:p>-0.001757</text:p>
          </table:table-cell>
          <table:table-cell office:value-type="float" office:value="4.8380000000000003E-3" table:style-name="ce1">
            <text:p>0.004838</text:p>
          </table:table-cell>
          <table:table-cell table:number-columns-repeated="16379"/>
        </table:table-row>
        <table:table-row table:style-name="ro3">
          <table:table-cell office:value-type="float" office:value="25.54" table:style-name="ce1">
            <text:p>25.54</text:p>
          </table:table-cell>
          <table:table-cell office:value-type="float" office:value="-3.7300000000000001E-4" table:style-name="ce1">
            <text:p>-0.000373</text:p>
          </table:table-cell>
          <table:table-cell office:value-type="float" office:value="25.54" table:style-name="ce1">
            <text:p>25.54</text:p>
          </table:table-cell>
          <table:table-cell office:value-type="float" office:value="-1.2310000000000001E-3" table:style-name="ce1">
            <text:p>-0.001231</text:p>
          </table:table-cell>
          <table:table-cell office:value-type="float" office:value="4.9550000000000002E-3" table:style-name="ce1">
            <text:p>0.004955</text:p>
          </table:table-cell>
          <table:table-cell table:number-columns-repeated="16379"/>
        </table:table-row>
        <table:table-row table:style-name="ro3">
          <table:table-cell office:value-type="float" office:value="25.56" table:style-name="ce1">
            <text:p>25.56</text:p>
          </table:table-cell>
          <table:table-cell office:value-type="float" office:value="-2.23E-4" table:style-name="ce1">
            <text:p>-0.000223</text:p>
          </table:table-cell>
          <table:table-cell office:value-type="float" office:value="25.56" table:style-name="ce1">
            <text:p>25.56</text:p>
          </table:table-cell>
          <table:table-cell office:value-type="float" office:value="-6.8900000000000005E-4" table:style-name="ce1">
            <text:p>-0.000689</text:p>
          </table:table-cell>
          <table:table-cell office:value-type="float" office:value="5.0439999999999999E-3" table:style-name="ce1">
            <text:p>0.005044</text:p>
          </table:table-cell>
          <table:table-cell table:number-columns-repeated="16379"/>
        </table:table-row>
        <table:table-row table:style-name="ro3">
          <table:table-cell office:value-type="float" office:value="25.58" table:style-name="ce1">
            <text:p>25.58</text:p>
          </table:table-cell>
          <table:table-cell office:value-type="float" office:value="-6.8999999999999997E-5" table:style-name="ce1">
            <text:p>-0.000069</text:p>
          </table:table-cell>
          <table:table-cell office:value-type="float" office:value="25.58" table:style-name="ce1">
            <text:p>25.58</text:p>
          </table:table-cell>
          <table:table-cell office:value-type="float" office:value="-1.37E-4" table:style-name="ce1">
            <text:p>-0.000137</text:p>
          </table:table-cell>
          <table:table-cell office:value-type="float" office:value="5.1029999999999999E-3" table:style-name="ce1">
            <text:p>0.005103</text:p>
          </table:table-cell>
          <table:table-cell table:number-columns-repeated="16379"/>
        </table:table-row>
        <table:table-row table:style-name="ro3">
          <table:table-cell office:value-type="float" office:value="25.6" table:style-name="ce1">
            <text:p>25.6</text:p>
          </table:table-cell>
          <table:table-cell office:value-type="float" office:value="8.7999999999999998E-5" table:style-name="ce1">
            <text:p>0.000088</text:p>
          </table:table-cell>
          <table:table-cell office:value-type="float" office:value="25.6" table:style-name="ce1">
            <text:p>25.6</text:p>
          </table:table-cell>
          <table:table-cell office:value-type="float" office:value="4.2299999999999998E-4" table:style-name="ce1">
            <text:p>0.000423</text:p>
          </table:table-cell>
          <table:table-cell office:value-type="float" office:value="5.1320000000000003E-3" table:style-name="ce1">
            <text:p>0.005132</text:p>
          </table:table-cell>
          <table:table-cell table:number-columns-repeated="16379"/>
        </table:table-row>
        <table:table-row table:style-name="ro3">
          <table:table-cell office:value-type="float" office:value="25.62" table:style-name="ce1">
            <text:p>25.62</text:p>
          </table:table-cell>
          <table:table-cell office:value-type="float" office:value="2.4699999999999999E-4" table:style-name="ce1">
            <text:p>0.000247</text:p>
          </table:table-cell>
          <table:table-cell office:value-type="float" office:value="25.62" table:style-name="ce1">
            <text:p>25.62</text:p>
          </table:table-cell>
          <table:table-cell office:value-type="float" office:value="9.859999999999999E-4" table:style-name="ce1">
            <text:p>0.000986</text:p>
          </table:table-cell>
          <table:table-cell office:value-type="float" office:value="5.1279999999999997E-3" table:style-name="ce1">
            <text:p>0.005128</text:p>
          </table:table-cell>
          <table:table-cell table:number-columns-repeated="16379"/>
        </table:table-row>
        <table:table-row table:style-name="ro3">
          <table:table-cell office:value-type="float" office:value="25.64" table:style-name="ce1">
            <text:p>25.64</text:p>
          </table:table-cell>
          <table:table-cell office:value-type="float" office:value="4.06E-4" table:style-name="ce1">
            <text:p>0.000406</text:p>
          </table:table-cell>
          <table:table-cell office:value-type="float" office:value="25.64" table:style-name="ce1">
            <text:p>25.64</text:p>
          </table:table-cell>
          <table:table-cell office:value-type="float" office:value="1.549E-3" table:style-name="ce1">
            <text:p>0.001549</text:p>
          </table:table-cell>
          <table:table-cell office:value-type="float" office:value="5.0920000000000002E-3" table:style-name="ce1">
            <text:p>0.005092</text:p>
          </table:table-cell>
          <table:table-cell table:number-columns-repeated="16379"/>
        </table:table-row>
        <table:table-row table:style-name="ro3">
          <table:table-cell office:value-type="float" office:value="25.66" table:style-name="ce1">
            <text:p>25.66</text:p>
          </table:table-cell>
          <table:table-cell office:value-type="float" office:value="5.6400000000000005E-4" table:style-name="ce1">
            <text:p>0.000564</text:p>
          </table:table-cell>
          <table:table-cell office:value-type="float" office:value="25.66" table:style-name="ce1">
            <text:p>25.66</text:p>
          </table:table-cell>
          <table:table-cell office:value-type="float" office:value="2.1069999999999999E-3" table:style-name="ce1">
            <text:p>0.002107</text:p>
          </table:table-cell>
          <table:table-cell office:value-type="float" office:value="5.0229999999999997E-3" table:style-name="ce1">
            <text:p>0.005023</text:p>
          </table:table-cell>
          <table:table-cell table:number-columns-repeated="16379"/>
        </table:table-row>
        <table:table-row table:style-name="ro3">
          <table:table-cell office:value-type="float" office:value="25.68" table:style-name="ce1">
            <text:p>25.68</text:p>
          </table:table-cell>
          <table:table-cell office:value-type="float" office:value="7.1900000000000002E-4" table:style-name="ce1">
            <text:p>0.000719</text:p>
          </table:table-cell>
          <table:table-cell office:value-type="float" office:value="25.68" table:style-name="ce1">
            <text:p>25.68</text:p>
          </table:table-cell>
          <table:table-cell office:value-type="float" office:value="2.6549999999999998E-3" table:style-name="ce1">
            <text:p>0.002655</text:p>
          </table:table-cell>
          <table:table-cell office:value-type="float" office:value="4.9220000000000002E-3" table:style-name="ce1">
            <text:p>0.004922</text:p>
          </table:table-cell>
          <table:table-cell table:number-columns-repeated="16379"/>
        </table:table-row>
        <table:table-row table:style-name="ro3">
          <table:table-cell office:value-type="float" office:value="25.7" table:style-name="ce1">
            <text:p>25.7</text:p>
          </table:table-cell>
          <table:table-cell office:value-type="float" office:value="8.7100000000000003E-4" table:style-name="ce1">
            <text:p>0.000871</text:p>
          </table:table-cell>
          <table:table-cell office:value-type="float" office:value="25.7" table:style-name="ce1">
            <text:p>25.7</text:p>
          </table:table-cell>
          <table:table-cell office:value-type="float" office:value="3.1909999999999998E-3" table:style-name="ce1">
            <text:p>0.003191</text:p>
          </table:table-cell>
          <table:table-cell office:value-type="float" office:value="4.7889999999999999E-3" table:style-name="ce1">
            <text:p>0.004789</text:p>
          </table:table-cell>
          <table:table-cell table:number-columns-repeated="16379"/>
        </table:table-row>
        <table:table-row table:style-name="ro3">
          <table:table-cell office:value-type="float" office:value="25.72" table:style-name="ce1">
            <text:p>25.72</text:p>
          </table:table-cell>
          <table:table-cell office:value-type="float" office:value="1.018E-3" table:style-name="ce1">
            <text:p>0.001018</text:p>
          </table:table-cell>
          <table:table-cell office:value-type="float" office:value="25.72" table:style-name="ce1">
            <text:p>25.72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4.627E-3" table:style-name="ce1">
            <text:p>0.004627</text:p>
          </table:table-cell>
          <table:table-cell table:number-columns-repeated="16379"/>
        </table:table-row>
        <table:table-row table:style-name="ro3">
          <table:table-cell office:value-type="float" office:value="25.74" table:style-name="ce1">
            <text:p>25.74</text:p>
          </table:table-cell>
          <table:table-cell office:value-type="float" office:value="1.158E-3" table:style-name="ce1">
            <text:p>0.001158</text:p>
          </table:table-cell>
          <table:table-cell office:value-type="float" office:value="25.74" table:style-name="ce1">
            <text:p>25.74</text:p>
          </table:table-cell>
          <table:table-cell office:value-type="float" office:value="4.2069999999999998E-3" table:style-name="ce1">
            <text:p>0.004207</text:p>
          </table:table-cell>
          <table:table-cell office:value-type="float" office:value="4.4349999999999997E-3" table:style-name="ce1">
            <text:p>0.004435</text:p>
          </table:table-cell>
          <table:table-cell table:number-columns-repeated="16379"/>
        </table:table-row>
        <table:table-row table:style-name="ro3">
          <table:table-cell office:value-type="float" office:value="25.76" table:style-name="ce1">
            <text:p>25.76</text:p>
          </table:table-cell>
          <table:table-cell office:value-type="float" office:value="1.291E-3" table:style-name="ce1">
            <text:p>0.001291</text:p>
          </table:table-cell>
          <table:table-cell office:value-type="float" office:value="25.76" table:style-name="ce1">
            <text:p>25.76</text:p>
          </table:table-cell>
          <table:table-cell office:value-type="float" office:value="4.6810000000000003E-3" table:style-name="ce1">
            <text:p>0.004681</text:p>
          </table:table-cell>
          <table:table-cell office:value-type="float" office:value="4.2170000000000003E-3" table:style-name="ce1">
            <text:p>0.004217</text:p>
          </table:table-cell>
          <table:table-cell table:number-columns-repeated="16379"/>
        </table:table-row>
        <table:table-row table:style-name="ro3">
          <table:table-cell office:value-type="float" office:value="25.78" table:style-name="ce1">
            <text:p>25.78</text:p>
          </table:table-cell>
          <table:table-cell office:value-type="float" office:value="1.415E-3" table:style-name="ce1">
            <text:p>0.001415</text:p>
          </table:table-cell>
          <table:table-cell office:value-type="float" office:value="25.78" table:style-name="ce1">
            <text:p>25.78</text:p>
          </table:table-cell>
          <table:table-cell office:value-type="float" office:value="5.1260000000000003E-3" table:style-name="ce1">
            <text:p>0.005126</text:p>
          </table:table-cell>
          <table:table-cell office:value-type="float" office:value="3.9750000000000002E-3" table:style-name="ce1">
            <text:p>0.003975</text:p>
          </table:table-cell>
          <table:table-cell table:number-columns-repeated="16379"/>
        </table:table-row>
        <table:table-row table:style-name="ro3">
          <table:table-cell office:value-type="float" office:value="25.8" table:style-name="ce1">
            <text:p>25.8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25.8" table:style-name="ce1">
            <text:p>25.8</text:p>
          </table:table-cell>
          <table:table-cell office:value-type="float" office:value="5.5409999999999999E-3" table:style-name="ce1">
            <text:p>0.005541</text:p>
          </table:table-cell>
          <table:table-cell office:value-type="float" office:value="3.7109999999999999E-3" table:style-name="ce1">
            <text:p>0.003711</text:p>
          </table:table-cell>
          <table:table-cell table:number-columns-repeated="16379"/>
        </table:table-row>
        <table:table-row table:style-name="ro3">
          <table:table-cell office:value-type="float" office:value="25.82" table:style-name="ce1">
            <text:p>25.82</text:p>
          </table:table-cell>
          <table:table-cell office:value-type="float" office:value="1.634E-3" table:style-name="ce1">
            <text:p>0.001634</text:p>
          </table:table-cell>
          <table:table-cell office:value-type="float" office:value="25.82" table:style-name="ce1">
            <text:p>25.82</text:p>
          </table:table-cell>
          <table:table-cell office:value-type="float" office:value="5.9230000000000003E-3" table:style-name="ce1">
            <text:p>0.005923</text:p>
          </table:table-cell>
          <table:table-cell office:value-type="float" office:value="3.4290000000000002E-3" table:style-name="ce1">
            <text:p>0.003429</text:p>
          </table:table-cell>
          <table:table-cell table:number-columns-repeated="16379"/>
        </table:table-row>
        <table:table-row table:style-name="ro3">
          <table:table-cell office:value-type="float" office:value="25.84" table:style-name="ce1">
            <text:p>25.84</text:p>
          </table:table-cell>
          <table:table-cell office:value-type="float" office:value="1.7279999999999999E-3" table:style-name="ce1">
            <text:p>0.001728</text:p>
          </table:table-cell>
          <table:table-cell office:value-type="float" office:value="25.84" table:style-name="ce1">
            <text:p>25.84</text:p>
          </table:table-cell>
          <table:table-cell office:value-type="float" office:value="6.2690000000000003E-3" table:style-name="ce1">
            <text:p>0.006269</text:p>
          </table:table-cell>
          <table:table-cell office:value-type="float" office:value="3.13E-3" table:style-name="ce1">
            <text:p>0.00313</text:p>
          </table:table-cell>
          <table:table-cell table:number-columns-repeated="16379"/>
        </table:table-row>
        <table:table-row table:style-name="ro3">
          <table:table-cell office:value-type="float" office:value="25.86" table:style-name="ce1">
            <text:p>25.86</text:p>
          </table:table-cell>
          <table:table-cell office:value-type="float" office:value="1.81E-3" table:style-name="ce1">
            <text:p>0.00181</text:p>
          </table:table-cell>
          <table:table-cell office:value-type="float" office:value="25.86" table:style-name="ce1">
            <text:p>25.86</text:p>
          </table:table-cell>
          <table:table-cell office:value-type="float" office:value="6.5789999999999998E-3" table:style-name="ce1">
            <text:p>0.006579</text:p>
          </table:table-cell>
          <table:table-cell office:value-type="float" office:value="2.8189999999999999E-3" table:style-name="ce1">
            <text:p>0.002819</text:p>
          </table:table-cell>
          <table:table-cell table:number-columns-repeated="16379"/>
        </table:table-row>
        <table:table-row table:style-name="ro3">
          <table:table-cell office:value-type="float" office:value="25.88" table:style-name="ce1">
            <text:p>25.88</text:p>
          </table:table-cell>
          <table:table-cell office:value-type="float" office:value="1.8810000000000001E-3" table:style-name="ce1">
            <text:p>0.001881</text:p>
          </table:table-cell>
          <table:table-cell office:value-type="float" office:value="25.88" table:style-name="ce1">
            <text:p>25.88</text:p>
          </table:table-cell>
          <table:table-cell office:value-type="float" office:value="6.8510000000000003E-3" table:style-name="ce1">
            <text:p>0.006851</text:p>
          </table:table-cell>
          <table:table-cell office:value-type="float" office:value="2.4989999999999999E-3" table:style-name="ce1">
            <text:p>0.002499</text:p>
          </table:table-cell>
          <table:table-cell table:number-columns-repeated="16379"/>
        </table:table-row>
        <table:table-row table:style-name="ro3">
          <table:table-cell office:value-type="float" office:value="25.9" table:style-name="ce1">
            <text:p>25.9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25.9" table:style-name="ce1">
            <text:p>25.9</text:p>
          </table:table-cell>
          <table:table-cell office:value-type="float" office:value="7.0850000000000002E-3" table:style-name="ce1">
            <text:p>0.007085</text:p>
          </table:table-cell>
          <table:table-cell office:value-type="float" office:value="2.173E-3" table:style-name="ce1">
            <text:p>0.002173</text:p>
          </table:table-cell>
          <table:table-cell table:number-columns-repeated="16379"/>
        </table:table-row>
        <table:table-row table:style-name="ro3">
          <table:table-cell office:value-type="float" office:value="25.92" table:style-name="ce1">
            <text:p>25.92</text:p>
          </table:table-cell>
          <table:table-cell office:value-type="float" office:value="1.9870000000000001E-3" table:style-name="ce1">
            <text:p>0.001987</text:p>
          </table:table-cell>
          <table:table-cell office:value-type="float" office:value="25.92" table:style-name="ce1">
            <text:p>25.92</text:p>
          </table:table-cell>
          <table:table-cell office:value-type="float" office:value="7.28E-3" table:style-name="ce1">
            <text:p>0.00728</text:p>
          </table:table-cell>
          <table:table-cell office:value-type="float" office:value="1.8439999999999999E-3" table:style-name="ce1">
            <text:p>0.001844</text:p>
          </table:table-cell>
          <table:table-cell table:number-columns-repeated="16379"/>
        </table:table-row>
        <table:table-row table:style-name="ro3">
          <table:table-cell office:value-type="float" office:value="25.94" table:style-name="ce1">
            <text:p>25.94</text:p>
          </table:table-cell>
          <table:table-cell office:value-type="float" office:value="2.0230000000000001E-3" table:style-name="ce1">
            <text:p>0.002023</text:p>
          </table:table-cell>
          <table:table-cell office:value-type="float" office:value="25.94" table:style-name="ce1">
            <text:p>25.94</text:p>
          </table:table-cell>
          <table:table-cell office:value-type="float" office:value="7.4359999999999999E-3" table:style-name="ce1">
            <text:p>0.007436</text:p>
          </table:table-cell>
          <table:table-cell office:value-type="float" office:value="1.5150000000000001E-3" table:style-name="ce1">
            <text:p>0.001515</text:p>
          </table:table-cell>
          <table:table-cell table:number-columns-repeated="16379"/>
        </table:table-row>
        <table:table-row table:style-name="ro3">
          <table:table-cell office:value-type="float" office:value="25.96" table:style-name="ce1">
            <text:p>25.96</text:p>
          </table:table-cell>
          <table:table-cell office:value-type="float" office:value="2.0479999999999999E-3" table:style-name="ce1">
            <text:p>0.002048</text:p>
          </table:table-cell>
          <table:table-cell office:value-type="float" office:value="25.96" table:style-name="ce1">
            <text:p>25.96</text:p>
          </table:table-cell>
          <table:table-cell office:value-type="float" office:value="7.5560000000000002E-3" table:style-name="ce1">
            <text:p>0.007556</text:p>
          </table:table-cell>
          <table:table-cell office:value-type="float" office:value="1.189E-3" table:style-name="ce1">
            <text:p>0.001189</text:p>
          </table:table-cell>
          <table:table-cell table:number-columns-repeated="16379"/>
        </table:table-row>
        <table:table-row table:style-name="ro3">
          <table:table-cell office:value-type="float" office:value="25.98" table:style-name="ce1">
            <text:p>25.98</text:p>
          </table:table-cell>
          <table:table-cell office:value-type="float" office:value="2.0630000000000002E-3" table:style-name="ce1">
            <text:p>0.002063</text:p>
          </table:table-cell>
          <table:table-cell office:value-type="float" office:value="25.98" table:style-name="ce1">
            <text:p>25.98</text:p>
          </table:table-cell>
          <table:table-cell office:value-type="float" office:value="7.6379999999999998E-3" table:style-name="ce1">
            <text:p>0.007638</text:p>
          </table:table-cell>
          <table:table-cell office:value-type="float" office:value="8.6899999999999998E-4" table:style-name="ce1">
            <text:p>0.000869</text:p>
          </table:table-cell>
          <table:table-cell table:number-columns-repeated="16379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float" office:value="2.0669999999999998E-3" table:style-name="ce1">
            <text:p>0.002067</text:p>
          </table:table-cell>
          <table:table-cell office:value-type="float" office:value="26" table:style-name="ce1">
            <text:p>26</text:p>
          </table:table-cell>
          <table:table-cell office:value-type="float" office:value="7.6860000000000001E-3" table:style-name="ce1">
            <text:p>0.007686</text:p>
          </table:table-cell>
          <table:table-cell office:value-type="float" office:value="5.5699999999999999E-4" table:style-name="ce1">
            <text:p>0.000557</text:p>
          </table:table-cell>
          <table:table-cell table:number-columns-repeated="16379"/>
        </table:table-row>
        <table:table-row table:style-name="ro3">
          <table:table-cell office:value-type="float" office:value="26.02" table:style-name="ce1">
            <text:p>26.02</text:p>
          </table:table-cell>
          <table:table-cell office:value-type="float" office:value="2.062E-3" table:style-name="ce1">
            <text:p>0.002062</text:p>
          </table:table-cell>
          <table:table-cell office:value-type="float" office:value="26.02" table:style-name="ce1">
            <text:p>26.02</text:p>
          </table:table-cell>
          <table:table-cell office:value-type="float" office:value="7.7000000000000002E-3" table:style-name="ce1">
            <text:p>0.0077</text:p>
          </table:table-cell>
          <table:table-cell office:value-type="float" office:value="2.5399999999999999E-4" table:style-name="ce1">
            <text:p>0.000254</text:p>
          </table:table-cell>
          <table:table-cell table:number-columns-repeated="16379"/>
        </table:table-row>
        <table:table-row table:style-name="ro3">
          <table:table-cell office:value-type="float" office:value="26.04" table:style-name="ce1">
            <text:p>26.04</text:p>
          </table:table-cell>
          <table:table-cell office:value-type="float" office:value="2.0479999999999999E-3" table:style-name="ce1">
            <text:p>0.002048</text:p>
          </table:table-cell>
          <table:table-cell office:value-type="float" office:value="26.04" table:style-name="ce1">
            <text:p>26.04</text:p>
          </table:table-cell>
          <table:table-cell office:value-type="float" office:value="7.6819999999999996E-3" table:style-name="ce1">
            <text:p>0.007682</text:p>
          </table:table-cell>
          <table:table-cell office:value-type="float" office:value="-3.6999999999999998E-5" table:style-name="ce1">
            <text:p>-0.000037</text:p>
          </table:table-cell>
          <table:table-cell table:number-columns-repeated="16379"/>
        </table:table-row>
        <table:table-row table:style-name="ro3">
          <table:table-cell office:value-type="float" office:value="26.06" table:style-name="ce1">
            <text:p>26.06</text:p>
          </table:table-cell>
          <table:table-cell office:value-type="float" office:value="2.0270000000000002E-3" table:style-name="ce1">
            <text:p>0.002027</text:p>
          </table:table-cell>
          <table:table-cell office:value-type="float" office:value="26.06" table:style-name="ce1">
            <text:p>26.06</text:p>
          </table:table-cell>
          <table:table-cell office:value-type="float" office:value="7.6350000000000003E-3" table:style-name="ce1">
            <text:p>0.007635</text:p>
          </table:table-cell>
          <table:table-cell office:value-type="float" office:value="-3.1500000000000001E-4" table:style-name="ce1">
            <text:p>-0.000315</text:p>
          </table:table-cell>
          <table:table-cell table:number-columns-repeated="16379"/>
        </table:table-row>
        <table:table-row table:style-name="ro3">
          <table:table-cell office:value-type="float" office:value="26.08" table:style-name="ce1">
            <text:p>26.08</text:p>
          </table:table-cell>
          <table:table-cell office:value-type="float" office:value="1.9989999999999999E-3" table:style-name="ce1">
            <text:p>0.001999</text:p>
          </table:table-cell>
          <table:table-cell office:value-type="float" office:value="26.08" table:style-name="ce1">
            <text:p>26.08</text:p>
          </table:table-cell>
          <table:table-cell office:value-type="float" office:value="7.561E-3" table:style-name="ce1">
            <text:p>0.007561</text:p>
          </table:table-cell>
          <table:table-cell office:value-type="float" office:value="-5.8E-4" table:style-name="ce1">
            <text:p>-0.00058</text:p>
          </table:table-cell>
          <table:table-cell table:number-columns-repeated="16379"/>
        </table:table-row>
        <table:table-row table:style-name="ro3">
          <table:table-cell office:value-type="float" office:value="26.1" table:style-name="ce1">
            <text:p>26.1</text:p>
          </table:table-cell>
          <table:table-cell office:value-type="float" office:value="1.964E-3" table:style-name="ce1">
            <text:p>0.001964</text:p>
          </table:table-cell>
          <table:table-cell office:value-type="float" office:value="26.1" table:style-name="ce1">
            <text:p>26.1</text:p>
          </table:table-cell>
          <table:table-cell office:value-type="float" office:value="7.4619999999999999E-3" table:style-name="ce1">
            <text:p>0.007462</text:p>
          </table:table-cell>
          <table:table-cell office:value-type="float" office:value="-8.3000000000000001E-4" table:style-name="ce1">
            <text:p>-0.00083</text:p>
          </table:table-cell>
          <table:table-cell table:number-columns-repeated="16379"/>
        </table:table-row>
        <table:table-row table:style-name="ro3">
          <table:table-cell office:value-type="float" office:value="26.12" table:style-name="ce1">
            <text:p>26.12</text:p>
          </table:table-cell>
          <table:table-cell office:value-type="float" office:value="1.9250000000000001E-3" table:style-name="ce1">
            <text:p>0.001925</text:p>
          </table:table-cell>
          <table:table-cell office:value-type="float" office:value="26.12" table:style-name="ce1">
            <text:p>26.12</text:p>
          </table:table-cell>
          <table:table-cell office:value-type="float" office:value="7.3400000000000002E-3" table:style-name="ce1">
            <text:p>0.00734</text:p>
          </table:table-cell>
          <table:table-cell office:value-type="float" office:value="-1.0660000000000001E-3" table:style-name="ce1">
            <text:p>-0.001066</text:p>
          </table:table-cell>
          <table:table-cell table:number-columns-repeated="16379"/>
        </table:table-row>
        <table:table-row table:style-name="ro3">
          <table:table-cell office:value-type="float" office:value="26.14" table:style-name="ce1">
            <text:p>26.14</text:p>
          </table:table-cell>
          <table:table-cell office:value-type="float" office:value="1.8810000000000001E-3" table:style-name="ce1">
            <text:p>0.001881</text:p>
          </table:table-cell>
          <table:table-cell office:value-type="float" office:value="26.14" table:style-name="ce1">
            <text:p>26.14</text:p>
          </table:table-cell>
          <table:table-cell office:value-type="float" office:value="7.1970000000000003E-3" table:style-name="ce1">
            <text:p>0.007197</text:p>
          </table:table-cell>
          <table:table-cell office:value-type="float" office:value="-1.2880000000000001E-3" table:style-name="ce1">
            <text:p>-0.001288</text:p>
          </table:table-cell>
          <table:table-cell table:number-columns-repeated="16379"/>
        </table:table-row>
        <table:table-row table:style-name="ro3">
          <table:table-cell office:value-type="float" office:value="26.16" table:style-name="ce1">
            <text:p>26.16</text:p>
          </table:table-cell>
          <table:table-cell office:value-type="float" office:value="1.833E-3" table:style-name="ce1">
            <text:p>0.001833</text:p>
          </table:table-cell>
          <table:table-cell office:value-type="float" office:value="26.16" table:style-name="ce1">
            <text:p>26.16</text:p>
          </table:table-cell>
          <table:table-cell office:value-type="float" office:value="7.0359999999999997E-3" table:style-name="ce1">
            <text:p>0.007036</text:p>
          </table:table-cell>
          <table:table-cell office:value-type="float" office:value="-1.495E-3" table:style-name="ce1">
            <text:p>-0.001495</text:p>
          </table:table-cell>
          <table:table-cell table:number-columns-repeated="16379"/>
        </table:table-row>
        <table:table-row table:style-name="ro3">
          <table:table-cell office:value-type="float" office:value="26.18" table:style-name="ce1">
            <text:p>26.18</text:p>
          </table:table-cell>
          <table:table-cell office:value-type="float" office:value="1.7819999999999999E-3" table:style-name="ce1">
            <text:p>0.001782</text:p>
          </table:table-cell>
          <table:table-cell office:value-type="float" office:value="26.18" table:style-name="ce1">
            <text:p>26.18</text:p>
          </table:table-cell>
          <table:table-cell office:value-type="float" office:value="6.8570000000000002E-3" table:style-name="ce1">
            <text:p>0.006857</text:p>
          </table:table-cell>
          <table:table-cell office:value-type="float" office:value="-1.689E-3" table:style-name="ce1">
            <text:p>-0.001689</text:p>
          </table:table-cell>
          <table:table-cell table:number-columns-repeated="16379"/>
        </table:table-row>
        <table:table-row table:style-name="ro3">
          <table:table-cell office:value-type="float" office:value="26.2" table:style-name="ce1">
            <text:p>26.2</text:p>
          </table:table-cell>
          <table:table-cell office:value-type="float" office:value="1.7279999999999999E-3" table:style-name="ce1">
            <text:p>0.001728</text:p>
          </table:table-cell>
          <table:table-cell office:value-type="float" office:value="26.2" table:style-name="ce1">
            <text:p>26.2</text:p>
          </table:table-cell>
          <table:table-cell office:value-type="float" office:value="6.6629999999999997E-3" table:style-name="ce1">
            <text:p>0.006663</text:p>
          </table:table-cell>
          <table:table-cell office:value-type="float" office:value="-1.8699999999999999E-3" table:style-name="ce1">
            <text:p>-0.00187</text:p>
          </table:table-cell>
          <table:table-cell table:number-columns-repeated="16379"/>
        </table:table-row>
        <table:table-row table:style-name="ro3">
          <table:table-cell office:value-type="float" office:value="26.22" table:style-name="ce1">
            <text:p>26.22</text:p>
          </table:table-cell>
          <table:table-cell office:value-type="float" office:value="1.6720000000000001E-3" table:style-name="ce1">
            <text:p>0.001672</text:p>
          </table:table-cell>
          <table:table-cell office:value-type="float" office:value="26.22" table:style-name="ce1">
            <text:p>26.22</text:p>
          </table:table-cell>
          <table:table-cell office:value-type="float" office:value="6.4559999999999999E-3" table:style-name="ce1">
            <text:p>0.006456</text:p>
          </table:table-cell>
          <table:table-cell office:value-type="float" office:value="-2.039E-3" table:style-name="ce1">
            <text:p>-0.002039</text:p>
          </table:table-cell>
          <table:table-cell table:number-columns-repeated="16379"/>
        </table:table-row>
        <table:table-row table:style-name="ro3">
          <table:table-cell office:value-type="float" office:value="26.24" table:style-name="ce1">
            <text:p>26.24</text:p>
          </table:table-cell>
          <table:table-cell office:value-type="float" office:value="1.614E-3" table:style-name="ce1">
            <text:p>0.001614</text:p>
          </table:table-cell>
          <table:table-cell office:value-type="float" office:value="26.24" table:style-name="ce1">
            <text:p>26.24</text:p>
          </table:table-cell>
          <table:table-cell office:value-type="float" office:value="6.2350000000000001E-3" table:style-name="ce1">
            <text:p>0.006235</text:p>
          </table:table-cell>
          <table:table-cell office:value-type="float" office:value="-2.1970000000000002E-3" table:style-name="ce1">
            <text:p>-0.002197</text:p>
          </table:table-cell>
          <table:table-cell table:number-columns-repeated="16379"/>
        </table:table-row>
        <table:table-row table:style-name="ro3">
          <table:table-cell office:value-type="float" office:value="26.26" table:style-name="ce1">
            <text:p>26.26</text:p>
          </table:table-cell>
          <table:table-cell office:value-type="float" office:value="1.554E-3" table:style-name="ce1">
            <text:p>0.001554</text:p>
          </table:table-cell>
          <table:table-cell office:value-type="float" office:value="26.26" table:style-name="ce1">
            <text:p>26.26</text:p>
          </table:table-cell>
          <table:table-cell office:value-type="float" office:value="6.0029999999999997E-3" table:style-name="ce1">
            <text:p>0.006003</text:p>
          </table:table-cell>
          <table:table-cell office:value-type="float" office:value="-2.346E-3" table:style-name="ce1">
            <text:p>-0.002346</text:p>
          </table:table-cell>
          <table:table-cell table:number-columns-repeated="16379"/>
        </table:table-row>
        <table:table-row table:style-name="ro3">
          <table:table-cell office:value-type="float" office:value="26.28" table:style-name="ce1">
            <text:p>26.28</text:p>
          </table:table-cell>
          <table:table-cell office:value-type="float" office:value="1.493E-3" table:style-name="ce1">
            <text:p>0.001493</text:p>
          </table:table-cell>
          <table:table-cell office:value-type="float" office:value="26.28" table:style-name="ce1">
            <text:p>26.28</text:p>
          </table:table-cell>
          <table:table-cell office:value-type="float" office:value="5.7600000000000004E-3" table:style-name="ce1">
            <text:p>0.00576</text:p>
          </table:table-cell>
          <table:table-cell office:value-type="float" office:value="-2.4859999999999999E-3" table:style-name="ce1">
            <text:p>-0.002486</text:p>
          </table:table-cell>
          <table:table-cell table:number-columns-repeated="16379"/>
        </table:table-row>
        <table:table-row table:style-name="ro3">
          <table:table-cell office:value-type="float" office:value="26.3" table:style-name="ce1">
            <text:p>26.3</text:p>
          </table:table-cell>
          <table:table-cell office:value-type="float" office:value="1.4300000000000001E-3" table:style-name="ce1">
            <text:p>0.00143</text:p>
          </table:table-cell>
          <table:table-cell office:value-type="float" office:value="26.3" table:style-name="ce1">
            <text:p>26.3</text:p>
          </table:table-cell>
          <table:table-cell office:value-type="float" office:value="5.5059999999999996E-3" table:style-name="ce1">
            <text:p>0.005506</text:p>
          </table:table-cell>
          <table:table-cell office:value-type="float" office:value="-2.6180000000000001E-3" table:style-name="ce1">
            <text:p>-0.002618</text:p>
          </table:table-cell>
          <table:table-cell table:number-columns-repeated="16379"/>
        </table:table-row>
        <table:table-row table:style-name="ro3">
          <table:table-cell office:value-type="float" office:value="26.32" table:style-name="ce1">
            <text:p>26.32</text:p>
          </table:table-cell>
          <table:table-cell office:value-type="float" office:value="1.3649999999999999E-3" table:style-name="ce1">
            <text:p>0.001365</text:p>
          </table:table-cell>
          <table:table-cell office:value-type="float" office:value="26.32" table:style-name="ce1">
            <text:p>26.32</text:p>
          </table:table-cell>
          <table:table-cell office:value-type="float" office:value="5.2420000000000001E-3" table:style-name="ce1">
            <text:p>0.005242</text:p>
          </table:table-cell>
          <table:table-cell office:value-type="float" office:value="-2.7420000000000001E-3" table:style-name="ce1">
            <text:p>-0.002742</text:p>
          </table:table-cell>
          <table:table-cell table:number-columns-repeated="16379"/>
        </table:table-row>
        <table:table-row table:style-name="ro3">
          <table:table-cell office:value-type="float" office:value="26.34" table:style-name="ce1">
            <text:p>26.34</text:p>
          </table:table-cell>
          <table:table-cell office:value-type="float" office:value="1.2979999999999999E-3" table:style-name="ce1">
            <text:p>0.001298</text:p>
          </table:table-cell>
          <table:table-cell office:value-type="float" office:value="26.34" table:style-name="ce1">
            <text:p>26.34</text:p>
          </table:table-cell>
          <table:table-cell office:value-type="float" office:value="4.9670000000000001E-3" table:style-name="ce1">
            <text:p>0.004967</text:p>
          </table:table-cell>
          <table:table-cell office:value-type="float" office:value="-2.8609999999999998E-3" table:style-name="ce1">
            <text:p>-0.002861</text:p>
          </table:table-cell>
          <table:table-cell table:number-columns-repeated="16379"/>
        </table:table-row>
        <table:table-row table:style-name="ro3">
          <table:table-cell office:value-type="float" office:value="26.36" table:style-name="ce1">
            <text:p>26.36</text:p>
          </table:table-cell>
          <table:table-cell office:value-type="float" office:value="1.2290000000000001E-3" table:style-name="ce1">
            <text:p>0.001229</text:p>
          </table:table-cell>
          <table:table-cell office:value-type="float" office:value="26.36" table:style-name="ce1">
            <text:p>26.36</text:p>
          </table:table-cell>
          <table:table-cell office:value-type="float" office:value="4.6829999999999997E-3" table:style-name="ce1">
            <text:p>0.004683</text:p>
          </table:table-cell>
          <table:table-cell office:value-type="float" office:value="-2.9729999999999999E-3" table:style-name="ce1">
            <text:p>-0.002973</text:p>
          </table:table-cell>
          <table:table-cell table:number-columns-repeated="16379"/>
        </table:table-row>
        <table:table-row table:style-name="ro3">
          <table:table-cell office:value-type="float" office:value="26.38" table:style-name="ce1">
            <text:p>26.38</text:p>
          </table:table-cell>
          <table:table-cell office:value-type="float" office:value="1.157E-3" table:style-name="ce1">
            <text:p>0.001157</text:p>
          </table:table-cell>
          <table:table-cell office:value-type="float" office:value="26.38" table:style-name="ce1">
            <text:p>26.38</text:p>
          </table:table-cell>
          <table:table-cell office:value-type="float" office:value="4.3880000000000004E-3" table:style-name="ce1">
            <text:p>0.004388</text:p>
          </table:table-cell>
          <table:table-cell office:value-type="float" office:value="-3.0790000000000001E-3" table:style-name="ce1">
            <text:p>-0.003079</text:p>
          </table:table-cell>
          <table:table-cell table:number-columns-repeated="16379"/>
        </table:table-row>
        <table:table-row table:style-name="ro3">
          <table:table-cell office:value-type="float" office:value="26.4" table:style-name="ce1">
            <text:p>26.4</text:p>
          </table:table-cell>
          <table:table-cell office:value-type="float" office:value="1.083E-3" table:style-name="ce1">
            <text:p>0.001083</text:p>
          </table:table-cell>
          <table:table-cell office:value-type="float" office:value="26.4" table:style-name="ce1">
            <text:p>26.4</text:p>
          </table:table-cell>
          <table:table-cell office:value-type="float" office:value="4.0829999999999998E-3" table:style-name="ce1">
            <text:p>0.004083</text:p>
          </table:table-cell>
          <table:table-cell office:value-type="float" office:value="-3.1800000000000001E-3" table:style-name="ce1">
            <text:p>-0.00318</text:p>
          </table:table-cell>
          <table:table-cell table:number-columns-repeated="16379"/>
        </table:table-row>
        <table:table-row table:style-name="ro3">
          <table:table-cell office:value-type="float" office:value="26.42" table:style-name="ce1">
            <text:p>26.42</text:p>
          </table:table-cell>
          <table:table-cell office:value-type="float" office:value="1.0059999999999999E-3" table:style-name="ce1">
            <text:p>0.001006</text:p>
          </table:table-cell>
          <table:table-cell office:value-type="float" office:value="26.42" table:style-name="ce1">
            <text:p>26.42</text:p>
          </table:table-cell>
          <table:table-cell office:value-type="float" office:value="3.7669999999999999E-3" table:style-name="ce1">
            <text:p>0.003767</text:p>
          </table:table-cell>
          <table:table-cell office:value-type="float" office:value="-3.274E-3" table:style-name="ce1">
            <text:p>-0.003274</text:p>
          </table:table-cell>
          <table:table-cell table:number-columns-repeated="16379"/>
        </table:table-row>
        <table:table-row table:style-name="ro3">
          <table:table-cell office:value-type="float" office:value="26.44" table:style-name="ce1">
            <text:p>26.44</text:p>
          </table:table-cell>
          <table:table-cell office:value-type="float" office:value="9.2599999999999996E-4" table:style-name="ce1">
            <text:p>0.000926</text:p>
          </table:table-cell>
          <table:table-cell office:value-type="float" office:value="26.44" table:style-name="ce1">
            <text:p>26.44</text:p>
          </table:table-cell>
          <table:table-cell office:value-type="float" office:value="3.441E-3" table:style-name="ce1">
            <text:p>0.003441</text:p>
          </table:table-cell>
          <table:table-cell office:value-type="float" office:value="-3.3609999999999998E-3" table:style-name="ce1">
            <text:p>-0.003361</text:p>
          </table:table-cell>
          <table:table-cell table:number-columns-repeated="16379"/>
        </table:table-row>
        <table:table-row table:style-name="ro3">
          <table:table-cell office:value-type="float" office:value="26.46" table:style-name="ce1">
            <text:p>26.46</text:p>
          </table:table-cell>
          <table:table-cell office:value-type="float" office:value="8.4199999999999998E-4" table:style-name="ce1">
            <text:p>0.000842</text:p>
          </table:table-cell>
          <table:table-cell office:value-type="float" office:value="26.46" table:style-name="ce1">
            <text:p>26.46</text:p>
          </table:table-cell>
          <table:table-cell office:value-type="float" office:value="3.1029999999999999E-3" table:style-name="ce1">
            <text:p>0.003103</text:p>
          </table:table-cell>
          <table:table-cell office:value-type="float" office:value="-3.441E-3" table:style-name="ce1">
            <text:p>-0.003441</text:p>
          </table:table-cell>
          <table:table-cell table:number-columns-repeated="16379"/>
        </table:table-row>
        <table:table-row table:style-name="ro3">
          <table:table-cell office:value-type="float" office:value="26.48" table:style-name="ce1">
            <text:p>26.48</text:p>
          </table:table-cell>
          <table:table-cell office:value-type="float" office:value="7.5500000000000003E-4" table:style-name="ce1">
            <text:p>0.000755</text:p>
          </table:table-cell>
          <table:table-cell office:value-type="float" office:value="26.48" table:style-name="ce1">
            <text:p>26.48</text:p>
          </table:table-cell>
          <table:table-cell office:value-type="float" office:value="2.7560000000000002E-3" table:style-name="ce1">
            <text:p>0.002756</text:p>
          </table:table-cell>
          <table:table-cell office:value-type="float" office:value="-3.5119999999999999E-3" table:style-name="ce1">
            <text:p>-0.003512</text:p>
          </table:table-cell>
          <table:table-cell table:number-columns-repeated="16379"/>
        </table:table-row>
        <table:table-row table:style-name="ro3">
          <table:table-cell office:value-type="float" office:value="26.5" table:style-name="ce1">
            <text:p>26.5</text:p>
          </table:table-cell>
          <table:table-cell office:value-type="float" office:value="6.6399999999999999E-4" table:style-name="ce1">
            <text:p>0.000664</text:p>
          </table:table-cell>
          <table:table-cell office:value-type="float" office:value="26.5" table:style-name="ce1">
            <text:p>26.5</text:p>
          </table:table-cell>
          <table:table-cell office:value-type="float" office:value="2.3990000000000001E-3" table:style-name="ce1">
            <text:p>0.002399</text:p>
          </table:table-cell>
          <table:table-cell office:value-type="float" office:value="-3.5720000000000001E-3" table:style-name="ce1">
            <text:p>-0.003572</text:p>
          </table:table-cell>
          <table:table-cell table:number-columns-repeated="16379"/>
        </table:table-row>
        <table:table-row table:style-name="ro3">
          <table:table-cell office:value-type="float" office:value="26.52" table:style-name="ce1">
            <text:p>26.52</text:p>
          </table:table-cell>
          <table:table-cell office:value-type="float" office:value="5.6899999999999995E-4" table:style-name="ce1">
            <text:p>0.000569</text:p>
          </table:table-cell>
          <table:table-cell office:value-type="float" office:value="26.52" table:style-name="ce1">
            <text:p>26.52</text:p>
          </table:table-cell>
          <table:table-cell office:value-type="float" office:value="2.032E-3" table:style-name="ce1">
            <text:p>0.002032</text:p>
          </table:table-cell>
          <table:table-cell office:value-type="float" office:value="-3.6219999999999998E-3" table:style-name="ce1">
            <text:p>-0.003622</text:p>
          </table:table-cell>
          <table:table-cell table:number-columns-repeated="16379"/>
        </table:table-row>
        <table:table-row table:style-name="ro3">
          <table:table-cell office:value-type="float" office:value="26.54" table:style-name="ce1">
            <text:p>26.54</text:p>
          </table:table-cell>
          <table:table-cell office:value-type="float" office:value="4.7100000000000001E-4" table:style-name="ce1">
            <text:p>0.000471</text:p>
          </table:table-cell>
          <table:table-cell office:value-type="float" office:value="26.54" table:style-name="ce1">
            <text:p>26.54</text:p>
          </table:table-cell>
          <table:table-cell office:value-type="float" office:value="1.6570000000000001E-3" table:style-name="ce1">
            <text:p>0.001657</text:p>
          </table:table-cell>
          <table:table-cell office:value-type="float" office:value="-3.6589999999999999E-3" table:style-name="ce1">
            <text:p>-0.003659</text:p>
          </table:table-cell>
          <table:table-cell table:number-columns-repeated="16379"/>
        </table:table-row>
        <table:table-row table:style-name="ro3">
          <table:table-cell office:value-type="float" office:value="26.56" table:style-name="ce1">
            <text:p>26.56</text:p>
          </table:table-cell>
          <table:table-cell office:value-type="float" office:value="3.6999999999999999E-4" table:style-name="ce1">
            <text:p>0.00037</text:p>
          </table:table-cell>
          <table:table-cell office:value-type="float" office:value="26.56" table:style-name="ce1">
            <text:p>26.56</text:p>
          </table:table-cell>
          <table:table-cell office:value-type="float" office:value="1.2750000000000001E-3" table:style-name="ce1">
            <text:p>0.001275</text:p>
          </table:table-cell>
          <table:table-cell office:value-type="float" office:value="-3.6809999999999998E-3" table:style-name="ce1">
            <text:p>-0.003681</text:p>
          </table:table-cell>
          <table:table-cell table:number-columns-repeated="16379"/>
        </table:table-row>
        <table:table-row table:style-name="ro3">
          <table:table-cell office:value-type="float" office:value="26.58" table:style-name="ce1">
            <text:p>26.58</text:p>
          </table:table-cell>
          <table:table-cell office:value-type="float" office:value="2.6600000000000001E-4" table:style-name="ce1">
            <text:p>0.000266</text:p>
          </table:table-cell>
          <table:table-cell office:value-type="float" office:value="26.58" table:style-name="ce1">
            <text:p>26.58</text:p>
          </table:table-cell>
          <table:table-cell office:value-type="float" office:value="8.8699999999999998E-4" table:style-name="ce1">
            <text:p>0.000887</text:p>
          </table:table-cell>
          <table:table-cell office:value-type="float" office:value="-3.6870000000000002E-3" table:style-name="ce1">
            <text:p>-0.003687</text:p>
          </table:table-cell>
          <table:table-cell table:number-columns-repeated="16379"/>
        </table:table-row>
        <table:table-row table:style-name="ro3">
          <table:table-cell office:value-type="float" office:value="26.6" table:style-name="ce1">
            <text:p>26.6</text:p>
          </table:table-cell>
          <table:table-cell office:value-type="float" office:value="1.5899999999999999E-4" table:style-name="ce1">
            <text:p>0.000159</text:p>
          </table:table-cell>
          <table:table-cell office:value-type="float" office:value="26.6" table:style-name="ce1">
            <text:p>26.6</text:p>
          </table:table-cell>
          <table:table-cell office:value-type="float" office:value="4.9399999999999997E-4" table:style-name="ce1">
            <text:p>0.000494</text:p>
          </table:table-cell>
          <table:table-cell office:value-type="float" office:value="-3.676E-3" table:style-name="ce1">
            <text:p>-0.003676</text:p>
          </table:table-cell>
          <table:table-cell table:number-columns-repeated="16379"/>
        </table:table-row>
        <table:table-row table:style-name="ro3">
          <table:table-cell office:value-type="float" office:value="26.62" table:style-name="ce1">
            <text:p>26.62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26.62" table:style-name="ce1">
            <text:p>26.62</text:p>
          </table:table-cell>
          <table:table-cell office:value-type="float" office:value="1E-4" table:style-name="ce1">
            <text:p>0.0001</text:p>
          </table:table-cell>
          <table:table-cell office:value-type="float" office:value="-3.6459999999999999E-3" table:style-name="ce1">
            <text:p>-0.003646</text:p>
          </table:table-cell>
          <table:table-cell table:number-columns-repeated="16379"/>
        </table:table-row>
        <table:table-row table:style-name="ro3">
          <table:table-cell office:value-type="float" office:value="26.64" table:style-name="ce1">
            <text:p>26.64</text:p>
          </table:table-cell>
          <table:table-cell office:value-type="float" office:value="-6.0000000000000002E-5" table:style-name="ce1">
            <text:p>-0.00006</text:p>
          </table:table-cell>
          <table:table-cell office:value-type="float" office:value="26.64" table:style-name="ce1">
            <text:p>26.64</text:p>
          </table:table-cell>
          <table:table-cell office:value-type="float" office:value="-2.9300000000000002E-4" table:style-name="ce1">
            <text:p>-0.000293</text:p>
          </table:table-cell>
          <table:table-cell office:value-type="float" office:value="-3.5959999999999998E-3" table:style-name="ce1">
            <text:p>-0.003596</text:p>
          </table:table-cell>
          <table:table-cell table:number-columns-repeated="16379"/>
        </table:table-row>
        <table:table-row table:style-name="ro3">
          <table:table-cell office:value-type="float" office:value="26.66" table:style-name="ce1">
            <text:p>26.66</text:p>
          </table:table-cell>
          <table:table-cell office:value-type="float" office:value="-1.7000000000000001E-4" table:style-name="ce1">
            <text:p>-0.00017</text:p>
          </table:table-cell>
          <table:table-cell office:value-type="float" office:value="26.66" table:style-name="ce1">
            <text:p>26.66</text:p>
          </table:table-cell>
          <table:table-cell office:value-type="float" office:value="-6.8400000000000004E-4" table:style-name="ce1">
            <text:p>-0.000684</text:p>
          </table:table-cell>
          <table:table-cell office:value-type="float" office:value="-3.5249999999999999E-3" table:style-name="ce1">
            <text:p>-0.003525</text:p>
          </table:table-cell>
          <table:table-cell table:number-columns-repeated="16379"/>
        </table:table-row>
        <table:table-row table:style-name="ro3">
          <table:table-cell office:value-type="float" office:value="26.68" table:style-name="ce1">
            <text:p>26.68</text:p>
          </table:table-cell>
          <table:table-cell office:value-type="float" office:value="-2.7900000000000001E-4" table:style-name="ce1">
            <text:p>-0.000279</text:p>
          </table:table-cell>
          <table:table-cell office:value-type="float" office:value="26.68" table:style-name="ce1">
            <text:p>26.68</text:p>
          </table:table-cell>
          <table:table-cell office:value-type="float" office:value="-1.0690000000000001E-3" table:style-name="ce1">
            <text:p>-0.001069</text:p>
          </table:table-cell>
          <table:table-cell office:value-type="float" office:value="-3.431E-3" table:style-name="ce1">
            <text:p>-0.003431</text:p>
          </table:table-cell>
          <table:table-cell table:number-columns-repeated="16379"/>
        </table:table-row>
        <table:table-row table:style-name="ro3">
          <table:table-cell office:value-type="float" office:value="26.7" table:style-name="ce1">
            <text:p>26.7</text:p>
          </table:table-cell>
          <table:table-cell office:value-type="float" office:value="-3.8699999999999997E-4" table:style-name="ce1">
            <text:p>-0.000387</text:p>
          </table:table-cell>
          <table:table-cell office:value-type="float" office:value="26.7" table:style-name="ce1">
            <text:p>26.7</text:p>
          </table:table-cell>
          <table:table-cell office:value-type="float" office:value="-1.4450000000000001E-3" table:style-name="ce1">
            <text:p>-0.001445</text:p>
          </table:table-cell>
          <table:table-cell office:value-type="float" office:value="-3.3159999999999999E-3" table:style-name="ce1">
            <text:p>-0.003316</text:p>
          </table:table-cell>
          <table:table-cell table:number-columns-repeated="16379"/>
        </table:table-row>
        <table:table-row table:style-name="ro3">
          <table:table-cell office:value-type="float" office:value="26.72" table:style-name="ce1">
            <text:p>26.72</text:p>
          </table:table-cell>
          <table:table-cell office:value-type="float" office:value="-4.9200000000000003E-4" table:style-name="ce1">
            <text:p>-0.000492</text:p>
          </table:table-cell>
          <table:table-cell office:value-type="float" office:value="26.72" table:style-name="ce1">
            <text:p>26.72</text:p>
          </table:table-cell>
          <table:table-cell office:value-type="float" office:value="-1.8090000000000001E-3" table:style-name="ce1">
            <text:p>-0.001809</text:p>
          </table:table-cell>
          <table:table-cell office:value-type="float" office:value="-3.1779999999999998E-3" table:style-name="ce1">
            <text:p>-0.003178</text:p>
          </table:table-cell>
          <table:table-cell table:number-columns-repeated="16379"/>
        </table:table-row>
        <table:table-row table:style-name="ro3">
          <table:table-cell office:value-type="float" office:value="26.74" table:style-name="ce1">
            <text:p>26.74</text:p>
          </table:table-cell>
          <table:table-cell office:value-type="float" office:value="-5.9400000000000002E-4" table:style-name="ce1">
            <text:p>-0.000594</text:p>
          </table:table-cell>
          <table:table-cell office:value-type="float" office:value="26.74" table:style-name="ce1">
            <text:p>26.74</text:p>
          </table:table-cell>
          <table:table-cell office:value-type="float" office:value="-2.1589999999999999E-3" table:style-name="ce1">
            <text:p>-0.002159</text:p>
          </table:table-cell>
          <table:table-cell office:value-type="float" office:value="-3.0170000000000002E-3" table:style-name="ce1">
            <text:p>-0.003017</text:p>
          </table:table-cell>
          <table:table-cell table:number-columns-repeated="16379"/>
        </table:table-row>
        <table:table-row table:style-name="ro3">
          <table:table-cell office:value-type="float" office:value="26.76" table:style-name="ce1">
            <text:p>26.76</text:p>
          </table:table-cell>
          <table:table-cell office:value-type="float" office:value="-6.9099999999999999E-4" table:style-name="ce1">
            <text:p>-0.000691</text:p>
          </table:table-cell>
          <table:table-cell office:value-type="float" office:value="26.76" table:style-name="ce1">
            <text:p>26.76</text:p>
          </table:table-cell>
          <table:table-cell office:value-type="float" office:value="-2.4910000000000002E-3" table:style-name="ce1">
            <text:p>-0.002491</text:p>
          </table:table-cell>
          <table:table-cell office:value-type="float" office:value="-2.8349999999999998E-3" table:style-name="ce1">
            <text:p>-0.002835</text:p>
          </table:table-cell>
          <table:table-cell table:number-columns-repeated="16379"/>
        </table:table-row>
        <table:table-row table:style-name="ro3">
          <table:table-cell office:value-type="float" office:value="26.78" table:style-name="ce1">
            <text:p>26.78</text:p>
          </table:table-cell>
          <table:table-cell office:value-type="float" office:value="-7.8200000000000003E-4" table:style-name="ce1">
            <text:p>-0.000782</text:p>
          </table:table-cell>
          <table:table-cell office:value-type="float" office:value="26.78" table:style-name="ce1">
            <text:p>26.78</text:p>
          </table:table-cell>
          <table:table-cell office:value-type="float" office:value="-2.8019999999999998E-3" table:style-name="ce1">
            <text:p>-0.002802</text:p>
          </table:table-cell>
          <table:table-cell office:value-type="float" office:value="-2.6329999999999999E-3" table:style-name="ce1">
            <text:p>-0.002633</text:p>
          </table:table-cell>
          <table:table-cell table:number-columns-repeated="16379"/>
        </table:table-row>
        <table:table-row table:style-name="ro3">
          <table:table-cell office:value-type="float" office:value="26.8" table:style-name="ce1">
            <text:p>26.8</text:p>
          </table:table-cell>
          <table:table-cell office:value-type="float" office:value="-8.6600000000000002E-4" table:style-name="ce1">
            <text:p>-0.000866</text:p>
          </table:table-cell>
          <table:table-cell office:value-type="float" office:value="26.8" table:style-name="ce1">
            <text:p>26.8</text:p>
          </table:table-cell>
          <table:table-cell office:value-type="float" office:value="-3.0890000000000002E-3" table:style-name="ce1">
            <text:p>-0.003089</text:p>
          </table:table-cell>
          <table:table-cell office:value-type="float" office:value="-2.4109999999999999E-3" table:style-name="ce1">
            <text:p>-0.002411</text:p>
          </table:table-cell>
          <table:table-cell table:number-columns-repeated="16379"/>
        </table:table-row>
        <table:table-row table:style-name="ro3">
          <table:table-cell office:value-type="float" office:value="26.82" table:style-name="ce1">
            <text:p>26.82</text:p>
          </table:table-cell>
          <table:table-cell office:value-type="float" office:value="-9.4300000000000004E-4" table:style-name="ce1">
            <text:p>-0.000943</text:p>
          </table:table-cell>
          <table:table-cell office:value-type="float" office:value="26.82" table:style-name="ce1">
            <text:p>26.82</text:p>
          </table:table-cell>
          <table:table-cell office:value-type="float" office:value="-3.3500000000000001E-3" table:style-name="ce1">
            <text:p>-0.00335</text:p>
          </table:table-cell>
          <table:table-cell office:value-type="float" office:value="-2.1710000000000002E-3" table:style-name="ce1">
            <text:p>-0.002171</text:p>
          </table:table-cell>
          <table:table-cell table:number-columns-repeated="16379"/>
        </table:table-row>
        <table:table-row table:style-name="ro3">
          <table:table-cell office:value-type="float" office:value="26.84" table:style-name="ce1">
            <text:p>26.84</text:p>
          </table:table-cell>
          <table:table-cell office:value-type="float" office:value="-1.011E-3" table:style-name="ce1">
            <text:p>-0.001011</text:p>
          </table:table-cell>
          <table:table-cell office:value-type="float" office:value="26.84" table:style-name="ce1">
            <text:p>26.84</text:p>
          </table:table-cell>
          <table:table-cell office:value-type="float" office:value="-3.5820000000000001E-3" table:style-name="ce1">
            <text:p>-0.003582</text:p>
          </table:table-cell>
          <table:table-cell office:value-type="float" office:value="-1.915E-3" table:style-name="ce1">
            <text:p>-0.001915</text:p>
          </table:table-cell>
          <table:table-cell table:number-columns-repeated="16379"/>
        </table:table-row>
        <table:table-row table:style-name="ro3">
          <table:table-cell office:value-type="float" office:value="26.86" table:style-name="ce1">
            <text:p>26.86</text:p>
          </table:table-cell>
          <table:table-cell office:value-type="float" office:value="-1.07E-3" table:style-name="ce1">
            <text:p>-0.00107</text:p>
          </table:table-cell>
          <table:table-cell office:value-type="float" office:value="26.86" table:style-name="ce1">
            <text:p>26.86</text:p>
          </table:table-cell>
          <table:table-cell office:value-type="float" office:value="-3.7829999999999999E-3" table:style-name="ce1">
            <text:p>-0.003783</text:p>
          </table:table-cell>
          <table:table-cell office:value-type="float" office:value="-1.647E-3" table:style-name="ce1">
            <text:p>-0.001647</text:p>
          </table:table-cell>
          <table:table-cell table:number-columns-repeated="16379"/>
        </table:table-row>
        <table:table-row table:style-name="ro3">
          <table:table-cell office:value-type="float" office:value="26.88" table:style-name="ce1">
            <text:p>26.88</text:p>
          </table:table-cell>
          <table:table-cell office:value-type="float" office:value="-1.1180000000000001E-3" table:style-name="ce1">
            <text:p>-0.001118</text:p>
          </table:table-cell>
          <table:table-cell office:value-type="float" office:value="26.88" table:style-name="ce1">
            <text:p>26.88</text:p>
          </table:table-cell>
          <table:table-cell office:value-type="float" office:value="-3.9519999999999998E-3" table:style-name="ce1">
            <text:p>-0.003952</text:p>
          </table:table-cell>
          <table:table-cell office:value-type="float" office:value="-1.3669999999999999E-3" table:style-name="ce1">
            <text:p>-0.001367</text:p>
          </table:table-cell>
          <table:table-cell table:number-columns-repeated="16379"/>
        </table:table-row>
        <table:table-row table:style-name="ro3">
          <table:table-cell office:value-type="float" office:value="26.9" table:style-name="ce1">
            <text:p>26.9</text:p>
          </table:table-cell>
          <table:table-cell office:value-type="float" office:value="-1.157E-3" table:style-name="ce1">
            <text:p>-0.001157</text:p>
          </table:table-cell>
          <table:table-cell office:value-type="float" office:value="26.9" table:style-name="ce1">
            <text:p>26.9</text:p>
          </table:table-cell>
          <table:table-cell office:value-type="float" office:value="-4.0860000000000002E-3" table:style-name="ce1">
            <text:p>-0.004086</text:p>
          </table:table-cell>
          <table:table-cell office:value-type="float" office:value="-1.0790000000000001E-3" table:style-name="ce1">
            <text:p>-0.001079</text:p>
          </table:table-cell>
          <table:table-cell table:number-columns-repeated="16379"/>
        </table:table-row>
        <table:table-row table:style-name="ro3">
          <table:table-cell office:value-type="float" office:value="26.92" table:style-name="ce1">
            <text:p>26.92</text:p>
          </table:table-cell>
          <table:table-cell office:value-type="float" office:value="-1.1839999999999999E-3" table:style-name="ce1">
            <text:p>-0.001184</text:p>
          </table:table-cell>
          <table:table-cell office:value-type="float" office:value="26.92" table:style-name="ce1">
            <text:p>26.92</text:p>
          </table:table-cell>
          <table:table-cell office:value-type="float" office:value="-4.1859999999999996E-3" table:style-name="ce1">
            <text:p>-0.004186</text:p>
          </table:table-cell>
          <table:table-cell office:value-type="float" office:value="-7.8700000000000005E-4" table:style-name="ce1">
            <text:p>-0.000787</text:p>
          </table:table-cell>
          <table:table-cell table:number-columns-repeated="16379"/>
        </table:table-row>
        <table:table-row table:style-name="ro3">
          <table:table-cell office:value-type="float" office:value="26.94" table:style-name="ce1">
            <text:p>26.94</text:p>
          </table:table-cell>
          <table:table-cell office:value-type="float" office:value="-1.201E-3" table:style-name="ce1">
            <text:p>-0.001201</text:p>
          </table:table-cell>
          <table:table-cell office:value-type="float" office:value="26.94" table:style-name="ce1">
            <text:p>26.94</text:p>
          </table:table-cell>
          <table:table-cell office:value-type="float" office:value="-4.2500000000000003E-3" table:style-name="ce1">
            <text:p>-0.00425</text:p>
          </table:table-cell>
          <table:table-cell office:value-type="float" office:value="-4.9200000000000003E-4" table:style-name="ce1">
            <text:p>-0.000492</text:p>
          </table:table-cell>
          <table:table-cell table:number-columns-repeated="16379"/>
        </table:table-row>
        <table:table-row table:style-name="ro3">
          <table:table-cell office:value-type="float" office:value="26.96" table:style-name="ce1">
            <text:p>26.96</text:p>
          </table:table-cell>
          <table:table-cell office:value-type="float" office:value="-1.207E-3" table:style-name="ce1">
            <text:p>-0.001207</text:p>
          </table:table-cell>
          <table:table-cell office:value-type="float" office:value="26.96" table:style-name="ce1">
            <text:p>26.96</text:p>
          </table:table-cell>
          <table:table-cell office:value-type="float" office:value="-4.2789999999999998E-3" table:style-name="ce1">
            <text:p>-0.004279</text:p>
          </table:table-cell>
          <table:table-cell office:value-type="float" office:value="-1.9799999999999999E-4" table:style-name="ce1">
            <text:p>-0.000198</text:p>
          </table:table-cell>
          <table:table-cell table:number-columns-repeated="16379"/>
        </table:table-row>
        <table:table-row table:style-name="ro3">
          <table:table-cell office:value-type="float" office:value="26.98" table:style-name="ce1">
            <text:p>26.98</text:p>
          </table:table-cell>
          <table:table-cell office:value-type="float" office:value="-1.2019999999999999E-3" table:style-name="ce1">
            <text:p>-0.001202</text:p>
          </table:table-cell>
          <table:table-cell office:value-type="float" office:value="26.98" table:style-name="ce1">
            <text:p>26.98</text:p>
          </table:table-cell>
          <table:table-cell office:value-type="float" office:value="-4.2729999999999999E-3" table:style-name="ce1">
            <text:p>-0.004273</text:p>
          </table:table-cell>
          <table:table-cell office:value-type="float" office:value="9.2E-5" table:style-name="ce1">
            <text:p>0.000092</text:p>
          </table:table-cell>
          <table:table-cell table:number-columns-repeated="16379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float" office:value="-1.186E-3" table:style-name="ce1">
            <text:p>-0.001186</text:p>
          </table:table-cell>
          <table:table-cell office:value-type="float" office:value="27" table:style-name="ce1">
            <text:p>27</text:p>
          </table:table-cell>
          <table:table-cell office:value-type="float" office:value="-4.2319999999999997E-3" table:style-name="ce1">
            <text:p>-0.004232</text:p>
          </table:table-cell>
          <table:table-cell office:value-type="float" office:value="3.7399999999999998E-4" table:style-name="ce1">
            <text:p>0.000374</text:p>
          </table:table-cell>
          <table:table-cell table:number-columns-repeated="16379"/>
        </table:table-row>
        <table:table-row table:style-name="ro3">
          <table:table-cell office:value-type="float" office:value="27.02" table:style-name="ce1">
            <text:p>27.02</text:p>
          </table:table-cell>
          <table:table-cell office:value-type="float" office:value="-1.1609999999999999E-3" table:style-name="ce1">
            <text:p>-0.001161</text:p>
          </table:table-cell>
          <table:table-cell office:value-type="float" office:value="27.02" table:style-name="ce1">
            <text:p>27.02</text:p>
          </table:table-cell>
          <table:table-cell office:value-type="float" office:value="-4.1590000000000004E-3" table:style-name="ce1">
            <text:p>-0.004159</text:p>
          </table:table-cell>
          <table:table-cell office:value-type="float" office:value="6.4800000000000003E-4" table:style-name="ce1">
            <text:p>0.000648</text:p>
          </table:table-cell>
          <table:table-cell table:number-columns-repeated="16379"/>
        </table:table-row>
        <table:table-row table:style-name="ro3">
          <table:table-cell office:value-type="float" office:value="27.04" table:style-name="ce1">
            <text:p>27.04</text:p>
          </table:table-cell>
          <table:table-cell office:value-type="float" office:value="-1.126E-3" table:style-name="ce1">
            <text:p>-0.001126</text:p>
          </table:table-cell>
          <table:table-cell office:value-type="float" office:value="27.04" table:style-name="ce1">
            <text:p>27.04</text:p>
          </table:table-cell>
          <table:table-cell office:value-type="float" office:value="-4.0540000000000003E-3" table:style-name="ce1">
            <text:p>-0.004054</text:p>
          </table:table-cell>
          <table:table-cell office:value-type="float" office:value="9.0899999999999998E-4" table:style-name="ce1">
            <text:p>0.000909</text:p>
          </table:table-cell>
          <table:table-cell table:number-columns-repeated="16379"/>
        </table:table-row>
        <table:table-row table:style-name="ro3">
          <table:table-cell office:value-type="float" office:value="27.06" table:style-name="ce1">
            <text:p>27.06</text:p>
          </table:table-cell>
          <table:table-cell office:value-type="float" office:value="-1.083E-3" table:style-name="ce1">
            <text:p>-0.001083</text:p>
          </table:table-cell>
          <table:table-cell office:value-type="float" office:value="27.06" table:style-name="ce1">
            <text:p>27.06</text:p>
          </table:table-cell>
          <table:table-cell office:value-type="float" office:value="-3.9199999999999999E-3" table:style-name="ce1">
            <text:p>-0.00392</text:p>
          </table:table-cell>
          <table:table-cell office:value-type="float" office:value="1.157E-3" table:style-name="ce1">
            <text:p>0.001157</text:p>
          </table:table-cell>
          <table:table-cell table:number-columns-repeated="16379"/>
        </table:table-row>
        <table:table-row table:style-name="ro3">
          <table:table-cell office:value-type="float" office:value="27.08" table:style-name="ce1">
            <text:p>27.08</text:p>
          </table:table-cell>
          <table:table-cell office:value-type="float" office:value="-1.031E-3" table:style-name="ce1">
            <text:p>-0.001031</text:p>
          </table:table-cell>
          <table:table-cell office:value-type="float" office:value="27.08" table:style-name="ce1">
            <text:p>27.08</text:p>
          </table:table-cell>
          <table:table-cell office:value-type="float" office:value="-3.7590000000000002E-3" table:style-name="ce1">
            <text:p>-0.003759</text:p>
          </table:table-cell>
          <table:table-cell office:value-type="float" office:value="1.3879999999999999E-3" table:style-name="ce1">
            <text:p>0.001388</text:p>
          </table:table-cell>
          <table:table-cell table:number-columns-repeated="16379"/>
        </table:table-row>
        <table:table-row table:style-name="ro3">
          <table:table-cell office:value-type="float" office:value="27.1" table:style-name="ce1">
            <text:p>27.1</text:p>
          </table:table-cell>
          <table:table-cell office:value-type="float" office:value="-9.7300000000000002E-4" table:style-name="ce1">
            <text:p>-0.000973</text:p>
          </table:table-cell>
          <table:table-cell office:value-type="float" office:value="27.1" table:style-name="ce1">
            <text:p>27.1</text:p>
          </table:table-cell>
          <table:table-cell office:value-type="float" office:value="-3.5739999999999999E-3" table:style-name="ce1">
            <text:p>-0.003574</text:p>
          </table:table-cell>
          <table:table-cell office:value-type="float" office:value="1.601E-3" table:style-name="ce1">
            <text:p>0.001601</text:p>
          </table:table-cell>
          <table:table-cell table:number-columns-repeated="16379"/>
        </table:table-row>
        <table:table-row table:style-name="ro3">
          <table:table-cell office:value-type="float" office:value="27.12" table:style-name="ce1">
            <text:p>27.12</text:p>
          </table:table-cell>
          <table:table-cell office:value-type="float" office:value="-9.0899999999999998E-4" table:style-name="ce1">
            <text:p>-0.000909</text:p>
          </table:table-cell>
          <table:table-cell office:value-type="float" office:value="27.12" table:style-name="ce1">
            <text:p>27.12</text:p>
          </table:table-cell>
          <table:table-cell office:value-type="float" office:value="-3.3670000000000002E-3" table:style-name="ce1">
            <text:p>-0.003367</text:p>
          </table:table-cell>
          <table:table-cell office:value-type="float" office:value="1.7949999999999999E-3" table:style-name="ce1">
            <text:p>0.001795</text:p>
          </table:table-cell>
          <table:table-cell table:number-columns-repeated="16379"/>
        </table:table-row>
        <table:table-row table:style-name="ro3">
          <table:table-cell office:value-type="float" office:value="27.14" table:style-name="ce1">
            <text:p>27.14</text:p>
          </table:table-cell>
          <table:table-cell office:value-type="float" office:value="-8.4000000000000003E-4" table:style-name="ce1">
            <text:p>-0.00084</text:p>
          </table:table-cell>
          <table:table-cell office:value-type="float" office:value="27.14" table:style-name="ce1">
            <text:p>27.14</text:p>
          </table:table-cell>
          <table:table-cell office:value-type="float" office:value="-3.1410000000000001E-3" table:style-name="ce1">
            <text:p>-0.003141</text:p>
          </table:table-cell>
          <table:table-cell office:value-type="float" office:value="1.97E-3" table:style-name="ce1">
            <text:p>0.00197</text:p>
          </table:table-cell>
          <table:table-cell table:number-columns-repeated="16379"/>
        </table:table-row>
        <table:table-row table:style-name="ro3">
          <table:table-cell office:value-type="float" office:value="27.16" table:style-name="ce1">
            <text:p>27.16</text:p>
          </table:table-cell>
          <table:table-cell office:value-type="float" office:value="-7.67E-4" table:style-name="ce1">
            <text:p>-0.000767</text:p>
          </table:table-cell>
          <table:table-cell office:value-type="float" office:value="27.16" table:style-name="ce1">
            <text:p>27.16</text:p>
          </table:table-cell>
          <table:table-cell office:value-type="float" office:value="-2.898E-3" table:style-name="ce1">
            <text:p>-0.002898</text:p>
          </table:table-cell>
          <table:table-cell office:value-type="float" office:value="2.124E-3" table:style-name="ce1">
            <text:p>0.002124</text:p>
          </table:table-cell>
          <table:table-cell table:number-columns-repeated="16379"/>
        </table:table-row>
        <table:table-row table:style-name="ro3">
          <table:table-cell office:value-type="float" office:value="27.18" table:style-name="ce1">
            <text:p>27.18</text:p>
          </table:table-cell>
          <table:table-cell office:value-type="float" office:value="-6.9099999999999999E-4" table:style-name="ce1">
            <text:p>-0.000691</text:p>
          </table:table-cell>
          <table:table-cell office:value-type="float" office:value="27.18" table:style-name="ce1">
            <text:p>27.18</text:p>
          </table:table-cell>
          <table:table-cell office:value-type="float" office:value="-2.643E-3" table:style-name="ce1">
            <text:p>-0.002643</text:p>
          </table:table-cell>
          <table:table-cell office:value-type="float" office:value="2.258E-3" table:style-name="ce1">
            <text:p>0.002258</text:p>
          </table:table-cell>
          <table:table-cell table:number-columns-repeated="16379"/>
        </table:table-row>
        <table:table-row table:style-name="ro3">
          <table:table-cell office:value-type="float" office:value="27.2" table:style-name="ce1">
            <text:p>27.2</text:p>
          </table:table-cell>
          <table:table-cell office:value-type="float" office:value="-6.1300000000000005E-4" table:style-name="ce1">
            <text:p>-0.000613</text:p>
          </table:table-cell>
          <table:table-cell office:value-type="float" office:value="27.2" table:style-name="ce1">
            <text:p>27.2</text:p>
          </table:table-cell>
          <table:table-cell office:value-type="float" office:value="-2.3770000000000002E-3" table:style-name="ce1">
            <text:p>-0.002377</text:p>
          </table:table-cell>
          <table:table-cell office:value-type="float" office:value="2.372E-3" table:style-name="ce1">
            <text:p>0.002372</text:p>
          </table:table-cell>
          <table:table-cell table:number-columns-repeated="16379"/>
        </table:table-row>
        <table:table-row table:style-name="ro3">
          <table:table-cell office:value-type="float" office:value="27.22" table:style-name="ce1">
            <text:p>27.22</text:p>
          </table:table-cell>
          <table:table-cell office:value-type="float" office:value="-5.3399999999999997E-4" table:style-name="ce1">
            <text:p>-0.000534</text:p>
          </table:table-cell>
          <table:table-cell office:value-type="float" office:value="27.22" table:style-name="ce1">
            <text:p>27.22</text:p>
          </table:table-cell>
          <table:table-cell office:value-type="float" office:value="-2.1029999999999998E-3" table:style-name="ce1">
            <text:p>-0.002103</text:p>
          </table:table-cell>
          <table:table-cell office:value-type="float" office:value="2.4659999999999999E-3" table:style-name="ce1">
            <text:p>0.002466</text:p>
          </table:table-cell>
          <table:table-cell table:number-columns-repeated="16379"/>
        </table:table-row>
        <table:table-row table:style-name="ro3">
          <table:table-cell office:value-type="float" office:value="27.24" table:style-name="ce1">
            <text:p>27.24</text:p>
          </table:table-cell>
          <table:table-cell office:value-type="float" office:value="-4.5399999999999998E-4" table:style-name="ce1">
            <text:p>-0.000454</text:p>
          </table:table-cell>
          <table:table-cell office:value-type="float" office:value="27.24" table:style-name="ce1">
            <text:p>27.24</text:p>
          </table:table-cell>
          <table:table-cell office:value-type="float" office:value="-1.825E-3" table:style-name="ce1">
            <text:p>-0.001825</text:p>
          </table:table-cell>
          <table:table-cell office:value-type="float" office:value="2.542E-3" table:style-name="ce1">
            <text:p>0.002542</text:p>
          </table:table-cell>
          <table:table-cell table:number-columns-repeated="16379"/>
        </table:table-row>
        <table:table-row table:style-name="ro3">
          <table:table-cell office:value-type="float" office:value="27.26" table:style-name="ce1">
            <text:p>27.26</text:p>
          </table:table-cell>
          <table:table-cell office:value-type="float" office:value="-3.7599999999999998E-4" table:style-name="ce1">
            <text:p>-0.000376</text:p>
          </table:table-cell>
          <table:table-cell office:value-type="float" office:value="27.26" table:style-name="ce1">
            <text:p>27.26</text:p>
          </table:table-cell>
          <table:table-cell office:value-type="float" office:value="-1.5430000000000001E-3" table:style-name="ce1">
            <text:p>-0.001543</text:p>
          </table:table-cell>
          <table:table-cell office:value-type="float" office:value="2.601E-3" table:style-name="ce1">
            <text:p>0.002601</text:p>
          </table:table-cell>
          <table:table-cell table:number-columns-repeated="16379"/>
        </table:table-row>
        <table:table-row table:style-name="ro3">
          <table:table-cell office:value-type="float" office:value="27.28" table:style-name="ce1">
            <text:p>27.28</text:p>
          </table:table-cell>
          <table:table-cell office:value-type="float" office:value="-2.9799999999999998E-4" table:style-name="ce1">
            <text:p>-0.000298</text:p>
          </table:table-cell>
          <table:table-cell office:value-type="float" office:value="27.28" table:style-name="ce1">
            <text:p>27.28</text:p>
          </table:table-cell>
          <table:table-cell office:value-type="float" office:value="-1.2600000000000001E-3" table:style-name="ce1">
            <text:p>-0.00126</text:p>
          </table:table-cell>
          <table:table-cell office:value-type="float" office:value="2.6440000000000001E-3" table:style-name="ce1">
            <text:p>0.002644</text:p>
          </table:table-cell>
          <table:table-cell table:number-columns-repeated="16379"/>
        </table:table-row>
        <table:table-row table:style-name="ro3">
          <table:table-cell office:value-type="float" office:value="27.3" table:style-name="ce1">
            <text:p>27.3</text:p>
          </table:table-cell>
          <table:table-cell office:value-type="float" office:value="-2.22E-4" table:style-name="ce1">
            <text:p>-0.000222</text:p>
          </table:table-cell>
          <table:table-cell office:value-type="float" office:value="27.3" table:style-name="ce1">
            <text:p>27.3</text:p>
          </table:table-cell>
          <table:table-cell office:value-type="float" office:value="-9.7799999999999992E-4" table:style-name="ce1">
            <text:p>-0.000978</text:p>
          </table:table-cell>
          <table:table-cell office:value-type="float" office:value="2.6719999999999999E-3" table:style-name="ce1">
            <text:p>0.002672</text:p>
          </table:table-cell>
          <table:table-cell table:number-columns-repeated="16379"/>
        </table:table-row>
        <table:table-row table:style-name="ro3">
          <table:table-cell office:value-type="float" office:value="27.32" table:style-name="ce1">
            <text:p>27.32</text:p>
          </table:table-cell>
          <table:table-cell office:value-type="float" office:value="-1.4799999999999999E-4" table:style-name="ce1">
            <text:p>-0.000148</text:p>
          </table:table-cell>
          <table:table-cell office:value-type="float" office:value="27.32" table:style-name="ce1">
            <text:p>27.32</text:p>
          </table:table-cell>
          <table:table-cell office:value-type="float" office:value="-6.9899999999999997E-4" table:style-name="ce1">
            <text:p>-0.000699</text:p>
          </table:table-cell>
          <table:table-cell office:value-type="float" office:value="2.6879999999999999E-3" table:style-name="ce1">
            <text:p>0.002688</text:p>
          </table:table-cell>
          <table:table-cell table:number-columns-repeated="16379"/>
        </table:table-row>
        <table:table-row table:style-name="ro3">
          <table:table-cell office:value-type="float" office:value="27.34" table:style-name="ce1">
            <text:p>27.34</text:p>
          </table:table-cell>
          <table:table-cell office:value-type="float" office:value="-7.6000000000000004E-5" table:style-name="ce1">
            <text:p>-0.000076</text:p>
          </table:table-cell>
          <table:table-cell office:value-type="float" office:value="27.34" table:style-name="ce1">
            <text:p>27.34</text:p>
          </table:table-cell>
          <table:table-cell office:value-type="float" office:value="-4.2299999999999998E-4" table:style-name="ce1">
            <text:p>-0.000423</text:p>
          </table:table-cell>
          <table:table-cell office:value-type="float" office:value="2.6919999999999999E-3" table:style-name="ce1">
            <text:p>0.002692</text:p>
          </table:table-cell>
          <table:table-cell table:number-columns-repeated="16379"/>
        </table:table-row>
        <table:table-row table:style-name="ro3">
          <table:table-cell office:value-type="float" office:value="27.36" table:style-name="ce1">
            <text:p>27.36</text:p>
          </table:table-cell>
          <table:table-cell office:value-type="float" office:value="-6.9999999999999999E-6" table:style-name="ce1">
            <text:p>-0.000007</text:p>
          </table:table-cell>
          <table:table-cell office:value-type="float" office:value="27.36" table:style-name="ce1">
            <text:p>27.36</text:p>
          </table:table-cell>
          <table:table-cell office:value-type="float" office:value="-1.5100000000000001E-4" table:style-name="ce1">
            <text:p>-0.000151</text:p>
          </table:table-cell>
          <table:table-cell office:value-type="float" office:value="2.6879999999999999E-3" table:style-name="ce1">
            <text:p>0.002688</text:p>
          </table:table-cell>
          <table:table-cell table:number-columns-repeated="16379"/>
        </table:table-row>
        <table:table-row table:style-name="ro3">
          <table:table-cell office:value-type="float" office:value="27.38" table:style-name="ce1">
            <text:p>27.3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27.38" table:style-name="ce1">
            <text:p>27.38</text:p>
          </table:table-cell>
          <table:table-cell office:value-type="float" office:value="1.16E-4" table:style-name="ce1">
            <text:p>0.000116</text:p>
          </table:table-cell>
          <table:table-cell office:value-type="float" office:value="2.6749999999999999E-3" table:style-name="ce1">
            <text:p>0.002675</text:p>
          </table:table-cell>
          <table:table-cell table:number-columns-repeated="16379"/>
        </table:table-row>
        <table:table-row table:style-name="ro3">
          <table:table-cell office:value-type="float" office:value="27.4" table:style-name="ce1">
            <text:p>27.4</text:p>
          </table:table-cell>
          <table:table-cell office:value-type="float" office:value="1.2400000000000001E-4" table:style-name="ce1">
            <text:p>0.000124</text:p>
          </table:table-cell>
          <table:table-cell office:value-type="float" office:value="27.4" table:style-name="ce1">
            <text:p>27.4</text:p>
          </table:table-cell>
          <table:table-cell office:value-type="float" office:value="3.79E-4" table:style-name="ce1">
            <text:p>0.000379</text:p>
          </table:table-cell>
          <table:table-cell office:value-type="float" office:value="2.6559999999999999E-3" table:style-name="ce1">
            <text:p>0.002656</text:p>
          </table:table-cell>
          <table:table-cell table:number-columns-repeated="16379"/>
        </table:table-row>
        <table:table-row table:style-name="ro3">
          <table:table-cell office:value-type="float" office:value="27.42" table:style-name="ce1">
            <text:p>27.42</text:p>
          </table:table-cell>
          <table:table-cell office:value-type="float" office:value="1.8599999999999999E-4" table:style-name="ce1">
            <text:p>0.000186</text:p>
          </table:table-cell>
          <table:table-cell office:value-type="float" office:value="27.42" table:style-name="ce1">
            <text:p>27.42</text:p>
          </table:table-cell>
          <table:table-cell office:value-type="float" office:value="6.3599999999999996E-4" table:style-name="ce1">
            <text:p>0.000636</text:p>
          </table:table-cell>
          <table:table-cell office:value-type="float" office:value="2.6319999999999998E-3" table:style-name="ce1">
            <text:p>0.002632</text:p>
          </table:table-cell>
          <table:table-cell table:number-columns-repeated="16379"/>
        </table:table-row>
        <table:table-row table:style-name="ro3">
          <table:table-cell office:value-type="float" office:value="27.44" table:style-name="ce1">
            <text:p>27.44</text:p>
          </table:table-cell>
          <table:table-cell office:value-type="float" office:value="2.4699999999999999E-4" table:style-name="ce1">
            <text:p>0.000247</text:p>
          </table:table-cell>
          <table:table-cell office:value-type="float" office:value="27.44" table:style-name="ce1">
            <text:p>27.44</text:p>
          </table:table-cell>
          <table:table-cell office:value-type="float" office:value="8.8800000000000001E-4" table:style-name="ce1">
            <text:p>0.000888</text:p>
          </table:table-cell>
          <table:table-cell office:value-type="float" office:value="2.604E-3" table:style-name="ce1">
            <text:p>0.00260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46" table:style-name="ce1">
            <text:p>27.46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27.46" table:style-name="ce1">
            <text:p>27.46</text:p>
          </table:table-cell>
          <table:table-cell office:value-type="float" office:value="1.1360000000000001E-3" table:style-name="ce1">
            <text:p>0.001136</text:p>
          </table:table-cell>
          <table:table-cell office:value-type="float" office:value="2.5730000000000002E-3" table:style-name="ce1">
            <text:p>0.002573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48" table:style-name="ce1">
            <text:p>27.48</text:p>
          </table:table-cell>
          <table:table-cell office:value-type="float" office:value="3.6299999999999999E-4" table:style-name="ce1">
            <text:p>0.000363</text:p>
          </table:table-cell>
          <table:table-cell office:value-type="float" office:value="27.48" table:style-name="ce1">
            <text:p>27.48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2.5400000000000002E-3" table:style-name="ce1">
            <text:p>0.0025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5" table:style-name="ce1">
            <text:p>27.5</text:p>
          </table:table-cell>
          <table:table-cell office:value-type="float" office:value="4.1899999999999999E-4" table:style-name="ce1">
            <text:p>0.000419</text:p>
          </table:table-cell>
          <table:table-cell office:value-type="float" office:value="27.5" table:style-name="ce1">
            <text:p>27.5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2.5040000000000001E-3" table:style-name="ce1">
            <text:p>0.00250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52" table:style-name="ce1">
            <text:p>27.52</text:p>
          </table:table-cell>
          <table:table-cell office:value-type="float" office:value="4.75E-4" table:style-name="ce1">
            <text:p>0.000475</text:p>
          </table:table-cell>
          <table:table-cell office:value-type="float" office:value="27.52" table:style-name="ce1">
            <text:p>27.52</text:p>
          </table:table-cell>
          <table:table-cell office:value-type="float" office:value="1.8569999999999999E-3" table:style-name="ce1">
            <text:p>0.001857</text:p>
          </table:table-cell>
          <table:table-cell office:value-type="float" office:value="2.4659999999999999E-3" table:style-name="ce1">
            <text:p>0.002466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54" table:style-name="ce1">
            <text:p>27.54</text:p>
          </table:table-cell>
          <table:table-cell office:value-type="float" office:value="5.31E-4" table:style-name="ce1">
            <text:p>0.000531</text:p>
          </table:table-cell>
          <table:table-cell office:value-type="float" office:value="27.54" table:style-name="ce1">
            <text:p>27.54</text:p>
          </table:table-cell>
          <table:table-cell office:value-type="float" office:value="2.0920000000000001E-3" table:style-name="ce1">
            <text:p>0.002092</text:p>
          </table:table-cell>
          <table:table-cell office:value-type="float" office:value="2.4260000000000002E-3" table:style-name="ce1">
            <text:p>0.002426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56" table:style-name="ce1">
            <text:p>27.56</text:p>
          </table:table-cell>
          <table:table-cell office:value-type="float" office:value="5.8699999999999996E-4" table:style-name="ce1">
            <text:p>0.000587</text:p>
          </table:table-cell>
          <table:table-cell office:value-type="float" office:value="27.56" table:style-name="ce1">
            <text:p>27.56</text:p>
          </table:table-cell>
          <table:table-cell office:value-type="float" office:value="2.3240000000000001E-3" table:style-name="ce1">
            <text:p>0.002324</text:p>
          </table:table-cell>
          <table:table-cell office:value-type="float" office:value="2.382E-3" table:style-name="ce1">
            <text:p>0.002382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58" table:style-name="ce1">
            <text:p>27.58</text:p>
          </table:table-cell>
          <table:table-cell office:value-type="float" office:value="6.4400000000000004E-4" table:style-name="ce1">
            <text:p>0.000644</text:p>
          </table:table-cell>
          <table:table-cell office:value-type="float" office:value="27.58" table:style-name="ce1">
            <text:p>27.58</text:p>
          </table:table-cell>
          <table:table-cell office:value-type="float" office:value="2.555E-3" table:style-name="ce1">
            <text:p>0.002555</text:p>
          </table:table-cell>
          <table:table-cell office:value-type="float" office:value="2.336E-3" table:style-name="ce1">
            <text:p>0.002336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6" table:style-name="ce1">
            <text:p>27.6</text:p>
          </table:table-cell>
          <table:table-cell office:value-type="float" office:value="7.0100000000000002E-4" table:style-name="ce1">
            <text:p>0.000701</text:p>
          </table:table-cell>
          <table:table-cell office:value-type="float" office:value="27.6" table:style-name="ce1">
            <text:p>27.6</text:p>
          </table:table-cell>
          <table:table-cell office:value-type="float" office:value="2.784E-3" table:style-name="ce1">
            <text:p>0.002784</text:p>
          </table:table-cell>
          <table:table-cell office:value-type="float" office:value="2.284E-3" table:style-name="ce1">
            <text:p>0.00228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62" table:style-name="ce1">
            <text:p>27.62</text:p>
          </table:table-cell>
          <table:table-cell office:value-type="float" office:value="7.5900000000000002E-4" table:style-name="ce1">
            <text:p>0.000759</text:p>
          </table:table-cell>
          <table:table-cell office:value-type="float" office:value="27.62" table:style-name="ce1">
            <text:p>27.62</text:p>
          </table:table-cell>
          <table:table-cell office:value-type="float" office:value="3.0109999999999998E-3" table:style-name="ce1">
            <text:p>0.003011</text:p>
          </table:table-cell>
          <table:table-cell office:value-type="float" office:value="2.2279999999999999E-3" table:style-name="ce1">
            <text:p>0.002228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64" table:style-name="ce1">
            <text:p>27.64</text:p>
          </table:table-cell>
          <table:table-cell office:value-type="float" office:value="8.1800000000000004E-4" table:style-name="ce1">
            <text:p>0.000818</text:p>
          </table:table-cell>
          <table:table-cell office:value-type="float" office:value="27.64" table:style-name="ce1">
            <text:p>27.64</text:p>
          </table:table-cell>
          <table:table-cell office:value-type="float" office:value="3.2360000000000002E-3" table:style-name="ce1">
            <text:p>0.003236</text:p>
          </table:table-cell>
          <table:table-cell office:value-type="float" office:value="2.1640000000000001E-3" table:style-name="ce1">
            <text:p>0.002164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66" table:style-name="ce1">
            <text:p>27.66</text:p>
          </table:table-cell>
          <table:table-cell office:value-type="float" office:value="8.7699999999999996E-4" table:style-name="ce1">
            <text:p>0.000877</text:p>
          </table:table-cell>
          <table:table-cell office:value-type="float" office:value="27.66" table:style-name="ce1">
            <text:p>27.66</text:p>
          </table:table-cell>
          <table:table-cell office:value-type="float" office:value="3.4580000000000001E-3" table:style-name="ce1">
            <text:p>0.003458</text:p>
          </table:table-cell>
          <table:table-cell office:value-type="float" office:value="2.0929999999999998E-3" table:style-name="ce1">
            <text:p>0.002093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68" table:style-name="ce1">
            <text:p>27.68</text:p>
          </table:table-cell>
          <table:table-cell office:value-type="float" office:value="9.3700000000000001E-4" table:style-name="ce1">
            <text:p>0.000937</text:p>
          </table:table-cell>
          <table:table-cell office:value-type="float" office:value="27.68" table:style-name="ce1">
            <text:p>27.68</text:p>
          </table:table-cell>
          <table:table-cell office:value-type="float" office:value="3.676E-3" table:style-name="ce1">
            <text:p>0.003676</text:p>
          </table:table-cell>
          <table:table-cell office:value-type="float" office:value="2.013E-3" table:style-name="ce1">
            <text:p>0.002013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7" table:style-name="ce1">
            <text:p>27.7</text:p>
          </table:table-cell>
          <table:table-cell office:value-type="float" office:value="9.9599999999999992E-4" table:style-name="ce1">
            <text:p>0.000996</text:p>
          </table:table-cell>
          <table:table-cell office:value-type="float" office:value="27.7" table:style-name="ce1">
            <text:p>27.7</text:p>
          </table:table-cell>
          <table:table-cell office:value-type="float" office:value="3.8899999999999998E-3" table:style-name="ce1">
            <text:p>0.00389</text:p>
          </table:table-cell>
          <table:table-cell office:value-type="float" office:value="1.9220000000000001E-3" table:style-name="ce1">
            <text:p>0.001922</text:p>
          </table:table-cell>
          <table:table-cell table:style-name="ce3"/>
          <table:table-cell table:number-columns-repeated="3" table:style-name="ce1"/>
          <table:table-cell table:style-name="ce8"/>
          <table:table-cell table:number-columns-repeated="16374"/>
        </table:table-row>
        <table:table-row table:style-name="ro3">
          <table:table-cell office:value-type="float" office:value="27.72" table:style-name="ce1">
            <text:p>27.72</text:p>
          </table:table-cell>
          <table:table-cell office:value-type="float" office:value="1.0560000000000001E-3" table:style-name="ce1">
            <text:p>0.001056</text:p>
          </table:table-cell>
          <table:table-cell office:value-type="float" office:value="27.72" table:style-name="ce1">
            <text:p>27.72</text:p>
          </table:table-cell>
          <table:table-cell office:value-type="float" office:value="4.0969999999999999E-3" table:style-name="ce1">
            <text:p>0.004097</text:p>
          </table:table-cell>
          <table:table-cell office:value-type="float" office:value="1.82E-3" table:style-name="ce1">
            <text:p>0.00182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74" table:style-name="ce1">
            <text:p>27.74</text:p>
          </table:table-cell>
          <table:table-cell office:value-type="float" office:value="1.114E-3" table:style-name="ce1">
            <text:p>0.001114</text:p>
          </table:table-cell>
          <table:table-cell office:value-type="float" office:value="27.74" table:style-name="ce1">
            <text:p>27.74</text:p>
          </table:table-cell>
          <table:table-cell office:value-type="float" office:value="4.2960000000000003E-3" table:style-name="ce1">
            <text:p>0.004296</text:p>
          </table:table-cell>
          <table:table-cell office:value-type="float" office:value="1.7060000000000001E-3" table:style-name="ce1">
            <text:p>0.001706</text:p>
          </table:table-cell>
          <table:table-cell table:style-name="ce3"/>
          <table:table-cell table:number-columns-repeated="16378" table:style-name="ce1"/>
        </table:table-row>
        <table:table-row table:style-name="ro3">
          <table:table-cell office:value-type="float" office:value="27.76" table:style-name="ce1">
            <text:p>27.76</text:p>
          </table:table-cell>
          <table:table-cell office:value-type="float" office:value="1.1709999999999999E-3" table:style-name="ce1">
            <text:p>0.001171</text:p>
          </table:table-cell>
          <table:table-cell office:value-type="float" office:value="27.76" table:style-name="ce1">
            <text:p>27.76</text:p>
          </table:table-cell>
          <table:table-cell office:value-type="float" office:value="4.4860000000000004E-3" table:style-name="ce1">
            <text:p>0.004486</text:p>
          </table:table-cell>
          <table:table-cell office:value-type="float" office:value="1.5790000000000001E-3" table:style-name="ce1">
            <text:p>0.001579</text:p>
          </table:table-cell>
          <table:table-cell table:number-columns-repeated="16379"/>
        </table:table-row>
        <table:table-row table:style-name="ro3">
          <table:table-cell office:value-type="float" office:value="27.78" table:style-name="ce1">
            <text:p>27.78</text:p>
          </table:table-cell>
          <table:table-cell office:value-type="float" office:value="1.225E-3" table:style-name="ce1">
            <text:p>0.001225</text:p>
          </table:table-cell>
          <table:table-cell office:value-type="float" office:value="27.78" table:style-name="ce1">
            <text:p>27.78</text:p>
          </table:table-cell>
          <table:table-cell office:value-type="float" office:value="4.6649999999999999E-3" table:style-name="ce1">
            <text:p>0.004665</text:p>
          </table:table-cell>
          <table:table-cell office:value-type="float" office:value="1.439E-3" table:style-name="ce1">
            <text:p>0.001439</text:p>
          </table:table-cell>
          <table:table-cell table:number-columns-repeated="16379"/>
        </table:table-row>
        <table:table-row table:style-name="ro3">
          <table:table-cell office:value-type="float" office:value="27.8" table:style-name="ce1">
            <text:p>27.8</text:p>
          </table:table-cell>
          <table:table-cell office:value-type="float" office:value="1.276E-3" table:style-name="ce1">
            <text:p>0.001276</text:p>
          </table:table-cell>
          <table:table-cell office:value-type="float" office:value="27.8" table:style-name="ce1">
            <text:p>27.8</text:p>
          </table:table-cell>
          <table:table-cell office:value-type="float" office:value="4.8300000000000001E-3" table:style-name="ce1">
            <text:p>0.00483</text:p>
          </table:table-cell>
          <table:table-cell office:value-type="float" office:value="1.286E-3" table:style-name="ce1">
            <text:p>0.001286</text:p>
          </table:table-cell>
          <table:table-cell table:number-columns-repeated="16379"/>
        </table:table-row>
        <table:table-row table:style-name="ro3">
          <table:table-cell office:value-type="float" office:value="27.82" table:style-name="ce1">
            <text:p>27.82</text:p>
          </table:table-cell>
          <table:table-cell office:value-type="float" office:value="1.3240000000000001E-3" table:style-name="ce1">
            <text:p>0.001324</text:p>
          </table:table-cell>
          <table:table-cell office:value-type="float" office:value="27.82" table:style-name="ce1">
            <text:p>27.82</text:p>
          </table:table-cell>
          <table:table-cell office:value-type="float" office:value="4.9789999999999999E-3" table:style-name="ce1">
            <text:p>0.004979</text:p>
          </table:table-cell>
          <table:table-cell office:value-type="float" office:value="1.119E-3" table:style-name="ce1">
            <text:p>0.001119</text:p>
          </table:table-cell>
          <table:table-cell table:number-columns-repeated="16379"/>
        </table:table-row>
        <table:table-row table:style-name="ro3">
          <table:table-cell office:value-type="float" office:value="27.84" table:style-name="ce1">
            <text:p>27.84</text:p>
          </table:table-cell>
          <table:table-cell office:value-type="float" office:value="1.3669999999999999E-3" table:style-name="ce1">
            <text:p>0.001367</text:p>
          </table:table-cell>
          <table:table-cell office:value-type="float" office:value="27.84" table:style-name="ce1">
            <text:p>27.84</text:p>
          </table:table-cell>
          <table:table-cell office:value-type="float" office:value="5.1110000000000001E-3" table:style-name="ce1">
            <text:p>0.005111</text:p>
          </table:table-cell>
          <table:table-cell office:value-type="float" office:value="9.3899999999999995E-4" table:style-name="ce1">
            <text:p>0.000939</text:p>
          </table:table-cell>
          <table:table-cell table:number-columns-repeated="16379"/>
        </table:table-row>
        <table:table-row table:style-name="ro3">
          <table:table-cell office:value-type="float" office:value="27.86" table:style-name="ce1">
            <text:p>27.86</text:p>
          </table:table-cell>
          <table:table-cell office:value-type="float" office:value="1.405E-3" table:style-name="ce1">
            <text:p>0.001405</text:p>
          </table:table-cell>
          <table:table-cell office:value-type="float" office:value="27.86" table:style-name="ce1">
            <text:p>27.86</text:p>
          </table:table-cell>
          <table:table-cell office:value-type="float" office:value="5.2220000000000001E-3" table:style-name="ce1">
            <text:p>0.005222</text:p>
          </table:table-cell>
          <table:table-cell office:value-type="float" office:value="7.4700000000000005E-4" table:style-name="ce1">
            <text:p>0.000747</text:p>
          </table:table-cell>
          <table:table-cell table:number-columns-repeated="16379"/>
        </table:table-row>
        <table:table-row table:style-name="ro3">
          <table:table-cell office:value-type="float" office:value="27.88" table:style-name="ce1">
            <text:p>27.88</text:p>
          </table:table-cell>
          <table:table-cell office:value-type="float" office:value="1.436E-3" table:style-name="ce1">
            <text:p>0.001436</text:p>
          </table:table-cell>
          <table:table-cell office:value-type="float" office:value="27.88" table:style-name="ce1">
            <text:p>27.88</text:p>
          </table:table-cell>
          <table:table-cell office:value-type="float" office:value="5.3119999999999999E-3" table:style-name="ce1">
            <text:p>0.005312</text:p>
          </table:table-cell>
          <table:table-cell office:value-type="float" office:value="5.4500000000000002E-4" table:style-name="ce1">
            <text:p>0.000545</text:p>
          </table:table-cell>
          <table:table-cell table:number-columns-repeated="16379"/>
        </table:table-row>
        <table:table-row table:style-name="ro3">
          <table:table-cell office:value-type="float" office:value="27.9" table:style-name="ce1">
            <text:p>27.9</text:p>
          </table:table-cell>
          <table:table-cell office:value-type="float" office:value="1.4610000000000001E-3" table:style-name="ce1">
            <text:p>0.001461</text:p>
          </table:table-cell>
          <table:table-cell office:value-type="float" office:value="27.9" table:style-name="ce1">
            <text:p>27.9</text:p>
          </table:table-cell>
          <table:table-cell office:value-type="float" office:value="5.3790000000000001E-3" table:style-name="ce1">
            <text:p>0.005379</text:p>
          </table:table-cell>
          <table:table-cell office:value-type="float" office:value="3.3300000000000002E-4" table:style-name="ce1">
            <text:p>0.000333</text:p>
          </table:table-cell>
          <table:table-cell table:number-columns-repeated="16379"/>
        </table:table-row>
        <table:table-row table:style-name="ro3">
          <table:table-cell office:value-type="float" office:value="27.92" table:style-name="ce1">
            <text:p>27.92</text:p>
          </table:table-cell>
          <table:table-cell office:value-type="float" office:value="1.4779999999999999E-3" table:style-name="ce1">
            <text:p>0.001478</text:p>
          </table:table-cell>
          <table:table-cell office:value-type="float" office:value="27.92" table:style-name="ce1">
            <text:p>27.92</text:p>
          </table:table-cell>
          <table:table-cell office:value-type="float" office:value="5.4200000000000003E-3" table:style-name="ce1">
            <text:p>0.00542</text:p>
          </table:table-cell>
          <table:table-cell office:value-type="float" office:value="1.13E-4" table:style-name="ce1">
            <text:p>0.000113</text:p>
          </table:table-cell>
          <table:table-cell table:number-columns-repeated="16379"/>
        </table:table-row>
        <table:table-row table:style-name="ro3">
          <table:table-cell office:value-type="float" office:value="27.94" table:style-name="ce1">
            <text:p>27.94</text:p>
          </table:table-cell>
          <table:table-cell office:value-type="float" office:value="1.487E-3" table:style-name="ce1">
            <text:p>0.001487</text:p>
          </table:table-cell>
          <table:table-cell office:value-type="float" office:value="27.94" table:style-name="ce1">
            <text:p>27.94</text:p>
          </table:table-cell>
          <table:table-cell office:value-type="float" office:value="5.4349999999999997E-3" table:style-name="ce1">
            <text:p>0.005435</text:p>
          </table:table-cell>
          <table:table-cell office:value-type="float" office:value="-1.12E-4" table:style-name="ce1">
            <text:p>-0.000112</text:p>
          </table:table-cell>
          <table:table-cell table:number-columns-repeated="16379"/>
        </table:table-row>
        <table:table-row table:style-name="ro3">
          <table:table-cell office:value-type="float" office:value="27.96" table:style-name="ce1">
            <text:p>27.96</text:p>
          </table:table-cell>
          <table:table-cell office:value-type="float" office:value="1.487E-3" table:style-name="ce1">
            <text:p>0.001487</text:p>
          </table:table-cell>
          <table:table-cell office:value-type="float" office:value="27.96" table:style-name="ce1">
            <text:p>27.96</text:p>
          </table:table-cell>
          <table:table-cell office:value-type="float" office:value="5.4229999999999999E-3" table:style-name="ce1">
            <text:p>0.005423</text:p>
          </table:table-cell>
          <table:table-cell office:value-type="float" office:value="-3.4000000000000002E-4" table:style-name="ce1">
            <text:p>-0.00034</text:p>
          </table:table-cell>
          <table:table-cell table:number-columns-repeated="16379"/>
        </table:table-row>
        <table:table-row table:style-name="ro3">
          <table:table-cell office:value-type="float" office:value="27.98" table:style-name="ce1">
            <text:p>27.98</text:p>
          </table:table-cell>
          <table:table-cell office:value-type="float" office:value="1.4790000000000001E-3" table:style-name="ce1">
            <text:p>0.001479</text:p>
          </table:table-cell>
          <table:table-cell office:value-type="float" office:value="27.98" table:style-name="ce1">
            <text:p>27.98</text:p>
          </table:table-cell>
          <table:table-cell office:value-type="float" office:value="5.3819999999999996E-3" table:style-name="ce1">
            <text:p>0.005382</text:p>
          </table:table-cell>
          <table:table-cell office:value-type="float" office:value="-5.6999999999999998E-4" table:style-name="ce1">
            <text:p>-0.00057</text:p>
          </table:table-cell>
          <table:table-cell table:number-columns-repeated="16379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float" office:value="1.462E-3" table:style-name="ce1">
            <text:p>0.001462</text:p>
          </table:table-cell>
          <table:table-cell office:value-type="float" office:value="28" table:style-name="ce1">
            <text:p>28</text:p>
          </table:table-cell>
          <table:table-cell office:value-type="float" office:value="5.3140000000000001E-3" table:style-name="ce1">
            <text:p>0.005314</text:p>
          </table:table-cell>
          <table:table-cell office:value-type="float" office:value="-7.9799999999999999E-4" table:style-name="ce1">
            <text:p>-0.000798</text:p>
          </table:table-cell>
          <table:table-cell table:number-columns-repeated="16379"/>
        </table:table-row>
        <table:table-row table:style-name="ro3">
          <table:table-cell office:value-type="float" office:value="28.02" table:style-name="ce1">
            <text:p>28.02</text:p>
          </table:table-cell>
          <table:table-cell office:value-type="float" office:value="1.436E-3" table:style-name="ce1">
            <text:p>0.001436</text:p>
          </table:table-cell>
          <table:table-cell office:value-type="float" office:value="28.02" table:style-name="ce1">
            <text:p>28.02</text:p>
          </table:table-cell>
          <table:table-cell office:value-type="float" office:value="5.2170000000000003E-3" table:style-name="ce1">
            <text:p>0.005217</text:p>
          </table:table-cell>
          <table:table-cell office:value-type="float" office:value="-1.0219999999999999E-3" table:style-name="ce1">
            <text:p>-0.001022</text:p>
          </table:table-cell>
          <table:table-cell table:number-columns-repeated="16379"/>
        </table:table-row>
        <table:table-row table:style-name="ro3">
          <table:table-cell office:value-type="float" office:value="28.04" table:style-name="ce1">
            <text:p>28.04</text:p>
          </table:table-cell>
          <table:table-cell office:value-type="float" office:value="1.4009999999999999E-3" table:style-name="ce1">
            <text:p>0.001401</text:p>
          </table:table-cell>
          <table:table-cell office:value-type="float" office:value="28.04" table:style-name="ce1">
            <text:p>28.04</text:p>
          </table:table-cell>
          <table:table-cell office:value-type="float" office:value="5.0930000000000003E-3" table:style-name="ce1">
            <text:p>0.005093</text:p>
          </table:table-cell>
          <table:table-cell office:value-type="float" office:value="-1.2390000000000001E-3" table:style-name="ce1">
            <text:p>-0.001239</text:p>
          </table:table-cell>
          <table:table-cell table:number-columns-repeated="16379"/>
        </table:table-row>
        <table:table-row table:style-name="ro3">
          <table:table-cell office:value-type="float" office:value="28.06" table:style-name="ce1">
            <text:p>28.06</text:p>
          </table:table-cell>
          <table:table-cell office:value-type="float" office:value="1.358E-3" table:style-name="ce1">
            <text:p>0.001358</text:p>
          </table:table-cell>
          <table:table-cell office:value-type="float" office:value="28.06" table:style-name="ce1">
            <text:p>28.06</text:p>
          </table:table-cell>
          <table:table-cell office:value-type="float" office:value="4.9420000000000002E-3" table:style-name="ce1">
            <text:p>0.004942</text:p>
          </table:table-cell>
          <table:table-cell office:value-type="float" office:value="-1.446E-3" table:style-name="ce1">
            <text:p>-0.001446</text:p>
          </table:table-cell>
          <table:table-cell table:number-columns-repeated="16379"/>
        </table:table-row>
        <table:table-row table:style-name="ro3">
          <table:table-cell office:value-type="float" office:value="28.08" table:style-name="ce1">
            <text:p>28.08</text:p>
          </table:table-cell>
          <table:table-cell office:value-type="float" office:value="1.3060000000000001E-3" table:style-name="ce1">
            <text:p>0.001306</text:p>
          </table:table-cell>
          <table:table-cell office:value-type="float" office:value="28.08" table:style-name="ce1">
            <text:p>28.08</text:p>
          </table:table-cell>
          <table:table-cell office:value-type="float" office:value="4.7660000000000003E-3" table:style-name="ce1">
            <text:p>0.004766</text:p>
          </table:table-cell>
          <table:table-cell office:value-type="float" office:value="-1.642E-3" table:style-name="ce1">
            <text:p>-0.001642</text:p>
          </table:table-cell>
          <table:table-cell table:number-columns-repeated="16379"/>
        </table:table-row>
        <table:table-row table:style-name="ro3">
          <table:table-cell office:value-type="float" office:value="28.1" table:style-name="ce1">
            <text:p>28.1</text:p>
          </table:table-cell>
          <table:table-cell office:value-type="float" office:value="1.248E-3" table:style-name="ce1">
            <text:p>0.001248</text:p>
          </table:table-cell>
          <table:table-cell office:value-type="float" office:value="28.1" table:style-name="ce1">
            <text:p>28.1</text:p>
          </table:table-cell>
          <table:table-cell office:value-type="float" office:value="4.5669999999999999E-3" table:style-name="ce1">
            <text:p>0.004567</text:p>
          </table:table-cell>
          <table:table-cell office:value-type="float" office:value="-1.823E-3" table:style-name="ce1">
            <text:p>-0.001823</text:p>
          </table:table-cell>
          <table:table-cell table:number-columns-repeated="16379"/>
        </table:table-row>
        <table:table-row table:style-name="ro3">
          <table:table-cell office:value-type="float" office:value="28.12" table:style-name="ce1">
            <text:p>28.12</text:p>
          </table:table-cell>
          <table:table-cell office:value-type="float" office:value="1.1820000000000001E-3" table:style-name="ce1">
            <text:p>0.001182</text:p>
          </table:table-cell>
          <table:table-cell office:value-type="float" office:value="28.12" table:style-name="ce1">
            <text:p>28.12</text:p>
          </table:table-cell>
          <table:table-cell office:value-type="float" office:value="4.346E-3" table:style-name="ce1">
            <text:p>0.004346</text:p>
          </table:table-cell>
          <table:table-cell office:value-type="float" office:value="-1.9880000000000002E-3" table:style-name="ce1">
            <text:p>-0.001988</text:p>
          </table:table-cell>
          <table:table-cell table:number-columns-repeated="16379"/>
        </table:table-row>
        <table:table-row table:style-name="ro3">
          <table:table-cell office:value-type="float" office:value="28.14" table:style-name="ce1">
            <text:p>28.14</text:p>
          </table:table-cell>
          <table:table-cell office:value-type="float" office:value="1.111E-3" table:style-name="ce1">
            <text:p>0.001111</text:p>
          </table:table-cell>
          <table:table-cell office:value-type="float" office:value="28.14" table:style-name="ce1">
            <text:p>28.14</text:p>
          </table:table-cell>
          <table:table-cell office:value-type="float" office:value="4.1060000000000003E-3" table:style-name="ce1">
            <text:p>0.004106</text:p>
          </table:table-cell>
          <table:table-cell office:value-type="float" office:value="-2.1359999999999999E-3" table:style-name="ce1">
            <text:p>-0.002136</text:p>
          </table:table-cell>
          <table:table-cell table:number-columns-repeated="16379"/>
        </table:table-row>
        <table:table-row table:style-name="ro3">
          <table:table-cell office:value-type="float" office:value="28.16" table:style-name="ce1">
            <text:p>28.16</text:p>
          </table:table-cell>
          <table:table-cell office:value-type="float" office:value="1.034E-3" table:style-name="ce1">
            <text:p>0.001034</text:p>
          </table:table-cell>
          <table:table-cell office:value-type="float" office:value="28.16" table:style-name="ce1">
            <text:p>28.16</text:p>
          </table:table-cell>
          <table:table-cell office:value-type="float" office:value="3.8500000000000001E-3" table:style-name="ce1">
            <text:p>0.00385</text:p>
          </table:table-cell>
          <table:table-cell office:value-type="float" office:value="-2.2629999999999998E-3" table:style-name="ce1">
            <text:p>-0.002263</text:p>
          </table:table-cell>
          <table:table-cell table:number-columns-repeated="16379"/>
        </table:table-row>
        <table:table-row table:style-name="ro3">
          <table:table-cell office:value-type="float" office:value="28.18" table:style-name="ce1">
            <text:p>28.18</text:p>
          </table:table-cell>
          <table:table-cell office:value-type="float" office:value="9.5399999999999999E-4" table:style-name="ce1">
            <text:p>0.000954</text:p>
          </table:table-cell>
          <table:table-cell office:value-type="float" office:value="28.18" table:style-name="ce1">
            <text:p>28.18</text:p>
          </table:table-cell>
          <table:table-cell office:value-type="float" office:value="3.581E-3" table:style-name="ce1">
            <text:p>0.003581</text:p>
          </table:table-cell>
          <table:table-cell office:value-type="float" office:value="-2.3709999999999998E-3" table:style-name="ce1">
            <text:p>-0.002371</text:p>
          </table:table-cell>
          <table:table-cell table:number-columns-repeated="16379"/>
        </table:table-row>
        <table:table-row table:style-name="ro3">
          <table:table-cell office:value-type="float" office:value="28.2" table:style-name="ce1">
            <text:p>28.2</text:p>
          </table:table-cell>
          <table:table-cell office:value-type="float" office:value="8.7000000000000001E-4" table:style-name="ce1">
            <text:p>0.00087</text:p>
          </table:table-cell>
          <table:table-cell office:value-type="float" office:value="28.2" table:style-name="ce1">
            <text:p>28.2</text:p>
          </table:table-cell>
          <table:table-cell office:value-type="float" office:value="3.3E-3" table:style-name="ce1">
            <text:p>0.0033</text:p>
          </table:table-cell>
          <table:table-cell office:value-type="float" office:value="-2.4559999999999998E-3" table:style-name="ce1">
            <text:p>-0.002456</text:p>
          </table:table-cell>
          <table:table-cell table:number-columns-repeated="16379"/>
        </table:table-row>
        <table:table-row table:style-name="ro3">
          <table:table-cell office:value-type="float" office:value="28.22" table:style-name="ce1">
            <text:p>28.22</text:p>
          </table:table-cell>
          <table:table-cell office:value-type="float" office:value="7.85E-4" table:style-name="ce1">
            <text:p>0.000785</text:p>
          </table:table-cell>
          <table:table-cell office:value-type="float" office:value="28.22" table:style-name="ce1">
            <text:p>28.22</text:p>
          </table:table-cell>
          <table:table-cell office:value-type="float" office:value="3.0119999999999999E-3" table:style-name="ce1">
            <text:p>0.003012</text:p>
          </table:table-cell>
          <table:table-cell office:value-type="float" office:value="-2.5200000000000001E-3" table:style-name="ce1">
            <text:p>-0.00252</text:p>
          </table:table-cell>
          <table:table-cell table:number-columns-repeated="16379"/>
        </table:table-row>
        <table:table-row table:style-name="ro3">
          <table:table-cell office:value-type="float" office:value="28.24" table:style-name="ce1">
            <text:p>28.24</text:p>
          </table:table-cell>
          <table:table-cell office:value-type="float" office:value="6.9800000000000005E-4" table:style-name="ce1">
            <text:p>0.000698</text:p>
          </table:table-cell>
          <table:table-cell office:value-type="float" office:value="28.24" table:style-name="ce1">
            <text:p>28.24</text:p>
          </table:table-cell>
          <table:table-cell office:value-type="float" office:value="2.7200000000000002E-3" table:style-name="ce1">
            <text:p>0.00272</text:p>
          </table:table-cell>
          <table:table-cell office:value-type="float" office:value="-2.562E-3" table:style-name="ce1">
            <text:p>-0.002562</text:p>
          </table:table-cell>
          <table:table-cell table:number-columns-repeated="16379"/>
        </table:table-row>
        <table:table-row table:style-name="ro3">
          <table:table-cell office:value-type="float" office:value="28.26" table:style-name="ce1">
            <text:p>28.26</text:p>
          </table:table-cell>
          <table:table-cell office:value-type="float" office:value="6.1200000000000002E-4" table:style-name="ce1">
            <text:p>0.000612</text:p>
          </table:table-cell>
          <table:table-cell office:value-type="float" office:value="28.26" table:style-name="ce1">
            <text:p>28.26</text:p>
          </table:table-cell>
          <table:table-cell office:value-type="float" office:value="2.4260000000000002E-3" table:style-name="ce1">
            <text:p>0.002426</text:p>
          </table:table-cell>
          <table:table-cell office:value-type="float" office:value="-2.5829999999999998E-3" table:style-name="ce1">
            <text:p>-0.002583</text:p>
          </table:table-cell>
          <table:table-cell table:number-columns-repeated="16379"/>
        </table:table-row>
        <table:table-row table:style-name="ro3">
          <table:table-cell office:value-type="float" office:value="28.28" table:style-name="ce1">
            <text:p>28.28</text:p>
          </table:table-cell>
          <table:table-cell office:value-type="float" office:value="5.2700000000000002E-4" table:style-name="ce1">
            <text:p>0.000527</text:p>
          </table:table-cell>
          <table:table-cell office:value-type="float" office:value="28.28" table:style-name="ce1">
            <text:p>28.28</text:p>
          </table:table-cell>
          <table:table-cell office:value-type="float" office:value="2.1329999999999999E-3" table:style-name="ce1">
            <text:p>0.002133</text:p>
          </table:table-cell>
          <table:table-cell office:value-type="float" office:value="-2.5829999999999998E-3" table:style-name="ce1">
            <text:p>-0.002583</text:p>
          </table:table-cell>
          <table:table-cell table:number-columns-repeated="16379"/>
        </table:table-row>
        <table:table-row table:style-name="ro3">
          <table:table-cell office:value-type="float" office:value="28.3" table:style-name="ce1">
            <text:p>28.3</text:p>
          </table:table-cell>
          <table:table-cell office:value-type="float" office:value="4.44E-4" table:style-name="ce1">
            <text:p>0.000444</text:p>
          </table:table-cell>
          <table:table-cell office:value-type="float" office:value="28.3" table:style-name="ce1">
            <text:p>28.3</text:p>
          </table:table-cell>
          <table:table-cell office:value-type="float" office:value="1.8439999999999999E-3" table:style-name="ce1">
            <text:p>0.001844</text:p>
          </table:table-cell>
          <table:table-cell office:value-type="float" office:value="-2.5630000000000002E-3" table:style-name="ce1">
            <text:p>-0.002563</text:p>
          </table:table-cell>
          <table:table-cell table:number-columns-repeated="16379"/>
        </table:table-row>
        <table:table-row table:style-name="ro3">
          <table:table-cell office:value-type="float" office:value="28.32" table:style-name="ce1">
            <text:p>28.32</text:p>
          </table:table-cell>
          <table:table-cell office:value-type="float" office:value="3.6299999999999999E-4" table:style-name="ce1">
            <text:p>0.000363</text:p>
          </table:table-cell>
          <table:table-cell office:value-type="float" office:value="28.32" table:style-name="ce1">
            <text:p>28.32</text:p>
          </table:table-cell>
          <table:table-cell office:value-type="float" office:value="1.562E-3" table:style-name="ce1">
            <text:p>0.001562</text:p>
          </table:table-cell>
          <table:table-cell office:value-type="float" office:value="-2.5249999999999999E-3" table:style-name="ce1">
            <text:p>-0.002525</text:p>
          </table:table-cell>
          <table:table-cell table:number-columns-repeated="16379"/>
        </table:table-row>
        <table:table-row table:style-name="ro3">
          <table:table-cell office:value-type="float" office:value="28.34" table:style-name="ce1">
            <text:p>28.34</text:p>
          </table:table-cell>
          <table:table-cell office:value-type="float" office:value="2.8699999999999998E-4" table:style-name="ce1">
            <text:p>0.000287</text:p>
          </table:table-cell>
          <table:table-cell office:value-type="float" office:value="28.34" table:style-name="ce1">
            <text:p>28.34</text:p>
          </table:table-cell>
          <table:table-cell office:value-type="float" office:value="1.289E-3" table:style-name="ce1">
            <text:p>0.001289</text:p>
          </table:table-cell>
          <table:table-cell office:value-type="float" office:value="-2.47E-3" table:style-name="ce1">
            <text:p>-0.00247</text:p>
          </table:table-cell>
          <table:table-cell table:number-columns-repeated="16379"/>
        </table:table-row>
        <table:table-row table:style-name="ro3">
          <table:table-cell office:value-type="float" office:value="28.36" table:style-name="ce1">
            <text:p>28.36</text:p>
          </table:table-cell>
          <table:table-cell office:value-type="float" office:value="2.14E-4" table:style-name="ce1">
            <text:p>0.000214</text:p>
          </table:table-cell>
          <table:table-cell office:value-type="float" office:value="28.36" table:style-name="ce1">
            <text:p>28.36</text:p>
          </table:table-cell>
          <table:table-cell office:value-type="float" office:value="1.0269999999999999E-3" table:style-name="ce1">
            <text:p>0.001027</text:p>
          </table:table-cell>
          <table:table-cell office:value-type="float" office:value="-2.4009999999999999E-3" table:style-name="ce1">
            <text:p>-0.002401</text:p>
          </table:table-cell>
          <table:table-cell table:number-columns-repeated="16379"/>
        </table:table-row>
        <table:table-row table:style-name="ro3">
          <table:table-cell office:value-type="float" office:value="28.38" table:style-name="ce1">
            <text:p>28.38</text:p>
          </table:table-cell>
          <table:table-cell office:value-type="float" office:value="1.47E-4" table:style-name="ce1">
            <text:p>0.000147</text:p>
          </table:table-cell>
          <table:table-cell office:value-type="float" office:value="28.38" table:style-name="ce1">
            <text:p>28.38</text:p>
          </table:table-cell>
          <table:table-cell office:value-type="float" office:value="7.7700000000000002E-4" table:style-name="ce1">
            <text:p>0.000777</text:p>
          </table:table-cell>
          <table:table-cell office:value-type="float" office:value="-2.3189999999999999E-3" table:style-name="ce1">
            <text:p>-0.002319</text:p>
          </table:table-cell>
          <table:table-cell table:number-columns-repeated="16379"/>
        </table:table-row>
        <table:table-row table:style-name="ro3">
          <table:table-cell office:value-type="float" office:value="28.4" table:style-name="ce1">
            <text:p>28.4</text:p>
          </table:table-cell>
          <table:table-cell office:value-type="float" office:value="8.3999999999999995E-5" table:style-name="ce1">
            <text:p>0.000084</text:p>
          </table:table-cell>
          <table:table-cell office:value-type="float" office:value="28.4" table:style-name="ce1">
            <text:p>28.4</text:p>
          </table:table-cell>
          <table:table-cell office:value-type="float" office:value="5.4100000000000003E-4" table:style-name="ce1">
            <text:p>0.000541</text:p>
          </table:table-cell>
          <table:table-cell office:value-type="float" office:value="-2.2260000000000001E-3" table:style-name="ce1">
            <text:p>-0.002226</text:p>
          </table:table-cell>
          <table:table-cell table:number-columns-repeated="16379"/>
        </table:table-row>
        <table:table-row table:style-name="ro3">
          <table:table-cell office:value-type="float" office:value="28.42" table:style-name="ce1">
            <text:p>28.42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28.42" table:style-name="ce1">
            <text:p>28.42</text:p>
          </table:table-cell>
          <table:table-cell office:value-type="float" office:value="3.19E-4" table:style-name="ce1">
            <text:p>0.000319</text:p>
          </table:table-cell>
          <table:table-cell office:value-type="float" office:value="-2.1250000000000002E-3" table:style-name="ce1">
            <text:p>-0.002125</text:p>
          </table:table-cell>
          <table:table-cell table:number-columns-repeated="16379"/>
        </table:table-row>
        <table:table-row table:style-name="ro3">
          <table:table-cell office:value-type="float" office:value="28.44" table:style-name="ce1">
            <text:p>28.44</text:p>
          </table:table-cell>
          <table:table-cell office:value-type="float" office:value="-2.5000000000000001E-5" table:style-name="ce1">
            <text:p>-0.000025</text:p>
          </table:table-cell>
          <table:table-cell office:value-type="float" office:value="28.44" table:style-name="ce1">
            <text:p>28.44</text:p>
          </table:table-cell>
          <table:table-cell office:value-type="float" office:value="1.13E-4" table:style-name="ce1">
            <text:p>0.000113</text:p>
          </table:table-cell>
          <table:table-cell office:value-type="float" office:value="-2.0170000000000001E-3" table:style-name="ce1">
            <text:p>-0.002017</text:p>
          </table:table-cell>
          <table:table-cell table:number-columns-repeated="16379"/>
        </table:table-row>
        <table:table-row table:style-name="ro3">
          <table:table-cell office:value-type="float" office:value="28.46" table:style-name="ce1">
            <text:p>28.46</text:p>
          </table:table-cell>
          <table:table-cell office:value-type="float" office:value="-7.1000000000000005E-5" table:style-name="ce1">
            <text:p>-0.000071</text:p>
          </table:table-cell>
          <table:table-cell office:value-type="float" office:value="28.46" table:style-name="ce1">
            <text:p>28.46</text:p>
          </table:table-cell>
          <table:table-cell office:value-type="float" office:value="-7.7999999999999999E-5" table:style-name="ce1">
            <text:p>-0.000078</text:p>
          </table:table-cell>
          <table:table-cell office:value-type="float" office:value="-1.905E-3" table:style-name="ce1">
            <text:p>-0.001905</text:p>
          </table:table-cell>
          <table:table-cell table:number-columns-repeated="16379"/>
        </table:table-row>
        <table:table-row table:style-name="ro3">
          <table:table-cell office:value-type="float" office:value="28.48" table:style-name="ce1">
            <text:p>28.48</text:p>
          </table:table-cell>
          <table:table-cell office:value-type="float" office:value="-1.13E-4" table:style-name="ce1">
            <text:p>-0.000113</text:p>
          </table:table-cell>
          <table:table-cell office:value-type="float" office:value="28.48" table:style-name="ce1">
            <text:p>28.48</text:p>
          </table:table-cell>
          <table:table-cell office:value-type="float" office:value="-2.5399999999999999E-4" table:style-name="ce1">
            <text:p>-0.000254</text:p>
          </table:table-cell>
          <table:table-cell office:value-type="float" office:value="-1.7899999999999999E-3" table:style-name="ce1">
            <text:p>-0.00179</text:p>
          </table:table-cell>
          <table:table-cell table:number-columns-repeated="16379"/>
        </table:table-row>
        <table:table-row table:style-name="ro3">
          <table:table-cell office:value-type="float" office:value="28.5" table:style-name="ce1">
            <text:p>28.5</text:p>
          </table:table-cell>
          <table:table-cell office:value-type="float" office:value="-1.4899999999999999E-4" table:style-name="ce1">
            <text:p>-0.000149</text:p>
          </table:table-cell>
          <table:table-cell office:value-type="float" office:value="28.5" table:style-name="ce1">
            <text:p>28.5</text:p>
          </table:table-cell>
          <table:table-cell office:value-type="float" office:value="-4.15E-4" table:style-name="ce1">
            <text:p>-0.000415</text:p>
          </table:table-cell>
          <table:table-cell office:value-type="float" office:value="-1.6750000000000001E-3" table:style-name="ce1">
            <text:p>-0.001675</text:p>
          </table:table-cell>
          <table:table-cell table:number-columns-repeated="16379"/>
        </table:table-row>
        <table:table-row table:style-name="ro3">
          <table:table-cell office:value-type="float" office:value="28.52" table:style-name="ce1">
            <text:p>28.52</text:p>
          </table:table-cell>
          <table:table-cell office:value-type="float" office:value="-1.8100000000000001E-4" table:style-name="ce1">
            <text:p>-0.000181</text:p>
          </table:table-cell>
          <table:table-cell office:value-type="float" office:value="28.52" table:style-name="ce1">
            <text:p>28.52</text:p>
          </table:table-cell>
          <table:table-cell office:value-type="float" office:value="-5.62E-4" table:style-name="ce1">
            <text:p>-0.000562</text:p>
          </table:table-cell>
          <table:table-cell office:value-type="float" office:value="-1.56E-3" table:style-name="ce1">
            <text:p>-0.00156</text:p>
          </table:table-cell>
          <table:table-cell table:number-columns-repeated="16379"/>
        </table:table-row>
        <table:table-row table:style-name="ro3">
          <table:table-cell office:value-type="float" office:value="28.54" table:style-name="ce1">
            <text:p>28.54</text:p>
          </table:table-cell>
          <table:table-cell office:value-type="float" office:value="-2.0900000000000001E-4" table:style-name="ce1">
            <text:p>-0.000209</text:p>
          </table:table-cell>
          <table:table-cell office:value-type="float" office:value="28.54" table:style-name="ce1">
            <text:p>28.54</text:p>
          </table:table-cell>
          <table:table-cell office:value-type="float" office:value="-6.9499999999999998E-4" table:style-name="ce1">
            <text:p>-0.000695</text:p>
          </table:table-cell>
          <table:table-cell office:value-type="float" office:value="-1.4480000000000001E-3" table:style-name="ce1">
            <text:p>-0.001448</text:p>
          </table:table-cell>
          <table:table-cell table:number-columns-repeated="16379"/>
        </table:table-row>
        <table:table-row table:style-name="ro3">
          <table:table-cell office:value-type="float" office:value="28.56" table:style-name="ce1">
            <text:p>28.56</text:p>
          </table:table-cell>
          <table:table-cell office:value-type="float" office:value="-2.34E-4" table:style-name="ce1">
            <text:p>-0.000234</text:p>
          </table:table-cell>
          <table:table-cell office:value-type="float" office:value="28.56" table:style-name="ce1">
            <text:p>28.56</text:p>
          </table:table-cell>
          <table:table-cell office:value-type="float" office:value="-8.1599999999999999E-4" table:style-name="ce1">
            <text:p>-0.000816</text:p>
          </table:table-cell>
          <table:table-cell office:value-type="float" office:value="-1.338E-3" table:style-name="ce1">
            <text:p>-0.001338</text:p>
          </table:table-cell>
          <table:table-cell table:number-columns-repeated="16379"/>
        </table:table-row>
        <table:table-row table:style-name="ro3">
          <table:table-cell office:value-type="float" office:value="28.58" table:style-name="ce1">
            <text:p>28.58</text:p>
          </table:table-cell>
          <table:table-cell office:value-type="float" office:value="-2.5500000000000002E-4" table:style-name="ce1">
            <text:p>-0.000255</text:p>
          </table:table-cell>
          <table:table-cell office:value-type="float" office:value="28.58" table:style-name="ce1">
            <text:p>28.58</text:p>
          </table:table-cell>
          <table:table-cell office:value-type="float" office:value="-9.2500000000000004E-4" table:style-name="ce1">
            <text:p>-0.000925</text:p>
          </table:table-cell>
          <table:table-cell office:value-type="float" office:value="-1.232E-3" table:style-name="ce1">
            <text:p>-0.001232</text:p>
          </table:table-cell>
          <table:table-cell table:number-columns-repeated="16379"/>
        </table:table-row>
        <table:table-row table:style-name="ro3">
          <table:table-cell office:value-type="float" office:value="28.6" table:style-name="ce1">
            <text:p>28.6</text:p>
          </table:table-cell>
          <table:table-cell office:value-type="float" office:value="-2.7399999999999999E-4" table:style-name="ce1">
            <text:p>-0.000274</text:p>
          </table:table-cell>
          <table:table-cell office:value-type="float" office:value="28.6" table:style-name="ce1">
            <text:p>28.6</text:p>
          </table:table-cell>
          <table:table-cell office:value-type="float" office:value="-1.024E-3" table:style-name="ce1">
            <text:p>-0.001024</text:p>
          </table:table-cell>
          <table:table-cell office:value-type="float" office:value="-1.1299999999999999E-3" table:style-name="ce1">
            <text:p>-0.00113</text:p>
          </table:table-cell>
          <table:table-cell table:number-columns-repeated="16379"/>
        </table:table-row>
        <table:table-row table:style-name="ro3">
          <table:table-cell office:value-type="float" office:value="28.62" table:style-name="ce1">
            <text:p>28.62</text:p>
          </table:table-cell>
          <table:table-cell office:value-type="float" office:value="-2.9100000000000003E-4" table:style-name="ce1">
            <text:p>-0.000291</text:p>
          </table:table-cell>
          <table:table-cell office:value-type="float" office:value="28.62" table:style-name="ce1">
            <text:p>28.62</text:p>
          </table:table-cell>
          <table:table-cell office:value-type="float" office:value="-1.1150000000000001E-3" table:style-name="ce1">
            <text:p>-0.001115</text:p>
          </table:table-cell>
          <table:table-cell office:value-type="float" office:value="-1.0319999999999999E-3" table:style-name="ce1">
            <text:p>-0.001032</text:p>
          </table:table-cell>
          <table:table-cell table:number-columns-repeated="16379"/>
        </table:table-row>
        <table:table-row table:style-name="ro3">
          <table:table-cell office:value-type="float" office:value="28.64" table:style-name="ce1">
            <text:p>28.64</text:p>
          </table:table-cell>
          <table:table-cell office:value-type="float" office:value="-3.0600000000000001E-4" table:style-name="ce1">
            <text:p>-0.000306</text:p>
          </table:table-cell>
          <table:table-cell office:value-type="float" office:value="28.64" table:style-name="ce1">
            <text:p>28.64</text:p>
          </table:table-cell>
          <table:table-cell office:value-type="float" office:value="-1.1969999999999999E-3" table:style-name="ce1">
            <text:p>-0.001197</text:p>
          </table:table-cell>
          <table:table-cell office:value-type="float" office:value="-9.3899999999999995E-4" table:style-name="ce1">
            <text:p>-0.000939</text:p>
          </table:table-cell>
          <table:table-cell table:number-columns-repeated="16379"/>
        </table:table-row>
        <table:table-row table:style-name="ro3">
          <table:table-cell office:value-type="float" office:value="28.66" table:style-name="ce1">
            <text:p>28.66</text:p>
          </table:table-cell>
          <table:table-cell office:value-type="float" office:value="-3.21E-4" table:style-name="ce1">
            <text:p>-0.000321</text:p>
          </table:table-cell>
          <table:table-cell office:value-type="float" office:value="28.66" table:style-name="ce1">
            <text:p>28.66</text:p>
          </table:table-cell>
          <table:table-cell office:value-type="float" office:value="-1.273E-3" table:style-name="ce1">
            <text:p>-0.001273</text:p>
          </table:table-cell>
          <table:table-cell office:value-type="float" office:value="-8.4900000000000004E-4" table:style-name="ce1">
            <text:p>-0.000849</text:p>
          </table:table-cell>
          <table:table-cell table:number-columns-repeated="16379"/>
        </table:table-row>
        <table:table-row table:style-name="ro3">
          <table:table-cell office:value-type="float" office:value="28.68" table:style-name="ce1">
            <text:p>28.68</text:p>
          </table:table-cell>
          <table:table-cell office:value-type="float" office:value="-3.3500000000000001E-4" table:style-name="ce1">
            <text:p>-0.000335</text:p>
          </table:table-cell>
          <table:table-cell office:value-type="float" office:value="28.68" table:style-name="ce1">
            <text:p>28.68</text:p>
          </table:table-cell>
          <table:table-cell office:value-type="float" office:value="-1.3420000000000001E-3" table:style-name="ce1">
            <text:p>-0.001342</text:p>
          </table:table-cell>
          <table:table-cell office:value-type="float" office:value="-7.6099999999999996E-4" table:style-name="ce1">
            <text:p>-0.000761</text:p>
          </table:table-cell>
          <table:table-cell table:number-columns-repeated="16379"/>
        </table:table-row>
        <table:table-row table:style-name="ro3">
          <table:table-cell office:value-type="float" office:value="28.7" table:style-name="ce1">
            <text:p>28.7</text:p>
          </table:table-cell>
          <table:table-cell office:value-type="float" office:value="-3.4900000000000003E-4" table:style-name="ce1">
            <text:p>-0.000349</text:p>
          </table:table-cell>
          <table:table-cell office:value-type="float" office:value="28.7" table:style-name="ce1">
            <text:p>28.7</text:p>
          </table:table-cell>
          <table:table-cell office:value-type="float" office:value="-1.407E-3" table:style-name="ce1">
            <text:p>-0.001407</text:p>
          </table:table-cell>
          <table:table-cell office:value-type="float" office:value="-6.7599999999999995E-4" table:style-name="ce1">
            <text:p>-0.000676</text:p>
          </table:table-cell>
          <table:table-cell table:number-columns-repeated="16379"/>
        </table:table-row>
        <table:table-row table:style-name="ro3">
          <table:table-cell office:value-type="float" office:value="28.72" table:style-name="ce1">
            <text:p>28.72</text:p>
          </table:table-cell>
          <table:table-cell office:value-type="float" office:value="-3.6299999999999999E-4" table:style-name="ce1">
            <text:p>-0.000363</text:p>
          </table:table-cell>
          <table:table-cell office:value-type="float" office:value="28.72" table:style-name="ce1">
            <text:p>28.72</text:p>
          </table:table-cell>
          <table:table-cell office:value-type="float" office:value="-1.4660000000000001E-3" table:style-name="ce1">
            <text:p>-0.001466</text:p>
          </table:table-cell>
          <table:table-cell office:value-type="float" office:value="-5.9100000000000005E-4" table:style-name="ce1">
            <text:p>-0.000591</text:p>
          </table:table-cell>
          <table:table-cell table:number-columns-repeated="16379"/>
        </table:table-row>
        <table:table-row table:style-name="ro3">
          <table:table-cell office:value-type="float" office:value="28.74" table:style-name="ce1">
            <text:p>28.74</text:p>
          </table:table-cell>
          <table:table-cell office:value-type="float" office:value="-3.77E-4" table:style-name="ce1">
            <text:p>-0.000377</text:p>
          </table:table-cell>
          <table:table-cell office:value-type="float" office:value="28.74" table:style-name="ce1">
            <text:p>28.74</text:p>
          </table:table-cell>
          <table:table-cell office:value-type="float" office:value="-1.521E-3" table:style-name="ce1">
            <text:p>-0.001521</text:p>
          </table:table-cell>
          <table:table-cell office:value-type="float" office:value="-5.0600000000000005E-4" table:style-name="ce1">
            <text:p>-0.000506</text:p>
          </table:table-cell>
          <table:table-cell table:number-columns-repeated="16379"/>
        </table:table-row>
        <table:table-row table:style-name="ro3">
          <table:table-cell office:value-type="float" office:value="28.76" table:style-name="ce1">
            <text:p>28.76</text:p>
          </table:table-cell>
          <table:table-cell office:value-type="float" office:value="-3.9100000000000002E-4" table:style-name="ce1">
            <text:p>-0.000391</text:p>
          </table:table-cell>
          <table:table-cell office:value-type="float" office:value="28.76" table:style-name="ce1">
            <text:p>28.76</text:p>
          </table:table-cell>
          <table:table-cell office:value-type="float" office:value="-1.5709999999999999E-3" table:style-name="ce1">
            <text:p>-0.001571</text:p>
          </table:table-cell>
          <table:table-cell office:value-type="float" office:value="-4.2000000000000002E-4" table:style-name="ce1">
            <text:p>-0.00042</text:p>
          </table:table-cell>
          <table:table-cell table:number-columns-repeated="16379"/>
        </table:table-row>
        <table:table-row table:style-name="ro3">
          <table:table-cell office:value-type="float" office:value="28.78" table:style-name="ce1">
            <text:p>28.78</text:p>
          </table:table-cell>
          <table:table-cell office:value-type="float" office:value="-4.0499999999999998E-4" table:style-name="ce1">
            <text:p>-0.000405</text:p>
          </table:table-cell>
          <table:table-cell office:value-type="float" office:value="28.78" table:style-name="ce1">
            <text:p>28.78</text:p>
          </table:table-cell>
          <table:table-cell office:value-type="float" office:value="-1.616E-3" table:style-name="ce1">
            <text:p>-0.001616</text:p>
          </table:table-cell>
          <table:table-cell office:value-type="float" office:value="-3.3100000000000002E-4" table:style-name="ce1">
            <text:p>-0.000331</text:p>
          </table:table-cell>
          <table:table-cell table:number-columns-repeated="16379"/>
        </table:table-row>
        <table:table-row table:style-name="ro3">
          <table:table-cell office:value-type="float" office:value="28.8" table:style-name="ce1">
            <text:p>28.8</text:p>
          </table:table-cell>
          <table:table-cell office:value-type="float" office:value="-4.1899999999999999E-4" table:style-name="ce1">
            <text:p>-0.000419</text:p>
          </table:table-cell>
          <table:table-cell office:value-type="float" office:value="28.8" table:style-name="ce1">
            <text:p>28.8</text:p>
          </table:table-cell>
          <table:table-cell office:value-type="float" office:value="-1.6559999999999999E-3" table:style-name="ce1">
            <text:p>-0.001656</text:p>
          </table:table-cell>
          <table:table-cell office:value-type="float" office:value="-2.3900000000000001E-4" table:style-name="ce1">
            <text:p>-0.000239</text:p>
          </table:table-cell>
          <table:table-cell table:number-columns-repeated="16379"/>
        </table:table-row>
        <table:table-row table:style-name="ro3">
          <table:table-cell office:value-type="float" office:value="28.82" table:style-name="ce1">
            <text:p>28.82</text:p>
          </table:table-cell>
          <table:table-cell office:value-type="float" office:value="-4.3199999999999998E-4" table:style-name="ce1">
            <text:p>-0.000432</text:p>
          </table:table-cell>
          <table:table-cell office:value-type="float" office:value="28.82" table:style-name="ce1">
            <text:p>28.82</text:p>
          </table:table-cell>
          <table:table-cell office:value-type="float" office:value="-1.6900000000000001E-3" table:style-name="ce1">
            <text:p>-0.00169</text:p>
          </table:table-cell>
          <table:table-cell office:value-type="float" office:value="-1.4200000000000001E-4" table:style-name="ce1">
            <text:p>-0.000142</text:p>
          </table:table-cell>
          <table:table-cell table:number-columns-repeated="16379"/>
        </table:table-row>
        <table:table-row table:style-name="ro3">
          <table:table-cell office:value-type="float" office:value="28.84" table:style-name="ce1">
            <text:p>28.84</text:p>
          </table:table-cell>
          <table:table-cell office:value-type="float" office:value="-4.4499999999999997E-4" table:style-name="ce1">
            <text:p>-0.000445</text:p>
          </table:table-cell>
          <table:table-cell office:value-type="float" office:value="28.84" table:style-name="ce1">
            <text:p>28.84</text:p>
          </table:table-cell>
          <table:table-cell office:value-type="float" office:value="-1.7160000000000001E-3" table:style-name="ce1">
            <text:p>-0.001716</text:p>
          </table:table-cell>
          <table:table-cell office:value-type="float" office:value="-3.8999999999999999E-5" table:style-name="ce1">
            <text:p>-0.000039</text:p>
          </table:table-cell>
          <table:table-cell table:number-columns-repeated="16379"/>
        </table:table-row>
        <table:table-row table:style-name="ro3">
          <table:table-cell office:value-type="float" office:value="28.86" table:style-name="ce1">
            <text:p>28.86</text:p>
          </table:table-cell>
          <table:table-cell office:value-type="float" office:value="-4.5600000000000003E-4" table:style-name="ce1">
            <text:p>-0.000456</text:p>
          </table:table-cell>
          <table:table-cell office:value-type="float" office:value="28.86" table:style-name="ce1">
            <text:p>28.86</text:p>
          </table:table-cell>
          <table:table-cell office:value-type="float" office:value="-1.7340000000000001E-3" table:style-name="ce1">
            <text:p>-0.001734</text:p>
          </table:table-cell>
          <table:table-cell office:value-type="float" office:value="6.9999999999999994E-5" table:style-name="ce1">
            <text:p>0.00007</text:p>
          </table:table-cell>
          <table:table-cell table:number-columns-repeated="16379"/>
        </table:table-row>
        <table:table-row table:style-name="ro3">
          <table:table-cell office:value-type="float" office:value="28.88" table:style-name="ce1">
            <text:p>28.88</text:p>
          </table:table-cell>
          <table:table-cell office:value-type="float" office:value="-4.6500000000000003E-4" table:style-name="ce1">
            <text:p>-0.000465</text:p>
          </table:table-cell>
          <table:table-cell office:value-type="float" office:value="28.88" table:style-name="ce1">
            <text:p>28.88</text:p>
          </table:table-cell>
          <table:table-cell office:value-type="float" office:value="-1.7420000000000001E-3" table:style-name="ce1">
            <text:p>-0.001742</text:p>
          </table:table-cell>
          <table:table-cell office:value-type="float" office:value="1.8599999999999999E-4" table:style-name="ce1">
            <text:p>0.000186</text:p>
          </table:table-cell>
          <table:table-cell table:number-columns-repeated="16379"/>
        </table:table-row>
        <table:table-row table:style-name="ro3">
          <table:table-cell office:value-type="float" office:value="28.9" table:style-name="ce1">
            <text:p>28.9</text:p>
          </table:table-cell>
          <table:table-cell office:value-type="float" office:value="-4.7199999999999998E-4" table:style-name="ce1">
            <text:p>-0.000472</text:p>
          </table:table-cell>
          <table:table-cell office:value-type="float" office:value="28.9" table:style-name="ce1">
            <text:p>28.9</text:p>
          </table:table-cell>
          <table:table-cell office:value-type="float" office:value="-1.7390000000000001E-3" table:style-name="ce1">
            <text:p>-0.001739</text:p>
          </table:table-cell>
          <table:table-cell office:value-type="float" office:value="3.0800000000000001E-4" table:style-name="ce1">
            <text:p>0.000308</text:p>
          </table:table-cell>
          <table:table-cell table:number-columns-repeated="16379"/>
        </table:table-row>
        <table:table-row table:style-name="ro3">
          <table:table-cell office:value-type="float" office:value="28.92" table:style-name="ce1">
            <text:p>28.92</text:p>
          </table:table-cell>
          <table:table-cell office:value-type="float" office:value="-4.75E-4" table:style-name="ce1">
            <text:p>-0.000475</text:p>
          </table:table-cell>
          <table:table-cell office:value-type="float" office:value="28.92" table:style-name="ce1">
            <text:p>28.92</text:p>
          </table:table-cell>
          <table:table-cell office:value-type="float" office:value="-1.7240000000000001E-3" table:style-name="ce1">
            <text:p>-0.001724</text:p>
          </table:table-cell>
          <table:table-cell office:value-type="float" office:value="4.37E-4" table:style-name="ce1">
            <text:p>0.000437</text:p>
          </table:table-cell>
          <table:table-cell table:number-columns-repeated="16379"/>
        </table:table-row>
        <table:table-row table:style-name="ro3">
          <table:table-cell office:value-type="float" office:value="28.94" table:style-name="ce1">
            <text:p>28.94</text:p>
          </table:table-cell>
          <table:table-cell office:value-type="float" office:value="-4.75E-4" table:style-name="ce1">
            <text:p>-0.000475</text:p>
          </table:table-cell>
          <table:table-cell office:value-type="float" office:value="28.94" table:style-name="ce1">
            <text:p>28.94</text:p>
          </table:table-cell>
          <table:table-cell office:value-type="float" office:value="-1.694E-3" table:style-name="ce1">
            <text:p>-0.001694</text:p>
          </table:table-cell>
          <table:table-cell office:value-type="float" office:value="5.7200000000000003E-4" table:style-name="ce1">
            <text:p>0.000572</text:p>
          </table:table-cell>
          <table:table-cell table:number-columns-repeated="16379"/>
        </table:table-row>
        <table:table-row table:style-name="ro3">
          <table:table-cell office:value-type="float" office:value="28.96" table:style-name="ce1">
            <text:p>28.96</text:p>
          </table:table-cell>
          <table:table-cell office:value-type="float" office:value="-4.7100000000000001E-4" table:style-name="ce1">
            <text:p>-0.000471</text:p>
          </table:table-cell>
          <table:table-cell office:value-type="float" office:value="28.96" table:style-name="ce1">
            <text:p>28.96</text:p>
          </table:table-cell>
          <table:table-cell office:value-type="float" office:value="-1.65E-3" table:style-name="ce1">
            <text:p>-0.00165</text:p>
          </table:table-cell>
          <table:table-cell office:value-type="float" office:value="7.1299999999999998E-4" table:style-name="ce1">
            <text:p>0.000713</text:p>
          </table:table-cell>
          <table:table-cell table:number-columns-repeated="16379"/>
        </table:table-row>
        <table:table-row table:style-name="ro3">
          <table:table-cell office:value-type="float" office:value="28.98" table:style-name="ce1">
            <text:p>28.98</text:p>
          </table:table-cell>
          <table:table-cell office:value-type="float" office:value="-4.6099999999999998E-4" table:style-name="ce1">
            <text:p>-0.000461</text:p>
          </table:table-cell>
          <table:table-cell office:value-type="float" office:value="28.98" table:style-name="ce1">
            <text:p>28.98</text:p>
          </table:table-cell>
          <table:table-cell office:value-type="float" office:value="-1.5889999999999999E-3" table:style-name="ce1">
            <text:p>-0.001589</text:p>
          </table:table-cell>
          <table:table-cell office:value-type="float" office:value="8.5700000000000001E-4" table:style-name="ce1">
            <text:p>0.000857</text:p>
          </table:table-cell>
          <table:table-cell table:number-columns-repeated="16379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float" office:value="-4.46E-4" table:style-name="ce1">
            <text:p>-0.000446</text:p>
          </table:table-cell>
          <table:table-cell office:value-type="float" office:value="29" table:style-name="ce1">
            <text:p>29</text:p>
          </table:table-cell>
          <table:table-cell office:value-type="float" office:value="-1.5100000000000001E-3" table:style-name="ce1">
            <text:p>-0.00151</text:p>
          </table:table-cell>
          <table:table-cell office:value-type="float" office:value="1.005E-3" table:style-name="ce1">
            <text:p>0.001005</text:p>
          </table:table-cell>
          <table:table-cell table:number-columns-repeated="16379"/>
        </table:table-row>
        <table:table-row table:style-name="ro3">
          <table:table-cell office:value-type="float" office:value="29.02" table:style-name="ce1">
            <text:p>29.02</text:p>
          </table:table-cell>
          <table:table-cell office:value-type="float" office:value="-4.26E-4" table:style-name="ce1">
            <text:p>-0.000426</text:p>
          </table:table-cell>
          <table:table-cell office:value-type="float" office:value="29.02" table:style-name="ce1">
            <text:p>29.02</text:p>
          </table:table-cell>
          <table:table-cell office:value-type="float" office:value="-1.413E-3" table:style-name="ce1">
            <text:p>-0.001413</text:p>
          </table:table-cell>
          <table:table-cell office:value-type="float" office:value="1.1540000000000001E-3" table:style-name="ce1">
            <text:p>0.001154</text:p>
          </table:table-cell>
          <table:table-cell table:number-columns-repeated="16379"/>
        </table:table-row>
        <table:table-row table:style-name="ro3">
          <table:table-cell office:value-type="float" office:value="29.04" table:style-name="ce1">
            <text:p>29.04</text:p>
          </table:table-cell>
          <table:table-cell office:value-type="float" office:value="-3.9899999999999999E-4" table:style-name="ce1">
            <text:p>-0.000399</text:p>
          </table:table-cell>
          <table:table-cell office:value-type="float" office:value="29.04" table:style-name="ce1">
            <text:p>29.04</text:p>
          </table:table-cell>
          <table:table-cell office:value-type="float" office:value="-1.297E-3" table:style-name="ce1">
            <text:p>-0.001297</text:p>
          </table:table-cell>
          <table:table-cell office:value-type="float" office:value="1.302E-3" table:style-name="ce1">
            <text:p>0.001302</text:p>
          </table:table-cell>
          <table:table-cell table:number-columns-repeated="16379"/>
        </table:table-row>
        <table:table-row table:style-name="ro3">
          <table:table-cell office:value-type="float" office:value="29.06" table:style-name="ce1">
            <text:p>29.06</text:p>
          </table:table-cell>
          <table:table-cell office:value-type="float" office:value="-3.6499999999999998E-4" table:style-name="ce1">
            <text:p>-0.000365</text:p>
          </table:table-cell>
          <table:table-cell office:value-type="float" office:value="29.06" table:style-name="ce1">
            <text:p>29.06</text:p>
          </table:table-cell>
          <table:table-cell office:value-type="float" office:value="-1.1620000000000001E-3" table:style-name="ce1">
            <text:p>-0.001162</text:p>
          </table:table-cell>
          <table:table-cell office:value-type="float" office:value="1.4480000000000001E-3" table:style-name="ce1">
            <text:p>0.001448</text:p>
          </table:table-cell>
          <table:table-cell table:number-columns-repeated="16379"/>
        </table:table-row>
        <table:table-row table:style-name="ro3">
          <table:table-cell office:value-type="float" office:value="29.08" table:style-name="ce1">
            <text:p>29.08</text:p>
          </table:table-cell>
          <table:table-cell office:value-type="float" office:value="-3.2600000000000001E-4" table:style-name="ce1">
            <text:p>-0.000326</text:p>
          </table:table-cell>
          <table:table-cell office:value-type="float" office:value="29.08" table:style-name="ce1">
            <text:p>29.08</text:p>
          </table:table-cell>
          <table:table-cell office:value-type="float" office:value="-1.0070000000000001E-3" table:style-name="ce1">
            <text:p>-0.001007</text:p>
          </table:table-cell>
          <table:table-cell office:value-type="float" office:value="1.5900000000000001E-3" table:style-name="ce1">
            <text:p>0.00159</text:p>
          </table:table-cell>
          <table:table-cell table:number-columns-repeated="16379"/>
        </table:table-row>
        <table:table-row table:style-name="ro3">
          <table:table-cell office:value-type="float" office:value="29.1" table:style-name="ce1">
            <text:p>29.1</text:p>
          </table:table-cell>
          <table:table-cell office:value-type="float" office:value="-2.7999999999999998E-4" table:style-name="ce1">
            <text:p>-0.00028</text:p>
          </table:table-cell>
          <table:table-cell office:value-type="float" office:value="29.1" table:style-name="ce1">
            <text:p>29.1</text:p>
          </table:table-cell>
          <table:table-cell office:value-type="float" office:value="-8.34E-4" table:style-name="ce1">
            <text:p>-0.000834</text:p>
          </table:table-cell>
          <table:table-cell office:value-type="float" office:value="1.725E-3" table:style-name="ce1">
            <text:p>0.001725</text:p>
          </table:table-cell>
          <table:table-cell table:number-columns-repeated="16379"/>
        </table:table-row>
        <table:table-row table:style-name="ro3">
          <table:table-cell office:value-type="float" office:value="29.12" table:style-name="ce1">
            <text:p>29.12</text:p>
          </table:table-cell>
          <table:table-cell office:value-type="float" office:value="-2.2699999999999999E-4" table:style-name="ce1">
            <text:p>-0.000227</text:p>
          </table:table-cell>
          <table:table-cell office:value-type="float" office:value="29.12" table:style-name="ce1">
            <text:p>29.12</text:p>
          </table:table-cell>
          <table:table-cell office:value-type="float" office:value="-6.4300000000000002E-4" table:style-name="ce1">
            <text:p>-0.000643</text:p>
          </table:table-cell>
          <table:table-cell office:value-type="float" office:value="1.851E-3" table:style-name="ce1">
            <text:p>0.001851</text:p>
          </table:table-cell>
          <table:table-cell table:number-columns-repeated="16379"/>
        </table:table-row>
        <table:table-row table:style-name="ro3">
          <table:table-cell office:value-type="float" office:value="29.14" table:style-name="ce1">
            <text:p>29.14</text:p>
          </table:table-cell>
          <table:table-cell office:value-type="float" office:value="-1.6899999999999999E-4" table:style-name="ce1">
            <text:p>-0.000169</text:p>
          </table:table-cell>
          <table:table-cell office:value-type="float" office:value="29.14" table:style-name="ce1">
            <text:p>29.14</text:p>
          </table:table-cell>
          <table:table-cell office:value-type="float" office:value="-4.35E-4" table:style-name="ce1">
            <text:p>-0.000435</text:p>
          </table:table-cell>
          <table:table-cell office:value-type="float" office:value="1.9650000000000002E-3" table:style-name="ce1">
            <text:p>0.001965</text:p>
          </table:table-cell>
          <table:table-cell table:number-columns-repeated="16379"/>
        </table:table-row>
        <table:table-row table:style-name="ro3">
          <table:table-cell office:value-type="float" office:value="29.16" table:style-name="ce1">
            <text:p>29.16</text:p>
          </table:table-cell>
          <table:table-cell office:value-type="float" office:value="-1.05E-4" table:style-name="ce1">
            <text:p>-0.000105</text:p>
          </table:table-cell>
          <table:table-cell office:value-type="float" office:value="29.16" table:style-name="ce1">
            <text:p>29.16</text:p>
          </table:table-cell>
          <table:table-cell office:value-type="float" office:value="-2.1100000000000001E-4" table:style-name="ce1">
            <text:p>-0.000211</text:p>
          </table:table-cell>
          <table:table-cell office:value-type="float" office:value="2.0669999999999998E-3" table:style-name="ce1">
            <text:p>0.002067</text:p>
          </table:table-cell>
          <table:table-cell table:number-columns-repeated="16379"/>
        </table:table-row>
        <table:table-row table:style-name="ro3">
          <table:table-cell office:value-type="float" office:value="29.18" table:style-name="ce1">
            <text:p>29.18</text:p>
          </table:table-cell>
          <table:table-cell office:value-type="float" office:value="-3.6999999999999998E-5" table:style-name="ce1">
            <text:p>-0.000037</text:p>
          </table:table-cell>
          <table:table-cell office:value-type="float" office:value="29.18" table:style-name="ce1">
            <text:p>29.18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2.1540000000000001E-3" table:style-name="ce1">
            <text:p>0.002154</text:p>
          </table:table-cell>
          <table:table-cell table:number-columns-repeated="16379"/>
        </table:table-row>
        <table:table-row table:style-name="ro3">
          <table:table-cell office:value-type="float" office:value="29.2" table:style-name="ce1">
            <text:p>29.2</text:p>
          </table:table-cell>
          <table:table-cell office:value-type="float" office:value="3.6000000000000001E-5" table:style-name="ce1">
            <text:p>0.000036</text:p>
          </table:table-cell>
          <table:table-cell office:value-type="float" office:value="29.2" table:style-name="ce1">
            <text:p>29.2</text:p>
          </table:table-cell>
          <table:table-cell office:value-type="float" office:value="2.7500000000000002E-4" table:style-name="ce1">
            <text:p>0.000275</text:p>
          </table:table-cell>
          <table:table-cell office:value-type="float" office:value="2.2239999999999998E-3" table:style-name="ce1">
            <text:p>0.002224</text:p>
          </table:table-cell>
          <table:table-cell table:number-columns-repeated="16379"/>
        </table:table-row>
        <table:table-row table:style-name="ro3">
          <table:table-cell office:value-type="float" office:value="29.22" table:style-name="ce1">
            <text:p>29.22</text:p>
          </table:table-cell>
          <table:table-cell office:value-type="float" office:value="1.12E-4" table:style-name="ce1">
            <text:p>0.000112</text:p>
          </table:table-cell>
          <table:table-cell office:value-type="float" office:value="29.22" table:style-name="ce1">
            <text:p>29.22</text:p>
          </table:table-cell>
          <table:table-cell office:value-type="float" office:value="5.3399999999999997E-4" table:style-name="ce1">
            <text:p>0.000534</text:p>
          </table:table-cell>
          <table:table-cell office:value-type="float" office:value="2.2769999999999999E-3" table:style-name="ce1">
            <text:p>0.002277</text:p>
          </table:table-cell>
          <table:table-cell table:number-columns-repeated="16379"/>
        </table:table-row>
        <table:table-row table:style-name="ro3">
          <table:table-cell office:value-type="float" office:value="29.24" table:style-name="ce1">
            <text:p>29.24</text:p>
          </table:table-cell>
          <table:table-cell office:value-type="float" office:value="1.9000000000000001E-4" table:style-name="ce1">
            <text:p>0.00019</text:p>
          </table:table-cell>
          <table:table-cell office:value-type="float" office:value="29.24" table:style-name="ce1">
            <text:p>29.24</text:p>
          </table:table-cell>
          <table:table-cell office:value-type="float" office:value="7.9799999999999999E-4" table:style-name="ce1">
            <text:p>0.000798</text:p>
          </table:table-cell>
          <table:table-cell office:value-type="float" office:value="2.31E-3" table:style-name="ce1">
            <text:p>0.00231</text:p>
          </table:table-cell>
          <table:table-cell table:number-columns-repeated="16379"/>
        </table:table-row>
        <table:table-row table:style-name="ro3">
          <table:table-cell office:value-type="float" office:value="29.26" table:style-name="ce1">
            <text:p>29.26</text:p>
          </table:table-cell>
          <table:table-cell office:value-type="float" office:value="2.7E-4" table:style-name="ce1">
            <text:p>0.00027</text:p>
          </table:table-cell>
          <table:table-cell office:value-type="float" office:value="29.26" table:style-name="ce1">
            <text:p>29.26</text:p>
          </table:table-cell>
          <table:table-cell office:value-type="float" office:value="1.067E-3" table:style-name="ce1">
            <text:p>0.001067</text:p>
          </table:table-cell>
          <table:table-cell office:value-type="float" office:value="2.323E-3" table:style-name="ce1">
            <text:p>0.002323</text:p>
          </table:table-cell>
          <table:table-cell table:number-columns-repeated="16379"/>
        </table:table-row>
        <table:table-row table:style-name="ro3">
          <table:table-cell office:value-type="float" office:value="29.28" table:style-name="ce1">
            <text:p>29.28</text:p>
          </table:table-cell>
          <table:table-cell office:value-type="float" office:value="3.5E-4" table:style-name="ce1">
            <text:p>0.00035</text:p>
          </table:table-cell>
          <table:table-cell office:value-type="float" office:value="29.28" table:style-name="ce1">
            <text:p>29.28</text:p>
          </table:table-cell>
          <table:table-cell office:value-type="float" office:value="1.3370000000000001E-3" table:style-name="ce1">
            <text:p>0.001337</text:p>
          </table:table-cell>
          <table:table-cell office:value-type="float" office:value="2.3159999999999999E-3" table:style-name="ce1">
            <text:p>0.002316</text:p>
          </table:table-cell>
          <table:table-cell table:number-columns-repeated="16379"/>
        </table:table-row>
        <table:table-row table:style-name="ro3">
          <table:table-cell office:value-type="float" office:value="29.3" table:style-name="ce1">
            <text:p>29.3</text:p>
          </table:table-cell>
          <table:table-cell office:value-type="float" office:value="4.2999999999999999E-4" table:style-name="ce1">
            <text:p>0.00043</text:p>
          </table:table-cell>
          <table:table-cell office:value-type="float" office:value="29.3" table:style-name="ce1">
            <text:p>29.3</text:p>
          </table:table-cell>
          <table:table-cell office:value-type="float" office:value="1.604E-3" table:style-name="ce1">
            <text:p>0.001604</text:p>
          </table:table-cell>
          <table:table-cell office:value-type="float" office:value="2.2880000000000001E-3" table:style-name="ce1">
            <text:p>0.002288</text:p>
          </table:table-cell>
          <table:table-cell table:number-columns-repeated="16379"/>
        </table:table-row>
        <table:table-row table:style-name="ro3">
          <table:table-cell office:value-type="float" office:value="29.32" table:style-name="ce1">
            <text:p>29.32</text:p>
          </table:table-cell>
          <table:table-cell office:value-type="float" office:value="5.0900000000000001E-4" table:style-name="ce1">
            <text:p>0.000509</text:p>
          </table:table-cell>
          <table:table-cell office:value-type="float" office:value="29.32" table:style-name="ce1">
            <text:p>29.32</text:p>
          </table:table-cell>
          <table:table-cell office:value-type="float" office:value="1.867E-3" table:style-name="ce1">
            <text:p>0.001867</text:p>
          </table:table-cell>
          <table:table-cell office:value-type="float" office:value="2.2399999999999998E-3" table:style-name="ce1">
            <text:p>0.00224</text:p>
          </table:table-cell>
          <table:table-cell table:number-columns-repeated="16379"/>
        </table:table-row>
        <table:table-row table:style-name="ro3">
          <table:table-cell office:value-type="float" office:value="29.34" table:style-name="ce1">
            <text:p>29.34</text:p>
          </table:table-cell>
          <table:table-cell office:value-type="float" office:value="5.8500000000000002E-4" table:style-name="ce1">
            <text:p>0.000585</text:p>
          </table:table-cell>
          <table:table-cell office:value-type="float" office:value="29.34" table:style-name="ce1">
            <text:p>29.34</text:p>
          </table:table-cell>
          <table:table-cell office:value-type="float" office:value="2.1229999999999999E-3" table:style-name="ce1">
            <text:p>0.002123</text:p>
          </table:table-cell>
          <table:table-cell office:value-type="float" office:value="2.173E-3" table:style-name="ce1">
            <text:p>0.002173</text:p>
          </table:table-cell>
          <table:table-cell table:number-columns-repeated="16379"/>
        </table:table-row>
        <table:table-row table:style-name="ro3">
          <table:table-cell office:value-type="float" office:value="29.36" table:style-name="ce1">
            <text:p>29.36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29.36" table:style-name="ce1">
            <text:p>29.36</text:p>
          </table:table-cell>
          <table:table-cell office:value-type="float" office:value="2.3679999999999999E-3" table:style-name="ce1">
            <text:p>0.002368</text:p>
          </table:table-cell>
          <table:table-cell office:value-type="float" office:value="2.088E-3" table:style-name="ce1">
            <text:p>0.002088</text:p>
          </table:table-cell>
          <table:table-cell table:number-columns-repeated="16379"/>
        </table:table-row>
        <table:table-row table:style-name="ro3">
          <table:table-cell office:value-type="float" office:value="29.38" table:style-name="ce1">
            <text:p>29.38</text:p>
          </table:table-cell>
          <table:table-cell office:value-type="float" office:value="7.2499999999999995E-4" table:style-name="ce1">
            <text:p>0.000725</text:p>
          </table:table-cell>
          <table:table-cell office:value-type="float" office:value="29.38" table:style-name="ce1">
            <text:p>29.38</text:p>
          </table:table-cell>
          <table:table-cell office:value-type="float" office:value="2.601E-3" table:style-name="ce1">
            <text:p>0.002601</text:p>
          </table:table-cell>
          <table:table-cell office:value-type="float" office:value="1.9859999999999999E-3" table:style-name="ce1">
            <text:p>0.001986</text:p>
          </table:table-cell>
          <table:table-cell table:number-columns-repeated="16379"/>
        </table:table-row>
        <table:table-row table:style-name="ro3">
          <table:table-cell office:value-type="float" office:value="29.4" table:style-name="ce1">
            <text:p>29.4</text:p>
          </table:table-cell>
          <table:table-cell office:value-type="float" office:value="7.8799999999999996E-4" table:style-name="ce1">
            <text:p>0.000788</text:p>
          </table:table-cell>
          <table:table-cell office:value-type="float" office:value="29.4" table:style-name="ce1">
            <text:p>29.4</text:p>
          </table:table-cell>
          <table:table-cell office:value-type="float" office:value="2.8189999999999999E-3" table:style-name="ce1">
            <text:p>0.002819</text:p>
          </table:table-cell>
          <table:table-cell office:value-type="float" office:value="1.8680000000000001E-3" table:style-name="ce1">
            <text:p>0.001868</text:p>
          </table:table-cell>
          <table:table-cell table:number-columns-repeated="16379"/>
        </table:table-row>
        <table:table-row table:style-name="ro3">
          <table:table-cell office:value-type="float" office:value="29.42" table:style-name="ce1">
            <text:p>29.42</text:p>
          </table:table-cell>
          <table:table-cell office:value-type="float" office:value="8.4599999999999996E-4" table:style-name="ce1">
            <text:p>0.000846</text:p>
          </table:table-cell>
          <table:table-cell office:value-type="float" office:value="29.42" table:style-name="ce1">
            <text:p>29.42</text:p>
          </table:table-cell>
          <table:table-cell office:value-type="float" office:value="3.019E-3" table:style-name="ce1">
            <text:p>0.003019</text:p>
          </table:table-cell>
          <table:table-cell office:value-type="float" office:value="1.737E-3" table:style-name="ce1">
            <text:p>0.001737</text:p>
          </table:table-cell>
          <table:table-cell table:number-columns-repeated="16379"/>
        </table:table-row>
        <table:table-row table:style-name="ro3">
          <table:table-cell office:value-type="float" office:value="29.44" table:style-name="ce1">
            <text:p>29.44</text:p>
          </table:table-cell>
          <table:table-cell office:value-type="float" office:value="8.9700000000000001E-4" table:style-name="ce1">
            <text:p>0.000897</text:p>
          </table:table-cell>
          <table:table-cell office:value-type="float" office:value="29.44" table:style-name="ce1">
            <text:p>29.44</text:p>
          </table:table-cell>
          <table:table-cell office:value-type="float" office:value="3.202E-3" table:style-name="ce1">
            <text:p>0.003202</text:p>
          </table:table-cell>
          <table:table-cell office:value-type="float" office:value="1.5950000000000001E-3" table:style-name="ce1">
            <text:p>0.001595</text:p>
          </table:table-cell>
          <table:table-cell table:number-columns-repeated="16379"/>
        </table:table-row>
        <table:table-row table:style-name="ro3">
          <table:table-cell office:value-type="float" office:value="29.46" table:style-name="ce1">
            <text:p>29.46</text:p>
          </table:table-cell>
          <table:table-cell office:value-type="float" office:value="9.41E-4" table:style-name="ce1">
            <text:p>0.000941</text:p>
          </table:table-cell>
          <table:table-cell office:value-type="float" office:value="29.46" table:style-name="ce1">
            <text:p>29.46</text:p>
          </table:table-cell>
          <table:table-cell office:value-type="float" office:value="3.3639999999999998E-3" table:style-name="ce1">
            <text:p>0.003364</text:p>
          </table:table-cell>
          <table:table-cell office:value-type="float" office:value="1.4430000000000001E-3" table:style-name="ce1">
            <text:p>0.001443</text:p>
          </table:table-cell>
          <table:table-cell table:number-columns-repeated="16379"/>
        </table:table-row>
        <table:table-row table:style-name="ro3">
          <table:table-cell office:value-type="float" office:value="29.48" table:style-name="ce1">
            <text:p>29.48</text:p>
          </table:table-cell>
          <table:table-cell office:value-type="float" office:value="9.7900000000000005E-4" table:style-name="ce1">
            <text:p>0.000979</text:p>
          </table:table-cell>
          <table:table-cell office:value-type="float" office:value="29.48" table:style-name="ce1">
            <text:p>29.48</text:p>
          </table:table-cell>
          <table:table-cell office:value-type="float" office:value="3.506E-3" table:style-name="ce1">
            <text:p>0.003506</text:p>
          </table:table-cell>
          <table:table-cell office:value-type="float" office:value="1.2849999999999999E-3" table:style-name="ce1">
            <text:p>0.001285</text:p>
          </table:table-cell>
          <table:table-cell table:number-columns-repeated="16379"/>
        </table:table-row>
        <table:table-row table:style-name="ro3">
          <table:table-cell office:value-type="float" office:value="29.5" table:style-name="ce1">
            <text:p>29.5</text:p>
          </table:table-cell>
          <table:table-cell office:value-type="float" office:value="1.0089999999999999E-3" table:style-name="ce1">
            <text:p>0.001009</text:p>
          </table:table-cell>
          <table:table-cell office:value-type="float" office:value="29.5" table:style-name="ce1">
            <text:p>29.5</text:p>
          </table:table-cell>
          <table:table-cell office:value-type="float" office:value="3.6259999999999999E-3" table:style-name="ce1">
            <text:p>0.003626</text:p>
          </table:table-cell>
          <table:table-cell office:value-type="float" office:value="1.1230000000000001E-3" table:style-name="ce1">
            <text:p>0.001123</text:p>
          </table:table-cell>
          <table:table-cell table:number-columns-repeated="16379"/>
        </table:table-row>
        <table:table-row table:style-name="ro3">
          <table:table-cell office:value-type="float" office:value="29.52" table:style-name="ce1">
            <text:p>29.52</text:p>
          </table:table-cell>
          <table:table-cell office:value-type="float" office:value="1.0319999999999999E-3" table:style-name="ce1">
            <text:p>0.001032</text:p>
          </table:table-cell>
          <table:table-cell office:value-type="float" office:value="29.52" table:style-name="ce1">
            <text:p>29.52</text:p>
          </table:table-cell>
          <table:table-cell office:value-type="float" office:value="3.7260000000000001E-3" table:style-name="ce1">
            <text:p>0.003726</text:p>
          </table:table-cell>
          <table:table-cell office:value-type="float" office:value="9.5799999999999998E-4" table:style-name="ce1">
            <text:p>0.000958</text:p>
          </table:table-cell>
          <table:table-cell table:number-columns-repeated="16379"/>
        </table:table-row>
        <table:table-row table:style-name="ro3">
          <table:table-cell office:value-type="float" office:value="29.54" table:style-name="ce1">
            <text:p>29.54</text:p>
          </table:table-cell>
          <table:table-cell office:value-type="float" office:value="1.049E-3" table:style-name="ce1">
            <text:p>0.001049</text:p>
          </table:table-cell>
          <table:table-cell office:value-type="float" office:value="29.54" table:style-name="ce1">
            <text:p>29.54</text:p>
          </table:table-cell>
          <table:table-cell office:value-type="float" office:value="3.8040000000000001E-3" table:style-name="ce1">
            <text:p>0.003804</text:p>
          </table:table-cell>
          <table:table-cell office:value-type="float" office:value="7.9500000000000003E-4" table:style-name="ce1">
            <text:p>0.000795</text:p>
          </table:table-cell>
          <table:table-cell table:number-columns-repeated="16379"/>
        </table:table-row>
        <table:table-row table:style-name="ro3">
          <table:table-cell office:value-type="float" office:value="29.56" table:style-name="ce1">
            <text:p>29.56</text:p>
          </table:table-cell>
          <table:table-cell office:value-type="float" office:value="1.059E-3" table:style-name="ce1">
            <text:p>0.001059</text:p>
          </table:table-cell>
          <table:table-cell office:value-type="float" office:value="29.56" table:style-name="ce1">
            <text:p>29.56</text:p>
          </table:table-cell>
          <table:table-cell office:value-type="float" office:value="3.8609999999999998E-3" table:style-name="ce1">
            <text:p>0.003861</text:p>
          </table:table-cell>
          <table:table-cell office:value-type="float" office:value="6.3299999999999999E-4" table:style-name="ce1">
            <text:p>0.000633</text:p>
          </table:table-cell>
          <table:table-cell table:number-columns-repeated="16379"/>
        </table:table-row>
        <table:table-row table:style-name="ro3">
          <table:table-cell office:value-type="float" office:value="29.58" table:style-name="ce1">
            <text:p>29.58</text:p>
          </table:table-cell>
          <table:table-cell office:value-type="float" office:value="1.062E-3" table:style-name="ce1">
            <text:p>0.001062</text:p>
          </table:table-cell>
          <table:table-cell office:value-type="float" office:value="29.58" table:style-name="ce1">
            <text:p>29.58</text:p>
          </table:table-cell>
          <table:table-cell office:value-type="float" office:value="3.8990000000000001E-3" table:style-name="ce1">
            <text:p>0.003899</text:p>
          </table:table-cell>
          <table:table-cell office:value-type="float" office:value="4.7600000000000002E-4" table:style-name="ce1">
            <text:p>0.000476</text:p>
          </table:table-cell>
          <table:table-cell table:number-columns-repeated="16379"/>
        </table:table-row>
        <table:table-row table:style-name="ro3">
          <table:table-cell office:value-type="float" office:value="29.6" table:style-name="ce1">
            <text:p>29.6</text:p>
          </table:table-cell>
          <table:table-cell office:value-type="float" office:value="1.06E-3" table:style-name="ce1">
            <text:p>0.00106</text:p>
          </table:table-cell>
          <table:table-cell office:value-type="float" office:value="29.6" table:style-name="ce1">
            <text:p>29.6</text:p>
          </table:table-cell>
          <table:table-cell office:value-type="float" office:value="3.9189999999999997E-3" table:style-name="ce1">
            <text:p>0.003919</text:p>
          </table:table-cell>
          <table:table-cell office:value-type="float" office:value="3.2600000000000001E-4" table:style-name="ce1">
            <text:p>0.000326</text:p>
          </table:table-cell>
          <table:table-cell table:number-columns-repeated="16379"/>
        </table:table-row>
        <table:table-row table:style-name="ro3">
          <table:table-cell office:value-type="float" office:value="29.62" table:style-name="ce1">
            <text:p>29.62</text:p>
          </table:table-cell>
          <table:table-cell office:value-type="float" office:value="1.0529999999999999E-3" table:style-name="ce1">
            <text:p>0.001053</text:p>
          </table:table-cell>
          <table:table-cell office:value-type="float" office:value="29.62" table:style-name="ce1">
            <text:p>29.62</text:p>
          </table:table-cell>
          <table:table-cell office:value-type="float" office:value="3.921E-3" table:style-name="ce1">
            <text:p>0.003921</text:p>
          </table:table-cell>
          <table:table-cell office:value-type="float" office:value="1.83E-4" table:style-name="ce1">
            <text:p>0.000183</text:p>
          </table:table-cell>
          <table:table-cell table:number-columns-repeated="16379"/>
        </table:table-row>
        <table:table-row table:style-name="ro3">
          <table:table-cell office:value-type="float" office:value="29.64" table:style-name="ce1">
            <text:p>29.64</text:p>
          </table:table-cell>
          <table:table-cell office:value-type="float" office:value="1.042E-3" table:style-name="ce1">
            <text:p>0.001042</text:p>
          </table:table-cell>
          <table:table-cell office:value-type="float" office:value="29.64" table:style-name="ce1">
            <text:p>29.64</text:p>
          </table:table-cell>
          <table:table-cell office:value-type="float" office:value="3.908E-3" table:style-name="ce1">
            <text:p>0.003908</text:p>
          </table:table-cell>
          <table:table-cell office:value-type="float" office:value="4.8000000000000001E-5" table:style-name="ce1">
            <text:p>0.000048</text:p>
          </table:table-cell>
          <table:table-cell table:number-columns-repeated="16379"/>
        </table:table-row>
        <table:table-row table:style-name="ro3">
          <table:table-cell office:value-type="float" office:value="29.66" table:style-name="ce1">
            <text:p>29.66</text:p>
          </table:table-cell>
          <table:table-cell office:value-type="float" office:value="1.0269999999999999E-3" table:style-name="ce1">
            <text:p>0.001027</text:p>
          </table:table-cell>
          <table:table-cell office:value-type="float" office:value="29.66" table:style-name="ce1">
            <text:p>29.66</text:p>
          </table:table-cell>
          <table:table-cell office:value-type="float" office:value="3.8809999999999999E-3" table:style-name="ce1">
            <text:p>0.003881</text:p>
          </table:table-cell>
          <table:table-cell office:value-type="float" office:value="-7.6000000000000004E-5" table:style-name="ce1">
            <text:p>-0.000076</text:p>
          </table:table-cell>
          <table:table-cell table:number-columns-repeated="16379"/>
        </table:table-row>
        <table:table-row table:style-name="ro3">
          <table:table-cell office:value-type="float" office:value="29.68" table:style-name="ce1">
            <text:p>29.68</text:p>
          </table:table-cell>
          <table:table-cell office:value-type="float" office:value="1.008E-3" table:style-name="ce1">
            <text:p>0.001008</text:p>
          </table:table-cell>
          <table:table-cell office:value-type="float" office:value="29.68" table:style-name="ce1">
            <text:p>29.68</text:p>
          </table:table-cell>
          <table:table-cell office:value-type="float" office:value="3.8419999999999999E-3" table:style-name="ce1">
            <text:p>0.003842</text:p>
          </table:table-cell>
          <table:table-cell office:value-type="float" office:value="-1.9100000000000001E-4" table:style-name="ce1">
            <text:p>-0.000191</text:p>
          </table:table-cell>
          <table:table-cell table:number-columns-repeated="16379"/>
        </table:table-row>
        <table:table-row table:style-name="ro3">
          <table:table-cell office:value-type="float" office:value="29.7" table:style-name="ce1">
            <text:p>29.7</text:p>
          </table:table-cell>
          <table:table-cell office:value-type="float" office:value="9.8799999999999995E-4" table:style-name="ce1">
            <text:p>0.000988</text:p>
          </table:table-cell>
          <table:table-cell office:value-type="float" office:value="29.7" table:style-name="ce1">
            <text:p>29.7</text:p>
          </table:table-cell>
          <table:table-cell office:value-type="float" office:value="3.7929999999999999E-3" table:style-name="ce1">
            <text:p>0.003793</text:p>
          </table:table-cell>
          <table:table-cell office:value-type="float" office:value="-2.9500000000000001E-4" table:style-name="ce1">
            <text:p>-0.000295</text:p>
          </table:table-cell>
          <table:table-cell table:number-columns-repeated="16379"/>
        </table:table-row>
        <table:table-row table:style-name="ro3">
          <table:table-cell office:value-type="float" office:value="29.72" table:style-name="ce1">
            <text:p>29.7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29.72" table:style-name="ce1">
            <text:p>29.72</text:p>
          </table:table-cell>
          <table:table-cell office:value-type="float" office:value="3.735E-3" table:style-name="ce1">
            <text:p>0.003735</text:p>
          </table:table-cell>
          <table:table-cell office:value-type="float" office:value="-3.8900000000000002E-4" table:style-name="ce1">
            <text:p>-0.000389</text:p>
          </table:table-cell>
          <table:table-cell table:number-columns-repeated="16379"/>
        </table:table-row>
        <table:table-row table:style-name="ro3">
          <table:table-cell office:value-type="float" office:value="29.74" table:style-name="ce1">
            <text:p>29.74</text:p>
          </table:table-cell>
          <table:table-cell office:value-type="float" office:value="9.4200000000000002E-4" table:style-name="ce1">
            <text:p>0.000942</text:p>
          </table:table-cell>
          <table:table-cell office:value-type="float" office:value="29.74" table:style-name="ce1">
            <text:p>29.74</text:p>
          </table:table-cell>
          <table:table-cell office:value-type="float" office:value="3.6709999999999998E-3" table:style-name="ce1">
            <text:p>0.003671</text:p>
          </table:table-cell>
          <table:table-cell office:value-type="float" office:value="-4.7399999999999997E-4" table:style-name="ce1">
            <text:p>-0.000474</text:p>
          </table:table-cell>
          <table:table-cell table:number-columns-repeated="16379"/>
        </table:table-row>
        <table:table-row table:style-name="ro3">
          <table:table-cell office:value-type="float" office:value="29.76" table:style-name="ce1">
            <text:p>29.76</text:p>
          </table:table-cell>
          <table:table-cell office:value-type="float" office:value="9.19E-4" table:style-name="ce1">
            <text:p>0.000919</text:p>
          </table:table-cell>
          <table:table-cell office:value-type="float" office:value="29.76" table:style-name="ce1">
            <text:p>29.76</text:p>
          </table:table-cell>
          <table:table-cell office:value-type="float" office:value="3.601E-3" table:style-name="ce1">
            <text:p>0.003601</text:p>
          </table:table-cell>
          <table:table-cell office:value-type="float" office:value="-5.4900000000000001E-4" table:style-name="ce1">
            <text:p>-0.000549</text:p>
          </table:table-cell>
          <table:table-cell table:number-columns-repeated="16379"/>
        </table:table-row>
        <table:table-row table:style-name="ro3">
          <table:table-cell office:value-type="float" office:value="29.78" table:style-name="ce1">
            <text:p>29.78</text:p>
          </table:table-cell>
          <table:table-cell office:value-type="float" office:value="8.9599999999999999E-4" table:style-name="ce1">
            <text:p>0.000896</text:p>
          </table:table-cell>
          <table:table-cell office:value-type="float" office:value="29.78" table:style-name="ce1">
            <text:p>29.78</text:p>
          </table:table-cell>
          <table:table-cell office:value-type="float" office:value="3.5279999999999999E-3" table:style-name="ce1">
            <text:p>0.003528</text:p>
          </table:table-cell>
          <table:table-cell office:value-type="float" office:value="-6.1700000000000004E-4" table:style-name="ce1">
            <text:p>-0.000617</text:p>
          </table:table-cell>
          <table:table-cell table:number-columns-repeated="16379"/>
        </table:table-row>
        <table:table-row table:style-name="ro3">
          <table:table-cell office:value-type="float" office:value="29.8" table:style-name="ce1">
            <text:p>29.8</text:p>
          </table:table-cell>
          <table:table-cell office:value-type="float" office:value="8.7299999999999997E-4" table:style-name="ce1">
            <text:p>0.000873</text:p>
          </table:table-cell>
          <table:table-cell office:value-type="float" office:value="29.8" table:style-name="ce1">
            <text:p>29.8</text:p>
          </table:table-cell>
          <table:table-cell office:value-type="float" office:value="3.4520000000000002E-3" table:style-name="ce1">
            <text:p>0.003452</text:p>
          </table:table-cell>
          <table:table-cell office:value-type="float" office:value="-6.7699999999999998E-4" table:style-name="ce1">
            <text:p>-0.000677</text:p>
          </table:table-cell>
          <table:table-cell table:number-columns-repeated="16379"/>
        </table:table-row>
        <table:table-row table:style-name="ro3">
          <table:table-cell office:value-type="float" office:value="29.82" table:style-name="ce1">
            <text:p>29.82</text:p>
          </table:table-cell>
          <table:table-cell office:value-type="float" office:value="8.5099999999999998E-4" table:style-name="ce1">
            <text:p>0.000851</text:p>
          </table:table-cell>
          <table:table-cell office:value-type="float" office:value="29.82" table:style-name="ce1">
            <text:p>29.82</text:p>
          </table:table-cell>
          <table:table-cell office:value-type="float" office:value="3.3739999999999998E-3" table:style-name="ce1">
            <text:p>0.003374</text:p>
          </table:table-cell>
          <table:table-cell office:value-type="float" office:value="-7.3200000000000001E-4" table:style-name="ce1">
            <text:p>-0.000732</text:p>
          </table:table-cell>
          <table:table-cell table:number-columns-repeated="16379"/>
        </table:table-row>
        <table:table-row table:style-name="ro3">
          <table:table-cell office:value-type="float" office:value="29.84" table:style-name="ce1">
            <text:p>29.84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29.84" table:style-name="ce1">
            <text:p>29.84</text:p>
          </table:table-cell>
          <table:table-cell office:value-type="float" office:value="3.2950000000000002E-3" table:style-name="ce1">
            <text:p>0.003295</text:p>
          </table:table-cell>
          <table:table-cell office:value-type="float" office:value="-7.8200000000000003E-4" table:style-name="ce1">
            <text:p>-0.000782</text:p>
          </table:table-cell>
          <table:table-cell table:number-columns-repeated="16379"/>
        </table:table-row>
        <table:table-row table:style-name="ro3">
          <table:table-cell office:value-type="float" office:value="29.86" table:style-name="ce1">
            <text:p>29.86</text:p>
          </table:table-cell>
          <table:table-cell office:value-type="float" office:value="8.0999999999999996E-4" table:style-name="ce1">
            <text:p>0.00081</text:p>
          </table:table-cell>
          <table:table-cell office:value-type="float" office:value="29.86" table:style-name="ce1">
            <text:p>29.86</text:p>
          </table:table-cell>
          <table:table-cell office:value-type="float" office:value="3.215E-3" table:style-name="ce1">
            <text:p>0.003215</text:p>
          </table:table-cell>
          <table:table-cell office:value-type="float" office:value="-8.2899999999999998E-4" table:style-name="ce1">
            <text:p>-0.000829</text:p>
          </table:table-cell>
          <table:table-cell table:number-columns-repeated="16379"/>
        </table:table-row>
        <table:table-row table:style-name="ro3">
          <table:table-cell office:value-type="float" office:value="29.88" table:style-name="ce1">
            <text:p>29.88</text:p>
          </table:table-cell>
          <table:table-cell office:value-type="float" office:value="7.9100000000000004E-4" table:style-name="ce1">
            <text:p>0.000791</text:p>
          </table:table-cell>
          <table:table-cell office:value-type="float" office:value="29.88" table:style-name="ce1">
            <text:p>29.88</text:p>
          </table:table-cell>
          <table:table-cell office:value-type="float" office:value="3.1340000000000001E-3" table:style-name="ce1">
            <text:p>0.003134</text:p>
          </table:table-cell>
          <table:table-cell office:value-type="float" office:value="-8.7399999999999999E-4" table:style-name="ce1">
            <text:p>-0.000874</text:p>
          </table:table-cell>
          <table:table-cell table:number-columns-repeated="16379"/>
        </table:table-row>
        <table:table-row table:style-name="ro3">
          <table:table-cell office:value-type="float" office:value="29.9" table:style-name="ce1">
            <text:p>29.9</text:p>
          </table:table-cell>
          <table:table-cell office:value-type="float" office:value="7.7300000000000003E-4" table:style-name="ce1">
            <text:p>0.000773</text:p>
          </table:table-cell>
          <table:table-cell office:value-type="float" office:value="29.9" table:style-name="ce1">
            <text:p>29.9</text:p>
          </table:table-cell>
          <table:table-cell office:value-type="float" office:value="3.0530000000000002E-3" table:style-name="ce1">
            <text:p>0.003053</text:p>
          </table:table-cell>
          <table:table-cell office:value-type="float" office:value="-9.2000000000000003E-4" table:style-name="ce1">
            <text:p>-0.00092</text:p>
          </table:table-cell>
          <table:table-cell table:number-columns-repeated="16379"/>
        </table:table-row>
        <table:table-row table:style-name="ro3">
          <table:table-cell office:value-type="float" office:value="29.92" table:style-name="ce1">
            <text:p>29.92</text:p>
          </table:table-cell>
          <table:table-cell office:value-type="float" office:value="7.5600000000000005E-4" table:style-name="ce1">
            <text:p>0.000756</text:p>
          </table:table-cell>
          <table:table-cell office:value-type="float" office:value="29.92" table:style-name="ce1">
            <text:p>29.92</text:p>
          </table:table-cell>
          <table:table-cell office:value-type="float" office:value="2.97E-3" table:style-name="ce1">
            <text:p>0.00297</text:p>
          </table:table-cell>
          <table:table-cell office:value-type="float" office:value="-9.6500000000000004E-4" table:style-name="ce1">
            <text:p>-0.000965</text:p>
          </table:table-cell>
          <table:table-cell table:number-columns-repeated="16379"/>
        </table:table-row>
        <table:table-row table:style-name="ro3">
          <table:table-cell office:value-type="float" office:value="29.94" table:style-name="ce1">
            <text:p>29.94</text:p>
          </table:table-cell>
          <table:table-cell office:value-type="float" office:value="7.3999999999999999E-4" table:style-name="ce1">
            <text:p>0.00074</text:p>
          </table:table-cell>
          <table:table-cell office:value-type="float" office:value="29.94" table:style-name="ce1">
            <text:p>29.94</text:p>
          </table:table-cell>
          <table:table-cell office:value-type="float" office:value="2.8839999999999998E-3" table:style-name="ce1">
            <text:p>0.002884</text:p>
          </table:table-cell>
          <table:table-cell office:value-type="float" office:value="-1.013E-3" table:style-name="ce1">
            <text:p>-0.001013</text:p>
          </table:table-cell>
          <table:table-cell table:number-columns-repeated="16379"/>
        </table:table-row>
        <table:table-row table:style-name="ro3">
          <table:table-cell office:value-type="float" office:value="29.96" table:style-name="ce1">
            <text:p>29.96</text:p>
          </table:table-cell>
          <table:table-cell office:value-type="float" office:value="7.2300000000000001E-4" table:style-name="ce1">
            <text:p>0.000723</text:p>
          </table:table-cell>
          <table:table-cell office:value-type="float" office:value="29.96" table:style-name="ce1">
            <text:p>29.96</text:p>
          </table:table-cell>
          <table:table-cell office:value-type="float" office:value="2.797E-3" table:style-name="ce1">
            <text:p>0.002797</text:p>
          </table:table-cell>
          <table:table-cell office:value-type="float" office:value="-1.0629999999999999E-3" table:style-name="ce1">
            <text:p>-0.001063</text:p>
          </table:table-cell>
          <table:table-cell table:number-columns-repeated="16379"/>
        </table:table-row>
        <table:table-row table:style-name="ro3">
          <table:table-cell office:value-type="float" office:value="29.98" table:style-name="ce1">
            <text:p>29.98</text:p>
          </table:table-cell>
          <table:table-cell office:value-type="float" office:value="7.0600000000000003E-4" table:style-name="ce1">
            <text:p>0.000706</text:p>
          </table:table-cell>
          <table:table-cell office:value-type="float" office:value="29.98" table:style-name="ce1">
            <text:p>29.98</text:p>
          </table:table-cell>
          <table:table-cell office:value-type="float" office:value="2.7049999999999999E-3" table:style-name="ce1">
            <text:p>0.002705</text:p>
          </table:table-cell>
          <table:table-cell office:value-type="float" office:value="-1.116E-3" table:style-name="ce1">
            <text:p>-0.001116</text:p>
          </table:table-cell>
          <table:table-cell table:number-columns-repeated="16379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6.87E-4" table:style-name="ce1">
            <text:p>0.000687</text:p>
          </table:table-cell>
          <table:table-cell office:value-type="float" office:value="30" table:style-name="ce1">
            <text:p>30</text:p>
          </table:table-cell>
          <table:table-cell office:value-type="float" office:value="2.6080000000000001E-3" table:style-name="ce1">
            <text:p>0.002608</text:p>
          </table:table-cell>
          <table:table-cell office:value-type="float" office:value="-1.1720000000000001E-3" table:style-name="ce1">
            <text:p>-0.001172</text:p>
          </table:table-cell>
          <table:table-cell table:number-columns-repeated="16379"/>
        </table:table-row>
        <table:table-row table:number-rows-repeated="41"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8"/>
          <table:table-cell table:number-columns-repeated="16380"/>
        </table:table-row>
        <table:table-row table:number-rows-repeated="22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8"/>
          <table:table-cell table:number-columns-repeated="16379"/>
        </table:table-row>
        <table:table-row table:number-rows-repeated="46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8"/>
          <table:table-cell table:number-columns-repeated="16379"/>
        </table:table-row>
        <table:table-row table:number-rows-repeated="22"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8"/>
          <table:table-cell table:number-columns-repeated="16380"/>
        </table:table-row>
        <table:table-row table:number-rows-repeated="45"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8"/>
          <table:table-cell table:number-columns-repeated="16380"/>
        </table:table-row>
        <table:table-row table:number-rows-repeated="21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8"/>
          <table:table-cell table:number-columns-repeated="16379"/>
        </table:table-row>
        <table:table-row table:number-rows-repeated="44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8"/>
          <table:table-cell table:number-columns-repeated="16379"/>
        </table:table-row>
        <table:table-row table:number-rows-repeated="22" table:style-name="ro3">
          <table:table-cell table:number-columns-repeated="16384"/>
        </table:table-row>
        <table:table-row table:style-name="ro3">
          <table:table-cell table:number-columns-repeated="3"/>
          <table:table-cell table:style-name="ce8"/>
          <table:table-cell table:number-columns-repeated="16380"/>
        </table:table-row>
        <table:table-row table:number-rows-repeated="66" table:style-name="ro3">
          <table:table-cell table:number-columns-repeated="16384"/>
        </table:table-row>
        <table:table-row table:style-name="ro3">
          <table:table-cell table:number-columns-repeated="9"/>
          <table:table-cell table:style-name="ce8"/>
          <table:table-cell table:number-columns-repeated="16374"/>
        </table:table-row>
        <table:table-row table:number-rows-repeated="651" table:style-name="ro3">
          <table:table-cell table:number-columns-repeated="16384"/>
        </table:table-row>
        <table:table-row table:style-name="ro3">
          <table:table-cell table:number-columns-repeated="9"/>
          <table:table-cell table:style-name="ce8"/>
          <table:table-cell table:number-columns-repeated="16374"/>
        </table:table-row>
        <table:table-row table:number-rows-repeated="104608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a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lex</meta:initial-creator>
    <dc:creator>Alex</dc:creator>
    <meta:creation-date>2015-11-24T13:05:28Z</meta:creation-date>
    <dc:date>2022-10-12T13:54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4" chart:minimum="0" chart:tick-marks-major-inner="false" chart:tick-marks-major-outer="false" chart:tick-marks-minor-inner="false" chart:tick-marks-minor-outer="false" chart:display-label="true" chart:axis-label-position="near-axis" chart:axis-position="-0.1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72.64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OCUSED.$B$4" chart:values-cell-range-address="FOCUSED.$B$5:.$B$1505" chart:class="chart:scatter" chart:attached-axis="primary-y" chart:style-name="G0S0">
            <chart:domain table:cell-range-address="FOCUSED.$A$5:.$A$1505"/>
            <chart:data-point chart:repeated="1501"/>
          </chart:series>
          <chart:series chart:label-cell-address="FOCUSED.$M$4" chart:values-cell-range-address="FOCUSED.$M$5:.$M$605" chart:class="chart:scatter" chart:attached-axis="primary-y" chart:style-name="G0S1">
            <chart:domain table:cell-range-address="FOCUSED.$G$5:.$G$605"/>
            <chart:data-point chart:repeated="6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4" chart:minimum="0" chart:tick-marks-major-inner="false" chart:tick-marks-major-outer="false" chart:tick-marks-minor-inner="false" chart:tick-marks-minor-outer="false" chart:display-label="true" chart:axis-label-position="near-axis" chart:axis-position="-0.4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0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dash" draw:stroke-dash="a2" svg:stroke-width="0.02083in" svg:stroke-color="#ff0000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dash" draw:stroke-dash="a3" svg:stroke-width="0.02083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703.8215748031496pt" chart:style-name="Crt0">
        <chart:legend chart:legend-position="end" chart:legend-align="center" chart:style-name="Lgnd"/>
        <chart:plot-area svg:x="35.5255905511811pt" svg:y="5.50748031496063pt" svg:width="499.0502362204724pt" svg:height="184.2874803149606pt" chart:style-name="Plt0">
          <chart:axis chart:dimension="y" chart:name="primary-y" chart:style-name="Axs0">
            <chart:title svg:x="10.32023622047244pt" svg:y="69.74417322834645pt" chart:style-name="AT00">
              <text:p text:style-name="a0" text:class-names="" text:cond-style-name="">vel (m/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OCUSED.$D$4" chart:values-cell-range-address="FOCUSED.$D$5:.$D$1505" chart:class="chart:scatter" chart:attached-axis="primary-y" chart:style-name="G0S0">
            <chart:domain table:cell-range-address="FOCUSED.$C$5:.$C$1809"/>
            <chart:data-point chart:repeated="1501"/>
          </chart:series>
          <chart:series chart:label-cell-address="FOCUSED.$E$4" chart:values-cell-range-address="FOCUSED.$E$5:.$E$1505" chart:class="chart:scatter" chart:attached-axis="primary-y" chart:style-name="G0S1">
            <chart:domain table:cell-range-address="FOCUSED.$C$5:.$C$1809"/>
            <chart:data-point chart:repeated="1501"/>
          </chart:series>
          <chart:series chart:label-cell-address="FOCUSED.$O$4" chart:values-cell-range-address="FOCUSED.$O$5:.$O$605" chart:class="chart:scatter" chart:attached-axis="primary-y" chart:style-name="G0S2">
            <chart:domain table:cell-range-address="FOCUSED.$N$5:.$N$605"/>
            <chart:data-point chart:repeated="601"/>
          </chart:series>
          <chart:series chart:label-cell-address="FOCUSED.$P$4" chart:values-cell-range-address="FOCUSED.$P$5:.$P$605" chart:class="chart:scatter" chart:attached-axis="primary-y" chart:style-name="G0S3">
            <chart:domain table:cell-range-address="FOCUSED.$N$5:.$N$605"/>
            <chart:data-point chart:repeated="60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style="rect" draw:dots1="1" draw:dots1-length="0.0625in" draw:distance="0.0625in"/>
    <draw:stroke-dash draw:name="a3" draw:style="rect" draw:dots1="1" draw:dots1-length="0.0625in" draw:distance="0.0625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-0.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4" chart:minimum="0" chart:tick-marks-major-inner="false" chart:tick-marks-major-outer="false" chart:tick-marks-minor-inner="false" chart:tick-marks-minor-outer="false" chart:display-label="true" chart:axis-label-position="near-axis" chart:axis-position="-0.1" chart:reverse-direction="false"/>
      <style:graphic-properties draw:fill="none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fffff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16.0pt" svg:width="656.892677165354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eta (m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time (s)</text:p>
            </chart:title>
          </chart:axis>
          <chart:series chart:label-cell-address="FOCUSED.$K$4" chart:values-cell-range-address="FOCUSED.$K$5:.$K$605" chart:class="chart:scatter" chart:attached-axis="primary-y" chart:style-name="G0S0">
            <chart:domain table:cell-range-address="FOCUSED.$G$5:.$G$605"/>
            <chart:data-point chart:repeated="601"/>
          </chart:series>
          <chart:series chart:label-cell-address="FOCUSED.$L$4" chart:values-cell-range-address="FOCUSED.$L$5:.$L$605" chart:class="chart:scatter" chart:attached-axis="primary-y" chart:style-name="G0S1">
            <chart:domain table:cell-range-address="FOCUSED.$G$5:.$G$605"/>
            <chart:data-point chart:repeated="601"/>
          </chart:series>
          <chart:series chart:label-cell-address="FOCUSED.$M$4" chart:values-cell-range-address="FOCUSED.$M$5:.$M$605" chart:class="chart:scatter" chart:attached-axis="primary-y" chart:style-name="G0S2">
            <chart:domain table:cell-range-address="FOCUSED.$G$5:.$G$605"/>
            <chart:data-point chart:repeated="60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